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68.1pt" svg:height="578.27pt" svg:x="236.49pt" svg:y="3pt">
            <loext:p draw:notify-on-update-of-ranges="Sheet1.B1:Sheet1.B345 Sheet1.D1:Sheet1.D345 Sheet1.Q1:Sheet1.Q147 Sheet1.S1:Sheet1.S14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3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float" office:value="-19.117141" calcext:value-type="float">
            <text:p>-19.117141</text:p>
          </table:table-cell>
          <table:table-cell office:value-type="string" calcext:value-type="string">
            <text:p>y</text:p>
          </table:table-cell>
          <table:table-cell office:value-type="float" office:value="12.625" calcext:value-type="float">
            <text:p>12.625</text:p>
          </table:table-cell>
          <table:table-cell office:value-type="string" calcext:value-type="string">
            <text:p>h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k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13.937254" calcext:value-type="float">
            <text:p>13.937254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</text:p>
          </table:table-cell>
          <table:table-cell table:style-name="ce1" office:value-type="float" office:value="8.3266727E-017" calcext:value-type="float">
            <text:p>8.33E-1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9.027978" calcext:value-type="float">
            <text:p>-19.027978</text:p>
          </table:table-cell>
          <table:table-cell office:value-type="string" calcext:value-type="string">
            <text:p>y</text:p>
          </table:table-cell>
          <table:table-cell office:value-type="float" office:value="12.573522" calcext:value-type="float">
            <text:p>12.573522</text:p>
          </table:table-cell>
          <table:table-cell office:value-type="string" calcext:value-type="string">
            <text:p>h</text:p>
          </table:table-cell>
          <table:table-cell office:value-type="float" office:value="119.99958" calcext:value-type="float">
            <text:p>119.99958</text:p>
          </table:table-cell>
          <table:table-cell office:value-type="string" calcext:value-type="string">
            <text:p>k</text:p>
          </table:table-cell>
          <table:table-cell office:value-type="float" office:value="0.00014174319" calcext:value-type="float">
            <text:p>0.0001417432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13.837254" calcext:value-type="float">
            <text:p>13.837254</text:p>
          </table:table-cell>
          <table:table-cell office:value-type="string" calcext:value-type="string">
            <text:p>y</text:p>
          </table:table-cell>
          <table:table-cell office:value-type="float" office:value="2.999984" calcext:value-type="float">
            <text:p>2.999984</text:p>
          </table:table-cell>
          <table:table-cell office:value-type="string" calcext:value-type="string">
            <text:p>h</text:p>
          </table:table-cell>
          <table:table-cell office:value-type="float" office:value="89.972861" calcext:value-type="float">
            <text:p>89.972861</text:p>
          </table:table-cell>
          <table:table-cell office:value-type="string" calcext:value-type="string">
            <text:p>k</text:p>
          </table:table-cell>
          <table:table-cell office:value-type="float" office:value="-0.0092133302" calcext:value-type="float">
            <text:p>-0.009213330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8.938814" calcext:value-type="float">
            <text:p>-18.938814</text:p>
          </table:table-cell>
          <table:table-cell office:value-type="string" calcext:value-type="string">
            <text:p>y</text:p>
          </table:table-cell>
          <table:table-cell office:value-type="float" office:value="12.522045" calcext:value-type="float">
            <text:p>12.522045</text:p>
          </table:table-cell>
          <table:table-cell office:value-type="string" calcext:value-type="string">
            <text:p>h</text:p>
          </table:table-cell>
          <table:table-cell office:value-type="float" office:value="119.99833" calcext:value-type="float">
            <text:p>119.99833</text:p>
          </table:table-cell>
          <table:table-cell office:value-type="string" calcext:value-type="string">
            <text:p>k</text:p>
          </table:table-cell>
          <table:table-cell office:value-type="float" office:value="0.00028390304" calcext:value-type="float">
            <text:p>0.000283903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13.737254" calcext:value-type="float">
            <text:p>13.737254</text:p>
          </table:table-cell>
          <table:table-cell office:value-type="string" calcext:value-type="string">
            <text:p>y</text:p>
          </table:table-cell>
          <table:table-cell office:value-type="float" office:value="2.9998771" calcext:value-type="float">
            <text:p>2.9998771</text:p>
          </table:table-cell>
          <table:table-cell office:value-type="string" calcext:value-type="string">
            <text:p>h</text:p>
          </table:table-cell>
          <table:table-cell office:value-type="float" office:value="89.897326" calcext:value-type="float">
            <text:p>89.897326</text:p>
          </table:table-cell>
          <table:table-cell office:value-type="string" calcext:value-type="string">
            <text:p>k</text:p>
          </table:table-cell>
          <table:table-cell office:value-type="float" office:value="-0.016906585" calcext:value-type="float">
            <text:p>-0.01690658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8.849649" calcext:value-type="float">
            <text:p>-18.849649</text:p>
          </table:table-cell>
          <table:table-cell office:value-type="string" calcext:value-type="string">
            <text:p>y</text:p>
          </table:table-cell>
          <table:table-cell office:value-type="float" office:value="12.470571" calcext:value-type="float">
            <text:p>12.470571</text:p>
          </table:table-cell>
          <table:table-cell office:value-type="string" calcext:value-type="string">
            <text:p>h</text:p>
          </table:table-cell>
          <table:table-cell office:value-type="float" office:value="119.99623" calcext:value-type="float">
            <text:p>119.99623</text:p>
          </table:table-cell>
          <table:table-cell office:value-type="string" calcext:value-type="string">
            <text:p>k</text:p>
          </table:table-cell>
          <table:table-cell office:value-type="float" office:value="0.00042647333" calcext:value-type="float">
            <text:p>0.0004264733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13.637254" calcext:value-type="float">
            <text:p>13.637254</text:p>
          </table:table-cell>
          <table:table-cell office:value-type="string" calcext:value-type="string">
            <text:p>y</text:p>
          </table:table-cell>
          <table:table-cell office:value-type="float" office:value="2.9996024" calcext:value-type="float">
            <text:p>2.9996024</text:p>
          </table:table-cell>
          <table:table-cell office:value-type="string" calcext:value-type="string">
            <text:p>h</text:p>
          </table:table-cell>
          <table:table-cell office:value-type="float" office:value="89.781876" calcext:value-type="float">
            <text:p>89.781876</text:p>
          </table:table-cell>
          <table:table-cell office:value-type="string" calcext:value-type="string">
            <text:p>k</text:p>
          </table:table-cell>
          <table:table-cell office:value-type="float" office:value="-0.023159497" calcext:value-type="float">
            <text:p>-0.02315949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8.760483" calcext:value-type="float">
            <text:p>-18.760483</text:p>
          </table:table-cell>
          <table:table-cell office:value-type="string" calcext:value-type="string">
            <text:p>y</text:p>
          </table:table-cell>
          <table:table-cell office:value-type="float" office:value="12.419102" calcext:value-type="float">
            <text:p>12.419102</text:p>
          </table:table-cell>
          <table:table-cell office:value-type="string" calcext:value-type="string">
            <text:p>h</text:p>
          </table:table-cell>
          <table:table-cell office:value-type="float" office:value="119.99329" calcext:value-type="float">
            <text:p>119.99329</text:p>
          </table:table-cell>
          <table:table-cell office:value-type="string" calcext:value-type="string">
            <text:p>k</text:p>
          </table:table-cell>
          <table:table-cell office:value-type="float" office:value="0.00056944785" calcext:value-type="float">
            <text:p>0.0005694479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13.537254" calcext:value-type="float">
            <text:p>13.537254</text:p>
          </table:table-cell>
          <table:table-cell office:value-type="string" calcext:value-type="string">
            <text:p>y</text:p>
          </table:table-cell>
          <table:table-cell office:value-type="float" office:value="2.9990972" calcext:value-type="float">
            <text:p>2.9990972</text:p>
          </table:table-cell>
          <table:table-cell office:value-type="string" calcext:value-type="string">
            <text:p>h</text:p>
          </table:table-cell>
          <table:table-cell office:value-type="float" office:value="89.634534" calcext:value-type="float">
            <text:p>89.634534</text:p>
          </table:table-cell>
          <table:table-cell office:value-type="string" calcext:value-type="string">
            <text:p>k</text:p>
          </table:table-cell>
          <table:table-cell office:value-type="float" office:value="-0.028051621" calcext:value-type="float">
            <text:p>-0.02805162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8.671316" calcext:value-type="float">
            <text:p>-18.671316</text:p>
          </table:table-cell>
          <table:table-cell office:value-type="string" calcext:value-type="string">
            <text:p>y</text:p>
          </table:table-cell>
          <table:table-cell office:value-type="float" office:value="12.367638" calcext:value-type="float">
            <text:p>12.367638</text:p>
          </table:table-cell>
          <table:table-cell office:value-type="string" calcext:value-type="string">
            <text:p>h</text:p>
          </table:table-cell>
          <table:table-cell office:value-type="float" office:value="119.98951" calcext:value-type="float">
            <text:p>119.98951</text:p>
          </table:table-cell>
          <table:table-cell office:value-type="string" calcext:value-type="string">
            <text:p>k</text:p>
          </table:table-cell>
          <table:table-cell office:value-type="float" office:value="0.00071282044" calcext:value-type="float">
            <text:p>0.0007128204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13.437254" calcext:value-type="float">
            <text:p>13.437254</text:p>
          </table:table-cell>
          <table:table-cell office:value-type="string" calcext:value-type="string">
            <text:p>y</text:p>
          </table:table-cell>
          <table:table-cell office:value-type="float" office:value="2.9983125" calcext:value-type="float">
            <text:p>2.9983125</text:p>
          </table:table-cell>
          <table:table-cell office:value-type="string" calcext:value-type="string">
            <text:p>h</text:p>
          </table:table-cell>
          <table:table-cell office:value-type="float" office:value="89.462868" calcext:value-type="float">
            <text:p>89.462868</text:p>
          </table:table-cell>
          <table:table-cell office:value-type="string" calcext:value-type="string">
            <text:p>k</text:p>
          </table:table-cell>
          <table:table-cell office:value-type="float" office:value="-0.031662492" calcext:value-type="float">
            <text:p>-0.03166249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8.582146" calcext:value-type="float">
            <text:p>-18.582146</text:p>
          </table:table-cell>
          <table:table-cell office:value-type="string" calcext:value-type="string">
            <text:p>y</text:p>
          </table:table-cell>
          <table:table-cell office:value-type="float" office:value="12.316183" calcext:value-type="float">
            <text:p>12.316183</text:p>
          </table:table-cell>
          <table:table-cell office:value-type="string" calcext:value-type="string">
            <text:p>h</text:p>
          </table:table-cell>
          <table:table-cell office:value-type="float" office:value="119.98488" calcext:value-type="float">
            <text:p>119.98488</text:p>
          </table:table-cell>
          <table:table-cell office:value-type="string" calcext:value-type="string">
            <text:p>k</text:p>
          </table:table-cell>
          <table:table-cell office:value-type="float" office:value="0.00085658498" calcext:value-type="float">
            <text:p>0.000856585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13.337254" calcext:value-type="float">
            <text:p>13.337254</text:p>
          </table:table-cell>
          <table:table-cell office:value-type="string" calcext:value-type="string">
            <text:p>y</text:p>
          </table:table-cell>
          <table:table-cell office:value-type="float" office:value="2.9972122" calcext:value-type="float">
            <text:p>2.9972122</text:p>
          </table:table-cell>
          <table:table-cell office:value-type="string" calcext:value-type="string">
            <text:p>h</text:p>
          </table:table-cell>
          <table:table-cell office:value-type="float" office:value="89.273987" calcext:value-type="float">
            <text:p>89.273987</text:p>
          </table:table-cell>
          <table:table-cell office:value-type="string" calcext:value-type="string">
            <text:p>k</text:p>
          </table:table-cell>
          <table:table-cell office:value-type="float" office:value="-0.034071793" calcext:value-type="float">
            <text:p>-0.03407179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8.492973" calcext:value-type="float">
            <text:p>-18.492973</text:p>
          </table:table-cell>
          <table:table-cell office:value-type="string" calcext:value-type="string">
            <text:p>y</text:p>
          </table:table-cell>
          <table:table-cell office:value-type="float" office:value="12.264736" calcext:value-type="float">
            <text:p>12.264736</text:p>
          </table:table-cell>
          <table:table-cell office:value-type="string" calcext:value-type="string">
            <text:p>h</text:p>
          </table:table-cell>
          <table:table-cell office:value-type="float" office:value="119.97941" calcext:value-type="float">
            <text:p>119.97941</text:p>
          </table:table-cell>
          <table:table-cell office:value-type="string" calcext:value-type="string">
            <text:p>k</text:p>
          </table:table-cell>
          <table:table-cell office:value-type="float" office:value="0.0010007354" calcext:value-type="float">
            <text:p>0.0010007354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13.237254" calcext:value-type="float">
            <text:p>13.237254</text:p>
          </table:table-cell>
          <table:table-cell office:value-type="string" calcext:value-type="string">
            <text:p>y</text:p>
          </table:table-cell>
          <table:table-cell office:value-type="float" office:value="2.995772" calcext:value-type="float">
            <text:p>2.995772</text:p>
          </table:table-cell>
          <table:table-cell office:value-type="string" calcext:value-type="string">
            <text:p>h</text:p>
          </table:table-cell>
          <table:table-cell office:value-type="float" office:value="89.074544" calcext:value-type="float">
            <text:p>89.074544</text:p>
          </table:table-cell>
          <table:table-cell office:value-type="string" calcext:value-type="string">
            <text:p>k</text:p>
          </table:table-cell>
          <table:table-cell office:value-type="float" office:value="-0.035359492" calcext:value-type="float">
            <text:p>-0.03535949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8.403797" calcext:value-type="float">
            <text:p>-18.403797</text:p>
          </table:table-cell>
          <table:table-cell office:value-type="string" calcext:value-type="string">
            <text:p>y</text:p>
          </table:table-cell>
          <table:table-cell office:value-type="float" office:value="12.213299" calcext:value-type="float">
            <text:p>12.213299</text:p>
          </table:table-cell>
          <table:table-cell office:value-type="string" calcext:value-type="string">
            <text:p>h</text:p>
          </table:table-cell>
          <table:table-cell office:value-type="float" office:value="119.97308" calcext:value-type="float">
            <text:p>119.97308</text:p>
          </table:table-cell>
          <table:table-cell office:value-type="string" calcext:value-type="string">
            <text:p>k</text:p>
          </table:table-cell>
          <table:table-cell office:value-type="float" office:value="0.0011452655" calcext:value-type="float">
            <text:p>0.0011452655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13.137254" calcext:value-type="float">
            <text:p>13.137254</text:p>
          </table:table-cell>
          <table:table-cell office:value-type="string" calcext:value-type="string">
            <text:p>y</text:p>
          </table:table-cell>
          <table:table-cell office:value-type="float" office:value="2.9939789" calcext:value-type="float">
            <text:p>2.9939789</text:p>
          </table:table-cell>
          <table:table-cell office:value-type="string" calcext:value-type="string">
            <text:p>h</text:p>
          </table:table-cell>
          <table:table-cell office:value-type="float" office:value="88.870732" calcext:value-type="float">
            <text:p>88.870732</text:p>
          </table:table-cell>
          <table:table-cell office:value-type="string" calcext:value-type="string">
            <text:p>k</text:p>
          </table:table-cell>
          <table:table-cell office:value-type="float" office:value="-0.035605912" calcext:value-type="float">
            <text:p>-0.03560591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8.314618" calcext:value-type="float">
            <text:p>-18.314618</text:p>
          </table:table-cell>
          <table:table-cell office:value-type="string" calcext:value-type="string">
            <text:p>y</text:p>
          </table:table-cell>
          <table:table-cell office:value-type="float" office:value="12.161875" calcext:value-type="float">
            <text:p>12.161875</text:p>
          </table:table-cell>
          <table:table-cell office:value-type="string" calcext:value-type="string">
            <text:p>h</text:p>
          </table:table-cell>
          <table:table-cell office:value-type="float" office:value="119.9659" calcext:value-type="float">
            <text:p>119.9659</text:p>
          </table:table-cell>
          <table:table-cell office:value-type="string" calcext:value-type="string">
            <text:p>k</text:p>
          </table:table-cell>
          <table:table-cell office:value-type="float" office:value="0.0012901694" calcext:value-type="float">
            <text:p>0.0012901694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13.037254" calcext:value-type="float">
            <text:p>13.037254</text:p>
          </table:table-cell>
          <table:table-cell office:value-type="string" calcext:value-type="string">
            <text:p>y</text:p>
          </table:table-cell>
          <table:table-cell office:value-type="float" office:value="2.9918303" calcext:value-type="float">
            <text:p>2.9918303</text:p>
          </table:table-cell>
          <table:table-cell office:value-type="string" calcext:value-type="string">
            <text:p>h</text:p>
          </table:table-cell>
          <table:table-cell office:value-type="float" office:value="88.668285" calcext:value-type="float">
            <text:p>88.668285</text:p>
          </table:table-cell>
          <table:table-cell office:value-type="string" calcext:value-type="string">
            <text:p>k</text:p>
          </table:table-cell>
          <table:table-cell office:value-type="float" office:value="-0.034891712" calcext:value-type="float">
            <text:p>-0.03489171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8.225435" calcext:value-type="float">
            <text:p>-18.225435</text:p>
          </table:table-cell>
          <table:table-cell office:value-type="string" calcext:value-type="string">
            <text:p>y</text:p>
          </table:table-cell>
          <table:table-cell office:value-type="float" office:value="12.110464" calcext:value-type="float">
            <text:p>12.110464</text:p>
          </table:table-cell>
          <table:table-cell office:value-type="string" calcext:value-type="string">
            <text:p>h</text:p>
          </table:table-cell>
          <table:table-cell office:value-type="float" office:value="119.95786" calcext:value-type="float">
            <text:p>119.95786</text:p>
          </table:table-cell>
          <table:table-cell office:value-type="string" calcext:value-type="string">
            <text:p>k</text:p>
          </table:table-cell>
          <table:table-cell office:value-type="float" office:value="0.0014354411" calcext:value-type="float">
            <text:p>0.0014354411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12.937254" calcext:value-type="float">
            <text:p>12.937254</text:p>
          </table:table-cell>
          <table:table-cell office:value-type="string" calcext:value-type="string">
            <text:p>y</text:p>
          </table:table-cell>
          <table:table-cell office:value-type="float" office:value="2.9893333" calcext:value-type="float">
            <text:p>2.9893333</text:p>
          </table:table-cell>
          <table:table-cell office:value-type="string" calcext:value-type="string">
            <text:p>h</text:p>
          </table:table-cell>
          <table:table-cell office:value-type="float" office:value="88.472475" calcext:value-type="float">
            <text:p>88.472475</text:p>
          </table:table-cell>
          <table:table-cell office:value-type="string" calcext:value-type="string">
            <text:p>k</text:p>
          </table:table-cell>
          <table:table-cell office:value-type="float" office:value="-0.033297809" calcext:value-type="float">
            <text:p>-0.03329780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8.136248" calcext:value-type="float">
            <text:p>-18.136248</text:p>
          </table:table-cell>
          <table:table-cell office:value-type="string" calcext:value-type="string">
            <text:p>y</text:p>
          </table:table-cell>
          <table:table-cell office:value-type="float" office:value="12.059068" calcext:value-type="float">
            <text:p>12.059068</text:p>
          </table:table-cell>
          <table:table-cell office:value-type="string" calcext:value-type="string">
            <text:p>h</text:p>
          </table:table-cell>
          <table:table-cell office:value-type="float" office:value="119.94896" calcext:value-type="float">
            <text:p>119.94896</text:p>
          </table:table-cell>
          <table:table-cell office:value-type="string" calcext:value-type="string">
            <text:p>k</text:p>
          </table:table-cell>
          <table:table-cell office:value-type="float" office:value="0.0015810744" calcext:value-type="float">
            <text:p>0.0015810744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12.837254" calcext:value-type="float">
            <text:p>12.837254</text:p>
          </table:table-cell>
          <table:table-cell office:value-type="string" calcext:value-type="string">
            <text:p>y</text:p>
          </table:table-cell>
          <table:table-cell office:value-type="float" office:value="2.9865037" calcext:value-type="float">
            <text:p>2.9865037</text:p>
          </table:table-cell>
          <table:table-cell office:value-type="string" calcext:value-type="string">
            <text:p>h</text:p>
          </table:table-cell>
          <table:table-cell office:value-type="float" office:value="88.288111" calcext:value-type="float">
            <text:p>88.288111</text:p>
          </table:table-cell>
          <table:table-cell office:value-type="string" calcext:value-type="string">
            <text:p>k</text:p>
          </table:table-cell>
          <table:table-cell office:value-type="float" office:value="-0.030905249" calcext:value-type="float">
            <text:p>-0.03090524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8.047055" calcext:value-type="float">
            <text:p>-18.047055</text:p>
          </table:table-cell>
          <table:table-cell office:value-type="string" calcext:value-type="string">
            <text:p>y</text:p>
          </table:table-cell>
          <table:table-cell office:value-type="float" office:value="12.007689" calcext:value-type="float">
            <text:p>12.007689</text:p>
          </table:table-cell>
          <table:table-cell office:value-type="string" calcext:value-type="string">
            <text:p>h</text:p>
          </table:table-cell>
          <table:table-cell office:value-type="float" office:value="119.93921" calcext:value-type="float">
            <text:p>119.93921</text:p>
          </table:table-cell>
          <table:table-cell office:value-type="string" calcext:value-type="string">
            <text:p>k</text:p>
          </table:table-cell>
          <table:table-cell office:value-type="float" office:value="0.0017270636" calcext:value-type="float">
            <text:p>0.0017270636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12.737254" calcext:value-type="float">
            <text:p>12.737254</text:p>
          </table:table-cell>
          <table:table-cell office:value-type="string" calcext:value-type="string">
            <text:p>y</text:p>
          </table:table-cell>
          <table:table-cell office:value-type="float" office:value="2.9833651" calcext:value-type="float">
            <text:p>2.9833651</text:p>
          </table:table-cell>
          <table:table-cell office:value-type="string" calcext:value-type="string">
            <text:p>h</text:p>
          </table:table-cell>
          <table:table-cell office:value-type="float" office:value="88.11954" calcext:value-type="float">
            <text:p>88.11954</text:p>
          </table:table-cell>
          <table:table-cell office:value-type="string" calcext:value-type="string">
            <text:p>k</text:p>
          </table:table-cell>
          <table:table-cell office:value-type="float" office:value="-0.027795046" calcext:value-type="float">
            <text:p>-0.02779504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7.957858" calcext:value-type="float">
            <text:p>-17.957858</text:p>
          </table:table-cell>
          <table:table-cell office:value-type="string" calcext:value-type="string">
            <text:p>y</text:p>
          </table:table-cell>
          <table:table-cell office:value-type="float" office:value="11.956327" calcext:value-type="float">
            <text:p>11.956327</text:p>
          </table:table-cell>
          <table:table-cell office:value-type="string" calcext:value-type="string">
            <text:p>h</text:p>
          </table:table-cell>
          <table:table-cell office:value-type="float" office:value="119.92859" calcext:value-type="float">
            <text:p>119.92859</text:p>
          </table:table-cell>
          <table:table-cell office:value-type="string" calcext:value-type="string">
            <text:p>k</text:p>
          </table:table-cell>
          <table:table-cell office:value-type="float" office:value="0.0018734025" calcext:value-type="float">
            <text:p>0.0018734025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12.637254" calcext:value-type="float">
            <text:p>12.637254</text:p>
          </table:table-cell>
          <table:table-cell office:value-type="string" calcext:value-type="string">
            <text:p>y</text:p>
          </table:table-cell>
          <table:table-cell office:value-type="float" office:value="2.9799487" calcext:value-type="float">
            <text:p>2.9799487</text:p>
          </table:table-cell>
          <table:table-cell office:value-type="string" calcext:value-type="string">
            <text:p>h</text:p>
          </table:table-cell>
          <table:table-cell office:value-type="float" office:value="87.970649" calcext:value-type="float">
            <text:p>87.970649</text:p>
          </table:table-cell>
          <table:table-cell office:value-type="string" calcext:value-type="string">
            <text:p>k</text:p>
          </table:table-cell>
          <table:table-cell office:value-type="float" office:value="-0.024048029" calcext:value-type="float">
            <text:p>-0.02404802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7.868655" calcext:value-type="float">
            <text:p>-17.868655</text:p>
          </table:table-cell>
          <table:table-cell office:value-type="string" calcext:value-type="string">
            <text:p>y</text:p>
          </table:table-cell>
          <table:table-cell office:value-type="float" office:value="11.904986" calcext:value-type="float">
            <text:p>11.904986</text:p>
          </table:table-cell>
          <table:table-cell office:value-type="string" calcext:value-type="string">
            <text:p>h</text:p>
          </table:table-cell>
          <table:table-cell office:value-type="float" office:value="119.91711" calcext:value-type="float">
            <text:p>119.91711</text:p>
          </table:table-cell>
          <table:table-cell office:value-type="string" calcext:value-type="string">
            <text:p>k</text:p>
          </table:table-cell>
          <table:table-cell office:value-type="float" office:value="0.0020200852" calcext:value-type="float">
            <text:p>0.0020200852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12.537254" calcext:value-type="float">
            <text:p>12.537254</text:p>
          </table:table-cell>
          <table:table-cell office:value-type="string" calcext:value-type="string">
            <text:p>y</text:p>
          </table:table-cell>
          <table:table-cell office:value-type="float" office:value="2.9762918" calcext:value-type="float">
            <text:p>2.9762918</text:p>
          </table:table-cell>
          <table:table-cell office:value-type="string" calcext:value-type="string">
            <text:p>h</text:p>
          </table:table-cell>
          <table:table-cell office:value-type="float" office:value="87.844862" calcext:value-type="float">
            <text:p>87.844862</text:p>
          </table:table-cell>
          <table:table-cell office:value-type="string" calcext:value-type="string">
            <text:p>k</text:p>
          </table:table-cell>
          <table:table-cell office:value-type="float" office:value="-0.019744709" calcext:value-type="float">
            <text:p>-0.01974470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7.779445" calcext:value-type="float">
            <text:p>-17.779445</text:p>
          </table:table-cell>
          <table:table-cell office:value-type="string" calcext:value-type="string">
            <text:p>y</text:p>
          </table:table-cell>
          <table:table-cell office:value-type="float" office:value="11.853665" calcext:value-type="float">
            <text:p>11.853665</text:p>
          </table:table-cell>
          <table:table-cell office:value-type="string" calcext:value-type="string">
            <text:p>h</text:p>
          </table:table-cell>
          <table:table-cell office:value-type="float" office:value="119.90477" calcext:value-type="float">
            <text:p>119.90477</text:p>
          </table:table-cell>
          <table:table-cell office:value-type="string" calcext:value-type="string">
            <text:p>k</text:p>
          </table:table-cell>
          <table:table-cell office:value-type="float" office:value="0.0021671058" calcext:value-type="float">
            <text:p>0.0021671058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12.437254" calcext:value-type="float">
            <text:p>12.437254</text:p>
          </table:table-cell>
          <table:table-cell office:value-type="string" calcext:value-type="string">
            <text:p>y</text:p>
          </table:table-cell>
          <table:table-cell office:value-type="float" office:value="2.9724375" calcext:value-type="float">
            <text:p>2.9724375</text:p>
          </table:table-cell>
          <table:table-cell office:value-type="string" calcext:value-type="string">
            <text:p>h</text:p>
          </table:table-cell>
          <table:table-cell office:value-type="float" office:value="87.745144" calcext:value-type="float">
            <text:p>87.745144</text:p>
          </table:table-cell>
          <table:table-cell office:value-type="string" calcext:value-type="string">
            <text:p>k</text:p>
          </table:table-cell>
          <table:table-cell office:value-type="float" office:value="-0.014965184" calcext:value-type="float">
            <text:p>-0.01496518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7.690229" calcext:value-type="float">
            <text:p>-17.690229</text:p>
          </table:table-cell>
          <table:table-cell office:value-type="string" calcext:value-type="string">
            <text:p>y</text:p>
          </table:table-cell>
          <table:table-cell office:value-type="float" office:value="11.802367" calcext:value-type="float">
            <text:p>11.802367</text:p>
          </table:table-cell>
          <table:table-cell office:value-type="string" calcext:value-type="string">
            <text:p>h</text:p>
          </table:table-cell>
          <table:table-cell office:value-type="float" office:value="119.89155" calcext:value-type="float">
            <text:p>119.89155</text:p>
          </table:table-cell>
          <table:table-cell office:value-type="string" calcext:value-type="string">
            <text:p>k</text:p>
          </table:table-cell>
          <table:table-cell office:value-type="float" office:value="0.0023144584" calcext:value-type="float">
            <text:p>0.0023144584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12.337254" calcext:value-type="float">
            <text:p>12.337254</text:p>
          </table:table-cell>
          <table:table-cell office:value-type="string" calcext:value-type="string">
            <text:p>y</text:p>
          </table:table-cell>
          <table:table-cell office:value-type="float" office:value="2.9684335" calcext:value-type="float">
            <text:p>2.9684335</text:p>
          </table:table-cell>
          <table:table-cell office:value-type="string" calcext:value-type="string">
            <text:p>h</text:p>
          </table:table-cell>
          <table:table-cell office:value-type="float" office:value="87.674" calcext:value-type="float">
            <text:p>87.674</text:p>
          </table:table-cell>
          <table:table-cell office:value-type="string" calcext:value-type="string">
            <text:p>k</text:p>
          </table:table-cell>
          <table:table-cell office:value-type="float" office:value="-0.0097890971" calcext:value-type="float">
            <text:p>-0.009789097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7.601006" calcext:value-type="float">
            <text:p>-17.601006</text:p>
          </table:table-cell>
          <table:table-cell office:value-type="string" calcext:value-type="string">
            <text:p>y</text:p>
          </table:table-cell>
          <table:table-cell office:value-type="float" office:value="11.751094" calcext:value-type="float">
            <text:p>11.751094</text:p>
          </table:table-cell>
          <table:table-cell office:value-type="string" calcext:value-type="string">
            <text:p>h</text:p>
          </table:table-cell>
          <table:table-cell office:value-type="float" office:value="119.87747" calcext:value-type="float">
            <text:p>119.87747</text:p>
          </table:table-cell>
          <table:table-cell office:value-type="string" calcext:value-type="string">
            <text:p>k</text:p>
          </table:table-cell>
          <table:table-cell office:value-type="float" office:value="0.0024621369" calcext:value-type="float">
            <text:p>0.0024621369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12.237254" calcext:value-type="float">
            <text:p>12.237254</text:p>
          </table:table-cell>
          <table:table-cell office:value-type="string" calcext:value-type="string">
            <text:p>y</text:p>
          </table:table-cell>
          <table:table-cell office:value-type="float" office:value="2.9643316" calcext:value-type="float">
            <text:p>2.9643316</text:p>
          </table:table-cell>
          <table:table-cell office:value-type="string" calcext:value-type="string">
            <text:p>h</text:p>
          </table:table-cell>
          <table:table-cell office:value-type="float" office:value="87.633484" calcext:value-type="float">
            <text:p>87.633484</text:p>
          </table:table-cell>
          <table:table-cell office:value-type="string" calcext:value-type="string">
            <text:p>k</text:p>
          </table:table-cell>
          <table:table-cell office:value-type="float" office:value="-0.004295657" calcext:value-type="float">
            <text:p>-0.00429565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7.511776" calcext:value-type="float">
            <text:p>-17.511776</text:p>
          </table:table-cell>
          <table:table-cell office:value-type="string" calcext:value-type="string">
            <text:p>y</text:p>
          </table:table-cell>
          <table:table-cell office:value-type="float" office:value="11.699846" calcext:value-type="float">
            <text:p>11.699846</text:p>
          </table:table-cell>
          <table:table-cell office:value-type="string" calcext:value-type="string">
            <text:p>h</text:p>
          </table:table-cell>
          <table:table-cell office:value-type="float" office:value="119.86252" calcext:value-type="float">
            <text:p>119.86252</text:p>
          </table:table-cell>
          <table:table-cell office:value-type="string" calcext:value-type="string">
            <text:p>k</text:p>
          </table:table-cell>
          <table:table-cell office:value-type="float" office:value="0.0026101356" calcext:value-type="float">
            <text:p>0.0026101356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12.137254" calcext:value-type="float">
            <text:p>12.137254</text:p>
          </table:table-cell>
          <table:table-cell office:value-type="string" calcext:value-type="string">
            <text:p>y</text:p>
          </table:table-cell>
          <table:table-cell office:value-type="float" office:value="2.9601869" calcext:value-type="float">
            <text:p>2.9601869</text:p>
          </table:table-cell>
          <table:table-cell office:value-type="string" calcext:value-type="string">
            <text:p>h</text:p>
          </table:table-cell>
          <table:table-cell office:value-type="float" office:value="87.62519" calcext:value-type="float">
            <text:p>87.62519</text:p>
          </table:table-cell>
          <table:table-cell office:value-type="string" calcext:value-type="string">
            <text:p>k</text:p>
          </table:table-cell>
          <table:table-cell office:value-type="float" office:value="0.0014362929" calcext:value-type="float">
            <text:p>0.001436292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7.422537" calcext:value-type="float">
            <text:p>-17.422537</text:p>
          </table:table-cell>
          <table:table-cell office:value-type="string" calcext:value-type="string">
            <text:p>y</text:p>
          </table:table-cell>
          <table:table-cell office:value-type="float" office:value="11.648626" calcext:value-type="float">
            <text:p>11.648626</text:p>
          </table:table-cell>
          <table:table-cell office:value-type="string" calcext:value-type="string">
            <text:p>h</text:p>
          </table:table-cell>
          <table:table-cell office:value-type="float" office:value="119.8467" calcext:value-type="float">
            <text:p>119.8467</text:p>
          </table:table-cell>
          <table:table-cell office:value-type="string" calcext:value-type="string">
            <text:p>k</text:p>
          </table:table-cell>
          <table:table-cell office:value-type="float" office:value="0.0027584483" calcext:value-type="float">
            <text:p>0.0027584483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12.037254" calcext:value-type="float">
            <text:p>12.037254</text:p>
          </table:table-cell>
          <table:table-cell office:value-type="string" calcext:value-type="string">
            <text:p>y</text:p>
          </table:table-cell>
          <table:table-cell office:value-type="float" office:value="2.9560567" calcext:value-type="float">
            <text:p>2.9560567</text:p>
          </table:table-cell>
          <table:table-cell office:value-type="string" calcext:value-type="string">
            <text:p>h</text:p>
          </table:table-cell>
          <table:table-cell office:value-type="float" office:value="87.650262" calcext:value-type="float">
            <text:p>87.650262</text:p>
          </table:table-cell>
          <table:table-cell office:value-type="string" calcext:value-type="string">
            <text:p>k</text:p>
          </table:table-cell>
          <table:table-cell office:value-type="float" office:value="0.0073281506" calcext:value-type="float">
            <text:p>0.007328150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7.33329" calcext:value-type="float">
            <text:p>-17.33329</text:p>
          </table:table-cell>
          <table:table-cell office:value-type="string" calcext:value-type="string">
            <text:p>y</text:p>
          </table:table-cell>
          <table:table-cell office:value-type="float" office:value="11.597434" calcext:value-type="float">
            <text:p>11.597434</text:p>
          </table:table-cell>
          <table:table-cell office:value-type="string" calcext:value-type="string">
            <text:p>h</text:p>
          </table:table-cell>
          <table:table-cell office:value-type="float" office:value="119.83" calcext:value-type="float">
            <text:p>119.83</text:p>
          </table:table-cell>
          <table:table-cell office:value-type="string" calcext:value-type="string">
            <text:p>k</text:p>
          </table:table-cell>
          <table:table-cell office:value-type="float" office:value="0.0029070693" calcext:value-type="float">
            <text:p>0.0029070693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11.937254" calcext:value-type="float">
            <text:p>11.937254</text:p>
          </table:table-cell>
          <table:table-cell office:value-type="string" calcext:value-type="string">
            <text:p>y</text:p>
          </table:table-cell>
          <table:table-cell office:value-type="float" office:value="2.952" calcext:value-type="float">
            <text:p>2.952</text:p>
          </table:table-cell>
          <table:table-cell office:value-type="string" calcext:value-type="string">
            <text:p>h</text:p>
          </table:table-cell>
          <table:table-cell office:value-type="float" office:value="87.70939" calcext:value-type="float">
            <text:p>87.70939</text:p>
          </table:table-cell>
          <table:table-cell office:value-type="string" calcext:value-type="string">
            <text:p>k</text:p>
          </table:table-cell>
          <table:table-cell office:value-type="float" office:value="0.013301397" calcext:value-type="float">
            <text:p>0.01330139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7.244035" calcext:value-type="float">
            <text:p>-17.244035</text:p>
          </table:table-cell>
          <table:table-cell office:value-type="string" calcext:value-type="string">
            <text:p>y</text:p>
          </table:table-cell>
          <table:table-cell office:value-type="float" office:value="11.546273" calcext:value-type="float">
            <text:p>11.546273</text:p>
          </table:table-cell>
          <table:table-cell office:value-type="string" calcext:value-type="string">
            <text:p>h</text:p>
          </table:table-cell>
          <table:table-cell office:value-type="float" office:value="119.81242" calcext:value-type="float">
            <text:p>119.81242</text:p>
          </table:table-cell>
          <table:table-cell office:value-type="string" calcext:value-type="string">
            <text:p>k</text:p>
          </table:table-cell>
          <table:table-cell office:value-type="float" office:value="0.0030559925" calcext:value-type="float">
            <text:p>0.0030559925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11.837254" calcext:value-type="float">
            <text:p>11.837254</text:p>
          </table:table-cell>
          <table:table-cell office:value-type="string" calcext:value-type="string">
            <text:p>y</text:p>
          </table:table-cell>
          <table:table-cell office:value-type="float" office:value="2.9480767" calcext:value-type="float">
            <text:p>2.9480767</text:p>
          </table:table-cell>
          <table:table-cell office:value-type="string" calcext:value-type="string">
            <text:p>h</text:p>
          </table:table-cell>
          <table:table-cell office:value-type="float" office:value="87.802811" calcext:value-type="float">
            <text:p>87.802811</text:p>
          </table:table-cell>
          <table:table-cell office:value-type="string" calcext:value-type="string">
            <text:p>k</text:p>
          </table:table-cell>
          <table:table-cell office:value-type="float" office:value="0.019277419" calcext:value-type="float">
            <text:p>0.01927741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7.154769" calcext:value-type="float">
            <text:p>-17.154769</text:p>
          </table:table-cell>
          <table:table-cell office:value-type="string" calcext:value-type="string">
            <text:p>y</text:p>
          </table:table-cell>
          <table:table-cell office:value-type="float" office:value="11.495143" calcext:value-type="float">
            <text:p>11.495143</text:p>
          </table:table-cell>
          <table:table-cell office:value-type="string" calcext:value-type="string">
            <text:p>h</text:p>
          </table:table-cell>
          <table:table-cell office:value-type="float" office:value="119.79397" calcext:value-type="float">
            <text:p>119.79397</text:p>
          </table:table-cell>
          <table:table-cell office:value-type="string" calcext:value-type="string">
            <text:p>k</text:p>
          </table:table-cell>
          <table:table-cell office:value-type="float" office:value="0.0032052119" calcext:value-type="float">
            <text:p>0.0032052119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11.737254" calcext:value-type="float">
            <text:p>11.737254</text:p>
          </table:table-cell>
          <table:table-cell office:value-type="string" calcext:value-type="string">
            <text:p>y</text:p>
          </table:table-cell>
          <table:table-cell office:value-type="float" office:value="2.9443465" calcext:value-type="float">
            <text:p>2.9443465</text:p>
          </table:table-cell>
          <table:table-cell office:value-type="string" calcext:value-type="string">
            <text:p>h</text:p>
          </table:table-cell>
          <table:table-cell office:value-type="float" office:value="87.930308" calcext:value-type="float">
            <text:p>87.930308</text:p>
          </table:table-cell>
          <table:table-cell office:value-type="string" calcext:value-type="string">
            <text:p>k</text:p>
          </table:table-cell>
          <table:table-cell office:value-type="float" office:value="0.025177328" calcext:value-type="float">
            <text:p>0.02517732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7.065495" calcext:value-type="float">
            <text:p>-17.065495</text:p>
          </table:table-cell>
          <table:table-cell office:value-type="string" calcext:value-type="string">
            <text:p>y</text:p>
          </table:table-cell>
          <table:table-cell office:value-type="float" office:value="11.444047" calcext:value-type="float">
            <text:p>11.444047</text:p>
          </table:table-cell>
          <table:table-cell office:value-type="string" calcext:value-type="string">
            <text:p>h</text:p>
          </table:table-cell>
          <table:table-cell office:value-type="float" office:value="119.77464" calcext:value-type="float">
            <text:p>119.77464</text:p>
          </table:table-cell>
          <table:table-cell office:value-type="string" calcext:value-type="string">
            <text:p>k</text:p>
          </table:table-cell>
          <table:table-cell office:value-type="float" office:value="0.0033547216" calcext:value-type="float">
            <text:p>0.0033547216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11.637254" calcext:value-type="float">
            <text:p>11.637254</text:p>
          </table:table-cell>
          <table:table-cell office:value-type="string" calcext:value-type="string">
            <text:p>y</text:p>
          </table:table-cell>
          <table:table-cell office:value-type="float" office:value="2.9408684" calcext:value-type="float">
            <text:p>2.9408684</text:p>
          </table:table-cell>
          <table:table-cell office:value-type="string" calcext:value-type="string">
            <text:p>h</text:p>
          </table:table-cell>
          <table:table-cell office:value-type="float" office:value="88.09121" calcext:value-type="float">
            <text:p>88.09121</text:p>
          </table:table-cell>
          <table:table-cell office:value-type="string" calcext:value-type="string">
            <text:p>k</text:p>
          </table:table-cell>
          <table:table-cell office:value-type="float" office:value="0.030921802" calcext:value-type="float">
            <text:p>0.03092180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6.97621" calcext:value-type="float">
            <text:p>-16.97621</text:p>
          </table:table-cell>
          <table:table-cell office:value-type="string" calcext:value-type="string">
            <text:p>y</text:p>
          </table:table-cell>
          <table:table-cell office:value-type="float" office:value="11.392987" calcext:value-type="float">
            <text:p>11.392987</text:p>
          </table:table-cell>
          <table:table-cell office:value-type="string" calcext:value-type="string">
            <text:p>h</text:p>
          </table:table-cell>
          <table:table-cell office:value-type="float" office:value="119.75443" calcext:value-type="float">
            <text:p>119.75443</text:p>
          </table:table-cell>
          <table:table-cell office:value-type="string" calcext:value-type="string">
            <text:p>k</text:p>
          </table:table-cell>
          <table:table-cell office:value-type="float" office:value="0.0035045156" calcext:value-type="float">
            <text:p>0.0035045156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11.537254" calcext:value-type="float">
            <text:p>11.537254</text:p>
          </table:table-cell>
          <table:table-cell office:value-type="string" calcext:value-type="string">
            <text:p>y</text:p>
          </table:table-cell>
          <table:table-cell office:value-type="float" office:value="2.9376998" calcext:value-type="float">
            <text:p>2.9376998</text:p>
          </table:table-cell>
          <table:table-cell office:value-type="string" calcext:value-type="string">
            <text:p>h</text:p>
          </table:table-cell>
          <table:table-cell office:value-type="float" office:value="88.28439" calcext:value-type="float">
            <text:p>88.28439</text:p>
          </table:table-cell>
          <table:table-cell office:value-type="string" calcext:value-type="string">
            <text:p>k</text:p>
          </table:table-cell>
          <table:table-cell office:value-type="float" office:value="0.036430964" calcext:value-type="float">
            <text:p>0.03643096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6.886914" calcext:value-type="float">
            <text:p>-16.886914</text:p>
          </table:table-cell>
          <table:table-cell office:value-type="string" calcext:value-type="string">
            <text:p>y</text:p>
          </table:table-cell>
          <table:table-cell office:value-type="float" office:value="11.341962" calcext:value-type="float">
            <text:p>11.341962</text:p>
          </table:table-cell>
          <table:table-cell office:value-type="string" calcext:value-type="string">
            <text:p>h</text:p>
          </table:table-cell>
          <table:table-cell office:value-type="float" office:value="119.73334" calcext:value-type="float">
            <text:p>119.73334</text:p>
          </table:table-cell>
          <table:table-cell office:value-type="string" calcext:value-type="string">
            <text:p>k</text:p>
          </table:table-cell>
          <table:table-cell office:value-type="float" office:value="0.0036545878" calcext:value-type="float">
            <text:p>0.0036545878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11.437254" calcext:value-type="float">
            <text:p>11.437254</text:p>
          </table:table-cell>
          <table:table-cell office:value-type="string" calcext:value-type="string">
            <text:p>y</text:p>
          </table:table-cell>
          <table:table-cell office:value-type="float" office:value="2.9348958" calcext:value-type="float">
            <text:p>2.9348958</text:p>
          </table:table-cell>
          <table:table-cell office:value-type="string" calcext:value-type="string">
            <text:p>h</text:p>
          </table:table-cell>
          <table:table-cell office:value-type="float" office:value="88.50826" calcext:value-type="float">
            <text:p>88.50826</text:p>
          </table:table-cell>
          <table:table-cell office:value-type="string" calcext:value-type="string">
            <text:p>k</text:p>
          </table:table-cell>
          <table:table-cell office:value-type="float" office:value="0.041624317" calcext:value-type="float">
            <text:p>0.04162431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6.797607" calcext:value-type="float">
            <text:p>-16.797607</text:p>
          </table:table-cell>
          <table:table-cell office:value-type="string" calcext:value-type="string">
            <text:p>y</text:p>
          </table:table-cell>
          <table:table-cell office:value-type="float" office:value="11.290976" calcext:value-type="float">
            <text:p>11.290976</text:p>
          </table:table-cell>
          <table:table-cell office:value-type="string" calcext:value-type="string">
            <text:p>h</text:p>
          </table:table-cell>
          <table:table-cell office:value-type="float" office:value="119.71136" calcext:value-type="float">
            <text:p>119.71136</text:p>
          </table:table-cell>
          <table:table-cell office:value-type="string" calcext:value-type="string">
            <text:p>k</text:p>
          </table:table-cell>
          <table:table-cell office:value-type="float" office:value="0.0038049321" calcext:value-type="float">
            <text:p>0.0038049321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11.337254" calcext:value-type="float">
            <text:p>11.337254</text:p>
          </table:table-cell>
          <table:table-cell office:value-type="string" calcext:value-type="string">
            <text:p>y</text:p>
          </table:table-cell>
          <table:table-cell office:value-type="float" office:value="2.9325082" calcext:value-type="float">
            <text:p>2.9325082</text:p>
          </table:table-cell>
          <table:table-cell office:value-type="string" calcext:value-type="string">
            <text:p>h</text:p>
          </table:table-cell>
          <table:table-cell office:value-type="float" office:value="88.760771" calcext:value-type="float">
            <text:p>88.760771</text:p>
          </table:table-cell>
          <table:table-cell office:value-type="string" calcext:value-type="string">
            <text:p>k</text:p>
          </table:table-cell>
          <table:table-cell office:value-type="float" office:value="0.046420746" calcext:value-type="float">
            <text:p>0.04642074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6.708289" calcext:value-type="float">
            <text:p>-16.708289</text:p>
          </table:table-cell>
          <table:table-cell office:value-type="string" calcext:value-type="string">
            <text:p>y</text:p>
          </table:table-cell>
          <table:table-cell office:value-type="float" office:value="11.24003" calcext:value-type="float">
            <text:p>11.24003</text:p>
          </table:table-cell>
          <table:table-cell office:value-type="string" calcext:value-type="string">
            <text:p>h</text:p>
          </table:table-cell>
          <table:table-cell office:value-type="float" office:value="119.6885" calcext:value-type="float">
            <text:p>119.6885</text:p>
          </table:table-cell>
          <table:table-cell office:value-type="string" calcext:value-type="string">
            <text:p>k</text:p>
          </table:table-cell>
          <table:table-cell office:value-type="float" office:value="0.0039555426" calcext:value-type="float">
            <text:p>0.0039555426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11.237254" calcext:value-type="float">
            <text:p>11.237254</text:p>
          </table:table-cell>
          <table:table-cell office:value-type="string" calcext:value-type="string">
            <text:p>y</text:p>
          </table:table-cell>
          <table:table-cell office:value-type="float" office:value="2.9305846" calcext:value-type="float">
            <text:p>2.9305846</text:p>
          </table:table-cell>
          <table:table-cell office:value-type="string" calcext:value-type="string">
            <text:p>h</text:p>
          </table:table-cell>
          <table:table-cell office:value-type="float" office:value="89.039412" calcext:value-type="float">
            <text:p>89.039412</text:p>
          </table:table-cell>
          <table:table-cell office:value-type="string" calcext:value-type="string">
            <text:p>k</text:p>
          </table:table-cell>
          <table:table-cell office:value-type="float" office:value="0.050738602" calcext:value-type="float">
            <text:p>0.05073860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6.618958" calcext:value-type="float">
            <text:p>-16.618958</text:p>
          </table:table-cell>
          <table:table-cell office:value-type="string" calcext:value-type="string">
            <text:p>y</text:p>
          </table:table-cell>
          <table:table-cell office:value-type="float" office:value="11.189125" calcext:value-type="float">
            <text:p>11.189125</text:p>
          </table:table-cell>
          <table:table-cell office:value-type="string" calcext:value-type="string">
            <text:p>h</text:p>
          </table:table-cell>
          <table:table-cell office:value-type="float" office:value="119.66475" calcext:value-type="float">
            <text:p>119.66475</text:p>
          </table:table-cell>
          <table:table-cell office:value-type="string" calcext:value-type="string">
            <text:p>k</text:p>
          </table:table-cell>
          <table:table-cell office:value-type="float" office:value="0.004106413" calcext:value-type="float">
            <text:p>0.004106413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11.137254" calcext:value-type="float">
            <text:p>11.137254</text:p>
          </table:table-cell>
          <table:table-cell office:value-type="string" calcext:value-type="string">
            <text:p>y</text:p>
          </table:table-cell>
          <table:table-cell office:value-type="float" office:value="2.9291682" calcext:value-type="float">
            <text:p>2.9291682</text:p>
          </table:table-cell>
          <table:table-cell office:value-type="string" calcext:value-type="string">
            <text:p>h</text:p>
          </table:table-cell>
          <table:table-cell office:value-type="float" office:value="89.341204" calcext:value-type="float">
            <text:p>89.341204</text:p>
          </table:table-cell>
          <table:table-cell office:value-type="string" calcext:value-type="string">
            <text:p>k</text:p>
          </table:table-cell>
          <table:table-cell office:value-type="float" office:value="0.054495858" calcext:value-type="float">
            <text:p>0.05449585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6.529616" calcext:value-type="float">
            <text:p>-16.529616</text:p>
          </table:table-cell>
          <table:table-cell office:value-type="string" calcext:value-type="string">
            <text:p>y</text:p>
          </table:table-cell>
          <table:table-cell office:value-type="float" office:value="11.138263" calcext:value-type="float">
            <text:p>11.138263</text:p>
          </table:table-cell>
          <table:table-cell office:value-type="string" calcext:value-type="string">
            <text:p>h</text:p>
          </table:table-cell>
          <table:table-cell office:value-type="float" office:value="119.64012" calcext:value-type="float">
            <text:p>119.64012</text:p>
          </table:table-cell>
          <table:table-cell office:value-type="string" calcext:value-type="string">
            <text:p>k</text:p>
          </table:table-cell>
          <table:table-cell office:value-type="float" office:value="0.0042575372" calcext:value-type="float">
            <text:p>0.0042575372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11.037254" calcext:value-type="float">
            <text:p>11.037254</text:p>
          </table:table-cell>
          <table:table-cell office:value-type="string" calcext:value-type="string">
            <text:p>y</text:p>
          </table:table-cell>
          <table:table-cell office:value-type="float" office:value="2.9282963" calcext:value-type="float">
            <text:p>2.9282963</text:p>
          </table:table-cell>
          <table:table-cell office:value-type="string" calcext:value-type="string">
            <text:p>h</text:p>
          </table:table-cell>
          <table:table-cell office:value-type="float" office:value="89.662704" calcext:value-type="float">
            <text:p>89.662704</text:p>
          </table:table-cell>
          <table:table-cell office:value-type="string" calcext:value-type="string">
            <text:p>k</text:p>
          </table:table-cell>
          <table:table-cell office:value-type="float" office:value="0.057610338" calcext:value-type="float">
            <text:p>0.05761033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6.44026" calcext:value-type="float">
            <text:p>-16.44026</text:p>
          </table:table-cell>
          <table:table-cell office:value-type="string" calcext:value-type="string">
            <text:p>y</text:p>
          </table:table-cell>
          <table:table-cell office:value-type="float" office:value="11.087445" calcext:value-type="float">
            <text:p>11.087445</text:p>
          </table:table-cell>
          <table:table-cell office:value-type="string" calcext:value-type="string">
            <text:p>h</text:p>
          </table:table-cell>
          <table:table-cell office:value-type="float" office:value="119.6146" calcext:value-type="float">
            <text:p>119.6146</text:p>
          </table:table-cell>
          <table:table-cell office:value-type="string" calcext:value-type="string">
            <text:p>k</text:p>
          </table:table-cell>
          <table:table-cell office:value-type="float" office:value="0.0044089091" calcext:value-type="float">
            <text:p>0.0044089091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10.937254" calcext:value-type="float">
            <text:p>10.937254</text:p>
          </table:table-cell>
          <table:table-cell office:value-type="string" calcext:value-type="string">
            <text:p>y</text:p>
          </table:table-cell>
          <table:table-cell office:value-type="float" office:value="2.928" calcext:value-type="float">
            <text:p>2.928</text:p>
          </table:table-cell>
          <table:table-cell office:value-type="string" calcext:value-type="string">
            <text:p>h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6.350891" calcext:value-type="float">
            <text:p>-16.350891</text:p>
          </table:table-cell>
          <table:table-cell office:value-type="string" calcext:value-type="string">
            <text:p>y</text:p>
          </table:table-cell>
          <table:table-cell office:value-type="float" office:value="11.036673" calcext:value-type="float">
            <text:p>11.036673</text:p>
          </table:table-cell>
          <table:table-cell office:value-type="string" calcext:value-type="string">
            <text:p>h</text:p>
          </table:table-cell>
          <table:table-cell office:value-type="float" office:value="119.58819" calcext:value-type="float">
            <text:p>119.58819</text:p>
          </table:table-cell>
          <table:table-cell office:value-type="string" calcext:value-type="string">
            <text:p>k</text:p>
          </table:table-cell>
          <table:table-cell office:value-type="float" office:value="0.0045605223" calcext:value-type="float">
            <text:p>0.0045605223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10.837254" calcext:value-type="float">
            <text:p>10.837254</text:p>
          </table:table-cell>
          <table:table-cell office:value-type="string" calcext:value-type="string">
            <text:p>y</text:p>
          </table:table-cell>
          <table:table-cell office:value-type="float" office:value="2.928303" calcext:value-type="float">
            <text:p>2.928303</text:p>
          </table:table-cell>
          <table:table-cell office:value-type="string" calcext:value-type="string">
            <text:p>h</text:p>
          </table:table-cell>
          <table:table-cell office:value-type="float" office:value="90.348717" calcext:value-type="float">
            <text:p>90.348717</text:p>
          </table:table-cell>
          <table:table-cell office:value-type="string" calcext:value-type="string">
            <text:p>k</text:p>
          </table:table-cell>
          <table:table-cell office:value-type="float" office:value="0.061583245" calcext:value-type="float">
            <text:p>0.06158324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6.261508" calcext:value-type="float">
            <text:p>-16.261508</text:p>
          </table:table-cell>
          <table:table-cell office:value-type="string" calcext:value-type="string">
            <text:p>y</text:p>
          </table:table-cell>
          <table:table-cell office:value-type="float" office:value="10.985949" calcext:value-type="float">
            <text:p>10.985949</text:p>
          </table:table-cell>
          <table:table-cell office:value-type="string" calcext:value-type="string">
            <text:p>h</text:p>
          </table:table-cell>
          <table:table-cell office:value-type="float" office:value="119.56089" calcext:value-type="float">
            <text:p>119.56089</text:p>
          </table:table-cell>
          <table:table-cell office:value-type="string" calcext:value-type="string">
            <text:p>k</text:p>
          </table:table-cell>
          <table:table-cell office:value-type="float" office:value="0.0047123707" calcext:value-type="float">
            <text:p>0.0047123707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10.737254" calcext:value-type="float">
            <text:p>10.737254</text:p>
          </table:table-cell>
          <table:table-cell office:value-type="string" calcext:value-type="string">
            <text:p>y</text:p>
          </table:table-cell>
          <table:table-cell office:value-type="float" office:value="2.9292211" calcext:value-type="float">
            <text:p>2.9292211</text:p>
          </table:table-cell>
          <table:table-cell office:value-type="string" calcext:value-type="string">
            <text:p>h</text:p>
          </table:table-cell>
          <table:table-cell office:value-type="float" office:value="90.704015" calcext:value-type="float">
            <text:p>90.704015</text:p>
          </table:table-cell>
          <table:table-cell office:value-type="string" calcext:value-type="string">
            <text:p>k</text:p>
          </table:table-cell>
          <table:table-cell office:value-type="float" office:value="0.062279227" calcext:value-type="float">
            <text:p>0.06227922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6.17211" calcext:value-type="float">
            <text:p>-16.17211</text:p>
          </table:table-cell>
          <table:table-cell office:value-type="string" calcext:value-type="string">
            <text:p>y</text:p>
          </table:table-cell>
          <table:table-cell office:value-type="float" office:value="10.935274" calcext:value-type="float">
            <text:p>10.935274</text:p>
          </table:table-cell>
          <table:table-cell office:value-type="string" calcext:value-type="string">
            <text:p>h</text:p>
          </table:table-cell>
          <table:table-cell office:value-type="float" office:value="119.53269" calcext:value-type="float">
            <text:p>119.53269</text:p>
          </table:table-cell>
          <table:table-cell office:value-type="string" calcext:value-type="string">
            <text:p>k</text:p>
          </table:table-cell>
          <table:table-cell office:value-type="float" office:value="0.0048644479" calcext:value-type="float">
            <text:p>0.0048644479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10.637254" calcext:value-type="float">
            <text:p>10.637254</text:p>
          </table:table-cell>
          <table:table-cell office:value-type="string" calcext:value-type="string">
            <text:p>y</text:p>
          </table:table-cell>
          <table:table-cell office:value-type="float" office:value="2.9307614" calcext:value-type="float">
            <text:p>2.9307614</text:p>
          </table:table-cell>
          <table:table-cell office:value-type="string" calcext:value-type="string">
            <text:p>h</text:p>
          </table:table-cell>
          <table:table-cell office:value-type="float" office:value="91.060596" calcext:value-type="float">
            <text:p>91.060596</text:p>
          </table:table-cell>
          <table:table-cell office:value-type="string" calcext:value-type="string">
            <text:p>k</text:p>
          </table:table-cell>
          <table:table-cell office:value-type="float" office:value="0.062008119" calcext:value-type="float">
            <text:p>0.06200811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6.082698" calcext:value-type="float">
            <text:p>-16.082698</text:p>
          </table:table-cell>
          <table:table-cell office:value-type="string" calcext:value-type="string">
            <text:p>y</text:p>
          </table:table-cell>
          <table:table-cell office:value-type="float" office:value="10.884649" calcext:value-type="float">
            <text:p>10.884649</text:p>
          </table:table-cell>
          <table:table-cell office:value-type="string" calcext:value-type="string">
            <text:p>h</text:p>
          </table:table-cell>
          <table:table-cell office:value-type="float" office:value="119.50361" calcext:value-type="float">
            <text:p>119.50361</text:p>
          </table:table-cell>
          <table:table-cell office:value-type="string" calcext:value-type="string">
            <text:p>k</text:p>
          </table:table-cell>
          <table:table-cell office:value-type="float" office:value="0.0050167475" calcext:value-type="float">
            <text:p>0.0050167475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10.537254" calcext:value-type="float">
            <text:p>10.537254</text:p>
          </table:table-cell>
          <table:table-cell office:value-type="string" calcext:value-type="string">
            <text:p>y</text:p>
          </table:table-cell>
          <table:table-cell office:value-type="float" office:value="2.9329212" calcext:value-type="float">
            <text:p>2.9329212</text:p>
          </table:table-cell>
          <table:table-cell office:value-type="string" calcext:value-type="string">
            <text:p>h</text:p>
          </table:table-cell>
          <table:table-cell office:value-type="float" office:value="91.412704" calcext:value-type="float">
            <text:p>91.412704</text:p>
          </table:table-cell>
          <table:table-cell office:value-type="string" calcext:value-type="string">
            <text:p>k</text:p>
          </table:table-cell>
          <table:table-cell office:value-type="float" office:value="0.060691291" calcext:value-type="float">
            <text:p>0.06069129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5.993271" calcext:value-type="float">
            <text:p>-15.993271</text:p>
          </table:table-cell>
          <table:table-cell office:value-type="string" calcext:value-type="string">
            <text:p>y</text:p>
          </table:table-cell>
          <table:table-cell office:value-type="float" office:value="10.834077" calcext:value-type="float">
            <text:p>10.834077</text:p>
          </table:table-cell>
          <table:table-cell office:value-type="string" calcext:value-type="string">
            <text:p>h</text:p>
          </table:table-cell>
          <table:table-cell office:value-type="float" office:value="119.47363" calcext:value-type="float">
            <text:p>119.47363</text:p>
          </table:table-cell>
          <table:table-cell office:value-type="string" calcext:value-type="string">
            <text:p>k</text:p>
          </table:table-cell>
          <table:table-cell office:value-type="float" office:value="0.0051692631" calcext:value-type="float">
            <text:p>0.0051692631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10.437254" calcext:value-type="float">
            <text:p>10.437254</text:p>
          </table:table-cell>
          <table:table-cell office:value-type="string" calcext:value-type="string">
            <text:p>y</text:p>
          </table:table-cell>
          <table:table-cell office:value-type="float" office:value="2.9356875" calcext:value-type="float">
            <text:p>2.9356875</text:p>
          </table:table-cell>
          <table:table-cell office:value-type="string" calcext:value-type="string">
            <text:p>h</text:p>
          </table:table-cell>
          <table:table-cell office:value-type="float" office:value="91.754135" calcext:value-type="float">
            <text:p>91.754135</text:p>
          </table:table-cell>
          <table:table-cell office:value-type="string" calcext:value-type="string">
            <text:p>k</text:p>
          </table:table-cell>
          <table:table-cell office:value-type="float" office:value="0.058251364" calcext:value-type="float">
            <text:p>0.05825136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5.903828" calcext:value-type="float">
            <text:p>-15.903828</text:p>
          </table:table-cell>
          <table:table-cell office:value-type="string" calcext:value-type="string">
            <text:p>y</text:p>
          </table:table-cell>
          <table:table-cell office:value-type="float" office:value="10.783559" calcext:value-type="float">
            <text:p>10.783559</text:p>
          </table:table-cell>
          <table:table-cell office:value-type="string" calcext:value-type="string">
            <text:p>h</text:p>
          </table:table-cell>
          <table:table-cell office:value-type="float" office:value="119.44275" calcext:value-type="float">
            <text:p>119.44275</text:p>
          </table:table-cell>
          <table:table-cell office:value-type="string" calcext:value-type="string">
            <text:p>k</text:p>
          </table:table-cell>
          <table:table-cell office:value-type="float" office:value="0.0053219881" calcext:value-type="float">
            <text:p>0.0053219881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10.337254" calcext:value-type="float">
            <text:p>10.337254</text:p>
          </table:table-cell>
          <table:table-cell office:value-type="string" calcext:value-type="string">
            <text:p>y</text:p>
          </table:table-cell>
          <table:table-cell office:value-type="float" office:value="2.9390362" calcext:value-type="float">
            <text:p>2.9390362</text:p>
          </table:table-cell>
          <table:table-cell office:value-type="string" calcext:value-type="string">
            <text:p>h</text:p>
          </table:table-cell>
          <table:table-cell office:value-type="float" office:value="92.078237" calcext:value-type="float">
            <text:p>92.078237</text:p>
          </table:table-cell>
          <table:table-cell office:value-type="string" calcext:value-type="string">
            <text:p>k</text:p>
          </table:table-cell>
          <table:table-cell office:value-type="float" office:value="0.054612093" calcext:value-type="float">
            <text:p>0.05461209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5.814369" calcext:value-type="float">
            <text:p>-15.814369</text:p>
          </table:table-cell>
          <table:table-cell office:value-type="string" calcext:value-type="string">
            <text:p>y</text:p>
          </table:table-cell>
          <table:table-cell office:value-type="float" office:value="10.733096" calcext:value-type="float">
            <text:p>10.733096</text:p>
          </table:table-cell>
          <table:table-cell office:value-type="string" calcext:value-type="string">
            <text:p>h</text:p>
          </table:table-cell>
          <table:table-cell office:value-type="float" office:value="119.41099" calcext:value-type="float">
            <text:p>119.41099</text:p>
          </table:table-cell>
          <table:table-cell office:value-type="string" calcext:value-type="string">
            <text:p>k</text:p>
          </table:table-cell>
          <table:table-cell office:value-type="float" office:value="0.0054749161" calcext:value-type="float">
            <text:p>0.0054749161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10.237254" calcext:value-type="float">
            <text:p>10.237254</text:p>
          </table:table-cell>
          <table:table-cell office:value-type="string" calcext:value-type="string">
            <text:p>y</text:p>
          </table:table-cell>
          <table:table-cell office:value-type="float" office:value="2.942931" calcext:value-type="float">
            <text:p>2.942931</text:p>
          </table:table-cell>
          <table:table-cell office:value-type="string" calcext:value-type="string">
            <text:p>h</text:p>
          </table:table-cell>
          <table:table-cell office:value-type="float" office:value="92.377917" calcext:value-type="float">
            <text:p>92.377917</text:p>
          </table:table-cell>
          <table:table-cell office:value-type="string" calcext:value-type="string">
            <text:p>k</text:p>
          </table:table-cell>
          <table:table-cell office:value-type="float" office:value="0.04969806" calcext:value-type="float">
            <text:p>0.0496980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5.724893" calcext:value-type="float">
            <text:p>-15.724893</text:p>
          </table:table-cell>
          <table:table-cell office:value-type="string" calcext:value-type="string">
            <text:p>y</text:p>
          </table:table-cell>
          <table:table-cell office:value-type="float" office:value="10.68269" calcext:value-type="float">
            <text:p>10.68269</text:p>
          </table:table-cell>
          <table:table-cell office:value-type="string" calcext:value-type="string">
            <text:p>h</text:p>
          </table:table-cell>
          <table:table-cell office:value-type="float" office:value="119.37832" calcext:value-type="float">
            <text:p>119.37832</text:p>
          </table:table-cell>
          <table:table-cell office:value-type="string" calcext:value-type="string">
            <text:p>k</text:p>
          </table:table-cell>
          <table:table-cell office:value-type="float" office:value="0.0056280404" calcext:value-type="float">
            <text:p>0.0056280404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10.137254" calcext:value-type="float">
            <text:p>10.137254</text:p>
          </table:table-cell>
          <table:table-cell office:value-type="string" calcext:value-type="string">
            <text:p>y</text:p>
          </table:table-cell>
          <table:table-cell office:value-type="float" office:value="2.9473229" calcext:value-type="float">
            <text:p>2.9473229</text:p>
          </table:table-cell>
          <table:table-cell office:value-type="string" calcext:value-type="string">
            <text:p>h</text:p>
          </table:table-cell>
          <table:table-cell office:value-type="float" office:value="92.645641" calcext:value-type="float">
            <text:p>92.645641</text:p>
          </table:table-cell>
          <table:table-cell office:value-type="string" calcext:value-type="string">
            <text:p>k</text:p>
          </table:table-cell>
          <table:table-cell office:value-type="float" office:value="0.04343415" calcext:value-type="float">
            <text:p>0.0434341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5.635401" calcext:value-type="float">
            <text:p>-15.635401</text:p>
          </table:table-cell>
          <table:table-cell office:value-type="string" calcext:value-type="string">
            <text:p>y</text:p>
          </table:table-cell>
          <table:table-cell office:value-type="float" office:value="10.632342" calcext:value-type="float">
            <text:p>10.632342</text:p>
          </table:table-cell>
          <table:table-cell office:value-type="string" calcext:value-type="string">
            <text:p>h</text:p>
          </table:table-cell>
          <table:table-cell office:value-type="float" office:value="119.34476" calcext:value-type="float">
            <text:p>119.34476</text:p>
          </table:table-cell>
          <table:table-cell office:value-type="string" calcext:value-type="string">
            <text:p>k</text:p>
          </table:table-cell>
          <table:table-cell office:value-type="float" office:value="0.0057813544" calcext:value-type="float">
            <text:p>0.0057813544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10.037254" calcext:value-type="float">
            <text:p>10.037254</text:p>
          </table:table-cell>
          <table:table-cell office:value-type="string" calcext:value-type="string">
            <text:p>y</text:p>
          </table:table-cell>
          <table:table-cell office:value-type="float" office:value="2.9521493" calcext:value-type="float">
            <text:p>2.9521493</text:p>
          </table:table-cell>
          <table:table-cell office:value-type="string" calcext:value-type="string">
            <text:p>h</text:p>
          </table:table-cell>
          <table:table-cell office:value-type="float" office:value="92.873436" calcext:value-type="float">
            <text:p>92.873436</text:p>
          </table:table-cell>
          <table:table-cell office:value-type="string" calcext:value-type="string">
            <text:p>k</text:p>
          </table:table-cell>
          <table:table-cell office:value-type="float" office:value="0.035744835" calcext:value-type="float">
            <text:p>0.03574483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5.54589" calcext:value-type="float">
            <text:p>-15.54589</text:p>
          </table:table-cell>
          <table:table-cell office:value-type="string" calcext:value-type="string">
            <text:p>y</text:p>
          </table:table-cell>
          <table:table-cell office:value-type="float" office:value="10.582055" calcext:value-type="float">
            <text:p>10.582055</text:p>
          </table:table-cell>
          <table:table-cell office:value-type="string" calcext:value-type="string">
            <text:p>h</text:p>
          </table:table-cell>
          <table:table-cell office:value-type="float" office:value="119.3103" calcext:value-type="float">
            <text:p>119.3103</text:p>
          </table:table-cell>
          <table:table-cell office:value-type="string" calcext:value-type="string">
            <text:p>k</text:p>
          </table:table-cell>
          <table:table-cell office:value-type="float" office:value="0.0059348512" calcext:value-type="float">
            <text:p>0.0059348512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9.9372539" calcext:value-type="float">
            <text:p>9.9372539</text:p>
          </table:table-cell>
          <table:table-cell office:value-type="string" calcext:value-type="string">
            <text:p>y</text:p>
          </table:table-cell>
          <table:table-cell office:value-type="float" office:value="2.9573333" calcext:value-type="float">
            <text:p>2.9573333</text:p>
          </table:table-cell>
          <table:table-cell office:value-type="string" calcext:value-type="string">
            <text:p>h</text:p>
          </table:table-cell>
          <table:table-cell office:value-type="float" office:value="93.052883" calcext:value-type="float">
            <text:p>93.052883</text:p>
          </table:table-cell>
          <table:table-cell office:value-type="string" calcext:value-type="string">
            <text:p>k</text:p>
          </table:table-cell>
          <table:table-cell office:value-type="float" office:value="0.026553292" calcext:value-type="float">
            <text:p>0.02655329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5.456362" calcext:value-type="float">
            <text:p>-15.456362</text:p>
          </table:table-cell>
          <table:table-cell office:value-type="string" calcext:value-type="string">
            <text:p>y</text:p>
          </table:table-cell>
          <table:table-cell office:value-type="float" office:value="10.531829" calcext:value-type="float">
            <text:p>10.531829</text:p>
          </table:table-cell>
          <table:table-cell office:value-type="string" calcext:value-type="string">
            <text:p>h</text:p>
          </table:table-cell>
          <table:table-cell office:value-type="float" office:value="119.27494" calcext:value-type="float">
            <text:p>119.27494</text:p>
          </table:table-cell>
          <table:table-cell office:value-type="string" calcext:value-type="string">
            <text:p>k</text:p>
          </table:table-cell>
          <table:table-cell office:value-type="float" office:value="0.0060885241" calcext:value-type="float">
            <text:p>0.0060885241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9.8372539" calcext:value-type="float">
            <text:p>9.8372539</text:p>
          </table:table-cell>
          <table:table-cell office:value-type="string" calcext:value-type="string">
            <text:p>y</text:p>
          </table:table-cell>
          <table:table-cell office:value-type="float" office:value="2.9627827" calcext:value-type="float">
            <text:p>2.9627827</text:p>
          </table:table-cell>
          <table:table-cell office:value-type="string" calcext:value-type="string">
            <text:p>h</text:p>
          </table:table-cell>
          <table:table-cell office:value-type="float" office:value="93.175115" calcext:value-type="float">
            <text:p>93.175115</text:p>
          </table:table-cell>
          <table:table-cell office:value-type="string" calcext:value-type="string">
            <text:p>k</text:p>
          </table:table-cell>
          <table:table-cell office:value-type="float" office:value="0.015780437" calcext:value-type="float">
            <text:p>0.01578043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5.366816" calcext:value-type="float">
            <text:p>-15.366816</text:p>
          </table:table-cell>
          <table:table-cell office:value-type="string" calcext:value-type="string">
            <text:p>y</text:p>
          </table:table-cell>
          <table:table-cell office:value-type="float" office:value="10.481666" calcext:value-type="float">
            <text:p>10.481666</text:p>
          </table:table-cell>
          <table:table-cell office:value-type="string" calcext:value-type="string">
            <text:p>h</text:p>
          </table:table-cell>
          <table:table-cell office:value-type="float" office:value="119.23868" calcext:value-type="float">
            <text:p>119.23868</text:p>
          </table:table-cell>
          <table:table-cell office:value-type="string" calcext:value-type="string">
            <text:p>k</text:p>
          </table:table-cell>
          <table:table-cell office:value-type="float" office:value="0.0062423661" calcext:value-type="float">
            <text:p>0.0062423661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9.7372539" calcext:value-type="float">
            <text:p>9.7372539</text:p>
          </table:table-cell>
          <table:table-cell office:value-type="string" calcext:value-type="string">
            <text:p>y</text:p>
          </table:table-cell>
          <table:table-cell office:value-type="float" office:value="2.9683891" calcext:value-type="float">
            <text:p>2.9683891</text:p>
          </table:table-cell>
          <table:table-cell office:value-type="string" calcext:value-type="string">
            <text:p>h</text:p>
          </table:table-cell>
          <table:table-cell office:value-type="float" office:value="93.230804" calcext:value-type="float">
            <text:p>93.230804</text:p>
          </table:table-cell>
          <table:table-cell office:value-type="string" calcext:value-type="string">
            <text:p>k</text:p>
          </table:table-cell>
          <table:table-cell office:value-type="float" office:value="0.0033440044" calcext:value-type="float">
            <text:p>0.003344004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5.27725" calcext:value-type="float">
            <text:p>-15.27725</text:p>
          </table:table-cell>
          <table:table-cell office:value-type="string" calcext:value-type="string">
            <text:p>y</text:p>
          </table:table-cell>
          <table:table-cell office:value-type="float" office:value="10.431568" calcext:value-type="float">
            <text:p>10.431568</text:p>
          </table:table-cell>
          <table:table-cell office:value-type="string" calcext:value-type="string">
            <text:p>h</text:p>
          </table:table-cell>
          <table:table-cell office:value-type="float" office:value="119.20152" calcext:value-type="float">
            <text:p>119.20152</text:p>
          </table:table-cell>
          <table:table-cell office:value-type="string" calcext:value-type="string">
            <text:p>k</text:p>
          </table:table-cell>
          <table:table-cell office:value-type="float" office:value="0.0063963702" calcext:value-type="float">
            <text:p>0.0063963702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9.6372539" calcext:value-type="float">
            <text:p>9.6372539</text:p>
          </table:table-cell>
          <table:table-cell office:value-type="string" calcext:value-type="string">
            <text:p>y</text:p>
          </table:table-cell>
          <table:table-cell office:value-type="float" office:value="2.9740277" calcext:value-type="float">
            <text:p>2.9740277</text:p>
          </table:table-cell>
          <table:table-cell office:value-type="string" calcext:value-type="string">
            <text:p>h</text:p>
          </table:table-cell>
          <table:table-cell office:value-type="float" office:value="93.210147" calcext:value-type="float">
            <text:p>93.210147</text:p>
          </table:table-cell>
          <table:table-cell office:value-type="string" calcext:value-type="string">
            <text:p>k</text:p>
          </table:table-cell>
          <table:table-cell office:value-type="float" office:value="-0.010842134" calcext:value-type="float">
            <text:p>-0.01084213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5.187666" calcext:value-type="float">
            <text:p>-15.187666</text:p>
          </table:table-cell>
          <table:table-cell office:value-type="string" calcext:value-type="string">
            <text:p>y</text:p>
          </table:table-cell>
          <table:table-cell office:value-type="float" office:value="10.381537" calcext:value-type="float">
            <text:p>10.381537</text:p>
          </table:table-cell>
          <table:table-cell office:value-type="string" calcext:value-type="string">
            <text:p>h</text:p>
          </table:table-cell>
          <table:table-cell office:value-type="float" office:value="119.16347" calcext:value-type="float">
            <text:p>119.16347</text:p>
          </table:table-cell>
          <table:table-cell office:value-type="string" calcext:value-type="string">
            <text:p>k</text:p>
          </table:table-cell>
          <table:table-cell office:value-type="float" office:value="0.0065505294" calcext:value-type="float">
            <text:p>0.0065505294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9.5372539" calcext:value-type="float">
            <text:p>9.5372539</text:p>
          </table:table-cell>
          <table:table-cell office:value-type="string" calcext:value-type="string">
            <text:p>y</text:p>
          </table:table-cell>
          <table:table-cell office:value-type="float" office:value="2.9795558" calcext:value-type="float">
            <text:p>2.9795558</text:p>
          </table:table-cell>
          <table:table-cell office:value-type="string" calcext:value-type="string">
            <text:p>h</text:p>
          </table:table-cell>
          <table:table-cell office:value-type="float" office:value="93.102853" calcext:value-type="float">
            <text:p>93.102853</text:p>
          </table:table-cell>
          <table:table-cell office:value-type="string" calcext:value-type="string">
            <text:p>k</text:p>
          </table:table-cell>
          <table:table-cell office:value-type="float" office:value="-0.026868151" calcext:value-type="float">
            <text:p>-0.02686815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5.098061" calcext:value-type="float">
            <text:p>-15.098061</text:p>
          </table:table-cell>
          <table:table-cell office:value-type="string" calcext:value-type="string">
            <text:p>y</text:p>
          </table:table-cell>
          <table:table-cell office:value-type="float" office:value="10.331573" calcext:value-type="float">
            <text:p>10.331573</text:p>
          </table:table-cell>
          <table:table-cell office:value-type="string" calcext:value-type="string">
            <text:p>h</text:p>
          </table:table-cell>
          <table:table-cell office:value-type="float" office:value="119.12451" calcext:value-type="float">
            <text:p>119.12451</text:p>
          </table:table-cell>
          <table:table-cell office:value-type="string" calcext:value-type="string">
            <text:p>k</text:p>
          </table:table-cell>
          <table:table-cell office:value-type="float" office:value="0.0067048365" calcext:value-type="float">
            <text:p>0.0067048365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9.4372539" calcext:value-type="float">
            <text:p>9.4372539</text:p>
          </table:table-cell>
          <table:table-cell office:value-type="string" calcext:value-type="string">
            <text:p>y</text:p>
          </table:table-cell>
          <table:table-cell office:value-type="float" office:value="2.9848125" calcext:value-type="float">
            <text:p>2.9848125</text:p>
          </table:table-cell>
          <table:table-cell office:value-type="string" calcext:value-type="string">
            <text:p>h</text:p>
          </table:table-cell>
          <table:table-cell office:value-type="float" office:value="92.898125" calcext:value-type="float">
            <text:p>92.898125</text:p>
          </table:table-cell>
          <table:table-cell office:value-type="string" calcext:value-type="string">
            <text:p>k</text:p>
          </table:table-cell>
          <table:table-cell office:value-type="float" office:value="-0.044827557" calcext:value-type="float">
            <text:p>-0.04482755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5.008436" calcext:value-type="float">
            <text:p>-15.008436</text:p>
          </table:table-cell>
          <table:table-cell office:value-type="string" calcext:value-type="string">
            <text:p>y</text:p>
          </table:table-cell>
          <table:table-cell office:value-type="float" office:value="10.281679" calcext:value-type="float">
            <text:p>10.281679</text:p>
          </table:table-cell>
          <table:table-cell office:value-type="string" calcext:value-type="string">
            <text:p>h</text:p>
          </table:table-cell>
          <table:table-cell office:value-type="float" office:value="119.08465" calcext:value-type="float">
            <text:p>119.08465</text:p>
          </table:table-cell>
          <table:table-cell office:value-type="string" calcext:value-type="string">
            <text:p>k</text:p>
          </table:table-cell>
          <table:table-cell office:value-type="float" office:value="0.0068592843" calcext:value-type="float">
            <text:p>0.0068592843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9.3372539" calcext:value-type="float">
            <text:p>9.3372539</text:p>
          </table:table-cell>
          <table:table-cell office:value-type="string" calcext:value-type="string">
            <text:p>y</text:p>
          </table:table-cell>
          <table:table-cell office:value-type="float" office:value="2.9896175" calcext:value-type="float">
            <text:p>2.9896175</text:p>
          </table:table-cell>
          <table:table-cell office:value-type="string" calcext:value-type="string">
            <text:p>h</text:p>
          </table:table-cell>
          <table:table-cell office:value-type="float" office:value="92.584653" calcext:value-type="float">
            <text:p>92.584653</text:p>
          </table:table-cell>
          <table:table-cell office:value-type="string" calcext:value-type="string">
            <text:p>k</text:p>
          </table:table-cell>
          <table:table-cell office:value-type="float" office:value="-0.064815118" calcext:value-type="float">
            <text:p>-0.06481511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4.918791" calcext:value-type="float">
            <text:p>-14.918791</text:p>
          </table:table-cell>
          <table:table-cell office:value-type="string" calcext:value-type="string">
            <text:p>y</text:p>
          </table:table-cell>
          <table:table-cell office:value-type="float" office:value="10.231856" calcext:value-type="float">
            <text:p>10.231856</text:p>
          </table:table-cell>
          <table:table-cell office:value-type="string" calcext:value-type="string">
            <text:p>h</text:p>
          </table:table-cell>
          <table:table-cell office:value-type="float" office:value="119.04389" calcext:value-type="float">
            <text:p>119.04389</text:p>
          </table:table-cell>
          <table:table-cell office:value-type="string" calcext:value-type="string">
            <text:p>k</text:p>
          </table:table-cell>
          <table:table-cell office:value-type="float" office:value="0.0070138653" calcext:value-type="float">
            <text:p>0.0070138653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9.2372539" calcext:value-type="float">
            <text:p>9.2372539</text:p>
          </table:table-cell>
          <table:table-cell office:value-type="string" calcext:value-type="string">
            <text:p>y</text:p>
          </table:table-cell>
          <table:table-cell office:value-type="float" office:value="2.9937706" calcext:value-type="float">
            <text:p>2.9937706</text:p>
          </table:table-cell>
          <table:table-cell office:value-type="string" calcext:value-type="string">
            <text:p>h</text:p>
          </table:table-cell>
          <table:table-cell office:value-type="float" office:value="92.150618" calcext:value-type="float">
            <text:p>92.150618</text:p>
          </table:table-cell>
          <table:table-cell office:value-type="string" calcext:value-type="string">
            <text:p>k</text:p>
          </table:table-cell>
          <table:table-cell office:value-type="float" office:value="-0.086922731" calcext:value-type="float">
            <text:p>-0.08692273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4.829124" calcext:value-type="float">
            <text:p>-14.829124</text:p>
          </table:table-cell>
          <table:table-cell office:value-type="string" calcext:value-type="string">
            <text:p>y</text:p>
          </table:table-cell>
          <table:table-cell office:value-type="float" office:value="10.182106" calcext:value-type="float">
            <text:p>10.182106</text:p>
          </table:table-cell>
          <table:table-cell office:value-type="string" calcext:value-type="string">
            <text:p>h</text:p>
          </table:table-cell>
          <table:table-cell office:value-type="float" office:value="119.00222" calcext:value-type="float">
            <text:p>119.00222</text:p>
          </table:table-cell>
          <table:table-cell office:value-type="string" calcext:value-type="string">
            <text:p>k</text:p>
          </table:table-cell>
          <table:table-cell office:value-type="float" office:value="0.0071685722" calcext:value-type="float">
            <text:p>0.0071685722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9.1372539" calcext:value-type="float">
            <text:p>9.1372539</text:p>
          </table:table-cell>
          <table:table-cell office:value-type="string" calcext:value-type="string">
            <text:p>y</text:p>
          </table:table-cell>
          <table:table-cell office:value-type="float" office:value="2.9970509" calcext:value-type="float">
            <text:p>2.9970509</text:p>
          </table:table-cell>
          <table:table-cell office:value-type="string" calcext:value-type="string">
            <text:p>h</text:p>
          </table:table-cell>
          <table:table-cell office:value-type="float" office:value="91.58371" calcext:value-type="float">
            <text:p>91.58371</text:p>
          </table:table-cell>
          <table:table-cell office:value-type="string" calcext:value-type="string">
            <text:p>k</text:p>
          </table:table-cell>
          <table:table-cell office:value-type="float" office:value="-0.11123243" calcext:value-type="float">
            <text:p>-0.1112324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4.739436" calcext:value-type="float">
            <text:p>-14.739436</text:p>
          </table:table-cell>
          <table:table-cell office:value-type="string" calcext:value-type="string">
            <text:p>y</text:p>
          </table:table-cell>
          <table:table-cell office:value-type="float" office:value="10.13243" calcext:value-type="float">
            <text:p>10.13243</text:p>
          </table:table-cell>
          <table:table-cell office:value-type="string" calcext:value-type="string">
            <text:p>h</text:p>
          </table:table-cell>
          <table:table-cell office:value-type="float" office:value="118.95966" calcext:value-type="float">
            <text:p>118.95966</text:p>
          </table:table-cell>
          <table:table-cell office:value-type="string" calcext:value-type="string">
            <text:p>k</text:p>
          </table:table-cell>
          <table:table-cell office:value-type="float" office:value="0.0073233974" calcext:value-type="float">
            <text:p>0.0073233974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9.0372539" calcext:value-type="float">
            <text:p>9.0372539</text:p>
          </table:table-cell>
          <table:table-cell office:value-type="string" calcext:value-type="string">
            <text:p>y</text:p>
          </table:table-cell>
          <table:table-cell office:value-type="float" office:value="2.9992157" calcext:value-type="float">
            <text:p>2.9992157</text:p>
          </table:table-cell>
          <table:table-cell office:value-type="string" calcext:value-type="string">
            <text:p>h</text:p>
          </table:table-cell>
          <table:table-cell office:value-type="float" office:value="90.871192" calcext:value-type="float">
            <text:p>90.871192</text:p>
          </table:table-cell>
          <table:table-cell office:value-type="string" calcext:value-type="string">
            <text:p>k</text:p>
          </table:table-cell>
          <table:table-cell office:value-type="float" office:value="-0.13780553" calcext:value-type="float">
            <text:p>-0.1378055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4.649726" calcext:value-type="float">
            <text:p>-14.649726</text:p>
          </table:table-cell>
          <table:table-cell office:value-type="string" calcext:value-type="string">
            <text:p>y</text:p>
          </table:table-cell>
          <table:table-cell office:value-type="float" office:value="10.082829" calcext:value-type="float">
            <text:p>10.082829</text:p>
          </table:table-cell>
          <table:table-cell office:value-type="string" calcext:value-type="string">
            <text:p>h</text:p>
          </table:table-cell>
          <table:table-cell office:value-type="float" office:value="118.91619" calcext:value-type="float">
            <text:p>118.91619</text:p>
          </table:table-cell>
          <table:table-cell office:value-type="string" calcext:value-type="string">
            <text:p>k</text:p>
          </table:table-cell>
          <table:table-cell office:value-type="float" office:value="0.0074783332" calcext:value-type="float">
            <text:p>0.0074783332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8.9372539" calcext:value-type="float">
            <text:p>8.9372539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</text:p>
          </table:table-cell>
          <table:table-cell office:value-type="float" office:value="-0.16666667" calcext:value-type="float">
            <text:p>-0.1666666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4.559993" calcext:value-type="float">
            <text:p>-14.559993</text:p>
          </table:table-cell>
          <table:table-cell office:value-type="string" calcext:value-type="string">
            <text:p>y</text:p>
          </table:table-cell>
          <table:table-cell office:value-type="float" office:value="10.033306" calcext:value-type="float">
            <text:p>10.033306</text:p>
          </table:table-cell>
          <table:table-cell office:value-type="string" calcext:value-type="string">
            <text:p>h</text:p>
          </table:table-cell>
          <table:table-cell office:value-type="float" office:value="118.87182" calcext:value-type="float">
            <text:p>118.87182</text:p>
          </table:table-cell>
          <table:table-cell office:value-type="string" calcext:value-type="string">
            <text:p>k</text:p>
          </table:table-cell>
          <table:table-cell office:value-type="float" office:value="0.0076333719" calcext:value-type="float">
            <text:p>0.0076333719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8.9162179" calcext:value-type="float">
            <text:p>8.9162179</text:p>
          </table:table-cell>
          <table:table-cell office:value-type="string" calcext:value-type="string">
            <text:p>y</text:p>
          </table:table-cell>
          <table:table-cell office:value-type="float" office:value="2.9999631" calcext:value-type="float">
            <text:p>2.9999631</text:p>
          </table:table-cell>
          <table:table-cell office:value-type="string" calcext:value-type="string">
            <text:p>h</text:p>
          </table:table-cell>
          <table:table-cell office:value-type="float" office:value="89.996494" calcext:value-type="float">
            <text:p>89.996494</text:p>
          </table:table-cell>
          <table:table-cell office:value-type="string" calcext:value-type="string">
            <text:p>k</text:p>
          </table:table-cell>
          <table:table-cell office:value-type="float" office:value="-0.16666667" calcext:value-type="float">
            <text:p>-0.1666666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4.470237" calcext:value-type="float">
            <text:p>-14.470237</text:p>
          </table:table-cell>
          <table:table-cell office:value-type="string" calcext:value-type="string">
            <text:p>y</text:p>
          </table:table-cell>
          <table:table-cell office:value-type="float" office:value="9.9838622" calcext:value-type="float">
            <text:p>9.9838622</text:p>
          </table:table-cell>
          <table:table-cell office:value-type="string" calcext:value-type="string">
            <text:p>h</text:p>
          </table:table-cell>
          <table:table-cell office:value-type="float" office:value="118.82655" calcext:value-type="float">
            <text:p>118.82655</text:p>
          </table:table-cell>
          <table:table-cell office:value-type="string" calcext:value-type="string">
            <text:p>k</text:p>
          </table:table-cell>
          <table:table-cell office:value-type="float" office:value="0.0077885057" calcext:value-type="float">
            <text:p>0.0077885057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8.8162179" calcext:value-type="float">
            <text:p>8.8162179</text:p>
          </table:table-cell>
          <table:table-cell office:value-type="string" calcext:value-type="string">
            <text:p>y</text:p>
          </table:table-cell>
          <table:table-cell office:value-type="float" office:value="2.9987791" calcext:value-type="float">
            <text:p>2.9987791</text:p>
          </table:table-cell>
          <table:table-cell office:value-type="string" calcext:value-type="string">
            <text:p>h</text:p>
          </table:table-cell>
          <table:table-cell office:value-type="float" office:value="89.979826" calcext:value-type="float">
            <text:p>89.979826</text:p>
          </table:table-cell>
          <table:table-cell office:value-type="string" calcext:value-type="string">
            <text:p>k</text:p>
          </table:table-cell>
          <table:table-cell office:value-type="float" office:value="-0.16666667" calcext:value-type="float">
            <text:p>-0.1666666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4.380458" calcext:value-type="float">
            <text:p>-14.380458</text:p>
          </table:table-cell>
          <table:table-cell office:value-type="string" calcext:value-type="string">
            <text:p>y</text:p>
          </table:table-cell>
          <table:table-cell office:value-type="float" office:value="9.9344985" calcext:value-type="float">
            <text:p>9.9344985</text:p>
          </table:table-cell>
          <table:table-cell office:value-type="string" calcext:value-type="string">
            <text:p>h</text:p>
          </table:table-cell>
          <table:table-cell office:value-type="float" office:value="118.78037" calcext:value-type="float">
            <text:p>118.78037</text:p>
          </table:table-cell>
          <table:table-cell office:value-type="string" calcext:value-type="string">
            <text:p>k</text:p>
          </table:table-cell>
          <table:table-cell office:value-type="float" office:value="0.0079437265" calcext:value-type="float">
            <text:p>0.0079437265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8.7162179" calcext:value-type="float">
            <text:p>8.7162179</text:p>
          </table:table-cell>
          <table:table-cell office:value-type="string" calcext:value-type="string">
            <text:p>y</text:p>
          </table:table-cell>
          <table:table-cell office:value-type="float" office:value="2.9959272" calcext:value-type="float">
            <text:p>2.9959272</text:p>
          </table:table-cell>
          <table:table-cell office:value-type="string" calcext:value-type="string">
            <text:p>h</text:p>
          </table:table-cell>
          <table:table-cell office:value-type="float" office:value="89.963152" calcext:value-type="float">
            <text:p>89.963152</text:p>
          </table:table-cell>
          <table:table-cell office:value-type="string" calcext:value-type="string">
            <text:p>k</text:p>
          </table:table-cell>
          <table:table-cell office:value-type="float" office:value="-0.16666667" calcext:value-type="float">
            <text:p>-0.1666666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4.290655" calcext:value-type="float">
            <text:p>-14.290655</text:p>
          </table:table-cell>
          <table:table-cell office:value-type="string" calcext:value-type="string">
            <text:p>y</text:p>
          </table:table-cell>
          <table:table-cell office:value-type="float" office:value="9.8852168" calcext:value-type="float">
            <text:p>9.8852168</text:p>
          </table:table-cell>
          <table:table-cell office:value-type="string" calcext:value-type="string">
            <text:p>h</text:p>
          </table:table-cell>
          <table:table-cell office:value-type="float" office:value="118.73329" calcext:value-type="float">
            <text:p>118.73329</text:p>
          </table:table-cell>
          <table:table-cell office:value-type="string" calcext:value-type="string">
            <text:p>k</text:p>
          </table:table-cell>
          <table:table-cell office:value-type="float" office:value="0.0080990262" calcext:value-type="float">
            <text:p>0.0080990262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8.6162179" calcext:value-type="float">
            <text:p>8.6162179</text:p>
          </table:table-cell>
          <table:table-cell office:value-type="string" calcext:value-type="string">
            <text:p>y</text:p>
          </table:table-cell>
          <table:table-cell office:value-type="float" office:value="2.9914052" calcext:value-type="float">
            <text:p>2.9914052</text:p>
          </table:table-cell>
          <table:table-cell office:value-type="string" calcext:value-type="string">
            <text:p>h</text:p>
          </table:table-cell>
          <table:table-cell office:value-type="float" office:value="89.946468" calcext:value-type="float">
            <text:p>89.946468</text:p>
          </table:table-cell>
          <table:table-cell office:value-type="string" calcext:value-type="string">
            <text:p>k</text:p>
          </table:table-cell>
          <table:table-cell office:value-type="float" office:value="-0.16666667" calcext:value-type="float">
            <text:p>-0.1666666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4.200828" calcext:value-type="float">
            <text:p>-14.200828</text:p>
          </table:table-cell>
          <table:table-cell office:value-type="string" calcext:value-type="string">
            <text:p>y</text:p>
          </table:table-cell>
          <table:table-cell office:value-type="float" office:value="9.8360186" calcext:value-type="float">
            <text:p>9.8360186</text:p>
          </table:table-cell>
          <table:table-cell office:value-type="string" calcext:value-type="string">
            <text:p>h</text:p>
          </table:table-cell>
          <table:table-cell office:value-type="float" office:value="118.68531" calcext:value-type="float">
            <text:p>118.68531</text:p>
          </table:table-cell>
          <table:table-cell office:value-type="string" calcext:value-type="string">
            <text:p>k</text:p>
          </table:table-cell>
          <table:table-cell office:value-type="float" office:value="0.0082543967" calcext:value-type="float">
            <text:p>0.0082543967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8.5162179" calcext:value-type="float">
            <text:p>8.5162179</text:p>
          </table:table-cell>
          <table:table-cell office:value-type="string" calcext:value-type="string">
            <text:p>y</text:p>
          </table:table-cell>
          <table:table-cell office:value-type="float" office:value="2.9852092" calcext:value-type="float">
            <text:p>2.9852092</text:p>
          </table:table-cell>
          <table:table-cell office:value-type="string" calcext:value-type="string">
            <text:p>h</text:p>
          </table:table-cell>
          <table:table-cell office:value-type="float" office:value="89.92977" calcext:value-type="float">
            <text:p>89.92977</text:p>
          </table:table-cell>
          <table:table-cell office:value-type="string" calcext:value-type="string">
            <text:p>k</text:p>
          </table:table-cell>
          <table:table-cell office:value-type="float" office:value="-0.16666667" calcext:value-type="float">
            <text:p>-0.1666666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4.110975" calcext:value-type="float">
            <text:p>-14.110975</text:p>
          </table:table-cell>
          <table:table-cell office:value-type="string" calcext:value-type="string">
            <text:p>y</text:p>
          </table:table-cell>
          <table:table-cell office:value-type="float" office:value="9.7869056" calcext:value-type="float">
            <text:p>9.7869056</text:p>
          </table:table-cell>
          <table:table-cell office:value-type="string" calcext:value-type="string">
            <text:p>h</text:p>
          </table:table-cell>
          <table:table-cell office:value-type="float" office:value="118.63643" calcext:value-type="float">
            <text:p>118.63643</text:p>
          </table:table-cell>
          <table:table-cell office:value-type="string" calcext:value-type="string">
            <text:p>k</text:p>
          </table:table-cell>
          <table:table-cell office:value-type="float" office:value="0.0084098295" calcext:value-type="float">
            <text:p>0.0084098295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8.4162179" calcext:value-type="float">
            <text:p>8.4162179</text:p>
          </table:table-cell>
          <table:table-cell office:value-type="string" calcext:value-type="string">
            <text:p>y</text:p>
          </table:table-cell>
          <table:table-cell office:value-type="float" office:value="2.977334" calcext:value-type="float">
            <text:p>2.977334</text:p>
          </table:table-cell>
          <table:table-cell office:value-type="string" calcext:value-type="string">
            <text:p>h</text:p>
          </table:table-cell>
          <table:table-cell office:value-type="float" office:value="89.913051" calcext:value-type="float">
            <text:p>89.913051</text:p>
          </table:table-cell>
          <table:table-cell office:value-type="string" calcext:value-type="string">
            <text:p>k</text:p>
          </table:table-cell>
          <table:table-cell office:value-type="float" office:value="-0.16666667" calcext:value-type="float">
            <text:p>-0.1666666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4.021098" calcext:value-type="float">
            <text:p>-14.021098</text:p>
          </table:table-cell>
          <table:table-cell office:value-type="string" calcext:value-type="string">
            <text:p>y</text:p>
          </table:table-cell>
          <table:table-cell office:value-type="float" office:value="9.7378792" calcext:value-type="float">
            <text:p>9.7378792</text:p>
          </table:table-cell>
          <table:table-cell office:value-type="string" calcext:value-type="string">
            <text:p>h</text:p>
          </table:table-cell>
          <table:table-cell office:value-type="float" office:value="118.58664" calcext:value-type="float">
            <text:p>118.58664</text:p>
          </table:table-cell>
          <table:table-cell office:value-type="string" calcext:value-type="string">
            <text:p>k</text:p>
          </table:table-cell>
          <table:table-cell office:value-type="float" office:value="0.0085653163" calcext:value-type="float">
            <text:p>0.0085653163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8.3162179" calcext:value-type="float">
            <text:p>8.3162179</text:p>
          </table:table-cell>
          <table:table-cell office:value-type="string" calcext:value-type="string">
            <text:p>y</text:p>
          </table:table-cell>
          <table:table-cell office:value-type="float" office:value="2.967773" calcext:value-type="float">
            <text:p>2.967773</text:p>
          </table:table-cell>
          <table:table-cell office:value-type="string" calcext:value-type="string">
            <text:p>h</text:p>
          </table:table-cell>
          <table:table-cell office:value-type="float" office:value="89.896308" calcext:value-type="float">
            <text:p>89.896308</text:p>
          </table:table-cell>
          <table:table-cell office:value-type="string" calcext:value-type="string">
            <text:p>k</text:p>
          </table:table-cell>
          <table:table-cell office:value-type="float" office:value="-0.16666667" calcext:value-type="float">
            <text:p>-0.1666666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3.931195" calcext:value-type="float">
            <text:p>-13.931195</text:p>
          </table:table-cell>
          <table:table-cell office:value-type="string" calcext:value-type="string">
            <text:p>y</text:p>
          </table:table-cell>
          <table:table-cell office:value-type="float" office:value="9.688941" calcext:value-type="float">
            <text:p>9.688941</text:p>
          </table:table-cell>
          <table:table-cell office:value-type="string" calcext:value-type="string">
            <text:p>h</text:p>
          </table:table-cell>
          <table:table-cell office:value-type="float" office:value="118.53595" calcext:value-type="float">
            <text:p>118.53595</text:p>
          </table:table-cell>
          <table:table-cell office:value-type="string" calcext:value-type="string">
            <text:p>k</text:p>
          </table:table-cell>
          <table:table-cell office:value-type="float" office:value="0.0087208484" calcext:value-type="float">
            <text:p>0.0087208484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8.2162179" calcext:value-type="float">
            <text:p>8.2162179</text:p>
          </table:table-cell>
          <table:table-cell office:value-type="string" calcext:value-type="string">
            <text:p>y</text:p>
          </table:table-cell>
          <table:table-cell office:value-type="float" office:value="2.956518" calcext:value-type="float">
            <text:p>2.956518</text:p>
          </table:table-cell>
          <table:table-cell office:value-type="string" calcext:value-type="string">
            <text:p>h</text:p>
          </table:table-cell>
          <table:table-cell office:value-type="float" office:value="89.879536" calcext:value-type="float">
            <text:p>89.879536</text:p>
          </table:table-cell>
          <table:table-cell office:value-type="string" calcext:value-type="string">
            <text:p>k</text:p>
          </table:table-cell>
          <table:table-cell office:value-type="float" office:value="-0.16666667" calcext:value-type="float">
            <text:p>-0.1666666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3.841266" calcext:value-type="float">
            <text:p>-13.841266</text:p>
          </table:table-cell>
          <table:table-cell office:value-type="string" calcext:value-type="string">
            <text:p>y</text:p>
          </table:table-cell>
          <table:table-cell office:value-type="float" office:value="9.6400926" calcext:value-type="float">
            <text:p>9.6400926</text:p>
          </table:table-cell>
          <table:table-cell office:value-type="string" calcext:value-type="string">
            <text:p>h</text:p>
          </table:table-cell>
          <table:table-cell office:value-type="float" office:value="118.48436" calcext:value-type="float">
            <text:p>118.48436</text:p>
          </table:table-cell>
          <table:table-cell office:value-type="string" calcext:value-type="string">
            <text:p>k</text:p>
          </table:table-cell>
          <table:table-cell office:value-type="float" office:value="0.008876417" calcext:value-type="float">
            <text:p>0.008876417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8.1162179" calcext:value-type="float">
            <text:p>8.1162179</text:p>
          </table:table-cell>
          <table:table-cell office:value-type="string" calcext:value-type="string">
            <text:p>y</text:p>
          </table:table-cell>
          <table:table-cell office:value-type="float" office:value="2.9435595" calcext:value-type="float">
            <text:p>2.9435595</text:p>
          </table:table-cell>
          <table:table-cell office:value-type="string" calcext:value-type="string">
            <text:p>h</text:p>
          </table:table-cell>
          <table:table-cell office:value-type="float" office:value="89.86273" calcext:value-type="float">
            <text:p>89.86273</text:p>
          </table:table-cell>
          <table:table-cell office:value-type="string" calcext:value-type="string">
            <text:p>k</text:p>
          </table:table-cell>
          <table:table-cell office:value-type="float" office:value="-0.16666667" calcext:value-type="float">
            <text:p>-0.1666666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3.75131" calcext:value-type="float">
            <text:p>-13.75131</text:p>
          </table:table-cell>
          <table:table-cell office:value-type="string" calcext:value-type="string">
            <text:p>y</text:p>
          </table:table-cell>
          <table:table-cell office:value-type="float" office:value="9.5913356" calcext:value-type="float">
            <text:p>9.5913356</text:p>
          </table:table-cell>
          <table:table-cell office:value-type="string" calcext:value-type="string">
            <text:p>h</text:p>
          </table:table-cell>
          <table:table-cell office:value-type="float" office:value="118.43186" calcext:value-type="float">
            <text:p>118.43186</text:p>
          </table:table-cell>
          <table:table-cell office:value-type="string" calcext:value-type="string">
            <text:p>k</text:p>
          </table:table-cell>
          <table:table-cell office:value-type="float" office:value="0.0090320134" calcext:value-type="float">
            <text:p>0.0090320134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8.0162179" calcext:value-type="float">
            <text:p>8.0162179</text:p>
          </table:table-cell>
          <table:table-cell office:value-type="string" calcext:value-type="string">
            <text:p>y</text:p>
          </table:table-cell>
          <table:table-cell office:value-type="float" office:value="2.9288863" calcext:value-type="float">
            <text:p>2.9288863</text:p>
          </table:table-cell>
          <table:table-cell office:value-type="string" calcext:value-type="string">
            <text:p>h</text:p>
          </table:table-cell>
          <table:table-cell office:value-type="float" office:value="89.845885" calcext:value-type="float">
            <text:p>89.845885</text:p>
          </table:table-cell>
          <table:table-cell office:value-type="string" calcext:value-type="string">
            <text:p>k</text:p>
          </table:table-cell>
          <table:table-cell office:value-type="float" office:value="-0.16666667" calcext:value-type="float">
            <text:p>-0.1666666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3.661327" calcext:value-type="float">
            <text:p>-13.661327</text:p>
          </table:table-cell>
          <table:table-cell office:value-type="string" calcext:value-type="string">
            <text:p>y</text:p>
          </table:table-cell>
          <table:table-cell office:value-type="float" office:value="9.5426714" calcext:value-type="float">
            <text:p>9.5426714</text:p>
          </table:table-cell>
          <table:table-cell office:value-type="string" calcext:value-type="string">
            <text:p>h</text:p>
          </table:table-cell>
          <table:table-cell office:value-type="float" office:value="118.37847" calcext:value-type="float">
            <text:p>118.37847</text:p>
          </table:table-cell>
          <table:table-cell office:value-type="string" calcext:value-type="string">
            <text:p>k</text:p>
          </table:table-cell>
          <table:table-cell office:value-type="float" office:value="0.0091876286" calcext:value-type="float">
            <text:p>0.0091876286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7.9162179" calcext:value-type="float">
            <text:p>7.9162179</text:p>
          </table:table-cell>
          <table:table-cell office:value-type="string" calcext:value-type="string">
            <text:p>y</text:p>
          </table:table-cell>
          <table:table-cell office:value-type="float" office:value="2.9124856" calcext:value-type="float">
            <text:p>2.9124856</text:p>
          </table:table-cell>
          <table:table-cell office:value-type="string" calcext:value-type="string">
            <text:p>h</text:p>
          </table:table-cell>
          <table:table-cell office:value-type="float" office:value="89.828995" calcext:value-type="float">
            <text:p>89.828995</text:p>
          </table:table-cell>
          <table:table-cell office:value-type="string" calcext:value-type="string">
            <text:p>k</text:p>
          </table:table-cell>
          <table:table-cell office:value-type="float" office:value="-0.16666667" calcext:value-type="float">
            <text:p>-0.1666666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3.571317" calcext:value-type="float">
            <text:p>-13.571317</text:p>
          </table:table-cell>
          <table:table-cell office:value-type="string" calcext:value-type="string">
            <text:p>y</text:p>
          </table:table-cell>
          <table:table-cell office:value-type="float" office:value="9.4941016" calcext:value-type="float">
            <text:p>9.4941016</text:p>
          </table:table-cell>
          <table:table-cell office:value-type="string" calcext:value-type="string">
            <text:p>h</text:p>
          </table:table-cell>
          <table:table-cell office:value-type="float" office:value="118.32417" calcext:value-type="float">
            <text:p>118.32417</text:p>
          </table:table-cell>
          <table:table-cell office:value-type="string" calcext:value-type="string">
            <text:p>k</text:p>
          </table:table-cell>
          <table:table-cell office:value-type="float" office:value="0.0093432534" calcext:value-type="float">
            <text:p>0.0093432534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7.8162179" calcext:value-type="float">
            <text:p>7.8162179</text:p>
          </table:table-cell>
          <table:table-cell office:value-type="string" calcext:value-type="string">
            <text:p>y</text:p>
          </table:table-cell>
          <table:table-cell office:value-type="float" office:value="2.8943429" calcext:value-type="float">
            <text:p>2.8943429</text:p>
          </table:table-cell>
          <table:table-cell office:value-type="string" calcext:value-type="string">
            <text:p>h</text:p>
          </table:table-cell>
          <table:table-cell office:value-type="float" office:value="89.812056" calcext:value-type="float">
            <text:p>89.812056</text:p>
          </table:table-cell>
          <table:table-cell office:value-type="string" calcext:value-type="string">
            <text:p>k</text:p>
          </table:table-cell>
          <table:table-cell office:value-type="float" office:value="-0.16666667" calcext:value-type="float">
            <text:p>-0.1666666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3.481278" calcext:value-type="float">
            <text:p>-13.481278</text:p>
          </table:table-cell>
          <table:table-cell office:value-type="string" calcext:value-type="string">
            <text:p>y</text:p>
          </table:table-cell>
          <table:table-cell office:value-type="float" office:value="9.4456278" calcext:value-type="float">
            <text:p>9.4456278</text:p>
          </table:table-cell>
          <table:table-cell office:value-type="string" calcext:value-type="string">
            <text:p>h</text:p>
          </table:table-cell>
          <table:table-cell office:value-type="float" office:value="118.26897" calcext:value-type="float">
            <text:p>118.26897</text:p>
          </table:table-cell>
          <table:table-cell office:value-type="string" calcext:value-type="string">
            <text:p>k</text:p>
          </table:table-cell>
          <table:table-cell office:value-type="float" office:value="0.0094988784" calcext:value-type="float">
            <text:p>0.0094988784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7.7162179" calcext:value-type="float">
            <text:p>7.7162179</text:p>
          </table:table-cell>
          <table:table-cell office:value-type="string" calcext:value-type="string">
            <text:p>y</text:p>
          </table:table-cell>
          <table:table-cell office:value-type="float" office:value="2.8744422" calcext:value-type="float">
            <text:p>2.8744422</text:p>
          </table:table-cell>
          <table:table-cell office:value-type="string" calcext:value-type="string">
            <text:p>h</text:p>
          </table:table-cell>
          <table:table-cell office:value-type="float" office:value="89.795062" calcext:value-type="float">
            <text:p>89.795062</text:p>
          </table:table-cell>
          <table:table-cell office:value-type="string" calcext:value-type="string">
            <text:p>k</text:p>
          </table:table-cell>
          <table:table-cell office:value-type="float" office:value="-0.16666667" calcext:value-type="float">
            <text:p>-0.1666666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3.391212" calcext:value-type="float">
            <text:p>-13.391212</text:p>
          </table:table-cell>
          <table:table-cell office:value-type="string" calcext:value-type="string">
            <text:p>y</text:p>
          </table:table-cell>
          <table:table-cell office:value-type="float" office:value="9.3972514" calcext:value-type="float">
            <text:p>9.3972514</text:p>
          </table:table-cell>
          <table:table-cell office:value-type="string" calcext:value-type="string">
            <text:p>h</text:p>
          </table:table-cell>
          <table:table-cell office:value-type="float" office:value="118.21288" calcext:value-type="float">
            <text:p>118.21288</text:p>
          </table:table-cell>
          <table:table-cell office:value-type="string" calcext:value-type="string">
            <text:p>k</text:p>
          </table:table-cell>
          <table:table-cell office:value-type="float" office:value="0.0096544944" calcext:value-type="float">
            <text:p>0.0096544944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7.6162179" calcext:value-type="float">
            <text:p>7.6162179</text:p>
          </table:table-cell>
          <table:table-cell office:value-type="string" calcext:value-type="string">
            <text:p>y</text:p>
          </table:table-cell>
          <table:table-cell office:value-type="float" office:value="2.8527655" calcext:value-type="float">
            <text:p>2.8527655</text:p>
          </table:table-cell>
          <table:table-cell office:value-type="string" calcext:value-type="string">
            <text:p>h</text:p>
          </table:table-cell>
          <table:table-cell office:value-type="float" office:value="89.778009" calcext:value-type="float">
            <text:p>89.778009</text:p>
          </table:table-cell>
          <table:table-cell office:value-type="string" calcext:value-type="string">
            <text:p>k</text:p>
          </table:table-cell>
          <table:table-cell office:value-type="float" office:value="-0.16666667" calcext:value-type="float">
            <text:p>-0.1666666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3.301116" calcext:value-type="float">
            <text:p>-13.301116</text:p>
          </table:table-cell>
          <table:table-cell office:value-type="string" calcext:value-type="string">
            <text:p>y</text:p>
          </table:table-cell>
          <table:table-cell office:value-type="float" office:value="9.3489741" calcext:value-type="float">
            <text:p>9.3489741</text:p>
          </table:table-cell>
          <table:table-cell office:value-type="string" calcext:value-type="string">
            <text:p>h</text:p>
          </table:table-cell>
          <table:table-cell office:value-type="float" office:value="118.15588" calcext:value-type="float">
            <text:p>118.15588</text:p>
          </table:table-cell>
          <table:table-cell office:value-type="string" calcext:value-type="string">
            <text:p>k</text:p>
          </table:table-cell>
          <table:table-cell office:value-type="float" office:value="0.0098100917" calcext:value-type="float">
            <text:p>0.0098100917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7.5162179" calcext:value-type="float">
            <text:p>7.5162179</text:p>
          </table:table-cell>
          <table:table-cell office:value-type="string" calcext:value-type="string">
            <text:p>y</text:p>
          </table:table-cell>
          <table:table-cell office:value-type="float" office:value="2.829293" calcext:value-type="float">
            <text:p>2.829293</text:p>
          </table:table-cell>
          <table:table-cell office:value-type="string" calcext:value-type="string">
            <text:p>h</text:p>
          </table:table-cell>
          <table:table-cell office:value-type="float" office:value="89.760889" calcext:value-type="float">
            <text:p>89.760889</text:p>
          </table:table-cell>
          <table:table-cell office:value-type="string" calcext:value-type="string">
            <text:p>k</text:p>
          </table:table-cell>
          <table:table-cell office:value-type="float" office:value="-0.16666667" calcext:value-type="float">
            <text:p>-0.1666666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3.210991" calcext:value-type="float">
            <text:p>-13.210991</text:p>
          </table:table-cell>
          <table:table-cell office:value-type="string" calcext:value-type="string">
            <text:p>y</text:p>
          </table:table-cell>
          <table:table-cell office:value-type="float" office:value="9.3007973" calcext:value-type="float">
            <text:p>9.3007973</text:p>
          </table:table-cell>
          <table:table-cell office:value-type="string" calcext:value-type="string">
            <text:p>h</text:p>
          </table:table-cell>
          <table:table-cell office:value-type="float" office:value="118.09798" calcext:value-type="float">
            <text:p>118.09798</text:p>
          </table:table-cell>
          <table:table-cell office:value-type="string" calcext:value-type="string">
            <text:p>k</text:p>
          </table:table-cell>
          <table:table-cell office:value-type="float" office:value="0.0099656606" calcext:value-type="float">
            <text:p>0.0099656606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7.4162179" calcext:value-type="float">
            <text:p>7.4162179</text:p>
          </table:table-cell>
          <table:table-cell office:value-type="string" calcext:value-type="string">
            <text:p>y</text:p>
          </table:table-cell>
          <table:table-cell office:value-type="float" office:value="2.8040029" calcext:value-type="float">
            <text:p>2.8040029</text:p>
          </table:table-cell>
          <table:table-cell office:value-type="string" calcext:value-type="string">
            <text:p>h</text:p>
          </table:table-cell>
          <table:table-cell office:value-type="float" office:value="89.743697" calcext:value-type="float">
            <text:p>89.743697</text:p>
          </table:table-cell>
          <table:table-cell office:value-type="string" calcext:value-type="string">
            <text:p>k</text:p>
          </table:table-cell>
          <table:table-cell office:value-type="float" office:value="-0.16666667" calcext:value-type="float">
            <text:p>-0.1666666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3.120837" calcext:value-type="float">
            <text:p>-13.120837</text:p>
          </table:table-cell>
          <table:table-cell office:value-type="string" calcext:value-type="string">
            <text:p>y</text:p>
          </table:table-cell>
          <table:table-cell office:value-type="float" office:value="9.2527226" calcext:value-type="float">
            <text:p>9.2527226</text:p>
          </table:table-cell>
          <table:table-cell office:value-type="string" calcext:value-type="string">
            <text:p>h</text:p>
          </table:table-cell>
          <table:table-cell office:value-type="float" office:value="118.03919" calcext:value-type="float">
            <text:p>118.03919</text:p>
          </table:table-cell>
          <table:table-cell office:value-type="string" calcext:value-type="string">
            <text:p>k</text:p>
          </table:table-cell>
          <table:table-cell office:value-type="float" office:value="0.010121191" calcext:value-type="float">
            <text:p>0.010121191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7.3162179" calcext:value-type="float">
            <text:p>7.3162179</text:p>
          </table:table-cell>
          <table:table-cell office:value-type="string" calcext:value-type="string">
            <text:p>y</text:p>
          </table:table-cell>
          <table:table-cell office:value-type="float" office:value="2.7768713" calcext:value-type="float">
            <text:p>2.7768713</text:p>
          </table:table-cell>
          <table:table-cell office:value-type="string" calcext:value-type="string">
            <text:p>h</text:p>
          </table:table-cell>
          <table:table-cell office:value-type="float" office:value="89.726428" calcext:value-type="float">
            <text:p>89.726428</text:p>
          </table:table-cell>
          <table:table-cell office:value-type="string" calcext:value-type="string">
            <text:p>k</text:p>
          </table:table-cell>
          <table:table-cell office:value-type="float" office:value="-0.16666667" calcext:value-type="float">
            <text:p>-0.1666666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3.030652" calcext:value-type="float">
            <text:p>-13.030652</text:p>
          </table:table-cell>
          <table:table-cell office:value-type="string" calcext:value-type="string">
            <text:p>y</text:p>
          </table:table-cell>
          <table:table-cell office:value-type="float" office:value="9.2047516" calcext:value-type="float">
            <text:p>9.2047516</text:p>
          </table:table-cell>
          <table:table-cell office:value-type="string" calcext:value-type="string">
            <text:p>h</text:p>
          </table:table-cell>
          <table:table-cell office:value-type="float" office:value="117.9795" calcext:value-type="float">
            <text:p>117.9795</text:p>
          </table:table-cell>
          <table:table-cell office:value-type="string" calcext:value-type="string">
            <text:p>k</text:p>
          </table:table-cell>
          <table:table-cell office:value-type="float" office:value="0.010276673" calcext:value-type="float">
            <text:p>0.010276673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7.2162179" calcext:value-type="float">
            <text:p>7.2162179</text:p>
          </table:table-cell>
          <table:table-cell office:value-type="string" calcext:value-type="string">
            <text:p>y</text:p>
          </table:table-cell>
          <table:table-cell office:value-type="float" office:value="2.7478722" calcext:value-type="float">
            <text:p>2.7478722</text:p>
          </table:table-cell>
          <table:table-cell office:value-type="string" calcext:value-type="string">
            <text:p>h</text:p>
          </table:table-cell>
          <table:table-cell office:value-type="float" office:value="89.709074" calcext:value-type="float">
            <text:p>89.709074</text:p>
          </table:table-cell>
          <table:table-cell office:value-type="string" calcext:value-type="string">
            <text:p>k</text:p>
          </table:table-cell>
          <table:table-cell office:value-type="float" office:value="-0.16666667" calcext:value-type="float">
            <text:p>-0.1666666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2.940437" calcext:value-type="float">
            <text:p>-12.940437</text:p>
          </table:table-cell>
          <table:table-cell office:value-type="string" calcext:value-type="string">
            <text:p>y</text:p>
          </table:table-cell>
          <table:table-cell office:value-type="float" office:value="9.1568856" calcext:value-type="float">
            <text:p>9.1568856</text:p>
          </table:table-cell>
          <table:table-cell office:value-type="string" calcext:value-type="string">
            <text:p>h</text:p>
          </table:table-cell>
          <table:table-cell office:value-type="float" office:value="117.91891" calcext:value-type="float">
            <text:p>117.91891</text:p>
          </table:table-cell>
          <table:table-cell office:value-type="string" calcext:value-type="string">
            <text:p>k</text:p>
          </table:table-cell>
          <table:table-cell office:value-type="float" office:value="0.010432097" calcext:value-type="float">
            <text:p>0.010432097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7.1162179" calcext:value-type="float">
            <text:p>7.1162179</text:p>
          </table:table-cell>
          <table:table-cell office:value-type="string" calcext:value-type="string">
            <text:p>y</text:p>
          </table:table-cell>
          <table:table-cell office:value-type="float" office:value="2.7169772" calcext:value-type="float">
            <text:p>2.7169772</text:p>
          </table:table-cell>
          <table:table-cell office:value-type="string" calcext:value-type="string">
            <text:p>h</text:p>
          </table:table-cell>
          <table:table-cell office:value-type="float" office:value="89.69163" calcext:value-type="float">
            <text:p>89.69163</text:p>
          </table:table-cell>
          <table:table-cell office:value-type="string" calcext:value-type="string">
            <text:p>k</text:p>
          </table:table-cell>
          <table:table-cell office:value-type="float" office:value="-0.16666667" calcext:value-type="float">
            <text:p>-0.1666666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2.85019" calcext:value-type="float">
            <text:p>-12.85019</text:p>
          </table:table-cell>
          <table:table-cell office:value-type="string" calcext:value-type="string">
            <text:p>y</text:p>
          </table:table-cell>
          <table:table-cell office:value-type="float" office:value="9.1091263" calcext:value-type="float">
            <text:p>9.1091263</text:p>
          </table:table-cell>
          <table:table-cell office:value-type="string" calcext:value-type="string">
            <text:p>h</text:p>
          </table:table-cell>
          <table:table-cell office:value-type="float" office:value="117.85743" calcext:value-type="float">
            <text:p>117.85743</text:p>
          </table:table-cell>
          <table:table-cell office:value-type="string" calcext:value-type="string">
            <text:p>k</text:p>
          </table:table-cell>
          <table:table-cell office:value-type="float" office:value="0.010587452" calcext:value-type="float">
            <text:p>0.010587452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7.0162179" calcext:value-type="float">
            <text:p>7.0162179</text:p>
          </table:table-cell>
          <table:table-cell office:value-type="string" calcext:value-type="string">
            <text:p>y</text:p>
          </table:table-cell>
          <table:table-cell office:value-type="float" office:value="2.6841552" calcext:value-type="float">
            <text:p>2.6841552</text:p>
          </table:table-cell>
          <table:table-cell office:value-type="string" calcext:value-type="string">
            <text:p>h</text:p>
          </table:table-cell>
          <table:table-cell office:value-type="float" office:value="89.674088" calcext:value-type="float">
            <text:p>89.674088</text:p>
          </table:table-cell>
          <table:table-cell office:value-type="string" calcext:value-type="string">
            <text:p>k</text:p>
          </table:table-cell>
          <table:table-cell office:value-type="float" office:value="-0.16666667" calcext:value-type="float">
            <text:p>-0.1666666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2.759913" calcext:value-type="float">
            <text:p>-12.759913</text:p>
          </table:table-cell>
          <table:table-cell office:value-type="string" calcext:value-type="string">
            <text:p>y</text:p>
          </table:table-cell>
          <table:table-cell office:value-type="float" office:value="9.0614752" calcext:value-type="float">
            <text:p>9.0614752</text:p>
          </table:table-cell>
          <table:table-cell office:value-type="string" calcext:value-type="string">
            <text:p>h</text:p>
          </table:table-cell>
          <table:table-cell office:value-type="float" office:value="117.79505" calcext:value-type="float">
            <text:p>117.79505</text:p>
          </table:table-cell>
          <table:table-cell office:value-type="string" calcext:value-type="string">
            <text:p>k</text:p>
          </table:table-cell>
          <table:table-cell office:value-type="float" office:value="0.010742728" calcext:value-type="float">
            <text:p>0.010742728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6.9162179" calcext:value-type="float">
            <text:p>6.9162179</text:p>
          </table:table-cell>
          <table:table-cell office:value-type="string" calcext:value-type="string">
            <text:p>y</text:p>
          </table:table-cell>
          <table:table-cell office:value-type="float" office:value="2.6493728" calcext:value-type="float">
            <text:p>2.6493728</text:p>
          </table:table-cell>
          <table:table-cell office:value-type="string" calcext:value-type="string">
            <text:p>h</text:p>
          </table:table-cell>
          <table:table-cell office:value-type="float" office:value="89.656442" calcext:value-type="float">
            <text:p>89.656442</text:p>
          </table:table-cell>
          <table:table-cell office:value-type="string" calcext:value-type="string">
            <text:p>k</text:p>
          </table:table-cell>
          <table:table-cell office:value-type="float" office:value="-0.16666667" calcext:value-type="float">
            <text:p>-0.1666666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2.669603" calcext:value-type="float">
            <text:p>-12.669603</text:p>
          </table:table-cell>
          <table:table-cell office:value-type="string" calcext:value-type="string">
            <text:p>y</text:p>
          </table:table-cell>
          <table:table-cell office:value-type="float" office:value="9.0139338" calcext:value-type="float">
            <text:p>9.0139338</text:p>
          </table:table-cell>
          <table:table-cell office:value-type="string" calcext:value-type="string">
            <text:p>h</text:p>
          </table:table-cell>
          <table:table-cell office:value-type="float" office:value="117.73177" calcext:value-type="float">
            <text:p>117.73177</text:p>
          </table:table-cell>
          <table:table-cell office:value-type="string" calcext:value-type="string">
            <text:p>k</text:p>
          </table:table-cell>
          <table:table-cell office:value-type="float" office:value="0.010897913" calcext:value-type="float">
            <text:p>0.010897913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6.8162179" calcext:value-type="float">
            <text:p>6.8162179</text:p>
          </table:table-cell>
          <table:table-cell office:value-type="string" calcext:value-type="string">
            <text:p>y</text:p>
          </table:table-cell>
          <table:table-cell office:value-type="float" office:value="2.6125935" calcext:value-type="float">
            <text:p>2.6125935</text:p>
          </table:table-cell>
          <table:table-cell office:value-type="string" calcext:value-type="string">
            <text:p>h</text:p>
          </table:table-cell>
          <table:table-cell office:value-type="float" office:value="89.638684" calcext:value-type="float">
            <text:p>89.638684</text:p>
          </table:table-cell>
          <table:table-cell office:value-type="string" calcext:value-type="string">
            <text:p>k</text:p>
          </table:table-cell>
          <table:table-cell office:value-type="float" office:value="-0.16666667" calcext:value-type="float">
            <text:p>-0.1666666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2.579261" calcext:value-type="float">
            <text:p>-12.579261</text:p>
          </table:table-cell>
          <table:table-cell office:value-type="string" calcext:value-type="string">
            <text:p>y</text:p>
          </table:table-cell>
          <table:table-cell office:value-type="float" office:value="8.9665035" calcext:value-type="float">
            <text:p>8.9665035</text:p>
          </table:table-cell>
          <table:table-cell office:value-type="string" calcext:value-type="string">
            <text:p>h</text:p>
          </table:table-cell>
          <table:table-cell office:value-type="float" office:value="117.66761" calcext:value-type="float">
            <text:p>117.66761</text:p>
          </table:table-cell>
          <table:table-cell office:value-type="string" calcext:value-type="string">
            <text:p>k</text:p>
          </table:table-cell>
          <table:table-cell office:value-type="float" office:value="0.011052997" calcext:value-type="float">
            <text:p>0.011052997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6.7162179" calcext:value-type="float">
            <text:p>6.7162179</text:p>
          </table:table-cell>
          <table:table-cell office:value-type="string" calcext:value-type="string">
            <text:p>y</text:p>
          </table:table-cell>
          <table:table-cell office:value-type="float" office:value="2.5737778" calcext:value-type="float">
            <text:p>2.5737778</text:p>
          </table:table-cell>
          <table:table-cell office:value-type="string" calcext:value-type="string">
            <text:p>h</text:p>
          </table:table-cell>
          <table:table-cell office:value-type="float" office:value="89.620805" calcext:value-type="float">
            <text:p>89.620805</text:p>
          </table:table-cell>
          <table:table-cell office:value-type="string" calcext:value-type="string">
            <text:p>k</text:p>
          </table:table-cell>
          <table:table-cell office:value-type="float" office:value="-0.16666667" calcext:value-type="float">
            <text:p>-0.1666666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2.488886" calcext:value-type="float">
            <text:p>-12.488886</text:p>
          </table:table-cell>
          <table:table-cell office:value-type="string" calcext:value-type="string">
            <text:p>y</text:p>
          </table:table-cell>
          <table:table-cell office:value-type="float" office:value="8.919186" calcext:value-type="float">
            <text:p>8.919186</text:p>
          </table:table-cell>
          <table:table-cell office:value-type="string" calcext:value-type="string">
            <text:p>h</text:p>
          </table:table-cell>
          <table:table-cell office:value-type="float" office:value="117.60255" calcext:value-type="float">
            <text:p>117.60255</text:p>
          </table:table-cell>
          <table:table-cell office:value-type="string" calcext:value-type="string">
            <text:p>k</text:p>
          </table:table-cell>
          <table:table-cell office:value-type="float" office:value="0.01120797" calcext:value-type="float">
            <text:p>0.01120797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6.6162179" calcext:value-type="float">
            <text:p>6.6162179</text:p>
          </table:table-cell>
          <table:table-cell office:value-type="string" calcext:value-type="string">
            <text:p>y</text:p>
          </table:table-cell>
          <table:table-cell office:value-type="float" office:value="2.5328828" calcext:value-type="float">
            <text:p>2.5328828</text:p>
          </table:table-cell>
          <table:table-cell office:value-type="string" calcext:value-type="string">
            <text:p>h</text:p>
          </table:table-cell>
          <table:table-cell office:value-type="float" office:value="89.602798" calcext:value-type="float">
            <text:p>89.602798</text:p>
          </table:table-cell>
          <table:table-cell office:value-type="string" calcext:value-type="string">
            <text:p>k</text:p>
          </table:table-cell>
          <table:table-cell office:value-type="float" office:value="-0.16666667" calcext:value-type="float">
            <text:p>-0.1666666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2.398477" calcext:value-type="float">
            <text:p>-12.398477</text:p>
          </table:table-cell>
          <table:table-cell office:value-type="string" calcext:value-type="string">
            <text:p>y</text:p>
          </table:table-cell>
          <table:table-cell office:value-type="float" office:value="8.8719827" calcext:value-type="float">
            <text:p>8.8719827</text:p>
          </table:table-cell>
          <table:table-cell office:value-type="string" calcext:value-type="string">
            <text:p>h</text:p>
          </table:table-cell>
          <table:table-cell office:value-type="float" office:value="117.53661" calcext:value-type="float">
            <text:p>117.53661</text:p>
          </table:table-cell>
          <table:table-cell office:value-type="string" calcext:value-type="string">
            <text:p>k</text:p>
          </table:table-cell>
          <table:table-cell office:value-type="float" office:value="0.011362819" calcext:value-type="float">
            <text:p>0.011362819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6.5162179" calcext:value-type="float">
            <text:p>6.5162179</text:p>
          </table:table-cell>
          <table:table-cell office:value-type="string" calcext:value-type="string">
            <text:p>y</text:p>
          </table:table-cell>
          <table:table-cell office:value-type="float" office:value="2.489862" calcext:value-type="float">
            <text:p>2.489862</text:p>
          </table:table-cell>
          <table:table-cell office:value-type="string" calcext:value-type="string">
            <text:p>h</text:p>
          </table:table-cell>
          <table:table-cell office:value-type="float" office:value="89.584655" calcext:value-type="float">
            <text:p>89.584655</text:p>
          </table:table-cell>
          <table:table-cell office:value-type="string" calcext:value-type="string">
            <text:p>k</text:p>
          </table:table-cell>
          <table:table-cell office:value-type="float" office:value="-0.16666667" calcext:value-type="float">
            <text:p>-0.1666666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2.308035" calcext:value-type="float">
            <text:p>-12.308035</text:p>
          </table:table-cell>
          <table:table-cell office:value-type="string" calcext:value-type="string">
            <text:p>y</text:p>
          </table:table-cell>
          <table:table-cell office:value-type="float" office:value="8.824895" calcext:value-type="float">
            <text:p>8.824895</text:p>
          </table:table-cell>
          <table:table-cell office:value-type="string" calcext:value-type="string">
            <text:p>h</text:p>
          </table:table-cell>
          <table:table-cell office:value-type="float" office:value="117.46977" calcext:value-type="float">
            <text:p>117.46977</text:p>
          </table:table-cell>
          <table:table-cell office:value-type="string" calcext:value-type="string">
            <text:p>k</text:p>
          </table:table-cell>
          <table:table-cell office:value-type="float" office:value="0.011517534" calcext:value-type="float">
            <text:p>0.011517534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6.4162179" calcext:value-type="float">
            <text:p>6.4162179</text:p>
          </table:table-cell>
          <table:table-cell office:value-type="string" calcext:value-type="string">
            <text:p>y</text:p>
          </table:table-cell>
          <table:table-cell office:value-type="float" office:value="2.444665" calcext:value-type="float">
            <text:p>2.444665</text:p>
          </table:table-cell>
          <table:table-cell office:value-type="string" calcext:value-type="string">
            <text:p>h</text:p>
          </table:table-cell>
          <table:table-cell office:value-type="float" office:value="89.566364" calcext:value-type="float">
            <text:p>89.566364</text:p>
          </table:table-cell>
          <table:table-cell office:value-type="string" calcext:value-type="string">
            <text:p>k</text:p>
          </table:table-cell>
          <table:table-cell office:value-type="float" office:value="-0.16666667" calcext:value-type="float">
            <text:p>-0.1666666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2.217559" calcext:value-type="float">
            <text:p>-12.217559</text:p>
          </table:table-cell>
          <table:table-cell office:value-type="string" calcext:value-type="string">
            <text:p>y</text:p>
          </table:table-cell>
          <table:table-cell office:value-type="float" office:value="8.7779246" calcext:value-type="float">
            <text:p>8.7779246</text:p>
          </table:table-cell>
          <table:table-cell office:value-type="string" calcext:value-type="string">
            <text:p>h</text:p>
          </table:table-cell>
          <table:table-cell office:value-type="float" office:value="117.40205" calcext:value-type="float">
            <text:p>117.40205</text:p>
          </table:table-cell>
          <table:table-cell office:value-type="string" calcext:value-type="string">
            <text:p>k</text:p>
          </table:table-cell>
          <table:table-cell office:value-type="float" office:value="0.011672103" calcext:value-type="float">
            <text:p>0.011672103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6.3162179" calcext:value-type="float">
            <text:p>6.3162179</text:p>
          </table:table-cell>
          <table:table-cell office:value-type="string" calcext:value-type="string">
            <text:p>y</text:p>
          </table:table-cell>
          <table:table-cell office:value-type="float" office:value="2.3972373" calcext:value-type="float">
            <text:p>2.3972373</text:p>
          </table:table-cell>
          <table:table-cell office:value-type="string" calcext:value-type="string">
            <text:p>h</text:p>
          </table:table-cell>
          <table:table-cell office:value-type="float" office:value="89.547918" calcext:value-type="float">
            <text:p>89.547918</text:p>
          </table:table-cell>
          <table:table-cell office:value-type="string" calcext:value-type="string">
            <text:p>k</text:p>
          </table:table-cell>
          <table:table-cell office:value-type="float" office:value="-0.16666667" calcext:value-type="float">
            <text:p>-0.1666666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2.127049" calcext:value-type="float">
            <text:p>-12.127049</text:p>
          </table:table-cell>
          <table:table-cell office:value-type="string" calcext:value-type="string">
            <text:p>y</text:p>
          </table:table-cell>
          <table:table-cell office:value-type="float" office:value="8.7310728" calcext:value-type="float">
            <text:p>8.7310728</text:p>
          </table:table-cell>
          <table:table-cell office:value-type="string" calcext:value-type="string">
            <text:p>h</text:p>
          </table:table-cell>
          <table:table-cell office:value-type="float" office:value="117.33344" calcext:value-type="float">
            <text:p>117.33344</text:p>
          </table:table-cell>
          <table:table-cell office:value-type="string" calcext:value-type="string">
            <text:p>k</text:p>
          </table:table-cell>
          <table:table-cell office:value-type="float" office:value="0.011826514" calcext:value-type="float">
            <text:p>0.011826514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6.3091504" calcext:value-type="float">
            <text:p>6.3091504</text:p>
          </table:table-cell>
          <table:table-cell office:value-type="string" calcext:value-type="string">
            <text:p>y</text:p>
          </table:table-cell>
          <table:table-cell office:value-type="float" office:value="2.3937994" calcext:value-type="float">
            <text:p>2.3937994</text:p>
          </table:table-cell>
          <table:table-cell office:value-type="string" calcext:value-type="string">
            <text:p>h</text:p>
          </table:table-cell>
          <table:table-cell office:value-type="float" office:value="64.023416" calcext:value-type="float">
            <text:p>64.023416</text:p>
          </table:table-cell>
          <table:table-cell office:value-type="string" calcext:value-type="string">
            <text:p>k</text:p>
          </table:table-cell>
          <table:table-cell office:value-type="float" office:value="-0.16285808" calcext:value-type="float">
            <text:p>-0.1628580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2.036503" calcext:value-type="float">
            <text:p>-12.036503</text:p>
          </table:table-cell>
          <table:table-cell office:value-type="string" calcext:value-type="string">
            <text:p>y</text:p>
          </table:table-cell>
          <table:table-cell office:value-type="float" office:value="8.6843412" calcext:value-type="float">
            <text:p>8.6843412</text:p>
          </table:table-cell>
          <table:table-cell office:value-type="string" calcext:value-type="string">
            <text:p>h</text:p>
          </table:table-cell>
          <table:table-cell office:value-type="float" office:value="117.26394" calcext:value-type="float">
            <text:p>117.26394</text:p>
          </table:table-cell>
          <table:table-cell office:value-type="string" calcext:value-type="string">
            <text:p>k</text:p>
          </table:table-cell>
          <table:table-cell office:value-type="float" office:value="0.011980755" calcext:value-type="float">
            <text:p>0.011980755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6.2195747" calcext:value-type="float">
            <text:p>6.2195747</text:p>
          </table:table-cell>
          <table:table-cell office:value-type="string" calcext:value-type="string">
            <text:p>y</text:p>
          </table:table-cell>
          <table:table-cell office:value-type="float" office:value="2.3493366" calcext:value-type="float">
            <text:p>2.3493366</text:p>
          </table:table-cell>
          <table:table-cell office:value-type="string" calcext:value-type="string">
            <text:p>h</text:p>
          </table:table-cell>
          <table:table-cell office:value-type="float" office:value="63.222952" calcext:value-type="float">
            <text:p>63.222952</text:p>
          </table:table-cell>
          <table:table-cell office:value-type="string" calcext:value-type="string">
            <text:p>k</text:p>
          </table:table-cell>
          <table:table-cell office:value-type="float" office:value="-0.11749873" calcext:value-type="float">
            <text:p>-0.1174987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1.945922" calcext:value-type="float">
            <text:p>-11.945922</text:p>
          </table:table-cell>
          <table:table-cell office:value-type="string" calcext:value-type="string">
            <text:p>y</text:p>
          </table:table-cell>
          <table:table-cell office:value-type="float" office:value="8.6377312" calcext:value-type="float">
            <text:p>8.6377312</text:p>
          </table:table-cell>
          <table:table-cell office:value-type="string" calcext:value-type="string">
            <text:p>h</text:p>
          </table:table-cell>
          <table:table-cell office:value-type="float" office:value="117.19356" calcext:value-type="float">
            <text:p>117.19356</text:p>
          </table:table-cell>
          <table:table-cell office:value-type="string" calcext:value-type="string">
            <text:p>k</text:p>
          </table:table-cell>
          <table:table-cell office:value-type="float" office:value="0.012134815" calcext:value-type="float">
            <text:p>0.012134815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6.1305145" calcext:value-type="float">
            <text:p>6.1305145</text:p>
          </table:table-cell>
          <table:table-cell office:value-type="string" calcext:value-type="string">
            <text:p>y</text:p>
          </table:table-cell>
          <table:table-cell office:value-type="float" office:value="2.3038123" calcext:value-type="float">
            <text:p>2.3038123</text:p>
          </table:table-cell>
          <table:table-cell office:value-type="string" calcext:value-type="string">
            <text:p>h</text:p>
          </table:table-cell>
          <table:table-cell office:value-type="float" office:value="62.666084" calcext:value-type="float">
            <text:p>62.666084</text:p>
          </table:table-cell>
          <table:table-cell office:value-type="string" calcext:value-type="string">
            <text:p>k</text:p>
          </table:table-cell>
          <table:table-cell office:value-type="float" office:value="-0.077763171" calcext:value-type="float">
            <text:p>-0.07776317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1.855305" calcext:value-type="float">
            <text:p>-11.855305</text:p>
          </table:table-cell>
          <table:table-cell office:value-type="string" calcext:value-type="string">
            <text:p>y</text:p>
          </table:table-cell>
          <table:table-cell office:value-type="float" office:value="8.5912444" calcext:value-type="float">
            <text:p>8.5912444</text:p>
          </table:table-cell>
          <table:table-cell office:value-type="string" calcext:value-type="string">
            <text:p>h</text:p>
          </table:table-cell>
          <table:table-cell office:value-type="float" office:value="117.12231" calcext:value-type="float">
            <text:p>117.12231</text:p>
          </table:table-cell>
          <table:table-cell office:value-type="string" calcext:value-type="string">
            <text:p>k</text:p>
          </table:table-cell>
          <table:table-cell office:value-type="float" office:value="0.01228868" calcext:value-type="float">
            <text:p>0.01228868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6.0417962" calcext:value-type="float">
            <text:p>6.0417962</text:p>
          </table:table-cell>
          <table:table-cell office:value-type="string" calcext:value-type="string">
            <text:p>y</text:p>
          </table:table-cell>
          <table:table-cell office:value-type="float" office:value="2.2575838" calcext:value-type="float">
            <text:p>2.2575838</text:p>
          </table:table-cell>
          <table:table-cell office:value-type="string" calcext:value-type="string">
            <text:p>h</text:p>
          </table:table-cell>
          <table:table-cell office:value-type="float" office:value="62.321346" calcext:value-type="float">
            <text:p>62.321346</text:p>
          </table:table-cell>
          <table:table-cell office:value-type="string" calcext:value-type="string">
            <text:p>k</text:p>
          </table:table-cell>
          <table:table-cell office:value-type="float" office:value="-0.043396003" calcext:value-type="float">
            <text:p>-0.04339600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1.764652" calcext:value-type="float">
            <text:p>-11.764652</text:p>
          </table:table-cell>
          <table:table-cell office:value-type="string" calcext:value-type="string">
            <text:p>y</text:p>
          </table:table-cell>
          <table:table-cell office:value-type="float" office:value="8.5448822" calcext:value-type="float">
            <text:p>8.5448822</text:p>
          </table:table-cell>
          <table:table-cell office:value-type="string" calcext:value-type="string">
            <text:p>h</text:p>
          </table:table-cell>
          <table:table-cell office:value-type="float" office:value="117.05017" calcext:value-type="float">
            <text:p>117.05017</text:p>
          </table:table-cell>
          <table:table-cell office:value-type="string" calcext:value-type="string">
            <text:p>k</text:p>
          </table:table-cell>
          <table:table-cell office:value-type="float" office:value="0.012442339" calcext:value-type="float">
            <text:p>0.012442339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5.9532696" calcext:value-type="float">
            <text:p>5.9532696</text:p>
          </table:table-cell>
          <table:table-cell office:value-type="string" calcext:value-type="string">
            <text:p>y</text:p>
          </table:table-cell>
          <table:table-cell office:value-type="float" office:value="2.2109606" calcext:value-type="float">
            <text:p>2.2109606</text:p>
          </table:table-cell>
          <table:table-cell office:value-type="string" calcext:value-type="string">
            <text:p>h</text:p>
          </table:table-cell>
          <table:table-cell office:value-type="float" office:value="62.158905" calcext:value-type="float">
            <text:p>62.158905</text:p>
          </table:table-cell>
          <table:table-cell office:value-type="string" calcext:value-type="string">
            <text:p>k</text:p>
          </table:table-cell>
          <table:table-cell office:value-type="float" office:value="-0.014094829" calcext:value-type="float">
            <text:p>-0.01409482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1.673962" calcext:value-type="float">
            <text:p>-11.673962</text:p>
          </table:table-cell>
          <table:table-cell office:value-type="string" calcext:value-type="string">
            <text:p>y</text:p>
          </table:table-cell>
          <table:table-cell office:value-type="float" office:value="8.498646" calcext:value-type="float">
            <text:p>8.498646</text:p>
          </table:table-cell>
          <table:table-cell office:value-type="string" calcext:value-type="string">
            <text:p>h</text:p>
          </table:table-cell>
          <table:table-cell office:value-type="float" office:value="116.97715" calcext:value-type="float">
            <text:p>116.97715</text:p>
          </table:table-cell>
          <table:table-cell office:value-type="string" calcext:value-type="string">
            <text:p>k</text:p>
          </table:table-cell>
          <table:table-cell office:value-type="float" office:value="0.012595779" calcext:value-type="float">
            <text:p>0.012595779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5.8648065" calcext:value-type="float">
            <text:p>5.8648065</text:p>
          </table:table-cell>
          <table:table-cell office:value-type="string" calcext:value-type="string">
            <text:p>y</text:p>
          </table:table-cell>
          <table:table-cell office:value-type="float" office:value="2.1642069" calcext:value-type="float">
            <text:p>2.1642069</text:p>
          </table:table-cell>
          <table:table-cell office:value-type="string" calcext:value-type="string">
            <text:p>h</text:p>
          </table:table-cell>
          <table:table-cell office:value-type="float" office:value="62.150663" calcext:value-type="float">
            <text:p>62.150663</text:p>
          </table:table-cell>
          <table:table-cell office:value-type="string" calcext:value-type="string">
            <text:p>k</text:p>
          </table:table-cell>
          <table:table-cell office:value-type="float" office:value="0.010453051" calcext:value-type="float">
            <text:p>0.01045305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1.583235" calcext:value-type="float">
            <text:p>-11.583235</text:p>
          </table:table-cell>
          <table:table-cell office:value-type="string" calcext:value-type="string">
            <text:p>y</text:p>
          </table:table-cell>
          <table:table-cell office:value-type="float" office:value="8.4525373" calcext:value-type="float">
            <text:p>8.4525373</text:p>
          </table:table-cell>
          <table:table-cell office:value-type="string" calcext:value-type="string">
            <text:p>h</text:p>
          </table:table-cell>
          <table:table-cell office:value-type="float" office:value="116.90326" calcext:value-type="float">
            <text:p>116.90326</text:p>
          </table:table-cell>
          <table:table-cell office:value-type="string" calcext:value-type="string">
            <text:p>k</text:p>
          </table:table-cell>
          <table:table-cell office:value-type="float" office:value="0.012748986" calcext:value-type="float">
            <text:p>0.012748986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5.7762992" calcext:value-type="float">
            <text:p>5.7762992</text:p>
          </table:table-cell>
          <table:table-cell office:value-type="string" calcext:value-type="string">
            <text:p>y</text:p>
          </table:table-cell>
          <table:table-cell office:value-type="float" office:value="2.117544" calcext:value-type="float">
            <text:p>2.117544</text:p>
          </table:table-cell>
          <table:table-cell office:value-type="string" calcext:value-type="string">
            <text:p>h</text:p>
          </table:table-cell>
          <table:table-cell office:value-type="float" office:value="62.270256" calcext:value-type="float">
            <text:p>62.270256</text:p>
          </table:table-cell>
          <table:table-cell office:value-type="string" calcext:value-type="string">
            <text:p>k</text:p>
          </table:table-cell>
          <table:table-cell office:value-type="float" office:value="0.030553951" calcext:value-type="float">
            <text:p>0.03055395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1.492471" calcext:value-type="float">
            <text:p>-11.492471</text:p>
          </table:table-cell>
          <table:table-cell office:value-type="string" calcext:value-type="string">
            <text:p>y</text:p>
          </table:table-cell>
          <table:table-cell office:value-type="float" office:value="8.4065576" calcext:value-type="float">
            <text:p>8.4065576</text:p>
          </table:table-cell>
          <table:table-cell office:value-type="string" calcext:value-type="string">
            <text:p>h</text:p>
          </table:table-cell>
          <table:table-cell office:value-type="float" office:value="116.82849" calcext:value-type="float">
            <text:p>116.82849</text:p>
          </table:table-cell>
          <table:table-cell office:value-type="string" calcext:value-type="string">
            <text:p>k</text:p>
          </table:table-cell>
          <table:table-cell office:value-type="float" office:value="0.012901949" calcext:value-type="float">
            <text:p>0.012901949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5.6876597" calcext:value-type="float">
            <text:p>5.6876597</text:p>
          </table:table-cell>
          <table:table-cell office:value-type="string" calcext:value-type="string">
            <text:p>y</text:p>
          </table:table-cell>
          <table:table-cell office:value-type="float" office:value="2.0711532" calcext:value-type="float">
            <text:p>2.0711532</text:p>
          </table:table-cell>
          <table:table-cell office:value-type="string" calcext:value-type="string">
            <text:p>h</text:p>
          </table:table-cell>
          <table:table-cell office:value-type="float" office:value="62.493022" calcext:value-type="float">
            <text:p>62.493022</text:p>
          </table:table-cell>
          <table:table-cell office:value-type="string" calcext:value-type="string">
            <text:p>k</text:p>
          </table:table-cell>
          <table:table-cell office:value-type="float" office:value="0.04650303" calcext:value-type="float">
            <text:p>0.0465030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1.401668" calcext:value-type="float">
            <text:p>-11.401668</text:p>
          </table:table-cell>
          <table:table-cell office:value-type="string" calcext:value-type="string">
            <text:p>y</text:p>
          </table:table-cell>
          <table:table-cell office:value-type="float" office:value="8.3607084" calcext:value-type="float">
            <text:p>8.3607084</text:p>
          </table:table-cell>
          <table:table-cell office:value-type="string" calcext:value-type="string">
            <text:p>h</text:p>
          </table:table-cell>
          <table:table-cell office:value-type="float" office:value="116.75285" calcext:value-type="float">
            <text:p>116.75285</text:p>
          </table:table-cell>
          <table:table-cell office:value-type="string" calcext:value-type="string">
            <text:p>k</text:p>
          </table:table-cell>
          <table:table-cell office:value-type="float" office:value="0.013054653" calcext:value-type="float">
            <text:p>0.013054653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5.5988183" calcext:value-type="float">
            <text:p>5.5988183</text:p>
          </table:table-cell>
          <table:table-cell office:value-type="string" calcext:value-type="string">
            <text:p>y</text:p>
          </table:table-cell>
          <table:table-cell office:value-type="float" office:value="2.0251783" calcext:value-type="float">
            <text:p>2.0251783</text:p>
          </table:table-cell>
          <table:table-cell office:value-type="string" calcext:value-type="string">
            <text:p>h</text:p>
          </table:table-cell>
          <table:table-cell office:value-type="float" office:value="62.795956" calcext:value-type="float">
            <text:p>62.795956</text:p>
          </table:table-cell>
          <table:table-cell office:value-type="string" calcext:value-type="string">
            <text:p>k</text:p>
          </table:table-cell>
          <table:table-cell office:value-type="float" office:value="0.058585817" calcext:value-type="float">
            <text:p>0.05858581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1.310827" calcext:value-type="float">
            <text:p>-11.310827</text:p>
          </table:table-cell>
          <table:table-cell office:value-type="string" calcext:value-type="string">
            <text:p>y</text:p>
          </table:table-cell>
          <table:table-cell office:value-type="float" office:value="8.314991" calcext:value-type="float">
            <text:p>8.314991</text:p>
          </table:table-cell>
          <table:table-cell office:value-type="string" calcext:value-type="string">
            <text:p>h</text:p>
          </table:table-cell>
          <table:table-cell office:value-type="float" office:value="116.67634" calcext:value-type="float">
            <text:p>116.67634</text:p>
          </table:table-cell>
          <table:table-cell office:value-type="string" calcext:value-type="string">
            <text:p>k</text:p>
          </table:table-cell>
          <table:table-cell office:value-type="float" office:value="0.013207086" calcext:value-type="float">
            <text:p>0.013207086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5.5097221" calcext:value-type="float">
            <text:p>5.5097221</text:p>
          </table:table-cell>
          <table:table-cell office:value-type="string" calcext:value-type="string">
            <text:p>y</text:p>
          </table:table-cell>
          <table:table-cell office:value-type="float" office:value="1.9797282" calcext:value-type="float">
            <text:p>1.9797282</text:p>
          </table:table-cell>
          <table:table-cell office:value-type="string" calcext:value-type="string">
            <text:p>h</text:p>
          </table:table-cell>
          <table:table-cell office:value-type="float" office:value="63.157684" calcext:value-type="float">
            <text:p>63.157684</text:p>
          </table:table-cell>
          <table:table-cell office:value-type="string" calcext:value-type="string">
            <text:p>k</text:p>
          </table:table-cell>
          <table:table-cell office:value-type="float" office:value="0.067082301" calcext:value-type="float">
            <text:p>0.06708230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1.219947" calcext:value-type="float">
            <text:p>-11.219947</text:p>
          </table:table-cell>
          <table:table-cell office:value-type="string" calcext:value-type="string">
            <text:p>y</text:p>
          </table:table-cell>
          <table:table-cell office:value-type="float" office:value="8.269407" calcext:value-type="float">
            <text:p>8.269407</text:p>
          </table:table-cell>
          <table:table-cell office:value-type="string" calcext:value-type="string">
            <text:p>h</text:p>
          </table:table-cell>
          <table:table-cell office:value-type="float" office:value="116.59896" calcext:value-type="float">
            <text:p>116.59896</text:p>
          </table:table-cell>
          <table:table-cell office:value-type="string" calcext:value-type="string">
            <text:p>k</text:p>
          </table:table-cell>
          <table:table-cell office:value-type="float" office:value="0.013359233" calcext:value-type="float">
            <text:p>0.013359233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5.4203339" calcext:value-type="float">
            <text:p>5.4203339</text:p>
          </table:table-cell>
          <table:table-cell office:value-type="string" calcext:value-type="string">
            <text:p>y</text:p>
          </table:table-cell>
          <table:table-cell office:value-type="float" office:value="1.9348792" calcext:value-type="float">
            <text:p>1.9348792</text:p>
          </table:table-cell>
          <table:table-cell office:value-type="string" calcext:value-type="string">
            <text:p>h</text:p>
          </table:table-cell>
          <table:table-cell office:value-type="float" office:value="63.558449" calcext:value-type="float">
            <text:p>63.558449</text:p>
          </table:table-cell>
          <table:table-cell office:value-type="string" calcext:value-type="string">
            <text:p>k</text:p>
          </table:table-cell>
          <table:table-cell office:value-type="float" office:value="0.072271281" calcext:value-type="float">
            <text:p>0.07227128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1.129028" calcext:value-type="float">
            <text:p>-11.129028</text:p>
          </table:table-cell>
          <table:table-cell office:value-type="string" calcext:value-type="string">
            <text:p>y</text:p>
          </table:table-cell>
          <table:table-cell office:value-type="float" office:value="8.2239577" calcext:value-type="float">
            <text:p>8.2239577</text:p>
          </table:table-cell>
          <table:table-cell office:value-type="string" calcext:value-type="string">
            <text:p>h</text:p>
          </table:table-cell>
          <table:table-cell office:value-type="float" office:value="116.52071" calcext:value-type="float">
            <text:p>116.52071</text:p>
          </table:table-cell>
          <table:table-cell office:value-type="string" calcext:value-type="string">
            <text:p>k</text:p>
          </table:table-cell>
          <table:table-cell office:value-type="float" office:value="0.013511082" calcext:value-type="float">
            <text:p>0.013511082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5.330631" calcext:value-type="float">
            <text:p>5.330631</text:p>
          </table:table-cell>
          <table:table-cell office:value-type="string" calcext:value-type="string">
            <text:p>y</text:p>
          </table:table-cell>
          <table:table-cell office:value-type="float" office:value="1.8906782" calcext:value-type="float">
            <text:p>1.8906782</text:p>
          </table:table-cell>
          <table:table-cell office:value-type="string" calcext:value-type="string">
            <text:p>h</text:p>
          </table:table-cell>
          <table:table-cell office:value-type="float" office:value="63.980114" calcext:value-type="float">
            <text:p>63.980114</text:p>
          </table:table-cell>
          <table:table-cell office:value-type="string" calcext:value-type="string">
            <text:p>k</text:p>
          </table:table-cell>
          <table:table-cell office:value-type="float" office:value="0.074433732" calcext:value-type="float">
            <text:p>0.07443373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1.03807" calcext:value-type="float">
            <text:p>-11.03807</text:p>
          </table:table-cell>
          <table:table-cell office:value-type="string" calcext:value-type="string">
            <text:p>y</text:p>
          </table:table-cell>
          <table:table-cell office:value-type="float" office:value="8.1786445" calcext:value-type="float">
            <text:p>8.1786445</text:p>
          </table:table-cell>
          <table:table-cell office:value-type="string" calcext:value-type="string">
            <text:p>h</text:p>
          </table:table-cell>
          <table:table-cell office:value-type="float" office:value="116.4416" calcext:value-type="float">
            <text:p>116.4416</text:p>
          </table:table-cell>
          <table:table-cell office:value-type="string" calcext:value-type="string">
            <text:p>k</text:p>
          </table:table-cell>
          <table:table-cell office:value-type="float" office:value="0.013662617" calcext:value-type="float">
            <text:p>0.013662617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5.240604" calcext:value-type="float">
            <text:p>5.240604</text:p>
          </table:table-cell>
          <table:table-cell office:value-type="string" calcext:value-type="string">
            <text:p>y</text:p>
          </table:table-cell>
          <table:table-cell office:value-type="float" office:value="1.8471447" calcext:value-type="float">
            <text:p>1.8471447</text:p>
          </table:table-cell>
          <table:table-cell office:value-type="string" calcext:value-type="string">
            <text:p>h</text:p>
          </table:table-cell>
          <table:table-cell office:value-type="float" office:value="64.40617" calcext:value-type="float">
            <text:p>64.40617</text:p>
          </table:table-cell>
          <table:table-cell office:value-type="string" calcext:value-type="string">
            <text:p>k</text:p>
          </table:table-cell>
          <table:table-cell office:value-type="float" office:value="0.07385466" calcext:value-type="float">
            <text:p>0.0738546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0.947071" calcext:value-type="float">
            <text:p>-10.947071</text:p>
          </table:table-cell>
          <table:table-cell office:value-type="string" calcext:value-type="string">
            <text:p>y</text:p>
          </table:table-cell>
          <table:table-cell office:value-type="float" office:value="8.133469" calcext:value-type="float">
            <text:p>8.133469</text:p>
          </table:table-cell>
          <table:table-cell office:value-type="string" calcext:value-type="string">
            <text:p>h</text:p>
          </table:table-cell>
          <table:table-cell office:value-type="float" office:value="116.36163" calcext:value-type="float">
            <text:p>116.36163</text:p>
          </table:table-cell>
          <table:table-cell office:value-type="string" calcext:value-type="string">
            <text:p>k</text:p>
          </table:table-cell>
          <table:table-cell office:value-type="float" office:value="0.013813825" calcext:value-type="float">
            <text:p>0.013813825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5.1502553" calcext:value-type="float">
            <text:p>5.1502553</text:p>
          </table:table-cell>
          <table:table-cell office:value-type="string" calcext:value-type="string">
            <text:p>y</text:p>
          </table:table-cell>
          <table:table-cell office:value-type="float" office:value="1.8042737" calcext:value-type="float">
            <text:p>1.8042737</text:p>
          </table:table-cell>
          <table:table-cell office:value-type="string" calcext:value-type="string">
            <text:p>h</text:p>
          </table:table-cell>
          <table:table-cell office:value-type="float" office:value="64.821762" calcext:value-type="float">
            <text:p>64.821762</text:p>
          </table:table-cell>
          <table:table-cell office:value-type="string" calcext:value-type="string">
            <text:p>k</text:p>
          </table:table-cell>
          <table:table-cell office:value-type="float" office:value="0.070823449" calcext:value-type="float">
            <text:p>0.07082344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0.856032" calcext:value-type="float">
            <text:p>-10.856032</text:p>
          </table:table-cell>
          <table:table-cell office:value-type="string" calcext:value-type="string">
            <text:p>y</text:p>
          </table:table-cell>
          <table:table-cell office:value-type="float" office:value="8.0884325" calcext:value-type="float">
            <text:p>8.0884325</text:p>
          </table:table-cell>
          <table:table-cell office:value-type="string" calcext:value-type="string">
            <text:p>h</text:p>
          </table:table-cell>
          <table:table-cell office:value-type="float" office:value="116.2808" calcext:value-type="float">
            <text:p>116.2808</text:p>
          </table:table-cell>
          <table:table-cell office:value-type="string" calcext:value-type="string">
            <text:p>k</text:p>
          </table:table-cell>
          <table:table-cell office:value-type="float" office:value="0.013964692" calcext:value-type="float">
            <text:p>0.013964692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5.0595979" calcext:value-type="float">
            <text:p>5.0595979</text:p>
          </table:table-cell>
          <table:table-cell office:value-type="string" calcext:value-type="string">
            <text:p>y</text:p>
          </table:table-cell>
          <table:table-cell office:value-type="float" office:value="1.7620384" calcext:value-type="float">
            <text:p>1.7620384</text:p>
          </table:table-cell>
          <table:table-cell office:value-type="string" calcext:value-type="string">
            <text:p>h</text:p>
          </table:table-cell>
          <table:table-cell office:value-type="float" office:value="65.213692" calcext:value-type="float">
            <text:p>65.213692</text:p>
          </table:table-cell>
          <table:table-cell office:value-type="string" calcext:value-type="string">
            <text:p>k</text:p>
          </table:table-cell>
          <table:table-cell office:value-type="float" office:value="0.065633002" calcext:value-type="float">
            <text:p>0.06563300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0.764952" calcext:value-type="float">
            <text:p>-10.764952</text:p>
          </table:table-cell>
          <table:table-cell office:value-type="string" calcext:value-type="string">
            <text:p>y</text:p>
          </table:table-cell>
          <table:table-cell office:value-type="float" office:value="8.0435365" calcext:value-type="float">
            <text:p>8.0435365</text:p>
          </table:table-cell>
          <table:table-cell office:value-type="string" calcext:value-type="string">
            <text:p>h</text:p>
          </table:table-cell>
          <table:table-cell office:value-type="float" office:value="116.19912" calcext:value-type="float">
            <text:p>116.19912</text:p>
          </table:table-cell>
          <table:table-cell office:value-type="string" calcext:value-type="string">
            <text:p>k</text:p>
          </table:table-cell>
          <table:table-cell office:value-type="float" office:value="0.014115202" calcext:value-type="float">
            <text:p>0.014115202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4.9686542" calcext:value-type="float">
            <text:p>4.9686542</text:p>
          </table:table-cell>
          <table:table-cell office:value-type="string" calcext:value-type="string">
            <text:p>y</text:p>
          </table:table-cell>
          <table:table-cell office:value-type="float" office:value="1.7203924" calcext:value-type="float">
            <text:p>1.7203924</text:p>
          </table:table-cell>
          <table:table-cell office:value-type="string" calcext:value-type="string">
            <text:p>h</text:p>
          </table:table-cell>
          <table:table-cell office:value-type="float" office:value="65.570442" calcext:value-type="float">
            <text:p>65.570442</text:p>
          </table:table-cell>
          <table:table-cell office:value-type="string" calcext:value-type="string">
            <text:p>k</text:p>
          </table:table-cell>
          <table:table-cell office:value-type="float" office:value="0.058578149" calcext:value-type="float">
            <text:p>0.05857814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0.67383" calcext:value-type="float">
            <text:p>-10.67383</text:p>
          </table:table-cell>
          <table:table-cell office:value-type="string" calcext:value-type="string">
            <text:p>y</text:p>
          </table:table-cell>
          <table:table-cell office:value-type="float" office:value="7.9987823" calcext:value-type="float">
            <text:p>7.9987823</text:p>
          </table:table-cell>
          <table:table-cell office:value-type="string" calcext:value-type="string">
            <text:p>h</text:p>
          </table:table-cell>
          <table:table-cell office:value-type="float" office:value="116.11658" calcext:value-type="float">
            <text:p>116.11658</text:p>
          </table:table-cell>
          <table:table-cell office:value-type="string" calcext:value-type="string">
            <text:p>k</text:p>
          </table:table-cell>
          <table:table-cell office:value-type="float" office:value="0.014265342" calcext:value-type="float">
            <text:p>0.014265342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4.877455" calcext:value-type="float">
            <text:p>4.877455</text:p>
          </table:table-cell>
          <table:table-cell office:value-type="string" calcext:value-type="string">
            <text:p>y</text:p>
          </table:table-cell>
          <table:table-cell office:value-type="float" office:value="1.6792727" calcext:value-type="float">
            <text:p>1.6792727</text:p>
          </table:table-cell>
          <table:table-cell office:value-type="string" calcext:value-type="string">
            <text:p>h</text:p>
          </table:table-cell>
          <table:table-cell office:value-type="float" office:value="65.882169" calcext:value-type="float">
            <text:p>65.882169</text:p>
          </table:table-cell>
          <table:table-cell office:value-type="string" calcext:value-type="string">
            <text:p>k</text:p>
          </table:table-cell>
          <table:table-cell office:value-type="float" office:value="0.049953817" calcext:value-type="float">
            <text:p>0.04995381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0.582667" calcext:value-type="float">
            <text:p>-10.582667</text:p>
          </table:table-cell>
          <table:table-cell office:value-type="string" calcext:value-type="string">
            <text:p>y</text:p>
          </table:table-cell>
          <table:table-cell office:value-type="float" office:value="7.9541713" calcext:value-type="float">
            <text:p>7.9541713</text:p>
          </table:table-cell>
          <table:table-cell office:value-type="string" calcext:value-type="string">
            <text:p>h</text:p>
          </table:table-cell>
          <table:table-cell office:value-type="float" office:value="116.03319" calcext:value-type="float">
            <text:p>116.03319</text:p>
          </table:table-cell>
          <table:table-cell office:value-type="string" calcext:value-type="string">
            <text:p>k</text:p>
          </table:table-cell>
          <table:table-cell office:value-type="float" office:value="0.014415095" calcext:value-type="float">
            <text:p>0.014415095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4.7860378" calcext:value-type="float">
            <text:p>4.7860378</text:p>
          </table:table-cell>
          <table:table-cell office:value-type="string" calcext:value-type="string">
            <text:p>y</text:p>
          </table:table-cell>
          <table:table-cell office:value-type="float" office:value="1.638602" calcext:value-type="float">
            <text:p>1.638602</text:p>
          </table:table-cell>
          <table:table-cell office:value-type="string" calcext:value-type="string">
            <text:p>h</text:p>
          </table:table-cell>
          <table:table-cell office:value-type="float" office:value="66.140705" calcext:value-type="float">
            <text:p>66.140705</text:p>
          </table:table-cell>
          <table:table-cell office:value-type="string" calcext:value-type="string">
            <text:p>k</text:p>
          </table:table-cell>
          <table:table-cell office:value-type="float" office:value="0.040053391" calcext:value-type="float">
            <text:p>0.04005339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0.491462" calcext:value-type="float">
            <text:p>-10.491462</text:p>
          </table:table-cell>
          <table:table-cell office:value-type="string" calcext:value-type="string">
            <text:p>y</text:p>
          </table:table-cell>
          <table:table-cell office:value-type="float" office:value="7.909705" calcext:value-type="float">
            <text:p>7.909705</text:p>
          </table:table-cell>
          <table:table-cell office:value-type="string" calcext:value-type="string">
            <text:p>h</text:p>
          </table:table-cell>
          <table:table-cell office:value-type="float" office:value="115.94895" calcext:value-type="float">
            <text:p>115.94895</text:p>
          </table:table-cell>
          <table:table-cell office:value-type="string" calcext:value-type="string">
            <text:p>k</text:p>
          </table:table-cell>
          <table:table-cell office:value-type="float" office:value="0.014564448" calcext:value-type="float">
            <text:p>0.014564448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4.6944456" calcext:value-type="float">
            <text:p>4.6944456</text:p>
          </table:table-cell>
          <table:table-cell office:value-type="string" calcext:value-type="string">
            <text:p>y</text:p>
          </table:table-cell>
          <table:table-cell office:value-type="float" office:value="1.5982915" calcext:value-type="float">
            <text:p>1.5982915</text:p>
          </table:table-cell>
          <table:table-cell office:value-type="string" calcext:value-type="string">
            <text:p>h</text:p>
          </table:table-cell>
          <table:table-cell office:value-type="float" office:value="66.339549" calcext:value-type="float">
            <text:p>66.339549</text:p>
          </table:table-cell>
          <table:table-cell office:value-type="string" calcext:value-type="string">
            <text:p>k</text:p>
          </table:table-cell>
          <table:table-cell office:value-type="float" office:value="0.029167596" calcext:value-type="float">
            <text:p>0.02916759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0.400214" calcext:value-type="float">
            <text:p>-10.400214</text:p>
          </table:table-cell>
          <table:table-cell office:value-type="string" calcext:value-type="string">
            <text:p>y</text:p>
          </table:table-cell>
          <table:table-cell office:value-type="float" office:value="7.8653847" calcext:value-type="float">
            <text:p>7.8653847</text:p>
          </table:table-cell>
          <table:table-cell office:value-type="string" calcext:value-type="string">
            <text:p>h</text:p>
          </table:table-cell>
          <table:table-cell office:value-type="float" office:value="115.86387" calcext:value-type="float">
            <text:p>115.86387</text:p>
          </table:table-cell>
          <table:table-cell office:value-type="string" calcext:value-type="string">
            <text:p>k</text:p>
          </table:table-cell>
          <table:table-cell office:value-type="float" office:value="0.014713384" calcext:value-type="float">
            <text:p>0.014713384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4.6027259" calcext:value-type="float">
            <text:p>4.6027259</text:p>
          </table:table-cell>
          <table:table-cell office:value-type="string" calcext:value-type="string">
            <text:p>y</text:p>
          </table:table-cell>
          <table:table-cell office:value-type="float" office:value="1.5582435" calcext:value-type="float">
            <text:p>1.5582435</text:p>
          </table:table-cell>
          <table:table-cell office:value-type="string" calcext:value-type="string">
            <text:p>h</text:p>
          </table:table-cell>
          <table:table-cell office:value-type="float" office:value="66.473857" calcext:value-type="float">
            <text:p>66.473857</text:p>
          </table:table-cell>
          <table:table-cell office:value-type="string" calcext:value-type="string">
            <text:p>k</text:p>
          </table:table-cell>
          <table:table-cell office:value-type="float" office:value="0.017584066" calcext:value-type="float">
            <text:p>0.01758406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0.308923" calcext:value-type="float">
            <text:p>-10.308923</text:p>
          </table:table-cell>
          <table:table-cell office:value-type="string" calcext:value-type="string">
            <text:p>y</text:p>
          </table:table-cell>
          <table:table-cell office:value-type="float" office:value="7.8212119" calcext:value-type="float">
            <text:p>7.8212119</text:p>
          </table:table-cell>
          <table:table-cell office:value-type="string" calcext:value-type="string">
            <text:p>h</text:p>
          </table:table-cell>
          <table:table-cell office:value-type="float" office:value="115.77794" calcext:value-type="float">
            <text:p>115.77794</text:p>
          </table:table-cell>
          <table:table-cell office:value-type="string" calcext:value-type="string">
            <text:p>k</text:p>
          </table:table-cell>
          <table:table-cell office:value-type="float" office:value="0.014861888" calcext:value-type="float">
            <text:p>0.014861888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4.5109294" calcext:value-type="float">
            <text:p>4.5109294</text:p>
          </table:table-cell>
          <table:table-cell office:value-type="string" calcext:value-type="string">
            <text:p>y</text:p>
          </table:table-cell>
          <table:table-cell office:value-type="float" office:value="1.5183538" calcext:value-type="float">
            <text:p>1.5183538</text:p>
          </table:table-cell>
          <table:table-cell office:value-type="string" calcext:value-type="string">
            <text:p>h</text:p>
          </table:table-cell>
          <table:table-cell office:value-type="float" office:value="66.540427" calcext:value-type="float">
            <text:p>66.540427</text:p>
          </table:table-cell>
          <table:table-cell office:value-type="string" calcext:value-type="string">
            <text:p>k</text:p>
          </table:table-cell>
          <table:table-cell office:value-type="float" office:value="0.0055876244" calcext:value-type="float">
            <text:p>0.005587624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0.217589" calcext:value-type="float">
            <text:p>-10.217589</text:p>
          </table:table-cell>
          <table:table-cell office:value-type="string" calcext:value-type="string">
            <text:p>y</text:p>
          </table:table-cell>
          <table:table-cell office:value-type="float" office:value="7.7771878" calcext:value-type="float">
            <text:p>7.7771878</text:p>
          </table:table-cell>
          <table:table-cell office:value-type="string" calcext:value-type="string">
            <text:p>h</text:p>
          </table:table-cell>
          <table:table-cell office:value-type="float" office:value="115.69117" calcext:value-type="float">
            <text:p>115.69117</text:p>
          </table:table-cell>
          <table:table-cell office:value-type="string" calcext:value-type="string">
            <text:p>k</text:p>
          </table:table-cell>
          <table:table-cell office:value-type="float" office:value="0.015009944" calcext:value-type="float">
            <text:p>0.015009944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4.4191084" calcext:value-type="float">
            <text:p>4.4191084</text:p>
          </table:table-cell>
          <table:table-cell office:value-type="string" calcext:value-type="string">
            <text:p>y</text:p>
          </table:table-cell>
          <table:table-cell office:value-type="float" office:value="1.4785144" calcext:value-type="float">
            <text:p>1.4785144</text:p>
          </table:table-cell>
          <table:table-cell office:value-type="string" calcext:value-type="string">
            <text:p>h</text:p>
          </table:table-cell>
          <table:table-cell office:value-type="float" office:value="66.537694" calcext:value-type="float">
            <text:p>66.537694</text:p>
          </table:table-cell>
          <table:table-cell office:value-type="string" calcext:value-type="string">
            <text:p>k</text:p>
          </table:table-cell>
          <table:table-cell office:value-type="float" office:value="-0.0065388411" calcext:value-type="float">
            <text:p>-0.006538841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0.126212" calcext:value-type="float">
            <text:p>-10.126212</text:p>
          </table:table-cell>
          <table:table-cell office:value-type="string" calcext:value-type="string">
            <text:p>y</text:p>
          </table:table-cell>
          <table:table-cell office:value-type="float" office:value="7.7333138" calcext:value-type="float">
            <text:p>7.7333138</text:p>
          </table:table-cell>
          <table:table-cell office:value-type="string" calcext:value-type="string">
            <text:p>h</text:p>
          </table:table-cell>
          <table:table-cell office:value-type="float" office:value="115.60357" calcext:value-type="float">
            <text:p>115.60357</text:p>
          </table:table-cell>
          <table:table-cell office:value-type="string" calcext:value-type="string">
            <text:p>k</text:p>
          </table:table-cell>
          <table:table-cell office:value-type="float" office:value="0.015157537" calcext:value-type="float">
            <text:p>0.015157537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4.3273161" calcext:value-type="float">
            <text:p>4.3273161</text:p>
          </table:table-cell>
          <table:table-cell office:value-type="string" calcext:value-type="string">
            <text:p>y</text:p>
          </table:table-cell>
          <table:table-cell office:value-type="float" office:value="1.4386161" calcext:value-type="float">
            <text:p>1.4386161</text:p>
          </table:table-cell>
          <table:table-cell office:value-type="string" calcext:value-type="string">
            <text:p>h</text:p>
          </table:table-cell>
          <table:table-cell office:value-type="float" office:value="66.465722" calcext:value-type="float">
            <text:p>66.465722</text:p>
          </table:table-cell>
          <table:table-cell office:value-type="string" calcext:value-type="string">
            <text:p>k</text:p>
          </table:table-cell>
          <table:table-cell office:value-type="float" office:value="-0.018513092" calcext:value-type="float">
            <text:p>-0.01851309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0.03479" calcext:value-type="float">
            <text:p>-10.03479</text:p>
          </table:table-cell>
          <table:table-cell office:value-type="string" calcext:value-type="string">
            <text:p>y</text:p>
          </table:table-cell>
          <table:table-cell office:value-type="float" office:value="7.6895914" calcext:value-type="float">
            <text:p>7.6895914</text:p>
          </table:table-cell>
          <table:table-cell office:value-type="string" calcext:value-type="string">
            <text:p>h</text:p>
          </table:table-cell>
          <table:table-cell office:value-type="float" office:value="115.51513" calcext:value-type="float">
            <text:p>115.51513</text:p>
          </table:table-cell>
          <table:table-cell office:value-type="string" calcext:value-type="string">
            <text:p>k</text:p>
          </table:table-cell>
          <table:table-cell office:value-type="float" office:value="0.01530465" calcext:value-type="float">
            <text:p>0.01530465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4.2356046" calcext:value-type="float">
            <text:p>4.2356046</text:p>
          </table:table-cell>
          <table:table-cell office:value-type="string" calcext:value-type="string">
            <text:p>y</text:p>
          </table:table-cell>
          <table:table-cell office:value-type="float" office:value="1.3985512" calcext:value-type="float">
            <text:p>1.3985512</text:p>
          </table:table-cell>
          <table:table-cell office:value-type="string" calcext:value-type="string">
            <text:p>h</text:p>
          </table:table-cell>
          <table:table-cell office:value-type="float" office:value="66.326205" calcext:value-type="float">
            <text:p>66.326205</text:p>
          </table:table-cell>
          <table:table-cell office:value-type="string" calcext:value-type="string">
            <text:p>k</text:p>
          </table:table-cell>
          <table:table-cell office:value-type="float" office:value="-0.03005213" calcext:value-type="float">
            <text:p>-0.0300521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9.9433234" calcext:value-type="float">
            <text:p>-9.9433234</text:p>
          </table:table-cell>
          <table:table-cell office:value-type="string" calcext:value-type="string">
            <text:p>y</text:p>
          </table:table-cell>
          <table:table-cell office:value-type="float" office:value="7.6460218" calcext:value-type="float">
            <text:p>7.6460218</text:p>
          </table:table-cell>
          <table:table-cell office:value-type="string" calcext:value-type="string">
            <text:p>h</text:p>
          </table:table-cell>
          <table:table-cell office:value-type="float" office:value="115.42587" calcext:value-type="float">
            <text:p>115.42587</text:p>
          </table:table-cell>
          <table:table-cell office:value-type="string" calcext:value-type="string">
            <text:p>k</text:p>
          </table:table-cell>
          <table:table-cell office:value-type="float" office:value="0.015451266" calcext:value-type="float">
            <text:p>0.015451266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4.1440245" calcext:value-type="float">
            <text:p>4.1440245</text:p>
          </table:table-cell>
          <table:table-cell office:value-type="string" calcext:value-type="string">
            <text:p>y</text:p>
          </table:table-cell>
          <table:table-cell office:value-type="float" office:value="1.3582158" calcext:value-type="float">
            <text:p>1.3582158</text:p>
          </table:table-cell>
          <table:table-cell office:value-type="string" calcext:value-type="string">
            <text:p>h</text:p>
          </table:table-cell>
          <table:table-cell office:value-type="float" office:value="66.122473" calcext:value-type="float">
            <text:p>66.122473</text:p>
          </table:table-cell>
          <table:table-cell office:value-type="string" calcext:value-type="string">
            <text:p>k</text:p>
          </table:table-cell>
          <table:table-cell office:value-type="float" office:value="-0.040870937" calcext:value-type="float">
            <text:p>-0.04087093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9.8518121" calcext:value-type="float">
            <text:p>-9.8518121</text:p>
          </table:table-cell>
          <table:table-cell office:value-type="string" calcext:value-type="string">
            <text:p>y</text:p>
          </table:table-cell>
          <table:table-cell office:value-type="float" office:value="7.6026065" calcext:value-type="float">
            <text:p>7.6026065</text:p>
          </table:table-cell>
          <table:table-cell office:value-type="string" calcext:value-type="string">
            <text:p>h</text:p>
          </table:table-cell>
          <table:table-cell office:value-type="float" office:value="115.33577" calcext:value-type="float">
            <text:p>115.33577</text:p>
          </table:table-cell>
          <table:table-cell office:value-type="string" calcext:value-type="string">
            <text:p>k</text:p>
          </table:table-cell>
          <table:table-cell office:value-type="float" office:value="0.01559737" calcext:value-type="float">
            <text:p>0.01559737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4.0526229" calcext:value-type="float">
            <text:p>4.0526229</text:p>
          </table:table-cell>
          <table:table-cell office:value-type="string" calcext:value-type="string">
            <text:p>y</text:p>
          </table:table-cell>
          <table:table-cell office:value-type="float" office:value="1.317513" calcext:value-type="float">
            <text:p>1.317513</text:p>
          </table:table-cell>
          <table:table-cell office:value-type="string" calcext:value-type="string">
            <text:p>h</text:p>
          </table:table-cell>
          <table:table-cell office:value-type="float" office:value="65.8595" calcext:value-type="float">
            <text:p>65.8595</text:p>
          </table:table-cell>
          <table:table-cell office:value-type="string" calcext:value-type="string">
            <text:p>k</text:p>
          </table:table-cell>
          <table:table-cell office:value-type="float" office:value="-0.050681637" calcext:value-type="float">
            <text:p>-0.05068163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9.7602556" calcext:value-type="float">
            <text:p>-9.7602556</text:p>
          </table:table-cell>
          <table:table-cell office:value-type="string" calcext:value-type="string">
            <text:p>y</text:p>
          </table:table-cell>
          <table:table-cell office:value-type="float" office:value="7.5593467" calcext:value-type="float">
            <text:p>7.5593467</text:p>
          </table:table-cell>
          <table:table-cell office:value-type="string" calcext:value-type="string">
            <text:p>h</text:p>
          </table:table-cell>
          <table:table-cell office:value-type="float" office:value="115.24486" calcext:value-type="float">
            <text:p>115.24486</text:p>
          </table:table-cell>
          <table:table-cell office:value-type="string" calcext:value-type="string">
            <text:p>k</text:p>
          </table:table-cell>
          <table:table-cell office:value-type="float" office:value="0.015742944" calcext:value-type="float">
            <text:p>0.015742944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3.9614425" calcext:value-type="float">
            <text:p>3.9614425</text:p>
          </table:table-cell>
          <table:table-cell office:value-type="string" calcext:value-type="string">
            <text:p>y</text:p>
          </table:table-cell>
          <table:table-cell office:value-type="float" office:value="1.2763545" calcext:value-type="float">
            <text:p>1.2763545</text:p>
          </table:table-cell>
          <table:table-cell office:value-type="string" calcext:value-type="string">
            <text:p>h</text:p>
          </table:table-cell>
          <table:table-cell office:value-type="float" office:value="65.543917" calcext:value-type="float">
            <text:p>65.543917</text:p>
          </table:table-cell>
          <table:table-cell office:value-type="string" calcext:value-type="string">
            <text:p>k</text:p>
          </table:table-cell>
          <table:table-cell office:value-type="float" office:value="-0.059193271" calcext:value-type="float">
            <text:p>-0.05919327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9.6686533" calcext:value-type="float">
            <text:p>-9.6686533</text:p>
          </table:table-cell>
          <table:table-cell office:value-type="string" calcext:value-type="string">
            <text:p>y</text:p>
          </table:table-cell>
          <table:table-cell office:value-type="float" office:value="7.5162438" calcext:value-type="float">
            <text:p>7.5162438</text:p>
          </table:table-cell>
          <table:table-cell office:value-type="string" calcext:value-type="string">
            <text:p>h</text:p>
          </table:table-cell>
          <table:table-cell office:value-type="float" office:value="115.15312" calcext:value-type="float">
            <text:p>115.15312</text:p>
          </table:table-cell>
          <table:table-cell office:value-type="string" calcext:value-type="string">
            <text:p>k</text:p>
          </table:table-cell>
          <table:table-cell office:value-type="float" office:value="0.015887972" calcext:value-type="float">
            <text:p>0.015887972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3.8705204" calcext:value-type="float">
            <text:p>3.8705204</text:p>
          </table:table-cell>
          <table:table-cell office:value-type="string" calcext:value-type="string">
            <text:p>y</text:p>
          </table:table-cell>
          <table:table-cell office:value-type="float" office:value="1.2346643" calcext:value-type="float">
            <text:p>1.2346643</text:p>
          </table:table-cell>
          <table:table-cell office:value-type="string" calcext:value-type="string">
            <text:p>h</text:p>
          </table:table-cell>
          <table:table-cell office:value-type="float" office:value="65.184024" calcext:value-type="float">
            <text:p>65.184024</text:p>
          </table:table-cell>
          <table:table-cell office:value-type="string" calcext:value-type="string">
            <text:p>k</text:p>
          </table:table-cell>
          <table:table-cell office:value-type="float" office:value="-0.066112283" calcext:value-type="float">
            <text:p>-0.06611228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9.577005" calcext:value-type="float">
            <text:p>-9.577005</text:p>
          </table:table-cell>
          <table:table-cell office:value-type="string" calcext:value-type="string">
            <text:p>y</text:p>
          </table:table-cell>
          <table:table-cell office:value-type="float" office:value="7.4732991" calcext:value-type="float">
            <text:p>7.4732991</text:p>
          </table:table-cell>
          <table:table-cell office:value-type="string" calcext:value-type="string">
            <text:p>h</text:p>
          </table:table-cell>
          <table:table-cell office:value-type="float" office:value="115.06057" calcext:value-type="float">
            <text:p>115.06057</text:p>
          </table:table-cell>
          <table:table-cell office:value-type="string" calcext:value-type="string">
            <text:p>k</text:p>
          </table:table-cell>
          <table:table-cell office:value-type="float" office:value="0.016032437" calcext:value-type="float">
            <text:p>0.016032437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3.7798865" calcext:value-type="float">
            <text:p>3.7798865</text:p>
          </table:table-cell>
          <table:table-cell office:value-type="string" calcext:value-type="string">
            <text:p>y</text:p>
          </table:table-cell>
          <table:table-cell office:value-type="float" office:value="1.1923804" calcext:value-type="float">
            <text:p>1.1923804</text:p>
          </table:table-cell>
          <table:table-cell office:value-type="string" calcext:value-type="string">
            <text:p>h</text:p>
          </table:table-cell>
          <table:table-cell office:value-type="float" office:value="64.789794" calcext:value-type="float">
            <text:p>64.789794</text:p>
          </table:table-cell>
          <table:table-cell office:value-type="string" calcext:value-type="string">
            <text:p>k</text:p>
          </table:table-cell>
          <table:table-cell office:value-type="float" office:value="-0.071143692" calcext:value-type="float">
            <text:p>-0.07114369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9.4853102" calcext:value-type="float">
            <text:p>-9.4853102</text:p>
          </table:table-cell>
          <table:table-cell office:value-type="string" calcext:value-type="string">
            <text:p>y</text:p>
          </table:table-cell>
          <table:table-cell office:value-type="float" office:value="7.4305139" calcext:value-type="float">
            <text:p>7.4305139</text:p>
          </table:table-cell>
          <table:table-cell office:value-type="string" calcext:value-type="string">
            <text:p>h</text:p>
          </table:table-cell>
          <table:table-cell office:value-type="float" office:value="114.9672" calcext:value-type="float">
            <text:p>114.9672</text:p>
          </table:table-cell>
          <table:table-cell office:value-type="string" calcext:value-type="string">
            <text:p>k</text:p>
          </table:table-cell>
          <table:table-cell office:value-type="float" office:value="0.016176321" calcext:value-type="float">
            <text:p>0.016176321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3.6895627" calcext:value-type="float">
            <text:p>3.6895627</text:p>
          </table:table-cell>
          <table:table-cell office:value-type="string" calcext:value-type="string">
            <text:p>y</text:p>
          </table:table-cell>
          <table:table-cell office:value-type="float" office:value="1.1494581" calcext:value-type="float">
            <text:p>1.1494581</text:p>
          </table:table-cell>
          <table:table-cell office:value-type="string" calcext:value-type="string">
            <text:p>h</text:p>
          </table:table-cell>
          <table:table-cell office:value-type="float" office:value="64.372881" calcext:value-type="float">
            <text:p>64.372881</text:p>
          </table:table-cell>
          <table:table-cell office:value-type="string" calcext:value-type="string">
            <text:p>k</text:p>
          </table:table-cell>
          <table:table-cell office:value-type="float" office:value="-0.073992751" calcext:value-type="float">
            <text:p>-0.07399275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9.3935686" calcext:value-type="float">
            <text:p>-9.3935686</text:p>
          </table:table-cell>
          <table:table-cell office:value-type="string" calcext:value-type="string">
            <text:p>y</text:p>
          </table:table-cell>
          <table:table-cell office:value-type="float" office:value="7.3878896" calcext:value-type="float">
            <text:p>7.3878896</text:p>
          </table:table-cell>
          <table:table-cell office:value-type="string" calcext:value-type="string">
            <text:p>h</text:p>
          </table:table-cell>
          <table:table-cell office:value-type="float" office:value="114.87303" calcext:value-type="float">
            <text:p>114.87303</text:p>
          </table:table-cell>
          <table:table-cell office:value-type="string" calcext:value-type="string">
            <text:p>k</text:p>
          </table:table-cell>
          <table:table-cell office:value-type="float" office:value="0.016319606" calcext:value-type="float">
            <text:p>0.016319606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3.5995612" calcext:value-type="float">
            <text:p>3.5995612</text:p>
          </table:table-cell>
          <table:table-cell office:value-type="string" calcext:value-type="string">
            <text:p>y</text:p>
          </table:table-cell>
          <table:table-cell office:value-type="float" office:value="1.105872" calcext:value-type="float">
            <text:p>1.105872</text:p>
          </table:table-cell>
          <table:table-cell office:value-type="string" calcext:value-type="string">
            <text:p>h</text:p>
          </table:table-cell>
          <table:table-cell office:value-type="float" office:value="63.94661" calcext:value-type="float">
            <text:p>63.94661</text:p>
          </table:table-cell>
          <table:table-cell office:value-type="string" calcext:value-type="string">
            <text:p>k</text:p>
          </table:table-cell>
          <table:table-cell office:value-type="float" office:value="-0.074366782" calcext:value-type="float">
            <text:p>-0.07436678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9.3017798" calcext:value-type="float">
            <text:p>-9.3017798</text:p>
          </table:table-cell>
          <table:table-cell office:value-type="string" calcext:value-type="string">
            <text:p>y</text:p>
          </table:table-cell>
          <table:table-cell office:value-type="float" office:value="7.3454274" calcext:value-type="float">
            <text:p>7.3454274</text:p>
          </table:table-cell>
          <table:table-cell office:value-type="string" calcext:value-type="string">
            <text:p>h</text:p>
          </table:table-cell>
          <table:table-cell office:value-type="float" office:value="114.77805" calcext:value-type="float">
            <text:p>114.77805</text:p>
          </table:table-cell>
          <table:table-cell office:value-type="string" calcext:value-type="string">
            <text:p>k</text:p>
          </table:table-cell>
          <table:table-cell office:value-type="float" office:value="0.016462276" calcext:value-type="float">
            <text:p>0.016462276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3.5098836" calcext:value-type="float">
            <text:p>3.5098836</text:p>
          </table:table-cell>
          <table:table-cell office:value-type="string" calcext:value-type="string">
            <text:p>y</text:p>
          </table:table-cell>
          <table:table-cell office:value-type="float" office:value="1.061619" calcext:value-type="float">
            <text:p>1.061619</text:p>
          </table:table-cell>
          <table:table-cell office:value-type="string" calcext:value-type="string">
            <text:p>h</text:p>
          </table:table-cell>
          <table:table-cell office:value-type="float" office:value="63.525969" calcext:value-type="float">
            <text:p>63.525969</text:p>
          </table:table-cell>
          <table:table-cell office:value-type="string" calcext:value-type="string">
            <text:p>k</text:p>
          </table:table-cell>
          <table:table-cell office:value-type="float" office:value="-0.071976729" calcext:value-type="float">
            <text:p>-0.07197672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9.2099434" calcext:value-type="float">
            <text:p>-9.2099434</text:p>
          </table:table-cell>
          <table:table-cell office:value-type="string" calcext:value-type="string">
            <text:p>y</text:p>
          </table:table-cell>
          <table:table-cell office:value-type="float" office:value="7.3031287" calcext:value-type="float">
            <text:p>7.3031287</text:p>
          </table:table-cell>
          <table:table-cell office:value-type="string" calcext:value-type="string">
            <text:p>h</text:p>
          </table:table-cell>
          <table:table-cell office:value-type="float" office:value="114.68227" calcext:value-type="float">
            <text:p>114.68227</text:p>
          </table:table-cell>
          <table:table-cell office:value-type="string" calcext:value-type="string">
            <text:p>k</text:p>
          </table:table-cell>
          <table:table-cell office:value-type="float" office:value="0.016604312" calcext:value-type="float">
            <text:p>0.016604312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3.4205194" calcext:value-type="float">
            <text:p>3.4205194</text:p>
          </table:table-cell>
          <table:table-cell office:value-type="string" calcext:value-type="string">
            <text:p>y</text:p>
          </table:table-cell>
          <table:table-cell office:value-type="float" office:value="1.0167207" calcext:value-type="float">
            <text:p>1.0167207</text:p>
          </table:table-cell>
          <table:table-cell office:value-type="string" calcext:value-type="string">
            <text:p>h</text:p>
          </table:table-cell>
          <table:table-cell office:value-type="float" office:value="63.127594" calcext:value-type="float">
            <text:p>63.127594</text:p>
          </table:table-cell>
          <table:table-cell office:value-type="string" calcext:value-type="string">
            <text:p>k</text:p>
          </table:table-cell>
          <table:table-cell office:value-type="float" office:value="-0.066537932" calcext:value-type="float">
            <text:p>-0.06653793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9.118059" calcext:value-type="float">
            <text:p>-9.118059</text:p>
          </table:table-cell>
          <table:table-cell office:value-type="string" calcext:value-type="string">
            <text:p>y</text:p>
          </table:table-cell>
          <table:table-cell office:value-type="float" office:value="7.2609947" calcext:value-type="float">
            <text:p>7.2609947</text:p>
          </table:table-cell>
          <table:table-cell office:value-type="string" calcext:value-type="string">
            <text:p>h</text:p>
          </table:table-cell>
          <table:table-cell office:value-type="float" office:value="114.58569" calcext:value-type="float">
            <text:p>114.58569</text:p>
          </table:table-cell>
          <table:table-cell office:value-type="string" calcext:value-type="string">
            <text:p>k</text:p>
          </table:table-cell>
          <table:table-cell office:value-type="float" office:value="0.016745696" calcext:value-type="float">
            <text:p>0.016745696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3.3314447" calcext:value-type="float">
            <text:p>3.3314447</text:p>
          </table:table-cell>
          <table:table-cell office:value-type="string" calcext:value-type="string">
            <text:p>y</text:p>
          </table:table-cell>
          <table:table-cell office:value-type="float" office:value="0.97122615" calcext:value-type="float">
            <text:p>0.97122615</text:p>
          </table:table-cell>
          <table:table-cell office:value-type="string" calcext:value-type="string">
            <text:p>h</text:p>
          </table:table-cell>
          <table:table-cell office:value-type="float" office:value="62.76975" calcext:value-type="float">
            <text:p>62.76975</text:p>
          </table:table-cell>
          <table:table-cell office:value-type="string" calcext:value-type="string">
            <text:p>k</text:p>
          </table:table-cell>
          <table:table-cell office:value-type="float" office:value="-0.057769677" calcext:value-type="float">
            <text:p>-0.05776967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9.0261263" calcext:value-type="float">
            <text:p>-9.0261263</text:p>
          </table:table-cell>
          <table:table-cell office:value-type="string" calcext:value-type="string">
            <text:p>y</text:p>
          </table:table-cell>
          <table:table-cell office:value-type="float" office:value="7.2190267" calcext:value-type="float">
            <text:p>7.2190267</text:p>
          </table:table-cell>
          <table:table-cell office:value-type="string" calcext:value-type="string">
            <text:p>h</text:p>
          </table:table-cell>
          <table:table-cell office:value-type="float" office:value="114.48832" calcext:value-type="float">
            <text:p>114.48832</text:p>
          </table:table-cell>
          <table:table-cell office:value-type="string" calcext:value-type="string">
            <text:p>k</text:p>
          </table:table-cell>
          <table:table-cell office:value-type="float" office:value="0.01688641" calcext:value-type="float">
            <text:p>0.01688641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3.2426213" calcext:value-type="float">
            <text:p>3.2426213</text:p>
          </table:table-cell>
          <table:table-cell office:value-type="string" calcext:value-type="string">
            <text:p>y</text:p>
          </table:table-cell>
          <table:table-cell office:value-type="float" office:value="0.92521422" calcext:value-type="float">
            <text:p>0.92521422</text:p>
          </table:table-cell>
          <table:table-cell office:value-type="string" calcext:value-type="string">
            <text:p>h</text:p>
          </table:table-cell>
          <table:table-cell office:value-type="float" office:value="62.472322" calcext:value-type="float">
            <text:p>62.472322</text:p>
          </table:table-cell>
          <table:table-cell office:value-type="string" calcext:value-type="string">
            <text:p>k</text:p>
          </table:table-cell>
          <table:table-cell office:value-type="float" office:value="-0.045393208" calcext:value-type="float">
            <text:p>-0.04539320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8.9341449" calcext:value-type="float">
            <text:p>-8.9341449</text:p>
          </table:table-cell>
          <table:table-cell office:value-type="string" calcext:value-type="string">
            <text:p>y</text:p>
          </table:table-cell>
          <table:table-cell office:value-type="float" office:value="7.1772259" calcext:value-type="float">
            <text:p>7.1772259</text:p>
          </table:table-cell>
          <table:table-cell office:value-type="string" calcext:value-type="string">
            <text:p>h</text:p>
          </table:table-cell>
          <table:table-cell office:value-type="float" office:value="114.39016" calcext:value-type="float">
            <text:p>114.39016</text:p>
          </table:table-cell>
          <table:table-cell office:value-type="string" calcext:value-type="string">
            <text:p>k</text:p>
          </table:table-cell>
          <table:table-cell office:value-type="float" office:value="0.017026435" calcext:value-type="float">
            <text:p>0.017026435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3.153995" calcext:value-type="float">
            <text:p>3.153995</text:p>
          </table:table-cell>
          <table:table-cell office:value-type="string" calcext:value-type="string">
            <text:p>y</text:p>
          </table:table-cell>
          <table:table-cell office:value-type="float" office:value="0.87879638" calcext:value-type="float">
            <text:p>0.87879638</text:p>
          </table:table-cell>
          <table:table-cell office:value-type="string" calcext:value-type="string">
            <text:p>h</text:p>
          </table:table-cell>
          <table:table-cell office:value-type="float" office:value="62.256811" calcext:value-type="float">
            <text:p>62.256811</text:p>
          </table:table-cell>
          <table:table-cell office:value-type="string" calcext:value-type="string">
            <text:p>k</text:p>
          </table:table-cell>
          <table:table-cell office:value-type="float" office:value="-0.029128267" calcext:value-type="float">
            <text:p>-0.02912826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8.8421144" calcext:value-type="float">
            <text:p>-8.8421144</text:p>
          </table:table-cell>
          <table:table-cell office:value-type="string" calcext:value-type="string">
            <text:p>y</text:p>
          </table:table-cell>
          <table:table-cell office:value-type="float" office:value="7.1355937" calcext:value-type="float">
            <text:p>7.1355937</text:p>
          </table:table-cell>
          <table:table-cell office:value-type="string" calcext:value-type="string">
            <text:p>h</text:p>
          </table:table-cell>
          <table:table-cell office:value-type="float" office:value="114.29122" calcext:value-type="float">
            <text:p>114.29122</text:p>
          </table:table-cell>
          <table:table-cell office:value-type="string" calcext:value-type="string">
            <text:p>k</text:p>
          </table:table-cell>
          <table:table-cell office:value-type="float" office:value="0.017165754" calcext:value-type="float">
            <text:p>0.017165754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3.0654946" calcext:value-type="float">
            <text:p>3.0654946</text:p>
          </table:table-cell>
          <table:table-cell office:value-type="string" calcext:value-type="string">
            <text:p>y</text:p>
          </table:table-cell>
          <table:table-cell office:value-type="float" office:value="0.83211927" calcext:value-type="float">
            <text:p>0.83211927</text:p>
          </table:table-cell>
          <table:table-cell office:value-type="string" calcext:value-type="string">
            <text:p>h</text:p>
          </table:table-cell>
          <table:table-cell office:value-type="float" office:value="62.14635" calcext:value-type="float">
            <text:p>62.14635</text:p>
          </table:table-cell>
          <table:table-cell office:value-type="string" calcext:value-type="string">
            <text:p>k</text:p>
          </table:table-cell>
          <table:table-cell office:value-type="float" office:value="-0.0086887003" calcext:value-type="float">
            <text:p>-0.008688700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8.7500345" calcext:value-type="float">
            <text:p>-8.7500345</text:p>
          </table:table-cell>
          <table:table-cell office:value-type="string" calcext:value-type="string">
            <text:p>y</text:p>
          </table:table-cell>
          <table:table-cell office:value-type="float" office:value="7.0941313" calcext:value-type="float">
            <text:p>7.0941313</text:p>
          </table:table-cell>
          <table:table-cell office:value-type="string" calcext:value-type="string">
            <text:p>h</text:p>
          </table:table-cell>
          <table:table-cell office:value-type="float" office:value="114.1915" calcext:value-type="float">
            <text:p>114.1915</text:p>
          </table:table-cell>
          <table:table-cell office:value-type="string" calcext:value-type="string">
            <text:p>k</text:p>
          </table:table-cell>
          <table:table-cell office:value-type="float" office:value="0.017304347" calcext:value-type="float">
            <text:p>0.017304347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2.9770306" calcext:value-type="float">
            <text:p>2.9770306</text:p>
          </table:table-cell>
          <table:table-cell office:value-type="string" calcext:value-type="string">
            <text:p>y</text:p>
          </table:table-cell>
          <table:table-cell office:value-type="float" office:value="0.78536722" calcext:value-type="float">
            <text:p>0.78536722</text:p>
          </table:table-cell>
          <table:table-cell office:value-type="string" calcext:value-type="string">
            <text:p>h</text:p>
          </table:table-cell>
          <table:table-cell office:value-type="float" office:value="62.165734" calcext:value-type="float">
            <text:p>62.165734</text:p>
          </table:table-cell>
          <table:table-cell office:value-type="string" calcext:value-type="string">
            <text:p>k</text:p>
          </table:table-cell>
          <table:table-cell office:value-type="float" office:value="0.016221528" calcext:value-type="float">
            <text:p>0.01622152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8.6579047" calcext:value-type="float">
            <text:p>-8.6579047</text:p>
          </table:table-cell>
          <table:table-cell office:value-type="string" calcext:value-type="string">
            <text:p>y</text:p>
          </table:table-cell>
          <table:table-cell office:value-type="float" office:value="7.0528399" calcext:value-type="float">
            <text:p>7.0528399</text:p>
          </table:table-cell>
          <table:table-cell office:value-type="string" calcext:value-type="string">
            <text:p>h</text:p>
          </table:table-cell>
          <table:table-cell office:value-type="float" office:value="114.091" calcext:value-type="float">
            <text:p>114.091</text:p>
          </table:table-cell>
          <table:table-cell office:value-type="string" calcext:value-type="string">
            <text:p>k</text:p>
          </table:table-cell>
          <table:table-cell office:value-type="float" office:value="0.017442195" calcext:value-type="float">
            <text:p>0.017442195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2.8884939" calcext:value-type="float">
            <text:p>2.8884939</text:p>
          </table:table-cell>
          <table:table-cell office:value-type="string" calcext:value-type="string">
            <text:p>y</text:p>
          </table:table-cell>
          <table:table-cell office:value-type="float" office:value="0.73876492" calcext:value-type="float">
            <text:p>0.73876492</text:p>
          </table:table-cell>
          <table:table-cell office:value-type="string" calcext:value-type="string">
            <text:p>h</text:p>
          </table:table-cell>
          <table:table-cell office:value-type="float" office:value="62.341461" calcext:value-type="float">
            <text:p>62.341461</text:p>
          </table:table-cell>
          <table:table-cell office:value-type="string" calcext:value-type="string">
            <text:p>k</text:p>
          </table:table-cell>
          <table:table-cell office:value-type="float" office:value="0.04590952" calcext:value-type="float">
            <text:p>0.0459095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8.5657248" calcext:value-type="float">
            <text:p>-8.5657248</text:p>
          </table:table-cell>
          <table:table-cell office:value-type="string" calcext:value-type="string">
            <text:p>y</text:p>
          </table:table-cell>
          <table:table-cell office:value-type="float" office:value="7.0117208" calcext:value-type="float">
            <text:p>7.0117208</text:p>
          </table:table-cell>
          <table:table-cell office:value-type="string" calcext:value-type="string">
            <text:p>h</text:p>
          </table:table-cell>
          <table:table-cell office:value-type="float" office:value="113.98973" calcext:value-type="float">
            <text:p>113.98973</text:p>
          </table:table-cell>
          <table:table-cell office:value-type="string" calcext:value-type="string">
            <text:p>k</text:p>
          </table:table-cell>
          <table:table-cell office:value-type="float" office:value="0.017579279" calcext:value-type="float">
            <text:p>0.017579279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2.7997545" calcext:value-type="float">
            <text:p>2.7997545</text:p>
          </table:table-cell>
          <table:table-cell office:value-type="string" calcext:value-type="string">
            <text:p>y</text:p>
          </table:table-cell>
          <table:table-cell office:value-type="float" office:value="0.69257997" calcext:value-type="float">
            <text:p>0.69257997</text:p>
          </table:table-cell>
          <table:table-cell office:value-type="string" calcext:value-type="string">
            <text:p>h</text:p>
          </table:table-cell>
          <table:table-cell office:value-type="float" office:value="62.701769" calcext:value-type="float">
            <text:p>62.701769</text:p>
          </table:table-cell>
          <table:table-cell office:value-type="string" calcext:value-type="string">
            <text:p>k</text:p>
          </table:table-cell>
          <table:table-cell office:value-type="float" office:value="0.080687973" calcext:value-type="float">
            <text:p>0.08068797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8.4734944" calcext:value-type="float">
            <text:p>-8.4734944</text:p>
          </table:table-cell>
          <table:table-cell office:value-type="string" calcext:value-type="string">
            <text:p>y</text:p>
          </table:table-cell>
          <table:table-cell office:value-type="float" office:value="6.9707752" calcext:value-type="float">
            <text:p>6.9707752</text:p>
          </table:table-cell>
          <table:table-cell office:value-type="string" calcext:value-type="string">
            <text:p>h</text:p>
          </table:table-cell>
          <table:table-cell office:value-type="float" office:value="113.8877" calcext:value-type="float">
            <text:p>113.8877</text:p>
          </table:table-cell>
          <table:table-cell office:value-type="string" calcext:value-type="string">
            <text:p>k</text:p>
          </table:table-cell>
          <table:table-cell office:value-type="float" office:value="0.017715581" calcext:value-type="float">
            <text:p>0.017715581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2.7106603" calcext:value-type="float">
            <text:p>2.7106603</text:p>
          </table:table-cell>
          <table:table-cell office:value-type="string" calcext:value-type="string">
            <text:p>y</text:p>
          </table:table-cell>
          <table:table-cell office:value-type="float" office:value="0.64712549" calcext:value-type="float">
            <text:p>0.64712549</text:p>
          </table:table-cell>
          <table:table-cell office:value-type="string" calcext:value-type="string">
            <text:p>h</text:p>
          </table:table-cell>
          <table:table-cell office:value-type="float" office:value="63.276623" calcext:value-type="float">
            <text:p>63.276623</text:p>
          </table:table-cell>
          <table:table-cell office:value-type="string" calcext:value-type="string">
            <text:p>k</text:p>
          </table:table-cell>
          <table:table-cell office:value-type="float" office:value="0.12085724" calcext:value-type="float">
            <text:p>0.1208572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8.3812131" calcext:value-type="float">
            <text:p>-8.3812131</text:p>
          </table:table-cell>
          <table:table-cell office:value-type="string" calcext:value-type="string">
            <text:p>y</text:p>
          </table:table-cell>
          <table:table-cell office:value-type="float" office:value="6.9300043" calcext:value-type="float">
            <text:p>6.9300043</text:p>
          </table:table-cell>
          <table:table-cell office:value-type="string" calcext:value-type="string">
            <text:p>h</text:p>
          </table:table-cell>
          <table:table-cell office:value-type="float" office:value="113.78491" calcext:value-type="float">
            <text:p>113.78491</text:p>
          </table:table-cell>
          <table:table-cell office:value-type="string" calcext:value-type="string">
            <text:p>k</text:p>
          </table:table-cell>
          <table:table-cell office:value-type="float" office:value="0.01785108" calcext:value-type="float">
            <text:p>0.01785108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2.621036" calcext:value-type="float">
            <text:p>2.621036</text:p>
          </table:table-cell>
          <table:table-cell office:value-type="string" calcext:value-type="string">
            <text:p>y</text:p>
          </table:table-cell>
          <table:table-cell office:value-type="float" office:value="0.60276273" calcext:value-type="float">
            <text:p>0.60276273</text:p>
          </table:table-cell>
          <table:table-cell office:value-type="string" calcext:value-type="string">
            <text:p>h</text:p>
          </table:table-cell>
          <table:table-cell office:value-type="float" office:value="64.097608" calcext:value-type="float">
            <text:p>64.097608</text:p>
          </table:table-cell>
          <table:table-cell office:value-type="string" calcext:value-type="string">
            <text:p>k</text:p>
          </table:table-cell>
          <table:table-cell office:value-type="float" office:value="0.16666667" calcext:value-type="float">
            <text:p>0.1666666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8.2888806" calcext:value-type="float">
            <text:p>-8.2888806</text:p>
          </table:table-cell>
          <table:table-cell office:value-type="string" calcext:value-type="string">
            <text:p>y</text:p>
          </table:table-cell>
          <table:table-cell office:value-type="float" office:value="6.8894094" calcext:value-type="float">
            <text:p>6.8894094</text:p>
          </table:table-cell>
          <table:table-cell office:value-type="string" calcext:value-type="string">
            <text:p>h</text:p>
          </table:table-cell>
          <table:table-cell office:value-type="float" office:value="113.68135" calcext:value-type="float">
            <text:p>113.68135</text:p>
          </table:table-cell>
          <table:table-cell office:value-type="string" calcext:value-type="string">
            <text:p>k</text:p>
          </table:table-cell>
          <table:table-cell office:value-type="float" office:value="0.017985757" calcext:value-type="float">
            <text:p>0.017985757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y</text:p>
          </table:table-cell>
          <table:table-cell office:value-type="float" office:value="0.59259767" calcext:value-type="float">
            <text:p>0.59259767</text:p>
          </table:table-cell>
          <table:table-cell office:value-type="string" calcext:value-type="string">
            <text:p>h</text:p>
          </table:table-cell>
          <table:table-cell office:value-type="float" office:value="89.551812" calcext:value-type="float">
            <text:p>89.551812</text:p>
          </table:table-cell>
          <table:table-cell office:value-type="string" calcext:value-type="string">
            <text:p>k</text:p>
          </table:table-cell>
          <table:table-cell office:value-type="float" office:value="0.16666667" calcext:value-type="float">
            <text:p>0.1666666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8.1964965" calcext:value-type="float">
            <text:p>-8.1964965</text:p>
          </table:table-cell>
          <table:table-cell office:value-type="string" calcext:value-type="string">
            <text:p>y</text:p>
          </table:table-cell>
          <table:table-cell office:value-type="float" office:value="6.8489915" calcext:value-type="float">
            <text:p>6.8489915</text:p>
          </table:table-cell>
          <table:table-cell office:value-type="string" calcext:value-type="string">
            <text:p>h</text:p>
          </table:table-cell>
          <table:table-cell office:value-type="float" office:value="113.57705" calcext:value-type="float">
            <text:p>113.57705</text:p>
          </table:table-cell>
          <table:table-cell office:value-type="string" calcext:value-type="string">
            <text:p>k</text:p>
          </table:table-cell>
          <table:table-cell office:value-type="float" office:value="0.018119593" calcext:value-type="float">
            <text:p>0.018119593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y</text:p>
          </table:table-cell>
          <table:table-cell office:value-type="float" office:value="0.54564394" calcext:value-type="float">
            <text:p>0.54564394</text:p>
          </table:table-cell>
          <table:table-cell office:value-type="string" calcext:value-type="string">
            <text:p>h</text:p>
          </table:table-cell>
          <table:table-cell office:value-type="float" office:value="89.570225" calcext:value-type="float">
            <text:p>89.570225</text:p>
          </table:table-cell>
          <table:table-cell office:value-type="string" calcext:value-type="string">
            <text:p>k</text:p>
          </table:table-cell>
          <table:table-cell office:value-type="float" office:value="0.16666667" calcext:value-type="float">
            <text:p>0.1666666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8.1040605" calcext:value-type="float">
            <text:p>-8.1040605</text:p>
          </table:table-cell>
          <table:table-cell office:value-type="string" calcext:value-type="string">
            <text:p>y</text:p>
          </table:table-cell>
          <table:table-cell office:value-type="float" office:value="6.808752" calcext:value-type="float">
            <text:p>6.808752</text:p>
          </table:table-cell>
          <table:table-cell office:value-type="string" calcext:value-type="string">
            <text:p>h</text:p>
          </table:table-cell>
          <table:table-cell office:value-type="float" office:value="113.472" calcext:value-type="float">
            <text:p>113.472</text:p>
          </table:table-cell>
          <table:table-cell office:value-type="string" calcext:value-type="string">
            <text:p>k</text:p>
          </table:table-cell>
          <table:table-cell office:value-type="float" office:value="0.018252567" calcext:value-type="float">
            <text:p>0.018252567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y</text:p>
          </table:table-cell>
          <table:table-cell office:value-type="float" office:value="0.50090917" calcext:value-type="float">
            <text:p>0.50090917</text:p>
          </table:table-cell>
          <table:table-cell office:value-type="string" calcext:value-type="string">
            <text:p>h</text:p>
          </table:table-cell>
          <table:table-cell office:value-type="float" office:value="89.588483" calcext:value-type="float">
            <text:p>89.588483</text:p>
          </table:table-cell>
          <table:table-cell office:value-type="string" calcext:value-type="string">
            <text:p>k</text:p>
          </table:table-cell>
          <table:table-cell office:value-type="float" office:value="0.16666667" calcext:value-type="float">
            <text:p>0.1666666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8.0115722" calcext:value-type="float">
            <text:p>-8.0115722</text:p>
          </table:table-cell>
          <table:table-cell office:value-type="string" calcext:value-type="string">
            <text:p>y</text:p>
          </table:table-cell>
          <table:table-cell office:value-type="float" office:value="6.768692" calcext:value-type="float">
            <text:p>6.768692</text:p>
          </table:table-cell>
          <table:table-cell office:value-type="string" calcext:value-type="string">
            <text:p>h</text:p>
          </table:table-cell>
          <table:table-cell office:value-type="float" office:value="113.36622" calcext:value-type="float">
            <text:p>113.36622</text:p>
          </table:table-cell>
          <table:table-cell office:value-type="string" calcext:value-type="string">
            <text:p>k</text:p>
          </table:table-cell>
          <table:table-cell office:value-type="float" office:value="0.01838466" calcext:value-type="float">
            <text:p>0.01838466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y</text:p>
          </table:table-cell>
          <table:table-cell office:value-type="float" office:value="0.4583396" calcext:value-type="float">
            <text:p>0.4583396</text:p>
          </table:table-cell>
          <table:table-cell office:value-type="string" calcext:value-type="string">
            <text:p>h</text:p>
          </table:table-cell>
          <table:table-cell office:value-type="float" office:value="89.606597" calcext:value-type="float">
            <text:p>89.606597</text:p>
          </table:table-cell>
          <table:table-cell office:value-type="string" calcext:value-type="string">
            <text:p>k</text:p>
          </table:table-cell>
          <table:table-cell office:value-type="float" office:value="0.16666667" calcext:value-type="float">
            <text:p>0.1666666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7.9190313" calcext:value-type="float">
            <text:p>-7.9190313</text:p>
          </table:table-cell>
          <table:table-cell office:value-type="string" calcext:value-type="string">
            <text:p>y</text:p>
          </table:table-cell>
          <table:table-cell office:value-type="float" office:value="6.7288127" calcext:value-type="float">
            <text:p>6.7288127</text:p>
          </table:table-cell>
          <table:table-cell office:value-type="string" calcext:value-type="string">
            <text:p>h</text:p>
          </table:table-cell>
          <table:table-cell office:value-type="float" office:value="113.25969" calcext:value-type="float">
            <text:p>113.25969</text:p>
          </table:table-cell>
          <table:table-cell office:value-type="string" calcext:value-type="string">
            <text:p>k</text:p>
          </table:table-cell>
          <table:table-cell office:value-type="float" office:value="0.018515852" calcext:value-type="float">
            <text:p>0.018515852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y</text:p>
          </table:table-cell>
          <table:table-cell office:value-type="float" office:value="0.41788571" calcext:value-type="float">
            <text:p>0.41788571</text:p>
          </table:table-cell>
          <table:table-cell office:value-type="string" calcext:value-type="string">
            <text:p>h</text:p>
          </table:table-cell>
          <table:table-cell office:value-type="float" office:value="89.624576" calcext:value-type="float">
            <text:p>89.624576</text:p>
          </table:table-cell>
          <table:table-cell office:value-type="string" calcext:value-type="string">
            <text:p>k</text:p>
          </table:table-cell>
          <table:table-cell office:value-type="float" office:value="0.16666667" calcext:value-type="float">
            <text:p>0.1666666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7.8264374" calcext:value-type="float">
            <text:p>-7.8264374</text:p>
          </table:table-cell>
          <table:table-cell office:value-type="string" calcext:value-type="string">
            <text:p>y</text:p>
          </table:table-cell>
          <table:table-cell office:value-type="float" office:value="6.6891152" calcext:value-type="float">
            <text:p>6.6891152</text:p>
          </table:table-cell>
          <table:table-cell office:value-type="string" calcext:value-type="string">
            <text:p>h</text:p>
          </table:table-cell>
          <table:table-cell office:value-type="float" office:value="113.15244" calcext:value-type="float">
            <text:p>113.15244</text:p>
          </table:table-cell>
          <table:table-cell office:value-type="string" calcext:value-type="string">
            <text:p>k</text:p>
          </table:table-cell>
          <table:table-cell office:value-type="float" office:value="0.018646121" calcext:value-type="float">
            <text:p>0.018646121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y</text:p>
          </table:table-cell>
          <table:table-cell office:value-type="float" office:value="0.3795018" calcext:value-type="float">
            <text:p>0.3795018</text:p>
          </table:table-cell>
          <table:table-cell office:value-type="string" calcext:value-type="string">
            <text:p>h</text:p>
          </table:table-cell>
          <table:table-cell office:value-type="float" office:value="89.642429" calcext:value-type="float">
            <text:p>89.642429</text:p>
          </table:table-cell>
          <table:table-cell office:value-type="string" calcext:value-type="string">
            <text:p>k</text:p>
          </table:table-cell>
          <table:table-cell office:value-type="float" office:value="0.16666667" calcext:value-type="float">
            <text:p>0.1666666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7.7337903" calcext:value-type="float">
            <text:p>-7.7337903</text:p>
          </table:table-cell>
          <table:table-cell office:value-type="string" calcext:value-type="string">
            <text:p>y</text:p>
          </table:table-cell>
          <table:table-cell office:value-type="float" office:value="6.6496007" calcext:value-type="float">
            <text:p>6.6496007</text:p>
          </table:table-cell>
          <table:table-cell office:value-type="string" calcext:value-type="string">
            <text:p>h</text:p>
          </table:table-cell>
          <table:table-cell office:value-type="float" office:value="113.04446" calcext:value-type="float">
            <text:p>113.04446</text:p>
          </table:table-cell>
          <table:table-cell office:value-type="string" calcext:value-type="string">
            <text:p>k</text:p>
          </table:table-cell>
          <table:table-cell office:value-type="float" office:value="0.018775449" calcext:value-type="float">
            <text:p>0.018775449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office:value-type="float" office:value="0.34314575" calcext:value-type="float">
            <text:p>0.34314575</text:p>
          </table:table-cell>
          <table:table-cell office:value-type="string" calcext:value-type="string">
            <text:p>h</text:p>
          </table:table-cell>
          <table:table-cell office:value-type="float" office:value="89.660163" calcext:value-type="float">
            <text:p>89.660163</text:p>
          </table:table-cell>
          <table:table-cell office:value-type="string" calcext:value-type="string">
            <text:p>k</text:p>
          </table:table-cell>
          <table:table-cell office:value-type="float" office:value="0.16666667" calcext:value-type="float">
            <text:p>0.1666666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7.6410895" calcext:value-type="float">
            <text:p>-7.6410895</text:p>
          </table:table-cell>
          <table:table-cell office:value-type="string" calcext:value-type="string">
            <text:p>y</text:p>
          </table:table-cell>
          <table:table-cell office:value-type="float" office:value="6.6102703" calcext:value-type="float">
            <text:p>6.6102703</text:p>
          </table:table-cell>
          <table:table-cell office:value-type="string" calcext:value-type="string">
            <text:p>h</text:p>
          </table:table-cell>
          <table:table-cell office:value-type="float" office:value="112.93576" calcext:value-type="float">
            <text:p>112.93576</text:p>
          </table:table-cell>
          <table:table-cell office:value-type="string" calcext:value-type="string">
            <text:p>k</text:p>
          </table:table-cell>
          <table:table-cell office:value-type="float" office:value="0.018903813" calcext:value-type="float">
            <text:p>0.018903813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y</text:p>
          </table:table-cell>
          <table:table-cell office:value-type="float" office:value="0.30877869" calcext:value-type="float">
            <text:p>0.30877869</text:p>
          </table:table-cell>
          <table:table-cell office:value-type="string" calcext:value-type="string">
            <text:p>h</text:p>
          </table:table-cell>
          <table:table-cell office:value-type="float" office:value="89.677787" calcext:value-type="float">
            <text:p>89.677787</text:p>
          </table:table-cell>
          <table:table-cell office:value-type="string" calcext:value-type="string">
            <text:p>k</text:p>
          </table:table-cell>
          <table:table-cell office:value-type="float" office:value="0.16666667" calcext:value-type="float">
            <text:p>0.1666666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7.5483348" calcext:value-type="float">
            <text:p>-7.5483348</text:p>
          </table:table-cell>
          <table:table-cell office:value-type="string" calcext:value-type="string">
            <text:p>y</text:p>
          </table:table-cell>
          <table:table-cell office:value-type="float" office:value="6.5711252" calcext:value-type="float">
            <text:p>6.5711252</text:p>
          </table:table-cell>
          <table:table-cell office:value-type="string" calcext:value-type="string">
            <text:p>h</text:p>
          </table:table-cell>
          <table:table-cell office:value-type="float" office:value="112.82635" calcext:value-type="float">
            <text:p>112.82635</text:p>
          </table:table-cell>
          <table:table-cell office:value-type="string" calcext:value-type="string">
            <text:p>k</text:p>
          </table:table-cell>
          <table:table-cell office:value-type="float" office:value="0.019031195" calcext:value-type="float">
            <text:p>0.019031195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y</text:p>
          </table:table-cell>
          <table:table-cell office:value-type="float" office:value="0.27636479" calcext:value-type="float">
            <text:p>0.27636479</text:p>
          </table:table-cell>
          <table:table-cell office:value-type="string" calcext:value-type="string">
            <text:p>h</text:p>
          </table:table-cell>
          <table:table-cell office:value-type="float" office:value="89.695307" calcext:value-type="float">
            <text:p>89.695307</text:p>
          </table:table-cell>
          <table:table-cell office:value-type="string" calcext:value-type="string">
            <text:p>k</text:p>
          </table:table-cell>
          <table:table-cell office:value-type="float" office:value="0.16666667" calcext:value-type="float">
            <text:p>0.1666666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7.4555258" calcext:value-type="float">
            <text:p>-7.4555258</text:p>
          </table:table-cell>
          <table:table-cell office:value-type="string" calcext:value-type="string">
            <text:p>y</text:p>
          </table:table-cell>
          <table:table-cell office:value-type="float" office:value="6.5321665" calcext:value-type="float">
            <text:p>6.5321665</text:p>
          </table:table-cell>
          <table:table-cell office:value-type="string" calcext:value-type="string">
            <text:p>h</text:p>
          </table:table-cell>
          <table:table-cell office:value-type="float" office:value="112.71623" calcext:value-type="float">
            <text:p>112.71623</text:p>
          </table:table-cell>
          <table:table-cell office:value-type="string" calcext:value-type="string">
            <text:p>k</text:p>
          </table:table-cell>
          <table:table-cell office:value-type="float" office:value="0.019157572" calcext:value-type="float">
            <text:p>0.019157572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y</text:p>
          </table:table-cell>
          <table:table-cell office:value-type="float" office:value="0.24587105" calcext:value-type="float">
            <text:p>0.24587105</text:p>
          </table:table-cell>
          <table:table-cell office:value-type="string" calcext:value-type="string">
            <text:p>h</text:p>
          </table:table-cell>
          <table:table-cell office:value-type="float" office:value="89.712732" calcext:value-type="float">
            <text:p>89.712732</text:p>
          </table:table-cell>
          <table:table-cell office:value-type="string" calcext:value-type="string">
            <text:p>k</text:p>
          </table:table-cell>
          <table:table-cell office:value-type="float" office:value="0.16666667" calcext:value-type="float">
            <text:p>0.1666666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7.3626622" calcext:value-type="float">
            <text:p>-7.3626622</text:p>
          </table:table-cell>
          <table:table-cell office:value-type="string" calcext:value-type="string">
            <text:p>y</text:p>
          </table:table-cell>
          <table:table-cell office:value-type="float" office:value="6.4933953" calcext:value-type="float">
            <text:p>6.4933953</text:p>
          </table:table-cell>
          <table:table-cell office:value-type="string" calcext:value-type="string">
            <text:p>h</text:p>
          </table:table-cell>
          <table:table-cell office:value-type="float" office:value="112.60541" calcext:value-type="float">
            <text:p>112.60541</text:p>
          </table:table-cell>
          <table:table-cell office:value-type="string" calcext:value-type="string">
            <text:p>k</text:p>
          </table:table-cell>
          <table:table-cell office:value-type="float" office:value="0.019282924" calcext:value-type="float">
            <text:p>0.019282924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y</text:p>
          </table:table-cell>
          <table:table-cell office:value-type="float" office:value="0.21726708" calcext:value-type="float">
            <text:p>0.21726708</text:p>
          </table:table-cell>
          <table:table-cell office:value-type="string" calcext:value-type="string">
            <text:p>h</text:p>
          </table:table-cell>
          <table:table-cell office:value-type="float" office:value="89.730067" calcext:value-type="float">
            <text:p>89.730067</text:p>
          </table:table-cell>
          <table:table-cell office:value-type="string" calcext:value-type="string">
            <text:p>k</text:p>
          </table:table-cell>
          <table:table-cell office:value-type="float" office:value="0.16666667" calcext:value-type="float">
            <text:p>0.1666666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7.2697437" calcext:value-type="float">
            <text:p>-7.2697437</text:p>
          </table:table-cell>
          <table:table-cell office:value-type="string" calcext:value-type="string">
            <text:p>y</text:p>
          </table:table-cell>
          <table:table-cell office:value-type="float" office:value="6.4548127" calcext:value-type="float">
            <text:p>6.4548127</text:p>
          </table:table-cell>
          <table:table-cell office:value-type="string" calcext:value-type="string">
            <text:p>h</text:p>
          </table:table-cell>
          <table:table-cell office:value-type="float" office:value="112.49389" calcext:value-type="float">
            <text:p>112.49389</text:p>
          </table:table-cell>
          <table:table-cell office:value-type="string" calcext:value-type="string">
            <text:p>k</text:p>
          </table:table-cell>
          <table:table-cell office:value-type="float" office:value="0.01940723" calcext:value-type="float">
            <text:p>0.01940723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y</text:p>
          </table:table-cell>
          <table:table-cell office:value-type="float" office:value="0.19052498" calcext:value-type="float">
            <text:p>0.19052498</text:p>
          </table:table-cell>
          <table:table-cell office:value-type="string" calcext:value-type="string">
            <text:p>h</text:p>
          </table:table-cell>
          <table:table-cell office:value-type="float" office:value="89.74732" calcext:value-type="float">
            <text:p>89.74732</text:p>
          </table:table-cell>
          <table:table-cell office:value-type="string" calcext:value-type="string">
            <text:p>k</text:p>
          </table:table-cell>
          <table:table-cell office:value-type="float" office:value="0.16666667" calcext:value-type="float">
            <text:p>0.1666666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7.17677" calcext:value-type="float">
            <text:p>-7.17677</text:p>
          </table:table-cell>
          <table:table-cell office:value-type="string" calcext:value-type="string">
            <text:p>y</text:p>
          </table:table-cell>
          <table:table-cell office:value-type="float" office:value="6.4164198" calcext:value-type="float">
            <text:p>6.4164198</text:p>
          </table:table-cell>
          <table:table-cell office:value-type="string" calcext:value-type="string">
            <text:p>h</text:p>
          </table:table-cell>
          <table:table-cell office:value-type="float" office:value="112.38169" calcext:value-type="float">
            <text:p>112.38169</text:p>
          </table:table-cell>
          <table:table-cell office:value-type="string" calcext:value-type="string">
            <text:p>k</text:p>
          </table:table-cell>
          <table:table-cell office:value-type="float" office:value="0.019530469" calcext:value-type="float">
            <text:p>0.019530469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y</text:p>
          </table:table-cell>
          <table:table-cell office:value-type="float" office:value="0.16561914" calcext:value-type="float">
            <text:p>0.16561914</text:p>
          </table:table-cell>
          <table:table-cell office:value-type="string" calcext:value-type="string">
            <text:p>h</text:p>
          </table:table-cell>
          <table:table-cell office:value-type="float" office:value="89.764496" calcext:value-type="float">
            <text:p>89.764496</text:p>
          </table:table-cell>
          <table:table-cell office:value-type="string" calcext:value-type="string">
            <text:p>k</text:p>
          </table:table-cell>
          <table:table-cell office:value-type="float" office:value="0.16666667" calcext:value-type="float">
            <text:p>0.1666666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7.0837407" calcext:value-type="float">
            <text:p>-7.0837407</text:p>
          </table:table-cell>
          <table:table-cell office:value-type="string" calcext:value-type="string">
            <text:p>y</text:p>
          </table:table-cell>
          <table:table-cell office:value-type="float" office:value="6.3782177" calcext:value-type="float">
            <text:p>6.3782177</text:p>
          </table:table-cell>
          <table:table-cell office:value-type="string" calcext:value-type="string">
            <text:p>h</text:p>
          </table:table-cell>
          <table:table-cell office:value-type="float" office:value="112.2688" calcext:value-type="float">
            <text:p>112.2688</text:p>
          </table:table-cell>
          <table:table-cell office:value-type="string" calcext:value-type="string">
            <text:p>k</text:p>
          </table:table-cell>
          <table:table-cell office:value-type="float" office:value="0.01965262" calcext:value-type="float">
            <text:p>0.01965262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y</text:p>
          </table:table-cell>
          <table:table-cell office:value-type="float" office:value="0.14252614" calcext:value-type="float">
            <text:p>0.14252614</text:p>
          </table:table-cell>
          <table:table-cell office:value-type="string" calcext:value-type="string">
            <text:p>h</text:p>
          </table:table-cell>
          <table:table-cell office:value-type="float" office:value="89.781601" calcext:value-type="float">
            <text:p>89.781601</text:p>
          </table:table-cell>
          <table:table-cell office:value-type="string" calcext:value-type="string">
            <text:p>k</text:p>
          </table:table-cell>
          <table:table-cell office:value-type="float" office:value="0.16666667" calcext:value-type="float">
            <text:p>0.1666666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6.9906555" calcext:value-type="float">
            <text:p>-6.9906555</text:p>
          </table:table-cell>
          <table:table-cell office:value-type="string" calcext:value-type="string">
            <text:p>y</text:p>
          </table:table-cell>
          <table:table-cell office:value-type="float" office:value="6.3402075" calcext:value-type="float">
            <text:p>6.3402075</text:p>
          </table:table-cell>
          <table:table-cell office:value-type="string" calcext:value-type="string">
            <text:p>h</text:p>
          </table:table-cell>
          <table:table-cell office:value-type="float" office:value="112.15523" calcext:value-type="float">
            <text:p>112.15523</text:p>
          </table:table-cell>
          <table:table-cell office:value-type="string" calcext:value-type="string">
            <text:p>k</text:p>
          </table:table-cell>
          <table:table-cell office:value-type="float" office:value="0.019773662" calcext:value-type="float">
            <text:p>0.019773662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y</text:p>
          </table:table-cell>
          <table:table-cell office:value-type="float" office:value="0.12122462" calcext:value-type="float">
            <text:p>0.12122462</text:p>
          </table:table-cell>
          <table:table-cell office:value-type="string" calcext:value-type="string">
            <text:p>h</text:p>
          </table:table-cell>
          <table:table-cell office:value-type="float" office:value="89.798642" calcext:value-type="float">
            <text:p>89.798642</text:p>
          </table:table-cell>
          <table:table-cell office:value-type="string" calcext:value-type="string">
            <text:p>k</text:p>
          </table:table-cell>
          <table:table-cell office:value-type="float" office:value="0.16666667" calcext:value-type="float">
            <text:p>0.1666666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6.8975142" calcext:value-type="float">
            <text:p>-6.8975142</text:p>
          </table:table-cell>
          <table:table-cell office:value-type="string" calcext:value-type="string">
            <text:p>y</text:p>
          </table:table-cell>
          <table:table-cell office:value-type="float" office:value="6.3023902" calcext:value-type="float">
            <text:p>6.3023902</text:p>
          </table:table-cell>
          <table:table-cell office:value-type="string" calcext:value-type="string">
            <text:p>h</text:p>
          </table:table-cell>
          <table:table-cell office:value-type="float" office:value="112.04099" calcext:value-type="float">
            <text:p>112.04099</text:p>
          </table:table-cell>
          <table:table-cell office:value-type="string" calcext:value-type="string">
            <text:p>k</text:p>
          </table:table-cell>
          <table:table-cell office:value-type="float" office:value="0.019893573" calcext:value-type="float">
            <text:p>0.019893573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y</text:p>
          </table:table-cell>
          <table:table-cell office:value-type="float" office:value="0.10169516" calcext:value-type="float">
            <text:p>0.10169516</text:p>
          </table:table-cell>
          <table:table-cell office:value-type="string" calcext:value-type="string">
            <text:p>h</text:p>
          </table:table-cell>
          <table:table-cell office:value-type="float" office:value="89.815624" calcext:value-type="float">
            <text:p>89.815624</text:p>
          </table:table-cell>
          <table:table-cell office:value-type="string" calcext:value-type="string">
            <text:p>k</text:p>
          </table:table-cell>
          <table:table-cell office:value-type="float" office:value="0.16666667" calcext:value-type="float">
            <text:p>0.1666666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6.8043164" calcext:value-type="float">
            <text:p>-6.8043164</text:p>
          </table:table-cell>
          <table:table-cell office:value-type="string" calcext:value-type="string">
            <text:p>y</text:p>
          </table:table-cell>
          <table:table-cell office:value-type="float" office:value="6.2647669" calcext:value-type="float">
            <text:p>6.2647669</text:p>
          </table:table-cell>
          <table:table-cell office:value-type="string" calcext:value-type="string">
            <text:p>h</text:p>
          </table:table-cell>
          <table:table-cell office:value-type="float" office:value="111.92609" calcext:value-type="float">
            <text:p>111.92609</text:p>
          </table:table-cell>
          <table:table-cell office:value-type="string" calcext:value-type="string">
            <text:p>k</text:p>
          </table:table-cell>
          <table:table-cell office:value-type="float" office:value="0.020012331" calcext:value-type="float">
            <text:p>0.020012331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0.083920217" calcext:value-type="float">
            <text:p>0.083920217</text:p>
          </table:table-cell>
          <table:table-cell office:value-type="string" calcext:value-type="string">
            <text:p>h</text:p>
          </table:table-cell>
          <table:table-cell office:value-type="float" office:value="89.832552" calcext:value-type="float">
            <text:p>89.832552</text:p>
          </table:table-cell>
          <table:table-cell office:value-type="string" calcext:value-type="string">
            <text:p>k</text:p>
          </table:table-cell>
          <table:table-cell office:value-type="float" office:value="0.16666667" calcext:value-type="float">
            <text:p>0.1666666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6.7110618" calcext:value-type="float">
            <text:p>-6.7110618</text:p>
          </table:table-cell>
          <table:table-cell office:value-type="string" calcext:value-type="string">
            <text:p>y</text:p>
          </table:table-cell>
          <table:table-cell office:value-type="float" office:value="6.2273385" calcext:value-type="float">
            <text:p>6.2273385</text:p>
          </table:table-cell>
          <table:table-cell office:value-type="string" calcext:value-type="string">
            <text:p>h</text:p>
          </table:table-cell>
          <table:table-cell office:value-type="float" office:value="111.81054" calcext:value-type="float">
            <text:p>111.81054</text:p>
          </table:table-cell>
          <table:table-cell office:value-type="string" calcext:value-type="string">
            <text:p>k</text:p>
          </table:table-cell>
          <table:table-cell office:value-type="float" office:value="0.020129916" calcext:value-type="float">
            <text:p>0.020129916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y</text:p>
          </table:table-cell>
          <table:table-cell office:value-type="float" office:value="0.06788402" calcext:value-type="float">
            <text:p>0.06788402</text:p>
          </table:table-cell>
          <table:table-cell office:value-type="string" calcext:value-type="string">
            <text:p>h</text:p>
          </table:table-cell>
          <table:table-cell office:value-type="float" office:value="89.849432" calcext:value-type="float">
            <text:p>89.849432</text:p>
          </table:table-cell>
          <table:table-cell office:value-type="string" calcext:value-type="string">
            <text:p>k</text:p>
          </table:table-cell>
          <table:table-cell office:value-type="float" office:value="0.16666667" calcext:value-type="float">
            <text:p>0.1666666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6.6177501" calcext:value-type="float">
            <text:p>-6.6177501</text:p>
          </table:table-cell>
          <table:table-cell office:value-type="string" calcext:value-type="string">
            <text:p>y</text:p>
          </table:table-cell>
          <table:table-cell office:value-type="float" office:value="6.1901062" calcext:value-type="float">
            <text:p>6.1901062</text:p>
          </table:table-cell>
          <table:table-cell office:value-type="string" calcext:value-type="string">
            <text:p>h</text:p>
          </table:table-cell>
          <table:table-cell office:value-type="float" office:value="111.69433" calcext:value-type="float">
            <text:p>111.69433</text:p>
          </table:table-cell>
          <table:table-cell office:value-type="string" calcext:value-type="string">
            <text:p>k</text:p>
          </table:table-cell>
          <table:table-cell office:value-type="float" office:value="0.020246305" calcext:value-type="float">
            <text:p>0.020246305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y</text:p>
          </table:table-cell>
          <table:table-cell office:value-type="float" office:value="0.053572501" calcext:value-type="float">
            <text:p>0.053572501</text:p>
          </table:table-cell>
          <table:table-cell office:value-type="string" calcext:value-type="string">
            <text:p>h</text:p>
          </table:table-cell>
          <table:table-cell office:value-type="float" office:value="89.866268" calcext:value-type="float">
            <text:p>89.866268</text:p>
          </table:table-cell>
          <table:table-cell office:value-type="string" calcext:value-type="string">
            <text:p>k</text:p>
          </table:table-cell>
          <table:table-cell office:value-type="float" office:value="0.16666667" calcext:value-type="float">
            <text:p>0.1666666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6.524381" calcext:value-type="float">
            <text:p>-6.524381</text:p>
          </table:table-cell>
          <table:table-cell office:value-type="string" calcext:value-type="string">
            <text:p>y</text:p>
          </table:table-cell>
          <table:table-cell office:value-type="float" office:value="6.153071" calcext:value-type="float">
            <text:p>6.153071</text:p>
          </table:table-cell>
          <table:table-cell office:value-type="string" calcext:value-type="string">
            <text:p>h</text:p>
          </table:table-cell>
          <table:table-cell office:value-type="float" office:value="111.57748" calcext:value-type="float">
            <text:p>111.57748</text:p>
          </table:table-cell>
          <table:table-cell office:value-type="string" calcext:value-type="string">
            <text:p>k</text:p>
          </table:table-cell>
          <table:table-cell office:value-type="float" office:value="0.020361478" calcext:value-type="float">
            <text:p>0.020361478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y</text:p>
          </table:table-cell>
          <table:table-cell office:value-type="float" office:value="0.040973234" calcext:value-type="float">
            <text:p>0.040973234</text:p>
          </table:table-cell>
          <table:table-cell office:value-type="string" calcext:value-type="string">
            <text:p>h</text:p>
          </table:table-cell>
          <table:table-cell office:value-type="float" office:value="89.883067" calcext:value-type="float">
            <text:p>89.883067</text:p>
          </table:table-cell>
          <table:table-cell office:value-type="string" calcext:value-type="string">
            <text:p>k</text:p>
          </table:table-cell>
          <table:table-cell office:value-type="float" office:value="0.16666667" calcext:value-type="float">
            <text:p>0.1666666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6.4309543" calcext:value-type="float">
            <text:p>-6.4309543</text:p>
          </table:table-cell>
          <table:table-cell office:value-type="string" calcext:value-type="string">
            <text:p>y</text:p>
          </table:table-cell>
          <table:table-cell office:value-type="float" office:value="6.1162339" calcext:value-type="float">
            <text:p>6.1162339</text:p>
          </table:table-cell>
          <table:table-cell office:value-type="string" calcext:value-type="string">
            <text:p>h</text:p>
          </table:table-cell>
          <table:table-cell office:value-type="float" office:value="111.45999" calcext:value-type="float">
            <text:p>111.45999</text:p>
          </table:table-cell>
          <table:table-cell office:value-type="string" calcext:value-type="string">
            <text:p>k</text:p>
          </table:table-cell>
          <table:table-cell office:value-type="float" office:value="0.020475412" calcext:value-type="float">
            <text:p>0.020475412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y</text:p>
          </table:table-cell>
          <table:table-cell office:value-type="float" office:value="0.030075377" calcext:value-type="float">
            <text:p>0.030075377</text:p>
          </table:table-cell>
          <table:table-cell office:value-type="string" calcext:value-type="string">
            <text:p>h</text:p>
          </table:table-cell>
          <table:table-cell office:value-type="float" office:value="89.899833" calcext:value-type="float">
            <text:p>89.899833</text:p>
          </table:table-cell>
          <table:table-cell office:value-type="string" calcext:value-type="string">
            <text:p>k</text:p>
          </table:table-cell>
          <table:table-cell office:value-type="float" office:value="0.16666667" calcext:value-type="float">
            <text:p>0.1666666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6.3374696" calcext:value-type="float">
            <text:p>-6.3374696</text:p>
          </table:table-cell>
          <table:table-cell office:value-type="string" calcext:value-type="string">
            <text:p>y</text:p>
          </table:table-cell>
          <table:table-cell office:value-type="float" office:value="6.0795957" calcext:value-type="float">
            <text:p>6.0795957</text:p>
          </table:table-cell>
          <table:table-cell office:value-type="string" calcext:value-type="string">
            <text:p>h</text:p>
          </table:table-cell>
          <table:table-cell office:value-type="float" office:value="111.34187" calcext:value-type="float">
            <text:p>111.34187</text:p>
          </table:table-cell>
          <table:table-cell office:value-type="string" calcext:value-type="string">
            <text:p>k</text:p>
          </table:table-cell>
          <table:table-cell office:value-type="float" office:value="0.020588086" calcext:value-type="float">
            <text:p>0.020588086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y</text:p>
          </table:table-cell>
          <table:table-cell office:value-type="float" office:value="0.020869628" calcext:value-type="float">
            <text:p>0.020869628</text:p>
          </table:table-cell>
          <table:table-cell office:value-type="string" calcext:value-type="string">
            <text:p>h</text:p>
          </table:table-cell>
          <table:table-cell office:value-type="float" office:value="89.91657" calcext:value-type="float">
            <text:p>89.91657</text:p>
          </table:table-cell>
          <table:table-cell office:value-type="string" calcext:value-type="string">
            <text:p>k</text:p>
          </table:table-cell>
          <table:table-cell office:value-type="float" office:value="0.16666667" calcext:value-type="float">
            <text:p>0.1666666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6.2439266" calcext:value-type="float">
            <text:p>-6.2439266</text:p>
          </table:table-cell>
          <table:table-cell office:value-type="string" calcext:value-type="string">
            <text:p>y</text:p>
          </table:table-cell>
          <table:table-cell office:value-type="float" office:value="6.0431577" calcext:value-type="float">
            <text:p>6.0431577</text:p>
          </table:table-cell>
          <table:table-cell office:value-type="string" calcext:value-type="string">
            <text:p>h</text:p>
          </table:table-cell>
          <table:table-cell office:value-type="float" office:value="111.22313" calcext:value-type="float">
            <text:p>111.22313</text:p>
          </table:table-cell>
          <table:table-cell office:value-type="string" calcext:value-type="string">
            <text:p>k</text:p>
          </table:table-cell>
          <table:table-cell office:value-type="float" office:value="0.020699478" calcext:value-type="float">
            <text:p>0.020699478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y</text:p>
          </table:table-cell>
          <table:table-cell office:value-type="float" office:value="0.013348181" calcext:value-type="float">
            <text:p>0.013348181</text:p>
          </table:table-cell>
          <table:table-cell office:value-type="string" calcext:value-type="string">
            <text:p>h</text:p>
          </table:table-cell>
          <table:table-cell office:value-type="float" office:value="89.933284" calcext:value-type="float">
            <text:p>89.933284</text:p>
          </table:table-cell>
          <table:table-cell office:value-type="string" calcext:value-type="string">
            <text:p>k</text:p>
          </table:table-cell>
          <table:table-cell office:value-type="float" office:value="0.16666667" calcext:value-type="float">
            <text:p>0.1666666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6.1503251" calcext:value-type="float">
            <text:p>-6.1503251</text:p>
          </table:table-cell>
          <table:table-cell office:value-type="string" calcext:value-type="string">
            <text:p>y</text:p>
          </table:table-cell>
          <table:table-cell office:value-type="float" office:value="6.0069206" calcext:value-type="float">
            <text:p>6.0069206</text:p>
          </table:table-cell>
          <table:table-cell office:value-type="string" calcext:value-type="string">
            <text:p>h</text:p>
          </table:table-cell>
          <table:table-cell office:value-type="float" office:value="111.10377" calcext:value-type="float">
            <text:p>111.10377</text:p>
          </table:table-cell>
          <table:table-cell office:value-type="string" calcext:value-type="string">
            <text:p>k</text:p>
          </table:table-cell>
          <table:table-cell office:value-type="float" office:value="0.020809567" calcext:value-type="float">
            <text:p>0.020809567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y</text:p>
          </table:table-cell>
          <table:table-cell office:value-type="float" office:value="0.0075046934" calcext:value-type="float">
            <text:p>0.0075046934</text:p>
          </table:table-cell>
          <table:table-cell office:value-type="string" calcext:value-type="string">
            <text:p>h</text:p>
          </table:table-cell>
          <table:table-cell office:value-type="float" office:value="89.949979" calcext:value-type="float">
            <text:p>89.949979</text:p>
          </table:table-cell>
          <table:table-cell office:value-type="string" calcext:value-type="string">
            <text:p>k</text:p>
          </table:table-cell>
          <table:table-cell office:value-type="float" office:value="0.16666667" calcext:value-type="float">
            <text:p>0.1666666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6.0566648" calcext:value-type="float">
            <text:p>-6.0566648</text:p>
          </table:table-cell>
          <table:table-cell office:value-type="string" calcext:value-type="string">
            <text:p>y</text:p>
          </table:table-cell>
          <table:table-cell office:value-type="float" office:value="5.9708856" calcext:value-type="float">
            <text:p>5.9708856</text:p>
          </table:table-cell>
          <table:table-cell office:value-type="string" calcext:value-type="string">
            <text:p>h</text:p>
          </table:table-cell>
          <table:table-cell office:value-type="float" office:value="110.98381" calcext:value-type="float">
            <text:p>110.98381</text:p>
          </table:table-cell>
          <table:table-cell office:value-type="string" calcext:value-type="string">
            <text:p>k</text:p>
          </table:table-cell>
          <table:table-cell office:value-type="float" office:value="0.02091833" calcext:value-type="float">
            <text:p>0.02091833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y</text:p>
          </table:table-cell>
          <table:table-cell office:value-type="float" office:value="0.0033342598" calcext:value-type="float">
            <text:p>0.0033342598</text:p>
          </table:table-cell>
          <table:table-cell office:value-type="string" calcext:value-type="string">
            <text:p>h</text:p>
          </table:table-cell>
          <table:table-cell office:value-type="float" office:value="89.96666" calcext:value-type="float">
            <text:p>89.96666</text:p>
          </table:table-cell>
          <table:table-cell office:value-type="string" calcext:value-type="string">
            <text:p>k</text:p>
          </table:table-cell>
          <table:table-cell office:value-type="float" office:value="0.16666667" calcext:value-type="float">
            <text:p>0.1666666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5.9629454" calcext:value-type="float">
            <text:p>-5.9629454</text:p>
          </table:table-cell>
          <table:table-cell office:value-type="string" calcext:value-type="string">
            <text:p>y</text:p>
          </table:table-cell>
          <table:table-cell office:value-type="float" office:value="5.9350534" calcext:value-type="float">
            <text:p>5.9350534</text:p>
          </table:table-cell>
          <table:table-cell office:value-type="string" calcext:value-type="string">
            <text:p>h</text:p>
          </table:table-cell>
          <table:table-cell office:value-type="float" office:value="110.86324" calcext:value-type="float">
            <text:p>110.86324</text:p>
          </table:table-cell>
          <table:table-cell office:value-type="string" calcext:value-type="string">
            <text:p>k</text:p>
          </table:table-cell>
          <table:table-cell office:value-type="float" office:value="0.021025745" calcext:value-type="float">
            <text:p>0.021025745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y</text:p>
          </table:table-cell>
          <table:table-cell office:value-type="float" office:value="0.00083339121" calcext:value-type="float">
            <text:p>0.0008333912</text:p>
          </table:table-cell>
          <table:table-cell office:value-type="string" calcext:value-type="string">
            <text:p>h</text:p>
          </table:table-cell>
          <table:table-cell office:value-type="float" office:value="89.983333" calcext:value-type="float">
            <text:p>89.983333</text:p>
          </table:table-cell>
          <table:table-cell office:value-type="string" calcext:value-type="string">
            <text:p>k</text:p>
          </table:table-cell>
          <table:table-cell office:value-type="float" office:value="0.16666667" calcext:value-type="float">
            <text:p>0.1666666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5.8691667" calcext:value-type="float">
            <text:p>-5.8691667</text:p>
          </table:table-cell>
          <table:table-cell office:value-type="string" calcext:value-type="string">
            <text:p>y</text:p>
          </table:table-cell>
          <table:table-cell office:value-type="float" office:value="5.8994251" calcext:value-type="float">
            <text:p>5.8994251</text:p>
          </table:table-cell>
          <table:table-cell office:value-type="string" calcext:value-type="string">
            <text:p>h</text:p>
          </table:table-cell>
          <table:table-cell office:value-type="float" office:value="110.74208" calcext:value-type="float">
            <text:p>110.74208</text:p>
          </table:table-cell>
          <table:table-cell office:value-type="string" calcext:value-type="string">
            <text:p>k</text:p>
          </table:table-cell>
          <table:table-cell office:value-type="float" office:value="0.021131792" calcext:value-type="float">
            <text:p>0.021131792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</text:p>
          </table:table-cell>
          <table:table-cell office:value-type="float" office:value="0.16666667" calcext:value-type="float">
            <text:p>0.1666666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5.7753283" calcext:value-type="float">
            <text:p>-5.7753283</text:p>
          </table:table-cell>
          <table:table-cell office:value-type="string" calcext:value-type="string">
            <text:p>y</text:p>
          </table:table-cell>
          <table:table-cell office:value-type="float" office:value="5.8640016" calcext:value-type="float">
            <text:p>5.8640016</text:p>
          </table:table-cell>
          <table:table-cell office:value-type="string" calcext:value-type="string">
            <text:p>h</text:p>
          </table:table-cell>
          <table:table-cell office:value-type="float" office:value="110.62034" calcext:value-type="float">
            <text:p>110.62034</text:p>
          </table:table-cell>
          <table:table-cell office:value-type="string" calcext:value-type="string">
            <text:p>k</text:p>
          </table:table-cell>
          <table:table-cell office:value-type="float" office:value="0.021236448" calcext:value-type="float">
            <text:p>0.02123644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5.68143" calcext:value-type="float">
            <text:p>-5.68143</text:p>
          </table:table-cell>
          <table:table-cell office:value-type="string" calcext:value-type="string">
            <text:p>y</text:p>
          </table:table-cell>
          <table:table-cell office:value-type="float" office:value="5.8287838" calcext:value-type="float">
            <text:p>5.8287838</text:p>
          </table:table-cell>
          <table:table-cell office:value-type="string" calcext:value-type="string">
            <text:p>h</text:p>
          </table:table-cell>
          <table:table-cell office:value-type="float" office:value="110.49802" calcext:value-type="float">
            <text:p>110.49802</text:p>
          </table:table-cell>
          <table:table-cell office:value-type="string" calcext:value-type="string">
            <text:p>k</text:p>
          </table:table-cell>
          <table:table-cell office:value-type="float" office:value="0.021339691" calcext:value-type="float">
            <text:p>0.02133969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5.5874715" calcext:value-type="float">
            <text:p>-5.5874715</text:p>
          </table:table-cell>
          <table:table-cell office:value-type="string" calcext:value-type="string">
            <text:p>y</text:p>
          </table:table-cell>
          <table:table-cell office:value-type="float" office:value="5.7937726" calcext:value-type="float">
            <text:p>5.7937726</text:p>
          </table:table-cell>
          <table:table-cell office:value-type="string" calcext:value-type="string">
            <text:p>h</text:p>
          </table:table-cell>
          <table:table-cell office:value-type="float" office:value="110.37513" calcext:value-type="float">
            <text:p>110.37513</text:p>
          </table:table-cell>
          <table:table-cell office:value-type="string" calcext:value-type="string">
            <text:p>k</text:p>
          </table:table-cell>
          <table:table-cell office:value-type="float" office:value="0.0214415" calcext:value-type="float">
            <text:p>0.021441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5.4934527" calcext:value-type="float">
            <text:p>-5.4934527</text:p>
          </table:table-cell>
          <table:table-cell office:value-type="string" calcext:value-type="string">
            <text:p>y</text:p>
          </table:table-cell>
          <table:table-cell office:value-type="float" office:value="5.7589689" calcext:value-type="float">
            <text:p>5.7589689</text:p>
          </table:table-cell>
          <table:table-cell office:value-type="string" calcext:value-type="string">
            <text:p>h</text:p>
          </table:table-cell>
          <table:table-cell office:value-type="float" office:value="110.25168" calcext:value-type="float">
            <text:p>110.25168</text:p>
          </table:table-cell>
          <table:table-cell office:value-type="string" calcext:value-type="string">
            <text:p>k</text:p>
          </table:table-cell>
          <table:table-cell office:value-type="float" office:value="0.021541852" calcext:value-type="float">
            <text:p>0.02154185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5.3993732" calcext:value-type="float">
            <text:p>-5.3993732</text:p>
          </table:table-cell>
          <table:table-cell office:value-type="string" calcext:value-type="string">
            <text:p>y</text:p>
          </table:table-cell>
          <table:table-cell office:value-type="float" office:value="5.7243735" calcext:value-type="float">
            <text:p>5.7243735</text:p>
          </table:table-cell>
          <table:table-cell office:value-type="string" calcext:value-type="string">
            <text:p>h</text:p>
          </table:table-cell>
          <table:table-cell office:value-type="float" office:value="110.12767" calcext:value-type="float">
            <text:p>110.12767</text:p>
          </table:table-cell>
          <table:table-cell office:value-type="string" calcext:value-type="string">
            <text:p>k</text:p>
          </table:table-cell>
          <table:table-cell office:value-type="float" office:value="0.021640727" calcext:value-type="float">
            <text:p>0.02164072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5.3052327" calcext:value-type="float">
            <text:p>-5.3052327</text:p>
          </table:table-cell>
          <table:table-cell office:value-type="string" calcext:value-type="string">
            <text:p>y</text:p>
          </table:table-cell>
          <table:table-cell office:value-type="float" office:value="5.6899874" calcext:value-type="float">
            <text:p>5.6899874</text:p>
          </table:table-cell>
          <table:table-cell office:value-type="string" calcext:value-type="string">
            <text:p>h</text:p>
          </table:table-cell>
          <table:table-cell office:value-type="float" office:value="110.00312" calcext:value-type="float">
            <text:p>110.00312</text:p>
          </table:table-cell>
          <table:table-cell office:value-type="string" calcext:value-type="string">
            <text:p>k</text:p>
          </table:table-cell>
          <table:table-cell office:value-type="float" office:value="0.021738103" calcext:value-type="float">
            <text:p>0.02173810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5.2110311" calcext:value-type="float">
            <text:p>-5.2110311</text:p>
          </table:table-cell>
          <table:table-cell office:value-type="string" calcext:value-type="string">
            <text:p>y</text:p>
          </table:table-cell>
          <table:table-cell office:value-type="float" office:value="5.6558113" calcext:value-type="float">
            <text:p>5.6558113</text:p>
          </table:table-cell>
          <table:table-cell office:value-type="string" calcext:value-type="string">
            <text:p>h</text:p>
          </table:table-cell>
          <table:table-cell office:value-type="float" office:value="109.87804" calcext:value-type="float">
            <text:p>109.87804</text:p>
          </table:table-cell>
          <table:table-cell office:value-type="string" calcext:value-type="string">
            <text:p>k</text:p>
          </table:table-cell>
          <table:table-cell office:value-type="float" office:value="0.021833957" calcext:value-type="float">
            <text:p>0.02183395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5.1167681" calcext:value-type="float">
            <text:p>-5.1167681</text:p>
          </table:table-cell>
          <table:table-cell office:value-type="string" calcext:value-type="string">
            <text:p>y</text:p>
          </table:table-cell>
          <table:table-cell office:value-type="float" office:value="5.6218461" calcext:value-type="float">
            <text:p>5.6218461</text:p>
          </table:table-cell>
          <table:table-cell office:value-type="string" calcext:value-type="string">
            <text:p>h</text:p>
          </table:table-cell>
          <table:table-cell office:value-type="float" office:value="109.75242" calcext:value-type="float">
            <text:p>109.75242</text:p>
          </table:table-cell>
          <table:table-cell office:value-type="string" calcext:value-type="string">
            <text:p>k</text:p>
          </table:table-cell>
          <table:table-cell office:value-type="float" office:value="0.021928268" calcext:value-type="float">
            <text:p>0.02192826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5.0224434" calcext:value-type="float">
            <text:p>-5.0224434</text:p>
          </table:table-cell>
          <table:table-cell office:value-type="string" calcext:value-type="string">
            <text:p>y</text:p>
          </table:table-cell>
          <table:table-cell office:value-type="float" office:value="5.5880927" calcext:value-type="float">
            <text:p>5.5880927</text:p>
          </table:table-cell>
          <table:table-cell office:value-type="string" calcext:value-type="string">
            <text:p>h</text:p>
          </table:table-cell>
          <table:table-cell office:value-type="float" office:value="109.62628" calcext:value-type="float">
            <text:p>109.62628</text:p>
          </table:table-cell>
          <table:table-cell office:value-type="string" calcext:value-type="string">
            <text:p>k</text:p>
          </table:table-cell>
          <table:table-cell office:value-type="float" office:value="0.022021016" calcext:value-type="float">
            <text:p>0.02202101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4.9280568" calcext:value-type="float">
            <text:p>-4.9280568</text:p>
          </table:table-cell>
          <table:table-cell office:value-type="string" calcext:value-type="string">
            <text:p>y</text:p>
          </table:table-cell>
          <table:table-cell office:value-type="float" office:value="5.5545518" calcext:value-type="float">
            <text:p>5.5545518</text:p>
          </table:table-cell>
          <table:table-cell office:value-type="string" calcext:value-type="string">
            <text:p>h</text:p>
          </table:table-cell>
          <table:table-cell office:value-type="float" office:value="109.49964" calcext:value-type="float">
            <text:p>109.49964</text:p>
          </table:table-cell>
          <table:table-cell office:value-type="string" calcext:value-type="string">
            <text:p>k</text:p>
          </table:table-cell>
          <table:table-cell office:value-type="float" office:value="0.022112177" calcext:value-type="float">
            <text:p>0.02211217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4.8336081" calcext:value-type="float">
            <text:p>-4.8336081</text:p>
          </table:table-cell>
          <table:table-cell office:value-type="string" calcext:value-type="string">
            <text:p>y</text:p>
          </table:table-cell>
          <table:table-cell office:value-type="float" office:value="5.5212243" calcext:value-type="float">
            <text:p>5.5212243</text:p>
          </table:table-cell>
          <table:table-cell office:value-type="string" calcext:value-type="string">
            <text:p>h</text:p>
          </table:table-cell>
          <table:table-cell office:value-type="float" office:value="109.37249" calcext:value-type="float">
            <text:p>109.37249</text:p>
          </table:table-cell>
          <table:table-cell office:value-type="string" calcext:value-type="string">
            <text:p>k</text:p>
          </table:table-cell>
          <table:table-cell office:value-type="float" office:value="0.022201732" calcext:value-type="float">
            <text:p>0.02220173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4.7390971" calcext:value-type="float">
            <text:p>-4.7390971</text:p>
          </table:table-cell>
          <table:table-cell office:value-type="string" calcext:value-type="string">
            <text:p>y</text:p>
          </table:table-cell>
          <table:table-cell office:value-type="float" office:value="5.4881108" calcext:value-type="float">
            <text:p>5.4881108</text:p>
          </table:table-cell>
          <table:table-cell office:value-type="string" calcext:value-type="string">
            <text:p>h</text:p>
          </table:table-cell>
          <table:table-cell office:value-type="float" office:value="109.24485" calcext:value-type="float">
            <text:p>109.24485</text:p>
          </table:table-cell>
          <table:table-cell office:value-type="string" calcext:value-type="string">
            <text:p>k</text:p>
          </table:table-cell>
          <table:table-cell office:value-type="float" office:value="0.022289659" calcext:value-type="float">
            <text:p>0.02228965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4.6445234" calcext:value-type="float">
            <text:p>-4.6445234</text:p>
          </table:table-cell>
          <table:table-cell office:value-type="string" calcext:value-type="string">
            <text:p>y</text:p>
          </table:table-cell>
          <table:table-cell office:value-type="float" office:value="5.4552123" calcext:value-type="float">
            <text:p>5.4552123</text:p>
          </table:table-cell>
          <table:table-cell office:value-type="string" calcext:value-type="string">
            <text:p>h</text:p>
          </table:table-cell>
          <table:table-cell office:value-type="float" office:value="109.11672" calcext:value-type="float">
            <text:p>109.11672</text:p>
          </table:table-cell>
          <table:table-cell office:value-type="string" calcext:value-type="string">
            <text:p>k</text:p>
          </table:table-cell>
          <table:table-cell office:value-type="float" office:value="0.022375936" calcext:value-type="float">
            <text:p>0.02237593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4.549887" calcext:value-type="float">
            <text:p>-4.549887</text:p>
          </table:table-cell>
          <table:table-cell office:value-type="string" calcext:value-type="string">
            <text:p>y</text:p>
          </table:table-cell>
          <table:table-cell office:value-type="float" office:value="5.4225294" calcext:value-type="float">
            <text:p>5.4225294</text:p>
          </table:table-cell>
          <table:table-cell office:value-type="string" calcext:value-type="string">
            <text:p>h</text:p>
          </table:table-cell>
          <table:table-cell office:value-type="float" office:value="108.98811" calcext:value-type="float">
            <text:p>108.98811</text:p>
          </table:table-cell>
          <table:table-cell office:value-type="string" calcext:value-type="string">
            <text:p>k</text:p>
          </table:table-cell>
          <table:table-cell office:value-type="float" office:value="0.022460543" calcext:value-type="float">
            <text:p>0.02246054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4.4551876" calcext:value-type="float">
            <text:p>-4.4551876</text:p>
          </table:table-cell>
          <table:table-cell office:value-type="string" calcext:value-type="string">
            <text:p>y</text:p>
          </table:table-cell>
          <table:table-cell office:value-type="float" office:value="5.3900629" calcext:value-type="float">
            <text:p>5.3900629</text:p>
          </table:table-cell>
          <table:table-cell office:value-type="string" calcext:value-type="string">
            <text:p>h</text:p>
          </table:table-cell>
          <table:table-cell office:value-type="float" office:value="108.85904" calcext:value-type="float">
            <text:p>108.85904</text:p>
          </table:table-cell>
          <table:table-cell office:value-type="string" calcext:value-type="string">
            <text:p>k</text:p>
          </table:table-cell>
          <table:table-cell office:value-type="float" office:value="0.022543459" calcext:value-type="float">
            <text:p>0.02254345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4.3604249" calcext:value-type="float">
            <text:p>-4.3604249</text:p>
          </table:table-cell>
          <table:table-cell office:value-type="string" calcext:value-type="string">
            <text:p>y</text:p>
          </table:table-cell>
          <table:table-cell office:value-type="float" office:value="5.3578136" calcext:value-type="float">
            <text:p>5.3578136</text:p>
          </table:table-cell>
          <table:table-cell office:value-type="string" calcext:value-type="string">
            <text:p>h</text:p>
          </table:table-cell>
          <table:table-cell office:value-type="float" office:value="108.72952" calcext:value-type="float">
            <text:p>108.72952</text:p>
          </table:table-cell>
          <table:table-cell office:value-type="string" calcext:value-type="string">
            <text:p>k</text:p>
          </table:table-cell>
          <table:table-cell office:value-type="float" office:value="0.022624663" calcext:value-type="float">
            <text:p>0.02262466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4.2655988" calcext:value-type="float">
            <text:p>-4.2655988</text:p>
          </table:table-cell>
          <table:table-cell office:value-type="string" calcext:value-type="string">
            <text:p>y</text:p>
          </table:table-cell>
          <table:table-cell office:value-type="float" office:value="5.3257821" calcext:value-type="float">
            <text:p>5.3257821</text:p>
          </table:table-cell>
          <table:table-cell office:value-type="string" calcext:value-type="string">
            <text:p>h</text:p>
          </table:table-cell>
          <table:table-cell office:value-type="float" office:value="108.59954" calcext:value-type="float">
            <text:p>108.59954</text:p>
          </table:table-cell>
          <table:table-cell office:value-type="string" calcext:value-type="string">
            <text:p>k</text:p>
          </table:table-cell>
          <table:table-cell office:value-type="float" office:value="0.022704134" calcext:value-type="float">
            <text:p>0.02270413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4.1707091" calcext:value-type="float">
            <text:p>-4.1707091</text:p>
          </table:table-cell>
          <table:table-cell office:value-type="string" calcext:value-type="string">
            <text:p>y</text:p>
          </table:table-cell>
          <table:table-cell office:value-type="float" office:value="5.2939691" calcext:value-type="float">
            <text:p>5.2939691</text:p>
          </table:table-cell>
          <table:table-cell office:value-type="string" calcext:value-type="string">
            <text:p>h</text:p>
          </table:table-cell>
          <table:table-cell office:value-type="float" office:value="108.46913" calcext:value-type="float">
            <text:p>108.46913</text:p>
          </table:table-cell>
          <table:table-cell office:value-type="string" calcext:value-type="string">
            <text:p>k</text:p>
          </table:table-cell>
          <table:table-cell office:value-type="float" office:value="0.022781852" calcext:value-type="float">
            <text:p>0.02278185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4.0757556" calcext:value-type="float">
            <text:p>-4.0757556</text:p>
          </table:table-cell>
          <table:table-cell office:value-type="string" calcext:value-type="string">
            <text:p>y</text:p>
          </table:table-cell>
          <table:table-cell office:value-type="float" office:value="5.2623754" calcext:value-type="float">
            <text:p>5.2623754</text:p>
          </table:table-cell>
          <table:table-cell office:value-type="string" calcext:value-type="string">
            <text:p>h</text:p>
          </table:table-cell>
          <table:table-cell office:value-type="float" office:value="108.33829" calcext:value-type="float">
            <text:p>108.33829</text:p>
          </table:table-cell>
          <table:table-cell office:value-type="string" calcext:value-type="string">
            <text:p>k</text:p>
          </table:table-cell>
          <table:table-cell office:value-type="float" office:value="0.022857796" calcext:value-type="float">
            <text:p>0.02285779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3.980738" calcext:value-type="float">
            <text:p>-3.980738</text:p>
          </table:table-cell>
          <table:table-cell office:value-type="string" calcext:value-type="string">
            <text:p>y</text:p>
          </table:table-cell>
          <table:table-cell office:value-type="float" office:value="5.2310015" calcext:value-type="float">
            <text:p>5.2310015</text:p>
          </table:table-cell>
          <table:table-cell office:value-type="string" calcext:value-type="string">
            <text:p>h</text:p>
          </table:table-cell>
          <table:table-cell office:value-type="float" office:value="108.20702" calcext:value-type="float">
            <text:p>108.20702</text:p>
          </table:table-cell>
          <table:table-cell office:value-type="string" calcext:value-type="string">
            <text:p>k</text:p>
          </table:table-cell>
          <table:table-cell office:value-type="float" office:value="0.022931947" calcext:value-type="float">
            <text:p>0.02293194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3.8856561" calcext:value-type="float">
            <text:p>-3.8856561</text:p>
          </table:table-cell>
          <table:table-cell office:value-type="string" calcext:value-type="string">
            <text:p>y</text:p>
          </table:table-cell>
          <table:table-cell office:value-type="float" office:value="5.1998483" calcext:value-type="float">
            <text:p>5.1998483</text:p>
          </table:table-cell>
          <table:table-cell office:value-type="string" calcext:value-type="string">
            <text:p>h</text:p>
          </table:table-cell>
          <table:table-cell office:value-type="float" office:value="108.07535" calcext:value-type="float">
            <text:p>108.07535</text:p>
          </table:table-cell>
          <table:table-cell office:value-type="string" calcext:value-type="string">
            <text:p>k</text:p>
          </table:table-cell>
          <table:table-cell office:value-type="float" office:value="0.023004284" calcext:value-type="float">
            <text:p>0.02300428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3.7905099" calcext:value-type="float">
            <text:p>-3.7905099</text:p>
          </table:table-cell>
          <table:table-cell office:value-type="string" calcext:value-type="string">
            <text:p>y</text:p>
          </table:table-cell>
          <table:table-cell office:value-type="float" office:value="5.1689162" calcext:value-type="float">
            <text:p>5.1689162</text:p>
          </table:table-cell>
          <table:table-cell office:value-type="string" calcext:value-type="string">
            <text:p>h</text:p>
          </table:table-cell>
          <table:table-cell office:value-type="float" office:value="107.94328" calcext:value-type="float">
            <text:p>107.94328</text:p>
          </table:table-cell>
          <table:table-cell office:value-type="string" calcext:value-type="string">
            <text:p>k</text:p>
          </table:table-cell>
          <table:table-cell office:value-type="float" office:value="0.023074788" calcext:value-type="float">
            <text:p>0.02307478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3.6952991" calcext:value-type="float">
            <text:p>-3.6952991</text:p>
          </table:table-cell>
          <table:table-cell office:value-type="string" calcext:value-type="string">
            <text:p>y</text:p>
          </table:table-cell>
          <table:table-cell office:value-type="float" office:value="5.138206" calcext:value-type="float">
            <text:p>5.138206</text:p>
          </table:table-cell>
          <table:table-cell office:value-type="string" calcext:value-type="string">
            <text:p>h</text:p>
          </table:table-cell>
          <table:table-cell office:value-type="float" office:value="107.81082" calcext:value-type="float">
            <text:p>107.81082</text:p>
          </table:table-cell>
          <table:table-cell office:value-type="string" calcext:value-type="string">
            <text:p>k</text:p>
          </table:table-cell>
          <table:table-cell office:value-type="float" office:value="0.023143438" calcext:value-type="float">
            <text:p>0.02314343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3.6000235" calcext:value-type="float">
            <text:p>-3.6000235</text:p>
          </table:table-cell>
          <table:table-cell office:value-type="string" calcext:value-type="string">
            <text:p>y</text:p>
          </table:table-cell>
          <table:table-cell office:value-type="float" office:value="5.1077182" calcext:value-type="float">
            <text:p>5.1077182</text:p>
          </table:table-cell>
          <table:table-cell office:value-type="string" calcext:value-type="string">
            <text:p>h</text:p>
          </table:table-cell>
          <table:table-cell office:value-type="float" office:value="107.67798" calcext:value-type="float">
            <text:p>107.67798</text:p>
          </table:table-cell>
          <table:table-cell office:value-type="string" calcext:value-type="string">
            <text:p>k</text:p>
          </table:table-cell>
          <table:table-cell office:value-type="float" office:value="0.023210216" calcext:value-type="float">
            <text:p>0.02321021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3.5046829" calcext:value-type="float">
            <text:p>-3.5046829</text:p>
          </table:table-cell>
          <table:table-cell office:value-type="string" calcext:value-type="string">
            <text:p>y</text:p>
          </table:table-cell>
          <table:table-cell office:value-type="float" office:value="5.0774535" calcext:value-type="float">
            <text:p>5.0774535</text:p>
          </table:table-cell>
          <table:table-cell office:value-type="string" calcext:value-type="string">
            <text:p>h</text:p>
          </table:table-cell>
          <table:table-cell office:value-type="float" office:value="107.54477" calcext:value-type="float">
            <text:p>107.54477</text:p>
          </table:table-cell>
          <table:table-cell office:value-type="string" calcext:value-type="string">
            <text:p>k</text:p>
          </table:table-cell>
          <table:table-cell office:value-type="float" office:value="0.023275101" calcext:value-type="float">
            <text:p>0.02327510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3.4092772" calcext:value-type="float">
            <text:p>-3.4092772</text:p>
          </table:table-cell>
          <table:table-cell office:value-type="string" calcext:value-type="string">
            <text:p>y</text:p>
          </table:table-cell>
          <table:table-cell office:value-type="float" office:value="5.0474125" calcext:value-type="float">
            <text:p>5.0474125</text:p>
          </table:table-cell>
          <table:table-cell office:value-type="string" calcext:value-type="string">
            <text:p>h</text:p>
          </table:table-cell>
          <table:table-cell office:value-type="float" office:value="107.4112" calcext:value-type="float">
            <text:p>107.4112</text:p>
          </table:table-cell>
          <table:table-cell office:value-type="string" calcext:value-type="string">
            <text:p>k</text:p>
          </table:table-cell>
          <table:table-cell office:value-type="float" office:value="0.023338076" calcext:value-type="float">
            <text:p>0.02333807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3.3138062" calcext:value-type="float">
            <text:p>-3.3138062</text:p>
          </table:table-cell>
          <table:table-cell office:value-type="string" calcext:value-type="string">
            <text:p>y</text:p>
          </table:table-cell>
          <table:table-cell office:value-type="float" office:value="5.0175956" calcext:value-type="float">
            <text:p>5.0175956</text:p>
          </table:table-cell>
          <table:table-cell office:value-type="string" calcext:value-type="string">
            <text:p>h</text:p>
          </table:table-cell>
          <table:table-cell office:value-type="float" office:value="107.27728" calcext:value-type="float">
            <text:p>107.27728</text:p>
          </table:table-cell>
          <table:table-cell office:value-type="string" calcext:value-type="string">
            <text:p>k</text:p>
          </table:table-cell>
          <table:table-cell office:value-type="float" office:value="0.023399121" calcext:value-type="float">
            <text:p>0.02339912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3.2182698" calcext:value-type="float">
            <text:p>-3.2182698</text:p>
          </table:table-cell>
          <table:table-cell office:value-type="string" calcext:value-type="string">
            <text:p>y</text:p>
          </table:table-cell>
          <table:table-cell office:value-type="float" office:value="4.9880036" calcext:value-type="float">
            <text:p>4.9880036</text:p>
          </table:table-cell>
          <table:table-cell office:value-type="string" calcext:value-type="string">
            <text:p>h</text:p>
          </table:table-cell>
          <table:table-cell office:value-type="float" office:value="107.14303" calcext:value-type="float">
            <text:p>107.14303</text:p>
          </table:table-cell>
          <table:table-cell office:value-type="string" calcext:value-type="string">
            <text:p>k</text:p>
          </table:table-cell>
          <table:table-cell office:value-type="float" office:value="0.023458218" calcext:value-type="float">
            <text:p>0.02345821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3.1226678" calcext:value-type="float">
            <text:p>-3.1226678</text:p>
          </table:table-cell>
          <table:table-cell office:value-type="string" calcext:value-type="string">
            <text:p>y</text:p>
          </table:table-cell>
          <table:table-cell office:value-type="float" office:value="4.9586368" calcext:value-type="float">
            <text:p>4.9586368</text:p>
          </table:table-cell>
          <table:table-cell office:value-type="string" calcext:value-type="string">
            <text:p>h</text:p>
          </table:table-cell>
          <table:table-cell office:value-type="float" office:value="107.00844" calcext:value-type="float">
            <text:p>107.00844</text:p>
          </table:table-cell>
          <table:table-cell office:value-type="string" calcext:value-type="string">
            <text:p>k</text:p>
          </table:table-cell>
          <table:table-cell office:value-type="float" office:value="0.023515348" calcext:value-type="float">
            <text:p>0.02351534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3.027" calcext:value-type="float">
            <text:p>-3.027</text:p>
          </table:table-cell>
          <table:table-cell office:value-type="string" calcext:value-type="string">
            <text:p>y</text:p>
          </table:table-cell>
          <table:table-cell office:value-type="float" office:value="4.9294959" calcext:value-type="float">
            <text:p>4.9294959</text:p>
          </table:table-cell>
          <table:table-cell office:value-type="string" calcext:value-type="string">
            <text:p>h</text:p>
          </table:table-cell>
          <table:table-cell office:value-type="float" office:value="106.87354" calcext:value-type="float">
            <text:p>106.87354</text:p>
          </table:table-cell>
          <table:table-cell office:value-type="string" calcext:value-type="string">
            <text:p>k</text:p>
          </table:table-cell>
          <table:table-cell office:value-type="float" office:value="0.023570494" calcext:value-type="float">
            <text:p>0.02357049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2.9312663" calcext:value-type="float">
            <text:p>-2.9312663</text:p>
          </table:table-cell>
          <table:table-cell office:value-type="string" calcext:value-type="string">
            <text:p>y</text:p>
          </table:table-cell>
          <table:table-cell office:value-type="float" office:value="4.9005813" calcext:value-type="float">
            <text:p>4.9005813</text:p>
          </table:table-cell>
          <table:table-cell office:value-type="string" calcext:value-type="string">
            <text:p>h</text:p>
          </table:table-cell>
          <table:table-cell office:value-type="float" office:value="106.73833" calcext:value-type="float">
            <text:p>106.73833</text:p>
          </table:table-cell>
          <table:table-cell office:value-type="string" calcext:value-type="string">
            <text:p>k</text:p>
          </table:table-cell>
          <table:table-cell office:value-type="float" office:value="0.023623637" calcext:value-type="float">
            <text:p>0.02362363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2.8354666" calcext:value-type="float">
            <text:p>-2.8354666</text:p>
          </table:table-cell>
          <table:table-cell office:value-type="string" calcext:value-type="string">
            <text:p>y</text:p>
          </table:table-cell>
          <table:table-cell office:value-type="float" office:value="4.8718936" calcext:value-type="float">
            <text:p>4.8718936</text:p>
          </table:table-cell>
          <table:table-cell office:value-type="string" calcext:value-type="string">
            <text:p>h</text:p>
          </table:table-cell>
          <table:table-cell office:value-type="float" office:value="106.60283" calcext:value-type="float">
            <text:p>106.60283</text:p>
          </table:table-cell>
          <table:table-cell office:value-type="string" calcext:value-type="string">
            <text:p>k</text:p>
          </table:table-cell>
          <table:table-cell office:value-type="float" office:value="0.02367476" calcext:value-type="float">
            <text:p>0.0236747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2.7396006" calcext:value-type="float">
            <text:p>-2.7396006</text:p>
          </table:table-cell>
          <table:table-cell office:value-type="string" calcext:value-type="string">
            <text:p>y</text:p>
          </table:table-cell>
          <table:table-cell office:value-type="float" office:value="4.8434332" calcext:value-type="float">
            <text:p>4.8434332</text:p>
          </table:table-cell>
          <table:table-cell office:value-type="string" calcext:value-type="string">
            <text:p>h</text:p>
          </table:table-cell>
          <table:table-cell office:value-type="float" office:value="106.46704" calcext:value-type="float">
            <text:p>106.46704</text:p>
          </table:table-cell>
          <table:table-cell office:value-type="string" calcext:value-type="string">
            <text:p>k</text:p>
          </table:table-cell>
          <table:table-cell office:value-type="float" office:value="0.023723845" calcext:value-type="float">
            <text:p>0.02372384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2.6436683" calcext:value-type="float">
            <text:p>-2.6436683</text:p>
          </table:table-cell>
          <table:table-cell office:value-type="string" calcext:value-type="string">
            <text:p>y</text:p>
          </table:table-cell>
          <table:table-cell office:value-type="float" office:value="4.8152005" calcext:value-type="float">
            <text:p>4.8152005</text:p>
          </table:table-cell>
          <table:table-cell office:value-type="string" calcext:value-type="string">
            <text:p>h</text:p>
          </table:table-cell>
          <table:table-cell office:value-type="float" office:value="106.33097" calcext:value-type="float">
            <text:p>106.33097</text:p>
          </table:table-cell>
          <table:table-cell office:value-type="string" calcext:value-type="string">
            <text:p>k</text:p>
          </table:table-cell>
          <table:table-cell office:value-type="float" office:value="0.023770876" calcext:value-type="float">
            <text:p>0.02377087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2.5476696" calcext:value-type="float">
            <text:p>-2.5476696</text:p>
          </table:table-cell>
          <table:table-cell office:value-type="string" calcext:value-type="string">
            <text:p>y</text:p>
          </table:table-cell>
          <table:table-cell office:value-type="float" office:value="4.7871961" calcext:value-type="float">
            <text:p>4.7871961</text:p>
          </table:table-cell>
          <table:table-cell office:value-type="string" calcext:value-type="string">
            <text:p>h</text:p>
          </table:table-cell>
          <table:table-cell office:value-type="float" office:value="106.19464" calcext:value-type="float">
            <text:p>106.19464</text:p>
          </table:table-cell>
          <table:table-cell office:value-type="string" calcext:value-type="string">
            <text:p>k</text:p>
          </table:table-cell>
          <table:table-cell office:value-type="float" office:value="0.023815836" calcext:value-type="float">
            <text:p>0.02381583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2.4516043" calcext:value-type="float">
            <text:p>-2.4516043</text:p>
          </table:table-cell>
          <table:table-cell office:value-type="string" calcext:value-type="string">
            <text:p>y</text:p>
          </table:table-cell>
          <table:table-cell office:value-type="float" office:value="4.7594204" calcext:value-type="float">
            <text:p>4.7594204</text:p>
          </table:table-cell>
          <table:table-cell office:value-type="string" calcext:value-type="string">
            <text:p>h</text:p>
          </table:table-cell>
          <table:table-cell office:value-type="float" office:value="106.05807" calcext:value-type="float">
            <text:p>106.05807</text:p>
          </table:table-cell>
          <table:table-cell office:value-type="string" calcext:value-type="string">
            <text:p>k</text:p>
          </table:table-cell>
          <table:table-cell office:value-type="float" office:value="0.023858708" calcext:value-type="float">
            <text:p>0.02385870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2.3554723" calcext:value-type="float">
            <text:p>-2.3554723</text:p>
          </table:table-cell>
          <table:table-cell office:value-type="string" calcext:value-type="string">
            <text:p>y</text:p>
          </table:table-cell>
          <table:table-cell office:value-type="float" office:value="4.7318737" calcext:value-type="float">
            <text:p>4.7318737</text:p>
          </table:table-cell>
          <table:table-cell office:value-type="string" calcext:value-type="string">
            <text:p>h</text:p>
          </table:table-cell>
          <table:table-cell office:value-type="float" office:value="105.92125" calcext:value-type="float">
            <text:p>105.92125</text:p>
          </table:table-cell>
          <table:table-cell office:value-type="string" calcext:value-type="string">
            <text:p>k</text:p>
          </table:table-cell>
          <table:table-cell office:value-type="float" office:value="0.023899476" calcext:value-type="float">
            <text:p>0.02389947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2.2592735" calcext:value-type="float">
            <text:p>-2.2592735</text:p>
          </table:table-cell>
          <table:table-cell office:value-type="string" calcext:value-type="string">
            <text:p>y</text:p>
          </table:table-cell>
          <table:table-cell office:value-type="float" office:value="4.7045565" calcext:value-type="float">
            <text:p>4.7045565</text:p>
          </table:table-cell>
          <table:table-cell office:value-type="string" calcext:value-type="string">
            <text:p>h</text:p>
          </table:table-cell>
          <table:table-cell office:value-type="float" office:value="105.7842" calcext:value-type="float">
            <text:p>105.7842</text:p>
          </table:table-cell>
          <table:table-cell office:value-type="string" calcext:value-type="string">
            <text:p>k</text:p>
          </table:table-cell>
          <table:table-cell office:value-type="float" office:value="0.023938125" calcext:value-type="float">
            <text:p>0.02393812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2.1630077" calcext:value-type="float">
            <text:p>-2.1630077</text:p>
          </table:table-cell>
          <table:table-cell office:value-type="string" calcext:value-type="string">
            <text:p>y</text:p>
          </table:table-cell>
          <table:table-cell office:value-type="float" office:value="4.6774692" calcext:value-type="float">
            <text:p>4.6774692</text:p>
          </table:table-cell>
          <table:table-cell office:value-type="string" calcext:value-type="string">
            <text:p>h</text:p>
          </table:table-cell>
          <table:table-cell office:value-type="float" office:value="105.64693" calcext:value-type="float">
            <text:p>105.64693</text:p>
          </table:table-cell>
          <table:table-cell office:value-type="string" calcext:value-type="string">
            <text:p>k</text:p>
          </table:table-cell>
          <table:table-cell office:value-type="float" office:value="0.023974638" calcext:value-type="float">
            <text:p>0.02397463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2.0666749" calcext:value-type="float">
            <text:p>-2.0666749</text:p>
          </table:table-cell>
          <table:table-cell office:value-type="string" calcext:value-type="string">
            <text:p>y</text:p>
          </table:table-cell>
          <table:table-cell office:value-type="float" office:value="4.6506121" calcext:value-type="float">
            <text:p>4.6506121</text:p>
          </table:table-cell>
          <table:table-cell office:value-type="string" calcext:value-type="string">
            <text:p>h</text:p>
          </table:table-cell>
          <table:table-cell office:value-type="float" office:value="105.50946" calcext:value-type="float">
            <text:p>105.50946</text:p>
          </table:table-cell>
          <table:table-cell office:value-type="string" calcext:value-type="string">
            <text:p>k</text:p>
          </table:table-cell>
          <table:table-cell office:value-type="float" office:value="0.024009001" calcext:value-type="float">
            <text:p>0.02400900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.9702749" calcext:value-type="float">
            <text:p>-1.9702749</text:p>
          </table:table-cell>
          <table:table-cell office:value-type="string" calcext:value-type="string">
            <text:p>y</text:p>
          </table:table-cell>
          <table:table-cell office:value-type="float" office:value="4.6239856" calcext:value-type="float">
            <text:p>4.6239856</text:p>
          </table:table-cell>
          <table:table-cell office:value-type="string" calcext:value-type="string">
            <text:p>h</text:p>
          </table:table-cell>
          <table:table-cell office:value-type="float" office:value="105.37179" calcext:value-type="float">
            <text:p>105.37179</text:p>
          </table:table-cell>
          <table:table-cell office:value-type="string" calcext:value-type="string">
            <text:p>k</text:p>
          </table:table-cell>
          <table:table-cell office:value-type="float" office:value="0.024041199" calcext:value-type="float">
            <text:p>0.02404119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.8738078" calcext:value-type="float">
            <text:p>-1.8738078</text:p>
          </table:table-cell>
          <table:table-cell office:value-type="string" calcext:value-type="string">
            <text:p>y</text:p>
          </table:table-cell>
          <table:table-cell office:value-type="float" office:value="4.5975899" calcext:value-type="float">
            <text:p>4.5975899</text:p>
          </table:table-cell>
          <table:table-cell office:value-type="string" calcext:value-type="string">
            <text:p>h</text:p>
          </table:table-cell>
          <table:table-cell office:value-type="float" office:value="105.23394" calcext:value-type="float">
            <text:p>105.23394</text:p>
          </table:table-cell>
          <table:table-cell office:value-type="string" calcext:value-type="string">
            <text:p>k</text:p>
          </table:table-cell>
          <table:table-cell office:value-type="float" office:value="0.024071218" calcext:value-type="float">
            <text:p>0.02407121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.7772733" calcext:value-type="float">
            <text:p>-1.7772733</text:p>
          </table:table-cell>
          <table:table-cell office:value-type="string" calcext:value-type="string">
            <text:p>y</text:p>
          </table:table-cell>
          <table:table-cell office:value-type="float" office:value="4.5714255" calcext:value-type="float">
            <text:p>4.5714255</text:p>
          </table:table-cell>
          <table:table-cell office:value-type="string" calcext:value-type="string">
            <text:p>h</text:p>
          </table:table-cell>
          <table:table-cell office:value-type="float" office:value="105.09592" calcext:value-type="float">
            <text:p>105.09592</text:p>
          </table:table-cell>
          <table:table-cell office:value-type="string" calcext:value-type="string">
            <text:p>k</text:p>
          </table:table-cell>
          <table:table-cell office:value-type="float" office:value="0.024099042" calcext:value-type="float">
            <text:p>0.02409904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.6806713" calcext:value-type="float">
            <text:p>-1.6806713</text:p>
          </table:table-cell>
          <table:table-cell office:value-type="string" calcext:value-type="string">
            <text:p>y</text:p>
          </table:table-cell>
          <table:table-cell office:value-type="float" office:value="4.5454926" calcext:value-type="float">
            <text:p>4.5454926</text:p>
          </table:table-cell>
          <table:table-cell office:value-type="string" calcext:value-type="string">
            <text:p>h</text:p>
          </table:table-cell>
          <table:table-cell office:value-type="float" office:value="104.95773" calcext:value-type="float">
            <text:p>104.95773</text:p>
          </table:table-cell>
          <table:table-cell office:value-type="string" calcext:value-type="string">
            <text:p>k</text:p>
          </table:table-cell>
          <table:table-cell office:value-type="float" office:value="0.024124658" calcext:value-type="float">
            <text:p>0.02412465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.5840019" calcext:value-type="float">
            <text:p>-1.5840019</text:p>
          </table:table-cell>
          <table:table-cell office:value-type="string" calcext:value-type="string">
            <text:p>y</text:p>
          </table:table-cell>
          <table:table-cell office:value-type="float" office:value="4.5197915" calcext:value-type="float">
            <text:p>4.5197915</text:p>
          </table:table-cell>
          <table:table-cell office:value-type="string" calcext:value-type="string">
            <text:p>h</text:p>
          </table:table-cell>
          <table:table-cell office:value-type="float" office:value="104.8194" calcext:value-type="float">
            <text:p>104.8194</text:p>
          </table:table-cell>
          <table:table-cell office:value-type="string" calcext:value-type="string">
            <text:p>k</text:p>
          </table:table-cell>
          <table:table-cell office:value-type="float" office:value="0.024148054" calcext:value-type="float">
            <text:p>0.02414805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.4872649" calcext:value-type="float">
            <text:p>-1.4872649</text:p>
          </table:table-cell>
          <table:table-cell office:value-type="string" calcext:value-type="string">
            <text:p>y</text:p>
          </table:table-cell>
          <table:table-cell office:value-type="float" office:value="4.4943224" calcext:value-type="float">
            <text:p>4.4943224</text:p>
          </table:table-cell>
          <table:table-cell office:value-type="string" calcext:value-type="string">
            <text:p>h</text:p>
          </table:table-cell>
          <table:table-cell office:value-type="float" office:value="104.68094" calcext:value-type="float">
            <text:p>104.68094</text:p>
          </table:table-cell>
          <table:table-cell office:value-type="string" calcext:value-type="string">
            <text:p>k</text:p>
          </table:table-cell>
          <table:table-cell office:value-type="float" office:value="0.024169214" calcext:value-type="float">
            <text:p>0.0241692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.3904603" calcext:value-type="float">
            <text:p>-1.3904603</text:p>
          </table:table-cell>
          <table:table-cell office:value-type="string" calcext:value-type="string">
            <text:p>y</text:p>
          </table:table-cell>
          <table:table-cell office:value-type="float" office:value="4.4690857" calcext:value-type="float">
            <text:p>4.4690857</text:p>
          </table:table-cell>
          <table:table-cell office:value-type="string" calcext:value-type="string">
            <text:p>h</text:p>
          </table:table-cell>
          <table:table-cell office:value-type="float" office:value="104.54235" calcext:value-type="float">
            <text:p>104.54235</text:p>
          </table:table-cell>
          <table:table-cell office:value-type="string" calcext:value-type="string">
            <text:p>k</text:p>
          </table:table-cell>
          <table:table-cell office:value-type="float" office:value="0.024188128" calcext:value-type="float">
            <text:p>0.02418812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.293588" calcext:value-type="float">
            <text:p>-1.293588</text:p>
          </table:table-cell>
          <table:table-cell office:value-type="string" calcext:value-type="string">
            <text:p>y</text:p>
          </table:table-cell>
          <table:table-cell office:value-type="float" office:value="4.4440815" calcext:value-type="float">
            <text:p>4.4440815</text:p>
          </table:table-cell>
          <table:table-cell office:value-type="string" calcext:value-type="string">
            <text:p>h</text:p>
          </table:table-cell>
          <table:table-cell office:value-type="float" office:value="104.40364" calcext:value-type="float">
            <text:p>104.40364</text:p>
          </table:table-cell>
          <table:table-cell office:value-type="string" calcext:value-type="string">
            <text:p>k</text:p>
          </table:table-cell>
          <table:table-cell office:value-type="float" office:value="0.024204782" calcext:value-type="float">
            <text:p>0.02420478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.1966478" calcext:value-type="float">
            <text:p>-1.1966478</text:p>
          </table:table-cell>
          <table:table-cell office:value-type="string" calcext:value-type="string">
            <text:p>y</text:p>
          </table:table-cell>
          <table:table-cell office:value-type="float" office:value="4.41931" calcext:value-type="float">
            <text:p>4.41931</text:p>
          </table:table-cell>
          <table:table-cell office:value-type="string" calcext:value-type="string">
            <text:p>h</text:p>
          </table:table-cell>
          <table:table-cell office:value-type="float" office:value="104.26484" calcext:value-type="float">
            <text:p>104.26484</text:p>
          </table:table-cell>
          <table:table-cell office:value-type="string" calcext:value-type="string">
            <text:p>k</text:p>
          </table:table-cell>
          <table:table-cell office:value-type="float" office:value="0.024219164" calcext:value-type="float">
            <text:p>0.02421916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.0996399" calcext:value-type="float">
            <text:p>-1.0996399</text:p>
          </table:table-cell>
          <table:table-cell office:value-type="string" calcext:value-type="string">
            <text:p>y</text:p>
          </table:table-cell>
          <table:table-cell office:value-type="float" office:value="4.3947715" calcext:value-type="float">
            <text:p>4.3947715</text:p>
          </table:table-cell>
          <table:table-cell office:value-type="string" calcext:value-type="string">
            <text:p>h</text:p>
          </table:table-cell>
          <table:table-cell office:value-type="float" office:value="104.12595" calcext:value-type="float">
            <text:p>104.12595</text:p>
          </table:table-cell>
          <table:table-cell office:value-type="string" calcext:value-type="string">
            <text:p>k</text:p>
          </table:table-cell>
          <table:table-cell office:value-type="float" office:value="0.024231263" calcext:value-type="float">
            <text:p>0.02423126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.0025641" calcext:value-type="float">
            <text:p>-1.0025641</text:p>
          </table:table-cell>
          <table:table-cell office:value-type="string" calcext:value-type="string">
            <text:p>y</text:p>
          </table:table-cell>
          <table:table-cell office:value-type="float" office:value="4.3704661" calcext:value-type="float">
            <text:p>4.3704661</text:p>
          </table:table-cell>
          <table:table-cell office:value-type="string" calcext:value-type="string">
            <text:p>h</text:p>
          </table:table-cell>
          <table:table-cell office:value-type="float" office:value="103.98699" calcext:value-type="float">
            <text:p>103.98699</text:p>
          </table:table-cell>
          <table:table-cell office:value-type="string" calcext:value-type="string">
            <text:p>k</text:p>
          </table:table-cell>
          <table:table-cell office:value-type="float" office:value="0.024241067" calcext:value-type="float">
            <text:p>0.02424106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0.90542029" calcext:value-type="float">
            <text:p>-0.90542029</text:p>
          </table:table-cell>
          <table:table-cell office:value-type="string" calcext:value-type="string">
            <text:p>y</text:p>
          </table:table-cell>
          <table:table-cell office:value-type="float" office:value="4.346394" calcext:value-type="float">
            <text:p>4.346394</text:p>
          </table:table-cell>
          <table:table-cell office:value-type="string" calcext:value-type="string">
            <text:p>h</text:p>
          </table:table-cell>
          <table:table-cell office:value-type="float" office:value="103.84796" calcext:value-type="float">
            <text:p>103.84796</text:p>
          </table:table-cell>
          <table:table-cell office:value-type="string" calcext:value-type="string">
            <text:p>k</text:p>
          </table:table-cell>
          <table:table-cell office:value-type="float" office:value="0.024248565" calcext:value-type="float">
            <text:p>0.02424856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0.80820856" calcext:value-type="float">
            <text:p>-0.80820856</text:p>
          </table:table-cell>
          <table:table-cell office:value-type="string" calcext:value-type="string">
            <text:p>y</text:p>
          </table:table-cell>
          <table:table-cell office:value-type="float" office:value="4.3225554" calcext:value-type="float">
            <text:p>4.3225554</text:p>
          </table:table-cell>
          <table:table-cell office:value-type="string" calcext:value-type="string">
            <text:p>h</text:p>
          </table:table-cell>
          <table:table-cell office:value-type="float" office:value="103.70888" calcext:value-type="float">
            <text:p>103.70888</text:p>
          </table:table-cell>
          <table:table-cell office:value-type="string" calcext:value-type="string">
            <text:p>k</text:p>
          </table:table-cell>
          <table:table-cell office:value-type="float" office:value="0.024253748" calcext:value-type="float">
            <text:p>0.02425374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0.71092882" calcext:value-type="float">
            <text:p>-0.71092882</text:p>
          </table:table-cell>
          <table:table-cell office:value-type="string" calcext:value-type="string">
            <text:p>y</text:p>
          </table:table-cell>
          <table:table-cell office:value-type="float" office:value="4.2989502" calcext:value-type="float">
            <text:p>4.2989502</text:p>
          </table:table-cell>
          <table:table-cell office:value-type="string" calcext:value-type="string">
            <text:p>h</text:p>
          </table:table-cell>
          <table:table-cell office:value-type="float" office:value="103.56977" calcext:value-type="float">
            <text:p>103.56977</text:p>
          </table:table-cell>
          <table:table-cell office:value-type="string" calcext:value-type="string">
            <text:p>k</text:p>
          </table:table-cell>
          <table:table-cell office:value-type="float" office:value="0.024256604" calcext:value-type="float">
            <text:p>0.02425660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0.61358105" calcext:value-type="float">
            <text:p>-0.61358105</text:p>
          </table:table-cell>
          <table:table-cell office:value-type="string" calcext:value-type="string">
            <text:p>y</text:p>
          </table:table-cell>
          <table:table-cell office:value-type="float" office:value="4.2755787" calcext:value-type="float">
            <text:p>4.2755787</text:p>
          </table:table-cell>
          <table:table-cell office:value-type="string" calcext:value-type="string">
            <text:p>h</text:p>
          </table:table-cell>
          <table:table-cell office:value-type="float" office:value="103.43063" calcext:value-type="float">
            <text:p>103.43063</text:p>
          </table:table-cell>
          <table:table-cell office:value-type="string" calcext:value-type="string">
            <text:p>k</text:p>
          </table:table-cell>
          <table:table-cell office:value-type="float" office:value="0.024257124" calcext:value-type="float">
            <text:p>0.02425712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0.51616522" calcext:value-type="float">
            <text:p>-0.51616522</text:p>
          </table:table-cell>
          <table:table-cell office:value-type="string" calcext:value-type="string">
            <text:p>y</text:p>
          </table:table-cell>
          <table:table-cell office:value-type="float" office:value="4.252441" calcext:value-type="float">
            <text:p>4.252441</text:p>
          </table:table-cell>
          <table:table-cell office:value-type="string" calcext:value-type="string">
            <text:p>h</text:p>
          </table:table-cell>
          <table:table-cell office:value-type="float" office:value="103.29147" calcext:value-type="float">
            <text:p>103.29147</text:p>
          </table:table-cell>
          <table:table-cell office:value-type="string" calcext:value-type="string">
            <text:p>k</text:p>
          </table:table-cell>
          <table:table-cell office:value-type="float" office:value="0.024255299" calcext:value-type="float">
            <text:p>0.02425529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0.4186813" calcext:value-type="float">
            <text:p>-0.4186813</text:p>
          </table:table-cell>
          <table:table-cell office:value-type="string" calcext:value-type="string">
            <text:p>y</text:p>
          </table:table-cell>
          <table:table-cell office:value-type="float" office:value="4.229537" calcext:value-type="float">
            <text:p>4.229537</text:p>
          </table:table-cell>
          <table:table-cell office:value-type="string" calcext:value-type="string">
            <text:p>h</text:p>
          </table:table-cell>
          <table:table-cell office:value-type="float" office:value="103.15232" calcext:value-type="float">
            <text:p>103.15232</text:p>
          </table:table-cell>
          <table:table-cell office:value-type="string" calcext:value-type="string">
            <text:p>k</text:p>
          </table:table-cell>
          <table:table-cell office:value-type="float" office:value="0.024251119" calcext:value-type="float">
            <text:p>0.02425111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0.3211293" calcext:value-type="float">
            <text:p>-0.3211293</text:p>
          </table:table-cell>
          <table:table-cell office:value-type="string" calcext:value-type="string">
            <text:p>y</text:p>
          </table:table-cell>
          <table:table-cell office:value-type="float" office:value="4.2068669" calcext:value-type="float">
            <text:p>4.2068669</text:p>
          </table:table-cell>
          <table:table-cell office:value-type="string" calcext:value-type="string">
            <text:p>h</text:p>
          </table:table-cell>
          <table:table-cell office:value-type="float" office:value="103.01318" calcext:value-type="float">
            <text:p>103.01318</text:p>
          </table:table-cell>
          <table:table-cell office:value-type="string" calcext:value-type="string">
            <text:p>k</text:p>
          </table:table-cell>
          <table:table-cell office:value-type="float" office:value="0.024244577" calcext:value-type="float">
            <text:p>0.02424457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0.22350918" calcext:value-type="float">
            <text:p>-0.22350918</text:p>
          </table:table-cell>
          <table:table-cell office:value-type="string" calcext:value-type="string">
            <text:p>y</text:p>
          </table:table-cell>
          <table:table-cell office:value-type="float" office:value="4.1844307" calcext:value-type="float">
            <text:p>4.1844307</text:p>
          </table:table-cell>
          <table:table-cell office:value-type="string" calcext:value-type="string">
            <text:p>h</text:p>
          </table:table-cell>
          <table:table-cell office:value-type="float" office:value="102.87406" calcext:value-type="float">
            <text:p>102.87406</text:p>
          </table:table-cell>
          <table:table-cell office:value-type="string" calcext:value-type="string">
            <text:p>k</text:p>
          </table:table-cell>
          <table:table-cell office:value-type="float" office:value="0.024235664" calcext:value-type="float">
            <text:p>0.02423566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0.12582097" calcext:value-type="float">
            <text:p>-0.12582097</text:p>
          </table:table-cell>
          <table:table-cell office:value-type="string" calcext:value-type="string">
            <text:p>y</text:p>
          </table:table-cell>
          <table:table-cell office:value-type="float" office:value="4.1622284" calcext:value-type="float">
            <text:p>4.1622284</text:p>
          </table:table-cell>
          <table:table-cell office:value-type="string" calcext:value-type="string">
            <text:p>h</text:p>
          </table:table-cell>
          <table:table-cell office:value-type="float" office:value="102.73498" calcext:value-type="float">
            <text:p>102.73498</text:p>
          </table:table-cell>
          <table:table-cell office:value-type="string" calcext:value-type="string">
            <text:p>k</text:p>
          </table:table-cell>
          <table:table-cell office:value-type="float" office:value="0.024224372" calcext:value-type="float">
            <text:p>0.02422437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0.028064642" calcext:value-type="float">
            <text:p>-0.028064642</text:p>
          </table:table-cell>
          <table:table-cell office:value-type="string" calcext:value-type="string">
            <text:p>y</text:p>
          </table:table-cell>
          <table:table-cell office:value-type="float" office:value="4.14026" calcext:value-type="float">
            <text:p>4.14026</text:p>
          </table:table-cell>
          <table:table-cell office:value-type="string" calcext:value-type="string">
            <text:p>h</text:p>
          </table:table-cell>
          <table:table-cell office:value-type="float" office:value="102.59595" calcext:value-type="float">
            <text:p>102.59595</text:p>
          </table:table-cell>
          <table:table-cell office:value-type="string" calcext:value-type="string">
            <text:p>k</text:p>
          </table:table-cell>
          <table:table-cell office:value-type="float" office:value="0.024210693" calcext:value-type="float">
            <text:p>0.02421069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06975978" calcext:value-type="float">
            <text:p>0.06975978</text:p>
          </table:table-cell>
          <table:table-cell office:value-type="string" calcext:value-type="string">
            <text:p>y</text:p>
          </table:table-cell>
          <table:table-cell office:value-type="float" office:value="4.1185254" calcext:value-type="float">
            <text:p>4.1185254</text:p>
          </table:table-cell>
          <table:table-cell office:value-type="string" calcext:value-type="string">
            <text:p>h</text:p>
          </table:table-cell>
          <table:table-cell office:value-type="float" office:value="102.45699" calcext:value-type="float">
            <text:p>102.45699</text:p>
          </table:table-cell>
          <table:table-cell office:value-type="string" calcext:value-type="string">
            <text:p>k</text:p>
          </table:table-cell>
          <table:table-cell office:value-type="float" office:value="0.024194622" calcext:value-type="float">
            <text:p>0.02419462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16765229" calcext:value-type="float">
            <text:p>0.16765229</text:p>
          </table:table-cell>
          <table:table-cell office:value-type="string" calcext:value-type="string">
            <text:p>y</text:p>
          </table:table-cell>
          <table:table-cell office:value-type="float" office:value="4.0970247" calcext:value-type="float">
            <text:p>4.0970247</text:p>
          </table:table-cell>
          <table:table-cell office:value-type="string" calcext:value-type="string">
            <text:p>h</text:p>
          </table:table-cell>
          <table:table-cell office:value-type="float" office:value="102.31811" calcext:value-type="float">
            <text:p>102.31811</text:p>
          </table:table-cell>
          <table:table-cell office:value-type="string" calcext:value-type="string">
            <text:p>k</text:p>
          </table:table-cell>
          <table:table-cell office:value-type="float" office:value="0.024176151" calcext:value-type="float">
            <text:p>0.02417615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26561286" calcext:value-type="float">
            <text:p>0.26561286</text:p>
          </table:table-cell>
          <table:table-cell office:value-type="string" calcext:value-type="string">
            <text:p>y</text:p>
          </table:table-cell>
          <table:table-cell office:value-type="float" office:value="4.0757577" calcext:value-type="float">
            <text:p>4.0757577</text:p>
          </table:table-cell>
          <table:table-cell office:value-type="string" calcext:value-type="string">
            <text:p>h</text:p>
          </table:table-cell>
          <table:table-cell office:value-type="float" office:value="102.17931" calcext:value-type="float">
            <text:p>102.17931</text:p>
          </table:table-cell>
          <table:table-cell office:value-type="string" calcext:value-type="string">
            <text:p>k</text:p>
          </table:table-cell>
          <table:table-cell office:value-type="float" office:value="0.024155275" calcext:value-type="float">
            <text:p>0.02415527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36364147" calcext:value-type="float">
            <text:p>0.36364147</text:p>
          </table:table-cell>
          <table:table-cell office:value-type="string" calcext:value-type="string">
            <text:p>y</text:p>
          </table:table-cell>
          <table:table-cell office:value-type="float" office:value="4.0547244" calcext:value-type="float">
            <text:p>4.0547244</text:p>
          </table:table-cell>
          <table:table-cell office:value-type="string" calcext:value-type="string">
            <text:p>h</text:p>
          </table:table-cell>
          <table:table-cell office:value-type="float" office:value="102.04062" calcext:value-type="float">
            <text:p>102.04062</text:p>
          </table:table-cell>
          <table:table-cell office:value-type="string" calcext:value-type="string">
            <text:p>k</text:p>
          </table:table-cell>
          <table:table-cell office:value-type="float" office:value="0.024131987" calcext:value-type="float">
            <text:p>0.02413198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4617381" calcext:value-type="float">
            <text:p>0.4617381</text:p>
          </table:table-cell>
          <table:table-cell office:value-type="string" calcext:value-type="string">
            <text:p>y</text:p>
          </table:table-cell>
          <table:table-cell office:value-type="float" office:value="4.0339246" calcext:value-type="float">
            <text:p>4.0339246</text:p>
          </table:table-cell>
          <table:table-cell office:value-type="string" calcext:value-type="string">
            <text:p>h</text:p>
          </table:table-cell>
          <table:table-cell office:value-type="float" office:value="101.90204" calcext:value-type="float">
            <text:p>101.90204</text:p>
          </table:table-cell>
          <table:table-cell office:value-type="string" calcext:value-type="string">
            <text:p>k</text:p>
          </table:table-cell>
          <table:table-cell office:value-type="float" office:value="0.024106282" calcext:value-type="float">
            <text:p>0.02410628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5599027" calcext:value-type="float">
            <text:p>0.5599027</text:p>
          </table:table-cell>
          <table:table-cell office:value-type="string" calcext:value-type="string">
            <text:p>y</text:p>
          </table:table-cell>
          <table:table-cell office:value-type="float" office:value="4.0133583" calcext:value-type="float">
            <text:p>4.0133583</text:p>
          </table:table-cell>
          <table:table-cell office:value-type="string" calcext:value-type="string">
            <text:p>h</text:p>
          </table:table-cell>
          <table:table-cell office:value-type="float" office:value="101.76359" calcext:value-type="float">
            <text:p>101.76359</text:p>
          </table:table-cell>
          <table:table-cell office:value-type="string" calcext:value-type="string">
            <text:p>k</text:p>
          </table:table-cell>
          <table:table-cell office:value-type="float" office:value="0.024078156" calcext:value-type="float">
            <text:p>0.02407815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65813523" calcext:value-type="float">
            <text:p>0.65813523</text:p>
          </table:table-cell>
          <table:table-cell office:value-type="string" calcext:value-type="string">
            <text:p>y</text:p>
          </table:table-cell>
          <table:table-cell office:value-type="float" office:value="3.9930253" calcext:value-type="float">
            <text:p>3.9930253</text:p>
          </table:table-cell>
          <table:table-cell office:value-type="string" calcext:value-type="string">
            <text:p>h</text:p>
          </table:table-cell>
          <table:table-cell office:value-type="float" office:value="101.62529" calcext:value-type="float">
            <text:p>101.62529</text:p>
          </table:table-cell>
          <table:table-cell office:value-type="string" calcext:value-type="string">
            <text:p>k</text:p>
          </table:table-cell>
          <table:table-cell office:value-type="float" office:value="0.024047603" calcext:value-type="float">
            <text:p>0.02404760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75643566" calcext:value-type="float">
            <text:p>0.75643566</text:p>
          </table:table-cell>
          <table:table-cell office:value-type="string" calcext:value-type="string">
            <text:p>y</text:p>
          </table:table-cell>
          <table:table-cell office:value-type="float" office:value="3.9729254" calcext:value-type="float">
            <text:p>3.9729254</text:p>
          </table:table-cell>
          <table:table-cell office:value-type="string" calcext:value-type="string">
            <text:p>h</text:p>
          </table:table-cell>
          <table:table-cell office:value-type="float" office:value="101.48714" calcext:value-type="float">
            <text:p>101.48714</text:p>
          </table:table-cell>
          <table:table-cell office:value-type="string" calcext:value-type="string">
            <text:p>k</text:p>
          </table:table-cell>
          <table:table-cell office:value-type="float" office:value="0.02401462" calcext:value-type="float">
            <text:p>0.0240146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85480391" calcext:value-type="float">
            <text:p>0.85480391</text:p>
          </table:table-cell>
          <table:table-cell office:value-type="string" calcext:value-type="string">
            <text:p>y</text:p>
          </table:table-cell>
          <table:table-cell office:value-type="float" office:value="3.9530585" calcext:value-type="float">
            <text:p>3.9530585</text:p>
          </table:table-cell>
          <table:table-cell office:value-type="string" calcext:value-type="string">
            <text:p>h</text:p>
          </table:table-cell>
          <table:table-cell office:value-type="float" office:value="101.34916" calcext:value-type="float">
            <text:p>101.34916</text:p>
          </table:table-cell>
          <table:table-cell office:value-type="string" calcext:value-type="string">
            <text:p>k</text:p>
          </table:table-cell>
          <table:table-cell office:value-type="float" office:value="0.023979202" calcext:value-type="float">
            <text:p>0.02397920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95323995" calcext:value-type="float">
            <text:p>0.95323995</text:p>
          </table:table-cell>
          <table:table-cell office:value-type="string" calcext:value-type="string">
            <text:p>y</text:p>
          </table:table-cell>
          <table:table-cell office:value-type="float" office:value="3.9334243" calcext:value-type="float">
            <text:p>3.9334243</text:p>
          </table:table-cell>
          <table:table-cell office:value-type="string" calcext:value-type="string">
            <text:p>h</text:p>
          </table:table-cell>
          <table:table-cell office:value-type="float" office:value="101.21136" calcext:value-type="float">
            <text:p>101.21136</text:p>
          </table:table-cell>
          <table:table-cell office:value-type="string" calcext:value-type="string">
            <text:p>k</text:p>
          </table:table-cell>
          <table:table-cell office:value-type="float" office:value="0.023941348" calcext:value-type="float">
            <text:p>0.02394134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.0517437" calcext:value-type="float">
            <text:p>1.0517437</text:p>
          </table:table-cell>
          <table:table-cell office:value-type="string" calcext:value-type="string">
            <text:p>y</text:p>
          </table:table-cell>
          <table:table-cell office:value-type="float" office:value="3.9140227" calcext:value-type="float">
            <text:p>3.9140227</text:p>
          </table:table-cell>
          <table:table-cell office:value-type="string" calcext:value-type="string">
            <text:p>h</text:p>
          </table:table-cell>
          <table:table-cell office:value-type="float" office:value="101.07375" calcext:value-type="float">
            <text:p>101.07375</text:p>
          </table:table-cell>
          <table:table-cell office:value-type="string" calcext:value-type="string">
            <text:p>k</text:p>
          </table:table-cell>
          <table:table-cell office:value-type="float" office:value="0.023901052" calcext:value-type="float">
            <text:p>0.02390105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.1503151" calcext:value-type="float">
            <text:p>1.1503151</text:p>
          </table:table-cell>
          <table:table-cell office:value-type="string" calcext:value-type="string">
            <text:p>y</text:p>
          </table:table-cell>
          <table:table-cell office:value-type="float" office:value="3.8948534" calcext:value-type="float">
            <text:p>3.8948534</text:p>
          </table:table-cell>
          <table:table-cell office:value-type="string" calcext:value-type="string">
            <text:p>h</text:p>
          </table:table-cell>
          <table:table-cell office:value-type="float" office:value="100.93636" calcext:value-type="float">
            <text:p>100.93636</text:p>
          </table:table-cell>
          <table:table-cell office:value-type="string" calcext:value-type="string">
            <text:p>k</text:p>
          </table:table-cell>
          <table:table-cell office:value-type="float" office:value="0.023858314" calcext:value-type="float">
            <text:p>0.0238583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.248954" calcext:value-type="float">
            <text:p>1.248954</text:p>
          </table:table-cell>
          <table:table-cell office:value-type="string" calcext:value-type="string">
            <text:p>y</text:p>
          </table:table-cell>
          <table:table-cell office:value-type="float" office:value="3.8759161" calcext:value-type="float">
            <text:p>3.8759161</text:p>
          </table:table-cell>
          <table:table-cell office:value-type="string" calcext:value-type="string">
            <text:p>h</text:p>
          </table:table-cell>
          <table:table-cell office:value-type="float" office:value="100.79919" calcext:value-type="float">
            <text:p>100.79919</text:p>
          </table:table-cell>
          <table:table-cell office:value-type="string" calcext:value-type="string">
            <text:p>k</text:p>
          </table:table-cell>
          <table:table-cell office:value-type="float" office:value="0.023813131" calcext:value-type="float">
            <text:p>0.02381313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.3476605" calcext:value-type="float">
            <text:p>1.3476605</text:p>
          </table:table-cell>
          <table:table-cell office:value-type="string" calcext:value-type="string">
            <text:p>y</text:p>
          </table:table-cell>
          <table:table-cell office:value-type="float" office:value="3.8572105" calcext:value-type="float">
            <text:p>3.8572105</text:p>
          </table:table-cell>
          <table:table-cell office:value-type="string" calcext:value-type="string">
            <text:p>h</text:p>
          </table:table-cell>
          <table:table-cell office:value-type="float" office:value="100.66225" calcext:value-type="float">
            <text:p>100.66225</text:p>
          </table:table-cell>
          <table:table-cell office:value-type="string" calcext:value-type="string">
            <text:p>k</text:p>
          </table:table-cell>
          <table:table-cell office:value-type="float" office:value="0.023765501" calcext:value-type="float">
            <text:p>0.02376550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.4464343" calcext:value-type="float">
            <text:p>1.4464343</text:p>
          </table:table-cell>
          <table:table-cell office:value-type="string" calcext:value-type="string">
            <text:p>y</text:p>
          </table:table-cell>
          <table:table-cell office:value-type="float" office:value="3.8387364" calcext:value-type="float">
            <text:p>3.8387364</text:p>
          </table:table-cell>
          <table:table-cell office:value-type="string" calcext:value-type="string">
            <text:p>h</text:p>
          </table:table-cell>
          <table:table-cell office:value-type="float" office:value="100.52557" calcext:value-type="float">
            <text:p>100.52557</text:p>
          </table:table-cell>
          <table:table-cell office:value-type="string" calcext:value-type="string">
            <text:p>k</text:p>
          </table:table-cell>
          <table:table-cell office:value-type="float" office:value="0.023715422" calcext:value-type="float">
            <text:p>0.02371542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.5452754" calcext:value-type="float">
            <text:p>1.5452754</text:p>
          </table:table-cell>
          <table:table-cell office:value-type="string" calcext:value-type="string">
            <text:p>y</text:p>
          </table:table-cell>
          <table:table-cell office:value-type="float" office:value="3.8204934" calcext:value-type="float">
            <text:p>3.8204934</text:p>
          </table:table-cell>
          <table:table-cell office:value-type="string" calcext:value-type="string">
            <text:p>h</text:p>
          </table:table-cell>
          <table:table-cell office:value-type="float" office:value="100.38915" calcext:value-type="float">
            <text:p>100.38915</text:p>
          </table:table-cell>
          <table:table-cell office:value-type="string" calcext:value-type="string">
            <text:p>k</text:p>
          </table:table-cell>
          <table:table-cell office:value-type="float" office:value="0.023662894" calcext:value-type="float">
            <text:p>0.02366289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.6441837" calcext:value-type="float">
            <text:p>1.6441837</text:p>
          </table:table-cell>
          <table:table-cell office:value-type="string" calcext:value-type="string">
            <text:p>y</text:p>
          </table:table-cell>
          <table:table-cell office:value-type="float" office:value="3.8024812" calcext:value-type="float">
            <text:p>3.8024812</text:p>
          </table:table-cell>
          <table:table-cell office:value-type="string" calcext:value-type="string">
            <text:p>h</text:p>
          </table:table-cell>
          <table:table-cell office:value-type="float" office:value="100.253" calcext:value-type="float">
            <text:p>100.253</text:p>
          </table:table-cell>
          <table:table-cell office:value-type="string" calcext:value-type="string">
            <text:p>k</text:p>
          </table:table-cell>
          <table:table-cell office:value-type="float" office:value="0.023607915" calcext:value-type="float">
            <text:p>0.02360791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.7431591" calcext:value-type="float">
            <text:p>1.7431591</text:p>
          </table:table-cell>
          <table:table-cell office:value-type="string" calcext:value-type="string">
            <text:p>y</text:p>
          </table:table-cell>
          <table:table-cell office:value-type="float" office:value="3.7846994" calcext:value-type="float">
            <text:p>3.7846994</text:p>
          </table:table-cell>
          <table:table-cell office:value-type="string" calcext:value-type="string">
            <text:p>h</text:p>
          </table:table-cell>
          <table:table-cell office:value-type="float" office:value="100.11714" calcext:value-type="float">
            <text:p>100.11714</text:p>
          </table:table-cell>
          <table:table-cell office:value-type="string" calcext:value-type="string">
            <text:p>k</text:p>
          </table:table-cell>
          <table:table-cell office:value-type="float" office:value="0.023550487" calcext:value-type="float">
            <text:p>0.02355048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.8422015" calcext:value-type="float">
            <text:p>1.8422015</text:p>
          </table:table-cell>
          <table:table-cell office:value-type="string" calcext:value-type="string">
            <text:p>y</text:p>
          </table:table-cell>
          <table:table-cell office:value-type="float" office:value="3.7671476" calcext:value-type="float">
            <text:p>3.7671476</text:p>
          </table:table-cell>
          <table:table-cell office:value-type="string" calcext:value-type="string">
            <text:p>h</text:p>
          </table:table-cell>
          <table:table-cell office:value-type="float" office:value="99.981588" calcext:value-type="float">
            <text:p>99.981588</text:p>
          </table:table-cell>
          <table:table-cell office:value-type="string" calcext:value-type="string">
            <text:p>k</text:p>
          </table:table-cell>
          <table:table-cell office:value-type="float" office:value="0.023490607" calcext:value-type="float">
            <text:p>0.02349060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.9413108" calcext:value-type="float">
            <text:p>1.9413108</text:p>
          </table:table-cell>
          <table:table-cell office:value-type="string" calcext:value-type="string">
            <text:p>y</text:p>
          </table:table-cell>
          <table:table-cell office:value-type="float" office:value="3.7498254" calcext:value-type="float">
            <text:p>3.7498254</text:p>
          </table:table-cell>
          <table:table-cell office:value-type="string" calcext:value-type="string">
            <text:p>h</text:p>
          </table:table-cell>
          <table:table-cell office:value-type="float" office:value="99.846352" calcext:value-type="float">
            <text:p>99.846352</text:p>
          </table:table-cell>
          <table:table-cell office:value-type="string" calcext:value-type="string">
            <text:p>k</text:p>
          </table:table-cell>
          <table:table-cell office:value-type="float" office:value="0.023428278" calcext:value-type="float">
            <text:p>0.02342827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.0404867" calcext:value-type="float">
            <text:p>2.0404867</text:p>
          </table:table-cell>
          <table:table-cell office:value-type="string" calcext:value-type="string">
            <text:p>y</text:p>
          </table:table-cell>
          <table:table-cell office:value-type="float" office:value="3.7327324" calcext:value-type="float">
            <text:p>3.7327324</text:p>
          </table:table-cell>
          <table:table-cell office:value-type="string" calcext:value-type="string">
            <text:p>h</text:p>
          </table:table-cell>
          <table:table-cell office:value-type="float" office:value="99.711447" calcext:value-type="float">
            <text:p>99.711447</text:p>
          </table:table-cell>
          <table:table-cell office:value-type="string" calcext:value-type="string">
            <text:p>k</text:p>
          </table:table-cell>
          <table:table-cell office:value-type="float" office:value="0.023363499" calcext:value-type="float">
            <text:p>0.02336349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.1397293" calcext:value-type="float">
            <text:p>2.1397293</text:p>
          </table:table-cell>
          <table:table-cell office:value-type="string" calcext:value-type="string">
            <text:p>y</text:p>
          </table:table-cell>
          <table:table-cell office:value-type="float" office:value="3.7158682" calcext:value-type="float">
            <text:p>3.7158682</text:p>
          </table:table-cell>
          <table:table-cell office:value-type="string" calcext:value-type="string">
            <text:p>h</text:p>
          </table:table-cell>
          <table:table-cell office:value-type="float" office:value="99.576886" calcext:value-type="float">
            <text:p>99.576886</text:p>
          </table:table-cell>
          <table:table-cell office:value-type="string" calcext:value-type="string">
            <text:p>k</text:p>
          </table:table-cell>
          <table:table-cell office:value-type="float" office:value="0.023296272" calcext:value-type="float">
            <text:p>0.02329627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.2390384" calcext:value-type="float">
            <text:p>2.2390384</text:p>
          </table:table-cell>
          <table:table-cell office:value-type="string" calcext:value-type="string">
            <text:p>y</text:p>
          </table:table-cell>
          <table:table-cell office:value-type="float" office:value="3.6992321" calcext:value-type="float">
            <text:p>3.6992321</text:p>
          </table:table-cell>
          <table:table-cell office:value-type="string" calcext:value-type="string">
            <text:p>h</text:p>
          </table:table-cell>
          <table:table-cell office:value-type="float" office:value="99.442684" calcext:value-type="float">
            <text:p>99.442684</text:p>
          </table:table-cell>
          <table:table-cell office:value-type="string" calcext:value-type="string">
            <text:p>k</text:p>
          </table:table-cell>
          <table:table-cell office:value-type="float" office:value="0.023226599" calcext:value-type="float">
            <text:p>0.02322659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.3384138" calcext:value-type="float">
            <text:p>2.3384138</text:p>
          </table:table-cell>
          <table:table-cell office:value-type="string" calcext:value-type="string">
            <text:p>y</text:p>
          </table:table-cell>
          <table:table-cell office:value-type="float" office:value="3.6828239" calcext:value-type="float">
            <text:p>3.6828239</text:p>
          </table:table-cell>
          <table:table-cell office:value-type="string" calcext:value-type="string">
            <text:p>h</text:p>
          </table:table-cell>
          <table:table-cell office:value-type="float" office:value="99.308853" calcext:value-type="float">
            <text:p>99.308853</text:p>
          </table:table-cell>
          <table:table-cell office:value-type="string" calcext:value-type="string">
            <text:p>k</text:p>
          </table:table-cell>
          <table:table-cell office:value-type="float" office:value="0.02315448" calcext:value-type="float">
            <text:p>0.0231544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.4378553" calcext:value-type="float">
            <text:p>2.4378553</text:p>
          </table:table-cell>
          <table:table-cell office:value-type="string" calcext:value-type="string">
            <text:p>y</text:p>
          </table:table-cell>
          <table:table-cell office:value-type="float" office:value="3.6666429" calcext:value-type="float">
            <text:p>3.6666429</text:p>
          </table:table-cell>
          <table:table-cell office:value-type="string" calcext:value-type="string">
            <text:p>h</text:p>
          </table:table-cell>
          <table:table-cell office:value-type="float" office:value="99.175407" calcext:value-type="float">
            <text:p>99.175407</text:p>
          </table:table-cell>
          <table:table-cell office:value-type="string" calcext:value-type="string">
            <text:p>k</text:p>
          </table:table-cell>
          <table:table-cell office:value-type="float" office:value="0.023079917" calcext:value-type="float">
            <text:p>0.02307991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.5373629" calcext:value-type="float">
            <text:p>2.5373629</text:p>
          </table:table-cell>
          <table:table-cell office:value-type="string" calcext:value-type="string">
            <text:p>y</text:p>
          </table:table-cell>
          <table:table-cell office:value-type="float" office:value="3.6506886" calcext:value-type="float">
            <text:p>3.6506886</text:p>
          </table:table-cell>
          <table:table-cell office:value-type="string" calcext:value-type="string">
            <text:p>h</text:p>
          </table:table-cell>
          <table:table-cell office:value-type="float" office:value="99.04236" calcext:value-type="float">
            <text:p>99.04236</text:p>
          </table:table-cell>
          <table:table-cell office:value-type="string" calcext:value-type="string">
            <text:p>k</text:p>
          </table:table-cell>
          <table:table-cell office:value-type="float" office:value="0.023002914" calcext:value-type="float">
            <text:p>0.0230029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.6369363" calcext:value-type="float">
            <text:p>2.6369363</text:p>
          </table:table-cell>
          <table:table-cell office:value-type="string" calcext:value-type="string">
            <text:p>y</text:p>
          </table:table-cell>
          <table:table-cell office:value-type="float" office:value="3.6349605" calcext:value-type="float">
            <text:p>3.6349605</text:p>
          </table:table-cell>
          <table:table-cell office:value-type="string" calcext:value-type="string">
            <text:p>h</text:p>
          </table:table-cell>
          <table:table-cell office:value-type="float" office:value="98.909727" calcext:value-type="float">
            <text:p>98.909727</text:p>
          </table:table-cell>
          <table:table-cell office:value-type="string" calcext:value-type="string">
            <text:p>k</text:p>
          </table:table-cell>
          <table:table-cell office:value-type="float" office:value="0.022923473" calcext:value-type="float">
            <text:p>0.02292347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.7365754" calcext:value-type="float">
            <text:p>2.7365754</text:p>
          </table:table-cell>
          <table:table-cell office:value-type="string" calcext:value-type="string">
            <text:p>y</text:p>
          </table:table-cell>
          <table:table-cell office:value-type="float" office:value="3.6194579" calcext:value-type="float">
            <text:p>3.6194579</text:p>
          </table:table-cell>
          <table:table-cell office:value-type="string" calcext:value-type="string">
            <text:p>h</text:p>
          </table:table-cell>
          <table:table-cell office:value-type="float" office:value="98.77752" calcext:value-type="float">
            <text:p>98.77752</text:p>
          </table:table-cell>
          <table:table-cell office:value-type="string" calcext:value-type="string">
            <text:p>k</text:p>
          </table:table-cell>
          <table:table-cell office:value-type="float" office:value="0.022841597" calcext:value-type="float">
            <text:p>0.02284159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.83628" calcext:value-type="float">
            <text:p>2.83628</text:p>
          </table:table-cell>
          <table:table-cell office:value-type="string" calcext:value-type="string">
            <text:p>y</text:p>
          </table:table-cell>
          <table:table-cell office:value-type="float" office:value="3.6041803" calcext:value-type="float">
            <text:p>3.6041803</text:p>
          </table:table-cell>
          <table:table-cell office:value-type="string" calcext:value-type="string">
            <text:p>h</text:p>
          </table:table-cell>
          <table:table-cell office:value-type="float" office:value="98.645753" calcext:value-type="float">
            <text:p>98.645753</text:p>
          </table:table-cell>
          <table:table-cell office:value-type="string" calcext:value-type="string">
            <text:p>k</text:p>
          </table:table-cell>
          <table:table-cell office:value-type="float" office:value="0.022757288" calcext:value-type="float">
            <text:p>0.02275728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.9360499" calcext:value-type="float">
            <text:p>2.9360499</text:p>
          </table:table-cell>
          <table:table-cell office:value-type="string" calcext:value-type="string">
            <text:p>y</text:p>
          </table:table-cell>
          <table:table-cell office:value-type="float" office:value="3.589127" calcext:value-type="float">
            <text:p>3.589127</text:p>
          </table:table-cell>
          <table:table-cell office:value-type="string" calcext:value-type="string">
            <text:p>h</text:p>
          </table:table-cell>
          <table:table-cell office:value-type="float" office:value="98.514441" calcext:value-type="float">
            <text:p>98.514441</text:p>
          </table:table-cell>
          <table:table-cell office:value-type="string" calcext:value-type="string">
            <text:p>k</text:p>
          </table:table-cell>
          <table:table-cell office:value-type="float" office:value="0.022670551" calcext:value-type="float">
            <text:p>0.02267055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.035885" calcext:value-type="float">
            <text:p>3.035885</text:p>
          </table:table-cell>
          <table:table-cell office:value-type="string" calcext:value-type="string">
            <text:p>y</text:p>
          </table:table-cell>
          <table:table-cell office:value-type="float" office:value="3.5742975" calcext:value-type="float">
            <text:p>3.5742975</text:p>
          </table:table-cell>
          <table:table-cell office:value-type="string" calcext:value-type="string">
            <text:p>h</text:p>
          </table:table-cell>
          <table:table-cell office:value-type="float" office:value="98.383596" calcext:value-type="float">
            <text:p>98.383596</text:p>
          </table:table-cell>
          <table:table-cell office:value-type="string" calcext:value-type="string">
            <text:p>k</text:p>
          </table:table-cell>
          <table:table-cell office:value-type="float" office:value="0.022581389" calcext:value-type="float">
            <text:p>0.02258138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.135785" calcext:value-type="float">
            <text:p>3.135785</text:p>
          </table:table-cell>
          <table:table-cell office:value-type="string" calcext:value-type="string">
            <text:p>y</text:p>
          </table:table-cell>
          <table:table-cell office:value-type="float" office:value="3.5596909" calcext:value-type="float">
            <text:p>3.5596909</text:p>
          </table:table-cell>
          <table:table-cell office:value-type="string" calcext:value-type="string">
            <text:p>h</text:p>
          </table:table-cell>
          <table:table-cell office:value-type="float" office:value="98.253233" calcext:value-type="float">
            <text:p>98.253233</text:p>
          </table:table-cell>
          <table:table-cell office:value-type="string" calcext:value-type="string">
            <text:p>k</text:p>
          </table:table-cell>
          <table:table-cell office:value-type="float" office:value="0.022489806" calcext:value-type="float">
            <text:p>0.02248980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.2357497" calcext:value-type="float">
            <text:p>3.2357497</text:p>
          </table:table-cell>
          <table:table-cell office:value-type="string" calcext:value-type="string">
            <text:p>y</text:p>
          </table:table-cell>
          <table:table-cell office:value-type="float" office:value="3.5453067" calcext:value-type="float">
            <text:p>3.5453067</text:p>
          </table:table-cell>
          <table:table-cell office:value-type="string" calcext:value-type="string">
            <text:p>h</text:p>
          </table:table-cell>
          <table:table-cell office:value-type="float" office:value="98.123365" calcext:value-type="float">
            <text:p>98.123365</text:p>
          </table:table-cell>
          <table:table-cell office:value-type="string" calcext:value-type="string">
            <text:p>k</text:p>
          </table:table-cell>
          <table:table-cell office:value-type="float" office:value="0.022395806" calcext:value-type="float">
            <text:p>0.02239580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.335779" calcext:value-type="float">
            <text:p>3.335779</text:p>
          </table:table-cell>
          <table:table-cell office:value-type="string" calcext:value-type="string">
            <text:p>y</text:p>
          </table:table-cell>
          <table:table-cell office:value-type="float" office:value="3.5311441" calcext:value-type="float">
            <text:p>3.5311441</text:p>
          </table:table-cell>
          <table:table-cell office:value-type="string" calcext:value-type="string">
            <text:p>h</text:p>
          </table:table-cell>
          <table:table-cell office:value-type="float" office:value="97.994007" calcext:value-type="float">
            <text:p>97.994007</text:p>
          </table:table-cell>
          <table:table-cell office:value-type="string" calcext:value-type="string">
            <text:p>k</text:p>
          </table:table-cell>
          <table:table-cell office:value-type="float" office:value="0.022299395" calcext:value-type="float">
            <text:p>0.02229939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.4358726" calcext:value-type="float">
            <text:p>3.4358726</text:p>
          </table:table-cell>
          <table:table-cell office:value-type="string" calcext:value-type="string">
            <text:p>y</text:p>
          </table:table-cell>
          <table:table-cell office:value-type="float" office:value="3.5172024" calcext:value-type="float">
            <text:p>3.5172024</text:p>
          </table:table-cell>
          <table:table-cell office:value-type="string" calcext:value-type="string">
            <text:p>h</text:p>
          </table:table-cell>
          <table:table-cell office:value-type="float" office:value="97.865172" calcext:value-type="float">
            <text:p>97.865172</text:p>
          </table:table-cell>
          <table:table-cell office:value-type="string" calcext:value-type="string">
            <text:p>k</text:p>
          </table:table-cell>
          <table:table-cell office:value-type="float" office:value="0.022200576" calcext:value-type="float">
            <text:p>0.02220057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.5360303" calcext:value-type="float">
            <text:p>3.5360303</text:p>
          </table:table-cell>
          <table:table-cell office:value-type="string" calcext:value-type="string">
            <text:p>y</text:p>
          </table:table-cell>
          <table:table-cell office:value-type="float" office:value="3.5034807" calcext:value-type="float">
            <text:p>3.5034807</text:p>
          </table:table-cell>
          <table:table-cell office:value-type="string" calcext:value-type="string">
            <text:p>h</text:p>
          </table:table-cell>
          <table:table-cell office:value-type="float" office:value="97.736873" calcext:value-type="float">
            <text:p>97.736873</text:p>
          </table:table-cell>
          <table:table-cell office:value-type="string" calcext:value-type="string">
            <text:p>k</text:p>
          </table:table-cell>
          <table:table-cell office:value-type="float" office:value="0.022099354" calcext:value-type="float">
            <text:p>0.02209935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.6362518" calcext:value-type="float">
            <text:p>3.6362518</text:p>
          </table:table-cell>
          <table:table-cell office:value-type="string" calcext:value-type="string">
            <text:p>y</text:p>
          </table:table-cell>
          <table:table-cell office:value-type="float" office:value="3.4899784" calcext:value-type="float">
            <text:p>3.4899784</text:p>
          </table:table-cell>
          <table:table-cell office:value-type="string" calcext:value-type="string">
            <text:p>h</text:p>
          </table:table-cell>
          <table:table-cell office:value-type="float" office:value="97.609125" calcext:value-type="float">
            <text:p>97.609125</text:p>
          </table:table-cell>
          <table:table-cell office:value-type="string" calcext:value-type="string">
            <text:p>k</text:p>
          </table:table-cell>
          <table:table-cell office:value-type="float" office:value="0.021995735" calcext:value-type="float">
            <text:p>0.02199573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.736537" calcext:value-type="float">
            <text:p>3.736537</text:p>
          </table:table-cell>
          <table:table-cell office:value-type="string" calcext:value-type="string">
            <text:p>y</text:p>
          </table:table-cell>
          <table:table-cell office:value-type="float" office:value="3.4766946" calcext:value-type="float">
            <text:p>3.4766946</text:p>
          </table:table-cell>
          <table:table-cell office:value-type="string" calcext:value-type="string">
            <text:p>h</text:p>
          </table:table-cell>
          <table:table-cell office:value-type="float" office:value="97.481942" calcext:value-type="float">
            <text:p>97.481942</text:p>
          </table:table-cell>
          <table:table-cell office:value-type="string" calcext:value-type="string">
            <text:p>k</text:p>
          </table:table-cell>
          <table:table-cell office:value-type="float" office:value="0.021889724" calcext:value-type="float">
            <text:p>0.02188972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.8368855" calcext:value-type="float">
            <text:p>3.8368855</text:p>
          </table:table-cell>
          <table:table-cell office:value-type="string" calcext:value-type="string">
            <text:p>y</text:p>
          </table:table-cell>
          <table:table-cell office:value-type="float" office:value="3.4636285" calcext:value-type="float">
            <text:p>3.4636285</text:p>
          </table:table-cell>
          <table:table-cell office:value-type="string" calcext:value-type="string">
            <text:p>h</text:p>
          </table:table-cell>
          <table:table-cell office:value-type="float" office:value="97.355336" calcext:value-type="float">
            <text:p>97.355336</text:p>
          </table:table-cell>
          <table:table-cell office:value-type="string" calcext:value-type="string">
            <text:p>k</text:p>
          </table:table-cell>
          <table:table-cell office:value-type="float" office:value="0.021781326" calcext:value-type="float">
            <text:p>0.02178132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.9372972" calcext:value-type="float">
            <text:p>3.9372972</text:p>
          </table:table-cell>
          <table:table-cell office:value-type="string" calcext:value-type="string">
            <text:p>y</text:p>
          </table:table-cell>
          <table:table-cell office:value-type="float" office:value="3.4507793" calcext:value-type="float">
            <text:p>3.4507793</text:p>
          </table:table-cell>
          <table:table-cell office:value-type="string" calcext:value-type="string">
            <text:p>h</text:p>
          </table:table-cell>
          <table:table-cell office:value-type="float" office:value="97.229323" calcext:value-type="float">
            <text:p>97.229323</text:p>
          </table:table-cell>
          <table:table-cell office:value-type="string" calcext:value-type="string">
            <text:p>k</text:p>
          </table:table-cell>
          <table:table-cell office:value-type="float" office:value="0.021670547" calcext:value-type="float">
            <text:p>0.02167054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.0377718" calcext:value-type="float">
            <text:p>4.0377718</text:p>
          </table:table-cell>
          <table:table-cell office:value-type="string" calcext:value-type="string">
            <text:p>y</text:p>
          </table:table-cell>
          <table:table-cell office:value-type="float" office:value="3.4381459" calcext:value-type="float">
            <text:p>3.4381459</text:p>
          </table:table-cell>
          <table:table-cell office:value-type="string" calcext:value-type="string">
            <text:p>h</text:p>
          </table:table-cell>
          <table:table-cell office:value-type="float" office:value="97.103916" calcext:value-type="float">
            <text:p>97.103916</text:p>
          </table:table-cell>
          <table:table-cell office:value-type="string" calcext:value-type="string">
            <text:p>k</text:p>
          </table:table-cell>
          <table:table-cell office:value-type="float" office:value="0.021557393" calcext:value-type="float">
            <text:p>0.02155739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.138309" calcext:value-type="float">
            <text:p>4.138309</text:p>
          </table:table-cell>
          <table:table-cell office:value-type="string" calcext:value-type="string">
            <text:p>y</text:p>
          </table:table-cell>
          <table:table-cell office:value-type="float" office:value="3.4257276" calcext:value-type="float">
            <text:p>3.4257276</text:p>
          </table:table-cell>
          <table:table-cell office:value-type="string" calcext:value-type="string">
            <text:p>h</text:p>
          </table:table-cell>
          <table:table-cell office:value-type="float" office:value="96.979128" calcext:value-type="float">
            <text:p>96.979128</text:p>
          </table:table-cell>
          <table:table-cell office:value-type="string" calcext:value-type="string">
            <text:p>k</text:p>
          </table:table-cell>
          <table:table-cell office:value-type="float" office:value="0.021441869" calcext:value-type="float">
            <text:p>0.02144186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.2389086" calcext:value-type="float">
            <text:p>4.2389086</text:p>
          </table:table-cell>
          <table:table-cell office:value-type="string" calcext:value-type="string">
            <text:p>y</text:p>
          </table:table-cell>
          <table:table-cell office:value-type="float" office:value="3.4135235" calcext:value-type="float">
            <text:p>3.4135235</text:p>
          </table:table-cell>
          <table:table-cell office:value-type="string" calcext:value-type="string">
            <text:p>h</text:p>
          </table:table-cell>
          <table:table-cell office:value-type="float" office:value="96.854973" calcext:value-type="float">
            <text:p>96.854973</text:p>
          </table:table-cell>
          <table:table-cell office:value-type="string" calcext:value-type="string">
            <text:p>k</text:p>
          </table:table-cell>
          <table:table-cell office:value-type="float" office:value="0.021323983" calcext:value-type="float">
            <text:p>0.02132398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.3395702" calcext:value-type="float">
            <text:p>4.3395702</text:p>
          </table:table-cell>
          <table:table-cell office:value-type="string" calcext:value-type="string">
            <text:p>y</text:p>
          </table:table-cell>
          <table:table-cell office:value-type="float" office:value="3.4015325" calcext:value-type="float">
            <text:p>3.4015325</text:p>
          </table:table-cell>
          <table:table-cell office:value-type="string" calcext:value-type="string">
            <text:p>h</text:p>
          </table:table-cell>
          <table:table-cell office:value-type="float" office:value="96.731466" calcext:value-type="float">
            <text:p>96.731466</text:p>
          </table:table-cell>
          <table:table-cell office:value-type="string" calcext:value-type="string">
            <text:p>k</text:p>
          </table:table-cell>
          <table:table-cell office:value-type="float" office:value="0.02120374" calcext:value-type="float">
            <text:p>0.0212037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.4402936" calcext:value-type="float">
            <text:p>4.4402936</text:p>
          </table:table-cell>
          <table:table-cell office:value-type="string" calcext:value-type="string">
            <text:p>y</text:p>
          </table:table-cell>
          <table:table-cell office:value-type="float" office:value="3.3897537" calcext:value-type="float">
            <text:p>3.3897537</text:p>
          </table:table-cell>
          <table:table-cell office:value-type="string" calcext:value-type="string">
            <text:p>h</text:p>
          </table:table-cell>
          <table:table-cell office:value-type="float" office:value="96.60862" calcext:value-type="float">
            <text:p>96.60862</text:p>
          </table:table-cell>
          <table:table-cell office:value-type="string" calcext:value-type="string">
            <text:p>k</text:p>
          </table:table-cell>
          <table:table-cell office:value-type="float" office:value="0.021081146" calcext:value-type="float">
            <text:p>0.02108114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.5410785" calcext:value-type="float">
            <text:p>4.5410785</text:p>
          </table:table-cell>
          <table:table-cell office:value-type="string" calcext:value-type="string">
            <text:p>y</text:p>
          </table:table-cell>
          <table:table-cell office:value-type="float" office:value="3.3781861" calcext:value-type="float">
            <text:p>3.3781861</text:p>
          </table:table-cell>
          <table:table-cell office:value-type="string" calcext:value-type="string">
            <text:p>h</text:p>
          </table:table-cell>
          <table:table-cell office:value-type="float" office:value="96.486448" calcext:value-type="float">
            <text:p>96.486448</text:p>
          </table:table-cell>
          <table:table-cell office:value-type="string" calcext:value-type="string">
            <text:p>k</text:p>
          </table:table-cell>
          <table:table-cell office:value-type="float" office:value="0.020956207" calcext:value-type="float">
            <text:p>0.02095620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.6419246" calcext:value-type="float">
            <text:p>4.6419246</text:p>
          </table:table-cell>
          <table:table-cell office:value-type="string" calcext:value-type="string">
            <text:p>y</text:p>
          </table:table-cell>
          <table:table-cell office:value-type="float" office:value="3.3668287" calcext:value-type="float">
            <text:p>3.3668287</text:p>
          </table:table-cell>
          <table:table-cell office:value-type="string" calcext:value-type="string">
            <text:p>h</text:p>
          </table:table-cell>
          <table:table-cell office:value-type="float" office:value="96.364966" calcext:value-type="float">
            <text:p>96.364966</text:p>
          </table:table-cell>
          <table:table-cell office:value-type="string" calcext:value-type="string">
            <text:p>k</text:p>
          </table:table-cell>
          <table:table-cell office:value-type="float" office:value="0.020828932" calcext:value-type="float">
            <text:p>0.02082893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.7428316" calcext:value-type="float">
            <text:p>4.7428316</text:p>
          </table:table-cell>
          <table:table-cell office:value-type="string" calcext:value-type="string">
            <text:p>y</text:p>
          </table:table-cell>
          <table:table-cell office:value-type="float" office:value="3.3556804" calcext:value-type="float">
            <text:p>3.3556804</text:p>
          </table:table-cell>
          <table:table-cell office:value-type="string" calcext:value-type="string">
            <text:p>h</text:p>
          </table:table-cell>
          <table:table-cell office:value-type="float" office:value="96.244185" calcext:value-type="float">
            <text:p>96.244185</text:p>
          </table:table-cell>
          <table:table-cell office:value-type="string" calcext:value-type="string">
            <text:p>k</text:p>
          </table:table-cell>
          <table:table-cell office:value-type="float" office:value="0.020699324" calcext:value-type="float">
            <text:p>0.02069932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.8437992" calcext:value-type="float">
            <text:p>4.8437992</text:p>
          </table:table-cell>
          <table:table-cell office:value-type="string" calcext:value-type="string">
            <text:p>y</text:p>
          </table:table-cell>
          <table:table-cell office:value-type="float" office:value="3.3447402" calcext:value-type="float">
            <text:p>3.3447402</text:p>
          </table:table-cell>
          <table:table-cell office:value-type="string" calcext:value-type="string">
            <text:p>h</text:p>
          </table:table-cell>
          <table:table-cell office:value-type="float" office:value="96.124121" calcext:value-type="float">
            <text:p>96.124121</text:p>
          </table:table-cell>
          <table:table-cell office:value-type="string" calcext:value-type="string">
            <text:p>k</text:p>
          </table:table-cell>
          <table:table-cell office:value-type="float" office:value="0.020567393" calcext:value-type="float">
            <text:p>0.02056739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.9448271" calcext:value-type="float">
            <text:p>4.9448271</text:p>
          </table:table-cell>
          <table:table-cell office:value-type="string" calcext:value-type="string">
            <text:p>y</text:p>
          </table:table-cell>
          <table:table-cell office:value-type="float" office:value="3.3340069" calcext:value-type="float">
            <text:p>3.3340069</text:p>
          </table:table-cell>
          <table:table-cell office:value-type="string" calcext:value-type="string">
            <text:p>h</text:p>
          </table:table-cell>
          <table:table-cell office:value-type="float" office:value="96.004787" calcext:value-type="float">
            <text:p>96.004787</text:p>
          </table:table-cell>
          <table:table-cell office:value-type="string" calcext:value-type="string">
            <text:p>k</text:p>
          </table:table-cell>
          <table:table-cell office:value-type="float" office:value="0.020433143" calcext:value-type="float">
            <text:p>0.02043314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.0459149" calcext:value-type="float">
            <text:p>5.0459149</text:p>
          </table:table-cell>
          <table:table-cell office:value-type="string" calcext:value-type="string">
            <text:p>y</text:p>
          </table:table-cell>
          <table:table-cell office:value-type="float" office:value="3.3234795" calcext:value-type="float">
            <text:p>3.3234795</text:p>
          </table:table-cell>
          <table:table-cell office:value-type="string" calcext:value-type="string">
            <text:p>h</text:p>
          </table:table-cell>
          <table:table-cell office:value-type="float" office:value="95.886197" calcext:value-type="float">
            <text:p>95.886197</text:p>
          </table:table-cell>
          <table:table-cell office:value-type="string" calcext:value-type="string">
            <text:p>k</text:p>
          </table:table-cell>
          <table:table-cell office:value-type="float" office:value="0.020296583" calcext:value-type="float">
            <text:p>0.02029658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.1470623" calcext:value-type="float">
            <text:p>5.1470623</text:p>
          </table:table-cell>
          <table:table-cell office:value-type="string" calcext:value-type="string">
            <text:p>y</text:p>
          </table:table-cell>
          <table:table-cell office:value-type="float" office:value="3.3131568" calcext:value-type="float">
            <text:p>3.3131568</text:p>
          </table:table-cell>
          <table:table-cell office:value-type="string" calcext:value-type="string">
            <text:p>h</text:p>
          </table:table-cell>
          <table:table-cell office:value-type="float" office:value="95.768364" calcext:value-type="float">
            <text:p>95.768364</text:p>
          </table:table-cell>
          <table:table-cell office:value-type="string" calcext:value-type="string">
            <text:p>k</text:p>
          </table:table-cell>
          <table:table-cell office:value-type="float" office:value="0.020157717" calcext:value-type="float">
            <text:p>0.02015771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.2482689" calcext:value-type="float">
            <text:p>5.2482689</text:p>
          </table:table-cell>
          <table:table-cell office:value-type="string" calcext:value-type="string">
            <text:p>y</text:p>
          </table:table-cell>
          <table:table-cell office:value-type="float" office:value="3.3030376" calcext:value-type="float">
            <text:p>3.3030376</text:p>
          </table:table-cell>
          <table:table-cell office:value-type="string" calcext:value-type="string">
            <text:p>h</text:p>
          </table:table-cell>
          <table:table-cell office:value-type="float" office:value="95.651303" calcext:value-type="float">
            <text:p>95.651303</text:p>
          </table:table-cell>
          <table:table-cell office:value-type="string" calcext:value-type="string">
            <text:p>k</text:p>
          </table:table-cell>
          <table:table-cell office:value-type="float" office:value="0.020016554" calcext:value-type="float">
            <text:p>0.02001655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.3495345" calcext:value-type="float">
            <text:p>5.3495345</text:p>
          </table:table-cell>
          <table:table-cell office:value-type="string" calcext:value-type="string">
            <text:p>y</text:p>
          </table:table-cell>
          <table:table-cell office:value-type="float" office:value="3.2931208" calcext:value-type="float">
            <text:p>3.2931208</text:p>
          </table:table-cell>
          <table:table-cell office:value-type="string" calcext:value-type="string">
            <text:p>h</text:p>
          </table:table-cell>
          <table:table-cell office:value-type="float" office:value="95.535026" calcext:value-type="float">
            <text:p>95.535026</text:p>
          </table:table-cell>
          <table:table-cell office:value-type="string" calcext:value-type="string">
            <text:p>k</text:p>
          </table:table-cell>
          <table:table-cell office:value-type="float" office:value="0.0198731" calcext:value-type="float">
            <text:p>0.019873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.4508587" calcext:value-type="float">
            <text:p>5.4508587</text:p>
          </table:table-cell>
          <table:table-cell office:value-type="string" calcext:value-type="string">
            <text:p>y</text:p>
          </table:table-cell>
          <table:table-cell office:value-type="float" office:value="3.283405" calcext:value-type="float">
            <text:p>3.283405</text:p>
          </table:table-cell>
          <table:table-cell office:value-type="string" calcext:value-type="string">
            <text:p>h</text:p>
          </table:table-cell>
          <table:table-cell office:value-type="float" office:value="95.419549" calcext:value-type="float">
            <text:p>95.419549</text:p>
          </table:table-cell>
          <table:table-cell office:value-type="string" calcext:value-type="string">
            <text:p>k</text:p>
          </table:table-cell>
          <table:table-cell office:value-type="float" office:value="0.019727362" calcext:value-type="float">
            <text:p>0.01972736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.552241" calcext:value-type="float">
            <text:p>5.552241</text:p>
          </table:table-cell>
          <table:table-cell office:value-type="string" calcext:value-type="string">
            <text:p>y</text:p>
          </table:table-cell>
          <table:table-cell office:value-type="float" office:value="3.2738892" calcext:value-type="float">
            <text:p>3.2738892</text:p>
          </table:table-cell>
          <table:table-cell office:value-type="string" calcext:value-type="string">
            <text:p>h</text:p>
          </table:table-cell>
          <table:table-cell office:value-type="float" office:value="95.304884" calcext:value-type="float">
            <text:p>95.304884</text:p>
          </table:table-cell>
          <table:table-cell office:value-type="string" calcext:value-type="string">
            <text:p>k</text:p>
          </table:table-cell>
          <table:table-cell office:value-type="float" office:value="0.019579346" calcext:value-type="float">
            <text:p>0.01957934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.6536812" calcext:value-type="float">
            <text:p>5.6536812</text:p>
          </table:table-cell>
          <table:table-cell office:value-type="string" calcext:value-type="string">
            <text:p>y</text:p>
          </table:table-cell>
          <table:table-cell office:value-type="float" office:value="3.2645719" calcext:value-type="float">
            <text:p>3.2645719</text:p>
          </table:table-cell>
          <table:table-cell office:value-type="string" calcext:value-type="string">
            <text:p>h</text:p>
          </table:table-cell>
          <table:table-cell office:value-type="float" office:value="95.191045" calcext:value-type="float">
            <text:p>95.191045</text:p>
          </table:table-cell>
          <table:table-cell office:value-type="string" calcext:value-type="string">
            <text:p>k</text:p>
          </table:table-cell>
          <table:table-cell office:value-type="float" office:value="0.019429058" calcext:value-type="float">
            <text:p>0.01942905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.7551788" calcext:value-type="float">
            <text:p>5.7551788</text:p>
          </table:table-cell>
          <table:table-cell office:value-type="string" calcext:value-type="string">
            <text:p>y</text:p>
          </table:table-cell>
          <table:table-cell office:value-type="float" office:value="3.2554519" calcext:value-type="float">
            <text:p>3.2554519</text:p>
          </table:table-cell>
          <table:table-cell office:value-type="string" calcext:value-type="string">
            <text:p>h</text:p>
          </table:table-cell>
          <table:table-cell office:value-type="float" office:value="95.078047" calcext:value-type="float">
            <text:p>95.078047</text:p>
          </table:table-cell>
          <table:table-cell office:value-type="string" calcext:value-type="string">
            <text:p>k</text:p>
          </table:table-cell>
          <table:table-cell office:value-type="float" office:value="0.019276506" calcext:value-type="float">
            <text:p>0.01927650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.8567335" calcext:value-type="float">
            <text:p>5.8567335</text:p>
          </table:table-cell>
          <table:table-cell office:value-type="string" calcext:value-type="string">
            <text:p>y</text:p>
          </table:table-cell>
          <table:table-cell office:value-type="float" office:value="3.2465279" calcext:value-type="float">
            <text:p>3.2465279</text:p>
          </table:table-cell>
          <table:table-cell office:value-type="string" calcext:value-type="string">
            <text:p>h</text:p>
          </table:table-cell>
          <table:table-cell office:value-type="float" office:value="94.965902" calcext:value-type="float">
            <text:p>94.965902</text:p>
          </table:table-cell>
          <table:table-cell office:value-type="string" calcext:value-type="string">
            <text:p>k</text:p>
          </table:table-cell>
          <table:table-cell office:value-type="float" office:value="0.019121696" calcext:value-type="float">
            <text:p>0.01912169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.9583448" calcext:value-type="float">
            <text:p>5.9583448</text:p>
          </table:table-cell>
          <table:table-cell office:value-type="string" calcext:value-type="string">
            <text:p>y</text:p>
          </table:table-cell>
          <table:table-cell office:value-type="float" office:value="3.2377985" calcext:value-type="float">
            <text:p>3.2377985</text:p>
          </table:table-cell>
          <table:table-cell office:value-type="string" calcext:value-type="string">
            <text:p>h</text:p>
          </table:table-cell>
          <table:table-cell office:value-type="float" office:value="94.854625" calcext:value-type="float">
            <text:p>94.854625</text:p>
          </table:table-cell>
          <table:table-cell office:value-type="string" calcext:value-type="string">
            <text:p>k</text:p>
          </table:table-cell>
          <table:table-cell office:value-type="float" office:value="0.018964633" calcext:value-type="float">
            <text:p>0.01896463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.0600125" calcext:value-type="float">
            <text:p>6.0600125</text:p>
          </table:table-cell>
          <table:table-cell office:value-type="string" calcext:value-type="string">
            <text:p>y</text:p>
          </table:table-cell>
          <table:table-cell office:value-type="float" office:value="3.2292624" calcext:value-type="float">
            <text:p>3.2292624</text:p>
          </table:table-cell>
          <table:table-cell office:value-type="string" calcext:value-type="string">
            <text:p>h</text:p>
          </table:table-cell>
          <table:table-cell office:value-type="float" office:value="94.74423" calcext:value-type="float">
            <text:p>94.74423</text:p>
          </table:table-cell>
          <table:table-cell office:value-type="string" calcext:value-type="string">
            <text:p>k</text:p>
          </table:table-cell>
          <table:table-cell office:value-type="float" office:value="0.018805325" calcext:value-type="float">
            <text:p>0.01880532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.161736" calcext:value-type="float">
            <text:p>6.161736</text:p>
          </table:table-cell>
          <table:table-cell office:value-type="string" calcext:value-type="string">
            <text:p>y</text:p>
          </table:table-cell>
          <table:table-cell office:value-type="float" office:value="3.2209182" calcext:value-type="float">
            <text:p>3.2209182</text:p>
          </table:table-cell>
          <table:table-cell office:value-type="string" calcext:value-type="string">
            <text:p>h</text:p>
          </table:table-cell>
          <table:table-cell office:value-type="float" office:value="94.634729" calcext:value-type="float">
            <text:p>94.634729</text:p>
          </table:table-cell>
          <table:table-cell office:value-type="string" calcext:value-type="string">
            <text:p>k</text:p>
          </table:table-cell>
          <table:table-cell office:value-type="float" office:value="0.018643778" calcext:value-type="float">
            <text:p>0.01864377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.2635149" calcext:value-type="float">
            <text:p>6.2635149</text:p>
          </table:table-cell>
          <table:table-cell office:value-type="string" calcext:value-type="string">
            <text:p>y</text:p>
          </table:table-cell>
          <table:table-cell office:value-type="float" office:value="3.2127644" calcext:value-type="float">
            <text:p>3.2127644</text:p>
          </table:table-cell>
          <table:table-cell office:value-type="string" calcext:value-type="string">
            <text:p>h</text:p>
          </table:table-cell>
          <table:table-cell office:value-type="float" office:value="94.526138" calcext:value-type="float">
            <text:p>94.526138</text:p>
          </table:table-cell>
          <table:table-cell office:value-type="string" calcext:value-type="string">
            <text:p>k</text:p>
          </table:table-cell>
          <table:table-cell office:value-type="float" office:value="0.018479996" calcext:value-type="float">
            <text:p>0.01847999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.3653489" calcext:value-type="float">
            <text:p>6.3653489</text:p>
          </table:table-cell>
          <table:table-cell office:value-type="string" calcext:value-type="string">
            <text:p>y</text:p>
          </table:table-cell>
          <table:table-cell office:value-type="float" office:value="3.2047995" calcext:value-type="float">
            <text:p>3.2047995</text:p>
          </table:table-cell>
          <table:table-cell office:value-type="string" calcext:value-type="string">
            <text:p>h</text:p>
          </table:table-cell>
          <table:table-cell office:value-type="float" office:value="94.418469" calcext:value-type="float">
            <text:p>94.418469</text:p>
          </table:table-cell>
          <table:table-cell office:value-type="string" calcext:value-type="string">
            <text:p>k</text:p>
          </table:table-cell>
          <table:table-cell office:value-type="float" office:value="0.018313987" calcext:value-type="float">
            <text:p>0.01831398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.4672375" calcext:value-type="float">
            <text:p>6.4672375</text:p>
          </table:table-cell>
          <table:table-cell office:value-type="string" calcext:value-type="string">
            <text:p>y</text:p>
          </table:table-cell>
          <table:table-cell office:value-type="float" office:value="3.1970222" calcext:value-type="float">
            <text:p>3.1970222</text:p>
          </table:table-cell>
          <table:table-cell office:value-type="string" calcext:value-type="string">
            <text:p>h</text:p>
          </table:table-cell>
          <table:table-cell office:value-type="float" office:value="94.311736" calcext:value-type="float">
            <text:p>94.311736</text:p>
          </table:table-cell>
          <table:table-cell office:value-type="string" calcext:value-type="string">
            <text:p>k</text:p>
          </table:table-cell>
          <table:table-cell office:value-type="float" office:value="0.018145756" calcext:value-type="float">
            <text:p>0.01814575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.5691803" calcext:value-type="float">
            <text:p>6.5691803</text:p>
          </table:table-cell>
          <table:table-cell office:value-type="string" calcext:value-type="string">
            <text:p>y</text:p>
          </table:table-cell>
          <table:table-cell office:value-type="float" office:value="3.1894309" calcext:value-type="float">
            <text:p>3.1894309</text:p>
          </table:table-cell>
          <table:table-cell office:value-type="string" calcext:value-type="string">
            <text:p>h</text:p>
          </table:table-cell>
          <table:table-cell office:value-type="float" office:value="94.205953" calcext:value-type="float">
            <text:p>94.205953</text:p>
          </table:table-cell>
          <table:table-cell office:value-type="string" calcext:value-type="string">
            <text:p>k</text:p>
          </table:table-cell>
          <table:table-cell office:value-type="float" office:value="0.017975308" calcext:value-type="float">
            <text:p>0.01797530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.6711767" calcext:value-type="float">
            <text:p>6.6711767</text:p>
          </table:table-cell>
          <table:table-cell office:value-type="string" calcext:value-type="string">
            <text:p>y</text:p>
          </table:table-cell>
          <table:table-cell office:value-type="float" office:value="3.182024" calcext:value-type="float">
            <text:p>3.182024</text:p>
          </table:table-cell>
          <table:table-cell office:value-type="string" calcext:value-type="string">
            <text:p>h</text:p>
          </table:table-cell>
          <table:table-cell office:value-type="float" office:value="94.101134" calcext:value-type="float">
            <text:p>94.101134</text:p>
          </table:table-cell>
          <table:table-cell office:value-type="string" calcext:value-type="string">
            <text:p>k</text:p>
          </table:table-cell>
          <table:table-cell office:value-type="float" office:value="0.017802648" calcext:value-type="float">
            <text:p>0.01780264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.7732264" calcext:value-type="float">
            <text:p>6.7732264</text:p>
          </table:table-cell>
          <table:table-cell office:value-type="string" calcext:value-type="string">
            <text:p>y</text:p>
          </table:table-cell>
          <table:table-cell office:value-type="float" office:value="3.1748001" calcext:value-type="float">
            <text:p>3.1748001</text:p>
          </table:table-cell>
          <table:table-cell office:value-type="string" calcext:value-type="string">
            <text:p>h</text:p>
          </table:table-cell>
          <table:table-cell office:value-type="float" office:value="93.997293" calcext:value-type="float">
            <text:p>93.997293</text:p>
          </table:table-cell>
          <table:table-cell office:value-type="string" calcext:value-type="string">
            <text:p>k</text:p>
          </table:table-cell>
          <table:table-cell office:value-type="float" office:value="0.017627782" calcext:value-type="float">
            <text:p>0.01762778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.875329" calcext:value-type="float">
            <text:p>6.875329</text:p>
          </table:table-cell>
          <table:table-cell office:value-type="string" calcext:value-type="string">
            <text:p>y</text:p>
          </table:table-cell>
          <table:table-cell office:value-type="float" office:value="3.1677574" calcext:value-type="float">
            <text:p>3.1677574</text:p>
          </table:table-cell>
          <table:table-cell office:value-type="string" calcext:value-type="string">
            <text:p>h</text:p>
          </table:table-cell>
          <table:table-cell office:value-type="float" office:value="93.894443" calcext:value-type="float">
            <text:p>93.894443</text:p>
          </table:table-cell>
          <table:table-cell office:value-type="string" calcext:value-type="string">
            <text:p>k</text:p>
          </table:table-cell>
          <table:table-cell office:value-type="float" office:value="0.017450715" calcext:value-type="float">
            <text:p>0.01745071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.9774838" calcext:value-type="float">
            <text:p>6.9774838</text:p>
          </table:table-cell>
          <table:table-cell office:value-type="string" calcext:value-type="string">
            <text:p>y</text:p>
          </table:table-cell>
          <table:table-cell office:value-type="float" office:value="3.1608945" calcext:value-type="float">
            <text:p>3.1608945</text:p>
          </table:table-cell>
          <table:table-cell office:value-type="string" calcext:value-type="string">
            <text:p>h</text:p>
          </table:table-cell>
          <table:table-cell office:value-type="float" office:value="93.792598" calcext:value-type="float">
            <text:p>93.792598</text:p>
          </table:table-cell>
          <table:table-cell office:value-type="string" calcext:value-type="string">
            <text:p>k</text:p>
          </table:table-cell>
          <table:table-cell office:value-type="float" office:value="0.01727145" calcext:value-type="float">
            <text:p>0.0172714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.0796905" calcext:value-type="float">
            <text:p>7.0796905</text:p>
          </table:table-cell>
          <table:table-cell office:value-type="string" calcext:value-type="string">
            <text:p>y</text:p>
          </table:table-cell>
          <table:table-cell office:value-type="float" office:value="3.1542097" calcext:value-type="float">
            <text:p>3.1542097</text:p>
          </table:table-cell>
          <table:table-cell office:value-type="string" calcext:value-type="string">
            <text:p>h</text:p>
          </table:table-cell>
          <table:table-cell office:value-type="float" office:value="93.691771" calcext:value-type="float">
            <text:p>93.691771</text:p>
          </table:table-cell>
          <table:table-cell office:value-type="string" calcext:value-type="string">
            <text:p>k</text:p>
          </table:table-cell>
          <table:table-cell office:value-type="float" office:value="0.017089993" calcext:value-type="float">
            <text:p>0.01708999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.1819486" calcext:value-type="float">
            <text:p>7.1819486</text:p>
          </table:table-cell>
          <table:table-cell office:value-type="string" calcext:value-type="string">
            <text:p>y</text:p>
          </table:table-cell>
          <table:table-cell office:value-type="float" office:value="3.1477013" calcext:value-type="float">
            <text:p>3.1477013</text:p>
          </table:table-cell>
          <table:table-cell office:value-type="string" calcext:value-type="string">
            <text:p>h</text:p>
          </table:table-cell>
          <table:table-cell office:value-type="float" office:value="93.591977" calcext:value-type="float">
            <text:p>93.591977</text:p>
          </table:table-cell>
          <table:table-cell office:value-type="string" calcext:value-type="string">
            <text:p>k</text:p>
          </table:table-cell>
          <table:table-cell office:value-type="float" office:value="0.016906347" calcext:value-type="float">
            <text:p>0.01690634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.2842575" calcext:value-type="float">
            <text:p>7.2842575</text:p>
          </table:table-cell>
          <table:table-cell office:value-type="string" calcext:value-type="string">
            <text:p>y</text:p>
          </table:table-cell>
          <table:table-cell office:value-type="float" office:value="3.1413676" calcext:value-type="float">
            <text:p>3.1413676</text:p>
          </table:table-cell>
          <table:table-cell office:value-type="string" calcext:value-type="string">
            <text:p>h</text:p>
          </table:table-cell>
          <table:table-cell office:value-type="float" office:value="93.493229" calcext:value-type="float">
            <text:p>93.493229</text:p>
          </table:table-cell>
          <table:table-cell office:value-type="string" calcext:value-type="string">
            <text:p>k</text:p>
          </table:table-cell>
          <table:table-cell office:value-type="float" office:value="0.016720516" calcext:value-type="float">
            <text:p>0.01672051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.3866169" calcext:value-type="float">
            <text:p>7.3866169</text:p>
          </table:table-cell>
          <table:table-cell office:value-type="string" calcext:value-type="string">
            <text:p>y</text:p>
          </table:table-cell>
          <table:table-cell office:value-type="float" office:value="3.135207" calcext:value-type="float">
            <text:p>3.135207</text:p>
          </table:table-cell>
          <table:table-cell office:value-type="string" calcext:value-type="string">
            <text:p>h</text:p>
          </table:table-cell>
          <table:table-cell office:value-type="float" office:value="93.395541" calcext:value-type="float">
            <text:p>93.395541</text:p>
          </table:table-cell>
          <table:table-cell office:value-type="string" calcext:value-type="string">
            <text:p>k</text:p>
          </table:table-cell>
          <table:table-cell office:value-type="float" office:value="0.016532504" calcext:value-type="float">
            <text:p>0.01653250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.4890261" calcext:value-type="float">
            <text:p>7.4890261</text:p>
          </table:table-cell>
          <table:table-cell office:value-type="string" calcext:value-type="string">
            <text:p>y</text:p>
          </table:table-cell>
          <table:table-cell office:value-type="float" office:value="3.1292175" calcext:value-type="float">
            <text:p>3.1292175</text:p>
          </table:table-cell>
          <table:table-cell office:value-type="string" calcext:value-type="string">
            <text:p>h</text:p>
          </table:table-cell>
          <table:table-cell office:value-type="float" office:value="93.298927" calcext:value-type="float">
            <text:p>93.298927</text:p>
          </table:table-cell>
          <table:table-cell office:value-type="string" calcext:value-type="string">
            <text:p>k</text:p>
          </table:table-cell>
          <table:table-cell office:value-type="float" office:value="0.016342314" calcext:value-type="float">
            <text:p>0.0163423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.5914846" calcext:value-type="float">
            <text:p>7.5914846</text:p>
          </table:table-cell>
          <table:table-cell office:value-type="string" calcext:value-type="string">
            <text:p>y</text:p>
          </table:table-cell>
          <table:table-cell office:value-type="float" office:value="3.1233976" calcext:value-type="float">
            <text:p>3.1233976</text:p>
          </table:table-cell>
          <table:table-cell office:value-type="string" calcext:value-type="string">
            <text:p>h</text:p>
          </table:table-cell>
          <table:table-cell office:value-type="float" office:value="93.2034" calcext:value-type="float">
            <text:p>93.2034</text:p>
          </table:table-cell>
          <table:table-cell office:value-type="string" calcext:value-type="string">
            <text:p>k</text:p>
          </table:table-cell>
          <table:table-cell office:value-type="float" office:value="0.016149948" calcext:value-type="float">
            <text:p>0.01614994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.693992" calcext:value-type="float">
            <text:p>7.693992</text:p>
          </table:table-cell>
          <table:table-cell office:value-type="string" calcext:value-type="string">
            <text:p>y</text:p>
          </table:table-cell>
          <table:table-cell office:value-type="float" office:value="3.1177453" calcext:value-type="float">
            <text:p>3.1177453</text:p>
          </table:table-cell>
          <table:table-cell office:value-type="string" calcext:value-type="string">
            <text:p>h</text:p>
          </table:table-cell>
          <table:table-cell office:value-type="float" office:value="93.108975" calcext:value-type="float">
            <text:p>93.108975</text:p>
          </table:table-cell>
          <table:table-cell office:value-type="string" calcext:value-type="string">
            <text:p>k</text:p>
          </table:table-cell>
          <table:table-cell office:value-type="float" office:value="0.015955409" calcext:value-type="float">
            <text:p>0.0159554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.7965477" calcext:value-type="float">
            <text:p>7.7965477</text:p>
          </table:table-cell>
          <table:table-cell office:value-type="string" calcext:value-type="string">
            <text:p>y</text:p>
          </table:table-cell>
          <table:table-cell office:value-type="float" office:value="3.1122589" calcext:value-type="float">
            <text:p>3.1122589</text:p>
          </table:table-cell>
          <table:table-cell office:value-type="string" calcext:value-type="string">
            <text:p>h</text:p>
          </table:table-cell>
          <table:table-cell office:value-type="float" office:value="93.015664" calcext:value-type="float">
            <text:p>93.015664</text:p>
          </table:table-cell>
          <table:table-cell office:value-type="string" calcext:value-type="string">
            <text:p>k</text:p>
          </table:table-cell>
          <table:table-cell office:value-type="float" office:value="0.0157587" calcext:value-type="float">
            <text:p>0.015758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.8991511" calcext:value-type="float">
            <text:p>7.8991511</text:p>
          </table:table-cell>
          <table:table-cell office:value-type="string" calcext:value-type="string">
            <text:p>y</text:p>
          </table:table-cell>
          <table:table-cell office:value-type="float" office:value="3.1069365" calcext:value-type="float">
            <text:p>3.1069365</text:p>
          </table:table-cell>
          <table:table-cell office:value-type="string" calcext:value-type="string">
            <text:p>h</text:p>
          </table:table-cell>
          <table:table-cell office:value-type="float" office:value="92.923483" calcext:value-type="float">
            <text:p>92.923483</text:p>
          </table:table-cell>
          <table:table-cell office:value-type="string" calcext:value-type="string">
            <text:p>k</text:p>
          </table:table-cell>
          <table:table-cell office:value-type="float" office:value="0.015559821" calcext:value-type="float">
            <text:p>0.01555982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8.0018017" calcext:value-type="float">
            <text:p>8.0018017</text:p>
          </table:table-cell>
          <table:table-cell office:value-type="string" calcext:value-type="string">
            <text:p>y</text:p>
          </table:table-cell>
          <table:table-cell office:value-type="float" office:value="3.1017762" calcext:value-type="float">
            <text:p>3.1017762</text:p>
          </table:table-cell>
          <table:table-cell office:value-type="string" calcext:value-type="string">
            <text:p>h</text:p>
          </table:table-cell>
          <table:table-cell office:value-type="float" office:value="92.832444" calcext:value-type="float">
            <text:p>92.832444</text:p>
          </table:table-cell>
          <table:table-cell office:value-type="string" calcext:value-type="string">
            <text:p>k</text:p>
          </table:table-cell>
          <table:table-cell office:value-type="float" office:value="0.015358775" calcext:value-type="float">
            <text:p>0.01535877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8.104499" calcext:value-type="float">
            <text:p>8.104499</text:p>
          </table:table-cell>
          <table:table-cell office:value-type="string" calcext:value-type="string">
            <text:p>y</text:p>
          </table:table-cell>
          <table:table-cell office:value-type="float" office:value="3.0967761" calcext:value-type="float">
            <text:p>3.0967761</text:p>
          </table:table-cell>
          <table:table-cell office:value-type="string" calcext:value-type="string">
            <text:p>h</text:p>
          </table:table-cell>
          <table:table-cell office:value-type="float" office:value="92.742561" calcext:value-type="float">
            <text:p>92.742561</text:p>
          </table:table-cell>
          <table:table-cell office:value-type="string" calcext:value-type="string">
            <text:p>k</text:p>
          </table:table-cell>
          <table:table-cell office:value-type="float" office:value="0.015155563" calcext:value-type="float">
            <text:p>0.01515556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8.2072423" calcext:value-type="float">
            <text:p>8.2072423</text:p>
          </table:table-cell>
          <table:table-cell office:value-type="string" calcext:value-type="string">
            <text:p>y</text:p>
          </table:table-cell>
          <table:table-cell office:value-type="float" office:value="3.0919343" calcext:value-type="float">
            <text:p>3.0919343</text:p>
          </table:table-cell>
          <table:table-cell office:value-type="string" calcext:value-type="string">
            <text:p>h</text:p>
          </table:table-cell>
          <table:table-cell office:value-type="float" office:value="92.653849" calcext:value-type="float">
            <text:p>92.653849</text:p>
          </table:table-cell>
          <table:table-cell office:value-type="string" calcext:value-type="string">
            <text:p>k</text:p>
          </table:table-cell>
          <table:table-cell office:value-type="float" office:value="0.014950184" calcext:value-type="float">
            <text:p>0.01495018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8.3100312" calcext:value-type="float">
            <text:p>8.3100312</text:p>
          </table:table-cell>
          <table:table-cell office:value-type="string" calcext:value-type="string">
            <text:p>y</text:p>
          </table:table-cell>
          <table:table-cell office:value-type="float" office:value="3.0872487" calcext:value-type="float">
            <text:p>3.0872487</text:p>
          </table:table-cell>
          <table:table-cell office:value-type="string" calcext:value-type="string">
            <text:p>h</text:p>
          </table:table-cell>
          <table:table-cell office:value-type="float" office:value="92.566321" calcext:value-type="float">
            <text:p>92.566321</text:p>
          </table:table-cell>
          <table:table-cell office:value-type="string" calcext:value-type="string">
            <text:p>k</text:p>
          </table:table-cell>
          <table:table-cell office:value-type="float" office:value="0.01474264" calcext:value-type="float">
            <text:p>0.0147426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8.412865" calcext:value-type="float">
            <text:p>8.412865</text:p>
          </table:table-cell>
          <table:table-cell office:value-type="string" calcext:value-type="string">
            <text:p>y</text:p>
          </table:table-cell>
          <table:table-cell office:value-type="float" office:value="3.0827175" calcext:value-type="float">
            <text:p>3.0827175</text:p>
          </table:table-cell>
          <table:table-cell office:value-type="string" calcext:value-type="string">
            <text:p>h</text:p>
          </table:table-cell>
          <table:table-cell office:value-type="float" office:value="92.479992" calcext:value-type="float">
            <text:p>92.479992</text:p>
          </table:table-cell>
          <table:table-cell office:value-type="string" calcext:value-type="string">
            <text:p>k</text:p>
          </table:table-cell>
          <table:table-cell office:value-type="float" office:value="0.014532929" calcext:value-type="float">
            <text:p>0.01453292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8.5157431" calcext:value-type="float">
            <text:p>8.5157431</text:p>
          </table:table-cell>
          <table:table-cell office:value-type="string" calcext:value-type="string">
            <text:p>y</text:p>
          </table:table-cell>
          <table:table-cell office:value-type="float" office:value="3.0783384" calcext:value-type="float">
            <text:p>3.0783384</text:p>
          </table:table-cell>
          <table:table-cell office:value-type="string" calcext:value-type="string">
            <text:p>h</text:p>
          </table:table-cell>
          <table:table-cell office:value-type="float" office:value="92.394874" calcext:value-type="float">
            <text:p>92.394874</text:p>
          </table:table-cell>
          <table:table-cell office:value-type="string" calcext:value-type="string">
            <text:p>k</text:p>
          </table:table-cell>
          <table:table-cell office:value-type="float" office:value="0.014321051" calcext:value-type="float">
            <text:p>0.01432105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8.618665" calcext:value-type="float">
            <text:p>8.618665</text:p>
          </table:table-cell>
          <table:table-cell office:value-type="string" calcext:value-type="string">
            <text:p>y</text:p>
          </table:table-cell>
          <table:table-cell office:value-type="float" office:value="3.0741096" calcext:value-type="float">
            <text:p>3.0741096</text:p>
          </table:table-cell>
          <table:table-cell office:value-type="string" calcext:value-type="string">
            <text:p>h</text:p>
          </table:table-cell>
          <table:table-cell office:value-type="float" office:value="92.310982" calcext:value-type="float">
            <text:p>92.310982</text:p>
          </table:table-cell>
          <table:table-cell office:value-type="string" calcext:value-type="string">
            <text:p>k</text:p>
          </table:table-cell>
          <table:table-cell office:value-type="float" office:value="0.014107006" calcext:value-type="float">
            <text:p>0.01410700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8.72163" calcext:value-type="float">
            <text:p>8.72163</text:p>
          </table:table-cell>
          <table:table-cell office:value-type="string" calcext:value-type="string">
            <text:p>y</text:p>
          </table:table-cell>
          <table:table-cell office:value-type="float" office:value="3.0700289" calcext:value-type="float">
            <text:p>3.0700289</text:p>
          </table:table-cell>
          <table:table-cell office:value-type="string" calcext:value-type="string">
            <text:p>h</text:p>
          </table:table-cell>
          <table:table-cell office:value-type="float" office:value="92.228331" calcext:value-type="float">
            <text:p>92.228331</text:p>
          </table:table-cell>
          <table:table-cell office:value-type="string" calcext:value-type="string">
            <text:p>k</text:p>
          </table:table-cell>
          <table:table-cell office:value-type="float" office:value="0.01389079" calcext:value-type="float">
            <text:p>0.0138907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8.8246375" calcext:value-type="float">
            <text:p>8.8246375</text:p>
          </table:table-cell>
          <table:table-cell office:value-type="string" calcext:value-type="string">
            <text:p>y</text:p>
          </table:table-cell>
          <table:table-cell office:value-type="float" office:value="3.0660942" calcext:value-type="float">
            <text:p>3.0660942</text:p>
          </table:table-cell>
          <table:table-cell office:value-type="string" calcext:value-type="string">
            <text:p>h</text:p>
          </table:table-cell>
          <table:table-cell office:value-type="float" office:value="92.146933" calcext:value-type="float">
            <text:p>92.146933</text:p>
          </table:table-cell>
          <table:table-cell office:value-type="string" calcext:value-type="string">
            <text:p>k</text:p>
          </table:table-cell>
          <table:table-cell office:value-type="float" office:value="0.013672403" calcext:value-type="float">
            <text:p>0.01367240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8.9276869" calcext:value-type="float">
            <text:p>8.9276869</text:p>
          </table:table-cell>
          <table:table-cell office:value-type="string" calcext:value-type="string">
            <text:p>y</text:p>
          </table:table-cell>
          <table:table-cell office:value-type="float" office:value="3.0623034" calcext:value-type="float">
            <text:p>3.0623034</text:p>
          </table:table-cell>
          <table:table-cell office:value-type="string" calcext:value-type="string">
            <text:p>h</text:p>
          </table:table-cell>
          <table:table-cell office:value-type="float" office:value="92.066803" calcext:value-type="float">
            <text:p>92.066803</text:p>
          </table:table-cell>
          <table:table-cell office:value-type="string" calcext:value-type="string">
            <text:p>k</text:p>
          </table:table-cell>
          <table:table-cell office:value-type="float" office:value="0.01345184" calcext:value-type="float">
            <text:p>0.0134518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9.0307776" calcext:value-type="float">
            <text:p>9.0307776</text:p>
          </table:table-cell>
          <table:table-cell office:value-type="string" calcext:value-type="string">
            <text:p>y</text:p>
          </table:table-cell>
          <table:table-cell office:value-type="float" office:value="3.0586543" calcext:value-type="float">
            <text:p>3.0586543</text:p>
          </table:table-cell>
          <table:table-cell office:value-type="string" calcext:value-type="string">
            <text:p>h</text:p>
          </table:table-cell>
          <table:table-cell office:value-type="float" office:value="91.987955" calcext:value-type="float">
            <text:p>91.987955</text:p>
          </table:table-cell>
          <table:table-cell office:value-type="string" calcext:value-type="string">
            <text:p>k</text:p>
          </table:table-cell>
          <table:table-cell office:value-type="float" office:value="0.0132291" calcext:value-type="float">
            <text:p>0.013229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9.1339088" calcext:value-type="float">
            <text:p>9.1339088</text:p>
          </table:table-cell>
          <table:table-cell office:value-type="string" calcext:value-type="string">
            <text:p>y</text:p>
          </table:table-cell>
          <table:table-cell office:value-type="float" office:value="3.0551447" calcext:value-type="float">
            <text:p>3.0551447</text:p>
          </table:table-cell>
          <table:table-cell office:value-type="string" calcext:value-type="string">
            <text:p>h</text:p>
          </table:table-cell>
          <table:table-cell office:value-type="float" office:value="91.910403" calcext:value-type="float">
            <text:p>91.910403</text:p>
          </table:table-cell>
          <table:table-cell office:value-type="string" calcext:value-type="string">
            <text:p>k</text:p>
          </table:table-cell>
          <table:table-cell office:value-type="float" office:value="0.013004178" calcext:value-type="float">
            <text:p>0.01300417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9.2370801" calcext:value-type="float">
            <text:p>9.2370801</text:p>
          </table:table-cell>
          <table:table-cell office:value-type="string" calcext:value-type="string">
            <text:p>y</text:p>
          </table:table-cell>
          <table:table-cell office:value-type="float" office:value="3.0517723" calcext:value-type="float">
            <text:p>3.0517723</text:p>
          </table:table-cell>
          <table:table-cell office:value-type="string" calcext:value-type="string">
            <text:p>h</text:p>
          </table:table-cell>
          <table:table-cell office:value-type="float" office:value="91.834161" calcext:value-type="float">
            <text:p>91.834161</text:p>
          </table:table-cell>
          <table:table-cell office:value-type="string" calcext:value-type="string">
            <text:p>k</text:p>
          </table:table-cell>
          <table:table-cell office:value-type="float" office:value="0.01277707" calcext:value-type="float">
            <text:p>0.0127770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9.3402906" calcext:value-type="float">
            <text:p>9.3402906</text:p>
          </table:table-cell>
          <table:table-cell office:value-type="string" calcext:value-type="string">
            <text:p>y</text:p>
          </table:table-cell>
          <table:table-cell office:value-type="float" office:value="3.0485349" calcext:value-type="float">
            <text:p>3.0485349</text:p>
          </table:table-cell>
          <table:table-cell office:value-type="string" calcext:value-type="string">
            <text:p>h</text:p>
          </table:table-cell>
          <table:table-cell office:value-type="float" office:value="91.759243" calcext:value-type="float">
            <text:p>91.759243</text:p>
          </table:table-cell>
          <table:table-cell office:value-type="string" calcext:value-type="string">
            <text:p>k</text:p>
          </table:table-cell>
          <table:table-cell office:value-type="float" office:value="0.012547771" calcext:value-type="float">
            <text:p>0.01254777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9.4435398" calcext:value-type="float">
            <text:p>9.4435398</text:p>
          </table:table-cell>
          <table:table-cell office:value-type="string" calcext:value-type="string">
            <text:p>y</text:p>
          </table:table-cell>
          <table:table-cell office:value-type="float" office:value="3.0454302" calcext:value-type="float">
            <text:p>3.0454302</text:p>
          </table:table-cell>
          <table:table-cell office:value-type="string" calcext:value-type="string">
            <text:p>h</text:p>
          </table:table-cell>
          <table:table-cell office:value-type="float" office:value="91.685664" calcext:value-type="float">
            <text:p>91.685664</text:p>
          </table:table-cell>
          <table:table-cell office:value-type="string" calcext:value-type="string">
            <text:p>k</text:p>
          </table:table-cell>
          <table:table-cell office:value-type="float" office:value="0.012316275" calcext:value-type="float">
            <text:p>0.01231627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9.546827" calcext:value-type="float">
            <text:p>9.546827</text:p>
          </table:table-cell>
          <table:table-cell office:value-type="string" calcext:value-type="string">
            <text:p>y</text:p>
          </table:table-cell>
          <table:table-cell office:value-type="float" office:value="3.042456" calcext:value-type="float">
            <text:p>3.042456</text:p>
          </table:table-cell>
          <table:table-cell office:value-type="string" calcext:value-type="string">
            <text:p>h</text:p>
          </table:table-cell>
          <table:table-cell office:value-type="float" office:value="91.613438" calcext:value-type="float">
            <text:p>91.613438</text:p>
          </table:table-cell>
          <table:table-cell office:value-type="string" calcext:value-type="string">
            <text:p>k</text:p>
          </table:table-cell>
          <table:table-cell office:value-type="float" office:value="0.012082578" calcext:value-type="float">
            <text:p>0.01208257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9.6501515" calcext:value-type="float">
            <text:p>9.6501515</text:p>
          </table:table-cell>
          <table:table-cell office:value-type="string" calcext:value-type="string">
            <text:p>y</text:p>
          </table:table-cell>
          <table:table-cell office:value-type="float" office:value="3.0396098" calcext:value-type="float">
            <text:p>3.0396098</text:p>
          </table:table-cell>
          <table:table-cell office:value-type="string" calcext:value-type="string">
            <text:p>h</text:p>
          </table:table-cell>
          <table:table-cell office:value-type="float" office:value="91.542579" calcext:value-type="float">
            <text:p>91.542579</text:p>
          </table:table-cell>
          <table:table-cell office:value-type="string" calcext:value-type="string">
            <text:p>k</text:p>
          </table:table-cell>
          <table:table-cell office:value-type="float" office:value="0.011846671" calcext:value-type="float">
            <text:p>0.01184667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9.7535125" calcext:value-type="float">
            <text:p>9.7535125</text:p>
          </table:table-cell>
          <table:table-cell office:value-type="string" calcext:value-type="string">
            <text:p>y</text:p>
          </table:table-cell>
          <table:table-cell office:value-type="float" office:value="3.0368892" calcext:value-type="float">
            <text:p>3.0368892</text:p>
          </table:table-cell>
          <table:table-cell office:value-type="string" calcext:value-type="string">
            <text:p>h</text:p>
          </table:table-cell>
          <table:table-cell office:value-type="float" office:value="91.473101" calcext:value-type="float">
            <text:p>91.473101</text:p>
          </table:table-cell>
          <table:table-cell office:value-type="string" calcext:value-type="string">
            <text:p>k</text:p>
          </table:table-cell>
          <table:table-cell office:value-type="float" office:value="0.011608547" calcext:value-type="float">
            <text:p>0.01160854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9.8569095" calcext:value-type="float">
            <text:p>9.8569095</text:p>
          </table:table-cell>
          <table:table-cell office:value-type="string" calcext:value-type="string">
            <text:p>y</text:p>
          </table:table-cell>
          <table:table-cell office:value-type="float" office:value="3.0342919" calcext:value-type="float">
            <text:p>3.0342919</text:p>
          </table:table-cell>
          <table:table-cell office:value-type="string" calcext:value-type="string">
            <text:p>h</text:p>
          </table:table-cell>
          <table:table-cell office:value-type="float" office:value="91.405019" calcext:value-type="float">
            <text:p>91.405019</text:p>
          </table:table-cell>
          <table:table-cell office:value-type="string" calcext:value-type="string">
            <text:p>k</text:p>
          </table:table-cell>
          <table:table-cell office:value-type="float" office:value="0.0113682" calcext:value-type="float">
            <text:p>0.011368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9.9603416" calcext:value-type="float">
            <text:p>9.9603416</text:p>
          </table:table-cell>
          <table:table-cell office:value-type="string" calcext:value-type="string">
            <text:p>y</text:p>
          </table:table-cell>
          <table:table-cell office:value-type="float" office:value="3.0318155" calcext:value-type="float">
            <text:p>3.0318155</text:p>
          </table:table-cell>
          <table:table-cell office:value-type="string" calcext:value-type="string">
            <text:p>h</text:p>
          </table:table-cell>
          <table:table-cell office:value-type="float" office:value="91.338347" calcext:value-type="float">
            <text:p>91.338347</text:p>
          </table:table-cell>
          <table:table-cell office:value-type="string" calcext:value-type="string">
            <text:p>k</text:p>
          </table:table-cell>
          <table:table-cell office:value-type="float" office:value="0.011125619" calcext:value-type="float">
            <text:p>0.01112561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0.063808" calcext:value-type="float">
            <text:p>10.063808</text:p>
          </table:table-cell>
          <table:table-cell office:value-type="string" calcext:value-type="string">
            <text:p>y</text:p>
          </table:table-cell>
          <table:table-cell office:value-type="float" office:value="3.0294574" calcext:value-type="float">
            <text:p>3.0294574</text:p>
          </table:table-cell>
          <table:table-cell office:value-type="string" calcext:value-type="string">
            <text:p>h</text:p>
          </table:table-cell>
          <table:table-cell office:value-type="float" office:value="91.2731" calcext:value-type="float">
            <text:p>91.2731</text:p>
          </table:table-cell>
          <table:table-cell office:value-type="string" calcext:value-type="string">
            <text:p>k</text:p>
          </table:table-cell>
          <table:table-cell office:value-type="float" office:value="0.010880797" calcext:value-type="float">
            <text:p>0.01088079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0.167308" calcext:value-type="float">
            <text:p>10.167308</text:p>
          </table:table-cell>
          <table:table-cell office:value-type="string" calcext:value-type="string">
            <text:p>y</text:p>
          </table:table-cell>
          <table:table-cell office:value-type="float" office:value="3.0272151" calcext:value-type="float">
            <text:p>3.0272151</text:p>
          </table:table-cell>
          <table:table-cell office:value-type="string" calcext:value-type="string">
            <text:p>h</text:p>
          </table:table-cell>
          <table:table-cell office:value-type="float" office:value="91.209292" calcext:value-type="float">
            <text:p>91.209292</text:p>
          </table:table-cell>
          <table:table-cell office:value-type="string" calcext:value-type="string">
            <text:p>k</text:p>
          </table:table-cell>
          <table:table-cell office:value-type="float" office:value="0.010633723" calcext:value-type="float">
            <text:p>0.01063372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0.270842" calcext:value-type="float">
            <text:p>10.270842</text:p>
          </table:table-cell>
          <table:table-cell office:value-type="string" calcext:value-type="string">
            <text:p>y</text:p>
          </table:table-cell>
          <table:table-cell office:value-type="float" office:value="3.0250862" calcext:value-type="float">
            <text:p>3.0250862</text:p>
          </table:table-cell>
          <table:table-cell office:value-type="string" calcext:value-type="string">
            <text:p>h</text:p>
          </table:table-cell>
          <table:table-cell office:value-type="float" office:value="91.146938" calcext:value-type="float">
            <text:p>91.146938</text:p>
          </table:table-cell>
          <table:table-cell office:value-type="string" calcext:value-type="string">
            <text:p>k</text:p>
          </table:table-cell>
          <table:table-cell office:value-type="float" office:value="0.010384386" calcext:value-type="float">
            <text:p>0.01038438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0.374407" calcext:value-type="float">
            <text:p>10.374407</text:p>
          </table:table-cell>
          <table:table-cell office:value-type="string" calcext:value-type="string">
            <text:p>y</text:p>
          </table:table-cell>
          <table:table-cell office:value-type="float" office:value="3.023068" calcext:value-type="float">
            <text:p>3.023068</text:p>
          </table:table-cell>
          <table:table-cell office:value-type="string" calcext:value-type="string">
            <text:p>h</text:p>
          </table:table-cell>
          <table:table-cell office:value-type="float" office:value="91.086052" calcext:value-type="float">
            <text:p>91.086052</text:p>
          </table:table-cell>
          <table:table-cell office:value-type="string" calcext:value-type="string">
            <text:p>k</text:p>
          </table:table-cell>
          <table:table-cell office:value-type="float" office:value="0.010132776" calcext:value-type="float">
            <text:p>0.01013277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0.478004" calcext:value-type="float">
            <text:p>10.478004</text:p>
          </table:table-cell>
          <table:table-cell office:value-type="string" calcext:value-type="string">
            <text:p>y</text:p>
          </table:table-cell>
          <table:table-cell office:value-type="float" office:value="3.021158" calcext:value-type="float">
            <text:p>3.021158</text:p>
          </table:table-cell>
          <table:table-cell office:value-type="string" calcext:value-type="string">
            <text:p>h</text:p>
          </table:table-cell>
          <table:table-cell office:value-type="float" office:value="91.02665" calcext:value-type="float">
            <text:p>91.02665</text:p>
          </table:table-cell>
          <table:table-cell office:value-type="string" calcext:value-type="string">
            <text:p>k</text:p>
          </table:table-cell>
          <table:table-cell office:value-type="float" office:value="0.0098788801" calcext:value-type="float">
            <text:p>0.009878880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0.581632" calcext:value-type="float">
            <text:p>10.581632</text:p>
          </table:table-cell>
          <table:table-cell office:value-type="string" calcext:value-type="string">
            <text:p>y</text:p>
          </table:table-cell>
          <table:table-cell office:value-type="float" office:value="3.0193536" calcext:value-type="float">
            <text:p>3.0193536</text:p>
          </table:table-cell>
          <table:table-cell office:value-type="string" calcext:value-type="string">
            <text:p>h</text:p>
          </table:table-cell>
          <table:table-cell office:value-type="float" office:value="90.968745" calcext:value-type="float">
            <text:p>90.968745</text:p>
          </table:table-cell>
          <table:table-cell office:value-type="string" calcext:value-type="string">
            <text:p>k</text:p>
          </table:table-cell>
          <table:table-cell office:value-type="float" office:value="0.009622686" calcext:value-type="float">
            <text:p>0.00962268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0.68529" calcext:value-type="float">
            <text:p>10.68529</text:p>
          </table:table-cell>
          <table:table-cell office:value-type="string" calcext:value-type="string">
            <text:p>y</text:p>
          </table:table-cell>
          <table:table-cell office:value-type="float" office:value="3.0176521" calcext:value-type="float">
            <text:p>3.0176521</text:p>
          </table:table-cell>
          <table:table-cell office:value-type="string" calcext:value-type="string">
            <text:p>h</text:p>
          </table:table-cell>
          <table:table-cell office:value-type="float" office:value="90.912353" calcext:value-type="float">
            <text:p>90.912353</text:p>
          </table:table-cell>
          <table:table-cell office:value-type="string" calcext:value-type="string">
            <text:p>k</text:p>
          </table:table-cell>
          <table:table-cell office:value-type="float" office:value="0.0093641802" calcext:value-type="float">
            <text:p>0.009364180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0.788977" calcext:value-type="float">
            <text:p>10.788977</text:p>
          </table:table-cell>
          <table:table-cell office:value-type="string" calcext:value-type="string">
            <text:p>y</text:p>
          </table:table-cell>
          <table:table-cell office:value-type="float" office:value="3.0160508" calcext:value-type="float">
            <text:p>3.0160508</text:p>
          </table:table-cell>
          <table:table-cell office:value-type="string" calcext:value-type="string">
            <text:p>h</text:p>
          </table:table-cell>
          <table:table-cell office:value-type="float" office:value="90.85749" calcext:value-type="float">
            <text:p>90.85749</text:p>
          </table:table-cell>
          <table:table-cell office:value-type="string" calcext:value-type="string">
            <text:p>k</text:p>
          </table:table-cell>
          <table:table-cell office:value-type="float" office:value="0.0091033487" calcext:value-type="float">
            <text:p>0.009103348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0.892692" calcext:value-type="float">
            <text:p>10.892692</text:p>
          </table:table-cell>
          <table:table-cell office:value-type="string" calcext:value-type="string">
            <text:p>y</text:p>
          </table:table-cell>
          <table:table-cell office:value-type="float" office:value="3.0145469" calcext:value-type="float">
            <text:p>3.0145469</text:p>
          </table:table-cell>
          <table:table-cell office:value-type="string" calcext:value-type="string">
            <text:p>h</text:p>
          </table:table-cell>
          <table:table-cell office:value-type="float" office:value="90.804169" calcext:value-type="float">
            <text:p>90.804169</text:p>
          </table:table-cell>
          <table:table-cell office:value-type="string" calcext:value-type="string">
            <text:p>k</text:p>
          </table:table-cell>
          <table:table-cell office:value-type="float" office:value="0.0088401766" calcext:value-type="float">
            <text:p>0.008840176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0.996435" calcext:value-type="float">
            <text:p>10.996435</text:p>
          </table:table-cell>
          <table:table-cell office:value-type="string" calcext:value-type="string">
            <text:p>y</text:p>
          </table:table-cell>
          <table:table-cell office:value-type="float" office:value="3.0131379" calcext:value-type="float">
            <text:p>3.0131379</text:p>
          </table:table-cell>
          <table:table-cell office:value-type="string" calcext:value-type="string">
            <text:p>h</text:p>
          </table:table-cell>
          <table:table-cell office:value-type="float" office:value="90.752406" calcext:value-type="float">
            <text:p>90.752406</text:p>
          </table:table-cell>
          <table:table-cell office:value-type="string" calcext:value-type="string">
            <text:p>k</text:p>
          </table:table-cell>
          <table:table-cell office:value-type="float" office:value="0.0085746481" calcext:value-type="float">
            <text:p>0.008574648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1.100205" calcext:value-type="float">
            <text:p>11.100205</text:p>
          </table:table-cell>
          <table:table-cell office:value-type="string" calcext:value-type="string">
            <text:p>y</text:p>
          </table:table-cell>
          <table:table-cell office:value-type="float" office:value="3.0118208" calcext:value-type="float">
            <text:p>3.0118208</text:p>
          </table:table-cell>
          <table:table-cell office:value-type="string" calcext:value-type="string">
            <text:p>h</text:p>
          </table:table-cell>
          <table:table-cell office:value-type="float" office:value="90.702216" calcext:value-type="float">
            <text:p>90.702216</text:p>
          </table:table-cell>
          <table:table-cell office:value-type="string" calcext:value-type="string">
            <text:p>k</text:p>
          </table:table-cell>
          <table:table-cell office:value-type="float" office:value="0.008306747" calcext:value-type="float">
            <text:p>0.00830674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1.204001" calcext:value-type="float">
            <text:p>11.204001</text:p>
          </table:table-cell>
          <table:table-cell office:value-type="string" calcext:value-type="string">
            <text:p>y</text:p>
          </table:table-cell>
          <table:table-cell office:value-type="float" office:value="3.0105929" calcext:value-type="float">
            <text:p>3.0105929</text:p>
          </table:table-cell>
          <table:table-cell office:value-type="string" calcext:value-type="string">
            <text:p>h</text:p>
          </table:table-cell>
          <table:table-cell office:value-type="float" office:value="90.653614" calcext:value-type="float">
            <text:p>90.653614</text:p>
          </table:table-cell>
          <table:table-cell office:value-type="string" calcext:value-type="string">
            <text:p>k</text:p>
          </table:table-cell>
          <table:table-cell office:value-type="float" office:value="0.0080364559" calcext:value-type="float">
            <text:p>0.008036455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1.307822" calcext:value-type="float">
            <text:p>11.307822</text:p>
          </table:table-cell>
          <table:table-cell office:value-type="string" calcext:value-type="string">
            <text:p>y</text:p>
          </table:table-cell>
          <table:table-cell office:value-type="float" office:value="3.0094513" calcext:value-type="float">
            <text:p>3.0094513</text:p>
          </table:table-cell>
          <table:table-cell office:value-type="string" calcext:value-type="string">
            <text:p>h</text:p>
          </table:table-cell>
          <table:table-cell office:value-type="float" office:value="90.606616" calcext:value-type="float">
            <text:p>90.606616</text:p>
          </table:table-cell>
          <table:table-cell office:value-type="string" calcext:value-type="string">
            <text:p>k</text:p>
          </table:table-cell>
          <table:table-cell office:value-type="float" office:value="0.0077637569" calcext:value-type="float">
            <text:p>0.007763756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1.411667" calcext:value-type="float">
            <text:p>11.411667</text:p>
          </table:table-cell>
          <table:table-cell office:value-type="string" calcext:value-type="string">
            <text:p>y</text:p>
          </table:table-cell>
          <table:table-cell office:value-type="float" office:value="3.0083932" calcext:value-type="float">
            <text:p>3.0083932</text:p>
          </table:table-cell>
          <table:table-cell office:value-type="string" calcext:value-type="string">
            <text:p>h</text:p>
          </table:table-cell>
          <table:table-cell office:value-type="float" office:value="90.561238" calcext:value-type="float">
            <text:p>90.561238</text:p>
          </table:table-cell>
          <table:table-cell office:value-type="string" calcext:value-type="string">
            <text:p>k</text:p>
          </table:table-cell>
          <table:table-cell office:value-type="float" office:value="0.0074886311" calcext:value-type="float">
            <text:p>0.007488631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1.515535" calcext:value-type="float">
            <text:p>11.515535</text:p>
          </table:table-cell>
          <table:table-cell office:value-type="string" calcext:value-type="string">
            <text:p>y</text:p>
          </table:table-cell>
          <table:table-cell office:value-type="float" office:value="3.0074156" calcext:value-type="float">
            <text:p>3.0074156</text:p>
          </table:table-cell>
          <table:table-cell office:value-type="string" calcext:value-type="string">
            <text:p>h</text:p>
          </table:table-cell>
          <table:table-cell office:value-type="float" office:value="90.517494" calcext:value-type="float">
            <text:p>90.517494</text:p>
          </table:table-cell>
          <table:table-cell office:value-type="string" calcext:value-type="string">
            <text:p>k</text:p>
          </table:table-cell>
          <table:table-cell office:value-type="float" office:value="0.007211059" calcext:value-type="float">
            <text:p>0.00721105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1.619426" calcext:value-type="float">
            <text:p>11.619426</text:p>
          </table:table-cell>
          <table:table-cell office:value-type="string" calcext:value-type="string">
            <text:p>y</text:p>
          </table:table-cell>
          <table:table-cell office:value-type="float" office:value="3.0065157" calcext:value-type="float">
            <text:p>3.0065157</text:p>
          </table:table-cell>
          <table:table-cell office:value-type="string" calcext:value-type="string">
            <text:p>h</text:p>
          </table:table-cell>
          <table:table-cell office:value-type="float" office:value="90.475401" calcext:value-type="float">
            <text:p>90.475401</text:p>
          </table:table-cell>
          <table:table-cell office:value-type="string" calcext:value-type="string">
            <text:p>k</text:p>
          </table:table-cell>
          <table:table-cell office:value-type="float" office:value="0.00693102" calcext:value-type="float">
            <text:p>0.0069310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1.723339" calcext:value-type="float">
            <text:p>11.723339</text:p>
          </table:table-cell>
          <table:table-cell office:value-type="string" calcext:value-type="string">
            <text:p>y</text:p>
          </table:table-cell>
          <table:table-cell office:value-type="float" office:value="3.0056904" calcext:value-type="float">
            <text:p>3.0056904</text:p>
          </table:table-cell>
          <table:table-cell office:value-type="string" calcext:value-type="string">
            <text:p>h</text:p>
          </table:table-cell>
          <table:table-cell office:value-type="float" office:value="90.434974" calcext:value-type="float">
            <text:p>90.434974</text:p>
          </table:table-cell>
          <table:table-cell office:value-type="string" calcext:value-type="string">
            <text:p>k</text:p>
          </table:table-cell>
          <table:table-cell office:value-type="float" office:value="0.0066484928" calcext:value-type="float">
            <text:p>0.006648492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1.827273" calcext:value-type="float">
            <text:p>11.827273</text:p>
          </table:table-cell>
          <table:table-cell office:value-type="string" calcext:value-type="string">
            <text:p>y</text:p>
          </table:table-cell>
          <table:table-cell office:value-type="float" office:value="3.0049367" calcext:value-type="float">
            <text:p>3.0049367</text:p>
          </table:table-cell>
          <table:table-cell office:value-type="string" calcext:value-type="string">
            <text:p>h</text:p>
          </table:table-cell>
          <table:table-cell office:value-type="float" office:value="90.396228" calcext:value-type="float">
            <text:p>90.396228</text:p>
          </table:table-cell>
          <table:table-cell office:value-type="string" calcext:value-type="string">
            <text:p>k</text:p>
          </table:table-cell>
          <table:table-cell office:value-type="float" office:value="0.0063634553" calcext:value-type="float">
            <text:p>0.006363455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1.931227" calcext:value-type="float">
            <text:p>11.931227</text:p>
          </table:table-cell>
          <table:table-cell office:value-type="string" calcext:value-type="string">
            <text:p>y</text:p>
          </table:table-cell>
          <table:table-cell office:value-type="float" office:value="3.0042517" calcext:value-type="float">
            <text:p>3.0042517</text:p>
          </table:table-cell>
          <table:table-cell office:value-type="string" calcext:value-type="string">
            <text:p>h</text:p>
          </table:table-cell>
          <table:table-cell office:value-type="float" office:value="90.359181" calcext:value-type="float">
            <text:p>90.359181</text:p>
          </table:table-cell>
          <table:table-cell office:value-type="string" calcext:value-type="string">
            <text:p>k</text:p>
          </table:table-cell>
          <table:table-cell office:value-type="float" office:value="0.0060758844" calcext:value-type="float">
            <text:p>0.006075884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2.0352" calcext:value-type="float">
            <text:p>12.0352</text:p>
          </table:table-cell>
          <table:table-cell office:value-type="string" calcext:value-type="string">
            <text:p>y</text:p>
          </table:table-cell>
          <table:table-cell office:value-type="float" office:value="3.0036322" calcext:value-type="float">
            <text:p>3.0036322</text:p>
          </table:table-cell>
          <table:table-cell office:value-type="string" calcext:value-type="string">
            <text:p>h</text:p>
          </table:table-cell>
          <table:table-cell office:value-type="float" office:value="90.323848" calcext:value-type="float">
            <text:p>90.323848</text:p>
          </table:table-cell>
          <table:table-cell office:value-type="string" calcext:value-type="string">
            <text:p>k</text:p>
          </table:table-cell>
          <table:table-cell office:value-type="float" office:value="0.0057857563" calcext:value-type="float">
            <text:p>0.005785756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2.139191" calcext:value-type="float">
            <text:p>12.139191</text:p>
          </table:table-cell>
          <table:table-cell office:value-type="string" calcext:value-type="string">
            <text:p>y</text:p>
          </table:table-cell>
          <table:table-cell office:value-type="float" office:value="3.0030752" calcext:value-type="float">
            <text:p>3.0030752</text:p>
          </table:table-cell>
          <table:table-cell office:value-type="string" calcext:value-type="string">
            <text:p>h</text:p>
          </table:table-cell>
          <table:table-cell office:value-type="float" office:value="90.290246" calcext:value-type="float">
            <text:p>90.290246</text:p>
          </table:table-cell>
          <table:table-cell office:value-type="string" calcext:value-type="string">
            <text:p>k</text:p>
          </table:table-cell>
          <table:table-cell office:value-type="float" office:value="0.0054930461" calcext:value-type="float">
            <text:p>0.005493046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2.243199" calcext:value-type="float">
            <text:p>12.243199</text:p>
          </table:table-cell>
          <table:table-cell office:value-type="string" calcext:value-type="string">
            <text:p>y</text:p>
          </table:table-cell>
          <table:table-cell office:value-type="float" office:value="3.0025775" calcext:value-type="float">
            <text:p>3.0025775</text:p>
          </table:table-cell>
          <table:table-cell office:value-type="string" calcext:value-type="string">
            <text:p>h</text:p>
          </table:table-cell>
          <table:table-cell office:value-type="float" office:value="90.25839" calcext:value-type="float">
            <text:p>90.25839</text:p>
          </table:table-cell>
          <table:table-cell office:value-type="string" calcext:value-type="string">
            <text:p>k</text:p>
          </table:table-cell>
          <table:table-cell office:value-type="float" office:value="0.0051977282" calcext:value-type="float">
            <text:p>0.005197728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2.347224" calcext:value-type="float">
            <text:p>12.347224</text:p>
          </table:table-cell>
          <table:table-cell office:value-type="string" calcext:value-type="string">
            <text:p>y</text:p>
          </table:table-cell>
          <table:table-cell office:value-type="float" office:value="3.0021359" calcext:value-type="float">
            <text:p>3.0021359</text:p>
          </table:table-cell>
          <table:table-cell office:value-type="string" calcext:value-type="string">
            <text:p>h</text:p>
          </table:table-cell>
          <table:table-cell office:value-type="float" office:value="90.228297" calcext:value-type="float">
            <text:p>90.228297</text:p>
          </table:table-cell>
          <table:table-cell office:value-type="string" calcext:value-type="string">
            <text:p>k</text:p>
          </table:table-cell>
          <table:table-cell office:value-type="float" office:value="0.0048997761" calcext:value-type="float">
            <text:p>0.004899776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2.451264" calcext:value-type="float">
            <text:p>12.451264</text:p>
          </table:table-cell>
          <table:table-cell office:value-type="string" calcext:value-type="string">
            <text:p>y</text:p>
          </table:table-cell>
          <table:table-cell office:value-type="float" office:value="3.0017474" calcext:value-type="float">
            <text:p>3.0017474</text:p>
          </table:table-cell>
          <table:table-cell office:value-type="string" calcext:value-type="string">
            <text:p>h</text:p>
          </table:table-cell>
          <table:table-cell office:value-type="float" office:value="90.199983" calcext:value-type="float">
            <text:p>90.199983</text:p>
          </table:table-cell>
          <table:table-cell office:value-type="string" calcext:value-type="string">
            <text:p>k</text:p>
          </table:table-cell>
          <table:table-cell office:value-type="float" office:value="0.0045991622" calcext:value-type="float">
            <text:p>0.004599162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2.555318" calcext:value-type="float">
            <text:p>12.555318</text:p>
          </table:table-cell>
          <table:table-cell office:value-type="string" calcext:value-type="string">
            <text:p>y</text:p>
          </table:table-cell>
          <table:table-cell office:value-type="float" office:value="3.0014085" calcext:value-type="float">
            <text:p>3.0014085</text:p>
          </table:table-cell>
          <table:table-cell office:value-type="string" calcext:value-type="string">
            <text:p>h</text:p>
          </table:table-cell>
          <table:table-cell office:value-type="float" office:value="90.173466" calcext:value-type="float">
            <text:p>90.173466</text:p>
          </table:table-cell>
          <table:table-cell office:value-type="string" calcext:value-type="string">
            <text:p>k</text:p>
          </table:table-cell>
          <table:table-cell office:value-type="float" office:value="0.0042958581" calcext:value-type="float">
            <text:p>0.004295858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2.659387" calcext:value-type="float">
            <text:p>12.659387</text:p>
          </table:table-cell>
          <table:table-cell office:value-type="string" calcext:value-type="string">
            <text:p>y</text:p>
          </table:table-cell>
          <table:table-cell office:value-type="float" office:value="3.0011162" calcext:value-type="float">
            <text:p>3.0011162</text:p>
          </table:table-cell>
          <table:table-cell office:value-type="string" calcext:value-type="string">
            <text:p>h</text:p>
          </table:table-cell>
          <table:table-cell office:value-type="float" office:value="90.148762" calcext:value-type="float">
            <text:p>90.148762</text:p>
          </table:table-cell>
          <table:table-cell office:value-type="string" calcext:value-type="string">
            <text:p>k</text:p>
          </table:table-cell>
          <table:table-cell office:value-type="float" office:value="0.0039898345" calcext:value-type="float">
            <text:p>0.003989834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2.763467" calcext:value-type="float">
            <text:p>12.763467</text:p>
          </table:table-cell>
          <table:table-cell office:value-type="string" calcext:value-type="string">
            <text:p>y</text:p>
          </table:table-cell>
          <table:table-cell office:value-type="float" office:value="3.000867" calcext:value-type="float">
            <text:p>3.000867</text:p>
          </table:table-cell>
          <table:table-cell office:value-type="string" calcext:value-type="string">
            <text:p>h</text:p>
          </table:table-cell>
          <table:table-cell office:value-type="float" office:value="90.125889" calcext:value-type="float">
            <text:p>90.125889</text:p>
          </table:table-cell>
          <table:table-cell office:value-type="string" calcext:value-type="string">
            <text:p>k</text:p>
          </table:table-cell>
          <table:table-cell office:value-type="float" office:value="0.0036810612" calcext:value-type="float">
            <text:p>0.00368106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2.867559" calcext:value-type="float">
            <text:p>12.867559</text:p>
          </table:table-cell>
          <table:table-cell office:value-type="string" calcext:value-type="string">
            <text:p>y</text:p>
          </table:table-cell>
          <table:table-cell office:value-type="float" office:value="3.0006576" calcext:value-type="float">
            <text:p>3.0006576</text:p>
          </table:table-cell>
          <table:table-cell office:value-type="string" calcext:value-type="string">
            <text:p>h</text:p>
          </table:table-cell>
          <table:table-cell office:value-type="float" office:value="90.104862" calcext:value-type="float">
            <text:p>90.104862</text:p>
          </table:table-cell>
          <table:table-cell office:value-type="string" calcext:value-type="string">
            <text:p>k</text:p>
          </table:table-cell>
          <table:table-cell office:value-type="float" office:value="0.0033695069" calcext:value-type="float">
            <text:p>0.003369506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2.971662" calcext:value-type="float">
            <text:p>12.971662</text:p>
          </table:table-cell>
          <table:table-cell office:value-type="string" calcext:value-type="string">
            <text:p>y</text:p>
          </table:table-cell>
          <table:table-cell office:value-type="float" office:value="3.0004848" calcext:value-type="float">
            <text:p>3.0004848</text:p>
          </table:table-cell>
          <table:table-cell office:value-type="string" calcext:value-type="string">
            <text:p>h</text:p>
          </table:table-cell>
          <table:table-cell office:value-type="float" office:value="90.0857" calcext:value-type="float">
            <text:p>90.0857</text:p>
          </table:table-cell>
          <table:table-cell office:value-type="string" calcext:value-type="string">
            <text:p>k</text:p>
          </table:table-cell>
          <table:table-cell office:value-type="float" office:value="0.0030551396" calcext:value-type="float">
            <text:p>0.003055139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3.075775" calcext:value-type="float">
            <text:p>13.075775</text:p>
          </table:table-cell>
          <table:table-cell office:value-type="string" calcext:value-type="string">
            <text:p>y</text:p>
          </table:table-cell>
          <table:table-cell office:value-type="float" office:value="3.0003451" calcext:value-type="float">
            <text:p>3.0003451</text:p>
          </table:table-cell>
          <table:table-cell office:value-type="string" calcext:value-type="string">
            <text:p>h</text:p>
          </table:table-cell>
          <table:table-cell office:value-type="float" office:value="90.068421" calcext:value-type="float">
            <text:p>90.068421</text:p>
          </table:table-cell>
          <table:table-cell office:value-type="string" calcext:value-type="string">
            <text:p>k</text:p>
          </table:table-cell>
          <table:table-cell office:value-type="float" office:value="0.002737926" calcext:value-type="float">
            <text:p>0.00273792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3.179896" calcext:value-type="float">
            <text:p>13.179896</text:p>
          </table:table-cell>
          <table:table-cell office:value-type="string" calcext:value-type="string">
            <text:p>y</text:p>
          </table:table-cell>
          <table:table-cell office:value-type="float" office:value="3.000235" calcext:value-type="float">
            <text:p>3.000235</text:p>
          </table:table-cell>
          <table:table-cell office:value-type="string" calcext:value-type="string">
            <text:p>h</text:p>
          </table:table-cell>
          <table:table-cell office:value-type="float" office:value="90.05304" calcext:value-type="float">
            <text:p>90.05304</text:p>
          </table:table-cell>
          <table:table-cell office:value-type="string" calcext:value-type="string">
            <text:p>k</text:p>
          </table:table-cell>
          <table:table-cell office:value-type="float" office:value="0.0024178321" calcext:value-type="float">
            <text:p>0.002417832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3.284025" calcext:value-type="float">
            <text:p>13.284025</text:p>
          </table:table-cell>
          <table:table-cell office:value-type="string" calcext:value-type="string">
            <text:p>y</text:p>
          </table:table-cell>
          <table:table-cell office:value-type="float" office:value="3.0001511" calcext:value-type="float">
            <text:p>3.0001511</text:p>
          </table:table-cell>
          <table:table-cell office:value-type="string" calcext:value-type="string">
            <text:p>h</text:p>
          </table:table-cell>
          <table:table-cell office:value-type="float" office:value="90.039577" calcext:value-type="float">
            <text:p>90.039577</text:p>
          </table:table-cell>
          <table:table-cell office:value-type="string" calcext:value-type="string">
            <text:p>k</text:p>
          </table:table-cell>
          <table:table-cell office:value-type="float" office:value="0.002094823" calcext:value-type="float">
            <text:p>0.00209482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3.38816" calcext:value-type="float">
            <text:p>13.38816</text:p>
          </table:table-cell>
          <table:table-cell office:value-type="string" calcext:value-type="string">
            <text:p>y</text:p>
          </table:table-cell>
          <table:table-cell office:value-type="float" office:value="3.00009" calcext:value-type="float">
            <text:p>3.00009</text:p>
          </table:table-cell>
          <table:table-cell office:value-type="string" calcext:value-type="string">
            <text:p>h</text:p>
          </table:table-cell>
          <table:table-cell office:value-type="float" office:value="90.028049" calcext:value-type="float">
            <text:p>90.028049</text:p>
          </table:table-cell>
          <table:table-cell office:value-type="string" calcext:value-type="string">
            <text:p>k</text:p>
          </table:table-cell>
          <table:table-cell office:value-type="float" office:value="0.0017688624" calcext:value-type="float">
            <text:p>0.001768862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3.492301" calcext:value-type="float">
            <text:p>13.492301</text:p>
          </table:table-cell>
          <table:table-cell office:value-type="string" calcext:value-type="string">
            <text:p>y</text:p>
          </table:table-cell>
          <table:table-cell office:value-type="float" office:value="3.000048" calcext:value-type="float">
            <text:p>3.000048</text:p>
          </table:table-cell>
          <table:table-cell office:value-type="string" calcext:value-type="string">
            <text:p>h</text:p>
          </table:table-cell>
          <table:table-cell office:value-type="float" office:value="90.018475" calcext:value-type="float">
            <text:p>90.018475</text:p>
          </table:table-cell>
          <table:table-cell office:value-type="string" calcext:value-type="string">
            <text:p>k</text:p>
          </table:table-cell>
          <table:table-cell office:value-type="float" office:value="0.0014399135" calcext:value-type="float">
            <text:p>0.001439913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3.596447" calcext:value-type="float">
            <text:p>13.596447</text:p>
          </table:table-cell>
          <table:table-cell office:value-type="string" calcext:value-type="string">
            <text:p>y</text:p>
          </table:table-cell>
          <table:table-cell office:value-type="float" office:value="3.0000216" calcext:value-type="float">
            <text:p>3.0000216</text:p>
          </table:table-cell>
          <table:table-cell office:value-type="string" calcext:value-type="string">
            <text:p>h</text:p>
          </table:table-cell>
          <table:table-cell office:value-type="float" office:value="90.010872" calcext:value-type="float">
            <text:p>90.010872</text:p>
          </table:table-cell>
          <table:table-cell office:value-type="string" calcext:value-type="string">
            <text:p>k</text:p>
          </table:table-cell>
          <table:table-cell office:value-type="float" office:value="0.0011079383" calcext:value-type="float">
            <text:p>0.001107938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3.700596" calcext:value-type="float">
            <text:p>13.700596</text:p>
          </table:table-cell>
          <table:table-cell office:value-type="string" calcext:value-type="string">
            <text:p>y</text:p>
          </table:table-cell>
          <table:table-cell office:value-type="float" office:value="3.0000073" calcext:value-type="float">
            <text:p>3.0000073</text:p>
          </table:table-cell>
          <table:table-cell office:value-type="string" calcext:value-type="string">
            <text:p>h</text:p>
          </table:table-cell>
          <table:table-cell office:value-type="float" office:value="90.005258" calcext:value-type="float">
            <text:p>90.005258</text:p>
          </table:table-cell>
          <table:table-cell office:value-type="string" calcext:value-type="string">
            <text:p>k</text:p>
          </table:table-cell>
          <table:table-cell office:value-type="float" office:value="0.00077289781" calcext:value-type="float">
            <text:p>0.000772897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3.804748" calcext:value-type="float">
            <text:p>13.804748</text:p>
          </table:table-cell>
          <table:table-cell office:value-type="string" calcext:value-type="string">
            <text:p>y</text:p>
          </table:table-cell>
          <table:table-cell office:value-type="float" office:value="3.0000013" calcext:value-type="float">
            <text:p>3.0000013</text:p>
          </table:table-cell>
          <table:table-cell office:value-type="string" calcext:value-type="string">
            <text:p>h</text:p>
          </table:table-cell>
          <table:table-cell office:value-type="float" office:value="90.001654" calcext:value-type="float">
            <text:p>90.001654</text:p>
          </table:table-cell>
          <table:table-cell office:value-type="string" calcext:value-type="string">
            <text:p>k</text:p>
          </table:table-cell>
          <table:table-cell office:value-type="float" office:value="0.00043475202" calcext:value-type="float">
            <text:p>0.00043475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3.9089" calcext:value-type="float">
            <text:p>13.9089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  <table:table-cell office:value-type="float" office:value="90.000076" calcext:value-type="float">
            <text:p>90.000076</text:p>
          </table:table-cell>
          <table:table-cell office:value-type="string" calcext:value-type="string">
            <text:p>k</text:p>
          </table:table-cell>
          <table:table-cell table:style-name="ce1" office:value-type="float" office:value="0.000093460006" calcext:value-type="float">
            <text:p>9.35E-05</text:p>
          </table:table-cell>
          <table:table-cell table:number-columns-repeated="15"/>
        </table:table-row>
      </table:table>
      <table:table table:name="Sheet2" table:style-name="ta1">
        <table:shapes>
          <draw:frame draw:z-index="0" draw:style-name="gr1" draw:text-style-name="P1" svg:width="453.51pt" svg:height="255.09pt" svg:x="194.85pt" svg:y="2.83pt">
            <loext:p draw:notify-on-update-of-ranges="Sheet2.A1:Sheet2.A345 Sheet2.C1:Sheet2.C345 Sheet2.K1:Sheet2.K147 Sheet2.M1:Sheet2.M14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office:value-type="float" office:value="-19.117141" calcext:value-type="float">
            <text:p>-19.117141</text:p>
          </table:table-cell>
          <table:table-cell office:value-type="string" calcext:value-type="string">
            <text:p>y</text:p>
          </table:table-cell>
          <table:table-cell office:value-type="float" office:value="12.625" calcext:value-type="float">
            <text:p>12.625</text:p>
          </table:table-cell>
          <table:table-cell office:value-type="string" calcext:value-type="string">
            <text:p>h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k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3.937254" calcext:value-type="float">
            <text:p>13.937254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</text:p>
          </table:table-cell>
          <table:table-cell table:style-name="ce1" office:value-type="float" office:value="8.3266727E-017" calcext:value-type="float">
            <text:p>8.33E-17</text:p>
          </table:table-cell>
        </table:table-row>
        <table:table-row table:style-name="ro1">
          <table:table-cell office:value-type="float" office:value="-19.027978" calcext:value-type="float">
            <text:p>-19.027978</text:p>
          </table:table-cell>
          <table:table-cell office:value-type="string" calcext:value-type="string">
            <text:p>y</text:p>
          </table:table-cell>
          <table:table-cell office:value-type="float" office:value="12.573522" calcext:value-type="float">
            <text:p>12.573522</text:p>
          </table:table-cell>
          <table:table-cell office:value-type="string" calcext:value-type="string">
            <text:p>h</text:p>
          </table:table-cell>
          <table:table-cell office:value-type="float" office:value="119.99958" calcext:value-type="float">
            <text:p>119.99958</text:p>
          </table:table-cell>
          <table:table-cell office:value-type="string" calcext:value-type="string">
            <text:p>k</text:p>
          </table:table-cell>
          <table:table-cell office:value-type="float" office:value="0.00014174319" calcext:value-type="float">
            <text:p>0.0001417432</text:p>
          </table:table-cell>
          <table:table-cell table:number-columns-repeated="3"/>
          <table:table-cell office:value-type="float" office:value="13.837254" calcext:value-type="float">
            <text:p>13.837254</text:p>
          </table:table-cell>
          <table:table-cell office:value-type="string" calcext:value-type="string">
            <text:p>y</text:p>
          </table:table-cell>
          <table:table-cell office:value-type="float" office:value="2.999984" calcext:value-type="float">
            <text:p>2.999984</text:p>
          </table:table-cell>
          <table:table-cell office:value-type="string" calcext:value-type="string">
            <text:p>h</text:p>
          </table:table-cell>
          <table:table-cell office:value-type="float" office:value="89.972861" calcext:value-type="float">
            <text:p>89.972861</text:p>
          </table:table-cell>
          <table:table-cell office:value-type="string" calcext:value-type="string">
            <text:p>k</text:p>
          </table:table-cell>
          <table:table-cell office:value-type="float" office:value="-0.0092133302" calcext:value-type="float">
            <text:p>-0.0092133302</text:p>
          </table:table-cell>
        </table:table-row>
        <table:table-row table:style-name="ro1">
          <table:table-cell office:value-type="float" office:value="-18.938814" calcext:value-type="float">
            <text:p>-18.938814</text:p>
          </table:table-cell>
          <table:table-cell office:value-type="string" calcext:value-type="string">
            <text:p>y</text:p>
          </table:table-cell>
          <table:table-cell office:value-type="float" office:value="12.522045" calcext:value-type="float">
            <text:p>12.522045</text:p>
          </table:table-cell>
          <table:table-cell office:value-type="string" calcext:value-type="string">
            <text:p>h</text:p>
          </table:table-cell>
          <table:table-cell office:value-type="float" office:value="119.99833" calcext:value-type="float">
            <text:p>119.99833</text:p>
          </table:table-cell>
          <table:table-cell office:value-type="string" calcext:value-type="string">
            <text:p>k</text:p>
          </table:table-cell>
          <table:table-cell office:value-type="float" office:value="0.00028390304" calcext:value-type="float">
            <text:p>0.000283903</text:p>
          </table:table-cell>
          <table:table-cell table:number-columns-repeated="3"/>
          <table:table-cell office:value-type="float" office:value="13.737254" calcext:value-type="float">
            <text:p>13.737254</text:p>
          </table:table-cell>
          <table:table-cell office:value-type="string" calcext:value-type="string">
            <text:p>y</text:p>
          </table:table-cell>
          <table:table-cell office:value-type="float" office:value="2.9998771" calcext:value-type="float">
            <text:p>2.9998771</text:p>
          </table:table-cell>
          <table:table-cell office:value-type="string" calcext:value-type="string">
            <text:p>h</text:p>
          </table:table-cell>
          <table:table-cell office:value-type="float" office:value="89.897326" calcext:value-type="float">
            <text:p>89.897326</text:p>
          </table:table-cell>
          <table:table-cell office:value-type="string" calcext:value-type="string">
            <text:p>k</text:p>
          </table:table-cell>
          <table:table-cell office:value-type="float" office:value="-0.016906585" calcext:value-type="float">
            <text:p>-0.016906585</text:p>
          </table:table-cell>
        </table:table-row>
        <table:table-row table:style-name="ro1">
          <table:table-cell office:value-type="float" office:value="-18.849649" calcext:value-type="float">
            <text:p>-18.849649</text:p>
          </table:table-cell>
          <table:table-cell office:value-type="string" calcext:value-type="string">
            <text:p>y</text:p>
          </table:table-cell>
          <table:table-cell office:value-type="float" office:value="12.470571" calcext:value-type="float">
            <text:p>12.470571</text:p>
          </table:table-cell>
          <table:table-cell office:value-type="string" calcext:value-type="string">
            <text:p>h</text:p>
          </table:table-cell>
          <table:table-cell office:value-type="float" office:value="119.99623" calcext:value-type="float">
            <text:p>119.99623</text:p>
          </table:table-cell>
          <table:table-cell office:value-type="string" calcext:value-type="string">
            <text:p>k</text:p>
          </table:table-cell>
          <table:table-cell office:value-type="float" office:value="0.00042647333" calcext:value-type="float">
            <text:p>0.0004264733</text:p>
          </table:table-cell>
          <table:table-cell table:number-columns-repeated="3"/>
          <table:table-cell office:value-type="float" office:value="13.637254" calcext:value-type="float">
            <text:p>13.637254</text:p>
          </table:table-cell>
          <table:table-cell office:value-type="string" calcext:value-type="string">
            <text:p>y</text:p>
          </table:table-cell>
          <table:table-cell office:value-type="float" office:value="2.9996024" calcext:value-type="float">
            <text:p>2.9996024</text:p>
          </table:table-cell>
          <table:table-cell office:value-type="string" calcext:value-type="string">
            <text:p>h</text:p>
          </table:table-cell>
          <table:table-cell office:value-type="float" office:value="89.781876" calcext:value-type="float">
            <text:p>89.781876</text:p>
          </table:table-cell>
          <table:table-cell office:value-type="string" calcext:value-type="string">
            <text:p>k</text:p>
          </table:table-cell>
          <table:table-cell office:value-type="float" office:value="-0.023159497" calcext:value-type="float">
            <text:p>-0.023159497</text:p>
          </table:table-cell>
        </table:table-row>
        <table:table-row table:style-name="ro1">
          <table:table-cell office:value-type="float" office:value="-18.760483" calcext:value-type="float">
            <text:p>-18.760483</text:p>
          </table:table-cell>
          <table:table-cell office:value-type="string" calcext:value-type="string">
            <text:p>y</text:p>
          </table:table-cell>
          <table:table-cell office:value-type="float" office:value="12.419102" calcext:value-type="float">
            <text:p>12.419102</text:p>
          </table:table-cell>
          <table:table-cell office:value-type="string" calcext:value-type="string">
            <text:p>h</text:p>
          </table:table-cell>
          <table:table-cell office:value-type="float" office:value="119.99329" calcext:value-type="float">
            <text:p>119.99329</text:p>
          </table:table-cell>
          <table:table-cell office:value-type="string" calcext:value-type="string">
            <text:p>k</text:p>
          </table:table-cell>
          <table:table-cell office:value-type="float" office:value="0.00056944785" calcext:value-type="float">
            <text:p>0.0005694479</text:p>
          </table:table-cell>
          <table:table-cell table:number-columns-repeated="3"/>
          <table:table-cell office:value-type="float" office:value="13.537254" calcext:value-type="float">
            <text:p>13.537254</text:p>
          </table:table-cell>
          <table:table-cell office:value-type="string" calcext:value-type="string">
            <text:p>y</text:p>
          </table:table-cell>
          <table:table-cell office:value-type="float" office:value="2.9990972" calcext:value-type="float">
            <text:p>2.9990972</text:p>
          </table:table-cell>
          <table:table-cell office:value-type="string" calcext:value-type="string">
            <text:p>h</text:p>
          </table:table-cell>
          <table:table-cell office:value-type="float" office:value="89.634534" calcext:value-type="float">
            <text:p>89.634534</text:p>
          </table:table-cell>
          <table:table-cell office:value-type="string" calcext:value-type="string">
            <text:p>k</text:p>
          </table:table-cell>
          <table:table-cell office:value-type="float" office:value="-0.028051621" calcext:value-type="float">
            <text:p>-0.028051621</text:p>
          </table:table-cell>
        </table:table-row>
        <table:table-row table:style-name="ro1">
          <table:table-cell office:value-type="float" office:value="-18.671316" calcext:value-type="float">
            <text:p>-18.671316</text:p>
          </table:table-cell>
          <table:table-cell office:value-type="string" calcext:value-type="string">
            <text:p>y</text:p>
          </table:table-cell>
          <table:table-cell office:value-type="float" office:value="12.367638" calcext:value-type="float">
            <text:p>12.367638</text:p>
          </table:table-cell>
          <table:table-cell office:value-type="string" calcext:value-type="string">
            <text:p>h</text:p>
          </table:table-cell>
          <table:table-cell office:value-type="float" office:value="119.98951" calcext:value-type="float">
            <text:p>119.98951</text:p>
          </table:table-cell>
          <table:table-cell office:value-type="string" calcext:value-type="string">
            <text:p>k</text:p>
          </table:table-cell>
          <table:table-cell office:value-type="float" office:value="0.00071282044" calcext:value-type="float">
            <text:p>0.0007128204</text:p>
          </table:table-cell>
          <table:table-cell table:number-columns-repeated="3"/>
          <table:table-cell office:value-type="float" office:value="13.437254" calcext:value-type="float">
            <text:p>13.437254</text:p>
          </table:table-cell>
          <table:table-cell office:value-type="string" calcext:value-type="string">
            <text:p>y</text:p>
          </table:table-cell>
          <table:table-cell office:value-type="float" office:value="2.9983125" calcext:value-type="float">
            <text:p>2.9983125</text:p>
          </table:table-cell>
          <table:table-cell office:value-type="string" calcext:value-type="string">
            <text:p>h</text:p>
          </table:table-cell>
          <table:table-cell office:value-type="float" office:value="89.462868" calcext:value-type="float">
            <text:p>89.462868</text:p>
          </table:table-cell>
          <table:table-cell office:value-type="string" calcext:value-type="string">
            <text:p>k</text:p>
          </table:table-cell>
          <table:table-cell office:value-type="float" office:value="-0.031662492" calcext:value-type="float">
            <text:p>-0.031662492</text:p>
          </table:table-cell>
        </table:table-row>
        <table:table-row table:style-name="ro1">
          <table:table-cell office:value-type="float" office:value="-18.582146" calcext:value-type="float">
            <text:p>-18.582146</text:p>
          </table:table-cell>
          <table:table-cell office:value-type="string" calcext:value-type="string">
            <text:p>y</text:p>
          </table:table-cell>
          <table:table-cell office:value-type="float" office:value="12.316183" calcext:value-type="float">
            <text:p>12.316183</text:p>
          </table:table-cell>
          <table:table-cell office:value-type="string" calcext:value-type="string">
            <text:p>h</text:p>
          </table:table-cell>
          <table:table-cell office:value-type="float" office:value="119.98488" calcext:value-type="float">
            <text:p>119.98488</text:p>
          </table:table-cell>
          <table:table-cell office:value-type="string" calcext:value-type="string">
            <text:p>k</text:p>
          </table:table-cell>
          <table:table-cell office:value-type="float" office:value="0.00085658498" calcext:value-type="float">
            <text:p>0.000856585</text:p>
          </table:table-cell>
          <table:table-cell table:number-columns-repeated="3"/>
          <table:table-cell office:value-type="float" office:value="13.337254" calcext:value-type="float">
            <text:p>13.337254</text:p>
          </table:table-cell>
          <table:table-cell office:value-type="string" calcext:value-type="string">
            <text:p>y</text:p>
          </table:table-cell>
          <table:table-cell office:value-type="float" office:value="2.9972122" calcext:value-type="float">
            <text:p>2.9972122</text:p>
          </table:table-cell>
          <table:table-cell office:value-type="string" calcext:value-type="string">
            <text:p>h</text:p>
          </table:table-cell>
          <table:table-cell office:value-type="float" office:value="89.273987" calcext:value-type="float">
            <text:p>89.273987</text:p>
          </table:table-cell>
          <table:table-cell office:value-type="string" calcext:value-type="string">
            <text:p>k</text:p>
          </table:table-cell>
          <table:table-cell office:value-type="float" office:value="-0.034071793" calcext:value-type="float">
            <text:p>-0.034071793</text:p>
          </table:table-cell>
        </table:table-row>
        <table:table-row table:style-name="ro1">
          <table:table-cell office:value-type="float" office:value="-18.492973" calcext:value-type="float">
            <text:p>-18.492973</text:p>
          </table:table-cell>
          <table:table-cell office:value-type="string" calcext:value-type="string">
            <text:p>y</text:p>
          </table:table-cell>
          <table:table-cell office:value-type="float" office:value="12.264736" calcext:value-type="float">
            <text:p>12.264736</text:p>
          </table:table-cell>
          <table:table-cell office:value-type="string" calcext:value-type="string">
            <text:p>h</text:p>
          </table:table-cell>
          <table:table-cell office:value-type="float" office:value="119.97941" calcext:value-type="float">
            <text:p>119.97941</text:p>
          </table:table-cell>
          <table:table-cell office:value-type="string" calcext:value-type="string">
            <text:p>k</text:p>
          </table:table-cell>
          <table:table-cell office:value-type="float" office:value="0.0010007354" calcext:value-type="float">
            <text:p>0.0010007354</text:p>
          </table:table-cell>
          <table:table-cell table:number-columns-repeated="3"/>
          <table:table-cell office:value-type="float" office:value="13.237254" calcext:value-type="float">
            <text:p>13.237254</text:p>
          </table:table-cell>
          <table:table-cell office:value-type="string" calcext:value-type="string">
            <text:p>y</text:p>
          </table:table-cell>
          <table:table-cell office:value-type="float" office:value="2.995772" calcext:value-type="float">
            <text:p>2.995772</text:p>
          </table:table-cell>
          <table:table-cell office:value-type="string" calcext:value-type="string">
            <text:p>h</text:p>
          </table:table-cell>
          <table:table-cell office:value-type="float" office:value="89.074544" calcext:value-type="float">
            <text:p>89.074544</text:p>
          </table:table-cell>
          <table:table-cell office:value-type="string" calcext:value-type="string">
            <text:p>k</text:p>
          </table:table-cell>
          <table:table-cell office:value-type="float" office:value="-0.035359492" calcext:value-type="float">
            <text:p>-0.035359492</text:p>
          </table:table-cell>
        </table:table-row>
        <table:table-row table:style-name="ro1">
          <table:table-cell office:value-type="float" office:value="-18.403797" calcext:value-type="float">
            <text:p>-18.403797</text:p>
          </table:table-cell>
          <table:table-cell office:value-type="string" calcext:value-type="string">
            <text:p>y</text:p>
          </table:table-cell>
          <table:table-cell office:value-type="float" office:value="12.213299" calcext:value-type="float">
            <text:p>12.213299</text:p>
          </table:table-cell>
          <table:table-cell office:value-type="string" calcext:value-type="string">
            <text:p>h</text:p>
          </table:table-cell>
          <table:table-cell office:value-type="float" office:value="119.97308" calcext:value-type="float">
            <text:p>119.97308</text:p>
          </table:table-cell>
          <table:table-cell office:value-type="string" calcext:value-type="string">
            <text:p>k</text:p>
          </table:table-cell>
          <table:table-cell office:value-type="float" office:value="0.0011452655" calcext:value-type="float">
            <text:p>0.0011452655</text:p>
          </table:table-cell>
          <table:table-cell table:number-columns-repeated="3"/>
          <table:table-cell office:value-type="float" office:value="13.137254" calcext:value-type="float">
            <text:p>13.137254</text:p>
          </table:table-cell>
          <table:table-cell office:value-type="string" calcext:value-type="string">
            <text:p>y</text:p>
          </table:table-cell>
          <table:table-cell office:value-type="float" office:value="2.9939789" calcext:value-type="float">
            <text:p>2.9939789</text:p>
          </table:table-cell>
          <table:table-cell office:value-type="string" calcext:value-type="string">
            <text:p>h</text:p>
          </table:table-cell>
          <table:table-cell office:value-type="float" office:value="88.870732" calcext:value-type="float">
            <text:p>88.870732</text:p>
          </table:table-cell>
          <table:table-cell office:value-type="string" calcext:value-type="string">
            <text:p>k</text:p>
          </table:table-cell>
          <table:table-cell office:value-type="float" office:value="-0.035605912" calcext:value-type="float">
            <text:p>-0.035605912</text:p>
          </table:table-cell>
        </table:table-row>
        <table:table-row table:style-name="ro1">
          <table:table-cell office:value-type="float" office:value="-18.314618" calcext:value-type="float">
            <text:p>-18.314618</text:p>
          </table:table-cell>
          <table:table-cell office:value-type="string" calcext:value-type="string">
            <text:p>y</text:p>
          </table:table-cell>
          <table:table-cell office:value-type="float" office:value="12.161875" calcext:value-type="float">
            <text:p>12.161875</text:p>
          </table:table-cell>
          <table:table-cell office:value-type="string" calcext:value-type="string">
            <text:p>h</text:p>
          </table:table-cell>
          <table:table-cell office:value-type="float" office:value="119.9659" calcext:value-type="float">
            <text:p>119.9659</text:p>
          </table:table-cell>
          <table:table-cell office:value-type="string" calcext:value-type="string">
            <text:p>k</text:p>
          </table:table-cell>
          <table:table-cell office:value-type="float" office:value="0.0012901694" calcext:value-type="float">
            <text:p>0.0012901694</text:p>
          </table:table-cell>
          <table:table-cell table:number-columns-repeated="3"/>
          <table:table-cell office:value-type="float" office:value="13.037254" calcext:value-type="float">
            <text:p>13.037254</text:p>
          </table:table-cell>
          <table:table-cell office:value-type="string" calcext:value-type="string">
            <text:p>y</text:p>
          </table:table-cell>
          <table:table-cell office:value-type="float" office:value="2.9918303" calcext:value-type="float">
            <text:p>2.9918303</text:p>
          </table:table-cell>
          <table:table-cell office:value-type="string" calcext:value-type="string">
            <text:p>h</text:p>
          </table:table-cell>
          <table:table-cell office:value-type="float" office:value="88.668285" calcext:value-type="float">
            <text:p>88.668285</text:p>
          </table:table-cell>
          <table:table-cell office:value-type="string" calcext:value-type="string">
            <text:p>k</text:p>
          </table:table-cell>
          <table:table-cell office:value-type="float" office:value="-0.034891712" calcext:value-type="float">
            <text:p>-0.034891712</text:p>
          </table:table-cell>
        </table:table-row>
        <table:table-row table:style-name="ro1">
          <table:table-cell office:value-type="float" office:value="-18.225435" calcext:value-type="float">
            <text:p>-18.225435</text:p>
          </table:table-cell>
          <table:table-cell office:value-type="string" calcext:value-type="string">
            <text:p>y</text:p>
          </table:table-cell>
          <table:table-cell office:value-type="float" office:value="12.110464" calcext:value-type="float">
            <text:p>12.110464</text:p>
          </table:table-cell>
          <table:table-cell office:value-type="string" calcext:value-type="string">
            <text:p>h</text:p>
          </table:table-cell>
          <table:table-cell office:value-type="float" office:value="119.95786" calcext:value-type="float">
            <text:p>119.95786</text:p>
          </table:table-cell>
          <table:table-cell office:value-type="string" calcext:value-type="string">
            <text:p>k</text:p>
          </table:table-cell>
          <table:table-cell office:value-type="float" office:value="0.0014354411" calcext:value-type="float">
            <text:p>0.0014354411</text:p>
          </table:table-cell>
          <table:table-cell table:number-columns-repeated="3"/>
          <table:table-cell office:value-type="float" office:value="12.937254" calcext:value-type="float">
            <text:p>12.937254</text:p>
          </table:table-cell>
          <table:table-cell office:value-type="string" calcext:value-type="string">
            <text:p>y</text:p>
          </table:table-cell>
          <table:table-cell office:value-type="float" office:value="2.9893333" calcext:value-type="float">
            <text:p>2.9893333</text:p>
          </table:table-cell>
          <table:table-cell office:value-type="string" calcext:value-type="string">
            <text:p>h</text:p>
          </table:table-cell>
          <table:table-cell office:value-type="float" office:value="88.472475" calcext:value-type="float">
            <text:p>88.472475</text:p>
          </table:table-cell>
          <table:table-cell office:value-type="string" calcext:value-type="string">
            <text:p>k</text:p>
          </table:table-cell>
          <table:table-cell office:value-type="float" office:value="-0.033297809" calcext:value-type="float">
            <text:p>-0.033297809</text:p>
          </table:table-cell>
        </table:table-row>
        <table:table-row table:style-name="ro1">
          <table:table-cell office:value-type="float" office:value="-18.136248" calcext:value-type="float">
            <text:p>-18.136248</text:p>
          </table:table-cell>
          <table:table-cell office:value-type="string" calcext:value-type="string">
            <text:p>y</text:p>
          </table:table-cell>
          <table:table-cell office:value-type="float" office:value="12.059068" calcext:value-type="float">
            <text:p>12.059068</text:p>
          </table:table-cell>
          <table:table-cell office:value-type="string" calcext:value-type="string">
            <text:p>h</text:p>
          </table:table-cell>
          <table:table-cell office:value-type="float" office:value="119.94896" calcext:value-type="float">
            <text:p>119.94896</text:p>
          </table:table-cell>
          <table:table-cell office:value-type="string" calcext:value-type="string">
            <text:p>k</text:p>
          </table:table-cell>
          <table:table-cell office:value-type="float" office:value="0.0015810744" calcext:value-type="float">
            <text:p>0.0015810744</text:p>
          </table:table-cell>
          <table:table-cell table:number-columns-repeated="3"/>
          <table:table-cell office:value-type="float" office:value="12.837254" calcext:value-type="float">
            <text:p>12.837254</text:p>
          </table:table-cell>
          <table:table-cell office:value-type="string" calcext:value-type="string">
            <text:p>y</text:p>
          </table:table-cell>
          <table:table-cell office:value-type="float" office:value="2.9865037" calcext:value-type="float">
            <text:p>2.9865037</text:p>
          </table:table-cell>
          <table:table-cell office:value-type="string" calcext:value-type="string">
            <text:p>h</text:p>
          </table:table-cell>
          <table:table-cell office:value-type="float" office:value="88.288111" calcext:value-type="float">
            <text:p>88.288111</text:p>
          </table:table-cell>
          <table:table-cell office:value-type="string" calcext:value-type="string">
            <text:p>k</text:p>
          </table:table-cell>
          <table:table-cell office:value-type="float" office:value="-0.030905249" calcext:value-type="float">
            <text:p>-0.030905249</text:p>
          </table:table-cell>
        </table:table-row>
        <table:table-row table:style-name="ro1">
          <table:table-cell office:value-type="float" office:value="-18.047055" calcext:value-type="float">
            <text:p>-18.047055</text:p>
          </table:table-cell>
          <table:table-cell office:value-type="string" calcext:value-type="string">
            <text:p>y</text:p>
          </table:table-cell>
          <table:table-cell office:value-type="float" office:value="12.007689" calcext:value-type="float">
            <text:p>12.007689</text:p>
          </table:table-cell>
          <table:table-cell office:value-type="string" calcext:value-type="string">
            <text:p>h</text:p>
          </table:table-cell>
          <table:table-cell office:value-type="float" office:value="119.93921" calcext:value-type="float">
            <text:p>119.93921</text:p>
          </table:table-cell>
          <table:table-cell office:value-type="string" calcext:value-type="string">
            <text:p>k</text:p>
          </table:table-cell>
          <table:table-cell office:value-type="float" office:value="0.0017270636" calcext:value-type="float">
            <text:p>0.0017270636</text:p>
          </table:table-cell>
          <table:table-cell table:number-columns-repeated="3"/>
          <table:table-cell office:value-type="float" office:value="12.737254" calcext:value-type="float">
            <text:p>12.737254</text:p>
          </table:table-cell>
          <table:table-cell office:value-type="string" calcext:value-type="string">
            <text:p>y</text:p>
          </table:table-cell>
          <table:table-cell office:value-type="float" office:value="2.9833651" calcext:value-type="float">
            <text:p>2.9833651</text:p>
          </table:table-cell>
          <table:table-cell office:value-type="string" calcext:value-type="string">
            <text:p>h</text:p>
          </table:table-cell>
          <table:table-cell office:value-type="float" office:value="88.11954" calcext:value-type="float">
            <text:p>88.11954</text:p>
          </table:table-cell>
          <table:table-cell office:value-type="string" calcext:value-type="string">
            <text:p>k</text:p>
          </table:table-cell>
          <table:table-cell office:value-type="float" office:value="-0.027795046" calcext:value-type="float">
            <text:p>-0.027795046</text:p>
          </table:table-cell>
        </table:table-row>
        <table:table-row table:style-name="ro1">
          <table:table-cell office:value-type="float" office:value="-17.957858" calcext:value-type="float">
            <text:p>-17.957858</text:p>
          </table:table-cell>
          <table:table-cell office:value-type="string" calcext:value-type="string">
            <text:p>y</text:p>
          </table:table-cell>
          <table:table-cell office:value-type="float" office:value="11.956327" calcext:value-type="float">
            <text:p>11.956327</text:p>
          </table:table-cell>
          <table:table-cell office:value-type="string" calcext:value-type="string">
            <text:p>h</text:p>
          </table:table-cell>
          <table:table-cell office:value-type="float" office:value="119.92859" calcext:value-type="float">
            <text:p>119.92859</text:p>
          </table:table-cell>
          <table:table-cell office:value-type="string" calcext:value-type="string">
            <text:p>k</text:p>
          </table:table-cell>
          <table:table-cell office:value-type="float" office:value="0.0018734025" calcext:value-type="float">
            <text:p>0.0018734025</text:p>
          </table:table-cell>
          <table:table-cell table:number-columns-repeated="3"/>
          <table:table-cell office:value-type="float" office:value="12.637254" calcext:value-type="float">
            <text:p>12.637254</text:p>
          </table:table-cell>
          <table:table-cell office:value-type="string" calcext:value-type="string">
            <text:p>y</text:p>
          </table:table-cell>
          <table:table-cell office:value-type="float" office:value="2.9799487" calcext:value-type="float">
            <text:p>2.9799487</text:p>
          </table:table-cell>
          <table:table-cell office:value-type="string" calcext:value-type="string">
            <text:p>h</text:p>
          </table:table-cell>
          <table:table-cell office:value-type="float" office:value="87.970649" calcext:value-type="float">
            <text:p>87.970649</text:p>
          </table:table-cell>
          <table:table-cell office:value-type="string" calcext:value-type="string">
            <text:p>k</text:p>
          </table:table-cell>
          <table:table-cell office:value-type="float" office:value="-0.024048029" calcext:value-type="float">
            <text:p>-0.024048029</text:p>
          </table:table-cell>
        </table:table-row>
        <table:table-row table:style-name="ro1">
          <table:table-cell office:value-type="float" office:value="-17.868655" calcext:value-type="float">
            <text:p>-17.868655</text:p>
          </table:table-cell>
          <table:table-cell office:value-type="string" calcext:value-type="string">
            <text:p>y</text:p>
          </table:table-cell>
          <table:table-cell office:value-type="float" office:value="11.904986" calcext:value-type="float">
            <text:p>11.904986</text:p>
          </table:table-cell>
          <table:table-cell office:value-type="string" calcext:value-type="string">
            <text:p>h</text:p>
          </table:table-cell>
          <table:table-cell office:value-type="float" office:value="119.91711" calcext:value-type="float">
            <text:p>119.91711</text:p>
          </table:table-cell>
          <table:table-cell office:value-type="string" calcext:value-type="string">
            <text:p>k</text:p>
          </table:table-cell>
          <table:table-cell office:value-type="float" office:value="0.0020200852" calcext:value-type="float">
            <text:p>0.0020200852</text:p>
          </table:table-cell>
          <table:table-cell table:number-columns-repeated="3"/>
          <table:table-cell office:value-type="float" office:value="12.537254" calcext:value-type="float">
            <text:p>12.537254</text:p>
          </table:table-cell>
          <table:table-cell office:value-type="string" calcext:value-type="string">
            <text:p>y</text:p>
          </table:table-cell>
          <table:table-cell office:value-type="float" office:value="2.9762918" calcext:value-type="float">
            <text:p>2.9762918</text:p>
          </table:table-cell>
          <table:table-cell office:value-type="string" calcext:value-type="string">
            <text:p>h</text:p>
          </table:table-cell>
          <table:table-cell office:value-type="float" office:value="87.844862" calcext:value-type="float">
            <text:p>87.844862</text:p>
          </table:table-cell>
          <table:table-cell office:value-type="string" calcext:value-type="string">
            <text:p>k</text:p>
          </table:table-cell>
          <table:table-cell office:value-type="float" office:value="-0.019744709" calcext:value-type="float">
            <text:p>-0.019744709</text:p>
          </table:table-cell>
        </table:table-row>
        <table:table-row table:style-name="ro1">
          <table:table-cell office:value-type="float" office:value="-17.779445" calcext:value-type="float">
            <text:p>-17.779445</text:p>
          </table:table-cell>
          <table:table-cell office:value-type="string" calcext:value-type="string">
            <text:p>y</text:p>
          </table:table-cell>
          <table:table-cell office:value-type="float" office:value="11.853665" calcext:value-type="float">
            <text:p>11.853665</text:p>
          </table:table-cell>
          <table:table-cell office:value-type="string" calcext:value-type="string">
            <text:p>h</text:p>
          </table:table-cell>
          <table:table-cell office:value-type="float" office:value="119.90477" calcext:value-type="float">
            <text:p>119.90477</text:p>
          </table:table-cell>
          <table:table-cell office:value-type="string" calcext:value-type="string">
            <text:p>k</text:p>
          </table:table-cell>
          <table:table-cell office:value-type="float" office:value="0.0021671058" calcext:value-type="float">
            <text:p>0.0021671058</text:p>
          </table:table-cell>
          <table:table-cell table:number-columns-repeated="3"/>
          <table:table-cell office:value-type="float" office:value="12.437254" calcext:value-type="float">
            <text:p>12.437254</text:p>
          </table:table-cell>
          <table:table-cell office:value-type="string" calcext:value-type="string">
            <text:p>y</text:p>
          </table:table-cell>
          <table:table-cell office:value-type="float" office:value="2.9724375" calcext:value-type="float">
            <text:p>2.9724375</text:p>
          </table:table-cell>
          <table:table-cell office:value-type="string" calcext:value-type="string">
            <text:p>h</text:p>
          </table:table-cell>
          <table:table-cell office:value-type="float" office:value="87.745144" calcext:value-type="float">
            <text:p>87.745144</text:p>
          </table:table-cell>
          <table:table-cell office:value-type="string" calcext:value-type="string">
            <text:p>k</text:p>
          </table:table-cell>
          <table:table-cell office:value-type="float" office:value="-0.014965184" calcext:value-type="float">
            <text:p>-0.014965184</text:p>
          </table:table-cell>
        </table:table-row>
        <table:table-row table:style-name="ro1">
          <table:table-cell office:value-type="float" office:value="-17.690229" calcext:value-type="float">
            <text:p>-17.690229</text:p>
          </table:table-cell>
          <table:table-cell office:value-type="string" calcext:value-type="string">
            <text:p>y</text:p>
          </table:table-cell>
          <table:table-cell office:value-type="float" office:value="11.802367" calcext:value-type="float">
            <text:p>11.802367</text:p>
          </table:table-cell>
          <table:table-cell office:value-type="string" calcext:value-type="string">
            <text:p>h</text:p>
          </table:table-cell>
          <table:table-cell office:value-type="float" office:value="119.89155" calcext:value-type="float">
            <text:p>119.89155</text:p>
          </table:table-cell>
          <table:table-cell office:value-type="string" calcext:value-type="string">
            <text:p>k</text:p>
          </table:table-cell>
          <table:table-cell office:value-type="float" office:value="0.0023144584" calcext:value-type="float">
            <text:p>0.0023144584</text:p>
          </table:table-cell>
          <table:table-cell table:number-columns-repeated="3"/>
          <table:table-cell office:value-type="float" office:value="12.337254" calcext:value-type="float">
            <text:p>12.337254</text:p>
          </table:table-cell>
          <table:table-cell office:value-type="string" calcext:value-type="string">
            <text:p>y</text:p>
          </table:table-cell>
          <table:table-cell office:value-type="float" office:value="2.9684335" calcext:value-type="float">
            <text:p>2.9684335</text:p>
          </table:table-cell>
          <table:table-cell office:value-type="string" calcext:value-type="string">
            <text:p>h</text:p>
          </table:table-cell>
          <table:table-cell office:value-type="float" office:value="87.674" calcext:value-type="float">
            <text:p>87.674</text:p>
          </table:table-cell>
          <table:table-cell office:value-type="string" calcext:value-type="string">
            <text:p>k</text:p>
          </table:table-cell>
          <table:table-cell office:value-type="float" office:value="-0.0097890971" calcext:value-type="float">
            <text:p>-0.0097890971</text:p>
          </table:table-cell>
        </table:table-row>
        <table:table-row table:style-name="ro1">
          <table:table-cell office:value-type="float" office:value="-17.601006" calcext:value-type="float">
            <text:p>-17.601006</text:p>
          </table:table-cell>
          <table:table-cell office:value-type="string" calcext:value-type="string">
            <text:p>y</text:p>
          </table:table-cell>
          <table:table-cell office:value-type="float" office:value="11.751094" calcext:value-type="float">
            <text:p>11.751094</text:p>
          </table:table-cell>
          <table:table-cell office:value-type="string" calcext:value-type="string">
            <text:p>h</text:p>
          </table:table-cell>
          <table:table-cell office:value-type="float" office:value="119.87747" calcext:value-type="float">
            <text:p>119.87747</text:p>
          </table:table-cell>
          <table:table-cell office:value-type="string" calcext:value-type="string">
            <text:p>k</text:p>
          </table:table-cell>
          <table:table-cell office:value-type="float" office:value="0.0024621369" calcext:value-type="float">
            <text:p>0.0024621369</text:p>
          </table:table-cell>
          <table:table-cell table:number-columns-repeated="3"/>
          <table:table-cell office:value-type="float" office:value="12.237254" calcext:value-type="float">
            <text:p>12.237254</text:p>
          </table:table-cell>
          <table:table-cell office:value-type="string" calcext:value-type="string">
            <text:p>y</text:p>
          </table:table-cell>
          <table:table-cell office:value-type="float" office:value="2.9643316" calcext:value-type="float">
            <text:p>2.9643316</text:p>
          </table:table-cell>
          <table:table-cell office:value-type="string" calcext:value-type="string">
            <text:p>h</text:p>
          </table:table-cell>
          <table:table-cell office:value-type="float" office:value="87.633484" calcext:value-type="float">
            <text:p>87.633484</text:p>
          </table:table-cell>
          <table:table-cell office:value-type="string" calcext:value-type="string">
            <text:p>k</text:p>
          </table:table-cell>
          <table:table-cell office:value-type="float" office:value="-0.004295657" calcext:value-type="float">
            <text:p>-0.004295657</text:p>
          </table:table-cell>
        </table:table-row>
        <table:table-row table:style-name="ro1">
          <table:table-cell office:value-type="float" office:value="-17.511776" calcext:value-type="float">
            <text:p>-17.511776</text:p>
          </table:table-cell>
          <table:table-cell office:value-type="string" calcext:value-type="string">
            <text:p>y</text:p>
          </table:table-cell>
          <table:table-cell office:value-type="float" office:value="11.699846" calcext:value-type="float">
            <text:p>11.699846</text:p>
          </table:table-cell>
          <table:table-cell office:value-type="string" calcext:value-type="string">
            <text:p>h</text:p>
          </table:table-cell>
          <table:table-cell office:value-type="float" office:value="119.86252" calcext:value-type="float">
            <text:p>119.86252</text:p>
          </table:table-cell>
          <table:table-cell office:value-type="string" calcext:value-type="string">
            <text:p>k</text:p>
          </table:table-cell>
          <table:table-cell office:value-type="float" office:value="0.0026101356" calcext:value-type="float">
            <text:p>0.0026101356</text:p>
          </table:table-cell>
          <table:table-cell table:number-columns-repeated="3"/>
          <table:table-cell office:value-type="float" office:value="12.137254" calcext:value-type="float">
            <text:p>12.137254</text:p>
          </table:table-cell>
          <table:table-cell office:value-type="string" calcext:value-type="string">
            <text:p>y</text:p>
          </table:table-cell>
          <table:table-cell office:value-type="float" office:value="2.9601869" calcext:value-type="float">
            <text:p>2.9601869</text:p>
          </table:table-cell>
          <table:table-cell office:value-type="string" calcext:value-type="string">
            <text:p>h</text:p>
          </table:table-cell>
          <table:table-cell office:value-type="float" office:value="87.62519" calcext:value-type="float">
            <text:p>87.62519</text:p>
          </table:table-cell>
          <table:table-cell office:value-type="string" calcext:value-type="string">
            <text:p>k</text:p>
          </table:table-cell>
          <table:table-cell office:value-type="float" office:value="0.0014362929" calcext:value-type="float">
            <text:p>0.0014362929</text:p>
          </table:table-cell>
        </table:table-row>
        <table:table-row table:style-name="ro1">
          <table:table-cell office:value-type="float" office:value="-17.422537" calcext:value-type="float">
            <text:p>-17.422537</text:p>
          </table:table-cell>
          <table:table-cell office:value-type="string" calcext:value-type="string">
            <text:p>y</text:p>
          </table:table-cell>
          <table:table-cell office:value-type="float" office:value="11.648626" calcext:value-type="float">
            <text:p>11.648626</text:p>
          </table:table-cell>
          <table:table-cell office:value-type="string" calcext:value-type="string">
            <text:p>h</text:p>
          </table:table-cell>
          <table:table-cell office:value-type="float" office:value="119.8467" calcext:value-type="float">
            <text:p>119.8467</text:p>
          </table:table-cell>
          <table:table-cell office:value-type="string" calcext:value-type="string">
            <text:p>k</text:p>
          </table:table-cell>
          <table:table-cell office:value-type="float" office:value="0.0027584483" calcext:value-type="float">
            <text:p>0.0027584483</text:p>
          </table:table-cell>
          <table:table-cell table:number-columns-repeated="3"/>
          <table:table-cell office:value-type="float" office:value="12.037254" calcext:value-type="float">
            <text:p>12.037254</text:p>
          </table:table-cell>
          <table:table-cell office:value-type="string" calcext:value-type="string">
            <text:p>y</text:p>
          </table:table-cell>
          <table:table-cell office:value-type="float" office:value="2.9560567" calcext:value-type="float">
            <text:p>2.9560567</text:p>
          </table:table-cell>
          <table:table-cell office:value-type="string" calcext:value-type="string">
            <text:p>h</text:p>
          </table:table-cell>
          <table:table-cell office:value-type="float" office:value="87.650262" calcext:value-type="float">
            <text:p>87.650262</text:p>
          </table:table-cell>
          <table:table-cell office:value-type="string" calcext:value-type="string">
            <text:p>k</text:p>
          </table:table-cell>
          <table:table-cell office:value-type="float" office:value="0.0073281506" calcext:value-type="float">
            <text:p>0.0073281506</text:p>
          </table:table-cell>
        </table:table-row>
        <table:table-row table:style-name="ro1">
          <table:table-cell office:value-type="float" office:value="-17.33329" calcext:value-type="float">
            <text:p>-17.33329</text:p>
          </table:table-cell>
          <table:table-cell office:value-type="string" calcext:value-type="string">
            <text:p>y</text:p>
          </table:table-cell>
          <table:table-cell office:value-type="float" office:value="11.597434" calcext:value-type="float">
            <text:p>11.597434</text:p>
          </table:table-cell>
          <table:table-cell office:value-type="string" calcext:value-type="string">
            <text:p>h</text:p>
          </table:table-cell>
          <table:table-cell office:value-type="float" office:value="119.83" calcext:value-type="float">
            <text:p>119.83</text:p>
          </table:table-cell>
          <table:table-cell office:value-type="string" calcext:value-type="string">
            <text:p>k</text:p>
          </table:table-cell>
          <table:table-cell office:value-type="float" office:value="0.0029070693" calcext:value-type="float">
            <text:p>0.0029070693</text:p>
          </table:table-cell>
          <table:table-cell table:number-columns-repeated="3"/>
          <table:table-cell office:value-type="float" office:value="11.937254" calcext:value-type="float">
            <text:p>11.937254</text:p>
          </table:table-cell>
          <table:table-cell office:value-type="string" calcext:value-type="string">
            <text:p>y</text:p>
          </table:table-cell>
          <table:table-cell office:value-type="float" office:value="2.952" calcext:value-type="float">
            <text:p>2.952</text:p>
          </table:table-cell>
          <table:table-cell office:value-type="string" calcext:value-type="string">
            <text:p>h</text:p>
          </table:table-cell>
          <table:table-cell office:value-type="float" office:value="87.70939" calcext:value-type="float">
            <text:p>87.70939</text:p>
          </table:table-cell>
          <table:table-cell office:value-type="string" calcext:value-type="string">
            <text:p>k</text:p>
          </table:table-cell>
          <table:table-cell office:value-type="float" office:value="0.013301397" calcext:value-type="float">
            <text:p>0.013301397</text:p>
          </table:table-cell>
        </table:table-row>
        <table:table-row table:style-name="ro1">
          <table:table-cell office:value-type="float" office:value="-17.244035" calcext:value-type="float">
            <text:p>-17.244035</text:p>
          </table:table-cell>
          <table:table-cell office:value-type="string" calcext:value-type="string">
            <text:p>y</text:p>
          </table:table-cell>
          <table:table-cell office:value-type="float" office:value="11.546273" calcext:value-type="float">
            <text:p>11.546273</text:p>
          </table:table-cell>
          <table:table-cell office:value-type="string" calcext:value-type="string">
            <text:p>h</text:p>
          </table:table-cell>
          <table:table-cell office:value-type="float" office:value="119.81242" calcext:value-type="float">
            <text:p>119.81242</text:p>
          </table:table-cell>
          <table:table-cell office:value-type="string" calcext:value-type="string">
            <text:p>k</text:p>
          </table:table-cell>
          <table:table-cell office:value-type="float" office:value="0.0030559925" calcext:value-type="float">
            <text:p>0.0030559925</text:p>
          </table:table-cell>
          <table:table-cell table:number-columns-repeated="3"/>
          <table:table-cell office:value-type="float" office:value="11.837254" calcext:value-type="float">
            <text:p>11.837254</text:p>
          </table:table-cell>
          <table:table-cell office:value-type="string" calcext:value-type="string">
            <text:p>y</text:p>
          </table:table-cell>
          <table:table-cell office:value-type="float" office:value="2.9480767" calcext:value-type="float">
            <text:p>2.9480767</text:p>
          </table:table-cell>
          <table:table-cell office:value-type="string" calcext:value-type="string">
            <text:p>h</text:p>
          </table:table-cell>
          <table:table-cell office:value-type="float" office:value="87.802811" calcext:value-type="float">
            <text:p>87.802811</text:p>
          </table:table-cell>
          <table:table-cell office:value-type="string" calcext:value-type="string">
            <text:p>k</text:p>
          </table:table-cell>
          <table:table-cell office:value-type="float" office:value="0.019277419" calcext:value-type="float">
            <text:p>0.019277419</text:p>
          </table:table-cell>
        </table:table-row>
        <table:table-row table:style-name="ro1">
          <table:table-cell office:value-type="float" office:value="-17.154769" calcext:value-type="float">
            <text:p>-17.154769</text:p>
          </table:table-cell>
          <table:table-cell office:value-type="string" calcext:value-type="string">
            <text:p>y</text:p>
          </table:table-cell>
          <table:table-cell office:value-type="float" office:value="11.495143" calcext:value-type="float">
            <text:p>11.495143</text:p>
          </table:table-cell>
          <table:table-cell office:value-type="string" calcext:value-type="string">
            <text:p>h</text:p>
          </table:table-cell>
          <table:table-cell office:value-type="float" office:value="119.79397" calcext:value-type="float">
            <text:p>119.79397</text:p>
          </table:table-cell>
          <table:table-cell office:value-type="string" calcext:value-type="string">
            <text:p>k</text:p>
          </table:table-cell>
          <table:table-cell office:value-type="float" office:value="0.0032052119" calcext:value-type="float">
            <text:p>0.0032052119</text:p>
          </table:table-cell>
          <table:table-cell table:number-columns-repeated="3"/>
          <table:table-cell office:value-type="float" office:value="11.737254" calcext:value-type="float">
            <text:p>11.737254</text:p>
          </table:table-cell>
          <table:table-cell office:value-type="string" calcext:value-type="string">
            <text:p>y</text:p>
          </table:table-cell>
          <table:table-cell office:value-type="float" office:value="2.9443465" calcext:value-type="float">
            <text:p>2.9443465</text:p>
          </table:table-cell>
          <table:table-cell office:value-type="string" calcext:value-type="string">
            <text:p>h</text:p>
          </table:table-cell>
          <table:table-cell office:value-type="float" office:value="87.930308" calcext:value-type="float">
            <text:p>87.930308</text:p>
          </table:table-cell>
          <table:table-cell office:value-type="string" calcext:value-type="string">
            <text:p>k</text:p>
          </table:table-cell>
          <table:table-cell office:value-type="float" office:value="0.025177328" calcext:value-type="float">
            <text:p>0.025177328</text:p>
          </table:table-cell>
        </table:table-row>
        <table:table-row table:style-name="ro1">
          <table:table-cell office:value-type="float" office:value="-17.065495" calcext:value-type="float">
            <text:p>-17.065495</text:p>
          </table:table-cell>
          <table:table-cell office:value-type="string" calcext:value-type="string">
            <text:p>y</text:p>
          </table:table-cell>
          <table:table-cell office:value-type="float" office:value="11.444047" calcext:value-type="float">
            <text:p>11.444047</text:p>
          </table:table-cell>
          <table:table-cell office:value-type="string" calcext:value-type="string">
            <text:p>h</text:p>
          </table:table-cell>
          <table:table-cell office:value-type="float" office:value="119.77464" calcext:value-type="float">
            <text:p>119.77464</text:p>
          </table:table-cell>
          <table:table-cell office:value-type="string" calcext:value-type="string">
            <text:p>k</text:p>
          </table:table-cell>
          <table:table-cell office:value-type="float" office:value="0.0033547216" calcext:value-type="float">
            <text:p>0.0033547216</text:p>
          </table:table-cell>
          <table:table-cell table:number-columns-repeated="3"/>
          <table:table-cell office:value-type="float" office:value="11.637254" calcext:value-type="float">
            <text:p>11.637254</text:p>
          </table:table-cell>
          <table:table-cell office:value-type="string" calcext:value-type="string">
            <text:p>y</text:p>
          </table:table-cell>
          <table:table-cell office:value-type="float" office:value="2.9408684" calcext:value-type="float">
            <text:p>2.9408684</text:p>
          </table:table-cell>
          <table:table-cell office:value-type="string" calcext:value-type="string">
            <text:p>h</text:p>
          </table:table-cell>
          <table:table-cell office:value-type="float" office:value="88.09121" calcext:value-type="float">
            <text:p>88.09121</text:p>
          </table:table-cell>
          <table:table-cell office:value-type="string" calcext:value-type="string">
            <text:p>k</text:p>
          </table:table-cell>
          <table:table-cell office:value-type="float" office:value="0.030921802" calcext:value-type="float">
            <text:p>0.030921802</text:p>
          </table:table-cell>
        </table:table-row>
        <table:table-row table:style-name="ro1">
          <table:table-cell office:value-type="float" office:value="-16.97621" calcext:value-type="float">
            <text:p>-16.97621</text:p>
          </table:table-cell>
          <table:table-cell office:value-type="string" calcext:value-type="string">
            <text:p>y</text:p>
          </table:table-cell>
          <table:table-cell office:value-type="float" office:value="11.392987" calcext:value-type="float">
            <text:p>11.392987</text:p>
          </table:table-cell>
          <table:table-cell office:value-type="string" calcext:value-type="string">
            <text:p>h</text:p>
          </table:table-cell>
          <table:table-cell office:value-type="float" office:value="119.75443" calcext:value-type="float">
            <text:p>119.75443</text:p>
          </table:table-cell>
          <table:table-cell office:value-type="string" calcext:value-type="string">
            <text:p>k</text:p>
          </table:table-cell>
          <table:table-cell office:value-type="float" office:value="0.0035045156" calcext:value-type="float">
            <text:p>0.0035045156</text:p>
          </table:table-cell>
          <table:table-cell table:number-columns-repeated="3"/>
          <table:table-cell office:value-type="float" office:value="11.537254" calcext:value-type="float">
            <text:p>11.537254</text:p>
          </table:table-cell>
          <table:table-cell office:value-type="string" calcext:value-type="string">
            <text:p>y</text:p>
          </table:table-cell>
          <table:table-cell office:value-type="float" office:value="2.9376998" calcext:value-type="float">
            <text:p>2.9376998</text:p>
          </table:table-cell>
          <table:table-cell office:value-type="string" calcext:value-type="string">
            <text:p>h</text:p>
          </table:table-cell>
          <table:table-cell office:value-type="float" office:value="88.28439" calcext:value-type="float">
            <text:p>88.28439</text:p>
          </table:table-cell>
          <table:table-cell office:value-type="string" calcext:value-type="string">
            <text:p>k</text:p>
          </table:table-cell>
          <table:table-cell office:value-type="float" office:value="0.036430964" calcext:value-type="float">
            <text:p>0.036430964</text:p>
          </table:table-cell>
        </table:table-row>
        <table:table-row table:style-name="ro1">
          <table:table-cell office:value-type="float" office:value="-16.886914" calcext:value-type="float">
            <text:p>-16.886914</text:p>
          </table:table-cell>
          <table:table-cell office:value-type="string" calcext:value-type="string">
            <text:p>y</text:p>
          </table:table-cell>
          <table:table-cell office:value-type="float" office:value="11.341962" calcext:value-type="float">
            <text:p>11.341962</text:p>
          </table:table-cell>
          <table:table-cell office:value-type="string" calcext:value-type="string">
            <text:p>h</text:p>
          </table:table-cell>
          <table:table-cell office:value-type="float" office:value="119.73334" calcext:value-type="float">
            <text:p>119.73334</text:p>
          </table:table-cell>
          <table:table-cell office:value-type="string" calcext:value-type="string">
            <text:p>k</text:p>
          </table:table-cell>
          <table:table-cell office:value-type="float" office:value="0.0036545878" calcext:value-type="float">
            <text:p>0.0036545878</text:p>
          </table:table-cell>
          <table:table-cell table:number-columns-repeated="3"/>
          <table:table-cell office:value-type="float" office:value="11.437254" calcext:value-type="float">
            <text:p>11.437254</text:p>
          </table:table-cell>
          <table:table-cell office:value-type="string" calcext:value-type="string">
            <text:p>y</text:p>
          </table:table-cell>
          <table:table-cell office:value-type="float" office:value="2.9348958" calcext:value-type="float">
            <text:p>2.9348958</text:p>
          </table:table-cell>
          <table:table-cell office:value-type="string" calcext:value-type="string">
            <text:p>h</text:p>
          </table:table-cell>
          <table:table-cell office:value-type="float" office:value="88.50826" calcext:value-type="float">
            <text:p>88.50826</text:p>
          </table:table-cell>
          <table:table-cell office:value-type="string" calcext:value-type="string">
            <text:p>k</text:p>
          </table:table-cell>
          <table:table-cell office:value-type="float" office:value="0.041624317" calcext:value-type="float">
            <text:p>0.041624317</text:p>
          </table:table-cell>
        </table:table-row>
        <table:table-row table:style-name="ro1">
          <table:table-cell office:value-type="float" office:value="-16.797607" calcext:value-type="float">
            <text:p>-16.797607</text:p>
          </table:table-cell>
          <table:table-cell office:value-type="string" calcext:value-type="string">
            <text:p>y</text:p>
          </table:table-cell>
          <table:table-cell office:value-type="float" office:value="11.290976" calcext:value-type="float">
            <text:p>11.290976</text:p>
          </table:table-cell>
          <table:table-cell office:value-type="string" calcext:value-type="string">
            <text:p>h</text:p>
          </table:table-cell>
          <table:table-cell office:value-type="float" office:value="119.71136" calcext:value-type="float">
            <text:p>119.71136</text:p>
          </table:table-cell>
          <table:table-cell office:value-type="string" calcext:value-type="string">
            <text:p>k</text:p>
          </table:table-cell>
          <table:table-cell office:value-type="float" office:value="0.0038049321" calcext:value-type="float">
            <text:p>0.0038049321</text:p>
          </table:table-cell>
          <table:table-cell table:number-columns-repeated="3"/>
          <table:table-cell office:value-type="float" office:value="11.337254" calcext:value-type="float">
            <text:p>11.337254</text:p>
          </table:table-cell>
          <table:table-cell office:value-type="string" calcext:value-type="string">
            <text:p>y</text:p>
          </table:table-cell>
          <table:table-cell office:value-type="float" office:value="2.9325082" calcext:value-type="float">
            <text:p>2.9325082</text:p>
          </table:table-cell>
          <table:table-cell office:value-type="string" calcext:value-type="string">
            <text:p>h</text:p>
          </table:table-cell>
          <table:table-cell office:value-type="float" office:value="88.760771" calcext:value-type="float">
            <text:p>88.760771</text:p>
          </table:table-cell>
          <table:table-cell office:value-type="string" calcext:value-type="string">
            <text:p>k</text:p>
          </table:table-cell>
          <table:table-cell office:value-type="float" office:value="0.046420746" calcext:value-type="float">
            <text:p>0.046420746</text:p>
          </table:table-cell>
        </table:table-row>
        <table:table-row table:style-name="ro1">
          <table:table-cell office:value-type="float" office:value="-16.708289" calcext:value-type="float">
            <text:p>-16.708289</text:p>
          </table:table-cell>
          <table:table-cell office:value-type="string" calcext:value-type="string">
            <text:p>y</text:p>
          </table:table-cell>
          <table:table-cell office:value-type="float" office:value="11.24003" calcext:value-type="float">
            <text:p>11.24003</text:p>
          </table:table-cell>
          <table:table-cell office:value-type="string" calcext:value-type="string">
            <text:p>h</text:p>
          </table:table-cell>
          <table:table-cell office:value-type="float" office:value="119.6885" calcext:value-type="float">
            <text:p>119.6885</text:p>
          </table:table-cell>
          <table:table-cell office:value-type="string" calcext:value-type="string">
            <text:p>k</text:p>
          </table:table-cell>
          <table:table-cell office:value-type="float" office:value="0.0039555426" calcext:value-type="float">
            <text:p>0.0039555426</text:p>
          </table:table-cell>
          <table:table-cell table:number-columns-repeated="3"/>
          <table:table-cell office:value-type="float" office:value="11.237254" calcext:value-type="float">
            <text:p>11.237254</text:p>
          </table:table-cell>
          <table:table-cell office:value-type="string" calcext:value-type="string">
            <text:p>y</text:p>
          </table:table-cell>
          <table:table-cell office:value-type="float" office:value="2.9305846" calcext:value-type="float">
            <text:p>2.9305846</text:p>
          </table:table-cell>
          <table:table-cell office:value-type="string" calcext:value-type="string">
            <text:p>h</text:p>
          </table:table-cell>
          <table:table-cell office:value-type="float" office:value="89.039412" calcext:value-type="float">
            <text:p>89.039412</text:p>
          </table:table-cell>
          <table:table-cell office:value-type="string" calcext:value-type="string">
            <text:p>k</text:p>
          </table:table-cell>
          <table:table-cell office:value-type="float" office:value="0.050738602" calcext:value-type="float">
            <text:p>0.050738602</text:p>
          </table:table-cell>
        </table:table-row>
        <table:table-row table:style-name="ro1">
          <table:table-cell office:value-type="float" office:value="-16.618958" calcext:value-type="float">
            <text:p>-16.618958</text:p>
          </table:table-cell>
          <table:table-cell office:value-type="string" calcext:value-type="string">
            <text:p>y</text:p>
          </table:table-cell>
          <table:table-cell office:value-type="float" office:value="11.189125" calcext:value-type="float">
            <text:p>11.189125</text:p>
          </table:table-cell>
          <table:table-cell office:value-type="string" calcext:value-type="string">
            <text:p>h</text:p>
          </table:table-cell>
          <table:table-cell office:value-type="float" office:value="119.66475" calcext:value-type="float">
            <text:p>119.66475</text:p>
          </table:table-cell>
          <table:table-cell office:value-type="string" calcext:value-type="string">
            <text:p>k</text:p>
          </table:table-cell>
          <table:table-cell office:value-type="float" office:value="0.004106413" calcext:value-type="float">
            <text:p>0.004106413</text:p>
          </table:table-cell>
          <table:table-cell table:number-columns-repeated="3"/>
          <table:table-cell office:value-type="float" office:value="11.137254" calcext:value-type="float">
            <text:p>11.137254</text:p>
          </table:table-cell>
          <table:table-cell office:value-type="string" calcext:value-type="string">
            <text:p>y</text:p>
          </table:table-cell>
          <table:table-cell office:value-type="float" office:value="2.9291682" calcext:value-type="float">
            <text:p>2.9291682</text:p>
          </table:table-cell>
          <table:table-cell office:value-type="string" calcext:value-type="string">
            <text:p>h</text:p>
          </table:table-cell>
          <table:table-cell office:value-type="float" office:value="89.341204" calcext:value-type="float">
            <text:p>89.341204</text:p>
          </table:table-cell>
          <table:table-cell office:value-type="string" calcext:value-type="string">
            <text:p>k</text:p>
          </table:table-cell>
          <table:table-cell office:value-type="float" office:value="0.054495858" calcext:value-type="float">
            <text:p>0.054495858</text:p>
          </table:table-cell>
        </table:table-row>
        <table:table-row table:style-name="ro1">
          <table:table-cell office:value-type="float" office:value="-16.529616" calcext:value-type="float">
            <text:p>-16.529616</text:p>
          </table:table-cell>
          <table:table-cell office:value-type="string" calcext:value-type="string">
            <text:p>y</text:p>
          </table:table-cell>
          <table:table-cell office:value-type="float" office:value="11.138263" calcext:value-type="float">
            <text:p>11.138263</text:p>
          </table:table-cell>
          <table:table-cell office:value-type="string" calcext:value-type="string">
            <text:p>h</text:p>
          </table:table-cell>
          <table:table-cell office:value-type="float" office:value="119.64012" calcext:value-type="float">
            <text:p>119.64012</text:p>
          </table:table-cell>
          <table:table-cell office:value-type="string" calcext:value-type="string">
            <text:p>k</text:p>
          </table:table-cell>
          <table:table-cell office:value-type="float" office:value="0.0042575372" calcext:value-type="float">
            <text:p>0.0042575372</text:p>
          </table:table-cell>
          <table:table-cell table:number-columns-repeated="3"/>
          <table:table-cell office:value-type="float" office:value="11.037254" calcext:value-type="float">
            <text:p>11.037254</text:p>
          </table:table-cell>
          <table:table-cell office:value-type="string" calcext:value-type="string">
            <text:p>y</text:p>
          </table:table-cell>
          <table:table-cell office:value-type="float" office:value="2.9282963" calcext:value-type="float">
            <text:p>2.9282963</text:p>
          </table:table-cell>
          <table:table-cell office:value-type="string" calcext:value-type="string">
            <text:p>h</text:p>
          </table:table-cell>
          <table:table-cell office:value-type="float" office:value="89.662704" calcext:value-type="float">
            <text:p>89.662704</text:p>
          </table:table-cell>
          <table:table-cell office:value-type="string" calcext:value-type="string">
            <text:p>k</text:p>
          </table:table-cell>
          <table:table-cell office:value-type="float" office:value="0.057610338" calcext:value-type="float">
            <text:p>0.057610338</text:p>
          </table:table-cell>
        </table:table-row>
        <table:table-row table:style-name="ro1">
          <table:table-cell office:value-type="float" office:value="-16.44026" calcext:value-type="float">
            <text:p>-16.44026</text:p>
          </table:table-cell>
          <table:table-cell office:value-type="string" calcext:value-type="string">
            <text:p>y</text:p>
          </table:table-cell>
          <table:table-cell office:value-type="float" office:value="11.087445" calcext:value-type="float">
            <text:p>11.087445</text:p>
          </table:table-cell>
          <table:table-cell office:value-type="string" calcext:value-type="string">
            <text:p>h</text:p>
          </table:table-cell>
          <table:table-cell office:value-type="float" office:value="119.6146" calcext:value-type="float">
            <text:p>119.6146</text:p>
          </table:table-cell>
          <table:table-cell office:value-type="string" calcext:value-type="string">
            <text:p>k</text:p>
          </table:table-cell>
          <table:table-cell office:value-type="float" office:value="0.0044089091" calcext:value-type="float">
            <text:p>0.0044089091</text:p>
          </table:table-cell>
          <table:table-cell table:number-columns-repeated="3"/>
          <table:table-cell office:value-type="float" office:value="10.937254" calcext:value-type="float">
            <text:p>10.937254</text:p>
          </table:table-cell>
          <table:table-cell office:value-type="string" calcext:value-type="string">
            <text:p>y</text:p>
          </table:table-cell>
          <table:table-cell office:value-type="float" office:value="2.928" calcext:value-type="float">
            <text:p>2.928</text:p>
          </table:table-cell>
          <table:table-cell office:value-type="string" calcext:value-type="string">
            <text:p>h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-16.350891" calcext:value-type="float">
            <text:p>-16.350891</text:p>
          </table:table-cell>
          <table:table-cell office:value-type="string" calcext:value-type="string">
            <text:p>y</text:p>
          </table:table-cell>
          <table:table-cell office:value-type="float" office:value="11.036673" calcext:value-type="float">
            <text:p>11.036673</text:p>
          </table:table-cell>
          <table:table-cell office:value-type="string" calcext:value-type="string">
            <text:p>h</text:p>
          </table:table-cell>
          <table:table-cell office:value-type="float" office:value="119.58819" calcext:value-type="float">
            <text:p>119.58819</text:p>
          </table:table-cell>
          <table:table-cell office:value-type="string" calcext:value-type="string">
            <text:p>k</text:p>
          </table:table-cell>
          <table:table-cell office:value-type="float" office:value="0.0045605223" calcext:value-type="float">
            <text:p>0.0045605223</text:p>
          </table:table-cell>
          <table:table-cell table:number-columns-repeated="3"/>
          <table:table-cell office:value-type="float" office:value="10.837254" calcext:value-type="float">
            <text:p>10.837254</text:p>
          </table:table-cell>
          <table:table-cell office:value-type="string" calcext:value-type="string">
            <text:p>y</text:p>
          </table:table-cell>
          <table:table-cell office:value-type="float" office:value="2.928303" calcext:value-type="float">
            <text:p>2.928303</text:p>
          </table:table-cell>
          <table:table-cell office:value-type="string" calcext:value-type="string">
            <text:p>h</text:p>
          </table:table-cell>
          <table:table-cell office:value-type="float" office:value="90.348717" calcext:value-type="float">
            <text:p>90.348717</text:p>
          </table:table-cell>
          <table:table-cell office:value-type="string" calcext:value-type="string">
            <text:p>k</text:p>
          </table:table-cell>
          <table:table-cell office:value-type="float" office:value="0.061583245" calcext:value-type="float">
            <text:p>0.061583245</text:p>
          </table:table-cell>
        </table:table-row>
        <table:table-row table:style-name="ro1">
          <table:table-cell office:value-type="float" office:value="-16.261508" calcext:value-type="float">
            <text:p>-16.261508</text:p>
          </table:table-cell>
          <table:table-cell office:value-type="string" calcext:value-type="string">
            <text:p>y</text:p>
          </table:table-cell>
          <table:table-cell office:value-type="float" office:value="10.985949" calcext:value-type="float">
            <text:p>10.985949</text:p>
          </table:table-cell>
          <table:table-cell office:value-type="string" calcext:value-type="string">
            <text:p>h</text:p>
          </table:table-cell>
          <table:table-cell office:value-type="float" office:value="119.56089" calcext:value-type="float">
            <text:p>119.56089</text:p>
          </table:table-cell>
          <table:table-cell office:value-type="string" calcext:value-type="string">
            <text:p>k</text:p>
          </table:table-cell>
          <table:table-cell office:value-type="float" office:value="0.0047123707" calcext:value-type="float">
            <text:p>0.0047123707</text:p>
          </table:table-cell>
          <table:table-cell table:number-columns-repeated="3"/>
          <table:table-cell office:value-type="float" office:value="10.737254" calcext:value-type="float">
            <text:p>10.737254</text:p>
          </table:table-cell>
          <table:table-cell office:value-type="string" calcext:value-type="string">
            <text:p>y</text:p>
          </table:table-cell>
          <table:table-cell office:value-type="float" office:value="2.9292211" calcext:value-type="float">
            <text:p>2.9292211</text:p>
          </table:table-cell>
          <table:table-cell office:value-type="string" calcext:value-type="string">
            <text:p>h</text:p>
          </table:table-cell>
          <table:table-cell office:value-type="float" office:value="90.704015" calcext:value-type="float">
            <text:p>90.704015</text:p>
          </table:table-cell>
          <table:table-cell office:value-type="string" calcext:value-type="string">
            <text:p>k</text:p>
          </table:table-cell>
          <table:table-cell office:value-type="float" office:value="0.062279227" calcext:value-type="float">
            <text:p>0.062279227</text:p>
          </table:table-cell>
        </table:table-row>
        <table:table-row table:style-name="ro1">
          <table:table-cell office:value-type="float" office:value="-16.17211" calcext:value-type="float">
            <text:p>-16.17211</text:p>
          </table:table-cell>
          <table:table-cell office:value-type="string" calcext:value-type="string">
            <text:p>y</text:p>
          </table:table-cell>
          <table:table-cell office:value-type="float" office:value="10.935274" calcext:value-type="float">
            <text:p>10.935274</text:p>
          </table:table-cell>
          <table:table-cell office:value-type="string" calcext:value-type="string">
            <text:p>h</text:p>
          </table:table-cell>
          <table:table-cell office:value-type="float" office:value="119.53269" calcext:value-type="float">
            <text:p>119.53269</text:p>
          </table:table-cell>
          <table:table-cell office:value-type="string" calcext:value-type="string">
            <text:p>k</text:p>
          </table:table-cell>
          <table:table-cell office:value-type="float" office:value="0.0048644479" calcext:value-type="float">
            <text:p>0.0048644479</text:p>
          </table:table-cell>
          <table:table-cell table:number-columns-repeated="3"/>
          <table:table-cell office:value-type="float" office:value="10.637254" calcext:value-type="float">
            <text:p>10.637254</text:p>
          </table:table-cell>
          <table:table-cell office:value-type="string" calcext:value-type="string">
            <text:p>y</text:p>
          </table:table-cell>
          <table:table-cell office:value-type="float" office:value="2.9307614" calcext:value-type="float">
            <text:p>2.9307614</text:p>
          </table:table-cell>
          <table:table-cell office:value-type="string" calcext:value-type="string">
            <text:p>h</text:p>
          </table:table-cell>
          <table:table-cell office:value-type="float" office:value="91.060596" calcext:value-type="float">
            <text:p>91.060596</text:p>
          </table:table-cell>
          <table:table-cell office:value-type="string" calcext:value-type="string">
            <text:p>k</text:p>
          </table:table-cell>
          <table:table-cell office:value-type="float" office:value="0.062008119" calcext:value-type="float">
            <text:p>0.062008119</text:p>
          </table:table-cell>
        </table:table-row>
        <table:table-row table:style-name="ro1">
          <table:table-cell office:value-type="float" office:value="-16.082698" calcext:value-type="float">
            <text:p>-16.082698</text:p>
          </table:table-cell>
          <table:table-cell office:value-type="string" calcext:value-type="string">
            <text:p>y</text:p>
          </table:table-cell>
          <table:table-cell office:value-type="float" office:value="10.884649" calcext:value-type="float">
            <text:p>10.884649</text:p>
          </table:table-cell>
          <table:table-cell office:value-type="string" calcext:value-type="string">
            <text:p>h</text:p>
          </table:table-cell>
          <table:table-cell office:value-type="float" office:value="119.50361" calcext:value-type="float">
            <text:p>119.50361</text:p>
          </table:table-cell>
          <table:table-cell office:value-type="string" calcext:value-type="string">
            <text:p>k</text:p>
          </table:table-cell>
          <table:table-cell office:value-type="float" office:value="0.0050167475" calcext:value-type="float">
            <text:p>0.0050167475</text:p>
          </table:table-cell>
          <table:table-cell table:number-columns-repeated="3"/>
          <table:table-cell office:value-type="float" office:value="10.537254" calcext:value-type="float">
            <text:p>10.537254</text:p>
          </table:table-cell>
          <table:table-cell office:value-type="string" calcext:value-type="string">
            <text:p>y</text:p>
          </table:table-cell>
          <table:table-cell office:value-type="float" office:value="2.9329212" calcext:value-type="float">
            <text:p>2.9329212</text:p>
          </table:table-cell>
          <table:table-cell office:value-type="string" calcext:value-type="string">
            <text:p>h</text:p>
          </table:table-cell>
          <table:table-cell office:value-type="float" office:value="91.412704" calcext:value-type="float">
            <text:p>91.412704</text:p>
          </table:table-cell>
          <table:table-cell office:value-type="string" calcext:value-type="string">
            <text:p>k</text:p>
          </table:table-cell>
          <table:table-cell office:value-type="float" office:value="0.060691291" calcext:value-type="float">
            <text:p>0.060691291</text:p>
          </table:table-cell>
        </table:table-row>
        <table:table-row table:style-name="ro1">
          <table:table-cell office:value-type="float" office:value="-15.993271" calcext:value-type="float">
            <text:p>-15.993271</text:p>
          </table:table-cell>
          <table:table-cell office:value-type="string" calcext:value-type="string">
            <text:p>y</text:p>
          </table:table-cell>
          <table:table-cell office:value-type="float" office:value="10.834077" calcext:value-type="float">
            <text:p>10.834077</text:p>
          </table:table-cell>
          <table:table-cell office:value-type="string" calcext:value-type="string">
            <text:p>h</text:p>
          </table:table-cell>
          <table:table-cell office:value-type="float" office:value="119.47363" calcext:value-type="float">
            <text:p>119.47363</text:p>
          </table:table-cell>
          <table:table-cell office:value-type="string" calcext:value-type="string">
            <text:p>k</text:p>
          </table:table-cell>
          <table:table-cell office:value-type="float" office:value="0.0051692631" calcext:value-type="float">
            <text:p>0.0051692631</text:p>
          </table:table-cell>
          <table:table-cell table:number-columns-repeated="3"/>
          <table:table-cell office:value-type="float" office:value="10.437254" calcext:value-type="float">
            <text:p>10.437254</text:p>
          </table:table-cell>
          <table:table-cell office:value-type="string" calcext:value-type="string">
            <text:p>y</text:p>
          </table:table-cell>
          <table:table-cell office:value-type="float" office:value="2.9356875" calcext:value-type="float">
            <text:p>2.9356875</text:p>
          </table:table-cell>
          <table:table-cell office:value-type="string" calcext:value-type="string">
            <text:p>h</text:p>
          </table:table-cell>
          <table:table-cell office:value-type="float" office:value="91.754135" calcext:value-type="float">
            <text:p>91.754135</text:p>
          </table:table-cell>
          <table:table-cell office:value-type="string" calcext:value-type="string">
            <text:p>k</text:p>
          </table:table-cell>
          <table:table-cell office:value-type="float" office:value="0.058251364" calcext:value-type="float">
            <text:p>0.058251364</text:p>
          </table:table-cell>
        </table:table-row>
        <table:table-row table:style-name="ro1">
          <table:table-cell office:value-type="float" office:value="-15.903828" calcext:value-type="float">
            <text:p>-15.903828</text:p>
          </table:table-cell>
          <table:table-cell office:value-type="string" calcext:value-type="string">
            <text:p>y</text:p>
          </table:table-cell>
          <table:table-cell office:value-type="float" office:value="10.783559" calcext:value-type="float">
            <text:p>10.783559</text:p>
          </table:table-cell>
          <table:table-cell office:value-type="string" calcext:value-type="string">
            <text:p>h</text:p>
          </table:table-cell>
          <table:table-cell office:value-type="float" office:value="119.44275" calcext:value-type="float">
            <text:p>119.44275</text:p>
          </table:table-cell>
          <table:table-cell office:value-type="string" calcext:value-type="string">
            <text:p>k</text:p>
          </table:table-cell>
          <table:table-cell office:value-type="float" office:value="0.0053219881" calcext:value-type="float">
            <text:p>0.0053219881</text:p>
          </table:table-cell>
          <table:table-cell table:number-columns-repeated="3"/>
          <table:table-cell office:value-type="float" office:value="10.337254" calcext:value-type="float">
            <text:p>10.337254</text:p>
          </table:table-cell>
          <table:table-cell office:value-type="string" calcext:value-type="string">
            <text:p>y</text:p>
          </table:table-cell>
          <table:table-cell office:value-type="float" office:value="2.9390362" calcext:value-type="float">
            <text:p>2.9390362</text:p>
          </table:table-cell>
          <table:table-cell office:value-type="string" calcext:value-type="string">
            <text:p>h</text:p>
          </table:table-cell>
          <table:table-cell office:value-type="float" office:value="92.078237" calcext:value-type="float">
            <text:p>92.078237</text:p>
          </table:table-cell>
          <table:table-cell office:value-type="string" calcext:value-type="string">
            <text:p>k</text:p>
          </table:table-cell>
          <table:table-cell office:value-type="float" office:value="0.054612093" calcext:value-type="float">
            <text:p>0.054612093</text:p>
          </table:table-cell>
        </table:table-row>
        <table:table-row table:style-name="ro1">
          <table:table-cell office:value-type="float" office:value="-15.814369" calcext:value-type="float">
            <text:p>-15.814369</text:p>
          </table:table-cell>
          <table:table-cell office:value-type="string" calcext:value-type="string">
            <text:p>y</text:p>
          </table:table-cell>
          <table:table-cell office:value-type="float" office:value="10.733096" calcext:value-type="float">
            <text:p>10.733096</text:p>
          </table:table-cell>
          <table:table-cell office:value-type="string" calcext:value-type="string">
            <text:p>h</text:p>
          </table:table-cell>
          <table:table-cell office:value-type="float" office:value="119.41099" calcext:value-type="float">
            <text:p>119.41099</text:p>
          </table:table-cell>
          <table:table-cell office:value-type="string" calcext:value-type="string">
            <text:p>k</text:p>
          </table:table-cell>
          <table:table-cell office:value-type="float" office:value="0.0054749161" calcext:value-type="float">
            <text:p>0.0054749161</text:p>
          </table:table-cell>
          <table:table-cell table:number-columns-repeated="3"/>
          <table:table-cell office:value-type="float" office:value="10.237254" calcext:value-type="float">
            <text:p>10.237254</text:p>
          </table:table-cell>
          <table:table-cell office:value-type="string" calcext:value-type="string">
            <text:p>y</text:p>
          </table:table-cell>
          <table:table-cell office:value-type="float" office:value="2.942931" calcext:value-type="float">
            <text:p>2.942931</text:p>
          </table:table-cell>
          <table:table-cell office:value-type="string" calcext:value-type="string">
            <text:p>h</text:p>
          </table:table-cell>
          <table:table-cell office:value-type="float" office:value="92.377917" calcext:value-type="float">
            <text:p>92.377917</text:p>
          </table:table-cell>
          <table:table-cell office:value-type="string" calcext:value-type="string">
            <text:p>k</text:p>
          </table:table-cell>
          <table:table-cell office:value-type="float" office:value="0.04969806" calcext:value-type="float">
            <text:p>0.04969806</text:p>
          </table:table-cell>
        </table:table-row>
        <table:table-row table:style-name="ro1">
          <table:table-cell office:value-type="float" office:value="-15.724893" calcext:value-type="float">
            <text:p>-15.724893</text:p>
          </table:table-cell>
          <table:table-cell office:value-type="string" calcext:value-type="string">
            <text:p>y</text:p>
          </table:table-cell>
          <table:table-cell office:value-type="float" office:value="10.68269" calcext:value-type="float">
            <text:p>10.68269</text:p>
          </table:table-cell>
          <table:table-cell office:value-type="string" calcext:value-type="string">
            <text:p>h</text:p>
          </table:table-cell>
          <table:table-cell office:value-type="float" office:value="119.37832" calcext:value-type="float">
            <text:p>119.37832</text:p>
          </table:table-cell>
          <table:table-cell office:value-type="string" calcext:value-type="string">
            <text:p>k</text:p>
          </table:table-cell>
          <table:table-cell office:value-type="float" office:value="0.0056280404" calcext:value-type="float">
            <text:p>0.0056280404</text:p>
          </table:table-cell>
          <table:table-cell table:number-columns-repeated="3"/>
          <table:table-cell office:value-type="float" office:value="10.137254" calcext:value-type="float">
            <text:p>10.137254</text:p>
          </table:table-cell>
          <table:table-cell office:value-type="string" calcext:value-type="string">
            <text:p>y</text:p>
          </table:table-cell>
          <table:table-cell office:value-type="float" office:value="2.9473229" calcext:value-type="float">
            <text:p>2.9473229</text:p>
          </table:table-cell>
          <table:table-cell office:value-type="string" calcext:value-type="string">
            <text:p>h</text:p>
          </table:table-cell>
          <table:table-cell office:value-type="float" office:value="92.645641" calcext:value-type="float">
            <text:p>92.645641</text:p>
          </table:table-cell>
          <table:table-cell office:value-type="string" calcext:value-type="string">
            <text:p>k</text:p>
          </table:table-cell>
          <table:table-cell office:value-type="float" office:value="0.04343415" calcext:value-type="float">
            <text:p>0.04343415</text:p>
          </table:table-cell>
        </table:table-row>
        <table:table-row table:style-name="ro1">
          <table:table-cell office:value-type="float" office:value="-15.635401" calcext:value-type="float">
            <text:p>-15.635401</text:p>
          </table:table-cell>
          <table:table-cell office:value-type="string" calcext:value-type="string">
            <text:p>y</text:p>
          </table:table-cell>
          <table:table-cell office:value-type="float" office:value="10.632342" calcext:value-type="float">
            <text:p>10.632342</text:p>
          </table:table-cell>
          <table:table-cell office:value-type="string" calcext:value-type="string">
            <text:p>h</text:p>
          </table:table-cell>
          <table:table-cell office:value-type="float" office:value="119.34476" calcext:value-type="float">
            <text:p>119.34476</text:p>
          </table:table-cell>
          <table:table-cell office:value-type="string" calcext:value-type="string">
            <text:p>k</text:p>
          </table:table-cell>
          <table:table-cell office:value-type="float" office:value="0.0057813544" calcext:value-type="float">
            <text:p>0.0057813544</text:p>
          </table:table-cell>
          <table:table-cell table:number-columns-repeated="3"/>
          <table:table-cell office:value-type="float" office:value="10.037254" calcext:value-type="float">
            <text:p>10.037254</text:p>
          </table:table-cell>
          <table:table-cell office:value-type="string" calcext:value-type="string">
            <text:p>y</text:p>
          </table:table-cell>
          <table:table-cell office:value-type="float" office:value="2.9521493" calcext:value-type="float">
            <text:p>2.9521493</text:p>
          </table:table-cell>
          <table:table-cell office:value-type="string" calcext:value-type="string">
            <text:p>h</text:p>
          </table:table-cell>
          <table:table-cell office:value-type="float" office:value="92.873436" calcext:value-type="float">
            <text:p>92.873436</text:p>
          </table:table-cell>
          <table:table-cell office:value-type="string" calcext:value-type="string">
            <text:p>k</text:p>
          </table:table-cell>
          <table:table-cell office:value-type="float" office:value="0.035744835" calcext:value-type="float">
            <text:p>0.035744835</text:p>
          </table:table-cell>
        </table:table-row>
        <table:table-row table:style-name="ro1">
          <table:table-cell office:value-type="float" office:value="-15.54589" calcext:value-type="float">
            <text:p>-15.54589</text:p>
          </table:table-cell>
          <table:table-cell office:value-type="string" calcext:value-type="string">
            <text:p>y</text:p>
          </table:table-cell>
          <table:table-cell office:value-type="float" office:value="10.582055" calcext:value-type="float">
            <text:p>10.582055</text:p>
          </table:table-cell>
          <table:table-cell office:value-type="string" calcext:value-type="string">
            <text:p>h</text:p>
          </table:table-cell>
          <table:table-cell office:value-type="float" office:value="119.3103" calcext:value-type="float">
            <text:p>119.3103</text:p>
          </table:table-cell>
          <table:table-cell office:value-type="string" calcext:value-type="string">
            <text:p>k</text:p>
          </table:table-cell>
          <table:table-cell office:value-type="float" office:value="0.0059348512" calcext:value-type="float">
            <text:p>0.0059348512</text:p>
          </table:table-cell>
          <table:table-cell table:number-columns-repeated="3"/>
          <table:table-cell office:value-type="float" office:value="9.9372539" calcext:value-type="float">
            <text:p>9.9372539</text:p>
          </table:table-cell>
          <table:table-cell office:value-type="string" calcext:value-type="string">
            <text:p>y</text:p>
          </table:table-cell>
          <table:table-cell office:value-type="float" office:value="2.9573333" calcext:value-type="float">
            <text:p>2.9573333</text:p>
          </table:table-cell>
          <table:table-cell office:value-type="string" calcext:value-type="string">
            <text:p>h</text:p>
          </table:table-cell>
          <table:table-cell office:value-type="float" office:value="93.052883" calcext:value-type="float">
            <text:p>93.052883</text:p>
          </table:table-cell>
          <table:table-cell office:value-type="string" calcext:value-type="string">
            <text:p>k</text:p>
          </table:table-cell>
          <table:table-cell office:value-type="float" office:value="0.026553292" calcext:value-type="float">
            <text:p>0.026553292</text:p>
          </table:table-cell>
        </table:table-row>
        <table:table-row table:style-name="ro1">
          <table:table-cell office:value-type="float" office:value="-15.456362" calcext:value-type="float">
            <text:p>-15.456362</text:p>
          </table:table-cell>
          <table:table-cell office:value-type="string" calcext:value-type="string">
            <text:p>y</text:p>
          </table:table-cell>
          <table:table-cell office:value-type="float" office:value="10.531829" calcext:value-type="float">
            <text:p>10.531829</text:p>
          </table:table-cell>
          <table:table-cell office:value-type="string" calcext:value-type="string">
            <text:p>h</text:p>
          </table:table-cell>
          <table:table-cell office:value-type="float" office:value="119.27494" calcext:value-type="float">
            <text:p>119.27494</text:p>
          </table:table-cell>
          <table:table-cell office:value-type="string" calcext:value-type="string">
            <text:p>k</text:p>
          </table:table-cell>
          <table:table-cell office:value-type="float" office:value="0.0060885241" calcext:value-type="float">
            <text:p>0.0060885241</text:p>
          </table:table-cell>
          <table:table-cell table:number-columns-repeated="3"/>
          <table:table-cell office:value-type="float" office:value="9.8372539" calcext:value-type="float">
            <text:p>9.8372539</text:p>
          </table:table-cell>
          <table:table-cell office:value-type="string" calcext:value-type="string">
            <text:p>y</text:p>
          </table:table-cell>
          <table:table-cell office:value-type="float" office:value="2.9627827" calcext:value-type="float">
            <text:p>2.9627827</text:p>
          </table:table-cell>
          <table:table-cell office:value-type="string" calcext:value-type="string">
            <text:p>h</text:p>
          </table:table-cell>
          <table:table-cell office:value-type="float" office:value="93.175115" calcext:value-type="float">
            <text:p>93.175115</text:p>
          </table:table-cell>
          <table:table-cell office:value-type="string" calcext:value-type="string">
            <text:p>k</text:p>
          </table:table-cell>
          <table:table-cell office:value-type="float" office:value="0.015780437" calcext:value-type="float">
            <text:p>0.015780437</text:p>
          </table:table-cell>
        </table:table-row>
        <table:table-row table:style-name="ro1">
          <table:table-cell office:value-type="float" office:value="-15.366816" calcext:value-type="float">
            <text:p>-15.366816</text:p>
          </table:table-cell>
          <table:table-cell office:value-type="string" calcext:value-type="string">
            <text:p>y</text:p>
          </table:table-cell>
          <table:table-cell office:value-type="float" office:value="10.481666" calcext:value-type="float">
            <text:p>10.481666</text:p>
          </table:table-cell>
          <table:table-cell office:value-type="string" calcext:value-type="string">
            <text:p>h</text:p>
          </table:table-cell>
          <table:table-cell office:value-type="float" office:value="119.23868" calcext:value-type="float">
            <text:p>119.23868</text:p>
          </table:table-cell>
          <table:table-cell office:value-type="string" calcext:value-type="string">
            <text:p>k</text:p>
          </table:table-cell>
          <table:table-cell office:value-type="float" office:value="0.0062423661" calcext:value-type="float">
            <text:p>0.0062423661</text:p>
          </table:table-cell>
          <table:table-cell table:number-columns-repeated="3"/>
          <table:table-cell office:value-type="float" office:value="9.7372539" calcext:value-type="float">
            <text:p>9.7372539</text:p>
          </table:table-cell>
          <table:table-cell office:value-type="string" calcext:value-type="string">
            <text:p>y</text:p>
          </table:table-cell>
          <table:table-cell office:value-type="float" office:value="2.9683891" calcext:value-type="float">
            <text:p>2.9683891</text:p>
          </table:table-cell>
          <table:table-cell office:value-type="string" calcext:value-type="string">
            <text:p>h</text:p>
          </table:table-cell>
          <table:table-cell office:value-type="float" office:value="93.230804" calcext:value-type="float">
            <text:p>93.230804</text:p>
          </table:table-cell>
          <table:table-cell office:value-type="string" calcext:value-type="string">
            <text:p>k</text:p>
          </table:table-cell>
          <table:table-cell office:value-type="float" office:value="0.0033440044" calcext:value-type="float">
            <text:p>0.0033440044</text:p>
          </table:table-cell>
        </table:table-row>
        <table:table-row table:style-name="ro1">
          <table:table-cell office:value-type="float" office:value="-15.27725" calcext:value-type="float">
            <text:p>-15.27725</text:p>
          </table:table-cell>
          <table:table-cell office:value-type="string" calcext:value-type="string">
            <text:p>y</text:p>
          </table:table-cell>
          <table:table-cell office:value-type="float" office:value="10.431568" calcext:value-type="float">
            <text:p>10.431568</text:p>
          </table:table-cell>
          <table:table-cell office:value-type="string" calcext:value-type="string">
            <text:p>h</text:p>
          </table:table-cell>
          <table:table-cell office:value-type="float" office:value="119.20152" calcext:value-type="float">
            <text:p>119.20152</text:p>
          </table:table-cell>
          <table:table-cell office:value-type="string" calcext:value-type="string">
            <text:p>k</text:p>
          </table:table-cell>
          <table:table-cell office:value-type="float" office:value="0.0063963702" calcext:value-type="float">
            <text:p>0.0063963702</text:p>
          </table:table-cell>
          <table:table-cell table:number-columns-repeated="3"/>
          <table:table-cell office:value-type="float" office:value="9.6372539" calcext:value-type="float">
            <text:p>9.6372539</text:p>
          </table:table-cell>
          <table:table-cell office:value-type="string" calcext:value-type="string">
            <text:p>y</text:p>
          </table:table-cell>
          <table:table-cell office:value-type="float" office:value="2.9740277" calcext:value-type="float">
            <text:p>2.9740277</text:p>
          </table:table-cell>
          <table:table-cell office:value-type="string" calcext:value-type="string">
            <text:p>h</text:p>
          </table:table-cell>
          <table:table-cell office:value-type="float" office:value="93.210147" calcext:value-type="float">
            <text:p>93.210147</text:p>
          </table:table-cell>
          <table:table-cell office:value-type="string" calcext:value-type="string">
            <text:p>k</text:p>
          </table:table-cell>
          <table:table-cell office:value-type="float" office:value="-0.010842134" calcext:value-type="float">
            <text:p>-0.010842134</text:p>
          </table:table-cell>
        </table:table-row>
        <table:table-row table:style-name="ro1">
          <table:table-cell office:value-type="float" office:value="-15.187666" calcext:value-type="float">
            <text:p>-15.187666</text:p>
          </table:table-cell>
          <table:table-cell office:value-type="string" calcext:value-type="string">
            <text:p>y</text:p>
          </table:table-cell>
          <table:table-cell office:value-type="float" office:value="10.381537" calcext:value-type="float">
            <text:p>10.381537</text:p>
          </table:table-cell>
          <table:table-cell office:value-type="string" calcext:value-type="string">
            <text:p>h</text:p>
          </table:table-cell>
          <table:table-cell office:value-type="float" office:value="119.16347" calcext:value-type="float">
            <text:p>119.16347</text:p>
          </table:table-cell>
          <table:table-cell office:value-type="string" calcext:value-type="string">
            <text:p>k</text:p>
          </table:table-cell>
          <table:table-cell office:value-type="float" office:value="0.0065505294" calcext:value-type="float">
            <text:p>0.0065505294</text:p>
          </table:table-cell>
          <table:table-cell table:number-columns-repeated="3"/>
          <table:table-cell office:value-type="float" office:value="9.5372539" calcext:value-type="float">
            <text:p>9.5372539</text:p>
          </table:table-cell>
          <table:table-cell office:value-type="string" calcext:value-type="string">
            <text:p>y</text:p>
          </table:table-cell>
          <table:table-cell office:value-type="float" office:value="2.9795558" calcext:value-type="float">
            <text:p>2.9795558</text:p>
          </table:table-cell>
          <table:table-cell office:value-type="string" calcext:value-type="string">
            <text:p>h</text:p>
          </table:table-cell>
          <table:table-cell office:value-type="float" office:value="93.102853" calcext:value-type="float">
            <text:p>93.102853</text:p>
          </table:table-cell>
          <table:table-cell office:value-type="string" calcext:value-type="string">
            <text:p>k</text:p>
          </table:table-cell>
          <table:table-cell office:value-type="float" office:value="-0.026868151" calcext:value-type="float">
            <text:p>-0.026868151</text:p>
          </table:table-cell>
        </table:table-row>
        <table:table-row table:style-name="ro1">
          <table:table-cell office:value-type="float" office:value="-15.098061" calcext:value-type="float">
            <text:p>-15.098061</text:p>
          </table:table-cell>
          <table:table-cell office:value-type="string" calcext:value-type="string">
            <text:p>y</text:p>
          </table:table-cell>
          <table:table-cell office:value-type="float" office:value="10.331573" calcext:value-type="float">
            <text:p>10.331573</text:p>
          </table:table-cell>
          <table:table-cell office:value-type="string" calcext:value-type="string">
            <text:p>h</text:p>
          </table:table-cell>
          <table:table-cell office:value-type="float" office:value="119.12451" calcext:value-type="float">
            <text:p>119.12451</text:p>
          </table:table-cell>
          <table:table-cell office:value-type="string" calcext:value-type="string">
            <text:p>k</text:p>
          </table:table-cell>
          <table:table-cell office:value-type="float" office:value="0.0067048365" calcext:value-type="float">
            <text:p>0.0067048365</text:p>
          </table:table-cell>
          <table:table-cell table:number-columns-repeated="3"/>
          <table:table-cell office:value-type="float" office:value="9.4372539" calcext:value-type="float">
            <text:p>9.4372539</text:p>
          </table:table-cell>
          <table:table-cell office:value-type="string" calcext:value-type="string">
            <text:p>y</text:p>
          </table:table-cell>
          <table:table-cell office:value-type="float" office:value="2.9848125" calcext:value-type="float">
            <text:p>2.9848125</text:p>
          </table:table-cell>
          <table:table-cell office:value-type="string" calcext:value-type="string">
            <text:p>h</text:p>
          </table:table-cell>
          <table:table-cell office:value-type="float" office:value="92.898125" calcext:value-type="float">
            <text:p>92.898125</text:p>
          </table:table-cell>
          <table:table-cell office:value-type="string" calcext:value-type="string">
            <text:p>k</text:p>
          </table:table-cell>
          <table:table-cell office:value-type="float" office:value="-0.044827557" calcext:value-type="float">
            <text:p>-0.044827557</text:p>
          </table:table-cell>
        </table:table-row>
        <table:table-row table:style-name="ro1">
          <table:table-cell office:value-type="float" office:value="-15.008436" calcext:value-type="float">
            <text:p>-15.008436</text:p>
          </table:table-cell>
          <table:table-cell office:value-type="string" calcext:value-type="string">
            <text:p>y</text:p>
          </table:table-cell>
          <table:table-cell office:value-type="float" office:value="10.281679" calcext:value-type="float">
            <text:p>10.281679</text:p>
          </table:table-cell>
          <table:table-cell office:value-type="string" calcext:value-type="string">
            <text:p>h</text:p>
          </table:table-cell>
          <table:table-cell office:value-type="float" office:value="119.08465" calcext:value-type="float">
            <text:p>119.08465</text:p>
          </table:table-cell>
          <table:table-cell office:value-type="string" calcext:value-type="string">
            <text:p>k</text:p>
          </table:table-cell>
          <table:table-cell office:value-type="float" office:value="0.0068592843" calcext:value-type="float">
            <text:p>0.0068592843</text:p>
          </table:table-cell>
          <table:table-cell table:number-columns-repeated="3"/>
          <table:table-cell office:value-type="float" office:value="9.3372539" calcext:value-type="float">
            <text:p>9.3372539</text:p>
          </table:table-cell>
          <table:table-cell office:value-type="string" calcext:value-type="string">
            <text:p>y</text:p>
          </table:table-cell>
          <table:table-cell office:value-type="float" office:value="2.9896175" calcext:value-type="float">
            <text:p>2.9896175</text:p>
          </table:table-cell>
          <table:table-cell office:value-type="string" calcext:value-type="string">
            <text:p>h</text:p>
          </table:table-cell>
          <table:table-cell office:value-type="float" office:value="92.584653" calcext:value-type="float">
            <text:p>92.584653</text:p>
          </table:table-cell>
          <table:table-cell office:value-type="string" calcext:value-type="string">
            <text:p>k</text:p>
          </table:table-cell>
          <table:table-cell office:value-type="float" office:value="-0.064815118" calcext:value-type="float">
            <text:p>-0.064815118</text:p>
          </table:table-cell>
        </table:table-row>
        <table:table-row table:style-name="ro1">
          <table:table-cell office:value-type="float" office:value="-14.918791" calcext:value-type="float">
            <text:p>-14.918791</text:p>
          </table:table-cell>
          <table:table-cell office:value-type="string" calcext:value-type="string">
            <text:p>y</text:p>
          </table:table-cell>
          <table:table-cell office:value-type="float" office:value="10.231856" calcext:value-type="float">
            <text:p>10.231856</text:p>
          </table:table-cell>
          <table:table-cell office:value-type="string" calcext:value-type="string">
            <text:p>h</text:p>
          </table:table-cell>
          <table:table-cell office:value-type="float" office:value="119.04389" calcext:value-type="float">
            <text:p>119.04389</text:p>
          </table:table-cell>
          <table:table-cell office:value-type="string" calcext:value-type="string">
            <text:p>k</text:p>
          </table:table-cell>
          <table:table-cell office:value-type="float" office:value="0.0070138653" calcext:value-type="float">
            <text:p>0.0070138653</text:p>
          </table:table-cell>
          <table:table-cell table:number-columns-repeated="3"/>
          <table:table-cell office:value-type="float" office:value="9.2372539" calcext:value-type="float">
            <text:p>9.2372539</text:p>
          </table:table-cell>
          <table:table-cell office:value-type="string" calcext:value-type="string">
            <text:p>y</text:p>
          </table:table-cell>
          <table:table-cell office:value-type="float" office:value="2.9937706" calcext:value-type="float">
            <text:p>2.9937706</text:p>
          </table:table-cell>
          <table:table-cell office:value-type="string" calcext:value-type="string">
            <text:p>h</text:p>
          </table:table-cell>
          <table:table-cell office:value-type="float" office:value="92.150618" calcext:value-type="float">
            <text:p>92.150618</text:p>
          </table:table-cell>
          <table:table-cell office:value-type="string" calcext:value-type="string">
            <text:p>k</text:p>
          </table:table-cell>
          <table:table-cell office:value-type="float" office:value="-0.086922731" calcext:value-type="float">
            <text:p>-0.086922731</text:p>
          </table:table-cell>
        </table:table-row>
        <table:table-row table:style-name="ro1">
          <table:table-cell office:value-type="float" office:value="-14.829124" calcext:value-type="float">
            <text:p>-14.829124</text:p>
          </table:table-cell>
          <table:table-cell office:value-type="string" calcext:value-type="string">
            <text:p>y</text:p>
          </table:table-cell>
          <table:table-cell office:value-type="float" office:value="10.182106" calcext:value-type="float">
            <text:p>10.182106</text:p>
          </table:table-cell>
          <table:table-cell office:value-type="string" calcext:value-type="string">
            <text:p>h</text:p>
          </table:table-cell>
          <table:table-cell office:value-type="float" office:value="119.00222" calcext:value-type="float">
            <text:p>119.00222</text:p>
          </table:table-cell>
          <table:table-cell office:value-type="string" calcext:value-type="string">
            <text:p>k</text:p>
          </table:table-cell>
          <table:table-cell office:value-type="float" office:value="0.0071685722" calcext:value-type="float">
            <text:p>0.0071685722</text:p>
          </table:table-cell>
          <table:table-cell table:number-columns-repeated="3"/>
          <table:table-cell office:value-type="float" office:value="9.1372539" calcext:value-type="float">
            <text:p>9.1372539</text:p>
          </table:table-cell>
          <table:table-cell office:value-type="string" calcext:value-type="string">
            <text:p>y</text:p>
          </table:table-cell>
          <table:table-cell office:value-type="float" office:value="2.9970509" calcext:value-type="float">
            <text:p>2.9970509</text:p>
          </table:table-cell>
          <table:table-cell office:value-type="string" calcext:value-type="string">
            <text:p>h</text:p>
          </table:table-cell>
          <table:table-cell office:value-type="float" office:value="91.58371" calcext:value-type="float">
            <text:p>91.58371</text:p>
          </table:table-cell>
          <table:table-cell office:value-type="string" calcext:value-type="string">
            <text:p>k</text:p>
          </table:table-cell>
          <table:table-cell office:value-type="float" office:value="-0.11123243" calcext:value-type="float">
            <text:p>-0.11123243</text:p>
          </table:table-cell>
        </table:table-row>
        <table:table-row table:style-name="ro1">
          <table:table-cell office:value-type="float" office:value="-14.739436" calcext:value-type="float">
            <text:p>-14.739436</text:p>
          </table:table-cell>
          <table:table-cell office:value-type="string" calcext:value-type="string">
            <text:p>y</text:p>
          </table:table-cell>
          <table:table-cell office:value-type="float" office:value="10.13243" calcext:value-type="float">
            <text:p>10.13243</text:p>
          </table:table-cell>
          <table:table-cell office:value-type="string" calcext:value-type="string">
            <text:p>h</text:p>
          </table:table-cell>
          <table:table-cell office:value-type="float" office:value="118.95966" calcext:value-type="float">
            <text:p>118.95966</text:p>
          </table:table-cell>
          <table:table-cell office:value-type="string" calcext:value-type="string">
            <text:p>k</text:p>
          </table:table-cell>
          <table:table-cell office:value-type="float" office:value="0.0073233974" calcext:value-type="float">
            <text:p>0.0073233974</text:p>
          </table:table-cell>
          <table:table-cell table:number-columns-repeated="3"/>
          <table:table-cell office:value-type="float" office:value="9.0372539" calcext:value-type="float">
            <text:p>9.0372539</text:p>
          </table:table-cell>
          <table:table-cell office:value-type="string" calcext:value-type="string">
            <text:p>y</text:p>
          </table:table-cell>
          <table:table-cell office:value-type="float" office:value="2.9992157" calcext:value-type="float">
            <text:p>2.9992157</text:p>
          </table:table-cell>
          <table:table-cell office:value-type="string" calcext:value-type="string">
            <text:p>h</text:p>
          </table:table-cell>
          <table:table-cell office:value-type="float" office:value="90.871192" calcext:value-type="float">
            <text:p>90.871192</text:p>
          </table:table-cell>
          <table:table-cell office:value-type="string" calcext:value-type="string">
            <text:p>k</text:p>
          </table:table-cell>
          <table:table-cell office:value-type="float" office:value="-0.13780553" calcext:value-type="float">
            <text:p>-0.13780553</text:p>
          </table:table-cell>
        </table:table-row>
        <table:table-row table:style-name="ro1">
          <table:table-cell office:value-type="float" office:value="-14.649726" calcext:value-type="float">
            <text:p>-14.649726</text:p>
          </table:table-cell>
          <table:table-cell office:value-type="string" calcext:value-type="string">
            <text:p>y</text:p>
          </table:table-cell>
          <table:table-cell office:value-type="float" office:value="10.082829" calcext:value-type="float">
            <text:p>10.082829</text:p>
          </table:table-cell>
          <table:table-cell office:value-type="string" calcext:value-type="string">
            <text:p>h</text:p>
          </table:table-cell>
          <table:table-cell office:value-type="float" office:value="118.91619" calcext:value-type="float">
            <text:p>118.91619</text:p>
          </table:table-cell>
          <table:table-cell office:value-type="string" calcext:value-type="string">
            <text:p>k</text:p>
          </table:table-cell>
          <table:table-cell office:value-type="float" office:value="0.0074783332" calcext:value-type="float">
            <text:p>0.0074783332</text:p>
          </table:table-cell>
          <table:table-cell table:number-columns-repeated="3"/>
          <table:table-cell office:value-type="float" office:value="8.9372539" calcext:value-type="float">
            <text:p>8.9372539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</text:p>
          </table:table-cell>
          <table:table-cell office:value-type="float" office:value="-0.16666667" calcext:value-type="float">
            <text:p>-0.16666667</text:p>
          </table:table-cell>
        </table:table-row>
        <table:table-row table:style-name="ro1">
          <table:table-cell office:value-type="float" office:value="-14.559993" calcext:value-type="float">
            <text:p>-14.559993</text:p>
          </table:table-cell>
          <table:table-cell office:value-type="string" calcext:value-type="string">
            <text:p>y</text:p>
          </table:table-cell>
          <table:table-cell office:value-type="float" office:value="10.033306" calcext:value-type="float">
            <text:p>10.033306</text:p>
          </table:table-cell>
          <table:table-cell office:value-type="string" calcext:value-type="string">
            <text:p>h</text:p>
          </table:table-cell>
          <table:table-cell office:value-type="float" office:value="118.87182" calcext:value-type="float">
            <text:p>118.87182</text:p>
          </table:table-cell>
          <table:table-cell office:value-type="string" calcext:value-type="string">
            <text:p>k</text:p>
          </table:table-cell>
          <table:table-cell office:value-type="float" office:value="0.0076333719" calcext:value-type="float">
            <text:p>0.0076333719</text:p>
          </table:table-cell>
          <table:table-cell table:number-columns-repeated="3"/>
          <table:table-cell office:value-type="float" office:value="8.9162179" calcext:value-type="float">
            <text:p>8.9162179</text:p>
          </table:table-cell>
          <table:table-cell office:value-type="string" calcext:value-type="string">
            <text:p>y</text:p>
          </table:table-cell>
          <table:table-cell office:value-type="float" office:value="2.9999631" calcext:value-type="float">
            <text:p>2.9999631</text:p>
          </table:table-cell>
          <table:table-cell office:value-type="string" calcext:value-type="string">
            <text:p>h</text:p>
          </table:table-cell>
          <table:table-cell office:value-type="float" office:value="89.996494" calcext:value-type="float">
            <text:p>89.996494</text:p>
          </table:table-cell>
          <table:table-cell office:value-type="string" calcext:value-type="string">
            <text:p>k</text:p>
          </table:table-cell>
          <table:table-cell office:value-type="float" office:value="-0.16666667" calcext:value-type="float">
            <text:p>-0.16666667</text:p>
          </table:table-cell>
        </table:table-row>
        <table:table-row table:style-name="ro1">
          <table:table-cell office:value-type="float" office:value="-14.470237" calcext:value-type="float">
            <text:p>-14.470237</text:p>
          </table:table-cell>
          <table:table-cell office:value-type="string" calcext:value-type="string">
            <text:p>y</text:p>
          </table:table-cell>
          <table:table-cell office:value-type="float" office:value="9.9838622" calcext:value-type="float">
            <text:p>9.9838622</text:p>
          </table:table-cell>
          <table:table-cell office:value-type="string" calcext:value-type="string">
            <text:p>h</text:p>
          </table:table-cell>
          <table:table-cell office:value-type="float" office:value="118.82655" calcext:value-type="float">
            <text:p>118.82655</text:p>
          </table:table-cell>
          <table:table-cell office:value-type="string" calcext:value-type="string">
            <text:p>k</text:p>
          </table:table-cell>
          <table:table-cell office:value-type="float" office:value="0.0077885057" calcext:value-type="float">
            <text:p>0.0077885057</text:p>
          </table:table-cell>
          <table:table-cell table:number-columns-repeated="3"/>
          <table:table-cell office:value-type="float" office:value="8.8162179" calcext:value-type="float">
            <text:p>8.8162179</text:p>
          </table:table-cell>
          <table:table-cell office:value-type="string" calcext:value-type="string">
            <text:p>y</text:p>
          </table:table-cell>
          <table:table-cell office:value-type="float" office:value="2.9987791" calcext:value-type="float">
            <text:p>2.9987791</text:p>
          </table:table-cell>
          <table:table-cell office:value-type="string" calcext:value-type="string">
            <text:p>h</text:p>
          </table:table-cell>
          <table:table-cell office:value-type="float" office:value="89.979826" calcext:value-type="float">
            <text:p>89.979826</text:p>
          </table:table-cell>
          <table:table-cell office:value-type="string" calcext:value-type="string">
            <text:p>k</text:p>
          </table:table-cell>
          <table:table-cell office:value-type="float" office:value="-0.16666667" calcext:value-type="float">
            <text:p>-0.16666667</text:p>
          </table:table-cell>
        </table:table-row>
        <table:table-row table:style-name="ro1">
          <table:table-cell office:value-type="float" office:value="-14.380458" calcext:value-type="float">
            <text:p>-14.380458</text:p>
          </table:table-cell>
          <table:table-cell office:value-type="string" calcext:value-type="string">
            <text:p>y</text:p>
          </table:table-cell>
          <table:table-cell office:value-type="float" office:value="9.9344985" calcext:value-type="float">
            <text:p>9.9344985</text:p>
          </table:table-cell>
          <table:table-cell office:value-type="string" calcext:value-type="string">
            <text:p>h</text:p>
          </table:table-cell>
          <table:table-cell office:value-type="float" office:value="118.78037" calcext:value-type="float">
            <text:p>118.78037</text:p>
          </table:table-cell>
          <table:table-cell office:value-type="string" calcext:value-type="string">
            <text:p>k</text:p>
          </table:table-cell>
          <table:table-cell office:value-type="float" office:value="0.0079437265" calcext:value-type="float">
            <text:p>0.0079437265</text:p>
          </table:table-cell>
          <table:table-cell table:number-columns-repeated="3"/>
          <table:table-cell office:value-type="float" office:value="8.7162179" calcext:value-type="float">
            <text:p>8.7162179</text:p>
          </table:table-cell>
          <table:table-cell office:value-type="string" calcext:value-type="string">
            <text:p>y</text:p>
          </table:table-cell>
          <table:table-cell office:value-type="float" office:value="2.9959272" calcext:value-type="float">
            <text:p>2.9959272</text:p>
          </table:table-cell>
          <table:table-cell office:value-type="string" calcext:value-type="string">
            <text:p>h</text:p>
          </table:table-cell>
          <table:table-cell office:value-type="float" office:value="89.963152" calcext:value-type="float">
            <text:p>89.963152</text:p>
          </table:table-cell>
          <table:table-cell office:value-type="string" calcext:value-type="string">
            <text:p>k</text:p>
          </table:table-cell>
          <table:table-cell office:value-type="float" office:value="-0.16666667" calcext:value-type="float">
            <text:p>-0.16666667</text:p>
          </table:table-cell>
        </table:table-row>
        <table:table-row table:style-name="ro1">
          <table:table-cell office:value-type="float" office:value="-14.290655" calcext:value-type="float">
            <text:p>-14.290655</text:p>
          </table:table-cell>
          <table:table-cell office:value-type="string" calcext:value-type="string">
            <text:p>y</text:p>
          </table:table-cell>
          <table:table-cell office:value-type="float" office:value="9.8852168" calcext:value-type="float">
            <text:p>9.8852168</text:p>
          </table:table-cell>
          <table:table-cell office:value-type="string" calcext:value-type="string">
            <text:p>h</text:p>
          </table:table-cell>
          <table:table-cell office:value-type="float" office:value="118.73329" calcext:value-type="float">
            <text:p>118.73329</text:p>
          </table:table-cell>
          <table:table-cell office:value-type="string" calcext:value-type="string">
            <text:p>k</text:p>
          </table:table-cell>
          <table:table-cell office:value-type="float" office:value="0.0080990262" calcext:value-type="float">
            <text:p>0.0080990262</text:p>
          </table:table-cell>
          <table:table-cell table:number-columns-repeated="3"/>
          <table:table-cell office:value-type="float" office:value="8.6162179" calcext:value-type="float">
            <text:p>8.6162179</text:p>
          </table:table-cell>
          <table:table-cell office:value-type="string" calcext:value-type="string">
            <text:p>y</text:p>
          </table:table-cell>
          <table:table-cell office:value-type="float" office:value="2.9914052" calcext:value-type="float">
            <text:p>2.9914052</text:p>
          </table:table-cell>
          <table:table-cell office:value-type="string" calcext:value-type="string">
            <text:p>h</text:p>
          </table:table-cell>
          <table:table-cell office:value-type="float" office:value="89.946468" calcext:value-type="float">
            <text:p>89.946468</text:p>
          </table:table-cell>
          <table:table-cell office:value-type="string" calcext:value-type="string">
            <text:p>k</text:p>
          </table:table-cell>
          <table:table-cell office:value-type="float" office:value="-0.16666667" calcext:value-type="float">
            <text:p>-0.16666667</text:p>
          </table:table-cell>
        </table:table-row>
        <table:table-row table:style-name="ro1">
          <table:table-cell office:value-type="float" office:value="-14.200828" calcext:value-type="float">
            <text:p>-14.200828</text:p>
          </table:table-cell>
          <table:table-cell office:value-type="string" calcext:value-type="string">
            <text:p>y</text:p>
          </table:table-cell>
          <table:table-cell office:value-type="float" office:value="9.8360186" calcext:value-type="float">
            <text:p>9.8360186</text:p>
          </table:table-cell>
          <table:table-cell office:value-type="string" calcext:value-type="string">
            <text:p>h</text:p>
          </table:table-cell>
          <table:table-cell office:value-type="float" office:value="118.68531" calcext:value-type="float">
            <text:p>118.68531</text:p>
          </table:table-cell>
          <table:table-cell office:value-type="string" calcext:value-type="string">
            <text:p>k</text:p>
          </table:table-cell>
          <table:table-cell office:value-type="float" office:value="0.0082543967" calcext:value-type="float">
            <text:p>0.0082543967</text:p>
          </table:table-cell>
          <table:table-cell table:number-columns-repeated="3"/>
          <table:table-cell office:value-type="float" office:value="8.5162179" calcext:value-type="float">
            <text:p>8.5162179</text:p>
          </table:table-cell>
          <table:table-cell office:value-type="string" calcext:value-type="string">
            <text:p>y</text:p>
          </table:table-cell>
          <table:table-cell office:value-type="float" office:value="2.9852092" calcext:value-type="float">
            <text:p>2.9852092</text:p>
          </table:table-cell>
          <table:table-cell office:value-type="string" calcext:value-type="string">
            <text:p>h</text:p>
          </table:table-cell>
          <table:table-cell office:value-type="float" office:value="89.92977" calcext:value-type="float">
            <text:p>89.92977</text:p>
          </table:table-cell>
          <table:table-cell office:value-type="string" calcext:value-type="string">
            <text:p>k</text:p>
          </table:table-cell>
          <table:table-cell office:value-type="float" office:value="-0.16666667" calcext:value-type="float">
            <text:p>-0.16666667</text:p>
          </table:table-cell>
        </table:table-row>
        <table:table-row table:style-name="ro1">
          <table:table-cell office:value-type="float" office:value="-14.110975" calcext:value-type="float">
            <text:p>-14.110975</text:p>
          </table:table-cell>
          <table:table-cell office:value-type="string" calcext:value-type="string">
            <text:p>y</text:p>
          </table:table-cell>
          <table:table-cell office:value-type="float" office:value="9.7869056" calcext:value-type="float">
            <text:p>9.7869056</text:p>
          </table:table-cell>
          <table:table-cell office:value-type="string" calcext:value-type="string">
            <text:p>h</text:p>
          </table:table-cell>
          <table:table-cell office:value-type="float" office:value="118.63643" calcext:value-type="float">
            <text:p>118.63643</text:p>
          </table:table-cell>
          <table:table-cell office:value-type="string" calcext:value-type="string">
            <text:p>k</text:p>
          </table:table-cell>
          <table:table-cell office:value-type="float" office:value="0.0084098295" calcext:value-type="float">
            <text:p>0.0084098295</text:p>
          </table:table-cell>
          <table:table-cell table:number-columns-repeated="3"/>
          <table:table-cell office:value-type="float" office:value="8.4162179" calcext:value-type="float">
            <text:p>8.4162179</text:p>
          </table:table-cell>
          <table:table-cell office:value-type="string" calcext:value-type="string">
            <text:p>y</text:p>
          </table:table-cell>
          <table:table-cell office:value-type="float" office:value="2.977334" calcext:value-type="float">
            <text:p>2.977334</text:p>
          </table:table-cell>
          <table:table-cell office:value-type="string" calcext:value-type="string">
            <text:p>h</text:p>
          </table:table-cell>
          <table:table-cell office:value-type="float" office:value="89.913051" calcext:value-type="float">
            <text:p>89.913051</text:p>
          </table:table-cell>
          <table:table-cell office:value-type="string" calcext:value-type="string">
            <text:p>k</text:p>
          </table:table-cell>
          <table:table-cell office:value-type="float" office:value="-0.16666667" calcext:value-type="float">
            <text:p>-0.16666667</text:p>
          </table:table-cell>
        </table:table-row>
        <table:table-row table:style-name="ro1">
          <table:table-cell office:value-type="float" office:value="-14.021098" calcext:value-type="float">
            <text:p>-14.021098</text:p>
          </table:table-cell>
          <table:table-cell office:value-type="string" calcext:value-type="string">
            <text:p>y</text:p>
          </table:table-cell>
          <table:table-cell office:value-type="float" office:value="9.7378792" calcext:value-type="float">
            <text:p>9.7378792</text:p>
          </table:table-cell>
          <table:table-cell office:value-type="string" calcext:value-type="string">
            <text:p>h</text:p>
          </table:table-cell>
          <table:table-cell office:value-type="float" office:value="118.58664" calcext:value-type="float">
            <text:p>118.58664</text:p>
          </table:table-cell>
          <table:table-cell office:value-type="string" calcext:value-type="string">
            <text:p>k</text:p>
          </table:table-cell>
          <table:table-cell office:value-type="float" office:value="0.0085653163" calcext:value-type="float">
            <text:p>0.0085653163</text:p>
          </table:table-cell>
          <table:table-cell table:number-columns-repeated="3"/>
          <table:table-cell office:value-type="float" office:value="8.3162179" calcext:value-type="float">
            <text:p>8.3162179</text:p>
          </table:table-cell>
          <table:table-cell office:value-type="string" calcext:value-type="string">
            <text:p>y</text:p>
          </table:table-cell>
          <table:table-cell office:value-type="float" office:value="2.967773" calcext:value-type="float">
            <text:p>2.967773</text:p>
          </table:table-cell>
          <table:table-cell office:value-type="string" calcext:value-type="string">
            <text:p>h</text:p>
          </table:table-cell>
          <table:table-cell office:value-type="float" office:value="89.896308" calcext:value-type="float">
            <text:p>89.896308</text:p>
          </table:table-cell>
          <table:table-cell office:value-type="string" calcext:value-type="string">
            <text:p>k</text:p>
          </table:table-cell>
          <table:table-cell office:value-type="float" office:value="-0.16666667" calcext:value-type="float">
            <text:p>-0.16666667</text:p>
          </table:table-cell>
        </table:table-row>
        <table:table-row table:style-name="ro1">
          <table:table-cell office:value-type="float" office:value="-13.931195" calcext:value-type="float">
            <text:p>-13.931195</text:p>
          </table:table-cell>
          <table:table-cell office:value-type="string" calcext:value-type="string">
            <text:p>y</text:p>
          </table:table-cell>
          <table:table-cell office:value-type="float" office:value="9.688941" calcext:value-type="float">
            <text:p>9.688941</text:p>
          </table:table-cell>
          <table:table-cell office:value-type="string" calcext:value-type="string">
            <text:p>h</text:p>
          </table:table-cell>
          <table:table-cell office:value-type="float" office:value="118.53595" calcext:value-type="float">
            <text:p>118.53595</text:p>
          </table:table-cell>
          <table:table-cell office:value-type="string" calcext:value-type="string">
            <text:p>k</text:p>
          </table:table-cell>
          <table:table-cell office:value-type="float" office:value="0.0087208484" calcext:value-type="float">
            <text:p>0.0087208484</text:p>
          </table:table-cell>
          <table:table-cell table:number-columns-repeated="3"/>
          <table:table-cell office:value-type="float" office:value="8.2162179" calcext:value-type="float">
            <text:p>8.2162179</text:p>
          </table:table-cell>
          <table:table-cell office:value-type="string" calcext:value-type="string">
            <text:p>y</text:p>
          </table:table-cell>
          <table:table-cell office:value-type="float" office:value="2.956518" calcext:value-type="float">
            <text:p>2.956518</text:p>
          </table:table-cell>
          <table:table-cell office:value-type="string" calcext:value-type="string">
            <text:p>h</text:p>
          </table:table-cell>
          <table:table-cell office:value-type="float" office:value="89.879536" calcext:value-type="float">
            <text:p>89.879536</text:p>
          </table:table-cell>
          <table:table-cell office:value-type="string" calcext:value-type="string">
            <text:p>k</text:p>
          </table:table-cell>
          <table:table-cell office:value-type="float" office:value="-0.16666667" calcext:value-type="float">
            <text:p>-0.16666667</text:p>
          </table:table-cell>
        </table:table-row>
        <table:table-row table:style-name="ro1">
          <table:table-cell office:value-type="float" office:value="-13.841266" calcext:value-type="float">
            <text:p>-13.841266</text:p>
          </table:table-cell>
          <table:table-cell office:value-type="string" calcext:value-type="string">
            <text:p>y</text:p>
          </table:table-cell>
          <table:table-cell office:value-type="float" office:value="9.6400926" calcext:value-type="float">
            <text:p>9.6400926</text:p>
          </table:table-cell>
          <table:table-cell office:value-type="string" calcext:value-type="string">
            <text:p>h</text:p>
          </table:table-cell>
          <table:table-cell office:value-type="float" office:value="118.48436" calcext:value-type="float">
            <text:p>118.48436</text:p>
          </table:table-cell>
          <table:table-cell office:value-type="string" calcext:value-type="string">
            <text:p>k</text:p>
          </table:table-cell>
          <table:table-cell office:value-type="float" office:value="0.008876417" calcext:value-type="float">
            <text:p>0.008876417</text:p>
          </table:table-cell>
          <table:table-cell table:number-columns-repeated="3"/>
          <table:table-cell office:value-type="float" office:value="8.1162179" calcext:value-type="float">
            <text:p>8.1162179</text:p>
          </table:table-cell>
          <table:table-cell office:value-type="string" calcext:value-type="string">
            <text:p>y</text:p>
          </table:table-cell>
          <table:table-cell office:value-type="float" office:value="2.9435595" calcext:value-type="float">
            <text:p>2.9435595</text:p>
          </table:table-cell>
          <table:table-cell office:value-type="string" calcext:value-type="string">
            <text:p>h</text:p>
          </table:table-cell>
          <table:table-cell office:value-type="float" office:value="89.86273" calcext:value-type="float">
            <text:p>89.86273</text:p>
          </table:table-cell>
          <table:table-cell office:value-type="string" calcext:value-type="string">
            <text:p>k</text:p>
          </table:table-cell>
          <table:table-cell office:value-type="float" office:value="-0.16666667" calcext:value-type="float">
            <text:p>-0.16666667</text:p>
          </table:table-cell>
        </table:table-row>
        <table:table-row table:style-name="ro1">
          <table:table-cell office:value-type="float" office:value="-13.75131" calcext:value-type="float">
            <text:p>-13.75131</text:p>
          </table:table-cell>
          <table:table-cell office:value-type="string" calcext:value-type="string">
            <text:p>y</text:p>
          </table:table-cell>
          <table:table-cell office:value-type="float" office:value="9.5913356" calcext:value-type="float">
            <text:p>9.5913356</text:p>
          </table:table-cell>
          <table:table-cell office:value-type="string" calcext:value-type="string">
            <text:p>h</text:p>
          </table:table-cell>
          <table:table-cell office:value-type="float" office:value="118.43186" calcext:value-type="float">
            <text:p>118.43186</text:p>
          </table:table-cell>
          <table:table-cell office:value-type="string" calcext:value-type="string">
            <text:p>k</text:p>
          </table:table-cell>
          <table:table-cell office:value-type="float" office:value="0.0090320134" calcext:value-type="float">
            <text:p>0.0090320134</text:p>
          </table:table-cell>
          <table:table-cell table:number-columns-repeated="3"/>
          <table:table-cell office:value-type="float" office:value="8.0162179" calcext:value-type="float">
            <text:p>8.0162179</text:p>
          </table:table-cell>
          <table:table-cell office:value-type="string" calcext:value-type="string">
            <text:p>y</text:p>
          </table:table-cell>
          <table:table-cell office:value-type="float" office:value="2.9288863" calcext:value-type="float">
            <text:p>2.9288863</text:p>
          </table:table-cell>
          <table:table-cell office:value-type="string" calcext:value-type="string">
            <text:p>h</text:p>
          </table:table-cell>
          <table:table-cell office:value-type="float" office:value="89.845885" calcext:value-type="float">
            <text:p>89.845885</text:p>
          </table:table-cell>
          <table:table-cell office:value-type="string" calcext:value-type="string">
            <text:p>k</text:p>
          </table:table-cell>
          <table:table-cell office:value-type="float" office:value="-0.16666667" calcext:value-type="float">
            <text:p>-0.16666667</text:p>
          </table:table-cell>
        </table:table-row>
        <table:table-row table:style-name="ro1">
          <table:table-cell office:value-type="float" office:value="-13.661327" calcext:value-type="float">
            <text:p>-13.661327</text:p>
          </table:table-cell>
          <table:table-cell office:value-type="string" calcext:value-type="string">
            <text:p>y</text:p>
          </table:table-cell>
          <table:table-cell office:value-type="float" office:value="9.5426714" calcext:value-type="float">
            <text:p>9.5426714</text:p>
          </table:table-cell>
          <table:table-cell office:value-type="string" calcext:value-type="string">
            <text:p>h</text:p>
          </table:table-cell>
          <table:table-cell office:value-type="float" office:value="118.37847" calcext:value-type="float">
            <text:p>118.37847</text:p>
          </table:table-cell>
          <table:table-cell office:value-type="string" calcext:value-type="string">
            <text:p>k</text:p>
          </table:table-cell>
          <table:table-cell office:value-type="float" office:value="0.0091876286" calcext:value-type="float">
            <text:p>0.0091876286</text:p>
          </table:table-cell>
          <table:table-cell table:number-columns-repeated="3"/>
          <table:table-cell office:value-type="float" office:value="7.9162179" calcext:value-type="float">
            <text:p>7.9162179</text:p>
          </table:table-cell>
          <table:table-cell office:value-type="string" calcext:value-type="string">
            <text:p>y</text:p>
          </table:table-cell>
          <table:table-cell office:value-type="float" office:value="2.9124856" calcext:value-type="float">
            <text:p>2.9124856</text:p>
          </table:table-cell>
          <table:table-cell office:value-type="string" calcext:value-type="string">
            <text:p>h</text:p>
          </table:table-cell>
          <table:table-cell office:value-type="float" office:value="89.828995" calcext:value-type="float">
            <text:p>89.828995</text:p>
          </table:table-cell>
          <table:table-cell office:value-type="string" calcext:value-type="string">
            <text:p>k</text:p>
          </table:table-cell>
          <table:table-cell office:value-type="float" office:value="-0.16666667" calcext:value-type="float">
            <text:p>-0.16666667</text:p>
          </table:table-cell>
        </table:table-row>
        <table:table-row table:style-name="ro1">
          <table:table-cell office:value-type="float" office:value="-13.571317" calcext:value-type="float">
            <text:p>-13.571317</text:p>
          </table:table-cell>
          <table:table-cell office:value-type="string" calcext:value-type="string">
            <text:p>y</text:p>
          </table:table-cell>
          <table:table-cell office:value-type="float" office:value="9.4941016" calcext:value-type="float">
            <text:p>9.4941016</text:p>
          </table:table-cell>
          <table:table-cell office:value-type="string" calcext:value-type="string">
            <text:p>h</text:p>
          </table:table-cell>
          <table:table-cell office:value-type="float" office:value="118.32417" calcext:value-type="float">
            <text:p>118.32417</text:p>
          </table:table-cell>
          <table:table-cell office:value-type="string" calcext:value-type="string">
            <text:p>k</text:p>
          </table:table-cell>
          <table:table-cell office:value-type="float" office:value="0.0093432534" calcext:value-type="float">
            <text:p>0.0093432534</text:p>
          </table:table-cell>
          <table:table-cell table:number-columns-repeated="3"/>
          <table:table-cell office:value-type="float" office:value="7.8162179" calcext:value-type="float">
            <text:p>7.8162179</text:p>
          </table:table-cell>
          <table:table-cell office:value-type="string" calcext:value-type="string">
            <text:p>y</text:p>
          </table:table-cell>
          <table:table-cell office:value-type="float" office:value="2.8943429" calcext:value-type="float">
            <text:p>2.8943429</text:p>
          </table:table-cell>
          <table:table-cell office:value-type="string" calcext:value-type="string">
            <text:p>h</text:p>
          </table:table-cell>
          <table:table-cell office:value-type="float" office:value="89.812056" calcext:value-type="float">
            <text:p>89.812056</text:p>
          </table:table-cell>
          <table:table-cell office:value-type="string" calcext:value-type="string">
            <text:p>k</text:p>
          </table:table-cell>
          <table:table-cell office:value-type="float" office:value="-0.16666667" calcext:value-type="float">
            <text:p>-0.16666667</text:p>
          </table:table-cell>
        </table:table-row>
        <table:table-row table:style-name="ro1">
          <table:table-cell office:value-type="float" office:value="-13.481278" calcext:value-type="float">
            <text:p>-13.481278</text:p>
          </table:table-cell>
          <table:table-cell office:value-type="string" calcext:value-type="string">
            <text:p>y</text:p>
          </table:table-cell>
          <table:table-cell office:value-type="float" office:value="9.4456278" calcext:value-type="float">
            <text:p>9.4456278</text:p>
          </table:table-cell>
          <table:table-cell office:value-type="string" calcext:value-type="string">
            <text:p>h</text:p>
          </table:table-cell>
          <table:table-cell office:value-type="float" office:value="118.26897" calcext:value-type="float">
            <text:p>118.26897</text:p>
          </table:table-cell>
          <table:table-cell office:value-type="string" calcext:value-type="string">
            <text:p>k</text:p>
          </table:table-cell>
          <table:table-cell office:value-type="float" office:value="0.0094988784" calcext:value-type="float">
            <text:p>0.0094988784</text:p>
          </table:table-cell>
          <table:table-cell table:number-columns-repeated="3"/>
          <table:table-cell office:value-type="float" office:value="7.7162179" calcext:value-type="float">
            <text:p>7.7162179</text:p>
          </table:table-cell>
          <table:table-cell office:value-type="string" calcext:value-type="string">
            <text:p>y</text:p>
          </table:table-cell>
          <table:table-cell office:value-type="float" office:value="2.8744422" calcext:value-type="float">
            <text:p>2.8744422</text:p>
          </table:table-cell>
          <table:table-cell office:value-type="string" calcext:value-type="string">
            <text:p>h</text:p>
          </table:table-cell>
          <table:table-cell office:value-type="float" office:value="89.795062" calcext:value-type="float">
            <text:p>89.795062</text:p>
          </table:table-cell>
          <table:table-cell office:value-type="string" calcext:value-type="string">
            <text:p>k</text:p>
          </table:table-cell>
          <table:table-cell office:value-type="float" office:value="-0.16666667" calcext:value-type="float">
            <text:p>-0.16666667</text:p>
          </table:table-cell>
        </table:table-row>
        <table:table-row table:style-name="ro1">
          <table:table-cell office:value-type="float" office:value="-13.391212" calcext:value-type="float">
            <text:p>-13.391212</text:p>
          </table:table-cell>
          <table:table-cell office:value-type="string" calcext:value-type="string">
            <text:p>y</text:p>
          </table:table-cell>
          <table:table-cell office:value-type="float" office:value="9.3972514" calcext:value-type="float">
            <text:p>9.3972514</text:p>
          </table:table-cell>
          <table:table-cell office:value-type="string" calcext:value-type="string">
            <text:p>h</text:p>
          </table:table-cell>
          <table:table-cell office:value-type="float" office:value="118.21288" calcext:value-type="float">
            <text:p>118.21288</text:p>
          </table:table-cell>
          <table:table-cell office:value-type="string" calcext:value-type="string">
            <text:p>k</text:p>
          </table:table-cell>
          <table:table-cell office:value-type="float" office:value="0.0096544944" calcext:value-type="float">
            <text:p>0.0096544944</text:p>
          </table:table-cell>
          <table:table-cell table:number-columns-repeated="3"/>
          <table:table-cell office:value-type="float" office:value="7.6162179" calcext:value-type="float">
            <text:p>7.6162179</text:p>
          </table:table-cell>
          <table:table-cell office:value-type="string" calcext:value-type="string">
            <text:p>y</text:p>
          </table:table-cell>
          <table:table-cell office:value-type="float" office:value="2.8527655" calcext:value-type="float">
            <text:p>2.8527655</text:p>
          </table:table-cell>
          <table:table-cell office:value-type="string" calcext:value-type="string">
            <text:p>h</text:p>
          </table:table-cell>
          <table:table-cell office:value-type="float" office:value="89.778009" calcext:value-type="float">
            <text:p>89.778009</text:p>
          </table:table-cell>
          <table:table-cell office:value-type="string" calcext:value-type="string">
            <text:p>k</text:p>
          </table:table-cell>
          <table:table-cell office:value-type="float" office:value="-0.16666667" calcext:value-type="float">
            <text:p>-0.16666667</text:p>
          </table:table-cell>
        </table:table-row>
        <table:table-row table:style-name="ro1">
          <table:table-cell office:value-type="float" office:value="-13.301116" calcext:value-type="float">
            <text:p>-13.301116</text:p>
          </table:table-cell>
          <table:table-cell office:value-type="string" calcext:value-type="string">
            <text:p>y</text:p>
          </table:table-cell>
          <table:table-cell office:value-type="float" office:value="9.3489741" calcext:value-type="float">
            <text:p>9.3489741</text:p>
          </table:table-cell>
          <table:table-cell office:value-type="string" calcext:value-type="string">
            <text:p>h</text:p>
          </table:table-cell>
          <table:table-cell office:value-type="float" office:value="118.15588" calcext:value-type="float">
            <text:p>118.15588</text:p>
          </table:table-cell>
          <table:table-cell office:value-type="string" calcext:value-type="string">
            <text:p>k</text:p>
          </table:table-cell>
          <table:table-cell office:value-type="float" office:value="0.0098100917" calcext:value-type="float">
            <text:p>0.0098100917</text:p>
          </table:table-cell>
          <table:table-cell table:number-columns-repeated="3"/>
          <table:table-cell office:value-type="float" office:value="7.5162179" calcext:value-type="float">
            <text:p>7.5162179</text:p>
          </table:table-cell>
          <table:table-cell office:value-type="string" calcext:value-type="string">
            <text:p>y</text:p>
          </table:table-cell>
          <table:table-cell office:value-type="float" office:value="2.829293" calcext:value-type="float">
            <text:p>2.829293</text:p>
          </table:table-cell>
          <table:table-cell office:value-type="string" calcext:value-type="string">
            <text:p>h</text:p>
          </table:table-cell>
          <table:table-cell office:value-type="float" office:value="89.760889" calcext:value-type="float">
            <text:p>89.760889</text:p>
          </table:table-cell>
          <table:table-cell office:value-type="string" calcext:value-type="string">
            <text:p>k</text:p>
          </table:table-cell>
          <table:table-cell office:value-type="float" office:value="-0.16666667" calcext:value-type="float">
            <text:p>-0.16666667</text:p>
          </table:table-cell>
        </table:table-row>
        <table:table-row table:style-name="ro1">
          <table:table-cell office:value-type="float" office:value="-13.210991" calcext:value-type="float">
            <text:p>-13.210991</text:p>
          </table:table-cell>
          <table:table-cell office:value-type="string" calcext:value-type="string">
            <text:p>y</text:p>
          </table:table-cell>
          <table:table-cell office:value-type="float" office:value="9.3007973" calcext:value-type="float">
            <text:p>9.3007973</text:p>
          </table:table-cell>
          <table:table-cell office:value-type="string" calcext:value-type="string">
            <text:p>h</text:p>
          </table:table-cell>
          <table:table-cell office:value-type="float" office:value="118.09798" calcext:value-type="float">
            <text:p>118.09798</text:p>
          </table:table-cell>
          <table:table-cell office:value-type="string" calcext:value-type="string">
            <text:p>k</text:p>
          </table:table-cell>
          <table:table-cell office:value-type="float" office:value="0.0099656606" calcext:value-type="float">
            <text:p>0.0099656606</text:p>
          </table:table-cell>
          <table:table-cell table:number-columns-repeated="3"/>
          <table:table-cell office:value-type="float" office:value="7.4162179" calcext:value-type="float">
            <text:p>7.4162179</text:p>
          </table:table-cell>
          <table:table-cell office:value-type="string" calcext:value-type="string">
            <text:p>y</text:p>
          </table:table-cell>
          <table:table-cell office:value-type="float" office:value="2.8040029" calcext:value-type="float">
            <text:p>2.8040029</text:p>
          </table:table-cell>
          <table:table-cell office:value-type="string" calcext:value-type="string">
            <text:p>h</text:p>
          </table:table-cell>
          <table:table-cell office:value-type="float" office:value="89.743697" calcext:value-type="float">
            <text:p>89.743697</text:p>
          </table:table-cell>
          <table:table-cell office:value-type="string" calcext:value-type="string">
            <text:p>k</text:p>
          </table:table-cell>
          <table:table-cell office:value-type="float" office:value="-0.16666667" calcext:value-type="float">
            <text:p>-0.16666667</text:p>
          </table:table-cell>
        </table:table-row>
        <table:table-row table:style-name="ro1">
          <table:table-cell office:value-type="float" office:value="-13.120837" calcext:value-type="float">
            <text:p>-13.120837</text:p>
          </table:table-cell>
          <table:table-cell office:value-type="string" calcext:value-type="string">
            <text:p>y</text:p>
          </table:table-cell>
          <table:table-cell office:value-type="float" office:value="9.2527226" calcext:value-type="float">
            <text:p>9.2527226</text:p>
          </table:table-cell>
          <table:table-cell office:value-type="string" calcext:value-type="string">
            <text:p>h</text:p>
          </table:table-cell>
          <table:table-cell office:value-type="float" office:value="118.03919" calcext:value-type="float">
            <text:p>118.03919</text:p>
          </table:table-cell>
          <table:table-cell office:value-type="string" calcext:value-type="string">
            <text:p>k</text:p>
          </table:table-cell>
          <table:table-cell office:value-type="float" office:value="0.010121191" calcext:value-type="float">
            <text:p>0.010121191</text:p>
          </table:table-cell>
          <table:table-cell table:number-columns-repeated="3"/>
          <table:table-cell office:value-type="float" office:value="7.3162179" calcext:value-type="float">
            <text:p>7.3162179</text:p>
          </table:table-cell>
          <table:table-cell office:value-type="string" calcext:value-type="string">
            <text:p>y</text:p>
          </table:table-cell>
          <table:table-cell office:value-type="float" office:value="2.7768713" calcext:value-type="float">
            <text:p>2.7768713</text:p>
          </table:table-cell>
          <table:table-cell office:value-type="string" calcext:value-type="string">
            <text:p>h</text:p>
          </table:table-cell>
          <table:table-cell office:value-type="float" office:value="89.726428" calcext:value-type="float">
            <text:p>89.726428</text:p>
          </table:table-cell>
          <table:table-cell office:value-type="string" calcext:value-type="string">
            <text:p>k</text:p>
          </table:table-cell>
          <table:table-cell office:value-type="float" office:value="-0.16666667" calcext:value-type="float">
            <text:p>-0.16666667</text:p>
          </table:table-cell>
        </table:table-row>
        <table:table-row table:style-name="ro1">
          <table:table-cell office:value-type="float" office:value="-13.030652" calcext:value-type="float">
            <text:p>-13.030652</text:p>
          </table:table-cell>
          <table:table-cell office:value-type="string" calcext:value-type="string">
            <text:p>y</text:p>
          </table:table-cell>
          <table:table-cell office:value-type="float" office:value="9.2047516" calcext:value-type="float">
            <text:p>9.2047516</text:p>
          </table:table-cell>
          <table:table-cell office:value-type="string" calcext:value-type="string">
            <text:p>h</text:p>
          </table:table-cell>
          <table:table-cell office:value-type="float" office:value="117.9795" calcext:value-type="float">
            <text:p>117.9795</text:p>
          </table:table-cell>
          <table:table-cell office:value-type="string" calcext:value-type="string">
            <text:p>k</text:p>
          </table:table-cell>
          <table:table-cell office:value-type="float" office:value="0.010276673" calcext:value-type="float">
            <text:p>0.010276673</text:p>
          </table:table-cell>
          <table:table-cell table:number-columns-repeated="3"/>
          <table:table-cell office:value-type="float" office:value="7.2162179" calcext:value-type="float">
            <text:p>7.2162179</text:p>
          </table:table-cell>
          <table:table-cell office:value-type="string" calcext:value-type="string">
            <text:p>y</text:p>
          </table:table-cell>
          <table:table-cell office:value-type="float" office:value="2.7478722" calcext:value-type="float">
            <text:p>2.7478722</text:p>
          </table:table-cell>
          <table:table-cell office:value-type="string" calcext:value-type="string">
            <text:p>h</text:p>
          </table:table-cell>
          <table:table-cell office:value-type="float" office:value="89.709074" calcext:value-type="float">
            <text:p>89.709074</text:p>
          </table:table-cell>
          <table:table-cell office:value-type="string" calcext:value-type="string">
            <text:p>k</text:p>
          </table:table-cell>
          <table:table-cell office:value-type="float" office:value="-0.16666667" calcext:value-type="float">
            <text:p>-0.16666667</text:p>
          </table:table-cell>
        </table:table-row>
        <table:table-row table:style-name="ro1">
          <table:table-cell office:value-type="float" office:value="-12.940437" calcext:value-type="float">
            <text:p>-12.940437</text:p>
          </table:table-cell>
          <table:table-cell office:value-type="string" calcext:value-type="string">
            <text:p>y</text:p>
          </table:table-cell>
          <table:table-cell office:value-type="float" office:value="9.1568856" calcext:value-type="float">
            <text:p>9.1568856</text:p>
          </table:table-cell>
          <table:table-cell office:value-type="string" calcext:value-type="string">
            <text:p>h</text:p>
          </table:table-cell>
          <table:table-cell office:value-type="float" office:value="117.91891" calcext:value-type="float">
            <text:p>117.91891</text:p>
          </table:table-cell>
          <table:table-cell office:value-type="string" calcext:value-type="string">
            <text:p>k</text:p>
          </table:table-cell>
          <table:table-cell office:value-type="float" office:value="0.010432097" calcext:value-type="float">
            <text:p>0.010432097</text:p>
          </table:table-cell>
          <table:table-cell table:number-columns-repeated="3"/>
          <table:table-cell office:value-type="float" office:value="7.1162179" calcext:value-type="float">
            <text:p>7.1162179</text:p>
          </table:table-cell>
          <table:table-cell office:value-type="string" calcext:value-type="string">
            <text:p>y</text:p>
          </table:table-cell>
          <table:table-cell office:value-type="float" office:value="2.7169772" calcext:value-type="float">
            <text:p>2.7169772</text:p>
          </table:table-cell>
          <table:table-cell office:value-type="string" calcext:value-type="string">
            <text:p>h</text:p>
          </table:table-cell>
          <table:table-cell office:value-type="float" office:value="89.69163" calcext:value-type="float">
            <text:p>89.69163</text:p>
          </table:table-cell>
          <table:table-cell office:value-type="string" calcext:value-type="string">
            <text:p>k</text:p>
          </table:table-cell>
          <table:table-cell office:value-type="float" office:value="-0.16666667" calcext:value-type="float">
            <text:p>-0.16666667</text:p>
          </table:table-cell>
        </table:table-row>
        <table:table-row table:style-name="ro1">
          <table:table-cell office:value-type="float" office:value="-12.85019" calcext:value-type="float">
            <text:p>-12.85019</text:p>
          </table:table-cell>
          <table:table-cell office:value-type="string" calcext:value-type="string">
            <text:p>y</text:p>
          </table:table-cell>
          <table:table-cell office:value-type="float" office:value="9.1091263" calcext:value-type="float">
            <text:p>9.1091263</text:p>
          </table:table-cell>
          <table:table-cell office:value-type="string" calcext:value-type="string">
            <text:p>h</text:p>
          </table:table-cell>
          <table:table-cell office:value-type="float" office:value="117.85743" calcext:value-type="float">
            <text:p>117.85743</text:p>
          </table:table-cell>
          <table:table-cell office:value-type="string" calcext:value-type="string">
            <text:p>k</text:p>
          </table:table-cell>
          <table:table-cell office:value-type="float" office:value="0.010587452" calcext:value-type="float">
            <text:p>0.010587452</text:p>
          </table:table-cell>
          <table:table-cell table:number-columns-repeated="3"/>
          <table:table-cell office:value-type="float" office:value="7.0162179" calcext:value-type="float">
            <text:p>7.0162179</text:p>
          </table:table-cell>
          <table:table-cell office:value-type="string" calcext:value-type="string">
            <text:p>y</text:p>
          </table:table-cell>
          <table:table-cell office:value-type="float" office:value="2.6841552" calcext:value-type="float">
            <text:p>2.6841552</text:p>
          </table:table-cell>
          <table:table-cell office:value-type="string" calcext:value-type="string">
            <text:p>h</text:p>
          </table:table-cell>
          <table:table-cell office:value-type="float" office:value="89.674088" calcext:value-type="float">
            <text:p>89.674088</text:p>
          </table:table-cell>
          <table:table-cell office:value-type="string" calcext:value-type="string">
            <text:p>k</text:p>
          </table:table-cell>
          <table:table-cell office:value-type="float" office:value="-0.16666667" calcext:value-type="float">
            <text:p>-0.16666667</text:p>
          </table:table-cell>
        </table:table-row>
        <table:table-row table:style-name="ro1">
          <table:table-cell office:value-type="float" office:value="-12.759913" calcext:value-type="float">
            <text:p>-12.759913</text:p>
          </table:table-cell>
          <table:table-cell office:value-type="string" calcext:value-type="string">
            <text:p>y</text:p>
          </table:table-cell>
          <table:table-cell office:value-type="float" office:value="9.0614752" calcext:value-type="float">
            <text:p>9.0614752</text:p>
          </table:table-cell>
          <table:table-cell office:value-type="string" calcext:value-type="string">
            <text:p>h</text:p>
          </table:table-cell>
          <table:table-cell office:value-type="float" office:value="117.79505" calcext:value-type="float">
            <text:p>117.79505</text:p>
          </table:table-cell>
          <table:table-cell office:value-type="string" calcext:value-type="string">
            <text:p>k</text:p>
          </table:table-cell>
          <table:table-cell office:value-type="float" office:value="0.010742728" calcext:value-type="float">
            <text:p>0.010742728</text:p>
          </table:table-cell>
          <table:table-cell table:number-columns-repeated="3"/>
          <table:table-cell office:value-type="float" office:value="6.9162179" calcext:value-type="float">
            <text:p>6.9162179</text:p>
          </table:table-cell>
          <table:table-cell office:value-type="string" calcext:value-type="string">
            <text:p>y</text:p>
          </table:table-cell>
          <table:table-cell office:value-type="float" office:value="2.6493728" calcext:value-type="float">
            <text:p>2.6493728</text:p>
          </table:table-cell>
          <table:table-cell office:value-type="string" calcext:value-type="string">
            <text:p>h</text:p>
          </table:table-cell>
          <table:table-cell office:value-type="float" office:value="89.656442" calcext:value-type="float">
            <text:p>89.656442</text:p>
          </table:table-cell>
          <table:table-cell office:value-type="string" calcext:value-type="string">
            <text:p>k</text:p>
          </table:table-cell>
          <table:table-cell office:value-type="float" office:value="-0.16666667" calcext:value-type="float">
            <text:p>-0.16666667</text:p>
          </table:table-cell>
        </table:table-row>
        <table:table-row table:style-name="ro1">
          <table:table-cell office:value-type="float" office:value="-12.669603" calcext:value-type="float">
            <text:p>-12.669603</text:p>
          </table:table-cell>
          <table:table-cell office:value-type="string" calcext:value-type="string">
            <text:p>y</text:p>
          </table:table-cell>
          <table:table-cell office:value-type="float" office:value="9.0139338" calcext:value-type="float">
            <text:p>9.0139338</text:p>
          </table:table-cell>
          <table:table-cell office:value-type="string" calcext:value-type="string">
            <text:p>h</text:p>
          </table:table-cell>
          <table:table-cell office:value-type="float" office:value="117.73177" calcext:value-type="float">
            <text:p>117.73177</text:p>
          </table:table-cell>
          <table:table-cell office:value-type="string" calcext:value-type="string">
            <text:p>k</text:p>
          </table:table-cell>
          <table:table-cell office:value-type="float" office:value="0.010897913" calcext:value-type="float">
            <text:p>0.010897913</text:p>
          </table:table-cell>
          <table:table-cell table:number-columns-repeated="3"/>
          <table:table-cell office:value-type="float" office:value="6.8162179" calcext:value-type="float">
            <text:p>6.8162179</text:p>
          </table:table-cell>
          <table:table-cell office:value-type="string" calcext:value-type="string">
            <text:p>y</text:p>
          </table:table-cell>
          <table:table-cell office:value-type="float" office:value="2.6125935" calcext:value-type="float">
            <text:p>2.6125935</text:p>
          </table:table-cell>
          <table:table-cell office:value-type="string" calcext:value-type="string">
            <text:p>h</text:p>
          </table:table-cell>
          <table:table-cell office:value-type="float" office:value="89.638684" calcext:value-type="float">
            <text:p>89.638684</text:p>
          </table:table-cell>
          <table:table-cell office:value-type="string" calcext:value-type="string">
            <text:p>k</text:p>
          </table:table-cell>
          <table:table-cell office:value-type="float" office:value="-0.16666667" calcext:value-type="float">
            <text:p>-0.16666667</text:p>
          </table:table-cell>
        </table:table-row>
        <table:table-row table:style-name="ro1">
          <table:table-cell office:value-type="float" office:value="-12.579261" calcext:value-type="float">
            <text:p>-12.579261</text:p>
          </table:table-cell>
          <table:table-cell office:value-type="string" calcext:value-type="string">
            <text:p>y</text:p>
          </table:table-cell>
          <table:table-cell office:value-type="float" office:value="8.9665035" calcext:value-type="float">
            <text:p>8.9665035</text:p>
          </table:table-cell>
          <table:table-cell office:value-type="string" calcext:value-type="string">
            <text:p>h</text:p>
          </table:table-cell>
          <table:table-cell office:value-type="float" office:value="117.66761" calcext:value-type="float">
            <text:p>117.66761</text:p>
          </table:table-cell>
          <table:table-cell office:value-type="string" calcext:value-type="string">
            <text:p>k</text:p>
          </table:table-cell>
          <table:table-cell office:value-type="float" office:value="0.011052997" calcext:value-type="float">
            <text:p>0.011052997</text:p>
          </table:table-cell>
          <table:table-cell table:number-columns-repeated="3"/>
          <table:table-cell office:value-type="float" office:value="6.7162179" calcext:value-type="float">
            <text:p>6.7162179</text:p>
          </table:table-cell>
          <table:table-cell office:value-type="string" calcext:value-type="string">
            <text:p>y</text:p>
          </table:table-cell>
          <table:table-cell office:value-type="float" office:value="2.5737778" calcext:value-type="float">
            <text:p>2.5737778</text:p>
          </table:table-cell>
          <table:table-cell office:value-type="string" calcext:value-type="string">
            <text:p>h</text:p>
          </table:table-cell>
          <table:table-cell office:value-type="float" office:value="89.620805" calcext:value-type="float">
            <text:p>89.620805</text:p>
          </table:table-cell>
          <table:table-cell office:value-type="string" calcext:value-type="string">
            <text:p>k</text:p>
          </table:table-cell>
          <table:table-cell office:value-type="float" office:value="-0.16666667" calcext:value-type="float">
            <text:p>-0.16666667</text:p>
          </table:table-cell>
        </table:table-row>
        <table:table-row table:style-name="ro1">
          <table:table-cell office:value-type="float" office:value="-12.488886" calcext:value-type="float">
            <text:p>-12.488886</text:p>
          </table:table-cell>
          <table:table-cell office:value-type="string" calcext:value-type="string">
            <text:p>y</text:p>
          </table:table-cell>
          <table:table-cell office:value-type="float" office:value="8.919186" calcext:value-type="float">
            <text:p>8.919186</text:p>
          </table:table-cell>
          <table:table-cell office:value-type="string" calcext:value-type="string">
            <text:p>h</text:p>
          </table:table-cell>
          <table:table-cell office:value-type="float" office:value="117.60255" calcext:value-type="float">
            <text:p>117.60255</text:p>
          </table:table-cell>
          <table:table-cell office:value-type="string" calcext:value-type="string">
            <text:p>k</text:p>
          </table:table-cell>
          <table:table-cell office:value-type="float" office:value="0.01120797" calcext:value-type="float">
            <text:p>0.01120797</text:p>
          </table:table-cell>
          <table:table-cell table:number-columns-repeated="3"/>
          <table:table-cell office:value-type="float" office:value="6.6162179" calcext:value-type="float">
            <text:p>6.6162179</text:p>
          </table:table-cell>
          <table:table-cell office:value-type="string" calcext:value-type="string">
            <text:p>y</text:p>
          </table:table-cell>
          <table:table-cell office:value-type="float" office:value="2.5328828" calcext:value-type="float">
            <text:p>2.5328828</text:p>
          </table:table-cell>
          <table:table-cell office:value-type="string" calcext:value-type="string">
            <text:p>h</text:p>
          </table:table-cell>
          <table:table-cell office:value-type="float" office:value="89.602798" calcext:value-type="float">
            <text:p>89.602798</text:p>
          </table:table-cell>
          <table:table-cell office:value-type="string" calcext:value-type="string">
            <text:p>k</text:p>
          </table:table-cell>
          <table:table-cell office:value-type="float" office:value="-0.16666667" calcext:value-type="float">
            <text:p>-0.16666667</text:p>
          </table:table-cell>
        </table:table-row>
        <table:table-row table:style-name="ro1">
          <table:table-cell office:value-type="float" office:value="-12.398477" calcext:value-type="float">
            <text:p>-12.398477</text:p>
          </table:table-cell>
          <table:table-cell office:value-type="string" calcext:value-type="string">
            <text:p>y</text:p>
          </table:table-cell>
          <table:table-cell office:value-type="float" office:value="8.8719827" calcext:value-type="float">
            <text:p>8.8719827</text:p>
          </table:table-cell>
          <table:table-cell office:value-type="string" calcext:value-type="string">
            <text:p>h</text:p>
          </table:table-cell>
          <table:table-cell office:value-type="float" office:value="117.53661" calcext:value-type="float">
            <text:p>117.53661</text:p>
          </table:table-cell>
          <table:table-cell office:value-type="string" calcext:value-type="string">
            <text:p>k</text:p>
          </table:table-cell>
          <table:table-cell office:value-type="float" office:value="0.011362819" calcext:value-type="float">
            <text:p>0.011362819</text:p>
          </table:table-cell>
          <table:table-cell table:number-columns-repeated="3"/>
          <table:table-cell office:value-type="float" office:value="6.5162179" calcext:value-type="float">
            <text:p>6.5162179</text:p>
          </table:table-cell>
          <table:table-cell office:value-type="string" calcext:value-type="string">
            <text:p>y</text:p>
          </table:table-cell>
          <table:table-cell office:value-type="float" office:value="2.489862" calcext:value-type="float">
            <text:p>2.489862</text:p>
          </table:table-cell>
          <table:table-cell office:value-type="string" calcext:value-type="string">
            <text:p>h</text:p>
          </table:table-cell>
          <table:table-cell office:value-type="float" office:value="89.584655" calcext:value-type="float">
            <text:p>89.584655</text:p>
          </table:table-cell>
          <table:table-cell office:value-type="string" calcext:value-type="string">
            <text:p>k</text:p>
          </table:table-cell>
          <table:table-cell office:value-type="float" office:value="-0.16666667" calcext:value-type="float">
            <text:p>-0.16666667</text:p>
          </table:table-cell>
        </table:table-row>
        <table:table-row table:style-name="ro1">
          <table:table-cell office:value-type="float" office:value="-12.308035" calcext:value-type="float">
            <text:p>-12.308035</text:p>
          </table:table-cell>
          <table:table-cell office:value-type="string" calcext:value-type="string">
            <text:p>y</text:p>
          </table:table-cell>
          <table:table-cell office:value-type="float" office:value="8.824895" calcext:value-type="float">
            <text:p>8.824895</text:p>
          </table:table-cell>
          <table:table-cell office:value-type="string" calcext:value-type="string">
            <text:p>h</text:p>
          </table:table-cell>
          <table:table-cell office:value-type="float" office:value="117.46977" calcext:value-type="float">
            <text:p>117.46977</text:p>
          </table:table-cell>
          <table:table-cell office:value-type="string" calcext:value-type="string">
            <text:p>k</text:p>
          </table:table-cell>
          <table:table-cell office:value-type="float" office:value="0.011517534" calcext:value-type="float">
            <text:p>0.011517534</text:p>
          </table:table-cell>
          <table:table-cell table:number-columns-repeated="3"/>
          <table:table-cell office:value-type="float" office:value="6.4162179" calcext:value-type="float">
            <text:p>6.4162179</text:p>
          </table:table-cell>
          <table:table-cell office:value-type="string" calcext:value-type="string">
            <text:p>y</text:p>
          </table:table-cell>
          <table:table-cell office:value-type="float" office:value="2.444665" calcext:value-type="float">
            <text:p>2.444665</text:p>
          </table:table-cell>
          <table:table-cell office:value-type="string" calcext:value-type="string">
            <text:p>h</text:p>
          </table:table-cell>
          <table:table-cell office:value-type="float" office:value="89.566364" calcext:value-type="float">
            <text:p>89.566364</text:p>
          </table:table-cell>
          <table:table-cell office:value-type="string" calcext:value-type="string">
            <text:p>k</text:p>
          </table:table-cell>
          <table:table-cell office:value-type="float" office:value="-0.16666667" calcext:value-type="float">
            <text:p>-0.16666667</text:p>
          </table:table-cell>
        </table:table-row>
        <table:table-row table:style-name="ro1">
          <table:table-cell office:value-type="float" office:value="-12.217559" calcext:value-type="float">
            <text:p>-12.217559</text:p>
          </table:table-cell>
          <table:table-cell office:value-type="string" calcext:value-type="string">
            <text:p>y</text:p>
          </table:table-cell>
          <table:table-cell office:value-type="float" office:value="8.7779246" calcext:value-type="float">
            <text:p>8.7779246</text:p>
          </table:table-cell>
          <table:table-cell office:value-type="string" calcext:value-type="string">
            <text:p>h</text:p>
          </table:table-cell>
          <table:table-cell office:value-type="float" office:value="117.40205" calcext:value-type="float">
            <text:p>117.40205</text:p>
          </table:table-cell>
          <table:table-cell office:value-type="string" calcext:value-type="string">
            <text:p>k</text:p>
          </table:table-cell>
          <table:table-cell office:value-type="float" office:value="0.011672103" calcext:value-type="float">
            <text:p>0.011672103</text:p>
          </table:table-cell>
          <table:table-cell table:number-columns-repeated="3"/>
          <table:table-cell office:value-type="float" office:value="6.3162179" calcext:value-type="float">
            <text:p>6.3162179</text:p>
          </table:table-cell>
          <table:table-cell office:value-type="string" calcext:value-type="string">
            <text:p>y</text:p>
          </table:table-cell>
          <table:table-cell office:value-type="float" office:value="2.3972373" calcext:value-type="float">
            <text:p>2.3972373</text:p>
          </table:table-cell>
          <table:table-cell office:value-type="string" calcext:value-type="string">
            <text:p>h</text:p>
          </table:table-cell>
          <table:table-cell office:value-type="float" office:value="89.547918" calcext:value-type="float">
            <text:p>89.547918</text:p>
          </table:table-cell>
          <table:table-cell office:value-type="string" calcext:value-type="string">
            <text:p>k</text:p>
          </table:table-cell>
          <table:table-cell office:value-type="float" office:value="-0.16666667" calcext:value-type="float">
            <text:p>-0.16666667</text:p>
          </table:table-cell>
        </table:table-row>
        <table:table-row table:style-name="ro1">
          <table:table-cell office:value-type="float" office:value="-12.127049" calcext:value-type="float">
            <text:p>-12.127049</text:p>
          </table:table-cell>
          <table:table-cell office:value-type="string" calcext:value-type="string">
            <text:p>y</text:p>
          </table:table-cell>
          <table:table-cell office:value-type="float" office:value="8.7310728" calcext:value-type="float">
            <text:p>8.7310728</text:p>
          </table:table-cell>
          <table:table-cell office:value-type="string" calcext:value-type="string">
            <text:p>h</text:p>
          </table:table-cell>
          <table:table-cell office:value-type="float" office:value="117.33344" calcext:value-type="float">
            <text:p>117.33344</text:p>
          </table:table-cell>
          <table:table-cell office:value-type="string" calcext:value-type="string">
            <text:p>k</text:p>
          </table:table-cell>
          <table:table-cell office:value-type="float" office:value="0.011826514" calcext:value-type="float">
            <text:p>0.011826514</text:p>
          </table:table-cell>
          <table:table-cell table:number-columns-repeated="3"/>
          <table:table-cell office:value-type="float" office:value="6.3091504" calcext:value-type="float">
            <text:p>6.3091504</text:p>
          </table:table-cell>
          <table:table-cell office:value-type="string" calcext:value-type="string">
            <text:p>y</text:p>
          </table:table-cell>
          <table:table-cell office:value-type="float" office:value="2.3937994" calcext:value-type="float">
            <text:p>2.3937994</text:p>
          </table:table-cell>
          <table:table-cell office:value-type="string" calcext:value-type="string">
            <text:p>h</text:p>
          </table:table-cell>
          <table:table-cell office:value-type="float" office:value="64.023416" calcext:value-type="float">
            <text:p>64.023416</text:p>
          </table:table-cell>
          <table:table-cell office:value-type="string" calcext:value-type="string">
            <text:p>k</text:p>
          </table:table-cell>
          <table:table-cell office:value-type="float" office:value="-0.16285808" calcext:value-type="float">
            <text:p>-0.16285808</text:p>
          </table:table-cell>
        </table:table-row>
        <table:table-row table:style-name="ro1">
          <table:table-cell office:value-type="float" office:value="-12.036503" calcext:value-type="float">
            <text:p>-12.036503</text:p>
          </table:table-cell>
          <table:table-cell office:value-type="string" calcext:value-type="string">
            <text:p>y</text:p>
          </table:table-cell>
          <table:table-cell office:value-type="float" office:value="8.6843412" calcext:value-type="float">
            <text:p>8.6843412</text:p>
          </table:table-cell>
          <table:table-cell office:value-type="string" calcext:value-type="string">
            <text:p>h</text:p>
          </table:table-cell>
          <table:table-cell office:value-type="float" office:value="117.26394" calcext:value-type="float">
            <text:p>117.26394</text:p>
          </table:table-cell>
          <table:table-cell office:value-type="string" calcext:value-type="string">
            <text:p>k</text:p>
          </table:table-cell>
          <table:table-cell office:value-type="float" office:value="0.011980755" calcext:value-type="float">
            <text:p>0.011980755</text:p>
          </table:table-cell>
          <table:table-cell table:number-columns-repeated="3"/>
          <table:table-cell office:value-type="float" office:value="6.2195747" calcext:value-type="float">
            <text:p>6.2195747</text:p>
          </table:table-cell>
          <table:table-cell office:value-type="string" calcext:value-type="string">
            <text:p>y</text:p>
          </table:table-cell>
          <table:table-cell office:value-type="float" office:value="2.3493366" calcext:value-type="float">
            <text:p>2.3493366</text:p>
          </table:table-cell>
          <table:table-cell office:value-type="string" calcext:value-type="string">
            <text:p>h</text:p>
          </table:table-cell>
          <table:table-cell office:value-type="float" office:value="63.222952" calcext:value-type="float">
            <text:p>63.222952</text:p>
          </table:table-cell>
          <table:table-cell office:value-type="string" calcext:value-type="string">
            <text:p>k</text:p>
          </table:table-cell>
          <table:table-cell office:value-type="float" office:value="-0.11749873" calcext:value-type="float">
            <text:p>-0.11749873</text:p>
          </table:table-cell>
        </table:table-row>
        <table:table-row table:style-name="ro1">
          <table:table-cell office:value-type="float" office:value="-11.945922" calcext:value-type="float">
            <text:p>-11.945922</text:p>
          </table:table-cell>
          <table:table-cell office:value-type="string" calcext:value-type="string">
            <text:p>y</text:p>
          </table:table-cell>
          <table:table-cell office:value-type="float" office:value="8.6377312" calcext:value-type="float">
            <text:p>8.6377312</text:p>
          </table:table-cell>
          <table:table-cell office:value-type="string" calcext:value-type="string">
            <text:p>h</text:p>
          </table:table-cell>
          <table:table-cell office:value-type="float" office:value="117.19356" calcext:value-type="float">
            <text:p>117.19356</text:p>
          </table:table-cell>
          <table:table-cell office:value-type="string" calcext:value-type="string">
            <text:p>k</text:p>
          </table:table-cell>
          <table:table-cell office:value-type="float" office:value="0.012134815" calcext:value-type="float">
            <text:p>0.012134815</text:p>
          </table:table-cell>
          <table:table-cell table:number-columns-repeated="3"/>
          <table:table-cell office:value-type="float" office:value="6.1305145" calcext:value-type="float">
            <text:p>6.1305145</text:p>
          </table:table-cell>
          <table:table-cell office:value-type="string" calcext:value-type="string">
            <text:p>y</text:p>
          </table:table-cell>
          <table:table-cell office:value-type="float" office:value="2.3038123" calcext:value-type="float">
            <text:p>2.3038123</text:p>
          </table:table-cell>
          <table:table-cell office:value-type="string" calcext:value-type="string">
            <text:p>h</text:p>
          </table:table-cell>
          <table:table-cell office:value-type="float" office:value="62.666084" calcext:value-type="float">
            <text:p>62.666084</text:p>
          </table:table-cell>
          <table:table-cell office:value-type="string" calcext:value-type="string">
            <text:p>k</text:p>
          </table:table-cell>
          <table:table-cell office:value-type="float" office:value="-0.077763171" calcext:value-type="float">
            <text:p>-0.077763171</text:p>
          </table:table-cell>
        </table:table-row>
        <table:table-row table:style-name="ro1">
          <table:table-cell office:value-type="float" office:value="-11.855305" calcext:value-type="float">
            <text:p>-11.855305</text:p>
          </table:table-cell>
          <table:table-cell office:value-type="string" calcext:value-type="string">
            <text:p>y</text:p>
          </table:table-cell>
          <table:table-cell office:value-type="float" office:value="8.5912444" calcext:value-type="float">
            <text:p>8.5912444</text:p>
          </table:table-cell>
          <table:table-cell office:value-type="string" calcext:value-type="string">
            <text:p>h</text:p>
          </table:table-cell>
          <table:table-cell office:value-type="float" office:value="117.12231" calcext:value-type="float">
            <text:p>117.12231</text:p>
          </table:table-cell>
          <table:table-cell office:value-type="string" calcext:value-type="string">
            <text:p>k</text:p>
          </table:table-cell>
          <table:table-cell office:value-type="float" office:value="0.01228868" calcext:value-type="float">
            <text:p>0.01228868</text:p>
          </table:table-cell>
          <table:table-cell table:number-columns-repeated="3"/>
          <table:table-cell office:value-type="float" office:value="6.0417962" calcext:value-type="float">
            <text:p>6.0417962</text:p>
          </table:table-cell>
          <table:table-cell office:value-type="string" calcext:value-type="string">
            <text:p>y</text:p>
          </table:table-cell>
          <table:table-cell office:value-type="float" office:value="2.2575838" calcext:value-type="float">
            <text:p>2.2575838</text:p>
          </table:table-cell>
          <table:table-cell office:value-type="string" calcext:value-type="string">
            <text:p>h</text:p>
          </table:table-cell>
          <table:table-cell office:value-type="float" office:value="62.321346" calcext:value-type="float">
            <text:p>62.321346</text:p>
          </table:table-cell>
          <table:table-cell office:value-type="string" calcext:value-type="string">
            <text:p>k</text:p>
          </table:table-cell>
          <table:table-cell office:value-type="float" office:value="-0.043396003" calcext:value-type="float">
            <text:p>-0.043396003</text:p>
          </table:table-cell>
        </table:table-row>
        <table:table-row table:style-name="ro1">
          <table:table-cell office:value-type="float" office:value="-11.764652" calcext:value-type="float">
            <text:p>-11.764652</text:p>
          </table:table-cell>
          <table:table-cell office:value-type="string" calcext:value-type="string">
            <text:p>y</text:p>
          </table:table-cell>
          <table:table-cell office:value-type="float" office:value="8.5448822" calcext:value-type="float">
            <text:p>8.5448822</text:p>
          </table:table-cell>
          <table:table-cell office:value-type="string" calcext:value-type="string">
            <text:p>h</text:p>
          </table:table-cell>
          <table:table-cell office:value-type="float" office:value="117.05017" calcext:value-type="float">
            <text:p>117.05017</text:p>
          </table:table-cell>
          <table:table-cell office:value-type="string" calcext:value-type="string">
            <text:p>k</text:p>
          </table:table-cell>
          <table:table-cell office:value-type="float" office:value="0.012442339" calcext:value-type="float">
            <text:p>0.012442339</text:p>
          </table:table-cell>
          <table:table-cell table:number-columns-repeated="3"/>
          <table:table-cell office:value-type="float" office:value="5.9532696" calcext:value-type="float">
            <text:p>5.9532696</text:p>
          </table:table-cell>
          <table:table-cell office:value-type="string" calcext:value-type="string">
            <text:p>y</text:p>
          </table:table-cell>
          <table:table-cell office:value-type="float" office:value="2.2109606" calcext:value-type="float">
            <text:p>2.2109606</text:p>
          </table:table-cell>
          <table:table-cell office:value-type="string" calcext:value-type="string">
            <text:p>h</text:p>
          </table:table-cell>
          <table:table-cell office:value-type="float" office:value="62.158905" calcext:value-type="float">
            <text:p>62.158905</text:p>
          </table:table-cell>
          <table:table-cell office:value-type="string" calcext:value-type="string">
            <text:p>k</text:p>
          </table:table-cell>
          <table:table-cell office:value-type="float" office:value="-0.014094829" calcext:value-type="float">
            <text:p>-0.014094829</text:p>
          </table:table-cell>
        </table:table-row>
        <table:table-row table:style-name="ro1">
          <table:table-cell office:value-type="float" office:value="-11.673962" calcext:value-type="float">
            <text:p>-11.673962</text:p>
          </table:table-cell>
          <table:table-cell office:value-type="string" calcext:value-type="string">
            <text:p>y</text:p>
          </table:table-cell>
          <table:table-cell office:value-type="float" office:value="8.498646" calcext:value-type="float">
            <text:p>8.498646</text:p>
          </table:table-cell>
          <table:table-cell office:value-type="string" calcext:value-type="string">
            <text:p>h</text:p>
          </table:table-cell>
          <table:table-cell office:value-type="float" office:value="116.97715" calcext:value-type="float">
            <text:p>116.97715</text:p>
          </table:table-cell>
          <table:table-cell office:value-type="string" calcext:value-type="string">
            <text:p>k</text:p>
          </table:table-cell>
          <table:table-cell office:value-type="float" office:value="0.012595779" calcext:value-type="float">
            <text:p>0.012595779</text:p>
          </table:table-cell>
          <table:table-cell table:number-columns-repeated="3"/>
          <table:table-cell office:value-type="float" office:value="5.8648065" calcext:value-type="float">
            <text:p>5.8648065</text:p>
          </table:table-cell>
          <table:table-cell office:value-type="string" calcext:value-type="string">
            <text:p>y</text:p>
          </table:table-cell>
          <table:table-cell office:value-type="float" office:value="2.1642069" calcext:value-type="float">
            <text:p>2.1642069</text:p>
          </table:table-cell>
          <table:table-cell office:value-type="string" calcext:value-type="string">
            <text:p>h</text:p>
          </table:table-cell>
          <table:table-cell office:value-type="float" office:value="62.150663" calcext:value-type="float">
            <text:p>62.150663</text:p>
          </table:table-cell>
          <table:table-cell office:value-type="string" calcext:value-type="string">
            <text:p>k</text:p>
          </table:table-cell>
          <table:table-cell office:value-type="float" office:value="0.010453051" calcext:value-type="float">
            <text:p>0.010453051</text:p>
          </table:table-cell>
        </table:table-row>
        <table:table-row table:style-name="ro1">
          <table:table-cell office:value-type="float" office:value="-11.583235" calcext:value-type="float">
            <text:p>-11.583235</text:p>
          </table:table-cell>
          <table:table-cell office:value-type="string" calcext:value-type="string">
            <text:p>y</text:p>
          </table:table-cell>
          <table:table-cell office:value-type="float" office:value="8.4525373" calcext:value-type="float">
            <text:p>8.4525373</text:p>
          </table:table-cell>
          <table:table-cell office:value-type="string" calcext:value-type="string">
            <text:p>h</text:p>
          </table:table-cell>
          <table:table-cell office:value-type="float" office:value="116.90326" calcext:value-type="float">
            <text:p>116.90326</text:p>
          </table:table-cell>
          <table:table-cell office:value-type="string" calcext:value-type="string">
            <text:p>k</text:p>
          </table:table-cell>
          <table:table-cell office:value-type="float" office:value="0.012748986" calcext:value-type="float">
            <text:p>0.012748986</text:p>
          </table:table-cell>
          <table:table-cell table:number-columns-repeated="3"/>
          <table:table-cell office:value-type="float" office:value="5.7762992" calcext:value-type="float">
            <text:p>5.7762992</text:p>
          </table:table-cell>
          <table:table-cell office:value-type="string" calcext:value-type="string">
            <text:p>y</text:p>
          </table:table-cell>
          <table:table-cell office:value-type="float" office:value="2.117544" calcext:value-type="float">
            <text:p>2.117544</text:p>
          </table:table-cell>
          <table:table-cell office:value-type="string" calcext:value-type="string">
            <text:p>h</text:p>
          </table:table-cell>
          <table:table-cell office:value-type="float" office:value="62.270256" calcext:value-type="float">
            <text:p>62.270256</text:p>
          </table:table-cell>
          <table:table-cell office:value-type="string" calcext:value-type="string">
            <text:p>k</text:p>
          </table:table-cell>
          <table:table-cell office:value-type="float" office:value="0.030553951" calcext:value-type="float">
            <text:p>0.030553951</text:p>
          </table:table-cell>
        </table:table-row>
        <table:table-row table:style-name="ro1">
          <table:table-cell office:value-type="float" office:value="-11.492471" calcext:value-type="float">
            <text:p>-11.492471</text:p>
          </table:table-cell>
          <table:table-cell office:value-type="string" calcext:value-type="string">
            <text:p>y</text:p>
          </table:table-cell>
          <table:table-cell office:value-type="float" office:value="8.4065576" calcext:value-type="float">
            <text:p>8.4065576</text:p>
          </table:table-cell>
          <table:table-cell office:value-type="string" calcext:value-type="string">
            <text:p>h</text:p>
          </table:table-cell>
          <table:table-cell office:value-type="float" office:value="116.82849" calcext:value-type="float">
            <text:p>116.82849</text:p>
          </table:table-cell>
          <table:table-cell office:value-type="string" calcext:value-type="string">
            <text:p>k</text:p>
          </table:table-cell>
          <table:table-cell office:value-type="float" office:value="0.012901949" calcext:value-type="float">
            <text:p>0.012901949</text:p>
          </table:table-cell>
          <table:table-cell table:number-columns-repeated="3"/>
          <table:table-cell office:value-type="float" office:value="5.6876597" calcext:value-type="float">
            <text:p>5.6876597</text:p>
          </table:table-cell>
          <table:table-cell office:value-type="string" calcext:value-type="string">
            <text:p>y</text:p>
          </table:table-cell>
          <table:table-cell office:value-type="float" office:value="2.0711532" calcext:value-type="float">
            <text:p>2.0711532</text:p>
          </table:table-cell>
          <table:table-cell office:value-type="string" calcext:value-type="string">
            <text:p>h</text:p>
          </table:table-cell>
          <table:table-cell office:value-type="float" office:value="62.493022" calcext:value-type="float">
            <text:p>62.493022</text:p>
          </table:table-cell>
          <table:table-cell office:value-type="string" calcext:value-type="string">
            <text:p>k</text:p>
          </table:table-cell>
          <table:table-cell office:value-type="float" office:value="0.04650303" calcext:value-type="float">
            <text:p>0.04650303</text:p>
          </table:table-cell>
        </table:table-row>
        <table:table-row table:style-name="ro1">
          <table:table-cell office:value-type="float" office:value="-11.401668" calcext:value-type="float">
            <text:p>-11.401668</text:p>
          </table:table-cell>
          <table:table-cell office:value-type="string" calcext:value-type="string">
            <text:p>y</text:p>
          </table:table-cell>
          <table:table-cell office:value-type="float" office:value="8.3607084" calcext:value-type="float">
            <text:p>8.3607084</text:p>
          </table:table-cell>
          <table:table-cell office:value-type="string" calcext:value-type="string">
            <text:p>h</text:p>
          </table:table-cell>
          <table:table-cell office:value-type="float" office:value="116.75285" calcext:value-type="float">
            <text:p>116.75285</text:p>
          </table:table-cell>
          <table:table-cell office:value-type="string" calcext:value-type="string">
            <text:p>k</text:p>
          </table:table-cell>
          <table:table-cell office:value-type="float" office:value="0.013054653" calcext:value-type="float">
            <text:p>0.013054653</text:p>
          </table:table-cell>
          <table:table-cell table:number-columns-repeated="3"/>
          <table:table-cell office:value-type="float" office:value="5.5988183" calcext:value-type="float">
            <text:p>5.5988183</text:p>
          </table:table-cell>
          <table:table-cell office:value-type="string" calcext:value-type="string">
            <text:p>y</text:p>
          </table:table-cell>
          <table:table-cell office:value-type="float" office:value="2.0251783" calcext:value-type="float">
            <text:p>2.0251783</text:p>
          </table:table-cell>
          <table:table-cell office:value-type="string" calcext:value-type="string">
            <text:p>h</text:p>
          </table:table-cell>
          <table:table-cell office:value-type="float" office:value="62.795956" calcext:value-type="float">
            <text:p>62.795956</text:p>
          </table:table-cell>
          <table:table-cell office:value-type="string" calcext:value-type="string">
            <text:p>k</text:p>
          </table:table-cell>
          <table:table-cell office:value-type="float" office:value="0.058585817" calcext:value-type="float">
            <text:p>0.058585817</text:p>
          </table:table-cell>
        </table:table-row>
        <table:table-row table:style-name="ro1">
          <table:table-cell office:value-type="float" office:value="-11.310827" calcext:value-type="float">
            <text:p>-11.310827</text:p>
          </table:table-cell>
          <table:table-cell office:value-type="string" calcext:value-type="string">
            <text:p>y</text:p>
          </table:table-cell>
          <table:table-cell office:value-type="float" office:value="8.314991" calcext:value-type="float">
            <text:p>8.314991</text:p>
          </table:table-cell>
          <table:table-cell office:value-type="string" calcext:value-type="string">
            <text:p>h</text:p>
          </table:table-cell>
          <table:table-cell office:value-type="float" office:value="116.67634" calcext:value-type="float">
            <text:p>116.67634</text:p>
          </table:table-cell>
          <table:table-cell office:value-type="string" calcext:value-type="string">
            <text:p>k</text:p>
          </table:table-cell>
          <table:table-cell office:value-type="float" office:value="0.013207086" calcext:value-type="float">
            <text:p>0.013207086</text:p>
          </table:table-cell>
          <table:table-cell table:number-columns-repeated="3"/>
          <table:table-cell office:value-type="float" office:value="5.5097221" calcext:value-type="float">
            <text:p>5.5097221</text:p>
          </table:table-cell>
          <table:table-cell office:value-type="string" calcext:value-type="string">
            <text:p>y</text:p>
          </table:table-cell>
          <table:table-cell office:value-type="float" office:value="1.9797282" calcext:value-type="float">
            <text:p>1.9797282</text:p>
          </table:table-cell>
          <table:table-cell office:value-type="string" calcext:value-type="string">
            <text:p>h</text:p>
          </table:table-cell>
          <table:table-cell office:value-type="float" office:value="63.157684" calcext:value-type="float">
            <text:p>63.157684</text:p>
          </table:table-cell>
          <table:table-cell office:value-type="string" calcext:value-type="string">
            <text:p>k</text:p>
          </table:table-cell>
          <table:table-cell office:value-type="float" office:value="0.067082301" calcext:value-type="float">
            <text:p>0.067082301</text:p>
          </table:table-cell>
        </table:table-row>
        <table:table-row table:style-name="ro1">
          <table:table-cell office:value-type="float" office:value="-11.219947" calcext:value-type="float">
            <text:p>-11.219947</text:p>
          </table:table-cell>
          <table:table-cell office:value-type="string" calcext:value-type="string">
            <text:p>y</text:p>
          </table:table-cell>
          <table:table-cell office:value-type="float" office:value="8.269407" calcext:value-type="float">
            <text:p>8.269407</text:p>
          </table:table-cell>
          <table:table-cell office:value-type="string" calcext:value-type="string">
            <text:p>h</text:p>
          </table:table-cell>
          <table:table-cell office:value-type="float" office:value="116.59896" calcext:value-type="float">
            <text:p>116.59896</text:p>
          </table:table-cell>
          <table:table-cell office:value-type="string" calcext:value-type="string">
            <text:p>k</text:p>
          </table:table-cell>
          <table:table-cell office:value-type="float" office:value="0.013359233" calcext:value-type="float">
            <text:p>0.013359233</text:p>
          </table:table-cell>
          <table:table-cell table:number-columns-repeated="3"/>
          <table:table-cell office:value-type="float" office:value="5.4203339" calcext:value-type="float">
            <text:p>5.4203339</text:p>
          </table:table-cell>
          <table:table-cell office:value-type="string" calcext:value-type="string">
            <text:p>y</text:p>
          </table:table-cell>
          <table:table-cell office:value-type="float" office:value="1.9348792" calcext:value-type="float">
            <text:p>1.9348792</text:p>
          </table:table-cell>
          <table:table-cell office:value-type="string" calcext:value-type="string">
            <text:p>h</text:p>
          </table:table-cell>
          <table:table-cell office:value-type="float" office:value="63.558449" calcext:value-type="float">
            <text:p>63.558449</text:p>
          </table:table-cell>
          <table:table-cell office:value-type="string" calcext:value-type="string">
            <text:p>k</text:p>
          </table:table-cell>
          <table:table-cell office:value-type="float" office:value="0.072271281" calcext:value-type="float">
            <text:p>0.072271281</text:p>
          </table:table-cell>
        </table:table-row>
        <table:table-row table:style-name="ro1">
          <table:table-cell office:value-type="float" office:value="-11.129028" calcext:value-type="float">
            <text:p>-11.129028</text:p>
          </table:table-cell>
          <table:table-cell office:value-type="string" calcext:value-type="string">
            <text:p>y</text:p>
          </table:table-cell>
          <table:table-cell office:value-type="float" office:value="8.2239577" calcext:value-type="float">
            <text:p>8.2239577</text:p>
          </table:table-cell>
          <table:table-cell office:value-type="string" calcext:value-type="string">
            <text:p>h</text:p>
          </table:table-cell>
          <table:table-cell office:value-type="float" office:value="116.52071" calcext:value-type="float">
            <text:p>116.52071</text:p>
          </table:table-cell>
          <table:table-cell office:value-type="string" calcext:value-type="string">
            <text:p>k</text:p>
          </table:table-cell>
          <table:table-cell office:value-type="float" office:value="0.013511082" calcext:value-type="float">
            <text:p>0.013511082</text:p>
          </table:table-cell>
          <table:table-cell table:number-columns-repeated="3"/>
          <table:table-cell office:value-type="float" office:value="5.330631" calcext:value-type="float">
            <text:p>5.330631</text:p>
          </table:table-cell>
          <table:table-cell office:value-type="string" calcext:value-type="string">
            <text:p>y</text:p>
          </table:table-cell>
          <table:table-cell office:value-type="float" office:value="1.8906782" calcext:value-type="float">
            <text:p>1.8906782</text:p>
          </table:table-cell>
          <table:table-cell office:value-type="string" calcext:value-type="string">
            <text:p>h</text:p>
          </table:table-cell>
          <table:table-cell office:value-type="float" office:value="63.980114" calcext:value-type="float">
            <text:p>63.980114</text:p>
          </table:table-cell>
          <table:table-cell office:value-type="string" calcext:value-type="string">
            <text:p>k</text:p>
          </table:table-cell>
          <table:table-cell office:value-type="float" office:value="0.074433732" calcext:value-type="float">
            <text:p>0.074433732</text:p>
          </table:table-cell>
        </table:table-row>
        <table:table-row table:style-name="ro1">
          <table:table-cell office:value-type="float" office:value="-11.03807" calcext:value-type="float">
            <text:p>-11.03807</text:p>
          </table:table-cell>
          <table:table-cell office:value-type="string" calcext:value-type="string">
            <text:p>y</text:p>
          </table:table-cell>
          <table:table-cell office:value-type="float" office:value="8.1786445" calcext:value-type="float">
            <text:p>8.1786445</text:p>
          </table:table-cell>
          <table:table-cell office:value-type="string" calcext:value-type="string">
            <text:p>h</text:p>
          </table:table-cell>
          <table:table-cell office:value-type="float" office:value="116.4416" calcext:value-type="float">
            <text:p>116.4416</text:p>
          </table:table-cell>
          <table:table-cell office:value-type="string" calcext:value-type="string">
            <text:p>k</text:p>
          </table:table-cell>
          <table:table-cell office:value-type="float" office:value="0.013662617" calcext:value-type="float">
            <text:p>0.013662617</text:p>
          </table:table-cell>
          <table:table-cell table:number-columns-repeated="3"/>
          <table:table-cell office:value-type="float" office:value="5.240604" calcext:value-type="float">
            <text:p>5.240604</text:p>
          </table:table-cell>
          <table:table-cell office:value-type="string" calcext:value-type="string">
            <text:p>y</text:p>
          </table:table-cell>
          <table:table-cell office:value-type="float" office:value="1.8471447" calcext:value-type="float">
            <text:p>1.8471447</text:p>
          </table:table-cell>
          <table:table-cell office:value-type="string" calcext:value-type="string">
            <text:p>h</text:p>
          </table:table-cell>
          <table:table-cell office:value-type="float" office:value="64.40617" calcext:value-type="float">
            <text:p>64.40617</text:p>
          </table:table-cell>
          <table:table-cell office:value-type="string" calcext:value-type="string">
            <text:p>k</text:p>
          </table:table-cell>
          <table:table-cell office:value-type="float" office:value="0.07385466" calcext:value-type="float">
            <text:p>0.07385466</text:p>
          </table:table-cell>
        </table:table-row>
        <table:table-row table:style-name="ro1">
          <table:table-cell office:value-type="float" office:value="-10.947071" calcext:value-type="float">
            <text:p>-10.947071</text:p>
          </table:table-cell>
          <table:table-cell office:value-type="string" calcext:value-type="string">
            <text:p>y</text:p>
          </table:table-cell>
          <table:table-cell office:value-type="float" office:value="8.133469" calcext:value-type="float">
            <text:p>8.133469</text:p>
          </table:table-cell>
          <table:table-cell office:value-type="string" calcext:value-type="string">
            <text:p>h</text:p>
          </table:table-cell>
          <table:table-cell office:value-type="float" office:value="116.36163" calcext:value-type="float">
            <text:p>116.36163</text:p>
          </table:table-cell>
          <table:table-cell office:value-type="string" calcext:value-type="string">
            <text:p>k</text:p>
          </table:table-cell>
          <table:table-cell office:value-type="float" office:value="0.013813825" calcext:value-type="float">
            <text:p>0.013813825</text:p>
          </table:table-cell>
          <table:table-cell table:number-columns-repeated="3"/>
          <table:table-cell office:value-type="float" office:value="5.1502553" calcext:value-type="float">
            <text:p>5.1502553</text:p>
          </table:table-cell>
          <table:table-cell office:value-type="string" calcext:value-type="string">
            <text:p>y</text:p>
          </table:table-cell>
          <table:table-cell office:value-type="float" office:value="1.8042737" calcext:value-type="float">
            <text:p>1.8042737</text:p>
          </table:table-cell>
          <table:table-cell office:value-type="string" calcext:value-type="string">
            <text:p>h</text:p>
          </table:table-cell>
          <table:table-cell office:value-type="float" office:value="64.821762" calcext:value-type="float">
            <text:p>64.821762</text:p>
          </table:table-cell>
          <table:table-cell office:value-type="string" calcext:value-type="string">
            <text:p>k</text:p>
          </table:table-cell>
          <table:table-cell office:value-type="float" office:value="0.070823449" calcext:value-type="float">
            <text:p>0.070823449</text:p>
          </table:table-cell>
        </table:table-row>
        <table:table-row table:style-name="ro1">
          <table:table-cell office:value-type="float" office:value="-10.856032" calcext:value-type="float">
            <text:p>-10.856032</text:p>
          </table:table-cell>
          <table:table-cell office:value-type="string" calcext:value-type="string">
            <text:p>y</text:p>
          </table:table-cell>
          <table:table-cell office:value-type="float" office:value="8.0884325" calcext:value-type="float">
            <text:p>8.0884325</text:p>
          </table:table-cell>
          <table:table-cell office:value-type="string" calcext:value-type="string">
            <text:p>h</text:p>
          </table:table-cell>
          <table:table-cell office:value-type="float" office:value="116.2808" calcext:value-type="float">
            <text:p>116.2808</text:p>
          </table:table-cell>
          <table:table-cell office:value-type="string" calcext:value-type="string">
            <text:p>k</text:p>
          </table:table-cell>
          <table:table-cell office:value-type="float" office:value="0.013964692" calcext:value-type="float">
            <text:p>0.013964692</text:p>
          </table:table-cell>
          <table:table-cell table:number-columns-repeated="3"/>
          <table:table-cell office:value-type="float" office:value="5.0595979" calcext:value-type="float">
            <text:p>5.0595979</text:p>
          </table:table-cell>
          <table:table-cell office:value-type="string" calcext:value-type="string">
            <text:p>y</text:p>
          </table:table-cell>
          <table:table-cell office:value-type="float" office:value="1.7620384" calcext:value-type="float">
            <text:p>1.7620384</text:p>
          </table:table-cell>
          <table:table-cell office:value-type="string" calcext:value-type="string">
            <text:p>h</text:p>
          </table:table-cell>
          <table:table-cell office:value-type="float" office:value="65.213692" calcext:value-type="float">
            <text:p>65.213692</text:p>
          </table:table-cell>
          <table:table-cell office:value-type="string" calcext:value-type="string">
            <text:p>k</text:p>
          </table:table-cell>
          <table:table-cell office:value-type="float" office:value="0.065633002" calcext:value-type="float">
            <text:p>0.065633002</text:p>
          </table:table-cell>
        </table:table-row>
        <table:table-row table:style-name="ro1">
          <table:table-cell office:value-type="float" office:value="-10.764952" calcext:value-type="float">
            <text:p>-10.764952</text:p>
          </table:table-cell>
          <table:table-cell office:value-type="string" calcext:value-type="string">
            <text:p>y</text:p>
          </table:table-cell>
          <table:table-cell office:value-type="float" office:value="8.0435365" calcext:value-type="float">
            <text:p>8.0435365</text:p>
          </table:table-cell>
          <table:table-cell office:value-type="string" calcext:value-type="string">
            <text:p>h</text:p>
          </table:table-cell>
          <table:table-cell office:value-type="float" office:value="116.19912" calcext:value-type="float">
            <text:p>116.19912</text:p>
          </table:table-cell>
          <table:table-cell office:value-type="string" calcext:value-type="string">
            <text:p>k</text:p>
          </table:table-cell>
          <table:table-cell office:value-type="float" office:value="0.014115202" calcext:value-type="float">
            <text:p>0.014115202</text:p>
          </table:table-cell>
          <table:table-cell table:number-columns-repeated="3"/>
          <table:table-cell office:value-type="float" office:value="4.9686542" calcext:value-type="float">
            <text:p>4.9686542</text:p>
          </table:table-cell>
          <table:table-cell office:value-type="string" calcext:value-type="string">
            <text:p>y</text:p>
          </table:table-cell>
          <table:table-cell office:value-type="float" office:value="1.7203924" calcext:value-type="float">
            <text:p>1.7203924</text:p>
          </table:table-cell>
          <table:table-cell office:value-type="string" calcext:value-type="string">
            <text:p>h</text:p>
          </table:table-cell>
          <table:table-cell office:value-type="float" office:value="65.570442" calcext:value-type="float">
            <text:p>65.570442</text:p>
          </table:table-cell>
          <table:table-cell office:value-type="string" calcext:value-type="string">
            <text:p>k</text:p>
          </table:table-cell>
          <table:table-cell office:value-type="float" office:value="0.058578149" calcext:value-type="float">
            <text:p>0.058578149</text:p>
          </table:table-cell>
        </table:table-row>
        <table:table-row table:style-name="ro1">
          <table:table-cell office:value-type="float" office:value="-10.67383" calcext:value-type="float">
            <text:p>-10.67383</text:p>
          </table:table-cell>
          <table:table-cell office:value-type="string" calcext:value-type="string">
            <text:p>y</text:p>
          </table:table-cell>
          <table:table-cell office:value-type="float" office:value="7.9987823" calcext:value-type="float">
            <text:p>7.9987823</text:p>
          </table:table-cell>
          <table:table-cell office:value-type="string" calcext:value-type="string">
            <text:p>h</text:p>
          </table:table-cell>
          <table:table-cell office:value-type="float" office:value="116.11658" calcext:value-type="float">
            <text:p>116.11658</text:p>
          </table:table-cell>
          <table:table-cell office:value-type="string" calcext:value-type="string">
            <text:p>k</text:p>
          </table:table-cell>
          <table:table-cell office:value-type="float" office:value="0.014265342" calcext:value-type="float">
            <text:p>0.014265342</text:p>
          </table:table-cell>
          <table:table-cell table:number-columns-repeated="3"/>
          <table:table-cell office:value-type="float" office:value="4.877455" calcext:value-type="float">
            <text:p>4.877455</text:p>
          </table:table-cell>
          <table:table-cell office:value-type="string" calcext:value-type="string">
            <text:p>y</text:p>
          </table:table-cell>
          <table:table-cell office:value-type="float" office:value="1.6792727" calcext:value-type="float">
            <text:p>1.6792727</text:p>
          </table:table-cell>
          <table:table-cell office:value-type="string" calcext:value-type="string">
            <text:p>h</text:p>
          </table:table-cell>
          <table:table-cell office:value-type="float" office:value="65.882169" calcext:value-type="float">
            <text:p>65.882169</text:p>
          </table:table-cell>
          <table:table-cell office:value-type="string" calcext:value-type="string">
            <text:p>k</text:p>
          </table:table-cell>
          <table:table-cell office:value-type="float" office:value="0.049953817" calcext:value-type="float">
            <text:p>0.049953817</text:p>
          </table:table-cell>
        </table:table-row>
        <table:table-row table:style-name="ro1">
          <table:table-cell office:value-type="float" office:value="-10.582667" calcext:value-type="float">
            <text:p>-10.582667</text:p>
          </table:table-cell>
          <table:table-cell office:value-type="string" calcext:value-type="string">
            <text:p>y</text:p>
          </table:table-cell>
          <table:table-cell office:value-type="float" office:value="7.9541713" calcext:value-type="float">
            <text:p>7.9541713</text:p>
          </table:table-cell>
          <table:table-cell office:value-type="string" calcext:value-type="string">
            <text:p>h</text:p>
          </table:table-cell>
          <table:table-cell office:value-type="float" office:value="116.03319" calcext:value-type="float">
            <text:p>116.03319</text:p>
          </table:table-cell>
          <table:table-cell office:value-type="string" calcext:value-type="string">
            <text:p>k</text:p>
          </table:table-cell>
          <table:table-cell office:value-type="float" office:value="0.014415095" calcext:value-type="float">
            <text:p>0.014415095</text:p>
          </table:table-cell>
          <table:table-cell table:number-columns-repeated="3"/>
          <table:table-cell office:value-type="float" office:value="4.7860378" calcext:value-type="float">
            <text:p>4.7860378</text:p>
          </table:table-cell>
          <table:table-cell office:value-type="string" calcext:value-type="string">
            <text:p>y</text:p>
          </table:table-cell>
          <table:table-cell office:value-type="float" office:value="1.638602" calcext:value-type="float">
            <text:p>1.638602</text:p>
          </table:table-cell>
          <table:table-cell office:value-type="string" calcext:value-type="string">
            <text:p>h</text:p>
          </table:table-cell>
          <table:table-cell office:value-type="float" office:value="66.140705" calcext:value-type="float">
            <text:p>66.140705</text:p>
          </table:table-cell>
          <table:table-cell office:value-type="string" calcext:value-type="string">
            <text:p>k</text:p>
          </table:table-cell>
          <table:table-cell office:value-type="float" office:value="0.040053391" calcext:value-type="float">
            <text:p>0.040053391</text:p>
          </table:table-cell>
        </table:table-row>
        <table:table-row table:style-name="ro1">
          <table:table-cell office:value-type="float" office:value="-10.491462" calcext:value-type="float">
            <text:p>-10.491462</text:p>
          </table:table-cell>
          <table:table-cell office:value-type="string" calcext:value-type="string">
            <text:p>y</text:p>
          </table:table-cell>
          <table:table-cell office:value-type="float" office:value="7.909705" calcext:value-type="float">
            <text:p>7.909705</text:p>
          </table:table-cell>
          <table:table-cell office:value-type="string" calcext:value-type="string">
            <text:p>h</text:p>
          </table:table-cell>
          <table:table-cell office:value-type="float" office:value="115.94895" calcext:value-type="float">
            <text:p>115.94895</text:p>
          </table:table-cell>
          <table:table-cell office:value-type="string" calcext:value-type="string">
            <text:p>k</text:p>
          </table:table-cell>
          <table:table-cell office:value-type="float" office:value="0.014564448" calcext:value-type="float">
            <text:p>0.014564448</text:p>
          </table:table-cell>
          <table:table-cell table:number-columns-repeated="3"/>
          <table:table-cell office:value-type="float" office:value="4.6944456" calcext:value-type="float">
            <text:p>4.6944456</text:p>
          </table:table-cell>
          <table:table-cell office:value-type="string" calcext:value-type="string">
            <text:p>y</text:p>
          </table:table-cell>
          <table:table-cell office:value-type="float" office:value="1.5982915" calcext:value-type="float">
            <text:p>1.5982915</text:p>
          </table:table-cell>
          <table:table-cell office:value-type="string" calcext:value-type="string">
            <text:p>h</text:p>
          </table:table-cell>
          <table:table-cell office:value-type="float" office:value="66.339549" calcext:value-type="float">
            <text:p>66.339549</text:p>
          </table:table-cell>
          <table:table-cell office:value-type="string" calcext:value-type="string">
            <text:p>k</text:p>
          </table:table-cell>
          <table:table-cell office:value-type="float" office:value="0.029167596" calcext:value-type="float">
            <text:p>0.029167596</text:p>
          </table:table-cell>
        </table:table-row>
        <table:table-row table:style-name="ro1">
          <table:table-cell office:value-type="float" office:value="-10.400214" calcext:value-type="float">
            <text:p>-10.400214</text:p>
          </table:table-cell>
          <table:table-cell office:value-type="string" calcext:value-type="string">
            <text:p>y</text:p>
          </table:table-cell>
          <table:table-cell office:value-type="float" office:value="7.8653847" calcext:value-type="float">
            <text:p>7.8653847</text:p>
          </table:table-cell>
          <table:table-cell office:value-type="string" calcext:value-type="string">
            <text:p>h</text:p>
          </table:table-cell>
          <table:table-cell office:value-type="float" office:value="115.86387" calcext:value-type="float">
            <text:p>115.86387</text:p>
          </table:table-cell>
          <table:table-cell office:value-type="string" calcext:value-type="string">
            <text:p>k</text:p>
          </table:table-cell>
          <table:table-cell office:value-type="float" office:value="0.014713384" calcext:value-type="float">
            <text:p>0.014713384</text:p>
          </table:table-cell>
          <table:table-cell table:number-columns-repeated="3"/>
          <table:table-cell office:value-type="float" office:value="4.6027259" calcext:value-type="float">
            <text:p>4.6027259</text:p>
          </table:table-cell>
          <table:table-cell office:value-type="string" calcext:value-type="string">
            <text:p>y</text:p>
          </table:table-cell>
          <table:table-cell office:value-type="float" office:value="1.5582435" calcext:value-type="float">
            <text:p>1.5582435</text:p>
          </table:table-cell>
          <table:table-cell office:value-type="string" calcext:value-type="string">
            <text:p>h</text:p>
          </table:table-cell>
          <table:table-cell office:value-type="float" office:value="66.473857" calcext:value-type="float">
            <text:p>66.473857</text:p>
          </table:table-cell>
          <table:table-cell office:value-type="string" calcext:value-type="string">
            <text:p>k</text:p>
          </table:table-cell>
          <table:table-cell office:value-type="float" office:value="0.017584066" calcext:value-type="float">
            <text:p>0.017584066</text:p>
          </table:table-cell>
        </table:table-row>
        <table:table-row table:style-name="ro1">
          <table:table-cell office:value-type="float" office:value="-10.308923" calcext:value-type="float">
            <text:p>-10.308923</text:p>
          </table:table-cell>
          <table:table-cell office:value-type="string" calcext:value-type="string">
            <text:p>y</text:p>
          </table:table-cell>
          <table:table-cell office:value-type="float" office:value="7.8212119" calcext:value-type="float">
            <text:p>7.8212119</text:p>
          </table:table-cell>
          <table:table-cell office:value-type="string" calcext:value-type="string">
            <text:p>h</text:p>
          </table:table-cell>
          <table:table-cell office:value-type="float" office:value="115.77794" calcext:value-type="float">
            <text:p>115.77794</text:p>
          </table:table-cell>
          <table:table-cell office:value-type="string" calcext:value-type="string">
            <text:p>k</text:p>
          </table:table-cell>
          <table:table-cell office:value-type="float" office:value="0.014861888" calcext:value-type="float">
            <text:p>0.014861888</text:p>
          </table:table-cell>
          <table:table-cell table:number-columns-repeated="3"/>
          <table:table-cell office:value-type="float" office:value="4.5109294" calcext:value-type="float">
            <text:p>4.5109294</text:p>
          </table:table-cell>
          <table:table-cell office:value-type="string" calcext:value-type="string">
            <text:p>y</text:p>
          </table:table-cell>
          <table:table-cell office:value-type="float" office:value="1.5183538" calcext:value-type="float">
            <text:p>1.5183538</text:p>
          </table:table-cell>
          <table:table-cell office:value-type="string" calcext:value-type="string">
            <text:p>h</text:p>
          </table:table-cell>
          <table:table-cell office:value-type="float" office:value="66.540427" calcext:value-type="float">
            <text:p>66.540427</text:p>
          </table:table-cell>
          <table:table-cell office:value-type="string" calcext:value-type="string">
            <text:p>k</text:p>
          </table:table-cell>
          <table:table-cell office:value-type="float" office:value="0.0055876244" calcext:value-type="float">
            <text:p>0.0055876244</text:p>
          </table:table-cell>
        </table:table-row>
        <table:table-row table:style-name="ro1">
          <table:table-cell office:value-type="float" office:value="-10.217589" calcext:value-type="float">
            <text:p>-10.217589</text:p>
          </table:table-cell>
          <table:table-cell office:value-type="string" calcext:value-type="string">
            <text:p>y</text:p>
          </table:table-cell>
          <table:table-cell office:value-type="float" office:value="7.7771878" calcext:value-type="float">
            <text:p>7.7771878</text:p>
          </table:table-cell>
          <table:table-cell office:value-type="string" calcext:value-type="string">
            <text:p>h</text:p>
          </table:table-cell>
          <table:table-cell office:value-type="float" office:value="115.69117" calcext:value-type="float">
            <text:p>115.69117</text:p>
          </table:table-cell>
          <table:table-cell office:value-type="string" calcext:value-type="string">
            <text:p>k</text:p>
          </table:table-cell>
          <table:table-cell office:value-type="float" office:value="0.015009944" calcext:value-type="float">
            <text:p>0.015009944</text:p>
          </table:table-cell>
          <table:table-cell table:number-columns-repeated="3"/>
          <table:table-cell office:value-type="float" office:value="4.4191084" calcext:value-type="float">
            <text:p>4.4191084</text:p>
          </table:table-cell>
          <table:table-cell office:value-type="string" calcext:value-type="string">
            <text:p>y</text:p>
          </table:table-cell>
          <table:table-cell office:value-type="float" office:value="1.4785144" calcext:value-type="float">
            <text:p>1.4785144</text:p>
          </table:table-cell>
          <table:table-cell office:value-type="string" calcext:value-type="string">
            <text:p>h</text:p>
          </table:table-cell>
          <table:table-cell office:value-type="float" office:value="66.537694" calcext:value-type="float">
            <text:p>66.537694</text:p>
          </table:table-cell>
          <table:table-cell office:value-type="string" calcext:value-type="string">
            <text:p>k</text:p>
          </table:table-cell>
          <table:table-cell office:value-type="float" office:value="-0.0065388411" calcext:value-type="float">
            <text:p>-0.0065388411</text:p>
          </table:table-cell>
        </table:table-row>
        <table:table-row table:style-name="ro1">
          <table:table-cell office:value-type="float" office:value="-10.126212" calcext:value-type="float">
            <text:p>-10.126212</text:p>
          </table:table-cell>
          <table:table-cell office:value-type="string" calcext:value-type="string">
            <text:p>y</text:p>
          </table:table-cell>
          <table:table-cell office:value-type="float" office:value="7.7333138" calcext:value-type="float">
            <text:p>7.7333138</text:p>
          </table:table-cell>
          <table:table-cell office:value-type="string" calcext:value-type="string">
            <text:p>h</text:p>
          </table:table-cell>
          <table:table-cell office:value-type="float" office:value="115.60357" calcext:value-type="float">
            <text:p>115.60357</text:p>
          </table:table-cell>
          <table:table-cell office:value-type="string" calcext:value-type="string">
            <text:p>k</text:p>
          </table:table-cell>
          <table:table-cell office:value-type="float" office:value="0.015157537" calcext:value-type="float">
            <text:p>0.015157537</text:p>
          </table:table-cell>
          <table:table-cell table:number-columns-repeated="3"/>
          <table:table-cell office:value-type="float" office:value="4.3273161" calcext:value-type="float">
            <text:p>4.3273161</text:p>
          </table:table-cell>
          <table:table-cell office:value-type="string" calcext:value-type="string">
            <text:p>y</text:p>
          </table:table-cell>
          <table:table-cell office:value-type="float" office:value="1.4386161" calcext:value-type="float">
            <text:p>1.4386161</text:p>
          </table:table-cell>
          <table:table-cell office:value-type="string" calcext:value-type="string">
            <text:p>h</text:p>
          </table:table-cell>
          <table:table-cell office:value-type="float" office:value="66.465722" calcext:value-type="float">
            <text:p>66.465722</text:p>
          </table:table-cell>
          <table:table-cell office:value-type="string" calcext:value-type="string">
            <text:p>k</text:p>
          </table:table-cell>
          <table:table-cell office:value-type="float" office:value="-0.018513092" calcext:value-type="float">
            <text:p>-0.018513092</text:p>
          </table:table-cell>
        </table:table-row>
        <table:table-row table:style-name="ro1">
          <table:table-cell office:value-type="float" office:value="-10.03479" calcext:value-type="float">
            <text:p>-10.03479</text:p>
          </table:table-cell>
          <table:table-cell office:value-type="string" calcext:value-type="string">
            <text:p>y</text:p>
          </table:table-cell>
          <table:table-cell office:value-type="float" office:value="7.6895914" calcext:value-type="float">
            <text:p>7.6895914</text:p>
          </table:table-cell>
          <table:table-cell office:value-type="string" calcext:value-type="string">
            <text:p>h</text:p>
          </table:table-cell>
          <table:table-cell office:value-type="float" office:value="115.51513" calcext:value-type="float">
            <text:p>115.51513</text:p>
          </table:table-cell>
          <table:table-cell office:value-type="string" calcext:value-type="string">
            <text:p>k</text:p>
          </table:table-cell>
          <table:table-cell office:value-type="float" office:value="0.01530465" calcext:value-type="float">
            <text:p>0.01530465</text:p>
          </table:table-cell>
          <table:table-cell table:number-columns-repeated="3"/>
          <table:table-cell office:value-type="float" office:value="4.2356046" calcext:value-type="float">
            <text:p>4.2356046</text:p>
          </table:table-cell>
          <table:table-cell office:value-type="string" calcext:value-type="string">
            <text:p>y</text:p>
          </table:table-cell>
          <table:table-cell office:value-type="float" office:value="1.3985512" calcext:value-type="float">
            <text:p>1.3985512</text:p>
          </table:table-cell>
          <table:table-cell office:value-type="string" calcext:value-type="string">
            <text:p>h</text:p>
          </table:table-cell>
          <table:table-cell office:value-type="float" office:value="66.326205" calcext:value-type="float">
            <text:p>66.326205</text:p>
          </table:table-cell>
          <table:table-cell office:value-type="string" calcext:value-type="string">
            <text:p>k</text:p>
          </table:table-cell>
          <table:table-cell office:value-type="float" office:value="-0.03005213" calcext:value-type="float">
            <text:p>-0.03005213</text:p>
          </table:table-cell>
        </table:table-row>
        <table:table-row table:style-name="ro1">
          <table:table-cell office:value-type="float" office:value="-9.9433234" calcext:value-type="float">
            <text:p>-9.9433234</text:p>
          </table:table-cell>
          <table:table-cell office:value-type="string" calcext:value-type="string">
            <text:p>y</text:p>
          </table:table-cell>
          <table:table-cell office:value-type="float" office:value="7.6460218" calcext:value-type="float">
            <text:p>7.6460218</text:p>
          </table:table-cell>
          <table:table-cell office:value-type="string" calcext:value-type="string">
            <text:p>h</text:p>
          </table:table-cell>
          <table:table-cell office:value-type="float" office:value="115.42587" calcext:value-type="float">
            <text:p>115.42587</text:p>
          </table:table-cell>
          <table:table-cell office:value-type="string" calcext:value-type="string">
            <text:p>k</text:p>
          </table:table-cell>
          <table:table-cell office:value-type="float" office:value="0.015451266" calcext:value-type="float">
            <text:p>0.015451266</text:p>
          </table:table-cell>
          <table:table-cell table:number-columns-repeated="3"/>
          <table:table-cell office:value-type="float" office:value="4.1440245" calcext:value-type="float">
            <text:p>4.1440245</text:p>
          </table:table-cell>
          <table:table-cell office:value-type="string" calcext:value-type="string">
            <text:p>y</text:p>
          </table:table-cell>
          <table:table-cell office:value-type="float" office:value="1.3582158" calcext:value-type="float">
            <text:p>1.3582158</text:p>
          </table:table-cell>
          <table:table-cell office:value-type="string" calcext:value-type="string">
            <text:p>h</text:p>
          </table:table-cell>
          <table:table-cell office:value-type="float" office:value="66.122473" calcext:value-type="float">
            <text:p>66.122473</text:p>
          </table:table-cell>
          <table:table-cell office:value-type="string" calcext:value-type="string">
            <text:p>k</text:p>
          </table:table-cell>
          <table:table-cell office:value-type="float" office:value="-0.040870937" calcext:value-type="float">
            <text:p>-0.040870937</text:p>
          </table:table-cell>
        </table:table-row>
        <table:table-row table:style-name="ro1">
          <table:table-cell office:value-type="float" office:value="-9.8518121" calcext:value-type="float">
            <text:p>-9.8518121</text:p>
          </table:table-cell>
          <table:table-cell office:value-type="string" calcext:value-type="string">
            <text:p>y</text:p>
          </table:table-cell>
          <table:table-cell office:value-type="float" office:value="7.6026065" calcext:value-type="float">
            <text:p>7.6026065</text:p>
          </table:table-cell>
          <table:table-cell office:value-type="string" calcext:value-type="string">
            <text:p>h</text:p>
          </table:table-cell>
          <table:table-cell office:value-type="float" office:value="115.33577" calcext:value-type="float">
            <text:p>115.33577</text:p>
          </table:table-cell>
          <table:table-cell office:value-type="string" calcext:value-type="string">
            <text:p>k</text:p>
          </table:table-cell>
          <table:table-cell office:value-type="float" office:value="0.01559737" calcext:value-type="float">
            <text:p>0.01559737</text:p>
          </table:table-cell>
          <table:table-cell table:number-columns-repeated="3"/>
          <table:table-cell office:value-type="float" office:value="4.0526229" calcext:value-type="float">
            <text:p>4.0526229</text:p>
          </table:table-cell>
          <table:table-cell office:value-type="string" calcext:value-type="string">
            <text:p>y</text:p>
          </table:table-cell>
          <table:table-cell office:value-type="float" office:value="1.317513" calcext:value-type="float">
            <text:p>1.317513</text:p>
          </table:table-cell>
          <table:table-cell office:value-type="string" calcext:value-type="string">
            <text:p>h</text:p>
          </table:table-cell>
          <table:table-cell office:value-type="float" office:value="65.8595" calcext:value-type="float">
            <text:p>65.8595</text:p>
          </table:table-cell>
          <table:table-cell office:value-type="string" calcext:value-type="string">
            <text:p>k</text:p>
          </table:table-cell>
          <table:table-cell office:value-type="float" office:value="-0.050681637" calcext:value-type="float">
            <text:p>-0.050681637</text:p>
          </table:table-cell>
        </table:table-row>
        <table:table-row table:style-name="ro1">
          <table:table-cell office:value-type="float" office:value="-9.7602556" calcext:value-type="float">
            <text:p>-9.7602556</text:p>
          </table:table-cell>
          <table:table-cell office:value-type="string" calcext:value-type="string">
            <text:p>y</text:p>
          </table:table-cell>
          <table:table-cell office:value-type="float" office:value="7.5593467" calcext:value-type="float">
            <text:p>7.5593467</text:p>
          </table:table-cell>
          <table:table-cell office:value-type="string" calcext:value-type="string">
            <text:p>h</text:p>
          </table:table-cell>
          <table:table-cell office:value-type="float" office:value="115.24486" calcext:value-type="float">
            <text:p>115.24486</text:p>
          </table:table-cell>
          <table:table-cell office:value-type="string" calcext:value-type="string">
            <text:p>k</text:p>
          </table:table-cell>
          <table:table-cell office:value-type="float" office:value="0.015742944" calcext:value-type="float">
            <text:p>0.015742944</text:p>
          </table:table-cell>
          <table:table-cell table:number-columns-repeated="3"/>
          <table:table-cell office:value-type="float" office:value="3.9614425" calcext:value-type="float">
            <text:p>3.9614425</text:p>
          </table:table-cell>
          <table:table-cell office:value-type="string" calcext:value-type="string">
            <text:p>y</text:p>
          </table:table-cell>
          <table:table-cell office:value-type="float" office:value="1.2763545" calcext:value-type="float">
            <text:p>1.2763545</text:p>
          </table:table-cell>
          <table:table-cell office:value-type="string" calcext:value-type="string">
            <text:p>h</text:p>
          </table:table-cell>
          <table:table-cell office:value-type="float" office:value="65.543917" calcext:value-type="float">
            <text:p>65.543917</text:p>
          </table:table-cell>
          <table:table-cell office:value-type="string" calcext:value-type="string">
            <text:p>k</text:p>
          </table:table-cell>
          <table:table-cell office:value-type="float" office:value="-0.059193271" calcext:value-type="float">
            <text:p>-0.059193271</text:p>
          </table:table-cell>
        </table:table-row>
        <table:table-row table:style-name="ro1">
          <table:table-cell office:value-type="float" office:value="-9.6686533" calcext:value-type="float">
            <text:p>-9.6686533</text:p>
          </table:table-cell>
          <table:table-cell office:value-type="string" calcext:value-type="string">
            <text:p>y</text:p>
          </table:table-cell>
          <table:table-cell office:value-type="float" office:value="7.5162438" calcext:value-type="float">
            <text:p>7.5162438</text:p>
          </table:table-cell>
          <table:table-cell office:value-type="string" calcext:value-type="string">
            <text:p>h</text:p>
          </table:table-cell>
          <table:table-cell office:value-type="float" office:value="115.15312" calcext:value-type="float">
            <text:p>115.15312</text:p>
          </table:table-cell>
          <table:table-cell office:value-type="string" calcext:value-type="string">
            <text:p>k</text:p>
          </table:table-cell>
          <table:table-cell office:value-type="float" office:value="0.015887972" calcext:value-type="float">
            <text:p>0.015887972</text:p>
          </table:table-cell>
          <table:table-cell table:number-columns-repeated="3"/>
          <table:table-cell office:value-type="float" office:value="3.8705204" calcext:value-type="float">
            <text:p>3.8705204</text:p>
          </table:table-cell>
          <table:table-cell office:value-type="string" calcext:value-type="string">
            <text:p>y</text:p>
          </table:table-cell>
          <table:table-cell office:value-type="float" office:value="1.2346643" calcext:value-type="float">
            <text:p>1.2346643</text:p>
          </table:table-cell>
          <table:table-cell office:value-type="string" calcext:value-type="string">
            <text:p>h</text:p>
          </table:table-cell>
          <table:table-cell office:value-type="float" office:value="65.184024" calcext:value-type="float">
            <text:p>65.184024</text:p>
          </table:table-cell>
          <table:table-cell office:value-type="string" calcext:value-type="string">
            <text:p>k</text:p>
          </table:table-cell>
          <table:table-cell office:value-type="float" office:value="-0.066112283" calcext:value-type="float">
            <text:p>-0.066112283</text:p>
          </table:table-cell>
        </table:table-row>
        <table:table-row table:style-name="ro1">
          <table:table-cell office:value-type="float" office:value="-9.577005" calcext:value-type="float">
            <text:p>-9.577005</text:p>
          </table:table-cell>
          <table:table-cell office:value-type="string" calcext:value-type="string">
            <text:p>y</text:p>
          </table:table-cell>
          <table:table-cell office:value-type="float" office:value="7.4732991" calcext:value-type="float">
            <text:p>7.4732991</text:p>
          </table:table-cell>
          <table:table-cell office:value-type="string" calcext:value-type="string">
            <text:p>h</text:p>
          </table:table-cell>
          <table:table-cell office:value-type="float" office:value="115.06057" calcext:value-type="float">
            <text:p>115.06057</text:p>
          </table:table-cell>
          <table:table-cell office:value-type="string" calcext:value-type="string">
            <text:p>k</text:p>
          </table:table-cell>
          <table:table-cell office:value-type="float" office:value="0.016032437" calcext:value-type="float">
            <text:p>0.016032437</text:p>
          </table:table-cell>
          <table:table-cell table:number-columns-repeated="3"/>
          <table:table-cell office:value-type="float" office:value="3.7798865" calcext:value-type="float">
            <text:p>3.7798865</text:p>
          </table:table-cell>
          <table:table-cell office:value-type="string" calcext:value-type="string">
            <text:p>y</text:p>
          </table:table-cell>
          <table:table-cell office:value-type="float" office:value="1.1923804" calcext:value-type="float">
            <text:p>1.1923804</text:p>
          </table:table-cell>
          <table:table-cell office:value-type="string" calcext:value-type="string">
            <text:p>h</text:p>
          </table:table-cell>
          <table:table-cell office:value-type="float" office:value="64.789794" calcext:value-type="float">
            <text:p>64.789794</text:p>
          </table:table-cell>
          <table:table-cell office:value-type="string" calcext:value-type="string">
            <text:p>k</text:p>
          </table:table-cell>
          <table:table-cell office:value-type="float" office:value="-0.071143692" calcext:value-type="float">
            <text:p>-0.071143692</text:p>
          </table:table-cell>
        </table:table-row>
        <table:table-row table:style-name="ro1">
          <table:table-cell office:value-type="float" office:value="-9.4853102" calcext:value-type="float">
            <text:p>-9.4853102</text:p>
          </table:table-cell>
          <table:table-cell office:value-type="string" calcext:value-type="string">
            <text:p>y</text:p>
          </table:table-cell>
          <table:table-cell office:value-type="float" office:value="7.4305139" calcext:value-type="float">
            <text:p>7.4305139</text:p>
          </table:table-cell>
          <table:table-cell office:value-type="string" calcext:value-type="string">
            <text:p>h</text:p>
          </table:table-cell>
          <table:table-cell office:value-type="float" office:value="114.9672" calcext:value-type="float">
            <text:p>114.9672</text:p>
          </table:table-cell>
          <table:table-cell office:value-type="string" calcext:value-type="string">
            <text:p>k</text:p>
          </table:table-cell>
          <table:table-cell office:value-type="float" office:value="0.016176321" calcext:value-type="float">
            <text:p>0.016176321</text:p>
          </table:table-cell>
          <table:table-cell table:number-columns-repeated="3"/>
          <table:table-cell office:value-type="float" office:value="3.6895627" calcext:value-type="float">
            <text:p>3.6895627</text:p>
          </table:table-cell>
          <table:table-cell office:value-type="string" calcext:value-type="string">
            <text:p>y</text:p>
          </table:table-cell>
          <table:table-cell office:value-type="float" office:value="1.1494581" calcext:value-type="float">
            <text:p>1.1494581</text:p>
          </table:table-cell>
          <table:table-cell office:value-type="string" calcext:value-type="string">
            <text:p>h</text:p>
          </table:table-cell>
          <table:table-cell office:value-type="float" office:value="64.372881" calcext:value-type="float">
            <text:p>64.372881</text:p>
          </table:table-cell>
          <table:table-cell office:value-type="string" calcext:value-type="string">
            <text:p>k</text:p>
          </table:table-cell>
          <table:table-cell office:value-type="float" office:value="-0.073992751" calcext:value-type="float">
            <text:p>-0.073992751</text:p>
          </table:table-cell>
        </table:table-row>
        <table:table-row table:style-name="ro1">
          <table:table-cell office:value-type="float" office:value="-9.3935686" calcext:value-type="float">
            <text:p>-9.3935686</text:p>
          </table:table-cell>
          <table:table-cell office:value-type="string" calcext:value-type="string">
            <text:p>y</text:p>
          </table:table-cell>
          <table:table-cell office:value-type="float" office:value="7.3878896" calcext:value-type="float">
            <text:p>7.3878896</text:p>
          </table:table-cell>
          <table:table-cell office:value-type="string" calcext:value-type="string">
            <text:p>h</text:p>
          </table:table-cell>
          <table:table-cell office:value-type="float" office:value="114.87303" calcext:value-type="float">
            <text:p>114.87303</text:p>
          </table:table-cell>
          <table:table-cell office:value-type="string" calcext:value-type="string">
            <text:p>k</text:p>
          </table:table-cell>
          <table:table-cell office:value-type="float" office:value="0.016319606" calcext:value-type="float">
            <text:p>0.016319606</text:p>
          </table:table-cell>
          <table:table-cell table:number-columns-repeated="3"/>
          <table:table-cell office:value-type="float" office:value="3.5995612" calcext:value-type="float">
            <text:p>3.5995612</text:p>
          </table:table-cell>
          <table:table-cell office:value-type="string" calcext:value-type="string">
            <text:p>y</text:p>
          </table:table-cell>
          <table:table-cell office:value-type="float" office:value="1.105872" calcext:value-type="float">
            <text:p>1.105872</text:p>
          </table:table-cell>
          <table:table-cell office:value-type="string" calcext:value-type="string">
            <text:p>h</text:p>
          </table:table-cell>
          <table:table-cell office:value-type="float" office:value="63.94661" calcext:value-type="float">
            <text:p>63.94661</text:p>
          </table:table-cell>
          <table:table-cell office:value-type="string" calcext:value-type="string">
            <text:p>k</text:p>
          </table:table-cell>
          <table:table-cell office:value-type="float" office:value="-0.074366782" calcext:value-type="float">
            <text:p>-0.074366782</text:p>
          </table:table-cell>
        </table:table-row>
        <table:table-row table:style-name="ro1">
          <table:table-cell office:value-type="float" office:value="-9.3017798" calcext:value-type="float">
            <text:p>-9.3017798</text:p>
          </table:table-cell>
          <table:table-cell office:value-type="string" calcext:value-type="string">
            <text:p>y</text:p>
          </table:table-cell>
          <table:table-cell office:value-type="float" office:value="7.3454274" calcext:value-type="float">
            <text:p>7.3454274</text:p>
          </table:table-cell>
          <table:table-cell office:value-type="string" calcext:value-type="string">
            <text:p>h</text:p>
          </table:table-cell>
          <table:table-cell office:value-type="float" office:value="114.77805" calcext:value-type="float">
            <text:p>114.77805</text:p>
          </table:table-cell>
          <table:table-cell office:value-type="string" calcext:value-type="string">
            <text:p>k</text:p>
          </table:table-cell>
          <table:table-cell office:value-type="float" office:value="0.016462276" calcext:value-type="float">
            <text:p>0.016462276</text:p>
          </table:table-cell>
          <table:table-cell table:number-columns-repeated="3"/>
          <table:table-cell office:value-type="float" office:value="3.5098836" calcext:value-type="float">
            <text:p>3.5098836</text:p>
          </table:table-cell>
          <table:table-cell office:value-type="string" calcext:value-type="string">
            <text:p>y</text:p>
          </table:table-cell>
          <table:table-cell office:value-type="float" office:value="1.061619" calcext:value-type="float">
            <text:p>1.061619</text:p>
          </table:table-cell>
          <table:table-cell office:value-type="string" calcext:value-type="string">
            <text:p>h</text:p>
          </table:table-cell>
          <table:table-cell office:value-type="float" office:value="63.525969" calcext:value-type="float">
            <text:p>63.525969</text:p>
          </table:table-cell>
          <table:table-cell office:value-type="string" calcext:value-type="string">
            <text:p>k</text:p>
          </table:table-cell>
          <table:table-cell office:value-type="float" office:value="-0.071976729" calcext:value-type="float">
            <text:p>-0.071976729</text:p>
          </table:table-cell>
        </table:table-row>
        <table:table-row table:style-name="ro1">
          <table:table-cell office:value-type="float" office:value="-9.2099434" calcext:value-type="float">
            <text:p>-9.2099434</text:p>
          </table:table-cell>
          <table:table-cell office:value-type="string" calcext:value-type="string">
            <text:p>y</text:p>
          </table:table-cell>
          <table:table-cell office:value-type="float" office:value="7.3031287" calcext:value-type="float">
            <text:p>7.3031287</text:p>
          </table:table-cell>
          <table:table-cell office:value-type="string" calcext:value-type="string">
            <text:p>h</text:p>
          </table:table-cell>
          <table:table-cell office:value-type="float" office:value="114.68227" calcext:value-type="float">
            <text:p>114.68227</text:p>
          </table:table-cell>
          <table:table-cell office:value-type="string" calcext:value-type="string">
            <text:p>k</text:p>
          </table:table-cell>
          <table:table-cell office:value-type="float" office:value="0.016604312" calcext:value-type="float">
            <text:p>0.016604312</text:p>
          </table:table-cell>
          <table:table-cell table:number-columns-repeated="3"/>
          <table:table-cell office:value-type="float" office:value="3.4205194" calcext:value-type="float">
            <text:p>3.4205194</text:p>
          </table:table-cell>
          <table:table-cell office:value-type="string" calcext:value-type="string">
            <text:p>y</text:p>
          </table:table-cell>
          <table:table-cell office:value-type="float" office:value="1.0167207" calcext:value-type="float">
            <text:p>1.0167207</text:p>
          </table:table-cell>
          <table:table-cell office:value-type="string" calcext:value-type="string">
            <text:p>h</text:p>
          </table:table-cell>
          <table:table-cell office:value-type="float" office:value="63.127594" calcext:value-type="float">
            <text:p>63.127594</text:p>
          </table:table-cell>
          <table:table-cell office:value-type="string" calcext:value-type="string">
            <text:p>k</text:p>
          </table:table-cell>
          <table:table-cell office:value-type="float" office:value="-0.066537932" calcext:value-type="float">
            <text:p>-0.066537932</text:p>
          </table:table-cell>
        </table:table-row>
        <table:table-row table:style-name="ro1">
          <table:table-cell office:value-type="float" office:value="-9.118059" calcext:value-type="float">
            <text:p>-9.118059</text:p>
          </table:table-cell>
          <table:table-cell office:value-type="string" calcext:value-type="string">
            <text:p>y</text:p>
          </table:table-cell>
          <table:table-cell office:value-type="float" office:value="7.2609947" calcext:value-type="float">
            <text:p>7.2609947</text:p>
          </table:table-cell>
          <table:table-cell office:value-type="string" calcext:value-type="string">
            <text:p>h</text:p>
          </table:table-cell>
          <table:table-cell office:value-type="float" office:value="114.58569" calcext:value-type="float">
            <text:p>114.58569</text:p>
          </table:table-cell>
          <table:table-cell office:value-type="string" calcext:value-type="string">
            <text:p>k</text:p>
          </table:table-cell>
          <table:table-cell office:value-type="float" office:value="0.016745696" calcext:value-type="float">
            <text:p>0.016745696</text:p>
          </table:table-cell>
          <table:table-cell table:number-columns-repeated="3"/>
          <table:table-cell office:value-type="float" office:value="3.3314447" calcext:value-type="float">
            <text:p>3.3314447</text:p>
          </table:table-cell>
          <table:table-cell office:value-type="string" calcext:value-type="string">
            <text:p>y</text:p>
          </table:table-cell>
          <table:table-cell office:value-type="float" office:value="0.97122615" calcext:value-type="float">
            <text:p>0.97122615</text:p>
          </table:table-cell>
          <table:table-cell office:value-type="string" calcext:value-type="string">
            <text:p>h</text:p>
          </table:table-cell>
          <table:table-cell office:value-type="float" office:value="62.76975" calcext:value-type="float">
            <text:p>62.76975</text:p>
          </table:table-cell>
          <table:table-cell office:value-type="string" calcext:value-type="string">
            <text:p>k</text:p>
          </table:table-cell>
          <table:table-cell office:value-type="float" office:value="-0.057769677" calcext:value-type="float">
            <text:p>-0.057769677</text:p>
          </table:table-cell>
        </table:table-row>
        <table:table-row table:style-name="ro1">
          <table:table-cell office:value-type="float" office:value="-9.0261263" calcext:value-type="float">
            <text:p>-9.0261263</text:p>
          </table:table-cell>
          <table:table-cell office:value-type="string" calcext:value-type="string">
            <text:p>y</text:p>
          </table:table-cell>
          <table:table-cell office:value-type="float" office:value="7.2190267" calcext:value-type="float">
            <text:p>7.2190267</text:p>
          </table:table-cell>
          <table:table-cell office:value-type="string" calcext:value-type="string">
            <text:p>h</text:p>
          </table:table-cell>
          <table:table-cell office:value-type="float" office:value="114.48832" calcext:value-type="float">
            <text:p>114.48832</text:p>
          </table:table-cell>
          <table:table-cell office:value-type="string" calcext:value-type="string">
            <text:p>k</text:p>
          </table:table-cell>
          <table:table-cell office:value-type="float" office:value="0.01688641" calcext:value-type="float">
            <text:p>0.01688641</text:p>
          </table:table-cell>
          <table:table-cell table:number-columns-repeated="3"/>
          <table:table-cell office:value-type="float" office:value="3.2426213" calcext:value-type="float">
            <text:p>3.2426213</text:p>
          </table:table-cell>
          <table:table-cell office:value-type="string" calcext:value-type="string">
            <text:p>y</text:p>
          </table:table-cell>
          <table:table-cell office:value-type="float" office:value="0.92521422" calcext:value-type="float">
            <text:p>0.92521422</text:p>
          </table:table-cell>
          <table:table-cell office:value-type="string" calcext:value-type="string">
            <text:p>h</text:p>
          </table:table-cell>
          <table:table-cell office:value-type="float" office:value="62.472322" calcext:value-type="float">
            <text:p>62.472322</text:p>
          </table:table-cell>
          <table:table-cell office:value-type="string" calcext:value-type="string">
            <text:p>k</text:p>
          </table:table-cell>
          <table:table-cell office:value-type="float" office:value="-0.045393208" calcext:value-type="float">
            <text:p>-0.045393208</text:p>
          </table:table-cell>
        </table:table-row>
        <table:table-row table:style-name="ro1">
          <table:table-cell office:value-type="float" office:value="-8.9341449" calcext:value-type="float">
            <text:p>-8.9341449</text:p>
          </table:table-cell>
          <table:table-cell office:value-type="string" calcext:value-type="string">
            <text:p>y</text:p>
          </table:table-cell>
          <table:table-cell office:value-type="float" office:value="7.1772259" calcext:value-type="float">
            <text:p>7.1772259</text:p>
          </table:table-cell>
          <table:table-cell office:value-type="string" calcext:value-type="string">
            <text:p>h</text:p>
          </table:table-cell>
          <table:table-cell office:value-type="float" office:value="114.39016" calcext:value-type="float">
            <text:p>114.39016</text:p>
          </table:table-cell>
          <table:table-cell office:value-type="string" calcext:value-type="string">
            <text:p>k</text:p>
          </table:table-cell>
          <table:table-cell office:value-type="float" office:value="0.017026435" calcext:value-type="float">
            <text:p>0.017026435</text:p>
          </table:table-cell>
          <table:table-cell table:number-columns-repeated="3"/>
          <table:table-cell office:value-type="float" office:value="3.153995" calcext:value-type="float">
            <text:p>3.153995</text:p>
          </table:table-cell>
          <table:table-cell office:value-type="string" calcext:value-type="string">
            <text:p>y</text:p>
          </table:table-cell>
          <table:table-cell office:value-type="float" office:value="0.87879638" calcext:value-type="float">
            <text:p>0.87879638</text:p>
          </table:table-cell>
          <table:table-cell office:value-type="string" calcext:value-type="string">
            <text:p>h</text:p>
          </table:table-cell>
          <table:table-cell office:value-type="float" office:value="62.256811" calcext:value-type="float">
            <text:p>62.256811</text:p>
          </table:table-cell>
          <table:table-cell office:value-type="string" calcext:value-type="string">
            <text:p>k</text:p>
          </table:table-cell>
          <table:table-cell office:value-type="float" office:value="-0.029128267" calcext:value-type="float">
            <text:p>-0.029128267</text:p>
          </table:table-cell>
        </table:table-row>
        <table:table-row table:style-name="ro1">
          <table:table-cell office:value-type="float" office:value="-8.8421144" calcext:value-type="float">
            <text:p>-8.8421144</text:p>
          </table:table-cell>
          <table:table-cell office:value-type="string" calcext:value-type="string">
            <text:p>y</text:p>
          </table:table-cell>
          <table:table-cell office:value-type="float" office:value="7.1355937" calcext:value-type="float">
            <text:p>7.1355937</text:p>
          </table:table-cell>
          <table:table-cell office:value-type="string" calcext:value-type="string">
            <text:p>h</text:p>
          </table:table-cell>
          <table:table-cell office:value-type="float" office:value="114.29122" calcext:value-type="float">
            <text:p>114.29122</text:p>
          </table:table-cell>
          <table:table-cell office:value-type="string" calcext:value-type="string">
            <text:p>k</text:p>
          </table:table-cell>
          <table:table-cell office:value-type="float" office:value="0.017165754" calcext:value-type="float">
            <text:p>0.017165754</text:p>
          </table:table-cell>
          <table:table-cell table:number-columns-repeated="3"/>
          <table:table-cell office:value-type="float" office:value="3.0654946" calcext:value-type="float">
            <text:p>3.0654946</text:p>
          </table:table-cell>
          <table:table-cell office:value-type="string" calcext:value-type="string">
            <text:p>y</text:p>
          </table:table-cell>
          <table:table-cell office:value-type="float" office:value="0.83211927" calcext:value-type="float">
            <text:p>0.83211927</text:p>
          </table:table-cell>
          <table:table-cell office:value-type="string" calcext:value-type="string">
            <text:p>h</text:p>
          </table:table-cell>
          <table:table-cell office:value-type="float" office:value="62.14635" calcext:value-type="float">
            <text:p>62.14635</text:p>
          </table:table-cell>
          <table:table-cell office:value-type="string" calcext:value-type="string">
            <text:p>k</text:p>
          </table:table-cell>
          <table:table-cell office:value-type="float" office:value="-0.0086887003" calcext:value-type="float">
            <text:p>-0.0086887003</text:p>
          </table:table-cell>
        </table:table-row>
        <table:table-row table:style-name="ro1">
          <table:table-cell office:value-type="float" office:value="-8.7500345" calcext:value-type="float">
            <text:p>-8.7500345</text:p>
          </table:table-cell>
          <table:table-cell office:value-type="string" calcext:value-type="string">
            <text:p>y</text:p>
          </table:table-cell>
          <table:table-cell office:value-type="float" office:value="7.0941313" calcext:value-type="float">
            <text:p>7.0941313</text:p>
          </table:table-cell>
          <table:table-cell office:value-type="string" calcext:value-type="string">
            <text:p>h</text:p>
          </table:table-cell>
          <table:table-cell office:value-type="float" office:value="114.1915" calcext:value-type="float">
            <text:p>114.1915</text:p>
          </table:table-cell>
          <table:table-cell office:value-type="string" calcext:value-type="string">
            <text:p>k</text:p>
          </table:table-cell>
          <table:table-cell office:value-type="float" office:value="0.017304347" calcext:value-type="float">
            <text:p>0.017304347</text:p>
          </table:table-cell>
          <table:table-cell table:number-columns-repeated="3"/>
          <table:table-cell office:value-type="float" office:value="2.9770306" calcext:value-type="float">
            <text:p>2.9770306</text:p>
          </table:table-cell>
          <table:table-cell office:value-type="string" calcext:value-type="string">
            <text:p>y</text:p>
          </table:table-cell>
          <table:table-cell office:value-type="float" office:value="0.78536722" calcext:value-type="float">
            <text:p>0.78536722</text:p>
          </table:table-cell>
          <table:table-cell office:value-type="string" calcext:value-type="string">
            <text:p>h</text:p>
          </table:table-cell>
          <table:table-cell office:value-type="float" office:value="62.165734" calcext:value-type="float">
            <text:p>62.165734</text:p>
          </table:table-cell>
          <table:table-cell office:value-type="string" calcext:value-type="string">
            <text:p>k</text:p>
          </table:table-cell>
          <table:table-cell office:value-type="float" office:value="0.016221528" calcext:value-type="float">
            <text:p>0.016221528</text:p>
          </table:table-cell>
        </table:table-row>
        <table:table-row table:style-name="ro1">
          <table:table-cell office:value-type="float" office:value="-8.6579047" calcext:value-type="float">
            <text:p>-8.6579047</text:p>
          </table:table-cell>
          <table:table-cell office:value-type="string" calcext:value-type="string">
            <text:p>y</text:p>
          </table:table-cell>
          <table:table-cell office:value-type="float" office:value="7.0528399" calcext:value-type="float">
            <text:p>7.0528399</text:p>
          </table:table-cell>
          <table:table-cell office:value-type="string" calcext:value-type="string">
            <text:p>h</text:p>
          </table:table-cell>
          <table:table-cell office:value-type="float" office:value="114.091" calcext:value-type="float">
            <text:p>114.091</text:p>
          </table:table-cell>
          <table:table-cell office:value-type="string" calcext:value-type="string">
            <text:p>k</text:p>
          </table:table-cell>
          <table:table-cell office:value-type="float" office:value="0.017442195" calcext:value-type="float">
            <text:p>0.017442195</text:p>
          </table:table-cell>
          <table:table-cell table:number-columns-repeated="3"/>
          <table:table-cell office:value-type="float" office:value="2.8884939" calcext:value-type="float">
            <text:p>2.8884939</text:p>
          </table:table-cell>
          <table:table-cell office:value-type="string" calcext:value-type="string">
            <text:p>y</text:p>
          </table:table-cell>
          <table:table-cell office:value-type="float" office:value="0.73876492" calcext:value-type="float">
            <text:p>0.73876492</text:p>
          </table:table-cell>
          <table:table-cell office:value-type="string" calcext:value-type="string">
            <text:p>h</text:p>
          </table:table-cell>
          <table:table-cell office:value-type="float" office:value="62.341461" calcext:value-type="float">
            <text:p>62.341461</text:p>
          </table:table-cell>
          <table:table-cell office:value-type="string" calcext:value-type="string">
            <text:p>k</text:p>
          </table:table-cell>
          <table:table-cell office:value-type="float" office:value="0.04590952" calcext:value-type="float">
            <text:p>0.04590952</text:p>
          </table:table-cell>
        </table:table-row>
        <table:table-row table:style-name="ro1">
          <table:table-cell office:value-type="float" office:value="-8.5657248" calcext:value-type="float">
            <text:p>-8.5657248</text:p>
          </table:table-cell>
          <table:table-cell office:value-type="string" calcext:value-type="string">
            <text:p>y</text:p>
          </table:table-cell>
          <table:table-cell office:value-type="float" office:value="7.0117208" calcext:value-type="float">
            <text:p>7.0117208</text:p>
          </table:table-cell>
          <table:table-cell office:value-type="string" calcext:value-type="string">
            <text:p>h</text:p>
          </table:table-cell>
          <table:table-cell office:value-type="float" office:value="113.98973" calcext:value-type="float">
            <text:p>113.98973</text:p>
          </table:table-cell>
          <table:table-cell office:value-type="string" calcext:value-type="string">
            <text:p>k</text:p>
          </table:table-cell>
          <table:table-cell office:value-type="float" office:value="0.017579279" calcext:value-type="float">
            <text:p>0.017579279</text:p>
          </table:table-cell>
          <table:table-cell table:number-columns-repeated="3"/>
          <table:table-cell office:value-type="float" office:value="2.7997545" calcext:value-type="float">
            <text:p>2.7997545</text:p>
          </table:table-cell>
          <table:table-cell office:value-type="string" calcext:value-type="string">
            <text:p>y</text:p>
          </table:table-cell>
          <table:table-cell office:value-type="float" office:value="0.69257997" calcext:value-type="float">
            <text:p>0.69257997</text:p>
          </table:table-cell>
          <table:table-cell office:value-type="string" calcext:value-type="string">
            <text:p>h</text:p>
          </table:table-cell>
          <table:table-cell office:value-type="float" office:value="62.701769" calcext:value-type="float">
            <text:p>62.701769</text:p>
          </table:table-cell>
          <table:table-cell office:value-type="string" calcext:value-type="string">
            <text:p>k</text:p>
          </table:table-cell>
          <table:table-cell office:value-type="float" office:value="0.080687973" calcext:value-type="float">
            <text:p>0.080687973</text:p>
          </table:table-cell>
        </table:table-row>
        <table:table-row table:style-name="ro1">
          <table:table-cell office:value-type="float" office:value="-8.4734944" calcext:value-type="float">
            <text:p>-8.4734944</text:p>
          </table:table-cell>
          <table:table-cell office:value-type="string" calcext:value-type="string">
            <text:p>y</text:p>
          </table:table-cell>
          <table:table-cell office:value-type="float" office:value="6.9707752" calcext:value-type="float">
            <text:p>6.9707752</text:p>
          </table:table-cell>
          <table:table-cell office:value-type="string" calcext:value-type="string">
            <text:p>h</text:p>
          </table:table-cell>
          <table:table-cell office:value-type="float" office:value="113.8877" calcext:value-type="float">
            <text:p>113.8877</text:p>
          </table:table-cell>
          <table:table-cell office:value-type="string" calcext:value-type="string">
            <text:p>k</text:p>
          </table:table-cell>
          <table:table-cell office:value-type="float" office:value="0.017715581" calcext:value-type="float">
            <text:p>0.017715581</text:p>
          </table:table-cell>
          <table:table-cell table:number-columns-repeated="3"/>
          <table:table-cell office:value-type="float" office:value="2.7106603" calcext:value-type="float">
            <text:p>2.7106603</text:p>
          </table:table-cell>
          <table:table-cell office:value-type="string" calcext:value-type="string">
            <text:p>y</text:p>
          </table:table-cell>
          <table:table-cell office:value-type="float" office:value="0.64712549" calcext:value-type="float">
            <text:p>0.64712549</text:p>
          </table:table-cell>
          <table:table-cell office:value-type="string" calcext:value-type="string">
            <text:p>h</text:p>
          </table:table-cell>
          <table:table-cell office:value-type="float" office:value="63.276623" calcext:value-type="float">
            <text:p>63.276623</text:p>
          </table:table-cell>
          <table:table-cell office:value-type="string" calcext:value-type="string">
            <text:p>k</text:p>
          </table:table-cell>
          <table:table-cell office:value-type="float" office:value="0.12085724" calcext:value-type="float">
            <text:p>0.12085724</text:p>
          </table:table-cell>
        </table:table-row>
        <table:table-row table:style-name="ro1">
          <table:table-cell office:value-type="float" office:value="-8.3812131" calcext:value-type="float">
            <text:p>-8.3812131</text:p>
          </table:table-cell>
          <table:table-cell office:value-type="string" calcext:value-type="string">
            <text:p>y</text:p>
          </table:table-cell>
          <table:table-cell office:value-type="float" office:value="6.9300043" calcext:value-type="float">
            <text:p>6.9300043</text:p>
          </table:table-cell>
          <table:table-cell office:value-type="string" calcext:value-type="string">
            <text:p>h</text:p>
          </table:table-cell>
          <table:table-cell office:value-type="float" office:value="113.78491" calcext:value-type="float">
            <text:p>113.78491</text:p>
          </table:table-cell>
          <table:table-cell office:value-type="string" calcext:value-type="string">
            <text:p>k</text:p>
          </table:table-cell>
          <table:table-cell office:value-type="float" office:value="0.01785108" calcext:value-type="float">
            <text:p>0.01785108</text:p>
          </table:table-cell>
          <table:table-cell table:number-columns-repeated="3"/>
          <table:table-cell office:value-type="float" office:value="2.621036" calcext:value-type="float">
            <text:p>2.621036</text:p>
          </table:table-cell>
          <table:table-cell office:value-type="string" calcext:value-type="string">
            <text:p>y</text:p>
          </table:table-cell>
          <table:table-cell office:value-type="float" office:value="0.60276273" calcext:value-type="float">
            <text:p>0.60276273</text:p>
          </table:table-cell>
          <table:table-cell office:value-type="string" calcext:value-type="string">
            <text:p>h</text:p>
          </table:table-cell>
          <table:table-cell office:value-type="float" office:value="64.097608" calcext:value-type="float">
            <text:p>64.097608</text:p>
          </table:table-cell>
          <table:table-cell office:value-type="string" calcext:value-type="string">
            <text:p>k</text:p>
          </table:table-cell>
          <table:table-cell office:value-type="float" office:value="0.16666667" calcext:value-type="float">
            <text:p>0.16666667</text:p>
          </table:table-cell>
        </table:table-row>
        <table:table-row table:style-name="ro1">
          <table:table-cell office:value-type="float" office:value="-8.2888806" calcext:value-type="float">
            <text:p>-8.2888806</text:p>
          </table:table-cell>
          <table:table-cell office:value-type="string" calcext:value-type="string">
            <text:p>y</text:p>
          </table:table-cell>
          <table:table-cell office:value-type="float" office:value="6.8894094" calcext:value-type="float">
            <text:p>6.8894094</text:p>
          </table:table-cell>
          <table:table-cell office:value-type="string" calcext:value-type="string">
            <text:p>h</text:p>
          </table:table-cell>
          <table:table-cell office:value-type="float" office:value="113.68135" calcext:value-type="float">
            <text:p>113.68135</text:p>
          </table:table-cell>
          <table:table-cell office:value-type="string" calcext:value-type="string">
            <text:p>k</text:p>
          </table:table-cell>
          <table:table-cell office:value-type="float" office:value="0.017985757" calcext:value-type="float">
            <text:p>0.017985757</text:p>
          </table:table-cell>
          <table:table-cell table:number-columns-repeated="3"/>
          <table:table-cell office:value-type="float" office:value="2.6" calcext:value-type="float">
            <text:p>2.6</text:p>
          </table:table-cell>
          <table:table-cell office:value-type="string" calcext:value-type="string">
            <text:p>y</text:p>
          </table:table-cell>
          <table:table-cell office:value-type="float" office:value="0.59259767" calcext:value-type="float">
            <text:p>0.59259767</text:p>
          </table:table-cell>
          <table:table-cell office:value-type="string" calcext:value-type="string">
            <text:p>h</text:p>
          </table:table-cell>
          <table:table-cell office:value-type="float" office:value="89.551812" calcext:value-type="float">
            <text:p>89.551812</text:p>
          </table:table-cell>
          <table:table-cell office:value-type="string" calcext:value-type="string">
            <text:p>k</text:p>
          </table:table-cell>
          <table:table-cell office:value-type="float" office:value="0.16666667" calcext:value-type="float">
            <text:p>0.16666667</text:p>
          </table:table-cell>
        </table:table-row>
        <table:table-row table:style-name="ro1">
          <table:table-cell office:value-type="float" office:value="-8.1964965" calcext:value-type="float">
            <text:p>-8.1964965</text:p>
          </table:table-cell>
          <table:table-cell office:value-type="string" calcext:value-type="string">
            <text:p>y</text:p>
          </table:table-cell>
          <table:table-cell office:value-type="float" office:value="6.8489915" calcext:value-type="float">
            <text:p>6.8489915</text:p>
          </table:table-cell>
          <table:table-cell office:value-type="string" calcext:value-type="string">
            <text:p>h</text:p>
          </table:table-cell>
          <table:table-cell office:value-type="float" office:value="113.57705" calcext:value-type="float">
            <text:p>113.57705</text:p>
          </table:table-cell>
          <table:table-cell office:value-type="string" calcext:value-type="string">
            <text:p>k</text:p>
          </table:table-cell>
          <table:table-cell office:value-type="float" office:value="0.018119593" calcext:value-type="float">
            <text:p>0.018119593</text:p>
          </table:table-cell>
          <table:table-cell table:number-columns-repeated="3"/>
          <table:table-cell office:value-type="float" office:value="2.5" calcext:value-type="float">
            <text:p>2.5</text:p>
          </table:table-cell>
          <table:table-cell office:value-type="string" calcext:value-type="string">
            <text:p>y</text:p>
          </table:table-cell>
          <table:table-cell office:value-type="float" office:value="0.54564394" calcext:value-type="float">
            <text:p>0.54564394</text:p>
          </table:table-cell>
          <table:table-cell office:value-type="string" calcext:value-type="string">
            <text:p>h</text:p>
          </table:table-cell>
          <table:table-cell office:value-type="float" office:value="89.570225" calcext:value-type="float">
            <text:p>89.570225</text:p>
          </table:table-cell>
          <table:table-cell office:value-type="string" calcext:value-type="string">
            <text:p>k</text:p>
          </table:table-cell>
          <table:table-cell office:value-type="float" office:value="0.16666667" calcext:value-type="float">
            <text:p>0.16666667</text:p>
          </table:table-cell>
        </table:table-row>
        <table:table-row table:style-name="ro1">
          <table:table-cell office:value-type="float" office:value="-8.1040605" calcext:value-type="float">
            <text:p>-8.1040605</text:p>
          </table:table-cell>
          <table:table-cell office:value-type="string" calcext:value-type="string">
            <text:p>y</text:p>
          </table:table-cell>
          <table:table-cell office:value-type="float" office:value="6.808752" calcext:value-type="float">
            <text:p>6.808752</text:p>
          </table:table-cell>
          <table:table-cell office:value-type="string" calcext:value-type="string">
            <text:p>h</text:p>
          </table:table-cell>
          <table:table-cell office:value-type="float" office:value="113.472" calcext:value-type="float">
            <text:p>113.472</text:p>
          </table:table-cell>
          <table:table-cell office:value-type="string" calcext:value-type="string">
            <text:p>k</text:p>
          </table:table-cell>
          <table:table-cell office:value-type="float" office:value="0.018252567" calcext:value-type="float">
            <text:p>0.018252567</text:p>
          </table:table-cell>
          <table:table-cell table:number-columns-repeated="3"/>
          <table:table-cell office:value-type="float" office:value="2.4" calcext:value-type="float">
            <text:p>2.4</text:p>
          </table:table-cell>
          <table:table-cell office:value-type="string" calcext:value-type="string">
            <text:p>y</text:p>
          </table:table-cell>
          <table:table-cell office:value-type="float" office:value="0.50090917" calcext:value-type="float">
            <text:p>0.50090917</text:p>
          </table:table-cell>
          <table:table-cell office:value-type="string" calcext:value-type="string">
            <text:p>h</text:p>
          </table:table-cell>
          <table:table-cell office:value-type="float" office:value="89.588483" calcext:value-type="float">
            <text:p>89.588483</text:p>
          </table:table-cell>
          <table:table-cell office:value-type="string" calcext:value-type="string">
            <text:p>k</text:p>
          </table:table-cell>
          <table:table-cell office:value-type="float" office:value="0.16666667" calcext:value-type="float">
            <text:p>0.16666667</text:p>
          </table:table-cell>
        </table:table-row>
        <table:table-row table:style-name="ro1">
          <table:table-cell office:value-type="float" office:value="-8.0115722" calcext:value-type="float">
            <text:p>-8.0115722</text:p>
          </table:table-cell>
          <table:table-cell office:value-type="string" calcext:value-type="string">
            <text:p>y</text:p>
          </table:table-cell>
          <table:table-cell office:value-type="float" office:value="6.768692" calcext:value-type="float">
            <text:p>6.768692</text:p>
          </table:table-cell>
          <table:table-cell office:value-type="string" calcext:value-type="string">
            <text:p>h</text:p>
          </table:table-cell>
          <table:table-cell office:value-type="float" office:value="113.36622" calcext:value-type="float">
            <text:p>113.36622</text:p>
          </table:table-cell>
          <table:table-cell office:value-type="string" calcext:value-type="string">
            <text:p>k</text:p>
          </table:table-cell>
          <table:table-cell office:value-type="float" office:value="0.01838466" calcext:value-type="float">
            <text:p>0.01838466</text:p>
          </table:table-cell>
          <table:table-cell table:number-columns-repeated="3"/>
          <table:table-cell office:value-type="float" office:value="2.3" calcext:value-type="float">
            <text:p>2.3</text:p>
          </table:table-cell>
          <table:table-cell office:value-type="string" calcext:value-type="string">
            <text:p>y</text:p>
          </table:table-cell>
          <table:table-cell office:value-type="float" office:value="0.4583396" calcext:value-type="float">
            <text:p>0.4583396</text:p>
          </table:table-cell>
          <table:table-cell office:value-type="string" calcext:value-type="string">
            <text:p>h</text:p>
          </table:table-cell>
          <table:table-cell office:value-type="float" office:value="89.606597" calcext:value-type="float">
            <text:p>89.606597</text:p>
          </table:table-cell>
          <table:table-cell office:value-type="string" calcext:value-type="string">
            <text:p>k</text:p>
          </table:table-cell>
          <table:table-cell office:value-type="float" office:value="0.16666667" calcext:value-type="float">
            <text:p>0.16666667</text:p>
          </table:table-cell>
        </table:table-row>
        <table:table-row table:style-name="ro1">
          <table:table-cell office:value-type="float" office:value="-7.9190313" calcext:value-type="float">
            <text:p>-7.9190313</text:p>
          </table:table-cell>
          <table:table-cell office:value-type="string" calcext:value-type="string">
            <text:p>y</text:p>
          </table:table-cell>
          <table:table-cell office:value-type="float" office:value="6.7288127" calcext:value-type="float">
            <text:p>6.7288127</text:p>
          </table:table-cell>
          <table:table-cell office:value-type="string" calcext:value-type="string">
            <text:p>h</text:p>
          </table:table-cell>
          <table:table-cell office:value-type="float" office:value="113.25969" calcext:value-type="float">
            <text:p>113.25969</text:p>
          </table:table-cell>
          <table:table-cell office:value-type="string" calcext:value-type="string">
            <text:p>k</text:p>
          </table:table-cell>
          <table:table-cell office:value-type="float" office:value="0.018515852" calcext:value-type="float">
            <text:p>0.018515852</text:p>
          </table:table-cell>
          <table:table-cell table:number-columns-repeated="3"/>
          <table:table-cell office:value-type="float" office:value="2.2" calcext:value-type="float">
            <text:p>2.2</text:p>
          </table:table-cell>
          <table:table-cell office:value-type="string" calcext:value-type="string">
            <text:p>y</text:p>
          </table:table-cell>
          <table:table-cell office:value-type="float" office:value="0.41788571" calcext:value-type="float">
            <text:p>0.41788571</text:p>
          </table:table-cell>
          <table:table-cell office:value-type="string" calcext:value-type="string">
            <text:p>h</text:p>
          </table:table-cell>
          <table:table-cell office:value-type="float" office:value="89.624576" calcext:value-type="float">
            <text:p>89.624576</text:p>
          </table:table-cell>
          <table:table-cell office:value-type="string" calcext:value-type="string">
            <text:p>k</text:p>
          </table:table-cell>
          <table:table-cell office:value-type="float" office:value="0.16666667" calcext:value-type="float">
            <text:p>0.16666667</text:p>
          </table:table-cell>
        </table:table-row>
        <table:table-row table:style-name="ro1">
          <table:table-cell office:value-type="float" office:value="-7.8264374" calcext:value-type="float">
            <text:p>-7.8264374</text:p>
          </table:table-cell>
          <table:table-cell office:value-type="string" calcext:value-type="string">
            <text:p>y</text:p>
          </table:table-cell>
          <table:table-cell office:value-type="float" office:value="6.6891152" calcext:value-type="float">
            <text:p>6.6891152</text:p>
          </table:table-cell>
          <table:table-cell office:value-type="string" calcext:value-type="string">
            <text:p>h</text:p>
          </table:table-cell>
          <table:table-cell office:value-type="float" office:value="113.15244" calcext:value-type="float">
            <text:p>113.15244</text:p>
          </table:table-cell>
          <table:table-cell office:value-type="string" calcext:value-type="string">
            <text:p>k</text:p>
          </table:table-cell>
          <table:table-cell office:value-type="float" office:value="0.018646121" calcext:value-type="float">
            <text:p>0.018646121</text:p>
          </table:table-cell>
          <table:table-cell table:number-columns-repeated="3"/>
          <table:table-cell office:value-type="float" office:value="2.1" calcext:value-type="float">
            <text:p>2.1</text:p>
          </table:table-cell>
          <table:table-cell office:value-type="string" calcext:value-type="string">
            <text:p>y</text:p>
          </table:table-cell>
          <table:table-cell office:value-type="float" office:value="0.3795018" calcext:value-type="float">
            <text:p>0.3795018</text:p>
          </table:table-cell>
          <table:table-cell office:value-type="string" calcext:value-type="string">
            <text:p>h</text:p>
          </table:table-cell>
          <table:table-cell office:value-type="float" office:value="89.642429" calcext:value-type="float">
            <text:p>89.642429</text:p>
          </table:table-cell>
          <table:table-cell office:value-type="string" calcext:value-type="string">
            <text:p>k</text:p>
          </table:table-cell>
          <table:table-cell office:value-type="float" office:value="0.16666667" calcext:value-type="float">
            <text:p>0.16666667</text:p>
          </table:table-cell>
        </table:table-row>
        <table:table-row table:style-name="ro1">
          <table:table-cell office:value-type="float" office:value="-7.7337903" calcext:value-type="float">
            <text:p>-7.7337903</text:p>
          </table:table-cell>
          <table:table-cell office:value-type="string" calcext:value-type="string">
            <text:p>y</text:p>
          </table:table-cell>
          <table:table-cell office:value-type="float" office:value="6.6496007" calcext:value-type="float">
            <text:p>6.6496007</text:p>
          </table:table-cell>
          <table:table-cell office:value-type="string" calcext:value-type="string">
            <text:p>h</text:p>
          </table:table-cell>
          <table:table-cell office:value-type="float" office:value="113.04446" calcext:value-type="float">
            <text:p>113.04446</text:p>
          </table:table-cell>
          <table:table-cell office:value-type="string" calcext:value-type="string">
            <text:p>k</text:p>
          </table:table-cell>
          <table:table-cell office:value-type="float" office:value="0.018775449" calcext:value-type="float">
            <text:p>0.01877544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office:value-type="float" office:value="0.34314575" calcext:value-type="float">
            <text:p>0.34314575</text:p>
          </table:table-cell>
          <table:table-cell office:value-type="string" calcext:value-type="string">
            <text:p>h</text:p>
          </table:table-cell>
          <table:table-cell office:value-type="float" office:value="89.660163" calcext:value-type="float">
            <text:p>89.660163</text:p>
          </table:table-cell>
          <table:table-cell office:value-type="string" calcext:value-type="string">
            <text:p>k</text:p>
          </table:table-cell>
          <table:table-cell office:value-type="float" office:value="0.16666667" calcext:value-type="float">
            <text:p>0.16666667</text:p>
          </table:table-cell>
        </table:table-row>
        <table:table-row table:style-name="ro1">
          <table:table-cell office:value-type="float" office:value="-7.6410895" calcext:value-type="float">
            <text:p>-7.6410895</text:p>
          </table:table-cell>
          <table:table-cell office:value-type="string" calcext:value-type="string">
            <text:p>y</text:p>
          </table:table-cell>
          <table:table-cell office:value-type="float" office:value="6.6102703" calcext:value-type="float">
            <text:p>6.6102703</text:p>
          </table:table-cell>
          <table:table-cell office:value-type="string" calcext:value-type="string">
            <text:p>h</text:p>
          </table:table-cell>
          <table:table-cell office:value-type="float" office:value="112.93576" calcext:value-type="float">
            <text:p>112.93576</text:p>
          </table:table-cell>
          <table:table-cell office:value-type="string" calcext:value-type="string">
            <text:p>k</text:p>
          </table:table-cell>
          <table:table-cell office:value-type="float" office:value="0.018903813" calcext:value-type="float">
            <text:p>0.018903813</text:p>
          </table:table-cell>
          <table:table-cell table:number-columns-repeated="3"/>
          <table:table-cell office:value-type="float" office:value="1.9" calcext:value-type="float">
            <text:p>1.9</text:p>
          </table:table-cell>
          <table:table-cell office:value-type="string" calcext:value-type="string">
            <text:p>y</text:p>
          </table:table-cell>
          <table:table-cell office:value-type="float" office:value="0.30877869" calcext:value-type="float">
            <text:p>0.30877869</text:p>
          </table:table-cell>
          <table:table-cell office:value-type="string" calcext:value-type="string">
            <text:p>h</text:p>
          </table:table-cell>
          <table:table-cell office:value-type="float" office:value="89.677787" calcext:value-type="float">
            <text:p>89.677787</text:p>
          </table:table-cell>
          <table:table-cell office:value-type="string" calcext:value-type="string">
            <text:p>k</text:p>
          </table:table-cell>
          <table:table-cell office:value-type="float" office:value="0.16666667" calcext:value-type="float">
            <text:p>0.16666667</text:p>
          </table:table-cell>
        </table:table-row>
        <table:table-row table:style-name="ro1">
          <table:table-cell office:value-type="float" office:value="-7.5483348" calcext:value-type="float">
            <text:p>-7.5483348</text:p>
          </table:table-cell>
          <table:table-cell office:value-type="string" calcext:value-type="string">
            <text:p>y</text:p>
          </table:table-cell>
          <table:table-cell office:value-type="float" office:value="6.5711252" calcext:value-type="float">
            <text:p>6.5711252</text:p>
          </table:table-cell>
          <table:table-cell office:value-type="string" calcext:value-type="string">
            <text:p>h</text:p>
          </table:table-cell>
          <table:table-cell office:value-type="float" office:value="112.82635" calcext:value-type="float">
            <text:p>112.82635</text:p>
          </table:table-cell>
          <table:table-cell office:value-type="string" calcext:value-type="string">
            <text:p>k</text:p>
          </table:table-cell>
          <table:table-cell office:value-type="float" office:value="0.019031195" calcext:value-type="float">
            <text:p>0.019031195</text:p>
          </table:table-cell>
          <table:table-cell table:number-columns-repeated="3"/>
          <table:table-cell office:value-type="float" office:value="1.8" calcext:value-type="float">
            <text:p>1.8</text:p>
          </table:table-cell>
          <table:table-cell office:value-type="string" calcext:value-type="string">
            <text:p>y</text:p>
          </table:table-cell>
          <table:table-cell office:value-type="float" office:value="0.27636479" calcext:value-type="float">
            <text:p>0.27636479</text:p>
          </table:table-cell>
          <table:table-cell office:value-type="string" calcext:value-type="string">
            <text:p>h</text:p>
          </table:table-cell>
          <table:table-cell office:value-type="float" office:value="89.695307" calcext:value-type="float">
            <text:p>89.695307</text:p>
          </table:table-cell>
          <table:table-cell office:value-type="string" calcext:value-type="string">
            <text:p>k</text:p>
          </table:table-cell>
          <table:table-cell office:value-type="float" office:value="0.16666667" calcext:value-type="float">
            <text:p>0.16666667</text:p>
          </table:table-cell>
        </table:table-row>
        <table:table-row table:style-name="ro1">
          <table:table-cell office:value-type="float" office:value="-7.4555258" calcext:value-type="float">
            <text:p>-7.4555258</text:p>
          </table:table-cell>
          <table:table-cell office:value-type="string" calcext:value-type="string">
            <text:p>y</text:p>
          </table:table-cell>
          <table:table-cell office:value-type="float" office:value="6.5321665" calcext:value-type="float">
            <text:p>6.5321665</text:p>
          </table:table-cell>
          <table:table-cell office:value-type="string" calcext:value-type="string">
            <text:p>h</text:p>
          </table:table-cell>
          <table:table-cell office:value-type="float" office:value="112.71623" calcext:value-type="float">
            <text:p>112.71623</text:p>
          </table:table-cell>
          <table:table-cell office:value-type="string" calcext:value-type="string">
            <text:p>k</text:p>
          </table:table-cell>
          <table:table-cell office:value-type="float" office:value="0.019157572" calcext:value-type="float">
            <text:p>0.019157572</text:p>
          </table:table-cell>
          <table:table-cell table:number-columns-repeated="3"/>
          <table:table-cell office:value-type="float" office:value="1.7" calcext:value-type="float">
            <text:p>1.7</text:p>
          </table:table-cell>
          <table:table-cell office:value-type="string" calcext:value-type="string">
            <text:p>y</text:p>
          </table:table-cell>
          <table:table-cell office:value-type="float" office:value="0.24587105" calcext:value-type="float">
            <text:p>0.24587105</text:p>
          </table:table-cell>
          <table:table-cell office:value-type="string" calcext:value-type="string">
            <text:p>h</text:p>
          </table:table-cell>
          <table:table-cell office:value-type="float" office:value="89.712732" calcext:value-type="float">
            <text:p>89.712732</text:p>
          </table:table-cell>
          <table:table-cell office:value-type="string" calcext:value-type="string">
            <text:p>k</text:p>
          </table:table-cell>
          <table:table-cell office:value-type="float" office:value="0.16666667" calcext:value-type="float">
            <text:p>0.16666667</text:p>
          </table:table-cell>
        </table:table-row>
        <table:table-row table:style-name="ro1">
          <table:table-cell office:value-type="float" office:value="-7.3626622" calcext:value-type="float">
            <text:p>-7.3626622</text:p>
          </table:table-cell>
          <table:table-cell office:value-type="string" calcext:value-type="string">
            <text:p>y</text:p>
          </table:table-cell>
          <table:table-cell office:value-type="float" office:value="6.4933953" calcext:value-type="float">
            <text:p>6.4933953</text:p>
          </table:table-cell>
          <table:table-cell office:value-type="string" calcext:value-type="string">
            <text:p>h</text:p>
          </table:table-cell>
          <table:table-cell office:value-type="float" office:value="112.60541" calcext:value-type="float">
            <text:p>112.60541</text:p>
          </table:table-cell>
          <table:table-cell office:value-type="string" calcext:value-type="string">
            <text:p>k</text:p>
          </table:table-cell>
          <table:table-cell office:value-type="float" office:value="0.019282924" calcext:value-type="float">
            <text:p>0.019282924</text:p>
          </table:table-cell>
          <table:table-cell table:number-columns-repeated="3"/>
          <table:table-cell office:value-type="float" office:value="1.6" calcext:value-type="float">
            <text:p>1.6</text:p>
          </table:table-cell>
          <table:table-cell office:value-type="string" calcext:value-type="string">
            <text:p>y</text:p>
          </table:table-cell>
          <table:table-cell office:value-type="float" office:value="0.21726708" calcext:value-type="float">
            <text:p>0.21726708</text:p>
          </table:table-cell>
          <table:table-cell office:value-type="string" calcext:value-type="string">
            <text:p>h</text:p>
          </table:table-cell>
          <table:table-cell office:value-type="float" office:value="89.730067" calcext:value-type="float">
            <text:p>89.730067</text:p>
          </table:table-cell>
          <table:table-cell office:value-type="string" calcext:value-type="string">
            <text:p>k</text:p>
          </table:table-cell>
          <table:table-cell office:value-type="float" office:value="0.16666667" calcext:value-type="float">
            <text:p>0.16666667</text:p>
          </table:table-cell>
        </table:table-row>
        <table:table-row table:style-name="ro1">
          <table:table-cell office:value-type="float" office:value="-7.2697437" calcext:value-type="float">
            <text:p>-7.2697437</text:p>
          </table:table-cell>
          <table:table-cell office:value-type="string" calcext:value-type="string">
            <text:p>y</text:p>
          </table:table-cell>
          <table:table-cell office:value-type="float" office:value="6.4548127" calcext:value-type="float">
            <text:p>6.4548127</text:p>
          </table:table-cell>
          <table:table-cell office:value-type="string" calcext:value-type="string">
            <text:p>h</text:p>
          </table:table-cell>
          <table:table-cell office:value-type="float" office:value="112.49389" calcext:value-type="float">
            <text:p>112.49389</text:p>
          </table:table-cell>
          <table:table-cell office:value-type="string" calcext:value-type="string">
            <text:p>k</text:p>
          </table:table-cell>
          <table:table-cell office:value-type="float" office:value="0.01940723" calcext:value-type="float">
            <text:p>0.01940723</text:p>
          </table:table-cell>
          <table:table-cell table:number-columns-repeated="3"/>
          <table:table-cell office:value-type="float" office:value="1.5" calcext:value-type="float">
            <text:p>1.5</text:p>
          </table:table-cell>
          <table:table-cell office:value-type="string" calcext:value-type="string">
            <text:p>y</text:p>
          </table:table-cell>
          <table:table-cell office:value-type="float" office:value="0.19052498" calcext:value-type="float">
            <text:p>0.19052498</text:p>
          </table:table-cell>
          <table:table-cell office:value-type="string" calcext:value-type="string">
            <text:p>h</text:p>
          </table:table-cell>
          <table:table-cell office:value-type="float" office:value="89.74732" calcext:value-type="float">
            <text:p>89.74732</text:p>
          </table:table-cell>
          <table:table-cell office:value-type="string" calcext:value-type="string">
            <text:p>k</text:p>
          </table:table-cell>
          <table:table-cell office:value-type="float" office:value="0.16666667" calcext:value-type="float">
            <text:p>0.16666667</text:p>
          </table:table-cell>
        </table:table-row>
        <table:table-row table:style-name="ro1">
          <table:table-cell office:value-type="float" office:value="-7.17677" calcext:value-type="float">
            <text:p>-7.17677</text:p>
          </table:table-cell>
          <table:table-cell office:value-type="string" calcext:value-type="string">
            <text:p>y</text:p>
          </table:table-cell>
          <table:table-cell office:value-type="float" office:value="6.4164198" calcext:value-type="float">
            <text:p>6.4164198</text:p>
          </table:table-cell>
          <table:table-cell office:value-type="string" calcext:value-type="string">
            <text:p>h</text:p>
          </table:table-cell>
          <table:table-cell office:value-type="float" office:value="112.38169" calcext:value-type="float">
            <text:p>112.38169</text:p>
          </table:table-cell>
          <table:table-cell office:value-type="string" calcext:value-type="string">
            <text:p>k</text:p>
          </table:table-cell>
          <table:table-cell office:value-type="float" office:value="0.019530469" calcext:value-type="float">
            <text:p>0.019530469</text:p>
          </table:table-cell>
          <table:table-cell table:number-columns-repeated="3"/>
          <table:table-cell office:value-type="float" office:value="1.4" calcext:value-type="float">
            <text:p>1.4</text:p>
          </table:table-cell>
          <table:table-cell office:value-type="string" calcext:value-type="string">
            <text:p>y</text:p>
          </table:table-cell>
          <table:table-cell office:value-type="float" office:value="0.16561914" calcext:value-type="float">
            <text:p>0.16561914</text:p>
          </table:table-cell>
          <table:table-cell office:value-type="string" calcext:value-type="string">
            <text:p>h</text:p>
          </table:table-cell>
          <table:table-cell office:value-type="float" office:value="89.764496" calcext:value-type="float">
            <text:p>89.764496</text:p>
          </table:table-cell>
          <table:table-cell office:value-type="string" calcext:value-type="string">
            <text:p>k</text:p>
          </table:table-cell>
          <table:table-cell office:value-type="float" office:value="0.16666667" calcext:value-type="float">
            <text:p>0.16666667</text:p>
          </table:table-cell>
        </table:table-row>
        <table:table-row table:style-name="ro1">
          <table:table-cell office:value-type="float" office:value="-7.0837407" calcext:value-type="float">
            <text:p>-7.0837407</text:p>
          </table:table-cell>
          <table:table-cell office:value-type="string" calcext:value-type="string">
            <text:p>y</text:p>
          </table:table-cell>
          <table:table-cell office:value-type="float" office:value="6.3782177" calcext:value-type="float">
            <text:p>6.3782177</text:p>
          </table:table-cell>
          <table:table-cell office:value-type="string" calcext:value-type="string">
            <text:p>h</text:p>
          </table:table-cell>
          <table:table-cell office:value-type="float" office:value="112.2688" calcext:value-type="float">
            <text:p>112.2688</text:p>
          </table:table-cell>
          <table:table-cell office:value-type="string" calcext:value-type="string">
            <text:p>k</text:p>
          </table:table-cell>
          <table:table-cell office:value-type="float" office:value="0.01965262" calcext:value-type="float">
            <text:p>0.01965262</text:p>
          </table:table-cell>
          <table:table-cell table:number-columns-repeated="3"/>
          <table:table-cell office:value-type="float" office:value="1.3" calcext:value-type="float">
            <text:p>1.3</text:p>
          </table:table-cell>
          <table:table-cell office:value-type="string" calcext:value-type="string">
            <text:p>y</text:p>
          </table:table-cell>
          <table:table-cell office:value-type="float" office:value="0.14252614" calcext:value-type="float">
            <text:p>0.14252614</text:p>
          </table:table-cell>
          <table:table-cell office:value-type="string" calcext:value-type="string">
            <text:p>h</text:p>
          </table:table-cell>
          <table:table-cell office:value-type="float" office:value="89.781601" calcext:value-type="float">
            <text:p>89.781601</text:p>
          </table:table-cell>
          <table:table-cell office:value-type="string" calcext:value-type="string">
            <text:p>k</text:p>
          </table:table-cell>
          <table:table-cell office:value-type="float" office:value="0.16666667" calcext:value-type="float">
            <text:p>0.16666667</text:p>
          </table:table-cell>
        </table:table-row>
        <table:table-row table:style-name="ro1">
          <table:table-cell office:value-type="float" office:value="-6.9906555" calcext:value-type="float">
            <text:p>-6.9906555</text:p>
          </table:table-cell>
          <table:table-cell office:value-type="string" calcext:value-type="string">
            <text:p>y</text:p>
          </table:table-cell>
          <table:table-cell office:value-type="float" office:value="6.3402075" calcext:value-type="float">
            <text:p>6.3402075</text:p>
          </table:table-cell>
          <table:table-cell office:value-type="string" calcext:value-type="string">
            <text:p>h</text:p>
          </table:table-cell>
          <table:table-cell office:value-type="float" office:value="112.15523" calcext:value-type="float">
            <text:p>112.15523</text:p>
          </table:table-cell>
          <table:table-cell office:value-type="string" calcext:value-type="string">
            <text:p>k</text:p>
          </table:table-cell>
          <table:table-cell office:value-type="float" office:value="0.019773662" calcext:value-type="float">
            <text:p>0.019773662</text:p>
          </table:table-cell>
          <table:table-cell table:number-columns-repeated="3"/>
          <table:table-cell office:value-type="float" office:value="1.2" calcext:value-type="float">
            <text:p>1.2</text:p>
          </table:table-cell>
          <table:table-cell office:value-type="string" calcext:value-type="string">
            <text:p>y</text:p>
          </table:table-cell>
          <table:table-cell office:value-type="float" office:value="0.12122462" calcext:value-type="float">
            <text:p>0.12122462</text:p>
          </table:table-cell>
          <table:table-cell office:value-type="string" calcext:value-type="string">
            <text:p>h</text:p>
          </table:table-cell>
          <table:table-cell office:value-type="float" office:value="89.798642" calcext:value-type="float">
            <text:p>89.798642</text:p>
          </table:table-cell>
          <table:table-cell office:value-type="string" calcext:value-type="string">
            <text:p>k</text:p>
          </table:table-cell>
          <table:table-cell office:value-type="float" office:value="0.16666667" calcext:value-type="float">
            <text:p>0.16666667</text:p>
          </table:table-cell>
        </table:table-row>
        <table:table-row table:style-name="ro1">
          <table:table-cell office:value-type="float" office:value="-6.8975142" calcext:value-type="float">
            <text:p>-6.8975142</text:p>
          </table:table-cell>
          <table:table-cell office:value-type="string" calcext:value-type="string">
            <text:p>y</text:p>
          </table:table-cell>
          <table:table-cell office:value-type="float" office:value="6.3023902" calcext:value-type="float">
            <text:p>6.3023902</text:p>
          </table:table-cell>
          <table:table-cell office:value-type="string" calcext:value-type="string">
            <text:p>h</text:p>
          </table:table-cell>
          <table:table-cell office:value-type="float" office:value="112.04099" calcext:value-type="float">
            <text:p>112.04099</text:p>
          </table:table-cell>
          <table:table-cell office:value-type="string" calcext:value-type="string">
            <text:p>k</text:p>
          </table:table-cell>
          <table:table-cell office:value-type="float" office:value="0.019893573" calcext:value-type="float">
            <text:p>0.019893573</text:p>
          </table:table-cell>
          <table:table-cell table:number-columns-repeated="3"/>
          <table:table-cell office:value-type="float" office:value="1.1" calcext:value-type="float">
            <text:p>1.1</text:p>
          </table:table-cell>
          <table:table-cell office:value-type="string" calcext:value-type="string">
            <text:p>y</text:p>
          </table:table-cell>
          <table:table-cell office:value-type="float" office:value="0.10169516" calcext:value-type="float">
            <text:p>0.10169516</text:p>
          </table:table-cell>
          <table:table-cell office:value-type="string" calcext:value-type="string">
            <text:p>h</text:p>
          </table:table-cell>
          <table:table-cell office:value-type="float" office:value="89.815624" calcext:value-type="float">
            <text:p>89.815624</text:p>
          </table:table-cell>
          <table:table-cell office:value-type="string" calcext:value-type="string">
            <text:p>k</text:p>
          </table:table-cell>
          <table:table-cell office:value-type="float" office:value="0.16666667" calcext:value-type="float">
            <text:p>0.16666667</text:p>
          </table:table-cell>
        </table:table-row>
        <table:table-row table:style-name="ro1">
          <table:table-cell office:value-type="float" office:value="-6.8043164" calcext:value-type="float">
            <text:p>-6.8043164</text:p>
          </table:table-cell>
          <table:table-cell office:value-type="string" calcext:value-type="string">
            <text:p>y</text:p>
          </table:table-cell>
          <table:table-cell office:value-type="float" office:value="6.2647669" calcext:value-type="float">
            <text:p>6.2647669</text:p>
          </table:table-cell>
          <table:table-cell office:value-type="string" calcext:value-type="string">
            <text:p>h</text:p>
          </table:table-cell>
          <table:table-cell office:value-type="float" office:value="111.92609" calcext:value-type="float">
            <text:p>111.92609</text:p>
          </table:table-cell>
          <table:table-cell office:value-type="string" calcext:value-type="string">
            <text:p>k</text:p>
          </table:table-cell>
          <table:table-cell office:value-type="float" office:value="0.020012331" calcext:value-type="float">
            <text:p>0.02001233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0.083920217" calcext:value-type="float">
            <text:p>0.083920217</text:p>
          </table:table-cell>
          <table:table-cell office:value-type="string" calcext:value-type="string">
            <text:p>h</text:p>
          </table:table-cell>
          <table:table-cell office:value-type="float" office:value="89.832552" calcext:value-type="float">
            <text:p>89.832552</text:p>
          </table:table-cell>
          <table:table-cell office:value-type="string" calcext:value-type="string">
            <text:p>k</text:p>
          </table:table-cell>
          <table:table-cell office:value-type="float" office:value="0.16666667" calcext:value-type="float">
            <text:p>0.16666667</text:p>
          </table:table-cell>
        </table:table-row>
        <table:table-row table:style-name="ro1">
          <table:table-cell office:value-type="float" office:value="-6.7110618" calcext:value-type="float">
            <text:p>-6.7110618</text:p>
          </table:table-cell>
          <table:table-cell office:value-type="string" calcext:value-type="string">
            <text:p>y</text:p>
          </table:table-cell>
          <table:table-cell office:value-type="float" office:value="6.2273385" calcext:value-type="float">
            <text:p>6.2273385</text:p>
          </table:table-cell>
          <table:table-cell office:value-type="string" calcext:value-type="string">
            <text:p>h</text:p>
          </table:table-cell>
          <table:table-cell office:value-type="float" office:value="111.81054" calcext:value-type="float">
            <text:p>111.81054</text:p>
          </table:table-cell>
          <table:table-cell office:value-type="string" calcext:value-type="string">
            <text:p>k</text:p>
          </table:table-cell>
          <table:table-cell office:value-type="float" office:value="0.020129916" calcext:value-type="float">
            <text:p>0.020129916</text:p>
          </table:table-cell>
          <table:table-cell table:number-columns-repeated="3"/>
          <table:table-cell office:value-type="float" office:value="0.9" calcext:value-type="float">
            <text:p>0.9</text:p>
          </table:table-cell>
          <table:table-cell office:value-type="string" calcext:value-type="string">
            <text:p>y</text:p>
          </table:table-cell>
          <table:table-cell office:value-type="float" office:value="0.06788402" calcext:value-type="float">
            <text:p>0.06788402</text:p>
          </table:table-cell>
          <table:table-cell office:value-type="string" calcext:value-type="string">
            <text:p>h</text:p>
          </table:table-cell>
          <table:table-cell office:value-type="float" office:value="89.849432" calcext:value-type="float">
            <text:p>89.849432</text:p>
          </table:table-cell>
          <table:table-cell office:value-type="string" calcext:value-type="string">
            <text:p>k</text:p>
          </table:table-cell>
          <table:table-cell office:value-type="float" office:value="0.16666667" calcext:value-type="float">
            <text:p>0.16666667</text:p>
          </table:table-cell>
        </table:table-row>
        <table:table-row table:style-name="ro1">
          <table:table-cell office:value-type="float" office:value="-6.6177501" calcext:value-type="float">
            <text:p>-6.6177501</text:p>
          </table:table-cell>
          <table:table-cell office:value-type="string" calcext:value-type="string">
            <text:p>y</text:p>
          </table:table-cell>
          <table:table-cell office:value-type="float" office:value="6.1901062" calcext:value-type="float">
            <text:p>6.1901062</text:p>
          </table:table-cell>
          <table:table-cell office:value-type="string" calcext:value-type="string">
            <text:p>h</text:p>
          </table:table-cell>
          <table:table-cell office:value-type="float" office:value="111.69433" calcext:value-type="float">
            <text:p>111.69433</text:p>
          </table:table-cell>
          <table:table-cell office:value-type="string" calcext:value-type="string">
            <text:p>k</text:p>
          </table:table-cell>
          <table:table-cell office:value-type="float" office:value="0.020246305" calcext:value-type="float">
            <text:p>0.020246305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string" calcext:value-type="string">
            <text:p>y</text:p>
          </table:table-cell>
          <table:table-cell office:value-type="float" office:value="0.053572501" calcext:value-type="float">
            <text:p>0.053572501</text:p>
          </table:table-cell>
          <table:table-cell office:value-type="string" calcext:value-type="string">
            <text:p>h</text:p>
          </table:table-cell>
          <table:table-cell office:value-type="float" office:value="89.866268" calcext:value-type="float">
            <text:p>89.866268</text:p>
          </table:table-cell>
          <table:table-cell office:value-type="string" calcext:value-type="string">
            <text:p>k</text:p>
          </table:table-cell>
          <table:table-cell office:value-type="float" office:value="0.16666667" calcext:value-type="float">
            <text:p>0.16666667</text:p>
          </table:table-cell>
        </table:table-row>
        <table:table-row table:style-name="ro1">
          <table:table-cell office:value-type="float" office:value="-6.524381" calcext:value-type="float">
            <text:p>-6.524381</text:p>
          </table:table-cell>
          <table:table-cell office:value-type="string" calcext:value-type="string">
            <text:p>y</text:p>
          </table:table-cell>
          <table:table-cell office:value-type="float" office:value="6.153071" calcext:value-type="float">
            <text:p>6.153071</text:p>
          </table:table-cell>
          <table:table-cell office:value-type="string" calcext:value-type="string">
            <text:p>h</text:p>
          </table:table-cell>
          <table:table-cell office:value-type="float" office:value="111.57748" calcext:value-type="float">
            <text:p>111.57748</text:p>
          </table:table-cell>
          <table:table-cell office:value-type="string" calcext:value-type="string">
            <text:p>k</text:p>
          </table:table-cell>
          <table:table-cell office:value-type="float" office:value="0.020361478" calcext:value-type="float">
            <text:p>0.020361478</text:p>
          </table:table-cell>
          <table:table-cell table:number-columns-repeated="3"/>
          <table:table-cell office:value-type="float" office:value="0.7" calcext:value-type="float">
            <text:p>0.7</text:p>
          </table:table-cell>
          <table:table-cell office:value-type="string" calcext:value-type="string">
            <text:p>y</text:p>
          </table:table-cell>
          <table:table-cell office:value-type="float" office:value="0.040973234" calcext:value-type="float">
            <text:p>0.040973234</text:p>
          </table:table-cell>
          <table:table-cell office:value-type="string" calcext:value-type="string">
            <text:p>h</text:p>
          </table:table-cell>
          <table:table-cell office:value-type="float" office:value="89.883067" calcext:value-type="float">
            <text:p>89.883067</text:p>
          </table:table-cell>
          <table:table-cell office:value-type="string" calcext:value-type="string">
            <text:p>k</text:p>
          </table:table-cell>
          <table:table-cell office:value-type="float" office:value="0.16666667" calcext:value-type="float">
            <text:p>0.16666667</text:p>
          </table:table-cell>
        </table:table-row>
        <table:table-row table:style-name="ro1">
          <table:table-cell office:value-type="float" office:value="-6.4309543" calcext:value-type="float">
            <text:p>-6.4309543</text:p>
          </table:table-cell>
          <table:table-cell office:value-type="string" calcext:value-type="string">
            <text:p>y</text:p>
          </table:table-cell>
          <table:table-cell office:value-type="float" office:value="6.1162339" calcext:value-type="float">
            <text:p>6.1162339</text:p>
          </table:table-cell>
          <table:table-cell office:value-type="string" calcext:value-type="string">
            <text:p>h</text:p>
          </table:table-cell>
          <table:table-cell office:value-type="float" office:value="111.45999" calcext:value-type="float">
            <text:p>111.45999</text:p>
          </table:table-cell>
          <table:table-cell office:value-type="string" calcext:value-type="string">
            <text:p>k</text:p>
          </table:table-cell>
          <table:table-cell office:value-type="float" office:value="0.020475412" calcext:value-type="float">
            <text:p>0.020475412</text:p>
          </table:table-cell>
          <table:table-cell table:number-columns-repeated="3"/>
          <table:table-cell office:value-type="float" office:value="0.6" calcext:value-type="float">
            <text:p>0.6</text:p>
          </table:table-cell>
          <table:table-cell office:value-type="string" calcext:value-type="string">
            <text:p>y</text:p>
          </table:table-cell>
          <table:table-cell office:value-type="float" office:value="0.030075377" calcext:value-type="float">
            <text:p>0.030075377</text:p>
          </table:table-cell>
          <table:table-cell office:value-type="string" calcext:value-type="string">
            <text:p>h</text:p>
          </table:table-cell>
          <table:table-cell office:value-type="float" office:value="89.899833" calcext:value-type="float">
            <text:p>89.899833</text:p>
          </table:table-cell>
          <table:table-cell office:value-type="string" calcext:value-type="string">
            <text:p>k</text:p>
          </table:table-cell>
          <table:table-cell office:value-type="float" office:value="0.16666667" calcext:value-type="float">
            <text:p>0.16666667</text:p>
          </table:table-cell>
        </table:table-row>
        <table:table-row table:style-name="ro1">
          <table:table-cell office:value-type="float" office:value="-6.3374696" calcext:value-type="float">
            <text:p>-6.3374696</text:p>
          </table:table-cell>
          <table:table-cell office:value-type="string" calcext:value-type="string">
            <text:p>y</text:p>
          </table:table-cell>
          <table:table-cell office:value-type="float" office:value="6.0795957" calcext:value-type="float">
            <text:p>6.0795957</text:p>
          </table:table-cell>
          <table:table-cell office:value-type="string" calcext:value-type="string">
            <text:p>h</text:p>
          </table:table-cell>
          <table:table-cell office:value-type="float" office:value="111.34187" calcext:value-type="float">
            <text:p>111.34187</text:p>
          </table:table-cell>
          <table:table-cell office:value-type="string" calcext:value-type="string">
            <text:p>k</text:p>
          </table:table-cell>
          <table:table-cell office:value-type="float" office:value="0.020588086" calcext:value-type="float">
            <text:p>0.020588086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office:value-type="string" calcext:value-type="string">
            <text:p>y</text:p>
          </table:table-cell>
          <table:table-cell office:value-type="float" office:value="0.020869628" calcext:value-type="float">
            <text:p>0.020869628</text:p>
          </table:table-cell>
          <table:table-cell office:value-type="string" calcext:value-type="string">
            <text:p>h</text:p>
          </table:table-cell>
          <table:table-cell office:value-type="float" office:value="89.91657" calcext:value-type="float">
            <text:p>89.91657</text:p>
          </table:table-cell>
          <table:table-cell office:value-type="string" calcext:value-type="string">
            <text:p>k</text:p>
          </table:table-cell>
          <table:table-cell office:value-type="float" office:value="0.16666667" calcext:value-type="float">
            <text:p>0.16666667</text:p>
          </table:table-cell>
        </table:table-row>
        <table:table-row table:style-name="ro1">
          <table:table-cell office:value-type="float" office:value="-6.2439266" calcext:value-type="float">
            <text:p>-6.2439266</text:p>
          </table:table-cell>
          <table:table-cell office:value-type="string" calcext:value-type="string">
            <text:p>y</text:p>
          </table:table-cell>
          <table:table-cell office:value-type="float" office:value="6.0431577" calcext:value-type="float">
            <text:p>6.0431577</text:p>
          </table:table-cell>
          <table:table-cell office:value-type="string" calcext:value-type="string">
            <text:p>h</text:p>
          </table:table-cell>
          <table:table-cell office:value-type="float" office:value="111.22313" calcext:value-type="float">
            <text:p>111.22313</text:p>
          </table:table-cell>
          <table:table-cell office:value-type="string" calcext:value-type="string">
            <text:p>k</text:p>
          </table:table-cell>
          <table:table-cell office:value-type="float" office:value="0.020699478" calcext:value-type="float">
            <text:p>0.020699478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office:value-type="string" calcext:value-type="string">
            <text:p>y</text:p>
          </table:table-cell>
          <table:table-cell office:value-type="float" office:value="0.013348181" calcext:value-type="float">
            <text:p>0.013348181</text:p>
          </table:table-cell>
          <table:table-cell office:value-type="string" calcext:value-type="string">
            <text:p>h</text:p>
          </table:table-cell>
          <table:table-cell office:value-type="float" office:value="89.933284" calcext:value-type="float">
            <text:p>89.933284</text:p>
          </table:table-cell>
          <table:table-cell office:value-type="string" calcext:value-type="string">
            <text:p>k</text:p>
          </table:table-cell>
          <table:table-cell office:value-type="float" office:value="0.16666667" calcext:value-type="float">
            <text:p>0.16666667</text:p>
          </table:table-cell>
        </table:table-row>
        <table:table-row table:style-name="ro1">
          <table:table-cell office:value-type="float" office:value="-6.1503251" calcext:value-type="float">
            <text:p>-6.1503251</text:p>
          </table:table-cell>
          <table:table-cell office:value-type="string" calcext:value-type="string">
            <text:p>y</text:p>
          </table:table-cell>
          <table:table-cell office:value-type="float" office:value="6.0069206" calcext:value-type="float">
            <text:p>6.0069206</text:p>
          </table:table-cell>
          <table:table-cell office:value-type="string" calcext:value-type="string">
            <text:p>h</text:p>
          </table:table-cell>
          <table:table-cell office:value-type="float" office:value="111.10377" calcext:value-type="float">
            <text:p>111.10377</text:p>
          </table:table-cell>
          <table:table-cell office:value-type="string" calcext:value-type="string">
            <text:p>k</text:p>
          </table:table-cell>
          <table:table-cell office:value-type="float" office:value="0.020809567" calcext:value-type="float">
            <text:p>0.020809567</text:p>
          </table:table-cell>
          <table:table-cell table:number-columns-repeated="3"/>
          <table:table-cell office:value-type="float" office:value="0.3" calcext:value-type="float">
            <text:p>0.3</text:p>
          </table:table-cell>
          <table:table-cell office:value-type="string" calcext:value-type="string">
            <text:p>y</text:p>
          </table:table-cell>
          <table:table-cell office:value-type="float" office:value="0.0075046934" calcext:value-type="float">
            <text:p>0.0075046934</text:p>
          </table:table-cell>
          <table:table-cell office:value-type="string" calcext:value-type="string">
            <text:p>h</text:p>
          </table:table-cell>
          <table:table-cell office:value-type="float" office:value="89.949979" calcext:value-type="float">
            <text:p>89.949979</text:p>
          </table:table-cell>
          <table:table-cell office:value-type="string" calcext:value-type="string">
            <text:p>k</text:p>
          </table:table-cell>
          <table:table-cell office:value-type="float" office:value="0.16666667" calcext:value-type="float">
            <text:p>0.16666667</text:p>
          </table:table-cell>
        </table:table-row>
        <table:table-row table:style-name="ro1">
          <table:table-cell office:value-type="float" office:value="-6.0566648" calcext:value-type="float">
            <text:p>-6.0566648</text:p>
          </table:table-cell>
          <table:table-cell office:value-type="string" calcext:value-type="string">
            <text:p>y</text:p>
          </table:table-cell>
          <table:table-cell office:value-type="float" office:value="5.9708856" calcext:value-type="float">
            <text:p>5.9708856</text:p>
          </table:table-cell>
          <table:table-cell office:value-type="string" calcext:value-type="string">
            <text:p>h</text:p>
          </table:table-cell>
          <table:table-cell office:value-type="float" office:value="110.98381" calcext:value-type="float">
            <text:p>110.98381</text:p>
          </table:table-cell>
          <table:table-cell office:value-type="string" calcext:value-type="string">
            <text:p>k</text:p>
          </table:table-cell>
          <table:table-cell office:value-type="float" office:value="0.02091833" calcext:value-type="float">
            <text:p>0.02091833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string" calcext:value-type="string">
            <text:p>y</text:p>
          </table:table-cell>
          <table:table-cell office:value-type="float" office:value="0.0033342598" calcext:value-type="float">
            <text:p>0.0033342598</text:p>
          </table:table-cell>
          <table:table-cell office:value-type="string" calcext:value-type="string">
            <text:p>h</text:p>
          </table:table-cell>
          <table:table-cell office:value-type="float" office:value="89.96666" calcext:value-type="float">
            <text:p>89.96666</text:p>
          </table:table-cell>
          <table:table-cell office:value-type="string" calcext:value-type="string">
            <text:p>k</text:p>
          </table:table-cell>
          <table:table-cell office:value-type="float" office:value="0.16666667" calcext:value-type="float">
            <text:p>0.16666667</text:p>
          </table:table-cell>
        </table:table-row>
        <table:table-row table:style-name="ro1">
          <table:table-cell office:value-type="float" office:value="-5.9629454" calcext:value-type="float">
            <text:p>-5.9629454</text:p>
          </table:table-cell>
          <table:table-cell office:value-type="string" calcext:value-type="string">
            <text:p>y</text:p>
          </table:table-cell>
          <table:table-cell office:value-type="float" office:value="5.9350534" calcext:value-type="float">
            <text:p>5.9350534</text:p>
          </table:table-cell>
          <table:table-cell office:value-type="string" calcext:value-type="string">
            <text:p>h</text:p>
          </table:table-cell>
          <table:table-cell office:value-type="float" office:value="110.86324" calcext:value-type="float">
            <text:p>110.86324</text:p>
          </table:table-cell>
          <table:table-cell office:value-type="string" calcext:value-type="string">
            <text:p>k</text:p>
          </table:table-cell>
          <table:table-cell office:value-type="float" office:value="0.021025745" calcext:value-type="float">
            <text:p>0.021025745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y</text:p>
          </table:table-cell>
          <table:table-cell office:value-type="float" office:value="0.00083339121" calcext:value-type="float">
            <text:p>0.0008333912</text:p>
          </table:table-cell>
          <table:table-cell office:value-type="string" calcext:value-type="string">
            <text:p>h</text:p>
          </table:table-cell>
          <table:table-cell office:value-type="float" office:value="89.983333" calcext:value-type="float">
            <text:p>89.983333</text:p>
          </table:table-cell>
          <table:table-cell office:value-type="string" calcext:value-type="string">
            <text:p>k</text:p>
          </table:table-cell>
          <table:table-cell office:value-type="float" office:value="0.16666667" calcext:value-type="float">
            <text:p>0.16666667</text:p>
          </table:table-cell>
        </table:table-row>
        <table:table-row table:style-name="ro1">
          <table:table-cell office:value-type="float" office:value="-5.8691667" calcext:value-type="float">
            <text:p>-5.8691667</text:p>
          </table:table-cell>
          <table:table-cell office:value-type="string" calcext:value-type="string">
            <text:p>y</text:p>
          </table:table-cell>
          <table:table-cell office:value-type="float" office:value="5.8994251" calcext:value-type="float">
            <text:p>5.8994251</text:p>
          </table:table-cell>
          <table:table-cell office:value-type="string" calcext:value-type="string">
            <text:p>h</text:p>
          </table:table-cell>
          <table:table-cell office:value-type="float" office:value="110.74208" calcext:value-type="float">
            <text:p>110.74208</text:p>
          </table:table-cell>
          <table:table-cell office:value-type="string" calcext:value-type="string">
            <text:p>k</text:p>
          </table:table-cell>
          <table:table-cell office:value-type="float" office:value="0.021131792" calcext:value-type="float">
            <text:p>0.02113179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</text:p>
          </table:table-cell>
          <table:table-cell office:value-type="float" office:value="0.16666667" calcext:value-type="float">
            <text:p>0.16666667</text:p>
          </table:table-cell>
        </table:table-row>
        <table:table-row table:style-name="ro1">
          <table:table-cell office:value-type="float" office:value="-5.7753283" calcext:value-type="float">
            <text:p>-5.7753283</text:p>
          </table:table-cell>
          <table:table-cell office:value-type="string" calcext:value-type="string">
            <text:p>y</text:p>
          </table:table-cell>
          <table:table-cell office:value-type="float" office:value="5.8640016" calcext:value-type="float">
            <text:p>5.8640016</text:p>
          </table:table-cell>
          <table:table-cell office:value-type="string" calcext:value-type="string">
            <text:p>h</text:p>
          </table:table-cell>
          <table:table-cell office:value-type="float" office:value="110.62034" calcext:value-type="float">
            <text:p>110.62034</text:p>
          </table:table-cell>
          <table:table-cell office:value-type="string" calcext:value-type="string">
            <text:p>k</text:p>
          </table:table-cell>
          <table:table-cell office:value-type="float" office:value="0.021236448" calcext:value-type="float">
            <text:p>0.021236448</text:p>
          </table:table-cell>
          <table:table-cell table:number-columns-repeated="10"/>
        </table:table-row>
        <table:table-row table:style-name="ro1">
          <table:table-cell office:value-type="float" office:value="-5.68143" calcext:value-type="float">
            <text:p>-5.68143</text:p>
          </table:table-cell>
          <table:table-cell office:value-type="string" calcext:value-type="string">
            <text:p>y</text:p>
          </table:table-cell>
          <table:table-cell office:value-type="float" office:value="5.8287838" calcext:value-type="float">
            <text:p>5.8287838</text:p>
          </table:table-cell>
          <table:table-cell office:value-type="string" calcext:value-type="string">
            <text:p>h</text:p>
          </table:table-cell>
          <table:table-cell office:value-type="float" office:value="110.49802" calcext:value-type="float">
            <text:p>110.49802</text:p>
          </table:table-cell>
          <table:table-cell office:value-type="string" calcext:value-type="string">
            <text:p>k</text:p>
          </table:table-cell>
          <table:table-cell office:value-type="float" office:value="0.021339691" calcext:value-type="float">
            <text:p>0.021339691</text:p>
          </table:table-cell>
          <table:table-cell table:number-columns-repeated="10"/>
        </table:table-row>
        <table:table-row table:style-name="ro1">
          <table:table-cell office:value-type="float" office:value="-5.5874715" calcext:value-type="float">
            <text:p>-5.5874715</text:p>
          </table:table-cell>
          <table:table-cell office:value-type="string" calcext:value-type="string">
            <text:p>y</text:p>
          </table:table-cell>
          <table:table-cell office:value-type="float" office:value="5.7937726" calcext:value-type="float">
            <text:p>5.7937726</text:p>
          </table:table-cell>
          <table:table-cell office:value-type="string" calcext:value-type="string">
            <text:p>h</text:p>
          </table:table-cell>
          <table:table-cell office:value-type="float" office:value="110.37513" calcext:value-type="float">
            <text:p>110.37513</text:p>
          </table:table-cell>
          <table:table-cell office:value-type="string" calcext:value-type="string">
            <text:p>k</text:p>
          </table:table-cell>
          <table:table-cell office:value-type="float" office:value="0.0214415" calcext:value-type="float">
            <text:p>0.0214415</text:p>
          </table:table-cell>
          <table:table-cell table:number-columns-repeated="10"/>
        </table:table-row>
        <table:table-row table:style-name="ro1">
          <table:table-cell office:value-type="float" office:value="-5.4934527" calcext:value-type="float">
            <text:p>-5.4934527</text:p>
          </table:table-cell>
          <table:table-cell office:value-type="string" calcext:value-type="string">
            <text:p>y</text:p>
          </table:table-cell>
          <table:table-cell office:value-type="float" office:value="5.7589689" calcext:value-type="float">
            <text:p>5.7589689</text:p>
          </table:table-cell>
          <table:table-cell office:value-type="string" calcext:value-type="string">
            <text:p>h</text:p>
          </table:table-cell>
          <table:table-cell office:value-type="float" office:value="110.25168" calcext:value-type="float">
            <text:p>110.25168</text:p>
          </table:table-cell>
          <table:table-cell office:value-type="string" calcext:value-type="string">
            <text:p>k</text:p>
          </table:table-cell>
          <table:table-cell office:value-type="float" office:value="0.021541852" calcext:value-type="float">
            <text:p>0.021541852</text:p>
          </table:table-cell>
          <table:table-cell table:number-columns-repeated="10"/>
        </table:table-row>
        <table:table-row table:style-name="ro1">
          <table:table-cell office:value-type="float" office:value="-5.3993732" calcext:value-type="float">
            <text:p>-5.3993732</text:p>
          </table:table-cell>
          <table:table-cell office:value-type="string" calcext:value-type="string">
            <text:p>y</text:p>
          </table:table-cell>
          <table:table-cell office:value-type="float" office:value="5.7243735" calcext:value-type="float">
            <text:p>5.7243735</text:p>
          </table:table-cell>
          <table:table-cell office:value-type="string" calcext:value-type="string">
            <text:p>h</text:p>
          </table:table-cell>
          <table:table-cell office:value-type="float" office:value="110.12767" calcext:value-type="float">
            <text:p>110.12767</text:p>
          </table:table-cell>
          <table:table-cell office:value-type="string" calcext:value-type="string">
            <text:p>k</text:p>
          </table:table-cell>
          <table:table-cell office:value-type="float" office:value="0.021640727" calcext:value-type="float">
            <text:p>0.021640727</text:p>
          </table:table-cell>
          <table:table-cell table:number-columns-repeated="10"/>
        </table:table-row>
        <table:table-row table:style-name="ro1">
          <table:table-cell office:value-type="float" office:value="-5.3052327" calcext:value-type="float">
            <text:p>-5.3052327</text:p>
          </table:table-cell>
          <table:table-cell office:value-type="string" calcext:value-type="string">
            <text:p>y</text:p>
          </table:table-cell>
          <table:table-cell office:value-type="float" office:value="5.6899874" calcext:value-type="float">
            <text:p>5.6899874</text:p>
          </table:table-cell>
          <table:table-cell office:value-type="string" calcext:value-type="string">
            <text:p>h</text:p>
          </table:table-cell>
          <table:table-cell office:value-type="float" office:value="110.00312" calcext:value-type="float">
            <text:p>110.00312</text:p>
          </table:table-cell>
          <table:table-cell office:value-type="string" calcext:value-type="string">
            <text:p>k</text:p>
          </table:table-cell>
          <table:table-cell office:value-type="float" office:value="0.021738103" calcext:value-type="float">
            <text:p>0.021738103</text:p>
          </table:table-cell>
          <table:table-cell table:number-columns-repeated="10"/>
        </table:table-row>
        <table:table-row table:style-name="ro1">
          <table:table-cell office:value-type="float" office:value="-5.2110311" calcext:value-type="float">
            <text:p>-5.2110311</text:p>
          </table:table-cell>
          <table:table-cell office:value-type="string" calcext:value-type="string">
            <text:p>y</text:p>
          </table:table-cell>
          <table:table-cell office:value-type="float" office:value="5.6558113" calcext:value-type="float">
            <text:p>5.6558113</text:p>
          </table:table-cell>
          <table:table-cell office:value-type="string" calcext:value-type="string">
            <text:p>h</text:p>
          </table:table-cell>
          <table:table-cell office:value-type="float" office:value="109.87804" calcext:value-type="float">
            <text:p>109.87804</text:p>
          </table:table-cell>
          <table:table-cell office:value-type="string" calcext:value-type="string">
            <text:p>k</text:p>
          </table:table-cell>
          <table:table-cell office:value-type="float" office:value="0.021833957" calcext:value-type="float">
            <text:p>0.021833957</text:p>
          </table:table-cell>
          <table:table-cell table:number-columns-repeated="10"/>
        </table:table-row>
        <table:table-row table:style-name="ro1">
          <table:table-cell office:value-type="float" office:value="-5.1167681" calcext:value-type="float">
            <text:p>-5.1167681</text:p>
          </table:table-cell>
          <table:table-cell office:value-type="string" calcext:value-type="string">
            <text:p>y</text:p>
          </table:table-cell>
          <table:table-cell office:value-type="float" office:value="5.6218461" calcext:value-type="float">
            <text:p>5.6218461</text:p>
          </table:table-cell>
          <table:table-cell office:value-type="string" calcext:value-type="string">
            <text:p>h</text:p>
          </table:table-cell>
          <table:table-cell office:value-type="float" office:value="109.75242" calcext:value-type="float">
            <text:p>109.75242</text:p>
          </table:table-cell>
          <table:table-cell office:value-type="string" calcext:value-type="string">
            <text:p>k</text:p>
          </table:table-cell>
          <table:table-cell office:value-type="float" office:value="0.021928268" calcext:value-type="float">
            <text:p>0.021928268</text:p>
          </table:table-cell>
          <table:table-cell table:number-columns-repeated="10"/>
        </table:table-row>
        <table:table-row table:style-name="ro1">
          <table:table-cell office:value-type="float" office:value="-5.0224434" calcext:value-type="float">
            <text:p>-5.0224434</text:p>
          </table:table-cell>
          <table:table-cell office:value-type="string" calcext:value-type="string">
            <text:p>y</text:p>
          </table:table-cell>
          <table:table-cell office:value-type="float" office:value="5.5880927" calcext:value-type="float">
            <text:p>5.5880927</text:p>
          </table:table-cell>
          <table:table-cell office:value-type="string" calcext:value-type="string">
            <text:p>h</text:p>
          </table:table-cell>
          <table:table-cell office:value-type="float" office:value="109.62628" calcext:value-type="float">
            <text:p>109.62628</text:p>
          </table:table-cell>
          <table:table-cell office:value-type="string" calcext:value-type="string">
            <text:p>k</text:p>
          </table:table-cell>
          <table:table-cell office:value-type="float" office:value="0.022021016" calcext:value-type="float">
            <text:p>0.022021016</text:p>
          </table:table-cell>
          <table:table-cell table:number-columns-repeated="10"/>
        </table:table-row>
        <table:table-row table:style-name="ro1">
          <table:table-cell office:value-type="float" office:value="-4.9280568" calcext:value-type="float">
            <text:p>-4.9280568</text:p>
          </table:table-cell>
          <table:table-cell office:value-type="string" calcext:value-type="string">
            <text:p>y</text:p>
          </table:table-cell>
          <table:table-cell office:value-type="float" office:value="5.5545518" calcext:value-type="float">
            <text:p>5.5545518</text:p>
          </table:table-cell>
          <table:table-cell office:value-type="string" calcext:value-type="string">
            <text:p>h</text:p>
          </table:table-cell>
          <table:table-cell office:value-type="float" office:value="109.49964" calcext:value-type="float">
            <text:p>109.49964</text:p>
          </table:table-cell>
          <table:table-cell office:value-type="string" calcext:value-type="string">
            <text:p>k</text:p>
          </table:table-cell>
          <table:table-cell office:value-type="float" office:value="0.022112177" calcext:value-type="float">
            <text:p>0.022112177</text:p>
          </table:table-cell>
          <table:table-cell table:number-columns-repeated="10"/>
        </table:table-row>
        <table:table-row table:style-name="ro1">
          <table:table-cell office:value-type="float" office:value="-4.8336081" calcext:value-type="float">
            <text:p>-4.8336081</text:p>
          </table:table-cell>
          <table:table-cell office:value-type="string" calcext:value-type="string">
            <text:p>y</text:p>
          </table:table-cell>
          <table:table-cell office:value-type="float" office:value="5.5212243" calcext:value-type="float">
            <text:p>5.5212243</text:p>
          </table:table-cell>
          <table:table-cell office:value-type="string" calcext:value-type="string">
            <text:p>h</text:p>
          </table:table-cell>
          <table:table-cell office:value-type="float" office:value="109.37249" calcext:value-type="float">
            <text:p>109.37249</text:p>
          </table:table-cell>
          <table:table-cell office:value-type="string" calcext:value-type="string">
            <text:p>k</text:p>
          </table:table-cell>
          <table:table-cell office:value-type="float" office:value="0.022201732" calcext:value-type="float">
            <text:p>0.022201732</text:p>
          </table:table-cell>
          <table:table-cell table:number-columns-repeated="10"/>
        </table:table-row>
        <table:table-row table:style-name="ro1">
          <table:table-cell office:value-type="float" office:value="-4.7390971" calcext:value-type="float">
            <text:p>-4.7390971</text:p>
          </table:table-cell>
          <table:table-cell office:value-type="string" calcext:value-type="string">
            <text:p>y</text:p>
          </table:table-cell>
          <table:table-cell office:value-type="float" office:value="5.4881108" calcext:value-type="float">
            <text:p>5.4881108</text:p>
          </table:table-cell>
          <table:table-cell office:value-type="string" calcext:value-type="string">
            <text:p>h</text:p>
          </table:table-cell>
          <table:table-cell office:value-type="float" office:value="109.24485" calcext:value-type="float">
            <text:p>109.24485</text:p>
          </table:table-cell>
          <table:table-cell office:value-type="string" calcext:value-type="string">
            <text:p>k</text:p>
          </table:table-cell>
          <table:table-cell office:value-type="float" office:value="0.022289659" calcext:value-type="float">
            <text:p>0.022289659</text:p>
          </table:table-cell>
          <table:table-cell table:number-columns-repeated="10"/>
        </table:table-row>
        <table:table-row table:style-name="ro1">
          <table:table-cell office:value-type="float" office:value="-4.6445234" calcext:value-type="float">
            <text:p>-4.6445234</text:p>
          </table:table-cell>
          <table:table-cell office:value-type="string" calcext:value-type="string">
            <text:p>y</text:p>
          </table:table-cell>
          <table:table-cell office:value-type="float" office:value="5.4552123" calcext:value-type="float">
            <text:p>5.4552123</text:p>
          </table:table-cell>
          <table:table-cell office:value-type="string" calcext:value-type="string">
            <text:p>h</text:p>
          </table:table-cell>
          <table:table-cell office:value-type="float" office:value="109.11672" calcext:value-type="float">
            <text:p>109.11672</text:p>
          </table:table-cell>
          <table:table-cell office:value-type="string" calcext:value-type="string">
            <text:p>k</text:p>
          </table:table-cell>
          <table:table-cell office:value-type="float" office:value="0.022375936" calcext:value-type="float">
            <text:p>0.022375936</text:p>
          </table:table-cell>
          <table:table-cell table:number-columns-repeated="10"/>
        </table:table-row>
        <table:table-row table:style-name="ro1">
          <table:table-cell office:value-type="float" office:value="-4.549887" calcext:value-type="float">
            <text:p>-4.549887</text:p>
          </table:table-cell>
          <table:table-cell office:value-type="string" calcext:value-type="string">
            <text:p>y</text:p>
          </table:table-cell>
          <table:table-cell office:value-type="float" office:value="5.4225294" calcext:value-type="float">
            <text:p>5.4225294</text:p>
          </table:table-cell>
          <table:table-cell office:value-type="string" calcext:value-type="string">
            <text:p>h</text:p>
          </table:table-cell>
          <table:table-cell office:value-type="float" office:value="108.98811" calcext:value-type="float">
            <text:p>108.98811</text:p>
          </table:table-cell>
          <table:table-cell office:value-type="string" calcext:value-type="string">
            <text:p>k</text:p>
          </table:table-cell>
          <table:table-cell office:value-type="float" office:value="0.022460543" calcext:value-type="float">
            <text:p>0.022460543</text:p>
          </table:table-cell>
          <table:table-cell table:number-columns-repeated="10"/>
        </table:table-row>
        <table:table-row table:style-name="ro1">
          <table:table-cell office:value-type="float" office:value="-4.4551876" calcext:value-type="float">
            <text:p>-4.4551876</text:p>
          </table:table-cell>
          <table:table-cell office:value-type="string" calcext:value-type="string">
            <text:p>y</text:p>
          </table:table-cell>
          <table:table-cell office:value-type="float" office:value="5.3900629" calcext:value-type="float">
            <text:p>5.3900629</text:p>
          </table:table-cell>
          <table:table-cell office:value-type="string" calcext:value-type="string">
            <text:p>h</text:p>
          </table:table-cell>
          <table:table-cell office:value-type="float" office:value="108.85904" calcext:value-type="float">
            <text:p>108.85904</text:p>
          </table:table-cell>
          <table:table-cell office:value-type="string" calcext:value-type="string">
            <text:p>k</text:p>
          </table:table-cell>
          <table:table-cell office:value-type="float" office:value="0.022543459" calcext:value-type="float">
            <text:p>0.022543459</text:p>
          </table:table-cell>
          <table:table-cell table:number-columns-repeated="10"/>
        </table:table-row>
        <table:table-row table:style-name="ro1">
          <table:table-cell office:value-type="float" office:value="-4.3604249" calcext:value-type="float">
            <text:p>-4.3604249</text:p>
          </table:table-cell>
          <table:table-cell office:value-type="string" calcext:value-type="string">
            <text:p>y</text:p>
          </table:table-cell>
          <table:table-cell office:value-type="float" office:value="5.3578136" calcext:value-type="float">
            <text:p>5.3578136</text:p>
          </table:table-cell>
          <table:table-cell office:value-type="string" calcext:value-type="string">
            <text:p>h</text:p>
          </table:table-cell>
          <table:table-cell office:value-type="float" office:value="108.72952" calcext:value-type="float">
            <text:p>108.72952</text:p>
          </table:table-cell>
          <table:table-cell office:value-type="string" calcext:value-type="string">
            <text:p>k</text:p>
          </table:table-cell>
          <table:table-cell office:value-type="float" office:value="0.022624663" calcext:value-type="float">
            <text:p>0.022624663</text:p>
          </table:table-cell>
          <table:table-cell table:number-columns-repeated="10"/>
        </table:table-row>
        <table:table-row table:style-name="ro1">
          <table:table-cell office:value-type="float" office:value="-4.2655988" calcext:value-type="float">
            <text:p>-4.2655988</text:p>
          </table:table-cell>
          <table:table-cell office:value-type="string" calcext:value-type="string">
            <text:p>y</text:p>
          </table:table-cell>
          <table:table-cell office:value-type="float" office:value="5.3257821" calcext:value-type="float">
            <text:p>5.3257821</text:p>
          </table:table-cell>
          <table:table-cell office:value-type="string" calcext:value-type="string">
            <text:p>h</text:p>
          </table:table-cell>
          <table:table-cell office:value-type="float" office:value="108.59954" calcext:value-type="float">
            <text:p>108.59954</text:p>
          </table:table-cell>
          <table:table-cell office:value-type="string" calcext:value-type="string">
            <text:p>k</text:p>
          </table:table-cell>
          <table:table-cell office:value-type="float" office:value="0.022704134" calcext:value-type="float">
            <text:p>0.022704134</text:p>
          </table:table-cell>
          <table:table-cell table:number-columns-repeated="10"/>
        </table:table-row>
        <table:table-row table:style-name="ro1">
          <table:table-cell office:value-type="float" office:value="-4.1707091" calcext:value-type="float">
            <text:p>-4.1707091</text:p>
          </table:table-cell>
          <table:table-cell office:value-type="string" calcext:value-type="string">
            <text:p>y</text:p>
          </table:table-cell>
          <table:table-cell office:value-type="float" office:value="5.2939691" calcext:value-type="float">
            <text:p>5.2939691</text:p>
          </table:table-cell>
          <table:table-cell office:value-type="string" calcext:value-type="string">
            <text:p>h</text:p>
          </table:table-cell>
          <table:table-cell office:value-type="float" office:value="108.46913" calcext:value-type="float">
            <text:p>108.46913</text:p>
          </table:table-cell>
          <table:table-cell office:value-type="string" calcext:value-type="string">
            <text:p>k</text:p>
          </table:table-cell>
          <table:table-cell office:value-type="float" office:value="0.022781852" calcext:value-type="float">
            <text:p>0.022781852</text:p>
          </table:table-cell>
          <table:table-cell table:number-columns-repeated="10"/>
        </table:table-row>
        <table:table-row table:style-name="ro1">
          <table:table-cell office:value-type="float" office:value="-4.0757556" calcext:value-type="float">
            <text:p>-4.0757556</text:p>
          </table:table-cell>
          <table:table-cell office:value-type="string" calcext:value-type="string">
            <text:p>y</text:p>
          </table:table-cell>
          <table:table-cell office:value-type="float" office:value="5.2623754" calcext:value-type="float">
            <text:p>5.2623754</text:p>
          </table:table-cell>
          <table:table-cell office:value-type="string" calcext:value-type="string">
            <text:p>h</text:p>
          </table:table-cell>
          <table:table-cell office:value-type="float" office:value="108.33829" calcext:value-type="float">
            <text:p>108.33829</text:p>
          </table:table-cell>
          <table:table-cell office:value-type="string" calcext:value-type="string">
            <text:p>k</text:p>
          </table:table-cell>
          <table:table-cell office:value-type="float" office:value="0.022857796" calcext:value-type="float">
            <text:p>0.022857796</text:p>
          </table:table-cell>
          <table:table-cell table:number-columns-repeated="10"/>
        </table:table-row>
        <table:table-row table:style-name="ro1">
          <table:table-cell office:value-type="float" office:value="-3.980738" calcext:value-type="float">
            <text:p>-3.980738</text:p>
          </table:table-cell>
          <table:table-cell office:value-type="string" calcext:value-type="string">
            <text:p>y</text:p>
          </table:table-cell>
          <table:table-cell office:value-type="float" office:value="5.2310015" calcext:value-type="float">
            <text:p>5.2310015</text:p>
          </table:table-cell>
          <table:table-cell office:value-type="string" calcext:value-type="string">
            <text:p>h</text:p>
          </table:table-cell>
          <table:table-cell office:value-type="float" office:value="108.20702" calcext:value-type="float">
            <text:p>108.20702</text:p>
          </table:table-cell>
          <table:table-cell office:value-type="string" calcext:value-type="string">
            <text:p>k</text:p>
          </table:table-cell>
          <table:table-cell office:value-type="float" office:value="0.022931947" calcext:value-type="float">
            <text:p>0.022931947</text:p>
          </table:table-cell>
          <table:table-cell table:number-columns-repeated="10"/>
        </table:table-row>
        <table:table-row table:style-name="ro1">
          <table:table-cell office:value-type="float" office:value="-3.8856561" calcext:value-type="float">
            <text:p>-3.8856561</text:p>
          </table:table-cell>
          <table:table-cell office:value-type="string" calcext:value-type="string">
            <text:p>y</text:p>
          </table:table-cell>
          <table:table-cell office:value-type="float" office:value="5.1998483" calcext:value-type="float">
            <text:p>5.1998483</text:p>
          </table:table-cell>
          <table:table-cell office:value-type="string" calcext:value-type="string">
            <text:p>h</text:p>
          </table:table-cell>
          <table:table-cell office:value-type="float" office:value="108.07535" calcext:value-type="float">
            <text:p>108.07535</text:p>
          </table:table-cell>
          <table:table-cell office:value-type="string" calcext:value-type="string">
            <text:p>k</text:p>
          </table:table-cell>
          <table:table-cell office:value-type="float" office:value="0.023004284" calcext:value-type="float">
            <text:p>0.023004284</text:p>
          </table:table-cell>
          <table:table-cell table:number-columns-repeated="10"/>
        </table:table-row>
        <table:table-row table:style-name="ro1">
          <table:table-cell office:value-type="float" office:value="-3.7905099" calcext:value-type="float">
            <text:p>-3.7905099</text:p>
          </table:table-cell>
          <table:table-cell office:value-type="string" calcext:value-type="string">
            <text:p>y</text:p>
          </table:table-cell>
          <table:table-cell office:value-type="float" office:value="5.1689162" calcext:value-type="float">
            <text:p>5.1689162</text:p>
          </table:table-cell>
          <table:table-cell office:value-type="string" calcext:value-type="string">
            <text:p>h</text:p>
          </table:table-cell>
          <table:table-cell office:value-type="float" office:value="107.94328" calcext:value-type="float">
            <text:p>107.94328</text:p>
          </table:table-cell>
          <table:table-cell office:value-type="string" calcext:value-type="string">
            <text:p>k</text:p>
          </table:table-cell>
          <table:table-cell office:value-type="float" office:value="0.023074788" calcext:value-type="float">
            <text:p>0.023074788</text:p>
          </table:table-cell>
          <table:table-cell table:number-columns-repeated="10"/>
        </table:table-row>
        <table:table-row table:style-name="ro1">
          <table:table-cell office:value-type="float" office:value="-3.6952991" calcext:value-type="float">
            <text:p>-3.6952991</text:p>
          </table:table-cell>
          <table:table-cell office:value-type="string" calcext:value-type="string">
            <text:p>y</text:p>
          </table:table-cell>
          <table:table-cell office:value-type="float" office:value="5.138206" calcext:value-type="float">
            <text:p>5.138206</text:p>
          </table:table-cell>
          <table:table-cell office:value-type="string" calcext:value-type="string">
            <text:p>h</text:p>
          </table:table-cell>
          <table:table-cell office:value-type="float" office:value="107.81082" calcext:value-type="float">
            <text:p>107.81082</text:p>
          </table:table-cell>
          <table:table-cell office:value-type="string" calcext:value-type="string">
            <text:p>k</text:p>
          </table:table-cell>
          <table:table-cell office:value-type="float" office:value="0.023143438" calcext:value-type="float">
            <text:p>0.023143438</text:p>
          </table:table-cell>
          <table:table-cell table:number-columns-repeated="10"/>
        </table:table-row>
        <table:table-row table:style-name="ro1">
          <table:table-cell office:value-type="float" office:value="-3.6000235" calcext:value-type="float">
            <text:p>-3.6000235</text:p>
          </table:table-cell>
          <table:table-cell office:value-type="string" calcext:value-type="string">
            <text:p>y</text:p>
          </table:table-cell>
          <table:table-cell office:value-type="float" office:value="5.1077182" calcext:value-type="float">
            <text:p>5.1077182</text:p>
          </table:table-cell>
          <table:table-cell office:value-type="string" calcext:value-type="string">
            <text:p>h</text:p>
          </table:table-cell>
          <table:table-cell office:value-type="float" office:value="107.67798" calcext:value-type="float">
            <text:p>107.67798</text:p>
          </table:table-cell>
          <table:table-cell office:value-type="string" calcext:value-type="string">
            <text:p>k</text:p>
          </table:table-cell>
          <table:table-cell office:value-type="float" office:value="0.023210216" calcext:value-type="float">
            <text:p>0.023210216</text:p>
          </table:table-cell>
          <table:table-cell table:number-columns-repeated="10"/>
        </table:table-row>
        <table:table-row table:style-name="ro1">
          <table:table-cell office:value-type="float" office:value="-3.5046829" calcext:value-type="float">
            <text:p>-3.5046829</text:p>
          </table:table-cell>
          <table:table-cell office:value-type="string" calcext:value-type="string">
            <text:p>y</text:p>
          </table:table-cell>
          <table:table-cell office:value-type="float" office:value="5.0774535" calcext:value-type="float">
            <text:p>5.0774535</text:p>
          </table:table-cell>
          <table:table-cell office:value-type="string" calcext:value-type="string">
            <text:p>h</text:p>
          </table:table-cell>
          <table:table-cell office:value-type="float" office:value="107.54477" calcext:value-type="float">
            <text:p>107.54477</text:p>
          </table:table-cell>
          <table:table-cell office:value-type="string" calcext:value-type="string">
            <text:p>k</text:p>
          </table:table-cell>
          <table:table-cell office:value-type="float" office:value="0.023275101" calcext:value-type="float">
            <text:p>0.023275101</text:p>
          </table:table-cell>
          <table:table-cell table:number-columns-repeated="10"/>
        </table:table-row>
        <table:table-row table:style-name="ro1">
          <table:table-cell office:value-type="float" office:value="-3.4092772" calcext:value-type="float">
            <text:p>-3.4092772</text:p>
          </table:table-cell>
          <table:table-cell office:value-type="string" calcext:value-type="string">
            <text:p>y</text:p>
          </table:table-cell>
          <table:table-cell office:value-type="float" office:value="5.0474125" calcext:value-type="float">
            <text:p>5.0474125</text:p>
          </table:table-cell>
          <table:table-cell office:value-type="string" calcext:value-type="string">
            <text:p>h</text:p>
          </table:table-cell>
          <table:table-cell office:value-type="float" office:value="107.4112" calcext:value-type="float">
            <text:p>107.4112</text:p>
          </table:table-cell>
          <table:table-cell office:value-type="string" calcext:value-type="string">
            <text:p>k</text:p>
          </table:table-cell>
          <table:table-cell office:value-type="float" office:value="0.023338076" calcext:value-type="float">
            <text:p>0.023338076</text:p>
          </table:table-cell>
          <table:table-cell table:number-columns-repeated="10"/>
        </table:table-row>
        <table:table-row table:style-name="ro1">
          <table:table-cell office:value-type="float" office:value="-3.3138062" calcext:value-type="float">
            <text:p>-3.3138062</text:p>
          </table:table-cell>
          <table:table-cell office:value-type="string" calcext:value-type="string">
            <text:p>y</text:p>
          </table:table-cell>
          <table:table-cell office:value-type="float" office:value="5.0175956" calcext:value-type="float">
            <text:p>5.0175956</text:p>
          </table:table-cell>
          <table:table-cell office:value-type="string" calcext:value-type="string">
            <text:p>h</text:p>
          </table:table-cell>
          <table:table-cell office:value-type="float" office:value="107.27728" calcext:value-type="float">
            <text:p>107.27728</text:p>
          </table:table-cell>
          <table:table-cell office:value-type="string" calcext:value-type="string">
            <text:p>k</text:p>
          </table:table-cell>
          <table:table-cell office:value-type="float" office:value="0.023399121" calcext:value-type="float">
            <text:p>0.023399121</text:p>
          </table:table-cell>
          <table:table-cell table:number-columns-repeated="10"/>
        </table:table-row>
        <table:table-row table:style-name="ro1">
          <table:table-cell office:value-type="float" office:value="-3.2182698" calcext:value-type="float">
            <text:p>-3.2182698</text:p>
          </table:table-cell>
          <table:table-cell office:value-type="string" calcext:value-type="string">
            <text:p>y</text:p>
          </table:table-cell>
          <table:table-cell office:value-type="float" office:value="4.9880036" calcext:value-type="float">
            <text:p>4.9880036</text:p>
          </table:table-cell>
          <table:table-cell office:value-type="string" calcext:value-type="string">
            <text:p>h</text:p>
          </table:table-cell>
          <table:table-cell office:value-type="float" office:value="107.14303" calcext:value-type="float">
            <text:p>107.14303</text:p>
          </table:table-cell>
          <table:table-cell office:value-type="string" calcext:value-type="string">
            <text:p>k</text:p>
          </table:table-cell>
          <table:table-cell office:value-type="float" office:value="0.023458218" calcext:value-type="float">
            <text:p>0.023458218</text:p>
          </table:table-cell>
          <table:table-cell table:number-columns-repeated="10"/>
        </table:table-row>
        <table:table-row table:style-name="ro1">
          <table:table-cell office:value-type="float" office:value="-3.1226678" calcext:value-type="float">
            <text:p>-3.1226678</text:p>
          </table:table-cell>
          <table:table-cell office:value-type="string" calcext:value-type="string">
            <text:p>y</text:p>
          </table:table-cell>
          <table:table-cell office:value-type="float" office:value="4.9586368" calcext:value-type="float">
            <text:p>4.9586368</text:p>
          </table:table-cell>
          <table:table-cell office:value-type="string" calcext:value-type="string">
            <text:p>h</text:p>
          </table:table-cell>
          <table:table-cell office:value-type="float" office:value="107.00844" calcext:value-type="float">
            <text:p>107.00844</text:p>
          </table:table-cell>
          <table:table-cell office:value-type="string" calcext:value-type="string">
            <text:p>k</text:p>
          </table:table-cell>
          <table:table-cell office:value-type="float" office:value="0.023515348" calcext:value-type="float">
            <text:p>0.023515348</text:p>
          </table:table-cell>
          <table:table-cell table:number-columns-repeated="10"/>
        </table:table-row>
        <table:table-row table:style-name="ro1">
          <table:table-cell office:value-type="float" office:value="-3.027" calcext:value-type="float">
            <text:p>-3.027</text:p>
          </table:table-cell>
          <table:table-cell office:value-type="string" calcext:value-type="string">
            <text:p>y</text:p>
          </table:table-cell>
          <table:table-cell office:value-type="float" office:value="4.9294959" calcext:value-type="float">
            <text:p>4.9294959</text:p>
          </table:table-cell>
          <table:table-cell office:value-type="string" calcext:value-type="string">
            <text:p>h</text:p>
          </table:table-cell>
          <table:table-cell office:value-type="float" office:value="106.87354" calcext:value-type="float">
            <text:p>106.87354</text:p>
          </table:table-cell>
          <table:table-cell office:value-type="string" calcext:value-type="string">
            <text:p>k</text:p>
          </table:table-cell>
          <table:table-cell office:value-type="float" office:value="0.023570494" calcext:value-type="float">
            <text:p>0.023570494</text:p>
          </table:table-cell>
          <table:table-cell table:number-columns-repeated="10"/>
        </table:table-row>
        <table:table-row table:style-name="ro1">
          <table:table-cell office:value-type="float" office:value="-2.9312663" calcext:value-type="float">
            <text:p>-2.9312663</text:p>
          </table:table-cell>
          <table:table-cell office:value-type="string" calcext:value-type="string">
            <text:p>y</text:p>
          </table:table-cell>
          <table:table-cell office:value-type="float" office:value="4.9005813" calcext:value-type="float">
            <text:p>4.9005813</text:p>
          </table:table-cell>
          <table:table-cell office:value-type="string" calcext:value-type="string">
            <text:p>h</text:p>
          </table:table-cell>
          <table:table-cell office:value-type="float" office:value="106.73833" calcext:value-type="float">
            <text:p>106.73833</text:p>
          </table:table-cell>
          <table:table-cell office:value-type="string" calcext:value-type="string">
            <text:p>k</text:p>
          </table:table-cell>
          <table:table-cell office:value-type="float" office:value="0.023623637" calcext:value-type="float">
            <text:p>0.023623637</text:p>
          </table:table-cell>
          <table:table-cell table:number-columns-repeated="10"/>
        </table:table-row>
        <table:table-row table:style-name="ro1">
          <table:table-cell office:value-type="float" office:value="-2.8354666" calcext:value-type="float">
            <text:p>-2.8354666</text:p>
          </table:table-cell>
          <table:table-cell office:value-type="string" calcext:value-type="string">
            <text:p>y</text:p>
          </table:table-cell>
          <table:table-cell office:value-type="float" office:value="4.8718936" calcext:value-type="float">
            <text:p>4.8718936</text:p>
          </table:table-cell>
          <table:table-cell office:value-type="string" calcext:value-type="string">
            <text:p>h</text:p>
          </table:table-cell>
          <table:table-cell office:value-type="float" office:value="106.60283" calcext:value-type="float">
            <text:p>106.60283</text:p>
          </table:table-cell>
          <table:table-cell office:value-type="string" calcext:value-type="string">
            <text:p>k</text:p>
          </table:table-cell>
          <table:table-cell office:value-type="float" office:value="0.02367476" calcext:value-type="float">
            <text:p>0.02367476</text:p>
          </table:table-cell>
          <table:table-cell table:number-columns-repeated="10"/>
        </table:table-row>
        <table:table-row table:style-name="ro1">
          <table:table-cell office:value-type="float" office:value="-2.7396006" calcext:value-type="float">
            <text:p>-2.7396006</text:p>
          </table:table-cell>
          <table:table-cell office:value-type="string" calcext:value-type="string">
            <text:p>y</text:p>
          </table:table-cell>
          <table:table-cell office:value-type="float" office:value="4.8434332" calcext:value-type="float">
            <text:p>4.8434332</text:p>
          </table:table-cell>
          <table:table-cell office:value-type="string" calcext:value-type="string">
            <text:p>h</text:p>
          </table:table-cell>
          <table:table-cell office:value-type="float" office:value="106.46704" calcext:value-type="float">
            <text:p>106.46704</text:p>
          </table:table-cell>
          <table:table-cell office:value-type="string" calcext:value-type="string">
            <text:p>k</text:p>
          </table:table-cell>
          <table:table-cell office:value-type="float" office:value="0.023723845" calcext:value-type="float">
            <text:p>0.023723845</text:p>
          </table:table-cell>
          <table:table-cell table:number-columns-repeated="10"/>
        </table:table-row>
        <table:table-row table:style-name="ro1">
          <table:table-cell office:value-type="float" office:value="-2.6436683" calcext:value-type="float">
            <text:p>-2.6436683</text:p>
          </table:table-cell>
          <table:table-cell office:value-type="string" calcext:value-type="string">
            <text:p>y</text:p>
          </table:table-cell>
          <table:table-cell office:value-type="float" office:value="4.8152005" calcext:value-type="float">
            <text:p>4.8152005</text:p>
          </table:table-cell>
          <table:table-cell office:value-type="string" calcext:value-type="string">
            <text:p>h</text:p>
          </table:table-cell>
          <table:table-cell office:value-type="float" office:value="106.33097" calcext:value-type="float">
            <text:p>106.33097</text:p>
          </table:table-cell>
          <table:table-cell office:value-type="string" calcext:value-type="string">
            <text:p>k</text:p>
          </table:table-cell>
          <table:table-cell office:value-type="float" office:value="0.023770876" calcext:value-type="float">
            <text:p>0.023770876</text:p>
          </table:table-cell>
          <table:table-cell table:number-columns-repeated="10"/>
        </table:table-row>
        <table:table-row table:style-name="ro1">
          <table:table-cell office:value-type="float" office:value="-2.5476696" calcext:value-type="float">
            <text:p>-2.5476696</text:p>
          </table:table-cell>
          <table:table-cell office:value-type="string" calcext:value-type="string">
            <text:p>y</text:p>
          </table:table-cell>
          <table:table-cell office:value-type="float" office:value="4.7871961" calcext:value-type="float">
            <text:p>4.7871961</text:p>
          </table:table-cell>
          <table:table-cell office:value-type="string" calcext:value-type="string">
            <text:p>h</text:p>
          </table:table-cell>
          <table:table-cell office:value-type="float" office:value="106.19464" calcext:value-type="float">
            <text:p>106.19464</text:p>
          </table:table-cell>
          <table:table-cell office:value-type="string" calcext:value-type="string">
            <text:p>k</text:p>
          </table:table-cell>
          <table:table-cell office:value-type="float" office:value="0.023815836" calcext:value-type="float">
            <text:p>0.023815836</text:p>
          </table:table-cell>
          <table:table-cell table:number-columns-repeated="10"/>
        </table:table-row>
        <table:table-row table:style-name="ro1">
          <table:table-cell office:value-type="float" office:value="-2.4516043" calcext:value-type="float">
            <text:p>-2.4516043</text:p>
          </table:table-cell>
          <table:table-cell office:value-type="string" calcext:value-type="string">
            <text:p>y</text:p>
          </table:table-cell>
          <table:table-cell office:value-type="float" office:value="4.7594204" calcext:value-type="float">
            <text:p>4.7594204</text:p>
          </table:table-cell>
          <table:table-cell office:value-type="string" calcext:value-type="string">
            <text:p>h</text:p>
          </table:table-cell>
          <table:table-cell office:value-type="float" office:value="106.05807" calcext:value-type="float">
            <text:p>106.05807</text:p>
          </table:table-cell>
          <table:table-cell office:value-type="string" calcext:value-type="string">
            <text:p>k</text:p>
          </table:table-cell>
          <table:table-cell office:value-type="float" office:value="0.023858708" calcext:value-type="float">
            <text:p>0.023858708</text:p>
          </table:table-cell>
          <table:table-cell table:number-columns-repeated="10"/>
        </table:table-row>
        <table:table-row table:style-name="ro1">
          <table:table-cell office:value-type="float" office:value="-2.3554723" calcext:value-type="float">
            <text:p>-2.3554723</text:p>
          </table:table-cell>
          <table:table-cell office:value-type="string" calcext:value-type="string">
            <text:p>y</text:p>
          </table:table-cell>
          <table:table-cell office:value-type="float" office:value="4.7318737" calcext:value-type="float">
            <text:p>4.7318737</text:p>
          </table:table-cell>
          <table:table-cell office:value-type="string" calcext:value-type="string">
            <text:p>h</text:p>
          </table:table-cell>
          <table:table-cell office:value-type="float" office:value="105.92125" calcext:value-type="float">
            <text:p>105.92125</text:p>
          </table:table-cell>
          <table:table-cell office:value-type="string" calcext:value-type="string">
            <text:p>k</text:p>
          </table:table-cell>
          <table:table-cell office:value-type="float" office:value="0.023899476" calcext:value-type="float">
            <text:p>0.023899476</text:p>
          </table:table-cell>
          <table:table-cell table:number-columns-repeated="10"/>
        </table:table-row>
        <table:table-row table:style-name="ro1">
          <table:table-cell office:value-type="float" office:value="-2.2592735" calcext:value-type="float">
            <text:p>-2.2592735</text:p>
          </table:table-cell>
          <table:table-cell office:value-type="string" calcext:value-type="string">
            <text:p>y</text:p>
          </table:table-cell>
          <table:table-cell office:value-type="float" office:value="4.7045565" calcext:value-type="float">
            <text:p>4.7045565</text:p>
          </table:table-cell>
          <table:table-cell office:value-type="string" calcext:value-type="string">
            <text:p>h</text:p>
          </table:table-cell>
          <table:table-cell office:value-type="float" office:value="105.7842" calcext:value-type="float">
            <text:p>105.7842</text:p>
          </table:table-cell>
          <table:table-cell office:value-type="string" calcext:value-type="string">
            <text:p>k</text:p>
          </table:table-cell>
          <table:table-cell office:value-type="float" office:value="0.023938125" calcext:value-type="float">
            <text:p>0.023938125</text:p>
          </table:table-cell>
          <table:table-cell table:number-columns-repeated="10"/>
        </table:table-row>
        <table:table-row table:style-name="ro1">
          <table:table-cell office:value-type="float" office:value="-2.1630077" calcext:value-type="float">
            <text:p>-2.1630077</text:p>
          </table:table-cell>
          <table:table-cell office:value-type="string" calcext:value-type="string">
            <text:p>y</text:p>
          </table:table-cell>
          <table:table-cell office:value-type="float" office:value="4.6774692" calcext:value-type="float">
            <text:p>4.6774692</text:p>
          </table:table-cell>
          <table:table-cell office:value-type="string" calcext:value-type="string">
            <text:p>h</text:p>
          </table:table-cell>
          <table:table-cell office:value-type="float" office:value="105.64693" calcext:value-type="float">
            <text:p>105.64693</text:p>
          </table:table-cell>
          <table:table-cell office:value-type="string" calcext:value-type="string">
            <text:p>k</text:p>
          </table:table-cell>
          <table:table-cell office:value-type="float" office:value="0.023974638" calcext:value-type="float">
            <text:p>0.023974638</text:p>
          </table:table-cell>
          <table:table-cell table:number-columns-repeated="10"/>
        </table:table-row>
        <table:table-row table:style-name="ro1">
          <table:table-cell office:value-type="float" office:value="-2.0666749" calcext:value-type="float">
            <text:p>-2.0666749</text:p>
          </table:table-cell>
          <table:table-cell office:value-type="string" calcext:value-type="string">
            <text:p>y</text:p>
          </table:table-cell>
          <table:table-cell office:value-type="float" office:value="4.6506121" calcext:value-type="float">
            <text:p>4.6506121</text:p>
          </table:table-cell>
          <table:table-cell office:value-type="string" calcext:value-type="string">
            <text:p>h</text:p>
          </table:table-cell>
          <table:table-cell office:value-type="float" office:value="105.50946" calcext:value-type="float">
            <text:p>105.50946</text:p>
          </table:table-cell>
          <table:table-cell office:value-type="string" calcext:value-type="string">
            <text:p>k</text:p>
          </table:table-cell>
          <table:table-cell office:value-type="float" office:value="0.024009001" calcext:value-type="float">
            <text:p>0.024009001</text:p>
          </table:table-cell>
          <table:table-cell table:number-columns-repeated="10"/>
        </table:table-row>
        <table:table-row table:style-name="ro1">
          <table:table-cell office:value-type="float" office:value="-1.9702749" calcext:value-type="float">
            <text:p>-1.9702749</text:p>
          </table:table-cell>
          <table:table-cell office:value-type="string" calcext:value-type="string">
            <text:p>y</text:p>
          </table:table-cell>
          <table:table-cell office:value-type="float" office:value="4.6239856" calcext:value-type="float">
            <text:p>4.6239856</text:p>
          </table:table-cell>
          <table:table-cell office:value-type="string" calcext:value-type="string">
            <text:p>h</text:p>
          </table:table-cell>
          <table:table-cell office:value-type="float" office:value="105.37179" calcext:value-type="float">
            <text:p>105.37179</text:p>
          </table:table-cell>
          <table:table-cell office:value-type="string" calcext:value-type="string">
            <text:p>k</text:p>
          </table:table-cell>
          <table:table-cell office:value-type="float" office:value="0.024041199" calcext:value-type="float">
            <text:p>0.024041199</text:p>
          </table:table-cell>
          <table:table-cell table:number-columns-repeated="10"/>
        </table:table-row>
        <table:table-row table:style-name="ro1">
          <table:table-cell office:value-type="float" office:value="-1.8738078" calcext:value-type="float">
            <text:p>-1.8738078</text:p>
          </table:table-cell>
          <table:table-cell office:value-type="string" calcext:value-type="string">
            <text:p>y</text:p>
          </table:table-cell>
          <table:table-cell office:value-type="float" office:value="4.5975899" calcext:value-type="float">
            <text:p>4.5975899</text:p>
          </table:table-cell>
          <table:table-cell office:value-type="string" calcext:value-type="string">
            <text:p>h</text:p>
          </table:table-cell>
          <table:table-cell office:value-type="float" office:value="105.23394" calcext:value-type="float">
            <text:p>105.23394</text:p>
          </table:table-cell>
          <table:table-cell office:value-type="string" calcext:value-type="string">
            <text:p>k</text:p>
          </table:table-cell>
          <table:table-cell office:value-type="float" office:value="0.024071218" calcext:value-type="float">
            <text:p>0.024071218</text:p>
          </table:table-cell>
          <table:table-cell table:number-columns-repeated="10"/>
        </table:table-row>
        <table:table-row table:style-name="ro1">
          <table:table-cell office:value-type="float" office:value="-1.7772733" calcext:value-type="float">
            <text:p>-1.7772733</text:p>
          </table:table-cell>
          <table:table-cell office:value-type="string" calcext:value-type="string">
            <text:p>y</text:p>
          </table:table-cell>
          <table:table-cell office:value-type="float" office:value="4.5714255" calcext:value-type="float">
            <text:p>4.5714255</text:p>
          </table:table-cell>
          <table:table-cell office:value-type="string" calcext:value-type="string">
            <text:p>h</text:p>
          </table:table-cell>
          <table:table-cell office:value-type="float" office:value="105.09592" calcext:value-type="float">
            <text:p>105.09592</text:p>
          </table:table-cell>
          <table:table-cell office:value-type="string" calcext:value-type="string">
            <text:p>k</text:p>
          </table:table-cell>
          <table:table-cell office:value-type="float" office:value="0.024099042" calcext:value-type="float">
            <text:p>0.024099042</text:p>
          </table:table-cell>
          <table:table-cell table:number-columns-repeated="10"/>
        </table:table-row>
        <table:table-row table:style-name="ro1">
          <table:table-cell office:value-type="float" office:value="-1.6806713" calcext:value-type="float">
            <text:p>-1.6806713</text:p>
          </table:table-cell>
          <table:table-cell office:value-type="string" calcext:value-type="string">
            <text:p>y</text:p>
          </table:table-cell>
          <table:table-cell office:value-type="float" office:value="4.5454926" calcext:value-type="float">
            <text:p>4.5454926</text:p>
          </table:table-cell>
          <table:table-cell office:value-type="string" calcext:value-type="string">
            <text:p>h</text:p>
          </table:table-cell>
          <table:table-cell office:value-type="float" office:value="104.95773" calcext:value-type="float">
            <text:p>104.95773</text:p>
          </table:table-cell>
          <table:table-cell office:value-type="string" calcext:value-type="string">
            <text:p>k</text:p>
          </table:table-cell>
          <table:table-cell office:value-type="float" office:value="0.024124658" calcext:value-type="float">
            <text:p>0.024124658</text:p>
          </table:table-cell>
          <table:table-cell table:number-columns-repeated="10"/>
        </table:table-row>
        <table:table-row table:style-name="ro1">
          <table:table-cell office:value-type="float" office:value="-1.5840019" calcext:value-type="float">
            <text:p>-1.5840019</text:p>
          </table:table-cell>
          <table:table-cell office:value-type="string" calcext:value-type="string">
            <text:p>y</text:p>
          </table:table-cell>
          <table:table-cell office:value-type="float" office:value="4.5197915" calcext:value-type="float">
            <text:p>4.5197915</text:p>
          </table:table-cell>
          <table:table-cell office:value-type="string" calcext:value-type="string">
            <text:p>h</text:p>
          </table:table-cell>
          <table:table-cell office:value-type="float" office:value="104.8194" calcext:value-type="float">
            <text:p>104.8194</text:p>
          </table:table-cell>
          <table:table-cell office:value-type="string" calcext:value-type="string">
            <text:p>k</text:p>
          </table:table-cell>
          <table:table-cell office:value-type="float" office:value="0.024148054" calcext:value-type="float">
            <text:p>0.024148054</text:p>
          </table:table-cell>
          <table:table-cell table:number-columns-repeated="10"/>
        </table:table-row>
        <table:table-row table:style-name="ro1">
          <table:table-cell office:value-type="float" office:value="-1.4872649" calcext:value-type="float">
            <text:p>-1.4872649</text:p>
          </table:table-cell>
          <table:table-cell office:value-type="string" calcext:value-type="string">
            <text:p>y</text:p>
          </table:table-cell>
          <table:table-cell office:value-type="float" office:value="4.4943224" calcext:value-type="float">
            <text:p>4.4943224</text:p>
          </table:table-cell>
          <table:table-cell office:value-type="string" calcext:value-type="string">
            <text:p>h</text:p>
          </table:table-cell>
          <table:table-cell office:value-type="float" office:value="104.68094" calcext:value-type="float">
            <text:p>104.68094</text:p>
          </table:table-cell>
          <table:table-cell office:value-type="string" calcext:value-type="string">
            <text:p>k</text:p>
          </table:table-cell>
          <table:table-cell office:value-type="float" office:value="0.024169214" calcext:value-type="float">
            <text:p>0.024169214</text:p>
          </table:table-cell>
          <table:table-cell table:number-columns-repeated="10"/>
        </table:table-row>
        <table:table-row table:style-name="ro1">
          <table:table-cell office:value-type="float" office:value="-1.3904603" calcext:value-type="float">
            <text:p>-1.3904603</text:p>
          </table:table-cell>
          <table:table-cell office:value-type="string" calcext:value-type="string">
            <text:p>y</text:p>
          </table:table-cell>
          <table:table-cell office:value-type="float" office:value="4.4690857" calcext:value-type="float">
            <text:p>4.4690857</text:p>
          </table:table-cell>
          <table:table-cell office:value-type="string" calcext:value-type="string">
            <text:p>h</text:p>
          </table:table-cell>
          <table:table-cell office:value-type="float" office:value="104.54235" calcext:value-type="float">
            <text:p>104.54235</text:p>
          </table:table-cell>
          <table:table-cell office:value-type="string" calcext:value-type="string">
            <text:p>k</text:p>
          </table:table-cell>
          <table:table-cell office:value-type="float" office:value="0.024188128" calcext:value-type="float">
            <text:p>0.024188128</text:p>
          </table:table-cell>
          <table:table-cell table:number-columns-repeated="10"/>
        </table:table-row>
        <table:table-row table:style-name="ro1">
          <table:table-cell office:value-type="float" office:value="-1.293588" calcext:value-type="float">
            <text:p>-1.293588</text:p>
          </table:table-cell>
          <table:table-cell office:value-type="string" calcext:value-type="string">
            <text:p>y</text:p>
          </table:table-cell>
          <table:table-cell office:value-type="float" office:value="4.4440815" calcext:value-type="float">
            <text:p>4.4440815</text:p>
          </table:table-cell>
          <table:table-cell office:value-type="string" calcext:value-type="string">
            <text:p>h</text:p>
          </table:table-cell>
          <table:table-cell office:value-type="float" office:value="104.40364" calcext:value-type="float">
            <text:p>104.40364</text:p>
          </table:table-cell>
          <table:table-cell office:value-type="string" calcext:value-type="string">
            <text:p>k</text:p>
          </table:table-cell>
          <table:table-cell office:value-type="float" office:value="0.024204782" calcext:value-type="float">
            <text:p>0.024204782</text:p>
          </table:table-cell>
          <table:table-cell table:number-columns-repeated="10"/>
        </table:table-row>
        <table:table-row table:style-name="ro1">
          <table:table-cell office:value-type="float" office:value="-1.1966478" calcext:value-type="float">
            <text:p>-1.1966478</text:p>
          </table:table-cell>
          <table:table-cell office:value-type="string" calcext:value-type="string">
            <text:p>y</text:p>
          </table:table-cell>
          <table:table-cell office:value-type="float" office:value="4.41931" calcext:value-type="float">
            <text:p>4.41931</text:p>
          </table:table-cell>
          <table:table-cell office:value-type="string" calcext:value-type="string">
            <text:p>h</text:p>
          </table:table-cell>
          <table:table-cell office:value-type="float" office:value="104.26484" calcext:value-type="float">
            <text:p>104.26484</text:p>
          </table:table-cell>
          <table:table-cell office:value-type="string" calcext:value-type="string">
            <text:p>k</text:p>
          </table:table-cell>
          <table:table-cell office:value-type="float" office:value="0.024219164" calcext:value-type="float">
            <text:p>0.024219164</text:p>
          </table:table-cell>
          <table:table-cell table:number-columns-repeated="10"/>
        </table:table-row>
        <table:table-row table:style-name="ro1">
          <table:table-cell office:value-type="float" office:value="-1.0996399" calcext:value-type="float">
            <text:p>-1.0996399</text:p>
          </table:table-cell>
          <table:table-cell office:value-type="string" calcext:value-type="string">
            <text:p>y</text:p>
          </table:table-cell>
          <table:table-cell office:value-type="float" office:value="4.3947715" calcext:value-type="float">
            <text:p>4.3947715</text:p>
          </table:table-cell>
          <table:table-cell office:value-type="string" calcext:value-type="string">
            <text:p>h</text:p>
          </table:table-cell>
          <table:table-cell office:value-type="float" office:value="104.12595" calcext:value-type="float">
            <text:p>104.12595</text:p>
          </table:table-cell>
          <table:table-cell office:value-type="string" calcext:value-type="string">
            <text:p>k</text:p>
          </table:table-cell>
          <table:table-cell office:value-type="float" office:value="0.024231263" calcext:value-type="float">
            <text:p>0.024231263</text:p>
          </table:table-cell>
          <table:table-cell table:number-columns-repeated="10"/>
        </table:table-row>
        <table:table-row table:style-name="ro1">
          <table:table-cell office:value-type="float" office:value="-1.0025641" calcext:value-type="float">
            <text:p>-1.0025641</text:p>
          </table:table-cell>
          <table:table-cell office:value-type="string" calcext:value-type="string">
            <text:p>y</text:p>
          </table:table-cell>
          <table:table-cell office:value-type="float" office:value="4.3704661" calcext:value-type="float">
            <text:p>4.3704661</text:p>
          </table:table-cell>
          <table:table-cell office:value-type="string" calcext:value-type="string">
            <text:p>h</text:p>
          </table:table-cell>
          <table:table-cell office:value-type="float" office:value="103.98699" calcext:value-type="float">
            <text:p>103.98699</text:p>
          </table:table-cell>
          <table:table-cell office:value-type="string" calcext:value-type="string">
            <text:p>k</text:p>
          </table:table-cell>
          <table:table-cell office:value-type="float" office:value="0.024241067" calcext:value-type="float">
            <text:p>0.024241067</text:p>
          </table:table-cell>
          <table:table-cell table:number-columns-repeated="10"/>
        </table:table-row>
        <table:table-row table:style-name="ro1">
          <table:table-cell office:value-type="float" office:value="-0.90542029" calcext:value-type="float">
            <text:p>-0.90542029</text:p>
          </table:table-cell>
          <table:table-cell office:value-type="string" calcext:value-type="string">
            <text:p>y</text:p>
          </table:table-cell>
          <table:table-cell office:value-type="float" office:value="4.346394" calcext:value-type="float">
            <text:p>4.346394</text:p>
          </table:table-cell>
          <table:table-cell office:value-type="string" calcext:value-type="string">
            <text:p>h</text:p>
          </table:table-cell>
          <table:table-cell office:value-type="float" office:value="103.84796" calcext:value-type="float">
            <text:p>103.84796</text:p>
          </table:table-cell>
          <table:table-cell office:value-type="string" calcext:value-type="string">
            <text:p>k</text:p>
          </table:table-cell>
          <table:table-cell office:value-type="float" office:value="0.024248565" calcext:value-type="float">
            <text:p>0.024248565</text:p>
          </table:table-cell>
          <table:table-cell table:number-columns-repeated="10"/>
        </table:table-row>
        <table:table-row table:style-name="ro1">
          <table:table-cell office:value-type="float" office:value="-0.80820856" calcext:value-type="float">
            <text:p>-0.80820856</text:p>
          </table:table-cell>
          <table:table-cell office:value-type="string" calcext:value-type="string">
            <text:p>y</text:p>
          </table:table-cell>
          <table:table-cell office:value-type="float" office:value="4.3225554" calcext:value-type="float">
            <text:p>4.3225554</text:p>
          </table:table-cell>
          <table:table-cell office:value-type="string" calcext:value-type="string">
            <text:p>h</text:p>
          </table:table-cell>
          <table:table-cell office:value-type="float" office:value="103.70888" calcext:value-type="float">
            <text:p>103.70888</text:p>
          </table:table-cell>
          <table:table-cell office:value-type="string" calcext:value-type="string">
            <text:p>k</text:p>
          </table:table-cell>
          <table:table-cell office:value-type="float" office:value="0.024253748" calcext:value-type="float">
            <text:p>0.024253748</text:p>
          </table:table-cell>
          <table:table-cell table:number-columns-repeated="10"/>
        </table:table-row>
        <table:table-row table:style-name="ro1">
          <table:table-cell office:value-type="float" office:value="-0.71092882" calcext:value-type="float">
            <text:p>-0.71092882</text:p>
          </table:table-cell>
          <table:table-cell office:value-type="string" calcext:value-type="string">
            <text:p>y</text:p>
          </table:table-cell>
          <table:table-cell office:value-type="float" office:value="4.2989502" calcext:value-type="float">
            <text:p>4.2989502</text:p>
          </table:table-cell>
          <table:table-cell office:value-type="string" calcext:value-type="string">
            <text:p>h</text:p>
          </table:table-cell>
          <table:table-cell office:value-type="float" office:value="103.56977" calcext:value-type="float">
            <text:p>103.56977</text:p>
          </table:table-cell>
          <table:table-cell office:value-type="string" calcext:value-type="string">
            <text:p>k</text:p>
          </table:table-cell>
          <table:table-cell office:value-type="float" office:value="0.024256604" calcext:value-type="float">
            <text:p>0.024256604</text:p>
          </table:table-cell>
          <table:table-cell table:number-columns-repeated="10"/>
        </table:table-row>
        <table:table-row table:style-name="ro1">
          <table:table-cell office:value-type="float" office:value="-0.61358105" calcext:value-type="float">
            <text:p>-0.61358105</text:p>
          </table:table-cell>
          <table:table-cell office:value-type="string" calcext:value-type="string">
            <text:p>y</text:p>
          </table:table-cell>
          <table:table-cell office:value-type="float" office:value="4.2755787" calcext:value-type="float">
            <text:p>4.2755787</text:p>
          </table:table-cell>
          <table:table-cell office:value-type="string" calcext:value-type="string">
            <text:p>h</text:p>
          </table:table-cell>
          <table:table-cell office:value-type="float" office:value="103.43063" calcext:value-type="float">
            <text:p>103.43063</text:p>
          </table:table-cell>
          <table:table-cell office:value-type="string" calcext:value-type="string">
            <text:p>k</text:p>
          </table:table-cell>
          <table:table-cell office:value-type="float" office:value="0.024257124" calcext:value-type="float">
            <text:p>0.024257124</text:p>
          </table:table-cell>
          <table:table-cell table:number-columns-repeated="10"/>
        </table:table-row>
        <table:table-row table:style-name="ro1">
          <table:table-cell office:value-type="float" office:value="-0.51616522" calcext:value-type="float">
            <text:p>-0.51616522</text:p>
          </table:table-cell>
          <table:table-cell office:value-type="string" calcext:value-type="string">
            <text:p>y</text:p>
          </table:table-cell>
          <table:table-cell office:value-type="float" office:value="4.252441" calcext:value-type="float">
            <text:p>4.252441</text:p>
          </table:table-cell>
          <table:table-cell office:value-type="string" calcext:value-type="string">
            <text:p>h</text:p>
          </table:table-cell>
          <table:table-cell office:value-type="float" office:value="103.29147" calcext:value-type="float">
            <text:p>103.29147</text:p>
          </table:table-cell>
          <table:table-cell office:value-type="string" calcext:value-type="string">
            <text:p>k</text:p>
          </table:table-cell>
          <table:table-cell office:value-type="float" office:value="0.024255299" calcext:value-type="float">
            <text:p>0.024255299</text:p>
          </table:table-cell>
          <table:table-cell table:number-columns-repeated="10"/>
        </table:table-row>
        <table:table-row table:style-name="ro1">
          <table:table-cell office:value-type="float" office:value="-0.4186813" calcext:value-type="float">
            <text:p>-0.4186813</text:p>
          </table:table-cell>
          <table:table-cell office:value-type="string" calcext:value-type="string">
            <text:p>y</text:p>
          </table:table-cell>
          <table:table-cell office:value-type="float" office:value="4.229537" calcext:value-type="float">
            <text:p>4.229537</text:p>
          </table:table-cell>
          <table:table-cell office:value-type="string" calcext:value-type="string">
            <text:p>h</text:p>
          </table:table-cell>
          <table:table-cell office:value-type="float" office:value="103.15232" calcext:value-type="float">
            <text:p>103.15232</text:p>
          </table:table-cell>
          <table:table-cell office:value-type="string" calcext:value-type="string">
            <text:p>k</text:p>
          </table:table-cell>
          <table:table-cell office:value-type="float" office:value="0.024251119" calcext:value-type="float">
            <text:p>0.024251119</text:p>
          </table:table-cell>
          <table:table-cell table:number-columns-repeated="10"/>
        </table:table-row>
        <table:table-row table:style-name="ro1">
          <table:table-cell office:value-type="float" office:value="-0.3211293" calcext:value-type="float">
            <text:p>-0.3211293</text:p>
          </table:table-cell>
          <table:table-cell office:value-type="string" calcext:value-type="string">
            <text:p>y</text:p>
          </table:table-cell>
          <table:table-cell office:value-type="float" office:value="4.2068669" calcext:value-type="float">
            <text:p>4.2068669</text:p>
          </table:table-cell>
          <table:table-cell office:value-type="string" calcext:value-type="string">
            <text:p>h</text:p>
          </table:table-cell>
          <table:table-cell office:value-type="float" office:value="103.01318" calcext:value-type="float">
            <text:p>103.01318</text:p>
          </table:table-cell>
          <table:table-cell office:value-type="string" calcext:value-type="string">
            <text:p>k</text:p>
          </table:table-cell>
          <table:table-cell office:value-type="float" office:value="0.024244577" calcext:value-type="float">
            <text:p>0.024244577</text:p>
          </table:table-cell>
          <table:table-cell table:number-columns-repeated="10"/>
        </table:table-row>
        <table:table-row table:style-name="ro1">
          <table:table-cell office:value-type="float" office:value="-0.22350918" calcext:value-type="float">
            <text:p>-0.22350918</text:p>
          </table:table-cell>
          <table:table-cell office:value-type="string" calcext:value-type="string">
            <text:p>y</text:p>
          </table:table-cell>
          <table:table-cell office:value-type="float" office:value="4.1844307" calcext:value-type="float">
            <text:p>4.1844307</text:p>
          </table:table-cell>
          <table:table-cell office:value-type="string" calcext:value-type="string">
            <text:p>h</text:p>
          </table:table-cell>
          <table:table-cell office:value-type="float" office:value="102.87406" calcext:value-type="float">
            <text:p>102.87406</text:p>
          </table:table-cell>
          <table:table-cell office:value-type="string" calcext:value-type="string">
            <text:p>k</text:p>
          </table:table-cell>
          <table:table-cell office:value-type="float" office:value="0.024235664" calcext:value-type="float">
            <text:p>0.024235664</text:p>
          </table:table-cell>
          <table:table-cell table:number-columns-repeated="10"/>
        </table:table-row>
        <table:table-row table:style-name="ro1">
          <table:table-cell office:value-type="float" office:value="-0.12582097" calcext:value-type="float">
            <text:p>-0.12582097</text:p>
          </table:table-cell>
          <table:table-cell office:value-type="string" calcext:value-type="string">
            <text:p>y</text:p>
          </table:table-cell>
          <table:table-cell office:value-type="float" office:value="4.1622284" calcext:value-type="float">
            <text:p>4.1622284</text:p>
          </table:table-cell>
          <table:table-cell office:value-type="string" calcext:value-type="string">
            <text:p>h</text:p>
          </table:table-cell>
          <table:table-cell office:value-type="float" office:value="102.73498" calcext:value-type="float">
            <text:p>102.73498</text:p>
          </table:table-cell>
          <table:table-cell office:value-type="string" calcext:value-type="string">
            <text:p>k</text:p>
          </table:table-cell>
          <table:table-cell office:value-type="float" office:value="0.024224372" calcext:value-type="float">
            <text:p>0.024224372</text:p>
          </table:table-cell>
          <table:table-cell table:number-columns-repeated="10"/>
        </table:table-row>
        <table:table-row table:style-name="ro1">
          <table:table-cell office:value-type="float" office:value="-0.028064642" calcext:value-type="float">
            <text:p>-0.028064642</text:p>
          </table:table-cell>
          <table:table-cell office:value-type="string" calcext:value-type="string">
            <text:p>y</text:p>
          </table:table-cell>
          <table:table-cell office:value-type="float" office:value="4.14026" calcext:value-type="float">
            <text:p>4.14026</text:p>
          </table:table-cell>
          <table:table-cell office:value-type="string" calcext:value-type="string">
            <text:p>h</text:p>
          </table:table-cell>
          <table:table-cell office:value-type="float" office:value="102.59595" calcext:value-type="float">
            <text:p>102.59595</text:p>
          </table:table-cell>
          <table:table-cell office:value-type="string" calcext:value-type="string">
            <text:p>k</text:p>
          </table:table-cell>
          <table:table-cell office:value-type="float" office:value="0.024210693" calcext:value-type="float">
            <text:p>0.024210693</text:p>
          </table:table-cell>
          <table:table-cell table:number-columns-repeated="10"/>
        </table:table-row>
        <table:table-row table:style-name="ro1">
          <table:table-cell office:value-type="float" office:value="0.06975978" calcext:value-type="float">
            <text:p>0.06975978</text:p>
          </table:table-cell>
          <table:table-cell office:value-type="string" calcext:value-type="string">
            <text:p>y</text:p>
          </table:table-cell>
          <table:table-cell office:value-type="float" office:value="4.1185254" calcext:value-type="float">
            <text:p>4.1185254</text:p>
          </table:table-cell>
          <table:table-cell office:value-type="string" calcext:value-type="string">
            <text:p>h</text:p>
          </table:table-cell>
          <table:table-cell office:value-type="float" office:value="102.45699" calcext:value-type="float">
            <text:p>102.45699</text:p>
          </table:table-cell>
          <table:table-cell office:value-type="string" calcext:value-type="string">
            <text:p>k</text:p>
          </table:table-cell>
          <table:table-cell office:value-type="float" office:value="0.024194622" calcext:value-type="float">
            <text:p>0.024194622</text:p>
          </table:table-cell>
          <table:table-cell table:number-columns-repeated="10"/>
        </table:table-row>
        <table:table-row table:style-name="ro1">
          <table:table-cell office:value-type="float" office:value="0.16765229" calcext:value-type="float">
            <text:p>0.16765229</text:p>
          </table:table-cell>
          <table:table-cell office:value-type="string" calcext:value-type="string">
            <text:p>y</text:p>
          </table:table-cell>
          <table:table-cell office:value-type="float" office:value="4.0970247" calcext:value-type="float">
            <text:p>4.0970247</text:p>
          </table:table-cell>
          <table:table-cell office:value-type="string" calcext:value-type="string">
            <text:p>h</text:p>
          </table:table-cell>
          <table:table-cell office:value-type="float" office:value="102.31811" calcext:value-type="float">
            <text:p>102.31811</text:p>
          </table:table-cell>
          <table:table-cell office:value-type="string" calcext:value-type="string">
            <text:p>k</text:p>
          </table:table-cell>
          <table:table-cell office:value-type="float" office:value="0.024176151" calcext:value-type="float">
            <text:p>0.024176151</text:p>
          </table:table-cell>
          <table:table-cell table:number-columns-repeated="10"/>
        </table:table-row>
        <table:table-row table:style-name="ro1">
          <table:table-cell office:value-type="float" office:value="0.26561286" calcext:value-type="float">
            <text:p>0.26561286</text:p>
          </table:table-cell>
          <table:table-cell office:value-type="string" calcext:value-type="string">
            <text:p>y</text:p>
          </table:table-cell>
          <table:table-cell office:value-type="float" office:value="4.0757577" calcext:value-type="float">
            <text:p>4.0757577</text:p>
          </table:table-cell>
          <table:table-cell office:value-type="string" calcext:value-type="string">
            <text:p>h</text:p>
          </table:table-cell>
          <table:table-cell office:value-type="float" office:value="102.17931" calcext:value-type="float">
            <text:p>102.17931</text:p>
          </table:table-cell>
          <table:table-cell office:value-type="string" calcext:value-type="string">
            <text:p>k</text:p>
          </table:table-cell>
          <table:table-cell office:value-type="float" office:value="0.024155275" calcext:value-type="float">
            <text:p>0.024155275</text:p>
          </table:table-cell>
          <table:table-cell table:number-columns-repeated="10"/>
        </table:table-row>
        <table:table-row table:style-name="ro1">
          <table:table-cell office:value-type="float" office:value="0.36364147" calcext:value-type="float">
            <text:p>0.36364147</text:p>
          </table:table-cell>
          <table:table-cell office:value-type="string" calcext:value-type="string">
            <text:p>y</text:p>
          </table:table-cell>
          <table:table-cell office:value-type="float" office:value="4.0547244" calcext:value-type="float">
            <text:p>4.0547244</text:p>
          </table:table-cell>
          <table:table-cell office:value-type="string" calcext:value-type="string">
            <text:p>h</text:p>
          </table:table-cell>
          <table:table-cell office:value-type="float" office:value="102.04062" calcext:value-type="float">
            <text:p>102.04062</text:p>
          </table:table-cell>
          <table:table-cell office:value-type="string" calcext:value-type="string">
            <text:p>k</text:p>
          </table:table-cell>
          <table:table-cell office:value-type="float" office:value="0.024131987" calcext:value-type="float">
            <text:p>0.024131987</text:p>
          </table:table-cell>
          <table:table-cell table:number-columns-repeated="10"/>
        </table:table-row>
        <table:table-row table:style-name="ro1">
          <table:table-cell office:value-type="float" office:value="0.4617381" calcext:value-type="float">
            <text:p>0.4617381</text:p>
          </table:table-cell>
          <table:table-cell office:value-type="string" calcext:value-type="string">
            <text:p>y</text:p>
          </table:table-cell>
          <table:table-cell office:value-type="float" office:value="4.0339246" calcext:value-type="float">
            <text:p>4.0339246</text:p>
          </table:table-cell>
          <table:table-cell office:value-type="string" calcext:value-type="string">
            <text:p>h</text:p>
          </table:table-cell>
          <table:table-cell office:value-type="float" office:value="101.90204" calcext:value-type="float">
            <text:p>101.90204</text:p>
          </table:table-cell>
          <table:table-cell office:value-type="string" calcext:value-type="string">
            <text:p>k</text:p>
          </table:table-cell>
          <table:table-cell office:value-type="float" office:value="0.024106282" calcext:value-type="float">
            <text:p>0.024106282</text:p>
          </table:table-cell>
          <table:table-cell table:number-columns-repeated="10"/>
        </table:table-row>
        <table:table-row table:style-name="ro1">
          <table:table-cell office:value-type="float" office:value="0.5599027" calcext:value-type="float">
            <text:p>0.5599027</text:p>
          </table:table-cell>
          <table:table-cell office:value-type="string" calcext:value-type="string">
            <text:p>y</text:p>
          </table:table-cell>
          <table:table-cell office:value-type="float" office:value="4.0133583" calcext:value-type="float">
            <text:p>4.0133583</text:p>
          </table:table-cell>
          <table:table-cell office:value-type="string" calcext:value-type="string">
            <text:p>h</text:p>
          </table:table-cell>
          <table:table-cell office:value-type="float" office:value="101.76359" calcext:value-type="float">
            <text:p>101.76359</text:p>
          </table:table-cell>
          <table:table-cell office:value-type="string" calcext:value-type="string">
            <text:p>k</text:p>
          </table:table-cell>
          <table:table-cell office:value-type="float" office:value="0.024078156" calcext:value-type="float">
            <text:p>0.024078156</text:p>
          </table:table-cell>
          <table:table-cell table:number-columns-repeated="10"/>
        </table:table-row>
        <table:table-row table:style-name="ro1">
          <table:table-cell office:value-type="float" office:value="0.65813523" calcext:value-type="float">
            <text:p>0.65813523</text:p>
          </table:table-cell>
          <table:table-cell office:value-type="string" calcext:value-type="string">
            <text:p>y</text:p>
          </table:table-cell>
          <table:table-cell office:value-type="float" office:value="3.9930253" calcext:value-type="float">
            <text:p>3.9930253</text:p>
          </table:table-cell>
          <table:table-cell office:value-type="string" calcext:value-type="string">
            <text:p>h</text:p>
          </table:table-cell>
          <table:table-cell office:value-type="float" office:value="101.62529" calcext:value-type="float">
            <text:p>101.62529</text:p>
          </table:table-cell>
          <table:table-cell office:value-type="string" calcext:value-type="string">
            <text:p>k</text:p>
          </table:table-cell>
          <table:table-cell office:value-type="float" office:value="0.024047603" calcext:value-type="float">
            <text:p>0.024047603</text:p>
          </table:table-cell>
          <table:table-cell table:number-columns-repeated="10"/>
        </table:table-row>
        <table:table-row table:style-name="ro1">
          <table:table-cell office:value-type="float" office:value="0.75643566" calcext:value-type="float">
            <text:p>0.75643566</text:p>
          </table:table-cell>
          <table:table-cell office:value-type="string" calcext:value-type="string">
            <text:p>y</text:p>
          </table:table-cell>
          <table:table-cell office:value-type="float" office:value="3.9729254" calcext:value-type="float">
            <text:p>3.9729254</text:p>
          </table:table-cell>
          <table:table-cell office:value-type="string" calcext:value-type="string">
            <text:p>h</text:p>
          </table:table-cell>
          <table:table-cell office:value-type="float" office:value="101.48714" calcext:value-type="float">
            <text:p>101.48714</text:p>
          </table:table-cell>
          <table:table-cell office:value-type="string" calcext:value-type="string">
            <text:p>k</text:p>
          </table:table-cell>
          <table:table-cell office:value-type="float" office:value="0.02401462" calcext:value-type="float">
            <text:p>0.02401462</text:p>
          </table:table-cell>
          <table:table-cell table:number-columns-repeated="10"/>
        </table:table-row>
        <table:table-row table:style-name="ro1">
          <table:table-cell office:value-type="float" office:value="0.85480391" calcext:value-type="float">
            <text:p>0.85480391</text:p>
          </table:table-cell>
          <table:table-cell office:value-type="string" calcext:value-type="string">
            <text:p>y</text:p>
          </table:table-cell>
          <table:table-cell office:value-type="float" office:value="3.9530585" calcext:value-type="float">
            <text:p>3.9530585</text:p>
          </table:table-cell>
          <table:table-cell office:value-type="string" calcext:value-type="string">
            <text:p>h</text:p>
          </table:table-cell>
          <table:table-cell office:value-type="float" office:value="101.34916" calcext:value-type="float">
            <text:p>101.34916</text:p>
          </table:table-cell>
          <table:table-cell office:value-type="string" calcext:value-type="string">
            <text:p>k</text:p>
          </table:table-cell>
          <table:table-cell office:value-type="float" office:value="0.023979202" calcext:value-type="float">
            <text:p>0.023979202</text:p>
          </table:table-cell>
          <table:table-cell table:number-columns-repeated="10"/>
        </table:table-row>
        <table:table-row table:style-name="ro1">
          <table:table-cell office:value-type="float" office:value="0.95323995" calcext:value-type="float">
            <text:p>0.95323995</text:p>
          </table:table-cell>
          <table:table-cell office:value-type="string" calcext:value-type="string">
            <text:p>y</text:p>
          </table:table-cell>
          <table:table-cell office:value-type="float" office:value="3.9334243" calcext:value-type="float">
            <text:p>3.9334243</text:p>
          </table:table-cell>
          <table:table-cell office:value-type="string" calcext:value-type="string">
            <text:p>h</text:p>
          </table:table-cell>
          <table:table-cell office:value-type="float" office:value="101.21136" calcext:value-type="float">
            <text:p>101.21136</text:p>
          </table:table-cell>
          <table:table-cell office:value-type="string" calcext:value-type="string">
            <text:p>k</text:p>
          </table:table-cell>
          <table:table-cell office:value-type="float" office:value="0.023941348" calcext:value-type="float">
            <text:p>0.023941348</text:p>
          </table:table-cell>
          <table:table-cell table:number-columns-repeated="10"/>
        </table:table-row>
        <table:table-row table:style-name="ro1">
          <table:table-cell office:value-type="float" office:value="1.0517437" calcext:value-type="float">
            <text:p>1.0517437</text:p>
          </table:table-cell>
          <table:table-cell office:value-type="string" calcext:value-type="string">
            <text:p>y</text:p>
          </table:table-cell>
          <table:table-cell office:value-type="float" office:value="3.9140227" calcext:value-type="float">
            <text:p>3.9140227</text:p>
          </table:table-cell>
          <table:table-cell office:value-type="string" calcext:value-type="string">
            <text:p>h</text:p>
          </table:table-cell>
          <table:table-cell office:value-type="float" office:value="101.07375" calcext:value-type="float">
            <text:p>101.07375</text:p>
          </table:table-cell>
          <table:table-cell office:value-type="string" calcext:value-type="string">
            <text:p>k</text:p>
          </table:table-cell>
          <table:table-cell office:value-type="float" office:value="0.023901052" calcext:value-type="float">
            <text:p>0.023901052</text:p>
          </table:table-cell>
          <table:table-cell table:number-columns-repeated="10"/>
        </table:table-row>
        <table:table-row table:style-name="ro1">
          <table:table-cell office:value-type="float" office:value="1.1503151" calcext:value-type="float">
            <text:p>1.1503151</text:p>
          </table:table-cell>
          <table:table-cell office:value-type="string" calcext:value-type="string">
            <text:p>y</text:p>
          </table:table-cell>
          <table:table-cell office:value-type="float" office:value="3.8948534" calcext:value-type="float">
            <text:p>3.8948534</text:p>
          </table:table-cell>
          <table:table-cell office:value-type="string" calcext:value-type="string">
            <text:p>h</text:p>
          </table:table-cell>
          <table:table-cell office:value-type="float" office:value="100.93636" calcext:value-type="float">
            <text:p>100.93636</text:p>
          </table:table-cell>
          <table:table-cell office:value-type="string" calcext:value-type="string">
            <text:p>k</text:p>
          </table:table-cell>
          <table:table-cell office:value-type="float" office:value="0.023858314" calcext:value-type="float">
            <text:p>0.023858314</text:p>
          </table:table-cell>
          <table:table-cell table:number-columns-repeated="10"/>
        </table:table-row>
        <table:table-row table:style-name="ro1">
          <table:table-cell office:value-type="float" office:value="1.248954" calcext:value-type="float">
            <text:p>1.248954</text:p>
          </table:table-cell>
          <table:table-cell office:value-type="string" calcext:value-type="string">
            <text:p>y</text:p>
          </table:table-cell>
          <table:table-cell office:value-type="float" office:value="3.8759161" calcext:value-type="float">
            <text:p>3.8759161</text:p>
          </table:table-cell>
          <table:table-cell office:value-type="string" calcext:value-type="string">
            <text:p>h</text:p>
          </table:table-cell>
          <table:table-cell office:value-type="float" office:value="100.79919" calcext:value-type="float">
            <text:p>100.79919</text:p>
          </table:table-cell>
          <table:table-cell office:value-type="string" calcext:value-type="string">
            <text:p>k</text:p>
          </table:table-cell>
          <table:table-cell office:value-type="float" office:value="0.023813131" calcext:value-type="float">
            <text:p>0.023813131</text:p>
          </table:table-cell>
          <table:table-cell table:number-columns-repeated="10"/>
        </table:table-row>
        <table:table-row table:style-name="ro1">
          <table:table-cell office:value-type="float" office:value="1.3476605" calcext:value-type="float">
            <text:p>1.3476605</text:p>
          </table:table-cell>
          <table:table-cell office:value-type="string" calcext:value-type="string">
            <text:p>y</text:p>
          </table:table-cell>
          <table:table-cell office:value-type="float" office:value="3.8572105" calcext:value-type="float">
            <text:p>3.8572105</text:p>
          </table:table-cell>
          <table:table-cell office:value-type="string" calcext:value-type="string">
            <text:p>h</text:p>
          </table:table-cell>
          <table:table-cell office:value-type="float" office:value="100.66225" calcext:value-type="float">
            <text:p>100.66225</text:p>
          </table:table-cell>
          <table:table-cell office:value-type="string" calcext:value-type="string">
            <text:p>k</text:p>
          </table:table-cell>
          <table:table-cell office:value-type="float" office:value="0.023765501" calcext:value-type="float">
            <text:p>0.023765501</text:p>
          </table:table-cell>
          <table:table-cell table:number-columns-repeated="10"/>
        </table:table-row>
        <table:table-row table:style-name="ro1">
          <table:table-cell office:value-type="float" office:value="1.4464343" calcext:value-type="float">
            <text:p>1.4464343</text:p>
          </table:table-cell>
          <table:table-cell office:value-type="string" calcext:value-type="string">
            <text:p>y</text:p>
          </table:table-cell>
          <table:table-cell office:value-type="float" office:value="3.8387364" calcext:value-type="float">
            <text:p>3.8387364</text:p>
          </table:table-cell>
          <table:table-cell office:value-type="string" calcext:value-type="string">
            <text:p>h</text:p>
          </table:table-cell>
          <table:table-cell office:value-type="float" office:value="100.52557" calcext:value-type="float">
            <text:p>100.52557</text:p>
          </table:table-cell>
          <table:table-cell office:value-type="string" calcext:value-type="string">
            <text:p>k</text:p>
          </table:table-cell>
          <table:table-cell office:value-type="float" office:value="0.023715422" calcext:value-type="float">
            <text:p>0.023715422</text:p>
          </table:table-cell>
          <table:table-cell table:number-columns-repeated="10"/>
        </table:table-row>
        <table:table-row table:style-name="ro1">
          <table:table-cell office:value-type="float" office:value="1.5452754" calcext:value-type="float">
            <text:p>1.5452754</text:p>
          </table:table-cell>
          <table:table-cell office:value-type="string" calcext:value-type="string">
            <text:p>y</text:p>
          </table:table-cell>
          <table:table-cell office:value-type="float" office:value="3.8204934" calcext:value-type="float">
            <text:p>3.8204934</text:p>
          </table:table-cell>
          <table:table-cell office:value-type="string" calcext:value-type="string">
            <text:p>h</text:p>
          </table:table-cell>
          <table:table-cell office:value-type="float" office:value="100.38915" calcext:value-type="float">
            <text:p>100.38915</text:p>
          </table:table-cell>
          <table:table-cell office:value-type="string" calcext:value-type="string">
            <text:p>k</text:p>
          </table:table-cell>
          <table:table-cell office:value-type="float" office:value="0.023662894" calcext:value-type="float">
            <text:p>0.023662894</text:p>
          </table:table-cell>
          <table:table-cell table:number-columns-repeated="10"/>
        </table:table-row>
        <table:table-row table:style-name="ro1">
          <table:table-cell office:value-type="float" office:value="1.6441837" calcext:value-type="float">
            <text:p>1.6441837</text:p>
          </table:table-cell>
          <table:table-cell office:value-type="string" calcext:value-type="string">
            <text:p>y</text:p>
          </table:table-cell>
          <table:table-cell office:value-type="float" office:value="3.8024812" calcext:value-type="float">
            <text:p>3.8024812</text:p>
          </table:table-cell>
          <table:table-cell office:value-type="string" calcext:value-type="string">
            <text:p>h</text:p>
          </table:table-cell>
          <table:table-cell office:value-type="float" office:value="100.253" calcext:value-type="float">
            <text:p>100.253</text:p>
          </table:table-cell>
          <table:table-cell office:value-type="string" calcext:value-type="string">
            <text:p>k</text:p>
          </table:table-cell>
          <table:table-cell office:value-type="float" office:value="0.023607915" calcext:value-type="float">
            <text:p>0.023607915</text:p>
          </table:table-cell>
          <table:table-cell table:number-columns-repeated="10"/>
        </table:table-row>
        <table:table-row table:style-name="ro1">
          <table:table-cell office:value-type="float" office:value="1.7431591" calcext:value-type="float">
            <text:p>1.7431591</text:p>
          </table:table-cell>
          <table:table-cell office:value-type="string" calcext:value-type="string">
            <text:p>y</text:p>
          </table:table-cell>
          <table:table-cell office:value-type="float" office:value="3.7846994" calcext:value-type="float">
            <text:p>3.7846994</text:p>
          </table:table-cell>
          <table:table-cell office:value-type="string" calcext:value-type="string">
            <text:p>h</text:p>
          </table:table-cell>
          <table:table-cell office:value-type="float" office:value="100.11714" calcext:value-type="float">
            <text:p>100.11714</text:p>
          </table:table-cell>
          <table:table-cell office:value-type="string" calcext:value-type="string">
            <text:p>k</text:p>
          </table:table-cell>
          <table:table-cell office:value-type="float" office:value="0.023550487" calcext:value-type="float">
            <text:p>0.023550487</text:p>
          </table:table-cell>
          <table:table-cell table:number-columns-repeated="10"/>
        </table:table-row>
        <table:table-row table:style-name="ro1">
          <table:table-cell office:value-type="float" office:value="1.8422015" calcext:value-type="float">
            <text:p>1.8422015</text:p>
          </table:table-cell>
          <table:table-cell office:value-type="string" calcext:value-type="string">
            <text:p>y</text:p>
          </table:table-cell>
          <table:table-cell office:value-type="float" office:value="3.7671476" calcext:value-type="float">
            <text:p>3.7671476</text:p>
          </table:table-cell>
          <table:table-cell office:value-type="string" calcext:value-type="string">
            <text:p>h</text:p>
          </table:table-cell>
          <table:table-cell office:value-type="float" office:value="99.981588" calcext:value-type="float">
            <text:p>99.981588</text:p>
          </table:table-cell>
          <table:table-cell office:value-type="string" calcext:value-type="string">
            <text:p>k</text:p>
          </table:table-cell>
          <table:table-cell office:value-type="float" office:value="0.023490607" calcext:value-type="float">
            <text:p>0.023490607</text:p>
          </table:table-cell>
          <table:table-cell table:number-columns-repeated="10"/>
        </table:table-row>
        <table:table-row table:style-name="ro1">
          <table:table-cell office:value-type="float" office:value="1.9413108" calcext:value-type="float">
            <text:p>1.9413108</text:p>
          </table:table-cell>
          <table:table-cell office:value-type="string" calcext:value-type="string">
            <text:p>y</text:p>
          </table:table-cell>
          <table:table-cell office:value-type="float" office:value="3.7498254" calcext:value-type="float">
            <text:p>3.7498254</text:p>
          </table:table-cell>
          <table:table-cell office:value-type="string" calcext:value-type="string">
            <text:p>h</text:p>
          </table:table-cell>
          <table:table-cell office:value-type="float" office:value="99.846352" calcext:value-type="float">
            <text:p>99.846352</text:p>
          </table:table-cell>
          <table:table-cell office:value-type="string" calcext:value-type="string">
            <text:p>k</text:p>
          </table:table-cell>
          <table:table-cell office:value-type="float" office:value="0.023428278" calcext:value-type="float">
            <text:p>0.023428278</text:p>
          </table:table-cell>
          <table:table-cell table:number-columns-repeated="10"/>
        </table:table-row>
        <table:table-row table:style-name="ro1">
          <table:table-cell office:value-type="float" office:value="2.0404867" calcext:value-type="float">
            <text:p>2.0404867</text:p>
          </table:table-cell>
          <table:table-cell office:value-type="string" calcext:value-type="string">
            <text:p>y</text:p>
          </table:table-cell>
          <table:table-cell office:value-type="float" office:value="3.7327324" calcext:value-type="float">
            <text:p>3.7327324</text:p>
          </table:table-cell>
          <table:table-cell office:value-type="string" calcext:value-type="string">
            <text:p>h</text:p>
          </table:table-cell>
          <table:table-cell office:value-type="float" office:value="99.711447" calcext:value-type="float">
            <text:p>99.711447</text:p>
          </table:table-cell>
          <table:table-cell office:value-type="string" calcext:value-type="string">
            <text:p>k</text:p>
          </table:table-cell>
          <table:table-cell office:value-type="float" office:value="0.023363499" calcext:value-type="float">
            <text:p>0.023363499</text:p>
          </table:table-cell>
          <table:table-cell table:number-columns-repeated="10"/>
        </table:table-row>
        <table:table-row table:style-name="ro1">
          <table:table-cell office:value-type="float" office:value="2.1397293" calcext:value-type="float">
            <text:p>2.1397293</text:p>
          </table:table-cell>
          <table:table-cell office:value-type="string" calcext:value-type="string">
            <text:p>y</text:p>
          </table:table-cell>
          <table:table-cell office:value-type="float" office:value="3.7158682" calcext:value-type="float">
            <text:p>3.7158682</text:p>
          </table:table-cell>
          <table:table-cell office:value-type="string" calcext:value-type="string">
            <text:p>h</text:p>
          </table:table-cell>
          <table:table-cell office:value-type="float" office:value="99.576886" calcext:value-type="float">
            <text:p>99.576886</text:p>
          </table:table-cell>
          <table:table-cell office:value-type="string" calcext:value-type="string">
            <text:p>k</text:p>
          </table:table-cell>
          <table:table-cell office:value-type="float" office:value="0.023296272" calcext:value-type="float">
            <text:p>0.023296272</text:p>
          </table:table-cell>
          <table:table-cell table:number-columns-repeated="10"/>
        </table:table-row>
        <table:table-row table:style-name="ro1">
          <table:table-cell office:value-type="float" office:value="2.2390384" calcext:value-type="float">
            <text:p>2.2390384</text:p>
          </table:table-cell>
          <table:table-cell office:value-type="string" calcext:value-type="string">
            <text:p>y</text:p>
          </table:table-cell>
          <table:table-cell office:value-type="float" office:value="3.6992321" calcext:value-type="float">
            <text:p>3.6992321</text:p>
          </table:table-cell>
          <table:table-cell office:value-type="string" calcext:value-type="string">
            <text:p>h</text:p>
          </table:table-cell>
          <table:table-cell office:value-type="float" office:value="99.442684" calcext:value-type="float">
            <text:p>99.442684</text:p>
          </table:table-cell>
          <table:table-cell office:value-type="string" calcext:value-type="string">
            <text:p>k</text:p>
          </table:table-cell>
          <table:table-cell office:value-type="float" office:value="0.023226599" calcext:value-type="float">
            <text:p>0.023226599</text:p>
          </table:table-cell>
          <table:table-cell table:number-columns-repeated="10"/>
        </table:table-row>
        <table:table-row table:style-name="ro1">
          <table:table-cell office:value-type="float" office:value="2.3384138" calcext:value-type="float">
            <text:p>2.3384138</text:p>
          </table:table-cell>
          <table:table-cell office:value-type="string" calcext:value-type="string">
            <text:p>y</text:p>
          </table:table-cell>
          <table:table-cell office:value-type="float" office:value="3.6828239" calcext:value-type="float">
            <text:p>3.6828239</text:p>
          </table:table-cell>
          <table:table-cell office:value-type="string" calcext:value-type="string">
            <text:p>h</text:p>
          </table:table-cell>
          <table:table-cell office:value-type="float" office:value="99.308853" calcext:value-type="float">
            <text:p>99.308853</text:p>
          </table:table-cell>
          <table:table-cell office:value-type="string" calcext:value-type="string">
            <text:p>k</text:p>
          </table:table-cell>
          <table:table-cell office:value-type="float" office:value="0.02315448" calcext:value-type="float">
            <text:p>0.02315448</text:p>
          </table:table-cell>
          <table:table-cell table:number-columns-repeated="10"/>
        </table:table-row>
        <table:table-row table:style-name="ro1">
          <table:table-cell office:value-type="float" office:value="2.4378553" calcext:value-type="float">
            <text:p>2.4378553</text:p>
          </table:table-cell>
          <table:table-cell office:value-type="string" calcext:value-type="string">
            <text:p>y</text:p>
          </table:table-cell>
          <table:table-cell office:value-type="float" office:value="3.6666429" calcext:value-type="float">
            <text:p>3.6666429</text:p>
          </table:table-cell>
          <table:table-cell office:value-type="string" calcext:value-type="string">
            <text:p>h</text:p>
          </table:table-cell>
          <table:table-cell office:value-type="float" office:value="99.175407" calcext:value-type="float">
            <text:p>99.175407</text:p>
          </table:table-cell>
          <table:table-cell office:value-type="string" calcext:value-type="string">
            <text:p>k</text:p>
          </table:table-cell>
          <table:table-cell office:value-type="float" office:value="0.023079917" calcext:value-type="float">
            <text:p>0.023079917</text:p>
          </table:table-cell>
          <table:table-cell table:number-columns-repeated="10"/>
        </table:table-row>
        <table:table-row table:style-name="ro1">
          <table:table-cell office:value-type="float" office:value="2.5373629" calcext:value-type="float">
            <text:p>2.5373629</text:p>
          </table:table-cell>
          <table:table-cell office:value-type="string" calcext:value-type="string">
            <text:p>y</text:p>
          </table:table-cell>
          <table:table-cell office:value-type="float" office:value="3.6506886" calcext:value-type="float">
            <text:p>3.6506886</text:p>
          </table:table-cell>
          <table:table-cell office:value-type="string" calcext:value-type="string">
            <text:p>h</text:p>
          </table:table-cell>
          <table:table-cell office:value-type="float" office:value="99.04236" calcext:value-type="float">
            <text:p>99.04236</text:p>
          </table:table-cell>
          <table:table-cell office:value-type="string" calcext:value-type="string">
            <text:p>k</text:p>
          </table:table-cell>
          <table:table-cell office:value-type="float" office:value="0.023002914" calcext:value-type="float">
            <text:p>0.023002914</text:p>
          </table:table-cell>
          <table:table-cell table:number-columns-repeated="10"/>
        </table:table-row>
        <table:table-row table:style-name="ro1">
          <table:table-cell office:value-type="float" office:value="2.6369363" calcext:value-type="float">
            <text:p>2.6369363</text:p>
          </table:table-cell>
          <table:table-cell office:value-type="string" calcext:value-type="string">
            <text:p>y</text:p>
          </table:table-cell>
          <table:table-cell office:value-type="float" office:value="3.6349605" calcext:value-type="float">
            <text:p>3.6349605</text:p>
          </table:table-cell>
          <table:table-cell office:value-type="string" calcext:value-type="string">
            <text:p>h</text:p>
          </table:table-cell>
          <table:table-cell office:value-type="float" office:value="98.909727" calcext:value-type="float">
            <text:p>98.909727</text:p>
          </table:table-cell>
          <table:table-cell office:value-type="string" calcext:value-type="string">
            <text:p>k</text:p>
          </table:table-cell>
          <table:table-cell office:value-type="float" office:value="0.022923473" calcext:value-type="float">
            <text:p>0.022923473</text:p>
          </table:table-cell>
          <table:table-cell table:number-columns-repeated="10"/>
        </table:table-row>
        <table:table-row table:style-name="ro1">
          <table:table-cell office:value-type="float" office:value="2.7365754" calcext:value-type="float">
            <text:p>2.7365754</text:p>
          </table:table-cell>
          <table:table-cell office:value-type="string" calcext:value-type="string">
            <text:p>y</text:p>
          </table:table-cell>
          <table:table-cell office:value-type="float" office:value="3.6194579" calcext:value-type="float">
            <text:p>3.6194579</text:p>
          </table:table-cell>
          <table:table-cell office:value-type="string" calcext:value-type="string">
            <text:p>h</text:p>
          </table:table-cell>
          <table:table-cell office:value-type="float" office:value="98.77752" calcext:value-type="float">
            <text:p>98.77752</text:p>
          </table:table-cell>
          <table:table-cell office:value-type="string" calcext:value-type="string">
            <text:p>k</text:p>
          </table:table-cell>
          <table:table-cell office:value-type="float" office:value="0.022841597" calcext:value-type="float">
            <text:p>0.022841597</text:p>
          </table:table-cell>
          <table:table-cell table:number-columns-repeated="10"/>
        </table:table-row>
        <table:table-row table:style-name="ro1">
          <table:table-cell office:value-type="float" office:value="2.83628" calcext:value-type="float">
            <text:p>2.83628</text:p>
          </table:table-cell>
          <table:table-cell office:value-type="string" calcext:value-type="string">
            <text:p>y</text:p>
          </table:table-cell>
          <table:table-cell office:value-type="float" office:value="3.6041803" calcext:value-type="float">
            <text:p>3.6041803</text:p>
          </table:table-cell>
          <table:table-cell office:value-type="string" calcext:value-type="string">
            <text:p>h</text:p>
          </table:table-cell>
          <table:table-cell office:value-type="float" office:value="98.645753" calcext:value-type="float">
            <text:p>98.645753</text:p>
          </table:table-cell>
          <table:table-cell office:value-type="string" calcext:value-type="string">
            <text:p>k</text:p>
          </table:table-cell>
          <table:table-cell office:value-type="float" office:value="0.022757288" calcext:value-type="float">
            <text:p>0.022757288</text:p>
          </table:table-cell>
          <table:table-cell table:number-columns-repeated="10"/>
        </table:table-row>
        <table:table-row table:style-name="ro1">
          <table:table-cell office:value-type="float" office:value="2.9360499" calcext:value-type="float">
            <text:p>2.9360499</text:p>
          </table:table-cell>
          <table:table-cell office:value-type="string" calcext:value-type="string">
            <text:p>y</text:p>
          </table:table-cell>
          <table:table-cell office:value-type="float" office:value="3.589127" calcext:value-type="float">
            <text:p>3.589127</text:p>
          </table:table-cell>
          <table:table-cell office:value-type="string" calcext:value-type="string">
            <text:p>h</text:p>
          </table:table-cell>
          <table:table-cell office:value-type="float" office:value="98.514441" calcext:value-type="float">
            <text:p>98.514441</text:p>
          </table:table-cell>
          <table:table-cell office:value-type="string" calcext:value-type="string">
            <text:p>k</text:p>
          </table:table-cell>
          <table:table-cell office:value-type="float" office:value="0.022670551" calcext:value-type="float">
            <text:p>0.022670551</text:p>
          </table:table-cell>
          <table:table-cell table:number-columns-repeated="10"/>
        </table:table-row>
        <table:table-row table:style-name="ro1">
          <table:table-cell office:value-type="float" office:value="3.035885" calcext:value-type="float">
            <text:p>3.035885</text:p>
          </table:table-cell>
          <table:table-cell office:value-type="string" calcext:value-type="string">
            <text:p>y</text:p>
          </table:table-cell>
          <table:table-cell office:value-type="float" office:value="3.5742975" calcext:value-type="float">
            <text:p>3.5742975</text:p>
          </table:table-cell>
          <table:table-cell office:value-type="string" calcext:value-type="string">
            <text:p>h</text:p>
          </table:table-cell>
          <table:table-cell office:value-type="float" office:value="98.383596" calcext:value-type="float">
            <text:p>98.383596</text:p>
          </table:table-cell>
          <table:table-cell office:value-type="string" calcext:value-type="string">
            <text:p>k</text:p>
          </table:table-cell>
          <table:table-cell office:value-type="float" office:value="0.022581389" calcext:value-type="float">
            <text:p>0.022581389</text:p>
          </table:table-cell>
          <table:table-cell table:number-columns-repeated="10"/>
        </table:table-row>
        <table:table-row table:style-name="ro1">
          <table:table-cell office:value-type="float" office:value="3.135785" calcext:value-type="float">
            <text:p>3.135785</text:p>
          </table:table-cell>
          <table:table-cell office:value-type="string" calcext:value-type="string">
            <text:p>y</text:p>
          </table:table-cell>
          <table:table-cell office:value-type="float" office:value="3.5596909" calcext:value-type="float">
            <text:p>3.5596909</text:p>
          </table:table-cell>
          <table:table-cell office:value-type="string" calcext:value-type="string">
            <text:p>h</text:p>
          </table:table-cell>
          <table:table-cell office:value-type="float" office:value="98.253233" calcext:value-type="float">
            <text:p>98.253233</text:p>
          </table:table-cell>
          <table:table-cell office:value-type="string" calcext:value-type="string">
            <text:p>k</text:p>
          </table:table-cell>
          <table:table-cell office:value-type="float" office:value="0.022489806" calcext:value-type="float">
            <text:p>0.022489806</text:p>
          </table:table-cell>
          <table:table-cell table:number-columns-repeated="10"/>
        </table:table-row>
        <table:table-row table:style-name="ro1">
          <table:table-cell office:value-type="float" office:value="3.2357497" calcext:value-type="float">
            <text:p>3.2357497</text:p>
          </table:table-cell>
          <table:table-cell office:value-type="string" calcext:value-type="string">
            <text:p>y</text:p>
          </table:table-cell>
          <table:table-cell office:value-type="float" office:value="3.5453067" calcext:value-type="float">
            <text:p>3.5453067</text:p>
          </table:table-cell>
          <table:table-cell office:value-type="string" calcext:value-type="string">
            <text:p>h</text:p>
          </table:table-cell>
          <table:table-cell office:value-type="float" office:value="98.123365" calcext:value-type="float">
            <text:p>98.123365</text:p>
          </table:table-cell>
          <table:table-cell office:value-type="string" calcext:value-type="string">
            <text:p>k</text:p>
          </table:table-cell>
          <table:table-cell office:value-type="float" office:value="0.022395806" calcext:value-type="float">
            <text:p>0.022395806</text:p>
          </table:table-cell>
          <table:table-cell table:number-columns-repeated="10"/>
        </table:table-row>
        <table:table-row table:style-name="ro1">
          <table:table-cell office:value-type="float" office:value="3.335779" calcext:value-type="float">
            <text:p>3.335779</text:p>
          </table:table-cell>
          <table:table-cell office:value-type="string" calcext:value-type="string">
            <text:p>y</text:p>
          </table:table-cell>
          <table:table-cell office:value-type="float" office:value="3.5311441" calcext:value-type="float">
            <text:p>3.5311441</text:p>
          </table:table-cell>
          <table:table-cell office:value-type="string" calcext:value-type="string">
            <text:p>h</text:p>
          </table:table-cell>
          <table:table-cell office:value-type="float" office:value="97.994007" calcext:value-type="float">
            <text:p>97.994007</text:p>
          </table:table-cell>
          <table:table-cell office:value-type="string" calcext:value-type="string">
            <text:p>k</text:p>
          </table:table-cell>
          <table:table-cell office:value-type="float" office:value="0.022299395" calcext:value-type="float">
            <text:p>0.022299395</text:p>
          </table:table-cell>
          <table:table-cell table:number-columns-repeated="10"/>
        </table:table-row>
        <table:table-row table:style-name="ro1">
          <table:table-cell office:value-type="float" office:value="3.4358726" calcext:value-type="float">
            <text:p>3.4358726</text:p>
          </table:table-cell>
          <table:table-cell office:value-type="string" calcext:value-type="string">
            <text:p>y</text:p>
          </table:table-cell>
          <table:table-cell office:value-type="float" office:value="3.5172024" calcext:value-type="float">
            <text:p>3.5172024</text:p>
          </table:table-cell>
          <table:table-cell office:value-type="string" calcext:value-type="string">
            <text:p>h</text:p>
          </table:table-cell>
          <table:table-cell office:value-type="float" office:value="97.865172" calcext:value-type="float">
            <text:p>97.865172</text:p>
          </table:table-cell>
          <table:table-cell office:value-type="string" calcext:value-type="string">
            <text:p>k</text:p>
          </table:table-cell>
          <table:table-cell office:value-type="float" office:value="0.022200576" calcext:value-type="float">
            <text:p>0.022200576</text:p>
          </table:table-cell>
          <table:table-cell table:number-columns-repeated="10"/>
        </table:table-row>
        <table:table-row table:style-name="ro1">
          <table:table-cell office:value-type="float" office:value="3.5360303" calcext:value-type="float">
            <text:p>3.5360303</text:p>
          </table:table-cell>
          <table:table-cell office:value-type="string" calcext:value-type="string">
            <text:p>y</text:p>
          </table:table-cell>
          <table:table-cell office:value-type="float" office:value="3.5034807" calcext:value-type="float">
            <text:p>3.5034807</text:p>
          </table:table-cell>
          <table:table-cell office:value-type="string" calcext:value-type="string">
            <text:p>h</text:p>
          </table:table-cell>
          <table:table-cell office:value-type="float" office:value="97.736873" calcext:value-type="float">
            <text:p>97.736873</text:p>
          </table:table-cell>
          <table:table-cell office:value-type="string" calcext:value-type="string">
            <text:p>k</text:p>
          </table:table-cell>
          <table:table-cell office:value-type="float" office:value="0.022099354" calcext:value-type="float">
            <text:p>0.022099354</text:p>
          </table:table-cell>
          <table:table-cell table:number-columns-repeated="10"/>
        </table:table-row>
        <table:table-row table:style-name="ro1">
          <table:table-cell office:value-type="float" office:value="3.6362518" calcext:value-type="float">
            <text:p>3.6362518</text:p>
          </table:table-cell>
          <table:table-cell office:value-type="string" calcext:value-type="string">
            <text:p>y</text:p>
          </table:table-cell>
          <table:table-cell office:value-type="float" office:value="3.4899784" calcext:value-type="float">
            <text:p>3.4899784</text:p>
          </table:table-cell>
          <table:table-cell office:value-type="string" calcext:value-type="string">
            <text:p>h</text:p>
          </table:table-cell>
          <table:table-cell office:value-type="float" office:value="97.609125" calcext:value-type="float">
            <text:p>97.609125</text:p>
          </table:table-cell>
          <table:table-cell office:value-type="string" calcext:value-type="string">
            <text:p>k</text:p>
          </table:table-cell>
          <table:table-cell office:value-type="float" office:value="0.021995735" calcext:value-type="float">
            <text:p>0.021995735</text:p>
          </table:table-cell>
          <table:table-cell table:number-columns-repeated="10"/>
        </table:table-row>
        <table:table-row table:style-name="ro1">
          <table:table-cell office:value-type="float" office:value="3.736537" calcext:value-type="float">
            <text:p>3.736537</text:p>
          </table:table-cell>
          <table:table-cell office:value-type="string" calcext:value-type="string">
            <text:p>y</text:p>
          </table:table-cell>
          <table:table-cell office:value-type="float" office:value="3.4766946" calcext:value-type="float">
            <text:p>3.4766946</text:p>
          </table:table-cell>
          <table:table-cell office:value-type="string" calcext:value-type="string">
            <text:p>h</text:p>
          </table:table-cell>
          <table:table-cell office:value-type="float" office:value="97.481942" calcext:value-type="float">
            <text:p>97.481942</text:p>
          </table:table-cell>
          <table:table-cell office:value-type="string" calcext:value-type="string">
            <text:p>k</text:p>
          </table:table-cell>
          <table:table-cell office:value-type="float" office:value="0.021889724" calcext:value-type="float">
            <text:p>0.021889724</text:p>
          </table:table-cell>
          <table:table-cell table:number-columns-repeated="10"/>
        </table:table-row>
        <table:table-row table:style-name="ro1">
          <table:table-cell office:value-type="float" office:value="3.8368855" calcext:value-type="float">
            <text:p>3.8368855</text:p>
          </table:table-cell>
          <table:table-cell office:value-type="string" calcext:value-type="string">
            <text:p>y</text:p>
          </table:table-cell>
          <table:table-cell office:value-type="float" office:value="3.4636285" calcext:value-type="float">
            <text:p>3.4636285</text:p>
          </table:table-cell>
          <table:table-cell office:value-type="string" calcext:value-type="string">
            <text:p>h</text:p>
          </table:table-cell>
          <table:table-cell office:value-type="float" office:value="97.355336" calcext:value-type="float">
            <text:p>97.355336</text:p>
          </table:table-cell>
          <table:table-cell office:value-type="string" calcext:value-type="string">
            <text:p>k</text:p>
          </table:table-cell>
          <table:table-cell office:value-type="float" office:value="0.021781326" calcext:value-type="float">
            <text:p>0.021781326</text:p>
          </table:table-cell>
          <table:table-cell table:number-columns-repeated="10"/>
        </table:table-row>
        <table:table-row table:style-name="ro1">
          <table:table-cell office:value-type="float" office:value="3.9372972" calcext:value-type="float">
            <text:p>3.9372972</text:p>
          </table:table-cell>
          <table:table-cell office:value-type="string" calcext:value-type="string">
            <text:p>y</text:p>
          </table:table-cell>
          <table:table-cell office:value-type="float" office:value="3.4507793" calcext:value-type="float">
            <text:p>3.4507793</text:p>
          </table:table-cell>
          <table:table-cell office:value-type="string" calcext:value-type="string">
            <text:p>h</text:p>
          </table:table-cell>
          <table:table-cell office:value-type="float" office:value="97.229323" calcext:value-type="float">
            <text:p>97.229323</text:p>
          </table:table-cell>
          <table:table-cell office:value-type="string" calcext:value-type="string">
            <text:p>k</text:p>
          </table:table-cell>
          <table:table-cell office:value-type="float" office:value="0.021670547" calcext:value-type="float">
            <text:p>0.021670547</text:p>
          </table:table-cell>
          <table:table-cell table:number-columns-repeated="10"/>
        </table:table-row>
        <table:table-row table:style-name="ro1">
          <table:table-cell office:value-type="float" office:value="4.0377718" calcext:value-type="float">
            <text:p>4.0377718</text:p>
          </table:table-cell>
          <table:table-cell office:value-type="string" calcext:value-type="string">
            <text:p>y</text:p>
          </table:table-cell>
          <table:table-cell office:value-type="float" office:value="3.4381459" calcext:value-type="float">
            <text:p>3.4381459</text:p>
          </table:table-cell>
          <table:table-cell office:value-type="string" calcext:value-type="string">
            <text:p>h</text:p>
          </table:table-cell>
          <table:table-cell office:value-type="float" office:value="97.103916" calcext:value-type="float">
            <text:p>97.103916</text:p>
          </table:table-cell>
          <table:table-cell office:value-type="string" calcext:value-type="string">
            <text:p>k</text:p>
          </table:table-cell>
          <table:table-cell office:value-type="float" office:value="0.021557393" calcext:value-type="float">
            <text:p>0.021557393</text:p>
          </table:table-cell>
          <table:table-cell table:number-columns-repeated="10"/>
        </table:table-row>
        <table:table-row table:style-name="ro1">
          <table:table-cell office:value-type="float" office:value="4.138309" calcext:value-type="float">
            <text:p>4.138309</text:p>
          </table:table-cell>
          <table:table-cell office:value-type="string" calcext:value-type="string">
            <text:p>y</text:p>
          </table:table-cell>
          <table:table-cell office:value-type="float" office:value="3.4257276" calcext:value-type="float">
            <text:p>3.4257276</text:p>
          </table:table-cell>
          <table:table-cell office:value-type="string" calcext:value-type="string">
            <text:p>h</text:p>
          </table:table-cell>
          <table:table-cell office:value-type="float" office:value="96.979128" calcext:value-type="float">
            <text:p>96.979128</text:p>
          </table:table-cell>
          <table:table-cell office:value-type="string" calcext:value-type="string">
            <text:p>k</text:p>
          </table:table-cell>
          <table:table-cell office:value-type="float" office:value="0.021441869" calcext:value-type="float">
            <text:p>0.021441869</text:p>
          </table:table-cell>
          <table:table-cell table:number-columns-repeated="10"/>
        </table:table-row>
        <table:table-row table:style-name="ro1">
          <table:table-cell office:value-type="float" office:value="4.2389086" calcext:value-type="float">
            <text:p>4.2389086</text:p>
          </table:table-cell>
          <table:table-cell office:value-type="string" calcext:value-type="string">
            <text:p>y</text:p>
          </table:table-cell>
          <table:table-cell office:value-type="float" office:value="3.4135235" calcext:value-type="float">
            <text:p>3.4135235</text:p>
          </table:table-cell>
          <table:table-cell office:value-type="string" calcext:value-type="string">
            <text:p>h</text:p>
          </table:table-cell>
          <table:table-cell office:value-type="float" office:value="96.854973" calcext:value-type="float">
            <text:p>96.854973</text:p>
          </table:table-cell>
          <table:table-cell office:value-type="string" calcext:value-type="string">
            <text:p>k</text:p>
          </table:table-cell>
          <table:table-cell office:value-type="float" office:value="0.021323983" calcext:value-type="float">
            <text:p>0.021323983</text:p>
          </table:table-cell>
          <table:table-cell table:number-columns-repeated="10"/>
        </table:table-row>
        <table:table-row table:style-name="ro1">
          <table:table-cell office:value-type="float" office:value="4.3395702" calcext:value-type="float">
            <text:p>4.3395702</text:p>
          </table:table-cell>
          <table:table-cell office:value-type="string" calcext:value-type="string">
            <text:p>y</text:p>
          </table:table-cell>
          <table:table-cell office:value-type="float" office:value="3.4015325" calcext:value-type="float">
            <text:p>3.4015325</text:p>
          </table:table-cell>
          <table:table-cell office:value-type="string" calcext:value-type="string">
            <text:p>h</text:p>
          </table:table-cell>
          <table:table-cell office:value-type="float" office:value="96.731466" calcext:value-type="float">
            <text:p>96.731466</text:p>
          </table:table-cell>
          <table:table-cell office:value-type="string" calcext:value-type="string">
            <text:p>k</text:p>
          </table:table-cell>
          <table:table-cell office:value-type="float" office:value="0.02120374" calcext:value-type="float">
            <text:p>0.02120374</text:p>
          </table:table-cell>
          <table:table-cell table:number-columns-repeated="10"/>
        </table:table-row>
        <table:table-row table:style-name="ro1">
          <table:table-cell office:value-type="float" office:value="4.4402936" calcext:value-type="float">
            <text:p>4.4402936</text:p>
          </table:table-cell>
          <table:table-cell office:value-type="string" calcext:value-type="string">
            <text:p>y</text:p>
          </table:table-cell>
          <table:table-cell office:value-type="float" office:value="3.3897537" calcext:value-type="float">
            <text:p>3.3897537</text:p>
          </table:table-cell>
          <table:table-cell office:value-type="string" calcext:value-type="string">
            <text:p>h</text:p>
          </table:table-cell>
          <table:table-cell office:value-type="float" office:value="96.60862" calcext:value-type="float">
            <text:p>96.60862</text:p>
          </table:table-cell>
          <table:table-cell office:value-type="string" calcext:value-type="string">
            <text:p>k</text:p>
          </table:table-cell>
          <table:table-cell office:value-type="float" office:value="0.021081146" calcext:value-type="float">
            <text:p>0.021081146</text:p>
          </table:table-cell>
          <table:table-cell table:number-columns-repeated="10"/>
        </table:table-row>
        <table:table-row table:style-name="ro1">
          <table:table-cell office:value-type="float" office:value="4.5410785" calcext:value-type="float">
            <text:p>4.5410785</text:p>
          </table:table-cell>
          <table:table-cell office:value-type="string" calcext:value-type="string">
            <text:p>y</text:p>
          </table:table-cell>
          <table:table-cell office:value-type="float" office:value="3.3781861" calcext:value-type="float">
            <text:p>3.3781861</text:p>
          </table:table-cell>
          <table:table-cell office:value-type="string" calcext:value-type="string">
            <text:p>h</text:p>
          </table:table-cell>
          <table:table-cell office:value-type="float" office:value="96.486448" calcext:value-type="float">
            <text:p>96.486448</text:p>
          </table:table-cell>
          <table:table-cell office:value-type="string" calcext:value-type="string">
            <text:p>k</text:p>
          </table:table-cell>
          <table:table-cell office:value-type="float" office:value="0.020956207" calcext:value-type="float">
            <text:p>0.020956207</text:p>
          </table:table-cell>
          <table:table-cell table:number-columns-repeated="10"/>
        </table:table-row>
        <table:table-row table:style-name="ro1">
          <table:table-cell office:value-type="float" office:value="4.6419246" calcext:value-type="float">
            <text:p>4.6419246</text:p>
          </table:table-cell>
          <table:table-cell office:value-type="string" calcext:value-type="string">
            <text:p>y</text:p>
          </table:table-cell>
          <table:table-cell office:value-type="float" office:value="3.3668287" calcext:value-type="float">
            <text:p>3.3668287</text:p>
          </table:table-cell>
          <table:table-cell office:value-type="string" calcext:value-type="string">
            <text:p>h</text:p>
          </table:table-cell>
          <table:table-cell office:value-type="float" office:value="96.364966" calcext:value-type="float">
            <text:p>96.364966</text:p>
          </table:table-cell>
          <table:table-cell office:value-type="string" calcext:value-type="string">
            <text:p>k</text:p>
          </table:table-cell>
          <table:table-cell office:value-type="float" office:value="0.020828932" calcext:value-type="float">
            <text:p>0.020828932</text:p>
          </table:table-cell>
          <table:table-cell table:number-columns-repeated="10"/>
        </table:table-row>
        <table:table-row table:style-name="ro1">
          <table:table-cell office:value-type="float" office:value="4.7428316" calcext:value-type="float">
            <text:p>4.7428316</text:p>
          </table:table-cell>
          <table:table-cell office:value-type="string" calcext:value-type="string">
            <text:p>y</text:p>
          </table:table-cell>
          <table:table-cell office:value-type="float" office:value="3.3556804" calcext:value-type="float">
            <text:p>3.3556804</text:p>
          </table:table-cell>
          <table:table-cell office:value-type="string" calcext:value-type="string">
            <text:p>h</text:p>
          </table:table-cell>
          <table:table-cell office:value-type="float" office:value="96.244185" calcext:value-type="float">
            <text:p>96.244185</text:p>
          </table:table-cell>
          <table:table-cell office:value-type="string" calcext:value-type="string">
            <text:p>k</text:p>
          </table:table-cell>
          <table:table-cell office:value-type="float" office:value="0.020699324" calcext:value-type="float">
            <text:p>0.020699324</text:p>
          </table:table-cell>
          <table:table-cell table:number-columns-repeated="10"/>
        </table:table-row>
        <table:table-row table:style-name="ro1">
          <table:table-cell office:value-type="float" office:value="4.8437992" calcext:value-type="float">
            <text:p>4.8437992</text:p>
          </table:table-cell>
          <table:table-cell office:value-type="string" calcext:value-type="string">
            <text:p>y</text:p>
          </table:table-cell>
          <table:table-cell office:value-type="float" office:value="3.3447402" calcext:value-type="float">
            <text:p>3.3447402</text:p>
          </table:table-cell>
          <table:table-cell office:value-type="string" calcext:value-type="string">
            <text:p>h</text:p>
          </table:table-cell>
          <table:table-cell office:value-type="float" office:value="96.124121" calcext:value-type="float">
            <text:p>96.124121</text:p>
          </table:table-cell>
          <table:table-cell office:value-type="string" calcext:value-type="string">
            <text:p>k</text:p>
          </table:table-cell>
          <table:table-cell office:value-type="float" office:value="0.020567393" calcext:value-type="float">
            <text:p>0.020567393</text:p>
          </table:table-cell>
          <table:table-cell table:number-columns-repeated="10"/>
        </table:table-row>
        <table:table-row table:style-name="ro1">
          <table:table-cell office:value-type="float" office:value="4.9448271" calcext:value-type="float">
            <text:p>4.9448271</text:p>
          </table:table-cell>
          <table:table-cell office:value-type="string" calcext:value-type="string">
            <text:p>y</text:p>
          </table:table-cell>
          <table:table-cell office:value-type="float" office:value="3.3340069" calcext:value-type="float">
            <text:p>3.3340069</text:p>
          </table:table-cell>
          <table:table-cell office:value-type="string" calcext:value-type="string">
            <text:p>h</text:p>
          </table:table-cell>
          <table:table-cell office:value-type="float" office:value="96.004787" calcext:value-type="float">
            <text:p>96.004787</text:p>
          </table:table-cell>
          <table:table-cell office:value-type="string" calcext:value-type="string">
            <text:p>k</text:p>
          </table:table-cell>
          <table:table-cell office:value-type="float" office:value="0.020433143" calcext:value-type="float">
            <text:p>0.020433143</text:p>
          </table:table-cell>
          <table:table-cell table:number-columns-repeated="10"/>
        </table:table-row>
        <table:table-row table:style-name="ro1">
          <table:table-cell office:value-type="float" office:value="5.0459149" calcext:value-type="float">
            <text:p>5.0459149</text:p>
          </table:table-cell>
          <table:table-cell office:value-type="string" calcext:value-type="string">
            <text:p>y</text:p>
          </table:table-cell>
          <table:table-cell office:value-type="float" office:value="3.3234795" calcext:value-type="float">
            <text:p>3.3234795</text:p>
          </table:table-cell>
          <table:table-cell office:value-type="string" calcext:value-type="string">
            <text:p>h</text:p>
          </table:table-cell>
          <table:table-cell office:value-type="float" office:value="95.886197" calcext:value-type="float">
            <text:p>95.886197</text:p>
          </table:table-cell>
          <table:table-cell office:value-type="string" calcext:value-type="string">
            <text:p>k</text:p>
          </table:table-cell>
          <table:table-cell office:value-type="float" office:value="0.020296583" calcext:value-type="float">
            <text:p>0.020296583</text:p>
          </table:table-cell>
          <table:table-cell table:number-columns-repeated="10"/>
        </table:table-row>
        <table:table-row table:style-name="ro1">
          <table:table-cell office:value-type="float" office:value="5.1470623" calcext:value-type="float">
            <text:p>5.1470623</text:p>
          </table:table-cell>
          <table:table-cell office:value-type="string" calcext:value-type="string">
            <text:p>y</text:p>
          </table:table-cell>
          <table:table-cell office:value-type="float" office:value="3.3131568" calcext:value-type="float">
            <text:p>3.3131568</text:p>
          </table:table-cell>
          <table:table-cell office:value-type="string" calcext:value-type="string">
            <text:p>h</text:p>
          </table:table-cell>
          <table:table-cell office:value-type="float" office:value="95.768364" calcext:value-type="float">
            <text:p>95.768364</text:p>
          </table:table-cell>
          <table:table-cell office:value-type="string" calcext:value-type="string">
            <text:p>k</text:p>
          </table:table-cell>
          <table:table-cell office:value-type="float" office:value="0.020157717" calcext:value-type="float">
            <text:p>0.020157717</text:p>
          </table:table-cell>
          <table:table-cell table:number-columns-repeated="10"/>
        </table:table-row>
        <table:table-row table:style-name="ro1">
          <table:table-cell office:value-type="float" office:value="5.2482689" calcext:value-type="float">
            <text:p>5.2482689</text:p>
          </table:table-cell>
          <table:table-cell office:value-type="string" calcext:value-type="string">
            <text:p>y</text:p>
          </table:table-cell>
          <table:table-cell office:value-type="float" office:value="3.3030376" calcext:value-type="float">
            <text:p>3.3030376</text:p>
          </table:table-cell>
          <table:table-cell office:value-type="string" calcext:value-type="string">
            <text:p>h</text:p>
          </table:table-cell>
          <table:table-cell office:value-type="float" office:value="95.651303" calcext:value-type="float">
            <text:p>95.651303</text:p>
          </table:table-cell>
          <table:table-cell office:value-type="string" calcext:value-type="string">
            <text:p>k</text:p>
          </table:table-cell>
          <table:table-cell office:value-type="float" office:value="0.020016554" calcext:value-type="float">
            <text:p>0.020016554</text:p>
          </table:table-cell>
          <table:table-cell table:number-columns-repeated="10"/>
        </table:table-row>
        <table:table-row table:style-name="ro1">
          <table:table-cell office:value-type="float" office:value="5.3495345" calcext:value-type="float">
            <text:p>5.3495345</text:p>
          </table:table-cell>
          <table:table-cell office:value-type="string" calcext:value-type="string">
            <text:p>y</text:p>
          </table:table-cell>
          <table:table-cell office:value-type="float" office:value="3.2931208" calcext:value-type="float">
            <text:p>3.2931208</text:p>
          </table:table-cell>
          <table:table-cell office:value-type="string" calcext:value-type="string">
            <text:p>h</text:p>
          </table:table-cell>
          <table:table-cell office:value-type="float" office:value="95.535026" calcext:value-type="float">
            <text:p>95.535026</text:p>
          </table:table-cell>
          <table:table-cell office:value-type="string" calcext:value-type="string">
            <text:p>k</text:p>
          </table:table-cell>
          <table:table-cell office:value-type="float" office:value="0.0198731" calcext:value-type="float">
            <text:p>0.0198731</text:p>
          </table:table-cell>
          <table:table-cell table:number-columns-repeated="10"/>
        </table:table-row>
        <table:table-row table:style-name="ro1">
          <table:table-cell office:value-type="float" office:value="5.4508587" calcext:value-type="float">
            <text:p>5.4508587</text:p>
          </table:table-cell>
          <table:table-cell office:value-type="string" calcext:value-type="string">
            <text:p>y</text:p>
          </table:table-cell>
          <table:table-cell office:value-type="float" office:value="3.283405" calcext:value-type="float">
            <text:p>3.283405</text:p>
          </table:table-cell>
          <table:table-cell office:value-type="string" calcext:value-type="string">
            <text:p>h</text:p>
          </table:table-cell>
          <table:table-cell office:value-type="float" office:value="95.419549" calcext:value-type="float">
            <text:p>95.419549</text:p>
          </table:table-cell>
          <table:table-cell office:value-type="string" calcext:value-type="string">
            <text:p>k</text:p>
          </table:table-cell>
          <table:table-cell office:value-type="float" office:value="0.019727362" calcext:value-type="float">
            <text:p>0.019727362</text:p>
          </table:table-cell>
          <table:table-cell table:number-columns-repeated="10"/>
        </table:table-row>
        <table:table-row table:style-name="ro1">
          <table:table-cell office:value-type="float" office:value="5.552241" calcext:value-type="float">
            <text:p>5.552241</text:p>
          </table:table-cell>
          <table:table-cell office:value-type="string" calcext:value-type="string">
            <text:p>y</text:p>
          </table:table-cell>
          <table:table-cell office:value-type="float" office:value="3.2738892" calcext:value-type="float">
            <text:p>3.2738892</text:p>
          </table:table-cell>
          <table:table-cell office:value-type="string" calcext:value-type="string">
            <text:p>h</text:p>
          </table:table-cell>
          <table:table-cell office:value-type="float" office:value="95.304884" calcext:value-type="float">
            <text:p>95.304884</text:p>
          </table:table-cell>
          <table:table-cell office:value-type="string" calcext:value-type="string">
            <text:p>k</text:p>
          </table:table-cell>
          <table:table-cell office:value-type="float" office:value="0.019579346" calcext:value-type="float">
            <text:p>0.019579346</text:p>
          </table:table-cell>
          <table:table-cell table:number-columns-repeated="10"/>
        </table:table-row>
        <table:table-row table:style-name="ro1">
          <table:table-cell office:value-type="float" office:value="5.6536812" calcext:value-type="float">
            <text:p>5.6536812</text:p>
          </table:table-cell>
          <table:table-cell office:value-type="string" calcext:value-type="string">
            <text:p>y</text:p>
          </table:table-cell>
          <table:table-cell office:value-type="float" office:value="3.2645719" calcext:value-type="float">
            <text:p>3.2645719</text:p>
          </table:table-cell>
          <table:table-cell office:value-type="string" calcext:value-type="string">
            <text:p>h</text:p>
          </table:table-cell>
          <table:table-cell office:value-type="float" office:value="95.191045" calcext:value-type="float">
            <text:p>95.191045</text:p>
          </table:table-cell>
          <table:table-cell office:value-type="string" calcext:value-type="string">
            <text:p>k</text:p>
          </table:table-cell>
          <table:table-cell office:value-type="float" office:value="0.019429058" calcext:value-type="float">
            <text:p>0.019429058</text:p>
          </table:table-cell>
          <table:table-cell table:number-columns-repeated="10"/>
        </table:table-row>
        <table:table-row table:style-name="ro1">
          <table:table-cell office:value-type="float" office:value="5.7551788" calcext:value-type="float">
            <text:p>5.7551788</text:p>
          </table:table-cell>
          <table:table-cell office:value-type="string" calcext:value-type="string">
            <text:p>y</text:p>
          </table:table-cell>
          <table:table-cell office:value-type="float" office:value="3.2554519" calcext:value-type="float">
            <text:p>3.2554519</text:p>
          </table:table-cell>
          <table:table-cell office:value-type="string" calcext:value-type="string">
            <text:p>h</text:p>
          </table:table-cell>
          <table:table-cell office:value-type="float" office:value="95.078047" calcext:value-type="float">
            <text:p>95.078047</text:p>
          </table:table-cell>
          <table:table-cell office:value-type="string" calcext:value-type="string">
            <text:p>k</text:p>
          </table:table-cell>
          <table:table-cell office:value-type="float" office:value="0.019276506" calcext:value-type="float">
            <text:p>0.019276506</text:p>
          </table:table-cell>
          <table:table-cell table:number-columns-repeated="10"/>
        </table:table-row>
        <table:table-row table:style-name="ro1">
          <table:table-cell office:value-type="float" office:value="5.8567335" calcext:value-type="float">
            <text:p>5.8567335</text:p>
          </table:table-cell>
          <table:table-cell office:value-type="string" calcext:value-type="string">
            <text:p>y</text:p>
          </table:table-cell>
          <table:table-cell office:value-type="float" office:value="3.2465279" calcext:value-type="float">
            <text:p>3.2465279</text:p>
          </table:table-cell>
          <table:table-cell office:value-type="string" calcext:value-type="string">
            <text:p>h</text:p>
          </table:table-cell>
          <table:table-cell office:value-type="float" office:value="94.965902" calcext:value-type="float">
            <text:p>94.965902</text:p>
          </table:table-cell>
          <table:table-cell office:value-type="string" calcext:value-type="string">
            <text:p>k</text:p>
          </table:table-cell>
          <table:table-cell office:value-type="float" office:value="0.019121696" calcext:value-type="float">
            <text:p>0.019121696</text:p>
          </table:table-cell>
          <table:table-cell table:number-columns-repeated="10"/>
        </table:table-row>
        <table:table-row table:style-name="ro1">
          <table:table-cell office:value-type="float" office:value="5.9583448" calcext:value-type="float">
            <text:p>5.9583448</text:p>
          </table:table-cell>
          <table:table-cell office:value-type="string" calcext:value-type="string">
            <text:p>y</text:p>
          </table:table-cell>
          <table:table-cell office:value-type="float" office:value="3.2377985" calcext:value-type="float">
            <text:p>3.2377985</text:p>
          </table:table-cell>
          <table:table-cell office:value-type="string" calcext:value-type="string">
            <text:p>h</text:p>
          </table:table-cell>
          <table:table-cell office:value-type="float" office:value="94.854625" calcext:value-type="float">
            <text:p>94.854625</text:p>
          </table:table-cell>
          <table:table-cell office:value-type="string" calcext:value-type="string">
            <text:p>k</text:p>
          </table:table-cell>
          <table:table-cell office:value-type="float" office:value="0.018964633" calcext:value-type="float">
            <text:p>0.018964633</text:p>
          </table:table-cell>
          <table:table-cell table:number-columns-repeated="10"/>
        </table:table-row>
        <table:table-row table:style-name="ro1">
          <table:table-cell office:value-type="float" office:value="6.0600125" calcext:value-type="float">
            <text:p>6.0600125</text:p>
          </table:table-cell>
          <table:table-cell office:value-type="string" calcext:value-type="string">
            <text:p>y</text:p>
          </table:table-cell>
          <table:table-cell office:value-type="float" office:value="3.2292624" calcext:value-type="float">
            <text:p>3.2292624</text:p>
          </table:table-cell>
          <table:table-cell office:value-type="string" calcext:value-type="string">
            <text:p>h</text:p>
          </table:table-cell>
          <table:table-cell office:value-type="float" office:value="94.74423" calcext:value-type="float">
            <text:p>94.74423</text:p>
          </table:table-cell>
          <table:table-cell office:value-type="string" calcext:value-type="string">
            <text:p>k</text:p>
          </table:table-cell>
          <table:table-cell office:value-type="float" office:value="0.018805325" calcext:value-type="float">
            <text:p>0.018805325</text:p>
          </table:table-cell>
          <table:table-cell table:number-columns-repeated="10"/>
        </table:table-row>
        <table:table-row table:style-name="ro1">
          <table:table-cell office:value-type="float" office:value="6.161736" calcext:value-type="float">
            <text:p>6.161736</text:p>
          </table:table-cell>
          <table:table-cell office:value-type="string" calcext:value-type="string">
            <text:p>y</text:p>
          </table:table-cell>
          <table:table-cell office:value-type="float" office:value="3.2209182" calcext:value-type="float">
            <text:p>3.2209182</text:p>
          </table:table-cell>
          <table:table-cell office:value-type="string" calcext:value-type="string">
            <text:p>h</text:p>
          </table:table-cell>
          <table:table-cell office:value-type="float" office:value="94.634729" calcext:value-type="float">
            <text:p>94.634729</text:p>
          </table:table-cell>
          <table:table-cell office:value-type="string" calcext:value-type="string">
            <text:p>k</text:p>
          </table:table-cell>
          <table:table-cell office:value-type="float" office:value="0.018643778" calcext:value-type="float">
            <text:p>0.018643778</text:p>
          </table:table-cell>
          <table:table-cell table:number-columns-repeated="10"/>
        </table:table-row>
        <table:table-row table:style-name="ro1">
          <table:table-cell office:value-type="float" office:value="6.2635149" calcext:value-type="float">
            <text:p>6.2635149</text:p>
          </table:table-cell>
          <table:table-cell office:value-type="string" calcext:value-type="string">
            <text:p>y</text:p>
          </table:table-cell>
          <table:table-cell office:value-type="float" office:value="3.2127644" calcext:value-type="float">
            <text:p>3.2127644</text:p>
          </table:table-cell>
          <table:table-cell office:value-type="string" calcext:value-type="string">
            <text:p>h</text:p>
          </table:table-cell>
          <table:table-cell office:value-type="float" office:value="94.526138" calcext:value-type="float">
            <text:p>94.526138</text:p>
          </table:table-cell>
          <table:table-cell office:value-type="string" calcext:value-type="string">
            <text:p>k</text:p>
          </table:table-cell>
          <table:table-cell office:value-type="float" office:value="0.018479996" calcext:value-type="float">
            <text:p>0.018479996</text:p>
          </table:table-cell>
          <table:table-cell table:number-columns-repeated="10"/>
        </table:table-row>
        <table:table-row table:style-name="ro1">
          <table:table-cell office:value-type="float" office:value="6.3653489" calcext:value-type="float">
            <text:p>6.3653489</text:p>
          </table:table-cell>
          <table:table-cell office:value-type="string" calcext:value-type="string">
            <text:p>y</text:p>
          </table:table-cell>
          <table:table-cell office:value-type="float" office:value="3.2047995" calcext:value-type="float">
            <text:p>3.2047995</text:p>
          </table:table-cell>
          <table:table-cell office:value-type="string" calcext:value-type="string">
            <text:p>h</text:p>
          </table:table-cell>
          <table:table-cell office:value-type="float" office:value="94.418469" calcext:value-type="float">
            <text:p>94.418469</text:p>
          </table:table-cell>
          <table:table-cell office:value-type="string" calcext:value-type="string">
            <text:p>k</text:p>
          </table:table-cell>
          <table:table-cell office:value-type="float" office:value="0.018313987" calcext:value-type="float">
            <text:p>0.018313987</text:p>
          </table:table-cell>
          <table:table-cell table:number-columns-repeated="10"/>
        </table:table-row>
        <table:table-row table:style-name="ro1">
          <table:table-cell office:value-type="float" office:value="6.4672375" calcext:value-type="float">
            <text:p>6.4672375</text:p>
          </table:table-cell>
          <table:table-cell office:value-type="string" calcext:value-type="string">
            <text:p>y</text:p>
          </table:table-cell>
          <table:table-cell office:value-type="float" office:value="3.1970222" calcext:value-type="float">
            <text:p>3.1970222</text:p>
          </table:table-cell>
          <table:table-cell office:value-type="string" calcext:value-type="string">
            <text:p>h</text:p>
          </table:table-cell>
          <table:table-cell office:value-type="float" office:value="94.311736" calcext:value-type="float">
            <text:p>94.311736</text:p>
          </table:table-cell>
          <table:table-cell office:value-type="string" calcext:value-type="string">
            <text:p>k</text:p>
          </table:table-cell>
          <table:table-cell office:value-type="float" office:value="0.018145756" calcext:value-type="float">
            <text:p>0.018145756</text:p>
          </table:table-cell>
          <table:table-cell table:number-columns-repeated="10"/>
        </table:table-row>
        <table:table-row table:style-name="ro1">
          <table:table-cell office:value-type="float" office:value="6.5691803" calcext:value-type="float">
            <text:p>6.5691803</text:p>
          </table:table-cell>
          <table:table-cell office:value-type="string" calcext:value-type="string">
            <text:p>y</text:p>
          </table:table-cell>
          <table:table-cell office:value-type="float" office:value="3.1894309" calcext:value-type="float">
            <text:p>3.1894309</text:p>
          </table:table-cell>
          <table:table-cell office:value-type="string" calcext:value-type="string">
            <text:p>h</text:p>
          </table:table-cell>
          <table:table-cell office:value-type="float" office:value="94.205953" calcext:value-type="float">
            <text:p>94.205953</text:p>
          </table:table-cell>
          <table:table-cell office:value-type="string" calcext:value-type="string">
            <text:p>k</text:p>
          </table:table-cell>
          <table:table-cell office:value-type="float" office:value="0.017975308" calcext:value-type="float">
            <text:p>0.017975308</text:p>
          </table:table-cell>
          <table:table-cell table:number-columns-repeated="10"/>
        </table:table-row>
        <table:table-row table:style-name="ro1">
          <table:table-cell office:value-type="float" office:value="6.6711767" calcext:value-type="float">
            <text:p>6.6711767</text:p>
          </table:table-cell>
          <table:table-cell office:value-type="string" calcext:value-type="string">
            <text:p>y</text:p>
          </table:table-cell>
          <table:table-cell office:value-type="float" office:value="3.182024" calcext:value-type="float">
            <text:p>3.182024</text:p>
          </table:table-cell>
          <table:table-cell office:value-type="string" calcext:value-type="string">
            <text:p>h</text:p>
          </table:table-cell>
          <table:table-cell office:value-type="float" office:value="94.101134" calcext:value-type="float">
            <text:p>94.101134</text:p>
          </table:table-cell>
          <table:table-cell office:value-type="string" calcext:value-type="string">
            <text:p>k</text:p>
          </table:table-cell>
          <table:table-cell office:value-type="float" office:value="0.017802648" calcext:value-type="float">
            <text:p>0.017802648</text:p>
          </table:table-cell>
          <table:table-cell table:number-columns-repeated="10"/>
        </table:table-row>
        <table:table-row table:style-name="ro1">
          <table:table-cell office:value-type="float" office:value="6.7732264" calcext:value-type="float">
            <text:p>6.7732264</text:p>
          </table:table-cell>
          <table:table-cell office:value-type="string" calcext:value-type="string">
            <text:p>y</text:p>
          </table:table-cell>
          <table:table-cell office:value-type="float" office:value="3.1748001" calcext:value-type="float">
            <text:p>3.1748001</text:p>
          </table:table-cell>
          <table:table-cell office:value-type="string" calcext:value-type="string">
            <text:p>h</text:p>
          </table:table-cell>
          <table:table-cell office:value-type="float" office:value="93.997293" calcext:value-type="float">
            <text:p>93.997293</text:p>
          </table:table-cell>
          <table:table-cell office:value-type="string" calcext:value-type="string">
            <text:p>k</text:p>
          </table:table-cell>
          <table:table-cell office:value-type="float" office:value="0.017627782" calcext:value-type="float">
            <text:p>0.017627782</text:p>
          </table:table-cell>
          <table:table-cell table:number-columns-repeated="10"/>
        </table:table-row>
        <table:table-row table:style-name="ro1">
          <table:table-cell office:value-type="float" office:value="6.875329" calcext:value-type="float">
            <text:p>6.875329</text:p>
          </table:table-cell>
          <table:table-cell office:value-type="string" calcext:value-type="string">
            <text:p>y</text:p>
          </table:table-cell>
          <table:table-cell office:value-type="float" office:value="3.1677574" calcext:value-type="float">
            <text:p>3.1677574</text:p>
          </table:table-cell>
          <table:table-cell office:value-type="string" calcext:value-type="string">
            <text:p>h</text:p>
          </table:table-cell>
          <table:table-cell office:value-type="float" office:value="93.894443" calcext:value-type="float">
            <text:p>93.894443</text:p>
          </table:table-cell>
          <table:table-cell office:value-type="string" calcext:value-type="string">
            <text:p>k</text:p>
          </table:table-cell>
          <table:table-cell office:value-type="float" office:value="0.017450715" calcext:value-type="float">
            <text:p>0.017450715</text:p>
          </table:table-cell>
          <table:table-cell table:number-columns-repeated="10"/>
        </table:table-row>
        <table:table-row table:style-name="ro1">
          <table:table-cell office:value-type="float" office:value="6.9774838" calcext:value-type="float">
            <text:p>6.9774838</text:p>
          </table:table-cell>
          <table:table-cell office:value-type="string" calcext:value-type="string">
            <text:p>y</text:p>
          </table:table-cell>
          <table:table-cell office:value-type="float" office:value="3.1608945" calcext:value-type="float">
            <text:p>3.1608945</text:p>
          </table:table-cell>
          <table:table-cell office:value-type="string" calcext:value-type="string">
            <text:p>h</text:p>
          </table:table-cell>
          <table:table-cell office:value-type="float" office:value="93.792598" calcext:value-type="float">
            <text:p>93.792598</text:p>
          </table:table-cell>
          <table:table-cell office:value-type="string" calcext:value-type="string">
            <text:p>k</text:p>
          </table:table-cell>
          <table:table-cell office:value-type="float" office:value="0.01727145" calcext:value-type="float">
            <text:p>0.01727145</text:p>
          </table:table-cell>
          <table:table-cell table:number-columns-repeated="10"/>
        </table:table-row>
        <table:table-row table:style-name="ro1">
          <table:table-cell office:value-type="float" office:value="7.0796905" calcext:value-type="float">
            <text:p>7.0796905</text:p>
          </table:table-cell>
          <table:table-cell office:value-type="string" calcext:value-type="string">
            <text:p>y</text:p>
          </table:table-cell>
          <table:table-cell office:value-type="float" office:value="3.1542097" calcext:value-type="float">
            <text:p>3.1542097</text:p>
          </table:table-cell>
          <table:table-cell office:value-type="string" calcext:value-type="string">
            <text:p>h</text:p>
          </table:table-cell>
          <table:table-cell office:value-type="float" office:value="93.691771" calcext:value-type="float">
            <text:p>93.691771</text:p>
          </table:table-cell>
          <table:table-cell office:value-type="string" calcext:value-type="string">
            <text:p>k</text:p>
          </table:table-cell>
          <table:table-cell office:value-type="float" office:value="0.017089993" calcext:value-type="float">
            <text:p>0.017089993</text:p>
          </table:table-cell>
          <table:table-cell table:number-columns-repeated="10"/>
        </table:table-row>
        <table:table-row table:style-name="ro1">
          <table:table-cell office:value-type="float" office:value="7.1819486" calcext:value-type="float">
            <text:p>7.1819486</text:p>
          </table:table-cell>
          <table:table-cell office:value-type="string" calcext:value-type="string">
            <text:p>y</text:p>
          </table:table-cell>
          <table:table-cell office:value-type="float" office:value="3.1477013" calcext:value-type="float">
            <text:p>3.1477013</text:p>
          </table:table-cell>
          <table:table-cell office:value-type="string" calcext:value-type="string">
            <text:p>h</text:p>
          </table:table-cell>
          <table:table-cell office:value-type="float" office:value="93.591977" calcext:value-type="float">
            <text:p>93.591977</text:p>
          </table:table-cell>
          <table:table-cell office:value-type="string" calcext:value-type="string">
            <text:p>k</text:p>
          </table:table-cell>
          <table:table-cell office:value-type="float" office:value="0.016906347" calcext:value-type="float">
            <text:p>0.016906347</text:p>
          </table:table-cell>
          <table:table-cell table:number-columns-repeated="10"/>
        </table:table-row>
        <table:table-row table:style-name="ro1">
          <table:table-cell office:value-type="float" office:value="7.2842575" calcext:value-type="float">
            <text:p>7.2842575</text:p>
          </table:table-cell>
          <table:table-cell office:value-type="string" calcext:value-type="string">
            <text:p>y</text:p>
          </table:table-cell>
          <table:table-cell office:value-type="float" office:value="3.1413676" calcext:value-type="float">
            <text:p>3.1413676</text:p>
          </table:table-cell>
          <table:table-cell office:value-type="string" calcext:value-type="string">
            <text:p>h</text:p>
          </table:table-cell>
          <table:table-cell office:value-type="float" office:value="93.493229" calcext:value-type="float">
            <text:p>93.493229</text:p>
          </table:table-cell>
          <table:table-cell office:value-type="string" calcext:value-type="string">
            <text:p>k</text:p>
          </table:table-cell>
          <table:table-cell office:value-type="float" office:value="0.016720516" calcext:value-type="float">
            <text:p>0.016720516</text:p>
          </table:table-cell>
          <table:table-cell table:number-columns-repeated="10"/>
        </table:table-row>
        <table:table-row table:style-name="ro1">
          <table:table-cell office:value-type="float" office:value="7.3866169" calcext:value-type="float">
            <text:p>7.3866169</text:p>
          </table:table-cell>
          <table:table-cell office:value-type="string" calcext:value-type="string">
            <text:p>y</text:p>
          </table:table-cell>
          <table:table-cell office:value-type="float" office:value="3.135207" calcext:value-type="float">
            <text:p>3.135207</text:p>
          </table:table-cell>
          <table:table-cell office:value-type="string" calcext:value-type="string">
            <text:p>h</text:p>
          </table:table-cell>
          <table:table-cell office:value-type="float" office:value="93.395541" calcext:value-type="float">
            <text:p>93.395541</text:p>
          </table:table-cell>
          <table:table-cell office:value-type="string" calcext:value-type="string">
            <text:p>k</text:p>
          </table:table-cell>
          <table:table-cell office:value-type="float" office:value="0.016532504" calcext:value-type="float">
            <text:p>0.016532504</text:p>
          </table:table-cell>
          <table:table-cell table:number-columns-repeated="10"/>
        </table:table-row>
        <table:table-row table:style-name="ro1">
          <table:table-cell office:value-type="float" office:value="7.4890261" calcext:value-type="float">
            <text:p>7.4890261</text:p>
          </table:table-cell>
          <table:table-cell office:value-type="string" calcext:value-type="string">
            <text:p>y</text:p>
          </table:table-cell>
          <table:table-cell office:value-type="float" office:value="3.1292175" calcext:value-type="float">
            <text:p>3.1292175</text:p>
          </table:table-cell>
          <table:table-cell office:value-type="string" calcext:value-type="string">
            <text:p>h</text:p>
          </table:table-cell>
          <table:table-cell office:value-type="float" office:value="93.298927" calcext:value-type="float">
            <text:p>93.298927</text:p>
          </table:table-cell>
          <table:table-cell office:value-type="string" calcext:value-type="string">
            <text:p>k</text:p>
          </table:table-cell>
          <table:table-cell office:value-type="float" office:value="0.016342314" calcext:value-type="float">
            <text:p>0.016342314</text:p>
          </table:table-cell>
          <table:table-cell table:number-columns-repeated="10"/>
        </table:table-row>
        <table:table-row table:style-name="ro1">
          <table:table-cell office:value-type="float" office:value="7.5914846" calcext:value-type="float">
            <text:p>7.5914846</text:p>
          </table:table-cell>
          <table:table-cell office:value-type="string" calcext:value-type="string">
            <text:p>y</text:p>
          </table:table-cell>
          <table:table-cell office:value-type="float" office:value="3.1233976" calcext:value-type="float">
            <text:p>3.1233976</text:p>
          </table:table-cell>
          <table:table-cell office:value-type="string" calcext:value-type="string">
            <text:p>h</text:p>
          </table:table-cell>
          <table:table-cell office:value-type="float" office:value="93.2034" calcext:value-type="float">
            <text:p>93.2034</text:p>
          </table:table-cell>
          <table:table-cell office:value-type="string" calcext:value-type="string">
            <text:p>k</text:p>
          </table:table-cell>
          <table:table-cell office:value-type="float" office:value="0.016149948" calcext:value-type="float">
            <text:p>0.016149948</text:p>
          </table:table-cell>
          <table:table-cell table:number-columns-repeated="10"/>
        </table:table-row>
        <table:table-row table:style-name="ro1">
          <table:table-cell office:value-type="float" office:value="7.693992" calcext:value-type="float">
            <text:p>7.693992</text:p>
          </table:table-cell>
          <table:table-cell office:value-type="string" calcext:value-type="string">
            <text:p>y</text:p>
          </table:table-cell>
          <table:table-cell office:value-type="float" office:value="3.1177453" calcext:value-type="float">
            <text:p>3.1177453</text:p>
          </table:table-cell>
          <table:table-cell office:value-type="string" calcext:value-type="string">
            <text:p>h</text:p>
          </table:table-cell>
          <table:table-cell office:value-type="float" office:value="93.108975" calcext:value-type="float">
            <text:p>93.108975</text:p>
          </table:table-cell>
          <table:table-cell office:value-type="string" calcext:value-type="string">
            <text:p>k</text:p>
          </table:table-cell>
          <table:table-cell office:value-type="float" office:value="0.015955409" calcext:value-type="float">
            <text:p>0.015955409</text:p>
          </table:table-cell>
          <table:table-cell table:number-columns-repeated="10"/>
        </table:table-row>
        <table:table-row table:style-name="ro1">
          <table:table-cell office:value-type="float" office:value="7.7965477" calcext:value-type="float">
            <text:p>7.7965477</text:p>
          </table:table-cell>
          <table:table-cell office:value-type="string" calcext:value-type="string">
            <text:p>y</text:p>
          </table:table-cell>
          <table:table-cell office:value-type="float" office:value="3.1122589" calcext:value-type="float">
            <text:p>3.1122589</text:p>
          </table:table-cell>
          <table:table-cell office:value-type="string" calcext:value-type="string">
            <text:p>h</text:p>
          </table:table-cell>
          <table:table-cell office:value-type="float" office:value="93.015664" calcext:value-type="float">
            <text:p>93.015664</text:p>
          </table:table-cell>
          <table:table-cell office:value-type="string" calcext:value-type="string">
            <text:p>k</text:p>
          </table:table-cell>
          <table:table-cell office:value-type="float" office:value="0.0157587" calcext:value-type="float">
            <text:p>0.0157587</text:p>
          </table:table-cell>
          <table:table-cell table:number-columns-repeated="10"/>
        </table:table-row>
        <table:table-row table:style-name="ro1">
          <table:table-cell office:value-type="float" office:value="7.8991511" calcext:value-type="float">
            <text:p>7.8991511</text:p>
          </table:table-cell>
          <table:table-cell office:value-type="string" calcext:value-type="string">
            <text:p>y</text:p>
          </table:table-cell>
          <table:table-cell office:value-type="float" office:value="3.1069365" calcext:value-type="float">
            <text:p>3.1069365</text:p>
          </table:table-cell>
          <table:table-cell office:value-type="string" calcext:value-type="string">
            <text:p>h</text:p>
          </table:table-cell>
          <table:table-cell office:value-type="float" office:value="92.923483" calcext:value-type="float">
            <text:p>92.923483</text:p>
          </table:table-cell>
          <table:table-cell office:value-type="string" calcext:value-type="string">
            <text:p>k</text:p>
          </table:table-cell>
          <table:table-cell office:value-type="float" office:value="0.015559821" calcext:value-type="float">
            <text:p>0.015559821</text:p>
          </table:table-cell>
          <table:table-cell table:number-columns-repeated="10"/>
        </table:table-row>
        <table:table-row table:style-name="ro1">
          <table:table-cell office:value-type="float" office:value="8.0018017" calcext:value-type="float">
            <text:p>8.0018017</text:p>
          </table:table-cell>
          <table:table-cell office:value-type="string" calcext:value-type="string">
            <text:p>y</text:p>
          </table:table-cell>
          <table:table-cell office:value-type="float" office:value="3.1017762" calcext:value-type="float">
            <text:p>3.1017762</text:p>
          </table:table-cell>
          <table:table-cell office:value-type="string" calcext:value-type="string">
            <text:p>h</text:p>
          </table:table-cell>
          <table:table-cell office:value-type="float" office:value="92.832444" calcext:value-type="float">
            <text:p>92.832444</text:p>
          </table:table-cell>
          <table:table-cell office:value-type="string" calcext:value-type="string">
            <text:p>k</text:p>
          </table:table-cell>
          <table:table-cell office:value-type="float" office:value="0.015358775" calcext:value-type="float">
            <text:p>0.015358775</text:p>
          </table:table-cell>
          <table:table-cell table:number-columns-repeated="10"/>
        </table:table-row>
        <table:table-row table:style-name="ro1">
          <table:table-cell office:value-type="float" office:value="8.104499" calcext:value-type="float">
            <text:p>8.104499</text:p>
          </table:table-cell>
          <table:table-cell office:value-type="string" calcext:value-type="string">
            <text:p>y</text:p>
          </table:table-cell>
          <table:table-cell office:value-type="float" office:value="3.0967761" calcext:value-type="float">
            <text:p>3.0967761</text:p>
          </table:table-cell>
          <table:table-cell office:value-type="string" calcext:value-type="string">
            <text:p>h</text:p>
          </table:table-cell>
          <table:table-cell office:value-type="float" office:value="92.742561" calcext:value-type="float">
            <text:p>92.742561</text:p>
          </table:table-cell>
          <table:table-cell office:value-type="string" calcext:value-type="string">
            <text:p>k</text:p>
          </table:table-cell>
          <table:table-cell office:value-type="float" office:value="0.015155563" calcext:value-type="float">
            <text:p>0.015155563</text:p>
          </table:table-cell>
          <table:table-cell table:number-columns-repeated="10"/>
        </table:table-row>
        <table:table-row table:style-name="ro1">
          <table:table-cell office:value-type="float" office:value="8.2072423" calcext:value-type="float">
            <text:p>8.2072423</text:p>
          </table:table-cell>
          <table:table-cell office:value-type="string" calcext:value-type="string">
            <text:p>y</text:p>
          </table:table-cell>
          <table:table-cell office:value-type="float" office:value="3.0919343" calcext:value-type="float">
            <text:p>3.0919343</text:p>
          </table:table-cell>
          <table:table-cell office:value-type="string" calcext:value-type="string">
            <text:p>h</text:p>
          </table:table-cell>
          <table:table-cell office:value-type="float" office:value="92.653849" calcext:value-type="float">
            <text:p>92.653849</text:p>
          </table:table-cell>
          <table:table-cell office:value-type="string" calcext:value-type="string">
            <text:p>k</text:p>
          </table:table-cell>
          <table:table-cell office:value-type="float" office:value="0.014950184" calcext:value-type="float">
            <text:p>0.014950184</text:p>
          </table:table-cell>
          <table:table-cell table:number-columns-repeated="10"/>
        </table:table-row>
        <table:table-row table:style-name="ro1">
          <table:table-cell office:value-type="float" office:value="8.3100312" calcext:value-type="float">
            <text:p>8.3100312</text:p>
          </table:table-cell>
          <table:table-cell office:value-type="string" calcext:value-type="string">
            <text:p>y</text:p>
          </table:table-cell>
          <table:table-cell office:value-type="float" office:value="3.0872487" calcext:value-type="float">
            <text:p>3.0872487</text:p>
          </table:table-cell>
          <table:table-cell office:value-type="string" calcext:value-type="string">
            <text:p>h</text:p>
          </table:table-cell>
          <table:table-cell office:value-type="float" office:value="92.566321" calcext:value-type="float">
            <text:p>92.566321</text:p>
          </table:table-cell>
          <table:table-cell office:value-type="string" calcext:value-type="string">
            <text:p>k</text:p>
          </table:table-cell>
          <table:table-cell office:value-type="float" office:value="0.01474264" calcext:value-type="float">
            <text:p>0.01474264</text:p>
          </table:table-cell>
          <table:table-cell table:number-columns-repeated="10"/>
        </table:table-row>
        <table:table-row table:style-name="ro1">
          <table:table-cell office:value-type="float" office:value="8.412865" calcext:value-type="float">
            <text:p>8.412865</text:p>
          </table:table-cell>
          <table:table-cell office:value-type="string" calcext:value-type="string">
            <text:p>y</text:p>
          </table:table-cell>
          <table:table-cell office:value-type="float" office:value="3.0827175" calcext:value-type="float">
            <text:p>3.0827175</text:p>
          </table:table-cell>
          <table:table-cell office:value-type="string" calcext:value-type="string">
            <text:p>h</text:p>
          </table:table-cell>
          <table:table-cell office:value-type="float" office:value="92.479992" calcext:value-type="float">
            <text:p>92.479992</text:p>
          </table:table-cell>
          <table:table-cell office:value-type="string" calcext:value-type="string">
            <text:p>k</text:p>
          </table:table-cell>
          <table:table-cell office:value-type="float" office:value="0.014532929" calcext:value-type="float">
            <text:p>0.014532929</text:p>
          </table:table-cell>
          <table:table-cell table:number-columns-repeated="10"/>
        </table:table-row>
        <table:table-row table:style-name="ro1">
          <table:table-cell office:value-type="float" office:value="8.5157431" calcext:value-type="float">
            <text:p>8.5157431</text:p>
          </table:table-cell>
          <table:table-cell office:value-type="string" calcext:value-type="string">
            <text:p>y</text:p>
          </table:table-cell>
          <table:table-cell office:value-type="float" office:value="3.0783384" calcext:value-type="float">
            <text:p>3.0783384</text:p>
          </table:table-cell>
          <table:table-cell office:value-type="string" calcext:value-type="string">
            <text:p>h</text:p>
          </table:table-cell>
          <table:table-cell office:value-type="float" office:value="92.394874" calcext:value-type="float">
            <text:p>92.394874</text:p>
          </table:table-cell>
          <table:table-cell office:value-type="string" calcext:value-type="string">
            <text:p>k</text:p>
          </table:table-cell>
          <table:table-cell office:value-type="float" office:value="0.014321051" calcext:value-type="float">
            <text:p>0.014321051</text:p>
          </table:table-cell>
          <table:table-cell table:number-columns-repeated="10"/>
        </table:table-row>
        <table:table-row table:style-name="ro1">
          <table:table-cell office:value-type="float" office:value="8.618665" calcext:value-type="float">
            <text:p>8.618665</text:p>
          </table:table-cell>
          <table:table-cell office:value-type="string" calcext:value-type="string">
            <text:p>y</text:p>
          </table:table-cell>
          <table:table-cell office:value-type="float" office:value="3.0741096" calcext:value-type="float">
            <text:p>3.0741096</text:p>
          </table:table-cell>
          <table:table-cell office:value-type="string" calcext:value-type="string">
            <text:p>h</text:p>
          </table:table-cell>
          <table:table-cell office:value-type="float" office:value="92.310982" calcext:value-type="float">
            <text:p>92.310982</text:p>
          </table:table-cell>
          <table:table-cell office:value-type="string" calcext:value-type="string">
            <text:p>k</text:p>
          </table:table-cell>
          <table:table-cell office:value-type="float" office:value="0.014107006" calcext:value-type="float">
            <text:p>0.014107006</text:p>
          </table:table-cell>
          <table:table-cell table:number-columns-repeated="10"/>
        </table:table-row>
        <table:table-row table:style-name="ro1">
          <table:table-cell office:value-type="float" office:value="8.72163" calcext:value-type="float">
            <text:p>8.72163</text:p>
          </table:table-cell>
          <table:table-cell office:value-type="string" calcext:value-type="string">
            <text:p>y</text:p>
          </table:table-cell>
          <table:table-cell office:value-type="float" office:value="3.0700289" calcext:value-type="float">
            <text:p>3.0700289</text:p>
          </table:table-cell>
          <table:table-cell office:value-type="string" calcext:value-type="string">
            <text:p>h</text:p>
          </table:table-cell>
          <table:table-cell office:value-type="float" office:value="92.228331" calcext:value-type="float">
            <text:p>92.228331</text:p>
          </table:table-cell>
          <table:table-cell office:value-type="string" calcext:value-type="string">
            <text:p>k</text:p>
          </table:table-cell>
          <table:table-cell office:value-type="float" office:value="0.01389079" calcext:value-type="float">
            <text:p>0.01389079</text:p>
          </table:table-cell>
          <table:table-cell table:number-columns-repeated="10"/>
        </table:table-row>
        <table:table-row table:style-name="ro1">
          <table:table-cell office:value-type="float" office:value="8.8246375" calcext:value-type="float">
            <text:p>8.8246375</text:p>
          </table:table-cell>
          <table:table-cell office:value-type="string" calcext:value-type="string">
            <text:p>y</text:p>
          </table:table-cell>
          <table:table-cell office:value-type="float" office:value="3.0660942" calcext:value-type="float">
            <text:p>3.0660942</text:p>
          </table:table-cell>
          <table:table-cell office:value-type="string" calcext:value-type="string">
            <text:p>h</text:p>
          </table:table-cell>
          <table:table-cell office:value-type="float" office:value="92.146933" calcext:value-type="float">
            <text:p>92.146933</text:p>
          </table:table-cell>
          <table:table-cell office:value-type="string" calcext:value-type="string">
            <text:p>k</text:p>
          </table:table-cell>
          <table:table-cell office:value-type="float" office:value="0.013672403" calcext:value-type="float">
            <text:p>0.013672403</text:p>
          </table:table-cell>
          <table:table-cell table:number-columns-repeated="10"/>
        </table:table-row>
        <table:table-row table:style-name="ro1">
          <table:table-cell office:value-type="float" office:value="8.9276869" calcext:value-type="float">
            <text:p>8.9276869</text:p>
          </table:table-cell>
          <table:table-cell office:value-type="string" calcext:value-type="string">
            <text:p>y</text:p>
          </table:table-cell>
          <table:table-cell office:value-type="float" office:value="3.0623034" calcext:value-type="float">
            <text:p>3.0623034</text:p>
          </table:table-cell>
          <table:table-cell office:value-type="string" calcext:value-type="string">
            <text:p>h</text:p>
          </table:table-cell>
          <table:table-cell office:value-type="float" office:value="92.066803" calcext:value-type="float">
            <text:p>92.066803</text:p>
          </table:table-cell>
          <table:table-cell office:value-type="string" calcext:value-type="string">
            <text:p>k</text:p>
          </table:table-cell>
          <table:table-cell office:value-type="float" office:value="0.01345184" calcext:value-type="float">
            <text:p>0.01345184</text:p>
          </table:table-cell>
          <table:table-cell table:number-columns-repeated="10"/>
        </table:table-row>
        <table:table-row table:style-name="ro1">
          <table:table-cell office:value-type="float" office:value="9.0307776" calcext:value-type="float">
            <text:p>9.0307776</text:p>
          </table:table-cell>
          <table:table-cell office:value-type="string" calcext:value-type="string">
            <text:p>y</text:p>
          </table:table-cell>
          <table:table-cell office:value-type="float" office:value="3.0586543" calcext:value-type="float">
            <text:p>3.0586543</text:p>
          </table:table-cell>
          <table:table-cell office:value-type="string" calcext:value-type="string">
            <text:p>h</text:p>
          </table:table-cell>
          <table:table-cell office:value-type="float" office:value="91.987955" calcext:value-type="float">
            <text:p>91.987955</text:p>
          </table:table-cell>
          <table:table-cell office:value-type="string" calcext:value-type="string">
            <text:p>k</text:p>
          </table:table-cell>
          <table:table-cell office:value-type="float" office:value="0.0132291" calcext:value-type="float">
            <text:p>0.0132291</text:p>
          </table:table-cell>
          <table:table-cell table:number-columns-repeated="10"/>
        </table:table-row>
        <table:table-row table:style-name="ro1">
          <table:table-cell office:value-type="float" office:value="9.1339088" calcext:value-type="float">
            <text:p>9.1339088</text:p>
          </table:table-cell>
          <table:table-cell office:value-type="string" calcext:value-type="string">
            <text:p>y</text:p>
          </table:table-cell>
          <table:table-cell office:value-type="float" office:value="3.0551447" calcext:value-type="float">
            <text:p>3.0551447</text:p>
          </table:table-cell>
          <table:table-cell office:value-type="string" calcext:value-type="string">
            <text:p>h</text:p>
          </table:table-cell>
          <table:table-cell office:value-type="float" office:value="91.910403" calcext:value-type="float">
            <text:p>91.910403</text:p>
          </table:table-cell>
          <table:table-cell office:value-type="string" calcext:value-type="string">
            <text:p>k</text:p>
          </table:table-cell>
          <table:table-cell office:value-type="float" office:value="0.013004178" calcext:value-type="float">
            <text:p>0.013004178</text:p>
          </table:table-cell>
          <table:table-cell table:number-columns-repeated="10"/>
        </table:table-row>
        <table:table-row table:style-name="ro1">
          <table:table-cell office:value-type="float" office:value="9.2370801" calcext:value-type="float">
            <text:p>9.2370801</text:p>
          </table:table-cell>
          <table:table-cell office:value-type="string" calcext:value-type="string">
            <text:p>y</text:p>
          </table:table-cell>
          <table:table-cell office:value-type="float" office:value="3.0517723" calcext:value-type="float">
            <text:p>3.0517723</text:p>
          </table:table-cell>
          <table:table-cell office:value-type="string" calcext:value-type="string">
            <text:p>h</text:p>
          </table:table-cell>
          <table:table-cell office:value-type="float" office:value="91.834161" calcext:value-type="float">
            <text:p>91.834161</text:p>
          </table:table-cell>
          <table:table-cell office:value-type="string" calcext:value-type="string">
            <text:p>k</text:p>
          </table:table-cell>
          <table:table-cell office:value-type="float" office:value="0.01277707" calcext:value-type="float">
            <text:p>0.01277707</text:p>
          </table:table-cell>
          <table:table-cell table:number-columns-repeated="10"/>
        </table:table-row>
        <table:table-row table:style-name="ro1">
          <table:table-cell office:value-type="float" office:value="9.3402906" calcext:value-type="float">
            <text:p>9.3402906</text:p>
          </table:table-cell>
          <table:table-cell office:value-type="string" calcext:value-type="string">
            <text:p>y</text:p>
          </table:table-cell>
          <table:table-cell office:value-type="float" office:value="3.0485349" calcext:value-type="float">
            <text:p>3.0485349</text:p>
          </table:table-cell>
          <table:table-cell office:value-type="string" calcext:value-type="string">
            <text:p>h</text:p>
          </table:table-cell>
          <table:table-cell office:value-type="float" office:value="91.759243" calcext:value-type="float">
            <text:p>91.759243</text:p>
          </table:table-cell>
          <table:table-cell office:value-type="string" calcext:value-type="string">
            <text:p>k</text:p>
          </table:table-cell>
          <table:table-cell office:value-type="float" office:value="0.012547771" calcext:value-type="float">
            <text:p>0.012547771</text:p>
          </table:table-cell>
          <table:table-cell table:number-columns-repeated="10"/>
        </table:table-row>
        <table:table-row table:style-name="ro1">
          <table:table-cell office:value-type="float" office:value="9.4435398" calcext:value-type="float">
            <text:p>9.4435398</text:p>
          </table:table-cell>
          <table:table-cell office:value-type="string" calcext:value-type="string">
            <text:p>y</text:p>
          </table:table-cell>
          <table:table-cell office:value-type="float" office:value="3.0454302" calcext:value-type="float">
            <text:p>3.0454302</text:p>
          </table:table-cell>
          <table:table-cell office:value-type="string" calcext:value-type="string">
            <text:p>h</text:p>
          </table:table-cell>
          <table:table-cell office:value-type="float" office:value="91.685664" calcext:value-type="float">
            <text:p>91.685664</text:p>
          </table:table-cell>
          <table:table-cell office:value-type="string" calcext:value-type="string">
            <text:p>k</text:p>
          </table:table-cell>
          <table:table-cell office:value-type="float" office:value="0.012316275" calcext:value-type="float">
            <text:p>0.012316275</text:p>
          </table:table-cell>
          <table:table-cell table:number-columns-repeated="10"/>
        </table:table-row>
        <table:table-row table:style-name="ro1">
          <table:table-cell office:value-type="float" office:value="9.546827" calcext:value-type="float">
            <text:p>9.546827</text:p>
          </table:table-cell>
          <table:table-cell office:value-type="string" calcext:value-type="string">
            <text:p>y</text:p>
          </table:table-cell>
          <table:table-cell office:value-type="float" office:value="3.042456" calcext:value-type="float">
            <text:p>3.042456</text:p>
          </table:table-cell>
          <table:table-cell office:value-type="string" calcext:value-type="string">
            <text:p>h</text:p>
          </table:table-cell>
          <table:table-cell office:value-type="float" office:value="91.613438" calcext:value-type="float">
            <text:p>91.613438</text:p>
          </table:table-cell>
          <table:table-cell office:value-type="string" calcext:value-type="string">
            <text:p>k</text:p>
          </table:table-cell>
          <table:table-cell office:value-type="float" office:value="0.012082578" calcext:value-type="float">
            <text:p>0.012082578</text:p>
          </table:table-cell>
          <table:table-cell table:number-columns-repeated="10"/>
        </table:table-row>
        <table:table-row table:style-name="ro1">
          <table:table-cell office:value-type="float" office:value="9.6501515" calcext:value-type="float">
            <text:p>9.6501515</text:p>
          </table:table-cell>
          <table:table-cell office:value-type="string" calcext:value-type="string">
            <text:p>y</text:p>
          </table:table-cell>
          <table:table-cell office:value-type="float" office:value="3.0396098" calcext:value-type="float">
            <text:p>3.0396098</text:p>
          </table:table-cell>
          <table:table-cell office:value-type="string" calcext:value-type="string">
            <text:p>h</text:p>
          </table:table-cell>
          <table:table-cell office:value-type="float" office:value="91.542579" calcext:value-type="float">
            <text:p>91.542579</text:p>
          </table:table-cell>
          <table:table-cell office:value-type="string" calcext:value-type="string">
            <text:p>k</text:p>
          </table:table-cell>
          <table:table-cell office:value-type="float" office:value="0.011846671" calcext:value-type="float">
            <text:p>0.011846671</text:p>
          </table:table-cell>
          <table:table-cell table:number-columns-repeated="10"/>
        </table:table-row>
        <table:table-row table:style-name="ro1">
          <table:table-cell office:value-type="float" office:value="9.7535125" calcext:value-type="float">
            <text:p>9.7535125</text:p>
          </table:table-cell>
          <table:table-cell office:value-type="string" calcext:value-type="string">
            <text:p>y</text:p>
          </table:table-cell>
          <table:table-cell office:value-type="float" office:value="3.0368892" calcext:value-type="float">
            <text:p>3.0368892</text:p>
          </table:table-cell>
          <table:table-cell office:value-type="string" calcext:value-type="string">
            <text:p>h</text:p>
          </table:table-cell>
          <table:table-cell office:value-type="float" office:value="91.473101" calcext:value-type="float">
            <text:p>91.473101</text:p>
          </table:table-cell>
          <table:table-cell office:value-type="string" calcext:value-type="string">
            <text:p>k</text:p>
          </table:table-cell>
          <table:table-cell office:value-type="float" office:value="0.011608547" calcext:value-type="float">
            <text:p>0.011608547</text:p>
          </table:table-cell>
          <table:table-cell table:number-columns-repeated="10"/>
        </table:table-row>
        <table:table-row table:style-name="ro1">
          <table:table-cell office:value-type="float" office:value="9.8569095" calcext:value-type="float">
            <text:p>9.8569095</text:p>
          </table:table-cell>
          <table:table-cell office:value-type="string" calcext:value-type="string">
            <text:p>y</text:p>
          </table:table-cell>
          <table:table-cell office:value-type="float" office:value="3.0342919" calcext:value-type="float">
            <text:p>3.0342919</text:p>
          </table:table-cell>
          <table:table-cell office:value-type="string" calcext:value-type="string">
            <text:p>h</text:p>
          </table:table-cell>
          <table:table-cell office:value-type="float" office:value="91.405019" calcext:value-type="float">
            <text:p>91.405019</text:p>
          </table:table-cell>
          <table:table-cell office:value-type="string" calcext:value-type="string">
            <text:p>k</text:p>
          </table:table-cell>
          <table:table-cell office:value-type="float" office:value="0.0113682" calcext:value-type="float">
            <text:p>0.0113682</text:p>
          </table:table-cell>
          <table:table-cell table:number-columns-repeated="10"/>
        </table:table-row>
        <table:table-row table:style-name="ro1">
          <table:table-cell office:value-type="float" office:value="9.9603416" calcext:value-type="float">
            <text:p>9.9603416</text:p>
          </table:table-cell>
          <table:table-cell office:value-type="string" calcext:value-type="string">
            <text:p>y</text:p>
          </table:table-cell>
          <table:table-cell office:value-type="float" office:value="3.0318155" calcext:value-type="float">
            <text:p>3.0318155</text:p>
          </table:table-cell>
          <table:table-cell office:value-type="string" calcext:value-type="string">
            <text:p>h</text:p>
          </table:table-cell>
          <table:table-cell office:value-type="float" office:value="91.338347" calcext:value-type="float">
            <text:p>91.338347</text:p>
          </table:table-cell>
          <table:table-cell office:value-type="string" calcext:value-type="string">
            <text:p>k</text:p>
          </table:table-cell>
          <table:table-cell office:value-type="float" office:value="0.011125619" calcext:value-type="float">
            <text:p>0.011125619</text:p>
          </table:table-cell>
          <table:table-cell table:number-columns-repeated="10"/>
        </table:table-row>
        <table:table-row table:style-name="ro1">
          <table:table-cell office:value-type="float" office:value="10.063808" calcext:value-type="float">
            <text:p>10.063808</text:p>
          </table:table-cell>
          <table:table-cell office:value-type="string" calcext:value-type="string">
            <text:p>y</text:p>
          </table:table-cell>
          <table:table-cell office:value-type="float" office:value="3.0294574" calcext:value-type="float">
            <text:p>3.0294574</text:p>
          </table:table-cell>
          <table:table-cell office:value-type="string" calcext:value-type="string">
            <text:p>h</text:p>
          </table:table-cell>
          <table:table-cell office:value-type="float" office:value="91.2731" calcext:value-type="float">
            <text:p>91.2731</text:p>
          </table:table-cell>
          <table:table-cell office:value-type="string" calcext:value-type="string">
            <text:p>k</text:p>
          </table:table-cell>
          <table:table-cell office:value-type="float" office:value="0.010880797" calcext:value-type="float">
            <text:p>0.010880797</text:p>
          </table:table-cell>
          <table:table-cell table:number-columns-repeated="10"/>
        </table:table-row>
        <table:table-row table:style-name="ro1">
          <table:table-cell office:value-type="float" office:value="10.167308" calcext:value-type="float">
            <text:p>10.167308</text:p>
          </table:table-cell>
          <table:table-cell office:value-type="string" calcext:value-type="string">
            <text:p>y</text:p>
          </table:table-cell>
          <table:table-cell office:value-type="float" office:value="3.0272151" calcext:value-type="float">
            <text:p>3.0272151</text:p>
          </table:table-cell>
          <table:table-cell office:value-type="string" calcext:value-type="string">
            <text:p>h</text:p>
          </table:table-cell>
          <table:table-cell office:value-type="float" office:value="91.209292" calcext:value-type="float">
            <text:p>91.209292</text:p>
          </table:table-cell>
          <table:table-cell office:value-type="string" calcext:value-type="string">
            <text:p>k</text:p>
          </table:table-cell>
          <table:table-cell office:value-type="float" office:value="0.010633723" calcext:value-type="float">
            <text:p>0.010633723</text:p>
          </table:table-cell>
          <table:table-cell table:number-columns-repeated="10"/>
        </table:table-row>
        <table:table-row table:style-name="ro1">
          <table:table-cell office:value-type="float" office:value="10.270842" calcext:value-type="float">
            <text:p>10.270842</text:p>
          </table:table-cell>
          <table:table-cell office:value-type="string" calcext:value-type="string">
            <text:p>y</text:p>
          </table:table-cell>
          <table:table-cell office:value-type="float" office:value="3.0250862" calcext:value-type="float">
            <text:p>3.0250862</text:p>
          </table:table-cell>
          <table:table-cell office:value-type="string" calcext:value-type="string">
            <text:p>h</text:p>
          </table:table-cell>
          <table:table-cell office:value-type="float" office:value="91.146938" calcext:value-type="float">
            <text:p>91.146938</text:p>
          </table:table-cell>
          <table:table-cell office:value-type="string" calcext:value-type="string">
            <text:p>k</text:p>
          </table:table-cell>
          <table:table-cell office:value-type="float" office:value="0.010384386" calcext:value-type="float">
            <text:p>0.010384386</text:p>
          </table:table-cell>
          <table:table-cell table:number-columns-repeated="10"/>
        </table:table-row>
        <table:table-row table:style-name="ro1">
          <table:table-cell office:value-type="float" office:value="10.374407" calcext:value-type="float">
            <text:p>10.374407</text:p>
          </table:table-cell>
          <table:table-cell office:value-type="string" calcext:value-type="string">
            <text:p>y</text:p>
          </table:table-cell>
          <table:table-cell office:value-type="float" office:value="3.023068" calcext:value-type="float">
            <text:p>3.023068</text:p>
          </table:table-cell>
          <table:table-cell office:value-type="string" calcext:value-type="string">
            <text:p>h</text:p>
          </table:table-cell>
          <table:table-cell office:value-type="float" office:value="91.086052" calcext:value-type="float">
            <text:p>91.086052</text:p>
          </table:table-cell>
          <table:table-cell office:value-type="string" calcext:value-type="string">
            <text:p>k</text:p>
          </table:table-cell>
          <table:table-cell office:value-type="float" office:value="0.010132776" calcext:value-type="float">
            <text:p>0.010132776</text:p>
          </table:table-cell>
          <table:table-cell table:number-columns-repeated="10"/>
        </table:table-row>
        <table:table-row table:style-name="ro1">
          <table:table-cell office:value-type="float" office:value="10.478004" calcext:value-type="float">
            <text:p>10.478004</text:p>
          </table:table-cell>
          <table:table-cell office:value-type="string" calcext:value-type="string">
            <text:p>y</text:p>
          </table:table-cell>
          <table:table-cell office:value-type="float" office:value="3.021158" calcext:value-type="float">
            <text:p>3.021158</text:p>
          </table:table-cell>
          <table:table-cell office:value-type="string" calcext:value-type="string">
            <text:p>h</text:p>
          </table:table-cell>
          <table:table-cell office:value-type="float" office:value="91.02665" calcext:value-type="float">
            <text:p>91.02665</text:p>
          </table:table-cell>
          <table:table-cell office:value-type="string" calcext:value-type="string">
            <text:p>k</text:p>
          </table:table-cell>
          <table:table-cell office:value-type="float" office:value="0.0098788801" calcext:value-type="float">
            <text:p>0.0098788801</text:p>
          </table:table-cell>
          <table:table-cell table:number-columns-repeated="10"/>
        </table:table-row>
        <table:table-row table:style-name="ro1">
          <table:table-cell office:value-type="float" office:value="10.581632" calcext:value-type="float">
            <text:p>10.581632</text:p>
          </table:table-cell>
          <table:table-cell office:value-type="string" calcext:value-type="string">
            <text:p>y</text:p>
          </table:table-cell>
          <table:table-cell office:value-type="float" office:value="3.0193536" calcext:value-type="float">
            <text:p>3.0193536</text:p>
          </table:table-cell>
          <table:table-cell office:value-type="string" calcext:value-type="string">
            <text:p>h</text:p>
          </table:table-cell>
          <table:table-cell office:value-type="float" office:value="90.968745" calcext:value-type="float">
            <text:p>90.968745</text:p>
          </table:table-cell>
          <table:table-cell office:value-type="string" calcext:value-type="string">
            <text:p>k</text:p>
          </table:table-cell>
          <table:table-cell office:value-type="float" office:value="0.009622686" calcext:value-type="float">
            <text:p>0.009622686</text:p>
          </table:table-cell>
          <table:table-cell table:number-columns-repeated="10"/>
        </table:table-row>
        <table:table-row table:style-name="ro1">
          <table:table-cell office:value-type="float" office:value="10.68529" calcext:value-type="float">
            <text:p>10.68529</text:p>
          </table:table-cell>
          <table:table-cell office:value-type="string" calcext:value-type="string">
            <text:p>y</text:p>
          </table:table-cell>
          <table:table-cell office:value-type="float" office:value="3.0176521" calcext:value-type="float">
            <text:p>3.0176521</text:p>
          </table:table-cell>
          <table:table-cell office:value-type="string" calcext:value-type="string">
            <text:p>h</text:p>
          </table:table-cell>
          <table:table-cell office:value-type="float" office:value="90.912353" calcext:value-type="float">
            <text:p>90.912353</text:p>
          </table:table-cell>
          <table:table-cell office:value-type="string" calcext:value-type="string">
            <text:p>k</text:p>
          </table:table-cell>
          <table:table-cell office:value-type="float" office:value="0.0093641802" calcext:value-type="float">
            <text:p>0.0093641802</text:p>
          </table:table-cell>
          <table:table-cell table:number-columns-repeated="10"/>
        </table:table-row>
        <table:table-row table:style-name="ro1">
          <table:table-cell office:value-type="float" office:value="10.788977" calcext:value-type="float">
            <text:p>10.788977</text:p>
          </table:table-cell>
          <table:table-cell office:value-type="string" calcext:value-type="string">
            <text:p>y</text:p>
          </table:table-cell>
          <table:table-cell office:value-type="float" office:value="3.0160508" calcext:value-type="float">
            <text:p>3.0160508</text:p>
          </table:table-cell>
          <table:table-cell office:value-type="string" calcext:value-type="string">
            <text:p>h</text:p>
          </table:table-cell>
          <table:table-cell office:value-type="float" office:value="90.85749" calcext:value-type="float">
            <text:p>90.85749</text:p>
          </table:table-cell>
          <table:table-cell office:value-type="string" calcext:value-type="string">
            <text:p>k</text:p>
          </table:table-cell>
          <table:table-cell office:value-type="float" office:value="0.0091033487" calcext:value-type="float">
            <text:p>0.0091033487</text:p>
          </table:table-cell>
          <table:table-cell table:number-columns-repeated="10"/>
        </table:table-row>
        <table:table-row table:style-name="ro1">
          <table:table-cell office:value-type="float" office:value="10.892692" calcext:value-type="float">
            <text:p>10.892692</text:p>
          </table:table-cell>
          <table:table-cell office:value-type="string" calcext:value-type="string">
            <text:p>y</text:p>
          </table:table-cell>
          <table:table-cell office:value-type="float" office:value="3.0145469" calcext:value-type="float">
            <text:p>3.0145469</text:p>
          </table:table-cell>
          <table:table-cell office:value-type="string" calcext:value-type="string">
            <text:p>h</text:p>
          </table:table-cell>
          <table:table-cell office:value-type="float" office:value="90.804169" calcext:value-type="float">
            <text:p>90.804169</text:p>
          </table:table-cell>
          <table:table-cell office:value-type="string" calcext:value-type="string">
            <text:p>k</text:p>
          </table:table-cell>
          <table:table-cell office:value-type="float" office:value="0.0088401766" calcext:value-type="float">
            <text:p>0.0088401766</text:p>
          </table:table-cell>
          <table:table-cell table:number-columns-repeated="10"/>
        </table:table-row>
        <table:table-row table:style-name="ro1">
          <table:table-cell office:value-type="float" office:value="10.996435" calcext:value-type="float">
            <text:p>10.996435</text:p>
          </table:table-cell>
          <table:table-cell office:value-type="string" calcext:value-type="string">
            <text:p>y</text:p>
          </table:table-cell>
          <table:table-cell office:value-type="float" office:value="3.0131379" calcext:value-type="float">
            <text:p>3.0131379</text:p>
          </table:table-cell>
          <table:table-cell office:value-type="string" calcext:value-type="string">
            <text:p>h</text:p>
          </table:table-cell>
          <table:table-cell office:value-type="float" office:value="90.752406" calcext:value-type="float">
            <text:p>90.752406</text:p>
          </table:table-cell>
          <table:table-cell office:value-type="string" calcext:value-type="string">
            <text:p>k</text:p>
          </table:table-cell>
          <table:table-cell office:value-type="float" office:value="0.0085746481" calcext:value-type="float">
            <text:p>0.0085746481</text:p>
          </table:table-cell>
          <table:table-cell table:number-columns-repeated="10"/>
        </table:table-row>
        <table:table-row table:style-name="ro1">
          <table:table-cell office:value-type="float" office:value="11.100205" calcext:value-type="float">
            <text:p>11.100205</text:p>
          </table:table-cell>
          <table:table-cell office:value-type="string" calcext:value-type="string">
            <text:p>y</text:p>
          </table:table-cell>
          <table:table-cell office:value-type="float" office:value="3.0118208" calcext:value-type="float">
            <text:p>3.0118208</text:p>
          </table:table-cell>
          <table:table-cell office:value-type="string" calcext:value-type="string">
            <text:p>h</text:p>
          </table:table-cell>
          <table:table-cell office:value-type="float" office:value="90.702216" calcext:value-type="float">
            <text:p>90.702216</text:p>
          </table:table-cell>
          <table:table-cell office:value-type="string" calcext:value-type="string">
            <text:p>k</text:p>
          </table:table-cell>
          <table:table-cell office:value-type="float" office:value="0.008306747" calcext:value-type="float">
            <text:p>0.008306747</text:p>
          </table:table-cell>
          <table:table-cell table:number-columns-repeated="10"/>
        </table:table-row>
        <table:table-row table:style-name="ro1">
          <table:table-cell office:value-type="float" office:value="11.204001" calcext:value-type="float">
            <text:p>11.204001</text:p>
          </table:table-cell>
          <table:table-cell office:value-type="string" calcext:value-type="string">
            <text:p>y</text:p>
          </table:table-cell>
          <table:table-cell office:value-type="float" office:value="3.0105929" calcext:value-type="float">
            <text:p>3.0105929</text:p>
          </table:table-cell>
          <table:table-cell office:value-type="string" calcext:value-type="string">
            <text:p>h</text:p>
          </table:table-cell>
          <table:table-cell office:value-type="float" office:value="90.653614" calcext:value-type="float">
            <text:p>90.653614</text:p>
          </table:table-cell>
          <table:table-cell office:value-type="string" calcext:value-type="string">
            <text:p>k</text:p>
          </table:table-cell>
          <table:table-cell office:value-type="float" office:value="0.0080364559" calcext:value-type="float">
            <text:p>0.0080364559</text:p>
          </table:table-cell>
          <table:table-cell table:number-columns-repeated="10"/>
        </table:table-row>
        <table:table-row table:style-name="ro1">
          <table:table-cell office:value-type="float" office:value="11.307822" calcext:value-type="float">
            <text:p>11.307822</text:p>
          </table:table-cell>
          <table:table-cell office:value-type="string" calcext:value-type="string">
            <text:p>y</text:p>
          </table:table-cell>
          <table:table-cell office:value-type="float" office:value="3.0094513" calcext:value-type="float">
            <text:p>3.0094513</text:p>
          </table:table-cell>
          <table:table-cell office:value-type="string" calcext:value-type="string">
            <text:p>h</text:p>
          </table:table-cell>
          <table:table-cell office:value-type="float" office:value="90.606616" calcext:value-type="float">
            <text:p>90.606616</text:p>
          </table:table-cell>
          <table:table-cell office:value-type="string" calcext:value-type="string">
            <text:p>k</text:p>
          </table:table-cell>
          <table:table-cell office:value-type="float" office:value="0.0077637569" calcext:value-type="float">
            <text:p>0.0077637569</text:p>
          </table:table-cell>
          <table:table-cell table:number-columns-repeated="10"/>
        </table:table-row>
        <table:table-row table:style-name="ro1">
          <table:table-cell office:value-type="float" office:value="11.411667" calcext:value-type="float">
            <text:p>11.411667</text:p>
          </table:table-cell>
          <table:table-cell office:value-type="string" calcext:value-type="string">
            <text:p>y</text:p>
          </table:table-cell>
          <table:table-cell office:value-type="float" office:value="3.0083932" calcext:value-type="float">
            <text:p>3.0083932</text:p>
          </table:table-cell>
          <table:table-cell office:value-type="string" calcext:value-type="string">
            <text:p>h</text:p>
          </table:table-cell>
          <table:table-cell office:value-type="float" office:value="90.561238" calcext:value-type="float">
            <text:p>90.561238</text:p>
          </table:table-cell>
          <table:table-cell office:value-type="string" calcext:value-type="string">
            <text:p>k</text:p>
          </table:table-cell>
          <table:table-cell office:value-type="float" office:value="0.0074886311" calcext:value-type="float">
            <text:p>0.0074886311</text:p>
          </table:table-cell>
          <table:table-cell table:number-columns-repeated="10"/>
        </table:table-row>
        <table:table-row table:style-name="ro1">
          <table:table-cell office:value-type="float" office:value="11.515535" calcext:value-type="float">
            <text:p>11.515535</text:p>
          </table:table-cell>
          <table:table-cell office:value-type="string" calcext:value-type="string">
            <text:p>y</text:p>
          </table:table-cell>
          <table:table-cell office:value-type="float" office:value="3.0074156" calcext:value-type="float">
            <text:p>3.0074156</text:p>
          </table:table-cell>
          <table:table-cell office:value-type="string" calcext:value-type="string">
            <text:p>h</text:p>
          </table:table-cell>
          <table:table-cell office:value-type="float" office:value="90.517494" calcext:value-type="float">
            <text:p>90.517494</text:p>
          </table:table-cell>
          <table:table-cell office:value-type="string" calcext:value-type="string">
            <text:p>k</text:p>
          </table:table-cell>
          <table:table-cell office:value-type="float" office:value="0.007211059" calcext:value-type="float">
            <text:p>0.007211059</text:p>
          </table:table-cell>
          <table:table-cell table:number-columns-repeated="10"/>
        </table:table-row>
        <table:table-row table:style-name="ro1">
          <table:table-cell office:value-type="float" office:value="11.619426" calcext:value-type="float">
            <text:p>11.619426</text:p>
          </table:table-cell>
          <table:table-cell office:value-type="string" calcext:value-type="string">
            <text:p>y</text:p>
          </table:table-cell>
          <table:table-cell office:value-type="float" office:value="3.0065157" calcext:value-type="float">
            <text:p>3.0065157</text:p>
          </table:table-cell>
          <table:table-cell office:value-type="string" calcext:value-type="string">
            <text:p>h</text:p>
          </table:table-cell>
          <table:table-cell office:value-type="float" office:value="90.475401" calcext:value-type="float">
            <text:p>90.475401</text:p>
          </table:table-cell>
          <table:table-cell office:value-type="string" calcext:value-type="string">
            <text:p>k</text:p>
          </table:table-cell>
          <table:table-cell office:value-type="float" office:value="0.00693102" calcext:value-type="float">
            <text:p>0.00693102</text:p>
          </table:table-cell>
          <table:table-cell table:number-columns-repeated="10"/>
        </table:table-row>
        <table:table-row table:style-name="ro1">
          <table:table-cell office:value-type="float" office:value="11.723339" calcext:value-type="float">
            <text:p>11.723339</text:p>
          </table:table-cell>
          <table:table-cell office:value-type="string" calcext:value-type="string">
            <text:p>y</text:p>
          </table:table-cell>
          <table:table-cell office:value-type="float" office:value="3.0056904" calcext:value-type="float">
            <text:p>3.0056904</text:p>
          </table:table-cell>
          <table:table-cell office:value-type="string" calcext:value-type="string">
            <text:p>h</text:p>
          </table:table-cell>
          <table:table-cell office:value-type="float" office:value="90.434974" calcext:value-type="float">
            <text:p>90.434974</text:p>
          </table:table-cell>
          <table:table-cell office:value-type="string" calcext:value-type="string">
            <text:p>k</text:p>
          </table:table-cell>
          <table:table-cell office:value-type="float" office:value="0.0066484928" calcext:value-type="float">
            <text:p>0.0066484928</text:p>
          </table:table-cell>
          <table:table-cell table:number-columns-repeated="10"/>
        </table:table-row>
        <table:table-row table:style-name="ro1">
          <table:table-cell office:value-type="float" office:value="11.827273" calcext:value-type="float">
            <text:p>11.827273</text:p>
          </table:table-cell>
          <table:table-cell office:value-type="string" calcext:value-type="string">
            <text:p>y</text:p>
          </table:table-cell>
          <table:table-cell office:value-type="float" office:value="3.0049367" calcext:value-type="float">
            <text:p>3.0049367</text:p>
          </table:table-cell>
          <table:table-cell office:value-type="string" calcext:value-type="string">
            <text:p>h</text:p>
          </table:table-cell>
          <table:table-cell office:value-type="float" office:value="90.396228" calcext:value-type="float">
            <text:p>90.396228</text:p>
          </table:table-cell>
          <table:table-cell office:value-type="string" calcext:value-type="string">
            <text:p>k</text:p>
          </table:table-cell>
          <table:table-cell office:value-type="float" office:value="0.0063634553" calcext:value-type="float">
            <text:p>0.0063634553</text:p>
          </table:table-cell>
          <table:table-cell table:number-columns-repeated="10"/>
        </table:table-row>
        <table:table-row table:style-name="ro1">
          <table:table-cell office:value-type="float" office:value="11.931227" calcext:value-type="float">
            <text:p>11.931227</text:p>
          </table:table-cell>
          <table:table-cell office:value-type="string" calcext:value-type="string">
            <text:p>y</text:p>
          </table:table-cell>
          <table:table-cell office:value-type="float" office:value="3.0042517" calcext:value-type="float">
            <text:p>3.0042517</text:p>
          </table:table-cell>
          <table:table-cell office:value-type="string" calcext:value-type="string">
            <text:p>h</text:p>
          </table:table-cell>
          <table:table-cell office:value-type="float" office:value="90.359181" calcext:value-type="float">
            <text:p>90.359181</text:p>
          </table:table-cell>
          <table:table-cell office:value-type="string" calcext:value-type="string">
            <text:p>k</text:p>
          </table:table-cell>
          <table:table-cell office:value-type="float" office:value="0.0060758844" calcext:value-type="float">
            <text:p>0.0060758844</text:p>
          </table:table-cell>
          <table:table-cell table:number-columns-repeated="10"/>
        </table:table-row>
        <table:table-row table:style-name="ro1">
          <table:table-cell office:value-type="float" office:value="12.0352" calcext:value-type="float">
            <text:p>12.0352</text:p>
          </table:table-cell>
          <table:table-cell office:value-type="string" calcext:value-type="string">
            <text:p>y</text:p>
          </table:table-cell>
          <table:table-cell office:value-type="float" office:value="3.0036322" calcext:value-type="float">
            <text:p>3.0036322</text:p>
          </table:table-cell>
          <table:table-cell office:value-type="string" calcext:value-type="string">
            <text:p>h</text:p>
          </table:table-cell>
          <table:table-cell office:value-type="float" office:value="90.323848" calcext:value-type="float">
            <text:p>90.323848</text:p>
          </table:table-cell>
          <table:table-cell office:value-type="string" calcext:value-type="string">
            <text:p>k</text:p>
          </table:table-cell>
          <table:table-cell office:value-type="float" office:value="0.0057857563" calcext:value-type="float">
            <text:p>0.0057857563</text:p>
          </table:table-cell>
          <table:table-cell table:number-columns-repeated="10"/>
        </table:table-row>
        <table:table-row table:style-name="ro1">
          <table:table-cell office:value-type="float" office:value="12.139191" calcext:value-type="float">
            <text:p>12.139191</text:p>
          </table:table-cell>
          <table:table-cell office:value-type="string" calcext:value-type="string">
            <text:p>y</text:p>
          </table:table-cell>
          <table:table-cell office:value-type="float" office:value="3.0030752" calcext:value-type="float">
            <text:p>3.0030752</text:p>
          </table:table-cell>
          <table:table-cell office:value-type="string" calcext:value-type="string">
            <text:p>h</text:p>
          </table:table-cell>
          <table:table-cell office:value-type="float" office:value="90.290246" calcext:value-type="float">
            <text:p>90.290246</text:p>
          </table:table-cell>
          <table:table-cell office:value-type="string" calcext:value-type="string">
            <text:p>k</text:p>
          </table:table-cell>
          <table:table-cell office:value-type="float" office:value="0.0054930461" calcext:value-type="float">
            <text:p>0.0054930461</text:p>
          </table:table-cell>
          <table:table-cell table:number-columns-repeated="10"/>
        </table:table-row>
        <table:table-row table:style-name="ro1">
          <table:table-cell office:value-type="float" office:value="12.243199" calcext:value-type="float">
            <text:p>12.243199</text:p>
          </table:table-cell>
          <table:table-cell office:value-type="string" calcext:value-type="string">
            <text:p>y</text:p>
          </table:table-cell>
          <table:table-cell office:value-type="float" office:value="3.0025775" calcext:value-type="float">
            <text:p>3.0025775</text:p>
          </table:table-cell>
          <table:table-cell office:value-type="string" calcext:value-type="string">
            <text:p>h</text:p>
          </table:table-cell>
          <table:table-cell office:value-type="float" office:value="90.25839" calcext:value-type="float">
            <text:p>90.25839</text:p>
          </table:table-cell>
          <table:table-cell office:value-type="string" calcext:value-type="string">
            <text:p>k</text:p>
          </table:table-cell>
          <table:table-cell office:value-type="float" office:value="0.0051977282" calcext:value-type="float">
            <text:p>0.0051977282</text:p>
          </table:table-cell>
          <table:table-cell table:number-columns-repeated="10"/>
        </table:table-row>
        <table:table-row table:style-name="ro1">
          <table:table-cell office:value-type="float" office:value="12.347224" calcext:value-type="float">
            <text:p>12.347224</text:p>
          </table:table-cell>
          <table:table-cell office:value-type="string" calcext:value-type="string">
            <text:p>y</text:p>
          </table:table-cell>
          <table:table-cell office:value-type="float" office:value="3.0021359" calcext:value-type="float">
            <text:p>3.0021359</text:p>
          </table:table-cell>
          <table:table-cell office:value-type="string" calcext:value-type="string">
            <text:p>h</text:p>
          </table:table-cell>
          <table:table-cell office:value-type="float" office:value="90.228297" calcext:value-type="float">
            <text:p>90.228297</text:p>
          </table:table-cell>
          <table:table-cell office:value-type="string" calcext:value-type="string">
            <text:p>k</text:p>
          </table:table-cell>
          <table:table-cell office:value-type="float" office:value="0.0048997761" calcext:value-type="float">
            <text:p>0.0048997761</text:p>
          </table:table-cell>
          <table:table-cell table:number-columns-repeated="10"/>
        </table:table-row>
        <table:table-row table:style-name="ro1">
          <table:table-cell office:value-type="float" office:value="12.451264" calcext:value-type="float">
            <text:p>12.451264</text:p>
          </table:table-cell>
          <table:table-cell office:value-type="string" calcext:value-type="string">
            <text:p>y</text:p>
          </table:table-cell>
          <table:table-cell office:value-type="float" office:value="3.0017474" calcext:value-type="float">
            <text:p>3.0017474</text:p>
          </table:table-cell>
          <table:table-cell office:value-type="string" calcext:value-type="string">
            <text:p>h</text:p>
          </table:table-cell>
          <table:table-cell office:value-type="float" office:value="90.199983" calcext:value-type="float">
            <text:p>90.199983</text:p>
          </table:table-cell>
          <table:table-cell office:value-type="string" calcext:value-type="string">
            <text:p>k</text:p>
          </table:table-cell>
          <table:table-cell office:value-type="float" office:value="0.0045991622" calcext:value-type="float">
            <text:p>0.0045991622</text:p>
          </table:table-cell>
          <table:table-cell table:number-columns-repeated="10"/>
        </table:table-row>
        <table:table-row table:style-name="ro1">
          <table:table-cell office:value-type="float" office:value="12.555318" calcext:value-type="float">
            <text:p>12.555318</text:p>
          </table:table-cell>
          <table:table-cell office:value-type="string" calcext:value-type="string">
            <text:p>y</text:p>
          </table:table-cell>
          <table:table-cell office:value-type="float" office:value="3.0014085" calcext:value-type="float">
            <text:p>3.0014085</text:p>
          </table:table-cell>
          <table:table-cell office:value-type="string" calcext:value-type="string">
            <text:p>h</text:p>
          </table:table-cell>
          <table:table-cell office:value-type="float" office:value="90.173466" calcext:value-type="float">
            <text:p>90.173466</text:p>
          </table:table-cell>
          <table:table-cell office:value-type="string" calcext:value-type="string">
            <text:p>k</text:p>
          </table:table-cell>
          <table:table-cell office:value-type="float" office:value="0.0042958581" calcext:value-type="float">
            <text:p>0.0042958581</text:p>
          </table:table-cell>
          <table:table-cell table:number-columns-repeated="10"/>
        </table:table-row>
        <table:table-row table:style-name="ro1">
          <table:table-cell office:value-type="float" office:value="12.659387" calcext:value-type="float">
            <text:p>12.659387</text:p>
          </table:table-cell>
          <table:table-cell office:value-type="string" calcext:value-type="string">
            <text:p>y</text:p>
          </table:table-cell>
          <table:table-cell office:value-type="float" office:value="3.0011162" calcext:value-type="float">
            <text:p>3.0011162</text:p>
          </table:table-cell>
          <table:table-cell office:value-type="string" calcext:value-type="string">
            <text:p>h</text:p>
          </table:table-cell>
          <table:table-cell office:value-type="float" office:value="90.148762" calcext:value-type="float">
            <text:p>90.148762</text:p>
          </table:table-cell>
          <table:table-cell office:value-type="string" calcext:value-type="string">
            <text:p>k</text:p>
          </table:table-cell>
          <table:table-cell office:value-type="float" office:value="0.0039898345" calcext:value-type="float">
            <text:p>0.0039898345</text:p>
          </table:table-cell>
          <table:table-cell table:number-columns-repeated="10"/>
        </table:table-row>
        <table:table-row table:style-name="ro1">
          <table:table-cell office:value-type="float" office:value="12.763467" calcext:value-type="float">
            <text:p>12.763467</text:p>
          </table:table-cell>
          <table:table-cell office:value-type="string" calcext:value-type="string">
            <text:p>y</text:p>
          </table:table-cell>
          <table:table-cell office:value-type="float" office:value="3.000867" calcext:value-type="float">
            <text:p>3.000867</text:p>
          </table:table-cell>
          <table:table-cell office:value-type="string" calcext:value-type="string">
            <text:p>h</text:p>
          </table:table-cell>
          <table:table-cell office:value-type="float" office:value="90.125889" calcext:value-type="float">
            <text:p>90.125889</text:p>
          </table:table-cell>
          <table:table-cell office:value-type="string" calcext:value-type="string">
            <text:p>k</text:p>
          </table:table-cell>
          <table:table-cell office:value-type="float" office:value="0.0036810612" calcext:value-type="float">
            <text:p>0.0036810612</text:p>
          </table:table-cell>
          <table:table-cell table:number-columns-repeated="10"/>
        </table:table-row>
        <table:table-row table:style-name="ro1">
          <table:table-cell office:value-type="float" office:value="12.867559" calcext:value-type="float">
            <text:p>12.867559</text:p>
          </table:table-cell>
          <table:table-cell office:value-type="string" calcext:value-type="string">
            <text:p>y</text:p>
          </table:table-cell>
          <table:table-cell office:value-type="float" office:value="3.0006576" calcext:value-type="float">
            <text:p>3.0006576</text:p>
          </table:table-cell>
          <table:table-cell office:value-type="string" calcext:value-type="string">
            <text:p>h</text:p>
          </table:table-cell>
          <table:table-cell office:value-type="float" office:value="90.104862" calcext:value-type="float">
            <text:p>90.104862</text:p>
          </table:table-cell>
          <table:table-cell office:value-type="string" calcext:value-type="string">
            <text:p>k</text:p>
          </table:table-cell>
          <table:table-cell office:value-type="float" office:value="0.0033695069" calcext:value-type="float">
            <text:p>0.0033695069</text:p>
          </table:table-cell>
          <table:table-cell table:number-columns-repeated="10"/>
        </table:table-row>
        <table:table-row table:style-name="ro1">
          <table:table-cell office:value-type="float" office:value="12.971662" calcext:value-type="float">
            <text:p>12.971662</text:p>
          </table:table-cell>
          <table:table-cell office:value-type="string" calcext:value-type="string">
            <text:p>y</text:p>
          </table:table-cell>
          <table:table-cell office:value-type="float" office:value="3.0004848" calcext:value-type="float">
            <text:p>3.0004848</text:p>
          </table:table-cell>
          <table:table-cell office:value-type="string" calcext:value-type="string">
            <text:p>h</text:p>
          </table:table-cell>
          <table:table-cell office:value-type="float" office:value="90.0857" calcext:value-type="float">
            <text:p>90.0857</text:p>
          </table:table-cell>
          <table:table-cell office:value-type="string" calcext:value-type="string">
            <text:p>k</text:p>
          </table:table-cell>
          <table:table-cell office:value-type="float" office:value="0.0030551396" calcext:value-type="float">
            <text:p>0.0030551396</text:p>
          </table:table-cell>
          <table:table-cell table:number-columns-repeated="10"/>
        </table:table-row>
        <table:table-row table:style-name="ro1">
          <table:table-cell office:value-type="float" office:value="13.075775" calcext:value-type="float">
            <text:p>13.075775</text:p>
          </table:table-cell>
          <table:table-cell office:value-type="string" calcext:value-type="string">
            <text:p>y</text:p>
          </table:table-cell>
          <table:table-cell office:value-type="float" office:value="3.0003451" calcext:value-type="float">
            <text:p>3.0003451</text:p>
          </table:table-cell>
          <table:table-cell office:value-type="string" calcext:value-type="string">
            <text:p>h</text:p>
          </table:table-cell>
          <table:table-cell office:value-type="float" office:value="90.068421" calcext:value-type="float">
            <text:p>90.068421</text:p>
          </table:table-cell>
          <table:table-cell office:value-type="string" calcext:value-type="string">
            <text:p>k</text:p>
          </table:table-cell>
          <table:table-cell office:value-type="float" office:value="0.002737926" calcext:value-type="float">
            <text:p>0.002737926</text:p>
          </table:table-cell>
          <table:table-cell table:number-columns-repeated="10"/>
        </table:table-row>
        <table:table-row table:style-name="ro1">
          <table:table-cell office:value-type="float" office:value="13.179896" calcext:value-type="float">
            <text:p>13.179896</text:p>
          </table:table-cell>
          <table:table-cell office:value-type="string" calcext:value-type="string">
            <text:p>y</text:p>
          </table:table-cell>
          <table:table-cell office:value-type="float" office:value="3.000235" calcext:value-type="float">
            <text:p>3.000235</text:p>
          </table:table-cell>
          <table:table-cell office:value-type="string" calcext:value-type="string">
            <text:p>h</text:p>
          </table:table-cell>
          <table:table-cell office:value-type="float" office:value="90.05304" calcext:value-type="float">
            <text:p>90.05304</text:p>
          </table:table-cell>
          <table:table-cell office:value-type="string" calcext:value-type="string">
            <text:p>k</text:p>
          </table:table-cell>
          <table:table-cell office:value-type="float" office:value="0.0024178321" calcext:value-type="float">
            <text:p>0.0024178321</text:p>
          </table:table-cell>
          <table:table-cell table:number-columns-repeated="10"/>
        </table:table-row>
        <table:table-row table:style-name="ro1">
          <table:table-cell office:value-type="float" office:value="13.284025" calcext:value-type="float">
            <text:p>13.284025</text:p>
          </table:table-cell>
          <table:table-cell office:value-type="string" calcext:value-type="string">
            <text:p>y</text:p>
          </table:table-cell>
          <table:table-cell office:value-type="float" office:value="3.0001511" calcext:value-type="float">
            <text:p>3.0001511</text:p>
          </table:table-cell>
          <table:table-cell office:value-type="string" calcext:value-type="string">
            <text:p>h</text:p>
          </table:table-cell>
          <table:table-cell office:value-type="float" office:value="90.039577" calcext:value-type="float">
            <text:p>90.039577</text:p>
          </table:table-cell>
          <table:table-cell office:value-type="string" calcext:value-type="string">
            <text:p>k</text:p>
          </table:table-cell>
          <table:table-cell office:value-type="float" office:value="0.002094823" calcext:value-type="float">
            <text:p>0.002094823</text:p>
          </table:table-cell>
          <table:table-cell table:number-columns-repeated="10"/>
        </table:table-row>
        <table:table-row table:style-name="ro1">
          <table:table-cell office:value-type="float" office:value="13.38816" calcext:value-type="float">
            <text:p>13.38816</text:p>
          </table:table-cell>
          <table:table-cell office:value-type="string" calcext:value-type="string">
            <text:p>y</text:p>
          </table:table-cell>
          <table:table-cell office:value-type="float" office:value="3.00009" calcext:value-type="float">
            <text:p>3.00009</text:p>
          </table:table-cell>
          <table:table-cell office:value-type="string" calcext:value-type="string">
            <text:p>h</text:p>
          </table:table-cell>
          <table:table-cell office:value-type="float" office:value="90.028049" calcext:value-type="float">
            <text:p>90.028049</text:p>
          </table:table-cell>
          <table:table-cell office:value-type="string" calcext:value-type="string">
            <text:p>k</text:p>
          </table:table-cell>
          <table:table-cell office:value-type="float" office:value="0.0017688624" calcext:value-type="float">
            <text:p>0.0017688624</text:p>
          </table:table-cell>
          <table:table-cell table:number-columns-repeated="10"/>
        </table:table-row>
        <table:table-row table:style-name="ro1">
          <table:table-cell office:value-type="float" office:value="13.492301" calcext:value-type="float">
            <text:p>13.492301</text:p>
          </table:table-cell>
          <table:table-cell office:value-type="string" calcext:value-type="string">
            <text:p>y</text:p>
          </table:table-cell>
          <table:table-cell office:value-type="float" office:value="3.000048" calcext:value-type="float">
            <text:p>3.000048</text:p>
          </table:table-cell>
          <table:table-cell office:value-type="string" calcext:value-type="string">
            <text:p>h</text:p>
          </table:table-cell>
          <table:table-cell office:value-type="float" office:value="90.018475" calcext:value-type="float">
            <text:p>90.018475</text:p>
          </table:table-cell>
          <table:table-cell office:value-type="string" calcext:value-type="string">
            <text:p>k</text:p>
          </table:table-cell>
          <table:table-cell office:value-type="float" office:value="0.0014399135" calcext:value-type="float">
            <text:p>0.0014399135</text:p>
          </table:table-cell>
          <table:table-cell table:number-columns-repeated="10"/>
        </table:table-row>
        <table:table-row table:style-name="ro1">
          <table:table-cell office:value-type="float" office:value="13.596447" calcext:value-type="float">
            <text:p>13.596447</text:p>
          </table:table-cell>
          <table:table-cell office:value-type="string" calcext:value-type="string">
            <text:p>y</text:p>
          </table:table-cell>
          <table:table-cell office:value-type="float" office:value="3.0000216" calcext:value-type="float">
            <text:p>3.0000216</text:p>
          </table:table-cell>
          <table:table-cell office:value-type="string" calcext:value-type="string">
            <text:p>h</text:p>
          </table:table-cell>
          <table:table-cell office:value-type="float" office:value="90.010872" calcext:value-type="float">
            <text:p>90.010872</text:p>
          </table:table-cell>
          <table:table-cell office:value-type="string" calcext:value-type="string">
            <text:p>k</text:p>
          </table:table-cell>
          <table:table-cell office:value-type="float" office:value="0.0011079383" calcext:value-type="float">
            <text:p>0.0011079383</text:p>
          </table:table-cell>
          <table:table-cell table:number-columns-repeated="10"/>
        </table:table-row>
        <table:table-row table:style-name="ro1">
          <table:table-cell office:value-type="float" office:value="13.700596" calcext:value-type="float">
            <text:p>13.700596</text:p>
          </table:table-cell>
          <table:table-cell office:value-type="string" calcext:value-type="string">
            <text:p>y</text:p>
          </table:table-cell>
          <table:table-cell office:value-type="float" office:value="3.0000073" calcext:value-type="float">
            <text:p>3.0000073</text:p>
          </table:table-cell>
          <table:table-cell office:value-type="string" calcext:value-type="string">
            <text:p>h</text:p>
          </table:table-cell>
          <table:table-cell office:value-type="float" office:value="90.005258" calcext:value-type="float">
            <text:p>90.005258</text:p>
          </table:table-cell>
          <table:table-cell office:value-type="string" calcext:value-type="string">
            <text:p>k</text:p>
          </table:table-cell>
          <table:table-cell office:value-type="float" office:value="0.00077289781" calcext:value-type="float">
            <text:p>0.0007728978</text:p>
          </table:table-cell>
          <table:table-cell table:number-columns-repeated="10"/>
        </table:table-row>
        <table:table-row table:style-name="ro1">
          <table:table-cell office:value-type="float" office:value="13.804748" calcext:value-type="float">
            <text:p>13.804748</text:p>
          </table:table-cell>
          <table:table-cell office:value-type="string" calcext:value-type="string">
            <text:p>y</text:p>
          </table:table-cell>
          <table:table-cell office:value-type="float" office:value="3.0000013" calcext:value-type="float">
            <text:p>3.0000013</text:p>
          </table:table-cell>
          <table:table-cell office:value-type="string" calcext:value-type="string">
            <text:p>h</text:p>
          </table:table-cell>
          <table:table-cell office:value-type="float" office:value="90.001654" calcext:value-type="float">
            <text:p>90.001654</text:p>
          </table:table-cell>
          <table:table-cell office:value-type="string" calcext:value-type="string">
            <text:p>k</text:p>
          </table:table-cell>
          <table:table-cell office:value-type="float" office:value="0.00043475202" calcext:value-type="float">
            <text:p>0.000434752</text:p>
          </table:table-cell>
          <table:table-cell table:number-columns-repeated="10"/>
        </table:table-row>
        <table:table-row table:style-name="ro1">
          <table:table-cell office:value-type="float" office:value="13.9089" calcext:value-type="float">
            <text:p>13.9089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  <table:table-cell office:value-type="float" office:value="90.000076" calcext:value-type="float">
            <text:p>90.000076</text:p>
          </table:table-cell>
          <table:table-cell office:value-type="string" calcext:value-type="string">
            <text:p>k</text:p>
          </table:table-cell>
          <table:table-cell table:style-name="ce1" office:value-type="float" office:value="0.000093460006" calcext:value-type="float">
            <text:p>9.35E-05</text:p>
          </table:table-cell>
          <table:table-cell table:number-columns-repeated="10"/>
        </table:table-row>
      </table:table>
      <table:table table:name="Sheet3" table:style-name="ta1">
        <table:shapes>
          <draw:frame draw:z-index="0" draw:style-name="gr1" draw:text-style-name="P1" svg:width="453.46pt" svg:height="255.23pt" svg:x="99.13pt" svg:y="109.93pt">
            <loext:p draw:notify-on-update-of-ranges="Sheet3.A1:Sheet3.A345 Sheet3.C1:Sheet3.C345 Sheet3.J1:Sheet3.J147 Sheet3.L1:Sheet3.L14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office:value-type="float" office:value="-5.25" calcext:value-type="float">
            <text:p>-5.25</text:p>
          </table:table-cell>
          <table:table-cell office:value-type="string" calcext:value-type="string">
            <text:p>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8.188446" calcext:value-type="float">
            <text:p>28.188446</text:p>
          </table:table-cell>
          <table:table-cell office:value-type="string" calcext:value-type="string">
            <text:p>y</text:p>
          </table:table-cell>
          <table:table-cell office:value-type="float" office:value="18.191703" calcext:value-type="float">
            <text:p>18.191703</text:p>
          </table:table-cell>
          <table:table-cell office:value-type="string" calcext:value-type="string">
            <text:p>h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k</text:p>
          </table:table-cell>
          <table:table-cell table:style-name="ce1" office:value-type="float" office:value="8.3266727E-017" calcext:value-type="float">
            <text:p>8.33E-17</text:p>
          </table:table-cell>
        </table:table-row>
        <table:table-row table:style-name="ro1">
          <table:table-cell office:value-type="float" office:value="-5.1470431" calcext:value-type="float">
            <text:p>-5.1470431</text:p>
          </table:table-cell>
          <table:table-cell office:value-type="string" calcext:value-type="string">
            <text:p>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</text:p>
          </table:table-cell>
          <table:table-cell office:value-type="float" office:value="89.999582" calcext:value-type="float">
            <text:p>89.999582</text:p>
          </table:table-cell>
          <table:table-cell office:value-type="string" calcext:value-type="string">
            <text:p>k</text:p>
          </table:table-cell>
          <table:table-cell office:value-type="float" office:value="0.00014174319" calcext:value-type="float">
            <text:p>0.0001417432</text:p>
          </table:table-cell>
          <table:table-cell table:number-columns-repeated="2"/>
          <table:table-cell office:value-type="float" office:value="28.101852" calcext:value-type="float">
            <text:p>28.101852</text:p>
          </table:table-cell>
          <table:table-cell office:value-type="string" calcext:value-type="string">
            <text:p>y</text:p>
          </table:table-cell>
          <table:table-cell office:value-type="float" office:value="18.141689" calcext:value-type="float">
            <text:p>18.141689</text:p>
          </table:table-cell>
          <table:table-cell office:value-type="string" calcext:value-type="string">
            <text:p>h</text:p>
          </table:table-cell>
          <table:table-cell office:value-type="float" office:value="59.972861" calcext:value-type="float">
            <text:p>59.972861</text:p>
          </table:table-cell>
          <table:table-cell office:value-type="string" calcext:value-type="string">
            <text:p>k</text:p>
          </table:table-cell>
          <table:table-cell office:value-type="float" office:value="-0.0092133302" calcext:value-type="float">
            <text:p>-0.0092133302</text:p>
          </table:table-cell>
        </table:table-row>
        <table:table-row table:style-name="ro1">
          <table:table-cell office:value-type="float" office:value="-5.0440865" calcext:value-type="float">
            <text:p>-5.0440865</text:p>
          </table:table-cell>
          <table:table-cell office:value-type="string" calcext:value-type="string">
            <text:p>y</text:p>
          </table:table-cell>
          <table:table-cell office:value-type="float" office:value="10.000002" calcext:value-type="float">
            <text:p>10.000002</text:p>
          </table:table-cell>
          <table:table-cell office:value-type="string" calcext:value-type="string">
            <text:p>h</text:p>
          </table:table-cell>
          <table:table-cell office:value-type="float" office:value="89.998327" calcext:value-type="float">
            <text:p>89.998327</text:p>
          </table:table-cell>
          <table:table-cell office:value-type="string" calcext:value-type="string">
            <text:p>k</text:p>
          </table:table-cell>
          <table:table-cell office:value-type="float" office:value="0.00028390304" calcext:value-type="float">
            <text:p>0.000283903</text:p>
          </table:table-cell>
          <table:table-cell table:number-columns-repeated="2"/>
          <table:table-cell office:value-type="float" office:value="28.015302" calcext:value-type="float">
            <text:p>28.015302</text:p>
          </table:table-cell>
          <table:table-cell office:value-type="string" calcext:value-type="string">
            <text:p>y</text:p>
          </table:table-cell>
          <table:table-cell office:value-type="float" office:value="18.091597" calcext:value-type="float">
            <text:p>18.091597</text:p>
          </table:table-cell>
          <table:table-cell office:value-type="string" calcext:value-type="string">
            <text:p>h</text:p>
          </table:table-cell>
          <table:table-cell office:value-type="float" office:value="59.897326" calcext:value-type="float">
            <text:p>59.897326</text:p>
          </table:table-cell>
          <table:table-cell office:value-type="string" calcext:value-type="string">
            <text:p>k</text:p>
          </table:table-cell>
          <table:table-cell office:value-type="float" office:value="-0.016906585" calcext:value-type="float">
            <text:p>-0.016906585</text:p>
          </table:table-cell>
        </table:table-row>
        <table:table-row table:style-name="ro1">
          <table:table-cell office:value-type="float" office:value="-4.9411306" calcext:value-type="float">
            <text:p>-4.9411306</text:p>
          </table:table-cell>
          <table:table-cell office:value-type="string" calcext:value-type="string">
            <text:p>y</text:p>
          </table:table-cell>
          <table:table-cell office:value-type="float" office:value="10.000007" calcext:value-type="float">
            <text:p>10.000007</text:p>
          </table:table-cell>
          <table:table-cell office:value-type="string" calcext:value-type="string">
            <text:p>h</text:p>
          </table:table-cell>
          <table:table-cell office:value-type="float" office:value="89.996232" calcext:value-type="float">
            <text:p>89.996232</text:p>
          </table:table-cell>
          <table:table-cell office:value-type="string" calcext:value-type="string">
            <text:p>k</text:p>
          </table:table-cell>
          <table:table-cell office:value-type="float" office:value="0.00042647333" calcext:value-type="float">
            <text:p>0.0004264733</text:p>
          </table:table-cell>
          <table:table-cell table:number-columns-repeated="2"/>
          <table:table-cell office:value-type="float" office:value="27.928837" calcext:value-type="float">
            <text:p>27.928837</text:p>
          </table:table-cell>
          <table:table-cell office:value-type="string" calcext:value-type="string">
            <text:p>y</text:p>
          </table:table-cell>
          <table:table-cell office:value-type="float" office:value="18.041359" calcext:value-type="float">
            <text:p>18.041359</text:p>
          </table:table-cell>
          <table:table-cell office:value-type="string" calcext:value-type="string">
            <text:p>h</text:p>
          </table:table-cell>
          <table:table-cell office:value-type="float" office:value="59.781876" calcext:value-type="float">
            <text:p>59.781876</text:p>
          </table:table-cell>
          <table:table-cell office:value-type="string" calcext:value-type="string">
            <text:p>k</text:p>
          </table:table-cell>
          <table:table-cell office:value-type="float" office:value="-0.023159497" calcext:value-type="float">
            <text:p>-0.023159497</text:p>
          </table:table-cell>
        </table:table-row>
        <table:table-row table:style-name="ro1">
          <table:table-cell office:value-type="float" office:value="-4.8381759" calcext:value-type="float">
            <text:p>-4.8381759</text:p>
          </table:table-cell>
          <table:table-cell office:value-type="string" calcext:value-type="string">
            <text:p>y</text:p>
          </table:table-cell>
          <table:table-cell office:value-type="float" office:value="10.000016" calcext:value-type="float">
            <text:p>10.000016</text:p>
          </table:table-cell>
          <table:table-cell office:value-type="string" calcext:value-type="string">
            <text:p>h</text:p>
          </table:table-cell>
          <table:table-cell office:value-type="float" office:value="89.993295" calcext:value-type="float">
            <text:p>89.993295</text:p>
          </table:table-cell>
          <table:table-cell office:value-type="string" calcext:value-type="string">
            <text:p>k</text:p>
          </table:table-cell>
          <table:table-cell office:value-type="float" office:value="0.00056944785" calcext:value-type="float">
            <text:p>0.0005694479</text:p>
          </table:table-cell>
          <table:table-cell table:number-columns-repeated="2"/>
          <table:table-cell office:value-type="float" office:value="27.842487" calcext:value-type="float">
            <text:p>27.842487</text:p>
          </table:table-cell>
          <table:table-cell office:value-type="string" calcext:value-type="string">
            <text:p>y</text:p>
          </table:table-cell>
          <table:table-cell office:value-type="float" office:value="17.990921" calcext:value-type="float">
            <text:p>17.990921</text:p>
          </table:table-cell>
          <table:table-cell office:value-type="string" calcext:value-type="string">
            <text:p>h</text:p>
          </table:table-cell>
          <table:table-cell office:value-type="float" office:value="59.634534" calcext:value-type="float">
            <text:p>59.634534</text:p>
          </table:table-cell>
          <table:table-cell office:value-type="string" calcext:value-type="string">
            <text:p>k</text:p>
          </table:table-cell>
          <table:table-cell office:value-type="float" office:value="-0.028051621" calcext:value-type="float">
            <text:p>-0.028051621</text:p>
          </table:table-cell>
        </table:table-row>
        <table:table-row table:style-name="ro1">
          <table:table-cell office:value-type="float" office:value="-4.7352227" calcext:value-type="float">
            <text:p>-4.7352227</text:p>
          </table:table-cell>
          <table:table-cell office:value-type="string" calcext:value-type="string">
            <text:p>y</text:p>
          </table:table-cell>
          <table:table-cell office:value-type="float" office:value="10.000031" calcext:value-type="float">
            <text:p>10.000031</text:p>
          </table:table-cell>
          <table:table-cell office:value-type="string" calcext:value-type="string">
            <text:p>h</text:p>
          </table:table-cell>
          <table:table-cell office:value-type="float" office:value="89.989513" calcext:value-type="float">
            <text:p>89.989513</text:p>
          </table:table-cell>
          <table:table-cell office:value-type="string" calcext:value-type="string">
            <text:p>k</text:p>
          </table:table-cell>
          <table:table-cell office:value-type="float" office:value="0.00071282044" calcext:value-type="float">
            <text:p>0.0007128204</text:p>
          </table:table-cell>
          <table:table-cell table:number-columns-repeated="2"/>
          <table:table-cell office:value-type="float" office:value="27.756277" calcext:value-type="float">
            <text:p>27.756277</text:p>
          </table:table-cell>
          <table:table-cell office:value-type="string" calcext:value-type="string">
            <text:p>y</text:p>
          </table:table-cell>
          <table:table-cell office:value-type="float" office:value="17.940242" calcext:value-type="float">
            <text:p>17.940242</text:p>
          </table:table-cell>
          <table:table-cell office:value-type="string" calcext:value-type="string">
            <text:p>h</text:p>
          </table:table-cell>
          <table:table-cell office:value-type="float" office:value="59.462868" calcext:value-type="float">
            <text:p>59.462868</text:p>
          </table:table-cell>
          <table:table-cell office:value-type="string" calcext:value-type="string">
            <text:p>k</text:p>
          </table:table-cell>
          <table:table-cell office:value-type="float" office:value="-0.031662492" calcext:value-type="float">
            <text:p>-0.031662492</text:p>
          </table:table-cell>
        </table:table-row>
        <table:table-row table:style-name="ro1">
          <table:table-cell office:value-type="float" office:value="-4.6322713" calcext:value-type="float">
            <text:p>-4.6322713</text:p>
          </table:table-cell>
          <table:table-cell office:value-type="string" calcext:value-type="string">
            <text:p>y</text:p>
          </table:table-cell>
          <table:table-cell office:value-type="float" office:value="10.000054" calcext:value-type="float">
            <text:p>10.000054</text:p>
          </table:table-cell>
          <table:table-cell office:value-type="string" calcext:value-type="string">
            <text:p>h</text:p>
          </table:table-cell>
          <table:table-cell office:value-type="float" office:value="89.984884" calcext:value-type="float">
            <text:p>89.984884</text:p>
          </table:table-cell>
          <table:table-cell office:value-type="string" calcext:value-type="string">
            <text:p>k</text:p>
          </table:table-cell>
          <table:table-cell office:value-type="float" office:value="0.00085658498" calcext:value-type="float">
            <text:p>0.000856585</text:p>
          </table:table-cell>
          <table:table-cell table:number-columns-repeated="2"/>
          <table:table-cell office:value-type="float" office:value="27.670225" calcext:value-type="float">
            <text:p>27.670225</text:p>
          </table:table-cell>
          <table:table-cell office:value-type="string" calcext:value-type="string">
            <text:p>y</text:p>
          </table:table-cell>
          <table:table-cell office:value-type="float" office:value="17.889289" calcext:value-type="float">
            <text:p>17.889289</text:p>
          </table:table-cell>
          <table:table-cell office:value-type="string" calcext:value-type="string">
            <text:p>h</text:p>
          </table:table-cell>
          <table:table-cell office:value-type="float" office:value="59.273987" calcext:value-type="float">
            <text:p>59.273987</text:p>
          </table:table-cell>
          <table:table-cell office:value-type="string" calcext:value-type="string">
            <text:p>k</text:p>
          </table:table-cell>
          <table:table-cell office:value-type="float" office:value="-0.034071793" calcext:value-type="float">
            <text:p>-0.034071793</text:p>
          </table:table-cell>
        </table:table-row>
        <table:table-row table:style-name="ro1">
          <table:table-cell office:value-type="float" office:value="-4.5293221" calcext:value-type="float">
            <text:p>-4.5293221</text:p>
          </table:table-cell>
          <table:table-cell office:value-type="string" calcext:value-type="string">
            <text:p>y</text:p>
          </table:table-cell>
          <table:table-cell office:value-type="float" office:value="10.000086" calcext:value-type="float">
            <text:p>10.000086</text:p>
          </table:table-cell>
          <table:table-cell office:value-type="string" calcext:value-type="string">
            <text:p>h</text:p>
          </table:table-cell>
          <table:table-cell office:value-type="float" office:value="89.979407" calcext:value-type="float">
            <text:p>89.979407</text:p>
          </table:table-cell>
          <table:table-cell office:value-type="string" calcext:value-type="string">
            <text:p>k</text:p>
          </table:table-cell>
          <table:table-cell office:value-type="float" office:value="0.0010007354" calcext:value-type="float">
            <text:p>0.0010007354</text:p>
          </table:table-cell>
          <table:table-cell table:number-columns-repeated="2"/>
          <table:table-cell office:value-type="float" office:value="27.584342" calcext:value-type="float">
            <text:p>27.584342</text:p>
          </table:table-cell>
          <table:table-cell office:value-type="string" calcext:value-type="string">
            <text:p>y</text:p>
          </table:table-cell>
          <table:table-cell office:value-type="float" office:value="17.838042" calcext:value-type="float">
            <text:p>17.838042</text:p>
          </table:table-cell>
          <table:table-cell office:value-type="string" calcext:value-type="string">
            <text:p>h</text:p>
          </table:table-cell>
          <table:table-cell office:value-type="float" office:value="59.074544" calcext:value-type="float">
            <text:p>59.074544</text:p>
          </table:table-cell>
          <table:table-cell office:value-type="string" calcext:value-type="string">
            <text:p>k</text:p>
          </table:table-cell>
          <table:table-cell office:value-type="float" office:value="-0.035359492" calcext:value-type="float">
            <text:p>-0.035359492</text:p>
          </table:table-cell>
        </table:table-row>
        <table:table-row table:style-name="ro1">
          <table:table-cell office:value-type="float" office:value="-4.4263755" calcext:value-type="float">
            <text:p>-4.4263755</text:p>
          </table:table-cell>
          <table:table-cell office:value-type="string" calcext:value-type="string">
            <text:p>y</text:p>
          </table:table-cell>
          <table:table-cell office:value-type="float" office:value="10.000129" calcext:value-type="float">
            <text:p>10.000129</text:p>
          </table:table-cell>
          <table:table-cell office:value-type="string" calcext:value-type="string">
            <text:p>h</text:p>
          </table:table-cell>
          <table:table-cell office:value-type="float" office:value="89.973078" calcext:value-type="float">
            <text:p>89.973078</text:p>
          </table:table-cell>
          <table:table-cell office:value-type="string" calcext:value-type="string">
            <text:p>k</text:p>
          </table:table-cell>
          <table:table-cell office:value-type="float" office:value="0.0011452655" calcext:value-type="float">
            <text:p>0.0011452655</text:p>
          </table:table-cell>
          <table:table-cell table:number-columns-repeated="2"/>
          <table:table-cell office:value-type="float" office:value="27.498636" calcext:value-type="float">
            <text:p>27.498636</text:p>
          </table:table-cell>
          <table:table-cell office:value-type="string" calcext:value-type="string">
            <text:p>y</text:p>
          </table:table-cell>
          <table:table-cell office:value-type="float" office:value="17.786489" calcext:value-type="float">
            <text:p>17.786489</text:p>
          </table:table-cell>
          <table:table-cell office:value-type="string" calcext:value-type="string">
            <text:p>h</text:p>
          </table:table-cell>
          <table:table-cell office:value-type="float" office:value="58.870732" calcext:value-type="float">
            <text:p>58.870732</text:p>
          </table:table-cell>
          <table:table-cell office:value-type="string" calcext:value-type="string">
            <text:p>k</text:p>
          </table:table-cell>
          <table:table-cell office:value-type="float" office:value="-0.035605912" calcext:value-type="float">
            <text:p>-0.035605912</text:p>
          </table:table-cell>
        </table:table-row>
        <table:table-row table:style-name="ro1">
          <table:table-cell office:value-type="float" office:value="-4.3234319" calcext:value-type="float">
            <text:p>-4.3234319</text:p>
          </table:table-cell>
          <table:table-cell office:value-type="string" calcext:value-type="string">
            <text:p>y</text:p>
          </table:table-cell>
          <table:table-cell office:value-type="float" office:value="10.000183" calcext:value-type="float">
            <text:p>10.000183</text:p>
          </table:table-cell>
          <table:table-cell office:value-type="string" calcext:value-type="string">
            <text:p>h</text:p>
          </table:table-cell>
          <table:table-cell office:value-type="float" office:value="89.965896" calcext:value-type="float">
            <text:p>89.965896</text:p>
          </table:table-cell>
          <table:table-cell office:value-type="string" calcext:value-type="string">
            <text:p>k</text:p>
          </table:table-cell>
          <table:table-cell office:value-type="float" office:value="0.0012901694" calcext:value-type="float">
            <text:p>0.0012901694</text:p>
          </table:table-cell>
          <table:table-cell table:number-columns-repeated="2"/>
          <table:table-cell office:value-type="float" office:value="27.413108" calcext:value-type="float">
            <text:p>27.413108</text:p>
          </table:table-cell>
          <table:table-cell office:value-type="string" calcext:value-type="string">
            <text:p>y</text:p>
          </table:table-cell>
          <table:table-cell office:value-type="float" office:value="17.734628" calcext:value-type="float">
            <text:p>17.734628</text:p>
          </table:table-cell>
          <table:table-cell office:value-type="string" calcext:value-type="string">
            <text:p>h</text:p>
          </table:table-cell>
          <table:table-cell office:value-type="float" office:value="58.668285" calcext:value-type="float">
            <text:p>58.668285</text:p>
          </table:table-cell>
          <table:table-cell office:value-type="string" calcext:value-type="string">
            <text:p>k</text:p>
          </table:table-cell>
          <table:table-cell office:value-type="float" office:value="-0.034891712" calcext:value-type="float">
            <text:p>-0.034891712</text:p>
          </table:table-cell>
        </table:table-row>
        <table:table-row table:style-name="ro1">
          <table:table-cell office:value-type="float" office:value="-4.2204916" calcext:value-type="float">
            <text:p>-4.2204916</text:p>
          </table:table-cell>
          <table:table-cell office:value-type="string" calcext:value-type="string">
            <text:p>y</text:p>
          </table:table-cell>
          <table:table-cell office:value-type="float" office:value="10.000252" calcext:value-type="float">
            <text:p>10.000252</text:p>
          </table:table-cell>
          <table:table-cell office:value-type="string" calcext:value-type="string">
            <text:p>h</text:p>
          </table:table-cell>
          <table:table-cell office:value-type="float" office:value="89.957858" calcext:value-type="float">
            <text:p>89.957858</text:p>
          </table:table-cell>
          <table:table-cell office:value-type="string" calcext:value-type="string">
            <text:p>k</text:p>
          </table:table-cell>
          <table:table-cell office:value-type="float" office:value="0.0014354411" calcext:value-type="float">
            <text:p>0.0014354411</text:p>
          </table:table-cell>
          <table:table-cell table:number-columns-repeated="2"/>
          <table:table-cell office:value-type="float" office:value="27.327754" calcext:value-type="float">
            <text:p>27.327754</text:p>
          </table:table-cell>
          <table:table-cell office:value-type="string" calcext:value-type="string">
            <text:p>y</text:p>
          </table:table-cell>
          <table:table-cell office:value-type="float" office:value="17.682466" calcext:value-type="float">
            <text:p>17.682466</text:p>
          </table:table-cell>
          <table:table-cell office:value-type="string" calcext:value-type="string">
            <text:p>h</text:p>
          </table:table-cell>
          <table:table-cell office:value-type="float" office:value="58.472475" calcext:value-type="float">
            <text:p>58.472475</text:p>
          </table:table-cell>
          <table:table-cell office:value-type="string" calcext:value-type="string">
            <text:p>k</text:p>
          </table:table-cell>
          <table:table-cell office:value-type="float" office:value="-0.033297809" calcext:value-type="float">
            <text:p>-0.033297809</text:p>
          </table:table-cell>
        </table:table-row>
        <table:table-row table:style-name="ro1">
          <table:table-cell office:value-type="float" office:value="-4.1175551" calcext:value-type="float">
            <text:p>-4.1175551</text:p>
          </table:table-cell>
          <table:table-cell office:value-type="string" calcext:value-type="string">
            <text:p>y</text:p>
          </table:table-cell>
          <table:table-cell office:value-type="float" office:value="10.000335" calcext:value-type="float">
            <text:p>10.000335</text:p>
          </table:table-cell>
          <table:table-cell office:value-type="string" calcext:value-type="string">
            <text:p>h</text:p>
          </table:table-cell>
          <table:table-cell office:value-type="float" office:value="89.948963" calcext:value-type="float">
            <text:p>89.948963</text:p>
          </table:table-cell>
          <table:table-cell office:value-type="string" calcext:value-type="string">
            <text:p>k</text:p>
          </table:table-cell>
          <table:table-cell office:value-type="float" office:value="0.0015810744" calcext:value-type="float">
            <text:p>0.0015810744</text:p>
          </table:table-cell>
          <table:table-cell table:number-columns-repeated="2"/>
          <table:table-cell office:value-type="float" office:value="27.242566" calcext:value-type="float">
            <text:p>27.242566</text:p>
          </table:table-cell>
          <table:table-cell office:value-type="string" calcext:value-type="string">
            <text:p>y</text:p>
          </table:table-cell>
          <table:table-cell office:value-type="float" office:value="17.630015" calcext:value-type="float">
            <text:p>17.630015</text:p>
          </table:table-cell>
          <table:table-cell office:value-type="string" calcext:value-type="string">
            <text:p>h</text:p>
          </table:table-cell>
          <table:table-cell office:value-type="float" office:value="58.288111" calcext:value-type="float">
            <text:p>58.288111</text:p>
          </table:table-cell>
          <table:table-cell office:value-type="string" calcext:value-type="string">
            <text:p>k</text:p>
          </table:table-cell>
          <table:table-cell office:value-type="float" office:value="-0.030905249" calcext:value-type="float">
            <text:p>-0.030905249</text:p>
          </table:table-cell>
        </table:table-row>
        <table:table-row table:style-name="ro1">
          <table:table-cell office:value-type="float" office:value="-4.0146227" calcext:value-type="float">
            <text:p>-4.0146227</text:p>
          </table:table-cell>
          <table:table-cell office:value-type="string" calcext:value-type="string">
            <text:p>y</text:p>
          </table:table-cell>
          <table:table-cell office:value-type="float" office:value="10.000436" calcext:value-type="float">
            <text:p>10.000436</text:p>
          </table:table-cell>
          <table:table-cell office:value-type="string" calcext:value-type="string">
            <text:p>h</text:p>
          </table:table-cell>
          <table:table-cell office:value-type="float" office:value="89.939208" calcext:value-type="float">
            <text:p>89.939208</text:p>
          </table:table-cell>
          <table:table-cell office:value-type="string" calcext:value-type="string">
            <text:p>k</text:p>
          </table:table-cell>
          <table:table-cell office:value-type="float" office:value="0.0017270636" calcext:value-type="float">
            <text:p>0.0017270636</text:p>
          </table:table-cell>
          <table:table-cell table:number-columns-repeated="2"/>
          <table:table-cell office:value-type="float" office:value="27.157533" calcext:value-type="float">
            <text:p>27.157533</text:p>
          </table:table-cell>
          <table:table-cell office:value-type="string" calcext:value-type="string">
            <text:p>y</text:p>
          </table:table-cell>
          <table:table-cell office:value-type="float" office:value="17.577297" calcext:value-type="float">
            <text:p>17.577297</text:p>
          </table:table-cell>
          <table:table-cell office:value-type="string" calcext:value-type="string">
            <text:p>h</text:p>
          </table:table-cell>
          <table:table-cell office:value-type="float" office:value="58.11954" calcext:value-type="float">
            <text:p>58.11954</text:p>
          </table:table-cell>
          <table:table-cell office:value-type="string" calcext:value-type="string">
            <text:p>k</text:p>
          </table:table-cell>
          <table:table-cell office:value-type="float" office:value="-0.027795046" calcext:value-type="float">
            <text:p>-0.027795046</text:p>
          </table:table-cell>
        </table:table-row>
        <table:table-row table:style-name="ro1">
          <table:table-cell office:value-type="float" office:value="-3.9116947" calcext:value-type="float">
            <text:p>-3.9116947</text:p>
          </table:table-cell>
          <table:table-cell office:value-type="string" calcext:value-type="string">
            <text:p>y</text:p>
          </table:table-cell>
          <table:table-cell office:value-type="float" office:value="10.000554" calcext:value-type="float">
            <text:p>10.000554</text:p>
          </table:table-cell>
          <table:table-cell office:value-type="string" calcext:value-type="string">
            <text:p>h</text:p>
          </table:table-cell>
          <table:table-cell office:value-type="float" office:value="89.928592" calcext:value-type="float">
            <text:p>89.928592</text:p>
          </table:table-cell>
          <table:table-cell office:value-type="string" calcext:value-type="string">
            <text:p>k</text:p>
          </table:table-cell>
          <table:table-cell office:value-type="float" office:value="0.0018734025" calcext:value-type="float">
            <text:p>0.0018734025</text:p>
          </table:table-cell>
          <table:table-cell table:number-columns-repeated="2"/>
          <table:table-cell office:value-type="float" office:value="27.072639" calcext:value-type="float">
            <text:p>27.072639</text:p>
          </table:table-cell>
          <table:table-cell office:value-type="string" calcext:value-type="string">
            <text:p>y</text:p>
          </table:table-cell>
          <table:table-cell office:value-type="float" office:value="17.524338" calcext:value-type="float">
            <text:p>17.524338</text:p>
          </table:table-cell>
          <table:table-cell office:value-type="string" calcext:value-type="string">
            <text:p>h</text:p>
          </table:table-cell>
          <table:table-cell office:value-type="float" office:value="57.970649" calcext:value-type="float">
            <text:p>57.970649</text:p>
          </table:table-cell>
          <table:table-cell office:value-type="string" calcext:value-type="string">
            <text:p>k</text:p>
          </table:table-cell>
          <table:table-cell office:value-type="float" office:value="-0.024048029" calcext:value-type="float">
            <text:p>-0.024048029</text:p>
          </table:table-cell>
        </table:table-row>
        <table:table-row table:style-name="ro1">
          <table:table-cell office:value-type="float" office:value="-3.8087716" calcext:value-type="float">
            <text:p>-3.8087716</text:p>
          </table:table-cell>
          <table:table-cell office:value-type="string" calcext:value-type="string">
            <text:p>y</text:p>
          </table:table-cell>
          <table:table-cell office:value-type="float" office:value="10.000693" calcext:value-type="float">
            <text:p>10.000693</text:p>
          </table:table-cell>
          <table:table-cell office:value-type="string" calcext:value-type="string">
            <text:p>h</text:p>
          </table:table-cell>
          <table:table-cell office:value-type="float" office:value="89.917112" calcext:value-type="float">
            <text:p>89.917112</text:p>
          </table:table-cell>
          <table:table-cell office:value-type="string" calcext:value-type="string">
            <text:p>k</text:p>
          </table:table-cell>
          <table:table-cell office:value-type="float" office:value="0.0020200852" calcext:value-type="float">
            <text:p>0.0020200852</text:p>
          </table:table-cell>
          <table:table-cell table:number-columns-repeated="2"/>
          <table:table-cell office:value-type="float" office:value="26.987865" calcext:value-type="float">
            <text:p>26.987865</text:p>
          </table:table-cell>
          <table:table-cell office:value-type="string" calcext:value-type="string">
            <text:p>y</text:p>
          </table:table-cell>
          <table:table-cell office:value-type="float" office:value="17.471171" calcext:value-type="float">
            <text:p>17.471171</text:p>
          </table:table-cell>
          <table:table-cell office:value-type="string" calcext:value-type="string">
            <text:p>h</text:p>
          </table:table-cell>
          <table:table-cell office:value-type="float" office:value="57.844862" calcext:value-type="float">
            <text:p>57.844862</text:p>
          </table:table-cell>
          <table:table-cell office:value-type="string" calcext:value-type="string">
            <text:p>k</text:p>
          </table:table-cell>
          <table:table-cell office:value-type="float" office:value="-0.019744709" calcext:value-type="float">
            <text:p>-0.019744709</text:p>
          </table:table-cell>
        </table:table-row>
        <table:table-row table:style-name="ro1">
          <table:table-cell office:value-type="float" office:value="-3.7058538" calcext:value-type="float">
            <text:p>-3.7058538</text:p>
          </table:table-cell>
          <table:table-cell office:value-type="string" calcext:value-type="string">
            <text:p>y</text:p>
          </table:table-cell>
          <table:table-cell office:value-type="float" office:value="10.000853" calcext:value-type="float">
            <text:p>10.000853</text:p>
          </table:table-cell>
          <table:table-cell office:value-type="string" calcext:value-type="string">
            <text:p>h</text:p>
          </table:table-cell>
          <table:table-cell office:value-type="float" office:value="89.904766" calcext:value-type="float">
            <text:p>89.904766</text:p>
          </table:table-cell>
          <table:table-cell office:value-type="string" calcext:value-type="string">
            <text:p>k</text:p>
          </table:table-cell>
          <table:table-cell office:value-type="float" office:value="0.0021671058" calcext:value-type="float">
            <text:p>0.0021671058</text:p>
          </table:table-cell>
          <table:table-cell table:number-columns-repeated="2"/>
          <table:table-cell office:value-type="float" office:value="26.903189" calcext:value-type="float">
            <text:p>26.903189</text:p>
          </table:table-cell>
          <table:table-cell office:value-type="string" calcext:value-type="string">
            <text:p>y</text:p>
          </table:table-cell>
          <table:table-cell office:value-type="float" office:value="17.417833" calcext:value-type="float">
            <text:p>17.417833</text:p>
          </table:table-cell>
          <table:table-cell office:value-type="string" calcext:value-type="string">
            <text:p>h</text:p>
          </table:table-cell>
          <table:table-cell office:value-type="float" office:value="57.745144" calcext:value-type="float">
            <text:p>57.745144</text:p>
          </table:table-cell>
          <table:table-cell office:value-type="string" calcext:value-type="string">
            <text:p>k</text:p>
          </table:table-cell>
          <table:table-cell office:value-type="float" office:value="-0.014965184" calcext:value-type="float">
            <text:p>-0.014965184</text:p>
          </table:table-cell>
        </table:table-row>
        <table:table-row table:style-name="ro1">
          <table:table-cell office:value-type="float" office:value="-3.6029416" calcext:value-type="float">
            <text:p>-3.6029416</text:p>
          </table:table-cell>
          <table:table-cell office:value-type="string" calcext:value-type="string">
            <text:p>y</text:p>
          </table:table-cell>
          <table:table-cell office:value-type="float" office:value="10.001035" calcext:value-type="float">
            <text:p>10.001035</text:p>
          </table:table-cell>
          <table:table-cell office:value-type="string" calcext:value-type="string">
            <text:p>h</text:p>
          </table:table-cell>
          <table:table-cell office:value-type="float" office:value="89.891554" calcext:value-type="float">
            <text:p>89.891554</text:p>
          </table:table-cell>
          <table:table-cell office:value-type="string" calcext:value-type="string">
            <text:p>k</text:p>
          </table:table-cell>
          <table:table-cell office:value-type="float" office:value="0.0023144584" calcext:value-type="float">
            <text:p>0.0023144584</text:p>
          </table:table-cell>
          <table:table-cell table:number-columns-repeated="2"/>
          <table:table-cell office:value-type="float" office:value="26.818589" calcext:value-type="float">
            <text:p>26.818589</text:p>
          </table:table-cell>
          <table:table-cell office:value-type="string" calcext:value-type="string">
            <text:p>y</text:p>
          </table:table-cell>
          <table:table-cell office:value-type="float" office:value="17.364366" calcext:value-type="float">
            <text:p>17.364366</text:p>
          </table:table-cell>
          <table:table-cell office:value-type="string" calcext:value-type="string">
            <text:p>h</text:p>
          </table:table-cell>
          <table:table-cell office:value-type="float" office:value="57.674" calcext:value-type="float">
            <text:p>57.674</text:p>
          </table:table-cell>
          <table:table-cell office:value-type="string" calcext:value-type="string">
            <text:p>k</text:p>
          </table:table-cell>
          <table:table-cell office:value-type="float" office:value="-0.0097890971" calcext:value-type="float">
            <text:p>-0.0097890971</text:p>
          </table:table-cell>
        </table:table-row>
        <table:table-row table:style-name="ro1">
          <table:table-cell office:value-type="float" office:value="-3.5000353" calcext:value-type="float">
            <text:p>-3.5000353</text:p>
          </table:table-cell>
          <table:table-cell office:value-type="string" calcext:value-type="string">
            <text:p>y</text:p>
          </table:table-cell>
          <table:table-cell office:value-type="float" office:value="10.001243" calcext:value-type="float">
            <text:p>10.001243</text:p>
          </table:table-cell>
          <table:table-cell office:value-type="string" calcext:value-type="string">
            <text:p>h</text:p>
          </table:table-cell>
          <table:table-cell office:value-type="float" office:value="89.877472" calcext:value-type="float">
            <text:p>89.877472</text:p>
          </table:table-cell>
          <table:table-cell office:value-type="string" calcext:value-type="string">
            <text:p>k</text:p>
          </table:table-cell>
          <table:table-cell office:value-type="float" office:value="0.0024621369" calcext:value-type="float">
            <text:p>0.0024621369</text:p>
          </table:table-cell>
          <table:table-cell table:number-columns-repeated="2"/>
          <table:table-cell office:value-type="float" office:value="26.734037" calcext:value-type="float">
            <text:p>26.734037</text:p>
          </table:table-cell>
          <table:table-cell office:value-type="string" calcext:value-type="string">
            <text:p>y</text:p>
          </table:table-cell>
          <table:table-cell office:value-type="float" office:value="17.310813" calcext:value-type="float">
            <text:p>17.310813</text:p>
          </table:table-cell>
          <table:table-cell office:value-type="string" calcext:value-type="string">
            <text:p>h</text:p>
          </table:table-cell>
          <table:table-cell office:value-type="float" office:value="57.633484" calcext:value-type="float">
            <text:p>57.633484</text:p>
          </table:table-cell>
          <table:table-cell office:value-type="string" calcext:value-type="string">
            <text:p>k</text:p>
          </table:table-cell>
          <table:table-cell office:value-type="float" office:value="-0.004295657" calcext:value-type="float">
            <text:p>-0.004295657</text:p>
          </table:table-cell>
        </table:table-row>
        <table:table-row table:style-name="ro1">
          <table:table-cell office:value-type="float" office:value="-3.3971355" calcext:value-type="float">
            <text:p>-3.3971355</text:p>
          </table:table-cell>
          <table:table-cell office:value-type="string" calcext:value-type="string">
            <text:p>y</text:p>
          </table:table-cell>
          <table:table-cell office:value-type="float" office:value="10.001476" calcext:value-type="float">
            <text:p>10.001476</text:p>
          </table:table-cell>
          <table:table-cell office:value-type="string" calcext:value-type="string">
            <text:p>h</text:p>
          </table:table-cell>
          <table:table-cell office:value-type="float" office:value="89.86252" calcext:value-type="float">
            <text:p>89.86252</text:p>
          </table:table-cell>
          <table:table-cell office:value-type="string" calcext:value-type="string">
            <text:p>k</text:p>
          </table:table-cell>
          <table:table-cell office:value-type="float" office:value="0.0026101356" calcext:value-type="float">
            <text:p>0.0026101356</text:p>
          </table:table-cell>
          <table:table-cell table:number-columns-repeated="2"/>
          <table:table-cell office:value-type="float" office:value="26.649507" calcext:value-type="float">
            <text:p>26.649507</text:p>
          </table:table-cell>
          <table:table-cell office:value-type="string" calcext:value-type="string">
            <text:p>y</text:p>
          </table:table-cell>
          <table:table-cell office:value-type="float" office:value="17.257224" calcext:value-type="float">
            <text:p>17.257224</text:p>
          </table:table-cell>
          <table:table-cell office:value-type="string" calcext:value-type="string">
            <text:p>h</text:p>
          </table:table-cell>
          <table:table-cell office:value-type="float" office:value="57.62519" calcext:value-type="float">
            <text:p>57.62519</text:p>
          </table:table-cell>
          <table:table-cell office:value-type="string" calcext:value-type="string">
            <text:p>k</text:p>
          </table:table-cell>
          <table:table-cell office:value-type="float" office:value="0.0014362929" calcext:value-type="float">
            <text:p>0.0014362929</text:p>
          </table:table-cell>
        </table:table-row>
        <table:table-row table:style-name="ro1">
          <table:table-cell office:value-type="float" office:value="-3.2942424" calcext:value-type="float">
            <text:p>-3.2942424</text:p>
          </table:table-cell>
          <table:table-cell office:value-type="string" calcext:value-type="string">
            <text:p>y</text:p>
          </table:table-cell>
          <table:table-cell office:value-type="float" office:value="10.001737" calcext:value-type="float">
            <text:p>10.001737</text:p>
          </table:table-cell>
          <table:table-cell office:value-type="string" calcext:value-type="string">
            <text:p>h</text:p>
          </table:table-cell>
          <table:table-cell office:value-type="float" office:value="89.846696" calcext:value-type="float">
            <text:p>89.846696</text:p>
          </table:table-cell>
          <table:table-cell office:value-type="string" calcext:value-type="string">
            <text:p>k</text:p>
          </table:table-cell>
          <table:table-cell office:value-type="float" office:value="0.0027584483" calcext:value-type="float">
            <text:p>0.0027584483</text:p>
          </table:table-cell>
          <table:table-cell table:number-columns-repeated="2"/>
          <table:table-cell office:value-type="float" office:value="26.56497" calcext:value-type="float">
            <text:p>26.56497</text:p>
          </table:table-cell>
          <table:table-cell office:value-type="string" calcext:value-type="string">
            <text:p>y</text:p>
          </table:table-cell>
          <table:table-cell office:value-type="float" office:value="17.203647" calcext:value-type="float">
            <text:p>17.203647</text:p>
          </table:table-cell>
          <table:table-cell office:value-type="string" calcext:value-type="string">
            <text:p>h</text:p>
          </table:table-cell>
          <table:table-cell office:value-type="float" office:value="57.650262" calcext:value-type="float">
            <text:p>57.650262</text:p>
          </table:table-cell>
          <table:table-cell office:value-type="string" calcext:value-type="string">
            <text:p>k</text:p>
          </table:table-cell>
          <table:table-cell office:value-type="float" office:value="0.0073281506" calcext:value-type="float">
            <text:p>0.0073281506</text:p>
          </table:table-cell>
        </table:table-row>
        <table:table-row table:style-name="ro1">
          <table:table-cell office:value-type="float" office:value="-3.1913565" calcext:value-type="float">
            <text:p>-3.1913565</text:p>
          </table:table-cell>
          <table:table-cell office:value-type="string" calcext:value-type="string">
            <text:p>y</text:p>
          </table:table-cell>
          <table:table-cell office:value-type="float" office:value="10.002027" calcext:value-type="float">
            <text:p>10.002027</text:p>
          </table:table-cell>
          <table:table-cell office:value-type="string" calcext:value-type="string">
            <text:p>h</text:p>
          </table:table-cell>
          <table:table-cell office:value-type="float" office:value="89.829997" calcext:value-type="float">
            <text:p>89.829997</text:p>
          </table:table-cell>
          <table:table-cell office:value-type="string" calcext:value-type="string">
            <text:p>k</text:p>
          </table:table-cell>
          <table:table-cell office:value-type="float" office:value="0.0029070693" calcext:value-type="float">
            <text:p>0.0029070693</text:p>
          </table:table-cell>
          <table:table-cell table:number-columns-repeated="2"/>
          <table:table-cell office:value-type="float" office:value="26.480395" calcext:value-type="float">
            <text:p>26.480395</text:p>
          </table:table-cell>
          <table:table-cell office:value-type="string" calcext:value-type="string">
            <text:p>y</text:p>
          </table:table-cell>
          <table:table-cell office:value-type="float" office:value="17.150134" calcext:value-type="float">
            <text:p>17.150134</text:p>
          </table:table-cell>
          <table:table-cell office:value-type="string" calcext:value-type="string">
            <text:p>h</text:p>
          </table:table-cell>
          <table:table-cell office:value-type="float" office:value="57.70939" calcext:value-type="float">
            <text:p>57.70939</text:p>
          </table:table-cell>
          <table:table-cell office:value-type="string" calcext:value-type="string">
            <text:p>k</text:p>
          </table:table-cell>
          <table:table-cell office:value-type="float" office:value="0.013301397" calcext:value-type="float">
            <text:p>0.013301397</text:p>
          </table:table-cell>
        </table:table-row>
        <table:table-row table:style-name="ro1">
          <table:table-cell office:value-type="float" office:value="-3.0884781" calcext:value-type="float">
            <text:p>-3.0884781</text:p>
          </table:table-cell>
          <table:table-cell office:value-type="string" calcext:value-type="string">
            <text:p>y</text:p>
          </table:table-cell>
          <table:table-cell office:value-type="float" office:value="10.002348" calcext:value-type="float">
            <text:p>10.002348</text:p>
          </table:table-cell>
          <table:table-cell office:value-type="string" calcext:value-type="string">
            <text:p>h</text:p>
          </table:table-cell>
          <table:table-cell office:value-type="float" office:value="89.812422" calcext:value-type="float">
            <text:p>89.812422</text:p>
          </table:table-cell>
          <table:table-cell office:value-type="string" calcext:value-type="string">
            <text:p>k</text:p>
          </table:table-cell>
          <table:table-cell office:value-type="float" office:value="0.0030559925" calcext:value-type="float">
            <text:p>0.0030559925</text:p>
          </table:table-cell>
          <table:table-cell table:number-columns-repeated="2"/>
          <table:table-cell office:value-type="float" office:value="26.395754" calcext:value-type="float">
            <text:p>26.395754</text:p>
          </table:table-cell>
          <table:table-cell office:value-type="string" calcext:value-type="string">
            <text:p>y</text:p>
          </table:table-cell>
          <table:table-cell office:value-type="float" office:value="17.096736" calcext:value-type="float">
            <text:p>17.096736</text:p>
          </table:table-cell>
          <table:table-cell office:value-type="string" calcext:value-type="string">
            <text:p>h</text:p>
          </table:table-cell>
          <table:table-cell office:value-type="float" office:value="57.802811" calcext:value-type="float">
            <text:p>57.802811</text:p>
          </table:table-cell>
          <table:table-cell office:value-type="string" calcext:value-type="string">
            <text:p>k</text:p>
          </table:table-cell>
          <table:table-cell office:value-type="float" office:value="0.019277419" calcext:value-type="float">
            <text:p>0.019277419</text:p>
          </table:table-cell>
        </table:table-row>
        <table:table-row table:style-name="ro1">
          <table:table-cell office:value-type="float" office:value="-2.9856076" calcext:value-type="float">
            <text:p>-2.9856076</text:p>
          </table:table-cell>
          <table:table-cell office:value-type="string" calcext:value-type="string">
            <text:p>y</text:p>
          </table:table-cell>
          <table:table-cell office:value-type="float" office:value="10.002701" calcext:value-type="float">
            <text:p>10.002701</text:p>
          </table:table-cell>
          <table:table-cell office:value-type="string" calcext:value-type="string">
            <text:p>h</text:p>
          </table:table-cell>
          <table:table-cell office:value-type="float" office:value="89.79397" calcext:value-type="float">
            <text:p>89.79397</text:p>
          </table:table-cell>
          <table:table-cell office:value-type="string" calcext:value-type="string">
            <text:p>k</text:p>
          </table:table-cell>
          <table:table-cell office:value-type="float" office:value="0.0032052119" calcext:value-type="float">
            <text:p>0.0032052119</text:p>
          </table:table-cell>
          <table:table-cell table:number-columns-repeated="2"/>
          <table:table-cell office:value-type="float" office:value="26.311017" calcext:value-type="float">
            <text:p>26.311017</text:p>
          </table:table-cell>
          <table:table-cell office:value-type="string" calcext:value-type="string">
            <text:p>y</text:p>
          </table:table-cell>
          <table:table-cell office:value-type="float" office:value="17.043506" calcext:value-type="float">
            <text:p>17.043506</text:p>
          </table:table-cell>
          <table:table-cell office:value-type="string" calcext:value-type="string">
            <text:p>h</text:p>
          </table:table-cell>
          <table:table-cell office:value-type="float" office:value="57.930308" calcext:value-type="float">
            <text:p>57.930308</text:p>
          </table:table-cell>
          <table:table-cell office:value-type="string" calcext:value-type="string">
            <text:p>k</text:p>
          </table:table-cell>
          <table:table-cell office:value-type="float" office:value="0.025177328" calcext:value-type="float">
            <text:p>0.025177328</text:p>
          </table:table-cell>
        </table:table-row>
        <table:table-row table:style-name="ro1">
          <table:table-cell office:value-type="float" office:value="-2.8827455" calcext:value-type="float">
            <text:p>-2.8827455</text:p>
          </table:table-cell>
          <table:table-cell office:value-type="string" calcext:value-type="string">
            <text:p>y</text:p>
          </table:table-cell>
          <table:table-cell office:value-type="float" office:value="10.003088" calcext:value-type="float">
            <text:p>10.003088</text:p>
          </table:table-cell>
          <table:table-cell office:value-type="string" calcext:value-type="string">
            <text:p>h</text:p>
          </table:table-cell>
          <table:table-cell office:value-type="float" office:value="89.77464" calcext:value-type="float">
            <text:p>89.77464</text:p>
          </table:table-cell>
          <table:table-cell office:value-type="string" calcext:value-type="string">
            <text:p>k</text:p>
          </table:table-cell>
          <table:table-cell office:value-type="float" office:value="0.0033547216" calcext:value-type="float">
            <text:p>0.0033547216</text:p>
          </table:table-cell>
          <table:table-cell table:number-columns-repeated="2"/>
          <table:table-cell office:value-type="float" office:value="26.226153" calcext:value-type="float">
            <text:p>26.226153</text:p>
          </table:table-cell>
          <table:table-cell office:value-type="string" calcext:value-type="string">
            <text:p>y</text:p>
          </table:table-cell>
          <table:table-cell office:value-type="float" office:value="16.990494" calcext:value-type="float">
            <text:p>16.990494</text:p>
          </table:table-cell>
          <table:table-cell office:value-type="string" calcext:value-type="string">
            <text:p>h</text:p>
          </table:table-cell>
          <table:table-cell office:value-type="float" office:value="58.09121" calcext:value-type="float">
            <text:p>58.09121</text:p>
          </table:table-cell>
          <table:table-cell office:value-type="string" calcext:value-type="string">
            <text:p>k</text:p>
          </table:table-cell>
          <table:table-cell office:value-type="float" office:value="0.030921802" calcext:value-type="float">
            <text:p>0.030921802</text:p>
          </table:table-cell>
        </table:table-row>
        <table:table-row table:style-name="ro1">
          <table:table-cell office:value-type="float" office:value="-2.779892" calcext:value-type="float">
            <text:p>-2.779892</text:p>
          </table:table-cell>
          <table:table-cell office:value-type="string" calcext:value-type="string">
            <text:p>y</text:p>
          </table:table-cell>
          <table:table-cell office:value-type="float" office:value="10.003511" calcext:value-type="float">
            <text:p>10.003511</text:p>
          </table:table-cell>
          <table:table-cell office:value-type="string" calcext:value-type="string">
            <text:p>h</text:p>
          </table:table-cell>
          <table:table-cell office:value-type="float" office:value="89.754429" calcext:value-type="float">
            <text:p>89.754429</text:p>
          </table:table-cell>
          <table:table-cell office:value-type="string" calcext:value-type="string">
            <text:p>k</text:p>
          </table:table-cell>
          <table:table-cell office:value-type="float" office:value="0.0035045156" calcext:value-type="float">
            <text:p>0.0035045156</text:p>
          </table:table-cell>
          <table:table-cell table:number-columns-repeated="2"/>
          <table:table-cell office:value-type="float" office:value="26.141135" calcext:value-type="float">
            <text:p>26.141135</text:p>
          </table:table-cell>
          <table:table-cell office:value-type="string" calcext:value-type="string">
            <text:p>y</text:p>
          </table:table-cell>
          <table:table-cell office:value-type="float" office:value="16.93775" calcext:value-type="float">
            <text:p>16.93775</text:p>
          </table:table-cell>
          <table:table-cell office:value-type="string" calcext:value-type="string">
            <text:p>h</text:p>
          </table:table-cell>
          <table:table-cell office:value-type="float" office:value="58.28439" calcext:value-type="float">
            <text:p>58.28439</text:p>
          </table:table-cell>
          <table:table-cell office:value-type="string" calcext:value-type="string">
            <text:p>k</text:p>
          </table:table-cell>
          <table:table-cell office:value-type="float" office:value="0.036430964" calcext:value-type="float">
            <text:p>0.036430964</text:p>
          </table:table-cell>
        </table:table-row>
        <table:table-row table:style-name="ro1">
          <table:table-cell office:value-type="float" office:value="-2.6770476" calcext:value-type="float">
            <text:p>-2.6770476</text:p>
          </table:table-cell>
          <table:table-cell office:value-type="string" calcext:value-type="string">
            <text:p>y</text:p>
          </table:table-cell>
          <table:table-cell office:value-type="float" office:value="10.003971" calcext:value-type="float">
            <text:p>10.003971</text:p>
          </table:table-cell>
          <table:table-cell office:value-type="string" calcext:value-type="string">
            <text:p>h</text:p>
          </table:table-cell>
          <table:table-cell office:value-type="float" office:value="89.733336" calcext:value-type="float">
            <text:p>89.733336</text:p>
          </table:table-cell>
          <table:table-cell office:value-type="string" calcext:value-type="string">
            <text:p>k</text:p>
          </table:table-cell>
          <table:table-cell office:value-type="float" office:value="0.0036545878" calcext:value-type="float">
            <text:p>0.0036545878</text:p>
          </table:table-cell>
          <table:table-cell table:number-columns-repeated="2"/>
          <table:table-cell office:value-type="float" office:value="26.055935" calcext:value-type="float">
            <text:p>26.055935</text:p>
          </table:table-cell>
          <table:table-cell office:value-type="string" calcext:value-type="string">
            <text:p>y</text:p>
          </table:table-cell>
          <table:table-cell office:value-type="float" office:value="16.885321" calcext:value-type="float">
            <text:p>16.885321</text:p>
          </table:table-cell>
          <table:table-cell office:value-type="string" calcext:value-type="string">
            <text:p>h</text:p>
          </table:table-cell>
          <table:table-cell office:value-type="float" office:value="58.50826" calcext:value-type="float">
            <text:p>58.50826</text:p>
          </table:table-cell>
          <table:table-cell office:value-type="string" calcext:value-type="string">
            <text:p>k</text:p>
          </table:table-cell>
          <table:table-cell office:value-type="float" office:value="0.041624317" calcext:value-type="float">
            <text:p>0.041624317</text:p>
          </table:table-cell>
        </table:table-row>
        <table:table-row table:style-name="ro1">
          <table:table-cell office:value-type="float" office:value="-2.5742126" calcext:value-type="float">
            <text:p>-2.5742126</text:p>
          </table:table-cell>
          <table:table-cell office:value-type="string" calcext:value-type="string">
            <text:p>y</text:p>
          </table:table-cell>
          <table:table-cell office:value-type="float" office:value="10.004469" calcext:value-type="float">
            <text:p>10.004469</text:p>
          </table:table-cell>
          <table:table-cell office:value-type="string" calcext:value-type="string">
            <text:p>h</text:p>
          </table:table-cell>
          <table:table-cell office:value-type="float" office:value="89.71136" calcext:value-type="float">
            <text:p>89.71136</text:p>
          </table:table-cell>
          <table:table-cell office:value-type="string" calcext:value-type="string">
            <text:p>k</text:p>
          </table:table-cell>
          <table:table-cell office:value-type="float" office:value="0.0038049321" calcext:value-type="float">
            <text:p>0.0038049321</text:p>
          </table:table-cell>
          <table:table-cell table:number-columns-repeated="2"/>
          <table:table-cell office:value-type="float" office:value="25.970526" calcext:value-type="float">
            <text:p>25.970526</text:p>
          </table:table-cell>
          <table:table-cell office:value-type="string" calcext:value-type="string">
            <text:p>y</text:p>
          </table:table-cell>
          <table:table-cell office:value-type="float" office:value="16.833254" calcext:value-type="float">
            <text:p>16.833254</text:p>
          </table:table-cell>
          <table:table-cell office:value-type="string" calcext:value-type="string">
            <text:p>h</text:p>
          </table:table-cell>
          <table:table-cell office:value-type="float" office:value="58.760771" calcext:value-type="float">
            <text:p>58.760771</text:p>
          </table:table-cell>
          <table:table-cell office:value-type="string" calcext:value-type="string">
            <text:p>k</text:p>
          </table:table-cell>
          <table:table-cell office:value-type="float" office:value="0.046420746" calcext:value-type="float">
            <text:p>0.046420746</text:p>
          </table:table-cell>
        </table:table-row>
        <table:table-row table:style-name="ro1">
          <table:table-cell office:value-type="float" office:value="-2.4713875" calcext:value-type="float">
            <text:p>-2.4713875</text:p>
          </table:table-cell>
          <table:table-cell office:value-type="string" calcext:value-type="string">
            <text:p>y</text:p>
          </table:table-cell>
          <table:table-cell office:value-type="float" office:value="10.005007" calcext:value-type="float">
            <text:p>10.005007</text:p>
          </table:table-cell>
          <table:table-cell office:value-type="string" calcext:value-type="string">
            <text:p>h</text:p>
          </table:table-cell>
          <table:table-cell office:value-type="float" office:value="89.6885" calcext:value-type="float">
            <text:p>89.6885</text:p>
          </table:table-cell>
          <table:table-cell office:value-type="string" calcext:value-type="string">
            <text:p>k</text:p>
          </table:table-cell>
          <table:table-cell office:value-type="float" office:value="0.0039555426" calcext:value-type="float">
            <text:p>0.0039555426</text:p>
          </table:table-cell>
          <table:table-cell table:number-columns-repeated="2"/>
          <table:table-cell office:value-type="float" office:value="25.884885" calcext:value-type="float">
            <text:p>25.884885</text:p>
          </table:table-cell>
          <table:table-cell office:value-type="string" calcext:value-type="string">
            <text:p>y</text:p>
          </table:table-cell>
          <table:table-cell office:value-type="float" office:value="16.781588" calcext:value-type="float">
            <text:p>16.781588</text:p>
          </table:table-cell>
          <table:table-cell office:value-type="string" calcext:value-type="string">
            <text:p>h</text:p>
          </table:table-cell>
          <table:table-cell office:value-type="float" office:value="59.039412" calcext:value-type="float">
            <text:p>59.039412</text:p>
          </table:table-cell>
          <table:table-cell office:value-type="string" calcext:value-type="string">
            <text:p>k</text:p>
          </table:table-cell>
          <table:table-cell office:value-type="float" office:value="0.050738602" calcext:value-type="float">
            <text:p>0.050738602</text:p>
          </table:table-cell>
        </table:table-row>
        <table:table-row table:style-name="ro1">
          <table:table-cell office:value-type="float" office:value="-2.3685726" calcext:value-type="float">
            <text:p>-2.3685726</text:p>
          </table:table-cell>
          <table:table-cell office:value-type="string" calcext:value-type="string">
            <text:p>y</text:p>
          </table:table-cell>
          <table:table-cell office:value-type="float" office:value="10.005587" calcext:value-type="float">
            <text:p>10.005587</text:p>
          </table:table-cell>
          <table:table-cell office:value-type="string" calcext:value-type="string">
            <text:p>h</text:p>
          </table:table-cell>
          <table:table-cell office:value-type="float" office:value="89.664753" calcext:value-type="float">
            <text:p>89.664753</text:p>
          </table:table-cell>
          <table:table-cell office:value-type="string" calcext:value-type="string">
            <text:p>k</text:p>
          </table:table-cell>
          <table:table-cell office:value-type="float" office:value="0.004106413" calcext:value-type="float">
            <text:p>0.004106413</text:p>
          </table:table-cell>
          <table:table-cell table:number-columns-repeated="2"/>
          <table:table-cell office:value-type="float" office:value="25.798991" calcext:value-type="float">
            <text:p>25.798991</text:p>
          </table:table-cell>
          <table:table-cell office:value-type="string" calcext:value-type="string">
            <text:p>y</text:p>
          </table:table-cell>
          <table:table-cell office:value-type="float" office:value="16.730361" calcext:value-type="float">
            <text:p>16.730361</text:p>
          </table:table-cell>
          <table:table-cell office:value-type="string" calcext:value-type="string">
            <text:p>h</text:p>
          </table:table-cell>
          <table:table-cell office:value-type="float" office:value="59.341204" calcext:value-type="float">
            <text:p>59.341204</text:p>
          </table:table-cell>
          <table:table-cell office:value-type="string" calcext:value-type="string">
            <text:p>k</text:p>
          </table:table-cell>
          <table:table-cell office:value-type="float" office:value="0.054495858" calcext:value-type="float">
            <text:p>0.054495858</text:p>
          </table:table-cell>
        </table:table-row>
        <table:table-row table:style-name="ro1">
          <table:table-cell office:value-type="float" office:value="-2.2657683" calcext:value-type="float">
            <text:p>-2.2657683</text:p>
          </table:table-cell>
          <table:table-cell office:value-type="string" calcext:value-type="string">
            <text:p>y</text:p>
          </table:table-cell>
          <table:table-cell office:value-type="float" office:value="10.006211" calcext:value-type="float">
            <text:p>10.006211</text:p>
          </table:table-cell>
          <table:table-cell office:value-type="string" calcext:value-type="string">
            <text:p>h</text:p>
          </table:table-cell>
          <table:table-cell office:value-type="float" office:value="89.64012" calcext:value-type="float">
            <text:p>89.64012</text:p>
          </table:table-cell>
          <table:table-cell office:value-type="string" calcext:value-type="string">
            <text:p>k</text:p>
          </table:table-cell>
          <table:table-cell office:value-type="float" office:value="0.0042575372" calcext:value-type="float">
            <text:p>0.0042575372</text:p>
          </table:table-cell>
          <table:table-cell table:number-columns-repeated="2"/>
          <table:table-cell office:value-type="float" office:value="25.712824" calcext:value-type="float">
            <text:p>25.712824</text:p>
          </table:table-cell>
          <table:table-cell office:value-type="string" calcext:value-type="string">
            <text:p>y</text:p>
          </table:table-cell>
          <table:table-cell office:value-type="float" office:value="16.679606" calcext:value-type="float">
            <text:p>16.679606</text:p>
          </table:table-cell>
          <table:table-cell office:value-type="string" calcext:value-type="string">
            <text:p>h</text:p>
          </table:table-cell>
          <table:table-cell office:value-type="float" office:value="59.662704" calcext:value-type="float">
            <text:p>59.662704</text:p>
          </table:table-cell>
          <table:table-cell office:value-type="string" calcext:value-type="string">
            <text:p>k</text:p>
          </table:table-cell>
          <table:table-cell office:value-type="float" office:value="0.057610338" calcext:value-type="float">
            <text:p>0.057610338</text:p>
          </table:table-cell>
        </table:table-row>
        <table:table-row table:style-name="ro1">
          <table:table-cell office:value-type="float" office:value="-2.1629751" calcext:value-type="float">
            <text:p>-2.1629751</text:p>
          </table:table-cell>
          <table:table-cell office:value-type="string" calcext:value-type="string">
            <text:p>y</text:p>
          </table:table-cell>
          <table:table-cell office:value-type="float" office:value="10.006879" calcext:value-type="float">
            <text:p>10.006879</text:p>
          </table:table-cell>
          <table:table-cell office:value-type="string" calcext:value-type="string">
            <text:p>h</text:p>
          </table:table-cell>
          <table:table-cell office:value-type="float" office:value="89.614599" calcext:value-type="float">
            <text:p>89.614599</text:p>
          </table:table-cell>
          <table:table-cell office:value-type="string" calcext:value-type="string">
            <text:p>k</text:p>
          </table:table-cell>
          <table:table-cell office:value-type="float" office:value="0.0044089091" calcext:value-type="float">
            <text:p>0.0044089091</text:p>
          </table:table-cell>
          <table:table-cell table:number-columns-repeated="2"/>
          <table:table-cell office:value-type="float" office:value="25.62637" calcext:value-type="float">
            <text:p>25.62637</text:p>
          </table:table-cell>
          <table:table-cell office:value-type="string" calcext:value-type="string">
            <text:p>y</text:p>
          </table:table-cell>
          <table:table-cell office:value-type="float" office:value="16.629349" calcext:value-type="float">
            <text:p>16.629349</text:p>
          </table:table-cell>
          <table:table-cell office:value-type="string" calcext:value-type="string">
            <text:p>h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k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-2.0601932" calcext:value-type="float">
            <text:p>-2.0601932</text:p>
          </table:table-cell>
          <table:table-cell office:value-type="string" calcext:value-type="string">
            <text:p>y</text:p>
          </table:table-cell>
          <table:table-cell office:value-type="float" office:value="10.007594" calcext:value-type="float">
            <text:p>10.007594</text:p>
          </table:table-cell>
          <table:table-cell office:value-type="string" calcext:value-type="string">
            <text:p>h</text:p>
          </table:table-cell>
          <table:table-cell office:value-type="float" office:value="89.588188" calcext:value-type="float">
            <text:p>89.588188</text:p>
          </table:table-cell>
          <table:table-cell office:value-type="string" calcext:value-type="string">
            <text:p>k</text:p>
          </table:table-cell>
          <table:table-cell office:value-type="float" office:value="0.0045605223" calcext:value-type="float">
            <text:p>0.0045605223</text:p>
          </table:table-cell>
          <table:table-cell table:number-columns-repeated="2"/>
          <table:table-cell office:value-type="float" office:value="25.539616" calcext:value-type="float">
            <text:p>25.539616</text:p>
          </table:table-cell>
          <table:table-cell office:value-type="string" calcext:value-type="string">
            <text:p>y</text:p>
          </table:table-cell>
          <table:table-cell office:value-type="float" office:value="16.579612" calcext:value-type="float">
            <text:p>16.579612</text:p>
          </table:table-cell>
          <table:table-cell office:value-type="string" calcext:value-type="string">
            <text:p>h</text:p>
          </table:table-cell>
          <table:table-cell office:value-type="float" office:value="60.348717" calcext:value-type="float">
            <text:p>60.348717</text:p>
          </table:table-cell>
          <table:table-cell office:value-type="string" calcext:value-type="string">
            <text:p>k</text:p>
          </table:table-cell>
          <table:table-cell office:value-type="float" office:value="0.061583245" calcext:value-type="float">
            <text:p>0.061583245</text:p>
          </table:table-cell>
        </table:table-row>
        <table:table-row table:style-name="ro1">
          <table:table-cell office:value-type="float" office:value="-1.9574231" calcext:value-type="float">
            <text:p>-1.9574231</text:p>
          </table:table-cell>
          <table:table-cell office:value-type="string" calcext:value-type="string">
            <text:p>y</text:p>
          </table:table-cell>
          <table:table-cell office:value-type="float" office:value="10.008357" calcext:value-type="float">
            <text:p>10.008357</text:p>
          </table:table-cell>
          <table:table-cell office:value-type="string" calcext:value-type="string">
            <text:p>h</text:p>
          </table:table-cell>
          <table:table-cell office:value-type="float" office:value="89.560886" calcext:value-type="float">
            <text:p>89.560886</text:p>
          </table:table-cell>
          <table:table-cell office:value-type="string" calcext:value-type="string">
            <text:p>k</text:p>
          </table:table-cell>
          <table:table-cell office:value-type="float" office:value="0.0047123707" calcext:value-type="float">
            <text:p>0.0047123707</text:p>
          </table:table-cell>
          <table:table-cell table:number-columns-repeated="2"/>
          <table:table-cell office:value-type="float" office:value="25.452554" calcext:value-type="float">
            <text:p>25.452554</text:p>
          </table:table-cell>
          <table:table-cell office:value-type="string" calcext:value-type="string">
            <text:p>y</text:p>
          </table:table-cell>
          <table:table-cell office:value-type="float" office:value="16.530407" calcext:value-type="float">
            <text:p>16.530407</text:p>
          </table:table-cell>
          <table:table-cell office:value-type="string" calcext:value-type="string">
            <text:p>h</text:p>
          </table:table-cell>
          <table:table-cell office:value-type="float" office:value="60.704015" calcext:value-type="float">
            <text:p>60.704015</text:p>
          </table:table-cell>
          <table:table-cell office:value-type="string" calcext:value-type="string">
            <text:p>k</text:p>
          </table:table-cell>
          <table:table-cell office:value-type="float" office:value="0.062279227" calcext:value-type="float">
            <text:p>0.062279227</text:p>
          </table:table-cell>
        </table:table-row>
        <table:table-row table:style-name="ro1">
          <table:table-cell office:value-type="float" office:value="-1.8546652" calcext:value-type="float">
            <text:p>-1.8546652</text:p>
          </table:table-cell>
          <table:table-cell office:value-type="string" calcext:value-type="string">
            <text:p>y</text:p>
          </table:table-cell>
          <table:table-cell office:value-type="float" office:value="10.00917" calcext:value-type="float">
            <text:p>10.00917</text:p>
          </table:table-cell>
          <table:table-cell office:value-type="string" calcext:value-type="string">
            <text:p>h</text:p>
          </table:table-cell>
          <table:table-cell office:value-type="float" office:value="89.532693" calcext:value-type="float">
            <text:p>89.532693</text:p>
          </table:table-cell>
          <table:table-cell office:value-type="string" calcext:value-type="string">
            <text:p>k</text:p>
          </table:table-cell>
          <table:table-cell office:value-type="float" office:value="0.0048644479" calcext:value-type="float">
            <text:p>0.0048644479</text:p>
          </table:table-cell>
          <table:table-cell table:number-columns-repeated="2"/>
          <table:table-cell office:value-type="float" office:value="25.365182" calcext:value-type="float">
            <text:p>25.365182</text:p>
          </table:table-cell>
          <table:table-cell office:value-type="string" calcext:value-type="string">
            <text:p>y</text:p>
          </table:table-cell>
          <table:table-cell office:value-type="float" office:value="16.481741" calcext:value-type="float">
            <text:p>16.481741</text:p>
          </table:table-cell>
          <table:table-cell office:value-type="string" calcext:value-type="string">
            <text:p>h</text:p>
          </table:table-cell>
          <table:table-cell office:value-type="float" office:value="61.060596" calcext:value-type="float">
            <text:p>61.060596</text:p>
          </table:table-cell>
          <table:table-cell office:value-type="string" calcext:value-type="string">
            <text:p>k</text:p>
          </table:table-cell>
          <table:table-cell office:value-type="float" office:value="0.062008119" calcext:value-type="float">
            <text:p>0.062008119</text:p>
          </table:table-cell>
        </table:table-row>
        <table:table-row table:style-name="ro1">
          <table:table-cell office:value-type="float" office:value="-1.7519199" calcext:value-type="float">
            <text:p>-1.7519199</text:p>
          </table:table-cell>
          <table:table-cell office:value-type="string" calcext:value-type="string">
            <text:p>y</text:p>
          </table:table-cell>
          <table:table-cell office:value-type="float" office:value="10.010034" calcext:value-type="float">
            <text:p>10.010034</text:p>
          </table:table-cell>
          <table:table-cell office:value-type="string" calcext:value-type="string">
            <text:p>h</text:p>
          </table:table-cell>
          <table:table-cell office:value-type="float" office:value="89.503608" calcext:value-type="float">
            <text:p>89.503608</text:p>
          </table:table-cell>
          <table:table-cell office:value-type="string" calcext:value-type="string">
            <text:p>k</text:p>
          </table:table-cell>
          <table:table-cell office:value-type="float" office:value="0.0050167475" calcext:value-type="float">
            <text:p>0.0050167475</text:p>
          </table:table-cell>
          <table:table-cell table:number-columns-repeated="2"/>
          <table:table-cell office:value-type="float" office:value="25.277499" calcext:value-type="float">
            <text:p>25.277499</text:p>
          </table:table-cell>
          <table:table-cell office:value-type="string" calcext:value-type="string">
            <text:p>y</text:p>
          </table:table-cell>
          <table:table-cell office:value-type="float" office:value="16.433611" calcext:value-type="float">
            <text:p>16.433611</text:p>
          </table:table-cell>
          <table:table-cell office:value-type="string" calcext:value-type="string">
            <text:p>h</text:p>
          </table:table-cell>
          <table:table-cell office:value-type="float" office:value="61.412704" calcext:value-type="float">
            <text:p>61.412704</text:p>
          </table:table-cell>
          <table:table-cell office:value-type="string" calcext:value-type="string">
            <text:p>k</text:p>
          </table:table-cell>
          <table:table-cell office:value-type="float" office:value="0.060691291" calcext:value-type="float">
            <text:p>0.060691291</text:p>
          </table:table-cell>
        </table:table-row>
        <table:table-row table:style-name="ro1">
          <table:table-cell office:value-type="float" office:value="-1.6491875" calcext:value-type="float">
            <text:p>-1.6491875</text:p>
          </table:table-cell>
          <table:table-cell office:value-type="string" calcext:value-type="string">
            <text:p>y</text:p>
          </table:table-cell>
          <table:table-cell office:value-type="float" office:value="10.010951" calcext:value-type="float">
            <text:p>10.010951</text:p>
          </table:table-cell>
          <table:table-cell office:value-type="string" calcext:value-type="string">
            <text:p>h</text:p>
          </table:table-cell>
          <table:table-cell office:value-type="float" office:value="89.473629" calcext:value-type="float">
            <text:p>89.473629</text:p>
          </table:table-cell>
          <table:table-cell office:value-type="string" calcext:value-type="string">
            <text:p>k</text:p>
          </table:table-cell>
          <table:table-cell office:value-type="float" office:value="0.0051692631" calcext:value-type="float">
            <text:p>0.0051692631</text:p>
          </table:table-cell>
          <table:table-cell table:number-columns-repeated="2"/>
          <table:table-cell office:value-type="float" office:value="25.189513" calcext:value-type="float">
            <text:p>25.189513</text:p>
          </table:table-cell>
          <table:table-cell office:value-type="string" calcext:value-type="string">
            <text:p>y</text:p>
          </table:table-cell>
          <table:table-cell office:value-type="float" office:value="16.386007" calcext:value-type="float">
            <text:p>16.386007</text:p>
          </table:table-cell>
          <table:table-cell office:value-type="string" calcext:value-type="string">
            <text:p>h</text:p>
          </table:table-cell>
          <table:table-cell office:value-type="float" office:value="61.754135" calcext:value-type="float">
            <text:p>61.754135</text:p>
          </table:table-cell>
          <table:table-cell office:value-type="string" calcext:value-type="string">
            <text:p>k</text:p>
          </table:table-cell>
          <table:table-cell office:value-type="float" office:value="0.058251364" calcext:value-type="float">
            <text:p>0.058251364</text:p>
          </table:table-cell>
        </table:table-row>
        <table:table-row table:style-name="ro1">
          <table:table-cell office:value-type="float" office:value="-1.5464684" calcext:value-type="float">
            <text:p>-1.5464684</text:p>
          </table:table-cell>
          <table:table-cell office:value-type="string" calcext:value-type="string">
            <text:p>y</text:p>
          </table:table-cell>
          <table:table-cell office:value-type="float" office:value="10.011922" calcext:value-type="float">
            <text:p>10.011922</text:p>
          </table:table-cell>
          <table:table-cell office:value-type="string" calcext:value-type="string">
            <text:p>h</text:p>
          </table:table-cell>
          <table:table-cell office:value-type="float" office:value="89.442755" calcext:value-type="float">
            <text:p>89.442755</text:p>
          </table:table-cell>
          <table:table-cell office:value-type="string" calcext:value-type="string">
            <text:p>k</text:p>
          </table:table-cell>
          <table:table-cell office:value-type="float" office:value="0.0053219881" calcext:value-type="float">
            <text:p>0.0053219881</text:p>
          </table:table-cell>
          <table:table-cell table:number-columns-repeated="2"/>
          <table:table-cell office:value-type="float" office:value="25.101237" calcext:value-type="float">
            <text:p>25.101237</text:p>
          </table:table-cell>
          <table:table-cell office:value-type="string" calcext:value-type="string">
            <text:p>y</text:p>
          </table:table-cell>
          <table:table-cell office:value-type="float" office:value="16.338907" calcext:value-type="float">
            <text:p>16.338907</text:p>
          </table:table-cell>
          <table:table-cell office:value-type="string" calcext:value-type="string">
            <text:p>h</text:p>
          </table:table-cell>
          <table:table-cell office:value-type="float" office:value="62.078237" calcext:value-type="float">
            <text:p>62.078237</text:p>
          </table:table-cell>
          <table:table-cell office:value-type="string" calcext:value-type="string">
            <text:p>k</text:p>
          </table:table-cell>
          <table:table-cell office:value-type="float" office:value="0.054612093" calcext:value-type="float">
            <text:p>0.054612093</text:p>
          </table:table-cell>
        </table:table-row>
        <table:table-row table:style-name="ro1">
          <table:table-cell office:value-type="float" office:value="-1.443763" calcext:value-type="float">
            <text:p>-1.443763</text:p>
          </table:table-cell>
          <table:table-cell office:value-type="string" calcext:value-type="string">
            <text:p>y</text:p>
          </table:table-cell>
          <table:table-cell office:value-type="float" office:value="10.012949" calcext:value-type="float">
            <text:p>10.012949</text:p>
          </table:table-cell>
          <table:table-cell office:value-type="string" calcext:value-type="string">
            <text:p>h</text:p>
          </table:table-cell>
          <table:table-cell office:value-type="float" office:value="89.410986" calcext:value-type="float">
            <text:p>89.410986</text:p>
          </table:table-cell>
          <table:table-cell office:value-type="string" calcext:value-type="string">
            <text:p>k</text:p>
          </table:table-cell>
          <table:table-cell office:value-type="float" office:value="0.0054749161" calcext:value-type="float">
            <text:p>0.0054749161</text:p>
          </table:table-cell>
          <table:table-cell table:number-columns-repeated="2"/>
          <table:table-cell office:value-type="float" office:value="25.012687" calcext:value-type="float">
            <text:p>25.012687</text:p>
          </table:table-cell>
          <table:table-cell office:value-type="string" calcext:value-type="string">
            <text:p>y</text:p>
          </table:table-cell>
          <table:table-cell office:value-type="float" office:value="16.29228" calcext:value-type="float">
            <text:p>16.29228</text:p>
          </table:table-cell>
          <table:table-cell office:value-type="string" calcext:value-type="string">
            <text:p>h</text:p>
          </table:table-cell>
          <table:table-cell office:value-type="float" office:value="62.377917" calcext:value-type="float">
            <text:p>62.377917</text:p>
          </table:table-cell>
          <table:table-cell office:value-type="string" calcext:value-type="string">
            <text:p>k</text:p>
          </table:table-cell>
          <table:table-cell office:value-type="float" office:value="0.04969806" calcext:value-type="float">
            <text:p>0.04969806</text:p>
          </table:table-cell>
        </table:table-row>
        <table:table-row table:style-name="ro1">
          <table:table-cell office:value-type="float" office:value="-1.3410718" calcext:value-type="float">
            <text:p>-1.3410718</text:p>
          </table:table-cell>
          <table:table-cell office:value-type="string" calcext:value-type="string">
            <text:p>y</text:p>
          </table:table-cell>
          <table:table-cell office:value-type="float" office:value="10.014034" calcext:value-type="float">
            <text:p>10.014034</text:p>
          </table:table-cell>
          <table:table-cell office:value-type="string" calcext:value-type="string">
            <text:p>h</text:p>
          </table:table-cell>
          <table:table-cell office:value-type="float" office:value="89.378321" calcext:value-type="float">
            <text:p>89.378321</text:p>
          </table:table-cell>
          <table:table-cell office:value-type="string" calcext:value-type="string">
            <text:p>k</text:p>
          </table:table-cell>
          <table:table-cell office:value-type="float" office:value="0.0056280404" calcext:value-type="float">
            <text:p>0.0056280404</text:p>
          </table:table-cell>
          <table:table-cell table:number-columns-repeated="2"/>
          <table:table-cell office:value-type="float" office:value="24.923888" calcext:value-type="float">
            <text:p>24.923888</text:p>
          </table:table-cell>
          <table:table-cell office:value-type="string" calcext:value-type="string">
            <text:p>y</text:p>
          </table:table-cell>
          <table:table-cell office:value-type="float" office:value="16.246083" calcext:value-type="float">
            <text:p>16.246083</text:p>
          </table:table-cell>
          <table:table-cell office:value-type="string" calcext:value-type="string">
            <text:p>h</text:p>
          </table:table-cell>
          <table:table-cell office:value-type="float" office:value="62.645641" calcext:value-type="float">
            <text:p>62.645641</text:p>
          </table:table-cell>
          <table:table-cell office:value-type="string" calcext:value-type="string">
            <text:p>k</text:p>
          </table:table-cell>
          <table:table-cell office:value-type="float" office:value="0.04343415" calcext:value-type="float">
            <text:p>0.04343415</text:p>
          </table:table-cell>
        </table:table-row>
        <table:table-row table:style-name="ro1">
          <table:table-cell office:value-type="float" office:value="-1.2383951" calcext:value-type="float">
            <text:p>-1.2383951</text:p>
          </table:table-cell>
          <table:table-cell office:value-type="string" calcext:value-type="string">
            <text:p>y</text:p>
          </table:table-cell>
          <table:table-cell office:value-type="float" office:value="10.015178" calcext:value-type="float">
            <text:p>10.015178</text:p>
          </table:table-cell>
          <table:table-cell office:value-type="string" calcext:value-type="string">
            <text:p>h</text:p>
          </table:table-cell>
          <table:table-cell office:value-type="float" office:value="89.344758" calcext:value-type="float">
            <text:p>89.344758</text:p>
          </table:table-cell>
          <table:table-cell office:value-type="string" calcext:value-type="string">
            <text:p>k</text:p>
          </table:table-cell>
          <table:table-cell office:value-type="float" office:value="0.0057813544" calcext:value-type="float">
            <text:p>0.0057813544</text:p>
          </table:table-cell>
          <table:table-cell table:number-columns-repeated="2"/>
          <table:table-cell office:value-type="float" office:value="24.834872" calcext:value-type="float">
            <text:p>24.834872</text:p>
          </table:table-cell>
          <table:table-cell office:value-type="string" calcext:value-type="string">
            <text:p>y</text:p>
          </table:table-cell>
          <table:table-cell office:value-type="float" office:value="16.200263" calcext:value-type="float">
            <text:p>16.200263</text:p>
          </table:table-cell>
          <table:table-cell office:value-type="string" calcext:value-type="string">
            <text:p>h</text:p>
          </table:table-cell>
          <table:table-cell office:value-type="float" office:value="62.873436" calcext:value-type="float">
            <text:p>62.873436</text:p>
          </table:table-cell>
          <table:table-cell office:value-type="string" calcext:value-type="string">
            <text:p>k</text:p>
          </table:table-cell>
          <table:table-cell office:value-type="float" office:value="0.035744835" calcext:value-type="float">
            <text:p>0.035744835</text:p>
          </table:table-cell>
        </table:table-row>
        <table:table-row table:style-name="ro1">
          <table:table-cell office:value-type="float" office:value="-1.1357332" calcext:value-type="float">
            <text:p>-1.1357332</text:p>
          </table:table-cell>
          <table:table-cell office:value-type="string" calcext:value-type="string">
            <text:p>y</text:p>
          </table:table-cell>
          <table:table-cell office:value-type="float" office:value="10.016383" calcext:value-type="float">
            <text:p>10.016383</text:p>
          </table:table-cell>
          <table:table-cell office:value-type="string" calcext:value-type="string">
            <text:p>h</text:p>
          </table:table-cell>
          <table:table-cell office:value-type="float" office:value="89.310298" calcext:value-type="float">
            <text:p>89.310298</text:p>
          </table:table-cell>
          <table:table-cell office:value-type="string" calcext:value-type="string">
            <text:p>k</text:p>
          </table:table-cell>
          <table:table-cell office:value-type="float" office:value="0.0059348512" calcext:value-type="float">
            <text:p>0.0059348512</text:p>
          </table:table-cell>
          <table:table-cell table:number-columns-repeated="2"/>
          <table:table-cell office:value-type="float" office:value="24.745678" calcext:value-type="float">
            <text:p>24.745678</text:p>
          </table:table-cell>
          <table:table-cell office:value-type="string" calcext:value-type="string">
            <text:p>y</text:p>
          </table:table-cell>
          <table:table-cell office:value-type="float" office:value="16.154753" calcext:value-type="float">
            <text:p>16.154753</text:p>
          </table:table-cell>
          <table:table-cell office:value-type="string" calcext:value-type="string">
            <text:p>h</text:p>
          </table:table-cell>
          <table:table-cell office:value-type="float" office:value="63.052883" calcext:value-type="float">
            <text:p>63.052883</text:p>
          </table:table-cell>
          <table:table-cell office:value-type="string" calcext:value-type="string">
            <text:p>k</text:p>
          </table:table-cell>
          <table:table-cell office:value-type="float" office:value="0.026553292" calcext:value-type="float">
            <text:p>0.026553292</text:p>
          </table:table-cell>
        </table:table-row>
        <table:table-row table:style-name="ro1">
          <table:table-cell office:value-type="float" office:value="-1.0330867" calcext:value-type="float">
            <text:p>-1.0330867</text:p>
          </table:table-cell>
          <table:table-cell office:value-type="string" calcext:value-type="string">
            <text:p>y</text:p>
          </table:table-cell>
          <table:table-cell office:value-type="float" office:value="10.01765" calcext:value-type="float">
            <text:p>10.01765</text:p>
          </table:table-cell>
          <table:table-cell office:value-type="string" calcext:value-type="string">
            <text:p>h</text:p>
          </table:table-cell>
          <table:table-cell office:value-type="float" office:value="89.274939" calcext:value-type="float">
            <text:p>89.274939</text:p>
          </table:table-cell>
          <table:table-cell office:value-type="string" calcext:value-type="string">
            <text:p>k</text:p>
          </table:table-cell>
          <table:table-cell office:value-type="float" office:value="0.0060885241" calcext:value-type="float">
            <text:p>0.0060885241</text:p>
          </table:table-cell>
          <table:table-cell table:number-columns-repeated="2"/>
          <table:table-cell office:value-type="float" office:value="24.656351" calcext:value-type="float">
            <text:p>24.656351</text:p>
          </table:table-cell>
          <table:table-cell office:value-type="string" calcext:value-type="string">
            <text:p>y</text:p>
          </table:table-cell>
          <table:table-cell office:value-type="float" office:value="16.109472" calcext:value-type="float">
            <text:p>16.109472</text:p>
          </table:table-cell>
          <table:table-cell office:value-type="string" calcext:value-type="string">
            <text:p>h</text:p>
          </table:table-cell>
          <table:table-cell office:value-type="float" office:value="63.175115" calcext:value-type="float">
            <text:p>63.175115</text:p>
          </table:table-cell>
          <table:table-cell office:value-type="string" calcext:value-type="string">
            <text:p>k</text:p>
          </table:table-cell>
          <table:table-cell office:value-type="float" office:value="0.015780437" calcext:value-type="float">
            <text:p>0.015780437</text:p>
          </table:table-cell>
        </table:table-row>
        <table:table-row table:style-name="ro1">
          <table:table-cell office:value-type="float" office:value="-0.93045577" calcext:value-type="float">
            <text:p>-0.93045577</text:p>
          </table:table-cell>
          <table:table-cell office:value-type="string" calcext:value-type="string">
            <text:p>y</text:p>
          </table:table-cell>
          <table:table-cell office:value-type="float" office:value="10.018981" calcext:value-type="float">
            <text:p>10.018981</text:p>
          </table:table-cell>
          <table:table-cell office:value-type="string" calcext:value-type="string">
            <text:p>h</text:p>
          </table:table-cell>
          <table:table-cell office:value-type="float" office:value="89.238682" calcext:value-type="float">
            <text:p>89.238682</text:p>
          </table:table-cell>
          <table:table-cell office:value-type="string" calcext:value-type="string">
            <text:p>k</text:p>
          </table:table-cell>
          <table:table-cell office:value-type="float" office:value="0.0062423661" calcext:value-type="float">
            <text:p>0.0062423661</text:p>
          </table:table-cell>
          <table:table-cell table:number-columns-repeated="2"/>
          <table:table-cell office:value-type="float" office:value="24.566945" calcext:value-type="float">
            <text:p>24.566945</text:p>
          </table:table-cell>
          <table:table-cell office:value-type="string" calcext:value-type="string">
            <text:p>y</text:p>
          </table:table-cell>
          <table:table-cell office:value-type="float" office:value="16.064327" calcext:value-type="float">
            <text:p>16.064327</text:p>
          </table:table-cell>
          <table:table-cell office:value-type="string" calcext:value-type="string">
            <text:p>h</text:p>
          </table:table-cell>
          <table:table-cell office:value-type="float" office:value="63.230804" calcext:value-type="float">
            <text:p>63.230804</text:p>
          </table:table-cell>
          <table:table-cell office:value-type="string" calcext:value-type="string">
            <text:p>k</text:p>
          </table:table-cell>
          <table:table-cell office:value-type="float" office:value="0.0033440044" calcext:value-type="float">
            <text:p>0.0033440044</text:p>
          </table:table-cell>
        </table:table-row>
        <table:table-row table:style-name="ro1">
          <table:table-cell office:value-type="float" office:value="-0.82784093" calcext:value-type="float">
            <text:p>-0.82784093</text:p>
          </table:table-cell>
          <table:table-cell office:value-type="string" calcext:value-type="string">
            <text:p>y</text:p>
          </table:table-cell>
          <table:table-cell office:value-type="float" office:value="10.020378" calcext:value-type="float">
            <text:p>10.020378</text:p>
          </table:table-cell>
          <table:table-cell office:value-type="string" calcext:value-type="string">
            <text:p>h</text:p>
          </table:table-cell>
          <table:table-cell office:value-type="float" office:value="89.201524" calcext:value-type="float">
            <text:p>89.201524</text:p>
          </table:table-cell>
          <table:table-cell office:value-type="string" calcext:value-type="string">
            <text:p>k</text:p>
          </table:table-cell>
          <table:table-cell office:value-type="float" office:value="0.0063963702" calcext:value-type="float">
            <text:p>0.0063963702</text:p>
          </table:table-cell>
          <table:table-cell table:number-columns-repeated="2"/>
          <table:table-cell office:value-type="float" office:value="24.477523" calcext:value-type="float">
            <text:p>24.477523</text:p>
          </table:table-cell>
          <table:table-cell office:value-type="string" calcext:value-type="string">
            <text:p>y</text:p>
          </table:table-cell>
          <table:table-cell office:value-type="float" office:value="16.019211" calcext:value-type="float">
            <text:p>16.019211</text:p>
          </table:table-cell>
          <table:table-cell office:value-type="string" calcext:value-type="string">
            <text:p>h</text:p>
          </table:table-cell>
          <table:table-cell office:value-type="float" office:value="63.210147" calcext:value-type="float">
            <text:p>63.210147</text:p>
          </table:table-cell>
          <table:table-cell office:value-type="string" calcext:value-type="string">
            <text:p>k</text:p>
          </table:table-cell>
          <table:table-cell office:value-type="float" office:value="-0.010842134" calcext:value-type="float">
            <text:p>-0.010842134</text:p>
          </table:table-cell>
        </table:table-row>
        <table:table-row table:style-name="ro1">
          <table:table-cell office:value-type="float" office:value="-0.72524254" calcext:value-type="float">
            <text:p>-0.72524254</text:p>
          </table:table-cell>
          <table:table-cell office:value-type="string" calcext:value-type="string">
            <text:p>y</text:p>
          </table:table-cell>
          <table:table-cell office:value-type="float" office:value="10.021842" calcext:value-type="float">
            <text:p>10.021842</text:p>
          </table:table-cell>
          <table:table-cell office:value-type="string" calcext:value-type="string">
            <text:p>h</text:p>
          </table:table-cell>
          <table:table-cell office:value-type="float" office:value="89.163466" calcext:value-type="float">
            <text:p>89.163466</text:p>
          </table:table-cell>
          <table:table-cell office:value-type="string" calcext:value-type="string">
            <text:p>k</text:p>
          </table:table-cell>
          <table:table-cell office:value-type="float" office:value="0.0065505294" calcext:value-type="float">
            <text:p>0.0065505294</text:p>
          </table:table-cell>
          <table:table-cell table:number-columns-repeated="2"/>
          <table:table-cell office:value-type="float" office:value="24.388156" calcext:value-type="float">
            <text:p>24.388156</text:p>
          </table:table-cell>
          <table:table-cell office:value-type="string" calcext:value-type="string">
            <text:p>y</text:p>
          </table:table-cell>
          <table:table-cell office:value-type="float" office:value="15.973998" calcext:value-type="float">
            <text:p>15.973998</text:p>
          </table:table-cell>
          <table:table-cell office:value-type="string" calcext:value-type="string">
            <text:p>h</text:p>
          </table:table-cell>
          <table:table-cell office:value-type="float" office:value="63.102853" calcext:value-type="float">
            <text:p>63.102853</text:p>
          </table:table-cell>
          <table:table-cell office:value-type="string" calcext:value-type="string">
            <text:p>k</text:p>
          </table:table-cell>
          <table:table-cell office:value-type="float" office:value="-0.026868151" calcext:value-type="float">
            <text:p>-0.026868151</text:p>
          </table:table-cell>
        </table:table-row>
        <table:table-row table:style-name="ro1">
          <table:table-cell office:value-type="float" office:value="-0.62266098" calcext:value-type="float">
            <text:p>-0.62266098</text:p>
          </table:table-cell>
          <table:table-cell office:value-type="string" calcext:value-type="string">
            <text:p>y</text:p>
          </table:table-cell>
          <table:table-cell office:value-type="float" office:value="10.023374" calcext:value-type="float">
            <text:p>10.023374</text:p>
          </table:table-cell>
          <table:table-cell office:value-type="string" calcext:value-type="string">
            <text:p>h</text:p>
          </table:table-cell>
          <table:table-cell office:value-type="float" office:value="89.124508" calcext:value-type="float">
            <text:p>89.124508</text:p>
          </table:table-cell>
          <table:table-cell office:value-type="string" calcext:value-type="string">
            <text:p>k</text:p>
          </table:table-cell>
          <table:table-cell office:value-type="float" office:value="0.0067048365" calcext:value-type="float">
            <text:p>0.0067048365</text:p>
          </table:table-cell>
          <table:table-cell table:number-columns-repeated="2"/>
          <table:table-cell office:value-type="float" office:value="24.298926" calcext:value-type="float">
            <text:p>24.298926</text:p>
          </table:table-cell>
          <table:table-cell office:value-type="string" calcext:value-type="string">
            <text:p>y</text:p>
          </table:table-cell>
          <table:table-cell office:value-type="float" office:value="15.92855" calcext:value-type="float">
            <text:p>15.92855</text:p>
          </table:table-cell>
          <table:table-cell office:value-type="string" calcext:value-type="string">
            <text:p>h</text:p>
          </table:table-cell>
          <table:table-cell office:value-type="float" office:value="62.898125" calcext:value-type="float">
            <text:p>62.898125</text:p>
          </table:table-cell>
          <table:table-cell office:value-type="string" calcext:value-type="string">
            <text:p>k</text:p>
          </table:table-cell>
          <table:table-cell office:value-type="float" office:value="-0.044827557" calcext:value-type="float">
            <text:p>-0.044827557</text:p>
          </table:table-cell>
        </table:table-row>
        <table:table-row table:style-name="ro1">
          <table:table-cell office:value-type="float" office:value="-0.52009664" calcext:value-type="float">
            <text:p>-0.52009664</text:p>
          </table:table-cell>
          <table:table-cell office:value-type="string" calcext:value-type="string">
            <text:p>y</text:p>
          </table:table-cell>
          <table:table-cell office:value-type="float" office:value="10.024977" calcext:value-type="float">
            <text:p>10.024977</text:p>
          </table:table-cell>
          <table:table-cell office:value-type="string" calcext:value-type="string">
            <text:p>h</text:p>
          </table:table-cell>
          <table:table-cell office:value-type="float" office:value="89.084648" calcext:value-type="float">
            <text:p>89.084648</text:p>
          </table:table-cell>
          <table:table-cell office:value-type="string" calcext:value-type="string">
            <text:p>k</text:p>
          </table:table-cell>
          <table:table-cell office:value-type="float" office:value="0.0068592843" calcext:value-type="float">
            <text:p>0.0068592843</text:p>
          </table:table-cell>
          <table:table-cell table:number-columns-repeated="2"/>
          <table:table-cell office:value-type="float" office:value="24.209921" calcext:value-type="float">
            <text:p>24.209921</text:p>
          </table:table-cell>
          <table:table-cell office:value-type="string" calcext:value-type="string">
            <text:p>y</text:p>
          </table:table-cell>
          <table:table-cell office:value-type="float" office:value="15.882712" calcext:value-type="float">
            <text:p>15.882712</text:p>
          </table:table-cell>
          <table:table-cell office:value-type="string" calcext:value-type="string">
            <text:p>h</text:p>
          </table:table-cell>
          <table:table-cell office:value-type="float" office:value="62.584653" calcext:value-type="float">
            <text:p>62.584653</text:p>
          </table:table-cell>
          <table:table-cell office:value-type="string" calcext:value-type="string">
            <text:p>k</text:p>
          </table:table-cell>
          <table:table-cell office:value-type="float" office:value="-0.064815118" calcext:value-type="float">
            <text:p>-0.064815118</text:p>
          </table:table-cell>
        </table:table-row>
        <table:table-row table:style-name="ro1">
          <table:table-cell office:value-type="float" office:value="-0.41754992" calcext:value-type="float">
            <text:p>-0.41754992</text:p>
          </table:table-cell>
          <table:table-cell office:value-type="string" calcext:value-type="string">
            <text:p>y</text:p>
          </table:table-cell>
          <table:table-cell office:value-type="float" office:value="10.026652" calcext:value-type="float">
            <text:p>10.026652</text:p>
          </table:table-cell>
          <table:table-cell office:value-type="string" calcext:value-type="string">
            <text:p>h</text:p>
          </table:table-cell>
          <table:table-cell office:value-type="float" office:value="89.043887" calcext:value-type="float">
            <text:p>89.043887</text:p>
          </table:table-cell>
          <table:table-cell office:value-type="string" calcext:value-type="string">
            <text:p>k</text:p>
          </table:table-cell>
          <table:table-cell office:value-type="float" office:value="0.0070138653" calcext:value-type="float">
            <text:p>0.0070138653</text:p>
          </table:table-cell>
          <table:table-cell table:number-columns-repeated="2"/>
          <table:table-cell office:value-type="float" office:value="24.121241" calcext:value-type="float">
            <text:p>24.121241</text:p>
          </table:table-cell>
          <table:table-cell office:value-type="string" calcext:value-type="string">
            <text:p>y</text:p>
          </table:table-cell>
          <table:table-cell office:value-type="float" office:value="15.836308" calcext:value-type="float">
            <text:p>15.836308</text:p>
          </table:table-cell>
          <table:table-cell office:value-type="string" calcext:value-type="string">
            <text:p>h</text:p>
          </table:table-cell>
          <table:table-cell office:value-type="float" office:value="62.150618" calcext:value-type="float">
            <text:p>62.150618</text:p>
          </table:table-cell>
          <table:table-cell office:value-type="string" calcext:value-type="string">
            <text:p>k</text:p>
          </table:table-cell>
          <table:table-cell office:value-type="float" office:value="-0.086922731" calcext:value-type="float">
            <text:p>-0.086922731</text:p>
          </table:table-cell>
        </table:table-row>
        <table:table-row table:style-name="ro1">
          <table:table-cell office:value-type="float" office:value="-0.31502119" calcext:value-type="float">
            <text:p>-0.31502119</text:p>
          </table:table-cell>
          <table:table-cell office:value-type="string" calcext:value-type="string">
            <text:p>y</text:p>
          </table:table-cell>
          <table:table-cell office:value-type="float" office:value="10.0284" calcext:value-type="float">
            <text:p>10.0284</text:p>
          </table:table-cell>
          <table:table-cell office:value-type="string" calcext:value-type="string">
            <text:p>h</text:p>
          </table:table-cell>
          <table:table-cell office:value-type="float" office:value="89.002224" calcext:value-type="float">
            <text:p>89.002224</text:p>
          </table:table-cell>
          <table:table-cell office:value-type="string" calcext:value-type="string">
            <text:p>k</text:p>
          </table:table-cell>
          <table:table-cell office:value-type="float" office:value="0.0071685722" calcext:value-type="float">
            <text:p>0.0071685722</text:p>
          </table:table-cell>
          <table:table-cell table:number-columns-repeated="2"/>
          <table:table-cell office:value-type="float" office:value="24.032999" calcext:value-type="float">
            <text:p>24.032999</text:p>
          </table:table-cell>
          <table:table-cell office:value-type="string" calcext:value-type="string">
            <text:p>y</text:p>
          </table:table-cell>
          <table:table-cell office:value-type="float" office:value="15.789149" calcext:value-type="float">
            <text:p>15.789149</text:p>
          </table:table-cell>
          <table:table-cell office:value-type="string" calcext:value-type="string">
            <text:p>h</text:p>
          </table:table-cell>
          <table:table-cell office:value-type="float" office:value="61.58371" calcext:value-type="float">
            <text:p>61.58371</text:p>
          </table:table-cell>
          <table:table-cell office:value-type="string" calcext:value-type="string">
            <text:p>k</text:p>
          </table:table-cell>
          <table:table-cell office:value-type="float" office:value="-0.11123243" calcext:value-type="float">
            <text:p>-0.11123243</text:p>
          </table:table-cell>
        </table:table-row>
        <table:table-row table:style-name="ro1">
          <table:table-cell office:value-type="float" office:value="-0.21251086" calcext:value-type="float">
            <text:p>-0.21251086</text:p>
          </table:table-cell>
          <table:table-cell office:value-type="string" calcext:value-type="string">
            <text:p>y</text:p>
          </table:table-cell>
          <table:table-cell office:value-type="float" office:value="10.030224" calcext:value-type="float">
            <text:p>10.030224</text:p>
          </table:table-cell>
          <table:table-cell office:value-type="string" calcext:value-type="string">
            <text:p>h</text:p>
          </table:table-cell>
          <table:table-cell office:value-type="float" office:value="88.959659" calcext:value-type="float">
            <text:p>88.959659</text:p>
          </table:table-cell>
          <table:table-cell office:value-type="string" calcext:value-type="string">
            <text:p>k</text:p>
          </table:table-cell>
          <table:table-cell office:value-type="float" office:value="0.0073233974" calcext:value-type="float">
            <text:p>0.0073233974</text:p>
          </table:table-cell>
          <table:table-cell table:number-columns-repeated="2"/>
          <table:table-cell office:value-type="float" office:value="23.945314" calcext:value-type="float">
            <text:p>23.945314</text:p>
          </table:table-cell>
          <table:table-cell office:value-type="string" calcext:value-type="string">
            <text:p>y</text:p>
          </table:table-cell>
          <table:table-cell office:value-type="float" office:value="15.741024" calcext:value-type="float">
            <text:p>15.741024</text:p>
          </table:table-cell>
          <table:table-cell office:value-type="string" calcext:value-type="string">
            <text:p>h</text:p>
          </table:table-cell>
          <table:table-cell office:value-type="float" office:value="60.871192" calcext:value-type="float">
            <text:p>60.871192</text:p>
          </table:table-cell>
          <table:table-cell office:value-type="string" calcext:value-type="string">
            <text:p>k</text:p>
          </table:table-cell>
          <table:table-cell office:value-type="float" office:value="-0.13780553" calcext:value-type="float">
            <text:p>-0.13780553</text:p>
          </table:table-cell>
        </table:table-row>
        <table:table-row table:style-name="ro1">
          <table:table-cell office:value-type="float" office:value="-0.1100193" calcext:value-type="float">
            <text:p>-0.1100193</text:p>
          </table:table-cell>
          <table:table-cell office:value-type="string" calcext:value-type="string">
            <text:p>y</text:p>
          </table:table-cell>
          <table:table-cell office:value-type="float" office:value="10.032124" calcext:value-type="float">
            <text:p>10.032124</text:p>
          </table:table-cell>
          <table:table-cell office:value-type="string" calcext:value-type="string">
            <text:p>h</text:p>
          </table:table-cell>
          <table:table-cell office:value-type="float" office:value="88.916191" calcext:value-type="float">
            <text:p>88.916191</text:p>
          </table:table-cell>
          <table:table-cell office:value-type="string" calcext:value-type="string">
            <text:p>k</text:p>
          </table:table-cell>
          <table:table-cell office:value-type="float" office:value="0.0074783332" calcext:value-type="float">
            <text:p>0.0074783332</text:p>
          </table:table-cell>
          <table:table-cell table:number-columns-repeated="2"/>
          <table:table-cell office:value-type="float" office:value="23.858319" calcext:value-type="float">
            <text:p>23.858319</text:p>
          </table:table-cell>
          <table:table-cell office:value-type="string" calcext:value-type="string">
            <text:p>y</text:p>
          </table:table-cell>
          <table:table-cell office:value-type="float" office:value="15.691703" calcext:value-type="float">
            <text:p>15.691703</text:p>
          </table:table-cell>
          <table:table-cell office:value-type="string" calcext:value-type="string">
            <text:p>h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k</text:p>
          </table:table-cell>
          <table:table-cell office:value-type="float" office:value="-0.16666667" calcext:value-type="float">
            <text:p>-0.16666667</text:p>
          </table:table-cell>
        </table:table-row>
        <table:table-row table:style-name="ro1">
          <table:table-cell office:value-type="float" office:value="-0.0075468958" calcext:value-type="float">
            <text:p>-0.0075468958</text:p>
          </table:table-cell>
          <table:table-cell office:value-type="string" calcext:value-type="string">
            <text:p>y</text:p>
          </table:table-cell>
          <table:table-cell office:value-type="float" office:value="10.034102" calcext:value-type="float">
            <text:p>10.034102</text:p>
          </table:table-cell>
          <table:table-cell office:value-type="string" calcext:value-type="string">
            <text:p>h</text:p>
          </table:table-cell>
          <table:table-cell office:value-type="float" office:value="88.871821" calcext:value-type="float">
            <text:p>88.871821</text:p>
          </table:table-cell>
          <table:table-cell office:value-type="string" calcext:value-type="string">
            <text:p>k</text:p>
          </table:table-cell>
          <table:table-cell office:value-type="float" office:value="0.0076333719" calcext:value-type="float">
            <text:p>0.0076333719</text:p>
          </table:table-cell>
          <table:table-cell table:number-columns-repeated="2"/>
          <table:table-cell office:value-type="float" office:value="23.84012" calcext:value-type="float">
            <text:p>23.84012</text:p>
          </table:table-cell>
          <table:table-cell office:value-type="string" calcext:value-type="string">
            <text:p>y</text:p>
          </table:table-cell>
          <table:table-cell office:value-type="float" office:value="15.681153" calcext:value-type="float">
            <text:p>15.681153</text:p>
          </table:table-cell>
          <table:table-cell office:value-type="string" calcext:value-type="string">
            <text:p>h</text:p>
          </table:table-cell>
          <table:table-cell office:value-type="float" office:value="59.996494" calcext:value-type="float">
            <text:p>59.996494</text:p>
          </table:table-cell>
          <table:table-cell office:value-type="string" calcext:value-type="string">
            <text:p>k</text:p>
          </table:table-cell>
          <table:table-cell office:value-type="float" office:value="-0.16666667" calcext:value-type="float">
            <text:p>-0.16666667</text:p>
          </table:table-cell>
        </table:table-row>
        <table:table-row table:style-name="ro1">
          <table:table-cell office:value-type="float" office:value="0.094905954" calcext:value-type="float">
            <text:p>0.094905954</text:p>
          </table:table-cell>
          <table:table-cell office:value-type="string" calcext:value-type="string">
            <text:p>y</text:p>
          </table:table-cell>
          <table:table-cell office:value-type="float" office:value="10.03616" calcext:value-type="float">
            <text:p>10.03616</text:p>
          </table:table-cell>
          <table:table-cell office:value-type="string" calcext:value-type="string">
            <text:p>h</text:p>
          </table:table-cell>
          <table:table-cell office:value-type="float" office:value="88.826548" calcext:value-type="float">
            <text:p>88.826548</text:p>
          </table:table-cell>
          <table:table-cell office:value-type="string" calcext:value-type="string">
            <text:p>k</text:p>
          </table:table-cell>
          <table:table-cell office:value-type="float" office:value="0.0077885057" calcext:value-type="float">
            <text:p>0.0077885057</text:p>
          </table:table-cell>
          <table:table-cell table:number-columns-repeated="2"/>
          <table:table-cell office:value-type="float" office:value="23.754109" calcext:value-type="float">
            <text:p>23.754109</text:p>
          </table:table-cell>
          <table:table-cell office:value-type="string" calcext:value-type="string">
            <text:p>y</text:p>
          </table:table-cell>
          <table:table-cell office:value-type="float" office:value="15.630128" calcext:value-type="float">
            <text:p>15.630128</text:p>
          </table:table-cell>
          <table:table-cell office:value-type="string" calcext:value-type="string">
            <text:p>h</text:p>
          </table:table-cell>
          <table:table-cell office:value-type="float" office:value="59.979826" calcext:value-type="float">
            <text:p>59.979826</text:p>
          </table:table-cell>
          <table:table-cell office:value-type="string" calcext:value-type="string">
            <text:p>k</text:p>
          </table:table-cell>
          <table:table-cell office:value-type="float" office:value="-0.16666667" calcext:value-type="float">
            <text:p>-0.16666667</text:p>
          </table:table-cell>
        </table:table-row>
        <table:table-row table:style-name="ro1">
          <table:table-cell office:value-type="float" office:value="0.19733887" calcext:value-type="float">
            <text:p>0.19733887</text:p>
          </table:table-cell>
          <table:table-cell office:value-type="string" calcext:value-type="string">
            <text:p>y</text:p>
          </table:table-cell>
          <table:table-cell office:value-type="float" office:value="10.038299" calcext:value-type="float">
            <text:p>10.038299</text:p>
          </table:table-cell>
          <table:table-cell office:value-type="string" calcext:value-type="string">
            <text:p>h</text:p>
          </table:table-cell>
          <table:table-cell office:value-type="float" office:value="88.780372" calcext:value-type="float">
            <text:p>88.780372</text:p>
          </table:table-cell>
          <table:table-cell office:value-type="string" calcext:value-type="string">
            <text:p>k</text:p>
          </table:table-cell>
          <table:table-cell office:value-type="float" office:value="0.0079437265" calcext:value-type="float">
            <text:p>0.0079437265</text:p>
          </table:table-cell>
          <table:table-cell table:number-columns-repeated="2"/>
          <table:table-cell office:value-type="float" office:value="23.668933" calcext:value-type="float">
            <text:p>23.668933</text:p>
          </table:table-cell>
          <table:table-cell office:value-type="string" calcext:value-type="string">
            <text:p>y</text:p>
          </table:table-cell>
          <table:table-cell office:value-type="float" office:value="15.577658" calcext:value-type="float">
            <text:p>15.577658</text:p>
          </table:table-cell>
          <table:table-cell office:value-type="string" calcext:value-type="string">
            <text:p>h</text:p>
          </table:table-cell>
          <table:table-cell office:value-type="float" office:value="59.963152" calcext:value-type="float">
            <text:p>59.963152</text:p>
          </table:table-cell>
          <table:table-cell office:value-type="string" calcext:value-type="string">
            <text:p>k</text:p>
          </table:table-cell>
          <table:table-cell office:value-type="float" office:value="-0.16666667" calcext:value-type="float">
            <text:p>-0.16666667</text:p>
          </table:table-cell>
        </table:table-row>
        <table:table-row table:style-name="ro1">
          <table:table-cell office:value-type="float" office:value="0.29975146" calcext:value-type="float">
            <text:p>0.29975146</text:p>
          </table:table-cell>
          <table:table-cell office:value-type="string" calcext:value-type="string">
            <text:p>y</text:p>
          </table:table-cell>
          <table:table-cell office:value-type="float" office:value="10.040521" calcext:value-type="float">
            <text:p>10.040521</text:p>
          </table:table-cell>
          <table:table-cell office:value-type="string" calcext:value-type="string">
            <text:p>h</text:p>
          </table:table-cell>
          <table:table-cell office:value-type="float" office:value="88.733293" calcext:value-type="float">
            <text:p>88.733293</text:p>
          </table:table-cell>
          <table:table-cell office:value-type="string" calcext:value-type="string">
            <text:p>k</text:p>
          </table:table-cell>
          <table:table-cell office:value-type="float" office:value="0.0080990262" calcext:value-type="float">
            <text:p>0.0080990262</text:p>
          </table:table-cell>
          <table:table-cell table:number-columns-repeated="2"/>
          <table:table-cell office:value-type="float" office:value="23.584591" calcext:value-type="float">
            <text:p>23.584591</text:p>
          </table:table-cell>
          <table:table-cell office:value-type="string" calcext:value-type="string">
            <text:p>y</text:p>
          </table:table-cell>
          <table:table-cell office:value-type="float" office:value="15.523742" calcext:value-type="float">
            <text:p>15.523742</text:p>
          </table:table-cell>
          <table:table-cell office:value-type="string" calcext:value-type="string">
            <text:p>h</text:p>
          </table:table-cell>
          <table:table-cell office:value-type="float" office:value="59.946468" calcext:value-type="float">
            <text:p>59.946468</text:p>
          </table:table-cell>
          <table:table-cell office:value-type="string" calcext:value-type="string">
            <text:p>k</text:p>
          </table:table-cell>
          <table:table-cell office:value-type="float" office:value="-0.16666667" calcext:value-type="float">
            <text:p>-0.16666667</text:p>
          </table:table-cell>
        </table:table-row>
        <table:table-row table:style-name="ro1">
          <table:table-cell office:value-type="float" office:value="0.40214334" calcext:value-type="float">
            <text:p>0.40214334</text:p>
          </table:table-cell>
          <table:table-cell office:value-type="string" calcext:value-type="string">
            <text:p>y</text:p>
          </table:table-cell>
          <table:table-cell office:value-type="float" office:value="10.042828" calcext:value-type="float">
            <text:p>10.042828</text:p>
          </table:table-cell>
          <table:table-cell office:value-type="string" calcext:value-type="string">
            <text:p>h</text:p>
          </table:table-cell>
          <table:table-cell office:value-type="float" office:value="88.685311" calcext:value-type="float">
            <text:p>88.685311</text:p>
          </table:table-cell>
          <table:table-cell office:value-type="string" calcext:value-type="string">
            <text:p>k</text:p>
          </table:table-cell>
          <table:table-cell office:value-type="float" office:value="0.0082543967" calcext:value-type="float">
            <text:p>0.0082543967</text:p>
          </table:table-cell>
          <table:table-cell table:number-columns-repeated="2"/>
          <table:table-cell office:value-type="float" office:value="23.501087" calcext:value-type="float">
            <text:p>23.501087</text:p>
          </table:table-cell>
          <table:table-cell office:value-type="string" calcext:value-type="string">
            <text:p>y</text:p>
          </table:table-cell>
          <table:table-cell office:value-type="float" office:value="15.468376" calcext:value-type="float">
            <text:p>15.468376</text:p>
          </table:table-cell>
          <table:table-cell office:value-type="string" calcext:value-type="string">
            <text:p>h</text:p>
          </table:table-cell>
          <table:table-cell office:value-type="float" office:value="59.92977" calcext:value-type="float">
            <text:p>59.92977</text:p>
          </table:table-cell>
          <table:table-cell office:value-type="string" calcext:value-type="string">
            <text:p>k</text:p>
          </table:table-cell>
          <table:table-cell office:value-type="float" office:value="-0.16666667" calcext:value-type="float">
            <text:p>-0.16666667</text:p>
          </table:table-cell>
        </table:table-row>
        <table:table-row table:style-name="ro1">
          <table:table-cell office:value-type="float" office:value="0.50451413" calcext:value-type="float">
            <text:p>0.50451413</text:p>
          </table:table-cell>
          <table:table-cell office:value-type="string" calcext:value-type="string">
            <text:p>y</text:p>
          </table:table-cell>
          <table:table-cell office:value-type="float" office:value="10.045221" calcext:value-type="float">
            <text:p>10.045221</text:p>
          </table:table-cell>
          <table:table-cell office:value-type="string" calcext:value-type="string">
            <text:p>h</text:p>
          </table:table-cell>
          <table:table-cell office:value-type="float" office:value="88.636426" calcext:value-type="float">
            <text:p>88.636426</text:p>
          </table:table-cell>
          <table:table-cell office:value-type="string" calcext:value-type="string">
            <text:p>k</text:p>
          </table:table-cell>
          <table:table-cell office:value-type="float" office:value="0.0084098295" calcext:value-type="float">
            <text:p>0.0084098295</text:p>
          </table:table-cell>
          <table:table-cell table:number-columns-repeated="2"/>
          <table:table-cell office:value-type="float" office:value="23.418422" calcext:value-type="float">
            <text:p>23.418422</text:p>
          </table:table-cell>
          <table:table-cell office:value-type="string" calcext:value-type="string">
            <text:p>y</text:p>
          </table:table-cell>
          <table:table-cell office:value-type="float" office:value="15.411556" calcext:value-type="float">
            <text:p>15.411556</text:p>
          </table:table-cell>
          <table:table-cell office:value-type="string" calcext:value-type="string">
            <text:p>h</text:p>
          </table:table-cell>
          <table:table-cell office:value-type="float" office:value="59.913051" calcext:value-type="float">
            <text:p>59.913051</text:p>
          </table:table-cell>
          <table:table-cell office:value-type="string" calcext:value-type="string">
            <text:p>k</text:p>
          </table:table-cell>
          <table:table-cell office:value-type="float" office:value="-0.16666667" calcext:value-type="float">
            <text:p>-0.16666667</text:p>
          </table:table-cell>
        </table:table-row>
        <table:table-row table:style-name="ro1">
          <table:table-cell office:value-type="float" office:value="0.60686344" calcext:value-type="float">
            <text:p>0.60686344</text:p>
          </table:table-cell>
          <table:table-cell office:value-type="string" calcext:value-type="string">
            <text:p>y</text:p>
          </table:table-cell>
          <table:table-cell office:value-type="float" office:value="10.047702" calcext:value-type="float">
            <text:p>10.047702</text:p>
          </table:table-cell>
          <table:table-cell office:value-type="string" calcext:value-type="string">
            <text:p>h</text:p>
          </table:table-cell>
          <table:table-cell office:value-type="float" office:value="88.586639" calcext:value-type="float">
            <text:p>88.586639</text:p>
          </table:table-cell>
          <table:table-cell office:value-type="string" calcext:value-type="string">
            <text:p>k</text:p>
          </table:table-cell>
          <table:table-cell office:value-type="float" office:value="0.0085653163" calcext:value-type="float">
            <text:p>0.0085653163</text:p>
          </table:table-cell>
          <table:table-cell table:number-columns-repeated="2"/>
          <table:table-cell office:value-type="float" office:value="23.3366" calcext:value-type="float">
            <text:p>23.3366</text:p>
          </table:table-cell>
          <table:table-cell office:value-type="string" calcext:value-type="string">
            <text:p>y</text:p>
          </table:table-cell>
          <table:table-cell office:value-type="float" office:value="15.353276" calcext:value-type="float">
            <text:p>15.353276</text:p>
          </table:table-cell>
          <table:table-cell office:value-type="string" calcext:value-type="string">
            <text:p>h</text:p>
          </table:table-cell>
          <table:table-cell office:value-type="float" office:value="59.896308" calcext:value-type="float">
            <text:p>59.896308</text:p>
          </table:table-cell>
          <table:table-cell office:value-type="string" calcext:value-type="string">
            <text:p>k</text:p>
          </table:table-cell>
          <table:table-cell office:value-type="float" office:value="-0.16666667" calcext:value-type="float">
            <text:p>-0.16666667</text:p>
          </table:table-cell>
        </table:table-row>
        <table:table-row table:style-name="ro1">
          <table:table-cell office:value-type="float" office:value="0.70919088" calcext:value-type="float">
            <text:p>0.70919088</text:p>
          </table:table-cell>
          <table:table-cell office:value-type="string" calcext:value-type="string">
            <text:p>y</text:p>
          </table:table-cell>
          <table:table-cell office:value-type="float" office:value="10.050272" calcext:value-type="float">
            <text:p>10.050272</text:p>
          </table:table-cell>
          <table:table-cell office:value-type="string" calcext:value-type="string">
            <text:p>h</text:p>
          </table:table-cell>
          <table:table-cell office:value-type="float" office:value="88.535949" calcext:value-type="float">
            <text:p>88.535949</text:p>
          </table:table-cell>
          <table:table-cell office:value-type="string" calcext:value-type="string">
            <text:p>k</text:p>
          </table:table-cell>
          <table:table-cell office:value-type="float" office:value="0.0087208484" calcext:value-type="float">
            <text:p>0.0087208484</text:p>
          </table:table-cell>
          <table:table-cell table:number-columns-repeated="2"/>
          <table:table-cell office:value-type="float" office:value="23.255625" calcext:value-type="float">
            <text:p>23.255625</text:p>
          </table:table-cell>
          <table:table-cell office:value-type="string" calcext:value-type="string">
            <text:p>y</text:p>
          </table:table-cell>
          <table:table-cell office:value-type="float" office:value="15.293529" calcext:value-type="float">
            <text:p>15.293529</text:p>
          </table:table-cell>
          <table:table-cell office:value-type="string" calcext:value-type="string">
            <text:p>h</text:p>
          </table:table-cell>
          <table:table-cell office:value-type="float" office:value="59.879536" calcext:value-type="float">
            <text:p>59.879536</text:p>
          </table:table-cell>
          <table:table-cell office:value-type="string" calcext:value-type="string">
            <text:p>k</text:p>
          </table:table-cell>
          <table:table-cell office:value-type="float" office:value="-0.16666667" calcext:value-type="float">
            <text:p>-0.16666667</text:p>
          </table:table-cell>
        </table:table-row>
        <table:table-row table:style-name="ro1">
          <table:table-cell office:value-type="float" office:value="0.81149608" calcext:value-type="float">
            <text:p>0.81149608</text:p>
          </table:table-cell>
          <table:table-cell office:value-type="string" calcext:value-type="string">
            <text:p>y</text:p>
          </table:table-cell>
          <table:table-cell office:value-type="float" office:value="10.052932" calcext:value-type="float">
            <text:p>10.052932</text:p>
          </table:table-cell>
          <table:table-cell office:value-type="string" calcext:value-type="string">
            <text:p>h</text:p>
          </table:table-cell>
          <table:table-cell office:value-type="float" office:value="88.484357" calcext:value-type="float">
            <text:p>88.484357</text:p>
          </table:table-cell>
          <table:table-cell office:value-type="string" calcext:value-type="string">
            <text:p>k</text:p>
          </table:table-cell>
          <table:table-cell office:value-type="float" office:value="0.008876417" calcext:value-type="float">
            <text:p>0.008876417</text:p>
          </table:table-cell>
          <table:table-cell table:number-columns-repeated="2"/>
          <table:table-cell office:value-type="float" office:value="23.175501" calcext:value-type="float">
            <text:p>23.175501</text:p>
          </table:table-cell>
          <table:table-cell office:value-type="string" calcext:value-type="string">
            <text:p>y</text:p>
          </table:table-cell>
          <table:table-cell office:value-type="float" office:value="15.232306" calcext:value-type="float">
            <text:p>15.232306</text:p>
          </table:table-cell>
          <table:table-cell office:value-type="string" calcext:value-type="string">
            <text:p>h</text:p>
          </table:table-cell>
          <table:table-cell office:value-type="float" office:value="59.86273" calcext:value-type="float">
            <text:p>59.86273</text:p>
          </table:table-cell>
          <table:table-cell office:value-type="string" calcext:value-type="string">
            <text:p>k</text:p>
          </table:table-cell>
          <table:table-cell office:value-type="float" office:value="-0.16666667" calcext:value-type="float">
            <text:p>-0.16666667</text:p>
          </table:table-cell>
        </table:table-row>
        <table:table-row table:style-name="ro1">
          <table:table-cell office:value-type="float" office:value="0.91377864" calcext:value-type="float">
            <text:p>0.91377864</text:p>
          </table:table-cell>
          <table:table-cell office:value-type="string" calcext:value-type="string">
            <text:p>y</text:p>
          </table:table-cell>
          <table:table-cell office:value-type="float" office:value="10.055685" calcext:value-type="float">
            <text:p>10.055685</text:p>
          </table:table-cell>
          <table:table-cell office:value-type="string" calcext:value-type="string">
            <text:p>h</text:p>
          </table:table-cell>
          <table:table-cell office:value-type="float" office:value="88.431863" calcext:value-type="float">
            <text:p>88.431863</text:p>
          </table:table-cell>
          <table:table-cell office:value-type="string" calcext:value-type="string">
            <text:p>k</text:p>
          </table:table-cell>
          <table:table-cell office:value-type="float" office:value="0.0090320134" calcext:value-type="float">
            <text:p>0.0090320134</text:p>
          </table:table-cell>
          <table:table-cell table:number-columns-repeated="2"/>
          <table:table-cell office:value-type="float" office:value="23.096235" calcext:value-type="float">
            <text:p>23.096235</text:p>
          </table:table-cell>
          <table:table-cell office:value-type="string" calcext:value-type="string">
            <text:p>y</text:p>
          </table:table-cell>
          <table:table-cell office:value-type="float" office:value="15.169599" calcext:value-type="float">
            <text:p>15.169599</text:p>
          </table:table-cell>
          <table:table-cell office:value-type="string" calcext:value-type="string">
            <text:p>h</text:p>
          </table:table-cell>
          <table:table-cell office:value-type="float" office:value="59.845885" calcext:value-type="float">
            <text:p>59.845885</text:p>
          </table:table-cell>
          <table:table-cell office:value-type="string" calcext:value-type="string">
            <text:p>k</text:p>
          </table:table-cell>
          <table:table-cell office:value-type="float" office:value="-0.16666667" calcext:value-type="float">
            <text:p>-0.16666667</text:p>
          </table:table-cell>
        </table:table-row>
        <table:table-row table:style-name="ro1">
          <table:table-cell office:value-type="float" office:value="1.0160382" calcext:value-type="float">
            <text:p>1.0160382</text:p>
          </table:table-cell>
          <table:table-cell office:value-type="string" calcext:value-type="string">
            <text:p>y</text:p>
          </table:table-cell>
          <table:table-cell office:value-type="float" office:value="10.058532" calcext:value-type="float">
            <text:p>10.058532</text:p>
          </table:table-cell>
          <table:table-cell office:value-type="string" calcext:value-type="string">
            <text:p>h</text:p>
          </table:table-cell>
          <table:table-cell office:value-type="float" office:value="88.378468" calcext:value-type="float">
            <text:p>88.378468</text:p>
          </table:table-cell>
          <table:table-cell office:value-type="string" calcext:value-type="string">
            <text:p>k</text:p>
          </table:table-cell>
          <table:table-cell office:value-type="float" office:value="0.0091876286" calcext:value-type="float">
            <text:p>0.0091876286</text:p>
          </table:table-cell>
          <table:table-cell table:number-columns-repeated="2"/>
          <table:table-cell office:value-type="float" office:value="23.017833" calcext:value-type="float">
            <text:p>23.017833</text:p>
          </table:table-cell>
          <table:table-cell office:value-type="string" calcext:value-type="string">
            <text:p>y</text:p>
          </table:table-cell>
          <table:table-cell office:value-type="float" office:value="15.105395" calcext:value-type="float">
            <text:p>15.105395</text:p>
          </table:table-cell>
          <table:table-cell office:value-type="string" calcext:value-type="string">
            <text:p>h</text:p>
          </table:table-cell>
          <table:table-cell office:value-type="float" office:value="59.828995" calcext:value-type="float">
            <text:p>59.828995</text:p>
          </table:table-cell>
          <table:table-cell office:value-type="string" calcext:value-type="string">
            <text:p>k</text:p>
          </table:table-cell>
          <table:table-cell office:value-type="float" office:value="-0.16666667" calcext:value-type="float">
            <text:p>-0.16666667</text:p>
          </table:table-cell>
        </table:table-row>
        <table:table-row table:style-name="ro1">
          <table:table-cell office:value-type="float" office:value="1.1182743" calcext:value-type="float">
            <text:p>1.1182743</text:p>
          </table:table-cell>
          <table:table-cell office:value-type="string" calcext:value-type="string">
            <text:p>y</text:p>
          </table:table-cell>
          <table:table-cell office:value-type="float" office:value="10.061475" calcext:value-type="float">
            <text:p>10.061475</text:p>
          </table:table-cell>
          <table:table-cell office:value-type="string" calcext:value-type="string">
            <text:p>h</text:p>
          </table:table-cell>
          <table:table-cell office:value-type="float" office:value="88.324171" calcext:value-type="float">
            <text:p>88.324171</text:p>
          </table:table-cell>
          <table:table-cell office:value-type="string" calcext:value-type="string">
            <text:p>k</text:p>
          </table:table-cell>
          <table:table-cell office:value-type="float" office:value="0.0093432534" calcext:value-type="float">
            <text:p>0.0093432534</text:p>
          </table:table-cell>
          <table:table-cell table:number-columns-repeated="2"/>
          <table:table-cell office:value-type="float" office:value="22.940302" calcext:value-type="float">
            <text:p>22.940302</text:p>
          </table:table-cell>
          <table:table-cell office:value-type="string" calcext:value-type="string">
            <text:p>y</text:p>
          </table:table-cell>
          <table:table-cell office:value-type="float" office:value="15.039683" calcext:value-type="float">
            <text:p>15.039683</text:p>
          </table:table-cell>
          <table:table-cell office:value-type="string" calcext:value-type="string">
            <text:p>h</text:p>
          </table:table-cell>
          <table:table-cell office:value-type="float" office:value="59.812056" calcext:value-type="float">
            <text:p>59.812056</text:p>
          </table:table-cell>
          <table:table-cell office:value-type="string" calcext:value-type="string">
            <text:p>k</text:p>
          </table:table-cell>
          <table:table-cell office:value-type="float" office:value="-0.16666667" calcext:value-type="float">
            <text:p>-0.16666667</text:p>
          </table:table-cell>
        </table:table-row>
        <table:table-row table:style-name="ro1">
          <table:table-cell office:value-type="float" office:value="1.2204867" calcext:value-type="float">
            <text:p>1.2204867</text:p>
          </table:table-cell>
          <table:table-cell office:value-type="string" calcext:value-type="string">
            <text:p>y</text:p>
          </table:table-cell>
          <table:table-cell office:value-type="float" office:value="10.064514" calcext:value-type="float">
            <text:p>10.064514</text:p>
          </table:table-cell>
          <table:table-cell office:value-type="string" calcext:value-type="string">
            <text:p>h</text:p>
          </table:table-cell>
          <table:table-cell office:value-type="float" office:value="88.268974" calcext:value-type="float">
            <text:p>88.268974</text:p>
          </table:table-cell>
          <table:table-cell office:value-type="string" calcext:value-type="string">
            <text:p>k</text:p>
          </table:table-cell>
          <table:table-cell office:value-type="float" office:value="0.0094988784" calcext:value-type="float">
            <text:p>0.0094988784</text:p>
          </table:table-cell>
          <table:table-cell table:number-columns-repeated="2"/>
          <table:table-cell office:value-type="float" office:value="22.86365" calcext:value-type="float">
            <text:p>22.86365</text:p>
          </table:table-cell>
          <table:table-cell office:value-type="string" calcext:value-type="string">
            <text:p>y</text:p>
          </table:table-cell>
          <table:table-cell office:value-type="float" office:value="14.972449" calcext:value-type="float">
            <text:p>14.972449</text:p>
          </table:table-cell>
          <table:table-cell office:value-type="string" calcext:value-type="string">
            <text:p>h</text:p>
          </table:table-cell>
          <table:table-cell office:value-type="float" office:value="59.795062" calcext:value-type="float">
            <text:p>59.795062</text:p>
          </table:table-cell>
          <table:table-cell office:value-type="string" calcext:value-type="string">
            <text:p>k</text:p>
          </table:table-cell>
          <table:table-cell office:value-type="float" office:value="-0.16666667" calcext:value-type="float">
            <text:p>-0.16666667</text:p>
          </table:table-cell>
        </table:table-row>
        <table:table-row table:style-name="ro1">
          <table:table-cell office:value-type="float" office:value="1.3226749" calcext:value-type="float">
            <text:p>1.3226749</text:p>
          </table:table-cell>
          <table:table-cell office:value-type="string" calcext:value-type="string">
            <text:p>y</text:p>
          </table:table-cell>
          <table:table-cell office:value-type="float" office:value="10.067653" calcext:value-type="float">
            <text:p>10.067653</text:p>
          </table:table-cell>
          <table:table-cell office:value-type="string" calcext:value-type="string">
            <text:p>h</text:p>
          </table:table-cell>
          <table:table-cell office:value-type="float" office:value="88.212876" calcext:value-type="float">
            <text:p>88.212876</text:p>
          </table:table-cell>
          <table:table-cell office:value-type="string" calcext:value-type="string">
            <text:p>k</text:p>
          </table:table-cell>
          <table:table-cell office:value-type="float" office:value="0.0096544944" calcext:value-type="float">
            <text:p>0.0096544944</text:p>
          </table:table-cell>
          <table:table-cell table:number-columns-repeated="2"/>
          <table:table-cell office:value-type="float" office:value="22.787886" calcext:value-type="float">
            <text:p>22.787886</text:p>
          </table:table-cell>
          <table:table-cell office:value-type="string" calcext:value-type="string">
            <text:p>y</text:p>
          </table:table-cell>
          <table:table-cell office:value-type="float" office:value="14.903676" calcext:value-type="float">
            <text:p>14.903676</text:p>
          </table:table-cell>
          <table:table-cell office:value-type="string" calcext:value-type="string">
            <text:p>h</text:p>
          </table:table-cell>
          <table:table-cell office:value-type="float" office:value="59.778009" calcext:value-type="float">
            <text:p>59.778009</text:p>
          </table:table-cell>
          <table:table-cell office:value-type="string" calcext:value-type="string">
            <text:p>k</text:p>
          </table:table-cell>
          <table:table-cell office:value-type="float" office:value="-0.16666667" calcext:value-type="float">
            <text:p>-0.16666667</text:p>
          </table:table-cell>
        </table:table-row>
        <table:table-row table:style-name="ro1">
          <table:table-cell office:value-type="float" office:value="1.4248386" calcext:value-type="float">
            <text:p>1.4248386</text:p>
          </table:table-cell>
          <table:table-cell office:value-type="string" calcext:value-type="string">
            <text:p>y</text:p>
          </table:table-cell>
          <table:table-cell office:value-type="float" office:value="10.070891" calcext:value-type="float">
            <text:p>10.070891</text:p>
          </table:table-cell>
          <table:table-cell office:value-type="string" calcext:value-type="string">
            <text:p>h</text:p>
          </table:table-cell>
          <table:table-cell office:value-type="float" office:value="88.155879" calcext:value-type="float">
            <text:p>88.155879</text:p>
          </table:table-cell>
          <table:table-cell office:value-type="string" calcext:value-type="string">
            <text:p>k</text:p>
          </table:table-cell>
          <table:table-cell office:value-type="float" office:value="0.0098100917" calcext:value-type="float">
            <text:p>0.0098100917</text:p>
          </table:table-cell>
          <table:table-cell table:number-columns-repeated="2"/>
          <table:table-cell office:value-type="float" office:value="22.713019" calcext:value-type="float">
            <text:p>22.713019</text:p>
          </table:table-cell>
          <table:table-cell office:value-type="string" calcext:value-type="string">
            <text:p>y</text:p>
          </table:table-cell>
          <table:table-cell office:value-type="float" office:value="14.833349" calcext:value-type="float">
            <text:p>14.833349</text:p>
          </table:table-cell>
          <table:table-cell office:value-type="string" calcext:value-type="string">
            <text:p>h</text:p>
          </table:table-cell>
          <table:table-cell office:value-type="float" office:value="59.760889" calcext:value-type="float">
            <text:p>59.760889</text:p>
          </table:table-cell>
          <table:table-cell office:value-type="string" calcext:value-type="string">
            <text:p>k</text:p>
          </table:table-cell>
          <table:table-cell office:value-type="float" office:value="-0.16666667" calcext:value-type="float">
            <text:p>-0.16666667</text:p>
          </table:table-cell>
        </table:table-row>
        <table:table-row table:style-name="ro1">
          <table:table-cell office:value-type="float" office:value="1.5269774" calcext:value-type="float">
            <text:p>1.5269774</text:p>
          </table:table-cell>
          <table:table-cell office:value-type="string" calcext:value-type="string">
            <text:p>y</text:p>
          </table:table-cell>
          <table:table-cell office:value-type="float" office:value="10.074231" calcext:value-type="float">
            <text:p>10.074231</text:p>
          </table:table-cell>
          <table:table-cell office:value-type="string" calcext:value-type="string">
            <text:p>h</text:p>
          </table:table-cell>
          <table:table-cell office:value-type="float" office:value="88.097983" calcext:value-type="float">
            <text:p>88.097983</text:p>
          </table:table-cell>
          <table:table-cell office:value-type="string" calcext:value-type="string">
            <text:p>k</text:p>
          </table:table-cell>
          <table:table-cell office:value-type="float" office:value="0.0099656606" calcext:value-type="float">
            <text:p>0.0099656606</text:p>
          </table:table-cell>
          <table:table-cell table:number-columns-repeated="2"/>
          <table:table-cell office:value-type="float" office:value="22.639062" calcext:value-type="float">
            <text:p>22.639062</text:p>
          </table:table-cell>
          <table:table-cell office:value-type="string" calcext:value-type="string">
            <text:p>y</text:p>
          </table:table-cell>
          <table:table-cell office:value-type="float" office:value="14.761447" calcext:value-type="float">
            <text:p>14.761447</text:p>
          </table:table-cell>
          <table:table-cell office:value-type="string" calcext:value-type="string">
            <text:p>h</text:p>
          </table:table-cell>
          <table:table-cell office:value-type="float" office:value="59.743697" calcext:value-type="float">
            <text:p>59.743697</text:p>
          </table:table-cell>
          <table:table-cell office:value-type="string" calcext:value-type="string">
            <text:p>k</text:p>
          </table:table-cell>
          <table:table-cell office:value-type="float" office:value="-0.16666667" calcext:value-type="float">
            <text:p>-0.16666667</text:p>
          </table:table-cell>
        </table:table-row>
        <table:table-row table:style-name="ro1">
          <table:table-cell office:value-type="float" office:value="1.6290908" calcext:value-type="float">
            <text:p>1.6290908</text:p>
          </table:table-cell>
          <table:table-cell office:value-type="string" calcext:value-type="string">
            <text:p>y</text:p>
          </table:table-cell>
          <table:table-cell office:value-type="float" office:value="10.077674" calcext:value-type="float">
            <text:p>10.077674</text:p>
          </table:table-cell>
          <table:table-cell office:value-type="string" calcext:value-type="string">
            <text:p>h</text:p>
          </table:table-cell>
          <table:table-cell office:value-type="float" office:value="88.039189" calcext:value-type="float">
            <text:p>88.039189</text:p>
          </table:table-cell>
          <table:table-cell office:value-type="string" calcext:value-type="string">
            <text:p>k</text:p>
          </table:table-cell>
          <table:table-cell office:value-type="float" office:value="0.010121191" calcext:value-type="float">
            <text:p>0.010121191</text:p>
          </table:table-cell>
          <table:table-cell table:number-columns-repeated="2"/>
          <table:table-cell office:value-type="float" office:value="22.566025" calcext:value-type="float">
            <text:p>22.566025</text:p>
          </table:table-cell>
          <table:table-cell office:value-type="string" calcext:value-type="string">
            <text:p>y</text:p>
          </table:table-cell>
          <table:table-cell office:value-type="float" office:value="14.68795" calcext:value-type="float">
            <text:p>14.68795</text:p>
          </table:table-cell>
          <table:table-cell office:value-type="string" calcext:value-type="string">
            <text:p>h</text:p>
          </table:table-cell>
          <table:table-cell office:value-type="float" office:value="59.726428" calcext:value-type="float">
            <text:p>59.726428</text:p>
          </table:table-cell>
          <table:table-cell office:value-type="string" calcext:value-type="string">
            <text:p>k</text:p>
          </table:table-cell>
          <table:table-cell office:value-type="float" office:value="-0.16666667" calcext:value-type="float">
            <text:p>-0.16666667</text:p>
          </table:table-cell>
        </table:table-row>
        <table:table-row table:style-name="ro1">
          <table:table-cell office:value-type="float" office:value="1.7311786" calcext:value-type="float">
            <text:p>1.7311786</text:p>
          </table:table-cell>
          <table:table-cell office:value-type="string" calcext:value-type="string">
            <text:p>y</text:p>
          </table:table-cell>
          <table:table-cell office:value-type="float" office:value="10.081223" calcext:value-type="float">
            <text:p>10.081223</text:p>
          </table:table-cell>
          <table:table-cell office:value-type="string" calcext:value-type="string">
            <text:p>h</text:p>
          </table:table-cell>
          <table:table-cell office:value-type="float" office:value="87.979498" calcext:value-type="float">
            <text:p>87.979498</text:p>
          </table:table-cell>
          <table:table-cell office:value-type="string" calcext:value-type="string">
            <text:p>k</text:p>
          </table:table-cell>
          <table:table-cell office:value-type="float" office:value="0.010276673" calcext:value-type="float">
            <text:p>0.010276673</text:p>
          </table:table-cell>
          <table:table-cell table:number-columns-repeated="2"/>
          <table:table-cell office:value-type="float" office:value="22.493922" calcext:value-type="float">
            <text:p>22.493922</text:p>
          </table:table-cell>
          <table:table-cell office:value-type="string" calcext:value-type="string">
            <text:p>y</text:p>
          </table:table-cell>
          <table:table-cell office:value-type="float" office:value="14.612836" calcext:value-type="float">
            <text:p>14.612836</text:p>
          </table:table-cell>
          <table:table-cell office:value-type="string" calcext:value-type="string">
            <text:p>h</text:p>
          </table:table-cell>
          <table:table-cell office:value-type="float" office:value="59.709074" calcext:value-type="float">
            <text:p>59.709074</text:p>
          </table:table-cell>
          <table:table-cell office:value-type="string" calcext:value-type="string">
            <text:p>k</text:p>
          </table:table-cell>
          <table:table-cell office:value-type="float" office:value="-0.16666667" calcext:value-type="float">
            <text:p>-0.16666667</text:p>
          </table:table-cell>
        </table:table-row>
        <table:table-row table:style-name="ro1">
          <table:table-cell office:value-type="float" office:value="1.8332403" calcext:value-type="float">
            <text:p>1.8332403</text:p>
          </table:table-cell>
          <table:table-cell office:value-type="string" calcext:value-type="string">
            <text:p>y</text:p>
          </table:table-cell>
          <table:table-cell office:value-type="float" office:value="10.084877" calcext:value-type="float">
            <text:p>10.084877</text:p>
          </table:table-cell>
          <table:table-cell office:value-type="string" calcext:value-type="string">
            <text:p>h</text:p>
          </table:table-cell>
          <table:table-cell office:value-type="float" office:value="87.918909" calcext:value-type="float">
            <text:p>87.918909</text:p>
          </table:table-cell>
          <table:table-cell office:value-type="string" calcext:value-type="string">
            <text:p>k</text:p>
          </table:table-cell>
          <table:table-cell office:value-type="float" office:value="0.010432097" calcext:value-type="float">
            <text:p>0.010432097</text:p>
          </table:table-cell>
          <table:table-cell table:number-columns-repeated="2"/>
          <table:table-cell office:value-type="float" office:value="22.422767" calcext:value-type="float">
            <text:p>22.422767</text:p>
          </table:table-cell>
          <table:table-cell office:value-type="string" calcext:value-type="string">
            <text:p>y</text:p>
          </table:table-cell>
          <table:table-cell office:value-type="float" office:value="14.53608" calcext:value-type="float">
            <text:p>14.53608</text:p>
          </table:table-cell>
          <table:table-cell office:value-type="string" calcext:value-type="string">
            <text:p>h</text:p>
          </table:table-cell>
          <table:table-cell office:value-type="float" office:value="59.69163" calcext:value-type="float">
            <text:p>59.69163</text:p>
          </table:table-cell>
          <table:table-cell office:value-type="string" calcext:value-type="string">
            <text:p>k</text:p>
          </table:table-cell>
          <table:table-cell office:value-type="float" office:value="-0.16666667" calcext:value-type="float">
            <text:p>-0.16666667</text:p>
          </table:table-cell>
        </table:table-row>
        <table:table-row table:style-name="ro1">
          <table:table-cell office:value-type="float" office:value="1.9352756" calcext:value-type="float">
            <text:p>1.9352756</text:p>
          </table:table-cell>
          <table:table-cell office:value-type="string" calcext:value-type="string">
            <text:p>y</text:p>
          </table:table-cell>
          <table:table-cell office:value-type="float" office:value="10.08864" calcext:value-type="float">
            <text:p>10.08864</text:p>
          </table:table-cell>
          <table:table-cell office:value-type="string" calcext:value-type="string">
            <text:p>h</text:p>
          </table:table-cell>
          <table:table-cell office:value-type="float" office:value="87.857425" calcext:value-type="float">
            <text:p>87.857425</text:p>
          </table:table-cell>
          <table:table-cell office:value-type="string" calcext:value-type="string">
            <text:p>k</text:p>
          </table:table-cell>
          <table:table-cell office:value-type="float" office:value="0.010587452" calcext:value-type="float">
            <text:p>0.010587452</text:p>
          </table:table-cell>
          <table:table-cell table:number-columns-repeated="2"/>
          <table:table-cell office:value-type="float" office:value="22.352575" calcext:value-type="float">
            <text:p>22.352575</text:p>
          </table:table-cell>
          <table:table-cell office:value-type="string" calcext:value-type="string">
            <text:p>y</text:p>
          </table:table-cell>
          <table:table-cell office:value-type="float" office:value="14.457656" calcext:value-type="float">
            <text:p>14.457656</text:p>
          </table:table-cell>
          <table:table-cell office:value-type="string" calcext:value-type="string">
            <text:p>h</text:p>
          </table:table-cell>
          <table:table-cell office:value-type="float" office:value="59.674088" calcext:value-type="float">
            <text:p>59.674088</text:p>
          </table:table-cell>
          <table:table-cell office:value-type="string" calcext:value-type="string">
            <text:p>k</text:p>
          </table:table-cell>
          <table:table-cell office:value-type="float" office:value="-0.16666667" calcext:value-type="float">
            <text:p>-0.16666667</text:p>
          </table:table-cell>
        </table:table-row>
        <table:table-row table:style-name="ro1">
          <table:table-cell office:value-type="float" office:value="2.0372841" calcext:value-type="float">
            <text:p>2.0372841</text:p>
          </table:table-cell>
          <table:table-cell office:value-type="string" calcext:value-type="string">
            <text:p>y</text:p>
          </table:table-cell>
          <table:table-cell office:value-type="float" office:value="10.092511" calcext:value-type="float">
            <text:p>10.092511</text:p>
          </table:table-cell>
          <table:table-cell office:value-type="string" calcext:value-type="string">
            <text:p>h</text:p>
          </table:table-cell>
          <table:table-cell office:value-type="float" office:value="87.795047" calcext:value-type="float">
            <text:p>87.795047</text:p>
          </table:table-cell>
          <table:table-cell office:value-type="string" calcext:value-type="string">
            <text:p>k</text:p>
          </table:table-cell>
          <table:table-cell office:value-type="float" office:value="0.010742728" calcext:value-type="float">
            <text:p>0.010742728</text:p>
          </table:table-cell>
          <table:table-cell table:number-columns-repeated="2"/>
          <table:table-cell office:value-type="float" office:value="22.283364" calcext:value-type="float">
            <text:p>22.283364</text:p>
          </table:table-cell>
          <table:table-cell office:value-type="string" calcext:value-type="string">
            <text:p>y</text:p>
          </table:table-cell>
          <table:table-cell office:value-type="float" office:value="14.377533" calcext:value-type="float">
            <text:p>14.377533</text:p>
          </table:table-cell>
          <table:table-cell office:value-type="string" calcext:value-type="string">
            <text:p>h</text:p>
          </table:table-cell>
          <table:table-cell office:value-type="float" office:value="59.656442" calcext:value-type="float">
            <text:p>59.656442</text:p>
          </table:table-cell>
          <table:table-cell office:value-type="string" calcext:value-type="string">
            <text:p>k</text:p>
          </table:table-cell>
          <table:table-cell office:value-type="float" office:value="-0.16666667" calcext:value-type="float">
            <text:p>-0.16666667</text:p>
          </table:table-cell>
        </table:table-row>
        <table:table-row table:style-name="ro1">
          <table:table-cell office:value-type="float" office:value="2.1392654" calcext:value-type="float">
            <text:p>2.1392654</text:p>
          </table:table-cell>
          <table:table-cell office:value-type="string" calcext:value-type="string">
            <text:p>y</text:p>
          </table:table-cell>
          <table:table-cell office:value-type="float" office:value="10.096494" calcext:value-type="float">
            <text:p>10.096494</text:p>
          </table:table-cell>
          <table:table-cell office:value-type="string" calcext:value-type="string">
            <text:p>h</text:p>
          </table:table-cell>
          <table:table-cell office:value-type="float" office:value="87.731774" calcext:value-type="float">
            <text:p>87.731774</text:p>
          </table:table-cell>
          <table:table-cell office:value-type="string" calcext:value-type="string">
            <text:p>k</text:p>
          </table:table-cell>
          <table:table-cell office:value-type="float" office:value="0.010897913" calcext:value-type="float">
            <text:p>0.010897913</text:p>
          </table:table-cell>
          <table:table-cell table:number-columns-repeated="2"/>
          <table:table-cell office:value-type="float" office:value="22.215151" calcext:value-type="float">
            <text:p>22.215151</text:p>
          </table:table-cell>
          <table:table-cell office:value-type="string" calcext:value-type="string">
            <text:p>y</text:p>
          </table:table-cell>
          <table:table-cell office:value-type="float" office:value="14.295681" calcext:value-type="float">
            <text:p>14.295681</text:p>
          </table:table-cell>
          <table:table-cell office:value-type="string" calcext:value-type="string">
            <text:p>h</text:p>
          </table:table-cell>
          <table:table-cell office:value-type="float" office:value="59.638684" calcext:value-type="float">
            <text:p>59.638684</text:p>
          </table:table-cell>
          <table:table-cell office:value-type="string" calcext:value-type="string">
            <text:p>k</text:p>
          </table:table-cell>
          <table:table-cell office:value-type="float" office:value="-0.16666667" calcext:value-type="float">
            <text:p>-0.16666667</text:p>
          </table:table-cell>
        </table:table-row>
        <table:table-row table:style-name="ro1">
          <table:table-cell office:value-type="float" office:value="2.2412191" calcext:value-type="float">
            <text:p>2.2412191</text:p>
          </table:table-cell>
          <table:table-cell office:value-type="string" calcext:value-type="string">
            <text:p>y</text:p>
          </table:table-cell>
          <table:table-cell office:value-type="float" office:value="10.10059" calcext:value-type="float">
            <text:p>10.10059</text:p>
          </table:table-cell>
          <table:table-cell office:value-type="string" calcext:value-type="string">
            <text:p>h</text:p>
          </table:table-cell>
          <table:table-cell office:value-type="float" office:value="87.667609" calcext:value-type="float">
            <text:p>87.667609</text:p>
          </table:table-cell>
          <table:table-cell office:value-type="string" calcext:value-type="string">
            <text:p>k</text:p>
          </table:table-cell>
          <table:table-cell office:value-type="float" office:value="0.011052997" calcext:value-type="float">
            <text:p>0.011052997</text:p>
          </table:table-cell>
          <table:table-cell table:number-columns-repeated="2"/>
          <table:table-cell office:value-type="float" office:value="22.147957" calcext:value-type="float">
            <text:p>22.147957</text:p>
          </table:table-cell>
          <table:table-cell office:value-type="string" calcext:value-type="string">
            <text:p>y</text:p>
          </table:table-cell>
          <table:table-cell office:value-type="float" office:value="14.212066" calcext:value-type="float">
            <text:p>14.212066</text:p>
          </table:table-cell>
          <table:table-cell office:value-type="string" calcext:value-type="string">
            <text:p>h</text:p>
          </table:table-cell>
          <table:table-cell office:value-type="float" office:value="59.620805" calcext:value-type="float">
            <text:p>59.620805</text:p>
          </table:table-cell>
          <table:table-cell office:value-type="string" calcext:value-type="string">
            <text:p>k</text:p>
          </table:table-cell>
          <table:table-cell office:value-type="float" office:value="-0.16666667" calcext:value-type="float">
            <text:p>-0.16666667</text:p>
          </table:table-cell>
        </table:table-row>
        <table:table-row table:style-name="ro1">
          <table:table-cell office:value-type="float" office:value="2.343145" calcext:value-type="float">
            <text:p>2.343145</text:p>
          </table:table-cell>
          <table:table-cell office:value-type="string" calcext:value-type="string">
            <text:p>y</text:p>
          </table:table-cell>
          <table:table-cell office:value-type="float" office:value="10.104799" calcext:value-type="float">
            <text:p>10.104799</text:p>
          </table:table-cell>
          <table:table-cell office:value-type="string" calcext:value-type="string">
            <text:p>h</text:p>
          </table:table-cell>
          <table:table-cell office:value-type="float" office:value="87.602553" calcext:value-type="float">
            <text:p>87.602553</text:p>
          </table:table-cell>
          <table:table-cell office:value-type="string" calcext:value-type="string">
            <text:p>k</text:p>
          </table:table-cell>
          <table:table-cell office:value-type="float" office:value="0.01120797" calcext:value-type="float">
            <text:p>0.01120797</text:p>
          </table:table-cell>
          <table:table-cell table:number-columns-repeated="2"/>
          <table:table-cell office:value-type="float" office:value="22.081802" calcext:value-type="float">
            <text:p>22.081802</text:p>
          </table:table-cell>
          <table:table-cell office:value-type="string" calcext:value-type="string">
            <text:p>y</text:p>
          </table:table-cell>
          <table:table-cell office:value-type="float" office:value="14.12665" calcext:value-type="float">
            <text:p>14.12665</text:p>
          </table:table-cell>
          <table:table-cell office:value-type="string" calcext:value-type="string">
            <text:p>h</text:p>
          </table:table-cell>
          <table:table-cell office:value-type="float" office:value="59.602798" calcext:value-type="float">
            <text:p>59.602798</text:p>
          </table:table-cell>
          <table:table-cell office:value-type="string" calcext:value-type="string">
            <text:p>k</text:p>
          </table:table-cell>
          <table:table-cell office:value-type="float" office:value="-0.16666667" calcext:value-type="float">
            <text:p>-0.16666667</text:p>
          </table:table-cell>
        </table:table-row>
        <table:table-row table:style-name="ro1">
          <table:table-cell office:value-type="float" office:value="2.4450425" calcext:value-type="float">
            <text:p>2.4450425</text:p>
          </table:table-cell>
          <table:table-cell office:value-type="string" calcext:value-type="string">
            <text:p>y</text:p>
          </table:table-cell>
          <table:table-cell office:value-type="float" office:value="10.109124" calcext:value-type="float">
            <text:p>10.109124</text:p>
          </table:table-cell>
          <table:table-cell office:value-type="string" calcext:value-type="string">
            <text:p>h</text:p>
          </table:table-cell>
          <table:table-cell office:value-type="float" office:value="87.536606" calcext:value-type="float">
            <text:p>87.536606</text:p>
          </table:table-cell>
          <table:table-cell office:value-type="string" calcext:value-type="string">
            <text:p>k</text:p>
          </table:table-cell>
          <table:table-cell office:value-type="float" office:value="0.011362819" calcext:value-type="float">
            <text:p>0.011362819</text:p>
          </table:table-cell>
          <table:table-cell table:number-columns-repeated="2"/>
          <table:table-cell office:value-type="float" office:value="22.016709" calcext:value-type="float">
            <text:p>22.016709</text:p>
          </table:table-cell>
          <table:table-cell office:value-type="string" calcext:value-type="string">
            <text:p>y</text:p>
          </table:table-cell>
          <table:table-cell office:value-type="float" office:value="14.039393" calcext:value-type="float">
            <text:p>14.039393</text:p>
          </table:table-cell>
          <table:table-cell office:value-type="string" calcext:value-type="string">
            <text:p>h</text:p>
          </table:table-cell>
          <table:table-cell office:value-type="float" office:value="59.584655" calcext:value-type="float">
            <text:p>59.584655</text:p>
          </table:table-cell>
          <table:table-cell office:value-type="string" calcext:value-type="string">
            <text:p>k</text:p>
          </table:table-cell>
          <table:table-cell office:value-type="float" office:value="-0.16666667" calcext:value-type="float">
            <text:p>-0.16666667</text:p>
          </table:table-cell>
        </table:table-row>
        <table:table-row table:style-name="ro1">
          <table:table-cell office:value-type="float" office:value="2.5469113" calcext:value-type="float">
            <text:p>2.5469113</text:p>
          </table:table-cell>
          <table:table-cell office:value-type="string" calcext:value-type="string">
            <text:p>y</text:p>
          </table:table-cell>
          <table:table-cell office:value-type="float" office:value="10.113566" calcext:value-type="float">
            <text:p>10.113566</text:p>
          </table:table-cell>
          <table:table-cell office:value-type="string" calcext:value-type="string">
            <text:p>h</text:p>
          </table:table-cell>
          <table:table-cell office:value-type="float" office:value="87.46977" calcext:value-type="float">
            <text:p>87.46977</text:p>
          </table:table-cell>
          <table:table-cell office:value-type="string" calcext:value-type="string">
            <text:p>k</text:p>
          </table:table-cell>
          <table:table-cell office:value-type="float" office:value="0.011517534" calcext:value-type="float">
            <text:p>0.011517534</text:p>
          </table:table-cell>
          <table:table-cell table:number-columns-repeated="2"/>
          <table:table-cell office:value-type="float" office:value="21.952705" calcext:value-type="float">
            <text:p>21.952705</text:p>
          </table:table-cell>
          <table:table-cell office:value-type="string" calcext:value-type="string">
            <text:p>y</text:p>
          </table:table-cell>
          <table:table-cell office:value-type="float" office:value="13.950251" calcext:value-type="float">
            <text:p>13.950251</text:p>
          </table:table-cell>
          <table:table-cell office:value-type="string" calcext:value-type="string">
            <text:p>h</text:p>
          </table:table-cell>
          <table:table-cell office:value-type="float" office:value="59.566364" calcext:value-type="float">
            <text:p>59.566364</text:p>
          </table:table-cell>
          <table:table-cell office:value-type="string" calcext:value-type="string">
            <text:p>k</text:p>
          </table:table-cell>
          <table:table-cell office:value-type="float" office:value="-0.16666667" calcext:value-type="float">
            <text:p>-0.16666667</text:p>
          </table:table-cell>
        </table:table-row>
        <table:table-row table:style-name="ro1">
          <table:table-cell office:value-type="float" office:value="2.6487511" calcext:value-type="float">
            <text:p>2.6487511</text:p>
          </table:table-cell>
          <table:table-cell office:value-type="string" calcext:value-type="string">
            <text:p>y</text:p>
          </table:table-cell>
          <table:table-cell office:value-type="float" office:value="10.118126" calcext:value-type="float">
            <text:p>10.118126</text:p>
          </table:table-cell>
          <table:table-cell office:value-type="string" calcext:value-type="string">
            <text:p>h</text:p>
          </table:table-cell>
          <table:table-cell office:value-type="float" office:value="87.402046" calcext:value-type="float">
            <text:p>87.402046</text:p>
          </table:table-cell>
          <table:table-cell office:value-type="string" calcext:value-type="string">
            <text:p>k</text:p>
          </table:table-cell>
          <table:table-cell office:value-type="float" office:value="0.011672103" calcext:value-type="float">
            <text:p>0.011672103</text:p>
          </table:table-cell>
          <table:table-cell table:number-columns-repeated="2"/>
          <table:table-cell office:value-type="float" office:value="21.889817" calcext:value-type="float">
            <text:p>21.889817</text:p>
          </table:table-cell>
          <table:table-cell office:value-type="string" calcext:value-type="string">
            <text:p>y</text:p>
          </table:table-cell>
          <table:table-cell office:value-type="float" office:value="13.859177" calcext:value-type="float">
            <text:p>13.859177</text:p>
          </table:table-cell>
          <table:table-cell office:value-type="string" calcext:value-type="string">
            <text:p>h</text:p>
          </table:table-cell>
          <table:table-cell office:value-type="float" office:value="59.547918" calcext:value-type="float">
            <text:p>59.547918</text:p>
          </table:table-cell>
          <table:table-cell office:value-type="string" calcext:value-type="string">
            <text:p>k</text:p>
          </table:table-cell>
          <table:table-cell office:value-type="float" office:value="-0.16666667" calcext:value-type="float">
            <text:p>-0.16666667</text:p>
          </table:table-cell>
        </table:table-row>
        <table:table-row table:style-name="ro1">
          <table:table-cell office:value-type="float" office:value="2.7505615" calcext:value-type="float">
            <text:p>2.7505615</text:p>
          </table:table-cell>
          <table:table-cell office:value-type="string" calcext:value-type="string">
            <text:p>y</text:p>
          </table:table-cell>
          <table:table-cell office:value-type="float" office:value="10.122807" calcext:value-type="float">
            <text:p>10.122807</text:p>
          </table:table-cell>
          <table:table-cell office:value-type="string" calcext:value-type="string">
            <text:p>h</text:p>
          </table:table-cell>
          <table:table-cell office:value-type="float" office:value="87.333437" calcext:value-type="float">
            <text:p>87.333437</text:p>
          </table:table-cell>
          <table:table-cell office:value-type="string" calcext:value-type="string">
            <text:p>k</text:p>
          </table:table-cell>
          <table:table-cell office:value-type="float" office:value="0.011826514" calcext:value-type="float">
            <text:p>0.011826514</text:p>
          </table:table-cell>
          <table:table-cell table:number-columns-repeated="2"/>
          <table:table-cell office:value-type="float" office:value="21.885415" calcext:value-type="float">
            <text:p>21.885415</text:p>
          </table:table-cell>
          <table:table-cell office:value-type="string" calcext:value-type="string">
            <text:p>y</text:p>
          </table:table-cell>
          <table:table-cell office:value-type="float" office:value="13.852666" calcext:value-type="float">
            <text:p>13.852666</text:p>
          </table:table-cell>
          <table:table-cell office:value-type="string" calcext:value-type="string">
            <text:p>h</text:p>
          </table:table-cell>
          <table:table-cell office:value-type="float" office:value="34.023416" calcext:value-type="float">
            <text:p>34.023416</text:p>
          </table:table-cell>
          <table:table-cell office:value-type="string" calcext:value-type="string">
            <text:p>k</text:p>
          </table:table-cell>
          <table:table-cell office:value-type="float" office:value="-0.16285808" calcext:value-type="float">
            <text:p>-0.16285808</text:p>
          </table:table-cell>
        </table:table-row>
        <table:table-row table:style-name="ro1">
          <table:table-cell office:value-type="float" office:value="2.8523421" calcext:value-type="float">
            <text:p>2.8523421</text:p>
          </table:table-cell>
          <table:table-cell office:value-type="string" calcext:value-type="string">
            <text:p>y</text:p>
          </table:table-cell>
          <table:table-cell office:value-type="float" office:value="10.127609" calcext:value-type="float">
            <text:p>10.127609</text:p>
          </table:table-cell>
          <table:table-cell office:value-type="string" calcext:value-type="string">
            <text:p>h</text:p>
          </table:table-cell>
          <table:table-cell office:value-type="float" office:value="87.263942" calcext:value-type="float">
            <text:p>87.263942</text:p>
          </table:table-cell>
          <table:table-cell office:value-type="string" calcext:value-type="string">
            <text:p>k</text:p>
          </table:table-cell>
          <table:table-cell office:value-type="float" office:value="0.011980755" calcext:value-type="float">
            <text:p>0.011980755</text:p>
          </table:table-cell>
          <table:table-cell table:number-columns-repeated="2"/>
          <table:table-cell office:value-type="float" office:value="21.830071" calcext:value-type="float">
            <text:p>21.830071</text:p>
          </table:table-cell>
          <table:table-cell office:value-type="string" calcext:value-type="string">
            <text:p>y</text:p>
          </table:table-cell>
          <table:table-cell office:value-type="float" office:value="13.769373" calcext:value-type="float">
            <text:p>13.769373</text:p>
          </table:table-cell>
          <table:table-cell office:value-type="string" calcext:value-type="string">
            <text:p>h</text:p>
          </table:table-cell>
          <table:table-cell office:value-type="float" office:value="33.222952" calcext:value-type="float">
            <text:p>33.222952</text:p>
          </table:table-cell>
          <table:table-cell office:value-type="string" calcext:value-type="string">
            <text:p>k</text:p>
          </table:table-cell>
          <table:table-cell office:value-type="float" office:value="-0.11749873" calcext:value-type="float">
            <text:p>-0.11749873</text:p>
          </table:table-cell>
        </table:table-row>
        <table:table-row table:style-name="ro1">
          <table:table-cell office:value-type="float" office:value="2.9540926" calcext:value-type="float">
            <text:p>2.9540926</text:p>
          </table:table-cell>
          <table:table-cell office:value-type="string" calcext:value-type="string">
            <text:p>y</text:p>
          </table:table-cell>
          <table:table-cell office:value-type="float" office:value="10.132534" calcext:value-type="float">
            <text:p>10.132534</text:p>
          </table:table-cell>
          <table:table-cell office:value-type="string" calcext:value-type="string">
            <text:p>h</text:p>
          </table:table-cell>
          <table:table-cell office:value-type="float" office:value="87.193564" calcext:value-type="float">
            <text:p>87.193564</text:p>
          </table:table-cell>
          <table:table-cell office:value-type="string" calcext:value-type="string">
            <text:p>k</text:p>
          </table:table-cell>
          <table:table-cell office:value-type="float" office:value="0.012134815" calcext:value-type="float">
            <text:p>0.012134815</text:p>
          </table:table-cell>
          <table:table-cell table:number-columns-repeated="2"/>
          <table:table-cell office:value-type="float" office:value="21.775705" calcext:value-type="float">
            <text:p>21.775705</text:p>
          </table:table-cell>
          <table:table-cell office:value-type="string" calcext:value-type="string">
            <text:p>y</text:p>
          </table:table-cell>
          <table:table-cell office:value-type="float" office:value="13.685417" calcext:value-type="float">
            <text:p>13.685417</text:p>
          </table:table-cell>
          <table:table-cell office:value-type="string" calcext:value-type="string">
            <text:p>h</text:p>
          </table:table-cell>
          <table:table-cell office:value-type="float" office:value="32.666084" calcext:value-type="float">
            <text:p>32.666084</text:p>
          </table:table-cell>
          <table:table-cell office:value-type="string" calcext:value-type="string">
            <text:p>k</text:p>
          </table:table-cell>
          <table:table-cell office:value-type="float" office:value="-0.077763171" calcext:value-type="float">
            <text:p>-0.077763171</text:p>
          </table:table-cell>
        </table:table-row>
        <table:table-row table:style-name="ro1">
          <table:table-cell office:value-type="float" office:value="3.0558125" calcext:value-type="float">
            <text:p>3.0558125</text:p>
          </table:table-cell>
          <table:table-cell office:value-type="string" calcext:value-type="string">
            <text:p>y</text:p>
          </table:table-cell>
          <table:table-cell office:value-type="float" office:value="10.137583" calcext:value-type="float">
            <text:p>10.137583</text:p>
          </table:table-cell>
          <table:table-cell office:value-type="string" calcext:value-type="string">
            <text:p>h</text:p>
          </table:table-cell>
          <table:table-cell office:value-type="float" office:value="87.122305" calcext:value-type="float">
            <text:p>87.122305</text:p>
          </table:table-cell>
          <table:table-cell office:value-type="string" calcext:value-type="string">
            <text:p>k</text:p>
          </table:table-cell>
          <table:table-cell office:value-type="float" office:value="0.01228868" calcext:value-type="float">
            <text:p>0.01228868</text:p>
          </table:table-cell>
          <table:table-cell table:number-columns-repeated="2"/>
          <table:table-cell office:value-type="float" office:value="21.721987" calcext:value-type="float">
            <text:p>21.721987</text:p>
          </table:table-cell>
          <table:table-cell office:value-type="string" calcext:value-type="string">
            <text:p>y</text:p>
          </table:table-cell>
          <table:table-cell office:value-type="float" office:value="13.601023" calcext:value-type="float">
            <text:p>13.601023</text:p>
          </table:table-cell>
          <table:table-cell office:value-type="string" calcext:value-type="string">
            <text:p>h</text:p>
          </table:table-cell>
          <table:table-cell office:value-type="float" office:value="32.321346" calcext:value-type="float">
            <text:p>32.321346</text:p>
          </table:table-cell>
          <table:table-cell office:value-type="string" calcext:value-type="string">
            <text:p>k</text:p>
          </table:table-cell>
          <table:table-cell office:value-type="float" office:value="-0.043396003" calcext:value-type="float">
            <text:p>-0.043396003</text:p>
          </table:table-cell>
        </table:table-row>
        <table:table-row table:style-name="ro1">
          <table:table-cell office:value-type="float" office:value="3.1575016" calcext:value-type="float">
            <text:p>3.1575016</text:p>
          </table:table-cell>
          <table:table-cell office:value-type="string" calcext:value-type="string">
            <text:p>y</text:p>
          </table:table-cell>
          <table:table-cell office:value-type="float" office:value="10.142759" calcext:value-type="float">
            <text:p>10.142759</text:p>
          </table:table-cell>
          <table:table-cell office:value-type="string" calcext:value-type="string">
            <text:p>h</text:p>
          </table:table-cell>
          <table:table-cell office:value-type="float" office:value="87.050166" calcext:value-type="float">
            <text:p>87.050166</text:p>
          </table:table-cell>
          <table:table-cell office:value-type="string" calcext:value-type="string">
            <text:p>k</text:p>
          </table:table-cell>
          <table:table-cell office:value-type="float" office:value="0.012442339" calcext:value-type="float">
            <text:p>0.012442339</text:p>
          </table:table-cell>
          <table:table-cell table:number-columns-repeated="2"/>
          <table:table-cell office:value-type="float" office:value="21.668633" calcext:value-type="float">
            <text:p>21.668633</text:p>
          </table:table-cell>
          <table:table-cell office:value-type="string" calcext:value-type="string">
            <text:p>y</text:p>
          </table:table-cell>
          <table:table-cell office:value-type="float" office:value="13.516383" calcext:value-type="float">
            <text:p>13.516383</text:p>
          </table:table-cell>
          <table:table-cell office:value-type="string" calcext:value-type="string">
            <text:p>h</text:p>
          </table:table-cell>
          <table:table-cell office:value-type="float" office:value="32.158905" calcext:value-type="float">
            <text:p>32.158905</text:p>
          </table:table-cell>
          <table:table-cell office:value-type="string" calcext:value-type="string">
            <text:p>k</text:p>
          </table:table-cell>
          <table:table-cell office:value-type="float" office:value="-0.014094829" calcext:value-type="float">
            <text:p>-0.014094829</text:p>
          </table:table-cell>
        </table:table-row>
        <table:table-row table:style-name="ro1">
          <table:table-cell office:value-type="float" office:value="3.2591594" calcext:value-type="float">
            <text:p>3.2591594</text:p>
          </table:table-cell>
          <table:table-cell office:value-type="string" calcext:value-type="string">
            <text:p>y</text:p>
          </table:table-cell>
          <table:table-cell office:value-type="float" office:value="10.148062" calcext:value-type="float">
            <text:p>10.148062</text:p>
          </table:table-cell>
          <table:table-cell office:value-type="string" calcext:value-type="string">
            <text:p>h</text:p>
          </table:table-cell>
          <table:table-cell office:value-type="float" office:value="86.977149" calcext:value-type="float">
            <text:p>86.977149</text:p>
          </table:table-cell>
          <table:table-cell office:value-type="string" calcext:value-type="string">
            <text:p>k</text:p>
          </table:table-cell>
          <table:table-cell office:value-type="float" office:value="0.012595779" calcext:value-type="float">
            <text:p>0.012595779</text:p>
          </table:table-cell>
          <table:table-cell table:number-columns-repeated="2"/>
          <table:table-cell office:value-type="float" office:value="21.615398" calcext:value-type="float">
            <text:p>21.615398</text:p>
          </table:table-cell>
          <table:table-cell office:value-type="string" calcext:value-type="string">
            <text:p>y</text:p>
          </table:table-cell>
          <table:table-cell office:value-type="float" office:value="13.431661" calcext:value-type="float">
            <text:p>13.431661</text:p>
          </table:table-cell>
          <table:table-cell office:value-type="string" calcext:value-type="string">
            <text:p>h</text:p>
          </table:table-cell>
          <table:table-cell office:value-type="float" office:value="32.150663" calcext:value-type="float">
            <text:p>32.150663</text:p>
          </table:table-cell>
          <table:table-cell office:value-type="string" calcext:value-type="string">
            <text:p>k</text:p>
          </table:table-cell>
          <table:table-cell office:value-type="float" office:value="0.010453051" calcext:value-type="float">
            <text:p>0.010453051</text:p>
          </table:table-cell>
        </table:table-row>
        <table:table-row table:style-name="ro1">
          <table:table-cell office:value-type="float" office:value="3.3607856" calcext:value-type="float">
            <text:p>3.3607856</text:p>
          </table:table-cell>
          <table:table-cell office:value-type="string" calcext:value-type="string">
            <text:p>y</text:p>
          </table:table-cell>
          <table:table-cell office:value-type="float" office:value="10.153494" calcext:value-type="float">
            <text:p>10.153494</text:p>
          </table:table-cell>
          <table:table-cell office:value-type="string" calcext:value-type="string">
            <text:p>h</text:p>
          </table:table-cell>
          <table:table-cell office:value-type="float" office:value="86.903255" calcext:value-type="float">
            <text:p>86.903255</text:p>
          </table:table-cell>
          <table:table-cell office:value-type="string" calcext:value-type="string">
            <text:p>k</text:p>
          </table:table-cell>
          <table:table-cell office:value-type="float" office:value="0.012748986" calcext:value-type="float">
            <text:p>0.012748986</text:p>
          </table:table-cell>
          <table:table-cell table:number-columns-repeated="2"/>
          <table:table-cell office:value-type="float" office:value="21.56208" calcext:value-type="float">
            <text:p>21.56208</text:p>
          </table:table-cell>
          <table:table-cell office:value-type="string" calcext:value-type="string">
            <text:p>y</text:p>
          </table:table-cell>
          <table:table-cell office:value-type="float" office:value="13.346996" calcext:value-type="float">
            <text:p>13.346996</text:p>
          </table:table-cell>
          <table:table-cell office:value-type="string" calcext:value-type="string">
            <text:p>h</text:p>
          </table:table-cell>
          <table:table-cell office:value-type="float" office:value="32.270256" calcext:value-type="float">
            <text:p>32.270256</text:p>
          </table:table-cell>
          <table:table-cell office:value-type="string" calcext:value-type="string">
            <text:p>k</text:p>
          </table:table-cell>
          <table:table-cell office:value-type="float" office:value="0.030553951" calcext:value-type="float">
            <text:p>0.030553951</text:p>
          </table:table-cell>
        </table:table-row>
        <table:table-row table:style-name="ro1">
          <table:table-cell office:value-type="float" office:value="3.4623799" calcext:value-type="float">
            <text:p>3.4623799</text:p>
          </table:table-cell>
          <table:table-cell office:value-type="string" calcext:value-type="string">
            <text:p>y</text:p>
          </table:table-cell>
          <table:table-cell office:value-type="float" office:value="10.159057" calcext:value-type="float">
            <text:p>10.159057</text:p>
          </table:table-cell>
          <table:table-cell office:value-type="string" calcext:value-type="string">
            <text:p>h</text:p>
          </table:table-cell>
          <table:table-cell office:value-type="float" office:value="86.828487" calcext:value-type="float">
            <text:p>86.828487</text:p>
          </table:table-cell>
          <table:table-cell office:value-type="string" calcext:value-type="string">
            <text:p>k</text:p>
          </table:table-cell>
          <table:table-cell office:value-type="float" office:value="0.012901949" calcext:value-type="float">
            <text:p>0.012901949</text:p>
          </table:table-cell>
          <table:table-cell table:number-columns-repeated="2"/>
          <table:table-cell office:value-type="float" office:value="21.508511" calcext:value-type="float">
            <text:p>21.508511</text:p>
          </table:table-cell>
          <table:table-cell office:value-type="string" calcext:value-type="string">
            <text:p>y</text:p>
          </table:table-cell>
          <table:table-cell office:value-type="float" office:value="13.262501" calcext:value-type="float">
            <text:p>13.262501</text:p>
          </table:table-cell>
          <table:table-cell office:value-type="string" calcext:value-type="string">
            <text:p>h</text:p>
          </table:table-cell>
          <table:table-cell office:value-type="float" office:value="32.493022" calcext:value-type="float">
            <text:p>32.493022</text:p>
          </table:table-cell>
          <table:table-cell office:value-type="string" calcext:value-type="string">
            <text:p>k</text:p>
          </table:table-cell>
          <table:table-cell office:value-type="float" office:value="0.04650303" calcext:value-type="float">
            <text:p>0.04650303</text:p>
          </table:table-cell>
        </table:table-row>
        <table:table-row table:style-name="ro1">
          <table:table-cell office:value-type="float" office:value="3.5639418" calcext:value-type="float">
            <text:p>3.5639418</text:p>
          </table:table-cell>
          <table:table-cell office:value-type="string" calcext:value-type="string">
            <text:p>y</text:p>
          </table:table-cell>
          <table:table-cell office:value-type="float" office:value="10.164752" calcext:value-type="float">
            <text:p>10.164752</text:p>
          </table:table-cell>
          <table:table-cell office:value-type="string" calcext:value-type="string">
            <text:p>h</text:p>
          </table:table-cell>
          <table:table-cell office:value-type="float" office:value="86.752847" calcext:value-type="float">
            <text:p>86.752847</text:p>
          </table:table-cell>
          <table:table-cell office:value-type="string" calcext:value-type="string">
            <text:p>k</text:p>
          </table:table-cell>
          <table:table-cell office:value-type="float" office:value="0.013054653" calcext:value-type="float">
            <text:p>0.013054653</text:p>
          </table:table-cell>
          <table:table-cell table:number-columns-repeated="2"/>
          <table:table-cell office:value-type="float" office:value="21.45456" calcext:value-type="float">
            <text:p>21.45456</text:p>
          </table:table-cell>
          <table:table-cell office:value-type="string" calcext:value-type="string">
            <text:p>y</text:p>
          </table:table-cell>
          <table:table-cell office:value-type="float" office:value="13.178265" calcext:value-type="float">
            <text:p>13.178265</text:p>
          </table:table-cell>
          <table:table-cell office:value-type="string" calcext:value-type="string">
            <text:p>h</text:p>
          </table:table-cell>
          <table:table-cell office:value-type="float" office:value="32.795956" calcext:value-type="float">
            <text:p>32.795956</text:p>
          </table:table-cell>
          <table:table-cell office:value-type="string" calcext:value-type="string">
            <text:p>k</text:p>
          </table:table-cell>
          <table:table-cell office:value-type="float" office:value="0.058585817" calcext:value-type="float">
            <text:p>0.058585817</text:p>
          </table:table-cell>
        </table:table-row>
        <table:table-row table:style-name="ro1">
          <table:table-cell office:value-type="float" office:value="3.6654711" calcext:value-type="float">
            <text:p>3.6654711</text:p>
          </table:table-cell>
          <table:table-cell office:value-type="string" calcext:value-type="string">
            <text:p>y</text:p>
          </table:table-cell>
          <table:table-cell office:value-type="float" office:value="10.17058" calcext:value-type="float">
            <text:p>10.17058</text:p>
          </table:table-cell>
          <table:table-cell office:value-type="string" calcext:value-type="string">
            <text:p>h</text:p>
          </table:table-cell>
          <table:table-cell office:value-type="float" office:value="86.676336" calcext:value-type="float">
            <text:p>86.676336</text:p>
          </table:table-cell>
          <table:table-cell office:value-type="string" calcext:value-type="string">
            <text:p>k</text:p>
          </table:table-cell>
          <table:table-cell office:value-type="float" office:value="0.013207086" calcext:value-type="float">
            <text:p>0.013207086</text:p>
          </table:table-cell>
          <table:table-cell table:number-columns-repeated="2"/>
          <table:table-cell office:value-type="float" office:value="21.400125" calcext:value-type="float">
            <text:p>21.400125</text:p>
          </table:table-cell>
          <table:table-cell office:value-type="string" calcext:value-type="string">
            <text:p>y</text:p>
          </table:table-cell>
          <table:table-cell office:value-type="float" office:value="13.094356" calcext:value-type="float">
            <text:p>13.094356</text:p>
          </table:table-cell>
          <table:table-cell office:value-type="string" calcext:value-type="string">
            <text:p>h</text:p>
          </table:table-cell>
          <table:table-cell office:value-type="float" office:value="33.157684" calcext:value-type="float">
            <text:p>33.157684</text:p>
          </table:table-cell>
          <table:table-cell office:value-type="string" calcext:value-type="string">
            <text:p>k</text:p>
          </table:table-cell>
          <table:table-cell office:value-type="float" office:value="0.067082301" calcext:value-type="float">
            <text:p>0.067082301</text:p>
          </table:table-cell>
        </table:table-row>
        <table:table-row table:style-name="ro1">
          <table:table-cell office:value-type="float" office:value="3.7669673" calcext:value-type="float">
            <text:p>3.7669673</text:p>
          </table:table-cell>
          <table:table-cell office:value-type="string" calcext:value-type="string">
            <text:p>y</text:p>
          </table:table-cell>
          <table:table-cell office:value-type="float" office:value="10.176543" calcext:value-type="float">
            <text:p>10.176543</text:p>
          </table:table-cell>
          <table:table-cell office:value-type="string" calcext:value-type="string">
            <text:p>h</text:p>
          </table:table-cell>
          <table:table-cell office:value-type="float" office:value="86.598957" calcext:value-type="float">
            <text:p>86.598957</text:p>
          </table:table-cell>
          <table:table-cell office:value-type="string" calcext:value-type="string">
            <text:p>k</text:p>
          </table:table-cell>
          <table:table-cell office:value-type="float" office:value="0.013359233" calcext:value-type="float">
            <text:p>0.013359233</text:p>
          </table:table-cell>
          <table:table-cell table:number-columns-repeated="2"/>
          <table:table-cell office:value-type="float" office:value="21.345137" calcext:value-type="float">
            <text:p>21.345137</text:p>
          </table:table-cell>
          <table:table-cell office:value-type="string" calcext:value-type="string">
            <text:p>y</text:p>
          </table:table-cell>
          <table:table-cell office:value-type="float" office:value="13.010822" calcext:value-type="float">
            <text:p>13.010822</text:p>
          </table:table-cell>
          <table:table-cell office:value-type="string" calcext:value-type="string">
            <text:p>h</text:p>
          </table:table-cell>
          <table:table-cell office:value-type="float" office:value="33.558449" calcext:value-type="float">
            <text:p>33.558449</text:p>
          </table:table-cell>
          <table:table-cell office:value-type="string" calcext:value-type="string">
            <text:p>k</text:p>
          </table:table-cell>
          <table:table-cell office:value-type="float" office:value="0.072271281" calcext:value-type="float">
            <text:p>0.072271281</text:p>
          </table:table-cell>
        </table:table-row>
        <table:table-row table:style-name="ro1">
          <table:table-cell office:value-type="float" office:value="3.8684301" calcext:value-type="float">
            <text:p>3.8684301</text:p>
          </table:table-cell>
          <table:table-cell office:value-type="string" calcext:value-type="string">
            <text:p>y</text:p>
          </table:table-cell>
          <table:table-cell office:value-type="float" office:value="10.182642" calcext:value-type="float">
            <text:p>10.182642</text:p>
          </table:table-cell>
          <table:table-cell office:value-type="string" calcext:value-type="string">
            <text:p>h</text:p>
          </table:table-cell>
          <table:table-cell office:value-type="float" office:value="86.520712" calcext:value-type="float">
            <text:p>86.520712</text:p>
          </table:table-cell>
          <table:table-cell office:value-type="string" calcext:value-type="string">
            <text:p>k</text:p>
          </table:table-cell>
          <table:table-cell office:value-type="float" office:value="0.013511082" calcext:value-type="float">
            <text:p>0.013511082</text:p>
          </table:table-cell>
          <table:table-cell table:number-columns-repeated="2"/>
          <table:table-cell office:value-type="float" office:value="21.289553" calcext:value-type="float">
            <text:p>21.289553</text:p>
          </table:table-cell>
          <table:table-cell office:value-type="string" calcext:value-type="string">
            <text:p>y</text:p>
          </table:table-cell>
          <table:table-cell office:value-type="float" office:value="12.927691" calcext:value-type="float">
            <text:p>12.927691</text:p>
          </table:table-cell>
          <table:table-cell office:value-type="string" calcext:value-type="string">
            <text:p>h</text:p>
          </table:table-cell>
          <table:table-cell office:value-type="float" office:value="33.980114" calcext:value-type="float">
            <text:p>33.980114</text:p>
          </table:table-cell>
          <table:table-cell office:value-type="string" calcext:value-type="string">
            <text:p>k</text:p>
          </table:table-cell>
          <table:table-cell office:value-type="float" office:value="0.074433732" calcext:value-type="float">
            <text:p>0.074433732</text:p>
          </table:table-cell>
        </table:table-row>
        <table:table-row table:style-name="ro1">
          <table:table-cell office:value-type="float" office:value="3.9698592" calcext:value-type="float">
            <text:p>3.9698592</text:p>
          </table:table-cell>
          <table:table-cell office:value-type="string" calcext:value-type="string">
            <text:p>y</text:p>
          </table:table-cell>
          <table:table-cell office:value-type="float" office:value="10.188879" calcext:value-type="float">
            <text:p>10.188879</text:p>
          </table:table-cell>
          <table:table-cell office:value-type="string" calcext:value-type="string">
            <text:p>h</text:p>
          </table:table-cell>
          <table:table-cell office:value-type="float" office:value="86.441603" calcext:value-type="float">
            <text:p>86.441603</text:p>
          </table:table-cell>
          <table:table-cell office:value-type="string" calcext:value-type="string">
            <text:p>k</text:p>
          </table:table-cell>
          <table:table-cell office:value-type="float" office:value="0.013662617" calcext:value-type="float">
            <text:p>0.013662617</text:p>
          </table:table-cell>
          <table:table-cell table:number-columns-repeated="2"/>
          <table:table-cell office:value-type="float" office:value="21.233354" calcext:value-type="float">
            <text:p>21.233354</text:p>
          </table:table-cell>
          <table:table-cell office:value-type="string" calcext:value-type="string">
            <text:p>y</text:p>
          </table:table-cell>
          <table:table-cell office:value-type="float" office:value="12.844976" calcext:value-type="float">
            <text:p>12.844976</text:p>
          </table:table-cell>
          <table:table-cell office:value-type="string" calcext:value-type="string">
            <text:p>h</text:p>
          </table:table-cell>
          <table:table-cell office:value-type="float" office:value="34.40617" calcext:value-type="float">
            <text:p>34.40617</text:p>
          </table:table-cell>
          <table:table-cell office:value-type="string" calcext:value-type="string">
            <text:p>k</text:p>
          </table:table-cell>
          <table:table-cell office:value-type="float" office:value="0.07385466" calcext:value-type="float">
            <text:p>0.07385466</text:p>
          </table:table-cell>
        </table:table-row>
        <table:table-row table:style-name="ro1">
          <table:table-cell office:value-type="float" office:value="4.0712542" calcext:value-type="float">
            <text:p>4.0712542</text:p>
          </table:table-cell>
          <table:table-cell office:value-type="string" calcext:value-type="string">
            <text:p>y</text:p>
          </table:table-cell>
          <table:table-cell office:value-type="float" office:value="10.195255" calcext:value-type="float">
            <text:p>10.195255</text:p>
          </table:table-cell>
          <table:table-cell office:value-type="string" calcext:value-type="string">
            <text:p>h</text:p>
          </table:table-cell>
          <table:table-cell office:value-type="float" office:value="86.361633" calcext:value-type="float">
            <text:p>86.361633</text:p>
          </table:table-cell>
          <table:table-cell office:value-type="string" calcext:value-type="string">
            <text:p>k</text:p>
          </table:table-cell>
          <table:table-cell office:value-type="float" office:value="0.013813825" calcext:value-type="float">
            <text:p>0.013813825</text:p>
          </table:table-cell>
          <table:table-cell table:number-columns-repeated="2"/>
          <table:table-cell office:value-type="float" office:value="21.176545" calcext:value-type="float">
            <text:p>21.176545</text:p>
          </table:table-cell>
          <table:table-cell office:value-type="string" calcext:value-type="string">
            <text:p>y</text:p>
          </table:table-cell>
          <table:table-cell office:value-type="float" office:value="12.762675" calcext:value-type="float">
            <text:p>12.762675</text:p>
          </table:table-cell>
          <table:table-cell office:value-type="string" calcext:value-type="string">
            <text:p>h</text:p>
          </table:table-cell>
          <table:table-cell office:value-type="float" office:value="34.821762" calcext:value-type="float">
            <text:p>34.821762</text:p>
          </table:table-cell>
          <table:table-cell office:value-type="string" calcext:value-type="string">
            <text:p>k</text:p>
          </table:table-cell>
          <table:table-cell office:value-type="float" office:value="0.070823449" calcext:value-type="float">
            <text:p>0.070823449</text:p>
          </table:table-cell>
        </table:table-row>
        <table:table-row table:style-name="ro1">
          <table:table-cell office:value-type="float" office:value="4.1726147" calcext:value-type="float">
            <text:p>4.1726147</text:p>
          </table:table-cell>
          <table:table-cell office:value-type="string" calcext:value-type="string">
            <text:p>y</text:p>
          </table:table-cell>
          <table:table-cell office:value-type="float" office:value="10.201772" calcext:value-type="float">
            <text:p>10.201772</text:p>
          </table:table-cell>
          <table:table-cell office:value-type="string" calcext:value-type="string">
            <text:p>h</text:p>
          </table:table-cell>
          <table:table-cell office:value-type="float" office:value="86.280804" calcext:value-type="float">
            <text:p>86.280804</text:p>
          </table:table-cell>
          <table:table-cell office:value-type="string" calcext:value-type="string">
            <text:p>k</text:p>
          </table:table-cell>
          <table:table-cell office:value-type="float" office:value="0.013964692" calcext:value-type="float">
            <text:p>0.013964692</text:p>
          </table:table-cell>
          <table:table-cell table:number-columns-repeated="2"/>
          <table:table-cell office:value-type="float" office:value="21.119151" calcext:value-type="float">
            <text:p>21.119151</text:p>
          </table:table-cell>
          <table:table-cell office:value-type="string" calcext:value-type="string">
            <text:p>y</text:p>
          </table:table-cell>
          <table:table-cell office:value-type="float" office:value="12.680769" calcext:value-type="float">
            <text:p>12.680769</text:p>
          </table:table-cell>
          <table:table-cell office:value-type="string" calcext:value-type="string">
            <text:p>h</text:p>
          </table:table-cell>
          <table:table-cell office:value-type="float" office:value="35.213692" calcext:value-type="float">
            <text:p>35.213692</text:p>
          </table:table-cell>
          <table:table-cell office:value-type="string" calcext:value-type="string">
            <text:p>k</text:p>
          </table:table-cell>
          <table:table-cell office:value-type="float" office:value="0.065633002" calcext:value-type="float">
            <text:p>0.065633002</text:p>
          </table:table-cell>
        </table:table-row>
        <table:table-row table:style-name="ro1">
          <table:table-cell office:value-type="float" office:value="4.2739404" calcext:value-type="float">
            <text:p>4.2739404</text:p>
          </table:table-cell>
          <table:table-cell office:value-type="string" calcext:value-type="string">
            <text:p>y</text:p>
          </table:table-cell>
          <table:table-cell office:value-type="float" office:value="10.208431" calcext:value-type="float">
            <text:p>10.208431</text:p>
          </table:table-cell>
          <table:table-cell office:value-type="string" calcext:value-type="string">
            <text:p>h</text:p>
          </table:table-cell>
          <table:table-cell office:value-type="float" office:value="86.199119" calcext:value-type="float">
            <text:p>86.199119</text:p>
          </table:table-cell>
          <table:table-cell office:value-type="string" calcext:value-type="string">
            <text:p>k</text:p>
          </table:table-cell>
          <table:table-cell office:value-type="float" office:value="0.014115202" calcext:value-type="float">
            <text:p>0.014115202</text:p>
          </table:table-cell>
          <table:table-cell table:number-columns-repeated="2"/>
          <table:table-cell office:value-type="float" office:value="21.061215" calcext:value-type="float">
            <text:p>21.061215</text:p>
          </table:table-cell>
          <table:table-cell office:value-type="string" calcext:value-type="string">
            <text:p>y</text:p>
          </table:table-cell>
          <table:table-cell office:value-type="float" office:value="12.599231" calcext:value-type="float">
            <text:p>12.599231</text:p>
          </table:table-cell>
          <table:table-cell office:value-type="string" calcext:value-type="string">
            <text:p>h</text:p>
          </table:table-cell>
          <table:table-cell office:value-type="float" office:value="35.570442" calcext:value-type="float">
            <text:p>35.570442</text:p>
          </table:table-cell>
          <table:table-cell office:value-type="string" calcext:value-type="string">
            <text:p>k</text:p>
          </table:table-cell>
          <table:table-cell office:value-type="float" office:value="0.058578149" calcext:value-type="float">
            <text:p>0.058578149</text:p>
          </table:table-cell>
        </table:table-row>
        <table:table-row table:style-name="ro1">
          <table:table-cell office:value-type="float" office:value="4.3752309" calcext:value-type="float">
            <text:p>4.3752309</text:p>
          </table:table-cell>
          <table:table-cell office:value-type="string" calcext:value-type="string">
            <text:p>y</text:p>
          </table:table-cell>
          <table:table-cell office:value-type="float" office:value="10.215234" calcext:value-type="float">
            <text:p>10.215234</text:p>
          </table:table-cell>
          <table:table-cell office:value-type="string" calcext:value-type="string">
            <text:p>h</text:p>
          </table:table-cell>
          <table:table-cell office:value-type="float" office:value="86.11658" calcext:value-type="float">
            <text:p>86.11658</text:p>
          </table:table-cell>
          <table:table-cell office:value-type="string" calcext:value-type="string">
            <text:p>k</text:p>
          </table:table-cell>
          <table:table-cell office:value-type="float" office:value="0.014265342" calcext:value-type="float">
            <text:p>0.014265342</text:p>
          </table:table-cell>
          <table:table-cell table:number-columns-repeated="2"/>
          <table:table-cell office:value-type="float" office:value="21.002794" calcext:value-type="float">
            <text:p>21.002794</text:p>
          </table:table-cell>
          <table:table-cell office:value-type="string" calcext:value-type="string">
            <text:p>y</text:p>
          </table:table-cell>
          <table:table-cell office:value-type="float" office:value="12.51802" calcext:value-type="float">
            <text:p>12.51802</text:p>
          </table:table-cell>
          <table:table-cell office:value-type="string" calcext:value-type="string">
            <text:p>h</text:p>
          </table:table-cell>
          <table:table-cell office:value-type="float" office:value="35.882169" calcext:value-type="float">
            <text:p>35.882169</text:p>
          </table:table-cell>
          <table:table-cell office:value-type="string" calcext:value-type="string">
            <text:p>k</text:p>
          </table:table-cell>
          <table:table-cell office:value-type="float" office:value="0.049953817" calcext:value-type="float">
            <text:p>0.049953817</text:p>
          </table:table-cell>
        </table:table-row>
        <table:table-row table:style-name="ro1">
          <table:table-cell office:value-type="float" office:value="4.476486" calcext:value-type="float">
            <text:p>4.476486</text:p>
          </table:table-cell>
          <table:table-cell office:value-type="string" calcext:value-type="string">
            <text:p>y</text:p>
          </table:table-cell>
          <table:table-cell office:value-type="float" office:value="10.222181" calcext:value-type="float">
            <text:p>10.222181</text:p>
          </table:table-cell>
          <table:table-cell office:value-type="string" calcext:value-type="string">
            <text:p>h</text:p>
          </table:table-cell>
          <table:table-cell office:value-type="float" office:value="86.033189" calcext:value-type="float">
            <text:p>86.033189</text:p>
          </table:table-cell>
          <table:table-cell office:value-type="string" calcext:value-type="string">
            <text:p>k</text:p>
          </table:table-cell>
          <table:table-cell office:value-type="float" office:value="0.014415095" calcext:value-type="float">
            <text:p>0.014415095</text:p>
          </table:table-cell>
          <table:table-cell table:number-columns-repeated="2"/>
          <table:table-cell office:value-type="float" office:value="20.943959" calcext:value-type="float">
            <text:p>20.943959</text:p>
          </table:table-cell>
          <table:table-cell office:value-type="string" calcext:value-type="string">
            <text:p>y</text:p>
          </table:table-cell>
          <table:table-cell office:value-type="float" office:value="12.43709" calcext:value-type="float">
            <text:p>12.43709</text:p>
          </table:table-cell>
          <table:table-cell office:value-type="string" calcext:value-type="string">
            <text:p>h</text:p>
          </table:table-cell>
          <table:table-cell office:value-type="float" office:value="36.140705" calcext:value-type="float">
            <text:p>36.140705</text:p>
          </table:table-cell>
          <table:table-cell office:value-type="string" calcext:value-type="string">
            <text:p>k</text:p>
          </table:table-cell>
          <table:table-cell office:value-type="float" office:value="0.040053391" calcext:value-type="float">
            <text:p>0.040053391</text:p>
          </table:table-cell>
        </table:table-row>
        <table:table-row table:style-name="ro1">
          <table:table-cell office:value-type="float" office:value="4.5777052" calcext:value-type="float">
            <text:p>4.5777052</text:p>
          </table:table-cell>
          <table:table-cell office:value-type="string" calcext:value-type="string">
            <text:p>y</text:p>
          </table:table-cell>
          <table:table-cell office:value-type="float" office:value="10.229275" calcext:value-type="float">
            <text:p>10.229275</text:p>
          </table:table-cell>
          <table:table-cell office:value-type="string" calcext:value-type="string">
            <text:p>h</text:p>
          </table:table-cell>
          <table:table-cell office:value-type="float" office:value="85.948951" calcext:value-type="float">
            <text:p>85.948951</text:p>
          </table:table-cell>
          <table:table-cell office:value-type="string" calcext:value-type="string">
            <text:p>k</text:p>
          </table:table-cell>
          <table:table-cell office:value-type="float" office:value="0.014564448" calcext:value-type="float">
            <text:p>0.014564448</text:p>
          </table:table-cell>
          <table:table-cell table:number-columns-repeated="2"/>
          <table:table-cell office:value-type="float" office:value="20.884793" calcext:value-type="float">
            <text:p>20.884793</text:p>
          </table:table-cell>
          <table:table-cell office:value-type="string" calcext:value-type="string">
            <text:p>y</text:p>
          </table:table-cell>
          <table:table-cell office:value-type="float" office:value="12.356384" calcext:value-type="float">
            <text:p>12.356384</text:p>
          </table:table-cell>
          <table:table-cell office:value-type="string" calcext:value-type="string">
            <text:p>h</text:p>
          </table:table-cell>
          <table:table-cell office:value-type="float" office:value="36.339549" calcext:value-type="float">
            <text:p>36.339549</text:p>
          </table:table-cell>
          <table:table-cell office:value-type="string" calcext:value-type="string">
            <text:p>k</text:p>
          </table:table-cell>
          <table:table-cell office:value-type="float" office:value="0.029167596" calcext:value-type="float">
            <text:p>0.029167596</text:p>
          </table:table-cell>
        </table:table-row>
        <table:table-row table:style-name="ro1">
          <table:table-cell office:value-type="float" office:value="4.6788882" calcext:value-type="float">
            <text:p>4.6788882</text:p>
          </table:table-cell>
          <table:table-cell office:value-type="string" calcext:value-type="string">
            <text:p>y</text:p>
          </table:table-cell>
          <table:table-cell office:value-type="float" office:value="10.236516" calcext:value-type="float">
            <text:p>10.236516</text:p>
          </table:table-cell>
          <table:table-cell office:value-type="string" calcext:value-type="string">
            <text:p>h</text:p>
          </table:table-cell>
          <table:table-cell office:value-type="float" office:value="85.863866" calcext:value-type="float">
            <text:p>85.863866</text:p>
          </table:table-cell>
          <table:table-cell office:value-type="string" calcext:value-type="string">
            <text:p>k</text:p>
          </table:table-cell>
          <table:table-cell office:value-type="float" office:value="0.014713384" calcext:value-type="float">
            <text:p>0.014713384</text:p>
          </table:table-cell>
          <table:table-cell table:number-columns-repeated="2"/>
          <table:table-cell office:value-type="float" office:value="20.825386" calcext:value-type="float">
            <text:p>20.825386</text:p>
          </table:table-cell>
          <table:table-cell office:value-type="string" calcext:value-type="string">
            <text:p>y</text:p>
          </table:table-cell>
          <table:table-cell office:value-type="float" office:value="12.275841" calcext:value-type="float">
            <text:p>12.275841</text:p>
          </table:table-cell>
          <table:table-cell office:value-type="string" calcext:value-type="string">
            <text:p>h</text:p>
          </table:table-cell>
          <table:table-cell office:value-type="float" office:value="36.473857" calcext:value-type="float">
            <text:p>36.473857</text:p>
          </table:table-cell>
          <table:table-cell office:value-type="string" calcext:value-type="string">
            <text:p>k</text:p>
          </table:table-cell>
          <table:table-cell office:value-type="float" office:value="0.017584066" calcext:value-type="float">
            <text:p>0.017584066</text:p>
          </table:table-cell>
        </table:table-row>
        <table:table-row table:style-name="ro1">
          <table:table-cell office:value-type="float" office:value="4.7800347" calcext:value-type="float">
            <text:p>4.7800347</text:p>
          </table:table-cell>
          <table:table-cell office:value-type="string" calcext:value-type="string">
            <text:p>y</text:p>
          </table:table-cell>
          <table:table-cell office:value-type="float" office:value="10.243906" calcext:value-type="float">
            <text:p>10.243906</text:p>
          </table:table-cell>
          <table:table-cell office:value-type="string" calcext:value-type="string">
            <text:p>h</text:p>
          </table:table-cell>
          <table:table-cell office:value-type="float" office:value="85.777939" calcext:value-type="float">
            <text:p>85.777939</text:p>
          </table:table-cell>
          <table:table-cell office:value-type="string" calcext:value-type="string">
            <text:p>k</text:p>
          </table:table-cell>
          <table:table-cell office:value-type="float" office:value="0.014861888" calcext:value-type="float">
            <text:p>0.014861888</text:p>
          </table:table-cell>
          <table:table-cell table:number-columns-repeated="2"/>
          <table:table-cell office:value-type="float" office:value="20.765833" calcext:value-type="float">
            <text:p>20.765833</text:p>
          </table:table-cell>
          <table:table-cell office:value-type="string" calcext:value-type="string">
            <text:p>y</text:p>
          </table:table-cell>
          <table:table-cell office:value-type="float" office:value="12.195398" calcext:value-type="float">
            <text:p>12.195398</text:p>
          </table:table-cell>
          <table:table-cell office:value-type="string" calcext:value-type="string">
            <text:p>h</text:p>
          </table:table-cell>
          <table:table-cell office:value-type="float" office:value="36.540427" calcext:value-type="float">
            <text:p>36.540427</text:p>
          </table:table-cell>
          <table:table-cell office:value-type="string" calcext:value-type="string">
            <text:p>k</text:p>
          </table:table-cell>
          <table:table-cell office:value-type="float" office:value="0.0055876244" calcext:value-type="float">
            <text:p>0.0055876244</text:p>
          </table:table-cell>
        </table:table-row>
        <table:table-row table:style-name="ro1">
          <table:table-cell office:value-type="float" office:value="4.8811443" calcext:value-type="float">
            <text:p>4.8811443</text:p>
          </table:table-cell>
          <table:table-cell office:value-type="string" calcext:value-type="string">
            <text:p>y</text:p>
          </table:table-cell>
          <table:table-cell office:value-type="float" office:value="10.251448" calcext:value-type="float">
            <text:p>10.251448</text:p>
          </table:table-cell>
          <table:table-cell office:value-type="string" calcext:value-type="string">
            <text:p>h</text:p>
          </table:table-cell>
          <table:table-cell office:value-type="float" office:value="85.691173" calcext:value-type="float">
            <text:p>85.691173</text:p>
          </table:table-cell>
          <table:table-cell office:value-type="string" calcext:value-type="string">
            <text:p>k</text:p>
          </table:table-cell>
          <table:table-cell office:value-type="float" office:value="0.015009944" calcext:value-type="float">
            <text:p>0.015009944</text:p>
          </table:table-cell>
          <table:table-cell table:number-columns-repeated="2"/>
          <table:table-cell office:value-type="float" office:value="20.706233" calcext:value-type="float">
            <text:p>20.706233</text:p>
          </table:table-cell>
          <table:table-cell office:value-type="string" calcext:value-type="string">
            <text:p>y</text:p>
          </table:table-cell>
          <table:table-cell office:value-type="float" office:value="12.114985" calcext:value-type="float">
            <text:p>12.114985</text:p>
          </table:table-cell>
          <table:table-cell office:value-type="string" calcext:value-type="string">
            <text:p>h</text:p>
          </table:table-cell>
          <table:table-cell office:value-type="float" office:value="36.537694" calcext:value-type="float">
            <text:p>36.537694</text:p>
          </table:table-cell>
          <table:table-cell office:value-type="string" calcext:value-type="string">
            <text:p>k</text:p>
          </table:table-cell>
          <table:table-cell office:value-type="float" office:value="-0.0065388411" calcext:value-type="float">
            <text:p>-0.0065388411</text:p>
          </table:table-cell>
        </table:table-row>
        <table:table-row table:style-name="ro1">
          <table:table-cell office:value-type="float" office:value="4.9822167" calcext:value-type="float">
            <text:p>4.9822167</text:p>
          </table:table-cell>
          <table:table-cell office:value-type="string" calcext:value-type="string">
            <text:p>y</text:p>
          </table:table-cell>
          <table:table-cell office:value-type="float" office:value="10.25914" calcext:value-type="float">
            <text:p>10.25914</text:p>
          </table:table-cell>
          <table:table-cell office:value-type="string" calcext:value-type="string">
            <text:p>h</text:p>
          </table:table-cell>
          <table:table-cell office:value-type="float" office:value="85.60357" calcext:value-type="float">
            <text:p>85.60357</text:p>
          </table:table-cell>
          <table:table-cell office:value-type="string" calcext:value-type="string">
            <text:p>k</text:p>
          </table:table-cell>
          <table:table-cell office:value-type="float" office:value="0.015157537" calcext:value-type="float">
            <text:p>0.015157537</text:p>
          </table:table-cell>
          <table:table-cell table:number-columns-repeated="2"/>
          <table:table-cell office:value-type="float" office:value="20.646688" calcext:value-type="float">
            <text:p>20.646688</text:p>
          </table:table-cell>
          <table:table-cell office:value-type="string" calcext:value-type="string">
            <text:p>y</text:p>
          </table:table-cell>
          <table:table-cell office:value-type="float" office:value="12.034536" calcext:value-type="float">
            <text:p>12.034536</text:p>
          </table:table-cell>
          <table:table-cell office:value-type="string" calcext:value-type="string">
            <text:p>h</text:p>
          </table:table-cell>
          <table:table-cell office:value-type="float" office:value="36.465722" calcext:value-type="float">
            <text:p>36.465722</text:p>
          </table:table-cell>
          <table:table-cell office:value-type="string" calcext:value-type="string">
            <text:p>k</text:p>
          </table:table-cell>
          <table:table-cell office:value-type="float" office:value="-0.018513092" calcext:value-type="float">
            <text:p>-0.018513092</text:p>
          </table:table-cell>
        </table:table-row>
        <table:table-row table:style-name="ro1">
          <table:table-cell office:value-type="float" office:value="5.0832516" calcext:value-type="float">
            <text:p>5.0832516</text:p>
          </table:table-cell>
          <table:table-cell office:value-type="string" calcext:value-type="string">
            <text:p>y</text:p>
          </table:table-cell>
          <table:table-cell office:value-type="float" office:value="10.266987" calcext:value-type="float">
            <text:p>10.266987</text:p>
          </table:table-cell>
          <table:table-cell office:value-type="string" calcext:value-type="string">
            <text:p>h</text:p>
          </table:table-cell>
          <table:table-cell office:value-type="float" office:value="85.515133" calcext:value-type="float">
            <text:p>85.515133</text:p>
          </table:table-cell>
          <table:table-cell office:value-type="string" calcext:value-type="string">
            <text:p>k</text:p>
          </table:table-cell>
          <table:table-cell office:value-type="float" office:value="0.01530465" calcext:value-type="float">
            <text:p>0.01530465</text:p>
          </table:table-cell>
          <table:table-cell table:number-columns-repeated="2"/>
          <table:table-cell office:value-type="float" office:value="20.587296" calcext:value-type="float">
            <text:p>20.587296</text:p>
          </table:table-cell>
          <table:table-cell office:value-type="string" calcext:value-type="string">
            <text:p>y</text:p>
          </table:table-cell>
          <table:table-cell office:value-type="float" office:value="11.953983" calcext:value-type="float">
            <text:p>11.953983</text:p>
          </table:table-cell>
          <table:table-cell office:value-type="string" calcext:value-type="string">
            <text:p>h</text:p>
          </table:table-cell>
          <table:table-cell office:value-type="float" office:value="36.326205" calcext:value-type="float">
            <text:p>36.326205</text:p>
          </table:table-cell>
          <table:table-cell office:value-type="string" calcext:value-type="string">
            <text:p>k</text:p>
          </table:table-cell>
          <table:table-cell office:value-type="float" office:value="-0.03005213" calcext:value-type="float">
            <text:p>-0.03005213</text:p>
          </table:table-cell>
        </table:table-row>
        <table:table-row table:style-name="ro1">
          <table:table-cell office:value-type="float" office:value="5.1842486" calcext:value-type="float">
            <text:p>5.1842486</text:p>
          </table:table-cell>
          <table:table-cell office:value-type="string" calcext:value-type="string">
            <text:p>y</text:p>
          </table:table-cell>
          <table:table-cell office:value-type="float" office:value="10.274987" calcext:value-type="float">
            <text:p>10.274987</text:p>
          </table:table-cell>
          <table:table-cell office:value-type="string" calcext:value-type="string">
            <text:p>h</text:p>
          </table:table-cell>
          <table:table-cell office:value-type="float" office:value="85.425866" calcext:value-type="float">
            <text:p>85.425866</text:p>
          </table:table-cell>
          <table:table-cell office:value-type="string" calcext:value-type="string">
            <text:p>k</text:p>
          </table:table-cell>
          <table:table-cell office:value-type="float" office:value="0.015451266" calcext:value-type="float">
            <text:p>0.015451266</text:p>
          </table:table-cell>
          <table:table-cell table:number-columns-repeated="2"/>
          <table:table-cell office:value-type="float" office:value="20.528153" calcext:value-type="float">
            <text:p>20.528153</text:p>
          </table:table-cell>
          <table:table-cell office:value-type="string" calcext:value-type="string">
            <text:p>y</text:p>
          </table:table-cell>
          <table:table-cell office:value-type="float" office:value="11.873262" calcext:value-type="float">
            <text:p>11.873262</text:p>
          </table:table-cell>
          <table:table-cell office:value-type="string" calcext:value-type="string">
            <text:p>h</text:p>
          </table:table-cell>
          <table:table-cell office:value-type="float" office:value="36.122473" calcext:value-type="float">
            <text:p>36.122473</text:p>
          </table:table-cell>
          <table:table-cell office:value-type="string" calcext:value-type="string">
            <text:p>k</text:p>
          </table:table-cell>
          <table:table-cell office:value-type="float" office:value="-0.040870937" calcext:value-type="float">
            <text:p>-0.040870937</text:p>
          </table:table-cell>
        </table:table-row>
        <table:table-row table:style-name="ro1">
          <table:table-cell office:value-type="float" office:value="5.2852073" calcext:value-type="float">
            <text:p>5.2852073</text:p>
          </table:table-cell>
          <table:table-cell office:value-type="string" calcext:value-type="string">
            <text:p>y</text:p>
          </table:table-cell>
          <table:table-cell office:value-type="float" office:value="10.283144" calcext:value-type="float">
            <text:p>10.283144</text:p>
          </table:table-cell>
          <table:table-cell office:value-type="string" calcext:value-type="string">
            <text:p>h</text:p>
          </table:table-cell>
          <table:table-cell office:value-type="float" office:value="85.335773" calcext:value-type="float">
            <text:p>85.335773</text:p>
          </table:table-cell>
          <table:table-cell office:value-type="string" calcext:value-type="string">
            <text:p>k</text:p>
          </table:table-cell>
          <table:table-cell office:value-type="float" office:value="0.01559737" calcext:value-type="float">
            <text:p>0.01559737</text:p>
          </table:table-cell>
          <table:table-cell table:number-columns-repeated="2"/>
          <table:table-cell office:value-type="float" office:value="20.469348" calcext:value-type="float">
            <text:p>20.469348</text:p>
          </table:table-cell>
          <table:table-cell office:value-type="string" calcext:value-type="string">
            <text:p>y</text:p>
          </table:table-cell>
          <table:table-cell office:value-type="float" office:value="11.792311" calcext:value-type="float">
            <text:p>11.792311</text:p>
          </table:table-cell>
          <table:table-cell office:value-type="string" calcext:value-type="string">
            <text:p>h</text:p>
          </table:table-cell>
          <table:table-cell office:value-type="float" office:value="35.8595" calcext:value-type="float">
            <text:p>35.8595</text:p>
          </table:table-cell>
          <table:table-cell office:value-type="string" calcext:value-type="string">
            <text:p>k</text:p>
          </table:table-cell>
          <table:table-cell office:value-type="float" office:value="-0.050681637" calcext:value-type="float">
            <text:p>-0.050681637</text:p>
          </table:table-cell>
        </table:table-row>
        <table:table-row table:style-name="ro1">
          <table:table-cell office:value-type="float" office:value="5.3861275" calcext:value-type="float">
            <text:p>5.3861275</text:p>
          </table:table-cell>
          <table:table-cell office:value-type="string" calcext:value-type="string">
            <text:p>y</text:p>
          </table:table-cell>
          <table:table-cell office:value-type="float" office:value="10.291458" calcext:value-type="float">
            <text:p>10.291458</text:p>
          </table:table-cell>
          <table:table-cell office:value-type="string" calcext:value-type="string">
            <text:p>h</text:p>
          </table:table-cell>
          <table:table-cell office:value-type="float" office:value="85.244856" calcext:value-type="float">
            <text:p>85.244856</text:p>
          </table:table-cell>
          <table:table-cell office:value-type="string" calcext:value-type="string">
            <text:p>k</text:p>
          </table:table-cell>
          <table:table-cell office:value-type="float" office:value="0.015742944" calcext:value-type="float">
            <text:p>0.015742944</text:p>
          </table:table-cell>
          <table:table-cell table:number-columns-repeated="2"/>
          <table:table-cell office:value-type="float" office:value="20.410963" calcext:value-type="float">
            <text:p>20.410963</text:p>
          </table:table-cell>
          <table:table-cell office:value-type="string" calcext:value-type="string">
            <text:p>y</text:p>
          </table:table-cell>
          <table:table-cell office:value-type="float" office:value="11.711077" calcext:value-type="float">
            <text:p>11.711077</text:p>
          </table:table-cell>
          <table:table-cell office:value-type="string" calcext:value-type="string">
            <text:p>h</text:p>
          </table:table-cell>
          <table:table-cell office:value-type="float" office:value="35.543917" calcext:value-type="float">
            <text:p>35.543917</text:p>
          </table:table-cell>
          <table:table-cell office:value-type="string" calcext:value-type="string">
            <text:p>k</text:p>
          </table:table-cell>
          <table:table-cell office:value-type="float" office:value="-0.059193271" calcext:value-type="float">
            <text:p>-0.059193271</text:p>
          </table:table-cell>
        </table:table-row>
        <table:table-row table:style-name="ro1">
          <table:table-cell office:value-type="float" office:value="5.4870088" calcext:value-type="float">
            <text:p>5.4870088</text:p>
          </table:table-cell>
          <table:table-cell office:value-type="string" calcext:value-type="string">
            <text:p>y</text:p>
          </table:table-cell>
          <table:table-cell office:value-type="float" office:value="10.299931" calcext:value-type="float">
            <text:p>10.299931</text:p>
          </table:table-cell>
          <table:table-cell office:value-type="string" calcext:value-type="string">
            <text:p>h</text:p>
          </table:table-cell>
          <table:table-cell office:value-type="float" office:value="85.153119" calcext:value-type="float">
            <text:p>85.153119</text:p>
          </table:table-cell>
          <table:table-cell office:value-type="string" calcext:value-type="string">
            <text:p>k</text:p>
          </table:table-cell>
          <table:table-cell office:value-type="float" office:value="0.015887972" calcext:value-type="float">
            <text:p>0.015887972</text:p>
          </table:table-cell>
          <table:table-cell table:number-columns-repeated="2"/>
          <table:table-cell office:value-type="float" office:value="20.353067" calcext:value-type="float">
            <text:p>20.353067</text:p>
          </table:table-cell>
          <table:table-cell office:value-type="string" calcext:value-type="string">
            <text:p>y</text:p>
          </table:table-cell>
          <table:table-cell office:value-type="float" office:value="11.629511" calcext:value-type="float">
            <text:p>11.629511</text:p>
          </table:table-cell>
          <table:table-cell office:value-type="string" calcext:value-type="string">
            <text:p>h</text:p>
          </table:table-cell>
          <table:table-cell office:value-type="float" office:value="35.184024" calcext:value-type="float">
            <text:p>35.184024</text:p>
          </table:table-cell>
          <table:table-cell office:value-type="string" calcext:value-type="string">
            <text:p>k</text:p>
          </table:table-cell>
          <table:table-cell office:value-type="float" office:value="-0.066112283" calcext:value-type="float">
            <text:p>-0.066112283</text:p>
          </table:table-cell>
        </table:table-row>
        <table:table-row table:style-name="ro1">
          <table:table-cell office:value-type="float" office:value="5.587851" calcext:value-type="float">
            <text:p>5.587851</text:p>
          </table:table-cell>
          <table:table-cell office:value-type="string" calcext:value-type="string">
            <text:p>y</text:p>
          </table:table-cell>
          <table:table-cell office:value-type="float" office:value="10.308564" calcext:value-type="float">
            <text:p>10.308564</text:p>
          </table:table-cell>
          <table:table-cell office:value-type="string" calcext:value-type="string">
            <text:p>h</text:p>
          </table:table-cell>
          <table:table-cell office:value-type="float" office:value="85.060567" calcext:value-type="float">
            <text:p>85.060567</text:p>
          </table:table-cell>
          <table:table-cell office:value-type="string" calcext:value-type="string">
            <text:p>k</text:p>
          </table:table-cell>
          <table:table-cell office:value-type="float" office:value="0.016032437" calcext:value-type="float">
            <text:p>0.016032437</text:p>
          </table:table-cell>
          <table:table-cell table:number-columns-repeated="2"/>
          <table:table-cell office:value-type="float" office:value="20.295718" calcext:value-type="float">
            <text:p>20.295718</text:p>
          </table:table-cell>
          <table:table-cell office:value-type="string" calcext:value-type="string">
            <text:p>y</text:p>
          </table:table-cell>
          <table:table-cell office:value-type="float" office:value="11.547575" calcext:value-type="float">
            <text:p>11.547575</text:p>
          </table:table-cell>
          <table:table-cell office:value-type="string" calcext:value-type="string">
            <text:p>h</text:p>
          </table:table-cell>
          <table:table-cell office:value-type="float" office:value="34.789794" calcext:value-type="float">
            <text:p>34.789794</text:p>
          </table:table-cell>
          <table:table-cell office:value-type="string" calcext:value-type="string">
            <text:p>k</text:p>
          </table:table-cell>
          <table:table-cell office:value-type="float" office:value="-0.071143692" calcext:value-type="float">
            <text:p>-0.071143692</text:p>
          </table:table-cell>
        </table:table-row>
        <table:table-row table:style-name="ro1">
          <table:table-cell office:value-type="float" office:value="5.6886535" calcext:value-type="float">
            <text:p>5.6886535</text:p>
          </table:table-cell>
          <table:table-cell office:value-type="string" calcext:value-type="string">
            <text:p>y</text:p>
          </table:table-cell>
          <table:table-cell office:value-type="float" office:value="10.317359" calcext:value-type="float">
            <text:p>10.317359</text:p>
          </table:table-cell>
          <table:table-cell office:value-type="string" calcext:value-type="string">
            <text:p>h</text:p>
          </table:table-cell>
          <table:table-cell office:value-type="float" office:value="84.967201" calcext:value-type="float">
            <text:p>84.967201</text:p>
          </table:table-cell>
          <table:table-cell office:value-type="string" calcext:value-type="string">
            <text:p>k</text:p>
          </table:table-cell>
          <table:table-cell office:value-type="float" office:value="0.016176321" calcext:value-type="float">
            <text:p>0.016176321</text:p>
          </table:table-cell>
          <table:table-cell table:number-columns-repeated="2"/>
          <table:table-cell office:value-type="float" office:value="20.238956" calcext:value-type="float">
            <text:p>20.238956</text:p>
          </table:table-cell>
          <table:table-cell office:value-type="string" calcext:value-type="string">
            <text:p>y</text:p>
          </table:table-cell>
          <table:table-cell office:value-type="float" office:value="11.465241" calcext:value-type="float">
            <text:p>11.465241</text:p>
          </table:table-cell>
          <table:table-cell office:value-type="string" calcext:value-type="string">
            <text:p>h</text:p>
          </table:table-cell>
          <table:table-cell office:value-type="float" office:value="34.372881" calcext:value-type="float">
            <text:p>34.372881</text:p>
          </table:table-cell>
          <table:table-cell office:value-type="string" calcext:value-type="string">
            <text:p>k</text:p>
          </table:table-cell>
          <table:table-cell office:value-type="float" office:value="-0.073992751" calcext:value-type="float">
            <text:p>-0.073992751</text:p>
          </table:table-cell>
        </table:table-row>
        <table:table-row table:style-name="ro1">
          <table:table-cell office:value-type="float" office:value="5.7894163" calcext:value-type="float">
            <text:p>5.7894163</text:p>
          </table:table-cell>
          <table:table-cell office:value-type="string" calcext:value-type="string">
            <text:p>y</text:p>
          </table:table-cell>
          <table:table-cell office:value-type="float" office:value="10.326316" calcext:value-type="float">
            <text:p>10.326316</text:p>
          </table:table-cell>
          <table:table-cell office:value-type="string" calcext:value-type="string">
            <text:p>h</text:p>
          </table:table-cell>
          <table:table-cell office:value-type="float" office:value="84.873027" calcext:value-type="float">
            <text:p>84.873027</text:p>
          </table:table-cell>
          <table:table-cell office:value-type="string" calcext:value-type="string">
            <text:p>k</text:p>
          </table:table-cell>
          <table:table-cell office:value-type="float" office:value="0.016319606" calcext:value-type="float">
            <text:p>0.016319606</text:p>
          </table:table-cell>
          <table:table-cell table:number-columns-repeated="2"/>
          <table:table-cell office:value-type="float" office:value="20.182806" calcext:value-type="float">
            <text:p>20.182806</text:p>
          </table:table-cell>
          <table:table-cell office:value-type="string" calcext:value-type="string">
            <text:p>y</text:p>
          </table:table-cell>
          <table:table-cell office:value-type="float" office:value="11.382494" calcext:value-type="float">
            <text:p>11.382494</text:p>
          </table:table-cell>
          <table:table-cell office:value-type="string" calcext:value-type="string">
            <text:p>h</text:p>
          </table:table-cell>
          <table:table-cell office:value-type="float" office:value="33.94661" calcext:value-type="float">
            <text:p>33.94661</text:p>
          </table:table-cell>
          <table:table-cell office:value-type="string" calcext:value-type="string">
            <text:p>k</text:p>
          </table:table-cell>
          <table:table-cell office:value-type="float" office:value="-0.074366782" calcext:value-type="float">
            <text:p>-0.074366782</text:p>
          </table:table-cell>
        </table:table-row>
        <table:table-row table:style-name="ro1">
          <table:table-cell office:value-type="float" office:value="5.8901388" calcext:value-type="float">
            <text:p>5.8901388</text:p>
          </table:table-cell>
          <table:table-cell office:value-type="string" calcext:value-type="string">
            <text:p>y</text:p>
          </table:table-cell>
          <table:table-cell office:value-type="float" office:value="10.335437" calcext:value-type="float">
            <text:p>10.335437</text:p>
          </table:table-cell>
          <table:table-cell office:value-type="string" calcext:value-type="string">
            <text:p>h</text:p>
          </table:table-cell>
          <table:table-cell office:value-type="float" office:value="84.778048" calcext:value-type="float">
            <text:p>84.778048</text:p>
          </table:table-cell>
          <table:table-cell office:value-type="string" calcext:value-type="string">
            <text:p>k</text:p>
          </table:table-cell>
          <table:table-cell office:value-type="float" office:value="0.016462276" calcext:value-type="float">
            <text:p>0.016462276</text:p>
          </table:table-cell>
          <table:table-cell table:number-columns-repeated="2"/>
          <table:table-cell office:value-type="float" office:value="20.127269" calcext:value-type="float">
            <text:p>20.127269</text:p>
          </table:table-cell>
          <table:table-cell office:value-type="string" calcext:value-type="string">
            <text:p>y</text:p>
          </table:table-cell>
          <table:table-cell office:value-type="float" office:value="11.299331" calcext:value-type="float">
            <text:p>11.299331</text:p>
          </table:table-cell>
          <table:table-cell office:value-type="string" calcext:value-type="string">
            <text:p>h</text:p>
          </table:table-cell>
          <table:table-cell office:value-type="float" office:value="33.525969" calcext:value-type="float">
            <text:p>33.525969</text:p>
          </table:table-cell>
          <table:table-cell office:value-type="string" calcext:value-type="string">
            <text:p>k</text:p>
          </table:table-cell>
          <table:table-cell office:value-type="float" office:value="-0.071976729" calcext:value-type="float">
            <text:p>-0.071976729</text:p>
          </table:table-cell>
        </table:table-row>
        <table:table-row table:style-name="ro1">
          <table:table-cell office:value-type="float" office:value="5.9908208" calcext:value-type="float">
            <text:p>5.9908208</text:p>
          </table:table-cell>
          <table:table-cell office:value-type="string" calcext:value-type="string">
            <text:p>y</text:p>
          </table:table-cell>
          <table:table-cell office:value-type="float" office:value="10.344723" calcext:value-type="float">
            <text:p>10.344723</text:p>
          </table:table-cell>
          <table:table-cell office:value-type="string" calcext:value-type="string">
            <text:p>h</text:p>
          </table:table-cell>
          <table:table-cell office:value-type="float" office:value="84.682268" calcext:value-type="float">
            <text:p>84.682268</text:p>
          </table:table-cell>
          <table:table-cell office:value-type="string" calcext:value-type="string">
            <text:p>k</text:p>
          </table:table-cell>
          <table:table-cell office:value-type="float" office:value="0.016604312" calcext:value-type="float">
            <text:p>0.016604312</text:p>
          </table:table-cell>
          <table:table-cell table:number-columns-repeated="2"/>
          <table:table-cell office:value-type="float" office:value="20.072326" calcext:value-type="float">
            <text:p>20.072326</text:p>
          </table:table-cell>
          <table:table-cell office:value-type="string" calcext:value-type="string">
            <text:p>y</text:p>
          </table:table-cell>
          <table:table-cell office:value-type="float" office:value="11.215766" calcext:value-type="float">
            <text:p>11.215766</text:p>
          </table:table-cell>
          <table:table-cell office:value-type="string" calcext:value-type="string">
            <text:p>h</text:p>
          </table:table-cell>
          <table:table-cell office:value-type="float" office:value="33.127594" calcext:value-type="float">
            <text:p>33.127594</text:p>
          </table:table-cell>
          <table:table-cell office:value-type="string" calcext:value-type="string">
            <text:p>k</text:p>
          </table:table-cell>
          <table:table-cell office:value-type="float" office:value="-0.066537932" calcext:value-type="float">
            <text:p>-0.066537932</text:p>
          </table:table-cell>
        </table:table-row>
        <table:table-row table:style-name="ro1">
          <table:table-cell office:value-type="float" office:value="6.091462" calcext:value-type="float">
            <text:p>6.091462</text:p>
          </table:table-cell>
          <table:table-cell office:value-type="string" calcext:value-type="string">
            <text:p>y</text:p>
          </table:table-cell>
          <table:table-cell office:value-type="float" office:value="10.354176" calcext:value-type="float">
            <text:p>10.354176</text:p>
          </table:table-cell>
          <table:table-cell office:value-type="string" calcext:value-type="string">
            <text:p>h</text:p>
          </table:table-cell>
          <table:table-cell office:value-type="float" office:value="84.585691" calcext:value-type="float">
            <text:p>84.585691</text:p>
          </table:table-cell>
          <table:table-cell office:value-type="string" calcext:value-type="string">
            <text:p>k</text:p>
          </table:table-cell>
          <table:table-cell office:value-type="float" office:value="0.016745696" calcext:value-type="float">
            <text:p>0.016745696</text:p>
          </table:table-cell>
          <table:table-cell table:number-columns-repeated="2"/>
          <table:table-cell office:value-type="float" office:value="20.017933" calcext:value-type="float">
            <text:p>20.017933</text:p>
          </table:table-cell>
          <table:table-cell office:value-type="string" calcext:value-type="string">
            <text:p>y</text:p>
          </table:table-cell>
          <table:table-cell office:value-type="float" office:value="11.131829" calcext:value-type="float">
            <text:p>11.131829</text:p>
          </table:table-cell>
          <table:table-cell office:value-type="string" calcext:value-type="string">
            <text:p>h</text:p>
          </table:table-cell>
          <table:table-cell office:value-type="float" office:value="32.76975" calcext:value-type="float">
            <text:p>32.76975</text:p>
          </table:table-cell>
          <table:table-cell office:value-type="string" calcext:value-type="string">
            <text:p>k</text:p>
          </table:table-cell>
          <table:table-cell office:value-type="float" office:value="-0.057769677" calcext:value-type="float">
            <text:p>-0.057769677</text:p>
          </table:table-cell>
        </table:table-row>
        <table:table-row table:style-name="ro1">
          <table:table-cell office:value-type="float" office:value="6.1920621" calcext:value-type="float">
            <text:p>6.1920621</text:p>
          </table:table-cell>
          <table:table-cell office:value-type="string" calcext:value-type="string">
            <text:p>y</text:p>
          </table:table-cell>
          <table:table-cell office:value-type="float" office:value="10.363797" calcext:value-type="float">
            <text:p>10.363797</text:p>
          </table:table-cell>
          <table:table-cell office:value-type="string" calcext:value-type="string">
            <text:p>h</text:p>
          </table:table-cell>
          <table:table-cell office:value-type="float" office:value="84.488321" calcext:value-type="float">
            <text:p>84.488321</text:p>
          </table:table-cell>
          <table:table-cell office:value-type="string" calcext:value-type="string">
            <text:p>k</text:p>
          </table:table-cell>
          <table:table-cell office:value-type="float" office:value="0.01688641" calcext:value-type="float">
            <text:p>0.01688641</text:p>
          </table:table-cell>
          <table:table-cell table:number-columns-repeated="2"/>
          <table:table-cell office:value-type="float" office:value="19.964015" calcext:value-type="float">
            <text:p>19.964015</text:p>
          </table:table-cell>
          <table:table-cell office:value-type="string" calcext:value-type="string">
            <text:p>y</text:p>
          </table:table-cell>
          <table:table-cell office:value-type="float" office:value="11.04757" calcext:value-type="float">
            <text:p>11.04757</text:p>
          </table:table-cell>
          <table:table-cell office:value-type="string" calcext:value-type="string">
            <text:p>h</text:p>
          </table:table-cell>
          <table:table-cell office:value-type="float" office:value="32.472322" calcext:value-type="float">
            <text:p>32.472322</text:p>
          </table:table-cell>
          <table:table-cell office:value-type="string" calcext:value-type="string">
            <text:p>k</text:p>
          </table:table-cell>
          <table:table-cell office:value-type="float" office:value="-0.045393208" calcext:value-type="float">
            <text:p>-0.045393208</text:p>
          </table:table-cell>
        </table:table-row>
        <table:table-row table:style-name="ro1">
          <table:table-cell office:value-type="float" office:value="6.2926207" calcext:value-type="float">
            <text:p>6.2926207</text:p>
          </table:table-cell>
          <table:table-cell office:value-type="string" calcext:value-type="string">
            <text:p>y</text:p>
          </table:table-cell>
          <table:table-cell office:value-type="float" office:value="10.373588" calcext:value-type="float">
            <text:p>10.373588</text:p>
          </table:table-cell>
          <table:table-cell office:value-type="string" calcext:value-type="string">
            <text:p>h</text:p>
          </table:table-cell>
          <table:table-cell office:value-type="float" office:value="84.390163" calcext:value-type="float">
            <text:p>84.390163</text:p>
          </table:table-cell>
          <table:table-cell office:value-type="string" calcext:value-type="string">
            <text:p>k</text:p>
          </table:table-cell>
          <table:table-cell office:value-type="float" office:value="0.017026435" calcext:value-type="float">
            <text:p>0.017026435</text:p>
          </table:table-cell>
          <table:table-cell table:number-columns-repeated="2"/>
          <table:table-cell office:value-type="float" office:value="19.910472" calcext:value-type="float">
            <text:p>19.910472</text:p>
          </table:table-cell>
          <table:table-cell office:value-type="string" calcext:value-type="string">
            <text:p>y</text:p>
          </table:table-cell>
          <table:table-cell office:value-type="float" office:value="10.963057" calcext:value-type="float">
            <text:p>10.963057</text:p>
          </table:table-cell>
          <table:table-cell office:value-type="string" calcext:value-type="string">
            <text:p>h</text:p>
          </table:table-cell>
          <table:table-cell office:value-type="float" office:value="32.256811" calcext:value-type="float">
            <text:p>32.256811</text:p>
          </table:table-cell>
          <table:table-cell office:value-type="string" calcext:value-type="string">
            <text:p>k</text:p>
          </table:table-cell>
          <table:table-cell office:value-type="float" office:value="-0.029128267" calcext:value-type="float">
            <text:p>-0.029128267</text:p>
          </table:table-cell>
        </table:table-row>
        <table:table-row table:style-name="ro1">
          <table:table-cell office:value-type="float" office:value="6.3931376" calcext:value-type="float">
            <text:p>6.3931376</text:p>
          </table:table-cell>
          <table:table-cell office:value-type="string" calcext:value-type="string">
            <text:p>y</text:p>
          </table:table-cell>
          <table:table-cell office:value-type="float" office:value="10.383548" calcext:value-type="float">
            <text:p>10.383548</text:p>
          </table:table-cell>
          <table:table-cell office:value-type="string" calcext:value-type="string">
            <text:p>h</text:p>
          </table:table-cell>
          <table:table-cell office:value-type="float" office:value="84.291221" calcext:value-type="float">
            <text:p>84.291221</text:p>
          </table:table-cell>
          <table:table-cell office:value-type="string" calcext:value-type="string">
            <text:p>k</text:p>
          </table:table-cell>
          <table:table-cell office:value-type="float" office:value="0.017165754" calcext:value-type="float">
            <text:p>0.017165754</text:p>
          </table:table-cell>
          <table:table-cell table:number-columns-repeated="2"/>
          <table:table-cell office:value-type="float" office:value="19.857167" calcext:value-type="float">
            <text:p>19.857167</text:p>
          </table:table-cell>
          <table:table-cell office:value-type="string" calcext:value-type="string">
            <text:p>y</text:p>
          </table:table-cell>
          <table:table-cell office:value-type="float" office:value="10.878384" calcext:value-type="float">
            <text:p>10.878384</text:p>
          </table:table-cell>
          <table:table-cell office:value-type="string" calcext:value-type="string">
            <text:p>h</text:p>
          </table:table-cell>
          <table:table-cell office:value-type="float" office:value="32.14635" calcext:value-type="float">
            <text:p>32.14635</text:p>
          </table:table-cell>
          <table:table-cell office:value-type="string" calcext:value-type="string">
            <text:p>k</text:p>
          </table:table-cell>
          <table:table-cell office:value-type="float" office:value="-0.0086887003" calcext:value-type="float">
            <text:p>-0.0086887003</text:p>
          </table:table-cell>
        </table:table-row>
        <table:table-row table:style-name="ro1">
          <table:table-cell office:value-type="float" office:value="6.4936123" calcext:value-type="float">
            <text:p>6.4936123</text:p>
          </table:table-cell>
          <table:table-cell office:value-type="string" calcext:value-type="string">
            <text:p>y</text:p>
          </table:table-cell>
          <table:table-cell office:value-type="float" office:value="10.393681" calcext:value-type="float">
            <text:p>10.393681</text:p>
          </table:table-cell>
          <table:table-cell office:value-type="string" calcext:value-type="string">
            <text:p>h</text:p>
          </table:table-cell>
          <table:table-cell office:value-type="float" office:value="84.191499" calcext:value-type="float">
            <text:p>84.191499</text:p>
          </table:table-cell>
          <table:table-cell office:value-type="string" calcext:value-type="string">
            <text:p>k</text:p>
          </table:table-cell>
          <table:table-cell office:value-type="float" office:value="0.017304347" calcext:value-type="float">
            <text:p>0.017304347</text:p>
          </table:table-cell>
          <table:table-cell table:number-columns-repeated="2"/>
          <table:table-cell office:value-type="float" office:value="19.803931" calcext:value-type="float">
            <text:p>19.803931</text:p>
          </table:table-cell>
          <table:table-cell office:value-type="string" calcext:value-type="string">
            <text:p>y</text:p>
          </table:table-cell>
          <table:table-cell office:value-type="float" office:value="10.793663" calcext:value-type="float">
            <text:p>10.793663</text:p>
          </table:table-cell>
          <table:table-cell office:value-type="string" calcext:value-type="string">
            <text:p>h</text:p>
          </table:table-cell>
          <table:table-cell office:value-type="float" office:value="32.165734" calcext:value-type="float">
            <text:p>32.165734</text:p>
          </table:table-cell>
          <table:table-cell office:value-type="string" calcext:value-type="string">
            <text:p>k</text:p>
          </table:table-cell>
          <table:table-cell office:value-type="float" office:value="0.016221528" calcext:value-type="float">
            <text:p>0.016221528</text:p>
          </table:table-cell>
        </table:table-row>
        <table:table-row table:style-name="ro1">
          <table:table-cell office:value-type="float" office:value="6.5940447" calcext:value-type="float">
            <text:p>6.5940447</text:p>
          </table:table-cell>
          <table:table-cell office:value-type="string" calcext:value-type="string">
            <text:p>y</text:p>
          </table:table-cell>
          <table:table-cell office:value-type="float" office:value="10.403986" calcext:value-type="float">
            <text:p>10.403986</text:p>
          </table:table-cell>
          <table:table-cell office:value-type="string" calcext:value-type="string">
            <text:p>h</text:p>
          </table:table-cell>
          <table:table-cell office:value-type="float" office:value="84.091002" calcext:value-type="float">
            <text:p>84.091002</text:p>
          </table:table-cell>
          <table:table-cell office:value-type="string" calcext:value-type="string">
            <text:p>k</text:p>
          </table:table-cell>
          <table:table-cell office:value-type="float" office:value="0.017442195" calcext:value-type="float">
            <text:p>0.017442195</text:p>
          </table:table-cell>
          <table:table-cell table:number-columns-repeated="2"/>
          <table:table-cell office:value-type="float" office:value="19.750557" calcext:value-type="float">
            <text:p>19.750557</text:p>
          </table:table-cell>
          <table:table-cell office:value-type="string" calcext:value-type="string">
            <text:p>y</text:p>
          </table:table-cell>
          <table:table-cell office:value-type="float" office:value="10.709036" calcext:value-type="float">
            <text:p>10.709036</text:p>
          </table:table-cell>
          <table:table-cell office:value-type="string" calcext:value-type="string">
            <text:p>h</text:p>
          </table:table-cell>
          <table:table-cell office:value-type="float" office:value="32.341461" calcext:value-type="float">
            <text:p>32.341461</text:p>
          </table:table-cell>
          <table:table-cell office:value-type="string" calcext:value-type="string">
            <text:p>k</text:p>
          </table:table-cell>
          <table:table-cell office:value-type="float" office:value="0.04590952" calcext:value-type="float">
            <text:p>0.04590952</text:p>
          </table:table-cell>
        </table:table-row>
        <table:table-row table:style-name="ro1">
          <table:table-cell office:value-type="float" office:value="6.6944344" calcext:value-type="float">
            <text:p>6.6944344</text:p>
          </table:table-cell>
          <table:table-cell office:value-type="string" calcext:value-type="string">
            <text:p>y</text:p>
          </table:table-cell>
          <table:table-cell office:value-type="float" office:value="10.414466" calcext:value-type="float">
            <text:p>10.414466</text:p>
          </table:table-cell>
          <table:table-cell office:value-type="string" calcext:value-type="string">
            <text:p>h</text:p>
          </table:table-cell>
          <table:table-cell office:value-type="float" office:value="83.989734" calcext:value-type="float">
            <text:p>83.989734</text:p>
          </table:table-cell>
          <table:table-cell office:value-type="string" calcext:value-type="string">
            <text:p>k</text:p>
          </table:table-cell>
          <table:table-cell office:value-type="float" office:value="0.017579279" calcext:value-type="float">
            <text:p>0.017579279</text:p>
          </table:table-cell>
          <table:table-cell table:number-columns-repeated="2"/>
          <table:table-cell office:value-type="float" office:value="19.696799" calcext:value-type="float">
            <text:p>19.696799</text:p>
          </table:table-cell>
          <table:table-cell office:value-type="string" calcext:value-type="string">
            <text:p>y</text:p>
          </table:table-cell>
          <table:table-cell office:value-type="float" office:value="10.624669" calcext:value-type="float">
            <text:p>10.624669</text:p>
          </table:table-cell>
          <table:table-cell office:value-type="string" calcext:value-type="string">
            <text:p>h</text:p>
          </table:table-cell>
          <table:table-cell office:value-type="float" office:value="32.701769" calcext:value-type="float">
            <text:p>32.701769</text:p>
          </table:table-cell>
          <table:table-cell office:value-type="string" calcext:value-type="string">
            <text:p>k</text:p>
          </table:table-cell>
          <table:table-cell office:value-type="float" office:value="0.080687973" calcext:value-type="float">
            <text:p>0.080687973</text:p>
          </table:table-cell>
        </table:table-row>
        <table:table-row table:style-name="ro1">
          <table:table-cell office:value-type="float" office:value="6.7947811" calcext:value-type="float">
            <text:p>6.7947811</text:p>
          </table:table-cell>
          <table:table-cell office:value-type="string" calcext:value-type="string">
            <text:p>y</text:p>
          </table:table-cell>
          <table:table-cell office:value-type="float" office:value="10.425121" calcext:value-type="float">
            <text:p>10.425121</text:p>
          </table:table-cell>
          <table:table-cell office:value-type="string" calcext:value-type="string">
            <text:p>h</text:p>
          </table:table-cell>
          <table:table-cell office:value-type="float" office:value="83.8877" calcext:value-type="float">
            <text:p>83.8877</text:p>
          </table:table-cell>
          <table:table-cell office:value-type="string" calcext:value-type="string">
            <text:p>k</text:p>
          </table:table-cell>
          <table:table-cell office:value-type="float" office:value="0.017715581" calcext:value-type="float">
            <text:p>0.017715581</text:p>
          </table:table-cell>
          <table:table-cell table:number-columns-repeated="2"/>
          <table:table-cell office:value-type="float" office:value="19.642368" calcext:value-type="float">
            <text:p>19.642368</text:p>
          </table:table-cell>
          <table:table-cell office:value-type="string" calcext:value-type="string">
            <text:p>y</text:p>
          </table:table-cell>
          <table:table-cell office:value-type="float" office:value="10.540757" calcext:value-type="float">
            <text:p>10.540757</text:p>
          </table:table-cell>
          <table:table-cell office:value-type="string" calcext:value-type="string">
            <text:p>h</text:p>
          </table:table-cell>
          <table:table-cell office:value-type="float" office:value="33.276623" calcext:value-type="float">
            <text:p>33.276623</text:p>
          </table:table-cell>
          <table:table-cell office:value-type="string" calcext:value-type="string">
            <text:p>k</text:p>
          </table:table-cell>
          <table:table-cell office:value-type="float" office:value="0.12085724" calcext:value-type="float">
            <text:p>0.12085724</text:p>
          </table:table-cell>
        </table:table-row>
        <table:table-row table:style-name="ro1">
          <table:table-cell office:value-type="float" office:value="6.8950845" calcext:value-type="float">
            <text:p>6.8950845</text:p>
          </table:table-cell>
          <table:table-cell office:value-type="string" calcext:value-type="string">
            <text:p>y</text:p>
          </table:table-cell>
          <table:table-cell office:value-type="float" office:value="10.435953" calcext:value-type="float">
            <text:p>10.435953</text:p>
          </table:table-cell>
          <table:table-cell office:value-type="string" calcext:value-type="string">
            <text:p>h</text:p>
          </table:table-cell>
          <table:table-cell office:value-type="float" office:value="83.784906" calcext:value-type="float">
            <text:p>83.784906</text:p>
          </table:table-cell>
          <table:table-cell office:value-type="string" calcext:value-type="string">
            <text:p>k</text:p>
          </table:table-cell>
          <table:table-cell office:value-type="float" office:value="0.01785108" calcext:value-type="float">
            <text:p>0.01785108</text:p>
          </table:table-cell>
          <table:table-cell table:number-columns-repeated="2"/>
          <table:table-cell office:value-type="float" office:value="19.586933" calcext:value-type="float">
            <text:p>19.586933</text:p>
          </table:table-cell>
          <table:table-cell office:value-type="string" calcext:value-type="string">
            <text:p>y</text:p>
          </table:table-cell>
          <table:table-cell office:value-type="float" office:value="10.457526" calcext:value-type="float">
            <text:p>10.457526</text:p>
          </table:table-cell>
          <table:table-cell office:value-type="string" calcext:value-type="string">
            <text:p>h</text:p>
          </table:table-cell>
          <table:table-cell office:value-type="float" office:value="34.097608" calcext:value-type="float">
            <text:p>34.097608</text:p>
          </table:table-cell>
          <table:table-cell office:value-type="string" calcext:value-type="string">
            <text:p>k</text:p>
          </table:table-cell>
          <table:table-cell office:value-type="float" office:value="0.16666667" calcext:value-type="float">
            <text:p>0.16666667</text:p>
          </table:table-cell>
        </table:table-row>
        <table:table-row table:style-name="ro1">
          <table:table-cell office:value-type="float" office:value="6.9953443" calcext:value-type="float">
            <text:p>6.9953443</text:p>
          </table:table-cell>
          <table:table-cell office:value-type="string" calcext:value-type="string">
            <text:p>y</text:p>
          </table:table-cell>
          <table:table-cell office:value-type="float" office:value="10.446963" calcext:value-type="float">
            <text:p>10.446963</text:p>
          </table:table-cell>
          <table:table-cell office:value-type="string" calcext:value-type="string">
            <text:p>h</text:p>
          </table:table-cell>
          <table:table-cell office:value-type="float" office:value="83.681355" calcext:value-type="float">
            <text:p>83.681355</text:p>
          </table:table-cell>
          <table:table-cell office:value-type="string" calcext:value-type="string">
            <text:p>k</text:p>
          </table:table-cell>
          <table:table-cell office:value-type="float" office:value="0.017985757" calcext:value-type="float">
            <text:p>0.017985757</text:p>
          </table:table-cell>
          <table:table-cell table:number-columns-repeated="2"/>
          <table:table-cell office:value-type="float" office:value="19.573797" calcext:value-type="float">
            <text:p>19.573797</text:p>
          </table:table-cell>
          <table:table-cell office:value-type="string" calcext:value-type="string">
            <text:p>y</text:p>
          </table:table-cell>
          <table:table-cell office:value-type="float" office:value="10.438205" calcext:value-type="float">
            <text:p>10.438205</text:p>
          </table:table-cell>
          <table:table-cell office:value-type="string" calcext:value-type="string">
            <text:p>h</text:p>
          </table:table-cell>
          <table:table-cell office:value-type="float" office:value="59.551812" calcext:value-type="float">
            <text:p>59.551812</text:p>
          </table:table-cell>
          <table:table-cell office:value-type="string" calcext:value-type="string">
            <text:p>k</text:p>
          </table:table-cell>
          <table:table-cell office:value-type="float" office:value="0.16666667" calcext:value-type="float">
            <text:p>0.16666667</text:p>
          </table:table-cell>
        </table:table-row>
        <table:table-row table:style-name="ro1">
          <table:table-cell office:value-type="float" office:value="7.0955602" calcext:value-type="float">
            <text:p>7.0955602</text:p>
          </table:table-cell>
          <table:table-cell office:value-type="string" calcext:value-type="string">
            <text:p>y</text:p>
          </table:table-cell>
          <table:table-cell office:value-type="float" office:value="10.458152" calcext:value-type="float">
            <text:p>10.458152</text:p>
          </table:table-cell>
          <table:table-cell office:value-type="string" calcext:value-type="string">
            <text:p>h</text:p>
          </table:table-cell>
          <table:table-cell office:value-type="float" office:value="83.577053" calcext:value-type="float">
            <text:p>83.577053</text:p>
          </table:table-cell>
          <table:table-cell office:value-type="string" calcext:value-type="string">
            <text:p>k</text:p>
          </table:table-cell>
          <table:table-cell office:value-type="float" office:value="0.018119593" calcext:value-type="float">
            <text:p>0.018119593</text:p>
          </table:table-cell>
          <table:table-cell table:number-columns-repeated="2"/>
          <table:table-cell office:value-type="float" office:value="19.510672" calcext:value-type="float">
            <text:p>19.510672</text:p>
          </table:table-cell>
          <table:table-cell office:value-type="string" calcext:value-type="string">
            <text:p>y</text:p>
          </table:table-cell>
          <table:table-cell office:value-type="float" office:value="10.347542" calcext:value-type="float">
            <text:p>10.347542</text:p>
          </table:table-cell>
          <table:table-cell office:value-type="string" calcext:value-type="string">
            <text:p>h</text:p>
          </table:table-cell>
          <table:table-cell office:value-type="float" office:value="59.570225" calcext:value-type="float">
            <text:p>59.570225</text:p>
          </table:table-cell>
          <table:table-cell office:value-type="string" calcext:value-type="string">
            <text:p>k</text:p>
          </table:table-cell>
          <table:table-cell office:value-type="float" office:value="0.16666667" calcext:value-type="float">
            <text:p>0.16666667</text:p>
          </table:table-cell>
        </table:table-row>
        <table:table-row table:style-name="ro1">
          <table:table-cell office:value-type="float" office:value="7.1957319" calcext:value-type="float">
            <text:p>7.1957319</text:p>
          </table:table-cell>
          <table:table-cell office:value-type="string" calcext:value-type="string">
            <text:p>y</text:p>
          </table:table-cell>
          <table:table-cell office:value-type="float" office:value="10.469522" calcext:value-type="float">
            <text:p>10.469522</text:p>
          </table:table-cell>
          <table:table-cell office:value-type="string" calcext:value-type="string">
            <text:p>h</text:p>
          </table:table-cell>
          <table:table-cell office:value-type="float" office:value="83.472005" calcext:value-type="float">
            <text:p>83.472005</text:p>
          </table:table-cell>
          <table:table-cell office:value-type="string" calcext:value-type="string">
            <text:p>k</text:p>
          </table:table-cell>
          <table:table-cell office:value-type="float" office:value="0.018252567" calcext:value-type="float">
            <text:p>0.018252567</text:p>
          </table:table-cell>
          <table:table-cell table:number-columns-repeated="2"/>
          <table:table-cell office:value-type="float" office:value="19.446437" calcext:value-type="float">
            <text:p>19.446437</text:p>
          </table:table-cell>
          <table:table-cell office:value-type="string" calcext:value-type="string">
            <text:p>y</text:p>
          </table:table-cell>
          <table:table-cell office:value-type="float" office:value="10.2588" calcext:value-type="float">
            <text:p>10.2588</text:p>
          </table:table-cell>
          <table:table-cell office:value-type="string" calcext:value-type="string">
            <text:p>h</text:p>
          </table:table-cell>
          <table:table-cell office:value-type="float" office:value="59.588483" calcext:value-type="float">
            <text:p>59.588483</text:p>
          </table:table-cell>
          <table:table-cell office:value-type="string" calcext:value-type="string">
            <text:p>k</text:p>
          </table:table-cell>
          <table:table-cell office:value-type="float" office:value="0.16666667" calcext:value-type="float">
            <text:p>0.16666667</text:p>
          </table:table-cell>
        </table:table-row>
        <table:table-row table:style-name="ro1">
          <table:table-cell office:value-type="float" office:value="7.2958591" calcext:value-type="float">
            <text:p>7.2958591</text:p>
          </table:table-cell>
          <table:table-cell office:value-type="string" calcext:value-type="string">
            <text:p>y</text:p>
          </table:table-cell>
          <table:table-cell office:value-type="float" office:value="10.481073" calcext:value-type="float">
            <text:p>10.481073</text:p>
          </table:table-cell>
          <table:table-cell office:value-type="string" calcext:value-type="string">
            <text:p>h</text:p>
          </table:table-cell>
          <table:table-cell office:value-type="float" office:value="83.366216" calcext:value-type="float">
            <text:p>83.366216</text:p>
          </table:table-cell>
          <table:table-cell office:value-type="string" calcext:value-type="string">
            <text:p>k</text:p>
          </table:table-cell>
          <table:table-cell office:value-type="float" office:value="0.01838466" calcext:value-type="float">
            <text:p>0.01838466</text:p>
          </table:table-cell>
          <table:table-cell table:number-columns-repeated="2"/>
          <table:table-cell office:value-type="float" office:value="19.381119" calcext:value-type="float">
            <text:p>19.381119</text:p>
          </table:table-cell>
          <table:table-cell office:value-type="string" calcext:value-type="string">
            <text:p>y</text:p>
          </table:table-cell>
          <table:table-cell office:value-type="float" office:value="10.171934" calcext:value-type="float">
            <text:p>10.171934</text:p>
          </table:table-cell>
          <table:table-cell office:value-type="string" calcext:value-type="string">
            <text:p>h</text:p>
          </table:table-cell>
          <table:table-cell office:value-type="float" office:value="59.606597" calcext:value-type="float">
            <text:p>59.606597</text:p>
          </table:table-cell>
          <table:table-cell office:value-type="string" calcext:value-type="string">
            <text:p>k</text:p>
          </table:table-cell>
          <table:table-cell office:value-type="float" office:value="0.16666667" calcext:value-type="float">
            <text:p>0.16666667</text:p>
          </table:table-cell>
        </table:table-row>
        <table:table-row table:style-name="ro1">
          <table:table-cell office:value-type="float" office:value="7.3959416" calcext:value-type="float">
            <text:p>7.3959416</text:p>
          </table:table-cell>
          <table:table-cell office:value-type="string" calcext:value-type="string">
            <text:p>y</text:p>
          </table:table-cell>
          <table:table-cell office:value-type="float" office:value="10.492807" calcext:value-type="float">
            <text:p>10.492807</text:p>
          </table:table-cell>
          <table:table-cell office:value-type="string" calcext:value-type="string">
            <text:p>h</text:p>
          </table:table-cell>
          <table:table-cell office:value-type="float" office:value="83.259691" calcext:value-type="float">
            <text:p>83.259691</text:p>
          </table:table-cell>
          <table:table-cell office:value-type="string" calcext:value-type="string">
            <text:p>k</text:p>
          </table:table-cell>
          <table:table-cell office:value-type="float" office:value="0.018515852" calcext:value-type="float">
            <text:p>0.018515852</text:p>
          </table:table-cell>
          <table:table-cell table:number-columns-repeated="2"/>
          <table:table-cell office:value-type="float" office:value="19.314743" calcext:value-type="float">
            <text:p>19.314743</text:p>
          </table:table-cell>
          <table:table-cell office:value-type="string" calcext:value-type="string">
            <text:p>y</text:p>
          </table:table-cell>
          <table:table-cell office:value-type="float" office:value="10.0869" calcext:value-type="float">
            <text:p>10.0869</text:p>
          </table:table-cell>
          <table:table-cell office:value-type="string" calcext:value-type="string">
            <text:p>h</text:p>
          </table:table-cell>
          <table:table-cell office:value-type="float" office:value="59.624576" calcext:value-type="float">
            <text:p>59.624576</text:p>
          </table:table-cell>
          <table:table-cell office:value-type="string" calcext:value-type="string">
            <text:p>k</text:p>
          </table:table-cell>
          <table:table-cell office:value-type="float" office:value="0.16666667" calcext:value-type="float">
            <text:p>0.16666667</text:p>
          </table:table-cell>
        </table:table-row>
        <table:table-row table:style-name="ro1">
          <table:table-cell office:value-type="float" office:value="7.4959789" calcext:value-type="float">
            <text:p>7.4959789</text:p>
          </table:table-cell>
          <table:table-cell office:value-type="string" calcext:value-type="string">
            <text:p>y</text:p>
          </table:table-cell>
          <table:table-cell office:value-type="float" office:value="10.504725" calcext:value-type="float">
            <text:p>10.504725</text:p>
          </table:table-cell>
          <table:table-cell office:value-type="string" calcext:value-type="string">
            <text:p>h</text:p>
          </table:table-cell>
          <table:table-cell office:value-type="float" office:value="83.152437" calcext:value-type="float">
            <text:p>83.152437</text:p>
          </table:table-cell>
          <table:table-cell office:value-type="string" calcext:value-type="string">
            <text:p>k</text:p>
          </table:table-cell>
          <table:table-cell office:value-type="float" office:value="0.018646121" calcext:value-type="float">
            <text:p>0.018646121</text:p>
          </table:table-cell>
          <table:table-cell table:number-columns-repeated="2"/>
          <table:table-cell office:value-type="float" office:value="19.247333" calcext:value-type="float">
            <text:p>19.247333</text:p>
          </table:table-cell>
          <table:table-cell office:value-type="string" calcext:value-type="string">
            <text:p>y</text:p>
          </table:table-cell>
          <table:table-cell office:value-type="float" office:value="10.003658" calcext:value-type="float">
            <text:p>10.003658</text:p>
          </table:table-cell>
          <table:table-cell office:value-type="string" calcext:value-type="string">
            <text:p>h</text:p>
          </table:table-cell>
          <table:table-cell office:value-type="float" office:value="59.642429" calcext:value-type="float">
            <text:p>59.642429</text:p>
          </table:table-cell>
          <table:table-cell office:value-type="string" calcext:value-type="string">
            <text:p>k</text:p>
          </table:table-cell>
          <table:table-cell office:value-type="float" office:value="0.16666667" calcext:value-type="float">
            <text:p>0.16666667</text:p>
          </table:table-cell>
        </table:table-row>
        <table:table-row table:style-name="ro1">
          <table:table-cell office:value-type="float" office:value="7.595971" calcext:value-type="float">
            <text:p>7.595971</text:p>
          </table:table-cell>
          <table:table-cell office:value-type="string" calcext:value-type="string">
            <text:p>y</text:p>
          </table:table-cell>
          <table:table-cell office:value-type="float" office:value="10.516828" calcext:value-type="float">
            <text:p>10.516828</text:p>
          </table:table-cell>
          <table:table-cell office:value-type="string" calcext:value-type="string">
            <text:p>h</text:p>
          </table:table-cell>
          <table:table-cell office:value-type="float" office:value="83.044458" calcext:value-type="float">
            <text:p>83.044458</text:p>
          </table:table-cell>
          <table:table-cell office:value-type="string" calcext:value-type="string">
            <text:p>k</text:p>
          </table:table-cell>
          <table:table-cell office:value-type="float" office:value="0.018775449" calcext:value-type="float">
            <text:p>0.018775449</text:p>
          </table:table-cell>
          <table:table-cell table:number-columns-repeated="2"/>
          <table:table-cell office:value-type="float" office:value="19.178908" calcext:value-type="float">
            <text:p>19.178908</text:p>
          </table:table-cell>
          <table:table-cell office:value-type="string" calcext:value-type="string">
            <text:p>y</text:p>
          </table:table-cell>
          <table:table-cell office:value-type="float" office:value="9.9221729" calcext:value-type="float">
            <text:p>9.9221729</text:p>
          </table:table-cell>
          <table:table-cell office:value-type="string" calcext:value-type="string">
            <text:p>h</text:p>
          </table:table-cell>
          <table:table-cell office:value-type="float" office:value="59.660163" calcext:value-type="float">
            <text:p>59.660163</text:p>
          </table:table-cell>
          <table:table-cell office:value-type="string" calcext:value-type="string">
            <text:p>k</text:p>
          </table:table-cell>
          <table:table-cell office:value-type="float" office:value="0.16666667" calcext:value-type="float">
            <text:p>0.16666667</text:p>
          </table:table-cell>
        </table:table-row>
        <table:table-row table:style-name="ro1">
          <table:table-cell office:value-type="float" office:value="7.6959174" calcext:value-type="float">
            <text:p>7.6959174</text:p>
          </table:table-cell>
          <table:table-cell office:value-type="string" calcext:value-type="string">
            <text:p>y</text:p>
          </table:table-cell>
          <table:table-cell office:value-type="float" office:value="10.529117" calcext:value-type="float">
            <text:p>10.529117</text:p>
          </table:table-cell>
          <table:table-cell office:value-type="string" calcext:value-type="string">
            <text:p>h</text:p>
          </table:table-cell>
          <table:table-cell office:value-type="float" office:value="82.935759" calcext:value-type="float">
            <text:p>82.935759</text:p>
          </table:table-cell>
          <table:table-cell office:value-type="string" calcext:value-type="string">
            <text:p>k</text:p>
          </table:table-cell>
          <table:table-cell office:value-type="float" office:value="0.018903813" calcext:value-type="float">
            <text:p>0.018903813</text:p>
          </table:table-cell>
          <table:table-cell table:number-columns-repeated="2"/>
          <table:table-cell office:value-type="float" office:value="19.109489" calcext:value-type="float">
            <text:p>19.109489</text:p>
          </table:table-cell>
          <table:table-cell office:value-type="string" calcext:value-type="string">
            <text:p>y</text:p>
          </table:table-cell>
          <table:table-cell office:value-type="float" office:value="9.8424102" calcext:value-type="float">
            <text:p>9.8424102</text:p>
          </table:table-cell>
          <table:table-cell office:value-type="string" calcext:value-type="string">
            <text:p>h</text:p>
          </table:table-cell>
          <table:table-cell office:value-type="float" office:value="59.677787" calcext:value-type="float">
            <text:p>59.677787</text:p>
          </table:table-cell>
          <table:table-cell office:value-type="string" calcext:value-type="string">
            <text:p>k</text:p>
          </table:table-cell>
          <table:table-cell office:value-type="float" office:value="0.16666667" calcext:value-type="float">
            <text:p>0.16666667</text:p>
          </table:table-cell>
        </table:table-row>
        <table:table-row table:style-name="ro1">
          <table:table-cell office:value-type="float" office:value="7.7958178" calcext:value-type="float">
            <text:p>7.7958178</text:p>
          </table:table-cell>
          <table:table-cell office:value-type="string" calcext:value-type="string">
            <text:p>y</text:p>
          </table:table-cell>
          <table:table-cell office:value-type="float" office:value="10.541594" calcext:value-type="float">
            <text:p>10.541594</text:p>
          </table:table-cell>
          <table:table-cell office:value-type="string" calcext:value-type="string">
            <text:p>h</text:p>
          </table:table-cell>
          <table:table-cell office:value-type="float" office:value="82.826348" calcext:value-type="float">
            <text:p>82.826348</text:p>
          </table:table-cell>
          <table:table-cell office:value-type="string" calcext:value-type="string">
            <text:p>k</text:p>
          </table:table-cell>
          <table:table-cell office:value-type="float" office:value="0.019031195" calcext:value-type="float">
            <text:p>0.019031195</text:p>
          </table:table-cell>
          <table:table-cell table:number-columns-repeated="2"/>
          <table:table-cell office:value-type="float" office:value="19.039093" calcext:value-type="float">
            <text:p>19.039093</text:p>
          </table:table-cell>
          <table:table-cell office:value-type="string" calcext:value-type="string">
            <text:p>y</text:p>
          </table:table-cell>
          <table:table-cell office:value-type="float" office:value="9.7643389" calcext:value-type="float">
            <text:p>9.7643389</text:p>
          </table:table-cell>
          <table:table-cell office:value-type="string" calcext:value-type="string">
            <text:p>h</text:p>
          </table:table-cell>
          <table:table-cell office:value-type="float" office:value="59.695307" calcext:value-type="float">
            <text:p>59.695307</text:p>
          </table:table-cell>
          <table:table-cell office:value-type="string" calcext:value-type="string">
            <text:p>k</text:p>
          </table:table-cell>
          <table:table-cell office:value-type="float" office:value="0.16666667" calcext:value-type="float">
            <text:p>0.16666667</text:p>
          </table:table-cell>
        </table:table-row>
        <table:table-row table:style-name="ro1">
          <table:table-cell office:value-type="float" office:value="7.8956721" calcext:value-type="float">
            <text:p>7.8956721</text:p>
          </table:table-cell>
          <table:table-cell office:value-type="string" calcext:value-type="string">
            <text:p>y</text:p>
          </table:table-cell>
          <table:table-cell office:value-type="float" office:value="10.554259" calcext:value-type="float">
            <text:p>10.554259</text:p>
          </table:table-cell>
          <table:table-cell office:value-type="string" calcext:value-type="string">
            <text:p>h</text:p>
          </table:table-cell>
          <table:table-cell office:value-type="float" office:value="82.716229" calcext:value-type="float">
            <text:p>82.716229</text:p>
          </table:table-cell>
          <table:table-cell office:value-type="string" calcext:value-type="string">
            <text:p>k</text:p>
          </table:table-cell>
          <table:table-cell office:value-type="float" office:value="0.019157572" calcext:value-type="float">
            <text:p>0.019157572</text:p>
          </table:table-cell>
          <table:table-cell table:number-columns-repeated="2"/>
          <table:table-cell office:value-type="float" office:value="18.967738" calcext:value-type="float">
            <text:p>18.967738</text:p>
          </table:table-cell>
          <table:table-cell office:value-type="string" calcext:value-type="string">
            <text:p>y</text:p>
          </table:table-cell>
          <table:table-cell office:value-type="float" office:value="9.6879306" calcext:value-type="float">
            <text:p>9.6879306</text:p>
          </table:table-cell>
          <table:table-cell office:value-type="string" calcext:value-type="string">
            <text:p>h</text:p>
          </table:table-cell>
          <table:table-cell office:value-type="float" office:value="59.712732" calcext:value-type="float">
            <text:p>59.712732</text:p>
          </table:table-cell>
          <table:table-cell office:value-type="string" calcext:value-type="string">
            <text:p>k</text:p>
          </table:table-cell>
          <table:table-cell office:value-type="float" office:value="0.16666667" calcext:value-type="float">
            <text:p>0.16666667</text:p>
          </table:table-cell>
        </table:table-row>
        <table:table-row table:style-name="ro1">
          <table:table-cell office:value-type="float" office:value="7.9954799" calcext:value-type="float">
            <text:p>7.9954799</text:p>
          </table:table-cell>
          <table:table-cell office:value-type="string" calcext:value-type="string">
            <text:p>y</text:p>
          </table:table-cell>
          <table:table-cell office:value-type="float" office:value="10.567114" calcext:value-type="float">
            <text:p>10.567114</text:p>
          </table:table-cell>
          <table:table-cell office:value-type="string" calcext:value-type="string">
            <text:p>h</text:p>
          </table:table-cell>
          <table:table-cell office:value-type="float" office:value="82.605408" calcext:value-type="float">
            <text:p>82.605408</text:p>
          </table:table-cell>
          <table:table-cell office:value-type="string" calcext:value-type="string">
            <text:p>k</text:p>
          </table:table-cell>
          <table:table-cell office:value-type="float" office:value="0.019282924" calcext:value-type="float">
            <text:p>0.019282924</text:p>
          </table:table-cell>
          <table:table-cell table:number-columns-repeated="2"/>
          <table:table-cell office:value-type="float" office:value="18.895437" calcext:value-type="float">
            <text:p>18.895437</text:p>
          </table:table-cell>
          <table:table-cell office:value-type="string" calcext:value-type="string">
            <text:p>y</text:p>
          </table:table-cell>
          <table:table-cell office:value-type="float" office:value="9.6131588" calcext:value-type="float">
            <text:p>9.6131588</text:p>
          </table:table-cell>
          <table:table-cell office:value-type="string" calcext:value-type="string">
            <text:p>h</text:p>
          </table:table-cell>
          <table:table-cell office:value-type="float" office:value="59.730067" calcext:value-type="float">
            <text:p>59.730067</text:p>
          </table:table-cell>
          <table:table-cell office:value-type="string" calcext:value-type="string">
            <text:p>k</text:p>
          </table:table-cell>
          <table:table-cell office:value-type="float" office:value="0.16666667" calcext:value-type="float">
            <text:p>0.16666667</text:p>
          </table:table-cell>
        </table:table-row>
        <table:table-row table:style-name="ro1">
          <table:table-cell office:value-type="float" office:value="8.095241" calcext:value-type="float">
            <text:p>8.095241</text:p>
          </table:table-cell>
          <table:table-cell office:value-type="string" calcext:value-type="string">
            <text:p>y</text:p>
          </table:table-cell>
          <table:table-cell office:value-type="float" office:value="10.58016" calcext:value-type="float">
            <text:p>10.58016</text:p>
          </table:table-cell>
          <table:table-cell office:value-type="string" calcext:value-type="string">
            <text:p>h</text:p>
          </table:table-cell>
          <table:table-cell office:value-type="float" office:value="82.493892" calcext:value-type="float">
            <text:p>82.493892</text:p>
          </table:table-cell>
          <table:table-cell office:value-type="string" calcext:value-type="string">
            <text:p>k</text:p>
          </table:table-cell>
          <table:table-cell office:value-type="float" office:value="0.01940723" calcext:value-type="float">
            <text:p>0.01940723</text:p>
          </table:table-cell>
          <table:table-cell table:number-columns-repeated="2"/>
          <table:table-cell office:value-type="float" office:value="18.822206" calcext:value-type="float">
            <text:p>18.822206</text:p>
          </table:table-cell>
          <table:table-cell office:value-type="string" calcext:value-type="string">
            <text:p>y</text:p>
          </table:table-cell>
          <table:table-cell office:value-type="float" office:value="9.5399995" calcext:value-type="float">
            <text:p>9.5399995</text:p>
          </table:table-cell>
          <table:table-cell office:value-type="string" calcext:value-type="string">
            <text:p>h</text:p>
          </table:table-cell>
          <table:table-cell office:value-type="float" office:value="59.74732" calcext:value-type="float">
            <text:p>59.74732</text:p>
          </table:table-cell>
          <table:table-cell office:value-type="string" calcext:value-type="string">
            <text:p>k</text:p>
          </table:table-cell>
          <table:table-cell office:value-type="float" office:value="0.16666667" calcext:value-type="float">
            <text:p>0.16666667</text:p>
          </table:table-cell>
        </table:table-row>
        <table:table-row table:style-name="ro1">
          <table:table-cell office:value-type="float" office:value="8.1949551" calcext:value-type="float">
            <text:p>8.1949551</text:p>
          </table:table-cell>
          <table:table-cell office:value-type="string" calcext:value-type="string">
            <text:p>y</text:p>
          </table:table-cell>
          <table:table-cell office:value-type="float" office:value="10.593398" calcext:value-type="float">
            <text:p>10.593398</text:p>
          </table:table-cell>
          <table:table-cell office:value-type="string" calcext:value-type="string">
            <text:p>h</text:p>
          </table:table-cell>
          <table:table-cell office:value-type="float" office:value="82.381686" calcext:value-type="float">
            <text:p>82.381686</text:p>
          </table:table-cell>
          <table:table-cell office:value-type="string" calcext:value-type="string">
            <text:p>k</text:p>
          </table:table-cell>
          <table:table-cell office:value-type="float" office:value="0.019530469" calcext:value-type="float">
            <text:p>0.019530469</text:p>
          </table:table-cell>
          <table:table-cell table:number-columns-repeated="2"/>
          <table:table-cell office:value-type="float" office:value="18.748056" calcext:value-type="float">
            <text:p>18.748056</text:p>
          </table:table-cell>
          <table:table-cell office:value-type="string" calcext:value-type="string">
            <text:p>y</text:p>
          </table:table-cell>
          <table:table-cell office:value-type="float" office:value="9.4684304" calcext:value-type="float">
            <text:p>9.4684304</text:p>
          </table:table-cell>
          <table:table-cell office:value-type="string" calcext:value-type="string">
            <text:p>h</text:p>
          </table:table-cell>
          <table:table-cell office:value-type="float" office:value="59.764496" calcext:value-type="float">
            <text:p>59.764496</text:p>
          </table:table-cell>
          <table:table-cell office:value-type="string" calcext:value-type="string">
            <text:p>k</text:p>
          </table:table-cell>
          <table:table-cell office:value-type="float" office:value="0.16666667" calcext:value-type="float">
            <text:p>0.16666667</text:p>
          </table:table-cell>
        </table:table-row>
        <table:table-row table:style-name="ro1">
          <table:table-cell office:value-type="float" office:value="8.2946219" calcext:value-type="float">
            <text:p>8.2946219</text:p>
          </table:table-cell>
          <table:table-cell office:value-type="string" calcext:value-type="string">
            <text:p>y</text:p>
          </table:table-cell>
          <table:table-cell office:value-type="float" office:value="10.606828" calcext:value-type="float">
            <text:p>10.606828</text:p>
          </table:table-cell>
          <table:table-cell office:value-type="string" calcext:value-type="string">
            <text:p>h</text:p>
          </table:table-cell>
          <table:table-cell office:value-type="float" office:value="82.268797" calcext:value-type="float">
            <text:p>82.268797</text:p>
          </table:table-cell>
          <table:table-cell office:value-type="string" calcext:value-type="string">
            <text:p>k</text:p>
          </table:table-cell>
          <table:table-cell office:value-type="float" office:value="0.01965262" calcext:value-type="float">
            <text:p>0.01965262</text:p>
          </table:table-cell>
          <table:table-cell table:number-columns-repeated="2"/>
          <table:table-cell office:value-type="float" office:value="18.673" calcext:value-type="float">
            <text:p>18.673</text:p>
          </table:table-cell>
          <table:table-cell office:value-type="string" calcext:value-type="string">
            <text:p>y</text:p>
          </table:table-cell>
          <table:table-cell office:value-type="float" office:value="9.3984313" calcext:value-type="float">
            <text:p>9.3984313</text:p>
          </table:table-cell>
          <table:table-cell office:value-type="string" calcext:value-type="string">
            <text:p>h</text:p>
          </table:table-cell>
          <table:table-cell office:value-type="float" office:value="59.781601" calcext:value-type="float">
            <text:p>59.781601</text:p>
          </table:table-cell>
          <table:table-cell office:value-type="string" calcext:value-type="string">
            <text:p>k</text:p>
          </table:table-cell>
          <table:table-cell office:value-type="float" office:value="0.16666667" calcext:value-type="float">
            <text:p>0.16666667</text:p>
          </table:table-cell>
        </table:table-row>
        <table:table-row table:style-name="ro1">
          <table:table-cell office:value-type="float" office:value="8.3942411" calcext:value-type="float">
            <text:p>8.3942411</text:p>
          </table:table-cell>
          <table:table-cell office:value-type="string" calcext:value-type="string">
            <text:p>y</text:p>
          </table:table-cell>
          <table:table-cell office:value-type="float" office:value="10.620453" calcext:value-type="float">
            <text:p>10.620453</text:p>
          </table:table-cell>
          <table:table-cell office:value-type="string" calcext:value-type="string">
            <text:p>h</text:p>
          </table:table-cell>
          <table:table-cell office:value-type="float" office:value="82.155231" calcext:value-type="float">
            <text:p>82.155231</text:p>
          </table:table-cell>
          <table:table-cell office:value-type="string" calcext:value-type="string">
            <text:p>k</text:p>
          </table:table-cell>
          <table:table-cell office:value-type="float" office:value="0.019773662" calcext:value-type="float">
            <text:p>0.019773662</text:p>
          </table:table-cell>
          <table:table-cell table:number-columns-repeated="2"/>
          <table:table-cell office:value-type="float" office:value="18.597048" calcext:value-type="float">
            <text:p>18.597048</text:p>
          </table:table-cell>
          <table:table-cell office:value-type="string" calcext:value-type="string">
            <text:p>y</text:p>
          </table:table-cell>
          <table:table-cell office:value-type="float" office:value="9.3299836" calcext:value-type="float">
            <text:p>9.3299836</text:p>
          </table:table-cell>
          <table:table-cell office:value-type="string" calcext:value-type="string">
            <text:p>h</text:p>
          </table:table-cell>
          <table:table-cell office:value-type="float" office:value="59.798642" calcext:value-type="float">
            <text:p>59.798642</text:p>
          </table:table-cell>
          <table:table-cell office:value-type="string" calcext:value-type="string">
            <text:p>k</text:p>
          </table:table-cell>
          <table:table-cell office:value-type="float" office:value="0.16666667" calcext:value-type="float">
            <text:p>0.16666667</text:p>
          </table:table-cell>
        </table:table-row>
        <table:table-row table:style-name="ro1">
          <table:table-cell office:value-type="float" office:value="8.4938125" calcext:value-type="float">
            <text:p>8.4938125</text:p>
          </table:table-cell>
          <table:table-cell office:value-type="string" calcext:value-type="string">
            <text:p>y</text:p>
          </table:table-cell>
          <table:table-cell office:value-type="float" office:value="10.634273" calcext:value-type="float">
            <text:p>10.634273</text:p>
          </table:table-cell>
          <table:table-cell office:value-type="string" calcext:value-type="string">
            <text:p>h</text:p>
          </table:table-cell>
          <table:table-cell office:value-type="float" office:value="82.040995" calcext:value-type="float">
            <text:p>82.040995</text:p>
          </table:table-cell>
          <table:table-cell office:value-type="string" calcext:value-type="string">
            <text:p>k</text:p>
          </table:table-cell>
          <table:table-cell office:value-type="float" office:value="0.019893573" calcext:value-type="float">
            <text:p>0.019893573</text:p>
          </table:table-cell>
          <table:table-cell table:number-columns-repeated="2"/>
          <table:table-cell office:value-type="float" office:value="18.520211" calcext:value-type="float">
            <text:p>18.520211</text:p>
          </table:table-cell>
          <table:table-cell office:value-type="string" calcext:value-type="string">
            <text:p>y</text:p>
          </table:table-cell>
          <table:table-cell office:value-type="float" office:value="9.2630706" calcext:value-type="float">
            <text:p>9.2630706</text:p>
          </table:table-cell>
          <table:table-cell office:value-type="string" calcext:value-type="string">
            <text:p>h</text:p>
          </table:table-cell>
          <table:table-cell office:value-type="float" office:value="59.815624" calcext:value-type="float">
            <text:p>59.815624</text:p>
          </table:table-cell>
          <table:table-cell office:value-type="string" calcext:value-type="string">
            <text:p>k</text:p>
          </table:table-cell>
          <table:table-cell office:value-type="float" office:value="0.16666667" calcext:value-type="float">
            <text:p>0.16666667</text:p>
          </table:table-cell>
        </table:table-row>
        <table:table-row table:style-name="ro1">
          <table:table-cell office:value-type="float" office:value="8.5933359" calcext:value-type="float">
            <text:p>8.5933359</text:p>
          </table:table-cell>
          <table:table-cell office:value-type="string" calcext:value-type="string">
            <text:p>y</text:p>
          </table:table-cell>
          <table:table-cell office:value-type="float" office:value="10.648289" calcext:value-type="float">
            <text:p>10.648289</text:p>
          </table:table-cell>
          <table:table-cell office:value-type="string" calcext:value-type="string">
            <text:p>h</text:p>
          </table:table-cell>
          <table:table-cell office:value-type="float" office:value="81.926094" calcext:value-type="float">
            <text:p>81.926094</text:p>
          </table:table-cell>
          <table:table-cell office:value-type="string" calcext:value-type="string">
            <text:p>k</text:p>
          </table:table-cell>
          <table:table-cell office:value-type="float" office:value="0.020012331" calcext:value-type="float">
            <text:p>0.020012331</text:p>
          </table:table-cell>
          <table:table-cell table:number-columns-repeated="2"/>
          <table:table-cell office:value-type="float" office:value="18.442495" calcext:value-type="float">
            <text:p>18.442495</text:p>
          </table:table-cell>
          <table:table-cell office:value-type="string" calcext:value-type="string">
            <text:p>y</text:p>
          </table:table-cell>
          <table:table-cell office:value-type="float" office:value="9.197677" calcext:value-type="float">
            <text:p>9.197677</text:p>
          </table:table-cell>
          <table:table-cell office:value-type="string" calcext:value-type="string">
            <text:p>h</text:p>
          </table:table-cell>
          <table:table-cell office:value-type="float" office:value="59.832552" calcext:value-type="float">
            <text:p>59.832552</text:p>
          </table:table-cell>
          <table:table-cell office:value-type="string" calcext:value-type="string">
            <text:p>k</text:p>
          </table:table-cell>
          <table:table-cell office:value-type="float" office:value="0.16666667" calcext:value-type="float">
            <text:p>0.16666667</text:p>
          </table:table-cell>
        </table:table-row>
        <table:table-row table:style-name="ro1">
          <table:table-cell office:value-type="float" office:value="8.6928109" calcext:value-type="float">
            <text:p>8.6928109</text:p>
          </table:table-cell>
          <table:table-cell office:value-type="string" calcext:value-type="string">
            <text:p>y</text:p>
          </table:table-cell>
          <table:table-cell office:value-type="float" office:value="10.662502" calcext:value-type="float">
            <text:p>10.662502</text:p>
          </table:table-cell>
          <table:table-cell office:value-type="string" calcext:value-type="string">
            <text:p>h</text:p>
          </table:table-cell>
          <table:table-cell office:value-type="float" office:value="81.810536" calcext:value-type="float">
            <text:p>81.810536</text:p>
          </table:table-cell>
          <table:table-cell office:value-type="string" calcext:value-type="string">
            <text:p>k</text:p>
          </table:table-cell>
          <table:table-cell office:value-type="float" office:value="0.020129916" calcext:value-type="float">
            <text:p>0.020129916</text:p>
          </table:table-cell>
          <table:table-cell table:number-columns-repeated="2"/>
          <table:table-cell office:value-type="float" office:value="18.363911" calcext:value-type="float">
            <text:p>18.363911</text:p>
          </table:table-cell>
          <table:table-cell office:value-type="string" calcext:value-type="string">
            <text:p>y</text:p>
          </table:table-cell>
          <table:table-cell office:value-type="float" office:value="9.1337893" calcext:value-type="float">
            <text:p>9.1337893</text:p>
          </table:table-cell>
          <table:table-cell office:value-type="string" calcext:value-type="string">
            <text:p>h</text:p>
          </table:table-cell>
          <table:table-cell office:value-type="float" office:value="59.849432" calcext:value-type="float">
            <text:p>59.849432</text:p>
          </table:table-cell>
          <table:table-cell office:value-type="string" calcext:value-type="string">
            <text:p>k</text:p>
          </table:table-cell>
          <table:table-cell office:value-type="float" office:value="0.16666667" calcext:value-type="float">
            <text:p>0.16666667</text:p>
          </table:table-cell>
        </table:table-row>
        <table:table-row table:style-name="ro1">
          <table:table-cell office:value-type="float" office:value="8.7922373" calcext:value-type="float">
            <text:p>8.7922373</text:p>
          </table:table-cell>
          <table:table-cell office:value-type="string" calcext:value-type="string">
            <text:p>y</text:p>
          </table:table-cell>
          <table:table-cell office:value-type="float" office:value="10.676914" calcext:value-type="float">
            <text:p>10.676914</text:p>
          </table:table-cell>
          <table:table-cell office:value-type="string" calcext:value-type="string">
            <text:p>h</text:p>
          </table:table-cell>
          <table:table-cell office:value-type="float" office:value="81.694328" calcext:value-type="float">
            <text:p>81.694328</text:p>
          </table:table-cell>
          <table:table-cell office:value-type="string" calcext:value-type="string">
            <text:p>k</text:p>
          </table:table-cell>
          <table:table-cell office:value-type="float" office:value="0.020246305" calcext:value-type="float">
            <text:p>0.020246305</text:p>
          </table:table-cell>
          <table:table-cell table:number-columns-repeated="2"/>
          <table:table-cell office:value-type="float" office:value="18.284464" calcext:value-type="float">
            <text:p>18.284464</text:p>
          </table:table-cell>
          <table:table-cell office:value-type="string" calcext:value-type="string">
            <text:p>y</text:p>
          </table:table-cell>
          <table:table-cell office:value-type="float" office:value="9.0713951" calcext:value-type="float">
            <text:p>9.0713951</text:p>
          </table:table-cell>
          <table:table-cell office:value-type="string" calcext:value-type="string">
            <text:p>h</text:p>
          </table:table-cell>
          <table:table-cell office:value-type="float" office:value="59.866268" calcext:value-type="float">
            <text:p>59.866268</text:p>
          </table:table-cell>
          <table:table-cell office:value-type="string" calcext:value-type="string">
            <text:p>k</text:p>
          </table:table-cell>
          <table:table-cell office:value-type="float" office:value="0.16666667" calcext:value-type="float">
            <text:p>0.16666667</text:p>
          </table:table-cell>
        </table:table-row>
        <table:table-row table:style-name="ro1">
          <table:table-cell office:value-type="float" office:value="8.8916149" calcext:value-type="float">
            <text:p>8.8916149</text:p>
          </table:table-cell>
          <table:table-cell office:value-type="string" calcext:value-type="string">
            <text:p>y</text:p>
          </table:table-cell>
          <table:table-cell office:value-type="float" office:value="10.691525" calcext:value-type="float">
            <text:p>10.691525</text:p>
          </table:table-cell>
          <table:table-cell office:value-type="string" calcext:value-type="string">
            <text:p>h</text:p>
          </table:table-cell>
          <table:table-cell office:value-type="float" office:value="81.577476" calcext:value-type="float">
            <text:p>81.577476</text:p>
          </table:table-cell>
          <table:table-cell office:value-type="string" calcext:value-type="string">
            <text:p>k</text:p>
          </table:table-cell>
          <table:table-cell office:value-type="float" office:value="0.020361478" calcext:value-type="float">
            <text:p>0.020361478</text:p>
          </table:table-cell>
          <table:table-cell table:number-columns-repeated="2"/>
          <table:table-cell office:value-type="float" office:value="18.204161" calcext:value-type="float">
            <text:p>18.204161</text:p>
          </table:table-cell>
          <table:table-cell office:value-type="string" calcext:value-type="string">
            <text:p>y</text:p>
          </table:table-cell>
          <table:table-cell office:value-type="float" office:value="9.0104839" calcext:value-type="float">
            <text:p>9.0104839</text:p>
          </table:table-cell>
          <table:table-cell office:value-type="string" calcext:value-type="string">
            <text:p>h</text:p>
          </table:table-cell>
          <table:table-cell office:value-type="float" office:value="59.883067" calcext:value-type="float">
            <text:p>59.883067</text:p>
          </table:table-cell>
          <table:table-cell office:value-type="string" calcext:value-type="string">
            <text:p>k</text:p>
          </table:table-cell>
          <table:table-cell office:value-type="float" office:value="0.16666667" calcext:value-type="float">
            <text:p>0.16666667</text:p>
          </table:table-cell>
        </table:table-row>
        <table:table-row table:style-name="ro1">
          <table:table-cell office:value-type="float" office:value="8.9909434" calcext:value-type="float">
            <text:p>8.9909434</text:p>
          </table:table-cell>
          <table:table-cell office:value-type="string" calcext:value-type="string">
            <text:p>y</text:p>
          </table:table-cell>
          <table:table-cell office:value-type="float" office:value="10.706337" calcext:value-type="float">
            <text:p>10.706337</text:p>
          </table:table-cell>
          <table:table-cell office:value-type="string" calcext:value-type="string">
            <text:p>h</text:p>
          </table:table-cell>
          <table:table-cell office:value-type="float" office:value="81.459987" calcext:value-type="float">
            <text:p>81.459987</text:p>
          </table:table-cell>
          <table:table-cell office:value-type="string" calcext:value-type="string">
            <text:p>k</text:p>
          </table:table-cell>
          <table:table-cell office:value-type="float" office:value="0.020475412" calcext:value-type="float">
            <text:p>0.020475412</text:p>
          </table:table-cell>
          <table:table-cell table:number-columns-repeated="2"/>
          <table:table-cell office:value-type="float" office:value="18.123008" calcext:value-type="float">
            <text:p>18.123008</text:p>
          </table:table-cell>
          <table:table-cell office:value-type="string" calcext:value-type="string">
            <text:p>y</text:p>
          </table:table-cell>
          <table:table-cell office:value-type="float" office:value="8.951046" calcext:value-type="float">
            <text:p>8.951046</text:p>
          </table:table-cell>
          <table:table-cell office:value-type="string" calcext:value-type="string">
            <text:p>h</text:p>
          </table:table-cell>
          <table:table-cell office:value-type="float" office:value="59.899833" calcext:value-type="float">
            <text:p>59.899833</text:p>
          </table:table-cell>
          <table:table-cell office:value-type="string" calcext:value-type="string">
            <text:p>k</text:p>
          </table:table-cell>
          <table:table-cell office:value-type="float" office:value="0.16666667" calcext:value-type="float">
            <text:p>0.16666667</text:p>
          </table:table-cell>
        </table:table-row>
        <table:table-row table:style-name="ro1">
          <table:table-cell office:value-type="float" office:value="9.0902226" calcext:value-type="float">
            <text:p>9.0902226</text:p>
          </table:table-cell>
          <table:table-cell office:value-type="string" calcext:value-type="string">
            <text:p>y</text:p>
          </table:table-cell>
          <table:table-cell office:value-type="float" office:value="10.72135" calcext:value-type="float">
            <text:p>10.72135</text:p>
          </table:table-cell>
          <table:table-cell office:value-type="string" calcext:value-type="string">
            <text:p>h</text:p>
          </table:table-cell>
          <table:table-cell office:value-type="float" office:value="81.341868" calcext:value-type="float">
            <text:p>81.341868</text:p>
          </table:table-cell>
          <table:table-cell office:value-type="string" calcext:value-type="string">
            <text:p>k</text:p>
          </table:table-cell>
          <table:table-cell office:value-type="float" office:value="0.020588086" calcext:value-type="float">
            <text:p>0.020588086</text:p>
          </table:table-cell>
          <table:table-cell table:number-columns-repeated="2"/>
          <table:table-cell office:value-type="float" office:value="18.041008" calcext:value-type="float">
            <text:p>18.041008</text:p>
          </table:table-cell>
          <table:table-cell office:value-type="string" calcext:value-type="string">
            <text:p>y</text:p>
          </table:table-cell>
          <table:table-cell office:value-type="float" office:value="8.8930736" calcext:value-type="float">
            <text:p>8.8930736</text:p>
          </table:table-cell>
          <table:table-cell office:value-type="string" calcext:value-type="string">
            <text:p>h</text:p>
          </table:table-cell>
          <table:table-cell office:value-type="float" office:value="59.91657" calcext:value-type="float">
            <text:p>59.91657</text:p>
          </table:table-cell>
          <table:table-cell office:value-type="string" calcext:value-type="string">
            <text:p>k</text:p>
          </table:table-cell>
          <table:table-cell office:value-type="float" office:value="0.16666667" calcext:value-type="float">
            <text:p>0.16666667</text:p>
          </table:table-cell>
        </table:table-row>
        <table:table-row table:style-name="ro1">
          <table:table-cell office:value-type="float" office:value="9.1894522" calcext:value-type="float">
            <text:p>9.1894522</text:p>
          </table:table-cell>
          <table:table-cell office:value-type="string" calcext:value-type="string">
            <text:p>y</text:p>
          </table:table-cell>
          <table:table-cell office:value-type="float" office:value="10.736565" calcext:value-type="float">
            <text:p>10.736565</text:p>
          </table:table-cell>
          <table:table-cell office:value-type="string" calcext:value-type="string">
            <text:p>h</text:p>
          </table:table-cell>
          <table:table-cell office:value-type="float" office:value="81.223127" calcext:value-type="float">
            <text:p>81.223127</text:p>
          </table:table-cell>
          <table:table-cell office:value-type="string" calcext:value-type="string">
            <text:p>k</text:p>
          </table:table-cell>
          <table:table-cell office:value-type="float" office:value="0.020699478" calcext:value-type="float">
            <text:p>0.020699478</text:p>
          </table:table-cell>
          <table:table-cell table:number-columns-repeated="2"/>
          <table:table-cell office:value-type="float" office:value="17.958166" calcext:value-type="float">
            <text:p>17.958166</text:p>
          </table:table-cell>
          <table:table-cell office:value-type="string" calcext:value-type="string">
            <text:p>y</text:p>
          </table:table-cell>
          <table:table-cell office:value-type="float" office:value="8.8365599" calcext:value-type="float">
            <text:p>8.8365599</text:p>
          </table:table-cell>
          <table:table-cell office:value-type="string" calcext:value-type="string">
            <text:p>h</text:p>
          </table:table-cell>
          <table:table-cell office:value-type="float" office:value="59.933284" calcext:value-type="float">
            <text:p>59.933284</text:p>
          </table:table-cell>
          <table:table-cell office:value-type="string" calcext:value-type="string">
            <text:p>k</text:p>
          </table:table-cell>
          <table:table-cell office:value-type="float" office:value="0.16666667" calcext:value-type="float">
            <text:p>0.16666667</text:p>
          </table:table-cell>
        </table:table-row>
        <table:table-row table:style-name="ro1">
          <table:table-cell office:value-type="float" office:value="9.288632" calcext:value-type="float">
            <text:p>9.288632</text:p>
          </table:table-cell>
          <table:table-cell office:value-type="string" calcext:value-type="string">
            <text:p>y</text:p>
          </table:table-cell>
          <table:table-cell office:value-type="float" office:value="10.751983" calcext:value-type="float">
            <text:p>10.751983</text:p>
          </table:table-cell>
          <table:table-cell office:value-type="string" calcext:value-type="string">
            <text:p>h</text:p>
          </table:table-cell>
          <table:table-cell office:value-type="float" office:value="81.10377" calcext:value-type="float">
            <text:p>81.10377</text:p>
          </table:table-cell>
          <table:table-cell office:value-type="string" calcext:value-type="string">
            <text:p>k</text:p>
          </table:table-cell>
          <table:table-cell office:value-type="float" office:value="0.020809567" calcext:value-type="float">
            <text:p>0.020809567</text:p>
          </table:table-cell>
          <table:table-cell table:number-columns-repeated="2"/>
          <table:table-cell office:value-type="float" office:value="17.874485" calcext:value-type="float">
            <text:p>17.874485</text:p>
          </table:table-cell>
          <table:table-cell office:value-type="string" calcext:value-type="string">
            <text:p>y</text:p>
          </table:table-cell>
          <table:table-cell office:value-type="float" office:value="8.7814993" calcext:value-type="float">
            <text:p>8.7814993</text:p>
          </table:table-cell>
          <table:table-cell office:value-type="string" calcext:value-type="string">
            <text:p>h</text:p>
          </table:table-cell>
          <table:table-cell office:value-type="float" office:value="59.949979" calcext:value-type="float">
            <text:p>59.949979</text:p>
          </table:table-cell>
          <table:table-cell office:value-type="string" calcext:value-type="string">
            <text:p>k</text:p>
          </table:table-cell>
          <table:table-cell office:value-type="float" office:value="0.16666667" calcext:value-type="float">
            <text:p>0.16666667</text:p>
          </table:table-cell>
        </table:table-row>
        <table:table-row table:style-name="ro1">
          <table:table-cell office:value-type="float" office:value="9.3877618" calcext:value-type="float">
            <text:p>9.3877618</text:p>
          </table:table-cell>
          <table:table-cell office:value-type="string" calcext:value-type="string">
            <text:p>y</text:p>
          </table:table-cell>
          <table:table-cell office:value-type="float" office:value="10.767606" calcext:value-type="float">
            <text:p>10.767606</text:p>
          </table:table-cell>
          <table:table-cell office:value-type="string" calcext:value-type="string">
            <text:p>h</text:p>
          </table:table-cell>
          <table:table-cell office:value-type="float" office:value="80.983806" calcext:value-type="float">
            <text:p>80.983806</text:p>
          </table:table-cell>
          <table:table-cell office:value-type="string" calcext:value-type="string">
            <text:p>k</text:p>
          </table:table-cell>
          <table:table-cell office:value-type="float" office:value="0.02091833" calcext:value-type="float">
            <text:p>0.02091833</text:p>
          </table:table-cell>
          <table:table-cell table:number-columns-repeated="2"/>
          <table:table-cell office:value-type="float" office:value="17.789968" calcext:value-type="float">
            <text:p>17.789968</text:p>
          </table:table-cell>
          <table:table-cell office:value-type="string" calcext:value-type="string">
            <text:p>y</text:p>
          </table:table-cell>
          <table:table-cell office:value-type="float" office:value="8.7278876" calcext:value-type="float">
            <text:p>8.7278876</text:p>
          </table:table-cell>
          <table:table-cell office:value-type="string" calcext:value-type="string">
            <text:p>h</text:p>
          </table:table-cell>
          <table:table-cell office:value-type="float" office:value="59.96666" calcext:value-type="float">
            <text:p>59.96666</text:p>
          </table:table-cell>
          <table:table-cell office:value-type="string" calcext:value-type="string">
            <text:p>k</text:p>
          </table:table-cell>
          <table:table-cell office:value-type="float" office:value="0.16666667" calcext:value-type="float">
            <text:p>0.16666667</text:p>
          </table:table-cell>
        </table:table-row>
        <table:table-row table:style-name="ro1">
          <table:table-cell office:value-type="float" office:value="9.4868412" calcext:value-type="float">
            <text:p>9.4868412</text:p>
          </table:table-cell>
          <table:table-cell office:value-type="string" calcext:value-type="string">
            <text:p>y</text:p>
          </table:table-cell>
          <table:table-cell office:value-type="float" office:value="10.783434" calcext:value-type="float">
            <text:p>10.783434</text:p>
          </table:table-cell>
          <table:table-cell office:value-type="string" calcext:value-type="string">
            <text:p>h</text:p>
          </table:table-cell>
          <table:table-cell office:value-type="float" office:value="80.863241" calcext:value-type="float">
            <text:p>80.863241</text:p>
          </table:table-cell>
          <table:table-cell office:value-type="string" calcext:value-type="string">
            <text:p>k</text:p>
          </table:table-cell>
          <table:table-cell office:value-type="float" office:value="0.021025745" calcext:value-type="float">
            <text:p>0.021025745</text:p>
          </table:table-cell>
          <table:table-cell table:number-columns-repeated="2"/>
          <table:table-cell office:value-type="float" office:value="17.704616" calcext:value-type="float">
            <text:p>17.704616</text:p>
          </table:table-cell>
          <table:table-cell office:value-type="string" calcext:value-type="string">
            <text:p>y</text:p>
          </table:table-cell>
          <table:table-cell office:value-type="float" office:value="8.6757217" calcext:value-type="float">
            <text:p>8.6757217</text:p>
          </table:table-cell>
          <table:table-cell office:value-type="string" calcext:value-type="string">
            <text:p>h</text:p>
          </table:table-cell>
          <table:table-cell office:value-type="float" office:value="59.983333" calcext:value-type="float">
            <text:p>59.983333</text:p>
          </table:table-cell>
          <table:table-cell office:value-type="string" calcext:value-type="string">
            <text:p>k</text:p>
          </table:table-cell>
          <table:table-cell office:value-type="float" office:value="0.16666667" calcext:value-type="float">
            <text:p>0.16666667</text:p>
          </table:table-cell>
        </table:table-row>
        <table:table-row table:style-name="ro1">
          <table:table-cell office:value-type="float" office:value="9.5858702" calcext:value-type="float">
            <text:p>9.5858702</text:p>
          </table:table-cell>
          <table:table-cell office:value-type="string" calcext:value-type="string">
            <text:p>y</text:p>
          </table:table-cell>
          <table:table-cell office:value-type="float" office:value="10.799469" calcext:value-type="float">
            <text:p>10.799469</text:p>
          </table:table-cell>
          <table:table-cell office:value-type="string" calcext:value-type="string">
            <text:p>h</text:p>
          </table:table-cell>
          <table:table-cell office:value-type="float" office:value="80.742083" calcext:value-type="float">
            <text:p>80.742083</text:p>
          </table:table-cell>
          <table:table-cell office:value-type="string" calcext:value-type="string">
            <text:p>k</text:p>
          </table:table-cell>
          <table:table-cell office:value-type="float" office:value="0.021131792" calcext:value-type="float">
            <text:p>0.021131792</text:p>
          </table:table-cell>
          <table:table-cell table:number-columns-repeated="2"/>
          <table:table-cell office:value-type="float" office:value="17.61843" calcext:value-type="float">
            <text:p>17.61843</text:p>
          </table:table-cell>
          <table:table-cell office:value-type="string" calcext:value-type="string">
            <text:p>y</text:p>
          </table:table-cell>
          <table:table-cell office:value-type="float" office:value="8.625" calcext:value-type="float">
            <text:p>8.625</text:p>
          </table:table-cell>
          <table:table-cell office:value-type="string" calcext:value-type="string">
            <text:p>h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k</text:p>
          </table:table-cell>
          <table:table-cell office:value-type="float" office:value="0.16666667" calcext:value-type="float">
            <text:p>0.16666667</text:p>
          </table:table-cell>
        </table:table-row>
        <table:table-row table:style-name="ro1">
          <table:table-cell office:value-type="float" office:value="9.6848483" calcext:value-type="float">
            <text:p>9.6848483</text:p>
          </table:table-cell>
          <table:table-cell office:value-type="string" calcext:value-type="string">
            <text:p>y</text:p>
          </table:table-cell>
          <table:table-cell office:value-type="float" office:value="10.81571" calcext:value-type="float">
            <text:p>10.81571</text:p>
          </table:table-cell>
          <table:table-cell office:value-type="string" calcext:value-type="string">
            <text:p>h</text:p>
          </table:table-cell>
          <table:table-cell office:value-type="float" office:value="80.62034" calcext:value-type="float">
            <text:p>80.62034</text:p>
          </table:table-cell>
          <table:table-cell office:value-type="string" calcext:value-type="string">
            <text:p>k</text:p>
          </table:table-cell>
          <table:table-cell office:value-type="float" office:value="0.021236448" calcext:value-type="float">
            <text:p>0.021236448</text:p>
          </table:table-cell>
          <table:table-cell table:number-columns-repeated="9"/>
        </table:table-row>
        <table:table-row table:style-name="ro1">
          <table:table-cell office:value-type="float" office:value="9.7837755" calcext:value-type="float">
            <text:p>9.7837755</text:p>
          </table:table-cell>
          <table:table-cell office:value-type="string" calcext:value-type="string">
            <text:p>y</text:p>
          </table:table-cell>
          <table:table-cell office:value-type="float" office:value="10.83216" calcext:value-type="float">
            <text:p>10.83216</text:p>
          </table:table-cell>
          <table:table-cell office:value-type="string" calcext:value-type="string">
            <text:p>h</text:p>
          </table:table-cell>
          <table:table-cell office:value-type="float" office:value="80.498019" calcext:value-type="float">
            <text:p>80.498019</text:p>
          </table:table-cell>
          <table:table-cell office:value-type="string" calcext:value-type="string">
            <text:p>k</text:p>
          </table:table-cell>
          <table:table-cell office:value-type="float" office:value="0.021339691" calcext:value-type="float">
            <text:p>0.021339691</text:p>
          </table:table-cell>
          <table:table-cell table:number-columns-repeated="9"/>
        </table:table-row>
        <table:table-row table:style-name="ro1">
          <table:table-cell office:value-type="float" office:value="9.8826515" calcext:value-type="float">
            <text:p>9.8826515</text:p>
          </table:table-cell>
          <table:table-cell office:value-type="string" calcext:value-type="string">
            <text:p>y</text:p>
          </table:table-cell>
          <table:table-cell office:value-type="float" office:value="10.848818" calcext:value-type="float">
            <text:p>10.848818</text:p>
          </table:table-cell>
          <table:table-cell office:value-type="string" calcext:value-type="string">
            <text:p>h</text:p>
          </table:table-cell>
          <table:table-cell office:value-type="float" office:value="80.375129" calcext:value-type="float">
            <text:p>80.375129</text:p>
          </table:table-cell>
          <table:table-cell office:value-type="string" calcext:value-type="string">
            <text:p>k</text:p>
          </table:table-cell>
          <table:table-cell office:value-type="float" office:value="0.0214415" calcext:value-type="float">
            <text:p>0.0214415</text:p>
          </table:table-cell>
          <table:table-cell table:number-columns-repeated="9"/>
        </table:table-row>
        <table:table-row table:style-name="ro1">
          <table:table-cell office:value-type="float" office:value="9.9814761" calcext:value-type="float">
            <text:p>9.9814761</text:p>
          </table:table-cell>
          <table:table-cell office:value-type="string" calcext:value-type="string">
            <text:p>y</text:p>
          </table:table-cell>
          <table:table-cell office:value-type="float" office:value="10.865687" calcext:value-type="float">
            <text:p>10.865687</text:p>
          </table:table-cell>
          <table:table-cell office:value-type="string" calcext:value-type="string">
            <text:p>h</text:p>
          </table:table-cell>
          <table:table-cell office:value-type="float" office:value="80.251677" calcext:value-type="float">
            <text:p>80.251677</text:p>
          </table:table-cell>
          <table:table-cell office:value-type="string" calcext:value-type="string">
            <text:p>k</text:p>
          </table:table-cell>
          <table:table-cell office:value-type="float" office:value="0.021541852" calcext:value-type="float">
            <text:p>0.021541852</text:p>
          </table:table-cell>
          <table:table-cell table:number-columns-repeated="9"/>
        </table:table-row>
        <table:table-row table:style-name="ro1">
          <table:table-cell office:value-type="float" office:value="10.080249" calcext:value-type="float">
            <text:p>10.080249</text:p>
          </table:table-cell>
          <table:table-cell office:value-type="string" calcext:value-type="string">
            <text:p>y</text:p>
          </table:table-cell>
          <table:table-cell office:value-type="float" office:value="10.882766" calcext:value-type="float">
            <text:p>10.882766</text:p>
          </table:table-cell>
          <table:table-cell office:value-type="string" calcext:value-type="string">
            <text:p>h</text:p>
          </table:table-cell>
          <table:table-cell office:value-type="float" office:value="80.127672" calcext:value-type="float">
            <text:p>80.127672</text:p>
          </table:table-cell>
          <table:table-cell office:value-type="string" calcext:value-type="string">
            <text:p>k</text:p>
          </table:table-cell>
          <table:table-cell office:value-type="float" office:value="0.021640727" calcext:value-type="float">
            <text:p>0.021640727</text:p>
          </table:table-cell>
          <table:table-cell table:number-columns-repeated="9"/>
        </table:table-row>
        <table:table-row table:style-name="ro1">
          <table:table-cell office:value-type="float" office:value="10.17897" calcext:value-type="float">
            <text:p>10.17897</text:p>
          </table:table-cell>
          <table:table-cell office:value-type="string" calcext:value-type="string">
            <text:p>y</text:p>
          </table:table-cell>
          <table:table-cell office:value-type="float" office:value="10.900057" calcext:value-type="float">
            <text:p>10.900057</text:p>
          </table:table-cell>
          <table:table-cell office:value-type="string" calcext:value-type="string">
            <text:p>h</text:p>
          </table:table-cell>
          <table:table-cell office:value-type="float" office:value="80.003122" calcext:value-type="float">
            <text:p>80.003122</text:p>
          </table:table-cell>
          <table:table-cell office:value-type="string" calcext:value-type="string">
            <text:p>k</text:p>
          </table:table-cell>
          <table:table-cell office:value-type="float" office:value="0.021738103" calcext:value-type="float">
            <text:p>0.021738103</text:p>
          </table:table-cell>
          <table:table-cell table:number-columns-repeated="9"/>
        </table:table-row>
        <table:table-row table:style-name="ro1">
          <table:table-cell office:value-type="float" office:value="10.277639" calcext:value-type="float">
            <text:p>10.277639</text:p>
          </table:table-cell>
          <table:table-cell office:value-type="string" calcext:value-type="string">
            <text:p>y</text:p>
          </table:table-cell>
          <table:table-cell office:value-type="float" office:value="10.917561" calcext:value-type="float">
            <text:p>10.917561</text:p>
          </table:table-cell>
          <table:table-cell office:value-type="string" calcext:value-type="string">
            <text:p>h</text:p>
          </table:table-cell>
          <table:table-cell office:value-type="float" office:value="79.878035" calcext:value-type="float">
            <text:p>79.878035</text:p>
          </table:table-cell>
          <table:table-cell office:value-type="string" calcext:value-type="string">
            <text:p>k</text:p>
          </table:table-cell>
          <table:table-cell office:value-type="float" office:value="0.021833957" calcext:value-type="float">
            <text:p>0.021833957</text:p>
          </table:table-cell>
          <table:table-cell table:number-columns-repeated="9"/>
        </table:table-row>
        <table:table-row table:style-name="ro1">
          <table:table-cell office:value-type="float" office:value="10.376256" calcext:value-type="float">
            <text:p>10.376256</text:p>
          </table:table-cell>
          <table:table-cell office:value-type="string" calcext:value-type="string">
            <text:p>y</text:p>
          </table:table-cell>
          <table:table-cell office:value-type="float" office:value="10.935278" calcext:value-type="float">
            <text:p>10.935278</text:p>
          </table:table-cell>
          <table:table-cell office:value-type="string" calcext:value-type="string">
            <text:p>h</text:p>
          </table:table-cell>
          <table:table-cell office:value-type="float" office:value="79.75242" calcext:value-type="float">
            <text:p>79.75242</text:p>
          </table:table-cell>
          <table:table-cell office:value-type="string" calcext:value-type="string">
            <text:p>k</text:p>
          </table:table-cell>
          <table:table-cell office:value-type="float" office:value="0.021928268" calcext:value-type="float">
            <text:p>0.021928268</text:p>
          </table:table-cell>
          <table:table-cell table:number-columns-repeated="9"/>
        </table:table-row>
        <table:table-row table:style-name="ro1">
          <table:table-cell office:value-type="float" office:value="10.47482" calcext:value-type="float">
            <text:p>10.47482</text:p>
          </table:table-cell>
          <table:table-cell office:value-type="string" calcext:value-type="string">
            <text:p>y</text:p>
          </table:table-cell>
          <table:table-cell office:value-type="float" office:value="10.953209" calcext:value-type="float">
            <text:p>10.953209</text:p>
          </table:table-cell>
          <table:table-cell office:value-type="string" calcext:value-type="string">
            <text:p>h</text:p>
          </table:table-cell>
          <table:table-cell office:value-type="float" office:value="79.626284" calcext:value-type="float">
            <text:p>79.626284</text:p>
          </table:table-cell>
          <table:table-cell office:value-type="string" calcext:value-type="string">
            <text:p>k</text:p>
          </table:table-cell>
          <table:table-cell office:value-type="float" office:value="0.022021016" calcext:value-type="float">
            <text:p>0.022021016</text:p>
          </table:table-cell>
          <table:table-cell table:number-columns-repeated="9"/>
        </table:table-row>
        <table:table-row table:style-name="ro1">
          <table:table-cell office:value-type="float" office:value="10.573332" calcext:value-type="float">
            <text:p>10.573332</text:p>
          </table:table-cell>
          <table:table-cell office:value-type="string" calcext:value-type="string">
            <text:p>y</text:p>
          </table:table-cell>
          <table:table-cell office:value-type="float" office:value="10.971355" calcext:value-type="float">
            <text:p>10.971355</text:p>
          </table:table-cell>
          <table:table-cell office:value-type="string" calcext:value-type="string">
            <text:p>h</text:p>
          </table:table-cell>
          <table:table-cell office:value-type="float" office:value="79.499638" calcext:value-type="float">
            <text:p>79.499638</text:p>
          </table:table-cell>
          <table:table-cell office:value-type="string" calcext:value-type="string">
            <text:p>k</text:p>
          </table:table-cell>
          <table:table-cell office:value-type="float" office:value="0.022112177" calcext:value-type="float">
            <text:p>0.022112177</text:p>
          </table:table-cell>
          <table:table-cell table:number-columns-repeated="9"/>
        </table:table-row>
        <table:table-row table:style-name="ro1">
          <table:table-cell office:value-type="float" office:value="10.671791" calcext:value-type="float">
            <text:p>10.671791</text:p>
          </table:table-cell>
          <table:table-cell office:value-type="string" calcext:value-type="string">
            <text:p>y</text:p>
          </table:table-cell>
          <table:table-cell office:value-type="float" office:value="10.989716" calcext:value-type="float">
            <text:p>10.989716</text:p>
          </table:table-cell>
          <table:table-cell office:value-type="string" calcext:value-type="string">
            <text:p>h</text:p>
          </table:table-cell>
          <table:table-cell office:value-type="float" office:value="79.372488" calcext:value-type="float">
            <text:p>79.372488</text:p>
          </table:table-cell>
          <table:table-cell office:value-type="string" calcext:value-type="string">
            <text:p>k</text:p>
          </table:table-cell>
          <table:table-cell office:value-type="float" office:value="0.022201732" calcext:value-type="float">
            <text:p>0.022201732</text:p>
          </table:table-cell>
          <table:table-cell table:number-columns-repeated="9"/>
        </table:table-row>
        <table:table-row table:style-name="ro1">
          <table:table-cell office:value-type="float" office:value="10.770196" calcext:value-type="float">
            <text:p>10.770196</text:p>
          </table:table-cell>
          <table:table-cell office:value-type="string" calcext:value-type="string">
            <text:p>y</text:p>
          </table:table-cell>
          <table:table-cell office:value-type="float" office:value="11.008295" calcext:value-type="float">
            <text:p>11.008295</text:p>
          </table:table-cell>
          <table:table-cell office:value-type="string" calcext:value-type="string">
            <text:p>h</text:p>
          </table:table-cell>
          <table:table-cell office:value-type="float" office:value="79.244846" calcext:value-type="float">
            <text:p>79.244846</text:p>
          </table:table-cell>
          <table:table-cell office:value-type="string" calcext:value-type="string">
            <text:p>k</text:p>
          </table:table-cell>
          <table:table-cell office:value-type="float" office:value="0.022289659" calcext:value-type="float">
            <text:p>0.022289659</text:p>
          </table:table-cell>
          <table:table-cell table:number-columns-repeated="9"/>
        </table:table-row>
        <table:table-row table:style-name="ro1">
          <table:table-cell office:value-type="float" office:value="10.868549" calcext:value-type="float">
            <text:p>10.868549</text:p>
          </table:table-cell>
          <table:table-cell office:value-type="string" calcext:value-type="string">
            <text:p>y</text:p>
          </table:table-cell>
          <table:table-cell office:value-type="float" office:value="11.027091" calcext:value-type="float">
            <text:p>11.027091</text:p>
          </table:table-cell>
          <table:table-cell office:value-type="string" calcext:value-type="string">
            <text:p>h</text:p>
          </table:table-cell>
          <table:table-cell office:value-type="float" office:value="79.116718" calcext:value-type="float">
            <text:p>79.116718</text:p>
          </table:table-cell>
          <table:table-cell office:value-type="string" calcext:value-type="string">
            <text:p>k</text:p>
          </table:table-cell>
          <table:table-cell office:value-type="float" office:value="0.022375936" calcext:value-type="float">
            <text:p>0.022375936</text:p>
          </table:table-cell>
          <table:table-cell table:number-columns-repeated="9"/>
        </table:table-row>
        <table:table-row table:style-name="ro1">
          <table:table-cell office:value-type="float" office:value="10.966848" calcext:value-type="float">
            <text:p>10.966848</text:p>
          </table:table-cell>
          <table:table-cell office:value-type="string" calcext:value-type="string">
            <text:p>y</text:p>
          </table:table-cell>
          <table:table-cell office:value-type="float" office:value="11.046105" calcext:value-type="float">
            <text:p>11.046105</text:p>
          </table:table-cell>
          <table:table-cell office:value-type="string" calcext:value-type="string">
            <text:p>h</text:p>
          </table:table-cell>
          <table:table-cell office:value-type="float" office:value="78.988115" calcext:value-type="float">
            <text:p>78.988115</text:p>
          </table:table-cell>
          <table:table-cell office:value-type="string" calcext:value-type="string">
            <text:p>k</text:p>
          </table:table-cell>
          <table:table-cell office:value-type="float" office:value="0.022460543" calcext:value-type="float">
            <text:p>0.022460543</text:p>
          </table:table-cell>
          <table:table-cell table:number-columns-repeated="9"/>
        </table:table-row>
        <table:table-row table:style-name="ro1">
          <table:table-cell office:value-type="float" office:value="11.065093" calcext:value-type="float">
            <text:p>11.065093</text:p>
          </table:table-cell>
          <table:table-cell office:value-type="string" calcext:value-type="string">
            <text:p>y</text:p>
          </table:table-cell>
          <table:table-cell office:value-type="float" office:value="11.065338" calcext:value-type="float">
            <text:p>11.065338</text:p>
          </table:table-cell>
          <table:table-cell office:value-type="string" calcext:value-type="string">
            <text:p>h</text:p>
          </table:table-cell>
          <table:table-cell office:value-type="float" office:value="78.859045" calcext:value-type="float">
            <text:p>78.859045</text:p>
          </table:table-cell>
          <table:table-cell office:value-type="string" calcext:value-type="string">
            <text:p>k</text:p>
          </table:table-cell>
          <table:table-cell office:value-type="float" office:value="0.022543459" calcext:value-type="float">
            <text:p>0.022543459</text:p>
          </table:table-cell>
          <table:table-cell table:number-columns-repeated="9"/>
        </table:table-row>
        <table:table-row table:style-name="ro1">
          <table:table-cell office:value-type="float" office:value="11.163285" calcext:value-type="float">
            <text:p>11.163285</text:p>
          </table:table-cell>
          <table:table-cell office:value-type="string" calcext:value-type="string">
            <text:p>y</text:p>
          </table:table-cell>
          <table:table-cell office:value-type="float" office:value="11.08479" calcext:value-type="float">
            <text:p>11.08479</text:p>
          </table:table-cell>
          <table:table-cell office:value-type="string" calcext:value-type="string">
            <text:p>h</text:p>
          </table:table-cell>
          <table:table-cell office:value-type="float" office:value="78.729517" calcext:value-type="float">
            <text:p>78.729517</text:p>
          </table:table-cell>
          <table:table-cell office:value-type="string" calcext:value-type="string">
            <text:p>k</text:p>
          </table:table-cell>
          <table:table-cell office:value-type="float" office:value="0.022624663" calcext:value-type="float">
            <text:p>0.022624663</text:p>
          </table:table-cell>
          <table:table-cell table:number-columns-repeated="9"/>
        </table:table-row>
        <table:table-row table:style-name="ro1">
          <table:table-cell office:value-type="float" office:value="11.261422" calcext:value-type="float">
            <text:p>11.261422</text:p>
          </table:table-cell>
          <table:table-cell office:value-type="string" calcext:value-type="string">
            <text:p>y</text:p>
          </table:table-cell>
          <table:table-cell office:value-type="float" office:value="11.104463" calcext:value-type="float">
            <text:p>11.104463</text:p>
          </table:table-cell>
          <table:table-cell office:value-type="string" calcext:value-type="string">
            <text:p>h</text:p>
          </table:table-cell>
          <table:table-cell office:value-type="float" office:value="78.599542" calcext:value-type="float">
            <text:p>78.599542</text:p>
          </table:table-cell>
          <table:table-cell office:value-type="string" calcext:value-type="string">
            <text:p>k</text:p>
          </table:table-cell>
          <table:table-cell office:value-type="float" office:value="0.022704134" calcext:value-type="float">
            <text:p>0.022704134</text:p>
          </table:table-cell>
          <table:table-cell table:number-columns-repeated="9"/>
        </table:table-row>
        <table:table-row table:style-name="ro1">
          <table:table-cell office:value-type="float" office:value="11.359506" calcext:value-type="float">
            <text:p>11.359506</text:p>
          </table:table-cell>
          <table:table-cell office:value-type="string" calcext:value-type="string">
            <text:p>y</text:p>
          </table:table-cell>
          <table:table-cell office:value-type="float" office:value="11.124357" calcext:value-type="float">
            <text:p>11.124357</text:p>
          </table:table-cell>
          <table:table-cell office:value-type="string" calcext:value-type="string">
            <text:p>h</text:p>
          </table:table-cell>
          <table:table-cell office:value-type="float" office:value="78.469129" calcext:value-type="float">
            <text:p>78.469129</text:p>
          </table:table-cell>
          <table:table-cell office:value-type="string" calcext:value-type="string">
            <text:p>k</text:p>
          </table:table-cell>
          <table:table-cell office:value-type="float" office:value="0.022781852" calcext:value-type="float">
            <text:p>0.022781852</text:p>
          </table:table-cell>
          <table:table-cell table:number-columns-repeated="9"/>
        </table:table-row>
        <table:table-row table:style-name="ro1">
          <table:table-cell office:value-type="float" office:value="11.457535" calcext:value-type="float">
            <text:p>11.457535</text:p>
          </table:table-cell>
          <table:table-cell office:value-type="string" calcext:value-type="string">
            <text:p>y</text:p>
          </table:table-cell>
          <table:table-cell office:value-type="float" office:value="11.144473" calcext:value-type="float">
            <text:p>11.144473</text:p>
          </table:table-cell>
          <table:table-cell office:value-type="string" calcext:value-type="string">
            <text:p>h</text:p>
          </table:table-cell>
          <table:table-cell office:value-type="float" office:value="78.338286" calcext:value-type="float">
            <text:p>78.338286</text:p>
          </table:table-cell>
          <table:table-cell office:value-type="string" calcext:value-type="string">
            <text:p>k</text:p>
          </table:table-cell>
          <table:table-cell office:value-type="float" office:value="0.022857796" calcext:value-type="float">
            <text:p>0.022857796</text:p>
          </table:table-cell>
          <table:table-cell table:number-columns-repeated="9"/>
        </table:table-row>
        <table:table-row table:style-name="ro1">
          <table:table-cell office:value-type="float" office:value="11.555509" calcext:value-type="float">
            <text:p>11.555509</text:p>
          </table:table-cell>
          <table:table-cell office:value-type="string" calcext:value-type="string">
            <text:p>y</text:p>
          </table:table-cell>
          <table:table-cell office:value-type="float" office:value="11.164811" calcext:value-type="float">
            <text:p>11.164811</text:p>
          </table:table-cell>
          <table:table-cell office:value-type="string" calcext:value-type="string">
            <text:p>h</text:p>
          </table:table-cell>
          <table:table-cell office:value-type="float" office:value="78.207024" calcext:value-type="float">
            <text:p>78.207024</text:p>
          </table:table-cell>
          <table:table-cell office:value-type="string" calcext:value-type="string">
            <text:p>k</text:p>
          </table:table-cell>
          <table:table-cell office:value-type="float" office:value="0.022931947" calcext:value-type="float">
            <text:p>0.022931947</text:p>
          </table:table-cell>
          <table:table-cell table:number-columns-repeated="9"/>
        </table:table-row>
        <table:table-row table:style-name="ro1">
          <table:table-cell office:value-type="float" office:value="11.653429" calcext:value-type="float">
            <text:p>11.653429</text:p>
          </table:table-cell>
          <table:table-cell office:value-type="string" calcext:value-type="string">
            <text:p>y</text:p>
          </table:table-cell>
          <table:table-cell office:value-type="float" office:value="11.185373" calcext:value-type="float">
            <text:p>11.185373</text:p>
          </table:table-cell>
          <table:table-cell office:value-type="string" calcext:value-type="string">
            <text:p>h</text:p>
          </table:table-cell>
          <table:table-cell office:value-type="float" office:value="78.075353" calcext:value-type="float">
            <text:p>78.075353</text:p>
          </table:table-cell>
          <table:table-cell office:value-type="string" calcext:value-type="string">
            <text:p>k</text:p>
          </table:table-cell>
          <table:table-cell office:value-type="float" office:value="0.023004284" calcext:value-type="float">
            <text:p>0.023004284</text:p>
          </table:table-cell>
          <table:table-cell table:number-columns-repeated="9"/>
        </table:table-row>
        <table:table-row table:style-name="ro1">
          <table:table-cell office:value-type="float" office:value="11.751294" calcext:value-type="float">
            <text:p>11.751294</text:p>
          </table:table-cell>
          <table:table-cell office:value-type="string" calcext:value-type="string">
            <text:p>y</text:p>
          </table:table-cell>
          <table:table-cell office:value-type="float" office:value="11.206158" calcext:value-type="float">
            <text:p>11.206158</text:p>
          </table:table-cell>
          <table:table-cell office:value-type="string" calcext:value-type="string">
            <text:p>h</text:p>
          </table:table-cell>
          <table:table-cell office:value-type="float" office:value="77.943282" calcext:value-type="float">
            <text:p>77.943282</text:p>
          </table:table-cell>
          <table:table-cell office:value-type="string" calcext:value-type="string">
            <text:p>k</text:p>
          </table:table-cell>
          <table:table-cell office:value-type="float" office:value="0.023074788" calcext:value-type="float">
            <text:p>0.023074788</text:p>
          </table:table-cell>
          <table:table-cell table:number-columns-repeated="9"/>
        </table:table-row>
        <table:table-row table:style-name="ro1">
          <table:table-cell office:value-type="float" office:value="11.849104" calcext:value-type="float">
            <text:p>11.849104</text:p>
          </table:table-cell>
          <table:table-cell office:value-type="string" calcext:value-type="string">
            <text:p>y</text:p>
          </table:table-cell>
          <table:table-cell office:value-type="float" office:value="11.227167" calcext:value-type="float">
            <text:p>11.227167</text:p>
          </table:table-cell>
          <table:table-cell office:value-type="string" calcext:value-type="string">
            <text:p>h</text:p>
          </table:table-cell>
          <table:table-cell office:value-type="float" office:value="77.810821" calcext:value-type="float">
            <text:p>77.810821</text:p>
          </table:table-cell>
          <table:table-cell office:value-type="string" calcext:value-type="string">
            <text:p>k</text:p>
          </table:table-cell>
          <table:table-cell office:value-type="float" office:value="0.023143438" calcext:value-type="float">
            <text:p>0.023143438</text:p>
          </table:table-cell>
          <table:table-cell table:number-columns-repeated="9"/>
        </table:table-row>
        <table:table-row table:style-name="ro1">
          <table:table-cell office:value-type="float" office:value="11.946859" calcext:value-type="float">
            <text:p>11.946859</text:p>
          </table:table-cell>
          <table:table-cell office:value-type="string" calcext:value-type="string">
            <text:p>y</text:p>
          </table:table-cell>
          <table:table-cell office:value-type="float" office:value="11.248402" calcext:value-type="float">
            <text:p>11.248402</text:p>
          </table:table-cell>
          <table:table-cell office:value-type="string" calcext:value-type="string">
            <text:p>h</text:p>
          </table:table-cell>
          <table:table-cell office:value-type="float" office:value="77.677981" calcext:value-type="float">
            <text:p>77.677981</text:p>
          </table:table-cell>
          <table:table-cell office:value-type="string" calcext:value-type="string">
            <text:p>k</text:p>
          </table:table-cell>
          <table:table-cell office:value-type="float" office:value="0.023210216" calcext:value-type="float">
            <text:p>0.023210216</text:p>
          </table:table-cell>
          <table:table-cell table:number-columns-repeated="9"/>
        </table:table-row>
        <table:table-row table:style-name="ro1">
          <table:table-cell office:value-type="float" office:value="12.044559" calcext:value-type="float">
            <text:p>12.044559</text:p>
          </table:table-cell>
          <table:table-cell office:value-type="string" calcext:value-type="string">
            <text:p>y</text:p>
          </table:table-cell>
          <table:table-cell office:value-type="float" office:value="11.269862" calcext:value-type="float">
            <text:p>11.269862</text:p>
          </table:table-cell>
          <table:table-cell office:value-type="string" calcext:value-type="string">
            <text:p>h</text:p>
          </table:table-cell>
          <table:table-cell office:value-type="float" office:value="77.544771" calcext:value-type="float">
            <text:p>77.544771</text:p>
          </table:table-cell>
          <table:table-cell office:value-type="string" calcext:value-type="string">
            <text:p>k</text:p>
          </table:table-cell>
          <table:table-cell office:value-type="float" office:value="0.023275101" calcext:value-type="float">
            <text:p>0.023275101</text:p>
          </table:table-cell>
          <table:table-cell table:number-columns-repeated="9"/>
        </table:table-row>
        <table:table-row table:style-name="ro1">
          <table:table-cell office:value-type="float" office:value="12.142203" calcext:value-type="float">
            <text:p>12.142203</text:p>
          </table:table-cell>
          <table:table-cell office:value-type="string" calcext:value-type="string">
            <text:p>y</text:p>
          </table:table-cell>
          <table:table-cell office:value-type="float" office:value="11.291549" calcext:value-type="float">
            <text:p>11.291549</text:p>
          </table:table-cell>
          <table:table-cell office:value-type="string" calcext:value-type="string">
            <text:p>h</text:p>
          </table:table-cell>
          <table:table-cell office:value-type="float" office:value="77.411201" calcext:value-type="float">
            <text:p>77.411201</text:p>
          </table:table-cell>
          <table:table-cell office:value-type="string" calcext:value-type="string">
            <text:p>k</text:p>
          </table:table-cell>
          <table:table-cell office:value-type="float" office:value="0.023338076" calcext:value-type="float">
            <text:p>0.023338076</text:p>
          </table:table-cell>
          <table:table-cell table:number-columns-repeated="9"/>
        </table:table-row>
        <table:table-row table:style-name="ro1">
          <table:table-cell office:value-type="float" office:value="12.239792" calcext:value-type="float">
            <text:p>12.239792</text:p>
          </table:table-cell>
          <table:table-cell office:value-type="string" calcext:value-type="string">
            <text:p>y</text:p>
          </table:table-cell>
          <table:table-cell office:value-type="float" office:value="11.313462" calcext:value-type="float">
            <text:p>11.313462</text:p>
          </table:table-cell>
          <table:table-cell office:value-type="string" calcext:value-type="string">
            <text:p>h</text:p>
          </table:table-cell>
          <table:table-cell office:value-type="float" office:value="77.277283" calcext:value-type="float">
            <text:p>77.277283</text:p>
          </table:table-cell>
          <table:table-cell office:value-type="string" calcext:value-type="string">
            <text:p>k</text:p>
          </table:table-cell>
          <table:table-cell office:value-type="float" office:value="0.023399121" calcext:value-type="float">
            <text:p>0.023399121</text:p>
          </table:table-cell>
          <table:table-cell table:number-columns-repeated="9"/>
        </table:table-row>
        <table:table-row table:style-name="ro1">
          <table:table-cell office:value-type="float" office:value="12.337325" calcext:value-type="float">
            <text:p>12.337325</text:p>
          </table:table-cell>
          <table:table-cell office:value-type="string" calcext:value-type="string">
            <text:p>y</text:p>
          </table:table-cell>
          <table:table-cell office:value-type="float" office:value="11.335603" calcext:value-type="float">
            <text:p>11.335603</text:p>
          </table:table-cell>
          <table:table-cell office:value-type="string" calcext:value-type="string">
            <text:p>h</text:p>
          </table:table-cell>
          <table:table-cell office:value-type="float" office:value="77.143026" calcext:value-type="float">
            <text:p>77.143026</text:p>
          </table:table-cell>
          <table:table-cell office:value-type="string" calcext:value-type="string">
            <text:p>k</text:p>
          </table:table-cell>
          <table:table-cell office:value-type="float" office:value="0.023458218" calcext:value-type="float">
            <text:p>0.023458218</text:p>
          </table:table-cell>
          <table:table-cell table:number-columns-repeated="9"/>
        </table:table-row>
        <table:table-row table:style-name="ro1">
          <table:table-cell office:value-type="float" office:value="12.434802" calcext:value-type="float">
            <text:p>12.434802</text:p>
          </table:table-cell>
          <table:table-cell office:value-type="string" calcext:value-type="string">
            <text:p>y</text:p>
          </table:table-cell>
          <table:table-cell office:value-type="float" office:value="11.357972" calcext:value-type="float">
            <text:p>11.357972</text:p>
          </table:table-cell>
          <table:table-cell office:value-type="string" calcext:value-type="string">
            <text:p>h</text:p>
          </table:table-cell>
          <table:table-cell office:value-type="float" office:value="77.008441" calcext:value-type="float">
            <text:p>77.008441</text:p>
          </table:table-cell>
          <table:table-cell office:value-type="string" calcext:value-type="string">
            <text:p>k</text:p>
          </table:table-cell>
          <table:table-cell office:value-type="float" office:value="0.023515348" calcext:value-type="float">
            <text:p>0.023515348</text:p>
          </table:table-cell>
          <table:table-cell table:number-columns-repeated="9"/>
        </table:table-row>
        <table:table-row table:style-name="ro1">
          <table:table-cell office:value-type="float" office:value="12.532223" calcext:value-type="float">
            <text:p>12.532223</text:p>
          </table:table-cell>
          <table:table-cell office:value-type="string" calcext:value-type="string">
            <text:p>y</text:p>
          </table:table-cell>
          <table:table-cell office:value-type="float" office:value="11.380569" calcext:value-type="float">
            <text:p>11.380569</text:p>
          </table:table-cell>
          <table:table-cell office:value-type="string" calcext:value-type="string">
            <text:p>h</text:p>
          </table:table-cell>
          <table:table-cell office:value-type="float" office:value="76.873539" calcext:value-type="float">
            <text:p>76.873539</text:p>
          </table:table-cell>
          <table:table-cell office:value-type="string" calcext:value-type="string">
            <text:p>k</text:p>
          </table:table-cell>
          <table:table-cell office:value-type="float" office:value="0.023570494" calcext:value-type="float">
            <text:p>0.023570494</text:p>
          </table:table-cell>
          <table:table-cell table:number-columns-repeated="9"/>
        </table:table-row>
        <table:table-row table:style-name="ro1">
          <table:table-cell office:value-type="float" office:value="12.629588" calcext:value-type="float">
            <text:p>12.629588</text:p>
          </table:table-cell>
          <table:table-cell office:value-type="string" calcext:value-type="string">
            <text:p>y</text:p>
          </table:table-cell>
          <table:table-cell office:value-type="float" office:value="11.403395" calcext:value-type="float">
            <text:p>11.403395</text:p>
          </table:table-cell>
          <table:table-cell office:value-type="string" calcext:value-type="string">
            <text:p>h</text:p>
          </table:table-cell>
          <table:table-cell office:value-type="float" office:value="76.73833" calcext:value-type="float">
            <text:p>76.73833</text:p>
          </table:table-cell>
          <table:table-cell office:value-type="string" calcext:value-type="string">
            <text:p>k</text:p>
          </table:table-cell>
          <table:table-cell office:value-type="float" office:value="0.023623637" calcext:value-type="float">
            <text:p>0.023623637</text:p>
          </table:table-cell>
          <table:table-cell table:number-columns-repeated="9"/>
        </table:table-row>
        <table:table-row table:style-name="ro1">
          <table:table-cell office:value-type="float" office:value="12.726897" calcext:value-type="float">
            <text:p>12.726897</text:p>
          </table:table-cell>
          <table:table-cell office:value-type="string" calcext:value-type="string">
            <text:p>y</text:p>
          </table:table-cell>
          <table:table-cell office:value-type="float" office:value="11.42645" calcext:value-type="float">
            <text:p>11.42645</text:p>
          </table:table-cell>
          <table:table-cell office:value-type="string" calcext:value-type="string">
            <text:p>h</text:p>
          </table:table-cell>
          <table:table-cell office:value-type="float" office:value="76.602825" calcext:value-type="float">
            <text:p>76.602825</text:p>
          </table:table-cell>
          <table:table-cell office:value-type="string" calcext:value-type="string">
            <text:p>k</text:p>
          </table:table-cell>
          <table:table-cell office:value-type="float" office:value="0.02367476" calcext:value-type="float">
            <text:p>0.02367476</text:p>
          </table:table-cell>
          <table:table-cell table:number-columns-repeated="9"/>
        </table:table-row>
        <table:table-row table:style-name="ro1">
          <table:table-cell office:value-type="float" office:value="12.82415" calcext:value-type="float">
            <text:p>12.82415</text:p>
          </table:table-cell>
          <table:table-cell office:value-type="string" calcext:value-type="string">
            <text:p>y</text:p>
          </table:table-cell>
          <table:table-cell office:value-type="float" office:value="11.449736" calcext:value-type="float">
            <text:p>11.449736</text:p>
          </table:table-cell>
          <table:table-cell office:value-type="string" calcext:value-type="string">
            <text:p>h</text:p>
          </table:table-cell>
          <table:table-cell office:value-type="float" office:value="76.467035" calcext:value-type="float">
            <text:p>76.467035</text:p>
          </table:table-cell>
          <table:table-cell office:value-type="string" calcext:value-type="string">
            <text:p>k</text:p>
          </table:table-cell>
          <table:table-cell office:value-type="float" office:value="0.023723845" calcext:value-type="float">
            <text:p>0.023723845</text:p>
          </table:table-cell>
          <table:table-cell table:number-columns-repeated="9"/>
        </table:table-row>
        <table:table-row table:style-name="ro1">
          <table:table-cell office:value-type="float" office:value="12.921346" calcext:value-type="float">
            <text:p>12.921346</text:p>
          </table:table-cell>
          <table:table-cell office:value-type="string" calcext:value-type="string">
            <text:p>y</text:p>
          </table:table-cell>
          <table:table-cell office:value-type="float" office:value="11.473252" calcext:value-type="float">
            <text:p>11.473252</text:p>
          </table:table-cell>
          <table:table-cell office:value-type="string" calcext:value-type="string">
            <text:p>h</text:p>
          </table:table-cell>
          <table:table-cell office:value-type="float" office:value="76.330972" calcext:value-type="float">
            <text:p>76.330972</text:p>
          </table:table-cell>
          <table:table-cell office:value-type="string" calcext:value-type="string">
            <text:p>k</text:p>
          </table:table-cell>
          <table:table-cell office:value-type="float" office:value="0.023770876" calcext:value-type="float">
            <text:p>0.023770876</text:p>
          </table:table-cell>
          <table:table-cell table:number-columns-repeated="9"/>
        </table:table-row>
        <table:table-row table:style-name="ro1">
          <table:table-cell office:value-type="float" office:value="13.018485" calcext:value-type="float">
            <text:p>13.018485</text:p>
          </table:table-cell>
          <table:table-cell office:value-type="string" calcext:value-type="string">
            <text:p>y</text:p>
          </table:table-cell>
          <table:table-cell office:value-type="float" office:value="11.496999" calcext:value-type="float">
            <text:p>11.496999</text:p>
          </table:table-cell>
          <table:table-cell office:value-type="string" calcext:value-type="string">
            <text:p>h</text:p>
          </table:table-cell>
          <table:table-cell office:value-type="float" office:value="76.194645" calcext:value-type="float">
            <text:p>76.194645</text:p>
          </table:table-cell>
          <table:table-cell office:value-type="string" calcext:value-type="string">
            <text:p>k</text:p>
          </table:table-cell>
          <table:table-cell office:value-type="float" office:value="0.023815836" calcext:value-type="float">
            <text:p>0.023815836</text:p>
          </table:table-cell>
          <table:table-cell table:number-columns-repeated="9"/>
        </table:table-row>
        <table:table-row table:style-name="ro1">
          <table:table-cell office:value-type="float" office:value="13.115568" calcext:value-type="float">
            <text:p>13.115568</text:p>
          </table:table-cell>
          <table:table-cell office:value-type="string" calcext:value-type="string">
            <text:p>y</text:p>
          </table:table-cell>
          <table:table-cell office:value-type="float" office:value="11.520977" calcext:value-type="float">
            <text:p>11.520977</text:p>
          </table:table-cell>
          <table:table-cell office:value-type="string" calcext:value-type="string">
            <text:p>h</text:p>
          </table:table-cell>
          <table:table-cell office:value-type="float" office:value="76.058066" calcext:value-type="float">
            <text:p>76.058066</text:p>
          </table:table-cell>
          <table:table-cell office:value-type="string" calcext:value-type="string">
            <text:p>k</text:p>
          </table:table-cell>
          <table:table-cell office:value-type="float" office:value="0.023858708" calcext:value-type="float">
            <text:p>0.023858708</text:p>
          </table:table-cell>
          <table:table-cell table:number-columns-repeated="9"/>
        </table:table-row>
        <table:table-row table:style-name="ro1">
          <table:table-cell office:value-type="float" office:value="13.212594" calcext:value-type="float">
            <text:p>13.212594</text:p>
          </table:table-cell>
          <table:table-cell office:value-type="string" calcext:value-type="string">
            <text:p>y</text:p>
          </table:table-cell>
          <table:table-cell office:value-type="float" office:value="11.545187" calcext:value-type="float">
            <text:p>11.545187</text:p>
          </table:table-cell>
          <table:table-cell office:value-type="string" calcext:value-type="string">
            <text:p>h</text:p>
          </table:table-cell>
          <table:table-cell office:value-type="float" office:value="75.921246" calcext:value-type="float">
            <text:p>75.921246</text:p>
          </table:table-cell>
          <table:table-cell office:value-type="string" calcext:value-type="string">
            <text:p>k</text:p>
          </table:table-cell>
          <table:table-cell office:value-type="float" office:value="0.023899476" calcext:value-type="float">
            <text:p>0.023899476</text:p>
          </table:table-cell>
          <table:table-cell table:number-columns-repeated="9"/>
        </table:table-row>
        <table:table-row table:style-name="ro1">
          <table:table-cell office:value-type="float" office:value="13.309564" calcext:value-type="float">
            <text:p>13.309564</text:p>
          </table:table-cell>
          <table:table-cell office:value-type="string" calcext:value-type="string">
            <text:p>y</text:p>
          </table:table-cell>
          <table:table-cell office:value-type="float" office:value="11.569629" calcext:value-type="float">
            <text:p>11.569629</text:p>
          </table:table-cell>
          <table:table-cell office:value-type="string" calcext:value-type="string">
            <text:p>h</text:p>
          </table:table-cell>
          <table:table-cell office:value-type="float" office:value="75.784198" calcext:value-type="float">
            <text:p>75.784198</text:p>
          </table:table-cell>
          <table:table-cell office:value-type="string" calcext:value-type="string">
            <text:p>k</text:p>
          </table:table-cell>
          <table:table-cell office:value-type="float" office:value="0.023938125" calcext:value-type="float">
            <text:p>0.023938125</text:p>
          </table:table-cell>
          <table:table-cell table:number-columns-repeated="9"/>
        </table:table-row>
        <table:table-row table:style-name="ro1">
          <table:table-cell office:value-type="float" office:value="13.406476" calcext:value-type="float">
            <text:p>13.406476</text:p>
          </table:table-cell>
          <table:table-cell office:value-type="string" calcext:value-type="string">
            <text:p>y</text:p>
          </table:table-cell>
          <table:table-cell office:value-type="float" office:value="11.594303" calcext:value-type="float">
            <text:p>11.594303</text:p>
          </table:table-cell>
          <table:table-cell office:value-type="string" calcext:value-type="string">
            <text:p>h</text:p>
          </table:table-cell>
          <table:table-cell office:value-type="float" office:value="75.646931" calcext:value-type="float">
            <text:p>75.646931</text:p>
          </table:table-cell>
          <table:table-cell office:value-type="string" calcext:value-type="string">
            <text:p>k</text:p>
          </table:table-cell>
          <table:table-cell office:value-type="float" office:value="0.023974638" calcext:value-type="float">
            <text:p>0.023974638</text:p>
          </table:table-cell>
          <table:table-cell table:number-columns-repeated="9"/>
        </table:table-row>
        <table:table-row table:style-name="ro1">
          <table:table-cell office:value-type="float" office:value="13.503331" calcext:value-type="float">
            <text:p>13.503331</text:p>
          </table:table-cell>
          <table:table-cell office:value-type="string" calcext:value-type="string">
            <text:p>y</text:p>
          </table:table-cell>
          <table:table-cell office:value-type="float" office:value="11.619211" calcext:value-type="float">
            <text:p>11.619211</text:p>
          </table:table-cell>
          <table:table-cell office:value-type="string" calcext:value-type="string">
            <text:p>h</text:p>
          </table:table-cell>
          <table:table-cell office:value-type="float" office:value="75.509458" calcext:value-type="float">
            <text:p>75.509458</text:p>
          </table:table-cell>
          <table:table-cell office:value-type="string" calcext:value-type="string">
            <text:p>k</text:p>
          </table:table-cell>
          <table:table-cell office:value-type="float" office:value="0.024009001" calcext:value-type="float">
            <text:p>0.024009001</text:p>
          </table:table-cell>
          <table:table-cell table:number-columns-repeated="9"/>
        </table:table-row>
        <table:table-row table:style-name="ro1">
          <table:table-cell office:value-type="float" office:value="13.600129" calcext:value-type="float">
            <text:p>13.600129</text:p>
          </table:table-cell>
          <table:table-cell office:value-type="string" calcext:value-type="string">
            <text:p>y</text:p>
          </table:table-cell>
          <table:table-cell office:value-type="float" office:value="11.644351" calcext:value-type="float">
            <text:p>11.644351</text:p>
          </table:table-cell>
          <table:table-cell office:value-type="string" calcext:value-type="string">
            <text:p>h</text:p>
          </table:table-cell>
          <table:table-cell office:value-type="float" office:value="75.37179" calcext:value-type="float">
            <text:p>75.37179</text:p>
          </table:table-cell>
          <table:table-cell office:value-type="string" calcext:value-type="string">
            <text:p>k</text:p>
          </table:table-cell>
          <table:table-cell office:value-type="float" office:value="0.024041199" calcext:value-type="float">
            <text:p>0.024041199</text:p>
          </table:table-cell>
          <table:table-cell table:number-columns-repeated="9"/>
        </table:table-row>
        <table:table-row table:style-name="ro1">
          <table:table-cell office:value-type="float" office:value="13.69687" calcext:value-type="float">
            <text:p>13.69687</text:p>
          </table:table-cell>
          <table:table-cell office:value-type="string" calcext:value-type="string">
            <text:p>y</text:p>
          </table:table-cell>
          <table:table-cell office:value-type="float" office:value="11.669726" calcext:value-type="float">
            <text:p>11.669726</text:p>
          </table:table-cell>
          <table:table-cell office:value-type="string" calcext:value-type="string">
            <text:p>h</text:p>
          </table:table-cell>
          <table:table-cell office:value-type="float" office:value="75.233939" calcext:value-type="float">
            <text:p>75.233939</text:p>
          </table:table-cell>
          <table:table-cell office:value-type="string" calcext:value-type="string">
            <text:p>k</text:p>
          </table:table-cell>
          <table:table-cell office:value-type="float" office:value="0.024071218" calcext:value-type="float">
            <text:p>0.024071218</text:p>
          </table:table-cell>
          <table:table-cell table:number-columns-repeated="9"/>
        </table:table-row>
        <table:table-row table:style-name="ro1">
          <table:table-cell office:value-type="float" office:value="13.793554" calcext:value-type="float">
            <text:p>13.793554</text:p>
          </table:table-cell>
          <table:table-cell office:value-type="string" calcext:value-type="string">
            <text:p>y</text:p>
          </table:table-cell>
          <table:table-cell office:value-type="float" office:value="11.695334" calcext:value-type="float">
            <text:p>11.695334</text:p>
          </table:table-cell>
          <table:table-cell office:value-type="string" calcext:value-type="string">
            <text:p>h</text:p>
          </table:table-cell>
          <table:table-cell office:value-type="float" office:value="75.095916" calcext:value-type="float">
            <text:p>75.095916</text:p>
          </table:table-cell>
          <table:table-cell office:value-type="string" calcext:value-type="string">
            <text:p>k</text:p>
          </table:table-cell>
          <table:table-cell office:value-type="float" office:value="0.024099042" calcext:value-type="float">
            <text:p>0.024099042</text:p>
          </table:table-cell>
          <table:table-cell table:number-columns-repeated="9"/>
        </table:table-row>
        <table:table-row table:style-name="ro1">
          <table:table-cell office:value-type="float" office:value="13.89018" calcext:value-type="float">
            <text:p>13.89018</text:p>
          </table:table-cell>
          <table:table-cell office:value-type="string" calcext:value-type="string">
            <text:p>y</text:p>
          </table:table-cell>
          <table:table-cell office:value-type="float" office:value="11.721176" calcext:value-type="float">
            <text:p>11.721176</text:p>
          </table:table-cell>
          <table:table-cell office:value-type="string" calcext:value-type="string">
            <text:p>h</text:p>
          </table:table-cell>
          <table:table-cell office:value-type="float" office:value="74.957733" calcext:value-type="float">
            <text:p>74.957733</text:p>
          </table:table-cell>
          <table:table-cell office:value-type="string" calcext:value-type="string">
            <text:p>k</text:p>
          </table:table-cell>
          <table:table-cell office:value-type="float" office:value="0.024124658" calcext:value-type="float">
            <text:p>0.024124658</text:p>
          </table:table-cell>
          <table:table-cell table:number-columns-repeated="9"/>
        </table:table-row>
        <table:table-row table:style-name="ro1">
          <table:table-cell office:value-type="float" office:value="13.986748" calcext:value-type="float">
            <text:p>13.986748</text:p>
          </table:table-cell>
          <table:table-cell office:value-type="string" calcext:value-type="string">
            <text:p>y</text:p>
          </table:table-cell>
          <table:table-cell office:value-type="float" office:value="11.747253" calcext:value-type="float">
            <text:p>11.747253</text:p>
          </table:table-cell>
          <table:table-cell office:value-type="string" calcext:value-type="string">
            <text:p>h</text:p>
          </table:table-cell>
          <table:table-cell office:value-type="float" office:value="74.819403" calcext:value-type="float">
            <text:p>74.819403</text:p>
          </table:table-cell>
          <table:table-cell office:value-type="string" calcext:value-type="string">
            <text:p>k</text:p>
          </table:table-cell>
          <table:table-cell office:value-type="float" office:value="0.024148054" calcext:value-type="float">
            <text:p>0.024148054</text:p>
          </table:table-cell>
          <table:table-cell table:number-columns-repeated="9"/>
        </table:table-row>
        <table:table-row table:style-name="ro1">
          <table:table-cell office:value-type="float" office:value="14.08326" calcext:value-type="float">
            <text:p>14.08326</text:p>
          </table:table-cell>
          <table:table-cell office:value-type="string" calcext:value-type="string">
            <text:p>y</text:p>
          </table:table-cell>
          <table:table-cell office:value-type="float" office:value="11.773565" calcext:value-type="float">
            <text:p>11.773565</text:p>
          </table:table-cell>
          <table:table-cell office:value-type="string" calcext:value-type="string">
            <text:p>h</text:p>
          </table:table-cell>
          <table:table-cell office:value-type="float" office:value="74.680937" calcext:value-type="float">
            <text:p>74.680937</text:p>
          </table:table-cell>
          <table:table-cell office:value-type="string" calcext:value-type="string">
            <text:p>k</text:p>
          </table:table-cell>
          <table:table-cell office:value-type="float" office:value="0.024169214" calcext:value-type="float">
            <text:p>0.024169214</text:p>
          </table:table-cell>
          <table:table-cell table:number-columns-repeated="9"/>
        </table:table-row>
        <table:table-row table:style-name="ro1">
          <table:table-cell office:value-type="float" office:value="14.179713" calcext:value-type="float">
            <text:p>14.179713</text:p>
          </table:table-cell>
          <table:table-cell office:value-type="string" calcext:value-type="string">
            <text:p>y</text:p>
          </table:table-cell>
          <table:table-cell office:value-type="float" office:value="11.800112" calcext:value-type="float">
            <text:p>11.800112</text:p>
          </table:table-cell>
          <table:table-cell office:value-type="string" calcext:value-type="string">
            <text:p>h</text:p>
          </table:table-cell>
          <table:table-cell office:value-type="float" office:value="74.542346" calcext:value-type="float">
            <text:p>74.542346</text:p>
          </table:table-cell>
          <table:table-cell office:value-type="string" calcext:value-type="string">
            <text:p>k</text:p>
          </table:table-cell>
          <table:table-cell office:value-type="float" office:value="0.024188128" calcext:value-type="float">
            <text:p>0.024188128</text:p>
          </table:table-cell>
          <table:table-cell table:number-columns-repeated="9"/>
        </table:table-row>
        <table:table-row table:style-name="ro1">
          <table:table-cell office:value-type="float" office:value="14.276109" calcext:value-type="float">
            <text:p>14.276109</text:p>
          </table:table-cell>
          <table:table-cell office:value-type="string" calcext:value-type="string">
            <text:p>y</text:p>
          </table:table-cell>
          <table:table-cell office:value-type="float" office:value="11.826893" calcext:value-type="float">
            <text:p>11.826893</text:p>
          </table:table-cell>
          <table:table-cell office:value-type="string" calcext:value-type="string">
            <text:p>h</text:p>
          </table:table-cell>
          <table:table-cell office:value-type="float" office:value="74.403644" calcext:value-type="float">
            <text:p>74.403644</text:p>
          </table:table-cell>
          <table:table-cell office:value-type="string" calcext:value-type="string">
            <text:p>k</text:p>
          </table:table-cell>
          <table:table-cell office:value-type="float" office:value="0.024204782" calcext:value-type="float">
            <text:p>0.024204782</text:p>
          </table:table-cell>
          <table:table-cell table:number-columns-repeated="9"/>
        </table:table-row>
        <table:table-row table:style-name="ro1">
          <table:table-cell office:value-type="float" office:value="14.372448" calcext:value-type="float">
            <text:p>14.372448</text:p>
          </table:table-cell>
          <table:table-cell office:value-type="string" calcext:value-type="string">
            <text:p>y</text:p>
          </table:table-cell>
          <table:table-cell office:value-type="float" office:value="11.853911" calcext:value-type="float">
            <text:p>11.853911</text:p>
          </table:table-cell>
          <table:table-cell office:value-type="string" calcext:value-type="string">
            <text:p>h</text:p>
          </table:table-cell>
          <table:table-cell office:value-type="float" office:value="74.264842" calcext:value-type="float">
            <text:p>74.264842</text:p>
          </table:table-cell>
          <table:table-cell office:value-type="string" calcext:value-type="string">
            <text:p>k</text:p>
          </table:table-cell>
          <table:table-cell office:value-type="float" office:value="0.024219164" calcext:value-type="float">
            <text:p>0.024219164</text:p>
          </table:table-cell>
          <table:table-cell table:number-columns-repeated="9"/>
        </table:table-row>
        <table:table-row table:style-name="ro1">
          <table:table-cell office:value-type="float" office:value="14.468728" calcext:value-type="float">
            <text:p>14.468728</text:p>
          </table:table-cell>
          <table:table-cell office:value-type="string" calcext:value-type="string">
            <text:p>y</text:p>
          </table:table-cell>
          <table:table-cell office:value-type="float" office:value="11.881164" calcext:value-type="float">
            <text:p>11.881164</text:p>
          </table:table-cell>
          <table:table-cell office:value-type="string" calcext:value-type="string">
            <text:p>h</text:p>
          </table:table-cell>
          <table:table-cell office:value-type="float" office:value="74.125953" calcext:value-type="float">
            <text:p>74.125953</text:p>
          </table:table-cell>
          <table:table-cell office:value-type="string" calcext:value-type="string">
            <text:p>k</text:p>
          </table:table-cell>
          <table:table-cell office:value-type="float" office:value="0.024231263" calcext:value-type="float">
            <text:p>0.024231263</text:p>
          </table:table-cell>
          <table:table-cell table:number-columns-repeated="9"/>
        </table:table-row>
        <table:table-row table:style-name="ro1">
          <table:table-cell office:value-type="float" office:value="14.564951" calcext:value-type="float">
            <text:p>14.564951</text:p>
          </table:table-cell>
          <table:table-cell office:value-type="string" calcext:value-type="string">
            <text:p>y</text:p>
          </table:table-cell>
          <table:table-cell office:value-type="float" office:value="11.908653" calcext:value-type="float">
            <text:p>11.908653</text:p>
          </table:table-cell>
          <table:table-cell office:value-type="string" calcext:value-type="string">
            <text:p>h</text:p>
          </table:table-cell>
          <table:table-cell office:value-type="float" office:value="73.986988" calcext:value-type="float">
            <text:p>73.986988</text:p>
          </table:table-cell>
          <table:table-cell office:value-type="string" calcext:value-type="string">
            <text:p>k</text:p>
          </table:table-cell>
          <table:table-cell office:value-type="float" office:value="0.024241067" calcext:value-type="float">
            <text:p>0.024241067</text:p>
          </table:table-cell>
          <table:table-cell table:number-columns-repeated="9"/>
        </table:table-row>
        <table:table-row table:style-name="ro1">
          <table:table-cell office:value-type="float" office:value="14.661116" calcext:value-type="float">
            <text:p>14.661116</text:p>
          </table:table-cell>
          <table:table-cell office:value-type="string" calcext:value-type="string">
            <text:p>y</text:p>
          </table:table-cell>
          <table:table-cell office:value-type="float" office:value="11.936378" calcext:value-type="float">
            <text:p>11.936378</text:p>
          </table:table-cell>
          <table:table-cell office:value-type="string" calcext:value-type="string">
            <text:p>h</text:p>
          </table:table-cell>
          <table:table-cell office:value-type="float" office:value="73.847961" calcext:value-type="float">
            <text:p>73.847961</text:p>
          </table:table-cell>
          <table:table-cell office:value-type="string" calcext:value-type="string">
            <text:p>k</text:p>
          </table:table-cell>
          <table:table-cell office:value-type="float" office:value="0.024248565" calcext:value-type="float">
            <text:p>0.024248565</text:p>
          </table:table-cell>
          <table:table-cell table:number-columns-repeated="9"/>
        </table:table-row>
        <table:table-row table:style-name="ro1">
          <table:table-cell office:value-type="float" office:value="14.757223" calcext:value-type="float">
            <text:p>14.757223</text:p>
          </table:table-cell>
          <table:table-cell office:value-type="string" calcext:value-type="string">
            <text:p>y</text:p>
          </table:table-cell>
          <table:table-cell office:value-type="float" office:value="11.964338" calcext:value-type="float">
            <text:p>11.964338</text:p>
          </table:table-cell>
          <table:table-cell office:value-type="string" calcext:value-type="string">
            <text:p>h</text:p>
          </table:table-cell>
          <table:table-cell office:value-type="float" office:value="73.708883" calcext:value-type="float">
            <text:p>73.708883</text:p>
          </table:table-cell>
          <table:table-cell office:value-type="string" calcext:value-type="string">
            <text:p>k</text:p>
          </table:table-cell>
          <table:table-cell office:value-type="float" office:value="0.024253748" calcext:value-type="float">
            <text:p>0.024253748</text:p>
          </table:table-cell>
          <table:table-cell table:number-columns-repeated="9"/>
        </table:table-row>
        <table:table-row table:style-name="ro1">
          <table:table-cell office:value-type="float" office:value="14.853273" calcext:value-type="float">
            <text:p>14.853273</text:p>
          </table:table-cell>
          <table:table-cell office:value-type="string" calcext:value-type="string">
            <text:p>y</text:p>
          </table:table-cell>
          <table:table-cell office:value-type="float" office:value="11.992536" calcext:value-type="float">
            <text:p>11.992536</text:p>
          </table:table-cell>
          <table:table-cell office:value-type="string" calcext:value-type="string">
            <text:p>h</text:p>
          </table:table-cell>
          <table:table-cell office:value-type="float" office:value="73.569767" calcext:value-type="float">
            <text:p>73.569767</text:p>
          </table:table-cell>
          <table:table-cell office:value-type="string" calcext:value-type="string">
            <text:p>k</text:p>
          </table:table-cell>
          <table:table-cell office:value-type="float" office:value="0.024256604" calcext:value-type="float">
            <text:p>0.024256604</text:p>
          </table:table-cell>
          <table:table-cell table:number-columns-repeated="9"/>
        </table:table-row>
        <table:table-row table:style-name="ro1">
          <table:table-cell office:value-type="float" office:value="14.949264" calcext:value-type="float">
            <text:p>14.949264</text:p>
          </table:table-cell>
          <table:table-cell office:value-type="string" calcext:value-type="string">
            <text:p>y</text:p>
          </table:table-cell>
          <table:table-cell office:value-type="float" office:value="12.020969" calcext:value-type="float">
            <text:p>12.020969</text:p>
          </table:table-cell>
          <table:table-cell office:value-type="string" calcext:value-type="string">
            <text:p>h</text:p>
          </table:table-cell>
          <table:table-cell office:value-type="float" office:value="73.430626" calcext:value-type="float">
            <text:p>73.430626</text:p>
          </table:table-cell>
          <table:table-cell office:value-type="string" calcext:value-type="string">
            <text:p>k</text:p>
          </table:table-cell>
          <table:table-cell office:value-type="float" office:value="0.024257124" calcext:value-type="float">
            <text:p>0.024257124</text:p>
          </table:table-cell>
          <table:table-cell table:number-columns-repeated="9"/>
        </table:table-row>
        <table:table-row table:style-name="ro1">
          <table:table-cell office:value-type="float" office:value="15.045197" calcext:value-type="float">
            <text:p>15.045197</text:p>
          </table:table-cell>
          <table:table-cell office:value-type="string" calcext:value-type="string">
            <text:p>y</text:p>
          </table:table-cell>
          <table:table-cell office:value-type="float" office:value="12.049639" calcext:value-type="float">
            <text:p>12.049639</text:p>
          </table:table-cell>
          <table:table-cell office:value-type="string" calcext:value-type="string">
            <text:p>h</text:p>
          </table:table-cell>
          <table:table-cell office:value-type="float" office:value="73.291472" calcext:value-type="float">
            <text:p>73.291472</text:p>
          </table:table-cell>
          <table:table-cell office:value-type="string" calcext:value-type="string">
            <text:p>k</text:p>
          </table:table-cell>
          <table:table-cell office:value-type="float" office:value="0.024255299" calcext:value-type="float">
            <text:p>0.024255299</text:p>
          </table:table-cell>
          <table:table-cell table:number-columns-repeated="9"/>
        </table:table-row>
        <table:table-row table:style-name="ro1">
          <table:table-cell office:value-type="float" office:value="15.141073" calcext:value-type="float">
            <text:p>15.141073</text:p>
          </table:table-cell>
          <table:table-cell office:value-type="string" calcext:value-type="string">
            <text:p>y</text:p>
          </table:table-cell>
          <table:table-cell office:value-type="float" office:value="12.078546" calcext:value-type="float">
            <text:p>12.078546</text:p>
          </table:table-cell>
          <table:table-cell office:value-type="string" calcext:value-type="string">
            <text:p>h</text:p>
          </table:table-cell>
          <table:table-cell office:value-type="float" office:value="73.152318" calcext:value-type="float">
            <text:p>73.152318</text:p>
          </table:table-cell>
          <table:table-cell office:value-type="string" calcext:value-type="string">
            <text:p>k</text:p>
          </table:table-cell>
          <table:table-cell office:value-type="float" office:value="0.024251119" calcext:value-type="float">
            <text:p>0.024251119</text:p>
          </table:table-cell>
          <table:table-cell table:number-columns-repeated="9"/>
        </table:table-row>
        <table:table-row table:style-name="ro1">
          <table:table-cell office:value-type="float" office:value="15.236891" calcext:value-type="float">
            <text:p>15.236891</text:p>
          </table:table-cell>
          <table:table-cell office:value-type="string" calcext:value-type="string">
            <text:p>y</text:p>
          </table:table-cell>
          <table:table-cell office:value-type="float" office:value="12.107689" calcext:value-type="float">
            <text:p>12.107689</text:p>
          </table:table-cell>
          <table:table-cell office:value-type="string" calcext:value-type="string">
            <text:p>h</text:p>
          </table:table-cell>
          <table:table-cell office:value-type="float" office:value="73.013176" calcext:value-type="float">
            <text:p>73.013176</text:p>
          </table:table-cell>
          <table:table-cell office:value-type="string" calcext:value-type="string">
            <text:p>k</text:p>
          </table:table-cell>
          <table:table-cell office:value-type="float" office:value="0.024244577" calcext:value-type="float">
            <text:p>0.024244577</text:p>
          </table:table-cell>
          <table:table-cell table:number-columns-repeated="9"/>
        </table:table-row>
        <table:table-row table:style-name="ro1">
          <table:table-cell office:value-type="float" office:value="15.33265" calcext:value-type="float">
            <text:p>15.33265</text:p>
          </table:table-cell>
          <table:table-cell office:value-type="string" calcext:value-type="string">
            <text:p>y</text:p>
          </table:table-cell>
          <table:table-cell office:value-type="float" office:value="12.137069" calcext:value-type="float">
            <text:p>12.137069</text:p>
          </table:table-cell>
          <table:table-cell office:value-type="string" calcext:value-type="string">
            <text:p>h</text:p>
          </table:table-cell>
          <table:table-cell office:value-type="float" office:value="72.87406" calcext:value-type="float">
            <text:p>72.87406</text:p>
          </table:table-cell>
          <table:table-cell office:value-type="string" calcext:value-type="string">
            <text:p>k</text:p>
          </table:table-cell>
          <table:table-cell office:value-type="float" office:value="0.024235664" calcext:value-type="float">
            <text:p>0.024235664</text:p>
          </table:table-cell>
          <table:table-cell table:number-columns-repeated="9"/>
        </table:table-row>
        <table:table-row table:style-name="ro1">
          <table:table-cell office:value-type="float" office:value="15.428352" calcext:value-type="float">
            <text:p>15.428352</text:p>
          </table:table-cell>
          <table:table-cell office:value-type="string" calcext:value-type="string">
            <text:p>y</text:p>
          </table:table-cell>
          <table:table-cell office:value-type="float" office:value="12.166685" calcext:value-type="float">
            <text:p>12.166685</text:p>
          </table:table-cell>
          <table:table-cell office:value-type="string" calcext:value-type="string">
            <text:p>h</text:p>
          </table:table-cell>
          <table:table-cell office:value-type="float" office:value="72.734982" calcext:value-type="float">
            <text:p>72.734982</text:p>
          </table:table-cell>
          <table:table-cell office:value-type="string" calcext:value-type="string">
            <text:p>k</text:p>
          </table:table-cell>
          <table:table-cell office:value-type="float" office:value="0.024224372" calcext:value-type="float">
            <text:p>0.024224372</text:p>
          </table:table-cell>
          <table:table-cell table:number-columns-repeated="9"/>
        </table:table-row>
        <table:table-row table:style-name="ro1">
          <table:table-cell office:value-type="float" office:value="15.523995" calcext:value-type="float">
            <text:p>15.523995</text:p>
          </table:table-cell>
          <table:table-cell office:value-type="string" calcext:value-type="string">
            <text:p>y</text:p>
          </table:table-cell>
          <table:table-cell office:value-type="float" office:value="12.196538" calcext:value-type="float">
            <text:p>12.196538</text:p>
          </table:table-cell>
          <table:table-cell office:value-type="string" calcext:value-type="string">
            <text:p>h</text:p>
          </table:table-cell>
          <table:table-cell office:value-type="float" office:value="72.595955" calcext:value-type="float">
            <text:p>72.595955</text:p>
          </table:table-cell>
          <table:table-cell office:value-type="string" calcext:value-type="string">
            <text:p>k</text:p>
          </table:table-cell>
          <table:table-cell office:value-type="float" office:value="0.024210693" calcext:value-type="float">
            <text:p>0.024210693</text:p>
          </table:table-cell>
          <table:table-cell table:number-columns-repeated="9"/>
        </table:table-row>
        <table:table-row table:style-name="ro1">
          <table:table-cell office:value-type="float" office:value="15.619581" calcext:value-type="float">
            <text:p>15.619581</text:p>
          </table:table-cell>
          <table:table-cell office:value-type="string" calcext:value-type="string">
            <text:p>y</text:p>
          </table:table-cell>
          <table:table-cell office:value-type="float" office:value="12.226628" calcext:value-type="float">
            <text:p>12.226628</text:p>
          </table:table-cell>
          <table:table-cell office:value-type="string" calcext:value-type="string">
            <text:p>h</text:p>
          </table:table-cell>
          <table:table-cell office:value-type="float" office:value="72.456992" calcext:value-type="float">
            <text:p>72.456992</text:p>
          </table:table-cell>
          <table:table-cell office:value-type="string" calcext:value-type="string">
            <text:p>k</text:p>
          </table:table-cell>
          <table:table-cell office:value-type="float" office:value="0.024194622" calcext:value-type="float">
            <text:p>0.024194622</text:p>
          </table:table-cell>
          <table:table-cell table:number-columns-repeated="9"/>
        </table:table-row>
        <table:table-row table:style-name="ro1">
          <table:table-cell office:value-type="float" office:value="15.715109" calcext:value-type="float">
            <text:p>15.715109</text:p>
          </table:table-cell>
          <table:table-cell office:value-type="string" calcext:value-type="string">
            <text:p>y</text:p>
          </table:table-cell>
          <table:table-cell office:value-type="float" office:value="12.256954" calcext:value-type="float">
            <text:p>12.256954</text:p>
          </table:table-cell>
          <table:table-cell office:value-type="string" calcext:value-type="string">
            <text:p>h</text:p>
          </table:table-cell>
          <table:table-cell office:value-type="float" office:value="72.318105" calcext:value-type="float">
            <text:p>72.318105</text:p>
          </table:table-cell>
          <table:table-cell office:value-type="string" calcext:value-type="string">
            <text:p>k</text:p>
          </table:table-cell>
          <table:table-cell office:value-type="float" office:value="0.024176151" calcext:value-type="float">
            <text:p>0.024176151</text:p>
          </table:table-cell>
          <table:table-cell table:number-columns-repeated="9"/>
        </table:table-row>
        <table:table-row table:style-name="ro1">
          <table:table-cell office:value-type="float" office:value="15.810579" calcext:value-type="float">
            <text:p>15.810579</text:p>
          </table:table-cell>
          <table:table-cell office:value-type="string" calcext:value-type="string">
            <text:p>y</text:p>
          </table:table-cell>
          <table:table-cell office:value-type="float" office:value="12.287516" calcext:value-type="float">
            <text:p>12.287516</text:p>
          </table:table-cell>
          <table:table-cell office:value-type="string" calcext:value-type="string">
            <text:p>h</text:p>
          </table:table-cell>
          <table:table-cell office:value-type="float" office:value="72.179309" calcext:value-type="float">
            <text:p>72.179309</text:p>
          </table:table-cell>
          <table:table-cell office:value-type="string" calcext:value-type="string">
            <text:p>k</text:p>
          </table:table-cell>
          <table:table-cell office:value-type="float" office:value="0.024155275" calcext:value-type="float">
            <text:p>0.024155275</text:p>
          </table:table-cell>
          <table:table-cell table:number-columns-repeated="9"/>
        </table:table-row>
        <table:table-row table:style-name="ro1">
          <table:table-cell office:value-type="float" office:value="15.905991" calcext:value-type="float">
            <text:p>15.905991</text:p>
          </table:table-cell>
          <table:table-cell office:value-type="string" calcext:value-type="string">
            <text:p>y</text:p>
          </table:table-cell>
          <table:table-cell office:value-type="float" office:value="12.318315" calcext:value-type="float">
            <text:p>12.318315</text:p>
          </table:table-cell>
          <table:table-cell office:value-type="string" calcext:value-type="string">
            <text:p>h</text:p>
          </table:table-cell>
          <table:table-cell office:value-type="float" office:value="72.040616" calcext:value-type="float">
            <text:p>72.040616</text:p>
          </table:table-cell>
          <table:table-cell office:value-type="string" calcext:value-type="string">
            <text:p>k</text:p>
          </table:table-cell>
          <table:table-cell office:value-type="float" office:value="0.024131987" calcext:value-type="float">
            <text:p>0.024131987</text:p>
          </table:table-cell>
          <table:table-cell table:number-columns-repeated="9"/>
        </table:table-row>
        <table:table-row table:style-name="ro1">
          <table:table-cell office:value-type="float" office:value="16.001345" calcext:value-type="float">
            <text:p>16.001345</text:p>
          </table:table-cell>
          <table:table-cell office:value-type="string" calcext:value-type="string">
            <text:p>y</text:p>
          </table:table-cell>
          <table:table-cell office:value-type="float" office:value="12.34935" calcext:value-type="float">
            <text:p>12.34935</text:p>
          </table:table-cell>
          <table:table-cell office:value-type="string" calcext:value-type="string">
            <text:p>h</text:p>
          </table:table-cell>
          <table:table-cell office:value-type="float" office:value="71.902039" calcext:value-type="float">
            <text:p>71.902039</text:p>
          </table:table-cell>
          <table:table-cell office:value-type="string" calcext:value-type="string">
            <text:p>k</text:p>
          </table:table-cell>
          <table:table-cell office:value-type="float" office:value="0.024106282" calcext:value-type="float">
            <text:p>0.024106282</text:p>
          </table:table-cell>
          <table:table-cell table:number-columns-repeated="9"/>
        </table:table-row>
        <table:table-row table:style-name="ro1">
          <table:table-cell office:value-type="float" office:value="16.096641" calcext:value-type="float">
            <text:p>16.096641</text:p>
          </table:table-cell>
          <table:table-cell office:value-type="string" calcext:value-type="string">
            <text:p>y</text:p>
          </table:table-cell>
          <table:table-cell office:value-type="float" office:value="12.380622" calcext:value-type="float">
            <text:p>12.380622</text:p>
          </table:table-cell>
          <table:table-cell office:value-type="string" calcext:value-type="string">
            <text:p>h</text:p>
          </table:table-cell>
          <table:table-cell office:value-type="float" office:value="71.763591" calcext:value-type="float">
            <text:p>71.763591</text:p>
          </table:table-cell>
          <table:table-cell office:value-type="string" calcext:value-type="string">
            <text:p>k</text:p>
          </table:table-cell>
          <table:table-cell office:value-type="float" office:value="0.024078156" calcext:value-type="float">
            <text:p>0.024078156</text:p>
          </table:table-cell>
          <table:table-cell table:number-columns-repeated="9"/>
        </table:table-row>
        <table:table-row table:style-name="ro1">
          <table:table-cell office:value-type="float" office:value="16.191879" calcext:value-type="float">
            <text:p>16.191879</text:p>
          </table:table-cell>
          <table:table-cell office:value-type="string" calcext:value-type="string">
            <text:p>y</text:p>
          </table:table-cell>
          <table:table-cell office:value-type="float" office:value="12.412129" calcext:value-type="float">
            <text:p>12.412129</text:p>
          </table:table-cell>
          <table:table-cell office:value-type="string" calcext:value-type="string">
            <text:p>h</text:p>
          </table:table-cell>
          <table:table-cell office:value-type="float" office:value="71.625286" calcext:value-type="float">
            <text:p>71.625286</text:p>
          </table:table-cell>
          <table:table-cell office:value-type="string" calcext:value-type="string">
            <text:p>k</text:p>
          </table:table-cell>
          <table:table-cell office:value-type="float" office:value="0.024047603" calcext:value-type="float">
            <text:p>0.024047603</text:p>
          </table:table-cell>
          <table:table-cell table:number-columns-repeated="9"/>
        </table:table-row>
        <table:table-row table:style-name="ro1">
          <table:table-cell office:value-type="float" office:value="16.28706" calcext:value-type="float">
            <text:p>16.28706</text:p>
          </table:table-cell>
          <table:table-cell office:value-type="string" calcext:value-type="string">
            <text:p>y</text:p>
          </table:table-cell>
          <table:table-cell office:value-type="float" office:value="12.443872" calcext:value-type="float">
            <text:p>12.443872</text:p>
          </table:table-cell>
          <table:table-cell office:value-type="string" calcext:value-type="string">
            <text:p>h</text:p>
          </table:table-cell>
          <table:table-cell office:value-type="float" office:value="71.487136" calcext:value-type="float">
            <text:p>71.487136</text:p>
          </table:table-cell>
          <table:table-cell office:value-type="string" calcext:value-type="string">
            <text:p>k</text:p>
          </table:table-cell>
          <table:table-cell office:value-type="float" office:value="0.02401462" calcext:value-type="float">
            <text:p>0.02401462</text:p>
          </table:table-cell>
          <table:table-cell table:number-columns-repeated="9"/>
        </table:table-row>
        <table:table-row table:style-name="ro1">
          <table:table-cell office:value-type="float" office:value="16.382183" calcext:value-type="float">
            <text:p>16.382183</text:p>
          </table:table-cell>
          <table:table-cell office:value-type="string" calcext:value-type="string">
            <text:p>y</text:p>
          </table:table-cell>
          <table:table-cell office:value-type="float" office:value="12.475851" calcext:value-type="float">
            <text:p>12.475851</text:p>
          </table:table-cell>
          <table:table-cell office:value-type="string" calcext:value-type="string">
            <text:p>h</text:p>
          </table:table-cell>
          <table:table-cell office:value-type="float" office:value="71.349155" calcext:value-type="float">
            <text:p>71.349155</text:p>
          </table:table-cell>
          <table:table-cell office:value-type="string" calcext:value-type="string">
            <text:p>k</text:p>
          </table:table-cell>
          <table:table-cell office:value-type="float" office:value="0.023979202" calcext:value-type="float">
            <text:p>0.023979202</text:p>
          </table:table-cell>
          <table:table-cell table:number-columns-repeated="9"/>
        </table:table-row>
        <table:table-row table:style-name="ro1">
          <table:table-cell office:value-type="float" office:value="16.477248" calcext:value-type="float">
            <text:p>16.477248</text:p>
          </table:table-cell>
          <table:table-cell office:value-type="string" calcext:value-type="string">
            <text:p>y</text:p>
          </table:table-cell>
          <table:table-cell office:value-type="float" office:value="12.508065" calcext:value-type="float">
            <text:p>12.508065</text:p>
          </table:table-cell>
          <table:table-cell office:value-type="string" calcext:value-type="string">
            <text:p>h</text:p>
          </table:table-cell>
          <table:table-cell office:value-type="float" office:value="71.211357" calcext:value-type="float">
            <text:p>71.211357</text:p>
          </table:table-cell>
          <table:table-cell office:value-type="string" calcext:value-type="string">
            <text:p>k</text:p>
          </table:table-cell>
          <table:table-cell office:value-type="float" office:value="0.023941348" calcext:value-type="float">
            <text:p>0.023941348</text:p>
          </table:table-cell>
          <table:table-cell table:number-columns-repeated="9"/>
        </table:table-row>
        <table:table-row table:style-name="ro1">
          <table:table-cell office:value-type="float" office:value="16.572256" calcext:value-type="float">
            <text:p>16.572256</text:p>
          </table:table-cell>
          <table:table-cell office:value-type="string" calcext:value-type="string">
            <text:p>y</text:p>
          </table:table-cell>
          <table:table-cell office:value-type="float" office:value="12.540515" calcext:value-type="float">
            <text:p>12.540515</text:p>
          </table:table-cell>
          <table:table-cell office:value-type="string" calcext:value-type="string">
            <text:p>h</text:p>
          </table:table-cell>
          <table:table-cell office:value-type="float" office:value="71.073754" calcext:value-type="float">
            <text:p>71.073754</text:p>
          </table:table-cell>
          <table:table-cell office:value-type="string" calcext:value-type="string">
            <text:p>k</text:p>
          </table:table-cell>
          <table:table-cell office:value-type="float" office:value="0.023901052" calcext:value-type="float">
            <text:p>0.023901052</text:p>
          </table:table-cell>
          <table:table-cell table:number-columns-repeated="9"/>
        </table:table-row>
        <table:table-row table:style-name="ro1">
          <table:table-cell office:value-type="float" office:value="16.667206" calcext:value-type="float">
            <text:p>16.667206</text:p>
          </table:table-cell>
          <table:table-cell office:value-type="string" calcext:value-type="string">
            <text:p>y</text:p>
          </table:table-cell>
          <table:table-cell office:value-type="float" office:value="12.5732" calcext:value-type="float">
            <text:p>12.5732</text:p>
          </table:table-cell>
          <table:table-cell office:value-type="string" calcext:value-type="string">
            <text:p>h</text:p>
          </table:table-cell>
          <table:table-cell office:value-type="float" office:value="70.936361" calcext:value-type="float">
            <text:p>70.936361</text:p>
          </table:table-cell>
          <table:table-cell office:value-type="string" calcext:value-type="string">
            <text:p>k</text:p>
          </table:table-cell>
          <table:table-cell office:value-type="float" office:value="0.023858314" calcext:value-type="float">
            <text:p>0.023858314</text:p>
          </table:table-cell>
          <table:table-cell table:number-columns-repeated="9"/>
        </table:table-row>
        <table:table-row table:style-name="ro1">
          <table:table-cell office:value-type="float" office:value="16.762098" calcext:value-type="float">
            <text:p>16.762098</text:p>
          </table:table-cell>
          <table:table-cell office:value-type="string" calcext:value-type="string">
            <text:p>y</text:p>
          </table:table-cell>
          <table:table-cell office:value-type="float" office:value="12.606119" calcext:value-type="float">
            <text:p>12.606119</text:p>
          </table:table-cell>
          <table:table-cell office:value-type="string" calcext:value-type="string">
            <text:p>h</text:p>
          </table:table-cell>
          <table:table-cell office:value-type="float" office:value="70.799189" calcext:value-type="float">
            <text:p>70.799189</text:p>
          </table:table-cell>
          <table:table-cell office:value-type="string" calcext:value-type="string">
            <text:p>k</text:p>
          </table:table-cell>
          <table:table-cell office:value-type="float" office:value="0.023813131" calcext:value-type="float">
            <text:p>0.023813131</text:p>
          </table:table-cell>
          <table:table-cell table:number-columns-repeated="9"/>
        </table:table-row>
        <table:table-row table:style-name="ro1">
          <table:table-cell office:value-type="float" office:value="16.856933" calcext:value-type="float">
            <text:p>16.856933</text:p>
          </table:table-cell>
          <table:table-cell office:value-type="string" calcext:value-type="string">
            <text:p>y</text:p>
          </table:table-cell>
          <table:table-cell office:value-type="float" office:value="12.639273" calcext:value-type="float">
            <text:p>12.639273</text:p>
          </table:table-cell>
          <table:table-cell office:value-type="string" calcext:value-type="string">
            <text:p>h</text:p>
          </table:table-cell>
          <table:table-cell office:value-type="float" office:value="70.662254" calcext:value-type="float">
            <text:p>70.662254</text:p>
          </table:table-cell>
          <table:table-cell office:value-type="string" calcext:value-type="string">
            <text:p>k</text:p>
          </table:table-cell>
          <table:table-cell office:value-type="float" office:value="0.023765501" calcext:value-type="float">
            <text:p>0.023765501</text:p>
          </table:table-cell>
          <table:table-cell table:number-columns-repeated="9"/>
        </table:table-row>
        <table:table-row table:style-name="ro1">
          <table:table-cell office:value-type="float" office:value="16.951711" calcext:value-type="float">
            <text:p>16.951711</text:p>
          </table:table-cell>
          <table:table-cell office:value-type="string" calcext:value-type="string">
            <text:p>y</text:p>
          </table:table-cell>
          <table:table-cell office:value-type="float" office:value="12.67266" calcext:value-type="float">
            <text:p>12.67266</text:p>
          </table:table-cell>
          <table:table-cell office:value-type="string" calcext:value-type="string">
            <text:p>h</text:p>
          </table:table-cell>
          <table:table-cell office:value-type="float" office:value="70.525568" calcext:value-type="float">
            <text:p>70.525568</text:p>
          </table:table-cell>
          <table:table-cell office:value-type="string" calcext:value-type="string">
            <text:p>k</text:p>
          </table:table-cell>
          <table:table-cell office:value-type="float" office:value="0.023715422" calcext:value-type="float">
            <text:p>0.023715422</text:p>
          </table:table-cell>
          <table:table-cell table:number-columns-repeated="9"/>
        </table:table-row>
        <table:table-row table:style-name="ro1">
          <table:table-cell office:value-type="float" office:value="17.046431" calcext:value-type="float">
            <text:p>17.046431</text:p>
          </table:table-cell>
          <table:table-cell office:value-type="string" calcext:value-type="string">
            <text:p>y</text:p>
          </table:table-cell>
          <table:table-cell office:value-type="float" office:value="12.706282" calcext:value-type="float">
            <text:p>12.706282</text:p>
          </table:table-cell>
          <table:table-cell office:value-type="string" calcext:value-type="string">
            <text:p>h</text:p>
          </table:table-cell>
          <table:table-cell office:value-type="float" office:value="70.389145" calcext:value-type="float">
            <text:p>70.389145</text:p>
          </table:table-cell>
          <table:table-cell office:value-type="string" calcext:value-type="string">
            <text:p>k</text:p>
          </table:table-cell>
          <table:table-cell office:value-type="float" office:value="0.023662894" calcext:value-type="float">
            <text:p>0.023662894</text:p>
          </table:table-cell>
          <table:table-cell table:number-columns-repeated="9"/>
        </table:table-row>
        <table:table-row table:style-name="ro1">
          <table:table-cell office:value-type="float" office:value="17.141094" calcext:value-type="float">
            <text:p>17.141094</text:p>
          </table:table-cell>
          <table:table-cell office:value-type="string" calcext:value-type="string">
            <text:p>y</text:p>
          </table:table-cell>
          <table:table-cell office:value-type="float" office:value="12.740137" calcext:value-type="float">
            <text:p>12.740137</text:p>
          </table:table-cell>
          <table:table-cell office:value-type="string" calcext:value-type="string">
            <text:p>h</text:p>
          </table:table-cell>
          <table:table-cell office:value-type="float" office:value="70.252998" calcext:value-type="float">
            <text:p>70.252998</text:p>
          </table:table-cell>
          <table:table-cell office:value-type="string" calcext:value-type="string">
            <text:p>k</text:p>
          </table:table-cell>
          <table:table-cell office:value-type="float" office:value="0.023607915" calcext:value-type="float">
            <text:p>0.023607915</text:p>
          </table:table-cell>
          <table:table-cell table:number-columns-repeated="9"/>
        </table:table-row>
        <table:table-row table:style-name="ro1">
          <table:table-cell office:value-type="float" office:value="17.235701" calcext:value-type="float">
            <text:p>17.235701</text:p>
          </table:table-cell>
          <table:table-cell office:value-type="string" calcext:value-type="string">
            <text:p>y</text:p>
          </table:table-cell>
          <table:table-cell office:value-type="float" office:value="12.774225" calcext:value-type="float">
            <text:p>12.774225</text:p>
          </table:table-cell>
          <table:table-cell office:value-type="string" calcext:value-type="string">
            <text:p>h</text:p>
          </table:table-cell>
          <table:table-cell office:value-type="float" office:value="70.117142" calcext:value-type="float">
            <text:p>70.117142</text:p>
          </table:table-cell>
          <table:table-cell office:value-type="string" calcext:value-type="string">
            <text:p>k</text:p>
          </table:table-cell>
          <table:table-cell office:value-type="float" office:value="0.023550487" calcext:value-type="float">
            <text:p>0.023550487</text:p>
          </table:table-cell>
          <table:table-cell table:number-columns-repeated="9"/>
        </table:table-row>
        <table:table-row table:style-name="ro1">
          <table:table-cell office:value-type="float" office:value="17.33025" calcext:value-type="float">
            <text:p>17.33025</text:p>
          </table:table-cell>
          <table:table-cell office:value-type="string" calcext:value-type="string">
            <text:p>y</text:p>
          </table:table-cell>
          <table:table-cell office:value-type="float" office:value="12.808546" calcext:value-type="float">
            <text:p>12.808546</text:p>
          </table:table-cell>
          <table:table-cell office:value-type="string" calcext:value-type="string">
            <text:p>h</text:p>
          </table:table-cell>
          <table:table-cell office:value-type="float" office:value="69.981588" calcext:value-type="float">
            <text:p>69.981588</text:p>
          </table:table-cell>
          <table:table-cell office:value-type="string" calcext:value-type="string">
            <text:p>k</text:p>
          </table:table-cell>
          <table:table-cell office:value-type="float" office:value="0.023490607" calcext:value-type="float">
            <text:p>0.023490607</text:p>
          </table:table-cell>
          <table:table-cell table:number-columns-repeated="9"/>
        </table:table-row>
        <table:table-row table:style-name="ro1">
          <table:table-cell office:value-type="float" office:value="17.424742" calcext:value-type="float">
            <text:p>17.424742</text:p>
          </table:table-cell>
          <table:table-cell office:value-type="string" calcext:value-type="string">
            <text:p>y</text:p>
          </table:table-cell>
          <table:table-cell office:value-type="float" office:value="12.843099" calcext:value-type="float">
            <text:p>12.843099</text:p>
          </table:table-cell>
          <table:table-cell office:value-type="string" calcext:value-type="string">
            <text:p>h</text:p>
          </table:table-cell>
          <table:table-cell office:value-type="float" office:value="69.846352" calcext:value-type="float">
            <text:p>69.846352</text:p>
          </table:table-cell>
          <table:table-cell office:value-type="string" calcext:value-type="string">
            <text:p>k</text:p>
          </table:table-cell>
          <table:table-cell office:value-type="float" office:value="0.023428278" calcext:value-type="float">
            <text:p>0.023428278</text:p>
          </table:table-cell>
          <table:table-cell table:number-columns-repeated="9"/>
        </table:table-row>
        <table:table-row table:style-name="ro1">
          <table:table-cell office:value-type="float" office:value="17.519177" calcext:value-type="float">
            <text:p>17.519177</text:p>
          </table:table-cell>
          <table:table-cell office:value-type="string" calcext:value-type="string">
            <text:p>y</text:p>
          </table:table-cell>
          <table:table-cell office:value-type="float" office:value="12.877884" calcext:value-type="float">
            <text:p>12.877884</text:p>
          </table:table-cell>
          <table:table-cell office:value-type="string" calcext:value-type="string">
            <text:p>h</text:p>
          </table:table-cell>
          <table:table-cell office:value-type="float" office:value="69.711447" calcext:value-type="float">
            <text:p>69.711447</text:p>
          </table:table-cell>
          <table:table-cell office:value-type="string" calcext:value-type="string">
            <text:p>k</text:p>
          </table:table-cell>
          <table:table-cell office:value-type="float" office:value="0.023363499" calcext:value-type="float">
            <text:p>0.023363499</text:p>
          </table:table-cell>
          <table:table-cell table:number-columns-repeated="9"/>
        </table:table-row>
        <table:table-row table:style-name="ro1">
          <table:table-cell office:value-type="float" office:value="17.613556" calcext:value-type="float">
            <text:p>17.613556</text:p>
          </table:table-cell>
          <table:table-cell office:value-type="string" calcext:value-type="string">
            <text:p>y</text:p>
          </table:table-cell>
          <table:table-cell office:value-type="float" office:value="12.912901" calcext:value-type="float">
            <text:p>12.912901</text:p>
          </table:table-cell>
          <table:table-cell office:value-type="string" calcext:value-type="string">
            <text:p>h</text:p>
          </table:table-cell>
          <table:table-cell office:value-type="float" office:value="69.576886" calcext:value-type="float">
            <text:p>69.576886</text:p>
          </table:table-cell>
          <table:table-cell office:value-type="string" calcext:value-type="string">
            <text:p>k</text:p>
          </table:table-cell>
          <table:table-cell office:value-type="float" office:value="0.023296272" calcext:value-type="float">
            <text:p>0.023296272</text:p>
          </table:table-cell>
          <table:table-cell table:number-columns-repeated="9"/>
        </table:table-row>
        <table:table-row table:style-name="ro1">
          <table:table-cell office:value-type="float" office:value="17.707878" calcext:value-type="float">
            <text:p>17.707878</text:p>
          </table:table-cell>
          <table:table-cell office:value-type="string" calcext:value-type="string">
            <text:p>y</text:p>
          </table:table-cell>
          <table:table-cell office:value-type="float" office:value="12.948148" calcext:value-type="float">
            <text:p>12.948148</text:p>
          </table:table-cell>
          <table:table-cell office:value-type="string" calcext:value-type="string">
            <text:p>h</text:p>
          </table:table-cell>
          <table:table-cell office:value-type="float" office:value="69.442684" calcext:value-type="float">
            <text:p>69.442684</text:p>
          </table:table-cell>
          <table:table-cell office:value-type="string" calcext:value-type="string">
            <text:p>k</text:p>
          </table:table-cell>
          <table:table-cell office:value-type="float" office:value="0.023226599" calcext:value-type="float">
            <text:p>0.023226599</text:p>
          </table:table-cell>
          <table:table-cell table:number-columns-repeated="9"/>
        </table:table-row>
        <table:table-row table:style-name="ro1">
          <table:table-cell office:value-type="float" office:value="17.802144" calcext:value-type="float">
            <text:p>17.802144</text:p>
          </table:table-cell>
          <table:table-cell office:value-type="string" calcext:value-type="string">
            <text:p>y</text:p>
          </table:table-cell>
          <table:table-cell office:value-type="float" office:value="12.983626" calcext:value-type="float">
            <text:p>12.983626</text:p>
          </table:table-cell>
          <table:table-cell office:value-type="string" calcext:value-type="string">
            <text:p>h</text:p>
          </table:table-cell>
          <table:table-cell office:value-type="float" office:value="69.308853" calcext:value-type="float">
            <text:p>69.308853</text:p>
          </table:table-cell>
          <table:table-cell office:value-type="string" calcext:value-type="string">
            <text:p>k</text:p>
          </table:table-cell>
          <table:table-cell office:value-type="float" office:value="0.02315448" calcext:value-type="float">
            <text:p>0.02315448</text:p>
          </table:table-cell>
          <table:table-cell table:number-columns-repeated="9"/>
        </table:table-row>
        <table:table-row table:style-name="ro1">
          <table:table-cell office:value-type="float" office:value="17.896353" calcext:value-type="float">
            <text:p>17.896353</text:p>
          </table:table-cell>
          <table:table-cell office:value-type="string" calcext:value-type="string">
            <text:p>y</text:p>
          </table:table-cell>
          <table:table-cell office:value-type="float" office:value="13.019334" calcext:value-type="float">
            <text:p>13.019334</text:p>
          </table:table-cell>
          <table:table-cell office:value-type="string" calcext:value-type="string">
            <text:p>h</text:p>
          </table:table-cell>
          <table:table-cell office:value-type="float" office:value="69.175407" calcext:value-type="float">
            <text:p>69.175407</text:p>
          </table:table-cell>
          <table:table-cell office:value-type="string" calcext:value-type="string">
            <text:p>k</text:p>
          </table:table-cell>
          <table:table-cell office:value-type="float" office:value="0.023079917" calcext:value-type="float">
            <text:p>0.023079917</text:p>
          </table:table-cell>
          <table:table-cell table:number-columns-repeated="9"/>
        </table:table-row>
        <table:table-row table:style-name="ro1">
          <table:table-cell office:value-type="float" office:value="17.990507" calcext:value-type="float">
            <text:p>17.990507</text:p>
          </table:table-cell>
          <table:table-cell office:value-type="string" calcext:value-type="string">
            <text:p>y</text:p>
          </table:table-cell>
          <table:table-cell office:value-type="float" office:value="13.055271" calcext:value-type="float">
            <text:p>13.055271</text:p>
          </table:table-cell>
          <table:table-cell office:value-type="string" calcext:value-type="string">
            <text:p>h</text:p>
          </table:table-cell>
          <table:table-cell office:value-type="float" office:value="69.04236" calcext:value-type="float">
            <text:p>69.04236</text:p>
          </table:table-cell>
          <table:table-cell office:value-type="string" calcext:value-type="string">
            <text:p>k</text:p>
          </table:table-cell>
          <table:table-cell office:value-type="float" office:value="0.023002914" calcext:value-type="float">
            <text:p>0.023002914</text:p>
          </table:table-cell>
          <table:table-cell table:number-columns-repeated="9"/>
        </table:table-row>
        <table:table-row table:style-name="ro1">
          <table:table-cell office:value-type="float" office:value="18.084604" calcext:value-type="float">
            <text:p>18.084604</text:p>
          </table:table-cell>
          <table:table-cell office:value-type="string" calcext:value-type="string">
            <text:p>y</text:p>
          </table:table-cell>
          <table:table-cell office:value-type="float" office:value="13.091436" calcext:value-type="float">
            <text:p>13.091436</text:p>
          </table:table-cell>
          <table:table-cell office:value-type="string" calcext:value-type="string">
            <text:p>h</text:p>
          </table:table-cell>
          <table:table-cell office:value-type="float" office:value="68.909727" calcext:value-type="float">
            <text:p>68.909727</text:p>
          </table:table-cell>
          <table:table-cell office:value-type="string" calcext:value-type="string">
            <text:p>k</text:p>
          </table:table-cell>
          <table:table-cell office:value-type="float" office:value="0.022923473" calcext:value-type="float">
            <text:p>0.022923473</text:p>
          </table:table-cell>
          <table:table-cell table:number-columns-repeated="9"/>
        </table:table-row>
        <table:table-row table:style-name="ro1">
          <table:table-cell office:value-type="float" office:value="18.178645" calcext:value-type="float">
            <text:p>18.178645</text:p>
          </table:table-cell>
          <table:table-cell office:value-type="string" calcext:value-type="string">
            <text:p>y</text:p>
          </table:table-cell>
          <table:table-cell office:value-type="float" office:value="13.12783" calcext:value-type="float">
            <text:p>13.12783</text:p>
          </table:table-cell>
          <table:table-cell office:value-type="string" calcext:value-type="string">
            <text:p>h</text:p>
          </table:table-cell>
          <table:table-cell office:value-type="float" office:value="68.77752" calcext:value-type="float">
            <text:p>68.77752</text:p>
          </table:table-cell>
          <table:table-cell office:value-type="string" calcext:value-type="string">
            <text:p>k</text:p>
          </table:table-cell>
          <table:table-cell office:value-type="float" office:value="0.022841597" calcext:value-type="float">
            <text:p>0.022841597</text:p>
          </table:table-cell>
          <table:table-cell table:number-columns-repeated="9"/>
        </table:table-row>
        <table:table-row table:style-name="ro1">
          <table:table-cell office:value-type="float" office:value="18.27263" calcext:value-type="float">
            <text:p>18.27263</text:p>
          </table:table-cell>
          <table:table-cell office:value-type="string" calcext:value-type="string">
            <text:p>y</text:p>
          </table:table-cell>
          <table:table-cell office:value-type="float" office:value="13.164452" calcext:value-type="float">
            <text:p>13.164452</text:p>
          </table:table-cell>
          <table:table-cell office:value-type="string" calcext:value-type="string">
            <text:p>h</text:p>
          </table:table-cell>
          <table:table-cell office:value-type="float" office:value="68.645753" calcext:value-type="float">
            <text:p>68.645753</text:p>
          </table:table-cell>
          <table:table-cell office:value-type="string" calcext:value-type="string">
            <text:p>k</text:p>
          </table:table-cell>
          <table:table-cell office:value-type="float" office:value="0.022757288" calcext:value-type="float">
            <text:p>0.022757288</text:p>
          </table:table-cell>
          <table:table-cell table:number-columns-repeated="9"/>
        </table:table-row>
        <table:table-row table:style-name="ro1">
          <table:table-cell office:value-type="float" office:value="18.36656" calcext:value-type="float">
            <text:p>18.36656</text:p>
          </table:table-cell>
          <table:table-cell office:value-type="string" calcext:value-type="string">
            <text:p>y</text:p>
          </table:table-cell>
          <table:table-cell office:value-type="float" office:value="13.2013" calcext:value-type="float">
            <text:p>13.2013</text:p>
          </table:table-cell>
          <table:table-cell office:value-type="string" calcext:value-type="string">
            <text:p>h</text:p>
          </table:table-cell>
          <table:table-cell office:value-type="float" office:value="68.514441" calcext:value-type="float">
            <text:p>68.514441</text:p>
          </table:table-cell>
          <table:table-cell office:value-type="string" calcext:value-type="string">
            <text:p>k</text:p>
          </table:table-cell>
          <table:table-cell office:value-type="float" office:value="0.022670551" calcext:value-type="float">
            <text:p>0.022670551</text:p>
          </table:table-cell>
          <table:table-cell table:number-columns-repeated="9"/>
        </table:table-row>
        <table:table-row table:style-name="ro1">
          <table:table-cell office:value-type="float" office:value="18.460435" calcext:value-type="float">
            <text:p>18.460435</text:p>
          </table:table-cell>
          <table:table-cell office:value-type="string" calcext:value-type="string">
            <text:p>y</text:p>
          </table:table-cell>
          <table:table-cell office:value-type="float" office:value="13.238375" calcext:value-type="float">
            <text:p>13.238375</text:p>
          </table:table-cell>
          <table:table-cell office:value-type="string" calcext:value-type="string">
            <text:p>h</text:p>
          </table:table-cell>
          <table:table-cell office:value-type="float" office:value="68.383596" calcext:value-type="float">
            <text:p>68.383596</text:p>
          </table:table-cell>
          <table:table-cell office:value-type="string" calcext:value-type="string">
            <text:p>k</text:p>
          </table:table-cell>
          <table:table-cell office:value-type="float" office:value="0.022581389" calcext:value-type="float">
            <text:p>0.022581389</text:p>
          </table:table-cell>
          <table:table-cell table:number-columns-repeated="9"/>
        </table:table-row>
        <table:table-row table:style-name="ro1">
          <table:table-cell office:value-type="float" office:value="18.554254" calcext:value-type="float">
            <text:p>18.554254</text:p>
          </table:table-cell>
          <table:table-cell office:value-type="string" calcext:value-type="string">
            <text:p>y</text:p>
          </table:table-cell>
          <table:table-cell office:value-type="float" office:value="13.275675" calcext:value-type="float">
            <text:p>13.275675</text:p>
          </table:table-cell>
          <table:table-cell office:value-type="string" calcext:value-type="string">
            <text:p>h</text:p>
          </table:table-cell>
          <table:table-cell office:value-type="float" office:value="68.253233" calcext:value-type="float">
            <text:p>68.253233</text:p>
          </table:table-cell>
          <table:table-cell office:value-type="string" calcext:value-type="string">
            <text:p>k</text:p>
          </table:table-cell>
          <table:table-cell office:value-type="float" office:value="0.022489806" calcext:value-type="float">
            <text:p>0.022489806</text:p>
          </table:table-cell>
          <table:table-cell table:number-columns-repeated="9"/>
        </table:table-row>
        <table:table-row table:style-name="ro1">
          <table:table-cell office:value-type="float" office:value="18.648018" calcext:value-type="float">
            <text:p>18.648018</text:p>
          </table:table-cell>
          <table:table-cell office:value-type="string" calcext:value-type="string">
            <text:p>y</text:p>
          </table:table-cell>
          <table:table-cell office:value-type="float" office:value="13.313201" calcext:value-type="float">
            <text:p>13.313201</text:p>
          </table:table-cell>
          <table:table-cell office:value-type="string" calcext:value-type="string">
            <text:p>h</text:p>
          </table:table-cell>
          <table:table-cell office:value-type="float" office:value="68.123365" calcext:value-type="float">
            <text:p>68.123365</text:p>
          </table:table-cell>
          <table:table-cell office:value-type="string" calcext:value-type="string">
            <text:p>k</text:p>
          </table:table-cell>
          <table:table-cell office:value-type="float" office:value="0.022395806" calcext:value-type="float">
            <text:p>0.022395806</text:p>
          </table:table-cell>
          <table:table-cell table:number-columns-repeated="9"/>
        </table:table-row>
        <table:table-row table:style-name="ro1">
          <table:table-cell office:value-type="float" office:value="18.741727" calcext:value-type="float">
            <text:p>18.741727</text:p>
          </table:table-cell>
          <table:table-cell office:value-type="string" calcext:value-type="string">
            <text:p>y</text:p>
          </table:table-cell>
          <table:table-cell office:value-type="float" office:value="13.35095" calcext:value-type="float">
            <text:p>13.35095</text:p>
          </table:table-cell>
          <table:table-cell office:value-type="string" calcext:value-type="string">
            <text:p>h</text:p>
          </table:table-cell>
          <table:table-cell office:value-type="float" office:value="67.994007" calcext:value-type="float">
            <text:p>67.994007</text:p>
          </table:table-cell>
          <table:table-cell office:value-type="string" calcext:value-type="string">
            <text:p>k</text:p>
          </table:table-cell>
          <table:table-cell office:value-type="float" office:value="0.022299395" calcext:value-type="float">
            <text:p>0.022299395</text:p>
          </table:table-cell>
          <table:table-cell table:number-columns-repeated="9"/>
        </table:table-row>
        <table:table-row table:style-name="ro1">
          <table:table-cell office:value-type="float" office:value="18.835382" calcext:value-type="float">
            <text:p>18.835382</text:p>
          </table:table-cell>
          <table:table-cell office:value-type="string" calcext:value-type="string">
            <text:p>y</text:p>
          </table:table-cell>
          <table:table-cell office:value-type="float" office:value="13.388923" calcext:value-type="float">
            <text:p>13.388923</text:p>
          </table:table-cell>
          <table:table-cell office:value-type="string" calcext:value-type="string">
            <text:p>h</text:p>
          </table:table-cell>
          <table:table-cell office:value-type="float" office:value="67.865172" calcext:value-type="float">
            <text:p>67.865172</text:p>
          </table:table-cell>
          <table:table-cell office:value-type="string" calcext:value-type="string">
            <text:p>k</text:p>
          </table:table-cell>
          <table:table-cell office:value-type="float" office:value="0.022200576" calcext:value-type="float">
            <text:p>0.022200576</text:p>
          </table:table-cell>
          <table:table-cell table:number-columns-repeated="9"/>
        </table:table-row>
        <table:table-row table:style-name="ro1">
          <table:table-cell office:value-type="float" office:value="18.928982" calcext:value-type="float">
            <text:p>18.928982</text:p>
          </table:table-cell>
          <table:table-cell office:value-type="string" calcext:value-type="string">
            <text:p>y</text:p>
          </table:table-cell>
          <table:table-cell office:value-type="float" office:value="13.427118" calcext:value-type="float">
            <text:p>13.427118</text:p>
          </table:table-cell>
          <table:table-cell office:value-type="string" calcext:value-type="string">
            <text:p>h</text:p>
          </table:table-cell>
          <table:table-cell office:value-type="float" office:value="67.736873" calcext:value-type="float">
            <text:p>67.736873</text:p>
          </table:table-cell>
          <table:table-cell office:value-type="string" calcext:value-type="string">
            <text:p>k</text:p>
          </table:table-cell>
          <table:table-cell office:value-type="float" office:value="0.022099354" calcext:value-type="float">
            <text:p>0.022099354</text:p>
          </table:table-cell>
          <table:table-cell table:number-columns-repeated="9"/>
        </table:table-row>
        <table:table-row table:style-name="ro1">
          <table:table-cell office:value-type="float" office:value="19.022527" calcext:value-type="float">
            <text:p>19.022527</text:p>
          </table:table-cell>
          <table:table-cell office:value-type="string" calcext:value-type="string">
            <text:p>y</text:p>
          </table:table-cell>
          <table:table-cell office:value-type="float" office:value="13.465536" calcext:value-type="float">
            <text:p>13.465536</text:p>
          </table:table-cell>
          <table:table-cell office:value-type="string" calcext:value-type="string">
            <text:p>h</text:p>
          </table:table-cell>
          <table:table-cell office:value-type="float" office:value="67.609125" calcext:value-type="float">
            <text:p>67.609125</text:p>
          </table:table-cell>
          <table:table-cell office:value-type="string" calcext:value-type="string">
            <text:p>k</text:p>
          </table:table-cell>
          <table:table-cell office:value-type="float" office:value="0.021995735" calcext:value-type="float">
            <text:p>0.021995735</text:p>
          </table:table-cell>
          <table:table-cell table:number-columns-repeated="9"/>
        </table:table-row>
        <table:table-row table:style-name="ro1">
          <table:table-cell office:value-type="float" office:value="19.116019" calcext:value-type="float">
            <text:p>19.116019</text:p>
          </table:table-cell>
          <table:table-cell office:value-type="string" calcext:value-type="string">
            <text:p>y</text:p>
          </table:table-cell>
          <table:table-cell office:value-type="float" office:value="13.504174" calcext:value-type="float">
            <text:p>13.504174</text:p>
          </table:table-cell>
          <table:table-cell office:value-type="string" calcext:value-type="string">
            <text:p>h</text:p>
          </table:table-cell>
          <table:table-cell office:value-type="float" office:value="67.481942" calcext:value-type="float">
            <text:p>67.481942</text:p>
          </table:table-cell>
          <table:table-cell office:value-type="string" calcext:value-type="string">
            <text:p>k</text:p>
          </table:table-cell>
          <table:table-cell office:value-type="float" office:value="0.021889724" calcext:value-type="float">
            <text:p>0.021889724</text:p>
          </table:table-cell>
          <table:table-cell table:number-columns-repeated="9"/>
        </table:table-row>
        <table:table-row table:style-name="ro1">
          <table:table-cell office:value-type="float" office:value="19.209456" calcext:value-type="float">
            <text:p>19.209456</text:p>
          </table:table-cell>
          <table:table-cell office:value-type="string" calcext:value-type="string">
            <text:p>y</text:p>
          </table:table-cell>
          <table:table-cell office:value-type="float" office:value="13.543033" calcext:value-type="float">
            <text:p>13.543033</text:p>
          </table:table-cell>
          <table:table-cell office:value-type="string" calcext:value-type="string">
            <text:p>h</text:p>
          </table:table-cell>
          <table:table-cell office:value-type="float" office:value="67.355336" calcext:value-type="float">
            <text:p>67.355336</text:p>
          </table:table-cell>
          <table:table-cell office:value-type="string" calcext:value-type="string">
            <text:p>k</text:p>
          </table:table-cell>
          <table:table-cell office:value-type="float" office:value="0.021781326" calcext:value-type="float">
            <text:p>0.021781326</text:p>
          </table:table-cell>
          <table:table-cell table:number-columns-repeated="9"/>
        </table:table-row>
        <table:table-row table:style-name="ro1">
          <table:table-cell office:value-type="float" office:value="19.30284" calcext:value-type="float">
            <text:p>19.30284</text:p>
          </table:table-cell>
          <table:table-cell office:value-type="string" calcext:value-type="string">
            <text:p>y</text:p>
          </table:table-cell>
          <table:table-cell office:value-type="float" office:value="13.582111" calcext:value-type="float">
            <text:p>13.582111</text:p>
          </table:table-cell>
          <table:table-cell office:value-type="string" calcext:value-type="string">
            <text:p>h</text:p>
          </table:table-cell>
          <table:table-cell office:value-type="float" office:value="67.229323" calcext:value-type="float">
            <text:p>67.229323</text:p>
          </table:table-cell>
          <table:table-cell office:value-type="string" calcext:value-type="string">
            <text:p>k</text:p>
          </table:table-cell>
          <table:table-cell office:value-type="float" office:value="0.021670547" calcext:value-type="float">
            <text:p>0.021670547</text:p>
          </table:table-cell>
          <table:table-cell table:number-columns-repeated="9"/>
        </table:table-row>
        <table:table-row table:style-name="ro1">
          <table:table-cell office:value-type="float" office:value="19.39617" calcext:value-type="float">
            <text:p>19.39617</text:p>
          </table:table-cell>
          <table:table-cell office:value-type="string" calcext:value-type="string">
            <text:p>y</text:p>
          </table:table-cell>
          <table:table-cell office:value-type="float" office:value="13.621408" calcext:value-type="float">
            <text:p>13.621408</text:p>
          </table:table-cell>
          <table:table-cell office:value-type="string" calcext:value-type="string">
            <text:p>h</text:p>
          </table:table-cell>
          <table:table-cell office:value-type="float" office:value="67.103916" calcext:value-type="float">
            <text:p>67.103916</text:p>
          </table:table-cell>
          <table:table-cell office:value-type="string" calcext:value-type="string">
            <text:p>k</text:p>
          </table:table-cell>
          <table:table-cell office:value-type="float" office:value="0.021557393" calcext:value-type="float">
            <text:p>0.021557393</text:p>
          </table:table-cell>
          <table:table-cell table:number-columns-repeated="9"/>
        </table:table-row>
        <table:table-row table:style-name="ro1">
          <table:table-cell office:value-type="float" office:value="19.489447" calcext:value-type="float">
            <text:p>19.489447</text:p>
          </table:table-cell>
          <table:table-cell office:value-type="string" calcext:value-type="string">
            <text:p>y</text:p>
          </table:table-cell>
          <table:table-cell office:value-type="float" office:value="13.660922" calcext:value-type="float">
            <text:p>13.660922</text:p>
          </table:table-cell>
          <table:table-cell office:value-type="string" calcext:value-type="string">
            <text:p>h</text:p>
          </table:table-cell>
          <table:table-cell office:value-type="float" office:value="66.979128" calcext:value-type="float">
            <text:p>66.979128</text:p>
          </table:table-cell>
          <table:table-cell office:value-type="string" calcext:value-type="string">
            <text:p>k</text:p>
          </table:table-cell>
          <table:table-cell office:value-type="float" office:value="0.021441869" calcext:value-type="float">
            <text:p>0.021441869</text:p>
          </table:table-cell>
          <table:table-cell table:number-columns-repeated="9"/>
        </table:table-row>
        <table:table-row table:style-name="ro1">
          <table:table-cell office:value-type="float" office:value="19.582671" calcext:value-type="float">
            <text:p>19.582671</text:p>
          </table:table-cell>
          <table:table-cell office:value-type="string" calcext:value-type="string">
            <text:p>y</text:p>
          </table:table-cell>
          <table:table-cell office:value-type="float" office:value="13.700652" calcext:value-type="float">
            <text:p>13.700652</text:p>
          </table:table-cell>
          <table:table-cell office:value-type="string" calcext:value-type="string">
            <text:p>h</text:p>
          </table:table-cell>
          <table:table-cell office:value-type="float" office:value="66.854973" calcext:value-type="float">
            <text:p>66.854973</text:p>
          </table:table-cell>
          <table:table-cell office:value-type="string" calcext:value-type="string">
            <text:p>k</text:p>
          </table:table-cell>
          <table:table-cell office:value-type="float" office:value="0.021323983" calcext:value-type="float">
            <text:p>0.021323983</text:p>
          </table:table-cell>
          <table:table-cell table:number-columns-repeated="9"/>
        </table:table-row>
        <table:table-row table:style-name="ro1">
          <table:table-cell office:value-type="float" office:value="19.675842" calcext:value-type="float">
            <text:p>19.675842</text:p>
          </table:table-cell>
          <table:table-cell office:value-type="string" calcext:value-type="string">
            <text:p>y</text:p>
          </table:table-cell>
          <table:table-cell office:value-type="float" office:value="13.740599" calcext:value-type="float">
            <text:p>13.740599</text:p>
          </table:table-cell>
          <table:table-cell office:value-type="string" calcext:value-type="string">
            <text:p>h</text:p>
          </table:table-cell>
          <table:table-cell office:value-type="float" office:value="66.731466" calcext:value-type="float">
            <text:p>66.731466</text:p>
          </table:table-cell>
          <table:table-cell office:value-type="string" calcext:value-type="string">
            <text:p>k</text:p>
          </table:table-cell>
          <table:table-cell office:value-type="float" office:value="0.02120374" calcext:value-type="float">
            <text:p>0.02120374</text:p>
          </table:table-cell>
          <table:table-cell table:number-columns-repeated="9"/>
        </table:table-row>
        <table:table-row table:style-name="ro1">
          <table:table-cell office:value-type="float" office:value="19.76896" calcext:value-type="float">
            <text:p>19.76896</text:p>
          </table:table-cell>
          <table:table-cell office:value-type="string" calcext:value-type="string">
            <text:p>y</text:p>
          </table:table-cell>
          <table:table-cell office:value-type="float" office:value="13.78076" calcext:value-type="float">
            <text:p>13.78076</text:p>
          </table:table-cell>
          <table:table-cell office:value-type="string" calcext:value-type="string">
            <text:p>h</text:p>
          </table:table-cell>
          <table:table-cell office:value-type="float" office:value="66.60862" calcext:value-type="float">
            <text:p>66.60862</text:p>
          </table:table-cell>
          <table:table-cell office:value-type="string" calcext:value-type="string">
            <text:p>k</text:p>
          </table:table-cell>
          <table:table-cell office:value-type="float" office:value="0.021081146" calcext:value-type="float">
            <text:p>0.021081146</text:p>
          </table:table-cell>
          <table:table-cell table:number-columns-repeated="9"/>
        </table:table-row>
        <table:table-row table:style-name="ro1">
          <table:table-cell office:value-type="float" office:value="19.862026" calcext:value-type="float">
            <text:p>19.862026</text:p>
          </table:table-cell>
          <table:table-cell office:value-type="string" calcext:value-type="string">
            <text:p>y</text:p>
          </table:table-cell>
          <table:table-cell office:value-type="float" office:value="13.821134" calcext:value-type="float">
            <text:p>13.821134</text:p>
          </table:table-cell>
          <table:table-cell office:value-type="string" calcext:value-type="string">
            <text:p>h</text:p>
          </table:table-cell>
          <table:table-cell office:value-type="float" office:value="66.486448" calcext:value-type="float">
            <text:p>66.486448</text:p>
          </table:table-cell>
          <table:table-cell office:value-type="string" calcext:value-type="string">
            <text:p>k</text:p>
          </table:table-cell>
          <table:table-cell office:value-type="float" office:value="0.020956207" calcext:value-type="float">
            <text:p>0.020956207</text:p>
          </table:table-cell>
          <table:table-cell table:number-columns-repeated="9"/>
        </table:table-row>
        <table:table-row table:style-name="ro1">
          <table:table-cell office:value-type="float" office:value="19.95504" calcext:value-type="float">
            <text:p>19.95504</text:p>
          </table:table-cell>
          <table:table-cell office:value-type="string" calcext:value-type="string">
            <text:p>y</text:p>
          </table:table-cell>
          <table:table-cell office:value-type="float" office:value="13.861722" calcext:value-type="float">
            <text:p>13.861722</text:p>
          </table:table-cell>
          <table:table-cell office:value-type="string" calcext:value-type="string">
            <text:p>h</text:p>
          </table:table-cell>
          <table:table-cell office:value-type="float" office:value="66.364966" calcext:value-type="float">
            <text:p>66.364966</text:p>
          </table:table-cell>
          <table:table-cell office:value-type="string" calcext:value-type="string">
            <text:p>k</text:p>
          </table:table-cell>
          <table:table-cell office:value-type="float" office:value="0.020828932" calcext:value-type="float">
            <text:p>0.020828932</text:p>
          </table:table-cell>
          <table:table-cell table:number-columns-repeated="9"/>
        </table:table-row>
        <table:table-row table:style-name="ro1">
          <table:table-cell office:value-type="float" office:value="20.048003" calcext:value-type="float">
            <text:p>20.048003</text:p>
          </table:table-cell>
          <table:table-cell office:value-type="string" calcext:value-type="string">
            <text:p>y</text:p>
          </table:table-cell>
          <table:table-cell office:value-type="float" office:value="13.90252" calcext:value-type="float">
            <text:p>13.90252</text:p>
          </table:table-cell>
          <table:table-cell office:value-type="string" calcext:value-type="string">
            <text:p>h</text:p>
          </table:table-cell>
          <table:table-cell office:value-type="float" office:value="66.244185" calcext:value-type="float">
            <text:p>66.244185</text:p>
          </table:table-cell>
          <table:table-cell office:value-type="string" calcext:value-type="string">
            <text:p>k</text:p>
          </table:table-cell>
          <table:table-cell office:value-type="float" office:value="0.020699324" calcext:value-type="float">
            <text:p>0.020699324</text:p>
          </table:table-cell>
          <table:table-cell table:number-columns-repeated="9"/>
        </table:table-row>
        <table:table-row table:style-name="ro1">
          <table:table-cell office:value-type="float" office:value="20.140913" calcext:value-type="float">
            <text:p>20.140913</text:p>
          </table:table-cell>
          <table:table-cell office:value-type="string" calcext:value-type="string">
            <text:p>y</text:p>
          </table:table-cell>
          <table:table-cell office:value-type="float" office:value="13.94353" calcext:value-type="float">
            <text:p>13.94353</text:p>
          </table:table-cell>
          <table:table-cell office:value-type="string" calcext:value-type="string">
            <text:p>h</text:p>
          </table:table-cell>
          <table:table-cell office:value-type="float" office:value="66.124121" calcext:value-type="float">
            <text:p>66.124121</text:p>
          </table:table-cell>
          <table:table-cell office:value-type="string" calcext:value-type="string">
            <text:p>k</text:p>
          </table:table-cell>
          <table:table-cell office:value-type="float" office:value="0.020567393" calcext:value-type="float">
            <text:p>0.020567393</text:p>
          </table:table-cell>
          <table:table-cell table:number-columns-repeated="9"/>
        </table:table-row>
        <table:table-row table:style-name="ro1">
          <table:table-cell office:value-type="float" office:value="20.233773" calcext:value-type="float">
            <text:p>20.233773</text:p>
          </table:table-cell>
          <table:table-cell office:value-type="string" calcext:value-type="string">
            <text:p>y</text:p>
          </table:table-cell>
          <table:table-cell office:value-type="float" office:value="13.984748" calcext:value-type="float">
            <text:p>13.984748</text:p>
          </table:table-cell>
          <table:table-cell office:value-type="string" calcext:value-type="string">
            <text:p>h</text:p>
          </table:table-cell>
          <table:table-cell office:value-type="float" office:value="66.004787" calcext:value-type="float">
            <text:p>66.004787</text:p>
          </table:table-cell>
          <table:table-cell office:value-type="string" calcext:value-type="string">
            <text:p>k</text:p>
          </table:table-cell>
          <table:table-cell office:value-type="float" office:value="0.020433143" calcext:value-type="float">
            <text:p>0.020433143</text:p>
          </table:table-cell>
          <table:table-cell table:number-columns-repeated="9"/>
        </table:table-row>
        <table:table-row table:style-name="ro1">
          <table:table-cell office:value-type="float" office:value="20.326581" calcext:value-type="float">
            <text:p>20.326581</text:p>
          </table:table-cell>
          <table:table-cell office:value-type="string" calcext:value-type="string">
            <text:p>y</text:p>
          </table:table-cell>
          <table:table-cell office:value-type="float" office:value="14.026175" calcext:value-type="float">
            <text:p>14.026175</text:p>
          </table:table-cell>
          <table:table-cell office:value-type="string" calcext:value-type="string">
            <text:p>h</text:p>
          </table:table-cell>
          <table:table-cell office:value-type="float" office:value="65.886197" calcext:value-type="float">
            <text:p>65.886197</text:p>
          </table:table-cell>
          <table:table-cell office:value-type="string" calcext:value-type="string">
            <text:p>k</text:p>
          </table:table-cell>
          <table:table-cell office:value-type="float" office:value="0.020296583" calcext:value-type="float">
            <text:p>0.020296583</text:p>
          </table:table-cell>
          <table:table-cell table:number-columns-repeated="9"/>
        </table:table-row>
        <table:table-row table:style-name="ro1">
          <table:table-cell office:value-type="float" office:value="20.419338" calcext:value-type="float">
            <text:p>20.419338</text:p>
          </table:table-cell>
          <table:table-cell office:value-type="string" calcext:value-type="string">
            <text:p>y</text:p>
          </table:table-cell>
          <table:table-cell office:value-type="float" office:value="14.067809" calcext:value-type="float">
            <text:p>14.067809</text:p>
          </table:table-cell>
          <table:table-cell office:value-type="string" calcext:value-type="string">
            <text:p>h</text:p>
          </table:table-cell>
          <table:table-cell office:value-type="float" office:value="65.768364" calcext:value-type="float">
            <text:p>65.768364</text:p>
          </table:table-cell>
          <table:table-cell office:value-type="string" calcext:value-type="string">
            <text:p>k</text:p>
          </table:table-cell>
          <table:table-cell office:value-type="float" office:value="0.020157717" calcext:value-type="float">
            <text:p>0.020157717</text:p>
          </table:table-cell>
          <table:table-cell table:number-columns-repeated="9"/>
        </table:table-row>
        <table:table-row table:style-name="ro1">
          <table:table-cell office:value-type="float" office:value="20.512046" calcext:value-type="float">
            <text:p>20.512046</text:p>
          </table:table-cell>
          <table:table-cell office:value-type="string" calcext:value-type="string">
            <text:p>y</text:p>
          </table:table-cell>
          <table:table-cell office:value-type="float" office:value="14.109649" calcext:value-type="float">
            <text:p>14.109649</text:p>
          </table:table-cell>
          <table:table-cell office:value-type="string" calcext:value-type="string">
            <text:p>h</text:p>
          </table:table-cell>
          <table:table-cell office:value-type="float" office:value="65.651303" calcext:value-type="float">
            <text:p>65.651303</text:p>
          </table:table-cell>
          <table:table-cell office:value-type="string" calcext:value-type="string">
            <text:p>k</text:p>
          </table:table-cell>
          <table:table-cell office:value-type="float" office:value="0.020016554" calcext:value-type="float">
            <text:p>0.020016554</text:p>
          </table:table-cell>
          <table:table-cell table:number-columns-repeated="9"/>
        </table:table-row>
        <table:table-row table:style-name="ro1">
          <table:table-cell office:value-type="float" office:value="20.604703" calcext:value-type="float">
            <text:p>20.604703</text:p>
          </table:table-cell>
          <table:table-cell office:value-type="string" calcext:value-type="string">
            <text:p>y</text:p>
          </table:table-cell>
          <table:table-cell office:value-type="float" office:value="14.151694" calcext:value-type="float">
            <text:p>14.151694</text:p>
          </table:table-cell>
          <table:table-cell office:value-type="string" calcext:value-type="string">
            <text:p>h</text:p>
          </table:table-cell>
          <table:table-cell office:value-type="float" office:value="65.535026" calcext:value-type="float">
            <text:p>65.535026</text:p>
          </table:table-cell>
          <table:table-cell office:value-type="string" calcext:value-type="string">
            <text:p>k</text:p>
          </table:table-cell>
          <table:table-cell office:value-type="float" office:value="0.0198731" calcext:value-type="float">
            <text:p>0.0198731</text:p>
          </table:table-cell>
          <table:table-cell table:number-columns-repeated="9"/>
        </table:table-row>
        <table:table-row table:style-name="ro1">
          <table:table-cell office:value-type="float" office:value="20.69731" calcext:value-type="float">
            <text:p>20.69731</text:p>
          </table:table-cell>
          <table:table-cell office:value-type="string" calcext:value-type="string">
            <text:p>y</text:p>
          </table:table-cell>
          <table:table-cell office:value-type="float" office:value="14.193941" calcext:value-type="float">
            <text:p>14.193941</text:p>
          </table:table-cell>
          <table:table-cell office:value-type="string" calcext:value-type="string">
            <text:p>h</text:p>
          </table:table-cell>
          <table:table-cell office:value-type="float" office:value="65.419549" calcext:value-type="float">
            <text:p>65.419549</text:p>
          </table:table-cell>
          <table:table-cell office:value-type="string" calcext:value-type="string">
            <text:p>k</text:p>
          </table:table-cell>
          <table:table-cell office:value-type="float" office:value="0.019727362" calcext:value-type="float">
            <text:p>0.019727362</text:p>
          </table:table-cell>
          <table:table-cell table:number-columns-repeated="9"/>
        </table:table-row>
        <table:table-row table:style-name="ro1">
          <table:table-cell office:value-type="float" office:value="20.789867" calcext:value-type="float">
            <text:p>20.789867</text:p>
          </table:table-cell>
          <table:table-cell office:value-type="string" calcext:value-type="string">
            <text:p>y</text:p>
          </table:table-cell>
          <table:table-cell office:value-type="float" office:value="14.236392" calcext:value-type="float">
            <text:p>14.236392</text:p>
          </table:table-cell>
          <table:table-cell office:value-type="string" calcext:value-type="string">
            <text:p>h</text:p>
          </table:table-cell>
          <table:table-cell office:value-type="float" office:value="65.304884" calcext:value-type="float">
            <text:p>65.304884</text:p>
          </table:table-cell>
          <table:table-cell office:value-type="string" calcext:value-type="string">
            <text:p>k</text:p>
          </table:table-cell>
          <table:table-cell office:value-type="float" office:value="0.019579346" calcext:value-type="float">
            <text:p>0.019579346</text:p>
          </table:table-cell>
          <table:table-cell table:number-columns-repeated="9"/>
        </table:table-row>
        <table:table-row table:style-name="ro1">
          <table:table-cell office:value-type="float" office:value="20.882376" calcext:value-type="float">
            <text:p>20.882376</text:p>
          </table:table-cell>
          <table:table-cell office:value-type="string" calcext:value-type="string">
            <text:p>y</text:p>
          </table:table-cell>
          <table:table-cell office:value-type="float" office:value="14.279043" calcext:value-type="float">
            <text:p>14.279043</text:p>
          </table:table-cell>
          <table:table-cell office:value-type="string" calcext:value-type="string">
            <text:p>h</text:p>
          </table:table-cell>
          <table:table-cell office:value-type="float" office:value="65.191045" calcext:value-type="float">
            <text:p>65.191045</text:p>
          </table:table-cell>
          <table:table-cell office:value-type="string" calcext:value-type="string">
            <text:p>k</text:p>
          </table:table-cell>
          <table:table-cell office:value-type="float" office:value="0.019429058" calcext:value-type="float">
            <text:p>0.019429058</text:p>
          </table:table-cell>
          <table:table-cell table:number-columns-repeated="9"/>
        </table:table-row>
        <table:table-row table:style-name="ro1">
          <table:table-cell office:value-type="float" office:value="20.974835" calcext:value-type="float">
            <text:p>20.974835</text:p>
          </table:table-cell>
          <table:table-cell office:value-type="string" calcext:value-type="string">
            <text:p>y</text:p>
          </table:table-cell>
          <table:table-cell office:value-type="float" office:value="14.321893" calcext:value-type="float">
            <text:p>14.321893</text:p>
          </table:table-cell>
          <table:table-cell office:value-type="string" calcext:value-type="string">
            <text:p>h</text:p>
          </table:table-cell>
          <table:table-cell office:value-type="float" office:value="65.078047" calcext:value-type="float">
            <text:p>65.078047</text:p>
          </table:table-cell>
          <table:table-cell office:value-type="string" calcext:value-type="string">
            <text:p>k</text:p>
          </table:table-cell>
          <table:table-cell office:value-type="float" office:value="0.019276506" calcext:value-type="float">
            <text:p>0.019276506</text:p>
          </table:table-cell>
          <table:table-cell table:number-columns-repeated="9"/>
        </table:table-row>
        <table:table-row table:style-name="ro1">
          <table:table-cell office:value-type="float" office:value="21.067246" calcext:value-type="float">
            <text:p>21.067246</text:p>
          </table:table-cell>
          <table:table-cell office:value-type="string" calcext:value-type="string">
            <text:p>y</text:p>
          </table:table-cell>
          <table:table-cell office:value-type="float" office:value="14.364942" calcext:value-type="float">
            <text:p>14.364942</text:p>
          </table:table-cell>
          <table:table-cell office:value-type="string" calcext:value-type="string">
            <text:p>h</text:p>
          </table:table-cell>
          <table:table-cell office:value-type="float" office:value="64.965902" calcext:value-type="float">
            <text:p>64.965902</text:p>
          </table:table-cell>
          <table:table-cell office:value-type="string" calcext:value-type="string">
            <text:p>k</text:p>
          </table:table-cell>
          <table:table-cell office:value-type="float" office:value="0.019121696" calcext:value-type="float">
            <text:p>0.019121696</text:p>
          </table:table-cell>
          <table:table-cell table:number-columns-repeated="9"/>
        </table:table-row>
        <table:table-row table:style-name="ro1">
          <table:table-cell office:value-type="float" office:value="21.159609" calcext:value-type="float">
            <text:p>21.159609</text:p>
          </table:table-cell>
          <table:table-cell office:value-type="string" calcext:value-type="string">
            <text:p>y</text:p>
          </table:table-cell>
          <table:table-cell office:value-type="float" office:value="14.408188" calcext:value-type="float">
            <text:p>14.408188</text:p>
          </table:table-cell>
          <table:table-cell office:value-type="string" calcext:value-type="string">
            <text:p>h</text:p>
          </table:table-cell>
          <table:table-cell office:value-type="float" office:value="64.854625" calcext:value-type="float">
            <text:p>64.854625</text:p>
          </table:table-cell>
          <table:table-cell office:value-type="string" calcext:value-type="string">
            <text:p>k</text:p>
          </table:table-cell>
          <table:table-cell office:value-type="float" office:value="0.018964633" calcext:value-type="float">
            <text:p>0.018964633</text:p>
          </table:table-cell>
          <table:table-cell table:number-columns-repeated="9"/>
        </table:table-row>
        <table:table-row table:style-name="ro1">
          <table:table-cell office:value-type="float" office:value="21.251924" calcext:value-type="float">
            <text:p>21.251924</text:p>
          </table:table-cell>
          <table:table-cell office:value-type="string" calcext:value-type="string">
            <text:p>y</text:p>
          </table:table-cell>
          <table:table-cell office:value-type="float" office:value="14.45163" calcext:value-type="float">
            <text:p>14.45163</text:p>
          </table:table-cell>
          <table:table-cell office:value-type="string" calcext:value-type="string">
            <text:p>h</text:p>
          </table:table-cell>
          <table:table-cell office:value-type="float" office:value="64.74423" calcext:value-type="float">
            <text:p>64.74423</text:p>
          </table:table-cell>
          <table:table-cell office:value-type="string" calcext:value-type="string">
            <text:p>k</text:p>
          </table:table-cell>
          <table:table-cell office:value-type="float" office:value="0.018805325" calcext:value-type="float">
            <text:p>0.018805325</text:p>
          </table:table-cell>
          <table:table-cell table:number-columns-repeated="9"/>
        </table:table-row>
        <table:table-row table:style-name="ro1">
          <table:table-cell office:value-type="float" office:value="21.344191" calcext:value-type="float">
            <text:p>21.344191</text:p>
          </table:table-cell>
          <table:table-cell office:value-type="string" calcext:value-type="string">
            <text:p>y</text:p>
          </table:table-cell>
          <table:table-cell office:value-type="float" office:value="14.495265" calcext:value-type="float">
            <text:p>14.495265</text:p>
          </table:table-cell>
          <table:table-cell office:value-type="string" calcext:value-type="string">
            <text:p>h</text:p>
          </table:table-cell>
          <table:table-cell office:value-type="float" office:value="64.634729" calcext:value-type="float">
            <text:p>64.634729</text:p>
          </table:table-cell>
          <table:table-cell office:value-type="string" calcext:value-type="string">
            <text:p>k</text:p>
          </table:table-cell>
          <table:table-cell office:value-type="float" office:value="0.018643778" calcext:value-type="float">
            <text:p>0.018643778</text:p>
          </table:table-cell>
          <table:table-cell table:number-columns-repeated="9"/>
        </table:table-row>
        <table:table-row table:style-name="ro1">
          <table:table-cell office:value-type="float" office:value="21.436411" calcext:value-type="float">
            <text:p>21.436411</text:p>
          </table:table-cell>
          <table:table-cell office:value-type="string" calcext:value-type="string">
            <text:p>y</text:p>
          </table:table-cell>
          <table:table-cell office:value-type="float" office:value="14.539093" calcext:value-type="float">
            <text:p>14.539093</text:p>
          </table:table-cell>
          <table:table-cell office:value-type="string" calcext:value-type="string">
            <text:p>h</text:p>
          </table:table-cell>
          <table:table-cell office:value-type="float" office:value="64.526138" calcext:value-type="float">
            <text:p>64.526138</text:p>
          </table:table-cell>
          <table:table-cell office:value-type="string" calcext:value-type="string">
            <text:p>k</text:p>
          </table:table-cell>
          <table:table-cell office:value-type="float" office:value="0.018479996" calcext:value-type="float">
            <text:p>0.018479996</text:p>
          </table:table-cell>
          <table:table-cell table:number-columns-repeated="9"/>
        </table:table-row>
        <table:table-row table:style-name="ro1">
          <table:table-cell office:value-type="float" office:value="21.528584" calcext:value-type="float">
            <text:p>21.528584</text:p>
          </table:table-cell>
          <table:table-cell office:value-type="string" calcext:value-type="string">
            <text:p>y</text:p>
          </table:table-cell>
          <table:table-cell office:value-type="float" office:value="14.583112" calcext:value-type="float">
            <text:p>14.583112</text:p>
          </table:table-cell>
          <table:table-cell office:value-type="string" calcext:value-type="string">
            <text:p>h</text:p>
          </table:table-cell>
          <table:table-cell office:value-type="float" office:value="64.418469" calcext:value-type="float">
            <text:p>64.418469</text:p>
          </table:table-cell>
          <table:table-cell office:value-type="string" calcext:value-type="string">
            <text:p>k</text:p>
          </table:table-cell>
          <table:table-cell office:value-type="float" office:value="0.018313987" calcext:value-type="float">
            <text:p>0.018313987</text:p>
          </table:table-cell>
          <table:table-cell table:number-columns-repeated="9"/>
        </table:table-row>
        <table:table-row table:style-name="ro1">
          <table:table-cell office:value-type="float" office:value="21.620711" calcext:value-type="float">
            <text:p>21.620711</text:p>
          </table:table-cell>
          <table:table-cell office:value-type="string" calcext:value-type="string">
            <text:p>y</text:p>
          </table:table-cell>
          <table:table-cell office:value-type="float" office:value="14.627321" calcext:value-type="float">
            <text:p>14.627321</text:p>
          </table:table-cell>
          <table:table-cell office:value-type="string" calcext:value-type="string">
            <text:p>h</text:p>
          </table:table-cell>
          <table:table-cell office:value-type="float" office:value="64.311736" calcext:value-type="float">
            <text:p>64.311736</text:p>
          </table:table-cell>
          <table:table-cell office:value-type="string" calcext:value-type="string">
            <text:p>k</text:p>
          </table:table-cell>
          <table:table-cell office:value-type="float" office:value="0.018145756" calcext:value-type="float">
            <text:p>0.018145756</text:p>
          </table:table-cell>
          <table:table-cell table:number-columns-repeated="9"/>
        </table:table-row>
        <table:table-row table:style-name="ro1">
          <table:table-cell office:value-type="float" office:value="21.712792" calcext:value-type="float">
            <text:p>21.712792</text:p>
          </table:table-cell>
          <table:table-cell office:value-type="string" calcext:value-type="string">
            <text:p>y</text:p>
          </table:table-cell>
          <table:table-cell office:value-type="float" office:value="14.671718" calcext:value-type="float">
            <text:p>14.671718</text:p>
          </table:table-cell>
          <table:table-cell office:value-type="string" calcext:value-type="string">
            <text:p>h</text:p>
          </table:table-cell>
          <table:table-cell office:value-type="float" office:value="64.205953" calcext:value-type="float">
            <text:p>64.205953</text:p>
          </table:table-cell>
          <table:table-cell office:value-type="string" calcext:value-type="string">
            <text:p>k</text:p>
          </table:table-cell>
          <table:table-cell office:value-type="float" office:value="0.017975308" calcext:value-type="float">
            <text:p>0.017975308</text:p>
          </table:table-cell>
          <table:table-cell table:number-columns-repeated="9"/>
        </table:table-row>
        <table:table-row table:style-name="ro1">
          <table:table-cell office:value-type="float" office:value="21.804827" calcext:value-type="float">
            <text:p>21.804827</text:p>
          </table:table-cell>
          <table:table-cell office:value-type="string" calcext:value-type="string">
            <text:p>y</text:p>
          </table:table-cell>
          <table:table-cell office:value-type="float" office:value="14.716302" calcext:value-type="float">
            <text:p>14.716302</text:p>
          </table:table-cell>
          <table:table-cell office:value-type="string" calcext:value-type="string">
            <text:p>h</text:p>
          </table:table-cell>
          <table:table-cell office:value-type="float" office:value="64.101134" calcext:value-type="float">
            <text:p>64.101134</text:p>
          </table:table-cell>
          <table:table-cell office:value-type="string" calcext:value-type="string">
            <text:p>k</text:p>
          </table:table-cell>
          <table:table-cell office:value-type="float" office:value="0.017802648" calcext:value-type="float">
            <text:p>0.017802648</text:p>
          </table:table-cell>
          <table:table-cell table:number-columns-repeated="9"/>
        </table:table-row>
        <table:table-row table:style-name="ro1">
          <table:table-cell office:value-type="float" office:value="21.896816" calcext:value-type="float">
            <text:p>21.896816</text:p>
          </table:table-cell>
          <table:table-cell office:value-type="string" calcext:value-type="string">
            <text:p>y</text:p>
          </table:table-cell>
          <table:table-cell office:value-type="float" office:value="14.761071" calcext:value-type="float">
            <text:p>14.761071</text:p>
          </table:table-cell>
          <table:table-cell office:value-type="string" calcext:value-type="string">
            <text:p>h</text:p>
          </table:table-cell>
          <table:table-cell office:value-type="float" office:value="63.997293" calcext:value-type="float">
            <text:p>63.997293</text:p>
          </table:table-cell>
          <table:table-cell office:value-type="string" calcext:value-type="string">
            <text:p>k</text:p>
          </table:table-cell>
          <table:table-cell office:value-type="float" office:value="0.017627782" calcext:value-type="float">
            <text:p>0.017627782</text:p>
          </table:table-cell>
          <table:table-cell table:number-columns-repeated="9"/>
        </table:table-row>
        <table:table-row table:style-name="ro1">
          <table:table-cell office:value-type="float" office:value="21.988761" calcext:value-type="float">
            <text:p>21.988761</text:p>
          </table:table-cell>
          <table:table-cell office:value-type="string" calcext:value-type="string">
            <text:p>y</text:p>
          </table:table-cell>
          <table:table-cell office:value-type="float" office:value="14.806023" calcext:value-type="float">
            <text:p>14.806023</text:p>
          </table:table-cell>
          <table:table-cell office:value-type="string" calcext:value-type="string">
            <text:p>h</text:p>
          </table:table-cell>
          <table:table-cell office:value-type="float" office:value="63.894443" calcext:value-type="float">
            <text:p>63.894443</text:p>
          </table:table-cell>
          <table:table-cell office:value-type="string" calcext:value-type="string">
            <text:p>k</text:p>
          </table:table-cell>
          <table:table-cell office:value-type="float" office:value="0.017450715" calcext:value-type="float">
            <text:p>0.017450715</text:p>
          </table:table-cell>
          <table:table-cell table:number-columns-repeated="9"/>
        </table:table-row>
        <table:table-row table:style-name="ro1">
          <table:table-cell office:value-type="float" office:value="22.080661" calcext:value-type="float">
            <text:p>22.080661</text:p>
          </table:table-cell>
          <table:table-cell office:value-type="string" calcext:value-type="string">
            <text:p>y</text:p>
          </table:table-cell>
          <table:table-cell office:value-type="float" office:value="14.851157" calcext:value-type="float">
            <text:p>14.851157</text:p>
          </table:table-cell>
          <table:table-cell office:value-type="string" calcext:value-type="string">
            <text:p>h</text:p>
          </table:table-cell>
          <table:table-cell office:value-type="float" office:value="63.792598" calcext:value-type="float">
            <text:p>63.792598</text:p>
          </table:table-cell>
          <table:table-cell office:value-type="string" calcext:value-type="string">
            <text:p>k</text:p>
          </table:table-cell>
          <table:table-cell office:value-type="float" office:value="0.01727145" calcext:value-type="float">
            <text:p>0.01727145</text:p>
          </table:table-cell>
          <table:table-cell table:number-columns-repeated="9"/>
        </table:table-row>
        <table:table-row table:style-name="ro1">
          <table:table-cell office:value-type="float" office:value="22.172517" calcext:value-type="float">
            <text:p>22.172517</text:p>
          </table:table-cell>
          <table:table-cell office:value-type="string" calcext:value-type="string">
            <text:p>y</text:p>
          </table:table-cell>
          <table:table-cell office:value-type="float" office:value="14.896471" calcext:value-type="float">
            <text:p>14.896471</text:p>
          </table:table-cell>
          <table:table-cell office:value-type="string" calcext:value-type="string">
            <text:p>h</text:p>
          </table:table-cell>
          <table:table-cell office:value-type="float" office:value="63.691771" calcext:value-type="float">
            <text:p>63.691771</text:p>
          </table:table-cell>
          <table:table-cell office:value-type="string" calcext:value-type="string">
            <text:p>k</text:p>
          </table:table-cell>
          <table:table-cell office:value-type="float" office:value="0.017089993" calcext:value-type="float">
            <text:p>0.017089993</text:p>
          </table:table-cell>
          <table:table-cell table:number-columns-repeated="9"/>
        </table:table-row>
        <table:table-row table:style-name="ro1">
          <table:table-cell office:value-type="float" office:value="22.264329" calcext:value-type="float">
            <text:p>22.264329</text:p>
          </table:table-cell>
          <table:table-cell office:value-type="string" calcext:value-type="string">
            <text:p>y</text:p>
          </table:table-cell>
          <table:table-cell office:value-type="float" office:value="14.941964" calcext:value-type="float">
            <text:p>14.941964</text:p>
          </table:table-cell>
          <table:table-cell office:value-type="string" calcext:value-type="string">
            <text:p>h</text:p>
          </table:table-cell>
          <table:table-cell office:value-type="float" office:value="63.591977" calcext:value-type="float">
            <text:p>63.591977</text:p>
          </table:table-cell>
          <table:table-cell office:value-type="string" calcext:value-type="string">
            <text:p>k</text:p>
          </table:table-cell>
          <table:table-cell office:value-type="float" office:value="0.016906347" calcext:value-type="float">
            <text:p>0.016906347</text:p>
          </table:table-cell>
          <table:table-cell table:number-columns-repeated="9"/>
        </table:table-row>
        <table:table-row table:style-name="ro1">
          <table:table-cell office:value-type="float" office:value="22.356098" calcext:value-type="float">
            <text:p>22.356098</text:p>
          </table:table-cell>
          <table:table-cell office:value-type="string" calcext:value-type="string">
            <text:p>y</text:p>
          </table:table-cell>
          <table:table-cell office:value-type="float" office:value="14.987633" calcext:value-type="float">
            <text:p>14.987633</text:p>
          </table:table-cell>
          <table:table-cell office:value-type="string" calcext:value-type="string">
            <text:p>h</text:p>
          </table:table-cell>
          <table:table-cell office:value-type="float" office:value="63.493229" calcext:value-type="float">
            <text:p>63.493229</text:p>
          </table:table-cell>
          <table:table-cell office:value-type="string" calcext:value-type="string">
            <text:p>k</text:p>
          </table:table-cell>
          <table:table-cell office:value-type="float" office:value="0.016720516" calcext:value-type="float">
            <text:p>0.016720516</text:p>
          </table:table-cell>
          <table:table-cell table:number-columns-repeated="9"/>
        </table:table-row>
        <table:table-row table:style-name="ro1">
          <table:table-cell office:value-type="float" office:value="22.447825" calcext:value-type="float">
            <text:p>22.447825</text:p>
          </table:table-cell>
          <table:table-cell office:value-type="string" calcext:value-type="string">
            <text:p>y</text:p>
          </table:table-cell>
          <table:table-cell office:value-type="float" office:value="15.033477" calcext:value-type="float">
            <text:p>15.033477</text:p>
          </table:table-cell>
          <table:table-cell office:value-type="string" calcext:value-type="string">
            <text:p>h</text:p>
          </table:table-cell>
          <table:table-cell office:value-type="float" office:value="63.395541" calcext:value-type="float">
            <text:p>63.395541</text:p>
          </table:table-cell>
          <table:table-cell office:value-type="string" calcext:value-type="string">
            <text:p>k</text:p>
          </table:table-cell>
          <table:table-cell office:value-type="float" office:value="0.016532504" calcext:value-type="float">
            <text:p>0.016532504</text:p>
          </table:table-cell>
          <table:table-cell table:number-columns-repeated="9"/>
        </table:table-row>
        <table:table-row table:style-name="ro1">
          <table:table-cell office:value-type="float" office:value="22.539508" calcext:value-type="float">
            <text:p>22.539508</text:p>
          </table:table-cell>
          <table:table-cell office:value-type="string" calcext:value-type="string">
            <text:p>y</text:p>
          </table:table-cell>
          <table:table-cell office:value-type="float" office:value="15.079495" calcext:value-type="float">
            <text:p>15.079495</text:p>
          </table:table-cell>
          <table:table-cell office:value-type="string" calcext:value-type="string">
            <text:p>h</text:p>
          </table:table-cell>
          <table:table-cell office:value-type="float" office:value="63.298927" calcext:value-type="float">
            <text:p>63.298927</text:p>
          </table:table-cell>
          <table:table-cell office:value-type="string" calcext:value-type="string">
            <text:p>k</text:p>
          </table:table-cell>
          <table:table-cell office:value-type="float" office:value="0.016342314" calcext:value-type="float">
            <text:p>0.016342314</text:p>
          </table:table-cell>
          <table:table-cell table:number-columns-repeated="9"/>
        </table:table-row>
        <table:table-row table:style-name="ro1">
          <table:table-cell office:value-type="float" office:value="22.63115" calcext:value-type="float">
            <text:p>22.63115</text:p>
          </table:table-cell>
          <table:table-cell office:value-type="string" calcext:value-type="string">
            <text:p>y</text:p>
          </table:table-cell>
          <table:table-cell office:value-type="float" office:value="15.125684" calcext:value-type="float">
            <text:p>15.125684</text:p>
          </table:table-cell>
          <table:table-cell office:value-type="string" calcext:value-type="string">
            <text:p>h</text:p>
          </table:table-cell>
          <table:table-cell office:value-type="float" office:value="63.2034" calcext:value-type="float">
            <text:p>63.2034</text:p>
          </table:table-cell>
          <table:table-cell office:value-type="string" calcext:value-type="string">
            <text:p>k</text:p>
          </table:table-cell>
          <table:table-cell office:value-type="float" office:value="0.016149948" calcext:value-type="float">
            <text:p>0.016149948</text:p>
          </table:table-cell>
          <table:table-cell table:number-columns-repeated="9"/>
        </table:table-row>
        <table:table-row table:style-name="ro1">
          <table:table-cell office:value-type="float" office:value="22.72275" calcext:value-type="float">
            <text:p>22.72275</text:p>
          </table:table-cell>
          <table:table-cell office:value-type="string" calcext:value-type="string">
            <text:p>y</text:p>
          </table:table-cell>
          <table:table-cell office:value-type="float" office:value="15.172043" calcext:value-type="float">
            <text:p>15.172043</text:p>
          </table:table-cell>
          <table:table-cell office:value-type="string" calcext:value-type="string">
            <text:p>h</text:p>
          </table:table-cell>
          <table:table-cell office:value-type="float" office:value="63.108975" calcext:value-type="float">
            <text:p>63.108975</text:p>
          </table:table-cell>
          <table:table-cell office:value-type="string" calcext:value-type="string">
            <text:p>k</text:p>
          </table:table-cell>
          <table:table-cell office:value-type="float" office:value="0.015955409" calcext:value-type="float">
            <text:p>0.015955409</text:p>
          </table:table-cell>
          <table:table-cell table:number-columns-repeated="9"/>
        </table:table-row>
        <table:table-row table:style-name="ro1">
          <table:table-cell office:value-type="float" office:value="22.814309" calcext:value-type="float">
            <text:p>22.814309</text:p>
          </table:table-cell>
          <table:table-cell office:value-type="string" calcext:value-type="string">
            <text:p>y</text:p>
          </table:table-cell>
          <table:table-cell office:value-type="float" office:value="15.218569" calcext:value-type="float">
            <text:p>15.218569</text:p>
          </table:table-cell>
          <table:table-cell office:value-type="string" calcext:value-type="string">
            <text:p>h</text:p>
          </table:table-cell>
          <table:table-cell office:value-type="float" office:value="63.015664" calcext:value-type="float">
            <text:p>63.015664</text:p>
          </table:table-cell>
          <table:table-cell office:value-type="string" calcext:value-type="string">
            <text:p>k</text:p>
          </table:table-cell>
          <table:table-cell office:value-type="float" office:value="0.0157587" calcext:value-type="float">
            <text:p>0.0157587</text:p>
          </table:table-cell>
          <table:table-cell table:number-columns-repeated="9"/>
        </table:table-row>
        <table:table-row table:style-name="ro1">
          <table:table-cell office:value-type="float" office:value="22.905827" calcext:value-type="float">
            <text:p>22.905827</text:p>
          </table:table-cell>
          <table:table-cell office:value-type="string" calcext:value-type="string">
            <text:p>y</text:p>
          </table:table-cell>
          <table:table-cell office:value-type="float" office:value="15.265262" calcext:value-type="float">
            <text:p>15.265262</text:p>
          </table:table-cell>
          <table:table-cell office:value-type="string" calcext:value-type="string">
            <text:p>h</text:p>
          </table:table-cell>
          <table:table-cell office:value-type="float" office:value="62.923483" calcext:value-type="float">
            <text:p>62.923483</text:p>
          </table:table-cell>
          <table:table-cell office:value-type="string" calcext:value-type="string">
            <text:p>k</text:p>
          </table:table-cell>
          <table:table-cell office:value-type="float" office:value="0.015559821" calcext:value-type="float">
            <text:p>0.015559821</text:p>
          </table:table-cell>
          <table:table-cell table:number-columns-repeated="9"/>
        </table:table-row>
        <table:table-row table:style-name="ro1">
          <table:table-cell office:value-type="float" office:value="22.997306" calcext:value-type="float">
            <text:p>22.997306</text:p>
          </table:table-cell>
          <table:table-cell office:value-type="string" calcext:value-type="string">
            <text:p>y</text:p>
          </table:table-cell>
          <table:table-cell office:value-type="float" office:value="15.312118" calcext:value-type="float">
            <text:p>15.312118</text:p>
          </table:table-cell>
          <table:table-cell office:value-type="string" calcext:value-type="string">
            <text:p>h</text:p>
          </table:table-cell>
          <table:table-cell office:value-type="float" office:value="62.832444" calcext:value-type="float">
            <text:p>62.832444</text:p>
          </table:table-cell>
          <table:table-cell office:value-type="string" calcext:value-type="string">
            <text:p>k</text:p>
          </table:table-cell>
          <table:table-cell office:value-type="float" office:value="0.015358775" calcext:value-type="float">
            <text:p>0.015358775</text:p>
          </table:table-cell>
          <table:table-cell table:number-columns-repeated="9"/>
        </table:table-row>
        <table:table-row table:style-name="ro1">
          <table:table-cell office:value-type="float" office:value="23.088744" calcext:value-type="float">
            <text:p>23.088744</text:p>
          </table:table-cell>
          <table:table-cell office:value-type="string" calcext:value-type="string">
            <text:p>y</text:p>
          </table:table-cell>
          <table:table-cell office:value-type="float" office:value="15.359136" calcext:value-type="float">
            <text:p>15.359136</text:p>
          </table:table-cell>
          <table:table-cell office:value-type="string" calcext:value-type="string">
            <text:p>h</text:p>
          </table:table-cell>
          <table:table-cell office:value-type="float" office:value="62.742561" calcext:value-type="float">
            <text:p>62.742561</text:p>
          </table:table-cell>
          <table:table-cell office:value-type="string" calcext:value-type="string">
            <text:p>k</text:p>
          </table:table-cell>
          <table:table-cell office:value-type="float" office:value="0.015155563" calcext:value-type="float">
            <text:p>0.015155563</text:p>
          </table:table-cell>
          <table:table-cell table:number-columns-repeated="9"/>
        </table:table-row>
        <table:table-row table:style-name="ro1">
          <table:table-cell office:value-type="float" office:value="23.180143" calcext:value-type="float">
            <text:p>23.180143</text:p>
          </table:table-cell>
          <table:table-cell office:value-type="string" calcext:value-type="string">
            <text:p>y</text:p>
          </table:table-cell>
          <table:table-cell office:value-type="float" office:value="15.406315" calcext:value-type="float">
            <text:p>15.406315</text:p>
          </table:table-cell>
          <table:table-cell office:value-type="string" calcext:value-type="string">
            <text:p>h</text:p>
          </table:table-cell>
          <table:table-cell office:value-type="float" office:value="62.653849" calcext:value-type="float">
            <text:p>62.653849</text:p>
          </table:table-cell>
          <table:table-cell office:value-type="string" calcext:value-type="string">
            <text:p>k</text:p>
          </table:table-cell>
          <table:table-cell office:value-type="float" office:value="0.014950184" calcext:value-type="float">
            <text:p>0.014950184</text:p>
          </table:table-cell>
          <table:table-cell table:number-columns-repeated="9"/>
        </table:table-row>
        <table:table-row table:style-name="ro1">
          <table:table-cell office:value-type="float" office:value="23.271504" calcext:value-type="float">
            <text:p>23.271504</text:p>
          </table:table-cell>
          <table:table-cell office:value-type="string" calcext:value-type="string">
            <text:p>y</text:p>
          </table:table-cell>
          <table:table-cell office:value-type="float" office:value="15.453651" calcext:value-type="float">
            <text:p>15.453651</text:p>
          </table:table-cell>
          <table:table-cell office:value-type="string" calcext:value-type="string">
            <text:p>h</text:p>
          </table:table-cell>
          <table:table-cell office:value-type="float" office:value="62.566321" calcext:value-type="float">
            <text:p>62.566321</text:p>
          </table:table-cell>
          <table:table-cell office:value-type="string" calcext:value-type="string">
            <text:p>k</text:p>
          </table:table-cell>
          <table:table-cell office:value-type="float" office:value="0.01474264" calcext:value-type="float">
            <text:p>0.01474264</text:p>
          </table:table-cell>
          <table:table-cell table:number-columns-repeated="9"/>
        </table:table-row>
        <table:table-row table:style-name="ro1">
          <table:table-cell office:value-type="float" office:value="23.362826" calcext:value-type="float">
            <text:p>23.362826</text:p>
          </table:table-cell>
          <table:table-cell office:value-type="string" calcext:value-type="string">
            <text:p>y</text:p>
          </table:table-cell>
          <table:table-cell office:value-type="float" office:value="15.501144" calcext:value-type="float">
            <text:p>15.501144</text:p>
          </table:table-cell>
          <table:table-cell office:value-type="string" calcext:value-type="string">
            <text:p>h</text:p>
          </table:table-cell>
          <table:table-cell office:value-type="float" office:value="62.479992" calcext:value-type="float">
            <text:p>62.479992</text:p>
          </table:table-cell>
          <table:table-cell office:value-type="string" calcext:value-type="string">
            <text:p>k</text:p>
          </table:table-cell>
          <table:table-cell office:value-type="float" office:value="0.014532929" calcext:value-type="float">
            <text:p>0.014532929</text:p>
          </table:table-cell>
          <table:table-cell table:number-columns-repeated="9"/>
        </table:table-row>
        <table:table-row table:style-name="ro1">
          <table:table-cell office:value-type="float" office:value="23.454111" calcext:value-type="float">
            <text:p>23.454111</text:p>
          </table:table-cell>
          <table:table-cell office:value-type="string" calcext:value-type="string">
            <text:p>y</text:p>
          </table:table-cell>
          <table:table-cell office:value-type="float" office:value="15.548791" calcext:value-type="float">
            <text:p>15.548791</text:p>
          </table:table-cell>
          <table:table-cell office:value-type="string" calcext:value-type="string">
            <text:p>h</text:p>
          </table:table-cell>
          <table:table-cell office:value-type="float" office:value="62.394874" calcext:value-type="float">
            <text:p>62.394874</text:p>
          </table:table-cell>
          <table:table-cell office:value-type="string" calcext:value-type="string">
            <text:p>k</text:p>
          </table:table-cell>
          <table:table-cell office:value-type="float" office:value="0.014321051" calcext:value-type="float">
            <text:p>0.014321051</text:p>
          </table:table-cell>
          <table:table-cell table:number-columns-repeated="9"/>
        </table:table-row>
        <table:table-row table:style-name="ro1">
          <table:table-cell office:value-type="float" office:value="23.545358" calcext:value-type="float">
            <text:p>23.545358</text:p>
          </table:table-cell>
          <table:table-cell office:value-type="string" calcext:value-type="string">
            <text:p>y</text:p>
          </table:table-cell>
          <table:table-cell office:value-type="float" office:value="15.59659" calcext:value-type="float">
            <text:p>15.59659</text:p>
          </table:table-cell>
          <table:table-cell office:value-type="string" calcext:value-type="string">
            <text:p>h</text:p>
          </table:table-cell>
          <table:table-cell office:value-type="float" office:value="62.310982" calcext:value-type="float">
            <text:p>62.310982</text:p>
          </table:table-cell>
          <table:table-cell office:value-type="string" calcext:value-type="string">
            <text:p>k</text:p>
          </table:table-cell>
          <table:table-cell office:value-type="float" office:value="0.014107006" calcext:value-type="float">
            <text:p>0.014107006</text:p>
          </table:table-cell>
          <table:table-cell table:number-columns-repeated="9"/>
        </table:table-row>
        <table:table-row table:style-name="ro1">
          <table:table-cell office:value-type="float" office:value="23.636569" calcext:value-type="float">
            <text:p>23.636569</text:p>
          </table:table-cell>
          <table:table-cell office:value-type="string" calcext:value-type="string">
            <text:p>y</text:p>
          </table:table-cell>
          <table:table-cell office:value-type="float" office:value="15.644538" calcext:value-type="float">
            <text:p>15.644538</text:p>
          </table:table-cell>
          <table:table-cell office:value-type="string" calcext:value-type="string">
            <text:p>h</text:p>
          </table:table-cell>
          <table:table-cell office:value-type="float" office:value="62.228331" calcext:value-type="float">
            <text:p>62.228331</text:p>
          </table:table-cell>
          <table:table-cell office:value-type="string" calcext:value-type="string">
            <text:p>k</text:p>
          </table:table-cell>
          <table:table-cell office:value-type="float" office:value="0.01389079" calcext:value-type="float">
            <text:p>0.01389079</text:p>
          </table:table-cell>
          <table:table-cell table:number-columns-repeated="9"/>
        </table:table-row>
        <table:table-row table:style-name="ro1">
          <table:table-cell office:value-type="float" office:value="23.727743" calcext:value-type="float">
            <text:p>23.727743</text:p>
          </table:table-cell>
          <table:table-cell office:value-type="string" calcext:value-type="string">
            <text:p>y</text:p>
          </table:table-cell>
          <table:table-cell office:value-type="float" office:value="15.692634" calcext:value-type="float">
            <text:p>15.692634</text:p>
          </table:table-cell>
          <table:table-cell office:value-type="string" calcext:value-type="string">
            <text:p>h</text:p>
          </table:table-cell>
          <table:table-cell office:value-type="float" office:value="62.146933" calcext:value-type="float">
            <text:p>62.146933</text:p>
          </table:table-cell>
          <table:table-cell office:value-type="string" calcext:value-type="string">
            <text:p>k</text:p>
          </table:table-cell>
          <table:table-cell office:value-type="float" office:value="0.013672403" calcext:value-type="float">
            <text:p>0.013672403</text:p>
          </table:table-cell>
          <table:table-cell table:number-columns-repeated="9"/>
        </table:table-row>
        <table:table-row table:style-name="ro1">
          <table:table-cell office:value-type="float" office:value="23.818882" calcext:value-type="float">
            <text:p>23.818882</text:p>
          </table:table-cell>
          <table:table-cell office:value-type="string" calcext:value-type="string">
            <text:p>y</text:p>
          </table:table-cell>
          <table:table-cell office:value-type="float" office:value="15.740876" calcext:value-type="float">
            <text:p>15.740876</text:p>
          </table:table-cell>
          <table:table-cell office:value-type="string" calcext:value-type="string">
            <text:p>h</text:p>
          </table:table-cell>
          <table:table-cell office:value-type="float" office:value="62.066803" calcext:value-type="float">
            <text:p>62.066803</text:p>
          </table:table-cell>
          <table:table-cell office:value-type="string" calcext:value-type="string">
            <text:p>k</text:p>
          </table:table-cell>
          <table:table-cell office:value-type="float" office:value="0.01345184" calcext:value-type="float">
            <text:p>0.01345184</text:p>
          </table:table-cell>
          <table:table-cell table:number-columns-repeated="9"/>
        </table:table-row>
        <table:table-row table:style-name="ro1">
          <table:table-cell office:value-type="float" office:value="23.909986" calcext:value-type="float">
            <text:p>23.909986</text:p>
          </table:table-cell>
          <table:table-cell office:value-type="string" calcext:value-type="string">
            <text:p>y</text:p>
          </table:table-cell>
          <table:table-cell office:value-type="float" office:value="15.789261" calcext:value-type="float">
            <text:p>15.789261</text:p>
          </table:table-cell>
          <table:table-cell office:value-type="string" calcext:value-type="string">
            <text:p>h</text:p>
          </table:table-cell>
          <table:table-cell office:value-type="float" office:value="61.987955" calcext:value-type="float">
            <text:p>61.987955</text:p>
          </table:table-cell>
          <table:table-cell office:value-type="string" calcext:value-type="string">
            <text:p>k</text:p>
          </table:table-cell>
          <table:table-cell office:value-type="float" office:value="0.0132291" calcext:value-type="float">
            <text:p>0.0132291</text:p>
          </table:table-cell>
          <table:table-cell table:number-columns-repeated="9"/>
        </table:table-row>
        <table:table-row table:style-name="ro1">
          <table:table-cell office:value-type="float" office:value="24.001055" calcext:value-type="float">
            <text:p>24.001055</text:p>
          </table:table-cell>
          <table:table-cell office:value-type="string" calcext:value-type="string">
            <text:p>y</text:p>
          </table:table-cell>
          <table:table-cell office:value-type="float" office:value="15.837787" calcext:value-type="float">
            <text:p>15.837787</text:p>
          </table:table-cell>
          <table:table-cell office:value-type="string" calcext:value-type="string">
            <text:p>h</text:p>
          </table:table-cell>
          <table:table-cell office:value-type="float" office:value="61.910403" calcext:value-type="float">
            <text:p>61.910403</text:p>
          </table:table-cell>
          <table:table-cell office:value-type="string" calcext:value-type="string">
            <text:p>k</text:p>
          </table:table-cell>
          <table:table-cell office:value-type="float" office:value="0.013004178" calcext:value-type="float">
            <text:p>0.013004178</text:p>
          </table:table-cell>
          <table:table-cell table:number-columns-repeated="9"/>
        </table:table-row>
        <table:table-row table:style-name="ro1">
          <table:table-cell office:value-type="float" office:value="24.09209" calcext:value-type="float">
            <text:p>24.09209</text:p>
          </table:table-cell>
          <table:table-cell office:value-type="string" calcext:value-type="string">
            <text:p>y</text:p>
          </table:table-cell>
          <table:table-cell office:value-type="float" office:value="15.886452" calcext:value-type="float">
            <text:p>15.886452</text:p>
          </table:table-cell>
          <table:table-cell office:value-type="string" calcext:value-type="string">
            <text:p>h</text:p>
          </table:table-cell>
          <table:table-cell office:value-type="float" office:value="61.834161" calcext:value-type="float">
            <text:p>61.834161</text:p>
          </table:table-cell>
          <table:table-cell office:value-type="string" calcext:value-type="string">
            <text:p>k</text:p>
          </table:table-cell>
          <table:table-cell office:value-type="float" office:value="0.01277707" calcext:value-type="float">
            <text:p>0.01277707</text:p>
          </table:table-cell>
          <table:table-cell table:number-columns-repeated="9"/>
        </table:table-row>
        <table:table-row table:style-name="ro1">
          <table:table-cell office:value-type="float" office:value="24.183092" calcext:value-type="float">
            <text:p>24.183092</text:p>
          </table:table-cell>
          <table:table-cell office:value-type="string" calcext:value-type="string">
            <text:p>y</text:p>
          </table:table-cell>
          <table:table-cell office:value-type="float" office:value="15.935254" calcext:value-type="float">
            <text:p>15.935254</text:p>
          </table:table-cell>
          <table:table-cell office:value-type="string" calcext:value-type="string">
            <text:p>h</text:p>
          </table:table-cell>
          <table:table-cell office:value-type="float" office:value="61.759243" calcext:value-type="float">
            <text:p>61.759243</text:p>
          </table:table-cell>
          <table:table-cell office:value-type="string" calcext:value-type="string">
            <text:p>k</text:p>
          </table:table-cell>
          <table:table-cell office:value-type="float" office:value="0.012547771" calcext:value-type="float">
            <text:p>0.012547771</text:p>
          </table:table-cell>
          <table:table-cell table:number-columns-repeated="9"/>
        </table:table-row>
        <table:table-row table:style-name="ro1">
          <table:table-cell office:value-type="float" office:value="24.27406" calcext:value-type="float">
            <text:p>24.27406</text:p>
          </table:table-cell>
          <table:table-cell office:value-type="string" calcext:value-type="string">
            <text:p>y</text:p>
          </table:table-cell>
          <table:table-cell office:value-type="float" office:value="15.98419" calcext:value-type="float">
            <text:p>15.98419</text:p>
          </table:table-cell>
          <table:table-cell office:value-type="string" calcext:value-type="string">
            <text:p>h</text:p>
          </table:table-cell>
          <table:table-cell office:value-type="float" office:value="61.685664" calcext:value-type="float">
            <text:p>61.685664</text:p>
          </table:table-cell>
          <table:table-cell office:value-type="string" calcext:value-type="string">
            <text:p>k</text:p>
          </table:table-cell>
          <table:table-cell office:value-type="float" office:value="0.012316275" calcext:value-type="float">
            <text:p>0.012316275</text:p>
          </table:table-cell>
          <table:table-cell table:number-columns-repeated="9"/>
        </table:table-row>
        <table:table-row table:style-name="ro1">
          <table:table-cell office:value-type="float" office:value="24.364997" calcext:value-type="float">
            <text:p>24.364997</text:p>
          </table:table-cell>
          <table:table-cell office:value-type="string" calcext:value-type="string">
            <text:p>y</text:p>
          </table:table-cell>
          <table:table-cell office:value-type="float" office:value="16.033258" calcext:value-type="float">
            <text:p>16.033258</text:p>
          </table:table-cell>
          <table:table-cell office:value-type="string" calcext:value-type="string">
            <text:p>h</text:p>
          </table:table-cell>
          <table:table-cell office:value-type="float" office:value="61.613438" calcext:value-type="float">
            <text:p>61.613438</text:p>
          </table:table-cell>
          <table:table-cell office:value-type="string" calcext:value-type="string">
            <text:p>k</text:p>
          </table:table-cell>
          <table:table-cell office:value-type="float" office:value="0.012082578" calcext:value-type="float">
            <text:p>0.012082578</text:p>
          </table:table-cell>
          <table:table-cell table:number-columns-repeated="9"/>
        </table:table-row>
        <table:table-row table:style-name="ro1">
          <table:table-cell office:value-type="float" office:value="24.455902" calcext:value-type="float">
            <text:p>24.455902</text:p>
          </table:table-cell>
          <table:table-cell office:value-type="string" calcext:value-type="string">
            <text:p>y</text:p>
          </table:table-cell>
          <table:table-cell office:value-type="float" office:value="16.082455" calcext:value-type="float">
            <text:p>16.082455</text:p>
          </table:table-cell>
          <table:table-cell office:value-type="string" calcext:value-type="string">
            <text:p>h</text:p>
          </table:table-cell>
          <table:table-cell office:value-type="float" office:value="61.542579" calcext:value-type="float">
            <text:p>61.542579</text:p>
          </table:table-cell>
          <table:table-cell office:value-type="string" calcext:value-type="string">
            <text:p>k</text:p>
          </table:table-cell>
          <table:table-cell office:value-type="float" office:value="0.011846671" calcext:value-type="float">
            <text:p>0.011846671</text:p>
          </table:table-cell>
          <table:table-cell table:number-columns-repeated="9"/>
        </table:table-row>
        <table:table-row table:style-name="ro1">
          <table:table-cell office:value-type="float" office:value="24.546775" calcext:value-type="float">
            <text:p>24.546775</text:p>
          </table:table-cell>
          <table:table-cell office:value-type="string" calcext:value-type="string">
            <text:p>y</text:p>
          </table:table-cell>
          <table:table-cell office:value-type="float" office:value="16.131779" calcext:value-type="float">
            <text:p>16.131779</text:p>
          </table:table-cell>
          <table:table-cell office:value-type="string" calcext:value-type="string">
            <text:p>h</text:p>
          </table:table-cell>
          <table:table-cell office:value-type="float" office:value="61.473101" calcext:value-type="float">
            <text:p>61.473101</text:p>
          </table:table-cell>
          <table:table-cell office:value-type="string" calcext:value-type="string">
            <text:p>k</text:p>
          </table:table-cell>
          <table:table-cell office:value-type="float" office:value="0.011608547" calcext:value-type="float">
            <text:p>0.011608547</text:p>
          </table:table-cell>
          <table:table-cell table:number-columns-repeated="9"/>
        </table:table-row>
        <table:table-row table:style-name="ro1">
          <table:table-cell office:value-type="float" office:value="24.637618" calcext:value-type="float">
            <text:p>24.637618</text:p>
          </table:table-cell>
          <table:table-cell office:value-type="string" calcext:value-type="string">
            <text:p>y</text:p>
          </table:table-cell>
          <table:table-cell office:value-type="float" office:value="16.181229" calcext:value-type="float">
            <text:p>16.181229</text:p>
          </table:table-cell>
          <table:table-cell office:value-type="string" calcext:value-type="string">
            <text:p>h</text:p>
          </table:table-cell>
          <table:table-cell office:value-type="float" office:value="61.405019" calcext:value-type="float">
            <text:p>61.405019</text:p>
          </table:table-cell>
          <table:table-cell office:value-type="string" calcext:value-type="string">
            <text:p>k</text:p>
          </table:table-cell>
          <table:table-cell office:value-type="float" office:value="0.0113682" calcext:value-type="float">
            <text:p>0.0113682</text:p>
          </table:table-cell>
          <table:table-cell table:number-columns-repeated="9"/>
        </table:table-row>
        <table:table-row table:style-name="ro1">
          <table:table-cell office:value-type="float" office:value="24.728431" calcext:value-type="float">
            <text:p>24.728431</text:p>
          </table:table-cell>
          <table:table-cell office:value-type="string" calcext:value-type="string">
            <text:p>y</text:p>
          </table:table-cell>
          <table:table-cell office:value-type="float" office:value="16.2308" calcext:value-type="float">
            <text:p>16.2308</text:p>
          </table:table-cell>
          <table:table-cell office:value-type="string" calcext:value-type="string">
            <text:p>h</text:p>
          </table:table-cell>
          <table:table-cell office:value-type="float" office:value="61.338347" calcext:value-type="float">
            <text:p>61.338347</text:p>
          </table:table-cell>
          <table:table-cell office:value-type="string" calcext:value-type="string">
            <text:p>k</text:p>
          </table:table-cell>
          <table:table-cell office:value-type="float" office:value="0.011125619" calcext:value-type="float">
            <text:p>0.011125619</text:p>
          </table:table-cell>
          <table:table-cell table:number-columns-repeated="9"/>
        </table:table-row>
        <table:table-row table:style-name="ro1">
          <table:table-cell office:value-type="float" office:value="24.819215" calcext:value-type="float">
            <text:p>24.819215</text:p>
          </table:table-cell>
          <table:table-cell office:value-type="string" calcext:value-type="string">
            <text:p>y</text:p>
          </table:table-cell>
          <table:table-cell office:value-type="float" office:value="16.280491" calcext:value-type="float">
            <text:p>16.280491</text:p>
          </table:table-cell>
          <table:table-cell office:value-type="string" calcext:value-type="string">
            <text:p>h</text:p>
          </table:table-cell>
          <table:table-cell office:value-type="float" office:value="61.2731" calcext:value-type="float">
            <text:p>61.2731</text:p>
          </table:table-cell>
          <table:table-cell office:value-type="string" calcext:value-type="string">
            <text:p>k</text:p>
          </table:table-cell>
          <table:table-cell office:value-type="float" office:value="0.010880797" calcext:value-type="float">
            <text:p>0.010880797</text:p>
          </table:table-cell>
          <table:table-cell table:number-columns-repeated="9"/>
        </table:table-row>
        <table:table-row table:style-name="ro1">
          <table:table-cell office:value-type="float" office:value="24.90997" calcext:value-type="float">
            <text:p>24.90997</text:p>
          </table:table-cell>
          <table:table-cell office:value-type="string" calcext:value-type="string">
            <text:p>y</text:p>
          </table:table-cell>
          <table:table-cell office:value-type="float" office:value="16.330299" calcext:value-type="float">
            <text:p>16.330299</text:p>
          </table:table-cell>
          <table:table-cell office:value-type="string" calcext:value-type="string">
            <text:p>h</text:p>
          </table:table-cell>
          <table:table-cell office:value-type="float" office:value="61.209292" calcext:value-type="float">
            <text:p>61.209292</text:p>
          </table:table-cell>
          <table:table-cell office:value-type="string" calcext:value-type="string">
            <text:p>k</text:p>
          </table:table-cell>
          <table:table-cell office:value-type="float" office:value="0.010633723" calcext:value-type="float">
            <text:p>0.010633723</text:p>
          </table:table-cell>
          <table:table-cell table:number-columns-repeated="9"/>
        </table:table-row>
        <table:table-row table:style-name="ro1">
          <table:table-cell office:value-type="float" office:value="25.000697" calcext:value-type="float">
            <text:p>25.000697</text:p>
          </table:table-cell>
          <table:table-cell office:value-type="string" calcext:value-type="string">
            <text:p>y</text:p>
          </table:table-cell>
          <table:table-cell office:value-type="float" office:value="16.380222" calcext:value-type="float">
            <text:p>16.380222</text:p>
          </table:table-cell>
          <table:table-cell office:value-type="string" calcext:value-type="string">
            <text:p>h</text:p>
          </table:table-cell>
          <table:table-cell office:value-type="float" office:value="61.146938" calcext:value-type="float">
            <text:p>61.146938</text:p>
          </table:table-cell>
          <table:table-cell office:value-type="string" calcext:value-type="string">
            <text:p>k</text:p>
          </table:table-cell>
          <table:table-cell office:value-type="float" office:value="0.010384386" calcext:value-type="float">
            <text:p>0.010384386</text:p>
          </table:table-cell>
          <table:table-cell table:number-columns-repeated="9"/>
        </table:table-row>
        <table:table-row table:style-name="ro1">
          <table:table-cell office:value-type="float" office:value="25.091396" calcext:value-type="float">
            <text:p>25.091396</text:p>
          </table:table-cell>
          <table:table-cell office:value-type="string" calcext:value-type="string">
            <text:p>y</text:p>
          </table:table-cell>
          <table:table-cell office:value-type="float" office:value="16.430257" calcext:value-type="float">
            <text:p>16.430257</text:p>
          </table:table-cell>
          <table:table-cell office:value-type="string" calcext:value-type="string">
            <text:p>h</text:p>
          </table:table-cell>
          <table:table-cell office:value-type="float" office:value="61.086052" calcext:value-type="float">
            <text:p>61.086052</text:p>
          </table:table-cell>
          <table:table-cell office:value-type="string" calcext:value-type="string">
            <text:p>k</text:p>
          </table:table-cell>
          <table:table-cell office:value-type="float" office:value="0.010132776" calcext:value-type="float">
            <text:p>0.010132776</text:p>
          </table:table-cell>
          <table:table-cell table:number-columns-repeated="9"/>
        </table:table-row>
        <table:table-row table:style-name="ro1">
          <table:table-cell office:value-type="float" office:value="25.182069" calcext:value-type="float">
            <text:p>25.182069</text:p>
          </table:table-cell>
          <table:table-cell office:value-type="string" calcext:value-type="string">
            <text:p>y</text:p>
          </table:table-cell>
          <table:table-cell office:value-type="float" office:value="16.480402" calcext:value-type="float">
            <text:p>16.480402</text:p>
          </table:table-cell>
          <table:table-cell office:value-type="string" calcext:value-type="string">
            <text:p>h</text:p>
          </table:table-cell>
          <table:table-cell office:value-type="float" office:value="61.02665" calcext:value-type="float">
            <text:p>61.02665</text:p>
          </table:table-cell>
          <table:table-cell office:value-type="string" calcext:value-type="string">
            <text:p>k</text:p>
          </table:table-cell>
          <table:table-cell office:value-type="float" office:value="0.0098788801" calcext:value-type="float">
            <text:p>0.0098788801</text:p>
          </table:table-cell>
          <table:table-cell table:number-columns-repeated="9"/>
        </table:table-row>
        <table:table-row table:style-name="ro1">
          <table:table-cell office:value-type="float" office:value="25.272716" calcext:value-type="float">
            <text:p>25.272716</text:p>
          </table:table-cell>
          <table:table-cell office:value-type="string" calcext:value-type="string">
            <text:p>y</text:p>
          </table:table-cell>
          <table:table-cell office:value-type="float" office:value="16.530653" calcext:value-type="float">
            <text:p>16.530653</text:p>
          </table:table-cell>
          <table:table-cell office:value-type="string" calcext:value-type="string">
            <text:p>h</text:p>
          </table:table-cell>
          <table:table-cell office:value-type="float" office:value="60.968745" calcext:value-type="float">
            <text:p>60.968745</text:p>
          </table:table-cell>
          <table:table-cell office:value-type="string" calcext:value-type="string">
            <text:p>k</text:p>
          </table:table-cell>
          <table:table-cell office:value-type="float" office:value="0.009622686" calcext:value-type="float">
            <text:p>0.009622686</text:p>
          </table:table-cell>
          <table:table-cell table:number-columns-repeated="9"/>
        </table:table-row>
        <table:table-row table:style-name="ro1">
          <table:table-cell office:value-type="float" office:value="25.363337" calcext:value-type="float">
            <text:p>25.363337</text:p>
          </table:table-cell>
          <table:table-cell office:value-type="string" calcext:value-type="string">
            <text:p>y</text:p>
          </table:table-cell>
          <table:table-cell office:value-type="float" office:value="16.581008" calcext:value-type="float">
            <text:p>16.581008</text:p>
          </table:table-cell>
          <table:table-cell office:value-type="string" calcext:value-type="string">
            <text:p>h</text:p>
          </table:table-cell>
          <table:table-cell office:value-type="float" office:value="60.912353" calcext:value-type="float">
            <text:p>60.912353</text:p>
          </table:table-cell>
          <table:table-cell office:value-type="string" calcext:value-type="string">
            <text:p>k</text:p>
          </table:table-cell>
          <table:table-cell office:value-type="float" office:value="0.0093641802" calcext:value-type="float">
            <text:p>0.0093641802</text:p>
          </table:table-cell>
          <table:table-cell table:number-columns-repeated="9"/>
        </table:table-row>
        <table:table-row table:style-name="ro1">
          <table:table-cell office:value-type="float" office:value="25.453933" calcext:value-type="float">
            <text:p>25.453933</text:p>
          </table:table-cell>
          <table:table-cell office:value-type="string" calcext:value-type="string">
            <text:p>y</text:p>
          </table:table-cell>
          <table:table-cell office:value-type="float" office:value="16.631465" calcext:value-type="float">
            <text:p>16.631465</text:p>
          </table:table-cell>
          <table:table-cell office:value-type="string" calcext:value-type="string">
            <text:p>h</text:p>
          </table:table-cell>
          <table:table-cell office:value-type="float" office:value="60.85749" calcext:value-type="float">
            <text:p>60.85749</text:p>
          </table:table-cell>
          <table:table-cell office:value-type="string" calcext:value-type="string">
            <text:p>k</text:p>
          </table:table-cell>
          <table:table-cell office:value-type="float" office:value="0.0091033487" calcext:value-type="float">
            <text:p>0.0091033487</text:p>
          </table:table-cell>
          <table:table-cell table:number-columns-repeated="9"/>
        </table:table-row>
        <table:table-row table:style-name="ro1">
          <table:table-cell office:value-type="float" office:value="25.544505" calcext:value-type="float">
            <text:p>25.544505</text:p>
          </table:table-cell>
          <table:table-cell office:value-type="string" calcext:value-type="string">
            <text:p>y</text:p>
          </table:table-cell>
          <table:table-cell office:value-type="float" office:value="16.68202" calcext:value-type="float">
            <text:p>16.68202</text:p>
          </table:table-cell>
          <table:table-cell office:value-type="string" calcext:value-type="string">
            <text:p>h</text:p>
          </table:table-cell>
          <table:table-cell office:value-type="float" office:value="60.804169" calcext:value-type="float">
            <text:p>60.804169</text:p>
          </table:table-cell>
          <table:table-cell office:value-type="string" calcext:value-type="string">
            <text:p>k</text:p>
          </table:table-cell>
          <table:table-cell office:value-type="float" office:value="0.0088401766" calcext:value-type="float">
            <text:p>0.0088401766</text:p>
          </table:table-cell>
          <table:table-cell table:number-columns-repeated="9"/>
        </table:table-row>
        <table:table-row table:style-name="ro1">
          <table:table-cell office:value-type="float" office:value="25.635054" calcext:value-type="float">
            <text:p>25.635054</text:p>
          </table:table-cell>
          <table:table-cell office:value-type="string" calcext:value-type="string">
            <text:p>y</text:p>
          </table:table-cell>
          <table:table-cell office:value-type="float" office:value="16.732672" calcext:value-type="float">
            <text:p>16.732672</text:p>
          </table:table-cell>
          <table:table-cell office:value-type="string" calcext:value-type="string">
            <text:p>h</text:p>
          </table:table-cell>
          <table:table-cell office:value-type="float" office:value="60.752406" calcext:value-type="float">
            <text:p>60.752406</text:p>
          </table:table-cell>
          <table:table-cell office:value-type="string" calcext:value-type="string">
            <text:p>k</text:p>
          </table:table-cell>
          <table:table-cell office:value-type="float" office:value="0.0085746481" calcext:value-type="float">
            <text:p>0.0085746481</text:p>
          </table:table-cell>
          <table:table-cell table:number-columns-repeated="9"/>
        </table:table-row>
        <table:table-row table:style-name="ro1">
          <table:table-cell office:value-type="float" office:value="25.725579" calcext:value-type="float">
            <text:p>25.725579</text:p>
          </table:table-cell>
          <table:table-cell office:value-type="string" calcext:value-type="string">
            <text:p>y</text:p>
          </table:table-cell>
          <table:table-cell office:value-type="float" office:value="16.783416" calcext:value-type="float">
            <text:p>16.783416</text:p>
          </table:table-cell>
          <table:table-cell office:value-type="string" calcext:value-type="string">
            <text:p>h</text:p>
          </table:table-cell>
          <table:table-cell office:value-type="float" office:value="60.702216" calcext:value-type="float">
            <text:p>60.702216</text:p>
          </table:table-cell>
          <table:table-cell office:value-type="string" calcext:value-type="string">
            <text:p>k</text:p>
          </table:table-cell>
          <table:table-cell office:value-type="float" office:value="0.008306747" calcext:value-type="float">
            <text:p>0.008306747</text:p>
          </table:table-cell>
          <table:table-cell table:number-columns-repeated="9"/>
        </table:table-row>
        <table:table-row table:style-name="ro1">
          <table:table-cell office:value-type="float" office:value="25.816083" calcext:value-type="float">
            <text:p>25.816083</text:p>
          </table:table-cell>
          <table:table-cell office:value-type="string" calcext:value-type="string">
            <text:p>y</text:p>
          </table:table-cell>
          <table:table-cell office:value-type="float" office:value="16.83425" calcext:value-type="float">
            <text:p>16.83425</text:p>
          </table:table-cell>
          <table:table-cell office:value-type="string" calcext:value-type="string">
            <text:p>h</text:p>
          </table:table-cell>
          <table:table-cell office:value-type="float" office:value="60.653614" calcext:value-type="float">
            <text:p>60.653614</text:p>
          </table:table-cell>
          <table:table-cell office:value-type="string" calcext:value-type="string">
            <text:p>k</text:p>
          </table:table-cell>
          <table:table-cell office:value-type="float" office:value="0.0080364559" calcext:value-type="float">
            <text:p>0.0080364559</text:p>
          </table:table-cell>
          <table:table-cell table:number-columns-repeated="9"/>
        </table:table-row>
        <table:table-row table:style-name="ro1">
          <table:table-cell office:value-type="float" office:value="25.906565" calcext:value-type="float">
            <text:p>25.906565</text:p>
          </table:table-cell>
          <table:table-cell office:value-type="string" calcext:value-type="string">
            <text:p>y</text:p>
          </table:table-cell>
          <table:table-cell office:value-type="float" office:value="16.885172" calcext:value-type="float">
            <text:p>16.885172</text:p>
          </table:table-cell>
          <table:table-cell office:value-type="string" calcext:value-type="string">
            <text:p>h</text:p>
          </table:table-cell>
          <table:table-cell office:value-type="float" office:value="60.606616" calcext:value-type="float">
            <text:p>60.606616</text:p>
          </table:table-cell>
          <table:table-cell office:value-type="string" calcext:value-type="string">
            <text:p>k</text:p>
          </table:table-cell>
          <table:table-cell office:value-type="float" office:value="0.0077637569" calcext:value-type="float">
            <text:p>0.0077637569</text:p>
          </table:table-cell>
          <table:table-cell table:number-columns-repeated="9"/>
        </table:table-row>
        <table:table-row table:style-name="ro1">
          <table:table-cell office:value-type="float" office:value="25.997027" calcext:value-type="float">
            <text:p>25.997027</text:p>
          </table:table-cell>
          <table:table-cell office:value-type="string" calcext:value-type="string">
            <text:p>y</text:p>
          </table:table-cell>
          <table:table-cell office:value-type="float" office:value="16.936178" calcext:value-type="float">
            <text:p>16.936178</text:p>
          </table:table-cell>
          <table:table-cell office:value-type="string" calcext:value-type="string">
            <text:p>h</text:p>
          </table:table-cell>
          <table:table-cell office:value-type="float" office:value="60.561238" calcext:value-type="float">
            <text:p>60.561238</text:p>
          </table:table-cell>
          <table:table-cell office:value-type="string" calcext:value-type="string">
            <text:p>k</text:p>
          </table:table-cell>
          <table:table-cell office:value-type="float" office:value="0.0074886311" calcext:value-type="float">
            <text:p>0.0074886311</text:p>
          </table:table-cell>
          <table:table-cell table:number-columns-repeated="9"/>
        </table:table-row>
        <table:table-row table:style-name="ro1">
          <table:table-cell office:value-type="float" office:value="26.087468" calcext:value-type="float">
            <text:p>26.087468</text:p>
          </table:table-cell>
          <table:table-cell office:value-type="string" calcext:value-type="string">
            <text:p>y</text:p>
          </table:table-cell>
          <table:table-cell office:value-type="float" office:value="16.987266" calcext:value-type="float">
            <text:p>16.987266</text:p>
          </table:table-cell>
          <table:table-cell office:value-type="string" calcext:value-type="string">
            <text:p>h</text:p>
          </table:table-cell>
          <table:table-cell office:value-type="float" office:value="60.517494" calcext:value-type="float">
            <text:p>60.517494</text:p>
          </table:table-cell>
          <table:table-cell office:value-type="string" calcext:value-type="string">
            <text:p>k</text:p>
          </table:table-cell>
          <table:table-cell office:value-type="float" office:value="0.007211059" calcext:value-type="float">
            <text:p>0.007211059</text:p>
          </table:table-cell>
          <table:table-cell table:number-columns-repeated="9"/>
        </table:table-row>
        <table:table-row table:style-name="ro1">
          <table:table-cell office:value-type="float" office:value="26.177891" calcext:value-type="float">
            <text:p>26.177891</text:p>
          </table:table-cell>
          <table:table-cell office:value-type="string" calcext:value-type="string">
            <text:p>y</text:p>
          </table:table-cell>
          <table:table-cell office:value-type="float" office:value="17.038432" calcext:value-type="float">
            <text:p>17.038432</text:p>
          </table:table-cell>
          <table:table-cell office:value-type="string" calcext:value-type="string">
            <text:p>h</text:p>
          </table:table-cell>
          <table:table-cell office:value-type="float" office:value="60.475401" calcext:value-type="float">
            <text:p>60.475401</text:p>
          </table:table-cell>
          <table:table-cell office:value-type="string" calcext:value-type="string">
            <text:p>k</text:p>
          </table:table-cell>
          <table:table-cell office:value-type="float" office:value="0.00693102" calcext:value-type="float">
            <text:p>0.00693102</text:p>
          </table:table-cell>
          <table:table-cell table:number-columns-repeated="9"/>
        </table:table-row>
        <table:table-row table:style-name="ro1">
          <table:table-cell office:value-type="float" office:value="26.268295" calcext:value-type="float">
            <text:p>26.268295</text:p>
          </table:table-cell>
          <table:table-cell office:value-type="string" calcext:value-type="string">
            <text:p>y</text:p>
          </table:table-cell>
          <table:table-cell office:value-type="float" office:value="17.089674" calcext:value-type="float">
            <text:p>17.089674</text:p>
          </table:table-cell>
          <table:table-cell office:value-type="string" calcext:value-type="string">
            <text:p>h</text:p>
          </table:table-cell>
          <table:table-cell office:value-type="float" office:value="60.434974" calcext:value-type="float">
            <text:p>60.434974</text:p>
          </table:table-cell>
          <table:table-cell office:value-type="string" calcext:value-type="string">
            <text:p>k</text:p>
          </table:table-cell>
          <table:table-cell office:value-type="float" office:value="0.0066484928" calcext:value-type="float">
            <text:p>0.0066484928</text:p>
          </table:table-cell>
          <table:table-cell table:number-columns-repeated="9"/>
        </table:table-row>
        <table:table-row table:style-name="ro1">
          <table:table-cell office:value-type="float" office:value="26.358681" calcext:value-type="float">
            <text:p>26.358681</text:p>
          </table:table-cell>
          <table:table-cell office:value-type="string" calcext:value-type="string">
            <text:p>y</text:p>
          </table:table-cell>
          <table:table-cell office:value-type="float" office:value="17.140988" calcext:value-type="float">
            <text:p>17.140988</text:p>
          </table:table-cell>
          <table:table-cell office:value-type="string" calcext:value-type="string">
            <text:p>h</text:p>
          </table:table-cell>
          <table:table-cell office:value-type="float" office:value="60.396228" calcext:value-type="float">
            <text:p>60.396228</text:p>
          </table:table-cell>
          <table:table-cell office:value-type="string" calcext:value-type="string">
            <text:p>k</text:p>
          </table:table-cell>
          <table:table-cell office:value-type="float" office:value="0.0063634553" calcext:value-type="float">
            <text:p>0.0063634553</text:p>
          </table:table-cell>
          <table:table-cell table:number-columns-repeated="9"/>
        </table:table-row>
        <table:table-row table:style-name="ro1">
          <table:table-cell office:value-type="float" office:value="26.44905" calcext:value-type="float">
            <text:p>26.44905</text:p>
          </table:table-cell>
          <table:table-cell office:value-type="string" calcext:value-type="string">
            <text:p>y</text:p>
          </table:table-cell>
          <table:table-cell office:value-type="float" office:value="17.192372" calcext:value-type="float">
            <text:p>17.192372</text:p>
          </table:table-cell>
          <table:table-cell office:value-type="string" calcext:value-type="string">
            <text:p>h</text:p>
          </table:table-cell>
          <table:table-cell office:value-type="float" office:value="60.359181" calcext:value-type="float">
            <text:p>60.359181</text:p>
          </table:table-cell>
          <table:table-cell office:value-type="string" calcext:value-type="string">
            <text:p>k</text:p>
          </table:table-cell>
          <table:table-cell office:value-type="float" office:value="0.0060758844" calcext:value-type="float">
            <text:p>0.0060758844</text:p>
          </table:table-cell>
          <table:table-cell table:number-columns-repeated="9"/>
        </table:table-row>
        <table:table-row table:style-name="ro1">
          <table:table-cell office:value-type="float" office:value="26.539403" calcext:value-type="float">
            <text:p>26.539403</text:p>
          </table:table-cell>
          <table:table-cell office:value-type="string" calcext:value-type="string">
            <text:p>y</text:p>
          </table:table-cell>
          <table:table-cell office:value-type="float" office:value="17.243822" calcext:value-type="float">
            <text:p>17.243822</text:p>
          </table:table-cell>
          <table:table-cell office:value-type="string" calcext:value-type="string">
            <text:p>h</text:p>
          </table:table-cell>
          <table:table-cell office:value-type="float" office:value="60.323848" calcext:value-type="float">
            <text:p>60.323848</text:p>
          </table:table-cell>
          <table:table-cell office:value-type="string" calcext:value-type="string">
            <text:p>k</text:p>
          </table:table-cell>
          <table:table-cell office:value-type="float" office:value="0.0057857563" calcext:value-type="float">
            <text:p>0.0057857563</text:p>
          </table:table-cell>
          <table:table-cell table:number-columns-repeated="9"/>
        </table:table-row>
        <table:table-row table:style-name="ro1">
          <table:table-cell office:value-type="float" office:value="26.62974" calcext:value-type="float">
            <text:p>26.62974</text:p>
          </table:table-cell>
          <table:table-cell office:value-type="string" calcext:value-type="string">
            <text:p>y</text:p>
          </table:table-cell>
          <table:table-cell office:value-type="float" office:value="17.295335" calcext:value-type="float">
            <text:p>17.295335</text:p>
          </table:table-cell>
          <table:table-cell office:value-type="string" calcext:value-type="string">
            <text:p>h</text:p>
          </table:table-cell>
          <table:table-cell office:value-type="float" office:value="60.290246" calcext:value-type="float">
            <text:p>60.290246</text:p>
          </table:table-cell>
          <table:table-cell office:value-type="string" calcext:value-type="string">
            <text:p>k</text:p>
          </table:table-cell>
          <table:table-cell office:value-type="float" office:value="0.0054930461" calcext:value-type="float">
            <text:p>0.0054930461</text:p>
          </table:table-cell>
          <table:table-cell table:number-columns-repeated="9"/>
        </table:table-row>
        <table:table-row table:style-name="ro1">
          <table:table-cell office:value-type="float" office:value="26.720063" calcext:value-type="float">
            <text:p>26.720063</text:p>
          </table:table-cell>
          <table:table-cell office:value-type="string" calcext:value-type="string">
            <text:p>y</text:p>
          </table:table-cell>
          <table:table-cell office:value-type="float" office:value="17.346908" calcext:value-type="float">
            <text:p>17.346908</text:p>
          </table:table-cell>
          <table:table-cell office:value-type="string" calcext:value-type="string">
            <text:p>h</text:p>
          </table:table-cell>
          <table:table-cell office:value-type="float" office:value="60.25839" calcext:value-type="float">
            <text:p>60.25839</text:p>
          </table:table-cell>
          <table:table-cell office:value-type="string" calcext:value-type="string">
            <text:p>k</text:p>
          </table:table-cell>
          <table:table-cell office:value-type="float" office:value="0.0051977282" calcext:value-type="float">
            <text:p>0.0051977282</text:p>
          </table:table-cell>
          <table:table-cell table:number-columns-repeated="9"/>
        </table:table-row>
        <table:table-row table:style-name="ro1">
          <table:table-cell office:value-type="float" office:value="26.810372" calcext:value-type="float">
            <text:p>26.810372</text:p>
          </table:table-cell>
          <table:table-cell office:value-type="string" calcext:value-type="string">
            <text:p>y</text:p>
          </table:table-cell>
          <table:table-cell office:value-type="float" office:value="17.398538" calcext:value-type="float">
            <text:p>17.398538</text:p>
          </table:table-cell>
          <table:table-cell office:value-type="string" calcext:value-type="string">
            <text:p>h</text:p>
          </table:table-cell>
          <table:table-cell office:value-type="float" office:value="60.228297" calcext:value-type="float">
            <text:p>60.228297</text:p>
          </table:table-cell>
          <table:table-cell office:value-type="string" calcext:value-type="string">
            <text:p>k</text:p>
          </table:table-cell>
          <table:table-cell office:value-type="float" office:value="0.0048997761" calcext:value-type="float">
            <text:p>0.0048997761</text:p>
          </table:table-cell>
          <table:table-cell table:number-columns-repeated="9"/>
        </table:table-row>
        <table:table-row table:style-name="ro1">
          <table:table-cell office:value-type="float" office:value="26.900667" calcext:value-type="float">
            <text:p>26.900667</text:p>
          </table:table-cell>
          <table:table-cell office:value-type="string" calcext:value-type="string">
            <text:p>y</text:p>
          </table:table-cell>
          <table:table-cell office:value-type="float" office:value="17.450221" calcext:value-type="float">
            <text:p>17.450221</text:p>
          </table:table-cell>
          <table:table-cell office:value-type="string" calcext:value-type="string">
            <text:p>h</text:p>
          </table:table-cell>
          <table:table-cell office:value-type="float" office:value="60.199983" calcext:value-type="float">
            <text:p>60.199983</text:p>
          </table:table-cell>
          <table:table-cell office:value-type="string" calcext:value-type="string">
            <text:p>k</text:p>
          </table:table-cell>
          <table:table-cell office:value-type="float" office:value="0.0045991622" calcext:value-type="float">
            <text:p>0.0045991622</text:p>
          </table:table-cell>
          <table:table-cell table:number-columns-repeated="9"/>
        </table:table-row>
        <table:table-row table:style-name="ro1">
          <table:table-cell office:value-type="float" office:value="26.990951" calcext:value-type="float">
            <text:p>26.990951</text:p>
          </table:table-cell>
          <table:table-cell office:value-type="string" calcext:value-type="string">
            <text:p>y</text:p>
          </table:table-cell>
          <table:table-cell office:value-type="float" office:value="17.501955" calcext:value-type="float">
            <text:p>17.501955</text:p>
          </table:table-cell>
          <table:table-cell office:value-type="string" calcext:value-type="string">
            <text:p>h</text:p>
          </table:table-cell>
          <table:table-cell office:value-type="float" office:value="60.173466" calcext:value-type="float">
            <text:p>60.173466</text:p>
          </table:table-cell>
          <table:table-cell office:value-type="string" calcext:value-type="string">
            <text:p>k</text:p>
          </table:table-cell>
          <table:table-cell office:value-type="float" office:value="0.0042958581" calcext:value-type="float">
            <text:p>0.0042958581</text:p>
          </table:table-cell>
          <table:table-cell table:number-columns-repeated="9"/>
        </table:table-row>
        <table:table-row table:style-name="ro1">
          <table:table-cell office:value-type="float" office:value="27.081222" calcext:value-type="float">
            <text:p>27.081222</text:p>
          </table:table-cell>
          <table:table-cell office:value-type="string" calcext:value-type="string">
            <text:p>y</text:p>
          </table:table-cell>
          <table:table-cell office:value-type="float" office:value="17.553736" calcext:value-type="float">
            <text:p>17.553736</text:p>
          </table:table-cell>
          <table:table-cell office:value-type="string" calcext:value-type="string">
            <text:p>h</text:p>
          </table:table-cell>
          <table:table-cell office:value-type="float" office:value="60.148762" calcext:value-type="float">
            <text:p>60.148762</text:p>
          </table:table-cell>
          <table:table-cell office:value-type="string" calcext:value-type="string">
            <text:p>k</text:p>
          </table:table-cell>
          <table:table-cell office:value-type="float" office:value="0.0039898345" calcext:value-type="float">
            <text:p>0.0039898345</text:p>
          </table:table-cell>
          <table:table-cell table:number-columns-repeated="9"/>
        </table:table-row>
        <table:table-row table:style-name="ro1">
          <table:table-cell office:value-type="float" office:value="27.171483" calcext:value-type="float">
            <text:p>27.171483</text:p>
          </table:table-cell>
          <table:table-cell office:value-type="string" calcext:value-type="string">
            <text:p>y</text:p>
          </table:table-cell>
          <table:table-cell office:value-type="float" office:value="17.605561" calcext:value-type="float">
            <text:p>17.605561</text:p>
          </table:table-cell>
          <table:table-cell office:value-type="string" calcext:value-type="string">
            <text:p>h</text:p>
          </table:table-cell>
          <table:table-cell office:value-type="float" office:value="60.125889" calcext:value-type="float">
            <text:p>60.125889</text:p>
          </table:table-cell>
          <table:table-cell office:value-type="string" calcext:value-type="string">
            <text:p>k</text:p>
          </table:table-cell>
          <table:table-cell office:value-type="float" office:value="0.0036810612" calcext:value-type="float">
            <text:p>0.0036810612</text:p>
          </table:table-cell>
          <table:table-cell table:number-columns-repeated="9"/>
        </table:table-row>
        <table:table-row table:style-name="ro1">
          <table:table-cell office:value-type="float" office:value="27.261735" calcext:value-type="float">
            <text:p>27.261735</text:p>
          </table:table-cell>
          <table:table-cell office:value-type="string" calcext:value-type="string">
            <text:p>y</text:p>
          </table:table-cell>
          <table:table-cell office:value-type="float" office:value="17.657425" calcext:value-type="float">
            <text:p>17.657425</text:p>
          </table:table-cell>
          <table:table-cell office:value-type="string" calcext:value-type="string">
            <text:p>h</text:p>
          </table:table-cell>
          <table:table-cell office:value-type="float" office:value="60.104862" calcext:value-type="float">
            <text:p>60.104862</text:p>
          </table:table-cell>
          <table:table-cell office:value-type="string" calcext:value-type="string">
            <text:p>k</text:p>
          </table:table-cell>
          <table:table-cell office:value-type="float" office:value="0.0033695069" calcext:value-type="float">
            <text:p>0.0033695069</text:p>
          </table:table-cell>
          <table:table-cell table:number-columns-repeated="9"/>
        </table:table-row>
        <table:table-row table:style-name="ro1">
          <table:table-cell office:value-type="float" office:value="27.351977" calcext:value-type="float">
            <text:p>27.351977</text:p>
          </table:table-cell>
          <table:table-cell office:value-type="string" calcext:value-type="string">
            <text:p>y</text:p>
          </table:table-cell>
          <table:table-cell office:value-type="float" office:value="17.709327" calcext:value-type="float">
            <text:p>17.709327</text:p>
          </table:table-cell>
          <table:table-cell office:value-type="string" calcext:value-type="string">
            <text:p>h</text:p>
          </table:table-cell>
          <table:table-cell office:value-type="float" office:value="60.0857" calcext:value-type="float">
            <text:p>60.0857</text:p>
          </table:table-cell>
          <table:table-cell office:value-type="string" calcext:value-type="string">
            <text:p>k</text:p>
          </table:table-cell>
          <table:table-cell office:value-type="float" office:value="0.0030551396" calcext:value-type="float">
            <text:p>0.0030551396</text:p>
          </table:table-cell>
          <table:table-cell table:number-columns-repeated="9"/>
        </table:table-row>
        <table:table-row table:style-name="ro1">
          <table:table-cell office:value-type="float" office:value="27.442211" calcext:value-type="float">
            <text:p>27.442211</text:p>
          </table:table-cell>
          <table:table-cell office:value-type="string" calcext:value-type="string">
            <text:p>y</text:p>
          </table:table-cell>
          <table:table-cell office:value-type="float" office:value="17.761263" calcext:value-type="float">
            <text:p>17.761263</text:p>
          </table:table-cell>
          <table:table-cell office:value-type="string" calcext:value-type="string">
            <text:p>h</text:p>
          </table:table-cell>
          <table:table-cell office:value-type="float" office:value="60.068421" calcext:value-type="float">
            <text:p>60.068421</text:p>
          </table:table-cell>
          <table:table-cell office:value-type="string" calcext:value-type="string">
            <text:p>k</text:p>
          </table:table-cell>
          <table:table-cell office:value-type="float" office:value="0.002737926" calcext:value-type="float">
            <text:p>0.002737926</text:p>
          </table:table-cell>
          <table:table-cell table:number-columns-repeated="9"/>
        </table:table-row>
        <table:table-row table:style-name="ro1">
          <table:table-cell office:value-type="float" office:value="27.532438" calcext:value-type="float">
            <text:p>27.532438</text:p>
          </table:table-cell>
          <table:table-cell office:value-type="string" calcext:value-type="string">
            <text:p>y</text:p>
          </table:table-cell>
          <table:table-cell office:value-type="float" office:value="17.813228" calcext:value-type="float">
            <text:p>17.813228</text:p>
          </table:table-cell>
          <table:table-cell office:value-type="string" calcext:value-type="string">
            <text:p>h</text:p>
          </table:table-cell>
          <table:table-cell office:value-type="float" office:value="60.05304" calcext:value-type="float">
            <text:p>60.05304</text:p>
          </table:table-cell>
          <table:table-cell office:value-type="string" calcext:value-type="string">
            <text:p>k</text:p>
          </table:table-cell>
          <table:table-cell office:value-type="float" office:value="0.0024178321" calcext:value-type="float">
            <text:p>0.0024178321</text:p>
          </table:table-cell>
          <table:table-cell table:number-columns-repeated="9"/>
        </table:table-row>
        <table:table-row table:style-name="ro1">
          <table:table-cell office:value-type="float" office:value="27.622658" calcext:value-type="float">
            <text:p>27.622658</text:p>
          </table:table-cell>
          <table:table-cell office:value-type="string" calcext:value-type="string">
            <text:p>y</text:p>
          </table:table-cell>
          <table:table-cell office:value-type="float" office:value="17.86522" calcext:value-type="float">
            <text:p>17.86522</text:p>
          </table:table-cell>
          <table:table-cell office:value-type="string" calcext:value-type="string">
            <text:p>h</text:p>
          </table:table-cell>
          <table:table-cell office:value-type="float" office:value="60.039577" calcext:value-type="float">
            <text:p>60.039577</text:p>
          </table:table-cell>
          <table:table-cell office:value-type="string" calcext:value-type="string">
            <text:p>k</text:p>
          </table:table-cell>
          <table:table-cell office:value-type="float" office:value="0.002094823" calcext:value-type="float">
            <text:p>0.002094823</text:p>
          </table:table-cell>
          <table:table-cell table:number-columns-repeated="9"/>
        </table:table-row>
        <table:table-row table:style-name="ro1">
          <table:table-cell office:value-type="float" office:value="27.712872" calcext:value-type="float">
            <text:p>27.712872</text:p>
          </table:table-cell>
          <table:table-cell office:value-type="string" calcext:value-type="string">
            <text:p>y</text:p>
          </table:table-cell>
          <table:table-cell office:value-type="float" office:value="17.917234" calcext:value-type="float">
            <text:p>17.917234</text:p>
          </table:table-cell>
          <table:table-cell office:value-type="string" calcext:value-type="string">
            <text:p>h</text:p>
          </table:table-cell>
          <table:table-cell office:value-type="float" office:value="60.028049" calcext:value-type="float">
            <text:p>60.028049</text:p>
          </table:table-cell>
          <table:table-cell office:value-type="string" calcext:value-type="string">
            <text:p>k</text:p>
          </table:table-cell>
          <table:table-cell office:value-type="float" office:value="0.0017688624" calcext:value-type="float">
            <text:p>0.0017688624</text:p>
          </table:table-cell>
          <table:table-cell table:number-columns-repeated="9"/>
        </table:table-row>
        <table:table-row table:style-name="ro1">
          <table:table-cell office:value-type="float" office:value="27.803082" calcext:value-type="float">
            <text:p>27.803082</text:p>
          </table:table-cell>
          <table:table-cell office:value-type="string" calcext:value-type="string">
            <text:p>y</text:p>
          </table:table-cell>
          <table:table-cell office:value-type="float" office:value="17.969268" calcext:value-type="float">
            <text:p>17.969268</text:p>
          </table:table-cell>
          <table:table-cell office:value-type="string" calcext:value-type="string">
            <text:p>h</text:p>
          </table:table-cell>
          <table:table-cell office:value-type="float" office:value="60.018475" calcext:value-type="float">
            <text:p>60.018475</text:p>
          </table:table-cell>
          <table:table-cell office:value-type="string" calcext:value-type="string">
            <text:p>k</text:p>
          </table:table-cell>
          <table:table-cell office:value-type="float" office:value="0.0014399135" calcext:value-type="float">
            <text:p>0.0014399135</text:p>
          </table:table-cell>
          <table:table-cell table:number-columns-repeated="9"/>
        </table:table-row>
        <table:table-row table:style-name="ro1">
          <table:table-cell office:value-type="float" office:value="27.893288" calcext:value-type="float">
            <text:p>27.893288</text:p>
          </table:table-cell>
          <table:table-cell office:value-type="string" calcext:value-type="string">
            <text:p>y</text:p>
          </table:table-cell>
          <table:table-cell office:value-type="float" office:value="18.021318" calcext:value-type="float">
            <text:p>18.021318</text:p>
          </table:table-cell>
          <table:table-cell office:value-type="string" calcext:value-type="string">
            <text:p>h</text:p>
          </table:table-cell>
          <table:table-cell office:value-type="float" office:value="60.010872" calcext:value-type="float">
            <text:p>60.010872</text:p>
          </table:table-cell>
          <table:table-cell office:value-type="string" calcext:value-type="string">
            <text:p>k</text:p>
          </table:table-cell>
          <table:table-cell office:value-type="float" office:value="0.0011079383" calcext:value-type="float">
            <text:p>0.0011079383</text:p>
          </table:table-cell>
          <table:table-cell table:number-columns-repeated="9"/>
        </table:table-row>
        <table:table-row table:style-name="ro1">
          <table:table-cell office:value-type="float" office:value="27.983491" calcext:value-type="float">
            <text:p>27.983491</text:p>
          </table:table-cell>
          <table:table-cell office:value-type="string" calcext:value-type="string">
            <text:p>y</text:p>
          </table:table-cell>
          <table:table-cell office:value-type="float" office:value="18.07338" calcext:value-type="float">
            <text:p>18.07338</text:p>
          </table:table-cell>
          <table:table-cell office:value-type="string" calcext:value-type="string">
            <text:p>h</text:p>
          </table:table-cell>
          <table:table-cell office:value-type="float" office:value="60.005258" calcext:value-type="float">
            <text:p>60.005258</text:p>
          </table:table-cell>
          <table:table-cell office:value-type="string" calcext:value-type="string">
            <text:p>k</text:p>
          </table:table-cell>
          <table:table-cell office:value-type="float" office:value="0.00077289781" calcext:value-type="float">
            <text:p>0.0007728978</text:p>
          </table:table-cell>
          <table:table-cell table:number-columns-repeated="9"/>
        </table:table-row>
        <table:table-row table:style-name="ro1">
          <table:table-cell office:value-type="float" office:value="28.073692" calcext:value-type="float">
            <text:p>28.073692</text:p>
          </table:table-cell>
          <table:table-cell office:value-type="string" calcext:value-type="string">
            <text:p>y</text:p>
          </table:table-cell>
          <table:table-cell office:value-type="float" office:value="18.125451" calcext:value-type="float">
            <text:p>18.125451</text:p>
          </table:table-cell>
          <table:table-cell office:value-type="string" calcext:value-type="string">
            <text:p>h</text:p>
          </table:table-cell>
          <table:table-cell office:value-type="float" office:value="60.001654" calcext:value-type="float">
            <text:p>60.001654</text:p>
          </table:table-cell>
          <table:table-cell office:value-type="string" calcext:value-type="string">
            <text:p>k</text:p>
          </table:table-cell>
          <table:table-cell office:value-type="float" office:value="0.00043475202" calcext:value-type="float">
            <text:p>0.000434752</text:p>
          </table:table-cell>
          <table:table-cell table:number-columns-repeated="9"/>
        </table:table-row>
        <table:table-row table:style-name="ro1">
          <table:table-cell office:value-type="float" office:value="28.163891" calcext:value-type="float">
            <text:p>28.163891</text:p>
          </table:table-cell>
          <table:table-cell office:value-type="string" calcext:value-type="string">
            <text:p>y</text:p>
          </table:table-cell>
          <table:table-cell office:value-type="float" office:value="18.177526" calcext:value-type="float">
            <text:p>18.177526</text:p>
          </table:table-cell>
          <table:table-cell office:value-type="string" calcext:value-type="string">
            <text:p>h</text:p>
          </table:table-cell>
          <table:table-cell office:value-type="float" office:value="60.000076" calcext:value-type="float">
            <text:p>60.000076</text:p>
          </table:table-cell>
          <table:table-cell office:value-type="string" calcext:value-type="string">
            <text:p>k</text:p>
          </table:table-cell>
          <table:table-cell table:style-name="ce1" office:value-type="float" office:value="0.000093460006" calcext:value-type="float">
            <text:p>9.35E-05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0T20:13:41.234340043</meta:creation-date>
    <dc:date>2018-08-20T20:27:01.831654377</dc:date>
    <meta:editing-duration>PT3M9S</meta:editing-duration>
    <meta:editing-cycles>1</meta:editing-cycles>
    <meta:document-statistic meta:table-count="3" meta:cell-count="10824" meta:object-count="3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57cm" svg:height="20.401cm" xlink:href=".." xlink:type="simple" chart:class="chart:scatter" chart:style-name="ch1">
        <chart:plot-area chart:style-name="ch2" table:cell-range-address="Sheet1.B1:Sheet1.B345 Sheet1.D1:Sheet1.D345 Sheet1.S1:Sheet1.S147" svg:x="0.471cm" svg:y="0.408cm" svg:width="22.628cm" svg:height="19.585cm">
          <chartooo:coordinate-region svg:x="0.709cm" svg:y="0.608cm" svg:width="22.203cm" svg:height="18.73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D1:Sheet1.D345" chart:class="chart:scatter">
            <chart:domain table:cell-range-address="Sheet1.B1:Sheet1.B345"/>
            <chart:data-point chart:repeated="345"/>
          </chart:series>
          <chart:series chart:style-name="ch6" chart:values-cell-range-address="Sheet1.S1:Sheet1.S147" chart:class="chart:scatter">
            <chart:domain table:cell-range-address="Sheet1.Q1:Sheet1.Q147"/>
            <chart:data-point chart:repeated="14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Q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9.117141">
                <text:p>-19.117141</text:p>
                <draw:g>
                  <svg:desc>Sheet1.B1:Sheet1.B345</svg:desc>
                </draw:g>
              </table:table-cell>
              <table:table-cell office:value-type="float" office:value="12.625">
                <text:p>12.625</text:p>
                <draw:g>
                  <svg:desc>Sheet1.D1:Sheet1.D345</svg:desc>
                </draw:g>
              </table:table-cell>
              <table:table-cell office:value-type="float" office:value="13.937254">
                <text:p>13.937254</text:p>
                <draw:g>
                  <svg:desc>Sheet1.Q1:Sheet1.Q147</svg:desc>
                </draw:g>
              </table:table-cell>
              <table:table-cell office:value-type="float" office:value="3">
                <text:p>3</text:p>
                <draw:g>
                  <svg:desc>Sheet1.S1:Sheet1.S1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9.027978">
                <text:p>-19.027978</text:p>
              </table:table-cell>
              <table:table-cell office:value-type="float" office:value="12.573522">
                <text:p>12.573522</text:p>
              </table:table-cell>
              <table:table-cell office:value-type="float" office:value="13.837254">
                <text:p>13.837254</text:p>
              </table:table-cell>
              <table:table-cell office:value-type="float" office:value="2.999984">
                <text:p>2.9999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8.938814">
                <text:p>-18.938814</text:p>
              </table:table-cell>
              <table:table-cell office:value-type="float" office:value="12.522045">
                <text:p>12.522045</text:p>
              </table:table-cell>
              <table:table-cell office:value-type="float" office:value="13.737254">
                <text:p>13.737254</text:p>
              </table:table-cell>
              <table:table-cell office:value-type="float" office:value="2.9998771">
                <text:p>2.99987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8.849649">
                <text:p>-18.849649</text:p>
              </table:table-cell>
              <table:table-cell office:value-type="float" office:value="12.470571">
                <text:p>12.470571</text:p>
              </table:table-cell>
              <table:table-cell office:value-type="float" office:value="13.637254">
                <text:p>13.637254</text:p>
              </table:table-cell>
              <table:table-cell office:value-type="float" office:value="2.9996024">
                <text:p>2.99960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8.760483">
                <text:p>-18.760483</text:p>
              </table:table-cell>
              <table:table-cell office:value-type="float" office:value="12.419102">
                <text:p>12.419102</text:p>
              </table:table-cell>
              <table:table-cell office:value-type="float" office:value="13.537254">
                <text:p>13.537254</text:p>
              </table:table-cell>
              <table:table-cell office:value-type="float" office:value="2.9990972">
                <text:p>2.99909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8.671316">
                <text:p>-18.671316</text:p>
              </table:table-cell>
              <table:table-cell office:value-type="float" office:value="12.367638">
                <text:p>12.367638</text:p>
              </table:table-cell>
              <table:table-cell office:value-type="float" office:value="13.437254">
                <text:p>13.437254</text:p>
              </table:table-cell>
              <table:table-cell office:value-type="float" office:value="2.9983125">
                <text:p>2.9983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8.582146">
                <text:p>-18.582146</text:p>
              </table:table-cell>
              <table:table-cell office:value-type="float" office:value="12.316183">
                <text:p>12.316183</text:p>
              </table:table-cell>
              <table:table-cell office:value-type="float" office:value="13.337254">
                <text:p>13.337254</text:p>
              </table:table-cell>
              <table:table-cell office:value-type="float" office:value="2.9972122">
                <text:p>2.99721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8.492973">
                <text:p>-18.492973</text:p>
              </table:table-cell>
              <table:table-cell office:value-type="float" office:value="12.264736">
                <text:p>12.264736</text:p>
              </table:table-cell>
              <table:table-cell office:value-type="float" office:value="13.237254">
                <text:p>13.237254</text:p>
              </table:table-cell>
              <table:table-cell office:value-type="float" office:value="2.995772">
                <text:p>2.9957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8.403797">
                <text:p>-18.403797</text:p>
              </table:table-cell>
              <table:table-cell office:value-type="float" office:value="12.213299">
                <text:p>12.213299</text:p>
              </table:table-cell>
              <table:table-cell office:value-type="float" office:value="13.137254">
                <text:p>13.137254</text:p>
              </table:table-cell>
              <table:table-cell office:value-type="float" office:value="2.9939789">
                <text:p>2.99397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8.314618">
                <text:p>-18.314618</text:p>
              </table:table-cell>
              <table:table-cell office:value-type="float" office:value="12.161875">
                <text:p>12.161875</text:p>
              </table:table-cell>
              <table:table-cell office:value-type="float" office:value="13.037254">
                <text:p>13.037254</text:p>
              </table:table-cell>
              <table:table-cell office:value-type="float" office:value="2.9918303">
                <text:p>2.99183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8.225435">
                <text:p>-18.225435</text:p>
              </table:table-cell>
              <table:table-cell office:value-type="float" office:value="12.110464">
                <text:p>12.110464</text:p>
              </table:table-cell>
              <table:table-cell office:value-type="float" office:value="12.937254">
                <text:p>12.937254</text:p>
              </table:table-cell>
              <table:table-cell office:value-type="float" office:value="2.9893333">
                <text:p>2.989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8.136248">
                <text:p>-18.136248</text:p>
              </table:table-cell>
              <table:table-cell office:value-type="float" office:value="12.059068">
                <text:p>12.059068</text:p>
              </table:table-cell>
              <table:table-cell office:value-type="float" office:value="12.837254">
                <text:p>12.837254</text:p>
              </table:table-cell>
              <table:table-cell office:value-type="float" office:value="2.9865037">
                <text:p>2.98650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8.047055">
                <text:p>-18.047055</text:p>
              </table:table-cell>
              <table:table-cell office:value-type="float" office:value="12.007689">
                <text:p>12.007689</text:p>
              </table:table-cell>
              <table:table-cell office:value-type="float" office:value="12.737254">
                <text:p>12.737254</text:p>
              </table:table-cell>
              <table:table-cell office:value-type="float" office:value="2.9833651">
                <text:p>2.98336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7.957858">
                <text:p>-17.957858</text:p>
              </table:table-cell>
              <table:table-cell office:value-type="float" office:value="11.956327">
                <text:p>11.956327</text:p>
              </table:table-cell>
              <table:table-cell office:value-type="float" office:value="12.637254">
                <text:p>12.637254</text:p>
              </table:table-cell>
              <table:table-cell office:value-type="float" office:value="2.9799487">
                <text:p>2.97994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7.868655">
                <text:p>-17.868655</text:p>
              </table:table-cell>
              <table:table-cell office:value-type="float" office:value="11.904986">
                <text:p>11.904986</text:p>
              </table:table-cell>
              <table:table-cell office:value-type="float" office:value="12.537254">
                <text:p>12.537254</text:p>
              </table:table-cell>
              <table:table-cell office:value-type="float" office:value="2.9762918">
                <text:p>2.97629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7.779445">
                <text:p>-17.779445</text:p>
              </table:table-cell>
              <table:table-cell office:value-type="float" office:value="11.853665">
                <text:p>11.853665</text:p>
              </table:table-cell>
              <table:table-cell office:value-type="float" office:value="12.437254">
                <text:p>12.437254</text:p>
              </table:table-cell>
              <table:table-cell office:value-type="float" office:value="2.9724375">
                <text:p>2.9724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7.690229">
                <text:p>-17.690229</text:p>
              </table:table-cell>
              <table:table-cell office:value-type="float" office:value="11.802367">
                <text:p>11.802367</text:p>
              </table:table-cell>
              <table:table-cell office:value-type="float" office:value="12.337254">
                <text:p>12.337254</text:p>
              </table:table-cell>
              <table:table-cell office:value-type="float" office:value="2.9684335">
                <text:p>2.96843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7.601006">
                <text:p>-17.601006</text:p>
              </table:table-cell>
              <table:table-cell office:value-type="float" office:value="11.751094">
                <text:p>11.751094</text:p>
              </table:table-cell>
              <table:table-cell office:value-type="float" office:value="12.237254">
                <text:p>12.237254</text:p>
              </table:table-cell>
              <table:table-cell office:value-type="float" office:value="2.9643316">
                <text:p>2.96433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7.511776">
                <text:p>-17.511776</text:p>
              </table:table-cell>
              <table:table-cell office:value-type="float" office:value="11.699846">
                <text:p>11.699846</text:p>
              </table:table-cell>
              <table:table-cell office:value-type="float" office:value="12.137254">
                <text:p>12.137254</text:p>
              </table:table-cell>
              <table:table-cell office:value-type="float" office:value="2.9601869">
                <text:p>2.96018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7.422537">
                <text:p>-17.422537</text:p>
              </table:table-cell>
              <table:table-cell office:value-type="float" office:value="11.648626">
                <text:p>11.648626</text:p>
              </table:table-cell>
              <table:table-cell office:value-type="float" office:value="12.037254">
                <text:p>12.037254</text:p>
              </table:table-cell>
              <table:table-cell office:value-type="float" office:value="2.9560567">
                <text:p>2.95605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7.33329">
                <text:p>-17.33329</text:p>
              </table:table-cell>
              <table:table-cell office:value-type="float" office:value="11.597434">
                <text:p>11.597434</text:p>
              </table:table-cell>
              <table:table-cell office:value-type="float" office:value="11.937254">
                <text:p>11.937254</text:p>
              </table:table-cell>
              <table:table-cell office:value-type="float" office:value="2.952">
                <text:p>2.9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7.244035">
                <text:p>-17.244035</text:p>
              </table:table-cell>
              <table:table-cell office:value-type="float" office:value="11.546273">
                <text:p>11.546273</text:p>
              </table:table-cell>
              <table:table-cell office:value-type="float" office:value="11.837254">
                <text:p>11.837254</text:p>
              </table:table-cell>
              <table:table-cell office:value-type="float" office:value="2.9480767">
                <text:p>2.94807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7.154769">
                <text:p>-17.154769</text:p>
              </table:table-cell>
              <table:table-cell office:value-type="float" office:value="11.495143">
                <text:p>11.495143</text:p>
              </table:table-cell>
              <table:table-cell office:value-type="float" office:value="11.737254">
                <text:p>11.737254</text:p>
              </table:table-cell>
              <table:table-cell office:value-type="float" office:value="2.9443465">
                <text:p>2.94434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7.065495">
                <text:p>-17.065495</text:p>
              </table:table-cell>
              <table:table-cell office:value-type="float" office:value="11.444047">
                <text:p>11.444047</text:p>
              </table:table-cell>
              <table:table-cell office:value-type="float" office:value="11.637254">
                <text:p>11.637254</text:p>
              </table:table-cell>
              <table:table-cell office:value-type="float" office:value="2.9408684">
                <text:p>2.94086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6.97621">
                <text:p>-16.97621</text:p>
              </table:table-cell>
              <table:table-cell office:value-type="float" office:value="11.392987">
                <text:p>11.392987</text:p>
              </table:table-cell>
              <table:table-cell office:value-type="float" office:value="11.537254">
                <text:p>11.537254</text:p>
              </table:table-cell>
              <table:table-cell office:value-type="float" office:value="2.9376998">
                <text:p>2.93769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6.886914">
                <text:p>-16.886914</text:p>
              </table:table-cell>
              <table:table-cell office:value-type="float" office:value="11.341962">
                <text:p>11.341962</text:p>
              </table:table-cell>
              <table:table-cell office:value-type="float" office:value="11.437254">
                <text:p>11.437254</text:p>
              </table:table-cell>
              <table:table-cell office:value-type="float" office:value="2.9348958">
                <text:p>2.93489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6.797607">
                <text:p>-16.797607</text:p>
              </table:table-cell>
              <table:table-cell office:value-type="float" office:value="11.290976">
                <text:p>11.290976</text:p>
              </table:table-cell>
              <table:table-cell office:value-type="float" office:value="11.337254">
                <text:p>11.337254</text:p>
              </table:table-cell>
              <table:table-cell office:value-type="float" office:value="2.9325082">
                <text:p>2.93250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6.708289">
                <text:p>-16.708289</text:p>
              </table:table-cell>
              <table:table-cell office:value-type="float" office:value="11.24003">
                <text:p>11.24003</text:p>
              </table:table-cell>
              <table:table-cell office:value-type="float" office:value="11.237254">
                <text:p>11.237254</text:p>
              </table:table-cell>
              <table:table-cell office:value-type="float" office:value="2.9305846">
                <text:p>2.93058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6.618958">
                <text:p>-16.618958</text:p>
              </table:table-cell>
              <table:table-cell office:value-type="float" office:value="11.189125">
                <text:p>11.189125</text:p>
              </table:table-cell>
              <table:table-cell office:value-type="float" office:value="11.137254">
                <text:p>11.137254</text:p>
              </table:table-cell>
              <table:table-cell office:value-type="float" office:value="2.9291682">
                <text:p>2.92916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6.529616">
                <text:p>-16.529616</text:p>
              </table:table-cell>
              <table:table-cell office:value-type="float" office:value="11.138263">
                <text:p>11.138263</text:p>
              </table:table-cell>
              <table:table-cell office:value-type="float" office:value="11.037254">
                <text:p>11.037254</text:p>
              </table:table-cell>
              <table:table-cell office:value-type="float" office:value="2.9282963">
                <text:p>2.92829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6.44026">
                <text:p>-16.44026</text:p>
              </table:table-cell>
              <table:table-cell office:value-type="float" office:value="11.087445">
                <text:p>11.087445</text:p>
              </table:table-cell>
              <table:table-cell office:value-type="float" office:value="10.937254">
                <text:p>10.937254</text:p>
              </table:table-cell>
              <table:table-cell office:value-type="float" office:value="2.928">
                <text:p>2.9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6.350891">
                <text:p>-16.350891</text:p>
              </table:table-cell>
              <table:table-cell office:value-type="float" office:value="11.036673">
                <text:p>11.036673</text:p>
              </table:table-cell>
              <table:table-cell office:value-type="float" office:value="10.837254">
                <text:p>10.837254</text:p>
              </table:table-cell>
              <table:table-cell office:value-type="float" office:value="2.928303">
                <text:p>2.9283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6.261508">
                <text:p>-16.261508</text:p>
              </table:table-cell>
              <table:table-cell office:value-type="float" office:value="10.985949">
                <text:p>10.985949</text:p>
              </table:table-cell>
              <table:table-cell office:value-type="float" office:value="10.737254">
                <text:p>10.737254</text:p>
              </table:table-cell>
              <table:table-cell office:value-type="float" office:value="2.9292211">
                <text:p>2.92922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6.17211">
                <text:p>-16.17211</text:p>
              </table:table-cell>
              <table:table-cell office:value-type="float" office:value="10.935274">
                <text:p>10.935274</text:p>
              </table:table-cell>
              <table:table-cell office:value-type="float" office:value="10.637254">
                <text:p>10.637254</text:p>
              </table:table-cell>
              <table:table-cell office:value-type="float" office:value="2.9307614">
                <text:p>2.93076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6.082698">
                <text:p>-16.082698</text:p>
              </table:table-cell>
              <table:table-cell office:value-type="float" office:value="10.884649">
                <text:p>10.884649</text:p>
              </table:table-cell>
              <table:table-cell office:value-type="float" office:value="10.537254">
                <text:p>10.537254</text:p>
              </table:table-cell>
              <table:table-cell office:value-type="float" office:value="2.9329212">
                <text:p>2.93292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5.993271">
                <text:p>-15.993271</text:p>
              </table:table-cell>
              <table:table-cell office:value-type="float" office:value="10.834077">
                <text:p>10.834077</text:p>
              </table:table-cell>
              <table:table-cell office:value-type="float" office:value="10.437254">
                <text:p>10.437254</text:p>
              </table:table-cell>
              <table:table-cell office:value-type="float" office:value="2.9356875">
                <text:p>2.93568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5.903828">
                <text:p>-15.903828</text:p>
              </table:table-cell>
              <table:table-cell office:value-type="float" office:value="10.783559">
                <text:p>10.783559</text:p>
              </table:table-cell>
              <table:table-cell office:value-type="float" office:value="10.337254">
                <text:p>10.337254</text:p>
              </table:table-cell>
              <table:table-cell office:value-type="float" office:value="2.9390362">
                <text:p>2.93903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5.814369">
                <text:p>-15.814369</text:p>
              </table:table-cell>
              <table:table-cell office:value-type="float" office:value="10.733096">
                <text:p>10.733096</text:p>
              </table:table-cell>
              <table:table-cell office:value-type="float" office:value="10.237254">
                <text:p>10.237254</text:p>
              </table:table-cell>
              <table:table-cell office:value-type="float" office:value="2.942931">
                <text:p>2.9429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5.724893">
                <text:p>-15.724893</text:p>
              </table:table-cell>
              <table:table-cell office:value-type="float" office:value="10.68269">
                <text:p>10.68269</text:p>
              </table:table-cell>
              <table:table-cell office:value-type="float" office:value="10.137254">
                <text:p>10.137254</text:p>
              </table:table-cell>
              <table:table-cell office:value-type="float" office:value="2.9473229">
                <text:p>2.94732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5.635401">
                <text:p>-15.635401</text:p>
              </table:table-cell>
              <table:table-cell office:value-type="float" office:value="10.632342">
                <text:p>10.632342</text:p>
              </table:table-cell>
              <table:table-cell office:value-type="float" office:value="10.037254">
                <text:p>10.037254</text:p>
              </table:table-cell>
              <table:table-cell office:value-type="float" office:value="2.9521493">
                <text:p>2.95214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5.54589">
                <text:p>-15.54589</text:p>
              </table:table-cell>
              <table:table-cell office:value-type="float" office:value="10.582055">
                <text:p>10.582055</text:p>
              </table:table-cell>
              <table:table-cell office:value-type="float" office:value="9.9372539">
                <text:p>9.9372539</text:p>
              </table:table-cell>
              <table:table-cell office:value-type="float" office:value="2.9573333">
                <text:p>2.957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5.456362">
                <text:p>-15.456362</text:p>
              </table:table-cell>
              <table:table-cell office:value-type="float" office:value="10.531829">
                <text:p>10.531829</text:p>
              </table:table-cell>
              <table:table-cell office:value-type="float" office:value="9.8372539">
                <text:p>9.8372539</text:p>
              </table:table-cell>
              <table:table-cell office:value-type="float" office:value="2.9627827">
                <text:p>2.96278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5.366816">
                <text:p>-15.366816</text:p>
              </table:table-cell>
              <table:table-cell office:value-type="float" office:value="10.481666">
                <text:p>10.481666</text:p>
              </table:table-cell>
              <table:table-cell office:value-type="float" office:value="9.7372539">
                <text:p>9.7372539</text:p>
              </table:table-cell>
              <table:table-cell office:value-type="float" office:value="2.9683891">
                <text:p>2.96838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5.27725">
                <text:p>-15.27725</text:p>
              </table:table-cell>
              <table:table-cell office:value-type="float" office:value="10.431568">
                <text:p>10.431568</text:p>
              </table:table-cell>
              <table:table-cell office:value-type="float" office:value="9.6372539">
                <text:p>9.6372539</text:p>
              </table:table-cell>
              <table:table-cell office:value-type="float" office:value="2.9740277">
                <text:p>2.97402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5.187666">
                <text:p>-15.187666</text:p>
              </table:table-cell>
              <table:table-cell office:value-type="float" office:value="10.381537">
                <text:p>10.381537</text:p>
              </table:table-cell>
              <table:table-cell office:value-type="float" office:value="9.5372539">
                <text:p>9.5372539</text:p>
              </table:table-cell>
              <table:table-cell office:value-type="float" office:value="2.9795558">
                <text:p>2.97955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5.098061">
                <text:p>-15.098061</text:p>
              </table:table-cell>
              <table:table-cell office:value-type="float" office:value="10.331573">
                <text:p>10.331573</text:p>
              </table:table-cell>
              <table:table-cell office:value-type="float" office:value="9.4372539">
                <text:p>9.4372539</text:p>
              </table:table-cell>
              <table:table-cell office:value-type="float" office:value="2.9848125">
                <text:p>2.98481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5.008436">
                <text:p>-15.008436</text:p>
              </table:table-cell>
              <table:table-cell office:value-type="float" office:value="10.281679">
                <text:p>10.281679</text:p>
              </table:table-cell>
              <table:table-cell office:value-type="float" office:value="9.3372539">
                <text:p>9.3372539</text:p>
              </table:table-cell>
              <table:table-cell office:value-type="float" office:value="2.9896175">
                <text:p>2.98961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4.918791">
                <text:p>-14.918791</text:p>
              </table:table-cell>
              <table:table-cell office:value-type="float" office:value="10.231856">
                <text:p>10.231856</text:p>
              </table:table-cell>
              <table:table-cell office:value-type="float" office:value="9.2372539">
                <text:p>9.2372539</text:p>
              </table:table-cell>
              <table:table-cell office:value-type="float" office:value="2.9937706">
                <text:p>2.99377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4.829124">
                <text:p>-14.829124</text:p>
              </table:table-cell>
              <table:table-cell office:value-type="float" office:value="10.182106">
                <text:p>10.182106</text:p>
              </table:table-cell>
              <table:table-cell office:value-type="float" office:value="9.1372539">
                <text:p>9.1372539</text:p>
              </table:table-cell>
              <table:table-cell office:value-type="float" office:value="2.9970509">
                <text:p>2.99705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4.739436">
                <text:p>-14.739436</text:p>
              </table:table-cell>
              <table:table-cell office:value-type="float" office:value="10.13243">
                <text:p>10.13243</text:p>
              </table:table-cell>
              <table:table-cell office:value-type="float" office:value="9.0372539">
                <text:p>9.0372539</text:p>
              </table:table-cell>
              <table:table-cell office:value-type="float" office:value="2.9992157">
                <text:p>2.99921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4.649726">
                <text:p>-14.649726</text:p>
              </table:table-cell>
              <table:table-cell office:value-type="float" office:value="10.082829">
                <text:p>10.082829</text:p>
              </table:table-cell>
              <table:table-cell office:value-type="float" office:value="8.9372539">
                <text:p>8.93725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4.559993">
                <text:p>-14.559993</text:p>
              </table:table-cell>
              <table:table-cell office:value-type="float" office:value="10.033306">
                <text:p>10.033306</text:p>
              </table:table-cell>
              <table:table-cell office:value-type="float" office:value="8.9162179">
                <text:p>8.9162179</text:p>
              </table:table-cell>
              <table:table-cell office:value-type="float" office:value="2.9999631">
                <text:p>2.99996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4.470237">
                <text:p>-14.470237</text:p>
              </table:table-cell>
              <table:table-cell office:value-type="float" office:value="9.9838622">
                <text:p>9.9838622</text:p>
              </table:table-cell>
              <table:table-cell office:value-type="float" office:value="8.8162179">
                <text:p>8.8162179</text:p>
              </table:table-cell>
              <table:table-cell office:value-type="float" office:value="2.9987791">
                <text:p>2.99877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4.380458">
                <text:p>-14.380458</text:p>
              </table:table-cell>
              <table:table-cell office:value-type="float" office:value="9.9344985">
                <text:p>9.9344985</text:p>
              </table:table-cell>
              <table:table-cell office:value-type="float" office:value="8.7162179">
                <text:p>8.7162179</text:p>
              </table:table-cell>
              <table:table-cell office:value-type="float" office:value="2.9959272">
                <text:p>2.99592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4.290655">
                <text:p>-14.290655</text:p>
              </table:table-cell>
              <table:table-cell office:value-type="float" office:value="9.8852168">
                <text:p>9.8852168</text:p>
              </table:table-cell>
              <table:table-cell office:value-type="float" office:value="8.6162179">
                <text:p>8.6162179</text:p>
              </table:table-cell>
              <table:table-cell office:value-type="float" office:value="2.9914052">
                <text:p>2.99140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4.200828">
                <text:p>-14.200828</text:p>
              </table:table-cell>
              <table:table-cell office:value-type="float" office:value="9.8360186">
                <text:p>9.8360186</text:p>
              </table:table-cell>
              <table:table-cell office:value-type="float" office:value="8.5162179">
                <text:p>8.5162179</text:p>
              </table:table-cell>
              <table:table-cell office:value-type="float" office:value="2.9852092">
                <text:p>2.98520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4.110975">
                <text:p>-14.110975</text:p>
              </table:table-cell>
              <table:table-cell office:value-type="float" office:value="9.7869056">
                <text:p>9.7869056</text:p>
              </table:table-cell>
              <table:table-cell office:value-type="float" office:value="8.4162179">
                <text:p>8.4162179</text:p>
              </table:table-cell>
              <table:table-cell office:value-type="float" office:value="2.977334">
                <text:p>2.9773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4.021098">
                <text:p>-14.021098</text:p>
              </table:table-cell>
              <table:table-cell office:value-type="float" office:value="9.7378792">
                <text:p>9.7378792</text:p>
              </table:table-cell>
              <table:table-cell office:value-type="float" office:value="8.3162179">
                <text:p>8.3162179</text:p>
              </table:table-cell>
              <table:table-cell office:value-type="float" office:value="2.967773">
                <text:p>2.9677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3.931195">
                <text:p>-13.931195</text:p>
              </table:table-cell>
              <table:table-cell office:value-type="float" office:value="9.688941">
                <text:p>9.688941</text:p>
              </table:table-cell>
              <table:table-cell office:value-type="float" office:value="8.2162179">
                <text:p>8.2162179</text:p>
              </table:table-cell>
              <table:table-cell office:value-type="float" office:value="2.956518">
                <text:p>2.9565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3.841266">
                <text:p>-13.841266</text:p>
              </table:table-cell>
              <table:table-cell office:value-type="float" office:value="9.6400926">
                <text:p>9.6400926</text:p>
              </table:table-cell>
              <table:table-cell office:value-type="float" office:value="8.1162179">
                <text:p>8.1162179</text:p>
              </table:table-cell>
              <table:table-cell office:value-type="float" office:value="2.9435595">
                <text:p>2.94355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3.75131">
                <text:p>-13.75131</text:p>
              </table:table-cell>
              <table:table-cell office:value-type="float" office:value="9.5913356">
                <text:p>9.5913356</text:p>
              </table:table-cell>
              <table:table-cell office:value-type="float" office:value="8.0162179">
                <text:p>8.0162179</text:p>
              </table:table-cell>
              <table:table-cell office:value-type="float" office:value="2.9288863">
                <text:p>2.92888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3.661327">
                <text:p>-13.661327</text:p>
              </table:table-cell>
              <table:table-cell office:value-type="float" office:value="9.5426714">
                <text:p>9.5426714</text:p>
              </table:table-cell>
              <table:table-cell office:value-type="float" office:value="7.9162179">
                <text:p>7.9162179</text:p>
              </table:table-cell>
              <table:table-cell office:value-type="float" office:value="2.9124856">
                <text:p>2.91248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3.571317">
                <text:p>-13.571317</text:p>
              </table:table-cell>
              <table:table-cell office:value-type="float" office:value="9.4941016">
                <text:p>9.4941016</text:p>
              </table:table-cell>
              <table:table-cell office:value-type="float" office:value="7.8162179">
                <text:p>7.8162179</text:p>
              </table:table-cell>
              <table:table-cell office:value-type="float" office:value="2.8943429">
                <text:p>2.89434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3.481278">
                <text:p>-13.481278</text:p>
              </table:table-cell>
              <table:table-cell office:value-type="float" office:value="9.4456278">
                <text:p>9.4456278</text:p>
              </table:table-cell>
              <table:table-cell office:value-type="float" office:value="7.7162179">
                <text:p>7.7162179</text:p>
              </table:table-cell>
              <table:table-cell office:value-type="float" office:value="2.8744422">
                <text:p>2.87444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3.391212">
                <text:p>-13.391212</text:p>
              </table:table-cell>
              <table:table-cell office:value-type="float" office:value="9.3972514">
                <text:p>9.3972514</text:p>
              </table:table-cell>
              <table:table-cell office:value-type="float" office:value="7.6162179">
                <text:p>7.6162179</text:p>
              </table:table-cell>
              <table:table-cell office:value-type="float" office:value="2.8527655">
                <text:p>2.85276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3.301116">
                <text:p>-13.301116</text:p>
              </table:table-cell>
              <table:table-cell office:value-type="float" office:value="9.3489741">
                <text:p>9.3489741</text:p>
              </table:table-cell>
              <table:table-cell office:value-type="float" office:value="7.5162179">
                <text:p>7.5162179</text:p>
              </table:table-cell>
              <table:table-cell office:value-type="float" office:value="2.829293">
                <text:p>2.8292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3.210991">
                <text:p>-13.210991</text:p>
              </table:table-cell>
              <table:table-cell office:value-type="float" office:value="9.3007973">
                <text:p>9.3007973</text:p>
              </table:table-cell>
              <table:table-cell office:value-type="float" office:value="7.4162179">
                <text:p>7.4162179</text:p>
              </table:table-cell>
              <table:table-cell office:value-type="float" office:value="2.8040029">
                <text:p>2.804002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3.120837">
                <text:p>-13.120837</text:p>
              </table:table-cell>
              <table:table-cell office:value-type="float" office:value="9.2527226">
                <text:p>9.2527226</text:p>
              </table:table-cell>
              <table:table-cell office:value-type="float" office:value="7.3162179">
                <text:p>7.3162179</text:p>
              </table:table-cell>
              <table:table-cell office:value-type="float" office:value="2.7768713">
                <text:p>2.77687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3.030652">
                <text:p>-13.030652</text:p>
              </table:table-cell>
              <table:table-cell office:value-type="float" office:value="9.2047516">
                <text:p>9.2047516</text:p>
              </table:table-cell>
              <table:table-cell office:value-type="float" office:value="7.2162179">
                <text:p>7.2162179</text:p>
              </table:table-cell>
              <table:table-cell office:value-type="float" office:value="2.7478722">
                <text:p>2.74787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2.940437">
                <text:p>-12.940437</text:p>
              </table:table-cell>
              <table:table-cell office:value-type="float" office:value="9.1568856">
                <text:p>9.1568856</text:p>
              </table:table-cell>
              <table:table-cell office:value-type="float" office:value="7.1162179">
                <text:p>7.1162179</text:p>
              </table:table-cell>
              <table:table-cell office:value-type="float" office:value="2.7169772">
                <text:p>2.71697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2.85019">
                <text:p>-12.85019</text:p>
              </table:table-cell>
              <table:table-cell office:value-type="float" office:value="9.1091263">
                <text:p>9.1091263</text:p>
              </table:table-cell>
              <table:table-cell office:value-type="float" office:value="7.0162179">
                <text:p>7.0162179</text:p>
              </table:table-cell>
              <table:table-cell office:value-type="float" office:value="2.6841552">
                <text:p>2.68415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2.759913">
                <text:p>-12.759913</text:p>
              </table:table-cell>
              <table:table-cell office:value-type="float" office:value="9.0614752">
                <text:p>9.0614752</text:p>
              </table:table-cell>
              <table:table-cell office:value-type="float" office:value="6.9162179">
                <text:p>6.9162179</text:p>
              </table:table-cell>
              <table:table-cell office:value-type="float" office:value="2.6493728">
                <text:p>2.64937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2.669603">
                <text:p>-12.669603</text:p>
              </table:table-cell>
              <table:table-cell office:value-type="float" office:value="9.0139338">
                <text:p>9.0139338</text:p>
              </table:table-cell>
              <table:table-cell office:value-type="float" office:value="6.8162179">
                <text:p>6.8162179</text:p>
              </table:table-cell>
              <table:table-cell office:value-type="float" office:value="2.6125935">
                <text:p>2.61259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2.579261">
                <text:p>-12.579261</text:p>
              </table:table-cell>
              <table:table-cell office:value-type="float" office:value="8.9665035">
                <text:p>8.9665035</text:p>
              </table:table-cell>
              <table:table-cell office:value-type="float" office:value="6.7162179">
                <text:p>6.7162179</text:p>
              </table:table-cell>
              <table:table-cell office:value-type="float" office:value="2.5737778">
                <text:p>2.57377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2.488886">
                <text:p>-12.488886</text:p>
              </table:table-cell>
              <table:table-cell office:value-type="float" office:value="8.919186">
                <text:p>8.919186</text:p>
              </table:table-cell>
              <table:table-cell office:value-type="float" office:value="6.6162179">
                <text:p>6.6162179</text:p>
              </table:table-cell>
              <table:table-cell office:value-type="float" office:value="2.5328828">
                <text:p>2.53288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2.398477">
                <text:p>-12.398477</text:p>
              </table:table-cell>
              <table:table-cell office:value-type="float" office:value="8.8719827">
                <text:p>8.8719827</text:p>
              </table:table-cell>
              <table:table-cell office:value-type="float" office:value="6.5162179">
                <text:p>6.5162179</text:p>
              </table:table-cell>
              <table:table-cell office:value-type="float" office:value="2.489862">
                <text:p>2.4898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2.308035">
                <text:p>-12.308035</text:p>
              </table:table-cell>
              <table:table-cell office:value-type="float" office:value="8.824895">
                <text:p>8.824895</text:p>
              </table:table-cell>
              <table:table-cell office:value-type="float" office:value="6.4162179">
                <text:p>6.4162179</text:p>
              </table:table-cell>
              <table:table-cell office:value-type="float" office:value="2.444665">
                <text:p>2.4446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2.217559">
                <text:p>-12.217559</text:p>
              </table:table-cell>
              <table:table-cell office:value-type="float" office:value="8.7779246">
                <text:p>8.7779246</text:p>
              </table:table-cell>
              <table:table-cell office:value-type="float" office:value="6.3162179">
                <text:p>6.3162179</text:p>
              </table:table-cell>
              <table:table-cell office:value-type="float" office:value="2.3972373">
                <text:p>2.39723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2.127049">
                <text:p>-12.127049</text:p>
              </table:table-cell>
              <table:table-cell office:value-type="float" office:value="8.7310728">
                <text:p>8.7310728</text:p>
              </table:table-cell>
              <table:table-cell office:value-type="float" office:value="6.3091504">
                <text:p>6.3091504</text:p>
              </table:table-cell>
              <table:table-cell office:value-type="float" office:value="2.3937994">
                <text:p>2.39379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2.036503">
                <text:p>-12.036503</text:p>
              </table:table-cell>
              <table:table-cell office:value-type="float" office:value="8.6843412">
                <text:p>8.6843412</text:p>
              </table:table-cell>
              <table:table-cell office:value-type="float" office:value="6.2195747">
                <text:p>6.2195747</text:p>
              </table:table-cell>
              <table:table-cell office:value-type="float" office:value="2.3493366">
                <text:p>2.34933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1.945922">
                <text:p>-11.945922</text:p>
              </table:table-cell>
              <table:table-cell office:value-type="float" office:value="8.6377312">
                <text:p>8.6377312</text:p>
              </table:table-cell>
              <table:table-cell office:value-type="float" office:value="6.1305145">
                <text:p>6.1305145</text:p>
              </table:table-cell>
              <table:table-cell office:value-type="float" office:value="2.3038123">
                <text:p>2.30381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1.855305">
                <text:p>-11.855305</text:p>
              </table:table-cell>
              <table:table-cell office:value-type="float" office:value="8.5912444">
                <text:p>8.5912444</text:p>
              </table:table-cell>
              <table:table-cell office:value-type="float" office:value="6.0417962">
                <text:p>6.0417962</text:p>
              </table:table-cell>
              <table:table-cell office:value-type="float" office:value="2.2575838">
                <text:p>2.25758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1.764652">
                <text:p>-11.764652</text:p>
              </table:table-cell>
              <table:table-cell office:value-type="float" office:value="8.5448822">
                <text:p>8.5448822</text:p>
              </table:table-cell>
              <table:table-cell office:value-type="float" office:value="5.9532696">
                <text:p>5.9532696</text:p>
              </table:table-cell>
              <table:table-cell office:value-type="float" office:value="2.2109606">
                <text:p>2.210960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1.673962">
                <text:p>-11.673962</text:p>
              </table:table-cell>
              <table:table-cell office:value-type="float" office:value="8.498646">
                <text:p>8.498646</text:p>
              </table:table-cell>
              <table:table-cell office:value-type="float" office:value="5.8648065">
                <text:p>5.8648065</text:p>
              </table:table-cell>
              <table:table-cell office:value-type="float" office:value="2.1642069">
                <text:p>2.164206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1.583235">
                <text:p>-11.583235</text:p>
              </table:table-cell>
              <table:table-cell office:value-type="float" office:value="8.4525373">
                <text:p>8.4525373</text:p>
              </table:table-cell>
              <table:table-cell office:value-type="float" office:value="5.7762992">
                <text:p>5.7762992</text:p>
              </table:table-cell>
              <table:table-cell office:value-type="float" office:value="2.117544">
                <text:p>2.1175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1.492471">
                <text:p>-11.492471</text:p>
              </table:table-cell>
              <table:table-cell office:value-type="float" office:value="8.4065576">
                <text:p>8.4065576</text:p>
              </table:table-cell>
              <table:table-cell office:value-type="float" office:value="5.6876597">
                <text:p>5.6876597</text:p>
              </table:table-cell>
              <table:table-cell office:value-type="float" office:value="2.0711532">
                <text:p>2.07115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1.401668">
                <text:p>-11.401668</text:p>
              </table:table-cell>
              <table:table-cell office:value-type="float" office:value="8.3607084">
                <text:p>8.3607084</text:p>
              </table:table-cell>
              <table:table-cell office:value-type="float" office:value="5.5988183">
                <text:p>5.5988183</text:p>
              </table:table-cell>
              <table:table-cell office:value-type="float" office:value="2.0251783">
                <text:p>2.02517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1.310827">
                <text:p>-11.310827</text:p>
              </table:table-cell>
              <table:table-cell office:value-type="float" office:value="8.314991">
                <text:p>8.314991</text:p>
              </table:table-cell>
              <table:table-cell office:value-type="float" office:value="5.5097221">
                <text:p>5.5097221</text:p>
              </table:table-cell>
              <table:table-cell office:value-type="float" office:value="1.9797282">
                <text:p>1.97972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1.219947">
                <text:p>-11.219947</text:p>
              </table:table-cell>
              <table:table-cell office:value-type="float" office:value="8.269407">
                <text:p>8.269407</text:p>
              </table:table-cell>
              <table:table-cell office:value-type="float" office:value="5.4203339">
                <text:p>5.4203339</text:p>
              </table:table-cell>
              <table:table-cell office:value-type="float" office:value="1.9348792">
                <text:p>1.93487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.129028">
                <text:p>-11.129028</text:p>
              </table:table-cell>
              <table:table-cell office:value-type="float" office:value="8.2239577">
                <text:p>8.2239577</text:p>
              </table:table-cell>
              <table:table-cell office:value-type="float" office:value="5.330631">
                <text:p>5.330631</text:p>
              </table:table-cell>
              <table:table-cell office:value-type="float" office:value="1.8906782">
                <text:p>1.89067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1.03807">
                <text:p>-11.03807</text:p>
              </table:table-cell>
              <table:table-cell office:value-type="float" office:value="8.1786445">
                <text:p>8.1786445</text:p>
              </table:table-cell>
              <table:table-cell office:value-type="float" office:value="5.240604">
                <text:p>5.240604</text:p>
              </table:table-cell>
              <table:table-cell office:value-type="float" office:value="1.8471447">
                <text:p>1.84714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0.947071">
                <text:p>-10.947071</text:p>
              </table:table-cell>
              <table:table-cell office:value-type="float" office:value="8.133469">
                <text:p>8.133469</text:p>
              </table:table-cell>
              <table:table-cell office:value-type="float" office:value="5.1502553">
                <text:p>5.1502553</text:p>
              </table:table-cell>
              <table:table-cell office:value-type="float" office:value="1.8042737">
                <text:p>1.80427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0.856032">
                <text:p>-10.856032</text:p>
              </table:table-cell>
              <table:table-cell office:value-type="float" office:value="8.0884325">
                <text:p>8.0884325</text:p>
              </table:table-cell>
              <table:table-cell office:value-type="float" office:value="5.0595979">
                <text:p>5.0595979</text:p>
              </table:table-cell>
              <table:table-cell office:value-type="float" office:value="1.7620384">
                <text:p>1.76203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0.764952">
                <text:p>-10.764952</text:p>
              </table:table-cell>
              <table:table-cell office:value-type="float" office:value="8.0435365">
                <text:p>8.0435365</text:p>
              </table:table-cell>
              <table:table-cell office:value-type="float" office:value="4.9686542">
                <text:p>4.9686542</text:p>
              </table:table-cell>
              <table:table-cell office:value-type="float" office:value="1.7203924">
                <text:p>1.72039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0.67383">
                <text:p>-10.67383</text:p>
              </table:table-cell>
              <table:table-cell office:value-type="float" office:value="7.9987823">
                <text:p>7.9987823</text:p>
              </table:table-cell>
              <table:table-cell office:value-type="float" office:value="4.877455">
                <text:p>4.877455</text:p>
              </table:table-cell>
              <table:table-cell office:value-type="float" office:value="1.6792727">
                <text:p>1.67927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0.582667">
                <text:p>-10.582667</text:p>
              </table:table-cell>
              <table:table-cell office:value-type="float" office:value="7.9541713">
                <text:p>7.9541713</text:p>
              </table:table-cell>
              <table:table-cell office:value-type="float" office:value="4.7860378">
                <text:p>4.7860378</text:p>
              </table:table-cell>
              <table:table-cell office:value-type="float" office:value="1.638602">
                <text:p>1.6386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0.491462">
                <text:p>-10.491462</text:p>
              </table:table-cell>
              <table:table-cell office:value-type="float" office:value="7.909705">
                <text:p>7.909705</text:p>
              </table:table-cell>
              <table:table-cell office:value-type="float" office:value="4.6944456">
                <text:p>4.6944456</text:p>
              </table:table-cell>
              <table:table-cell office:value-type="float" office:value="1.5982915">
                <text:p>1.59829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0.400214">
                <text:p>-10.400214</text:p>
              </table:table-cell>
              <table:table-cell office:value-type="float" office:value="7.8653847">
                <text:p>7.8653847</text:p>
              </table:table-cell>
              <table:table-cell office:value-type="float" office:value="4.6027259">
                <text:p>4.6027259</text:p>
              </table:table-cell>
              <table:table-cell office:value-type="float" office:value="1.5582435">
                <text:p>1.55824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0.308923">
                <text:p>-10.308923</text:p>
              </table:table-cell>
              <table:table-cell office:value-type="float" office:value="7.8212119">
                <text:p>7.8212119</text:p>
              </table:table-cell>
              <table:table-cell office:value-type="float" office:value="4.5109294">
                <text:p>4.5109294</text:p>
              </table:table-cell>
              <table:table-cell office:value-type="float" office:value="1.5183538">
                <text:p>1.51835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0.217589">
                <text:p>-10.217589</text:p>
              </table:table-cell>
              <table:table-cell office:value-type="float" office:value="7.7771878">
                <text:p>7.7771878</text:p>
              </table:table-cell>
              <table:table-cell office:value-type="float" office:value="4.4191084">
                <text:p>4.4191084</text:p>
              </table:table-cell>
              <table:table-cell office:value-type="float" office:value="1.4785144">
                <text:p>1.47851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0.126212">
                <text:p>-10.126212</text:p>
              </table:table-cell>
              <table:table-cell office:value-type="float" office:value="7.7333138">
                <text:p>7.7333138</text:p>
              </table:table-cell>
              <table:table-cell office:value-type="float" office:value="4.3273161">
                <text:p>4.3273161</text:p>
              </table:table-cell>
              <table:table-cell office:value-type="float" office:value="1.4386161">
                <text:p>1.438616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0.03479">
                <text:p>-10.03479</text:p>
              </table:table-cell>
              <table:table-cell office:value-type="float" office:value="7.6895914">
                <text:p>7.6895914</text:p>
              </table:table-cell>
              <table:table-cell office:value-type="float" office:value="4.2356046">
                <text:p>4.2356046</text:p>
              </table:table-cell>
              <table:table-cell office:value-type="float" office:value="1.3985512">
                <text:p>1.39855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9.9433234">
                <text:p>-9.9433234</text:p>
              </table:table-cell>
              <table:table-cell office:value-type="float" office:value="7.6460218">
                <text:p>7.6460218</text:p>
              </table:table-cell>
              <table:table-cell office:value-type="float" office:value="4.1440245">
                <text:p>4.1440245</text:p>
              </table:table-cell>
              <table:table-cell office:value-type="float" office:value="1.3582158">
                <text:p>1.35821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9.8518121">
                <text:p>-9.8518121</text:p>
              </table:table-cell>
              <table:table-cell office:value-type="float" office:value="7.6026065">
                <text:p>7.6026065</text:p>
              </table:table-cell>
              <table:table-cell office:value-type="float" office:value="4.0526229">
                <text:p>4.0526229</text:p>
              </table:table-cell>
              <table:table-cell office:value-type="float" office:value="1.317513">
                <text:p>1.31751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9.7602556">
                <text:p>-9.7602556</text:p>
              </table:table-cell>
              <table:table-cell office:value-type="float" office:value="7.5593467">
                <text:p>7.5593467</text:p>
              </table:table-cell>
              <table:table-cell office:value-type="float" office:value="3.9614425">
                <text:p>3.9614425</text:p>
              </table:table-cell>
              <table:table-cell office:value-type="float" office:value="1.2763545">
                <text:p>1.27635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9.6686533">
                <text:p>-9.6686533</text:p>
              </table:table-cell>
              <table:table-cell office:value-type="float" office:value="7.5162438">
                <text:p>7.5162438</text:p>
              </table:table-cell>
              <table:table-cell office:value-type="float" office:value="3.8705204">
                <text:p>3.8705204</text:p>
              </table:table-cell>
              <table:table-cell office:value-type="float" office:value="1.2346643">
                <text:p>1.23466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9.577005">
                <text:p>-9.577005</text:p>
              </table:table-cell>
              <table:table-cell office:value-type="float" office:value="7.4732991">
                <text:p>7.4732991</text:p>
              </table:table-cell>
              <table:table-cell office:value-type="float" office:value="3.7798865">
                <text:p>3.7798865</text:p>
              </table:table-cell>
              <table:table-cell office:value-type="float" office:value="1.1923804">
                <text:p>1.19238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9.4853102">
                <text:p>-9.4853102</text:p>
              </table:table-cell>
              <table:table-cell office:value-type="float" office:value="7.4305139">
                <text:p>7.4305139</text:p>
              </table:table-cell>
              <table:table-cell office:value-type="float" office:value="3.6895627">
                <text:p>3.6895627</text:p>
              </table:table-cell>
              <table:table-cell office:value-type="float" office:value="1.1494581">
                <text:p>1.14945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9.3935686">
                <text:p>-9.3935686</text:p>
              </table:table-cell>
              <table:table-cell office:value-type="float" office:value="7.3878896">
                <text:p>7.3878896</text:p>
              </table:table-cell>
              <table:table-cell office:value-type="float" office:value="3.5995612">
                <text:p>3.5995612</text:p>
              </table:table-cell>
              <table:table-cell office:value-type="float" office:value="1.105872">
                <text:p>1.1058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9.3017798">
                <text:p>-9.3017798</text:p>
              </table:table-cell>
              <table:table-cell office:value-type="float" office:value="7.3454274">
                <text:p>7.3454274</text:p>
              </table:table-cell>
              <table:table-cell office:value-type="float" office:value="3.5098836">
                <text:p>3.5098836</text:p>
              </table:table-cell>
              <table:table-cell office:value-type="float" office:value="1.061619">
                <text:p>1.06161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9.2099434">
                <text:p>-9.2099434</text:p>
              </table:table-cell>
              <table:table-cell office:value-type="float" office:value="7.3031287">
                <text:p>7.3031287</text:p>
              </table:table-cell>
              <table:table-cell office:value-type="float" office:value="3.4205194">
                <text:p>3.4205194</text:p>
              </table:table-cell>
              <table:table-cell office:value-type="float" office:value="1.0167207">
                <text:p>1.016720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9.118059">
                <text:p>-9.118059</text:p>
              </table:table-cell>
              <table:table-cell office:value-type="float" office:value="7.2609947">
                <text:p>7.2609947</text:p>
              </table:table-cell>
              <table:table-cell office:value-type="float" office:value="3.3314447">
                <text:p>3.3314447</text:p>
              </table:table-cell>
              <table:table-cell office:value-type="float" office:value="0.97122615">
                <text:p>0.971226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9.0261263">
                <text:p>-9.0261263</text:p>
              </table:table-cell>
              <table:table-cell office:value-type="float" office:value="7.2190267">
                <text:p>7.2190267</text:p>
              </table:table-cell>
              <table:table-cell office:value-type="float" office:value="3.2426213">
                <text:p>3.2426213</text:p>
              </table:table-cell>
              <table:table-cell office:value-type="float" office:value="0.92521422">
                <text:p>0.9252142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8.9341449">
                <text:p>-8.9341449</text:p>
              </table:table-cell>
              <table:table-cell office:value-type="float" office:value="7.1772259">
                <text:p>7.1772259</text:p>
              </table:table-cell>
              <table:table-cell office:value-type="float" office:value="3.153995">
                <text:p>3.153995</text:p>
              </table:table-cell>
              <table:table-cell office:value-type="float" office:value="0.87879638">
                <text:p>0.8787963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8.8421144">
                <text:p>-8.8421144</text:p>
              </table:table-cell>
              <table:table-cell office:value-type="float" office:value="7.1355937">
                <text:p>7.1355937</text:p>
              </table:table-cell>
              <table:table-cell office:value-type="float" office:value="3.0654946">
                <text:p>3.0654946</text:p>
              </table:table-cell>
              <table:table-cell office:value-type="float" office:value="0.83211927">
                <text:p>0.8321192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8.7500345">
                <text:p>-8.7500345</text:p>
              </table:table-cell>
              <table:table-cell office:value-type="float" office:value="7.0941313">
                <text:p>7.0941313</text:p>
              </table:table-cell>
              <table:table-cell office:value-type="float" office:value="2.9770306">
                <text:p>2.9770306</text:p>
              </table:table-cell>
              <table:table-cell office:value-type="float" office:value="0.78536722">
                <text:p>0.785367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8.6579047">
                <text:p>-8.6579047</text:p>
              </table:table-cell>
              <table:table-cell office:value-type="float" office:value="7.0528399">
                <text:p>7.0528399</text:p>
              </table:table-cell>
              <table:table-cell office:value-type="float" office:value="2.8884939">
                <text:p>2.8884939</text:p>
              </table:table-cell>
              <table:table-cell office:value-type="float" office:value="0.73876492">
                <text:p>0.7387649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8.5657248">
                <text:p>-8.5657248</text:p>
              </table:table-cell>
              <table:table-cell office:value-type="float" office:value="7.0117208">
                <text:p>7.0117208</text:p>
              </table:table-cell>
              <table:table-cell office:value-type="float" office:value="2.7997545">
                <text:p>2.7997545</text:p>
              </table:table-cell>
              <table:table-cell office:value-type="float" office:value="0.69257997">
                <text:p>0.6925799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8.4734944">
                <text:p>-8.4734944</text:p>
              </table:table-cell>
              <table:table-cell office:value-type="float" office:value="6.9707752">
                <text:p>6.9707752</text:p>
              </table:table-cell>
              <table:table-cell office:value-type="float" office:value="2.7106603">
                <text:p>2.7106603</text:p>
              </table:table-cell>
              <table:table-cell office:value-type="float" office:value="0.64712549">
                <text:p>0.6471254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8.3812131">
                <text:p>-8.3812131</text:p>
              </table:table-cell>
              <table:table-cell office:value-type="float" office:value="6.9300043">
                <text:p>6.9300043</text:p>
              </table:table-cell>
              <table:table-cell office:value-type="float" office:value="2.621036">
                <text:p>2.621036</text:p>
              </table:table-cell>
              <table:table-cell office:value-type="float" office:value="0.60276273">
                <text:p>0.6027627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8.2888806">
                <text:p>-8.2888806</text:p>
              </table:table-cell>
              <table:table-cell office:value-type="float" office:value="6.8894094">
                <text:p>6.8894094</text:p>
              </table:table-cell>
              <table:table-cell office:value-type="float" office:value="2.6">
                <text:p>2.6</text:p>
              </table:table-cell>
              <table:table-cell office:value-type="float" office:value="0.59259767">
                <text:p>0.592597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8.1964965">
                <text:p>-8.1964965</text:p>
              </table:table-cell>
              <table:table-cell office:value-type="float" office:value="6.8489915">
                <text:p>6.8489915</text:p>
              </table:table-cell>
              <table:table-cell office:value-type="float" office:value="2.5">
                <text:p>2.5</text:p>
              </table:table-cell>
              <table:table-cell office:value-type="float" office:value="0.54564394">
                <text:p>0.5456439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8.1040605">
                <text:p>-8.1040605</text:p>
              </table:table-cell>
              <table:table-cell office:value-type="float" office:value="6.808752">
                <text:p>6.808752</text:p>
              </table:table-cell>
              <table:table-cell office:value-type="float" office:value="2.4">
                <text:p>2.4</text:p>
              </table:table-cell>
              <table:table-cell office:value-type="float" office:value="0.50090917">
                <text:p>0.5009091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8.0115722">
                <text:p>-8.0115722</text:p>
              </table:table-cell>
              <table:table-cell office:value-type="float" office:value="6.768692">
                <text:p>6.768692</text:p>
              </table:table-cell>
              <table:table-cell office:value-type="float" office:value="2.3">
                <text:p>2.3</text:p>
              </table:table-cell>
              <table:table-cell office:value-type="float" office:value="0.4583396">
                <text:p>0.45833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7.9190313">
                <text:p>-7.9190313</text:p>
              </table:table-cell>
              <table:table-cell office:value-type="float" office:value="6.7288127">
                <text:p>6.7288127</text:p>
              </table:table-cell>
              <table:table-cell office:value-type="float" office:value="2.2">
                <text:p>2.2</text:p>
              </table:table-cell>
              <table:table-cell office:value-type="float" office:value="0.41788571">
                <text:p>0.4178857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7.8264374">
                <text:p>-7.8264374</text:p>
              </table:table-cell>
              <table:table-cell office:value-type="float" office:value="6.6891152">
                <text:p>6.6891152</text:p>
              </table:table-cell>
              <table:table-cell office:value-type="float" office:value="2.1">
                <text:p>2.1</text:p>
              </table:table-cell>
              <table:table-cell office:value-type="float" office:value="0.3795018">
                <text:p>0.379501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7.7337903">
                <text:p>-7.7337903</text:p>
              </table:table-cell>
              <table:table-cell office:value-type="float" office:value="6.6496007">
                <text:p>6.6496007</text:p>
              </table:table-cell>
              <table:table-cell office:value-type="float" office:value="2">
                <text:p>2</text:p>
              </table:table-cell>
              <table:table-cell office:value-type="float" office:value="0.34314575">
                <text:p>0.343145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7.6410895">
                <text:p>-7.6410895</text:p>
              </table:table-cell>
              <table:table-cell office:value-type="float" office:value="6.6102703">
                <text:p>6.6102703</text:p>
              </table:table-cell>
              <table:table-cell office:value-type="float" office:value="1.9">
                <text:p>1.9</text:p>
              </table:table-cell>
              <table:table-cell office:value-type="float" office:value="0.30877869">
                <text:p>0.3087786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7.5483348">
                <text:p>-7.5483348</text:p>
              </table:table-cell>
              <table:table-cell office:value-type="float" office:value="6.5711252">
                <text:p>6.5711252</text:p>
              </table:table-cell>
              <table:table-cell office:value-type="float" office:value="1.8">
                <text:p>1.8</text:p>
              </table:table-cell>
              <table:table-cell office:value-type="float" office:value="0.27636479">
                <text:p>0.2763647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7.4555258">
                <text:p>-7.4555258</text:p>
              </table:table-cell>
              <table:table-cell office:value-type="float" office:value="6.5321665">
                <text:p>6.5321665</text:p>
              </table:table-cell>
              <table:table-cell office:value-type="float" office:value="1.7">
                <text:p>1.7</text:p>
              </table:table-cell>
              <table:table-cell office:value-type="float" office:value="0.24587105">
                <text:p>0.2458710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7.3626622">
                <text:p>-7.3626622</text:p>
              </table:table-cell>
              <table:table-cell office:value-type="float" office:value="6.4933953">
                <text:p>6.4933953</text:p>
              </table:table-cell>
              <table:table-cell office:value-type="float" office:value="1.6">
                <text:p>1.6</text:p>
              </table:table-cell>
              <table:table-cell office:value-type="float" office:value="0.21726708">
                <text:p>0.2172670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7.2697437">
                <text:p>-7.2697437</text:p>
              </table:table-cell>
              <table:table-cell office:value-type="float" office:value="6.4548127">
                <text:p>6.4548127</text:p>
              </table:table-cell>
              <table:table-cell office:value-type="float" office:value="1.5">
                <text:p>1.5</text:p>
              </table:table-cell>
              <table:table-cell office:value-type="float" office:value="0.19052498">
                <text:p>0.1905249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7.17677">
                <text:p>-7.17677</text:p>
              </table:table-cell>
              <table:table-cell office:value-type="float" office:value="6.4164198">
                <text:p>6.4164198</text:p>
              </table:table-cell>
              <table:table-cell office:value-type="float" office:value="1.4">
                <text:p>1.4</text:p>
              </table:table-cell>
              <table:table-cell office:value-type="float" office:value="0.16561914">
                <text:p>0.1656191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7.0837407">
                <text:p>-7.0837407</text:p>
              </table:table-cell>
              <table:table-cell office:value-type="float" office:value="6.3782177">
                <text:p>6.3782177</text:p>
              </table:table-cell>
              <table:table-cell office:value-type="float" office:value="1.3">
                <text:p>1.3</text:p>
              </table:table-cell>
              <table:table-cell office:value-type="float" office:value="0.14252614">
                <text:p>0.1425261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6.9906555">
                <text:p>-6.9906555</text:p>
              </table:table-cell>
              <table:table-cell office:value-type="float" office:value="6.3402075">
                <text:p>6.3402075</text:p>
              </table:table-cell>
              <table:table-cell office:value-type="float" office:value="1.2">
                <text:p>1.2</text:p>
              </table:table-cell>
              <table:table-cell office:value-type="float" office:value="0.12122462">
                <text:p>0.1212246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6.8975142">
                <text:p>-6.8975142</text:p>
              </table:table-cell>
              <table:table-cell office:value-type="float" office:value="6.3023902">
                <text:p>6.3023902</text:p>
              </table:table-cell>
              <table:table-cell office:value-type="float" office:value="1.1">
                <text:p>1.1</text:p>
              </table:table-cell>
              <table:table-cell office:value-type="float" office:value="0.10169516">
                <text:p>0.1016951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6.8043164">
                <text:p>-6.8043164</text:p>
              </table:table-cell>
              <table:table-cell office:value-type="float" office:value="6.2647669">
                <text:p>6.2647669</text:p>
              </table:table-cell>
              <table:table-cell office:value-type="float" office:value="1">
                <text:p>1</text:p>
              </table:table-cell>
              <table:table-cell office:value-type="float" office:value="0.083920217">
                <text:p>0.0839202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6.7110618">
                <text:p>-6.7110618</text:p>
              </table:table-cell>
              <table:table-cell office:value-type="float" office:value="6.2273385">
                <text:p>6.2273385</text:p>
              </table:table-cell>
              <table:table-cell office:value-type="float" office:value="0.9">
                <text:p>0.9</text:p>
              </table:table-cell>
              <table:table-cell office:value-type="float" office:value="0.06788402">
                <text:p>0.0678840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6.6177501">
                <text:p>-6.6177501</text:p>
              </table:table-cell>
              <table:table-cell office:value-type="float" office:value="6.1901062">
                <text:p>6.1901062</text:p>
              </table:table-cell>
              <table:table-cell office:value-type="float" office:value="0.8">
                <text:p>0.8</text:p>
              </table:table-cell>
              <table:table-cell office:value-type="float" office:value="0.053572501">
                <text:p>0.0535725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6.524381">
                <text:p>-6.524381</text:p>
              </table:table-cell>
              <table:table-cell office:value-type="float" office:value="6.153071">
                <text:p>6.153071</text:p>
              </table:table-cell>
              <table:table-cell office:value-type="float" office:value="0.7">
                <text:p>0.7</text:p>
              </table:table-cell>
              <table:table-cell office:value-type="float" office:value="0.040973234">
                <text:p>0.04097323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6.4309543">
                <text:p>-6.4309543</text:p>
              </table:table-cell>
              <table:table-cell office:value-type="float" office:value="6.1162339">
                <text:p>6.1162339</text:p>
              </table:table-cell>
              <table:table-cell office:value-type="float" office:value="0.6">
                <text:p>0.6</text:p>
              </table:table-cell>
              <table:table-cell office:value-type="float" office:value="0.030075377">
                <text:p>0.03007537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6.3374696">
                <text:p>-6.3374696</text:p>
              </table:table-cell>
              <table:table-cell office:value-type="float" office:value="6.0795957">
                <text:p>6.0795957</text:p>
              </table:table-cell>
              <table:table-cell office:value-type="float" office:value="0.5">
                <text:p>0.5</text:p>
              </table:table-cell>
              <table:table-cell office:value-type="float" office:value="0.020869628">
                <text:p>0.02086962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6.2439266">
                <text:p>-6.2439266</text:p>
              </table:table-cell>
              <table:table-cell office:value-type="float" office:value="6.0431577">
                <text:p>6.0431577</text:p>
              </table:table-cell>
              <table:table-cell office:value-type="float" office:value="0.4">
                <text:p>0.4</text:p>
              </table:table-cell>
              <table:table-cell office:value-type="float" office:value="0.013348181">
                <text:p>0.01334818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6.1503251">
                <text:p>-6.1503251</text:p>
              </table:table-cell>
              <table:table-cell office:value-type="float" office:value="6.0069206">
                <text:p>6.0069206</text:p>
              </table:table-cell>
              <table:table-cell office:value-type="float" office:value="0.3">
                <text:p>0.3</text:p>
              </table:table-cell>
              <table:table-cell office:value-type="float" office:value="0.0075046934">
                <text:p>0.007504693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6.0566648">
                <text:p>-6.0566648</text:p>
              </table:table-cell>
              <table:table-cell office:value-type="float" office:value="5.9708856">
                <text:p>5.9708856</text:p>
              </table:table-cell>
              <table:table-cell office:value-type="float" office:value="0.2">
                <text:p>0.2</text:p>
              </table:table-cell>
              <table:table-cell office:value-type="float" office:value="0.0033342598">
                <text:p>0.003334259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5.9629454">
                <text:p>-5.9629454</text:p>
              </table:table-cell>
              <table:table-cell office:value-type="float" office:value="5.9350534">
                <text:p>5.9350534</text:p>
              </table:table-cell>
              <table:table-cell office:value-type="float" office:value="0.1">
                <text:p>0.1</text:p>
              </table:table-cell>
              <table:table-cell office:value-type="float" office:value="0.00083339121">
                <text:p>0.0008333912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5.8691667">
                <text:p>-5.8691667</text:p>
              </table:table-cell>
              <table:table-cell office:value-type="float" office:value="5.8994251">
                <text:p>5.8994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5.7753283">
                <text:p>-5.7753283</text:p>
              </table:table-cell>
              <table:table-cell office:value-type="float" office:value="5.8640016">
                <text:p>5.8640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5.68143">
                <text:p>-5.68143</text:p>
              </table:table-cell>
              <table:table-cell office:value-type="float" office:value="5.8287838">
                <text:p>5.8287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5.5874715">
                <text:p>-5.5874715</text:p>
              </table:table-cell>
              <table:table-cell office:value-type="float" office:value="5.7937726">
                <text:p>5.7937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5.4934527">
                <text:p>-5.4934527</text:p>
              </table:table-cell>
              <table:table-cell office:value-type="float" office:value="5.7589689">
                <text:p>5.7589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5.3993732">
                <text:p>-5.3993732</text:p>
              </table:table-cell>
              <table:table-cell office:value-type="float" office:value="5.7243735">
                <text:p>5.7243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5.3052327">
                <text:p>-5.3052327</text:p>
              </table:table-cell>
              <table:table-cell office:value-type="float" office:value="5.6899874">
                <text:p>5.6899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5.2110311">
                <text:p>-5.2110311</text:p>
              </table:table-cell>
              <table:table-cell office:value-type="float" office:value="5.6558113">
                <text:p>5.6558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5.1167681">
                <text:p>-5.1167681</text:p>
              </table:table-cell>
              <table:table-cell office:value-type="float" office:value="5.6218461">
                <text:p>5.6218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5.0224434">
                <text:p>-5.0224434</text:p>
              </table:table-cell>
              <table:table-cell office:value-type="float" office:value="5.5880927">
                <text:p>5.5880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4.9280568">
                <text:p>-4.9280568</text:p>
              </table:table-cell>
              <table:table-cell office:value-type="float" office:value="5.5545518">
                <text:p>5.5545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4.8336081">
                <text:p>-4.8336081</text:p>
              </table:table-cell>
              <table:table-cell office:value-type="float" office:value="5.5212243">
                <text:p>5.5212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4.7390971">
                <text:p>-4.7390971</text:p>
              </table:table-cell>
              <table:table-cell office:value-type="float" office:value="5.4881108">
                <text:p>5.4881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4.6445234">
                <text:p>-4.6445234</text:p>
              </table:table-cell>
              <table:table-cell office:value-type="float" office:value="5.4552123">
                <text:p>5.4552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4.549887">
                <text:p>-4.549887</text:p>
              </table:table-cell>
              <table:table-cell office:value-type="float" office:value="5.4225294">
                <text:p>5.4225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4.4551876">
                <text:p>-4.4551876</text:p>
              </table:table-cell>
              <table:table-cell office:value-type="float" office:value="5.3900629">
                <text:p>5.3900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4.3604249">
                <text:p>-4.3604249</text:p>
              </table:table-cell>
              <table:table-cell office:value-type="float" office:value="5.3578136">
                <text:p>5.3578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4.2655988">
                <text:p>-4.2655988</text:p>
              </table:table-cell>
              <table:table-cell office:value-type="float" office:value="5.3257821">
                <text:p>5.3257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4.1707091">
                <text:p>-4.1707091</text:p>
              </table:table-cell>
              <table:table-cell office:value-type="float" office:value="5.2939691">
                <text:p>5.2939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4.0757556">
                <text:p>-4.0757556</text:p>
              </table:table-cell>
              <table:table-cell office:value-type="float" office:value="5.2623754">
                <text:p>5.2623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3.980738">
                <text:p>-3.980738</text:p>
              </table:table-cell>
              <table:table-cell office:value-type="float" office:value="5.2310015">
                <text:p>5.2310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3.8856561">
                <text:p>-3.8856561</text:p>
              </table:table-cell>
              <table:table-cell office:value-type="float" office:value="5.1998483">
                <text:p>5.1998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3.7905099">
                <text:p>-3.7905099</text:p>
              </table:table-cell>
              <table:table-cell office:value-type="float" office:value="5.1689162">
                <text:p>5.1689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3.6952991">
                <text:p>-3.6952991</text:p>
              </table:table-cell>
              <table:table-cell office:value-type="float" office:value="5.138206">
                <text:p>5.138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3.6000235">
                <text:p>-3.6000235</text:p>
              </table:table-cell>
              <table:table-cell office:value-type="float" office:value="5.1077182">
                <text:p>5.1077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3.5046829">
                <text:p>-3.5046829</text:p>
              </table:table-cell>
              <table:table-cell office:value-type="float" office:value="5.0774535">
                <text:p>5.0774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3.4092772">
                <text:p>-3.4092772</text:p>
              </table:table-cell>
              <table:table-cell office:value-type="float" office:value="5.0474125">
                <text:p>5.0474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3.3138062">
                <text:p>-3.3138062</text:p>
              </table:table-cell>
              <table:table-cell office:value-type="float" office:value="5.0175956">
                <text:p>5.0175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3.2182698">
                <text:p>-3.2182698</text:p>
              </table:table-cell>
              <table:table-cell office:value-type="float" office:value="4.9880036">
                <text:p>4.9880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3.1226678">
                <text:p>-3.1226678</text:p>
              </table:table-cell>
              <table:table-cell office:value-type="float" office:value="4.9586368">
                <text:p>4.9586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3.027">
                <text:p>-3.027</text:p>
              </table:table-cell>
              <table:table-cell office:value-type="float" office:value="4.9294959">
                <text:p>4.9294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2.9312663">
                <text:p>-2.9312663</text:p>
              </table:table-cell>
              <table:table-cell office:value-type="float" office:value="4.9005813">
                <text:p>4.9005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2.8354666">
                <text:p>-2.8354666</text:p>
              </table:table-cell>
              <table:table-cell office:value-type="float" office:value="4.8718936">
                <text:p>4.8718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2.7396006">
                <text:p>-2.7396006</text:p>
              </table:table-cell>
              <table:table-cell office:value-type="float" office:value="4.8434332">
                <text:p>4.8434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2.6436683">
                <text:p>-2.6436683</text:p>
              </table:table-cell>
              <table:table-cell office:value-type="float" office:value="4.8152005">
                <text:p>4.8152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2.5476696">
                <text:p>-2.5476696</text:p>
              </table:table-cell>
              <table:table-cell office:value-type="float" office:value="4.7871961">
                <text:p>4.7871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2.4516043">
                <text:p>-2.4516043</text:p>
              </table:table-cell>
              <table:table-cell office:value-type="float" office:value="4.7594204">
                <text:p>4.7594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2.3554723">
                <text:p>-2.3554723</text:p>
              </table:table-cell>
              <table:table-cell office:value-type="float" office:value="4.7318737">
                <text:p>4.7318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2.2592735">
                <text:p>-2.2592735</text:p>
              </table:table-cell>
              <table:table-cell office:value-type="float" office:value="4.7045565">
                <text:p>4.7045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2.1630077">
                <text:p>-2.1630077</text:p>
              </table:table-cell>
              <table:table-cell office:value-type="float" office:value="4.6774692">
                <text:p>4.6774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2.0666749">
                <text:p>-2.0666749</text:p>
              </table:table-cell>
              <table:table-cell office:value-type="float" office:value="4.6506121">
                <text:p>4.6506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.9702749">
                <text:p>-1.9702749</text:p>
              </table:table-cell>
              <table:table-cell office:value-type="float" office:value="4.6239856">
                <text:p>4.6239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.8738078">
                <text:p>-1.8738078</text:p>
              </table:table-cell>
              <table:table-cell office:value-type="float" office:value="4.5975899">
                <text:p>4.5975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.7772733">
                <text:p>-1.7772733</text:p>
              </table:table-cell>
              <table:table-cell office:value-type="float" office:value="4.5714255">
                <text:p>4.5714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.6806713">
                <text:p>-1.6806713</text:p>
              </table:table-cell>
              <table:table-cell office:value-type="float" office:value="4.5454926">
                <text:p>4.5454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.5840019">
                <text:p>-1.5840019</text:p>
              </table:table-cell>
              <table:table-cell office:value-type="float" office:value="4.5197915">
                <text:p>4.5197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.4872649">
                <text:p>-1.4872649</text:p>
              </table:table-cell>
              <table:table-cell office:value-type="float" office:value="4.4943224">
                <text:p>4.4943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1.3904603">
                <text:p>-1.3904603</text:p>
              </table:table-cell>
              <table:table-cell office:value-type="float" office:value="4.4690857">
                <text:p>4.4690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.293588">
                <text:p>-1.293588</text:p>
              </table:table-cell>
              <table:table-cell office:value-type="float" office:value="4.4440815">
                <text:p>4.4440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1.1966478">
                <text:p>-1.1966478</text:p>
              </table:table-cell>
              <table:table-cell office:value-type="float" office:value="4.41931">
                <text:p>4.41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1.0996399">
                <text:p>-1.0996399</text:p>
              </table:table-cell>
              <table:table-cell office:value-type="float" office:value="4.3947715">
                <text:p>4.3947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1.0025641">
                <text:p>-1.0025641</text:p>
              </table:table-cell>
              <table:table-cell office:value-type="float" office:value="4.3704661">
                <text:p>4.3704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90542029">
                <text:p>-0.90542029</text:p>
              </table:table-cell>
              <table:table-cell office:value-type="float" office:value="4.346394">
                <text:p>4.346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80820856">
                <text:p>-0.80820856</text:p>
              </table:table-cell>
              <table:table-cell office:value-type="float" office:value="4.3225554">
                <text:p>4.3225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71092882">
                <text:p>-0.71092882</text:p>
              </table:table-cell>
              <table:table-cell office:value-type="float" office:value="4.2989502">
                <text:p>4.2989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61358105">
                <text:p>-0.61358105</text:p>
              </table:table-cell>
              <table:table-cell office:value-type="float" office:value="4.2755787">
                <text:p>4.2755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51616522">
                <text:p>-0.51616522</text:p>
              </table:table-cell>
              <table:table-cell office:value-type="float" office:value="4.252441">
                <text:p>4.252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4186813">
                <text:p>-0.4186813</text:p>
              </table:table-cell>
              <table:table-cell office:value-type="float" office:value="4.229537">
                <text:p>4.229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3211293">
                <text:p>-0.3211293</text:p>
              </table:table-cell>
              <table:table-cell office:value-type="float" office:value="4.2068669">
                <text:p>4.2068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22350918">
                <text:p>-0.22350918</text:p>
              </table:table-cell>
              <table:table-cell office:value-type="float" office:value="4.1844307">
                <text:p>4.1844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12582097">
                <text:p>-0.12582097</text:p>
              </table:table-cell>
              <table:table-cell office:value-type="float" office:value="4.1622284">
                <text:p>4.1622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028064642">
                <text:p>-0.028064642</text:p>
              </table:table-cell>
              <table:table-cell office:value-type="float" office:value="4.14026">
                <text:p>4.14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6975978">
                <text:p>0.06975978</text:p>
              </table:table-cell>
              <table:table-cell office:value-type="float" office:value="4.1185254">
                <text:p>4.1185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16765229">
                <text:p>0.16765229</text:p>
              </table:table-cell>
              <table:table-cell office:value-type="float" office:value="4.0970247">
                <text:p>4.0970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26561286">
                <text:p>0.26561286</text:p>
              </table:table-cell>
              <table:table-cell office:value-type="float" office:value="4.0757577">
                <text:p>4.0757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36364147">
                <text:p>0.36364147</text:p>
              </table:table-cell>
              <table:table-cell office:value-type="float" office:value="4.0547244">
                <text:p>4.0547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4617381">
                <text:p>0.4617381</text:p>
              </table:table-cell>
              <table:table-cell office:value-type="float" office:value="4.0339246">
                <text:p>4.0339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5599027">
                <text:p>0.5599027</text:p>
              </table:table-cell>
              <table:table-cell office:value-type="float" office:value="4.0133583">
                <text:p>4.0133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65813523">
                <text:p>0.65813523</text:p>
              </table:table-cell>
              <table:table-cell office:value-type="float" office:value="3.9930253">
                <text:p>3.9930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75643566">
                <text:p>0.75643566</text:p>
              </table:table-cell>
              <table:table-cell office:value-type="float" office:value="3.9729254">
                <text:p>3.9729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85480391">
                <text:p>0.85480391</text:p>
              </table:table-cell>
              <table:table-cell office:value-type="float" office:value="3.9530585">
                <text:p>3.9530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95323995">
                <text:p>0.95323995</text:p>
              </table:table-cell>
              <table:table-cell office:value-type="float" office:value="3.9334243">
                <text:p>3.9334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0517437">
                <text:p>1.0517437</text:p>
              </table:table-cell>
              <table:table-cell office:value-type="float" office:value="3.9140227">
                <text:p>3.9140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1503151">
                <text:p>1.1503151</text:p>
              </table:table-cell>
              <table:table-cell office:value-type="float" office:value="3.8948534">
                <text:p>3.8948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248954">
                <text:p>1.248954</text:p>
              </table:table-cell>
              <table:table-cell office:value-type="float" office:value="3.8759161">
                <text:p>3.8759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3476605">
                <text:p>1.3476605</text:p>
              </table:table-cell>
              <table:table-cell office:value-type="float" office:value="3.8572105">
                <text:p>3.8572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4464343">
                <text:p>1.4464343</text:p>
              </table:table-cell>
              <table:table-cell office:value-type="float" office:value="3.8387364">
                <text:p>3.8387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5452754">
                <text:p>1.5452754</text:p>
              </table:table-cell>
              <table:table-cell office:value-type="float" office:value="3.8204934">
                <text:p>3.8204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6441837">
                <text:p>1.6441837</text:p>
              </table:table-cell>
              <table:table-cell office:value-type="float" office:value="3.8024812">
                <text:p>3.8024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7431591">
                <text:p>1.7431591</text:p>
              </table:table-cell>
              <table:table-cell office:value-type="float" office:value="3.7846994">
                <text:p>3.7846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8422015">
                <text:p>1.8422015</text:p>
              </table:table-cell>
              <table:table-cell office:value-type="float" office:value="3.7671476">
                <text:p>3.7671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9413108">
                <text:p>1.9413108</text:p>
              </table:table-cell>
              <table:table-cell office:value-type="float" office:value="3.7498254">
                <text:p>3.7498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0404867">
                <text:p>2.0404867</text:p>
              </table:table-cell>
              <table:table-cell office:value-type="float" office:value="3.7327324">
                <text:p>3.7327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1397293">
                <text:p>2.1397293</text:p>
              </table:table-cell>
              <table:table-cell office:value-type="float" office:value="3.7158682">
                <text:p>3.7158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2390384">
                <text:p>2.2390384</text:p>
              </table:table-cell>
              <table:table-cell office:value-type="float" office:value="3.6992321">
                <text:p>3.6992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3384138">
                <text:p>2.3384138</text:p>
              </table:table-cell>
              <table:table-cell office:value-type="float" office:value="3.6828239">
                <text:p>3.6828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4378553">
                <text:p>2.4378553</text:p>
              </table:table-cell>
              <table:table-cell office:value-type="float" office:value="3.6666429">
                <text:p>3.6666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5373629">
                <text:p>2.5373629</text:p>
              </table:table-cell>
              <table:table-cell office:value-type="float" office:value="3.6506886">
                <text:p>3.6506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6369363">
                <text:p>2.6369363</text:p>
              </table:table-cell>
              <table:table-cell office:value-type="float" office:value="3.6349605">
                <text:p>3.6349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7365754">
                <text:p>2.7365754</text:p>
              </table:table-cell>
              <table:table-cell office:value-type="float" office:value="3.6194579">
                <text:p>3.6194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83628">
                <text:p>2.83628</text:p>
              </table:table-cell>
              <table:table-cell office:value-type="float" office:value="3.6041803">
                <text:p>3.6041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9360499">
                <text:p>2.9360499</text:p>
              </table:table-cell>
              <table:table-cell office:value-type="float" office:value="3.589127">
                <text:p>3.589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.035885">
                <text:p>3.035885</text:p>
              </table:table-cell>
              <table:table-cell office:value-type="float" office:value="3.5742975">
                <text:p>3.5742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.135785">
                <text:p>3.135785</text:p>
              </table:table-cell>
              <table:table-cell office:value-type="float" office:value="3.5596909">
                <text:p>3.5596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.2357497">
                <text:p>3.2357497</text:p>
              </table:table-cell>
              <table:table-cell office:value-type="float" office:value="3.5453067">
                <text:p>3.5453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.335779">
                <text:p>3.335779</text:p>
              </table:table-cell>
              <table:table-cell office:value-type="float" office:value="3.5311441">
                <text:p>3.5311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.4358726">
                <text:p>3.4358726</text:p>
              </table:table-cell>
              <table:table-cell office:value-type="float" office:value="3.5172024">
                <text:p>3.5172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.5360303">
                <text:p>3.5360303</text:p>
              </table:table-cell>
              <table:table-cell office:value-type="float" office:value="3.5034807">
                <text:p>3.5034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.6362518">
                <text:p>3.6362518</text:p>
              </table:table-cell>
              <table:table-cell office:value-type="float" office:value="3.4899784">
                <text:p>3.4899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.736537">
                <text:p>3.736537</text:p>
              </table:table-cell>
              <table:table-cell office:value-type="float" office:value="3.4766946">
                <text:p>3.4766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.8368855">
                <text:p>3.8368855</text:p>
              </table:table-cell>
              <table:table-cell office:value-type="float" office:value="3.4636285">
                <text:p>3.4636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.9372972">
                <text:p>3.9372972</text:p>
              </table:table-cell>
              <table:table-cell office:value-type="float" office:value="3.4507793">
                <text:p>3.4507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.0377718">
                <text:p>4.0377718</text:p>
              </table:table-cell>
              <table:table-cell office:value-type="float" office:value="3.4381459">
                <text:p>3.4381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.138309">
                <text:p>4.138309</text:p>
              </table:table-cell>
              <table:table-cell office:value-type="float" office:value="3.4257276">
                <text:p>3.4257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.2389086">
                <text:p>4.2389086</text:p>
              </table:table-cell>
              <table:table-cell office:value-type="float" office:value="3.4135235">
                <text:p>3.4135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.3395702">
                <text:p>4.3395702</text:p>
              </table:table-cell>
              <table:table-cell office:value-type="float" office:value="3.4015325">
                <text:p>3.4015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.4402936">
                <text:p>4.4402936</text:p>
              </table:table-cell>
              <table:table-cell office:value-type="float" office:value="3.3897537">
                <text:p>3.3897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.5410785">
                <text:p>4.5410785</text:p>
              </table:table-cell>
              <table:table-cell office:value-type="float" office:value="3.3781861">
                <text:p>3.3781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.6419246">
                <text:p>4.6419246</text:p>
              </table:table-cell>
              <table:table-cell office:value-type="float" office:value="3.3668287">
                <text:p>3.3668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.7428316">
                <text:p>4.7428316</text:p>
              </table:table-cell>
              <table:table-cell office:value-type="float" office:value="3.3556804">
                <text:p>3.3556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.8437992">
                <text:p>4.8437992</text:p>
              </table:table-cell>
              <table:table-cell office:value-type="float" office:value="3.3447402">
                <text:p>3.3447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.9448271">
                <text:p>4.9448271</text:p>
              </table:table-cell>
              <table:table-cell office:value-type="float" office:value="3.3340069">
                <text:p>3.3340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.0459149">
                <text:p>5.0459149</text:p>
              </table:table-cell>
              <table:table-cell office:value-type="float" office:value="3.3234795">
                <text:p>3.3234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.1470623">
                <text:p>5.1470623</text:p>
              </table:table-cell>
              <table:table-cell office:value-type="float" office:value="3.3131568">
                <text:p>3.3131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.2482689">
                <text:p>5.2482689</text:p>
              </table:table-cell>
              <table:table-cell office:value-type="float" office:value="3.3030376">
                <text:p>3.3030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.3495345">
                <text:p>5.3495345</text:p>
              </table:table-cell>
              <table:table-cell office:value-type="float" office:value="3.2931208">
                <text:p>3.2931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.4508587">
                <text:p>5.4508587</text:p>
              </table:table-cell>
              <table:table-cell office:value-type="float" office:value="3.283405">
                <text:p>3.283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.552241">
                <text:p>5.552241</text:p>
              </table:table-cell>
              <table:table-cell office:value-type="float" office:value="3.2738892">
                <text:p>3.2738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.6536812">
                <text:p>5.6536812</text:p>
              </table:table-cell>
              <table:table-cell office:value-type="float" office:value="3.2645719">
                <text:p>3.2645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.7551788">
                <text:p>5.7551788</text:p>
              </table:table-cell>
              <table:table-cell office:value-type="float" office:value="3.2554519">
                <text:p>3.2554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.8567335">
                <text:p>5.8567335</text:p>
              </table:table-cell>
              <table:table-cell office:value-type="float" office:value="3.2465279">
                <text:p>3.2465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.9583448">
                <text:p>5.9583448</text:p>
              </table:table-cell>
              <table:table-cell office:value-type="float" office:value="3.2377985">
                <text:p>3.2377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.0600125">
                <text:p>6.0600125</text:p>
              </table:table-cell>
              <table:table-cell office:value-type="float" office:value="3.2292624">
                <text:p>3.2292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.161736">
                <text:p>6.161736</text:p>
              </table:table-cell>
              <table:table-cell office:value-type="float" office:value="3.2209182">
                <text:p>3.2209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.2635149">
                <text:p>6.2635149</text:p>
              </table:table-cell>
              <table:table-cell office:value-type="float" office:value="3.2127644">
                <text:p>3.2127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.3653489">
                <text:p>6.3653489</text:p>
              </table:table-cell>
              <table:table-cell office:value-type="float" office:value="3.2047995">
                <text:p>3.2047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.4672375">
                <text:p>6.4672375</text:p>
              </table:table-cell>
              <table:table-cell office:value-type="float" office:value="3.1970222">
                <text:p>3.1970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.5691803">
                <text:p>6.5691803</text:p>
              </table:table-cell>
              <table:table-cell office:value-type="float" office:value="3.1894309">
                <text:p>3.1894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.6711767">
                <text:p>6.6711767</text:p>
              </table:table-cell>
              <table:table-cell office:value-type="float" office:value="3.182024">
                <text:p>3.182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.7732264">
                <text:p>6.7732264</text:p>
              </table:table-cell>
              <table:table-cell office:value-type="float" office:value="3.1748001">
                <text:p>3.1748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.875329">
                <text:p>6.875329</text:p>
              </table:table-cell>
              <table:table-cell office:value-type="float" office:value="3.1677574">
                <text:p>3.1677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.9774838">
                <text:p>6.9774838</text:p>
              </table:table-cell>
              <table:table-cell office:value-type="float" office:value="3.1608945">
                <text:p>3.1608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.0796905">
                <text:p>7.0796905</text:p>
              </table:table-cell>
              <table:table-cell office:value-type="float" office:value="3.1542097">
                <text:p>3.1542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.1819486">
                <text:p>7.1819486</text:p>
              </table:table-cell>
              <table:table-cell office:value-type="float" office:value="3.1477013">
                <text:p>3.1477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.2842575">
                <text:p>7.2842575</text:p>
              </table:table-cell>
              <table:table-cell office:value-type="float" office:value="3.1413676">
                <text:p>3.1413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.3866169">
                <text:p>7.3866169</text:p>
              </table:table-cell>
              <table:table-cell office:value-type="float" office:value="3.135207">
                <text:p>3.135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.4890261">
                <text:p>7.4890261</text:p>
              </table:table-cell>
              <table:table-cell office:value-type="float" office:value="3.1292175">
                <text:p>3.1292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.5914846">
                <text:p>7.5914846</text:p>
              </table:table-cell>
              <table:table-cell office:value-type="float" office:value="3.1233976">
                <text:p>3.1233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.693992">
                <text:p>7.693992</text:p>
              </table:table-cell>
              <table:table-cell office:value-type="float" office:value="3.1177453">
                <text:p>3.1177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.7965477">
                <text:p>7.7965477</text:p>
              </table:table-cell>
              <table:table-cell office:value-type="float" office:value="3.1122589">
                <text:p>3.1122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.8991511">
                <text:p>7.8991511</text:p>
              </table:table-cell>
              <table:table-cell office:value-type="float" office:value="3.1069365">
                <text:p>3.1069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.0018017">
                <text:p>8.0018017</text:p>
              </table:table-cell>
              <table:table-cell office:value-type="float" office:value="3.1017762">
                <text:p>3.1017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.104499">
                <text:p>8.104499</text:p>
              </table:table-cell>
              <table:table-cell office:value-type="float" office:value="3.0967761">
                <text:p>3.0967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.2072423">
                <text:p>8.2072423</text:p>
              </table:table-cell>
              <table:table-cell office:value-type="float" office:value="3.0919343">
                <text:p>3.0919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.3100312">
                <text:p>8.3100312</text:p>
              </table:table-cell>
              <table:table-cell office:value-type="float" office:value="3.0872487">
                <text:p>3.0872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.412865">
                <text:p>8.412865</text:p>
              </table:table-cell>
              <table:table-cell office:value-type="float" office:value="3.0827175">
                <text:p>3.0827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.5157431">
                <text:p>8.5157431</text:p>
              </table:table-cell>
              <table:table-cell office:value-type="float" office:value="3.0783384">
                <text:p>3.0783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.618665">
                <text:p>8.618665</text:p>
              </table:table-cell>
              <table:table-cell office:value-type="float" office:value="3.0741096">
                <text:p>3.0741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.72163">
                <text:p>8.72163</text:p>
              </table:table-cell>
              <table:table-cell office:value-type="float" office:value="3.0700289">
                <text:p>3.0700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.8246375">
                <text:p>8.8246375</text:p>
              </table:table-cell>
              <table:table-cell office:value-type="float" office:value="3.0660942">
                <text:p>3.0660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.9276869">
                <text:p>8.9276869</text:p>
              </table:table-cell>
              <table:table-cell office:value-type="float" office:value="3.0623034">
                <text:p>3.0623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.0307776">
                <text:p>9.0307776</text:p>
              </table:table-cell>
              <table:table-cell office:value-type="float" office:value="3.0586543">
                <text:p>3.0586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.1339088">
                <text:p>9.1339088</text:p>
              </table:table-cell>
              <table:table-cell office:value-type="float" office:value="3.0551447">
                <text:p>3.0551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.2370801">
                <text:p>9.2370801</text:p>
              </table:table-cell>
              <table:table-cell office:value-type="float" office:value="3.0517723">
                <text:p>3.0517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.3402906">
                <text:p>9.3402906</text:p>
              </table:table-cell>
              <table:table-cell office:value-type="float" office:value="3.0485349">
                <text:p>3.0485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9.4435398">
                <text:p>9.4435398</text:p>
              </table:table-cell>
              <table:table-cell office:value-type="float" office:value="3.0454302">
                <text:p>3.0454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9.546827">
                <text:p>9.546827</text:p>
              </table:table-cell>
              <table:table-cell office:value-type="float" office:value="3.042456">
                <text:p>3.042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9.6501515">
                <text:p>9.6501515</text:p>
              </table:table-cell>
              <table:table-cell office:value-type="float" office:value="3.0396098">
                <text:p>3.0396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9.7535125">
                <text:p>9.7535125</text:p>
              </table:table-cell>
              <table:table-cell office:value-type="float" office:value="3.0368892">
                <text:p>3.0368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9.8569095">
                <text:p>9.8569095</text:p>
              </table:table-cell>
              <table:table-cell office:value-type="float" office:value="3.0342919">
                <text:p>3.0342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9.9603416">
                <text:p>9.9603416</text:p>
              </table:table-cell>
              <table:table-cell office:value-type="float" office:value="3.0318155">
                <text:p>3.0318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.063808">
                <text:p>10.063808</text:p>
              </table:table-cell>
              <table:table-cell office:value-type="float" office:value="3.0294574">
                <text:p>3.0294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.167308">
                <text:p>10.167308</text:p>
              </table:table-cell>
              <table:table-cell office:value-type="float" office:value="3.0272151">
                <text:p>3.0272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.270842">
                <text:p>10.270842</text:p>
              </table:table-cell>
              <table:table-cell office:value-type="float" office:value="3.0250862">
                <text:p>3.0250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.374407">
                <text:p>10.374407</text:p>
              </table:table-cell>
              <table:table-cell office:value-type="float" office:value="3.023068">
                <text:p>3.023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.478004">
                <text:p>10.478004</text:p>
              </table:table-cell>
              <table:table-cell office:value-type="float" office:value="3.021158">
                <text:p>3.021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0.581632">
                <text:p>10.581632</text:p>
              </table:table-cell>
              <table:table-cell office:value-type="float" office:value="3.0193536">
                <text:p>3.0193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.68529">
                <text:p>10.68529</text:p>
              </table:table-cell>
              <table:table-cell office:value-type="float" office:value="3.0176521">
                <text:p>3.0176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.788977">
                <text:p>10.788977</text:p>
              </table:table-cell>
              <table:table-cell office:value-type="float" office:value="3.0160508">
                <text:p>3.0160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.892692">
                <text:p>10.892692</text:p>
              </table:table-cell>
              <table:table-cell office:value-type="float" office:value="3.0145469">
                <text:p>3.014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.996435">
                <text:p>10.996435</text:p>
              </table:table-cell>
              <table:table-cell office:value-type="float" office:value="3.0131379">
                <text:p>3.0131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1.100205">
                <text:p>11.100205</text:p>
              </table:table-cell>
              <table:table-cell office:value-type="float" office:value="3.0118208">
                <text:p>3.0118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1.204001">
                <text:p>11.204001</text:p>
              </table:table-cell>
              <table:table-cell office:value-type="float" office:value="3.0105929">
                <text:p>3.0105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1.307822">
                <text:p>11.307822</text:p>
              </table:table-cell>
              <table:table-cell office:value-type="float" office:value="3.0094513">
                <text:p>3.0094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1.411667">
                <text:p>11.411667</text:p>
              </table:table-cell>
              <table:table-cell office:value-type="float" office:value="3.0083932">
                <text:p>3.0083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1.515535">
                <text:p>11.515535</text:p>
              </table:table-cell>
              <table:table-cell office:value-type="float" office:value="3.0074156">
                <text:p>3.0074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1.619426">
                <text:p>11.619426</text:p>
              </table:table-cell>
              <table:table-cell office:value-type="float" office:value="3.0065157">
                <text:p>3.0065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1.723339">
                <text:p>11.723339</text:p>
              </table:table-cell>
              <table:table-cell office:value-type="float" office:value="3.0056904">
                <text:p>3.0056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1.827273">
                <text:p>11.827273</text:p>
              </table:table-cell>
              <table:table-cell office:value-type="float" office:value="3.0049367">
                <text:p>3.0049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1.931227">
                <text:p>11.931227</text:p>
              </table:table-cell>
              <table:table-cell office:value-type="float" office:value="3.0042517">
                <text:p>3.0042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2.0352">
                <text:p>12.0352</text:p>
              </table:table-cell>
              <table:table-cell office:value-type="float" office:value="3.0036322">
                <text:p>3.0036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2.139191">
                <text:p>12.139191</text:p>
              </table:table-cell>
              <table:table-cell office:value-type="float" office:value="3.0030752">
                <text:p>3.0030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2.243199">
                <text:p>12.243199</text:p>
              </table:table-cell>
              <table:table-cell office:value-type="float" office:value="3.0025775">
                <text:p>3.0025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2.347224">
                <text:p>12.347224</text:p>
              </table:table-cell>
              <table:table-cell office:value-type="float" office:value="3.0021359">
                <text:p>3.0021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2.451264">
                <text:p>12.451264</text:p>
              </table:table-cell>
              <table:table-cell office:value-type="float" office:value="3.0017474">
                <text:p>3.0017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2.555318">
                <text:p>12.555318</text:p>
              </table:table-cell>
              <table:table-cell office:value-type="float" office:value="3.0014085">
                <text:p>3.0014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2.659387">
                <text:p>12.659387</text:p>
              </table:table-cell>
              <table:table-cell office:value-type="float" office:value="3.0011162">
                <text:p>3.0011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2.763467">
                <text:p>12.763467</text:p>
              </table:table-cell>
              <table:table-cell office:value-type="float" office:value="3.000867">
                <text:p>3.000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2.867559">
                <text:p>12.867559</text:p>
              </table:table-cell>
              <table:table-cell office:value-type="float" office:value="3.0006576">
                <text:p>3.0006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2.971662">
                <text:p>12.971662</text:p>
              </table:table-cell>
              <table:table-cell office:value-type="float" office:value="3.0004848">
                <text:p>3.0004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3.075775">
                <text:p>13.075775</text:p>
              </table:table-cell>
              <table:table-cell office:value-type="float" office:value="3.0003451">
                <text:p>3.0003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3.179896">
                <text:p>13.179896</text:p>
              </table:table-cell>
              <table:table-cell office:value-type="float" office:value="3.000235">
                <text:p>3.000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3.284025">
                <text:p>13.284025</text:p>
              </table:table-cell>
              <table:table-cell office:value-type="float" office:value="3.0001511">
                <text:p>3.0001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3.38816">
                <text:p>13.38816</text:p>
              </table:table-cell>
              <table:table-cell office:value-type="float" office:value="3.00009">
                <text:p>3.00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3.492301">
                <text:p>13.492301</text:p>
              </table:table-cell>
              <table:table-cell office:value-type="float" office:value="3.000048">
                <text:p>3.000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3.596447">
                <text:p>13.596447</text:p>
              </table:table-cell>
              <table:table-cell office:value-type="float" office:value="3.0000216">
                <text:p>3.0000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3.700596">
                <text:p>13.700596</text:p>
              </table:table-cell>
              <table:table-cell office:value-type="float" office:value="3.0000073">
                <text:p>3.0000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3.804748">
                <text:p>13.804748</text:p>
              </table:table-cell>
              <table:table-cell office:value-type="float" office:value="3.0000013">
                <text:p>3.0000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3.9089">
                <text:p>13.908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2.A1:Sheet2.A345 Sheet2.C1:Sheet2.C345 Sheet2.M1:Sheet2.M147" svg:x="0.32cm" svg:y="0.18cm" svg:width="15.36cm" svg:height="8.64cm">
          <chartooo:coordinate-region svg:x="0.558cm" svg:y="0.379cm" svg:width="14.935cm" svg:height="7.79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2.C1:Sheet2.C345" chart:class="chart:scatter">
            <chart:domain table:cell-range-address="Sheet2.A1:Sheet2.A345"/>
            <chart:data-point chart:repeated="345"/>
          </chart:series>
          <chart:series chart:style-name="ch6" chart:values-cell-range-address="Sheet2.M1:Sheet2.M147" chart:class="chart:scatter">
            <chart:domain table:cell-range-address="Sheet2.K1:Sheet2.K147"/>
            <chart:data-point chart:repeated="14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K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9.117141">
                <text:p>-19.117141</text:p>
                <draw:g>
                  <svg:desc>Sheet2.A1:Sheet2.A345</svg:desc>
                </draw:g>
              </table:table-cell>
              <table:table-cell office:value-type="float" office:value="12.625">
                <text:p>12.625</text:p>
                <draw:g>
                  <svg:desc>Sheet2.C1:Sheet2.C345</svg:desc>
                </draw:g>
              </table:table-cell>
              <table:table-cell office:value-type="float" office:value="13.937254">
                <text:p>13.937254</text:p>
                <draw:g>
                  <svg:desc>Sheet2.K1:Sheet2.K147</svg:desc>
                </draw:g>
              </table:table-cell>
              <table:table-cell office:value-type="float" office:value="3">
                <text:p>3</text:p>
                <draw:g>
                  <svg:desc>Sheet2.M1:Sheet2.M1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9.027978">
                <text:p>-19.027978</text:p>
              </table:table-cell>
              <table:table-cell office:value-type="float" office:value="12.573522">
                <text:p>12.573522</text:p>
              </table:table-cell>
              <table:table-cell office:value-type="float" office:value="13.837254">
                <text:p>13.837254</text:p>
              </table:table-cell>
              <table:table-cell office:value-type="float" office:value="2.999984">
                <text:p>2.9999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8.938814">
                <text:p>-18.938814</text:p>
              </table:table-cell>
              <table:table-cell office:value-type="float" office:value="12.522045">
                <text:p>12.522045</text:p>
              </table:table-cell>
              <table:table-cell office:value-type="float" office:value="13.737254">
                <text:p>13.737254</text:p>
              </table:table-cell>
              <table:table-cell office:value-type="float" office:value="2.9998771">
                <text:p>2.99987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8.849649">
                <text:p>-18.849649</text:p>
              </table:table-cell>
              <table:table-cell office:value-type="float" office:value="12.470571">
                <text:p>12.470571</text:p>
              </table:table-cell>
              <table:table-cell office:value-type="float" office:value="13.637254">
                <text:p>13.637254</text:p>
              </table:table-cell>
              <table:table-cell office:value-type="float" office:value="2.9996024">
                <text:p>2.99960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8.760483">
                <text:p>-18.760483</text:p>
              </table:table-cell>
              <table:table-cell office:value-type="float" office:value="12.419102">
                <text:p>12.419102</text:p>
              </table:table-cell>
              <table:table-cell office:value-type="float" office:value="13.537254">
                <text:p>13.537254</text:p>
              </table:table-cell>
              <table:table-cell office:value-type="float" office:value="2.9990972">
                <text:p>2.99909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8.671316">
                <text:p>-18.671316</text:p>
              </table:table-cell>
              <table:table-cell office:value-type="float" office:value="12.367638">
                <text:p>12.367638</text:p>
              </table:table-cell>
              <table:table-cell office:value-type="float" office:value="13.437254">
                <text:p>13.437254</text:p>
              </table:table-cell>
              <table:table-cell office:value-type="float" office:value="2.9983125">
                <text:p>2.9983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8.582146">
                <text:p>-18.582146</text:p>
              </table:table-cell>
              <table:table-cell office:value-type="float" office:value="12.316183">
                <text:p>12.316183</text:p>
              </table:table-cell>
              <table:table-cell office:value-type="float" office:value="13.337254">
                <text:p>13.337254</text:p>
              </table:table-cell>
              <table:table-cell office:value-type="float" office:value="2.9972122">
                <text:p>2.99721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8.492973">
                <text:p>-18.492973</text:p>
              </table:table-cell>
              <table:table-cell office:value-type="float" office:value="12.264736">
                <text:p>12.264736</text:p>
              </table:table-cell>
              <table:table-cell office:value-type="float" office:value="13.237254">
                <text:p>13.237254</text:p>
              </table:table-cell>
              <table:table-cell office:value-type="float" office:value="2.995772">
                <text:p>2.9957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8.403797">
                <text:p>-18.403797</text:p>
              </table:table-cell>
              <table:table-cell office:value-type="float" office:value="12.213299">
                <text:p>12.213299</text:p>
              </table:table-cell>
              <table:table-cell office:value-type="float" office:value="13.137254">
                <text:p>13.137254</text:p>
              </table:table-cell>
              <table:table-cell office:value-type="float" office:value="2.9939789">
                <text:p>2.99397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8.314618">
                <text:p>-18.314618</text:p>
              </table:table-cell>
              <table:table-cell office:value-type="float" office:value="12.161875">
                <text:p>12.161875</text:p>
              </table:table-cell>
              <table:table-cell office:value-type="float" office:value="13.037254">
                <text:p>13.037254</text:p>
              </table:table-cell>
              <table:table-cell office:value-type="float" office:value="2.9918303">
                <text:p>2.99183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8.225435">
                <text:p>-18.225435</text:p>
              </table:table-cell>
              <table:table-cell office:value-type="float" office:value="12.110464">
                <text:p>12.110464</text:p>
              </table:table-cell>
              <table:table-cell office:value-type="float" office:value="12.937254">
                <text:p>12.937254</text:p>
              </table:table-cell>
              <table:table-cell office:value-type="float" office:value="2.9893333">
                <text:p>2.989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8.136248">
                <text:p>-18.136248</text:p>
              </table:table-cell>
              <table:table-cell office:value-type="float" office:value="12.059068">
                <text:p>12.059068</text:p>
              </table:table-cell>
              <table:table-cell office:value-type="float" office:value="12.837254">
                <text:p>12.837254</text:p>
              </table:table-cell>
              <table:table-cell office:value-type="float" office:value="2.9865037">
                <text:p>2.98650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8.047055">
                <text:p>-18.047055</text:p>
              </table:table-cell>
              <table:table-cell office:value-type="float" office:value="12.007689">
                <text:p>12.007689</text:p>
              </table:table-cell>
              <table:table-cell office:value-type="float" office:value="12.737254">
                <text:p>12.737254</text:p>
              </table:table-cell>
              <table:table-cell office:value-type="float" office:value="2.9833651">
                <text:p>2.98336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7.957858">
                <text:p>-17.957858</text:p>
              </table:table-cell>
              <table:table-cell office:value-type="float" office:value="11.956327">
                <text:p>11.956327</text:p>
              </table:table-cell>
              <table:table-cell office:value-type="float" office:value="12.637254">
                <text:p>12.637254</text:p>
              </table:table-cell>
              <table:table-cell office:value-type="float" office:value="2.9799487">
                <text:p>2.97994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7.868655">
                <text:p>-17.868655</text:p>
              </table:table-cell>
              <table:table-cell office:value-type="float" office:value="11.904986">
                <text:p>11.904986</text:p>
              </table:table-cell>
              <table:table-cell office:value-type="float" office:value="12.537254">
                <text:p>12.537254</text:p>
              </table:table-cell>
              <table:table-cell office:value-type="float" office:value="2.9762918">
                <text:p>2.97629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7.779445">
                <text:p>-17.779445</text:p>
              </table:table-cell>
              <table:table-cell office:value-type="float" office:value="11.853665">
                <text:p>11.853665</text:p>
              </table:table-cell>
              <table:table-cell office:value-type="float" office:value="12.437254">
                <text:p>12.437254</text:p>
              </table:table-cell>
              <table:table-cell office:value-type="float" office:value="2.9724375">
                <text:p>2.9724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7.690229">
                <text:p>-17.690229</text:p>
              </table:table-cell>
              <table:table-cell office:value-type="float" office:value="11.802367">
                <text:p>11.802367</text:p>
              </table:table-cell>
              <table:table-cell office:value-type="float" office:value="12.337254">
                <text:p>12.337254</text:p>
              </table:table-cell>
              <table:table-cell office:value-type="float" office:value="2.9684335">
                <text:p>2.96843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7.601006">
                <text:p>-17.601006</text:p>
              </table:table-cell>
              <table:table-cell office:value-type="float" office:value="11.751094">
                <text:p>11.751094</text:p>
              </table:table-cell>
              <table:table-cell office:value-type="float" office:value="12.237254">
                <text:p>12.237254</text:p>
              </table:table-cell>
              <table:table-cell office:value-type="float" office:value="2.9643316">
                <text:p>2.96433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7.511776">
                <text:p>-17.511776</text:p>
              </table:table-cell>
              <table:table-cell office:value-type="float" office:value="11.699846">
                <text:p>11.699846</text:p>
              </table:table-cell>
              <table:table-cell office:value-type="float" office:value="12.137254">
                <text:p>12.137254</text:p>
              </table:table-cell>
              <table:table-cell office:value-type="float" office:value="2.9601869">
                <text:p>2.96018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7.422537">
                <text:p>-17.422537</text:p>
              </table:table-cell>
              <table:table-cell office:value-type="float" office:value="11.648626">
                <text:p>11.648626</text:p>
              </table:table-cell>
              <table:table-cell office:value-type="float" office:value="12.037254">
                <text:p>12.037254</text:p>
              </table:table-cell>
              <table:table-cell office:value-type="float" office:value="2.9560567">
                <text:p>2.95605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7.33329">
                <text:p>-17.33329</text:p>
              </table:table-cell>
              <table:table-cell office:value-type="float" office:value="11.597434">
                <text:p>11.597434</text:p>
              </table:table-cell>
              <table:table-cell office:value-type="float" office:value="11.937254">
                <text:p>11.937254</text:p>
              </table:table-cell>
              <table:table-cell office:value-type="float" office:value="2.952">
                <text:p>2.9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7.244035">
                <text:p>-17.244035</text:p>
              </table:table-cell>
              <table:table-cell office:value-type="float" office:value="11.546273">
                <text:p>11.546273</text:p>
              </table:table-cell>
              <table:table-cell office:value-type="float" office:value="11.837254">
                <text:p>11.837254</text:p>
              </table:table-cell>
              <table:table-cell office:value-type="float" office:value="2.9480767">
                <text:p>2.94807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7.154769">
                <text:p>-17.154769</text:p>
              </table:table-cell>
              <table:table-cell office:value-type="float" office:value="11.495143">
                <text:p>11.495143</text:p>
              </table:table-cell>
              <table:table-cell office:value-type="float" office:value="11.737254">
                <text:p>11.737254</text:p>
              </table:table-cell>
              <table:table-cell office:value-type="float" office:value="2.9443465">
                <text:p>2.94434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7.065495">
                <text:p>-17.065495</text:p>
              </table:table-cell>
              <table:table-cell office:value-type="float" office:value="11.444047">
                <text:p>11.444047</text:p>
              </table:table-cell>
              <table:table-cell office:value-type="float" office:value="11.637254">
                <text:p>11.637254</text:p>
              </table:table-cell>
              <table:table-cell office:value-type="float" office:value="2.9408684">
                <text:p>2.94086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6.97621">
                <text:p>-16.97621</text:p>
              </table:table-cell>
              <table:table-cell office:value-type="float" office:value="11.392987">
                <text:p>11.392987</text:p>
              </table:table-cell>
              <table:table-cell office:value-type="float" office:value="11.537254">
                <text:p>11.537254</text:p>
              </table:table-cell>
              <table:table-cell office:value-type="float" office:value="2.9376998">
                <text:p>2.93769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6.886914">
                <text:p>-16.886914</text:p>
              </table:table-cell>
              <table:table-cell office:value-type="float" office:value="11.341962">
                <text:p>11.341962</text:p>
              </table:table-cell>
              <table:table-cell office:value-type="float" office:value="11.437254">
                <text:p>11.437254</text:p>
              </table:table-cell>
              <table:table-cell office:value-type="float" office:value="2.9348958">
                <text:p>2.93489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6.797607">
                <text:p>-16.797607</text:p>
              </table:table-cell>
              <table:table-cell office:value-type="float" office:value="11.290976">
                <text:p>11.290976</text:p>
              </table:table-cell>
              <table:table-cell office:value-type="float" office:value="11.337254">
                <text:p>11.337254</text:p>
              </table:table-cell>
              <table:table-cell office:value-type="float" office:value="2.9325082">
                <text:p>2.93250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6.708289">
                <text:p>-16.708289</text:p>
              </table:table-cell>
              <table:table-cell office:value-type="float" office:value="11.24003">
                <text:p>11.24003</text:p>
              </table:table-cell>
              <table:table-cell office:value-type="float" office:value="11.237254">
                <text:p>11.237254</text:p>
              </table:table-cell>
              <table:table-cell office:value-type="float" office:value="2.9305846">
                <text:p>2.93058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6.618958">
                <text:p>-16.618958</text:p>
              </table:table-cell>
              <table:table-cell office:value-type="float" office:value="11.189125">
                <text:p>11.189125</text:p>
              </table:table-cell>
              <table:table-cell office:value-type="float" office:value="11.137254">
                <text:p>11.137254</text:p>
              </table:table-cell>
              <table:table-cell office:value-type="float" office:value="2.9291682">
                <text:p>2.92916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6.529616">
                <text:p>-16.529616</text:p>
              </table:table-cell>
              <table:table-cell office:value-type="float" office:value="11.138263">
                <text:p>11.138263</text:p>
              </table:table-cell>
              <table:table-cell office:value-type="float" office:value="11.037254">
                <text:p>11.037254</text:p>
              </table:table-cell>
              <table:table-cell office:value-type="float" office:value="2.9282963">
                <text:p>2.92829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6.44026">
                <text:p>-16.44026</text:p>
              </table:table-cell>
              <table:table-cell office:value-type="float" office:value="11.087445">
                <text:p>11.087445</text:p>
              </table:table-cell>
              <table:table-cell office:value-type="float" office:value="10.937254">
                <text:p>10.937254</text:p>
              </table:table-cell>
              <table:table-cell office:value-type="float" office:value="2.928">
                <text:p>2.9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6.350891">
                <text:p>-16.350891</text:p>
              </table:table-cell>
              <table:table-cell office:value-type="float" office:value="11.036673">
                <text:p>11.036673</text:p>
              </table:table-cell>
              <table:table-cell office:value-type="float" office:value="10.837254">
                <text:p>10.837254</text:p>
              </table:table-cell>
              <table:table-cell office:value-type="float" office:value="2.928303">
                <text:p>2.9283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6.261508">
                <text:p>-16.261508</text:p>
              </table:table-cell>
              <table:table-cell office:value-type="float" office:value="10.985949">
                <text:p>10.985949</text:p>
              </table:table-cell>
              <table:table-cell office:value-type="float" office:value="10.737254">
                <text:p>10.737254</text:p>
              </table:table-cell>
              <table:table-cell office:value-type="float" office:value="2.9292211">
                <text:p>2.92922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6.17211">
                <text:p>-16.17211</text:p>
              </table:table-cell>
              <table:table-cell office:value-type="float" office:value="10.935274">
                <text:p>10.935274</text:p>
              </table:table-cell>
              <table:table-cell office:value-type="float" office:value="10.637254">
                <text:p>10.637254</text:p>
              </table:table-cell>
              <table:table-cell office:value-type="float" office:value="2.9307614">
                <text:p>2.93076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6.082698">
                <text:p>-16.082698</text:p>
              </table:table-cell>
              <table:table-cell office:value-type="float" office:value="10.884649">
                <text:p>10.884649</text:p>
              </table:table-cell>
              <table:table-cell office:value-type="float" office:value="10.537254">
                <text:p>10.537254</text:p>
              </table:table-cell>
              <table:table-cell office:value-type="float" office:value="2.9329212">
                <text:p>2.93292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5.993271">
                <text:p>-15.993271</text:p>
              </table:table-cell>
              <table:table-cell office:value-type="float" office:value="10.834077">
                <text:p>10.834077</text:p>
              </table:table-cell>
              <table:table-cell office:value-type="float" office:value="10.437254">
                <text:p>10.437254</text:p>
              </table:table-cell>
              <table:table-cell office:value-type="float" office:value="2.9356875">
                <text:p>2.93568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5.903828">
                <text:p>-15.903828</text:p>
              </table:table-cell>
              <table:table-cell office:value-type="float" office:value="10.783559">
                <text:p>10.783559</text:p>
              </table:table-cell>
              <table:table-cell office:value-type="float" office:value="10.337254">
                <text:p>10.337254</text:p>
              </table:table-cell>
              <table:table-cell office:value-type="float" office:value="2.9390362">
                <text:p>2.93903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5.814369">
                <text:p>-15.814369</text:p>
              </table:table-cell>
              <table:table-cell office:value-type="float" office:value="10.733096">
                <text:p>10.733096</text:p>
              </table:table-cell>
              <table:table-cell office:value-type="float" office:value="10.237254">
                <text:p>10.237254</text:p>
              </table:table-cell>
              <table:table-cell office:value-type="float" office:value="2.942931">
                <text:p>2.9429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5.724893">
                <text:p>-15.724893</text:p>
              </table:table-cell>
              <table:table-cell office:value-type="float" office:value="10.68269">
                <text:p>10.68269</text:p>
              </table:table-cell>
              <table:table-cell office:value-type="float" office:value="10.137254">
                <text:p>10.137254</text:p>
              </table:table-cell>
              <table:table-cell office:value-type="float" office:value="2.9473229">
                <text:p>2.94732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5.635401">
                <text:p>-15.635401</text:p>
              </table:table-cell>
              <table:table-cell office:value-type="float" office:value="10.632342">
                <text:p>10.632342</text:p>
              </table:table-cell>
              <table:table-cell office:value-type="float" office:value="10.037254">
                <text:p>10.037254</text:p>
              </table:table-cell>
              <table:table-cell office:value-type="float" office:value="2.9521493">
                <text:p>2.95214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5.54589">
                <text:p>-15.54589</text:p>
              </table:table-cell>
              <table:table-cell office:value-type="float" office:value="10.582055">
                <text:p>10.582055</text:p>
              </table:table-cell>
              <table:table-cell office:value-type="float" office:value="9.9372539">
                <text:p>9.9372539</text:p>
              </table:table-cell>
              <table:table-cell office:value-type="float" office:value="2.9573333">
                <text:p>2.957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5.456362">
                <text:p>-15.456362</text:p>
              </table:table-cell>
              <table:table-cell office:value-type="float" office:value="10.531829">
                <text:p>10.531829</text:p>
              </table:table-cell>
              <table:table-cell office:value-type="float" office:value="9.8372539">
                <text:p>9.8372539</text:p>
              </table:table-cell>
              <table:table-cell office:value-type="float" office:value="2.9627827">
                <text:p>2.96278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5.366816">
                <text:p>-15.366816</text:p>
              </table:table-cell>
              <table:table-cell office:value-type="float" office:value="10.481666">
                <text:p>10.481666</text:p>
              </table:table-cell>
              <table:table-cell office:value-type="float" office:value="9.7372539">
                <text:p>9.7372539</text:p>
              </table:table-cell>
              <table:table-cell office:value-type="float" office:value="2.9683891">
                <text:p>2.96838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5.27725">
                <text:p>-15.27725</text:p>
              </table:table-cell>
              <table:table-cell office:value-type="float" office:value="10.431568">
                <text:p>10.431568</text:p>
              </table:table-cell>
              <table:table-cell office:value-type="float" office:value="9.6372539">
                <text:p>9.6372539</text:p>
              </table:table-cell>
              <table:table-cell office:value-type="float" office:value="2.9740277">
                <text:p>2.97402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5.187666">
                <text:p>-15.187666</text:p>
              </table:table-cell>
              <table:table-cell office:value-type="float" office:value="10.381537">
                <text:p>10.381537</text:p>
              </table:table-cell>
              <table:table-cell office:value-type="float" office:value="9.5372539">
                <text:p>9.5372539</text:p>
              </table:table-cell>
              <table:table-cell office:value-type="float" office:value="2.9795558">
                <text:p>2.97955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5.098061">
                <text:p>-15.098061</text:p>
              </table:table-cell>
              <table:table-cell office:value-type="float" office:value="10.331573">
                <text:p>10.331573</text:p>
              </table:table-cell>
              <table:table-cell office:value-type="float" office:value="9.4372539">
                <text:p>9.4372539</text:p>
              </table:table-cell>
              <table:table-cell office:value-type="float" office:value="2.9848125">
                <text:p>2.98481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5.008436">
                <text:p>-15.008436</text:p>
              </table:table-cell>
              <table:table-cell office:value-type="float" office:value="10.281679">
                <text:p>10.281679</text:p>
              </table:table-cell>
              <table:table-cell office:value-type="float" office:value="9.3372539">
                <text:p>9.3372539</text:p>
              </table:table-cell>
              <table:table-cell office:value-type="float" office:value="2.9896175">
                <text:p>2.98961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4.918791">
                <text:p>-14.918791</text:p>
              </table:table-cell>
              <table:table-cell office:value-type="float" office:value="10.231856">
                <text:p>10.231856</text:p>
              </table:table-cell>
              <table:table-cell office:value-type="float" office:value="9.2372539">
                <text:p>9.2372539</text:p>
              </table:table-cell>
              <table:table-cell office:value-type="float" office:value="2.9937706">
                <text:p>2.99377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4.829124">
                <text:p>-14.829124</text:p>
              </table:table-cell>
              <table:table-cell office:value-type="float" office:value="10.182106">
                <text:p>10.182106</text:p>
              </table:table-cell>
              <table:table-cell office:value-type="float" office:value="9.1372539">
                <text:p>9.1372539</text:p>
              </table:table-cell>
              <table:table-cell office:value-type="float" office:value="2.9970509">
                <text:p>2.99705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4.739436">
                <text:p>-14.739436</text:p>
              </table:table-cell>
              <table:table-cell office:value-type="float" office:value="10.13243">
                <text:p>10.13243</text:p>
              </table:table-cell>
              <table:table-cell office:value-type="float" office:value="9.0372539">
                <text:p>9.0372539</text:p>
              </table:table-cell>
              <table:table-cell office:value-type="float" office:value="2.9992157">
                <text:p>2.99921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4.649726">
                <text:p>-14.649726</text:p>
              </table:table-cell>
              <table:table-cell office:value-type="float" office:value="10.082829">
                <text:p>10.082829</text:p>
              </table:table-cell>
              <table:table-cell office:value-type="float" office:value="8.9372539">
                <text:p>8.93725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4.559993">
                <text:p>-14.559993</text:p>
              </table:table-cell>
              <table:table-cell office:value-type="float" office:value="10.033306">
                <text:p>10.033306</text:p>
              </table:table-cell>
              <table:table-cell office:value-type="float" office:value="8.9162179">
                <text:p>8.9162179</text:p>
              </table:table-cell>
              <table:table-cell office:value-type="float" office:value="2.9999631">
                <text:p>2.99996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4.470237">
                <text:p>-14.470237</text:p>
              </table:table-cell>
              <table:table-cell office:value-type="float" office:value="9.9838622">
                <text:p>9.9838622</text:p>
              </table:table-cell>
              <table:table-cell office:value-type="float" office:value="8.8162179">
                <text:p>8.8162179</text:p>
              </table:table-cell>
              <table:table-cell office:value-type="float" office:value="2.9987791">
                <text:p>2.99877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4.380458">
                <text:p>-14.380458</text:p>
              </table:table-cell>
              <table:table-cell office:value-type="float" office:value="9.9344985">
                <text:p>9.9344985</text:p>
              </table:table-cell>
              <table:table-cell office:value-type="float" office:value="8.7162179">
                <text:p>8.7162179</text:p>
              </table:table-cell>
              <table:table-cell office:value-type="float" office:value="2.9959272">
                <text:p>2.99592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4.290655">
                <text:p>-14.290655</text:p>
              </table:table-cell>
              <table:table-cell office:value-type="float" office:value="9.8852168">
                <text:p>9.8852168</text:p>
              </table:table-cell>
              <table:table-cell office:value-type="float" office:value="8.6162179">
                <text:p>8.6162179</text:p>
              </table:table-cell>
              <table:table-cell office:value-type="float" office:value="2.9914052">
                <text:p>2.99140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4.200828">
                <text:p>-14.200828</text:p>
              </table:table-cell>
              <table:table-cell office:value-type="float" office:value="9.8360186">
                <text:p>9.8360186</text:p>
              </table:table-cell>
              <table:table-cell office:value-type="float" office:value="8.5162179">
                <text:p>8.5162179</text:p>
              </table:table-cell>
              <table:table-cell office:value-type="float" office:value="2.9852092">
                <text:p>2.98520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4.110975">
                <text:p>-14.110975</text:p>
              </table:table-cell>
              <table:table-cell office:value-type="float" office:value="9.7869056">
                <text:p>9.7869056</text:p>
              </table:table-cell>
              <table:table-cell office:value-type="float" office:value="8.4162179">
                <text:p>8.4162179</text:p>
              </table:table-cell>
              <table:table-cell office:value-type="float" office:value="2.977334">
                <text:p>2.9773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4.021098">
                <text:p>-14.021098</text:p>
              </table:table-cell>
              <table:table-cell office:value-type="float" office:value="9.7378792">
                <text:p>9.7378792</text:p>
              </table:table-cell>
              <table:table-cell office:value-type="float" office:value="8.3162179">
                <text:p>8.3162179</text:p>
              </table:table-cell>
              <table:table-cell office:value-type="float" office:value="2.967773">
                <text:p>2.9677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3.931195">
                <text:p>-13.931195</text:p>
              </table:table-cell>
              <table:table-cell office:value-type="float" office:value="9.688941">
                <text:p>9.688941</text:p>
              </table:table-cell>
              <table:table-cell office:value-type="float" office:value="8.2162179">
                <text:p>8.2162179</text:p>
              </table:table-cell>
              <table:table-cell office:value-type="float" office:value="2.956518">
                <text:p>2.9565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3.841266">
                <text:p>-13.841266</text:p>
              </table:table-cell>
              <table:table-cell office:value-type="float" office:value="9.6400926">
                <text:p>9.6400926</text:p>
              </table:table-cell>
              <table:table-cell office:value-type="float" office:value="8.1162179">
                <text:p>8.1162179</text:p>
              </table:table-cell>
              <table:table-cell office:value-type="float" office:value="2.9435595">
                <text:p>2.94355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3.75131">
                <text:p>-13.75131</text:p>
              </table:table-cell>
              <table:table-cell office:value-type="float" office:value="9.5913356">
                <text:p>9.5913356</text:p>
              </table:table-cell>
              <table:table-cell office:value-type="float" office:value="8.0162179">
                <text:p>8.0162179</text:p>
              </table:table-cell>
              <table:table-cell office:value-type="float" office:value="2.9288863">
                <text:p>2.92888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3.661327">
                <text:p>-13.661327</text:p>
              </table:table-cell>
              <table:table-cell office:value-type="float" office:value="9.5426714">
                <text:p>9.5426714</text:p>
              </table:table-cell>
              <table:table-cell office:value-type="float" office:value="7.9162179">
                <text:p>7.9162179</text:p>
              </table:table-cell>
              <table:table-cell office:value-type="float" office:value="2.9124856">
                <text:p>2.91248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3.571317">
                <text:p>-13.571317</text:p>
              </table:table-cell>
              <table:table-cell office:value-type="float" office:value="9.4941016">
                <text:p>9.4941016</text:p>
              </table:table-cell>
              <table:table-cell office:value-type="float" office:value="7.8162179">
                <text:p>7.8162179</text:p>
              </table:table-cell>
              <table:table-cell office:value-type="float" office:value="2.8943429">
                <text:p>2.89434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3.481278">
                <text:p>-13.481278</text:p>
              </table:table-cell>
              <table:table-cell office:value-type="float" office:value="9.4456278">
                <text:p>9.4456278</text:p>
              </table:table-cell>
              <table:table-cell office:value-type="float" office:value="7.7162179">
                <text:p>7.7162179</text:p>
              </table:table-cell>
              <table:table-cell office:value-type="float" office:value="2.8744422">
                <text:p>2.87444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3.391212">
                <text:p>-13.391212</text:p>
              </table:table-cell>
              <table:table-cell office:value-type="float" office:value="9.3972514">
                <text:p>9.3972514</text:p>
              </table:table-cell>
              <table:table-cell office:value-type="float" office:value="7.6162179">
                <text:p>7.6162179</text:p>
              </table:table-cell>
              <table:table-cell office:value-type="float" office:value="2.8527655">
                <text:p>2.85276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3.301116">
                <text:p>-13.301116</text:p>
              </table:table-cell>
              <table:table-cell office:value-type="float" office:value="9.3489741">
                <text:p>9.3489741</text:p>
              </table:table-cell>
              <table:table-cell office:value-type="float" office:value="7.5162179">
                <text:p>7.5162179</text:p>
              </table:table-cell>
              <table:table-cell office:value-type="float" office:value="2.829293">
                <text:p>2.8292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3.210991">
                <text:p>-13.210991</text:p>
              </table:table-cell>
              <table:table-cell office:value-type="float" office:value="9.3007973">
                <text:p>9.3007973</text:p>
              </table:table-cell>
              <table:table-cell office:value-type="float" office:value="7.4162179">
                <text:p>7.4162179</text:p>
              </table:table-cell>
              <table:table-cell office:value-type="float" office:value="2.8040029">
                <text:p>2.804002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3.120837">
                <text:p>-13.120837</text:p>
              </table:table-cell>
              <table:table-cell office:value-type="float" office:value="9.2527226">
                <text:p>9.2527226</text:p>
              </table:table-cell>
              <table:table-cell office:value-type="float" office:value="7.3162179">
                <text:p>7.3162179</text:p>
              </table:table-cell>
              <table:table-cell office:value-type="float" office:value="2.7768713">
                <text:p>2.77687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3.030652">
                <text:p>-13.030652</text:p>
              </table:table-cell>
              <table:table-cell office:value-type="float" office:value="9.2047516">
                <text:p>9.2047516</text:p>
              </table:table-cell>
              <table:table-cell office:value-type="float" office:value="7.2162179">
                <text:p>7.2162179</text:p>
              </table:table-cell>
              <table:table-cell office:value-type="float" office:value="2.7478722">
                <text:p>2.74787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2.940437">
                <text:p>-12.940437</text:p>
              </table:table-cell>
              <table:table-cell office:value-type="float" office:value="9.1568856">
                <text:p>9.1568856</text:p>
              </table:table-cell>
              <table:table-cell office:value-type="float" office:value="7.1162179">
                <text:p>7.1162179</text:p>
              </table:table-cell>
              <table:table-cell office:value-type="float" office:value="2.7169772">
                <text:p>2.71697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2.85019">
                <text:p>-12.85019</text:p>
              </table:table-cell>
              <table:table-cell office:value-type="float" office:value="9.1091263">
                <text:p>9.1091263</text:p>
              </table:table-cell>
              <table:table-cell office:value-type="float" office:value="7.0162179">
                <text:p>7.0162179</text:p>
              </table:table-cell>
              <table:table-cell office:value-type="float" office:value="2.6841552">
                <text:p>2.68415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2.759913">
                <text:p>-12.759913</text:p>
              </table:table-cell>
              <table:table-cell office:value-type="float" office:value="9.0614752">
                <text:p>9.0614752</text:p>
              </table:table-cell>
              <table:table-cell office:value-type="float" office:value="6.9162179">
                <text:p>6.9162179</text:p>
              </table:table-cell>
              <table:table-cell office:value-type="float" office:value="2.6493728">
                <text:p>2.64937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2.669603">
                <text:p>-12.669603</text:p>
              </table:table-cell>
              <table:table-cell office:value-type="float" office:value="9.0139338">
                <text:p>9.0139338</text:p>
              </table:table-cell>
              <table:table-cell office:value-type="float" office:value="6.8162179">
                <text:p>6.8162179</text:p>
              </table:table-cell>
              <table:table-cell office:value-type="float" office:value="2.6125935">
                <text:p>2.61259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2.579261">
                <text:p>-12.579261</text:p>
              </table:table-cell>
              <table:table-cell office:value-type="float" office:value="8.9665035">
                <text:p>8.9665035</text:p>
              </table:table-cell>
              <table:table-cell office:value-type="float" office:value="6.7162179">
                <text:p>6.7162179</text:p>
              </table:table-cell>
              <table:table-cell office:value-type="float" office:value="2.5737778">
                <text:p>2.57377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2.488886">
                <text:p>-12.488886</text:p>
              </table:table-cell>
              <table:table-cell office:value-type="float" office:value="8.919186">
                <text:p>8.919186</text:p>
              </table:table-cell>
              <table:table-cell office:value-type="float" office:value="6.6162179">
                <text:p>6.6162179</text:p>
              </table:table-cell>
              <table:table-cell office:value-type="float" office:value="2.5328828">
                <text:p>2.53288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2.398477">
                <text:p>-12.398477</text:p>
              </table:table-cell>
              <table:table-cell office:value-type="float" office:value="8.8719827">
                <text:p>8.8719827</text:p>
              </table:table-cell>
              <table:table-cell office:value-type="float" office:value="6.5162179">
                <text:p>6.5162179</text:p>
              </table:table-cell>
              <table:table-cell office:value-type="float" office:value="2.489862">
                <text:p>2.4898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2.308035">
                <text:p>-12.308035</text:p>
              </table:table-cell>
              <table:table-cell office:value-type="float" office:value="8.824895">
                <text:p>8.824895</text:p>
              </table:table-cell>
              <table:table-cell office:value-type="float" office:value="6.4162179">
                <text:p>6.4162179</text:p>
              </table:table-cell>
              <table:table-cell office:value-type="float" office:value="2.444665">
                <text:p>2.4446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2.217559">
                <text:p>-12.217559</text:p>
              </table:table-cell>
              <table:table-cell office:value-type="float" office:value="8.7779246">
                <text:p>8.7779246</text:p>
              </table:table-cell>
              <table:table-cell office:value-type="float" office:value="6.3162179">
                <text:p>6.3162179</text:p>
              </table:table-cell>
              <table:table-cell office:value-type="float" office:value="2.3972373">
                <text:p>2.39723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2.127049">
                <text:p>-12.127049</text:p>
              </table:table-cell>
              <table:table-cell office:value-type="float" office:value="8.7310728">
                <text:p>8.7310728</text:p>
              </table:table-cell>
              <table:table-cell office:value-type="float" office:value="6.3091504">
                <text:p>6.3091504</text:p>
              </table:table-cell>
              <table:table-cell office:value-type="float" office:value="2.3937994">
                <text:p>2.39379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2.036503">
                <text:p>-12.036503</text:p>
              </table:table-cell>
              <table:table-cell office:value-type="float" office:value="8.6843412">
                <text:p>8.6843412</text:p>
              </table:table-cell>
              <table:table-cell office:value-type="float" office:value="6.2195747">
                <text:p>6.2195747</text:p>
              </table:table-cell>
              <table:table-cell office:value-type="float" office:value="2.3493366">
                <text:p>2.34933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1.945922">
                <text:p>-11.945922</text:p>
              </table:table-cell>
              <table:table-cell office:value-type="float" office:value="8.6377312">
                <text:p>8.6377312</text:p>
              </table:table-cell>
              <table:table-cell office:value-type="float" office:value="6.1305145">
                <text:p>6.1305145</text:p>
              </table:table-cell>
              <table:table-cell office:value-type="float" office:value="2.3038123">
                <text:p>2.30381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1.855305">
                <text:p>-11.855305</text:p>
              </table:table-cell>
              <table:table-cell office:value-type="float" office:value="8.5912444">
                <text:p>8.5912444</text:p>
              </table:table-cell>
              <table:table-cell office:value-type="float" office:value="6.0417962">
                <text:p>6.0417962</text:p>
              </table:table-cell>
              <table:table-cell office:value-type="float" office:value="2.2575838">
                <text:p>2.25758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1.764652">
                <text:p>-11.764652</text:p>
              </table:table-cell>
              <table:table-cell office:value-type="float" office:value="8.5448822">
                <text:p>8.5448822</text:p>
              </table:table-cell>
              <table:table-cell office:value-type="float" office:value="5.9532696">
                <text:p>5.9532696</text:p>
              </table:table-cell>
              <table:table-cell office:value-type="float" office:value="2.2109606">
                <text:p>2.210960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1.673962">
                <text:p>-11.673962</text:p>
              </table:table-cell>
              <table:table-cell office:value-type="float" office:value="8.498646">
                <text:p>8.498646</text:p>
              </table:table-cell>
              <table:table-cell office:value-type="float" office:value="5.8648065">
                <text:p>5.8648065</text:p>
              </table:table-cell>
              <table:table-cell office:value-type="float" office:value="2.1642069">
                <text:p>2.164206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1.583235">
                <text:p>-11.583235</text:p>
              </table:table-cell>
              <table:table-cell office:value-type="float" office:value="8.4525373">
                <text:p>8.4525373</text:p>
              </table:table-cell>
              <table:table-cell office:value-type="float" office:value="5.7762992">
                <text:p>5.7762992</text:p>
              </table:table-cell>
              <table:table-cell office:value-type="float" office:value="2.117544">
                <text:p>2.1175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1.492471">
                <text:p>-11.492471</text:p>
              </table:table-cell>
              <table:table-cell office:value-type="float" office:value="8.4065576">
                <text:p>8.4065576</text:p>
              </table:table-cell>
              <table:table-cell office:value-type="float" office:value="5.6876597">
                <text:p>5.6876597</text:p>
              </table:table-cell>
              <table:table-cell office:value-type="float" office:value="2.0711532">
                <text:p>2.07115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1.401668">
                <text:p>-11.401668</text:p>
              </table:table-cell>
              <table:table-cell office:value-type="float" office:value="8.3607084">
                <text:p>8.3607084</text:p>
              </table:table-cell>
              <table:table-cell office:value-type="float" office:value="5.5988183">
                <text:p>5.5988183</text:p>
              </table:table-cell>
              <table:table-cell office:value-type="float" office:value="2.0251783">
                <text:p>2.02517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1.310827">
                <text:p>-11.310827</text:p>
              </table:table-cell>
              <table:table-cell office:value-type="float" office:value="8.314991">
                <text:p>8.314991</text:p>
              </table:table-cell>
              <table:table-cell office:value-type="float" office:value="5.5097221">
                <text:p>5.5097221</text:p>
              </table:table-cell>
              <table:table-cell office:value-type="float" office:value="1.9797282">
                <text:p>1.97972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1.219947">
                <text:p>-11.219947</text:p>
              </table:table-cell>
              <table:table-cell office:value-type="float" office:value="8.269407">
                <text:p>8.269407</text:p>
              </table:table-cell>
              <table:table-cell office:value-type="float" office:value="5.4203339">
                <text:p>5.4203339</text:p>
              </table:table-cell>
              <table:table-cell office:value-type="float" office:value="1.9348792">
                <text:p>1.93487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.129028">
                <text:p>-11.129028</text:p>
              </table:table-cell>
              <table:table-cell office:value-type="float" office:value="8.2239577">
                <text:p>8.2239577</text:p>
              </table:table-cell>
              <table:table-cell office:value-type="float" office:value="5.330631">
                <text:p>5.330631</text:p>
              </table:table-cell>
              <table:table-cell office:value-type="float" office:value="1.8906782">
                <text:p>1.89067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1.03807">
                <text:p>-11.03807</text:p>
              </table:table-cell>
              <table:table-cell office:value-type="float" office:value="8.1786445">
                <text:p>8.1786445</text:p>
              </table:table-cell>
              <table:table-cell office:value-type="float" office:value="5.240604">
                <text:p>5.240604</text:p>
              </table:table-cell>
              <table:table-cell office:value-type="float" office:value="1.8471447">
                <text:p>1.84714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0.947071">
                <text:p>-10.947071</text:p>
              </table:table-cell>
              <table:table-cell office:value-type="float" office:value="8.133469">
                <text:p>8.133469</text:p>
              </table:table-cell>
              <table:table-cell office:value-type="float" office:value="5.1502553">
                <text:p>5.1502553</text:p>
              </table:table-cell>
              <table:table-cell office:value-type="float" office:value="1.8042737">
                <text:p>1.80427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0.856032">
                <text:p>-10.856032</text:p>
              </table:table-cell>
              <table:table-cell office:value-type="float" office:value="8.0884325">
                <text:p>8.0884325</text:p>
              </table:table-cell>
              <table:table-cell office:value-type="float" office:value="5.0595979">
                <text:p>5.0595979</text:p>
              </table:table-cell>
              <table:table-cell office:value-type="float" office:value="1.7620384">
                <text:p>1.76203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0.764952">
                <text:p>-10.764952</text:p>
              </table:table-cell>
              <table:table-cell office:value-type="float" office:value="8.0435365">
                <text:p>8.0435365</text:p>
              </table:table-cell>
              <table:table-cell office:value-type="float" office:value="4.9686542">
                <text:p>4.9686542</text:p>
              </table:table-cell>
              <table:table-cell office:value-type="float" office:value="1.7203924">
                <text:p>1.72039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0.67383">
                <text:p>-10.67383</text:p>
              </table:table-cell>
              <table:table-cell office:value-type="float" office:value="7.9987823">
                <text:p>7.9987823</text:p>
              </table:table-cell>
              <table:table-cell office:value-type="float" office:value="4.877455">
                <text:p>4.877455</text:p>
              </table:table-cell>
              <table:table-cell office:value-type="float" office:value="1.6792727">
                <text:p>1.67927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0.582667">
                <text:p>-10.582667</text:p>
              </table:table-cell>
              <table:table-cell office:value-type="float" office:value="7.9541713">
                <text:p>7.9541713</text:p>
              </table:table-cell>
              <table:table-cell office:value-type="float" office:value="4.7860378">
                <text:p>4.7860378</text:p>
              </table:table-cell>
              <table:table-cell office:value-type="float" office:value="1.638602">
                <text:p>1.6386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0.491462">
                <text:p>-10.491462</text:p>
              </table:table-cell>
              <table:table-cell office:value-type="float" office:value="7.909705">
                <text:p>7.909705</text:p>
              </table:table-cell>
              <table:table-cell office:value-type="float" office:value="4.6944456">
                <text:p>4.6944456</text:p>
              </table:table-cell>
              <table:table-cell office:value-type="float" office:value="1.5982915">
                <text:p>1.59829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0.400214">
                <text:p>-10.400214</text:p>
              </table:table-cell>
              <table:table-cell office:value-type="float" office:value="7.8653847">
                <text:p>7.8653847</text:p>
              </table:table-cell>
              <table:table-cell office:value-type="float" office:value="4.6027259">
                <text:p>4.6027259</text:p>
              </table:table-cell>
              <table:table-cell office:value-type="float" office:value="1.5582435">
                <text:p>1.55824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0.308923">
                <text:p>-10.308923</text:p>
              </table:table-cell>
              <table:table-cell office:value-type="float" office:value="7.8212119">
                <text:p>7.8212119</text:p>
              </table:table-cell>
              <table:table-cell office:value-type="float" office:value="4.5109294">
                <text:p>4.5109294</text:p>
              </table:table-cell>
              <table:table-cell office:value-type="float" office:value="1.5183538">
                <text:p>1.51835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0.217589">
                <text:p>-10.217589</text:p>
              </table:table-cell>
              <table:table-cell office:value-type="float" office:value="7.7771878">
                <text:p>7.7771878</text:p>
              </table:table-cell>
              <table:table-cell office:value-type="float" office:value="4.4191084">
                <text:p>4.4191084</text:p>
              </table:table-cell>
              <table:table-cell office:value-type="float" office:value="1.4785144">
                <text:p>1.47851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0.126212">
                <text:p>-10.126212</text:p>
              </table:table-cell>
              <table:table-cell office:value-type="float" office:value="7.7333138">
                <text:p>7.7333138</text:p>
              </table:table-cell>
              <table:table-cell office:value-type="float" office:value="4.3273161">
                <text:p>4.3273161</text:p>
              </table:table-cell>
              <table:table-cell office:value-type="float" office:value="1.4386161">
                <text:p>1.438616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0.03479">
                <text:p>-10.03479</text:p>
              </table:table-cell>
              <table:table-cell office:value-type="float" office:value="7.6895914">
                <text:p>7.6895914</text:p>
              </table:table-cell>
              <table:table-cell office:value-type="float" office:value="4.2356046">
                <text:p>4.2356046</text:p>
              </table:table-cell>
              <table:table-cell office:value-type="float" office:value="1.3985512">
                <text:p>1.39855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9.9433234">
                <text:p>-9.9433234</text:p>
              </table:table-cell>
              <table:table-cell office:value-type="float" office:value="7.6460218">
                <text:p>7.6460218</text:p>
              </table:table-cell>
              <table:table-cell office:value-type="float" office:value="4.1440245">
                <text:p>4.1440245</text:p>
              </table:table-cell>
              <table:table-cell office:value-type="float" office:value="1.3582158">
                <text:p>1.35821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9.8518121">
                <text:p>-9.8518121</text:p>
              </table:table-cell>
              <table:table-cell office:value-type="float" office:value="7.6026065">
                <text:p>7.6026065</text:p>
              </table:table-cell>
              <table:table-cell office:value-type="float" office:value="4.0526229">
                <text:p>4.0526229</text:p>
              </table:table-cell>
              <table:table-cell office:value-type="float" office:value="1.317513">
                <text:p>1.31751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9.7602556">
                <text:p>-9.7602556</text:p>
              </table:table-cell>
              <table:table-cell office:value-type="float" office:value="7.5593467">
                <text:p>7.5593467</text:p>
              </table:table-cell>
              <table:table-cell office:value-type="float" office:value="3.9614425">
                <text:p>3.9614425</text:p>
              </table:table-cell>
              <table:table-cell office:value-type="float" office:value="1.2763545">
                <text:p>1.27635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9.6686533">
                <text:p>-9.6686533</text:p>
              </table:table-cell>
              <table:table-cell office:value-type="float" office:value="7.5162438">
                <text:p>7.5162438</text:p>
              </table:table-cell>
              <table:table-cell office:value-type="float" office:value="3.8705204">
                <text:p>3.8705204</text:p>
              </table:table-cell>
              <table:table-cell office:value-type="float" office:value="1.2346643">
                <text:p>1.23466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9.577005">
                <text:p>-9.577005</text:p>
              </table:table-cell>
              <table:table-cell office:value-type="float" office:value="7.4732991">
                <text:p>7.4732991</text:p>
              </table:table-cell>
              <table:table-cell office:value-type="float" office:value="3.7798865">
                <text:p>3.7798865</text:p>
              </table:table-cell>
              <table:table-cell office:value-type="float" office:value="1.1923804">
                <text:p>1.19238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9.4853102">
                <text:p>-9.4853102</text:p>
              </table:table-cell>
              <table:table-cell office:value-type="float" office:value="7.4305139">
                <text:p>7.4305139</text:p>
              </table:table-cell>
              <table:table-cell office:value-type="float" office:value="3.6895627">
                <text:p>3.6895627</text:p>
              </table:table-cell>
              <table:table-cell office:value-type="float" office:value="1.1494581">
                <text:p>1.14945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9.3935686">
                <text:p>-9.3935686</text:p>
              </table:table-cell>
              <table:table-cell office:value-type="float" office:value="7.3878896">
                <text:p>7.3878896</text:p>
              </table:table-cell>
              <table:table-cell office:value-type="float" office:value="3.5995612">
                <text:p>3.5995612</text:p>
              </table:table-cell>
              <table:table-cell office:value-type="float" office:value="1.105872">
                <text:p>1.1058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9.3017798">
                <text:p>-9.3017798</text:p>
              </table:table-cell>
              <table:table-cell office:value-type="float" office:value="7.3454274">
                <text:p>7.3454274</text:p>
              </table:table-cell>
              <table:table-cell office:value-type="float" office:value="3.5098836">
                <text:p>3.5098836</text:p>
              </table:table-cell>
              <table:table-cell office:value-type="float" office:value="1.061619">
                <text:p>1.06161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9.2099434">
                <text:p>-9.2099434</text:p>
              </table:table-cell>
              <table:table-cell office:value-type="float" office:value="7.3031287">
                <text:p>7.3031287</text:p>
              </table:table-cell>
              <table:table-cell office:value-type="float" office:value="3.4205194">
                <text:p>3.4205194</text:p>
              </table:table-cell>
              <table:table-cell office:value-type="float" office:value="1.0167207">
                <text:p>1.016720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9.118059">
                <text:p>-9.118059</text:p>
              </table:table-cell>
              <table:table-cell office:value-type="float" office:value="7.2609947">
                <text:p>7.2609947</text:p>
              </table:table-cell>
              <table:table-cell office:value-type="float" office:value="3.3314447">
                <text:p>3.3314447</text:p>
              </table:table-cell>
              <table:table-cell office:value-type="float" office:value="0.97122615">
                <text:p>0.971226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9.0261263">
                <text:p>-9.0261263</text:p>
              </table:table-cell>
              <table:table-cell office:value-type="float" office:value="7.2190267">
                <text:p>7.2190267</text:p>
              </table:table-cell>
              <table:table-cell office:value-type="float" office:value="3.2426213">
                <text:p>3.2426213</text:p>
              </table:table-cell>
              <table:table-cell office:value-type="float" office:value="0.92521422">
                <text:p>0.9252142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8.9341449">
                <text:p>-8.9341449</text:p>
              </table:table-cell>
              <table:table-cell office:value-type="float" office:value="7.1772259">
                <text:p>7.1772259</text:p>
              </table:table-cell>
              <table:table-cell office:value-type="float" office:value="3.153995">
                <text:p>3.153995</text:p>
              </table:table-cell>
              <table:table-cell office:value-type="float" office:value="0.87879638">
                <text:p>0.8787963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8.8421144">
                <text:p>-8.8421144</text:p>
              </table:table-cell>
              <table:table-cell office:value-type="float" office:value="7.1355937">
                <text:p>7.1355937</text:p>
              </table:table-cell>
              <table:table-cell office:value-type="float" office:value="3.0654946">
                <text:p>3.0654946</text:p>
              </table:table-cell>
              <table:table-cell office:value-type="float" office:value="0.83211927">
                <text:p>0.8321192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8.7500345">
                <text:p>-8.7500345</text:p>
              </table:table-cell>
              <table:table-cell office:value-type="float" office:value="7.0941313">
                <text:p>7.0941313</text:p>
              </table:table-cell>
              <table:table-cell office:value-type="float" office:value="2.9770306">
                <text:p>2.9770306</text:p>
              </table:table-cell>
              <table:table-cell office:value-type="float" office:value="0.78536722">
                <text:p>0.785367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8.6579047">
                <text:p>-8.6579047</text:p>
              </table:table-cell>
              <table:table-cell office:value-type="float" office:value="7.0528399">
                <text:p>7.0528399</text:p>
              </table:table-cell>
              <table:table-cell office:value-type="float" office:value="2.8884939">
                <text:p>2.8884939</text:p>
              </table:table-cell>
              <table:table-cell office:value-type="float" office:value="0.73876492">
                <text:p>0.7387649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8.5657248">
                <text:p>-8.5657248</text:p>
              </table:table-cell>
              <table:table-cell office:value-type="float" office:value="7.0117208">
                <text:p>7.0117208</text:p>
              </table:table-cell>
              <table:table-cell office:value-type="float" office:value="2.7997545">
                <text:p>2.7997545</text:p>
              </table:table-cell>
              <table:table-cell office:value-type="float" office:value="0.69257997">
                <text:p>0.6925799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8.4734944">
                <text:p>-8.4734944</text:p>
              </table:table-cell>
              <table:table-cell office:value-type="float" office:value="6.9707752">
                <text:p>6.9707752</text:p>
              </table:table-cell>
              <table:table-cell office:value-type="float" office:value="2.7106603">
                <text:p>2.7106603</text:p>
              </table:table-cell>
              <table:table-cell office:value-type="float" office:value="0.64712549">
                <text:p>0.6471254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8.3812131">
                <text:p>-8.3812131</text:p>
              </table:table-cell>
              <table:table-cell office:value-type="float" office:value="6.9300043">
                <text:p>6.9300043</text:p>
              </table:table-cell>
              <table:table-cell office:value-type="float" office:value="2.621036">
                <text:p>2.621036</text:p>
              </table:table-cell>
              <table:table-cell office:value-type="float" office:value="0.60276273">
                <text:p>0.6027627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8.2888806">
                <text:p>-8.2888806</text:p>
              </table:table-cell>
              <table:table-cell office:value-type="float" office:value="6.8894094">
                <text:p>6.8894094</text:p>
              </table:table-cell>
              <table:table-cell office:value-type="float" office:value="2.6">
                <text:p>2.6</text:p>
              </table:table-cell>
              <table:table-cell office:value-type="float" office:value="0.59259767">
                <text:p>0.592597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8.1964965">
                <text:p>-8.1964965</text:p>
              </table:table-cell>
              <table:table-cell office:value-type="float" office:value="6.8489915">
                <text:p>6.8489915</text:p>
              </table:table-cell>
              <table:table-cell office:value-type="float" office:value="2.5">
                <text:p>2.5</text:p>
              </table:table-cell>
              <table:table-cell office:value-type="float" office:value="0.54564394">
                <text:p>0.5456439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8.1040605">
                <text:p>-8.1040605</text:p>
              </table:table-cell>
              <table:table-cell office:value-type="float" office:value="6.808752">
                <text:p>6.808752</text:p>
              </table:table-cell>
              <table:table-cell office:value-type="float" office:value="2.4">
                <text:p>2.4</text:p>
              </table:table-cell>
              <table:table-cell office:value-type="float" office:value="0.50090917">
                <text:p>0.5009091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8.0115722">
                <text:p>-8.0115722</text:p>
              </table:table-cell>
              <table:table-cell office:value-type="float" office:value="6.768692">
                <text:p>6.768692</text:p>
              </table:table-cell>
              <table:table-cell office:value-type="float" office:value="2.3">
                <text:p>2.3</text:p>
              </table:table-cell>
              <table:table-cell office:value-type="float" office:value="0.4583396">
                <text:p>0.45833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7.9190313">
                <text:p>-7.9190313</text:p>
              </table:table-cell>
              <table:table-cell office:value-type="float" office:value="6.7288127">
                <text:p>6.7288127</text:p>
              </table:table-cell>
              <table:table-cell office:value-type="float" office:value="2.2">
                <text:p>2.2</text:p>
              </table:table-cell>
              <table:table-cell office:value-type="float" office:value="0.41788571">
                <text:p>0.4178857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7.8264374">
                <text:p>-7.8264374</text:p>
              </table:table-cell>
              <table:table-cell office:value-type="float" office:value="6.6891152">
                <text:p>6.6891152</text:p>
              </table:table-cell>
              <table:table-cell office:value-type="float" office:value="2.1">
                <text:p>2.1</text:p>
              </table:table-cell>
              <table:table-cell office:value-type="float" office:value="0.3795018">
                <text:p>0.379501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7.7337903">
                <text:p>-7.7337903</text:p>
              </table:table-cell>
              <table:table-cell office:value-type="float" office:value="6.6496007">
                <text:p>6.6496007</text:p>
              </table:table-cell>
              <table:table-cell office:value-type="float" office:value="2">
                <text:p>2</text:p>
              </table:table-cell>
              <table:table-cell office:value-type="float" office:value="0.34314575">
                <text:p>0.343145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7.6410895">
                <text:p>-7.6410895</text:p>
              </table:table-cell>
              <table:table-cell office:value-type="float" office:value="6.6102703">
                <text:p>6.6102703</text:p>
              </table:table-cell>
              <table:table-cell office:value-type="float" office:value="1.9">
                <text:p>1.9</text:p>
              </table:table-cell>
              <table:table-cell office:value-type="float" office:value="0.30877869">
                <text:p>0.3087786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7.5483348">
                <text:p>-7.5483348</text:p>
              </table:table-cell>
              <table:table-cell office:value-type="float" office:value="6.5711252">
                <text:p>6.5711252</text:p>
              </table:table-cell>
              <table:table-cell office:value-type="float" office:value="1.8">
                <text:p>1.8</text:p>
              </table:table-cell>
              <table:table-cell office:value-type="float" office:value="0.27636479">
                <text:p>0.2763647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7.4555258">
                <text:p>-7.4555258</text:p>
              </table:table-cell>
              <table:table-cell office:value-type="float" office:value="6.5321665">
                <text:p>6.5321665</text:p>
              </table:table-cell>
              <table:table-cell office:value-type="float" office:value="1.7">
                <text:p>1.7</text:p>
              </table:table-cell>
              <table:table-cell office:value-type="float" office:value="0.24587105">
                <text:p>0.2458710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7.3626622">
                <text:p>-7.3626622</text:p>
              </table:table-cell>
              <table:table-cell office:value-type="float" office:value="6.4933953">
                <text:p>6.4933953</text:p>
              </table:table-cell>
              <table:table-cell office:value-type="float" office:value="1.6">
                <text:p>1.6</text:p>
              </table:table-cell>
              <table:table-cell office:value-type="float" office:value="0.21726708">
                <text:p>0.2172670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7.2697437">
                <text:p>-7.2697437</text:p>
              </table:table-cell>
              <table:table-cell office:value-type="float" office:value="6.4548127">
                <text:p>6.4548127</text:p>
              </table:table-cell>
              <table:table-cell office:value-type="float" office:value="1.5">
                <text:p>1.5</text:p>
              </table:table-cell>
              <table:table-cell office:value-type="float" office:value="0.19052498">
                <text:p>0.1905249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7.17677">
                <text:p>-7.17677</text:p>
              </table:table-cell>
              <table:table-cell office:value-type="float" office:value="6.4164198">
                <text:p>6.4164198</text:p>
              </table:table-cell>
              <table:table-cell office:value-type="float" office:value="1.4">
                <text:p>1.4</text:p>
              </table:table-cell>
              <table:table-cell office:value-type="float" office:value="0.16561914">
                <text:p>0.1656191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7.0837407">
                <text:p>-7.0837407</text:p>
              </table:table-cell>
              <table:table-cell office:value-type="float" office:value="6.3782177">
                <text:p>6.3782177</text:p>
              </table:table-cell>
              <table:table-cell office:value-type="float" office:value="1.3">
                <text:p>1.3</text:p>
              </table:table-cell>
              <table:table-cell office:value-type="float" office:value="0.14252614">
                <text:p>0.1425261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6.9906555">
                <text:p>-6.9906555</text:p>
              </table:table-cell>
              <table:table-cell office:value-type="float" office:value="6.3402075">
                <text:p>6.3402075</text:p>
              </table:table-cell>
              <table:table-cell office:value-type="float" office:value="1.2">
                <text:p>1.2</text:p>
              </table:table-cell>
              <table:table-cell office:value-type="float" office:value="0.12122462">
                <text:p>0.1212246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6.8975142">
                <text:p>-6.8975142</text:p>
              </table:table-cell>
              <table:table-cell office:value-type="float" office:value="6.3023902">
                <text:p>6.3023902</text:p>
              </table:table-cell>
              <table:table-cell office:value-type="float" office:value="1.1">
                <text:p>1.1</text:p>
              </table:table-cell>
              <table:table-cell office:value-type="float" office:value="0.10169516">
                <text:p>0.1016951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6.8043164">
                <text:p>-6.8043164</text:p>
              </table:table-cell>
              <table:table-cell office:value-type="float" office:value="6.2647669">
                <text:p>6.2647669</text:p>
              </table:table-cell>
              <table:table-cell office:value-type="float" office:value="1">
                <text:p>1</text:p>
              </table:table-cell>
              <table:table-cell office:value-type="float" office:value="0.083920217">
                <text:p>0.0839202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6.7110618">
                <text:p>-6.7110618</text:p>
              </table:table-cell>
              <table:table-cell office:value-type="float" office:value="6.2273385">
                <text:p>6.2273385</text:p>
              </table:table-cell>
              <table:table-cell office:value-type="float" office:value="0.9">
                <text:p>0.9</text:p>
              </table:table-cell>
              <table:table-cell office:value-type="float" office:value="0.06788402">
                <text:p>0.0678840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6.6177501">
                <text:p>-6.6177501</text:p>
              </table:table-cell>
              <table:table-cell office:value-type="float" office:value="6.1901062">
                <text:p>6.1901062</text:p>
              </table:table-cell>
              <table:table-cell office:value-type="float" office:value="0.8">
                <text:p>0.8</text:p>
              </table:table-cell>
              <table:table-cell office:value-type="float" office:value="0.053572501">
                <text:p>0.0535725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6.524381">
                <text:p>-6.524381</text:p>
              </table:table-cell>
              <table:table-cell office:value-type="float" office:value="6.153071">
                <text:p>6.153071</text:p>
              </table:table-cell>
              <table:table-cell office:value-type="float" office:value="0.7">
                <text:p>0.7</text:p>
              </table:table-cell>
              <table:table-cell office:value-type="float" office:value="0.040973234">
                <text:p>0.04097323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6.4309543">
                <text:p>-6.4309543</text:p>
              </table:table-cell>
              <table:table-cell office:value-type="float" office:value="6.1162339">
                <text:p>6.1162339</text:p>
              </table:table-cell>
              <table:table-cell office:value-type="float" office:value="0.6">
                <text:p>0.6</text:p>
              </table:table-cell>
              <table:table-cell office:value-type="float" office:value="0.030075377">
                <text:p>0.03007537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6.3374696">
                <text:p>-6.3374696</text:p>
              </table:table-cell>
              <table:table-cell office:value-type="float" office:value="6.0795957">
                <text:p>6.0795957</text:p>
              </table:table-cell>
              <table:table-cell office:value-type="float" office:value="0.5">
                <text:p>0.5</text:p>
              </table:table-cell>
              <table:table-cell office:value-type="float" office:value="0.020869628">
                <text:p>0.02086962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6.2439266">
                <text:p>-6.2439266</text:p>
              </table:table-cell>
              <table:table-cell office:value-type="float" office:value="6.0431577">
                <text:p>6.0431577</text:p>
              </table:table-cell>
              <table:table-cell office:value-type="float" office:value="0.4">
                <text:p>0.4</text:p>
              </table:table-cell>
              <table:table-cell office:value-type="float" office:value="0.013348181">
                <text:p>0.01334818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6.1503251">
                <text:p>-6.1503251</text:p>
              </table:table-cell>
              <table:table-cell office:value-type="float" office:value="6.0069206">
                <text:p>6.0069206</text:p>
              </table:table-cell>
              <table:table-cell office:value-type="float" office:value="0.3">
                <text:p>0.3</text:p>
              </table:table-cell>
              <table:table-cell office:value-type="float" office:value="0.0075046934">
                <text:p>0.007504693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6.0566648">
                <text:p>-6.0566648</text:p>
              </table:table-cell>
              <table:table-cell office:value-type="float" office:value="5.9708856">
                <text:p>5.9708856</text:p>
              </table:table-cell>
              <table:table-cell office:value-type="float" office:value="0.2">
                <text:p>0.2</text:p>
              </table:table-cell>
              <table:table-cell office:value-type="float" office:value="0.0033342598">
                <text:p>0.003334259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5.9629454">
                <text:p>-5.9629454</text:p>
              </table:table-cell>
              <table:table-cell office:value-type="float" office:value="5.9350534">
                <text:p>5.9350534</text:p>
              </table:table-cell>
              <table:table-cell office:value-type="float" office:value="0.1">
                <text:p>0.1</text:p>
              </table:table-cell>
              <table:table-cell office:value-type="float" office:value="0.00083339121">
                <text:p>0.0008333912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5.8691667">
                <text:p>-5.8691667</text:p>
              </table:table-cell>
              <table:table-cell office:value-type="float" office:value="5.8994251">
                <text:p>5.8994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5.7753283">
                <text:p>-5.7753283</text:p>
              </table:table-cell>
              <table:table-cell office:value-type="float" office:value="5.8640016">
                <text:p>5.8640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5.68143">
                <text:p>-5.68143</text:p>
              </table:table-cell>
              <table:table-cell office:value-type="float" office:value="5.8287838">
                <text:p>5.8287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5.5874715">
                <text:p>-5.5874715</text:p>
              </table:table-cell>
              <table:table-cell office:value-type="float" office:value="5.7937726">
                <text:p>5.7937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5.4934527">
                <text:p>-5.4934527</text:p>
              </table:table-cell>
              <table:table-cell office:value-type="float" office:value="5.7589689">
                <text:p>5.7589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5.3993732">
                <text:p>-5.3993732</text:p>
              </table:table-cell>
              <table:table-cell office:value-type="float" office:value="5.7243735">
                <text:p>5.7243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5.3052327">
                <text:p>-5.3052327</text:p>
              </table:table-cell>
              <table:table-cell office:value-type="float" office:value="5.6899874">
                <text:p>5.6899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5.2110311">
                <text:p>-5.2110311</text:p>
              </table:table-cell>
              <table:table-cell office:value-type="float" office:value="5.6558113">
                <text:p>5.6558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5.1167681">
                <text:p>-5.1167681</text:p>
              </table:table-cell>
              <table:table-cell office:value-type="float" office:value="5.6218461">
                <text:p>5.6218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5.0224434">
                <text:p>-5.0224434</text:p>
              </table:table-cell>
              <table:table-cell office:value-type="float" office:value="5.5880927">
                <text:p>5.5880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4.9280568">
                <text:p>-4.9280568</text:p>
              </table:table-cell>
              <table:table-cell office:value-type="float" office:value="5.5545518">
                <text:p>5.5545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4.8336081">
                <text:p>-4.8336081</text:p>
              </table:table-cell>
              <table:table-cell office:value-type="float" office:value="5.5212243">
                <text:p>5.5212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4.7390971">
                <text:p>-4.7390971</text:p>
              </table:table-cell>
              <table:table-cell office:value-type="float" office:value="5.4881108">
                <text:p>5.4881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4.6445234">
                <text:p>-4.6445234</text:p>
              </table:table-cell>
              <table:table-cell office:value-type="float" office:value="5.4552123">
                <text:p>5.4552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4.549887">
                <text:p>-4.549887</text:p>
              </table:table-cell>
              <table:table-cell office:value-type="float" office:value="5.4225294">
                <text:p>5.4225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4.4551876">
                <text:p>-4.4551876</text:p>
              </table:table-cell>
              <table:table-cell office:value-type="float" office:value="5.3900629">
                <text:p>5.3900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4.3604249">
                <text:p>-4.3604249</text:p>
              </table:table-cell>
              <table:table-cell office:value-type="float" office:value="5.3578136">
                <text:p>5.3578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4.2655988">
                <text:p>-4.2655988</text:p>
              </table:table-cell>
              <table:table-cell office:value-type="float" office:value="5.3257821">
                <text:p>5.3257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4.1707091">
                <text:p>-4.1707091</text:p>
              </table:table-cell>
              <table:table-cell office:value-type="float" office:value="5.2939691">
                <text:p>5.2939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4.0757556">
                <text:p>-4.0757556</text:p>
              </table:table-cell>
              <table:table-cell office:value-type="float" office:value="5.2623754">
                <text:p>5.2623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3.980738">
                <text:p>-3.980738</text:p>
              </table:table-cell>
              <table:table-cell office:value-type="float" office:value="5.2310015">
                <text:p>5.2310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3.8856561">
                <text:p>-3.8856561</text:p>
              </table:table-cell>
              <table:table-cell office:value-type="float" office:value="5.1998483">
                <text:p>5.1998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3.7905099">
                <text:p>-3.7905099</text:p>
              </table:table-cell>
              <table:table-cell office:value-type="float" office:value="5.1689162">
                <text:p>5.1689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3.6952991">
                <text:p>-3.6952991</text:p>
              </table:table-cell>
              <table:table-cell office:value-type="float" office:value="5.138206">
                <text:p>5.138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3.6000235">
                <text:p>-3.6000235</text:p>
              </table:table-cell>
              <table:table-cell office:value-type="float" office:value="5.1077182">
                <text:p>5.1077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3.5046829">
                <text:p>-3.5046829</text:p>
              </table:table-cell>
              <table:table-cell office:value-type="float" office:value="5.0774535">
                <text:p>5.0774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3.4092772">
                <text:p>-3.4092772</text:p>
              </table:table-cell>
              <table:table-cell office:value-type="float" office:value="5.0474125">
                <text:p>5.0474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3.3138062">
                <text:p>-3.3138062</text:p>
              </table:table-cell>
              <table:table-cell office:value-type="float" office:value="5.0175956">
                <text:p>5.0175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3.2182698">
                <text:p>-3.2182698</text:p>
              </table:table-cell>
              <table:table-cell office:value-type="float" office:value="4.9880036">
                <text:p>4.9880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3.1226678">
                <text:p>-3.1226678</text:p>
              </table:table-cell>
              <table:table-cell office:value-type="float" office:value="4.9586368">
                <text:p>4.9586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3.027">
                <text:p>-3.027</text:p>
              </table:table-cell>
              <table:table-cell office:value-type="float" office:value="4.9294959">
                <text:p>4.9294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2.9312663">
                <text:p>-2.9312663</text:p>
              </table:table-cell>
              <table:table-cell office:value-type="float" office:value="4.9005813">
                <text:p>4.9005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2.8354666">
                <text:p>-2.8354666</text:p>
              </table:table-cell>
              <table:table-cell office:value-type="float" office:value="4.8718936">
                <text:p>4.8718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2.7396006">
                <text:p>-2.7396006</text:p>
              </table:table-cell>
              <table:table-cell office:value-type="float" office:value="4.8434332">
                <text:p>4.8434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2.6436683">
                <text:p>-2.6436683</text:p>
              </table:table-cell>
              <table:table-cell office:value-type="float" office:value="4.8152005">
                <text:p>4.8152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2.5476696">
                <text:p>-2.5476696</text:p>
              </table:table-cell>
              <table:table-cell office:value-type="float" office:value="4.7871961">
                <text:p>4.7871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2.4516043">
                <text:p>-2.4516043</text:p>
              </table:table-cell>
              <table:table-cell office:value-type="float" office:value="4.7594204">
                <text:p>4.7594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2.3554723">
                <text:p>-2.3554723</text:p>
              </table:table-cell>
              <table:table-cell office:value-type="float" office:value="4.7318737">
                <text:p>4.7318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2.2592735">
                <text:p>-2.2592735</text:p>
              </table:table-cell>
              <table:table-cell office:value-type="float" office:value="4.7045565">
                <text:p>4.7045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2.1630077">
                <text:p>-2.1630077</text:p>
              </table:table-cell>
              <table:table-cell office:value-type="float" office:value="4.6774692">
                <text:p>4.6774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2.0666749">
                <text:p>-2.0666749</text:p>
              </table:table-cell>
              <table:table-cell office:value-type="float" office:value="4.6506121">
                <text:p>4.6506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.9702749">
                <text:p>-1.9702749</text:p>
              </table:table-cell>
              <table:table-cell office:value-type="float" office:value="4.6239856">
                <text:p>4.6239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.8738078">
                <text:p>-1.8738078</text:p>
              </table:table-cell>
              <table:table-cell office:value-type="float" office:value="4.5975899">
                <text:p>4.5975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.7772733">
                <text:p>-1.7772733</text:p>
              </table:table-cell>
              <table:table-cell office:value-type="float" office:value="4.5714255">
                <text:p>4.5714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.6806713">
                <text:p>-1.6806713</text:p>
              </table:table-cell>
              <table:table-cell office:value-type="float" office:value="4.5454926">
                <text:p>4.5454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.5840019">
                <text:p>-1.5840019</text:p>
              </table:table-cell>
              <table:table-cell office:value-type="float" office:value="4.5197915">
                <text:p>4.5197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.4872649">
                <text:p>-1.4872649</text:p>
              </table:table-cell>
              <table:table-cell office:value-type="float" office:value="4.4943224">
                <text:p>4.4943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1.3904603">
                <text:p>-1.3904603</text:p>
              </table:table-cell>
              <table:table-cell office:value-type="float" office:value="4.4690857">
                <text:p>4.4690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.293588">
                <text:p>-1.293588</text:p>
              </table:table-cell>
              <table:table-cell office:value-type="float" office:value="4.4440815">
                <text:p>4.4440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1.1966478">
                <text:p>-1.1966478</text:p>
              </table:table-cell>
              <table:table-cell office:value-type="float" office:value="4.41931">
                <text:p>4.41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1.0996399">
                <text:p>-1.0996399</text:p>
              </table:table-cell>
              <table:table-cell office:value-type="float" office:value="4.3947715">
                <text:p>4.3947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1.0025641">
                <text:p>-1.0025641</text:p>
              </table:table-cell>
              <table:table-cell office:value-type="float" office:value="4.3704661">
                <text:p>4.3704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90542029">
                <text:p>-0.90542029</text:p>
              </table:table-cell>
              <table:table-cell office:value-type="float" office:value="4.346394">
                <text:p>4.346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80820856">
                <text:p>-0.80820856</text:p>
              </table:table-cell>
              <table:table-cell office:value-type="float" office:value="4.3225554">
                <text:p>4.3225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71092882">
                <text:p>-0.71092882</text:p>
              </table:table-cell>
              <table:table-cell office:value-type="float" office:value="4.2989502">
                <text:p>4.2989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61358105">
                <text:p>-0.61358105</text:p>
              </table:table-cell>
              <table:table-cell office:value-type="float" office:value="4.2755787">
                <text:p>4.2755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51616522">
                <text:p>-0.51616522</text:p>
              </table:table-cell>
              <table:table-cell office:value-type="float" office:value="4.252441">
                <text:p>4.252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4186813">
                <text:p>-0.4186813</text:p>
              </table:table-cell>
              <table:table-cell office:value-type="float" office:value="4.229537">
                <text:p>4.229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3211293">
                <text:p>-0.3211293</text:p>
              </table:table-cell>
              <table:table-cell office:value-type="float" office:value="4.2068669">
                <text:p>4.2068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22350918">
                <text:p>-0.22350918</text:p>
              </table:table-cell>
              <table:table-cell office:value-type="float" office:value="4.1844307">
                <text:p>4.1844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12582097">
                <text:p>-0.12582097</text:p>
              </table:table-cell>
              <table:table-cell office:value-type="float" office:value="4.1622284">
                <text:p>4.1622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028064642">
                <text:p>-0.028064642</text:p>
              </table:table-cell>
              <table:table-cell office:value-type="float" office:value="4.14026">
                <text:p>4.14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6975978">
                <text:p>0.06975978</text:p>
              </table:table-cell>
              <table:table-cell office:value-type="float" office:value="4.1185254">
                <text:p>4.1185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16765229">
                <text:p>0.16765229</text:p>
              </table:table-cell>
              <table:table-cell office:value-type="float" office:value="4.0970247">
                <text:p>4.0970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26561286">
                <text:p>0.26561286</text:p>
              </table:table-cell>
              <table:table-cell office:value-type="float" office:value="4.0757577">
                <text:p>4.0757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36364147">
                <text:p>0.36364147</text:p>
              </table:table-cell>
              <table:table-cell office:value-type="float" office:value="4.0547244">
                <text:p>4.0547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4617381">
                <text:p>0.4617381</text:p>
              </table:table-cell>
              <table:table-cell office:value-type="float" office:value="4.0339246">
                <text:p>4.0339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5599027">
                <text:p>0.5599027</text:p>
              </table:table-cell>
              <table:table-cell office:value-type="float" office:value="4.0133583">
                <text:p>4.0133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65813523">
                <text:p>0.65813523</text:p>
              </table:table-cell>
              <table:table-cell office:value-type="float" office:value="3.9930253">
                <text:p>3.9930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75643566">
                <text:p>0.75643566</text:p>
              </table:table-cell>
              <table:table-cell office:value-type="float" office:value="3.9729254">
                <text:p>3.9729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85480391">
                <text:p>0.85480391</text:p>
              </table:table-cell>
              <table:table-cell office:value-type="float" office:value="3.9530585">
                <text:p>3.9530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95323995">
                <text:p>0.95323995</text:p>
              </table:table-cell>
              <table:table-cell office:value-type="float" office:value="3.9334243">
                <text:p>3.9334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0517437">
                <text:p>1.0517437</text:p>
              </table:table-cell>
              <table:table-cell office:value-type="float" office:value="3.9140227">
                <text:p>3.9140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1503151">
                <text:p>1.1503151</text:p>
              </table:table-cell>
              <table:table-cell office:value-type="float" office:value="3.8948534">
                <text:p>3.8948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248954">
                <text:p>1.248954</text:p>
              </table:table-cell>
              <table:table-cell office:value-type="float" office:value="3.8759161">
                <text:p>3.8759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3476605">
                <text:p>1.3476605</text:p>
              </table:table-cell>
              <table:table-cell office:value-type="float" office:value="3.8572105">
                <text:p>3.8572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4464343">
                <text:p>1.4464343</text:p>
              </table:table-cell>
              <table:table-cell office:value-type="float" office:value="3.8387364">
                <text:p>3.8387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5452754">
                <text:p>1.5452754</text:p>
              </table:table-cell>
              <table:table-cell office:value-type="float" office:value="3.8204934">
                <text:p>3.8204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6441837">
                <text:p>1.6441837</text:p>
              </table:table-cell>
              <table:table-cell office:value-type="float" office:value="3.8024812">
                <text:p>3.8024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7431591">
                <text:p>1.7431591</text:p>
              </table:table-cell>
              <table:table-cell office:value-type="float" office:value="3.7846994">
                <text:p>3.7846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8422015">
                <text:p>1.8422015</text:p>
              </table:table-cell>
              <table:table-cell office:value-type="float" office:value="3.7671476">
                <text:p>3.7671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9413108">
                <text:p>1.9413108</text:p>
              </table:table-cell>
              <table:table-cell office:value-type="float" office:value="3.7498254">
                <text:p>3.7498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0404867">
                <text:p>2.0404867</text:p>
              </table:table-cell>
              <table:table-cell office:value-type="float" office:value="3.7327324">
                <text:p>3.7327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1397293">
                <text:p>2.1397293</text:p>
              </table:table-cell>
              <table:table-cell office:value-type="float" office:value="3.7158682">
                <text:p>3.7158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2390384">
                <text:p>2.2390384</text:p>
              </table:table-cell>
              <table:table-cell office:value-type="float" office:value="3.6992321">
                <text:p>3.6992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3384138">
                <text:p>2.3384138</text:p>
              </table:table-cell>
              <table:table-cell office:value-type="float" office:value="3.6828239">
                <text:p>3.6828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4378553">
                <text:p>2.4378553</text:p>
              </table:table-cell>
              <table:table-cell office:value-type="float" office:value="3.6666429">
                <text:p>3.6666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5373629">
                <text:p>2.5373629</text:p>
              </table:table-cell>
              <table:table-cell office:value-type="float" office:value="3.6506886">
                <text:p>3.6506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6369363">
                <text:p>2.6369363</text:p>
              </table:table-cell>
              <table:table-cell office:value-type="float" office:value="3.6349605">
                <text:p>3.6349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7365754">
                <text:p>2.7365754</text:p>
              </table:table-cell>
              <table:table-cell office:value-type="float" office:value="3.6194579">
                <text:p>3.6194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83628">
                <text:p>2.83628</text:p>
              </table:table-cell>
              <table:table-cell office:value-type="float" office:value="3.6041803">
                <text:p>3.6041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9360499">
                <text:p>2.9360499</text:p>
              </table:table-cell>
              <table:table-cell office:value-type="float" office:value="3.589127">
                <text:p>3.589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.035885">
                <text:p>3.035885</text:p>
              </table:table-cell>
              <table:table-cell office:value-type="float" office:value="3.5742975">
                <text:p>3.5742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.135785">
                <text:p>3.135785</text:p>
              </table:table-cell>
              <table:table-cell office:value-type="float" office:value="3.5596909">
                <text:p>3.5596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.2357497">
                <text:p>3.2357497</text:p>
              </table:table-cell>
              <table:table-cell office:value-type="float" office:value="3.5453067">
                <text:p>3.5453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.335779">
                <text:p>3.335779</text:p>
              </table:table-cell>
              <table:table-cell office:value-type="float" office:value="3.5311441">
                <text:p>3.5311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.4358726">
                <text:p>3.4358726</text:p>
              </table:table-cell>
              <table:table-cell office:value-type="float" office:value="3.5172024">
                <text:p>3.5172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.5360303">
                <text:p>3.5360303</text:p>
              </table:table-cell>
              <table:table-cell office:value-type="float" office:value="3.5034807">
                <text:p>3.5034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.6362518">
                <text:p>3.6362518</text:p>
              </table:table-cell>
              <table:table-cell office:value-type="float" office:value="3.4899784">
                <text:p>3.4899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.736537">
                <text:p>3.736537</text:p>
              </table:table-cell>
              <table:table-cell office:value-type="float" office:value="3.4766946">
                <text:p>3.4766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.8368855">
                <text:p>3.8368855</text:p>
              </table:table-cell>
              <table:table-cell office:value-type="float" office:value="3.4636285">
                <text:p>3.4636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.9372972">
                <text:p>3.9372972</text:p>
              </table:table-cell>
              <table:table-cell office:value-type="float" office:value="3.4507793">
                <text:p>3.4507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.0377718">
                <text:p>4.0377718</text:p>
              </table:table-cell>
              <table:table-cell office:value-type="float" office:value="3.4381459">
                <text:p>3.4381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.138309">
                <text:p>4.138309</text:p>
              </table:table-cell>
              <table:table-cell office:value-type="float" office:value="3.4257276">
                <text:p>3.4257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.2389086">
                <text:p>4.2389086</text:p>
              </table:table-cell>
              <table:table-cell office:value-type="float" office:value="3.4135235">
                <text:p>3.4135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.3395702">
                <text:p>4.3395702</text:p>
              </table:table-cell>
              <table:table-cell office:value-type="float" office:value="3.4015325">
                <text:p>3.4015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.4402936">
                <text:p>4.4402936</text:p>
              </table:table-cell>
              <table:table-cell office:value-type="float" office:value="3.3897537">
                <text:p>3.3897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.5410785">
                <text:p>4.5410785</text:p>
              </table:table-cell>
              <table:table-cell office:value-type="float" office:value="3.3781861">
                <text:p>3.3781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.6419246">
                <text:p>4.6419246</text:p>
              </table:table-cell>
              <table:table-cell office:value-type="float" office:value="3.3668287">
                <text:p>3.3668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.7428316">
                <text:p>4.7428316</text:p>
              </table:table-cell>
              <table:table-cell office:value-type="float" office:value="3.3556804">
                <text:p>3.3556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.8437992">
                <text:p>4.8437992</text:p>
              </table:table-cell>
              <table:table-cell office:value-type="float" office:value="3.3447402">
                <text:p>3.3447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.9448271">
                <text:p>4.9448271</text:p>
              </table:table-cell>
              <table:table-cell office:value-type="float" office:value="3.3340069">
                <text:p>3.3340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.0459149">
                <text:p>5.0459149</text:p>
              </table:table-cell>
              <table:table-cell office:value-type="float" office:value="3.3234795">
                <text:p>3.3234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.1470623">
                <text:p>5.1470623</text:p>
              </table:table-cell>
              <table:table-cell office:value-type="float" office:value="3.3131568">
                <text:p>3.3131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.2482689">
                <text:p>5.2482689</text:p>
              </table:table-cell>
              <table:table-cell office:value-type="float" office:value="3.3030376">
                <text:p>3.3030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.3495345">
                <text:p>5.3495345</text:p>
              </table:table-cell>
              <table:table-cell office:value-type="float" office:value="3.2931208">
                <text:p>3.2931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.4508587">
                <text:p>5.4508587</text:p>
              </table:table-cell>
              <table:table-cell office:value-type="float" office:value="3.283405">
                <text:p>3.283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.552241">
                <text:p>5.552241</text:p>
              </table:table-cell>
              <table:table-cell office:value-type="float" office:value="3.2738892">
                <text:p>3.2738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.6536812">
                <text:p>5.6536812</text:p>
              </table:table-cell>
              <table:table-cell office:value-type="float" office:value="3.2645719">
                <text:p>3.2645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.7551788">
                <text:p>5.7551788</text:p>
              </table:table-cell>
              <table:table-cell office:value-type="float" office:value="3.2554519">
                <text:p>3.2554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.8567335">
                <text:p>5.8567335</text:p>
              </table:table-cell>
              <table:table-cell office:value-type="float" office:value="3.2465279">
                <text:p>3.2465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.9583448">
                <text:p>5.9583448</text:p>
              </table:table-cell>
              <table:table-cell office:value-type="float" office:value="3.2377985">
                <text:p>3.2377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.0600125">
                <text:p>6.0600125</text:p>
              </table:table-cell>
              <table:table-cell office:value-type="float" office:value="3.2292624">
                <text:p>3.2292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.161736">
                <text:p>6.161736</text:p>
              </table:table-cell>
              <table:table-cell office:value-type="float" office:value="3.2209182">
                <text:p>3.2209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.2635149">
                <text:p>6.2635149</text:p>
              </table:table-cell>
              <table:table-cell office:value-type="float" office:value="3.2127644">
                <text:p>3.2127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.3653489">
                <text:p>6.3653489</text:p>
              </table:table-cell>
              <table:table-cell office:value-type="float" office:value="3.2047995">
                <text:p>3.2047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.4672375">
                <text:p>6.4672375</text:p>
              </table:table-cell>
              <table:table-cell office:value-type="float" office:value="3.1970222">
                <text:p>3.1970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.5691803">
                <text:p>6.5691803</text:p>
              </table:table-cell>
              <table:table-cell office:value-type="float" office:value="3.1894309">
                <text:p>3.1894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.6711767">
                <text:p>6.6711767</text:p>
              </table:table-cell>
              <table:table-cell office:value-type="float" office:value="3.182024">
                <text:p>3.182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.7732264">
                <text:p>6.7732264</text:p>
              </table:table-cell>
              <table:table-cell office:value-type="float" office:value="3.1748001">
                <text:p>3.1748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.875329">
                <text:p>6.875329</text:p>
              </table:table-cell>
              <table:table-cell office:value-type="float" office:value="3.1677574">
                <text:p>3.1677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.9774838">
                <text:p>6.9774838</text:p>
              </table:table-cell>
              <table:table-cell office:value-type="float" office:value="3.1608945">
                <text:p>3.1608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.0796905">
                <text:p>7.0796905</text:p>
              </table:table-cell>
              <table:table-cell office:value-type="float" office:value="3.1542097">
                <text:p>3.1542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.1819486">
                <text:p>7.1819486</text:p>
              </table:table-cell>
              <table:table-cell office:value-type="float" office:value="3.1477013">
                <text:p>3.1477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.2842575">
                <text:p>7.2842575</text:p>
              </table:table-cell>
              <table:table-cell office:value-type="float" office:value="3.1413676">
                <text:p>3.1413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.3866169">
                <text:p>7.3866169</text:p>
              </table:table-cell>
              <table:table-cell office:value-type="float" office:value="3.135207">
                <text:p>3.135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.4890261">
                <text:p>7.4890261</text:p>
              </table:table-cell>
              <table:table-cell office:value-type="float" office:value="3.1292175">
                <text:p>3.1292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.5914846">
                <text:p>7.5914846</text:p>
              </table:table-cell>
              <table:table-cell office:value-type="float" office:value="3.1233976">
                <text:p>3.1233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.693992">
                <text:p>7.693992</text:p>
              </table:table-cell>
              <table:table-cell office:value-type="float" office:value="3.1177453">
                <text:p>3.1177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.7965477">
                <text:p>7.7965477</text:p>
              </table:table-cell>
              <table:table-cell office:value-type="float" office:value="3.1122589">
                <text:p>3.1122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.8991511">
                <text:p>7.8991511</text:p>
              </table:table-cell>
              <table:table-cell office:value-type="float" office:value="3.1069365">
                <text:p>3.1069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.0018017">
                <text:p>8.0018017</text:p>
              </table:table-cell>
              <table:table-cell office:value-type="float" office:value="3.1017762">
                <text:p>3.1017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.104499">
                <text:p>8.104499</text:p>
              </table:table-cell>
              <table:table-cell office:value-type="float" office:value="3.0967761">
                <text:p>3.0967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.2072423">
                <text:p>8.2072423</text:p>
              </table:table-cell>
              <table:table-cell office:value-type="float" office:value="3.0919343">
                <text:p>3.0919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.3100312">
                <text:p>8.3100312</text:p>
              </table:table-cell>
              <table:table-cell office:value-type="float" office:value="3.0872487">
                <text:p>3.0872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.412865">
                <text:p>8.412865</text:p>
              </table:table-cell>
              <table:table-cell office:value-type="float" office:value="3.0827175">
                <text:p>3.0827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.5157431">
                <text:p>8.5157431</text:p>
              </table:table-cell>
              <table:table-cell office:value-type="float" office:value="3.0783384">
                <text:p>3.0783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.618665">
                <text:p>8.618665</text:p>
              </table:table-cell>
              <table:table-cell office:value-type="float" office:value="3.0741096">
                <text:p>3.0741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.72163">
                <text:p>8.72163</text:p>
              </table:table-cell>
              <table:table-cell office:value-type="float" office:value="3.0700289">
                <text:p>3.0700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.8246375">
                <text:p>8.8246375</text:p>
              </table:table-cell>
              <table:table-cell office:value-type="float" office:value="3.0660942">
                <text:p>3.0660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.9276869">
                <text:p>8.9276869</text:p>
              </table:table-cell>
              <table:table-cell office:value-type="float" office:value="3.0623034">
                <text:p>3.0623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.0307776">
                <text:p>9.0307776</text:p>
              </table:table-cell>
              <table:table-cell office:value-type="float" office:value="3.0586543">
                <text:p>3.0586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.1339088">
                <text:p>9.1339088</text:p>
              </table:table-cell>
              <table:table-cell office:value-type="float" office:value="3.0551447">
                <text:p>3.0551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.2370801">
                <text:p>9.2370801</text:p>
              </table:table-cell>
              <table:table-cell office:value-type="float" office:value="3.0517723">
                <text:p>3.0517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.3402906">
                <text:p>9.3402906</text:p>
              </table:table-cell>
              <table:table-cell office:value-type="float" office:value="3.0485349">
                <text:p>3.0485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9.4435398">
                <text:p>9.4435398</text:p>
              </table:table-cell>
              <table:table-cell office:value-type="float" office:value="3.0454302">
                <text:p>3.0454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9.546827">
                <text:p>9.546827</text:p>
              </table:table-cell>
              <table:table-cell office:value-type="float" office:value="3.042456">
                <text:p>3.042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9.6501515">
                <text:p>9.6501515</text:p>
              </table:table-cell>
              <table:table-cell office:value-type="float" office:value="3.0396098">
                <text:p>3.0396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9.7535125">
                <text:p>9.7535125</text:p>
              </table:table-cell>
              <table:table-cell office:value-type="float" office:value="3.0368892">
                <text:p>3.0368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9.8569095">
                <text:p>9.8569095</text:p>
              </table:table-cell>
              <table:table-cell office:value-type="float" office:value="3.0342919">
                <text:p>3.0342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9.9603416">
                <text:p>9.9603416</text:p>
              </table:table-cell>
              <table:table-cell office:value-type="float" office:value="3.0318155">
                <text:p>3.0318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.063808">
                <text:p>10.063808</text:p>
              </table:table-cell>
              <table:table-cell office:value-type="float" office:value="3.0294574">
                <text:p>3.0294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.167308">
                <text:p>10.167308</text:p>
              </table:table-cell>
              <table:table-cell office:value-type="float" office:value="3.0272151">
                <text:p>3.0272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.270842">
                <text:p>10.270842</text:p>
              </table:table-cell>
              <table:table-cell office:value-type="float" office:value="3.0250862">
                <text:p>3.0250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.374407">
                <text:p>10.374407</text:p>
              </table:table-cell>
              <table:table-cell office:value-type="float" office:value="3.023068">
                <text:p>3.023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.478004">
                <text:p>10.478004</text:p>
              </table:table-cell>
              <table:table-cell office:value-type="float" office:value="3.021158">
                <text:p>3.021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0.581632">
                <text:p>10.581632</text:p>
              </table:table-cell>
              <table:table-cell office:value-type="float" office:value="3.0193536">
                <text:p>3.0193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.68529">
                <text:p>10.68529</text:p>
              </table:table-cell>
              <table:table-cell office:value-type="float" office:value="3.0176521">
                <text:p>3.0176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.788977">
                <text:p>10.788977</text:p>
              </table:table-cell>
              <table:table-cell office:value-type="float" office:value="3.0160508">
                <text:p>3.0160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.892692">
                <text:p>10.892692</text:p>
              </table:table-cell>
              <table:table-cell office:value-type="float" office:value="3.0145469">
                <text:p>3.014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.996435">
                <text:p>10.996435</text:p>
              </table:table-cell>
              <table:table-cell office:value-type="float" office:value="3.0131379">
                <text:p>3.0131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1.100205">
                <text:p>11.100205</text:p>
              </table:table-cell>
              <table:table-cell office:value-type="float" office:value="3.0118208">
                <text:p>3.0118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1.204001">
                <text:p>11.204001</text:p>
              </table:table-cell>
              <table:table-cell office:value-type="float" office:value="3.0105929">
                <text:p>3.0105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1.307822">
                <text:p>11.307822</text:p>
              </table:table-cell>
              <table:table-cell office:value-type="float" office:value="3.0094513">
                <text:p>3.0094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1.411667">
                <text:p>11.411667</text:p>
              </table:table-cell>
              <table:table-cell office:value-type="float" office:value="3.0083932">
                <text:p>3.0083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1.515535">
                <text:p>11.515535</text:p>
              </table:table-cell>
              <table:table-cell office:value-type="float" office:value="3.0074156">
                <text:p>3.0074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1.619426">
                <text:p>11.619426</text:p>
              </table:table-cell>
              <table:table-cell office:value-type="float" office:value="3.0065157">
                <text:p>3.0065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1.723339">
                <text:p>11.723339</text:p>
              </table:table-cell>
              <table:table-cell office:value-type="float" office:value="3.0056904">
                <text:p>3.0056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1.827273">
                <text:p>11.827273</text:p>
              </table:table-cell>
              <table:table-cell office:value-type="float" office:value="3.0049367">
                <text:p>3.0049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1.931227">
                <text:p>11.931227</text:p>
              </table:table-cell>
              <table:table-cell office:value-type="float" office:value="3.0042517">
                <text:p>3.0042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2.0352">
                <text:p>12.0352</text:p>
              </table:table-cell>
              <table:table-cell office:value-type="float" office:value="3.0036322">
                <text:p>3.0036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2.139191">
                <text:p>12.139191</text:p>
              </table:table-cell>
              <table:table-cell office:value-type="float" office:value="3.0030752">
                <text:p>3.0030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2.243199">
                <text:p>12.243199</text:p>
              </table:table-cell>
              <table:table-cell office:value-type="float" office:value="3.0025775">
                <text:p>3.0025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2.347224">
                <text:p>12.347224</text:p>
              </table:table-cell>
              <table:table-cell office:value-type="float" office:value="3.0021359">
                <text:p>3.0021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2.451264">
                <text:p>12.451264</text:p>
              </table:table-cell>
              <table:table-cell office:value-type="float" office:value="3.0017474">
                <text:p>3.0017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2.555318">
                <text:p>12.555318</text:p>
              </table:table-cell>
              <table:table-cell office:value-type="float" office:value="3.0014085">
                <text:p>3.0014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2.659387">
                <text:p>12.659387</text:p>
              </table:table-cell>
              <table:table-cell office:value-type="float" office:value="3.0011162">
                <text:p>3.0011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2.763467">
                <text:p>12.763467</text:p>
              </table:table-cell>
              <table:table-cell office:value-type="float" office:value="3.000867">
                <text:p>3.000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2.867559">
                <text:p>12.867559</text:p>
              </table:table-cell>
              <table:table-cell office:value-type="float" office:value="3.0006576">
                <text:p>3.0006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2.971662">
                <text:p>12.971662</text:p>
              </table:table-cell>
              <table:table-cell office:value-type="float" office:value="3.0004848">
                <text:p>3.0004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3.075775">
                <text:p>13.075775</text:p>
              </table:table-cell>
              <table:table-cell office:value-type="float" office:value="3.0003451">
                <text:p>3.0003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3.179896">
                <text:p>13.179896</text:p>
              </table:table-cell>
              <table:table-cell office:value-type="float" office:value="3.000235">
                <text:p>3.000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3.284025">
                <text:p>13.284025</text:p>
              </table:table-cell>
              <table:table-cell office:value-type="float" office:value="3.0001511">
                <text:p>3.0001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3.38816">
                <text:p>13.38816</text:p>
              </table:table-cell>
              <table:table-cell office:value-type="float" office:value="3.00009">
                <text:p>3.00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3.492301">
                <text:p>13.492301</text:p>
              </table:table-cell>
              <table:table-cell office:value-type="float" office:value="3.000048">
                <text:p>3.000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3.596447">
                <text:p>13.596447</text:p>
              </table:table-cell>
              <table:table-cell office:value-type="float" office:value="3.0000216">
                <text:p>3.0000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3.700596">
                <text:p>13.700596</text:p>
              </table:table-cell>
              <table:table-cell office:value-type="float" office:value="3.0000073">
                <text:p>3.0000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3.804748">
                <text:p>13.804748</text:p>
              </table:table-cell>
              <table:table-cell office:value-type="float" office:value="3.0000013">
                <text:p>3.0000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3.9089">
                <text:p>13.908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plot-area chart:style-name="ch2" table:cell-range-address="Sheet3.A1:Sheet3.A345 Sheet3.C1:Sheet3.C345 Sheet3.L1:Sheet3.L147" svg:x="0.319cm" svg:y="0.18cm" svg:width="15.36cm" svg:height="8.645cm">
          <chartooo:coordinate-region svg:x="0.557cm" svg:y="0.379cm" svg:width="14.934cm" svg:height="7.79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3.C1:Sheet3.C345" chart:class="chart:scatter">
            <chart:domain table:cell-range-address="Sheet3.A1:Sheet3.A345"/>
            <chart:data-point chart:repeated="345"/>
          </chart:series>
          <chart:series chart:style-name="ch6" chart:values-cell-range-address="Sheet3.L1:Sheet3.L147" chart:class="chart:scatter">
            <chart:domain table:cell-range-address="Sheet3.J1:Sheet3.J147"/>
            <chart:data-point chart:repeated="14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J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.25">
                <text:p>-5.25</text:p>
                <draw:g>
                  <svg:desc>Sheet3.A1:Sheet3.A345</svg:desc>
                </draw:g>
              </table:table-cell>
              <table:table-cell office:value-type="float" office:value="10">
                <text:p>10</text:p>
                <draw:g>
                  <svg:desc>Sheet3.C1:Sheet3.C345</svg:desc>
                </draw:g>
              </table:table-cell>
              <table:table-cell office:value-type="float" office:value="28.188446">
                <text:p>28.188446</text:p>
                <draw:g>
                  <svg:desc>Sheet3.J1:Sheet3.J147</svg:desc>
                </draw:g>
              </table:table-cell>
              <table:table-cell office:value-type="float" office:value="18.191703">
                <text:p>18.191703</text:p>
                <draw:g>
                  <svg:desc>Sheet3.L1:Sheet3.L1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5.1470431">
                <text:p>-5.1470431</text:p>
              </table:table-cell>
              <table:table-cell office:value-type="float" office:value="10">
                <text:p>10</text:p>
              </table:table-cell>
              <table:table-cell office:value-type="float" office:value="28.101852">
                <text:p>28.101852</text:p>
              </table:table-cell>
              <table:table-cell office:value-type="float" office:value="18.141689">
                <text:p>18.1416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5.0440865">
                <text:p>-5.0440865</text:p>
              </table:table-cell>
              <table:table-cell office:value-type="float" office:value="10.000002">
                <text:p>10.000002</text:p>
              </table:table-cell>
              <table:table-cell office:value-type="float" office:value="28.015302">
                <text:p>28.015302</text:p>
              </table:table-cell>
              <table:table-cell office:value-type="float" office:value="18.091597">
                <text:p>18.0915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9411306">
                <text:p>-4.9411306</text:p>
              </table:table-cell>
              <table:table-cell office:value-type="float" office:value="10.000007">
                <text:p>10.000007</text:p>
              </table:table-cell>
              <table:table-cell office:value-type="float" office:value="27.928837">
                <text:p>27.928837</text:p>
              </table:table-cell>
              <table:table-cell office:value-type="float" office:value="18.041359">
                <text:p>18.0413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8381759">
                <text:p>-4.8381759</text:p>
              </table:table-cell>
              <table:table-cell office:value-type="float" office:value="10.000016">
                <text:p>10.000016</text:p>
              </table:table-cell>
              <table:table-cell office:value-type="float" office:value="27.842487">
                <text:p>27.842487</text:p>
              </table:table-cell>
              <table:table-cell office:value-type="float" office:value="17.990921">
                <text:p>17.9909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7352227">
                <text:p>-4.7352227</text:p>
              </table:table-cell>
              <table:table-cell office:value-type="float" office:value="10.000031">
                <text:p>10.000031</text:p>
              </table:table-cell>
              <table:table-cell office:value-type="float" office:value="27.756277">
                <text:p>27.756277</text:p>
              </table:table-cell>
              <table:table-cell office:value-type="float" office:value="17.940242">
                <text:p>17.9402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6322713">
                <text:p>-4.6322713</text:p>
              </table:table-cell>
              <table:table-cell office:value-type="float" office:value="10.000054">
                <text:p>10.000054</text:p>
              </table:table-cell>
              <table:table-cell office:value-type="float" office:value="27.670225">
                <text:p>27.670225</text:p>
              </table:table-cell>
              <table:table-cell office:value-type="float" office:value="17.889289">
                <text:p>17.8892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5293221">
                <text:p>-4.5293221</text:p>
              </table:table-cell>
              <table:table-cell office:value-type="float" office:value="10.000086">
                <text:p>10.000086</text:p>
              </table:table-cell>
              <table:table-cell office:value-type="float" office:value="27.584342">
                <text:p>27.584342</text:p>
              </table:table-cell>
              <table:table-cell office:value-type="float" office:value="17.838042">
                <text:p>17.8380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4263755">
                <text:p>-4.4263755</text:p>
              </table:table-cell>
              <table:table-cell office:value-type="float" office:value="10.000129">
                <text:p>10.000129</text:p>
              </table:table-cell>
              <table:table-cell office:value-type="float" office:value="27.498636">
                <text:p>27.498636</text:p>
              </table:table-cell>
              <table:table-cell office:value-type="float" office:value="17.786489">
                <text:p>17.7864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3234319">
                <text:p>-4.3234319</text:p>
              </table:table-cell>
              <table:table-cell office:value-type="float" office:value="10.000183">
                <text:p>10.000183</text:p>
              </table:table-cell>
              <table:table-cell office:value-type="float" office:value="27.413108">
                <text:p>27.413108</text:p>
              </table:table-cell>
              <table:table-cell office:value-type="float" office:value="17.734628">
                <text:p>17.7346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.2204916">
                <text:p>-4.2204916</text:p>
              </table:table-cell>
              <table:table-cell office:value-type="float" office:value="10.000252">
                <text:p>10.000252</text:p>
              </table:table-cell>
              <table:table-cell office:value-type="float" office:value="27.327754">
                <text:p>27.327754</text:p>
              </table:table-cell>
              <table:table-cell office:value-type="float" office:value="17.682466">
                <text:p>17.6824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4.1175551">
                <text:p>-4.1175551</text:p>
              </table:table-cell>
              <table:table-cell office:value-type="float" office:value="10.000335">
                <text:p>10.000335</text:p>
              </table:table-cell>
              <table:table-cell office:value-type="float" office:value="27.242566">
                <text:p>27.242566</text:p>
              </table:table-cell>
              <table:table-cell office:value-type="float" office:value="17.630015">
                <text:p>17.6300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.0146227">
                <text:p>-4.0146227</text:p>
              </table:table-cell>
              <table:table-cell office:value-type="float" office:value="10.000436">
                <text:p>10.000436</text:p>
              </table:table-cell>
              <table:table-cell office:value-type="float" office:value="27.157533">
                <text:p>27.157533</text:p>
              </table:table-cell>
              <table:table-cell office:value-type="float" office:value="17.577297">
                <text:p>17.5772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9116947">
                <text:p>-3.9116947</text:p>
              </table:table-cell>
              <table:table-cell office:value-type="float" office:value="10.000554">
                <text:p>10.000554</text:p>
              </table:table-cell>
              <table:table-cell office:value-type="float" office:value="27.072639">
                <text:p>27.072639</text:p>
              </table:table-cell>
              <table:table-cell office:value-type="float" office:value="17.524338">
                <text:p>17.5243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8087716">
                <text:p>-3.8087716</text:p>
              </table:table-cell>
              <table:table-cell office:value-type="float" office:value="10.000693">
                <text:p>10.000693</text:p>
              </table:table-cell>
              <table:table-cell office:value-type="float" office:value="26.987865">
                <text:p>26.987865</text:p>
              </table:table-cell>
              <table:table-cell office:value-type="float" office:value="17.471171">
                <text:p>17.4711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7058538">
                <text:p>-3.7058538</text:p>
              </table:table-cell>
              <table:table-cell office:value-type="float" office:value="10.000853">
                <text:p>10.000853</text:p>
              </table:table-cell>
              <table:table-cell office:value-type="float" office:value="26.903189">
                <text:p>26.903189</text:p>
              </table:table-cell>
              <table:table-cell office:value-type="float" office:value="17.417833">
                <text:p>17.4178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6029416">
                <text:p>-3.6029416</text:p>
              </table:table-cell>
              <table:table-cell office:value-type="float" office:value="10.001035">
                <text:p>10.001035</text:p>
              </table:table-cell>
              <table:table-cell office:value-type="float" office:value="26.818589">
                <text:p>26.818589</text:p>
              </table:table-cell>
              <table:table-cell office:value-type="float" office:value="17.364366">
                <text:p>17.3643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5000353">
                <text:p>-3.5000353</text:p>
              </table:table-cell>
              <table:table-cell office:value-type="float" office:value="10.001243">
                <text:p>10.001243</text:p>
              </table:table-cell>
              <table:table-cell office:value-type="float" office:value="26.734037">
                <text:p>26.734037</text:p>
              </table:table-cell>
              <table:table-cell office:value-type="float" office:value="17.310813">
                <text:p>17.3108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3971355">
                <text:p>-3.3971355</text:p>
              </table:table-cell>
              <table:table-cell office:value-type="float" office:value="10.001476">
                <text:p>10.001476</text:p>
              </table:table-cell>
              <table:table-cell office:value-type="float" office:value="26.649507">
                <text:p>26.649507</text:p>
              </table:table-cell>
              <table:table-cell office:value-type="float" office:value="17.257224">
                <text:p>17.2572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.2942424">
                <text:p>-3.2942424</text:p>
              </table:table-cell>
              <table:table-cell office:value-type="float" office:value="10.001737">
                <text:p>10.001737</text:p>
              </table:table-cell>
              <table:table-cell office:value-type="float" office:value="26.56497">
                <text:p>26.56497</text:p>
              </table:table-cell>
              <table:table-cell office:value-type="float" office:value="17.203647">
                <text:p>17.2036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.1913565">
                <text:p>-3.1913565</text:p>
              </table:table-cell>
              <table:table-cell office:value-type="float" office:value="10.002027">
                <text:p>10.002027</text:p>
              </table:table-cell>
              <table:table-cell office:value-type="float" office:value="26.480395">
                <text:p>26.480395</text:p>
              </table:table-cell>
              <table:table-cell office:value-type="float" office:value="17.150134">
                <text:p>17.1501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.0884781">
                <text:p>-3.0884781</text:p>
              </table:table-cell>
              <table:table-cell office:value-type="float" office:value="10.002348">
                <text:p>10.002348</text:p>
              </table:table-cell>
              <table:table-cell office:value-type="float" office:value="26.395754">
                <text:p>26.395754</text:p>
              </table:table-cell>
              <table:table-cell office:value-type="float" office:value="17.096736">
                <text:p>17.0967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9856076">
                <text:p>-2.9856076</text:p>
              </table:table-cell>
              <table:table-cell office:value-type="float" office:value="10.002701">
                <text:p>10.002701</text:p>
              </table:table-cell>
              <table:table-cell office:value-type="float" office:value="26.311017">
                <text:p>26.311017</text:p>
              </table:table-cell>
              <table:table-cell office:value-type="float" office:value="17.043506">
                <text:p>17.0435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8827455">
                <text:p>-2.8827455</text:p>
              </table:table-cell>
              <table:table-cell office:value-type="float" office:value="10.003088">
                <text:p>10.003088</text:p>
              </table:table-cell>
              <table:table-cell office:value-type="float" office:value="26.226153">
                <text:p>26.226153</text:p>
              </table:table-cell>
              <table:table-cell office:value-type="float" office:value="16.990494">
                <text:p>16.9904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779892">
                <text:p>-2.779892</text:p>
              </table:table-cell>
              <table:table-cell office:value-type="float" office:value="10.003511">
                <text:p>10.003511</text:p>
              </table:table-cell>
              <table:table-cell office:value-type="float" office:value="26.141135">
                <text:p>26.141135</text:p>
              </table:table-cell>
              <table:table-cell office:value-type="float" office:value="16.93775">
                <text:p>16.937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6770476">
                <text:p>-2.6770476</text:p>
              </table:table-cell>
              <table:table-cell office:value-type="float" office:value="10.003971">
                <text:p>10.003971</text:p>
              </table:table-cell>
              <table:table-cell office:value-type="float" office:value="26.055935">
                <text:p>26.055935</text:p>
              </table:table-cell>
              <table:table-cell office:value-type="float" office:value="16.885321">
                <text:p>16.8853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5742126">
                <text:p>-2.5742126</text:p>
              </table:table-cell>
              <table:table-cell office:value-type="float" office:value="10.004469">
                <text:p>10.004469</text:p>
              </table:table-cell>
              <table:table-cell office:value-type="float" office:value="25.970526">
                <text:p>25.970526</text:p>
              </table:table-cell>
              <table:table-cell office:value-type="float" office:value="16.833254">
                <text:p>16.8332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4713875">
                <text:p>-2.4713875</text:p>
              </table:table-cell>
              <table:table-cell office:value-type="float" office:value="10.005007">
                <text:p>10.005007</text:p>
              </table:table-cell>
              <table:table-cell office:value-type="float" office:value="25.884885">
                <text:p>25.884885</text:p>
              </table:table-cell>
              <table:table-cell office:value-type="float" office:value="16.781588">
                <text:p>16.7815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3685726">
                <text:p>-2.3685726</text:p>
              </table:table-cell>
              <table:table-cell office:value-type="float" office:value="10.005587">
                <text:p>10.005587</text:p>
              </table:table-cell>
              <table:table-cell office:value-type="float" office:value="25.798991">
                <text:p>25.798991</text:p>
              </table:table-cell>
              <table:table-cell office:value-type="float" office:value="16.730361">
                <text:p>16.7303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2657683">
                <text:p>-2.2657683</text:p>
              </table:table-cell>
              <table:table-cell office:value-type="float" office:value="10.006211">
                <text:p>10.006211</text:p>
              </table:table-cell>
              <table:table-cell office:value-type="float" office:value="25.712824">
                <text:p>25.712824</text:p>
              </table:table-cell>
              <table:table-cell office:value-type="float" office:value="16.679606">
                <text:p>16.6796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.1629751">
                <text:p>-2.1629751</text:p>
              </table:table-cell>
              <table:table-cell office:value-type="float" office:value="10.006879">
                <text:p>10.006879</text:p>
              </table:table-cell>
              <table:table-cell office:value-type="float" office:value="25.62637">
                <text:p>25.62637</text:p>
              </table:table-cell>
              <table:table-cell office:value-type="float" office:value="16.629349">
                <text:p>16.6293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.0601932">
                <text:p>-2.0601932</text:p>
              </table:table-cell>
              <table:table-cell office:value-type="float" office:value="10.007594">
                <text:p>10.007594</text:p>
              </table:table-cell>
              <table:table-cell office:value-type="float" office:value="25.539616">
                <text:p>25.539616</text:p>
              </table:table-cell>
              <table:table-cell office:value-type="float" office:value="16.579612">
                <text:p>16.5796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9574231">
                <text:p>-1.9574231</text:p>
              </table:table-cell>
              <table:table-cell office:value-type="float" office:value="10.008357">
                <text:p>10.008357</text:p>
              </table:table-cell>
              <table:table-cell office:value-type="float" office:value="25.452554">
                <text:p>25.452554</text:p>
              </table:table-cell>
              <table:table-cell office:value-type="float" office:value="16.530407">
                <text:p>16.5304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8546652">
                <text:p>-1.8546652</text:p>
              </table:table-cell>
              <table:table-cell office:value-type="float" office:value="10.00917">
                <text:p>10.00917</text:p>
              </table:table-cell>
              <table:table-cell office:value-type="float" office:value="25.365182">
                <text:p>25.365182</text:p>
              </table:table-cell>
              <table:table-cell office:value-type="float" office:value="16.481741">
                <text:p>16.4817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7519199">
                <text:p>-1.7519199</text:p>
              </table:table-cell>
              <table:table-cell office:value-type="float" office:value="10.010034">
                <text:p>10.010034</text:p>
              </table:table-cell>
              <table:table-cell office:value-type="float" office:value="25.277499">
                <text:p>25.277499</text:p>
              </table:table-cell>
              <table:table-cell office:value-type="float" office:value="16.433611">
                <text:p>16.4336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6491875">
                <text:p>-1.6491875</text:p>
              </table:table-cell>
              <table:table-cell office:value-type="float" office:value="10.010951">
                <text:p>10.010951</text:p>
              </table:table-cell>
              <table:table-cell office:value-type="float" office:value="25.189513">
                <text:p>25.189513</text:p>
              </table:table-cell>
              <table:table-cell office:value-type="float" office:value="16.386007">
                <text:p>16.3860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5464684">
                <text:p>-1.5464684</text:p>
              </table:table-cell>
              <table:table-cell office:value-type="float" office:value="10.011922">
                <text:p>10.011922</text:p>
              </table:table-cell>
              <table:table-cell office:value-type="float" office:value="25.101237">
                <text:p>25.101237</text:p>
              </table:table-cell>
              <table:table-cell office:value-type="float" office:value="16.338907">
                <text:p>16.3389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443763">
                <text:p>-1.443763</text:p>
              </table:table-cell>
              <table:table-cell office:value-type="float" office:value="10.012949">
                <text:p>10.012949</text:p>
              </table:table-cell>
              <table:table-cell office:value-type="float" office:value="25.012687">
                <text:p>25.012687</text:p>
              </table:table-cell>
              <table:table-cell office:value-type="float" office:value="16.29228">
                <text:p>16.292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3410718">
                <text:p>-1.3410718</text:p>
              </table:table-cell>
              <table:table-cell office:value-type="float" office:value="10.014034">
                <text:p>10.014034</text:p>
              </table:table-cell>
              <table:table-cell office:value-type="float" office:value="24.923888">
                <text:p>24.923888</text:p>
              </table:table-cell>
              <table:table-cell office:value-type="float" office:value="16.246083">
                <text:p>16.2460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2383951">
                <text:p>-1.2383951</text:p>
              </table:table-cell>
              <table:table-cell office:value-type="float" office:value="10.015178">
                <text:p>10.015178</text:p>
              </table:table-cell>
              <table:table-cell office:value-type="float" office:value="24.834872">
                <text:p>24.834872</text:p>
              </table:table-cell>
              <table:table-cell office:value-type="float" office:value="16.200263">
                <text:p>16.2002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1357332">
                <text:p>-1.1357332</text:p>
              </table:table-cell>
              <table:table-cell office:value-type="float" office:value="10.016383">
                <text:p>10.016383</text:p>
              </table:table-cell>
              <table:table-cell office:value-type="float" office:value="24.745678">
                <text:p>24.745678</text:p>
              </table:table-cell>
              <table:table-cell office:value-type="float" office:value="16.154753">
                <text:p>16.1547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0330867">
                <text:p>-1.0330867</text:p>
              </table:table-cell>
              <table:table-cell office:value-type="float" office:value="10.01765">
                <text:p>10.01765</text:p>
              </table:table-cell>
              <table:table-cell office:value-type="float" office:value="24.656351">
                <text:p>24.656351</text:p>
              </table:table-cell>
              <table:table-cell office:value-type="float" office:value="16.109472">
                <text:p>16.1094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93045577">
                <text:p>-0.93045577</text:p>
              </table:table-cell>
              <table:table-cell office:value-type="float" office:value="10.018981">
                <text:p>10.018981</text:p>
              </table:table-cell>
              <table:table-cell office:value-type="float" office:value="24.566945">
                <text:p>24.566945</text:p>
              </table:table-cell>
              <table:table-cell office:value-type="float" office:value="16.064327">
                <text:p>16.0643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82784093">
                <text:p>-0.82784093</text:p>
              </table:table-cell>
              <table:table-cell office:value-type="float" office:value="10.020378">
                <text:p>10.020378</text:p>
              </table:table-cell>
              <table:table-cell office:value-type="float" office:value="24.477523">
                <text:p>24.477523</text:p>
              </table:table-cell>
              <table:table-cell office:value-type="float" office:value="16.019211">
                <text:p>16.0192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72524254">
                <text:p>-0.72524254</text:p>
              </table:table-cell>
              <table:table-cell office:value-type="float" office:value="10.021842">
                <text:p>10.021842</text:p>
              </table:table-cell>
              <table:table-cell office:value-type="float" office:value="24.388156">
                <text:p>24.388156</text:p>
              </table:table-cell>
              <table:table-cell office:value-type="float" office:value="15.973998">
                <text:p>15.9739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62266098">
                <text:p>-0.62266098</text:p>
              </table:table-cell>
              <table:table-cell office:value-type="float" office:value="10.023374">
                <text:p>10.023374</text:p>
              </table:table-cell>
              <table:table-cell office:value-type="float" office:value="24.298926">
                <text:p>24.298926</text:p>
              </table:table-cell>
              <table:table-cell office:value-type="float" office:value="15.92855">
                <text:p>15.928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52009664">
                <text:p>-0.52009664</text:p>
              </table:table-cell>
              <table:table-cell office:value-type="float" office:value="10.024977">
                <text:p>10.024977</text:p>
              </table:table-cell>
              <table:table-cell office:value-type="float" office:value="24.209921">
                <text:p>24.209921</text:p>
              </table:table-cell>
              <table:table-cell office:value-type="float" office:value="15.882712">
                <text:p>15.8827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41754992">
                <text:p>-0.41754992</text:p>
              </table:table-cell>
              <table:table-cell office:value-type="float" office:value="10.026652">
                <text:p>10.026652</text:p>
              </table:table-cell>
              <table:table-cell office:value-type="float" office:value="24.121241">
                <text:p>24.121241</text:p>
              </table:table-cell>
              <table:table-cell office:value-type="float" office:value="15.836308">
                <text:p>15.8363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31502119">
                <text:p>-0.31502119</text:p>
              </table:table-cell>
              <table:table-cell office:value-type="float" office:value="10.0284">
                <text:p>10.0284</text:p>
              </table:table-cell>
              <table:table-cell office:value-type="float" office:value="24.032999">
                <text:p>24.032999</text:p>
              </table:table-cell>
              <table:table-cell office:value-type="float" office:value="15.789149">
                <text:p>15.7891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21251086">
                <text:p>-0.21251086</text:p>
              </table:table-cell>
              <table:table-cell office:value-type="float" office:value="10.030224">
                <text:p>10.030224</text:p>
              </table:table-cell>
              <table:table-cell office:value-type="float" office:value="23.945314">
                <text:p>23.945314</text:p>
              </table:table-cell>
              <table:table-cell office:value-type="float" office:value="15.741024">
                <text:p>15.7410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1100193">
                <text:p>-0.1100193</text:p>
              </table:table-cell>
              <table:table-cell office:value-type="float" office:value="10.032124">
                <text:p>10.032124</text:p>
              </table:table-cell>
              <table:table-cell office:value-type="float" office:value="23.858319">
                <text:p>23.858319</text:p>
              </table:table-cell>
              <table:table-cell office:value-type="float" office:value="15.691703">
                <text:p>15.6917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075468958">
                <text:p>-0.0075468958</text:p>
              </table:table-cell>
              <table:table-cell office:value-type="float" office:value="10.034102">
                <text:p>10.034102</text:p>
              </table:table-cell>
              <table:table-cell office:value-type="float" office:value="23.84012">
                <text:p>23.84012</text:p>
              </table:table-cell>
              <table:table-cell office:value-type="float" office:value="15.681153">
                <text:p>15.6811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94905954">
                <text:p>0.094905954</text:p>
              </table:table-cell>
              <table:table-cell office:value-type="float" office:value="10.03616">
                <text:p>10.03616</text:p>
              </table:table-cell>
              <table:table-cell office:value-type="float" office:value="23.754109">
                <text:p>23.754109</text:p>
              </table:table-cell>
              <table:table-cell office:value-type="float" office:value="15.630128">
                <text:p>15.6301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9733887">
                <text:p>0.19733887</text:p>
              </table:table-cell>
              <table:table-cell office:value-type="float" office:value="10.038299">
                <text:p>10.038299</text:p>
              </table:table-cell>
              <table:table-cell office:value-type="float" office:value="23.668933">
                <text:p>23.668933</text:p>
              </table:table-cell>
              <table:table-cell office:value-type="float" office:value="15.577658">
                <text:p>15.5776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9975146">
                <text:p>0.29975146</text:p>
              </table:table-cell>
              <table:table-cell office:value-type="float" office:value="10.040521">
                <text:p>10.040521</text:p>
              </table:table-cell>
              <table:table-cell office:value-type="float" office:value="23.584591">
                <text:p>23.584591</text:p>
              </table:table-cell>
              <table:table-cell office:value-type="float" office:value="15.523742">
                <text:p>15.5237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0214334">
                <text:p>0.40214334</text:p>
              </table:table-cell>
              <table:table-cell office:value-type="float" office:value="10.042828">
                <text:p>10.042828</text:p>
              </table:table-cell>
              <table:table-cell office:value-type="float" office:value="23.501087">
                <text:p>23.501087</text:p>
              </table:table-cell>
              <table:table-cell office:value-type="float" office:value="15.468376">
                <text:p>15.4683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0451413">
                <text:p>0.50451413</text:p>
              </table:table-cell>
              <table:table-cell office:value-type="float" office:value="10.045221">
                <text:p>10.045221</text:p>
              </table:table-cell>
              <table:table-cell office:value-type="float" office:value="23.418422">
                <text:p>23.418422</text:p>
              </table:table-cell>
              <table:table-cell office:value-type="float" office:value="15.411556">
                <text:p>15.4115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0686344">
                <text:p>0.60686344</text:p>
              </table:table-cell>
              <table:table-cell office:value-type="float" office:value="10.047702">
                <text:p>10.047702</text:p>
              </table:table-cell>
              <table:table-cell office:value-type="float" office:value="23.3366">
                <text:p>23.3366</text:p>
              </table:table-cell>
              <table:table-cell office:value-type="float" office:value="15.353276">
                <text:p>15.3532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0919088">
                <text:p>0.70919088</text:p>
              </table:table-cell>
              <table:table-cell office:value-type="float" office:value="10.050272">
                <text:p>10.050272</text:p>
              </table:table-cell>
              <table:table-cell office:value-type="float" office:value="23.255625">
                <text:p>23.255625</text:p>
              </table:table-cell>
              <table:table-cell office:value-type="float" office:value="15.293529">
                <text:p>15.2935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1149608">
                <text:p>0.81149608</text:p>
              </table:table-cell>
              <table:table-cell office:value-type="float" office:value="10.052932">
                <text:p>10.052932</text:p>
              </table:table-cell>
              <table:table-cell office:value-type="float" office:value="23.175501">
                <text:p>23.175501</text:p>
              </table:table-cell>
              <table:table-cell office:value-type="float" office:value="15.232306">
                <text:p>15.2323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1377864">
                <text:p>0.91377864</text:p>
              </table:table-cell>
              <table:table-cell office:value-type="float" office:value="10.055685">
                <text:p>10.055685</text:p>
              </table:table-cell>
              <table:table-cell office:value-type="float" office:value="23.096235">
                <text:p>23.096235</text:p>
              </table:table-cell>
              <table:table-cell office:value-type="float" office:value="15.169599">
                <text:p>15.1695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160382">
                <text:p>1.0160382</text:p>
              </table:table-cell>
              <table:table-cell office:value-type="float" office:value="10.058532">
                <text:p>10.058532</text:p>
              </table:table-cell>
              <table:table-cell office:value-type="float" office:value="23.017833">
                <text:p>23.017833</text:p>
              </table:table-cell>
              <table:table-cell office:value-type="float" office:value="15.105395">
                <text:p>15.1053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1182743">
                <text:p>1.1182743</text:p>
              </table:table-cell>
              <table:table-cell office:value-type="float" office:value="10.061475">
                <text:p>10.061475</text:p>
              </table:table-cell>
              <table:table-cell office:value-type="float" office:value="22.940302">
                <text:p>22.940302</text:p>
              </table:table-cell>
              <table:table-cell office:value-type="float" office:value="15.039683">
                <text:p>15.0396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204867">
                <text:p>1.2204867</text:p>
              </table:table-cell>
              <table:table-cell office:value-type="float" office:value="10.064514">
                <text:p>10.064514</text:p>
              </table:table-cell>
              <table:table-cell office:value-type="float" office:value="22.86365">
                <text:p>22.86365</text:p>
              </table:table-cell>
              <table:table-cell office:value-type="float" office:value="14.972449">
                <text:p>14.9724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3226749">
                <text:p>1.3226749</text:p>
              </table:table-cell>
              <table:table-cell office:value-type="float" office:value="10.067653">
                <text:p>10.067653</text:p>
              </table:table-cell>
              <table:table-cell office:value-type="float" office:value="22.787886">
                <text:p>22.787886</text:p>
              </table:table-cell>
              <table:table-cell office:value-type="float" office:value="14.903676">
                <text:p>14.9036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4248386">
                <text:p>1.4248386</text:p>
              </table:table-cell>
              <table:table-cell office:value-type="float" office:value="10.070891">
                <text:p>10.070891</text:p>
              </table:table-cell>
              <table:table-cell office:value-type="float" office:value="22.713019">
                <text:p>22.713019</text:p>
              </table:table-cell>
              <table:table-cell office:value-type="float" office:value="14.833349">
                <text:p>14.8333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5269774">
                <text:p>1.5269774</text:p>
              </table:table-cell>
              <table:table-cell office:value-type="float" office:value="10.074231">
                <text:p>10.074231</text:p>
              </table:table-cell>
              <table:table-cell office:value-type="float" office:value="22.639062">
                <text:p>22.639062</text:p>
              </table:table-cell>
              <table:table-cell office:value-type="float" office:value="14.761447">
                <text:p>14.7614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6290908">
                <text:p>1.6290908</text:p>
              </table:table-cell>
              <table:table-cell office:value-type="float" office:value="10.077674">
                <text:p>10.077674</text:p>
              </table:table-cell>
              <table:table-cell office:value-type="float" office:value="22.566025">
                <text:p>22.566025</text:p>
              </table:table-cell>
              <table:table-cell office:value-type="float" office:value="14.68795">
                <text:p>14.687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7311786">
                <text:p>1.7311786</text:p>
              </table:table-cell>
              <table:table-cell office:value-type="float" office:value="10.081223">
                <text:p>10.081223</text:p>
              </table:table-cell>
              <table:table-cell office:value-type="float" office:value="22.493922">
                <text:p>22.493922</text:p>
              </table:table-cell>
              <table:table-cell office:value-type="float" office:value="14.612836">
                <text:p>14.6128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8332403">
                <text:p>1.8332403</text:p>
              </table:table-cell>
              <table:table-cell office:value-type="float" office:value="10.084877">
                <text:p>10.084877</text:p>
              </table:table-cell>
              <table:table-cell office:value-type="float" office:value="22.422767">
                <text:p>22.422767</text:p>
              </table:table-cell>
              <table:table-cell office:value-type="float" office:value="14.53608">
                <text:p>14.536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9352756">
                <text:p>1.9352756</text:p>
              </table:table-cell>
              <table:table-cell office:value-type="float" office:value="10.08864">
                <text:p>10.08864</text:p>
              </table:table-cell>
              <table:table-cell office:value-type="float" office:value="22.352575">
                <text:p>22.352575</text:p>
              </table:table-cell>
              <table:table-cell office:value-type="float" office:value="14.457656">
                <text:p>14.4576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0372841">
                <text:p>2.0372841</text:p>
              </table:table-cell>
              <table:table-cell office:value-type="float" office:value="10.092511">
                <text:p>10.092511</text:p>
              </table:table-cell>
              <table:table-cell office:value-type="float" office:value="22.283364">
                <text:p>22.283364</text:p>
              </table:table-cell>
              <table:table-cell office:value-type="float" office:value="14.377533">
                <text:p>14.3775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1392654">
                <text:p>2.1392654</text:p>
              </table:table-cell>
              <table:table-cell office:value-type="float" office:value="10.096494">
                <text:p>10.096494</text:p>
              </table:table-cell>
              <table:table-cell office:value-type="float" office:value="22.215151">
                <text:p>22.215151</text:p>
              </table:table-cell>
              <table:table-cell office:value-type="float" office:value="14.295681">
                <text:p>14.29568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2412191">
                <text:p>2.2412191</text:p>
              </table:table-cell>
              <table:table-cell office:value-type="float" office:value="10.10059">
                <text:p>10.10059</text:p>
              </table:table-cell>
              <table:table-cell office:value-type="float" office:value="22.147957">
                <text:p>22.147957</text:p>
              </table:table-cell>
              <table:table-cell office:value-type="float" office:value="14.212066">
                <text:p>14.2120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343145">
                <text:p>2.343145</text:p>
              </table:table-cell>
              <table:table-cell office:value-type="float" office:value="10.104799">
                <text:p>10.104799</text:p>
              </table:table-cell>
              <table:table-cell office:value-type="float" office:value="22.081802">
                <text:p>22.081802</text:p>
              </table:table-cell>
              <table:table-cell office:value-type="float" office:value="14.12665">
                <text:p>14.126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4450425">
                <text:p>2.4450425</text:p>
              </table:table-cell>
              <table:table-cell office:value-type="float" office:value="10.109124">
                <text:p>10.109124</text:p>
              </table:table-cell>
              <table:table-cell office:value-type="float" office:value="22.016709">
                <text:p>22.016709</text:p>
              </table:table-cell>
              <table:table-cell office:value-type="float" office:value="14.039393">
                <text:p>14.0393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5469113">
                <text:p>2.5469113</text:p>
              </table:table-cell>
              <table:table-cell office:value-type="float" office:value="10.113566">
                <text:p>10.113566</text:p>
              </table:table-cell>
              <table:table-cell office:value-type="float" office:value="21.952705">
                <text:p>21.952705</text:p>
              </table:table-cell>
              <table:table-cell office:value-type="float" office:value="13.950251">
                <text:p>13.9502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6487511">
                <text:p>2.6487511</text:p>
              </table:table-cell>
              <table:table-cell office:value-type="float" office:value="10.118126">
                <text:p>10.118126</text:p>
              </table:table-cell>
              <table:table-cell office:value-type="float" office:value="21.889817">
                <text:p>21.889817</text:p>
              </table:table-cell>
              <table:table-cell office:value-type="float" office:value="13.859177">
                <text:p>13.8591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7505615">
                <text:p>2.7505615</text:p>
              </table:table-cell>
              <table:table-cell office:value-type="float" office:value="10.122807">
                <text:p>10.122807</text:p>
              </table:table-cell>
              <table:table-cell office:value-type="float" office:value="21.885415">
                <text:p>21.885415</text:p>
              </table:table-cell>
              <table:table-cell office:value-type="float" office:value="13.852666">
                <text:p>13.8526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8523421">
                <text:p>2.8523421</text:p>
              </table:table-cell>
              <table:table-cell office:value-type="float" office:value="10.127609">
                <text:p>10.127609</text:p>
              </table:table-cell>
              <table:table-cell office:value-type="float" office:value="21.830071">
                <text:p>21.830071</text:p>
              </table:table-cell>
              <table:table-cell office:value-type="float" office:value="13.769373">
                <text:p>13.7693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9540926">
                <text:p>2.9540926</text:p>
              </table:table-cell>
              <table:table-cell office:value-type="float" office:value="10.132534">
                <text:p>10.132534</text:p>
              </table:table-cell>
              <table:table-cell office:value-type="float" office:value="21.775705">
                <text:p>21.775705</text:p>
              </table:table-cell>
              <table:table-cell office:value-type="float" office:value="13.685417">
                <text:p>13.6854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0558125">
                <text:p>3.0558125</text:p>
              </table:table-cell>
              <table:table-cell office:value-type="float" office:value="10.137583">
                <text:p>10.137583</text:p>
              </table:table-cell>
              <table:table-cell office:value-type="float" office:value="21.721987">
                <text:p>21.721987</text:p>
              </table:table-cell>
              <table:table-cell office:value-type="float" office:value="13.601023">
                <text:p>13.6010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1575016">
                <text:p>3.1575016</text:p>
              </table:table-cell>
              <table:table-cell office:value-type="float" office:value="10.142759">
                <text:p>10.142759</text:p>
              </table:table-cell>
              <table:table-cell office:value-type="float" office:value="21.668633">
                <text:p>21.668633</text:p>
              </table:table-cell>
              <table:table-cell office:value-type="float" office:value="13.516383">
                <text:p>13.5163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2591594">
                <text:p>3.2591594</text:p>
              </table:table-cell>
              <table:table-cell office:value-type="float" office:value="10.148062">
                <text:p>10.148062</text:p>
              </table:table-cell>
              <table:table-cell office:value-type="float" office:value="21.615398">
                <text:p>21.615398</text:p>
              </table:table-cell>
              <table:table-cell office:value-type="float" office:value="13.431661">
                <text:p>13.43166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3607856">
                <text:p>3.3607856</text:p>
              </table:table-cell>
              <table:table-cell office:value-type="float" office:value="10.153494">
                <text:p>10.153494</text:p>
              </table:table-cell>
              <table:table-cell office:value-type="float" office:value="21.56208">
                <text:p>21.56208</text:p>
              </table:table-cell>
              <table:table-cell office:value-type="float" office:value="13.346996">
                <text:p>13.3469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4623799">
                <text:p>3.4623799</text:p>
              </table:table-cell>
              <table:table-cell office:value-type="float" office:value="10.159057">
                <text:p>10.159057</text:p>
              </table:table-cell>
              <table:table-cell office:value-type="float" office:value="21.508511">
                <text:p>21.508511</text:p>
              </table:table-cell>
              <table:table-cell office:value-type="float" office:value="13.262501">
                <text:p>13.2625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5639418">
                <text:p>3.5639418</text:p>
              </table:table-cell>
              <table:table-cell office:value-type="float" office:value="10.164752">
                <text:p>10.164752</text:p>
              </table:table-cell>
              <table:table-cell office:value-type="float" office:value="21.45456">
                <text:p>21.45456</text:p>
              </table:table-cell>
              <table:table-cell office:value-type="float" office:value="13.178265">
                <text:p>13.1782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6654711">
                <text:p>3.6654711</text:p>
              </table:table-cell>
              <table:table-cell office:value-type="float" office:value="10.17058">
                <text:p>10.17058</text:p>
              </table:table-cell>
              <table:table-cell office:value-type="float" office:value="21.400125">
                <text:p>21.400125</text:p>
              </table:table-cell>
              <table:table-cell office:value-type="float" office:value="13.094356">
                <text:p>13.0943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7669673">
                <text:p>3.7669673</text:p>
              </table:table-cell>
              <table:table-cell office:value-type="float" office:value="10.176543">
                <text:p>10.176543</text:p>
              </table:table-cell>
              <table:table-cell office:value-type="float" office:value="21.345137">
                <text:p>21.345137</text:p>
              </table:table-cell>
              <table:table-cell office:value-type="float" office:value="13.010822">
                <text:p>13.0108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8684301">
                <text:p>3.8684301</text:p>
              </table:table-cell>
              <table:table-cell office:value-type="float" office:value="10.182642">
                <text:p>10.182642</text:p>
              </table:table-cell>
              <table:table-cell office:value-type="float" office:value="21.289553">
                <text:p>21.289553</text:p>
              </table:table-cell>
              <table:table-cell office:value-type="float" office:value="12.927691">
                <text:p>12.9276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9698592">
                <text:p>3.9698592</text:p>
              </table:table-cell>
              <table:table-cell office:value-type="float" office:value="10.188879">
                <text:p>10.188879</text:p>
              </table:table-cell>
              <table:table-cell office:value-type="float" office:value="21.233354">
                <text:p>21.233354</text:p>
              </table:table-cell>
              <table:table-cell office:value-type="float" office:value="12.844976">
                <text:p>12.8449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0712542">
                <text:p>4.0712542</text:p>
              </table:table-cell>
              <table:table-cell office:value-type="float" office:value="10.195255">
                <text:p>10.195255</text:p>
              </table:table-cell>
              <table:table-cell office:value-type="float" office:value="21.176545">
                <text:p>21.176545</text:p>
              </table:table-cell>
              <table:table-cell office:value-type="float" office:value="12.762675">
                <text:p>12.7626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1726147">
                <text:p>4.1726147</text:p>
              </table:table-cell>
              <table:table-cell office:value-type="float" office:value="10.201772">
                <text:p>10.201772</text:p>
              </table:table-cell>
              <table:table-cell office:value-type="float" office:value="21.119151">
                <text:p>21.119151</text:p>
              </table:table-cell>
              <table:table-cell office:value-type="float" office:value="12.680769">
                <text:p>12.68076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2739404">
                <text:p>4.2739404</text:p>
              </table:table-cell>
              <table:table-cell office:value-type="float" office:value="10.208431">
                <text:p>10.208431</text:p>
              </table:table-cell>
              <table:table-cell office:value-type="float" office:value="21.061215">
                <text:p>21.061215</text:p>
              </table:table-cell>
              <table:table-cell office:value-type="float" office:value="12.599231">
                <text:p>12.59923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3752309">
                <text:p>4.3752309</text:p>
              </table:table-cell>
              <table:table-cell office:value-type="float" office:value="10.215234">
                <text:p>10.215234</text:p>
              </table:table-cell>
              <table:table-cell office:value-type="float" office:value="21.002794">
                <text:p>21.002794</text:p>
              </table:table-cell>
              <table:table-cell office:value-type="float" office:value="12.51802">
                <text:p>12.518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476486">
                <text:p>4.476486</text:p>
              </table:table-cell>
              <table:table-cell office:value-type="float" office:value="10.222181">
                <text:p>10.222181</text:p>
              </table:table-cell>
              <table:table-cell office:value-type="float" office:value="20.943959">
                <text:p>20.943959</text:p>
              </table:table-cell>
              <table:table-cell office:value-type="float" office:value="12.43709">
                <text:p>12.437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5777052">
                <text:p>4.5777052</text:p>
              </table:table-cell>
              <table:table-cell office:value-type="float" office:value="10.229275">
                <text:p>10.229275</text:p>
              </table:table-cell>
              <table:table-cell office:value-type="float" office:value="20.884793">
                <text:p>20.884793</text:p>
              </table:table-cell>
              <table:table-cell office:value-type="float" office:value="12.356384">
                <text:p>12.3563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6788882">
                <text:p>4.6788882</text:p>
              </table:table-cell>
              <table:table-cell office:value-type="float" office:value="10.236516">
                <text:p>10.236516</text:p>
              </table:table-cell>
              <table:table-cell office:value-type="float" office:value="20.825386">
                <text:p>20.825386</text:p>
              </table:table-cell>
              <table:table-cell office:value-type="float" office:value="12.275841">
                <text:p>12.2758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7800347">
                <text:p>4.7800347</text:p>
              </table:table-cell>
              <table:table-cell office:value-type="float" office:value="10.243906">
                <text:p>10.243906</text:p>
              </table:table-cell>
              <table:table-cell office:value-type="float" office:value="20.765833">
                <text:p>20.765833</text:p>
              </table:table-cell>
              <table:table-cell office:value-type="float" office:value="12.195398">
                <text:p>12.1953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8811443">
                <text:p>4.8811443</text:p>
              </table:table-cell>
              <table:table-cell office:value-type="float" office:value="10.251448">
                <text:p>10.251448</text:p>
              </table:table-cell>
              <table:table-cell office:value-type="float" office:value="20.706233">
                <text:p>20.706233</text:p>
              </table:table-cell>
              <table:table-cell office:value-type="float" office:value="12.114985">
                <text:p>12.11498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9822167">
                <text:p>4.9822167</text:p>
              </table:table-cell>
              <table:table-cell office:value-type="float" office:value="10.25914">
                <text:p>10.25914</text:p>
              </table:table-cell>
              <table:table-cell office:value-type="float" office:value="20.646688">
                <text:p>20.646688</text:p>
              </table:table-cell>
              <table:table-cell office:value-type="float" office:value="12.034536">
                <text:p>12.03453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0832516">
                <text:p>5.0832516</text:p>
              </table:table-cell>
              <table:table-cell office:value-type="float" office:value="10.266987">
                <text:p>10.266987</text:p>
              </table:table-cell>
              <table:table-cell office:value-type="float" office:value="20.587296">
                <text:p>20.587296</text:p>
              </table:table-cell>
              <table:table-cell office:value-type="float" office:value="11.953983">
                <text:p>11.95398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1842486">
                <text:p>5.1842486</text:p>
              </table:table-cell>
              <table:table-cell office:value-type="float" office:value="10.274987">
                <text:p>10.274987</text:p>
              </table:table-cell>
              <table:table-cell office:value-type="float" office:value="20.528153">
                <text:p>20.528153</text:p>
              </table:table-cell>
              <table:table-cell office:value-type="float" office:value="11.873262">
                <text:p>11.87326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2852073">
                <text:p>5.2852073</text:p>
              </table:table-cell>
              <table:table-cell office:value-type="float" office:value="10.283144">
                <text:p>10.283144</text:p>
              </table:table-cell>
              <table:table-cell office:value-type="float" office:value="20.469348">
                <text:p>20.469348</text:p>
              </table:table-cell>
              <table:table-cell office:value-type="float" office:value="11.792311">
                <text:p>11.79231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3861275">
                <text:p>5.3861275</text:p>
              </table:table-cell>
              <table:table-cell office:value-type="float" office:value="10.291458">
                <text:p>10.291458</text:p>
              </table:table-cell>
              <table:table-cell office:value-type="float" office:value="20.410963">
                <text:p>20.410963</text:p>
              </table:table-cell>
              <table:table-cell office:value-type="float" office:value="11.711077">
                <text:p>11.71107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4870088">
                <text:p>5.4870088</text:p>
              </table:table-cell>
              <table:table-cell office:value-type="float" office:value="10.299931">
                <text:p>10.299931</text:p>
              </table:table-cell>
              <table:table-cell office:value-type="float" office:value="20.353067">
                <text:p>20.353067</text:p>
              </table:table-cell>
              <table:table-cell office:value-type="float" office:value="11.629511">
                <text:p>11.6295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587851">
                <text:p>5.587851</text:p>
              </table:table-cell>
              <table:table-cell office:value-type="float" office:value="10.308564">
                <text:p>10.308564</text:p>
              </table:table-cell>
              <table:table-cell office:value-type="float" office:value="20.295718">
                <text:p>20.295718</text:p>
              </table:table-cell>
              <table:table-cell office:value-type="float" office:value="11.547575">
                <text:p>11.5475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6886535">
                <text:p>5.6886535</text:p>
              </table:table-cell>
              <table:table-cell office:value-type="float" office:value="10.317359">
                <text:p>10.317359</text:p>
              </table:table-cell>
              <table:table-cell office:value-type="float" office:value="20.238956">
                <text:p>20.238956</text:p>
              </table:table-cell>
              <table:table-cell office:value-type="float" office:value="11.465241">
                <text:p>11.46524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7894163">
                <text:p>5.7894163</text:p>
              </table:table-cell>
              <table:table-cell office:value-type="float" office:value="10.326316">
                <text:p>10.326316</text:p>
              </table:table-cell>
              <table:table-cell office:value-type="float" office:value="20.182806">
                <text:p>20.182806</text:p>
              </table:table-cell>
              <table:table-cell office:value-type="float" office:value="11.382494">
                <text:p>11.38249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8901388">
                <text:p>5.8901388</text:p>
              </table:table-cell>
              <table:table-cell office:value-type="float" office:value="10.335437">
                <text:p>10.335437</text:p>
              </table:table-cell>
              <table:table-cell office:value-type="float" office:value="20.127269">
                <text:p>20.127269</text:p>
              </table:table-cell>
              <table:table-cell office:value-type="float" office:value="11.299331">
                <text:p>11.29933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9908208">
                <text:p>5.9908208</text:p>
              </table:table-cell>
              <table:table-cell office:value-type="float" office:value="10.344723">
                <text:p>10.344723</text:p>
              </table:table-cell>
              <table:table-cell office:value-type="float" office:value="20.072326">
                <text:p>20.072326</text:p>
              </table:table-cell>
              <table:table-cell office:value-type="float" office:value="11.215766">
                <text:p>11.21576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.091462">
                <text:p>6.091462</text:p>
              </table:table-cell>
              <table:table-cell office:value-type="float" office:value="10.354176">
                <text:p>10.354176</text:p>
              </table:table-cell>
              <table:table-cell office:value-type="float" office:value="20.017933">
                <text:p>20.017933</text:p>
              </table:table-cell>
              <table:table-cell office:value-type="float" office:value="11.131829">
                <text:p>11.1318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.1920621">
                <text:p>6.1920621</text:p>
              </table:table-cell>
              <table:table-cell office:value-type="float" office:value="10.363797">
                <text:p>10.363797</text:p>
              </table:table-cell>
              <table:table-cell office:value-type="float" office:value="19.964015">
                <text:p>19.964015</text:p>
              </table:table-cell>
              <table:table-cell office:value-type="float" office:value="11.04757">
                <text:p>11.0475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.2926207">
                <text:p>6.2926207</text:p>
              </table:table-cell>
              <table:table-cell office:value-type="float" office:value="10.373588">
                <text:p>10.373588</text:p>
              </table:table-cell>
              <table:table-cell office:value-type="float" office:value="19.910472">
                <text:p>19.910472</text:p>
              </table:table-cell>
              <table:table-cell office:value-type="float" office:value="10.963057">
                <text:p>10.96305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.3931376">
                <text:p>6.3931376</text:p>
              </table:table-cell>
              <table:table-cell office:value-type="float" office:value="10.383548">
                <text:p>10.383548</text:p>
              </table:table-cell>
              <table:table-cell office:value-type="float" office:value="19.857167">
                <text:p>19.857167</text:p>
              </table:table-cell>
              <table:table-cell office:value-type="float" office:value="10.878384">
                <text:p>10.8783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.4936123">
                <text:p>6.4936123</text:p>
              </table:table-cell>
              <table:table-cell office:value-type="float" office:value="10.393681">
                <text:p>10.393681</text:p>
              </table:table-cell>
              <table:table-cell office:value-type="float" office:value="19.803931">
                <text:p>19.803931</text:p>
              </table:table-cell>
              <table:table-cell office:value-type="float" office:value="10.793663">
                <text:p>10.79366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.5940447">
                <text:p>6.5940447</text:p>
              </table:table-cell>
              <table:table-cell office:value-type="float" office:value="10.403986">
                <text:p>10.403986</text:p>
              </table:table-cell>
              <table:table-cell office:value-type="float" office:value="19.750557">
                <text:p>19.750557</text:p>
              </table:table-cell>
              <table:table-cell office:value-type="float" office:value="10.709036">
                <text:p>10.70903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.6944344">
                <text:p>6.6944344</text:p>
              </table:table-cell>
              <table:table-cell office:value-type="float" office:value="10.414466">
                <text:p>10.414466</text:p>
              </table:table-cell>
              <table:table-cell office:value-type="float" office:value="19.696799">
                <text:p>19.696799</text:p>
              </table:table-cell>
              <table:table-cell office:value-type="float" office:value="10.624669">
                <text:p>10.62466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.7947811">
                <text:p>6.7947811</text:p>
              </table:table-cell>
              <table:table-cell office:value-type="float" office:value="10.425121">
                <text:p>10.425121</text:p>
              </table:table-cell>
              <table:table-cell office:value-type="float" office:value="19.642368">
                <text:p>19.642368</text:p>
              </table:table-cell>
              <table:table-cell office:value-type="float" office:value="10.540757">
                <text:p>10.54075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.8950845">
                <text:p>6.8950845</text:p>
              </table:table-cell>
              <table:table-cell office:value-type="float" office:value="10.435953">
                <text:p>10.435953</text:p>
              </table:table-cell>
              <table:table-cell office:value-type="float" office:value="19.586933">
                <text:p>19.586933</text:p>
              </table:table-cell>
              <table:table-cell office:value-type="float" office:value="10.457526">
                <text:p>10.4575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.9953443">
                <text:p>6.9953443</text:p>
              </table:table-cell>
              <table:table-cell office:value-type="float" office:value="10.446963">
                <text:p>10.446963</text:p>
              </table:table-cell>
              <table:table-cell office:value-type="float" office:value="19.573797">
                <text:p>19.573797</text:p>
              </table:table-cell>
              <table:table-cell office:value-type="float" office:value="10.438205">
                <text:p>10.43820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.0955602">
                <text:p>7.0955602</text:p>
              </table:table-cell>
              <table:table-cell office:value-type="float" office:value="10.458152">
                <text:p>10.458152</text:p>
              </table:table-cell>
              <table:table-cell office:value-type="float" office:value="19.510672">
                <text:p>19.510672</text:p>
              </table:table-cell>
              <table:table-cell office:value-type="float" office:value="10.347542">
                <text:p>10.3475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.1957319">
                <text:p>7.1957319</text:p>
              </table:table-cell>
              <table:table-cell office:value-type="float" office:value="10.469522">
                <text:p>10.469522</text:p>
              </table:table-cell>
              <table:table-cell office:value-type="float" office:value="19.446437">
                <text:p>19.446437</text:p>
              </table:table-cell>
              <table:table-cell office:value-type="float" office:value="10.2588">
                <text:p>10.258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.2958591">
                <text:p>7.2958591</text:p>
              </table:table-cell>
              <table:table-cell office:value-type="float" office:value="10.481073">
                <text:p>10.481073</text:p>
              </table:table-cell>
              <table:table-cell office:value-type="float" office:value="19.381119">
                <text:p>19.381119</text:p>
              </table:table-cell>
              <table:table-cell office:value-type="float" office:value="10.171934">
                <text:p>10.17193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.3959416">
                <text:p>7.3959416</text:p>
              </table:table-cell>
              <table:table-cell office:value-type="float" office:value="10.492807">
                <text:p>10.492807</text:p>
              </table:table-cell>
              <table:table-cell office:value-type="float" office:value="19.314743">
                <text:p>19.314743</text:p>
              </table:table-cell>
              <table:table-cell office:value-type="float" office:value="10.0869">
                <text:p>10.086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.4959789">
                <text:p>7.4959789</text:p>
              </table:table-cell>
              <table:table-cell office:value-type="float" office:value="10.504725">
                <text:p>10.504725</text:p>
              </table:table-cell>
              <table:table-cell office:value-type="float" office:value="19.247333">
                <text:p>19.247333</text:p>
              </table:table-cell>
              <table:table-cell office:value-type="float" office:value="10.003658">
                <text:p>10.00365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.595971">
                <text:p>7.595971</text:p>
              </table:table-cell>
              <table:table-cell office:value-type="float" office:value="10.516828">
                <text:p>10.516828</text:p>
              </table:table-cell>
              <table:table-cell office:value-type="float" office:value="19.178908">
                <text:p>19.178908</text:p>
              </table:table-cell>
              <table:table-cell office:value-type="float" office:value="9.9221729">
                <text:p>9.922172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.6959174">
                <text:p>7.6959174</text:p>
              </table:table-cell>
              <table:table-cell office:value-type="float" office:value="10.529117">
                <text:p>10.529117</text:p>
              </table:table-cell>
              <table:table-cell office:value-type="float" office:value="19.109489">
                <text:p>19.109489</text:p>
              </table:table-cell>
              <table:table-cell office:value-type="float" office:value="9.8424102">
                <text:p>9.842410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.7958178">
                <text:p>7.7958178</text:p>
              </table:table-cell>
              <table:table-cell office:value-type="float" office:value="10.541594">
                <text:p>10.541594</text:p>
              </table:table-cell>
              <table:table-cell office:value-type="float" office:value="19.039093">
                <text:p>19.039093</text:p>
              </table:table-cell>
              <table:table-cell office:value-type="float" office:value="9.7643389">
                <text:p>9.764338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.8956721">
                <text:p>7.8956721</text:p>
              </table:table-cell>
              <table:table-cell office:value-type="float" office:value="10.554259">
                <text:p>10.554259</text:p>
              </table:table-cell>
              <table:table-cell office:value-type="float" office:value="18.967738">
                <text:p>18.967738</text:p>
              </table:table-cell>
              <table:table-cell office:value-type="float" office:value="9.6879306">
                <text:p>9.687930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.9954799">
                <text:p>7.9954799</text:p>
              </table:table-cell>
              <table:table-cell office:value-type="float" office:value="10.567114">
                <text:p>10.567114</text:p>
              </table:table-cell>
              <table:table-cell office:value-type="float" office:value="18.895437">
                <text:p>18.895437</text:p>
              </table:table-cell>
              <table:table-cell office:value-type="float" office:value="9.6131588">
                <text:p>9.613158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.095241">
                <text:p>8.095241</text:p>
              </table:table-cell>
              <table:table-cell office:value-type="float" office:value="10.58016">
                <text:p>10.58016</text:p>
              </table:table-cell>
              <table:table-cell office:value-type="float" office:value="18.822206">
                <text:p>18.822206</text:p>
              </table:table-cell>
              <table:table-cell office:value-type="float" office:value="9.5399995">
                <text:p>9.53999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.1949551">
                <text:p>8.1949551</text:p>
              </table:table-cell>
              <table:table-cell office:value-type="float" office:value="10.593398">
                <text:p>10.593398</text:p>
              </table:table-cell>
              <table:table-cell office:value-type="float" office:value="18.748056">
                <text:p>18.748056</text:p>
              </table:table-cell>
              <table:table-cell office:value-type="float" office:value="9.4684304">
                <text:p>9.46843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.2946219">
                <text:p>8.2946219</text:p>
              </table:table-cell>
              <table:table-cell office:value-type="float" office:value="10.606828">
                <text:p>10.606828</text:p>
              </table:table-cell>
              <table:table-cell office:value-type="float" office:value="18.673">
                <text:p>18.673</text:p>
              </table:table-cell>
              <table:table-cell office:value-type="float" office:value="9.3984313">
                <text:p>9.398431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.3942411">
                <text:p>8.3942411</text:p>
              </table:table-cell>
              <table:table-cell office:value-type="float" office:value="10.620453">
                <text:p>10.620453</text:p>
              </table:table-cell>
              <table:table-cell office:value-type="float" office:value="18.597048">
                <text:p>18.597048</text:p>
              </table:table-cell>
              <table:table-cell office:value-type="float" office:value="9.3299836">
                <text:p>9.329983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.4938125">
                <text:p>8.4938125</text:p>
              </table:table-cell>
              <table:table-cell office:value-type="float" office:value="10.634273">
                <text:p>10.634273</text:p>
              </table:table-cell>
              <table:table-cell office:value-type="float" office:value="18.520211">
                <text:p>18.520211</text:p>
              </table:table-cell>
              <table:table-cell office:value-type="float" office:value="9.2630706">
                <text:p>9.263070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.5933359">
                <text:p>8.5933359</text:p>
              </table:table-cell>
              <table:table-cell office:value-type="float" office:value="10.648289">
                <text:p>10.648289</text:p>
              </table:table-cell>
              <table:table-cell office:value-type="float" office:value="18.442495">
                <text:p>18.442495</text:p>
              </table:table-cell>
              <table:table-cell office:value-type="float" office:value="9.197677">
                <text:p>9.19767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.6928109">
                <text:p>8.6928109</text:p>
              </table:table-cell>
              <table:table-cell office:value-type="float" office:value="10.662502">
                <text:p>10.662502</text:p>
              </table:table-cell>
              <table:table-cell office:value-type="float" office:value="18.363911">
                <text:p>18.363911</text:p>
              </table:table-cell>
              <table:table-cell office:value-type="float" office:value="9.1337893">
                <text:p>9.133789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.7922373">
                <text:p>8.7922373</text:p>
              </table:table-cell>
              <table:table-cell office:value-type="float" office:value="10.676914">
                <text:p>10.676914</text:p>
              </table:table-cell>
              <table:table-cell office:value-type="float" office:value="18.284464">
                <text:p>18.284464</text:p>
              </table:table-cell>
              <table:table-cell office:value-type="float" office:value="9.0713951">
                <text:p>9.071395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.8916149">
                <text:p>8.8916149</text:p>
              </table:table-cell>
              <table:table-cell office:value-type="float" office:value="10.691525">
                <text:p>10.691525</text:p>
              </table:table-cell>
              <table:table-cell office:value-type="float" office:value="18.204161">
                <text:p>18.204161</text:p>
              </table:table-cell>
              <table:table-cell office:value-type="float" office:value="9.0104839">
                <text:p>9.010483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.9909434">
                <text:p>8.9909434</text:p>
              </table:table-cell>
              <table:table-cell office:value-type="float" office:value="10.706337">
                <text:p>10.706337</text:p>
              </table:table-cell>
              <table:table-cell office:value-type="float" office:value="18.123008">
                <text:p>18.123008</text:p>
              </table:table-cell>
              <table:table-cell office:value-type="float" office:value="8.951046">
                <text:p>8.95104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.0902226">
                <text:p>9.0902226</text:p>
              </table:table-cell>
              <table:table-cell office:value-type="float" office:value="10.72135">
                <text:p>10.72135</text:p>
              </table:table-cell>
              <table:table-cell office:value-type="float" office:value="18.041008">
                <text:p>18.041008</text:p>
              </table:table-cell>
              <table:table-cell office:value-type="float" office:value="8.8930736">
                <text:p>8.893073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.1894522">
                <text:p>9.1894522</text:p>
              </table:table-cell>
              <table:table-cell office:value-type="float" office:value="10.736565">
                <text:p>10.736565</text:p>
              </table:table-cell>
              <table:table-cell office:value-type="float" office:value="17.958166">
                <text:p>17.958166</text:p>
              </table:table-cell>
              <table:table-cell office:value-type="float" office:value="8.8365599">
                <text:p>8.836559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.288632">
                <text:p>9.288632</text:p>
              </table:table-cell>
              <table:table-cell office:value-type="float" office:value="10.751983">
                <text:p>10.751983</text:p>
              </table:table-cell>
              <table:table-cell office:value-type="float" office:value="17.874485">
                <text:p>17.874485</text:p>
              </table:table-cell>
              <table:table-cell office:value-type="float" office:value="8.7814993">
                <text:p>8.781499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.3877618">
                <text:p>9.3877618</text:p>
              </table:table-cell>
              <table:table-cell office:value-type="float" office:value="10.767606">
                <text:p>10.767606</text:p>
              </table:table-cell>
              <table:table-cell office:value-type="float" office:value="17.789968">
                <text:p>17.789968</text:p>
              </table:table-cell>
              <table:table-cell office:value-type="float" office:value="8.7278876">
                <text:p>8.72788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.4868412">
                <text:p>9.4868412</text:p>
              </table:table-cell>
              <table:table-cell office:value-type="float" office:value="10.783434">
                <text:p>10.783434</text:p>
              </table:table-cell>
              <table:table-cell office:value-type="float" office:value="17.704616">
                <text:p>17.704616</text:p>
              </table:table-cell>
              <table:table-cell office:value-type="float" office:value="8.6757217">
                <text:p>8.675721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.5858702">
                <text:p>9.5858702</text:p>
              </table:table-cell>
              <table:table-cell office:value-type="float" office:value="10.799469">
                <text:p>10.799469</text:p>
              </table:table-cell>
              <table:table-cell office:value-type="float" office:value="17.61843">
                <text:p>17.61843</text:p>
              </table:table-cell>
              <table:table-cell office:value-type="float" office:value="8.625">
                <text:p>8.6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.6848483">
                <text:p>9.6848483</text:p>
              </table:table-cell>
              <table:table-cell office:value-type="float" office:value="10.81571">
                <text:p>10.81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.7837755">
                <text:p>9.7837755</text:p>
              </table:table-cell>
              <table:table-cell office:value-type="float" office:value="10.83216">
                <text:p>10.83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.8826515">
                <text:p>9.8826515</text:p>
              </table:table-cell>
              <table:table-cell office:value-type="float" office:value="10.848818">
                <text:p>10.848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.9814761">
                <text:p>9.9814761</text:p>
              </table:table-cell>
              <table:table-cell office:value-type="float" office:value="10.865687">
                <text:p>10.865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.080249">
                <text:p>10.080249</text:p>
              </table:table-cell>
              <table:table-cell office:value-type="float" office:value="10.882766">
                <text:p>10.882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.17897">
                <text:p>10.17897</text:p>
              </table:table-cell>
              <table:table-cell office:value-type="float" office:value="10.900057">
                <text:p>10.900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.277639">
                <text:p>10.277639</text:p>
              </table:table-cell>
              <table:table-cell office:value-type="float" office:value="10.917561">
                <text:p>10.917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.376256">
                <text:p>10.376256</text:p>
              </table:table-cell>
              <table:table-cell office:value-type="float" office:value="10.935278">
                <text:p>10.935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.47482">
                <text:p>10.47482</text:p>
              </table:table-cell>
              <table:table-cell office:value-type="float" office:value="10.953209">
                <text:p>10.953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.573332">
                <text:p>10.573332</text:p>
              </table:table-cell>
              <table:table-cell office:value-type="float" office:value="10.971355">
                <text:p>10.971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.671791">
                <text:p>10.671791</text:p>
              </table:table-cell>
              <table:table-cell office:value-type="float" office:value="10.989716">
                <text:p>10.989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.770196">
                <text:p>10.770196</text:p>
              </table:table-cell>
              <table:table-cell office:value-type="float" office:value="11.008295">
                <text:p>11.008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.868549">
                <text:p>10.868549</text:p>
              </table:table-cell>
              <table:table-cell office:value-type="float" office:value="11.027091">
                <text:p>11.027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.966848">
                <text:p>10.966848</text:p>
              </table:table-cell>
              <table:table-cell office:value-type="float" office:value="11.046105">
                <text:p>11.046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.065093">
                <text:p>11.065093</text:p>
              </table:table-cell>
              <table:table-cell office:value-type="float" office:value="11.065338">
                <text:p>11.065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.163285">
                <text:p>11.163285</text:p>
              </table:table-cell>
              <table:table-cell office:value-type="float" office:value="11.08479">
                <text:p>11.08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.261422">
                <text:p>11.261422</text:p>
              </table:table-cell>
              <table:table-cell office:value-type="float" office:value="11.104463">
                <text:p>11.104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.359506">
                <text:p>11.359506</text:p>
              </table:table-cell>
              <table:table-cell office:value-type="float" office:value="11.124357">
                <text:p>11.124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.457535">
                <text:p>11.457535</text:p>
              </table:table-cell>
              <table:table-cell office:value-type="float" office:value="11.144473">
                <text:p>11.144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.555509">
                <text:p>11.555509</text:p>
              </table:table-cell>
              <table:table-cell office:value-type="float" office:value="11.164811">
                <text:p>11.164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.653429">
                <text:p>11.653429</text:p>
              </table:table-cell>
              <table:table-cell office:value-type="float" office:value="11.185373">
                <text:p>11.185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.751294">
                <text:p>11.751294</text:p>
              </table:table-cell>
              <table:table-cell office:value-type="float" office:value="11.206158">
                <text:p>11.206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.849104">
                <text:p>11.849104</text:p>
              </table:table-cell>
              <table:table-cell office:value-type="float" office:value="11.227167">
                <text:p>11.227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.946859">
                <text:p>11.946859</text:p>
              </table:table-cell>
              <table:table-cell office:value-type="float" office:value="11.248402">
                <text:p>11.248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.044559">
                <text:p>12.044559</text:p>
              </table:table-cell>
              <table:table-cell office:value-type="float" office:value="11.269862">
                <text:p>11.269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.142203">
                <text:p>12.142203</text:p>
              </table:table-cell>
              <table:table-cell office:value-type="float" office:value="11.291549">
                <text:p>11.291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.239792">
                <text:p>12.239792</text:p>
              </table:table-cell>
              <table:table-cell office:value-type="float" office:value="11.313462">
                <text:p>11.313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.337325">
                <text:p>12.337325</text:p>
              </table:table-cell>
              <table:table-cell office:value-type="float" office:value="11.335603">
                <text:p>11.335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.434802">
                <text:p>12.434802</text:p>
              </table:table-cell>
              <table:table-cell office:value-type="float" office:value="11.357972">
                <text:p>11.357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.532223">
                <text:p>12.532223</text:p>
              </table:table-cell>
              <table:table-cell office:value-type="float" office:value="11.380569">
                <text:p>11.380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.629588">
                <text:p>12.629588</text:p>
              </table:table-cell>
              <table:table-cell office:value-type="float" office:value="11.403395">
                <text:p>11.403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.726897">
                <text:p>12.726897</text:p>
              </table:table-cell>
              <table:table-cell office:value-type="float" office:value="11.42645">
                <text:p>11.42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2.82415">
                <text:p>12.82415</text:p>
              </table:table-cell>
              <table:table-cell office:value-type="float" office:value="11.449736">
                <text:p>11.449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.921346">
                <text:p>12.921346</text:p>
              </table:table-cell>
              <table:table-cell office:value-type="float" office:value="11.473252">
                <text:p>11.473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3.018485">
                <text:p>13.018485</text:p>
              </table:table-cell>
              <table:table-cell office:value-type="float" office:value="11.496999">
                <text:p>11.496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3.115568">
                <text:p>13.115568</text:p>
              </table:table-cell>
              <table:table-cell office:value-type="float" office:value="11.520977">
                <text:p>11.520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3.212594">
                <text:p>13.212594</text:p>
              </table:table-cell>
              <table:table-cell office:value-type="float" office:value="11.545187">
                <text:p>11.545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3.309564">
                <text:p>13.309564</text:p>
              </table:table-cell>
              <table:table-cell office:value-type="float" office:value="11.569629">
                <text:p>11.569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3.406476">
                <text:p>13.406476</text:p>
              </table:table-cell>
              <table:table-cell office:value-type="float" office:value="11.594303">
                <text:p>11.594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3.503331">
                <text:p>13.503331</text:p>
              </table:table-cell>
              <table:table-cell office:value-type="float" office:value="11.619211">
                <text:p>11.619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3.600129">
                <text:p>13.600129</text:p>
              </table:table-cell>
              <table:table-cell office:value-type="float" office:value="11.644351">
                <text:p>11.644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3.69687">
                <text:p>13.69687</text:p>
              </table:table-cell>
              <table:table-cell office:value-type="float" office:value="11.669726">
                <text:p>11.669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3.793554">
                <text:p>13.793554</text:p>
              </table:table-cell>
              <table:table-cell office:value-type="float" office:value="11.695334">
                <text:p>11.695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3.89018">
                <text:p>13.89018</text:p>
              </table:table-cell>
              <table:table-cell office:value-type="float" office:value="11.721176">
                <text:p>11.721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3.986748">
                <text:p>13.986748</text:p>
              </table:table-cell>
              <table:table-cell office:value-type="float" office:value="11.747253">
                <text:p>11.747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4.08326">
                <text:p>14.08326</text:p>
              </table:table-cell>
              <table:table-cell office:value-type="float" office:value="11.773565">
                <text:p>11.773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4.179713">
                <text:p>14.179713</text:p>
              </table:table-cell>
              <table:table-cell office:value-type="float" office:value="11.800112">
                <text:p>11.800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.276109">
                <text:p>14.276109</text:p>
              </table:table-cell>
              <table:table-cell office:value-type="float" office:value="11.826893">
                <text:p>11.826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4.372448">
                <text:p>14.372448</text:p>
              </table:table-cell>
              <table:table-cell office:value-type="float" office:value="11.853911">
                <text:p>11.853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4.468728">
                <text:p>14.468728</text:p>
              </table:table-cell>
              <table:table-cell office:value-type="float" office:value="11.881164">
                <text:p>11.881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4.564951">
                <text:p>14.564951</text:p>
              </table:table-cell>
              <table:table-cell office:value-type="float" office:value="11.908653">
                <text:p>11.908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4.661116">
                <text:p>14.661116</text:p>
              </table:table-cell>
              <table:table-cell office:value-type="float" office:value="11.936378">
                <text:p>11.936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.757223">
                <text:p>14.757223</text:p>
              </table:table-cell>
              <table:table-cell office:value-type="float" office:value="11.964338">
                <text:p>11.964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4.853273">
                <text:p>14.853273</text:p>
              </table:table-cell>
              <table:table-cell office:value-type="float" office:value="11.992536">
                <text:p>11.992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4.949264">
                <text:p>14.949264</text:p>
              </table:table-cell>
              <table:table-cell office:value-type="float" office:value="12.020969">
                <text:p>12.020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5.045197">
                <text:p>15.045197</text:p>
              </table:table-cell>
              <table:table-cell office:value-type="float" office:value="12.049639">
                <text:p>12.049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5.141073">
                <text:p>15.141073</text:p>
              </table:table-cell>
              <table:table-cell office:value-type="float" office:value="12.078546">
                <text:p>12.078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5.236891">
                <text:p>15.236891</text:p>
              </table:table-cell>
              <table:table-cell office:value-type="float" office:value="12.107689">
                <text:p>12.107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5.33265">
                <text:p>15.33265</text:p>
              </table:table-cell>
              <table:table-cell office:value-type="float" office:value="12.137069">
                <text:p>12.137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5.428352">
                <text:p>15.428352</text:p>
              </table:table-cell>
              <table:table-cell office:value-type="float" office:value="12.166685">
                <text:p>12.166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5.523995">
                <text:p>15.523995</text:p>
              </table:table-cell>
              <table:table-cell office:value-type="float" office:value="12.196538">
                <text:p>12.196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5.619581">
                <text:p>15.619581</text:p>
              </table:table-cell>
              <table:table-cell office:value-type="float" office:value="12.226628">
                <text:p>12.226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5.715109">
                <text:p>15.715109</text:p>
              </table:table-cell>
              <table:table-cell office:value-type="float" office:value="12.256954">
                <text:p>12.256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5.810579">
                <text:p>15.810579</text:p>
              </table:table-cell>
              <table:table-cell office:value-type="float" office:value="12.287516">
                <text:p>12.287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5.905991">
                <text:p>15.905991</text:p>
              </table:table-cell>
              <table:table-cell office:value-type="float" office:value="12.318315">
                <text:p>12.318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6.001345">
                <text:p>16.001345</text:p>
              </table:table-cell>
              <table:table-cell office:value-type="float" office:value="12.34935">
                <text:p>12.34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6.096641">
                <text:p>16.096641</text:p>
              </table:table-cell>
              <table:table-cell office:value-type="float" office:value="12.380622">
                <text:p>12.380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6.191879">
                <text:p>16.191879</text:p>
              </table:table-cell>
              <table:table-cell office:value-type="float" office:value="12.412129">
                <text:p>12.412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6.28706">
                <text:p>16.28706</text:p>
              </table:table-cell>
              <table:table-cell office:value-type="float" office:value="12.443872">
                <text:p>12.443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6.382183">
                <text:p>16.382183</text:p>
              </table:table-cell>
              <table:table-cell office:value-type="float" office:value="12.475851">
                <text:p>12.475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6.477248">
                <text:p>16.477248</text:p>
              </table:table-cell>
              <table:table-cell office:value-type="float" office:value="12.508065">
                <text:p>12.508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6.572256">
                <text:p>16.572256</text:p>
              </table:table-cell>
              <table:table-cell office:value-type="float" office:value="12.540515">
                <text:p>12.540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6.667206">
                <text:p>16.667206</text:p>
              </table:table-cell>
              <table:table-cell office:value-type="float" office:value="12.5732">
                <text:p>12.5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6.762098">
                <text:p>16.762098</text:p>
              </table:table-cell>
              <table:table-cell office:value-type="float" office:value="12.606119">
                <text:p>12.606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6.856933">
                <text:p>16.856933</text:p>
              </table:table-cell>
              <table:table-cell office:value-type="float" office:value="12.639273">
                <text:p>12.639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6.951711">
                <text:p>16.951711</text:p>
              </table:table-cell>
              <table:table-cell office:value-type="float" office:value="12.67266">
                <text:p>12.67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7.046431">
                <text:p>17.046431</text:p>
              </table:table-cell>
              <table:table-cell office:value-type="float" office:value="12.706282">
                <text:p>12.706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7.141094">
                <text:p>17.141094</text:p>
              </table:table-cell>
              <table:table-cell office:value-type="float" office:value="12.740137">
                <text:p>12.740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7.235701">
                <text:p>17.235701</text:p>
              </table:table-cell>
              <table:table-cell office:value-type="float" office:value="12.774225">
                <text:p>12.774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7.33025">
                <text:p>17.33025</text:p>
              </table:table-cell>
              <table:table-cell office:value-type="float" office:value="12.808546">
                <text:p>12.808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7.424742">
                <text:p>17.424742</text:p>
              </table:table-cell>
              <table:table-cell office:value-type="float" office:value="12.843099">
                <text:p>12.843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7.519177">
                <text:p>17.519177</text:p>
              </table:table-cell>
              <table:table-cell office:value-type="float" office:value="12.877884">
                <text:p>12.877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7.613556">
                <text:p>17.613556</text:p>
              </table:table-cell>
              <table:table-cell office:value-type="float" office:value="12.912901">
                <text:p>12.912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7.707878">
                <text:p>17.707878</text:p>
              </table:table-cell>
              <table:table-cell office:value-type="float" office:value="12.948148">
                <text:p>12.948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7.802144">
                <text:p>17.802144</text:p>
              </table:table-cell>
              <table:table-cell office:value-type="float" office:value="12.983626">
                <text:p>12.983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7.896353">
                <text:p>17.896353</text:p>
              </table:table-cell>
              <table:table-cell office:value-type="float" office:value="13.019334">
                <text:p>13.019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7.990507">
                <text:p>17.990507</text:p>
              </table:table-cell>
              <table:table-cell office:value-type="float" office:value="13.055271">
                <text:p>13.055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8.084604">
                <text:p>18.084604</text:p>
              </table:table-cell>
              <table:table-cell office:value-type="float" office:value="13.091436">
                <text:p>13.091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8.178645">
                <text:p>18.178645</text:p>
              </table:table-cell>
              <table:table-cell office:value-type="float" office:value="13.12783">
                <text:p>13.12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8.27263">
                <text:p>18.27263</text:p>
              </table:table-cell>
              <table:table-cell office:value-type="float" office:value="13.164452">
                <text:p>13.164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8.36656">
                <text:p>18.36656</text:p>
              </table:table-cell>
              <table:table-cell office:value-type="float" office:value="13.2013">
                <text:p>13.2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8.460435">
                <text:p>18.460435</text:p>
              </table:table-cell>
              <table:table-cell office:value-type="float" office:value="13.238375">
                <text:p>13.238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8.554254">
                <text:p>18.554254</text:p>
              </table:table-cell>
              <table:table-cell office:value-type="float" office:value="13.275675">
                <text:p>13.275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8.648018">
                <text:p>18.648018</text:p>
              </table:table-cell>
              <table:table-cell office:value-type="float" office:value="13.313201">
                <text:p>13.313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8.741727">
                <text:p>18.741727</text:p>
              </table:table-cell>
              <table:table-cell office:value-type="float" office:value="13.35095">
                <text:p>13.35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8.835382">
                <text:p>18.835382</text:p>
              </table:table-cell>
              <table:table-cell office:value-type="float" office:value="13.388923">
                <text:p>13.388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8.928982">
                <text:p>18.928982</text:p>
              </table:table-cell>
              <table:table-cell office:value-type="float" office:value="13.427118">
                <text:p>13.427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9.022527">
                <text:p>19.022527</text:p>
              </table:table-cell>
              <table:table-cell office:value-type="float" office:value="13.465536">
                <text:p>13.465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9.116019">
                <text:p>19.116019</text:p>
              </table:table-cell>
              <table:table-cell office:value-type="float" office:value="13.504174">
                <text:p>13.504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9.209456">
                <text:p>19.209456</text:p>
              </table:table-cell>
              <table:table-cell office:value-type="float" office:value="13.543033">
                <text:p>13.543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9.30284">
                <text:p>19.30284</text:p>
              </table:table-cell>
              <table:table-cell office:value-type="float" office:value="13.582111">
                <text:p>13.582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9.39617">
                <text:p>19.39617</text:p>
              </table:table-cell>
              <table:table-cell office:value-type="float" office:value="13.621408">
                <text:p>13.621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9.489447">
                <text:p>19.489447</text:p>
              </table:table-cell>
              <table:table-cell office:value-type="float" office:value="13.660922">
                <text:p>13.660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9.582671">
                <text:p>19.582671</text:p>
              </table:table-cell>
              <table:table-cell office:value-type="float" office:value="13.700652">
                <text:p>13.700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9.675842">
                <text:p>19.675842</text:p>
              </table:table-cell>
              <table:table-cell office:value-type="float" office:value="13.740599">
                <text:p>13.740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9.76896">
                <text:p>19.76896</text:p>
              </table:table-cell>
              <table:table-cell office:value-type="float" office:value="13.78076">
                <text:p>13.78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9.862026">
                <text:p>19.862026</text:p>
              </table:table-cell>
              <table:table-cell office:value-type="float" office:value="13.821134">
                <text:p>13.821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9.95504">
                <text:p>19.95504</text:p>
              </table:table-cell>
              <table:table-cell office:value-type="float" office:value="13.861722">
                <text:p>13.861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0.048003">
                <text:p>20.048003</text:p>
              </table:table-cell>
              <table:table-cell office:value-type="float" office:value="13.90252">
                <text:p>13.90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0.140913">
                <text:p>20.140913</text:p>
              </table:table-cell>
              <table:table-cell office:value-type="float" office:value="13.94353">
                <text:p>13.94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0.233773">
                <text:p>20.233773</text:p>
              </table:table-cell>
              <table:table-cell office:value-type="float" office:value="13.984748">
                <text:p>13.984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0.326581">
                <text:p>20.326581</text:p>
              </table:table-cell>
              <table:table-cell office:value-type="float" office:value="14.026175">
                <text:p>14.026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0.419338">
                <text:p>20.419338</text:p>
              </table:table-cell>
              <table:table-cell office:value-type="float" office:value="14.067809">
                <text:p>14.067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0.512046">
                <text:p>20.512046</text:p>
              </table:table-cell>
              <table:table-cell office:value-type="float" office:value="14.109649">
                <text:p>14.109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0.604703">
                <text:p>20.604703</text:p>
              </table:table-cell>
              <table:table-cell office:value-type="float" office:value="14.151694">
                <text:p>14.151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0.69731">
                <text:p>20.69731</text:p>
              </table:table-cell>
              <table:table-cell office:value-type="float" office:value="14.193941">
                <text:p>14.19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0.789867">
                <text:p>20.789867</text:p>
              </table:table-cell>
              <table:table-cell office:value-type="float" office:value="14.236392">
                <text:p>14.236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0.882376">
                <text:p>20.882376</text:p>
              </table:table-cell>
              <table:table-cell office:value-type="float" office:value="14.279043">
                <text:p>14.279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0.974835">
                <text:p>20.974835</text:p>
              </table:table-cell>
              <table:table-cell office:value-type="float" office:value="14.321893">
                <text:p>14.321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1.067246">
                <text:p>21.067246</text:p>
              </table:table-cell>
              <table:table-cell office:value-type="float" office:value="14.364942">
                <text:p>14.364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1.159609">
                <text:p>21.159609</text:p>
              </table:table-cell>
              <table:table-cell office:value-type="float" office:value="14.408188">
                <text:p>14.408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1.251924">
                <text:p>21.251924</text:p>
              </table:table-cell>
              <table:table-cell office:value-type="float" office:value="14.45163">
                <text:p>14.45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1.344191">
                <text:p>21.344191</text:p>
              </table:table-cell>
              <table:table-cell office:value-type="float" office:value="14.495265">
                <text:p>14.495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1.436411">
                <text:p>21.436411</text:p>
              </table:table-cell>
              <table:table-cell office:value-type="float" office:value="14.539093">
                <text:p>14.539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1.528584">
                <text:p>21.528584</text:p>
              </table:table-cell>
              <table:table-cell office:value-type="float" office:value="14.583112">
                <text:p>14.583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1.620711">
                <text:p>21.620711</text:p>
              </table:table-cell>
              <table:table-cell office:value-type="float" office:value="14.627321">
                <text:p>14.627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1.712792">
                <text:p>21.712792</text:p>
              </table:table-cell>
              <table:table-cell office:value-type="float" office:value="14.671718">
                <text:p>14.671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1.804827">
                <text:p>21.804827</text:p>
              </table:table-cell>
              <table:table-cell office:value-type="float" office:value="14.716302">
                <text:p>14.716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1.896816">
                <text:p>21.896816</text:p>
              </table:table-cell>
              <table:table-cell office:value-type="float" office:value="14.761071">
                <text:p>14.761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1.988761">
                <text:p>21.988761</text:p>
              </table:table-cell>
              <table:table-cell office:value-type="float" office:value="14.806023">
                <text:p>14.806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2.080661">
                <text:p>22.080661</text:p>
              </table:table-cell>
              <table:table-cell office:value-type="float" office:value="14.851157">
                <text:p>14.851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2.172517">
                <text:p>22.172517</text:p>
              </table:table-cell>
              <table:table-cell office:value-type="float" office:value="14.896471">
                <text:p>14.896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2.264329">
                <text:p>22.264329</text:p>
              </table:table-cell>
              <table:table-cell office:value-type="float" office:value="14.941964">
                <text:p>14.941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2.356098">
                <text:p>22.356098</text:p>
              </table:table-cell>
              <table:table-cell office:value-type="float" office:value="14.987633">
                <text:p>14.987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2.447825">
                <text:p>22.447825</text:p>
              </table:table-cell>
              <table:table-cell office:value-type="float" office:value="15.033477">
                <text:p>15.033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2.539508">
                <text:p>22.539508</text:p>
              </table:table-cell>
              <table:table-cell office:value-type="float" office:value="15.079495">
                <text:p>15.079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2.63115">
                <text:p>22.63115</text:p>
              </table:table-cell>
              <table:table-cell office:value-type="float" office:value="15.125684">
                <text:p>15.125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2.72275">
                <text:p>22.72275</text:p>
              </table:table-cell>
              <table:table-cell office:value-type="float" office:value="15.172043">
                <text:p>15.172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2.814309">
                <text:p>22.814309</text:p>
              </table:table-cell>
              <table:table-cell office:value-type="float" office:value="15.218569">
                <text:p>15.218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2.905827">
                <text:p>22.905827</text:p>
              </table:table-cell>
              <table:table-cell office:value-type="float" office:value="15.265262">
                <text:p>15.265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2.997306">
                <text:p>22.997306</text:p>
              </table:table-cell>
              <table:table-cell office:value-type="float" office:value="15.312118">
                <text:p>15.312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3.088744">
                <text:p>23.088744</text:p>
              </table:table-cell>
              <table:table-cell office:value-type="float" office:value="15.359136">
                <text:p>15.359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3.180143">
                <text:p>23.180143</text:p>
              </table:table-cell>
              <table:table-cell office:value-type="float" office:value="15.406315">
                <text:p>15.406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3.271504">
                <text:p>23.271504</text:p>
              </table:table-cell>
              <table:table-cell office:value-type="float" office:value="15.453651">
                <text:p>15.453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3.362826">
                <text:p>23.362826</text:p>
              </table:table-cell>
              <table:table-cell office:value-type="float" office:value="15.501144">
                <text:p>15.501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3.454111">
                <text:p>23.454111</text:p>
              </table:table-cell>
              <table:table-cell office:value-type="float" office:value="15.548791">
                <text:p>15.548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3.545358">
                <text:p>23.545358</text:p>
              </table:table-cell>
              <table:table-cell office:value-type="float" office:value="15.59659">
                <text:p>15.59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3.636569">
                <text:p>23.636569</text:p>
              </table:table-cell>
              <table:table-cell office:value-type="float" office:value="15.644538">
                <text:p>15.644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3.727743">
                <text:p>23.727743</text:p>
              </table:table-cell>
              <table:table-cell office:value-type="float" office:value="15.692634">
                <text:p>15.692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3.818882">
                <text:p>23.818882</text:p>
              </table:table-cell>
              <table:table-cell office:value-type="float" office:value="15.740876">
                <text:p>15.740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3.909986">
                <text:p>23.909986</text:p>
              </table:table-cell>
              <table:table-cell office:value-type="float" office:value="15.789261">
                <text:p>15.789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4.001055">
                <text:p>24.001055</text:p>
              </table:table-cell>
              <table:table-cell office:value-type="float" office:value="15.837787">
                <text:p>15.837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4.09209">
                <text:p>24.09209</text:p>
              </table:table-cell>
              <table:table-cell office:value-type="float" office:value="15.886452">
                <text:p>15.886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4.183092">
                <text:p>24.183092</text:p>
              </table:table-cell>
              <table:table-cell office:value-type="float" office:value="15.935254">
                <text:p>15.935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4.27406">
                <text:p>24.27406</text:p>
              </table:table-cell>
              <table:table-cell office:value-type="float" office:value="15.98419">
                <text:p>15.98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4.364997">
                <text:p>24.364997</text:p>
              </table:table-cell>
              <table:table-cell office:value-type="float" office:value="16.033258">
                <text:p>16.033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4.455902">
                <text:p>24.455902</text:p>
              </table:table-cell>
              <table:table-cell office:value-type="float" office:value="16.082455">
                <text:p>16.082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4.546775">
                <text:p>24.546775</text:p>
              </table:table-cell>
              <table:table-cell office:value-type="float" office:value="16.131779">
                <text:p>16.131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4.637618">
                <text:p>24.637618</text:p>
              </table:table-cell>
              <table:table-cell office:value-type="float" office:value="16.181229">
                <text:p>16.181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4.728431">
                <text:p>24.728431</text:p>
              </table:table-cell>
              <table:table-cell office:value-type="float" office:value="16.2308">
                <text:p>16.2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4.819215">
                <text:p>24.819215</text:p>
              </table:table-cell>
              <table:table-cell office:value-type="float" office:value="16.280491">
                <text:p>16.280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4.90997">
                <text:p>24.90997</text:p>
              </table:table-cell>
              <table:table-cell office:value-type="float" office:value="16.330299">
                <text:p>16.330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5.000697">
                <text:p>25.000697</text:p>
              </table:table-cell>
              <table:table-cell office:value-type="float" office:value="16.380222">
                <text:p>16.380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5.091396">
                <text:p>25.091396</text:p>
              </table:table-cell>
              <table:table-cell office:value-type="float" office:value="16.430257">
                <text:p>16.430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5.182069">
                <text:p>25.182069</text:p>
              </table:table-cell>
              <table:table-cell office:value-type="float" office:value="16.480402">
                <text:p>16.480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5.272716">
                <text:p>25.272716</text:p>
              </table:table-cell>
              <table:table-cell office:value-type="float" office:value="16.530653">
                <text:p>16.530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5.363337">
                <text:p>25.363337</text:p>
              </table:table-cell>
              <table:table-cell office:value-type="float" office:value="16.581008">
                <text:p>16.581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5.453933">
                <text:p>25.453933</text:p>
              </table:table-cell>
              <table:table-cell office:value-type="float" office:value="16.631465">
                <text:p>16.631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5.544505">
                <text:p>25.544505</text:p>
              </table:table-cell>
              <table:table-cell office:value-type="float" office:value="16.68202">
                <text:p>16.68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5.635054">
                <text:p>25.635054</text:p>
              </table:table-cell>
              <table:table-cell office:value-type="float" office:value="16.732672">
                <text:p>16.732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5.725579">
                <text:p>25.725579</text:p>
              </table:table-cell>
              <table:table-cell office:value-type="float" office:value="16.783416">
                <text:p>16.783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5.816083">
                <text:p>25.816083</text:p>
              </table:table-cell>
              <table:table-cell office:value-type="float" office:value="16.83425">
                <text:p>16.83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5.906565">
                <text:p>25.906565</text:p>
              </table:table-cell>
              <table:table-cell office:value-type="float" office:value="16.885172">
                <text:p>16.885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5.997027">
                <text:p>25.997027</text:p>
              </table:table-cell>
              <table:table-cell office:value-type="float" office:value="16.936178">
                <text:p>16.936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6.087468">
                <text:p>26.087468</text:p>
              </table:table-cell>
              <table:table-cell office:value-type="float" office:value="16.987266">
                <text:p>16.987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6.177891">
                <text:p>26.177891</text:p>
              </table:table-cell>
              <table:table-cell office:value-type="float" office:value="17.038432">
                <text:p>17.038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6.268295">
                <text:p>26.268295</text:p>
              </table:table-cell>
              <table:table-cell office:value-type="float" office:value="17.089674">
                <text:p>17.089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6.358681">
                <text:p>26.358681</text:p>
              </table:table-cell>
              <table:table-cell office:value-type="float" office:value="17.140988">
                <text:p>17.140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6.44905">
                <text:p>26.44905</text:p>
              </table:table-cell>
              <table:table-cell office:value-type="float" office:value="17.192372">
                <text:p>17.192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6.539403">
                <text:p>26.539403</text:p>
              </table:table-cell>
              <table:table-cell office:value-type="float" office:value="17.243822">
                <text:p>17.243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6.62974">
                <text:p>26.62974</text:p>
              </table:table-cell>
              <table:table-cell office:value-type="float" office:value="17.295335">
                <text:p>17.295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6.720063">
                <text:p>26.720063</text:p>
              </table:table-cell>
              <table:table-cell office:value-type="float" office:value="17.346908">
                <text:p>17.346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6.810372">
                <text:p>26.810372</text:p>
              </table:table-cell>
              <table:table-cell office:value-type="float" office:value="17.398538">
                <text:p>17.398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6.900667">
                <text:p>26.900667</text:p>
              </table:table-cell>
              <table:table-cell office:value-type="float" office:value="17.450221">
                <text:p>17.450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6.990951">
                <text:p>26.990951</text:p>
              </table:table-cell>
              <table:table-cell office:value-type="float" office:value="17.501955">
                <text:p>17.501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7.081222">
                <text:p>27.081222</text:p>
              </table:table-cell>
              <table:table-cell office:value-type="float" office:value="17.553736">
                <text:p>17.553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7.171483">
                <text:p>27.171483</text:p>
              </table:table-cell>
              <table:table-cell office:value-type="float" office:value="17.605561">
                <text:p>17.605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7.261735">
                <text:p>27.261735</text:p>
              </table:table-cell>
              <table:table-cell office:value-type="float" office:value="17.657425">
                <text:p>17.657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7.351977">
                <text:p>27.351977</text:p>
              </table:table-cell>
              <table:table-cell office:value-type="float" office:value="17.709327">
                <text:p>17.709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7.442211">
                <text:p>27.442211</text:p>
              </table:table-cell>
              <table:table-cell office:value-type="float" office:value="17.761263">
                <text:p>17.761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7.532438">
                <text:p>27.532438</text:p>
              </table:table-cell>
              <table:table-cell office:value-type="float" office:value="17.813228">
                <text:p>17.813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7.622658">
                <text:p>27.622658</text:p>
              </table:table-cell>
              <table:table-cell office:value-type="float" office:value="17.86522">
                <text:p>17.86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7.712872">
                <text:p>27.712872</text:p>
              </table:table-cell>
              <table:table-cell office:value-type="float" office:value="17.917234">
                <text:p>17.917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7.803082">
                <text:p>27.803082</text:p>
              </table:table-cell>
              <table:table-cell office:value-type="float" office:value="17.969268">
                <text:p>17.96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7.893288">
                <text:p>27.893288</text:p>
              </table:table-cell>
              <table:table-cell office:value-type="float" office:value="18.021318">
                <text:p>18.021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7.983491">
                <text:p>27.983491</text:p>
              </table:table-cell>
              <table:table-cell office:value-type="float" office:value="18.07338">
                <text:p>18.07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8.073692">
                <text:p>28.073692</text:p>
              </table:table-cell>
              <table:table-cell office:value-type="float" office:value="18.125451">
                <text:p>18.125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8.163891">
                <text:p>28.163891</text:p>
              </table:table-cell>
              <table:table-cell office:value-type="float" office:value="18.177526">
                <text:p>18.177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